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6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F_5K_Walk_Watch__Cru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2018-07-20T09:24:41Z</text:p>
          </table:table-cell>
          <table:table-cell office:value-type="float" office:value="40.00718" calcext:value-type="float">
            <text:p>40.00718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0.2" calcext:value-type="float">
            <text:p>290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4:41Z</text:p>
          </table:table-cell>
          <table:table-cell office:value-type="float" office:value="40.00718" calcext:value-type="float">
            <text:p>40.00718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0.2" calcext:value-type="float">
            <text:p>290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4:47Z</text:p>
          </table:table-cell>
          <table:table-cell office:value-type="float" office:value="40.00725" calcext:value-type="float">
            <text:p>40.00725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0.1" calcext:value-type="float">
            <text:p>290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4:53Z</text:p>
          </table:table-cell>
          <table:table-cell office:value-type="float" office:value="40.00725" calcext:value-type="float">
            <text:p>40.00725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0.1" calcext:value-type="float">
            <text:p>290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4:55Z</text:p>
          </table:table-cell>
          <table:table-cell office:value-type="float" office:value="40.007336" calcext:value-type="float">
            <text:p>40.007336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0" calcext:value-type="float">
            <text:p>2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00Z</text:p>
          </table:table-cell>
          <table:table-cell office:value-type="float" office:value="40.007378" calcext:value-type="float">
            <text:p>40.007378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90" calcext:value-type="float">
            <text:p>2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15Z</text:p>
          </table:table-cell>
          <table:table-cell office:value-type="float" office:value="40.00755" calcext:value-type="float">
            <text:p>40.00755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89.8" calcext:value-type="float">
            <text:p>28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24Z</text:p>
          </table:table-cell>
          <table:table-cell office:value-type="float" office:value="40.007664" calcext:value-type="float">
            <text:p>40.007664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9.6" calcext:value-type="float">
            <text:p>289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29Z</text:p>
          </table:table-cell>
          <table:table-cell office:value-type="float" office:value="40.00773" calcext:value-type="float">
            <text:p>40.00773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9.5" calcext:value-type="float">
            <text:p>289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34Z</text:p>
          </table:table-cell>
          <table:table-cell office:value-type="float" office:value="40.007793" calcext:value-type="float">
            <text:p>40.007793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9.4" calcext:value-type="float">
            <text:p>28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41Z</text:p>
          </table:table-cell>
          <table:table-cell office:value-type="float" office:value="40.00787" calcext:value-type="float">
            <text:p>40.00787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9.2" calcext:value-type="float">
            <text:p>28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47Z</text:p>
          </table:table-cell>
          <table:table-cell office:value-type="float" office:value="40.007946" calcext:value-type="float">
            <text:p>40.007946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9.1" calcext:value-type="float">
            <text:p>289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53Z</text:p>
          </table:table-cell>
          <table:table-cell office:value-type="float" office:value="40.007946" calcext:value-type="float">
            <text:p>40.007946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9.1" calcext:value-type="float">
            <text:p>289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5:56Z</text:p>
          </table:table-cell>
          <table:table-cell office:value-type="float" office:value="40.00806" calcext:value-type="float">
            <text:p>40.00806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8.9" calcext:value-type="float">
            <text:p>288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06Z</text:p>
          </table:table-cell>
          <table:table-cell office:value-type="float" office:value="40.00819" calcext:value-type="float">
            <text:p>40.00819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88.6" calcext:value-type="float">
            <text:p>288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11Z</text:p>
          </table:table-cell>
          <table:table-cell office:value-type="float" office:value="40.008247" calcext:value-type="float">
            <text:p>40.008247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88.5" calcext:value-type="float">
            <text:p>288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16Z</text:p>
          </table:table-cell>
          <table:table-cell office:value-type="float" office:value="40.008343" calcext:value-type="float">
            <text:p>40.008343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8.3" calcext:value-type="float">
            <text:p>28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25Z</text:p>
          </table:table-cell>
          <table:table-cell office:value-type="float" office:value="40.008482" calcext:value-type="float">
            <text:p>40.008482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8.1" calcext:value-type="float">
            <text:p>28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30Z</text:p>
          </table:table-cell>
          <table:table-cell office:value-type="float" office:value="40.008529" calcext:value-type="float">
            <text:p>40.008529</text:p>
          </table:table-cell>
          <table:table-cell office:value-type="float" office:value="-79.588885" calcext:value-type="float">
            <text:p>-79.588885</text:p>
          </table:table-cell>
          <table:table-cell office:value-type="float" office:value="288.2" calcext:value-type="float">
            <text:p>288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35Z</text:p>
          </table:table-cell>
          <table:table-cell office:value-type="float" office:value="40.008577" calcext:value-type="float">
            <text:p>40.008577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8.3" calcext:value-type="float">
            <text:p>28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40Z</text:p>
          </table:table-cell>
          <table:table-cell office:value-type="float" office:value="40.008625" calcext:value-type="float">
            <text:p>40.008625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8.4" calcext:value-type="float">
            <text:p>288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45Z</text:p>
          </table:table-cell>
          <table:table-cell office:value-type="float" office:value="40.008672" calcext:value-type="float">
            <text:p>40.008672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8.5" calcext:value-type="float">
            <text:p>288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6:45Z</text:p>
          </table:table-cell>
          <table:table-cell office:value-type="float" office:value="40.00872" calcext:value-type="float">
            <text:p>40.00872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8.6" calcext:value-type="float">
            <text:p>288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6:50Z</text:p>
          </table:table-cell>
          <table:table-cell office:value-type="float" office:value="40.00886" calcext:value-type="float">
            <text:p>40.00886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88.9" calcext:value-type="float">
            <text:p>288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6:55Z</text:p>
          </table:table-cell>
          <table:table-cell office:value-type="float" office:value="40.008929" calcext:value-type="float">
            <text:p>40.008929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05Z</text:p>
          </table:table-cell>
          <table:table-cell office:value-type="float" office:value="40.008999" calcext:value-type="float">
            <text:p>40.008999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10Z</text:p>
          </table:table-cell>
          <table:table-cell office:value-type="float" office:value="40.009069" calcext:value-type="float">
            <text:p>40.009069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18Z</text:p>
          </table:table-cell>
          <table:table-cell office:value-type="float" office:value="40.009138" calcext:value-type="float">
            <text:p>40.009138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24Z</text:p>
          </table:table-cell>
          <table:table-cell office:value-type="float" office:value="40.009208" calcext:value-type="float">
            <text:p>40.009208</text:p>
          </table:table-cell>
          <table:table-cell office:value-type="float" office:value="-79.588888" calcext:value-type="float">
            <text:p>-79.588888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29Z</text:p>
          </table:table-cell>
          <table:table-cell office:value-type="float" office:value="40.009277" calcext:value-type="float">
            <text:p>40.009277</text:p>
          </table:table-cell>
          <table:table-cell office:value-type="float" office:value="-79.588885" calcext:value-type="float">
            <text:p>-79.588885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39Z</text:p>
          </table:table-cell>
          <table:table-cell office:value-type="float" office:value="40.009347" calcext:value-type="float">
            <text:p>40.009347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49Z</text:p>
          </table:table-cell>
          <table:table-cell office:value-type="float" office:value="40.009417" calcext:value-type="float">
            <text:p>40.009417</text:p>
          </table:table-cell>
          <table:table-cell office:value-type="float" office:value="-79.588877" calcext:value-type="float">
            <text:p>-79.588877</text:p>
          </table:table-cell>
          <table:table-cell office:value-type="float" office:value="289.2" calcext:value-type="float">
            <text:p>289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54Z</text:p>
          </table:table-cell>
          <table:table-cell office:value-type="float" office:value="40.009486" calcext:value-type="float">
            <text:p>40.009486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89.3" calcext:value-type="float">
            <text:p>289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7:54Z</text:p>
          </table:table-cell>
          <table:table-cell office:value-type="float" office:value="40.009556" calcext:value-type="float">
            <text:p>40.009556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9.5" calcext:value-type="float">
            <text:p>289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7:59Z</text:p>
          </table:table-cell>
          <table:table-cell office:value-type="float" office:value="40.00962" calcext:value-type="float">
            <text:p>40.00962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89.6" calcext:value-type="float">
            <text:p>289.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04Z</text:p>
          </table:table-cell>
          <table:table-cell office:value-type="float" office:value="40.009693" calcext:value-type="float">
            <text:p>40.009693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9.8" calcext:value-type="float">
            <text:p>289.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09Z</text:p>
          </table:table-cell>
          <table:table-cell office:value-type="float" office:value="40.00976" calcext:value-type="float">
            <text:p>40.00976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14Z</text:p>
          </table:table-cell>
          <table:table-cell office:value-type="float" office:value="40.009827" calcext:value-type="float">
            <text:p>40.009827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19Z</text:p>
          </table:table-cell>
          <table:table-cell office:value-type="float" office:value="40.00989" calcext:value-type="float">
            <text:p>40.00989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24Z</text:p>
          </table:table-cell>
          <table:table-cell office:value-type="float" office:value="40.00996" calcext:value-type="float">
            <text:p>40.00996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29Z</text:p>
          </table:table-cell>
          <table:table-cell office:value-type="float" office:value="40.01001" calcext:value-type="float">
            <text:p>40.01001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34Z</text:p>
          </table:table-cell>
          <table:table-cell office:value-type="float" office:value="40.010082" calcext:value-type="float">
            <text:p>40.010082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39Z</text:p>
          </table:table-cell>
          <table:table-cell office:value-type="float" office:value="40.01015" calcext:value-type="float">
            <text:p>40.01015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46Z</text:p>
          </table:table-cell>
          <table:table-cell office:value-type="float" office:value="40.01015" calcext:value-type="float">
            <text:p>40.01015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8:49Z</text:p>
          </table:table-cell>
          <table:table-cell office:value-type="float" office:value="40.01029" calcext:value-type="float">
            <text:p>40.01029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8:54Z</text:p>
          </table:table-cell>
          <table:table-cell office:value-type="float" office:value="40.01035" calcext:value-type="float">
            <text:p>40.01035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8:59Z</text:p>
          </table:table-cell>
          <table:table-cell office:value-type="float" office:value="40.010406" calcext:value-type="float">
            <text:p>40.010406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04Z</text:p>
          </table:table-cell>
          <table:table-cell office:value-type="float" office:value="40.01047" calcext:value-type="float">
            <text:p>40.01047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0.1" calcext:value-type="float">
            <text:p>290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14Z</text:p>
          </table:table-cell>
          <table:table-cell office:value-type="float" office:value="40.0106" calcext:value-type="float">
            <text:p>40.0106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0.1" calcext:value-type="float">
            <text:p>290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19Z</text:p>
          </table:table-cell>
          <table:table-cell office:value-type="float" office:value="40.01066" calcext:value-type="float">
            <text:p>40.01066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0.2" calcext:value-type="float">
            <text:p>290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29Z</text:p>
          </table:table-cell>
          <table:table-cell office:value-type="float" office:value="40.010784" calcext:value-type="float">
            <text:p>40.010784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.2" calcext:value-type="float">
            <text:p>290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34Z</text:p>
          </table:table-cell>
          <table:table-cell office:value-type="float" office:value="40.01083" calcext:value-type="float">
            <text:p>40.01083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2" calcext:value-type="float">
            <text:p>290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39Z</text:p>
          </table:table-cell>
          <table:table-cell office:value-type="float" office:value="40.010906" calcext:value-type="float">
            <text:p>40.010906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.3" calcext:value-type="float">
            <text:p>290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44Z</text:p>
          </table:table-cell>
          <table:table-cell office:value-type="float" office:value="40.010986" calcext:value-type="float">
            <text:p>40.010986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4" calcext:value-type="float">
            <text:p>290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45Z</text:p>
          </table:table-cell>
          <table:table-cell office:value-type="float" office:value="40.010986" calcext:value-type="float">
            <text:p>40.010986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4" calcext:value-type="float">
            <text:p>290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29:49Z</text:p>
          </table:table-cell>
          <table:table-cell office:value-type="float" office:value="40.01106" calcext:value-type="float">
            <text:p>40.01106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0.6" calcext:value-type="float">
            <text:p>290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29:54Z</text:p>
          </table:table-cell>
          <table:table-cell office:value-type="float" office:value="40.011127" calcext:value-type="float">
            <text:p>40.011127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0.9" calcext:value-type="float">
            <text:p>290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29:59Z</text:p>
          </table:table-cell>
          <table:table-cell office:value-type="float" office:value="40.01119" calcext:value-type="float">
            <text:p>40.01119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91" calcext:value-type="float">
            <text:p>2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04Z</text:p>
          </table:table-cell>
          <table:table-cell office:value-type="float" office:value="40.011257" calcext:value-type="float">
            <text:p>40.011257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91.1" calcext:value-type="float">
            <text:p>291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09Z</text:p>
          </table:table-cell>
          <table:table-cell office:value-type="float" office:value="40.011333" calcext:value-type="float">
            <text:p>40.011333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91.2" calcext:value-type="float">
            <text:p>291.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14Z</text:p>
          </table:table-cell>
          <table:table-cell office:value-type="float" office:value="40.011395" calcext:value-type="float">
            <text:p>40.011395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91.3" calcext:value-type="float">
            <text:p>291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20Z</text:p>
          </table:table-cell>
          <table:table-cell office:value-type="float" office:value="40.01147" calcext:value-type="float">
            <text:p>40.01147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91.4" calcext:value-type="float">
            <text:p>291.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27Z</text:p>
          </table:table-cell>
          <table:table-cell office:value-type="float" office:value="40.011566" calcext:value-type="float">
            <text:p>40.011566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91.5" calcext:value-type="float">
            <text:p>291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32Z</text:p>
          </table:table-cell>
          <table:table-cell office:value-type="float" office:value="40.011642" calcext:value-type="float">
            <text:p>40.011642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91.6" calcext:value-type="float">
            <text:p>291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37Z</text:p>
          </table:table-cell>
          <table:table-cell office:value-type="float" office:value="40.011703" calcext:value-type="float">
            <text:p>40.011703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1.6" calcext:value-type="float">
            <text:p>291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42Z</text:p>
          </table:table-cell>
          <table:table-cell office:value-type="float" office:value="40.011772" calcext:value-type="float">
            <text:p>40.011772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1.7" calcext:value-type="float">
            <text:p>291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45Z</text:p>
          </table:table-cell>
          <table:table-cell office:value-type="float" office:value="40.011772" calcext:value-type="float">
            <text:p>40.011772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1.7" calcext:value-type="float">
            <text:p>291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45Z</text:p>
          </table:table-cell>
          <table:table-cell office:value-type="float" office:value="40.011772" calcext:value-type="float">
            <text:p>40.011772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1.7" calcext:value-type="float">
            <text:p>291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0:47Z</text:p>
          </table:table-cell>
          <table:table-cell office:value-type="float" office:value="40.011856" calcext:value-type="float">
            <text:p>40.011856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1.8" calcext:value-type="float">
            <text:p>291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0:59Z</text:p>
          </table:table-cell>
          <table:table-cell office:value-type="float" office:value="40.011982" calcext:value-type="float">
            <text:p>40.011982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1.9" calcext:value-type="float">
            <text:p>291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04Z</text:p>
          </table:table-cell>
          <table:table-cell office:value-type="float" office:value="40.012062" calcext:value-type="float">
            <text:p>40.012062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09Z</text:p>
          </table:table-cell>
          <table:table-cell office:value-type="float" office:value="40.012123" calcext:value-type="float">
            <text:p>40.012123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14Z</text:p>
          </table:table-cell>
          <table:table-cell office:value-type="float" office:value="40.01218" calcext:value-type="float">
            <text:p>40.01218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21Z</text:p>
          </table:table-cell>
          <table:table-cell office:value-type="float" office:value="40.012287" calcext:value-type="float">
            <text:p>40.012287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26Z</text:p>
          </table:table-cell>
          <table:table-cell office:value-type="float" office:value="40.012352" calcext:value-type="float">
            <text:p>40.012352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31Z</text:p>
          </table:table-cell>
          <table:table-cell office:value-type="float" office:value="40.01243" calcext:value-type="float">
            <text:p>40.01243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36Z</text:p>
          </table:table-cell>
          <table:table-cell office:value-type="float" office:value="40.0125" calcext:value-type="float">
            <text:p>40.0125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41Z</text:p>
          </table:table-cell>
          <table:table-cell office:value-type="float" office:value="40.012558" calcext:value-type="float">
            <text:p>40.012558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46Z</text:p>
          </table:table-cell>
          <table:table-cell office:value-type="float" office:value="40.012558" calcext:value-type="float">
            <text:p>40.012558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" calcext:value-type="float">
            <text:p>2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1:46Z</text:p>
          </table:table-cell>
          <table:table-cell office:value-type="float" office:value="40.012558" calcext:value-type="float">
            <text:p>40.012558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" calcext:value-type="float">
            <text:p>2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1:51Z</text:p>
          </table:table-cell>
          <table:table-cell office:value-type="float" office:value="40.012703" calcext:value-type="float">
            <text:p>40.012703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2.1" calcext:value-type="float">
            <text:p>292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01Z</text:p>
          </table:table-cell>
          <table:table-cell office:value-type="float" office:value="40.012885" calcext:value-type="float">
            <text:p>40.012885</text:p>
          </table:table-cell>
          <table:table-cell office:value-type="float" office:value="-79.588909" calcext:value-type="float">
            <text:p>-79.588909</text:p>
          </table:table-cell>
          <table:table-cell office:value-type="float" office:value="292.5" calcext:value-type="float">
            <text:p>292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06Z</text:p>
          </table:table-cell>
          <table:table-cell office:value-type="float" office:value="40.012945" calcext:value-type="float">
            <text:p>40.012945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92.7" calcext:value-type="float">
            <text:p>292.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12Z</text:p>
          </table:table-cell>
          <table:table-cell office:value-type="float" office:value="40.013005" calcext:value-type="float">
            <text:p>40.013005</text:p>
          </table:table-cell>
          <table:table-cell office:value-type="float" office:value="-79.588918" calcext:value-type="float">
            <text:p>-79.588918</text:p>
          </table:table-cell>
          <table:table-cell office:value-type="float" office:value="292.8" calcext:value-type="float">
            <text:p>292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17Z</text:p>
          </table:table-cell>
          <table:table-cell office:value-type="float" office:value="40.013065" calcext:value-type="float">
            <text:p>40.013065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92.9" calcext:value-type="float">
            <text:p>292.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22Z</text:p>
          </table:table-cell>
          <table:table-cell office:value-type="float" office:value="40.013125" calcext:value-type="float">
            <text:p>40.013125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27Z</text:p>
          </table:table-cell>
          <table:table-cell office:value-type="float" office:value="40.013184" calcext:value-type="float">
            <text:p>40.013184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32Z</text:p>
          </table:table-cell>
          <table:table-cell office:value-type="float" office:value="40.013244" calcext:value-type="float">
            <text:p>40.013244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42Z</text:p>
          </table:table-cell>
          <table:table-cell office:value-type="float" office:value="40.013304" calcext:value-type="float">
            <text:p>40.013304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46Z</text:p>
          </table:table-cell>
          <table:table-cell office:value-type="float" office:value="40.013364" calcext:value-type="float">
            <text:p>40.013364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2:47Z</text:p>
          </table:table-cell>
          <table:table-cell office:value-type="float" office:value="40.013424" calcext:value-type="float">
            <text:p>40.013424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2.9" calcext:value-type="float">
            <text:p>292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2:52Z</text:p>
          </table:table-cell>
          <table:table-cell office:value-type="float" office:value="40.0135" calcext:value-type="float">
            <text:p>40.0135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.7" calcext:value-type="float">
            <text:p>292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2:57Z</text:p>
          </table:table-cell>
          <table:table-cell office:value-type="float" office:value="40.013577" calcext:value-type="float">
            <text:p>40.013577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2.4" calcext:value-type="float">
            <text:p>292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02Z</text:p>
          </table:table-cell>
          <table:table-cell office:value-type="float" office:value="40.01363" calcext:value-type="float">
            <text:p>40.01363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.3" calcext:value-type="float">
            <text:p>292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07Z</text:p>
          </table:table-cell>
          <table:table-cell office:value-type="float" office:value="40.013687" calcext:value-type="float">
            <text:p>40.013687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17Z</text:p>
          </table:table-cell>
          <table:table-cell office:value-type="float" office:value="40.0138" calcext:value-type="float">
            <text:p>40.0138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1.6" calcext:value-type="float">
            <text:p>291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27Z</text:p>
          </table:table-cell>
          <table:table-cell office:value-type="float" office:value="40.0139" calcext:value-type="float">
            <text:p>40.0139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0.9" calcext:value-type="float">
            <text:p>290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37Z</text:p>
          </table:table-cell>
          <table:table-cell office:value-type="float" office:value="40.014027" calcext:value-type="float">
            <text:p>40.014027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9.9" calcext:value-type="float">
            <text:p>289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42Z</text:p>
          </table:table-cell>
          <table:table-cell office:value-type="float" office:value="40.0141" calcext:value-type="float">
            <text:p>40.0141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9.4" calcext:value-type="float">
            <text:p>289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45Z</text:p>
          </table:table-cell>
          <table:table-cell office:value-type="float" office:value="40.0141" calcext:value-type="float">
            <text:p>40.0141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9.4" calcext:value-type="float">
            <text:p>289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3:47Z</text:p>
          </table:table-cell>
          <table:table-cell office:value-type="float" office:value="40.01418" calcext:value-type="float">
            <text:p>40.01418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8.7" calcext:value-type="float">
            <text:p>288.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3:57Z</text:p>
          </table:table-cell>
          <table:table-cell office:value-type="float" office:value="40.01429" calcext:value-type="float">
            <text:p>40.01429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7.8" calcext:value-type="float">
            <text:p>287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02Z</text:p>
          </table:table-cell>
          <table:table-cell office:value-type="float" office:value="40.014362" calcext:value-type="float">
            <text:p>40.014362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7.1" calcext:value-type="float">
            <text:p>287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07Z</text:p>
          </table:table-cell>
          <table:table-cell office:value-type="float" office:value="40.014416" calcext:value-type="float">
            <text:p>40.014416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6.6" calcext:value-type="float">
            <text:p>286.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17Z</text:p>
          </table:table-cell>
          <table:table-cell office:value-type="float" office:value="40.01455" calcext:value-type="float">
            <text:p>40.01455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5.2" calcext:value-type="float">
            <text:p>285.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22Z</text:p>
          </table:table-cell>
          <table:table-cell office:value-type="float" office:value="40.014618" calcext:value-type="float">
            <text:p>40.014618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4.5" calcext:value-type="float">
            <text:p>284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27Z</text:p>
          </table:table-cell>
          <table:table-cell office:value-type="float" office:value="40.0147" calcext:value-type="float">
            <text:p>40.0147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3.8" calcext:value-type="float">
            <text:p>283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33Z</text:p>
          </table:table-cell>
          <table:table-cell office:value-type="float" office:value="40.014786" calcext:value-type="float">
            <text:p>40.014786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3.5" calcext:value-type="float">
            <text:p>283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38Z</text:p>
          </table:table-cell>
          <table:table-cell office:value-type="float" office:value="40.01486" calcext:value-type="float">
            <text:p>40.01486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3.1" calcext:value-type="float">
            <text:p>283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43Z</text:p>
          </table:table-cell>
          <table:table-cell office:value-type="float" office:value="40.014896" calcext:value-type="float">
            <text:p>40.014896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3" calcext:value-type="float">
            <text:p>2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46Z</text:p>
          </table:table-cell>
          <table:table-cell office:value-type="float" office:value="40.014896" calcext:value-type="float">
            <text:p>40.014896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3" calcext:value-type="float">
            <text:p>2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48Z</text:p>
          </table:table-cell>
          <table:table-cell office:value-type="float" office:value="40.014935" calcext:value-type="float">
            <text:p>40.014935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3.1" calcext:value-type="float">
            <text:p>283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53Z</text:p>
          </table:table-cell>
          <table:table-cell office:value-type="float" office:value="40.01501" calcext:value-type="float">
            <text:p>40.01501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3.3" calcext:value-type="float">
            <text:p>283.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58Z</text:p>
          </table:table-cell>
          <table:table-cell office:value-type="float" office:value="40.015095" calcext:value-type="float">
            <text:p>40.015095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83.5" calcext:value-type="float">
            <text:p>283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03Z</text:p>
          </table:table-cell>
          <table:table-cell office:value-type="float" office:value="40.01516" calcext:value-type="float">
            <text:p>40.01516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3.6" calcext:value-type="float">
            <text:p>283.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08Z</text:p>
          </table:table-cell>
          <table:table-cell office:value-type="float" office:value="40.015213" calcext:value-type="float">
            <text:p>40.015213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3.7" calcext:value-type="float">
            <text:p>283.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13Z</text:p>
          </table:table-cell>
          <table:table-cell office:value-type="float" office:value="40.015305" calcext:value-type="float">
            <text:p>40.015305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3.9" calcext:value-type="float">
            <text:p>283.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18Z</text:p>
          </table:table-cell>
          <table:table-cell office:value-type="float" office:value="40.015385" calcext:value-type="float">
            <text:p>40.015385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4.2" calcext:value-type="float">
            <text:p>284.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28Z</text:p>
          </table:table-cell>
          <table:table-cell office:value-type="float" office:value="40.015514" calcext:value-type="float">
            <text:p>40.015514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4.5" calcext:value-type="float">
            <text:p>284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33Z</text:p>
          </table:table-cell>
          <table:table-cell office:value-type="float" office:value="40.015614" calcext:value-type="float">
            <text:p>40.01561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4.8" calcext:value-type="float">
            <text:p>284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43Z</text:p>
          </table:table-cell>
          <table:table-cell office:value-type="float" office:value="40.015728" calcext:value-type="float">
            <text:p>40.015728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5.1" calcext:value-type="float">
            <text:p>285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45Z</text:p>
          </table:table-cell>
          <table:table-cell office:value-type="float" office:value="40.015728" calcext:value-type="float">
            <text:p>40.015728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5.1" calcext:value-type="float">
            <text:p>285.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5:49Z</text:p>
          </table:table-cell>
          <table:table-cell office:value-type="float" office:value="40.015827" calcext:value-type="float">
            <text:p>40.015827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5.6" calcext:value-type="float">
            <text:p>285.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5:54Z</text:p>
          </table:table-cell>
          <table:table-cell office:value-type="float" office:value="40.015944" calcext:value-type="float">
            <text:p>40.015944</text:p>
          </table:table-cell>
          <table:table-cell office:value-type="float" office:value="-79.588947" calcext:value-type="float">
            <text:p>-79.588947</text:p>
          </table:table-cell>
          <table:table-cell office:value-type="float" office:value="286.2" calcext:value-type="float">
            <text:p>286.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04Z</text:p>
          </table:table-cell>
          <table:table-cell office:value-type="float" office:value="40.016012" calcext:value-type="float">
            <text:p>40.016012</text:p>
          </table:table-cell>
          <table:table-cell office:value-type="float" office:value="-79.588959" calcext:value-type="float">
            <text:p>-79.588959</text:p>
          </table:table-cell>
          <table:table-cell office:value-type="float" office:value="286.5" calcext:value-type="float">
            <text:p>286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09Z</text:p>
          </table:table-cell>
          <table:table-cell office:value-type="float" office:value="40.016079" calcext:value-type="float">
            <text:p>40.016079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86.8" calcext:value-type="float">
            <text:p>286.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14Z</text:p>
          </table:table-cell>
          <table:table-cell office:value-type="float" office:value="40.016146" calcext:value-type="float">
            <text:p>40.016146</text:p>
          </table:table-cell>
          <table:table-cell office:value-type="float" office:value="-79.588982" calcext:value-type="float">
            <text:p>-79.588982</text:p>
          </table:table-cell>
          <table:table-cell office:value-type="float" office:value="287.1" calcext:value-type="float">
            <text:p>287.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20Z</text:p>
          </table:table-cell>
          <table:table-cell office:value-type="float" office:value="40.016214" calcext:value-type="float">
            <text:p>40.016214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87.3" calcext:value-type="float">
            <text:p>287.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25Z</text:p>
          </table:table-cell>
          <table:table-cell office:value-type="float" office:value="40.016281" calcext:value-type="float">
            <text:p>40.016281</text:p>
          </table:table-cell>
          <table:table-cell office:value-type="float" office:value="-79.589004" calcext:value-type="float">
            <text:p>-79.589004</text:p>
          </table:table-cell>
          <table:table-cell office:value-type="float" office:value="287.5" calcext:value-type="float">
            <text:p>287.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35Z</text:p>
          </table:table-cell>
          <table:table-cell office:value-type="float" office:value="40.016348" calcext:value-type="float">
            <text:p>40.016348</text:p>
          </table:table-cell>
          <table:table-cell office:value-type="float" office:value="-79.589016" calcext:value-type="float">
            <text:p>-79.589016</text:p>
          </table:table-cell>
          <table:table-cell office:value-type="float" office:value="287.6" calcext:value-type="float">
            <text:p>287.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40Z</text:p>
          </table:table-cell>
          <table:table-cell office:value-type="float" office:value="40.016415" calcext:value-type="float">
            <text:p>40.016415</text:p>
          </table:table-cell>
          <table:table-cell office:value-type="float" office:value="-79.589027" calcext:value-type="float">
            <text:p>-79.589027</text:p>
          </table:table-cell>
          <table:table-cell office:value-type="float" office:value="287.7" calcext:value-type="float">
            <text:p>287.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45Z</text:p>
          </table:table-cell>
          <table:table-cell office:value-type="float" office:value="40.016483" calcext:value-type="float">
            <text:p>40.016483</text:p>
          </table:table-cell>
          <table:table-cell office:value-type="float" office:value="-79.589039" calcext:value-type="float">
            <text:p>-79.589039</text:p>
          </table:table-cell>
          <table:table-cell office:value-type="float" office:value="287.8" calcext:value-type="float">
            <text:p>287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6:45Z</text:p>
          </table:table-cell>
          <table:table-cell office:value-type="float" office:value="40.01655" calcext:value-type="float">
            <text:p>40.01655</text:p>
          </table:table-cell>
          <table:table-cell office:value-type="float" office:value="-79.58905" calcext:value-type="float">
            <text:p>-79.58905</text:p>
          </table:table-cell>
          <table:table-cell office:value-type="float" office:value="288" calcext:value-type="float">
            <text:p>2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6:50Z</text:p>
          </table:table-cell>
          <table:table-cell office:value-type="float" office:value="40.01662" calcext:value-type="float">
            <text:p>40.01662</text:p>
          </table:table-cell>
          <table:table-cell office:value-type="float" office:value="-79.589066" calcext:value-type="float">
            <text:p>-79.589066</text:p>
          </table:table-cell>
          <table:table-cell office:value-type="float" office:value="288" calcext:value-type="float">
            <text:p>2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6:57Z</text:p>
          </table:table-cell>
          <table:table-cell office:value-type="float" office:value="40.016693" calcext:value-type="float">
            <text:p>40.016693</text:p>
          </table:table-cell>
          <table:table-cell office:value-type="float" office:value="-79.5891" calcext:value-type="float">
            <text:p>-79.5891</text:p>
          </table:table-cell>
          <table:table-cell office:value-type="float" office:value="287.7" calcext:value-type="float">
            <text:p>287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06Z</text:p>
          </table:table-cell>
          <table:table-cell office:value-type="float" office:value="40.01682" calcext:value-type="float">
            <text:p>40.01682</text:p>
          </table:table-cell>
          <table:table-cell office:value-type="float" office:value="-79.5891" calcext:value-type="float">
            <text:p>-79.5891</text:p>
          </table:table-cell>
          <table:table-cell office:value-type="float" office:value="286.6" calcext:value-type="float">
            <text:p>286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11Z</text:p>
          </table:table-cell>
          <table:table-cell office:value-type="float" office:value="40.016895" calcext:value-type="float">
            <text:p>40.016895</text:p>
          </table:table-cell>
          <table:table-cell office:value-type="float" office:value="-79.58911" calcext:value-type="float">
            <text:p>-79.58911</text:p>
          </table:table-cell>
          <table:table-cell office:value-type="float" office:value="285.9" calcext:value-type="float">
            <text:p>285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16Z</text:p>
          </table:table-cell>
          <table:table-cell office:value-type="float" office:value="40.01697" calcext:value-type="float">
            <text:p>40.01697</text:p>
          </table:table-cell>
          <table:table-cell office:value-type="float" office:value="-79.58916" calcext:value-type="float">
            <text:p>-79.58916</text:p>
          </table:table-cell>
          <table:table-cell office:value-type="float" office:value="285.2" calcext:value-type="float">
            <text:p>285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24Z</text:p>
          </table:table-cell>
          <table:table-cell office:value-type="float" office:value="40.017056" calcext:value-type="float">
            <text:p>40.017056</text:p>
          </table:table-cell>
          <table:table-cell office:value-type="float" office:value="-79.58918" calcext:value-type="float">
            <text:p>-79.58918</text:p>
          </table:table-cell>
          <table:table-cell office:value-type="float" office:value="284.2" calcext:value-type="float">
            <text:p>284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29Z</text:p>
          </table:table-cell>
          <table:table-cell office:value-type="float" office:value="40.017124" calcext:value-type="float">
            <text:p>40.017124</text:p>
          </table:table-cell>
          <table:table-cell office:value-type="float" office:value="-79.58919" calcext:value-type="float">
            <text:p>-79.58919</text:p>
          </table:table-cell>
          <table:table-cell office:value-type="float" office:value="284" calcext:value-type="float">
            <text:p>28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34Z</text:p>
          </table:table-cell>
          <table:table-cell office:value-type="float" office:value="40.01719" calcext:value-type="float">
            <text:p>40.01719</text:p>
          </table:table-cell>
          <table:table-cell office:value-type="float" office:value="-79.58918" calcext:value-type="float">
            <text:p>-79.58918</text:p>
          </table:table-cell>
          <table:table-cell office:value-type="float" office:value="283.9" calcext:value-type="float">
            <text:p>283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44Z</text:p>
          </table:table-cell>
          <table:table-cell office:value-type="float" office:value="40.017292" calcext:value-type="float">
            <text:p>40.017292</text:p>
          </table:table-cell>
          <table:table-cell office:value-type="float" office:value="-79.589195" calcext:value-type="float">
            <text:p>-79.589195</text:p>
          </table:table-cell>
          <table:table-cell office:value-type="float" office:value="283.5" calcext:value-type="float">
            <text:p>283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46Z</text:p>
          </table:table-cell>
          <table:table-cell office:value-type="float" office:value="40.017292" calcext:value-type="float">
            <text:p>40.017292</text:p>
          </table:table-cell>
          <table:table-cell office:value-type="float" office:value="-79.589195" calcext:value-type="float">
            <text:p>-79.589195</text:p>
          </table:table-cell>
          <table:table-cell office:value-type="float" office:value="283.5" calcext:value-type="float">
            <text:p>283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7:49Z</text:p>
          </table:table-cell>
          <table:table-cell office:value-type="float" office:value="40.017357" calcext:value-type="float">
            <text:p>40.017357</text:p>
          </table:table-cell>
          <table:table-cell office:value-type="float" office:value="-79.58921" calcext:value-type="float">
            <text:p>-79.58921</text:p>
          </table:table-cell>
          <table:table-cell office:value-type="float" office:value="283.3" calcext:value-type="float">
            <text:p>283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7:54Z</text:p>
          </table:table-cell>
          <table:table-cell office:value-type="float" office:value="40.017445" calcext:value-type="float">
            <text:p>40.017445</text:p>
          </table:table-cell>
          <table:table-cell office:value-type="float" office:value="-79.58925" calcext:value-type="float">
            <text:p>-79.58925</text:p>
          </table:table-cell>
          <table:table-cell office:value-type="float" office:value="282.9" calcext:value-type="float">
            <text:p>282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00Z</text:p>
          </table:table-cell>
          <table:table-cell office:value-type="float" office:value="40.0175" calcext:value-type="float">
            <text:p>40.0175</text:p>
          </table:table-cell>
          <table:table-cell office:value-type="float" office:value="-79.58925" calcext:value-type="float">
            <text:p>-79.58925</text:p>
          </table:table-cell>
          <table:table-cell office:value-type="float" office:value="282.6" calcext:value-type="float">
            <text:p>282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10Z</text:p>
          </table:table-cell>
          <table:table-cell office:value-type="float" office:value="40.017593" calcext:value-type="float">
            <text:p>40.017593</text:p>
          </table:table-cell>
          <table:table-cell office:value-type="float" office:value="-79.58928" calcext:value-type="float">
            <text:p>-79.58928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15Z</text:p>
          </table:table-cell>
          <table:table-cell office:value-type="float" office:value="40.017662" calcext:value-type="float">
            <text:p>40.017662</text:p>
          </table:table-cell>
          <table:table-cell office:value-type="float" office:value="-79.58929" calcext:value-type="float">
            <text:p>-79.58929</text:p>
          </table:table-cell>
          <table:table-cell office:value-type="float" office:value="281.3" calcext:value-type="float">
            <text:p>281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20Z</text:p>
          </table:table-cell>
          <table:table-cell office:value-type="float" office:value="40.017715" calcext:value-type="float">
            <text:p>40.017715</text:p>
          </table:table-cell>
          <table:table-cell office:value-type="float" office:value="-79.589294" calcext:value-type="float">
            <text:p>-79.589294</text:p>
          </table:table-cell>
          <table:table-cell office:value-type="float" office:value="281.1" calcext:value-type="float">
            <text:p>281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30Z</text:p>
          </table:table-cell>
          <table:table-cell office:value-type="float" office:value="40.01771" calcext:value-type="float">
            <text:p>40.01771</text:p>
          </table:table-cell>
          <table:table-cell office:value-type="float" office:value="-79.58938" calcext:value-type="float">
            <text:p>-79.58938</text:p>
          </table:table-cell>
          <table:table-cell office:value-type="float" office:value="280.6" calcext:value-type="float">
            <text:p>280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35Z</text:p>
          </table:table-cell>
          <table:table-cell office:value-type="float" office:value="40.017723" calcext:value-type="float">
            <text:p>40.017723</text:p>
          </table:table-cell>
          <table:table-cell office:value-type="float" office:value="-79.58946" calcext:value-type="float">
            <text:p>-79.58946</text:p>
          </table:table-cell>
          <table:table-cell office:value-type="float" office:value="280.3" calcext:value-type="float">
            <text:p>280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40Z</text:p>
          </table:table-cell>
          <table:table-cell office:value-type="float" office:value="40.017708" calcext:value-type="float">
            <text:p>40.017708</text:p>
          </table:table-cell>
          <table:table-cell office:value-type="float" office:value="-79.58955" calcext:value-type="float">
            <text:p>-79.58955</text:p>
          </table:table-cell>
          <table:table-cell office:value-type="float" office:value="280.1" calcext:value-type="float">
            <text:p>280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45Z</text:p>
          </table:table-cell>
          <table:table-cell office:value-type="float" office:value="40.017704" calcext:value-type="float">
            <text:p>40.017704</text:p>
          </table:table-cell>
          <table:table-cell office:value-type="float" office:value="-79.58965" calcext:value-type="float">
            <text:p>-79.58965</text:p>
          </table:table-cell>
          <table:table-cell office:value-type="float" office:value="279.8" calcext:value-type="float">
            <text:p>279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46Z</text:p>
          </table:table-cell>
          <table:table-cell office:value-type="float" office:value="40.017704" calcext:value-type="float">
            <text:p>40.017704</text:p>
          </table:table-cell>
          <table:table-cell office:value-type="float" office:value="-79.58965" calcext:value-type="float">
            <text:p>-79.58965</text:p>
          </table:table-cell>
          <table:table-cell office:value-type="float" office:value="279.8" calcext:value-type="float">
            <text:p>279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8:50Z</text:p>
          </table:table-cell>
          <table:table-cell office:value-type="float" office:value="40.017735" calcext:value-type="float">
            <text:p>40.017735</text:p>
          </table:table-cell>
          <table:table-cell office:value-type="float" office:value="-79.589806" calcext:value-type="float">
            <text:p>-79.589806</text:p>
          </table:table-cell>
          <table:table-cell office:value-type="float" office:value="279.3" calcext:value-type="float">
            <text:p>279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8:55Z</text:p>
          </table:table-cell>
          <table:table-cell office:value-type="float" office:value="40.01769" calcext:value-type="float">
            <text:p>40.01769</text:p>
          </table:table-cell>
          <table:table-cell office:value-type="float" office:value="-79.58989" calcext:value-type="float">
            <text:p>-79.58989</text:p>
          </table:table-cell>
          <table:table-cell office:value-type="float" office:value="278.8" calcext:value-type="float">
            <text:p>278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05Z</text:p>
          </table:table-cell>
          <table:table-cell office:value-type="float" office:value="40.01766" calcext:value-type="float">
            <text:p>40.01766</text:p>
          </table:table-cell>
          <table:table-cell office:value-type="float" office:value="-79.59003" calcext:value-type="float">
            <text:p>-79.59003</text:p>
          </table:table-cell>
          <table:table-cell office:value-type="float" office:value="278.5" calcext:value-type="float">
            <text:p>278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10Z</text:p>
          </table:table-cell>
          <table:table-cell office:value-type="float" office:value="40.017643" calcext:value-type="float">
            <text:p>40.017643</text:p>
          </table:table-cell>
          <table:table-cell office:value-type="float" office:value="-79.590126" calcext:value-type="float">
            <text:p>-79.590126</text:p>
          </table:table-cell>
          <table:table-cell office:value-type="float" office:value="278.3" calcext:value-type="float">
            <text:p>278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15Z</text:p>
          </table:table-cell>
          <table:table-cell office:value-type="float" office:value="40.01765" calcext:value-type="float">
            <text:p>40.01765</text:p>
          </table:table-cell>
          <table:table-cell office:value-type="float" office:value="-79.590225" calcext:value-type="float">
            <text:p>-79.590225</text:p>
          </table:table-cell>
          <table:table-cell office:value-type="float" office:value="278.2" calcext:value-type="float">
            <text:p>278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20Z</text:p>
          </table:table-cell>
          <table:table-cell office:value-type="float" office:value="40.01768" calcext:value-type="float">
            <text:p>40.01768</text:p>
          </table:table-cell>
          <table:table-cell office:value-type="float" office:value="-79.590294" calcext:value-type="float">
            <text:p>-79.590294</text:p>
          </table:table-cell>
          <table:table-cell office:value-type="float" office:value="278.1" calcext:value-type="float">
            <text:p>278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25Z</text:p>
          </table:table-cell>
          <table:table-cell office:value-type="float" office:value="40.01767" calcext:value-type="float">
            <text:p>40.01767</text:p>
          </table:table-cell>
          <table:table-cell office:value-type="float" office:value="-79.59037" calcext:value-type="float">
            <text:p>-79.59037</text:p>
          </table:table-cell>
          <table:table-cell office:value-type="float" office:value="277.9" calcext:value-type="float">
            <text:p>277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30Z</text:p>
          </table:table-cell>
          <table:table-cell office:value-type="float" office:value="40.017662" calcext:value-type="float">
            <text:p>40.017662</text:p>
          </table:table-cell>
          <table:table-cell office:value-type="float" office:value="-79.590485" calcext:value-type="float">
            <text:p>-79.590485</text:p>
          </table:table-cell>
          <table:table-cell office:value-type="float" office:value="277.5" calcext:value-type="float">
            <text:p>277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35Z</text:p>
          </table:table-cell>
          <table:table-cell office:value-type="float" office:value="40.01766" calcext:value-type="float">
            <text:p>40.01766</text:p>
          </table:table-cell>
          <table:table-cell office:value-type="float" office:value="-79.59055" calcext:value-type="float">
            <text:p>-79.59055</text:p>
          </table:table-cell>
          <table:table-cell office:value-type="float" office:value="277.2" calcext:value-type="float">
            <text:p>277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40Z</text:p>
          </table:table-cell>
          <table:table-cell office:value-type="float" office:value="40.01765" calcext:value-type="float">
            <text:p>40.01765</text:p>
          </table:table-cell>
          <table:table-cell office:value-type="float" office:value="-79.59066" calcext:value-type="float">
            <text:p>-79.59066</text:p>
          </table:table-cell>
          <table:table-cell office:value-type="float" office:value="276.8" calcext:value-type="float">
            <text:p>276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45Z</text:p>
          </table:table-cell>
          <table:table-cell office:value-type="float" office:value="40.01763" calcext:value-type="float">
            <text:p>40.01763</text:p>
          </table:table-cell>
          <table:table-cell office:value-type="float" office:value="-79.59077" calcext:value-type="float">
            <text:p>-79.59077</text:p>
          </table:table-cell>
          <table:table-cell office:value-type="float" office:value="276.4" calcext:value-type="float">
            <text:p>276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46Z</text:p>
          </table:table-cell>
          <table:table-cell office:value-type="float" office:value="40.01763" calcext:value-type="float">
            <text:p>40.01763</text:p>
          </table:table-cell>
          <table:table-cell office:value-type="float" office:value="-79.59077" calcext:value-type="float">
            <text:p>-79.59077</text:p>
          </table:table-cell>
          <table:table-cell office:value-type="float" office:value="276.4" calcext:value-type="float">
            <text:p>276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39:50Z</text:p>
          </table:table-cell>
          <table:table-cell office:value-type="float" office:value="40.01761" calcext:value-type="float">
            <text:p>40.01761</text:p>
          </table:table-cell>
          <table:table-cell office:value-type="float" office:value="-79.590805" calcext:value-type="float">
            <text:p>-79.590805</text:p>
          </table:table-cell>
          <table:table-cell office:value-type="float" office:value="276.2" calcext:value-type="float">
            <text:p>276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39:55Z</text:p>
          </table:table-cell>
          <table:table-cell office:value-type="float" office:value="40.017582" calcext:value-type="float">
            <text:p>40.017582</text:p>
          </table:table-cell>
          <table:table-cell office:value-type="float" office:value="-79.59089" calcext:value-type="float">
            <text:p>-79.59089</text:p>
          </table:table-cell>
          <table:table-cell office:value-type="float" office:value="275.9" calcext:value-type="float">
            <text:p>275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00Z</text:p>
          </table:table-cell>
          <table:table-cell office:value-type="float" office:value="40.017586" calcext:value-type="float">
            <text:p>40.017586</text:p>
          </table:table-cell>
          <table:table-cell office:value-type="float" office:value="-79.590996" calcext:value-type="float">
            <text:p>-79.590996</text:p>
          </table:table-cell>
          <table:table-cell office:value-type="float" office:value="275.2" calcext:value-type="float">
            <text:p>275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05Z</text:p>
          </table:table-cell>
          <table:table-cell office:value-type="float" office:value="40.01758" calcext:value-type="float">
            <text:p>40.01758</text:p>
          </table:table-cell>
          <table:table-cell office:value-type="float" office:value="-79.59108" calcext:value-type="float">
            <text:p>-79.59108</text:p>
          </table:table-cell>
          <table:table-cell office:value-type="float" office:value="274.7" calcext:value-type="float">
            <text:p>27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15Z</text:p>
          </table:table-cell>
          <table:table-cell office:value-type="float" office:value="40.017586" calcext:value-type="float">
            <text:p>40.017586</text:p>
          </table:table-cell>
          <table:table-cell office:value-type="float" office:value="-79.59127" calcext:value-type="float">
            <text:p>-79.59127</text:p>
          </table:table-cell>
          <table:table-cell office:value-type="float" office:value="273.3" calcext:value-type="float">
            <text:p>273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20Z</text:p>
          </table:table-cell>
          <table:table-cell office:value-type="float" office:value="40.017628" calcext:value-type="float">
            <text:p>40.017628</text:p>
          </table:table-cell>
          <table:table-cell office:value-type="float" office:value="-79.591324" calcext:value-type="float">
            <text:p>-79.591324</text:p>
          </table:table-cell>
          <table:table-cell office:value-type="float" office:value="273.5" calcext:value-type="float">
            <text:p>273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25Z</text:p>
          </table:table-cell>
          <table:table-cell office:value-type="float" office:value="40.017708" calcext:value-type="float">
            <text:p>40.017708</text:p>
          </table:table-cell>
          <table:table-cell office:value-type="float" office:value="-79.59137" calcext:value-type="float">
            <text:p>-79.59137</text:p>
          </table:table-cell>
          <table:table-cell office:value-type="float" office:value="273.7" calcext:value-type="float">
            <text:p>273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35Z</text:p>
          </table:table-cell>
          <table:table-cell office:value-type="float" office:value="40.017807" calcext:value-type="float">
            <text:p>40.017807</text:p>
          </table:table-cell>
          <table:table-cell office:value-type="float" office:value="-79.59134" calcext:value-type="float">
            <text:p>-79.59134</text:p>
          </table:table-cell>
          <table:table-cell office:value-type="float" office:value="274" calcext:value-type="float">
            <text:p>2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40Z</text:p>
          </table:table-cell>
          <table:table-cell office:value-type="float" office:value="40.01788" calcext:value-type="float">
            <text:p>40.01788</text:p>
          </table:table-cell>
          <table:table-cell office:value-type="float" office:value="-79.591324" calcext:value-type="float">
            <text:p>-79.591324</text:p>
          </table:table-cell>
          <table:table-cell office:value-type="float" office:value="274.3" calcext:value-type="float">
            <text:p>274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45Z</text:p>
          </table:table-cell>
          <table:table-cell office:value-type="float" office:value="40.017967" calcext:value-type="float">
            <text:p>40.017967</text:p>
          </table:table-cell>
          <table:table-cell office:value-type="float" office:value="-79.59136" calcext:value-type="float">
            <text:p>-79.59136</text:p>
          </table:table-cell>
          <table:table-cell office:value-type="float" office:value="274.7" calcext:value-type="float">
            <text:p>274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46Z</text:p>
          </table:table-cell>
          <table:table-cell office:value-type="float" office:value="40.017967" calcext:value-type="float">
            <text:p>40.017967</text:p>
          </table:table-cell>
          <table:table-cell office:value-type="float" office:value="-79.59136" calcext:value-type="float">
            <text:p>-79.59136</text:p>
          </table:table-cell>
          <table:table-cell office:value-type="float" office:value="274.7" calcext:value-type="float">
            <text:p>274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0:52Z</text:p>
          </table:table-cell>
          <table:table-cell office:value-type="float" office:value="40.018032" calcext:value-type="float">
            <text:p>40.018032</text:p>
          </table:table-cell>
          <table:table-cell office:value-type="float" office:value="-79.59138" calcext:value-type="float">
            <text:p>-79.59138</text:p>
          </table:table-cell>
          <table:table-cell office:value-type="float" office:value="275.1" calcext:value-type="float">
            <text:p>275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02Z</text:p>
          </table:table-cell>
          <table:table-cell office:value-type="float" office:value="40.01806" calcext:value-type="float">
            <text:p>40.01806</text:p>
          </table:table-cell>
          <table:table-cell office:value-type="float" office:value="-79.5913" calcext:value-type="float">
            <text:p>-79.5913</text:p>
          </table:table-cell>
          <table:table-cell office:value-type="float" office:value="275.2" calcext:value-type="float">
            <text:p>275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12Z</text:p>
          </table:table-cell>
          <table:table-cell office:value-type="float" office:value="40.018032" calcext:value-type="float">
            <text:p>40.018032</text:p>
          </table:table-cell>
          <table:table-cell office:value-type="float" office:value="-79.59117" calcext:value-type="float">
            <text:p>-79.59117</text:p>
          </table:table-cell>
          <table:table-cell office:value-type="float" office:value="275.3" calcext:value-type="float">
            <text:p>275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17Z</text:p>
          </table:table-cell>
          <table:table-cell office:value-type="float" office:value="40.018055" calcext:value-type="float">
            <text:p>40.018055</text:p>
          </table:table-cell>
          <table:table-cell office:value-type="float" office:value="-79.59108" calcext:value-type="float">
            <text:p>-79.59108</text:p>
          </table:table-cell>
          <table:table-cell office:value-type="float" office:value="275.4" calcext:value-type="float">
            <text:p>275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22Z</text:p>
          </table:table-cell>
          <table:table-cell office:value-type="float" office:value="40.018066" calcext:value-type="float">
            <text:p>40.018066</text:p>
          </table:table-cell>
          <table:table-cell office:value-type="float" office:value="-79.590996" calcext:value-type="float">
            <text:p>-79.590996</text:p>
          </table:table-cell>
          <table:table-cell office:value-type="float" office:value="275.5" calcext:value-type="float">
            <text:p>275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22Z</text:p>
          </table:table-cell>
          <table:table-cell office:value-type="float" office:value="40.018066" calcext:value-type="float">
            <text:p>40.018066</text:p>
          </table:table-cell>
          <table:table-cell office:value-type="float" office:value="-79.590996" calcext:value-type="float">
            <text:p>-79.590996</text:p>
          </table:table-cell>
          <table:table-cell office:value-type="float" office:value="275.5" calcext:value-type="float">
            <text:p>275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27Z</text:p>
          </table:table-cell>
          <table:table-cell office:value-type="float" office:value="40.018074" calcext:value-type="float">
            <text:p>40.018074</text:p>
          </table:table-cell>
          <table:table-cell office:value-type="float" office:value="-79.59089" calcext:value-type="float">
            <text:p>-79.59089</text:p>
          </table:table-cell>
          <table:table-cell office:value-type="float" office:value="275.5" calcext:value-type="float">
            <text:p>275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35Z</text:p>
          </table:table-cell>
          <table:table-cell office:value-type="float" office:value="40.018112" calcext:value-type="float">
            <text:p>40.018112</text:p>
          </table:table-cell>
          <table:table-cell office:value-type="float" office:value="-79.59079" calcext:value-type="float">
            <text:p>-79.59079</text:p>
          </table:table-cell>
          <table:table-cell office:value-type="float" office:value="275.6" calcext:value-type="float">
            <text:p>275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40Z</text:p>
          </table:table-cell>
          <table:table-cell office:value-type="float" office:value="40.018124" calcext:value-type="float">
            <text:p>40.018124</text:p>
          </table:table-cell>
          <table:table-cell office:value-type="float" office:value="-79.59071" calcext:value-type="float">
            <text:p>-79.59071</text:p>
          </table:table-cell>
          <table:table-cell office:value-type="float" office:value="275.7" calcext:value-type="float">
            <text:p>275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45Z</text:p>
          </table:table-cell>
          <table:table-cell office:value-type="float" office:value="40.01809" calcext:value-type="float">
            <text:p>40.01809</text:p>
          </table:table-cell>
          <table:table-cell office:value-type="float" office:value="-79.59067" calcext:value-type="float">
            <text:p>-79.59067</text:p>
          </table:table-cell>
          <table:table-cell office:value-type="float" office:value="275.7" calcext:value-type="float">
            <text:p>275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46Z</text:p>
          </table:table-cell>
          <table:table-cell office:value-type="float" office:value="40.01809" calcext:value-type="float">
            <text:p>40.01809</text:p>
          </table:table-cell>
          <table:table-cell office:value-type="float" office:value="-79.59067" calcext:value-type="float">
            <text:p>-79.59067</text:p>
          </table:table-cell>
          <table:table-cell office:value-type="float" office:value="275.7" calcext:value-type="float">
            <text:p>275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1:55Z</text:p>
          </table:table-cell>
          <table:table-cell office:value-type="float" office:value="40.018024" calcext:value-type="float">
            <text:p>40.018024</text:p>
          </table:table-cell>
          <table:table-cell office:value-type="float" office:value="-79.59061" calcext:value-type="float">
            <text:p>-79.59061</text:p>
          </table:table-cell>
          <table:table-cell office:value-type="float" office:value="275.8" calcext:value-type="float">
            <text:p>275.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00Z</text:p>
          </table:table-cell>
          <table:table-cell office:value-type="float" office:value="40.01796" calcext:value-type="float">
            <text:p>40.01796</text:p>
          </table:table-cell>
          <table:table-cell office:value-type="float" office:value="-79.59057" calcext:value-type="float">
            <text:p>-79.59057</text:p>
          </table:table-cell>
          <table:table-cell office:value-type="float" office:value="276.4" calcext:value-type="float">
            <text:p>276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05Z</text:p>
          </table:table-cell>
          <table:table-cell office:value-type="float" office:value="40.01789" calcext:value-type="float">
            <text:p>40.01789</text:p>
          </table:table-cell>
          <table:table-cell office:value-type="float" office:value="-79.590546" calcext:value-type="float">
            <text:p>-79.590546</text:p>
          </table:table-cell>
          <table:table-cell office:value-type="float" office:value="276.8" calcext:value-type="float">
            <text:p>276.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10Z</text:p>
          </table:table-cell>
          <table:table-cell office:value-type="float" office:value="40.01782" calcext:value-type="float">
            <text:p>40.01782</text:p>
          </table:table-cell>
          <table:table-cell office:value-type="float" office:value="-79.590515" calcext:value-type="float">
            <text:p>-79.590515</text:p>
          </table:table-cell>
          <table:table-cell office:value-type="float" office:value="277.2" calcext:value-type="float">
            <text:p>277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15Z</text:p>
          </table:table-cell>
          <table:table-cell office:value-type="float" office:value="40.017765" calcext:value-type="float">
            <text:p>40.017765</text:p>
          </table:table-cell>
          <table:table-cell office:value-type="float" office:value="-79.59046" calcext:value-type="float">
            <text:p>-79.59046</text:p>
          </table:table-cell>
          <table:table-cell office:value-type="float" office:value="277.5" calcext:value-type="float">
            <text:p>277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22Z</text:p>
          </table:table-cell>
          <table:table-cell office:value-type="float" office:value="40.017662" calcext:value-type="float">
            <text:p>40.017662</text:p>
          </table:table-cell>
          <table:table-cell office:value-type="float" office:value="-79.590385" calcext:value-type="float">
            <text:p>-79.590385</text:p>
          </table:table-cell>
          <table:table-cell office:value-type="float" office:value="277.8" calcext:value-type="float">
            <text:p>277.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26Z</text:p>
          </table:table-cell>
          <table:table-cell office:value-type="float" office:value="40.01764" calcext:value-type="float">
            <text:p>40.01764</text:p>
          </table:table-cell>
          <table:table-cell office:value-type="float" office:value="-79.5903" calcext:value-type="float">
            <text:p>-79.5903</text:p>
          </table:table-cell>
          <table:table-cell office:value-type="float" office:value="278" calcext:value-type="float">
            <text:p>27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33Z</text:p>
          </table:table-cell>
          <table:table-cell office:value-type="float" office:value="40.017666" calcext:value-type="float">
            <text:p>40.017666</text:p>
          </table:table-cell>
          <table:table-cell office:value-type="float" office:value="-79.59017" calcext:value-type="float">
            <text:p>-79.59017</text:p>
          </table:table-cell>
          <table:table-cell office:value-type="float" office:value="278.2" calcext:value-type="float">
            <text:p>278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38Z</text:p>
          </table:table-cell>
          <table:table-cell office:value-type="float" office:value="40.01766" calcext:value-type="float">
            <text:p>40.01766</text:p>
          </table:table-cell>
          <table:table-cell office:value-type="float" office:value="-79.59008" calcext:value-type="float">
            <text:p>-79.59008</text:p>
          </table:table-cell>
          <table:table-cell office:value-type="float" office:value="278.4" calcext:value-type="float">
            <text:p>278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43Z</text:p>
          </table:table-cell>
          <table:table-cell office:value-type="float" office:value="40.017662" calcext:value-type="float">
            <text:p>40.017662</text:p>
          </table:table-cell>
          <table:table-cell office:value-type="float" office:value="-79.59" calcext:value-type="float">
            <text:p>-79.59</text:p>
          </table:table-cell>
          <table:table-cell office:value-type="float" office:value="278.5" calcext:value-type="float">
            <text:p>278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46Z</text:p>
          </table:table-cell>
          <table:table-cell office:value-type="float" office:value="40.017662" calcext:value-type="float">
            <text:p>40.017662</text:p>
          </table:table-cell>
          <table:table-cell office:value-type="float" office:value="-79.59" calcext:value-type="float">
            <text:p>-79.59</text:p>
          </table:table-cell>
          <table:table-cell office:value-type="float" office:value="278.5" calcext:value-type="float">
            <text:p>278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2:48Z</text:p>
          </table:table-cell>
          <table:table-cell office:value-type="float" office:value="40.017666" calcext:value-type="float">
            <text:p>40.017666</text:p>
          </table:table-cell>
          <table:table-cell office:value-type="float" office:value="-79.58991" calcext:value-type="float">
            <text:p>-79.58991</text:p>
          </table:table-cell>
          <table:table-cell office:value-type="float" office:value="278.6" calcext:value-type="float">
            <text:p>278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2:58Z</text:p>
          </table:table-cell>
          <table:table-cell office:value-type="float" office:value="40.017643" calcext:value-type="float">
            <text:p>40.017643</text:p>
          </table:table-cell>
          <table:table-cell office:value-type="float" office:value="-79.58977" calcext:value-type="float">
            <text:p>-79.58977</text:p>
          </table:table-cell>
          <table:table-cell office:value-type="float" office:value="279.1" calcext:value-type="float">
            <text:p>279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03Z</text:p>
          </table:table-cell>
          <table:table-cell office:value-type="float" office:value="40.017685" calcext:value-type="float">
            <text:p>40.017685</text:p>
          </table:table-cell>
          <table:table-cell office:value-type="float" office:value="-79.58967" calcext:value-type="float">
            <text:p>-79.58967</text:p>
          </table:table-cell>
          <table:table-cell office:value-type="float" office:value="279.5" calcext:value-type="float">
            <text:p>279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08Z</text:p>
          </table:table-cell>
          <table:table-cell office:value-type="float" office:value="40.01772" calcext:value-type="float">
            <text:p>40.01772</text:p>
          </table:table-cell>
          <table:table-cell office:value-type="float" office:value="-79.589554" calcext:value-type="float">
            <text:p>-79.589554</text:p>
          </table:table-cell>
          <table:table-cell office:value-type="float" office:value="279.9" calcext:value-type="float">
            <text:p>279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19Z</text:p>
          </table:table-cell>
          <table:table-cell office:value-type="float" office:value="40.017678" calcext:value-type="float">
            <text:p>40.017678</text:p>
          </table:table-cell>
          <table:table-cell office:value-type="float" office:value="-79.589441" calcext:value-type="float">
            <text:p>-79.589441</text:p>
          </table:table-cell>
          <table:table-cell office:value-type="float" office:value="280.2" calcext:value-type="float">
            <text:p>280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33Z</text:p>
          </table:table-cell>
          <table:table-cell office:value-type="float" office:value="40.017641" calcext:value-type="float">
            <text:p>40.017641</text:p>
          </table:table-cell>
          <table:table-cell office:value-type="float" office:value="-79.589428" calcext:value-type="float">
            <text:p>-79.589428</text:p>
          </table:table-cell>
          <table:table-cell office:value-type="float" office:value="280.3" calcext:value-type="float">
            <text:p>280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43Z</text:p>
          </table:table-cell>
          <table:table-cell office:value-type="float" office:value="40.017605" calcext:value-type="float">
            <text:p>40.017605</text:p>
          </table:table-cell>
          <table:table-cell office:value-type="float" office:value="-79.589414" calcext:value-type="float">
            <text:p>-79.589414</text:p>
          </table:table-cell>
          <table:table-cell office:value-type="float" office:value="280.4" calcext:value-type="float">
            <text:p>280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50Z</text:p>
          </table:table-cell>
          <table:table-cell office:value-type="float" office:value="40.017568" calcext:value-type="float">
            <text:p>40.017568</text:p>
          </table:table-cell>
          <table:table-cell office:value-type="float" office:value="-79.589401" calcext:value-type="float">
            <text:p>-79.589401</text:p>
          </table:table-cell>
          <table:table-cell office:value-type="float" office:value="282.1" calcext:value-type="float">
            <text:p>282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3:51Z</text:p>
          </table:table-cell>
          <table:table-cell office:value-type="float" office:value="40.017531" calcext:value-type="float">
            <text:p>40.017531</text:p>
          </table:table-cell>
          <table:table-cell office:value-type="float" office:value="-79.589387" calcext:value-type="float">
            <text:p>-79.589387</text:p>
          </table:table-cell>
          <table:table-cell office:value-type="float" office:value="282.3" calcext:value-type="float">
            <text:p>282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3:56Z</text:p>
          </table:table-cell>
          <table:table-cell office:value-type="float" office:value="40.017334" calcext:value-type="float">
            <text:p>40.017334</text:p>
          </table:table-cell>
          <table:table-cell office:value-type="float" office:value="-79.58932" calcext:value-type="float">
            <text:p>-79.58932</text:p>
          </table:table-cell>
          <table:table-cell office:value-type="float" office:value="283.3" calcext:value-type="float">
            <text:p>283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01Z</text:p>
          </table:table-cell>
          <table:table-cell office:value-type="float" office:value="40.01726" calcext:value-type="float">
            <text:p>40.01726</text:p>
          </table:table-cell>
          <table:table-cell office:value-type="float" office:value="-79.58928" calcext:value-type="float">
            <text:p>-79.58928</text:p>
          </table:table-cell>
          <table:table-cell office:value-type="float" office:value="283.6" calcext:value-type="float">
            <text:p>283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06Z</text:p>
          </table:table-cell>
          <table:table-cell office:value-type="float" office:value="40.017193" calcext:value-type="float">
            <text:p>40.017193</text:p>
          </table:table-cell>
          <table:table-cell office:value-type="float" office:value="-79.58926" calcext:value-type="float">
            <text:p>-79.58926</text:p>
          </table:table-cell>
          <table:table-cell office:value-type="float" office:value="283.9" calcext:value-type="float">
            <text:p>283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11Z</text:p>
          </table:table-cell>
          <table:table-cell office:value-type="float" office:value="40.01713" calcext:value-type="float">
            <text:p>40.01713</text:p>
          </table:table-cell>
          <table:table-cell office:value-type="float" office:value="-79.58923" calcext:value-type="float">
            <text:p>-79.58923</text:p>
          </table:table-cell>
          <table:table-cell office:value-type="float" office:value="284" calcext:value-type="float">
            <text:p>2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17Z</text:p>
          </table:table-cell>
          <table:table-cell office:value-type="float" office:value="40.017063" calcext:value-type="float">
            <text:p>40.017063</text:p>
          </table:table-cell>
          <table:table-cell office:value-type="float" office:value="-79.589226" calcext:value-type="float">
            <text:p>-79.589226</text:p>
          </table:table-cell>
          <table:table-cell office:value-type="float" office:value="284" calcext:value-type="float">
            <text:p>2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22Z</text:p>
          </table:table-cell>
          <table:table-cell office:value-type="float" office:value="40.017063" calcext:value-type="float">
            <text:p>40.017063</text:p>
          </table:table-cell>
          <table:table-cell office:value-type="float" office:value="-79.589226" calcext:value-type="float">
            <text:p>-79.589226</text:p>
          </table:table-cell>
          <table:table-cell office:value-type="float" office:value="284" calcext:value-type="float">
            <text:p>2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30Z</text:p>
          </table:table-cell>
          <table:table-cell office:value-type="float" office:value="40.016975" calcext:value-type="float">
            <text:p>40.016975</text:p>
          </table:table-cell>
          <table:table-cell office:value-type="float" office:value="-79.58924" calcext:value-type="float">
            <text:p>-79.58924</text:p>
          </table:table-cell>
          <table:table-cell office:value-type="float" office:value="285" calcext:value-type="float">
            <text:p>28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41Z</text:p>
          </table:table-cell>
          <table:table-cell office:value-type="float" office:value="40.016857" calcext:value-type="float">
            <text:p>40.016857</text:p>
          </table:table-cell>
          <table:table-cell office:value-type="float" office:value="-79.58914" calcext:value-type="float">
            <text:p>-79.58914</text:p>
          </table:table-cell>
          <table:table-cell office:value-type="float" office:value="286.2" calcext:value-type="float">
            <text:p>286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46Z</text:p>
          </table:table-cell>
          <table:table-cell office:value-type="float" office:value="40.01677" calcext:value-type="float">
            <text:p>40.01677</text:p>
          </table:table-cell>
          <table:table-cell office:value-type="float" office:value="-79.589134" calcext:value-type="float">
            <text:p>-79.589134</text:p>
          </table:table-cell>
          <table:table-cell office:value-type="float" office:value="287.1" calcext:value-type="float">
            <text:p>287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51Z</text:p>
          </table:table-cell>
          <table:table-cell office:value-type="float" office:value="40.01672" calcext:value-type="float">
            <text:p>40.01672</text:p>
          </table:table-cell>
          <table:table-cell office:value-type="float" office:value="-79.58915" calcext:value-type="float">
            <text:p>-79.58915</text:p>
          </table:table-cell>
          <table:table-cell office:value-type="float" office:value="287.6" calcext:value-type="float">
            <text:p>287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54Z</text:p>
          </table:table-cell>
          <table:table-cell office:value-type="float" office:value="40.01672" calcext:value-type="float">
            <text:p>40.01672</text:p>
          </table:table-cell>
          <table:table-cell office:value-type="float" office:value="-79.58915" calcext:value-type="float">
            <text:p>-79.58915</text:p>
          </table:table-cell>
          <table:table-cell office:value-type="float" office:value="287.6" calcext:value-type="float">
            <text:p>287.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01Z</text:p>
          </table:table-cell>
          <table:table-cell office:value-type="float" office:value="40.01662" calcext:value-type="float">
            <text:p>40.01662</text:p>
          </table:table-cell>
          <table:table-cell office:value-type="float" office:value="-79.58907" calcext:value-type="float">
            <text:p>-79.58907</text:p>
          </table:table-cell>
          <table:table-cell office:value-type="float" office:value="288" calcext:value-type="float">
            <text:p>28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06Z</text:p>
          </table:table-cell>
          <table:table-cell office:value-type="float" office:value="40.016563" calcext:value-type="float">
            <text:p>40.016563</text:p>
          </table:table-cell>
          <table:table-cell office:value-type="float" office:value="-79.58905" calcext:value-type="float">
            <text:p>-79.58905</text:p>
          </table:table-cell>
          <table:table-cell office:value-type="float" office:value="288" calcext:value-type="float">
            <text:p>28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11Z</text:p>
          </table:table-cell>
          <table:table-cell office:value-type="float" office:value="40.016502" calcext:value-type="float">
            <text:p>40.016502</text:p>
          </table:table-cell>
          <table:table-cell office:value-type="float" office:value="-79.589035" calcext:value-type="float">
            <text:p>-79.589035</text:p>
          </table:table-cell>
          <table:table-cell office:value-type="float" office:value="287.8" calcext:value-type="float">
            <text:p>287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21Z</text:p>
          </table:table-cell>
          <table:table-cell office:value-type="float" office:value="40.01639" calcext:value-type="float">
            <text:p>40.01639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87.7" calcext:value-type="float">
            <text:p>287.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26Z</text:p>
          </table:table-cell>
          <table:table-cell office:value-type="float" office:value="40.016304" calcext:value-type="float">
            <text:p>40.016304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87.6" calcext:value-type="float">
            <text:p>287.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31Z</text:p>
          </table:table-cell>
          <table:table-cell office:value-type="float" office:value="40.01624" calcext:value-type="float">
            <text:p>40.0162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7.4" calcext:value-type="float">
            <text:p>287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36Z</text:p>
          </table:table-cell>
          <table:table-cell office:value-type="float" office:value="40.01624" calcext:value-type="float">
            <text:p>40.0162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7.4" calcext:value-type="float">
            <text:p>287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41Z</text:p>
          </table:table-cell>
          <table:table-cell office:value-type="float" office:value="40.01611" calcext:value-type="float">
            <text:p>40.01611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7" calcext:value-type="float">
            <text:p>28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46Z</text:p>
          </table:table-cell>
          <table:table-cell office:value-type="float" office:value="40.016034" calcext:value-type="float">
            <text:p>40.016034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86.6" calcext:value-type="float">
            <text:p>286.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51Z</text:p>
          </table:table-cell>
          <table:table-cell office:value-type="float" office:value="40.016012" calcext:value-type="float">
            <text:p>40.016012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86.5" calcext:value-type="float">
            <text:p>286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5:51Z</text:p>
          </table:table-cell>
          <table:table-cell office:value-type="float" office:value="40.01599" calcext:value-type="float">
            <text:p>40.01599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6.4" calcext:value-type="float">
            <text:p>286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01Z</text:p>
          </table:table-cell>
          <table:table-cell office:value-type="float" office:value="40.0159" calcext:value-type="float">
            <text:p>40.0159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5.9" calcext:value-type="float">
            <text:p>285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06Z</text:p>
          </table:table-cell>
          <table:table-cell office:value-type="float" office:value="40.015842" calcext:value-type="float">
            <text:p>40.015842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5.7" calcext:value-type="float">
            <text:p>285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11Z</text:p>
          </table:table-cell>
          <table:table-cell office:value-type="float" office:value="40.015774" calcext:value-type="float">
            <text:p>40.015774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5.3" calcext:value-type="float">
            <text:p>285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16Z</text:p>
          </table:table-cell>
          <table:table-cell office:value-type="float" office:value="40.015717" calcext:value-type="float">
            <text:p>40.015717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5.1" calcext:value-type="float">
            <text:p>285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21Z</text:p>
          </table:table-cell>
          <table:table-cell office:value-type="float" office:value="40.015636" calcext:value-type="float">
            <text:p>40.015636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4.8" calcext:value-type="float">
            <text:p>284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26Z</text:p>
          </table:table-cell>
          <table:table-cell office:value-type="float" office:value="40.015553" calcext:value-type="float">
            <text:p>40.015553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4.6" calcext:value-type="float">
            <text:p>284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31Z</text:p>
          </table:table-cell>
          <table:table-cell office:value-type="float" office:value="40.015476" calcext:value-type="float">
            <text:p>40.015476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4.4" calcext:value-type="float">
            <text:p>284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36Z</text:p>
          </table:table-cell>
          <table:table-cell office:value-type="float" office:value="40.015408" calcext:value-type="float">
            <text:p>40.015408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4.2" calcext:value-type="float">
            <text:p>284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46Z</text:p>
          </table:table-cell>
          <table:table-cell office:value-type="float" office:value="40.01525" calcext:value-type="float">
            <text:p>40.01525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3.8" calcext:value-type="float">
            <text:p>28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51Z</text:p>
          </table:table-cell>
          <table:table-cell office:value-type="float" office:value="40.01525" calcext:value-type="float">
            <text:p>40.01525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3.8" calcext:value-type="float">
            <text:p>283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6:51Z</text:p>
          </table:table-cell>
          <table:table-cell office:value-type="float" office:value="40.01525" calcext:value-type="float">
            <text:p>40.01525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3.8" calcext:value-type="float">
            <text:p>283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6:53Z</text:p>
          </table:table-cell>
          <table:table-cell office:value-type="float" office:value="40.015167" calcext:value-type="float">
            <text:p>40.015167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3.6" calcext:value-type="float">
            <text:p>283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00Z</text:p>
          </table:table-cell>
          <table:table-cell office:value-type="float" office:value="40.015076" calcext:value-type="float">
            <text:p>40.015076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3.5" calcext:value-type="float">
            <text:p>28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05Z</text:p>
          </table:table-cell>
          <table:table-cell office:value-type="float" office:value="40.014988" calcext:value-type="float">
            <text:p>40.014988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3.3" calcext:value-type="float">
            <text:p>283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10Z</text:p>
          </table:table-cell>
          <table:table-cell office:value-type="float" office:value="40.014908" calcext:value-type="float">
            <text:p>40.014908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83" calcext:value-type="float">
            <text:p>28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15Z</text:p>
          </table:table-cell>
          <table:table-cell office:value-type="float" office:value="40.01484" calcext:value-type="float">
            <text:p>40.01484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83.2" calcext:value-type="float">
            <text:p>283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20Z</text:p>
          </table:table-cell>
          <table:table-cell office:value-type="float" office:value="40.014767" calcext:value-type="float">
            <text:p>40.014767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3.6" calcext:value-type="float">
            <text:p>283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25Z</text:p>
          </table:table-cell>
          <table:table-cell office:value-type="float" office:value="40.0147" calcext:value-type="float">
            <text:p>40.0147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3.9" calcext:value-type="float">
            <text:p>283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30Z</text:p>
          </table:table-cell>
          <table:table-cell office:value-type="float" office:value="40.01466" calcext:value-type="float">
            <text:p>40.01466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5" calcext:value-type="float">
            <text:p>28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35Z</text:p>
          </table:table-cell>
          <table:table-cell office:value-type="float" office:value="40.014595" calcext:value-type="float">
            <text:p>40.014595</text:p>
          </table:table-cell>
          <table:table-cell office:value-type="float" office:value="-79.58877" calcext:value-type="float">
            <text:p>-79.58877</text:p>
          </table:table-cell>
          <table:table-cell office:value-type="float" office:value="285.6" calcext:value-type="float">
            <text:p>285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45Z</text:p>
          </table:table-cell>
          <table:table-cell office:value-type="float" office:value="40.014503" calcext:value-type="float">
            <text:p>40.014503</text:p>
          </table:table-cell>
          <table:table-cell office:value-type="float" office:value="-79.58871" calcext:value-type="float">
            <text:p>-79.58871</text:p>
          </table:table-cell>
          <table:table-cell office:value-type="float" office:value="286.6" calcext:value-type="float">
            <text:p>286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50Z</text:p>
          </table:table-cell>
          <table:table-cell office:value-type="float" office:value="40.01443" calcext:value-type="float">
            <text:p>40.01443</text:p>
          </table:table-cell>
          <table:table-cell office:value-type="float" office:value="-79.58869" calcext:value-type="float">
            <text:p>-79.58869</text:p>
          </table:table-cell>
          <table:table-cell office:value-type="float" office:value="287.3" calcext:value-type="float">
            <text:p>287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51Z</text:p>
          </table:table-cell>
          <table:table-cell office:value-type="float" office:value="40.01443" calcext:value-type="float">
            <text:p>40.01443</text:p>
          </table:table-cell>
          <table:table-cell office:value-type="float" office:value="-79.58869" calcext:value-type="float">
            <text:p>-79.58869</text:p>
          </table:table-cell>
          <table:table-cell office:value-type="float" office:value="287.3" calcext:value-type="float">
            <text:p>287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7:54Z</text:p>
          </table:table-cell>
          <table:table-cell office:value-type="float" office:value="40.01443" calcext:value-type="float">
            <text:p>40.01443</text:p>
          </table:table-cell>
          <table:table-cell office:value-type="float" office:value="-79.58869" calcext:value-type="float">
            <text:p>-79.58869</text:p>
          </table:table-cell>
          <table:table-cell office:value-type="float" office:value="287.3" calcext:value-type="float">
            <text:p>287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7:58Z</text:p>
          </table:table-cell>
          <table:table-cell office:value-type="float" office:value="40.01436" calcext:value-type="float">
            <text:p>40.01436</text:p>
          </table:table-cell>
          <table:table-cell office:value-type="float" office:value="-79.58862" calcext:value-type="float">
            <text:p>-79.58862</text:p>
          </table:table-cell>
          <table:table-cell office:value-type="float" office:value="288" calcext:value-type="float">
            <text:p>28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03Z</text:p>
          </table:table-cell>
          <table:table-cell office:value-type="float" office:value="40.014336" calcext:value-type="float">
            <text:p>40.014336</text:p>
          </table:table-cell>
          <table:table-cell office:value-type="float" office:value="-79.58857" calcext:value-type="float">
            <text:p>-79.58857</text:p>
          </table:table-cell>
          <table:table-cell office:value-type="float" office:value="288.3" calcext:value-type="float">
            <text:p>288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08Z</text:p>
          </table:table-cell>
          <table:table-cell office:value-type="float" office:value="40.014294" calcext:value-type="float">
            <text:p>40.014294</text:p>
          </table:table-cell>
          <table:table-cell office:value-type="float" office:value="-79.58851" calcext:value-type="float">
            <text:p>-79.58851</text:p>
          </table:table-cell>
          <table:table-cell office:value-type="float" office:value="288.7" calcext:value-type="float">
            <text:p>288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13Z</text:p>
          </table:table-cell>
          <table:table-cell office:value-type="float" office:value="40.01425" calcext:value-type="float">
            <text:p>40.01425</text:p>
          </table:table-cell>
          <table:table-cell office:value-type="float" office:value="-79.58844" calcext:value-type="float">
            <text:p>-79.58844</text:p>
          </table:table-cell>
          <table:table-cell office:value-type="float" office:value="289.3" calcext:value-type="float">
            <text:p>289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18Z</text:p>
          </table:table-cell>
          <table:table-cell office:value-type="float" office:value="40.014225" calcext:value-type="float">
            <text:p>40.014225</text:p>
          </table:table-cell>
          <table:table-cell office:value-type="float" office:value="-79.58835" calcext:value-type="float">
            <text:p>-79.58835</text:p>
          </table:table-cell>
          <table:table-cell office:value-type="float" office:value="290" calcext:value-type="float">
            <text:p>29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23Z</text:p>
          </table:table-cell>
          <table:table-cell office:value-type="float" office:value="40.014137" calcext:value-type="float">
            <text:p>40.014137</text:p>
          </table:table-cell>
          <table:table-cell office:value-type="float" office:value="-79.58831" calcext:value-type="float">
            <text:p>-79.58831</text:p>
          </table:table-cell>
          <table:table-cell office:value-type="float" office:value="290.9" calcext:value-type="float">
            <text:p>290.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28Z</text:p>
          </table:table-cell>
          <table:table-cell office:value-type="float" office:value="40.014065" calcext:value-type="float">
            <text:p>40.014065</text:p>
          </table:table-cell>
          <table:table-cell office:value-type="float" office:value="-79.58834" calcext:value-type="float">
            <text:p>-79.58834</text:p>
          </table:table-cell>
          <table:table-cell office:value-type="float" office:value="291.8" calcext:value-type="float">
            <text:p>291.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33Z</text:p>
          </table:table-cell>
          <table:table-cell office:value-type="float" office:value="40.014008" calcext:value-type="float">
            <text:p>40.014008</text:p>
          </table:table-cell>
          <table:table-cell office:value-type="float" office:value="-79.58828" calcext:value-type="float">
            <text:p>-79.58828</text:p>
          </table:table-cell>
          <table:table-cell office:value-type="float" office:value="292.6" calcext:value-type="float">
            <text:p>292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40Z</text:p>
          </table:table-cell>
          <table:table-cell office:value-type="float" office:value="40.013954" calcext:value-type="float">
            <text:p>40.013954</text:p>
          </table:table-cell>
          <table:table-cell office:value-type="float" office:value="-79.58817" calcext:value-type="float">
            <text:p>-79.58817</text:p>
          </table:table-cell>
          <table:table-cell office:value-type="float" office:value="293.7" calcext:value-type="float">
            <text:p>293.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45Z</text:p>
          </table:table-cell>
          <table:table-cell office:value-type="float" office:value="40.01392" calcext:value-type="float">
            <text:p>40.01392</text:p>
          </table:table-cell>
          <table:table-cell office:value-type="float" office:value="-79.588104" calcext:value-type="float">
            <text:p>-79.588104</text:p>
          </table:table-cell>
          <table:table-cell office:value-type="float" office:value="294.4" calcext:value-type="float">
            <text:p>294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50Z</text:p>
          </table:table-cell>
          <table:table-cell office:value-type="float" office:value="40.013874" calcext:value-type="float">
            <text:p>40.013874</text:p>
          </table:table-cell>
          <table:table-cell office:value-type="float" office:value="-79.58805" calcext:value-type="float">
            <text:p>-79.58805</text:p>
          </table:table-cell>
          <table:table-cell office:value-type="float" office:value="295" calcext:value-type="float">
            <text:p>29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50Z</text:p>
          </table:table-cell>
          <table:table-cell office:value-type="float" office:value="40.013874" calcext:value-type="float">
            <text:p>40.013874</text:p>
          </table:table-cell>
          <table:table-cell office:value-type="float" office:value="-79.58805" calcext:value-type="float">
            <text:p>-79.58805</text:p>
          </table:table-cell>
          <table:table-cell office:value-type="float" office:value="295" calcext:value-type="float">
            <text:p>29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8:54Z</text:p>
          </table:table-cell>
          <table:table-cell office:value-type="float" office:value="40.013844" calcext:value-type="float">
            <text:p>40.013844</text:p>
          </table:table-cell>
          <table:table-cell office:value-type="float" office:value="-79.588035" calcext:value-type="float">
            <text:p>-79.588035</text:p>
          </table:table-cell>
          <table:table-cell office:value-type="float" office:value="295.3" calcext:value-type="float">
            <text:p>295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8:55Z</text:p>
          </table:table-cell>
          <table:table-cell office:value-type="float" office:value="40.013813" calcext:value-type="float">
            <text:p>40.013813</text:p>
          </table:table-cell>
          <table:table-cell office:value-type="float" office:value="-79.58802" calcext:value-type="float">
            <text:p>-79.58802</text:p>
          </table:table-cell>
          <table:table-cell office:value-type="float" office:value="295.6" calcext:value-type="float">
            <text:p>295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03Z</text:p>
          </table:table-cell>
          <table:table-cell office:value-type="float" office:value="40.013756" calcext:value-type="float">
            <text:p>40.013756</text:p>
          </table:table-cell>
          <table:table-cell office:value-type="float" office:value="-79.58788" calcext:value-type="float">
            <text:p>-79.58788</text:p>
          </table:table-cell>
          <table:table-cell office:value-type="float" office:value="296.4" calcext:value-type="float">
            <text:p>296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08Z</text:p>
          </table:table-cell>
          <table:table-cell office:value-type="float" office:value="40.013725" calcext:value-type="float">
            <text:p>40.013725</text:p>
          </table:table-cell>
          <table:table-cell office:value-type="float" office:value="-79.587814" calcext:value-type="float">
            <text:p>-79.587814</text:p>
          </table:table-cell>
          <table:table-cell office:value-type="float" office:value="296.9" calcext:value-type="float">
            <text:p>296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13Z</text:p>
          </table:table-cell>
          <table:table-cell office:value-type="float" office:value="40.013683" calcext:value-type="float">
            <text:p>40.013683</text:p>
          </table:table-cell>
          <table:table-cell office:value-type="float" office:value="-79.587746" calcext:value-type="float">
            <text:p>-79.587746</text:p>
          </table:table-cell>
          <table:table-cell office:value-type="float" office:value="297.3" calcext:value-type="float">
            <text:p>297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18Z</text:p>
          </table:table-cell>
          <table:table-cell office:value-type="float" office:value="40.01364" calcext:value-type="float">
            <text:p>40.01364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7.7" calcext:value-type="float">
            <text:p>297.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27Z</text:p>
          </table:table-cell>
          <table:table-cell office:value-type="float" office:value="40.013565" calcext:value-type="float">
            <text:p>40.013565</text:p>
          </table:table-cell>
          <table:table-cell office:value-type="float" office:value="-79.587616" calcext:value-type="float">
            <text:p>-79.587616</text:p>
          </table:table-cell>
          <table:table-cell office:value-type="float" office:value="298.2" calcext:value-type="float">
            <text:p>298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35Z</text:p>
          </table:table-cell>
          <table:table-cell office:value-type="float" office:value="40.013485" calcext:value-type="float">
            <text:p>40.013485</text:p>
          </table:table-cell>
          <table:table-cell office:value-type="float" office:value="-79.5875" calcext:value-type="float">
            <text:p>-79.5875</text:p>
          </table:table-cell>
          <table:table-cell office:value-type="float" office:value="298.9" calcext:value-type="float">
            <text:p>298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45Z</text:p>
          </table:table-cell>
          <table:table-cell office:value-type="float" office:value="40.013416" calcext:value-type="float">
            <text:p>40.013416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6" calcext:value-type="float">
            <text:p>299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51Z</text:p>
          </table:table-cell>
          <table:table-cell office:value-type="float" office:value="40.013367" calcext:value-type="float">
            <text:p>40.013367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0" calcext:value-type="float">
            <text:p>3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52Z</text:p>
          </table:table-cell>
          <table:table-cell office:value-type="float" office:value="40.013367" calcext:value-type="float">
            <text:p>40.013367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0" calcext:value-type="float">
            <text:p>3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00Z</text:p>
          </table:table-cell>
          <table:table-cell office:value-type="float" office:value="40.01327" calcext:value-type="float">
            <text:p>40.01327</text:p>
          </table:table-cell>
          <table:table-cell office:value-type="float" office:value="-79.5871" calcext:value-type="float">
            <text:p>-79.5871</text:p>
          </table:table-cell>
          <table:table-cell office:value-type="float" office:value="300.2" calcext:value-type="float">
            <text:p>300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06Z</text:p>
          </table:table-cell>
          <table:table-cell office:value-type="float" office:value="40.013218" calcext:value-type="float">
            <text:p>40.013218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300.5" calcext:value-type="float">
            <text:p>300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13Z</text:p>
          </table:table-cell>
          <table:table-cell office:value-type="float" office:value="40.013187" calcext:value-type="float">
            <text:p>40.013187</text:p>
          </table:table-cell>
          <table:table-cell office:value-type="float" office:value="-79.5869" calcext:value-type="float">
            <text:p>-79.5869</text:p>
          </table:table-cell>
          <table:table-cell office:value-type="float" office:value="300.6" calcext:value-type="float">
            <text:p>300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18Z</text:p>
          </table:table-cell>
          <table:table-cell office:value-type="float" office:value="40.013195" calcext:value-type="float">
            <text:p>40.013195</text:p>
          </table:table-cell>
          <table:table-cell office:value-type="float" office:value="-79.5868" calcext:value-type="float">
            <text:p>-79.5868</text:p>
          </table:table-cell>
          <table:table-cell office:value-type="float" office:value="300.8" calcext:value-type="float">
            <text:p>300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23Z</text:p>
          </table:table-cell>
          <table:table-cell office:value-type="float" office:value="40.013187" calcext:value-type="float">
            <text:p>40.013187</text:p>
          </table:table-cell>
          <table:table-cell office:value-type="float" office:value="-79.58675" calcext:value-type="float">
            <text:p>-79.58675</text:p>
          </table:table-cell>
          <table:table-cell office:value-type="float" office:value="301" calcext:value-type="float">
            <text:p>30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34Z</text:p>
          </table:table-cell>
          <table:table-cell office:value-type="float" office:value="40.013195" calcext:value-type="float">
            <text:p>40.013195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301.2" calcext:value-type="float">
            <text:p>301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39Z</text:p>
          </table:table-cell>
          <table:table-cell office:value-type="float" office:value="40.013172" calcext:value-type="float">
            <text:p>40.013172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301.5" calcext:value-type="float">
            <text:p>301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44Z</text:p>
          </table:table-cell>
          <table:table-cell office:value-type="float" office:value="40.01311" calcext:value-type="float">
            <text:p>40.01311</text:p>
          </table:table-cell>
          <table:table-cell office:value-type="float" office:value="-79.58646" calcext:value-type="float">
            <text:p>-79.58646</text:p>
          </table:table-cell>
          <table:table-cell office:value-type="float" office:value="301.9" calcext:value-type="float">
            <text:p>301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49Z</text:p>
          </table:table-cell>
          <table:table-cell office:value-type="float" office:value="40.013054" calcext:value-type="float">
            <text:p>40.013054</text:p>
          </table:table-cell>
          <table:table-cell office:value-type="float" office:value="-79.58639" calcext:value-type="float">
            <text:p>-79.58639</text:p>
          </table:table-cell>
          <table:table-cell office:value-type="float" office:value="302.1" calcext:value-type="float">
            <text:p>302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51Z</text:p>
          </table:table-cell>
          <table:table-cell office:value-type="float" office:value="40.013054" calcext:value-type="float">
            <text:p>40.013054</text:p>
          </table:table-cell>
          <table:table-cell office:value-type="float" office:value="-79.58639" calcext:value-type="float">
            <text:p>-79.58639</text:p>
          </table:table-cell>
          <table:table-cell office:value-type="float" office:value="302.1" calcext:value-type="float">
            <text:p>302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0:54Z</text:p>
          </table:table-cell>
          <table:table-cell office:value-type="float" office:value="40.012974" calcext:value-type="float">
            <text:p>40.012974</text:p>
          </table:table-cell>
          <table:table-cell office:value-type="float" office:value="-79.58636" calcext:value-type="float">
            <text:p>-79.58636</text:p>
          </table:table-cell>
          <table:table-cell office:value-type="float" office:value="302.1" calcext:value-type="float">
            <text:p>302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0:59Z</text:p>
          </table:table-cell>
          <table:table-cell office:value-type="float" office:value="40.012924" calcext:value-type="float">
            <text:p>40.012924</text:p>
          </table:table-cell>
          <table:table-cell office:value-type="float" office:value="-79.586266" calcext:value-type="float">
            <text:p>-79.586266</text:p>
          </table:table-cell>
          <table:table-cell office:value-type="float" office:value="302.1" calcext:value-type="float">
            <text:p>302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04Z</text:p>
          </table:table-cell>
          <table:table-cell office:value-type="float" office:value="40.01287" calcext:value-type="float">
            <text:p>40.01287</text:p>
          </table:table-cell>
          <table:table-cell office:value-type="float" office:value="-79.586174" calcext:value-type="float">
            <text:p>-79.586174</text:p>
          </table:table-cell>
          <table:table-cell office:value-type="float" office:value="302" calcext:value-type="float">
            <text:p>3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09Z</text:p>
          </table:table-cell>
          <table:table-cell office:value-type="float" office:value="40.01283" calcext:value-type="float">
            <text:p>40.01283</text:p>
          </table:table-cell>
          <table:table-cell office:value-type="float" office:value="-79.58609" calcext:value-type="float">
            <text:p>-79.58609</text:p>
          </table:table-cell>
          <table:table-cell office:value-type="float" office:value="302" calcext:value-type="float">
            <text:p>3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14Z</text:p>
          </table:table-cell>
          <table:table-cell office:value-type="float" office:value="40.012783" calcext:value-type="float">
            <text:p>40.012783</text:p>
          </table:table-cell>
          <table:table-cell office:value-type="float" office:value="-79.586" calcext:value-type="float">
            <text:p>-79.586</text:p>
          </table:table-cell>
          <table:table-cell office:value-type="float" office:value="301.9" calcext:value-type="float">
            <text:p>301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19Z</text:p>
          </table:table-cell>
          <table:table-cell office:value-type="float" office:value="40.012726" calcext:value-type="float">
            <text:p>40.012726</text:p>
          </table:table-cell>
          <table:table-cell office:value-type="float" office:value="-79.58593" calcext:value-type="float">
            <text:p>-79.58593</text:p>
          </table:table-cell>
          <table:table-cell office:value-type="float" office:value="301.8" calcext:value-type="float">
            <text:p>301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24Z</text:p>
          </table:table-cell>
          <table:table-cell office:value-type="float" office:value="40.012676" calcext:value-type="float">
            <text:p>40.012676</text:p>
          </table:table-cell>
          <table:table-cell office:value-type="float" office:value="-79.58582" calcext:value-type="float">
            <text:p>-79.58582</text:p>
          </table:table-cell>
          <table:table-cell office:value-type="float" office:value="301.8" calcext:value-type="float">
            <text:p>301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30Z</text:p>
          </table:table-cell>
          <table:table-cell office:value-type="float" office:value="40.012646" calcext:value-type="float">
            <text:p>40.012646</text:p>
          </table:table-cell>
          <table:table-cell office:value-type="float" office:value="-79.58573" calcext:value-type="float">
            <text:p>-79.58573</text:p>
          </table:table-cell>
          <table:table-cell office:value-type="float" office:value="301.8" calcext:value-type="float">
            <text:p>301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35Z</text:p>
          </table:table-cell>
          <table:table-cell office:value-type="float" office:value="40.012615" calcext:value-type="float">
            <text:p>40.012615</text:p>
          </table:table-cell>
          <table:table-cell office:value-type="float" office:value="-79.585686" calcext:value-type="float">
            <text:p>-79.585686</text:p>
          </table:table-cell>
          <table:table-cell office:value-type="float" office:value="301.8" calcext:value-type="float">
            <text:p>301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40Z</text:p>
          </table:table-cell>
          <table:table-cell office:value-type="float" office:value="40.012566" calcext:value-type="float">
            <text:p>40.012566</text:p>
          </table:table-cell>
          <table:table-cell office:value-type="float" office:value="-79.58563" calcext:value-type="float">
            <text:p>-79.58563</text:p>
          </table:table-cell>
          <table:table-cell office:value-type="float" office:value="301.7" calcext:value-type="float">
            <text:p>301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45Z</text:p>
          </table:table-cell>
          <table:table-cell office:value-type="float" office:value="40.012516" calcext:value-type="float">
            <text:p>40.012516</text:p>
          </table:table-cell>
          <table:table-cell office:value-type="float" office:value="-79.585556" calcext:value-type="float">
            <text:p>-79.585556</text:p>
          </table:table-cell>
          <table:table-cell office:value-type="float" office:value="301.7" calcext:value-type="float">
            <text:p>301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50Z</text:p>
          </table:table-cell>
          <table:table-cell office:value-type="float" office:value="40.01246" calcext:value-type="float">
            <text:p>40.01246</text:p>
          </table:table-cell>
          <table:table-cell office:value-type="float" office:value="-79.58549" calcext:value-type="float">
            <text:p>-79.58549</text:p>
          </table:table-cell>
          <table:table-cell office:value-type="float" office:value="301.7" calcext:value-type="float">
            <text:p>301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55Z</text:p>
          </table:table-cell>
          <table:table-cell office:value-type="float" office:value="40.01239" calcext:value-type="float">
            <text:p>40.01239</text:p>
          </table:table-cell>
          <table:table-cell office:value-type="float" office:value="-79.58543" calcext:value-type="float">
            <text:p>-79.58543</text:p>
          </table:table-cell>
          <table:table-cell office:value-type="float" office:value="301.7" calcext:value-type="float">
            <text:p>301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05Z</text:p>
          </table:table-cell>
          <table:table-cell office:value-type="float" office:value="40.012325" calcext:value-type="float">
            <text:p>40.012325</text:p>
          </table:table-cell>
          <table:table-cell office:value-type="float" office:value="-79.58528" calcext:value-type="float">
            <text:p>-79.58528</text:p>
          </table:table-cell>
          <table:table-cell office:value-type="float" office:value="302.1" calcext:value-type="float">
            <text:p>302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06Z</text:p>
          </table:table-cell>
          <table:table-cell office:value-type="float" office:value="40.012325" calcext:value-type="float">
            <text:p>40.012325</text:p>
          </table:table-cell>
          <table:table-cell office:value-type="float" office:value="-79.58528" calcext:value-type="float">
            <text:p>-79.58528</text:p>
          </table:table-cell>
          <table:table-cell office:value-type="float" office:value="302.1" calcext:value-type="float">
            <text:p>302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11Z</text:p>
          </table:table-cell>
          <table:table-cell office:value-type="float" office:value="40.012245" calcext:value-type="float">
            <text:p>40.012245</text:p>
          </table:table-cell>
          <table:table-cell office:value-type="float" office:value="-79.585205" calcext:value-type="float">
            <text:p>-79.585205</text:p>
          </table:table-cell>
          <table:table-cell office:value-type="float" office:value="302.6" calcext:value-type="float">
            <text:p>302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19Z</text:p>
          </table:table-cell>
          <table:table-cell office:value-type="float" office:value="40.012226" calcext:value-type="float">
            <text:p>40.012226</text:p>
          </table:table-cell>
          <table:table-cell office:value-type="float" office:value="-79.58512" calcext:value-type="float">
            <text:p>-79.58512</text:p>
          </table:table-cell>
          <table:table-cell office:value-type="float" office:value="302.8" calcext:value-type="float">
            <text:p>302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24Z</text:p>
          </table:table-cell>
          <table:table-cell office:value-type="float" office:value="40.012146" calcext:value-type="float">
            <text:p>40.012146</text:p>
          </table:table-cell>
          <table:table-cell office:value-type="float" office:value="-79.58505" calcext:value-type="float">
            <text:p>-79.58505</text:p>
          </table:table-cell>
          <table:table-cell office:value-type="float" office:value="303.2" calcext:value-type="float">
            <text:p>303.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29Z</text:p>
          </table:table-cell>
          <table:table-cell office:value-type="float" office:value="40.01209" calcext:value-type="float">
            <text:p>40.01209</text:p>
          </table:table-cell>
          <table:table-cell office:value-type="float" office:value="-79.58496" calcext:value-type="float">
            <text:p>-79.58496</text:p>
          </table:table-cell>
          <table:table-cell office:value-type="float" office:value="303.6" calcext:value-type="float">
            <text:p>303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34Z</text:p>
          </table:table-cell>
          <table:table-cell office:value-type="float" office:value="40.012035" calcext:value-type="float">
            <text:p>40.012035</text:p>
          </table:table-cell>
          <table:table-cell office:value-type="float" office:value="-79.58488" calcext:value-type="float">
            <text:p>-79.58488</text:p>
          </table:table-cell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37Z</text:p>
          </table:table-cell>
          <table:table-cell office:value-type="float" office:value="40.012035" calcext:value-type="float">
            <text:p>40.012035</text:p>
          </table:table-cell>
          <table:table-cell office:value-type="float" office:value="-79.58488" calcext:value-type="float">
            <text:p>-79.58488</text:p>
          </table:table-cell>
          <table:table-cell office:value-type="float" office:value="304.1" calcext:value-type="float">
            <text:p>304.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41Z</text:p>
          </table:table-cell>
          <table:table-cell office:value-type="float" office:value="40.01196" calcext:value-type="float">
            <text:p>40.01196</text:p>
          </table:table-cell>
          <table:table-cell office:value-type="float" office:value="-79.584785" calcext:value-type="float">
            <text:p>-79.584785</text:p>
          </table:table-cell>
          <table:table-cell office:value-type="float" office:value="304.7" calcext:value-type="float">
            <text:p>304.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50Z</text:p>
          </table:table-cell>
          <table:table-cell office:value-type="float" office:value="40.01189" calcext:value-type="float">
            <text:p>40.01189</text:p>
          </table:table-cell>
          <table:table-cell office:value-type="float" office:value="-79.584694" calcext:value-type="float">
            <text:p>-79.584694</text:p>
          </table:table-cell>
          <table:table-cell office:value-type="float" office:value="305.5" calcext:value-type="float">
            <text:p>305.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55Z</text:p>
          </table:table-cell>
          <table:table-cell office:value-type="float" office:value="40.011826" calcext:value-type="float">
            <text:p>40.011826</text:p>
          </table:table-cell>
          <table:table-cell office:value-type="float" office:value="-79.58465" calcext:value-type="float">
            <text:p>-79.58465</text:p>
          </table:table-cell>
          <table:table-cell office:value-type="float" office:value="306" calcext:value-type="float">
            <text:p>30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00Z</text:p>
          </table:table-cell>
          <table:table-cell office:value-type="float" office:value="40.01179" calcext:value-type="float">
            <text:p>40.01179</text:p>
          </table:table-cell>
          <table:table-cell office:value-type="float" office:value="-79.58463" calcext:value-type="float">
            <text:p>-79.58463</text:p>
          </table:table-cell>
          <table:table-cell office:value-type="float" office:value="306.3" calcext:value-type="float">
            <text:p>306.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05Z</text:p>
          </table:table-cell>
          <table:table-cell office:value-type="float" office:value="40.011734" calcext:value-type="float">
            <text:p>40.011734</text:p>
          </table:table-cell>
          <table:table-cell office:value-type="float" office:value="-79.58459" calcext:value-type="float">
            <text:p>-79.58459</text:p>
          </table:table-cell>
          <table:table-cell office:value-type="float" office:value="306.8" calcext:value-type="float">
            <text:p>306.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10Z</text:p>
          </table:table-cell>
          <table:table-cell office:value-type="float" office:value="40.011684" calcext:value-type="float">
            <text:p>40.011684</text:p>
          </table:table-cell>
          <table:table-cell office:value-type="float" office:value="-79.584526" calcext:value-type="float">
            <text:p>-79.584526</text:p>
          </table:table-cell>
          <table:table-cell office:value-type="float" office:value="307.3" calcext:value-type="float">
            <text:p>307.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15Z</text:p>
          </table:table-cell>
          <table:table-cell office:value-type="float" office:value="40.011616" calcext:value-type="float">
            <text:p>40.011616</text:p>
          </table:table-cell>
          <table:table-cell office:value-type="float" office:value="-79.58445" calcext:value-type="float">
            <text:p>-79.58445</text:p>
          </table:table-cell>
          <table:table-cell office:value-type="float" office:value="308" calcext:value-type="float">
            <text:p>3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18Z</text:p>
          </table:table-cell>
          <table:table-cell office:value-type="float" office:value="40.011616" calcext:value-type="float">
            <text:p>40.011616</text:p>
          </table:table-cell>
          <table:table-cell office:value-type="float" office:value="-79.58445" calcext:value-type="float">
            <text:p>-79.58445</text:p>
          </table:table-cell>
          <table:table-cell office:value-type="float" office:value="308" calcext:value-type="float">
            <text:p>3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25Z</text:p>
          </table:table-cell>
          <table:table-cell office:value-type="float" office:value="40.011517" calcext:value-type="float">
            <text:p>40.011517</text:p>
          </table:table-cell>
          <table:table-cell office:value-type="float" office:value="-79.58435" calcext:value-type="float">
            <text:p>-79.58435</text:p>
          </table:table-cell>
          <table:table-cell office:value-type="float" office:value="308.4" calcext:value-type="float">
            <text:p>308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30Z</text:p>
          </table:table-cell>
          <table:table-cell office:value-type="float" office:value="40.011482" calcext:value-type="float">
            <text:p>40.011482</text:p>
          </table:table-cell>
          <table:table-cell office:value-type="float" office:value="-79.584305" calcext:value-type="float">
            <text:p>-79.584305</text:p>
          </table:table-cell>
          <table:table-cell office:value-type="float" office:value="308.6" calcext:value-type="float">
            <text:p>308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42Z</text:p>
          </table:table-cell>
          <table:table-cell office:value-type="float" office:value="40.011364" calcext:value-type="float">
            <text:p>40.011364</text:p>
          </table:table-cell>
          <table:table-cell office:value-type="float" office:value="-79.58417" calcext:value-type="float">
            <text:p>-79.58417</text:p>
          </table:table-cell>
          <table:table-cell office:value-type="float" office:value="308.9" calcext:value-type="float">
            <text:p>308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47Z</text:p>
          </table:table-cell>
          <table:table-cell office:value-type="float" office:value="40.011288" calcext:value-type="float">
            <text:p>40.011288</text:p>
          </table:table-cell>
          <table:table-cell office:value-type="float" office:value="-79.58408" calcext:value-type="float">
            <text:p>-79.58408</text:p>
          </table:table-cell>
          <table:table-cell office:value-type="float" office:value="308.9" calcext:value-type="float">
            <text:p>308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51Z</text:p>
          </table:table-cell>
          <table:table-cell office:value-type="float" office:value="40.011259" calcext:value-type="float">
            <text:p>40.011259</text:p>
          </table:table-cell>
          <table:table-cell office:value-type="float" office:value="-79.58406" calcext:value-type="float">
            <text:p>-79.58406</text:p>
          </table:table-cell>
          <table:table-cell office:value-type="float" office:value="309" calcext:value-type="float">
            <text:p>3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3:52Z</text:p>
          </table:table-cell>
          <table:table-cell office:value-type="float" office:value="40.01123" calcext:value-type="float">
            <text:p>40.01123</text:p>
          </table:table-cell>
          <table:table-cell office:value-type="float" office:value="-79.58404" calcext:value-type="float">
            <text:p>-79.58404</text:p>
          </table:table-cell>
          <table:table-cell office:value-type="float" office:value="309" calcext:value-type="float">
            <text:p>3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3:57Z</text:p>
          </table:table-cell>
          <table:table-cell office:value-type="float" office:value="40.01117" calcext:value-type="float">
            <text:p>40.01117</text:p>
          </table:table-cell>
          <table:table-cell office:value-type="float" office:value="-79.58399" calcext:value-type="float">
            <text:p>-79.58399</text:p>
          </table:table-cell>
          <table:table-cell office:value-type="float" office:value="309" calcext:value-type="float">
            <text:p>3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02Z</text:p>
          </table:table-cell>
          <table:table-cell office:value-type="float" office:value="40.011097" calcext:value-type="float">
            <text:p>40.011097</text:p>
          </table:table-cell>
          <table:table-cell office:value-type="float" office:value="-79.58396" calcext:value-type="float">
            <text:p>-79.58396</text:p>
          </table:table-cell>
          <table:table-cell office:value-type="float" office:value="309" calcext:value-type="float">
            <text:p>3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07Z</text:p>
          </table:table-cell>
          <table:table-cell office:value-type="float" office:value="40.01103" calcext:value-type="float">
            <text:p>40.01103</text:p>
          </table:table-cell>
          <table:table-cell office:value-type="float" office:value="-79.58391" calcext:value-type="float">
            <text:p>-79.58391</text:p>
          </table:table-cell>
          <table:table-cell office:value-type="float" office:value="308.8" calcext:value-type="float">
            <text:p>308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12Z</text:p>
          </table:table-cell>
          <table:table-cell office:value-type="float" office:value="40.01095" calcext:value-type="float">
            <text:p>40.01095</text:p>
          </table:table-cell>
          <table:table-cell office:value-type="float" office:value="-79.58384" calcext:value-type="float">
            <text:p>-79.58384</text:p>
          </table:table-cell>
          <table:table-cell office:value-type="float" office:value="308.6" calcext:value-type="float">
            <text:p>308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17Z</text:p>
          </table:table-cell>
          <table:table-cell office:value-type="float" office:value="40.01089" calcext:value-type="float">
            <text:p>40.01089</text:p>
          </table:table-cell>
          <table:table-cell office:value-type="float" office:value="-79.58378" calcext:value-type="float">
            <text:p>-79.58378</text:p>
          </table:table-cell>
          <table:table-cell office:value-type="float" office:value="308.4" calcext:value-type="float">
            <text:p>308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27Z</text:p>
          </table:table-cell>
          <table:table-cell office:value-type="float" office:value="40.010788" calcext:value-type="float">
            <text:p>40.010788</text:p>
          </table:table-cell>
          <table:table-cell office:value-type="float" office:value="-79.58368" calcext:value-type="float">
            <text:p>-79.58368</text:p>
          </table:table-cell>
          <table:table-cell office:value-type="float" office:value="308.1" calcext:value-type="float">
            <text:p>308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32Z</text:p>
          </table:table-cell>
          <table:table-cell office:value-type="float" office:value="40.010727" calcext:value-type="float">
            <text:p>40.010727</text:p>
          </table:table-cell>
          <table:table-cell office:value-type="float" office:value="-79.58364" calcext:value-type="float">
            <text:p>-79.58364</text:p>
          </table:table-cell>
          <table:table-cell office:value-type="float" office:value="308" calcext:value-type="float">
            <text:p>30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36Z</text:p>
          </table:table-cell>
          <table:table-cell office:value-type="float" office:value="40.010654" calcext:value-type="float">
            <text:p>40.010654</text:p>
          </table:table-cell>
          <table:table-cell office:value-type="float" office:value="-79.58358" calcext:value-type="float">
            <text:p>-79.58358</text:p>
          </table:table-cell>
          <table:table-cell office:value-type="float" office:value="308.1" calcext:value-type="float">
            <text:p>308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41Z</text:p>
          </table:table-cell>
          <table:table-cell office:value-type="float" office:value="40.010586" calcext:value-type="float">
            <text:p>40.010586</text:p>
          </table:table-cell>
          <table:table-cell office:value-type="float" office:value="-79.58352" calcext:value-type="float">
            <text:p>-79.58352</text:p>
          </table:table-cell>
          <table:table-cell office:value-type="float" office:value="308.2" calcext:value-type="float">
            <text:p>308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46Z</text:p>
          </table:table-cell>
          <table:table-cell office:value-type="float" office:value="40.01056" calcext:value-type="float">
            <text:p>40.01056</text:p>
          </table:table-cell>
          <table:table-cell office:value-type="float" office:value="-79.58348" calcext:value-type="float">
            <text:p>-79.58348</text:p>
          </table:table-cell>
          <table:table-cell office:value-type="float" office:value="308.2" calcext:value-type="float">
            <text:p>308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51Z</text:p>
          </table:table-cell>
          <table:table-cell office:value-type="float" office:value="40.01056" calcext:value-type="float">
            <text:p>40.01056</text:p>
          </table:table-cell>
          <table:table-cell office:value-type="float" office:value="-79.58348" calcext:value-type="float">
            <text:p>-79.58348</text:p>
          </table:table-cell>
          <table:table-cell office:value-type="float" office:value="308.2" calcext:value-type="float">
            <text:p>308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4:51Z</text:p>
          </table:table-cell>
          <table:table-cell office:value-type="float" office:value="40.01056" calcext:value-type="float">
            <text:p>40.01056</text:p>
          </table:table-cell>
          <table:table-cell office:value-type="float" office:value="-79.58348" calcext:value-type="float">
            <text:p>-79.58348</text:p>
          </table:table-cell>
          <table:table-cell office:value-type="float" office:value="308.2" calcext:value-type="float">
            <text:p>308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4:56Z</text:p>
          </table:table-cell>
          <table:table-cell office:value-type="float" office:value="40.01046" calcext:value-type="float">
            <text:p>40.01046</text:p>
          </table:table-cell>
          <table:table-cell office:value-type="float" office:value="-79.58341" calcext:value-type="float">
            <text:p>-79.58341</text:p>
          </table:table-cell>
          <table:table-cell office:value-type="float" office:value="308.4" calcext:value-type="float">
            <text:p>308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01Z</text:p>
          </table:table-cell>
          <table:table-cell office:value-type="float" office:value="40.010403" calcext:value-type="float">
            <text:p>40.010403</text:p>
          </table:table-cell>
          <table:table-cell office:value-type="float" office:value="-79.58336" calcext:value-type="float">
            <text:p>-79.58336</text:p>
          </table:table-cell>
          <table:table-cell office:value-type="float" office:value="308.6" calcext:value-type="float">
            <text:p>308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06Z</text:p>
          </table:table-cell>
          <table:table-cell office:value-type="float" office:value="40.010365" calcext:value-type="float">
            <text:p>40.010365</text:p>
          </table:table-cell>
          <table:table-cell office:value-type="float" office:value="-79.5833" calcext:value-type="float">
            <text:p>-79.5833</text:p>
          </table:table-cell>
          <table:table-cell office:value-type="float" office:value="308.7" calcext:value-type="float">
            <text:p>308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11Z</text:p>
          </table:table-cell>
          <table:table-cell office:value-type="float" office:value="40.01029" calcext:value-type="float">
            <text:p>40.01029</text:p>
          </table:table-cell>
          <table:table-cell office:value-type="float" office:value="-79.58324" calcext:value-type="float">
            <text:p>-79.58324</text:p>
          </table:table-cell>
          <table:table-cell office:value-type="float" office:value="309" calcext:value-type="float">
            <text:p>30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16Z</text:p>
          </table:table-cell>
          <table:table-cell office:value-type="float" office:value="40.01023" calcext:value-type="float">
            <text:p>40.01023</text:p>
          </table:table-cell>
          <table:table-cell office:value-type="float" office:value="-79.583176" calcext:value-type="float">
            <text:p>-79.583176</text:p>
          </table:table-cell>
          <table:table-cell office:value-type="float" office:value="309.2" calcext:value-type="float">
            <text:p>309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21Z</text:p>
          </table:table-cell>
          <table:table-cell office:value-type="float" office:value="40.01023" calcext:value-type="float">
            <text:p>40.01023</text:p>
          </table:table-cell>
          <table:table-cell office:value-type="float" office:value="-79.583176" calcext:value-type="float">
            <text:p>-79.583176</text:p>
          </table:table-cell>
          <table:table-cell office:value-type="float" office:value="309.2" calcext:value-type="float">
            <text:p>309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26Z</text:p>
          </table:table-cell>
          <table:table-cell office:value-type="float" office:value="40.010086" calcext:value-type="float">
            <text:p>40.010086</text:p>
          </table:table-cell>
          <table:table-cell office:value-type="float" office:value="-79.58315" calcext:value-type="float">
            <text:p>-79.58315</text:p>
          </table:table-cell>
          <table:table-cell office:value-type="float" office:value="309.5" calcext:value-type="float">
            <text:p>309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31Z</text:p>
          </table:table-cell>
          <table:table-cell office:value-type="float" office:value="40.010025" calcext:value-type="float">
            <text:p>40.010025</text:p>
          </table:table-cell>
          <table:table-cell office:value-type="float" office:value="-79.58307" calcext:value-type="float">
            <text:p>-79.58307</text:p>
          </table:table-cell>
          <table:table-cell office:value-type="float" office:value="309.5" calcext:value-type="float">
            <text:p>309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36Z</text:p>
          </table:table-cell>
          <table:table-cell office:value-type="float" office:value="40.009995" calcext:value-type="float">
            <text:p>40.009995</text:p>
          </table:table-cell>
          <table:table-cell office:value-type="float" office:value="-79.583" calcext:value-type="float">
            <text:p>-79.583</text:p>
          </table:table-cell>
          <table:table-cell office:value-type="float" office:value="309.8" calcext:value-type="float">
            <text:p>309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41Z</text:p>
          </table:table-cell>
          <table:table-cell office:value-type="float" office:value="40.009953" calcext:value-type="float">
            <text:p>40.009953</text:p>
          </table:table-cell>
          <table:table-cell office:value-type="float" office:value="-79.58295" calcext:value-type="float">
            <text:p>-79.58295</text:p>
          </table:table-cell>
          <table:table-cell office:value-type="float" office:value="310" calcext:value-type="float">
            <text:p>3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46Z</text:p>
          </table:table-cell>
          <table:table-cell office:value-type="float" office:value="40.009884" calcext:value-type="float">
            <text:p>40.009884</text:p>
          </table:table-cell>
          <table:table-cell office:value-type="float" office:value="-79.58286" calcext:value-type="float">
            <text:p>-79.58286</text:p>
          </table:table-cell>
          <table:table-cell office:value-type="float" office:value="310.1" calcext:value-type="float">
            <text:p>310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50Z</text:p>
          </table:table-cell>
          <table:table-cell office:value-type="float" office:value="40.009862" calcext:value-type="float">
            <text:p>40.009862</text:p>
          </table:table-cell>
          <table:table-cell office:value-type="float" office:value="-79.582825" calcext:value-type="float">
            <text:p>-79.582825</text:p>
          </table:table-cell>
          <table:table-cell office:value-type="float" office:value="310.2" calcext:value-type="float">
            <text:p>31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5:51Z</text:p>
          </table:table-cell>
          <table:table-cell office:value-type="float" office:value="40.00984" calcext:value-type="float">
            <text:p>40.00984</text:p>
          </table:table-cell>
          <table:table-cell office:value-type="float" office:value="-79.58279" calcext:value-type="float">
            <text:p>-79.58279</text:p>
          </table:table-cell>
          <table:table-cell office:value-type="float" office:value="310.2" calcext:value-type="float">
            <text:p>31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01Z</text:p>
          </table:table-cell>
          <table:table-cell office:value-type="float" office:value="40.009743" calcext:value-type="float">
            <text:p>40.009743</text:p>
          </table:table-cell>
          <table:table-cell office:value-type="float" office:value="-79.58264" calcext:value-type="float">
            <text:p>-79.58264</text:p>
          </table:table-cell>
          <table:table-cell office:value-type="float" office:value="310.1" calcext:value-type="float">
            <text:p>310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06Z</text:p>
          </table:table-cell>
          <table:table-cell office:value-type="float" office:value="40.00968" calcext:value-type="float">
            <text:p>40.00968</text:p>
          </table:table-cell>
          <table:table-cell office:value-type="float" office:value="-79.5826" calcext:value-type="float">
            <text:p>-79.5826</text:p>
          </table:table-cell>
          <table:table-cell office:value-type="float" office:value="310.2" calcext:value-type="float">
            <text:p>31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15Z</text:p>
          </table:table-cell>
          <table:table-cell office:value-type="float" office:value="40.009583" calcext:value-type="float">
            <text:p>40.009583</text:p>
          </table:table-cell>
          <table:table-cell office:value-type="float" office:value="-79.58251" calcext:value-type="float">
            <text:p>-79.58251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20Z</text:p>
          </table:table-cell>
          <table:table-cell office:value-type="float" office:value="40.00953" calcext:value-type="float">
            <text:p>40.00953</text:p>
          </table:table-cell>
          <table:table-cell office:value-type="float" office:value="-79.58249" calcext:value-type="float">
            <text:p>-79.58249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25Z</text:p>
          </table:table-cell>
          <table:table-cell office:value-type="float" office:value="40.009468" calcext:value-type="float">
            <text:p>40.009468</text:p>
          </table:table-cell>
          <table:table-cell office:value-type="float" office:value="-79.58244" calcext:value-type="float">
            <text:p>-79.58244</text:p>
          </table:table-cell>
          <table:table-cell office:value-type="float" office:value="310.2" calcext:value-type="float">
            <text:p>310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30Z</text:p>
          </table:table-cell>
          <table:table-cell office:value-type="float" office:value="40.009407" calcext:value-type="float">
            <text:p>40.009407</text:p>
          </table:table-cell>
          <table:table-cell office:value-type="float" office:value="-79.5824" calcext:value-type="float">
            <text:p>-79.5824</text:p>
          </table:table-cell>
          <table:table-cell office:value-type="float" office:value="310.3" calcext:value-type="float">
            <text:p>310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35Z</text:p>
          </table:table-cell>
          <table:table-cell office:value-type="float" office:value="40.009357" calcext:value-type="float">
            <text:p>40.009357</text:p>
          </table:table-cell>
          <table:table-cell office:value-type="float" office:value="-79.58236" calcext:value-type="float">
            <text:p>-79.58236</text:p>
          </table:table-cell>
          <table:table-cell office:value-type="float" office:value="310.5" calcext:value-type="float">
            <text:p>310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40Z</text:p>
          </table:table-cell>
          <table:table-cell office:value-type="float" office:value="40.009296" calcext:value-type="float">
            <text:p>40.009296</text:p>
          </table:table-cell>
          <table:table-cell office:value-type="float" office:value="-79.58228" calcext:value-type="float">
            <text:p>-79.58228</text:p>
          </table:table-cell>
          <table:table-cell office:value-type="float" office:value="310.7" calcext:value-type="float">
            <text:p>310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45Z</text:p>
          </table:table-cell>
          <table:table-cell office:value-type="float" office:value="40.009254" calcext:value-type="float">
            <text:p>40.009254</text:p>
          </table:table-cell>
          <table:table-cell office:value-type="float" office:value="-79.58224" calcext:value-type="float">
            <text:p>-79.58224</text:p>
          </table:table-cell>
          <table:table-cell office:value-type="float" office:value="311" calcext:value-type="float">
            <text:p>31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51Z</text:p>
          </table:table-cell>
          <table:table-cell office:value-type="float" office:value="40.009167" calcext:value-type="float">
            <text:p>40.009167</text:p>
          </table:table-cell>
          <table:table-cell office:value-type="float" office:value="-79.58218" calcext:value-type="float">
            <text:p>-79.58218</text:p>
          </table:table-cell>
          <table:table-cell office:value-type="float" office:value="311.5" calcext:value-type="float">
            <text:p>311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54Z</text:p>
          </table:table-cell>
          <table:table-cell office:value-type="float" office:value="40.009167" calcext:value-type="float">
            <text:p>40.009167</text:p>
          </table:table-cell>
          <table:table-cell office:value-type="float" office:value="-79.58218" calcext:value-type="float">
            <text:p>-79.58218</text:p>
          </table:table-cell>
          <table:table-cell office:value-type="float" office:value="311.5" calcext:value-type="float">
            <text:p>311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6:56Z</text:p>
          </table:table-cell>
          <table:table-cell office:value-type="float" office:value="40.009094" calcext:value-type="float">
            <text:p>40.009094</text:p>
          </table:table-cell>
          <table:table-cell office:value-type="float" office:value="-79.58213" calcext:value-type="float">
            <text:p>-79.58213</text:p>
          </table:table-cell>
          <table:table-cell office:value-type="float" office:value="311.9" calcext:value-type="float">
            <text:p>311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01Z</text:p>
          </table:table-cell>
          <table:table-cell office:value-type="float" office:value="40.009014" calcext:value-type="float">
            <text:p>40.009014</text:p>
          </table:table-cell>
          <table:table-cell office:value-type="float" office:value="-79.58208" calcext:value-type="float">
            <text:p>-79.58208</text:p>
          </table:table-cell>
          <table:table-cell office:value-type="float" office:value="312.4" calcext:value-type="float">
            <text:p>312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06Z</text:p>
          </table:table-cell>
          <table:table-cell office:value-type="float" office:value="40.008972" calcext:value-type="float">
            <text:p>40.008972</text:p>
          </table:table-cell>
          <table:table-cell office:value-type="float" office:value="-79.58202" calcext:value-type="float">
            <text:p>-79.58202</text:p>
          </table:table-cell>
          <table:table-cell office:value-type="float" office:value="312.7" calcext:value-type="float">
            <text:p>312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11Z</text:p>
          </table:table-cell>
          <table:table-cell office:value-type="float" office:value="40.008938" calcext:value-type="float">
            <text:p>40.008938</text:p>
          </table:table-cell>
          <table:table-cell office:value-type="float" office:value="-79.58197" calcext:value-type="float">
            <text:p>-79.58197</text:p>
          </table:table-cell>
          <table:table-cell office:value-type="float" office:value="312.9" calcext:value-type="float">
            <text:p>312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16Z</text:p>
          </table:table-cell>
          <table:table-cell office:value-type="float" office:value="40.008884" calcext:value-type="float">
            <text:p>40.008884</text:p>
          </table:table-cell>
          <table:table-cell office:value-type="float" office:value="-79.581894" calcext:value-type="float">
            <text:p>-79.581894</text:p>
          </table:table-cell>
          <table:table-cell office:value-type="float" office:value="313.2" calcext:value-type="float">
            <text:p>313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21Z</text:p>
          </table:table-cell>
          <table:table-cell office:value-type="float" office:value="40.00883" calcext:value-type="float">
            <text:p>40.00883</text:p>
          </table:table-cell>
          <table:table-cell office:value-type="float" office:value="-79.581856" calcext:value-type="float">
            <text:p>-79.581856</text:p>
          </table:table-cell>
          <table:table-cell office:value-type="float" office:value="313.3" calcext:value-type="float">
            <text:p>313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26Z</text:p>
          </table:table-cell>
          <table:table-cell office:value-type="float" office:value="40.008766" calcext:value-type="float">
            <text:p>40.008766</text:p>
          </table:table-cell>
          <table:table-cell office:value-type="float" office:value="-79.58181" calcext:value-type="float">
            <text:p>-79.58181</text:p>
          </table:table-cell>
          <table:table-cell office:value-type="float" office:value="313.4" calcext:value-type="float">
            <text:p>313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31Z</text:p>
          </table:table-cell>
          <table:table-cell office:value-type="float" office:value="40.0087" calcext:value-type="float">
            <text:p>40.0087</text:p>
          </table:table-cell>
          <table:table-cell office:value-type="float" office:value="-79.58177" calcext:value-type="float">
            <text:p>-79.58177</text:p>
          </table:table-cell>
          <table:table-cell office:value-type="float" office:value="313.5" calcext:value-type="float">
            <text:p>31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36Z</text:p>
          </table:table-cell>
          <table:table-cell office:value-type="float" office:value="40.008636" calcext:value-type="float">
            <text:p>40.008636</text:p>
          </table:table-cell>
          <table:table-cell office:value-type="float" office:value="-79.5817" calcext:value-type="float">
            <text:p>-79.5817</text:p>
          </table:table-cell>
          <table:table-cell office:value-type="float" office:value="313.7" calcext:value-type="float">
            <text:p>31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42Z</text:p>
          </table:table-cell>
          <table:table-cell office:value-type="float" office:value="40.008575" calcext:value-type="float">
            <text:p>40.008575</text:p>
          </table:table-cell>
          <table:table-cell office:value-type="float" office:value="-79.581635" calcext:value-type="float">
            <text:p>-79.581635</text:p>
          </table:table-cell>
          <table:table-cell office:value-type="float" office:value="313.8" calcext:value-type="float">
            <text:p>31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48Z</text:p>
          </table:table-cell>
          <table:table-cell office:value-type="float" office:value="40.00853" calcext:value-type="float">
            <text:p>40.00853</text:p>
          </table:table-cell>
          <table:table-cell office:value-type="float" office:value="-79.58156" calcext:value-type="float">
            <text:p>-79.58156</text:p>
          </table:table-cell>
          <table:table-cell office:value-type="float" office:value="314" calcext:value-type="float">
            <text:p>3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50Z</text:p>
          </table:table-cell>
          <table:table-cell office:value-type="float" office:value="40.00853" calcext:value-type="float">
            <text:p>40.00853</text:p>
          </table:table-cell>
          <table:table-cell office:value-type="float" office:value="-79.58156" calcext:value-type="float">
            <text:p>-79.58156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7:53Z</text:p>
          </table:table-cell>
          <table:table-cell office:value-type="float" office:value="40.00853" calcext:value-type="float">
            <text:p>40.00853</text:p>
          </table:table-cell>
          <table:table-cell office:value-type="float" office:value="-79.58156" calcext:value-type="float">
            <text:p>-79.58156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7:58Z</text:p>
          </table:table-cell>
          <table:table-cell office:value-type="float" office:value="40.00843" calcext:value-type="float">
            <text:p>40.00843</text:p>
          </table:table-cell>
          <table:table-cell office:value-type="float" office:value="-79.58145" calcext:value-type="float">
            <text:p>-79.58145</text:p>
          </table:table-cell>
          <table:table-cell office:value-type="float" office:value="315.2" calcext:value-type="float">
            <text:p>315.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03Z</text:p>
          </table:table-cell>
          <table:table-cell office:value-type="float" office:value="40.008366" calcext:value-type="float">
            <text:p>40.008366</text:p>
          </table:table-cell>
          <table:table-cell office:value-type="float" office:value="-79.581375" calcext:value-type="float">
            <text:p>-79.581375</text:p>
          </table:table-cell>
          <table:table-cell office:value-type="float" office:value="316" calcext:value-type="float">
            <text:p>31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11Z</text:p>
          </table:table-cell>
          <table:table-cell office:value-type="float" office:value="40.008293" calcext:value-type="float">
            <text:p>40.008293</text:p>
          </table:table-cell>
          <table:table-cell office:value-type="float" office:value="-79.58132" calcext:value-type="float">
            <text:p>-79.58132</text:p>
          </table:table-cell>
          <table:table-cell office:value-type="float" office:value="316.8" calcext:value-type="float">
            <text:p>316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21Z</text:p>
          </table:table-cell>
          <table:table-cell office:value-type="float" office:value="40.008205" calcext:value-type="float">
            <text:p>40.008205</text:p>
          </table:table-cell>
          <table:table-cell office:value-type="float" office:value="-79.581245" calcext:value-type="float">
            <text:p>-79.581245</text:p>
          </table:table-cell>
          <table:table-cell office:value-type="float" office:value="317.9" calcext:value-type="float">
            <text:p>317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31Z</text:p>
          </table:table-cell>
          <table:table-cell office:value-type="float" office:value="40.008083" calcext:value-type="float">
            <text:p>40.008083</text:p>
          </table:table-cell>
          <table:table-cell office:value-type="float" office:value="-79.58116" calcext:value-type="float">
            <text:p>-79.58116</text:p>
          </table:table-cell>
          <table:table-cell office:value-type="float" office:value="319.1" calcext:value-type="float">
            <text:p>319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36Z</text:p>
          </table:table-cell>
          <table:table-cell office:value-type="float" office:value="40.00803" calcext:value-type="float">
            <text:p>40.00803</text:p>
          </table:table-cell>
          <table:table-cell office:value-type="float" office:value="-79.5811" calcext:value-type="float">
            <text:p>-79.5811</text:p>
          </table:table-cell>
          <table:table-cell office:value-type="float" office:value="319.5" calcext:value-type="float">
            <text:p>319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44Z</text:p>
          </table:table-cell>
          <table:table-cell office:value-type="float" office:value="40.007935" calcext:value-type="float">
            <text:p>40.007935</text:p>
          </table:table-cell>
          <table:table-cell office:value-type="float" office:value="-79.58103" calcext:value-type="float">
            <text:p>-79.58103</text:p>
          </table:table-cell>
          <table:table-cell office:value-type="float" office:value="320" calcext:value-type="float">
            <text:p>3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50Z</text:p>
          </table:table-cell>
          <table:table-cell office:value-type="float" office:value="40.007935" calcext:value-type="float">
            <text:p>40.007935</text:p>
          </table:table-cell>
          <table:table-cell office:value-type="float" office:value="-79.58103" calcext:value-type="float">
            <text:p>-79.58103</text:p>
          </table:table-cell>
          <table:table-cell office:value-type="float" office:value="320" calcext:value-type="float">
            <text:p>3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52Z</text:p>
          </table:table-cell>
          <table:table-cell office:value-type="float" office:value="40.007935" calcext:value-type="float">
            <text:p>40.007935</text:p>
          </table:table-cell>
          <table:table-cell office:value-type="float" office:value="-79.58103" calcext:value-type="float">
            <text:p>-79.58103</text:p>
          </table:table-cell>
          <table:table-cell office:value-type="float" office:value="320" calcext:value-type="float">
            <text:p>3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8:55Z</text:p>
          </table:table-cell>
          <table:table-cell office:value-type="float" office:value="40.00784" calcext:value-type="float">
            <text:p>40.00784</text:p>
          </table:table-cell>
          <table:table-cell office:value-type="float" office:value="-79.58091" calcext:value-type="float">
            <text:p>-79.58091</text:p>
          </table:table-cell>
          <table:table-cell office:value-type="float" office:value="320.6" calcext:value-type="float">
            <text:p>320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00Z</text:p>
          </table:table-cell>
          <table:table-cell office:value-type="float" office:value="40.00778" calcext:value-type="float">
            <text:p>40.00778</text:p>
          </table:table-cell>
          <table:table-cell office:value-type="float" office:value="-79.58086" calcext:value-type="float">
            <text:p>-79.58086</text:p>
          </table:table-cell>
          <table:table-cell office:value-type="float" office:value="320.8" calcext:value-type="float">
            <text:p>320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10Z</text:p>
          </table:table-cell>
          <table:table-cell office:value-type="float" office:value="40.00766" calcext:value-type="float">
            <text:p>40.00766</text:p>
          </table:table-cell>
          <table:table-cell office:value-type="float" office:value="-79.580765" calcext:value-type="float">
            <text:p>-79.580765</text:p>
          </table:table-cell>
          <table:table-cell office:value-type="float" office:value="321.1" calcext:value-type="float">
            <text:p>321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15Z</text:p>
          </table:table-cell>
          <table:table-cell office:value-type="float" office:value="40.007618" calcext:value-type="float">
            <text:p>40.007618</text:p>
          </table:table-cell>
          <table:table-cell office:value-type="float" office:value="-79.58071" calcext:value-type="float">
            <text:p>-79.58071</text:p>
          </table:table-cell>
          <table:table-cell office:value-type="float" office:value="321.3" calcext:value-type="float">
            <text:p>321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20Z</text:p>
          </table:table-cell>
          <table:table-cell office:value-type="float" office:value="40.00756" calcext:value-type="float">
            <text:p>40.00756</text:p>
          </table:table-cell>
          <table:table-cell office:value-type="float" office:value="-79.58066" calcext:value-type="float">
            <text:p>-79.58066</text:p>
          </table:table-cell>
          <table:table-cell office:value-type="float" office:value="321.4" calcext:value-type="float">
            <text:p>321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25Z</text:p>
          </table:table-cell>
          <table:table-cell office:value-type="float" office:value="40.007507" calcext:value-type="float">
            <text:p>40.007507</text:p>
          </table:table-cell>
          <table:table-cell office:value-type="float" office:value="-79.58062" calcext:value-type="float">
            <text:p>-79.58062</text:p>
          </table:table-cell>
          <table:table-cell office:value-type="float" office:value="321.5" calcext:value-type="float">
            <text:p>321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30Z</text:p>
          </table:table-cell>
          <table:table-cell office:value-type="float" office:value="40.00744" calcext:value-type="float">
            <text:p>40.00744</text:p>
          </table:table-cell>
          <table:table-cell office:value-type="float" office:value="-79.580574" calcext:value-type="float">
            <text:p>-79.580574</text:p>
          </table:table-cell>
          <table:table-cell office:value-type="float" office:value="321.8" calcext:value-type="float">
            <text:p>321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35Z</text:p>
          </table:table-cell>
          <table:table-cell office:value-type="float" office:value="40.007374" calcext:value-type="float">
            <text:p>40.007374</text:p>
          </table:table-cell>
          <table:table-cell office:value-type="float" office:value="-79.580505" calcext:value-type="float">
            <text:p>-79.580505</text:p>
          </table:table-cell>
          <table:table-cell office:value-type="float" office:value="322" calcext:value-type="float">
            <text:p>3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40Z</text:p>
          </table:table-cell>
          <table:table-cell office:value-type="float" office:value="40.007374" calcext:value-type="float">
            <text:p>40.007374</text:p>
          </table:table-cell>
          <table:table-cell office:value-type="float" office:value="-79.580505" calcext:value-type="float">
            <text:p>-79.580505</text:p>
          </table:table-cell>
          <table:table-cell office:value-type="float" office:value="322" calcext:value-type="float">
            <text:p>3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43Z</text:p>
          </table:table-cell>
          <table:table-cell office:value-type="float" office:value="40.00731" calcext:value-type="float">
            <text:p>40.00731</text:p>
          </table:table-cell>
          <table:table-cell office:value-type="float" office:value="-79.58043" calcext:value-type="float">
            <text:p>-79.58043</text:p>
          </table:table-cell>
          <table:table-cell office:value-type="float" office:value="322.4" calcext:value-type="float">
            <text:p>322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51Z</text:p>
          </table:table-cell>
          <table:table-cell office:value-type="float" office:value="40.007249" calcext:value-type="float">
            <text:p>40.007249</text:p>
          </table:table-cell>
          <table:table-cell office:value-type="float" office:value="-79.58038" calcext:value-type="float">
            <text:p>-79.58038</text:p>
          </table:table-cell>
          <table:table-cell office:value-type="float" office:value="322.6" calcext:value-type="float">
            <text:p>322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09:59:52Z</text:p>
          </table:table-cell>
          <table:table-cell office:value-type="float" office:value="40.007187" calcext:value-type="float">
            <text:p>40.007187</text:p>
          </table:table-cell>
          <table:table-cell office:value-type="float" office:value="-79.58033" calcext:value-type="float">
            <text:p>-79.58033</text:p>
          </table:table-cell>
          <table:table-cell office:value-type="float" office:value="322.9" calcext:value-type="float">
            <text:p>322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09:59:52Z</text:p>
          </table:table-cell>
          <table:table-cell office:value-type="float" office:value="40.007187" calcext:value-type="float">
            <text:p>40.007187</text:p>
          </table:table-cell>
          <table:table-cell office:value-type="float" office:value="-79.58033" calcext:value-type="float">
            <text:p>-79.58033</text:p>
          </table:table-cell>
          <table:table-cell office:value-type="float" office:value="322.9" calcext:value-type="float">
            <text:p>322.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09:59:57Z</text:p>
          </table:table-cell>
          <table:table-cell office:value-type="float" office:value="40.00715" calcext:value-type="float">
            <text:p>40.00715</text:p>
          </table:table-cell>
          <table:table-cell office:value-type="float" office:value="-79.58027" calcext:value-type="float">
            <text:p>-79.58027</text:p>
          </table:table-cell>
          <table:table-cell office:value-type="float" office:value="323.1" calcext:value-type="float">
            <text:p>323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07Z</text:p>
          </table:table-cell>
          <table:table-cell office:value-type="float" office:value="40.007057" calcext:value-type="float">
            <text:p>40.007057</text:p>
          </table:table-cell>
          <table:table-cell office:value-type="float" office:value="-79.58012" calcext:value-type="float">
            <text:p>-79.580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12Z</text:p>
          </table:table-cell>
          <table:table-cell office:value-type="float" office:value="40.007" calcext:value-type="float">
            <text:p>40.007</text:p>
          </table:table-cell>
          <table:table-cell office:value-type="float" office:value="-79.58005" calcext:value-type="float">
            <text:p>-79.58005</text:p>
          </table:table-cell>
          <table:table-cell office:value-type="float" office:value="324.1" calcext:value-type="float">
            <text:p>324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22Z</text:p>
          </table:table-cell>
          <table:table-cell office:value-type="float" office:value="40.006878" calcext:value-type="float">
            <text:p>40.006878</text:p>
          </table:table-cell>
          <table:table-cell office:value-type="float" office:value="-79.57999" calcext:value-type="float">
            <text:p>-79.57999</text:p>
          </table:table-cell>
          <table:table-cell office:value-type="float" office:value="324.7" calcext:value-type="float">
            <text:p>324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28Z</text:p>
          </table:table-cell>
          <table:table-cell office:value-type="float" office:value="40.006813" calcext:value-type="float">
            <text:p>40.006813</text:p>
          </table:table-cell>
          <table:table-cell office:value-type="float" office:value="-79.57995" calcext:value-type="float">
            <text:p>-79.57995</text:p>
          </table:table-cell>
          <table:table-cell office:value-type="float" office:value="325.1" calcext:value-type="float">
            <text:p>325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38Z</text:p>
          </table:table-cell>
          <table:table-cell office:value-type="float" office:value="40.00675" calcext:value-type="float">
            <text:p>40.00675</text:p>
          </table:table-cell>
          <table:table-cell office:value-type="float" office:value="-79.579956" calcext:value-type="float">
            <text:p>-79.579956</text:p>
          </table:table-cell>
          <table:table-cell office:value-type="float" office:value="325.1" calcext:value-type="float">
            <text:p>325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43Z</text:p>
          </table:table-cell>
          <table:table-cell office:value-type="float" office:value="40.00676" calcext:value-type="float">
            <text:p>40.00676</text:p>
          </table:table-cell>
          <table:table-cell office:value-type="float" office:value="-79.57998" calcext:value-type="float">
            <text:p>-79.57998</text:p>
          </table:table-cell>
          <table:table-cell office:value-type="float" office:value="324.7" calcext:value-type="float">
            <text:p>324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51Z</text:p>
          </table:table-cell>
          <table:table-cell office:value-type="float" office:value="40.00676" calcext:value-type="float">
            <text:p>40.00676</text:p>
          </table:table-cell>
          <table:table-cell office:value-type="float" office:value="-79.57998" calcext:value-type="float">
            <text:p>-79.57998</text:p>
          </table:table-cell>
          <table:table-cell office:value-type="float" office:value="324.7" calcext:value-type="float">
            <text:p>324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0:53Z</text:p>
          </table:table-cell>
          <table:table-cell office:value-type="float" office:value="40.006756" calcext:value-type="float">
            <text:p>40.006756</text:p>
          </table:table-cell>
          <table:table-cell office:value-type="float" office:value="-79.580124" calcext:value-type="float">
            <text:p>-79.5801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0:53Z</text:p>
          </table:table-cell>
          <table:table-cell office:value-type="float" office:value="40.006756" calcext:value-type="float">
            <text:p>40.006756</text:p>
          </table:table-cell>
          <table:table-cell office:value-type="float" office:value="-79.580124" calcext:value-type="float">
            <text:p>-79.5801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0:58Z</text:p>
          </table:table-cell>
          <table:table-cell office:value-type="float" office:value="40.006752" calcext:value-type="float">
            <text:p>40.006752</text:p>
          </table:table-cell>
          <table:table-cell office:value-type="float" office:value="-79.580215" calcext:value-type="float">
            <text:p>-79.580215</text:p>
          </table:table-cell>
          <table:table-cell office:value-type="float" office:value="322.4" calcext:value-type="float">
            <text:p>322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03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027" calcext:value-type="float">
            <text:p>-79.58027</text:p>
          </table:table-cell>
          <table:table-cell office:value-type="float" office:value="322" calcext:value-type="float">
            <text:p>3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10Z</text:p>
          </table:table-cell>
          <table:table-cell office:value-type="float" office:value="40.00672" calcext:value-type="float">
            <text:p>40.00672</text:p>
          </table:table-cell>
          <table:table-cell office:value-type="float" office:value="-79.58037" calcext:value-type="float">
            <text:p>-79.58037</text:p>
          </table:table-cell>
          <table:table-cell office:value-type="float" office:value="321" calcext:value-type="float">
            <text:p>32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15Z</text:p>
          </table:table-cell>
          <table:table-cell office:value-type="float" office:value="40.006737" calcext:value-type="float">
            <text:p>40.006737</text:p>
          </table:table-cell>
          <table:table-cell office:value-type="float" office:value="-79.58047" calcext:value-type="float">
            <text:p>-79.58047</text:p>
          </table:table-cell>
          <table:table-cell office:value-type="float" office:value="320.1" calcext:value-type="float">
            <text:p>320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21Z</text:p>
          </table:table-cell>
          <table:table-cell office:value-type="float" office:value="40.006752" calcext:value-type="float">
            <text:p>40.006752</text:p>
          </table:table-cell>
          <table:table-cell office:value-type="float" office:value="-79.58058" calcext:value-type="float">
            <text:p>-79.58058</text:p>
          </table:table-cell>
          <table:table-cell office:value-type="float" office:value="318.9" calcext:value-type="float">
            <text:p>318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25Z</text:p>
          </table:table-cell>
          <table:table-cell office:value-type="float" office:value="40.006756" calcext:value-type="float">
            <text:p>40.006756</text:p>
          </table:table-cell>
          <table:table-cell office:value-type="float" office:value="-79.58065" calcext:value-type="float">
            <text:p>-79.58065</text:p>
          </table:table-cell>
          <table:table-cell office:value-type="float" office:value="318.1" calcext:value-type="float">
            <text:p>318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30Z</text:p>
          </table:table-cell>
          <table:table-cell office:value-type="float" office:value="40.006783" calcext:value-type="float">
            <text:p>40.006783</text:p>
          </table:table-cell>
          <table:table-cell office:value-type="float" office:value="-79.580734" calcext:value-type="float">
            <text:p>-79.580734</text:p>
          </table:table-cell>
          <table:table-cell office:value-type="float" office:value="317.4" calcext:value-type="float">
            <text:p>317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35Z</text:p>
          </table:table-cell>
          <table:table-cell office:value-type="float" office:value="40.006794" calcext:value-type="float">
            <text:p>40.006794</text:p>
          </table:table-cell>
          <table:table-cell office:value-type="float" office:value="-79.58083" calcext:value-type="float">
            <text:p>-79.58083</text:p>
          </table:table-cell>
          <table:table-cell office:value-type="float" office:value="316.2" calcext:value-type="float">
            <text:p>316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45Z</text:p>
          </table:table-cell>
          <table:table-cell office:value-type="float" office:value="40.00678" calcext:value-type="float">
            <text:p>40.00678</text:p>
          </table:table-cell>
          <table:table-cell office:value-type="float" office:value="-79.58099" calcext:value-type="float">
            <text:p>-79.58099</text:p>
          </table:table-cell>
          <table:table-cell office:value-type="float" office:value="314.5" calcext:value-type="float">
            <text:p>314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50Z</text:p>
          </table:table-cell>
          <table:table-cell office:value-type="float" office:value="40.006786" calcext:value-type="float">
            <text:p>40.006786</text:p>
          </table:table-cell>
          <table:table-cell office:value-type="float" office:value="-79.581085" calcext:value-type="float">
            <text:p>-79.581085</text:p>
          </table:table-cell>
          <table:table-cell office:value-type="float" office:value="313.6" calcext:value-type="float">
            <text:p>31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51Z</text:p>
          </table:table-cell>
          <table:table-cell office:value-type="float" office:value="40.006786" calcext:value-type="float">
            <text:p>40.006786</text:p>
          </table:table-cell>
          <table:table-cell office:value-type="float" office:value="-79.581085" calcext:value-type="float">
            <text:p>-79.581085</text:p>
          </table:table-cell>
          <table:table-cell office:value-type="float" office:value="313.6" calcext:value-type="float">
            <text:p>31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1:55Z</text:p>
          </table:table-cell>
          <table:table-cell office:value-type="float" office:value="40.006756" calcext:value-type="float">
            <text:p>40.006756</text:p>
          </table:table-cell>
          <table:table-cell office:value-type="float" office:value="-79.58119" calcext:value-type="float">
            <text:p>-79.58119</text:p>
          </table:table-cell>
          <table:table-cell office:value-type="float" office:value="313" calcext:value-type="float">
            <text:p>3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00Z</text:p>
          </table:table-cell>
          <table:table-cell office:value-type="float" office:value="40.006756" calcext:value-type="float">
            <text:p>40.006756</text:p>
          </table:table-cell>
          <table:table-cell office:value-type="float" office:value="-79.58119" calcext:value-type="float">
            <text:p>-79.58119</text:p>
          </table:table-cell>
          <table:table-cell office:value-type="float" office:value="313" calcext:value-type="float">
            <text:p>3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05Z</text:p>
          </table:table-cell>
          <table:table-cell office:value-type="float" office:value="40.006756" calcext:value-type="float">
            <text:p>40.006756</text:p>
          </table:table-cell>
          <table:table-cell office:value-type="float" office:value="-79.58131" calcext:value-type="float">
            <text:p>-79.58131</text:p>
          </table:table-cell>
          <table:table-cell office:value-type="float" office:value="312.4" calcext:value-type="float">
            <text:p>312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15Z</text:p>
          </table:table-cell>
          <table:table-cell office:value-type="float" office:value="40.006752" calcext:value-type="float">
            <text:p>40.006752</text:p>
          </table:table-cell>
          <table:table-cell office:value-type="float" office:value="-79.58144" calcext:value-type="float">
            <text:p>-79.58144</text:p>
          </table:table-cell>
          <table:table-cell office:value-type="float" office:value="311.1" calcext:value-type="float">
            <text:p>311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20Z</text:p>
          </table:table-cell>
          <table:table-cell office:value-type="float" office:value="40.006737" calcext:value-type="float">
            <text:p>40.006737</text:p>
          </table:table-cell>
          <table:table-cell office:value-type="float" office:value="-79.581535" calcext:value-type="float">
            <text:p>-79.581535</text:p>
          </table:table-cell>
          <table:table-cell office:value-type="float" office:value="310.1" calcext:value-type="float">
            <text:p>310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29Z</text:p>
          </table:table-cell>
          <table:table-cell office:value-type="float" office:value="40.006752" calcext:value-type="float">
            <text:p>40.006752</text:p>
          </table:table-cell>
          <table:table-cell office:value-type="float" office:value="-79.5817" calcext:value-type="float">
            <text:p>-79.5817</text:p>
          </table:table-cell>
          <table:table-cell office:value-type="float" office:value="308.2" calcext:value-type="float">
            <text:p>308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34Z</text:p>
          </table:table-cell>
          <table:table-cell office:value-type="float" office:value="40.00676" calcext:value-type="float">
            <text:p>40.00676</text:p>
          </table:table-cell>
          <table:table-cell office:value-type="float" office:value="-79.58178" calcext:value-type="float">
            <text:p>-79.58178</text:p>
          </table:table-cell>
          <table:table-cell office:value-type="float" office:value="307.6" calcext:value-type="float">
            <text:p>307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39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188" calcext:value-type="float">
            <text:p>-79.58188</text:p>
          </table:table-cell>
          <table:table-cell office:value-type="float" office:value="306.6" calcext:value-type="float">
            <text:p>306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44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1955" calcext:value-type="float">
            <text:p>-79.581955</text:p>
          </table:table-cell>
          <table:table-cell office:value-type="float" office:value="305.8" calcext:value-type="float">
            <text:p>305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51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1955" calcext:value-type="float">
            <text:p>-79.581955</text:p>
          </table:table-cell>
          <table:table-cell office:value-type="float" office:value="305.8" calcext:value-type="float">
            <text:p>305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2:54Z</text:p>
          </table:table-cell>
          <table:table-cell office:value-type="float" office:value="40.006733" calcext:value-type="float">
            <text:p>40.006733</text:p>
          </table:table-cell>
          <table:table-cell office:value-type="float" office:value="-79.58206" calcext:value-type="float">
            <text:p>-79.58206</text:p>
          </table:table-cell>
          <table:table-cell office:value-type="float" office:value="305.1" calcext:value-type="float">
            <text:p>305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2:59Z</text:p>
          </table:table-cell>
          <table:table-cell office:value-type="float" office:value="40.00675" calcext:value-type="float">
            <text:p>40.00675</text:p>
          </table:table-cell>
          <table:table-cell office:value-type="float" office:value="-79.58215" calcext:value-type="float">
            <text:p>-79.58215</text:p>
          </table:table-cell>
          <table:table-cell office:value-type="float" office:value="304.5" calcext:value-type="float">
            <text:p>304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09Z</text:p>
          </table:table-cell>
          <table:table-cell office:value-type="float" office:value="40.006733" calcext:value-type="float">
            <text:p>40.006733</text:p>
          </table:table-cell>
          <table:table-cell office:value-type="float" office:value="-79.58232" calcext:value-type="float">
            <text:p>-79.58232</text:p>
          </table:table-cell>
          <table:table-cell office:value-type="float" office:value="303.1" calcext:value-type="float">
            <text:p>303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14Z</text:p>
          </table:table-cell>
          <table:table-cell office:value-type="float" office:value="40.00673" calcext:value-type="float">
            <text:p>40.00673</text:p>
          </table:table-cell>
          <table:table-cell office:value-type="float" office:value="-79.58239" calcext:value-type="float">
            <text:p>-79.58239</text:p>
          </table:table-cell>
          <table:table-cell office:value-type="float" office:value="302.6" calcext:value-type="float">
            <text:p>302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19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248" calcext:value-type="float">
            <text:p>-79.58248</text:p>
          </table:table-cell>
          <table:table-cell office:value-type="float" office:value="301.8" calcext:value-type="float">
            <text:p>301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24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257" calcext:value-type="float">
            <text:p>-79.58257</text:p>
          </table:table-cell>
          <table:table-cell office:value-type="float" office:value="300.9" calcext:value-type="float">
            <text:p>300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29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267" calcext:value-type="float">
            <text:p>-79.58267</text:p>
          </table:table-cell>
          <table:table-cell office:value-type="float" office:value="300.5" calcext:value-type="float">
            <text:p>300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34Z</text:p>
          </table:table-cell>
          <table:table-cell office:value-type="float" office:value="40.00675" calcext:value-type="float">
            <text:p>40.00675</text:p>
          </table:table-cell>
          <table:table-cell office:value-type="float" office:value="-79.58277" calcext:value-type="float">
            <text:p>-79.58277</text:p>
          </table:table-cell>
          <table:table-cell office:value-type="float" office:value="300.1" calcext:value-type="float">
            <text:p>300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40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281" calcext:value-type="float">
            <text:p>-79.58281</text:p>
          </table:table-cell>
          <table:table-cell office:value-type="float" office:value="299.9" calcext:value-type="float">
            <text:p>299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50Z</text:p>
          </table:table-cell>
          <table:table-cell office:value-type="float" office:value="40.006763" calcext:value-type="float">
            <text:p>40.006763</text:p>
          </table:table-cell>
          <table:table-cell office:value-type="float" office:value="-79.58298" calcext:value-type="float">
            <text:p>-79.58298</text:p>
          </table:table-cell>
          <table:table-cell office:value-type="float" office:value="298.9" calcext:value-type="float">
            <text:p>298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51Z</text:p>
          </table:table-cell>
          <table:table-cell office:value-type="float" office:value="40.006763" calcext:value-type="float">
            <text:p>40.006763</text:p>
          </table:table-cell>
          <table:table-cell office:value-type="float" office:value="-79.58298" calcext:value-type="float">
            <text:p>-79.58298</text:p>
          </table:table-cell>
          <table:table-cell office:value-type="float" office:value="298.9" calcext:value-type="float">
            <text:p>298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3:55Z</text:p>
          </table:table-cell>
          <table:table-cell office:value-type="float" office:value="40.006763" calcext:value-type="float">
            <text:p>40.006763</text:p>
          </table:table-cell>
          <table:table-cell office:value-type="float" office:value="-79.58298" calcext:value-type="float">
            <text:p>-79.58298</text:p>
          </table:table-cell>
          <table:table-cell office:value-type="float" office:value="298.9" calcext:value-type="float">
            <text:p>298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00Z</text:p>
          </table:table-cell>
          <table:table-cell office:value-type="float" office:value="40.006886" calcext:value-type="float">
            <text:p>40.006886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" calcext:value-type="float">
            <text:p>29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05Z</text:p>
          </table:table-cell>
          <table:table-cell office:value-type="float" office:value="40.007016" calcext:value-type="float">
            <text:p>40.007016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.1" calcext:value-type="float">
            <text:p>299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15Z</text:p>
          </table:table-cell>
          <table:table-cell office:value-type="float" office:value="40.007085" calcext:value-type="float">
            <text:p>40.007085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.1" calcext:value-type="float">
            <text:p>299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20Z</text:p>
          </table:table-cell>
          <table:table-cell office:value-type="float" office:value="40.007155" calcext:value-type="float">
            <text:p>40.007155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.2" calcext:value-type="float">
            <text:p>299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25Z</text:p>
          </table:table-cell>
          <table:table-cell office:value-type="float" office:value="40.007224" calcext:value-type="float">
            <text:p>40.007224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.2" calcext:value-type="float">
            <text:p>299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30Z</text:p>
          </table:table-cell>
          <table:table-cell office:value-type="float" office:value="40.007293" calcext:value-type="float">
            <text:p>40.007293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.2" calcext:value-type="float">
            <text:p>299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38Z</text:p>
          </table:table-cell>
          <table:table-cell office:value-type="float" office:value="40.007362" calcext:value-type="float">
            <text:p>40.007362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.3" calcext:value-type="float">
            <text:p>299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46Z</text:p>
          </table:table-cell>
          <table:table-cell office:value-type="float" office:value="40.007432" calcext:value-type="float">
            <text:p>40.007432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.3" calcext:value-type="float">
            <text:p>299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51Z</text:p>
          </table:table-cell>
          <table:table-cell office:value-type="float" office:value="40.007501" calcext:value-type="float">
            <text:p>40.007501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.4" calcext:value-type="float">
            <text:p>299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4:51Z</text:p>
          </table:table-cell>
          <table:table-cell office:value-type="float" office:value="40.00757" calcext:value-type="float">
            <text:p>40.00757</text:p>
          </table:table-cell>
          <table:table-cell office:value-type="float" office:value="-79.58302" calcext:value-type="float">
            <text:p>-79.58302</text:p>
          </table:table-cell>
          <table:table-cell office:value-type="float" office:value="299.4" calcext:value-type="float">
            <text:p>299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4:56Z</text:p>
          </table:table-cell>
          <table:table-cell office:value-type="float" office:value="40.007645" calcext:value-type="float">
            <text:p>40.007645</text:p>
          </table:table-cell>
          <table:table-cell office:value-type="float" office:value="-79.583046" calcext:value-type="float">
            <text:p>-79.583046</text:p>
          </table:table-cell>
          <table:table-cell office:value-type="float" office:value="299.5" calcext:value-type="float">
            <text:p>299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01Z</text:p>
          </table:table-cell>
          <table:table-cell office:value-type="float" office:value="40.00772" calcext:value-type="float">
            <text:p>40.00772</text:p>
          </table:table-cell>
          <table:table-cell office:value-type="float" office:value="-79.583046" calcext:value-type="float">
            <text:p>-79.583046</text:p>
          </table:table-cell>
          <table:table-cell office:value-type="float" office:value="299.6" calcext:value-type="float">
            <text:p>299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06Z</text:p>
          </table:table-cell>
          <table:table-cell office:value-type="float" office:value="40.0078" calcext:value-type="float">
            <text:p>40.0078</text:p>
          </table:table-cell>
          <table:table-cell office:value-type="float" office:value="-79.583046" calcext:value-type="float">
            <text:p>-79.583046</text:p>
          </table:table-cell>
          <table:table-cell office:value-type="float" office:value="299.7" calcext:value-type="float">
            <text:p>299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11Z</text:p>
          </table:table-cell>
          <table:table-cell office:value-type="float" office:value="40.00788" calcext:value-type="float">
            <text:p>40.00788</text:p>
          </table:table-cell>
          <table:table-cell office:value-type="float" office:value="-79.58305" calcext:value-type="float">
            <text:p>-79.58305</text:p>
          </table:table-cell>
          <table:table-cell office:value-type="float" office:value="299.8" calcext:value-type="float">
            <text:p>299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16Z</text:p>
          </table:table-cell>
          <table:table-cell office:value-type="float" office:value="40.00796" calcext:value-type="float">
            <text:p>40.00796</text:p>
          </table:table-cell>
          <table:table-cell office:value-type="float" office:value="-79.58305" calcext:value-type="float">
            <text:p>-79.58305</text:p>
          </table:table-cell>
          <table:table-cell office:value-type="float" office:value="300" calcext:value-type="float">
            <text:p>3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26Z</text:p>
          </table:table-cell>
          <table:table-cell office:value-type="float" office:value="40.00804" calcext:value-type="float">
            <text:p>40.00804</text:p>
          </table:table-cell>
          <table:table-cell office:value-type="float" office:value="-79.583015" calcext:value-type="float">
            <text:p>-79.583015</text:p>
          </table:table-cell>
          <table:table-cell office:value-type="float" office:value="300.2" calcext:value-type="float">
            <text:p>300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36Z</text:p>
          </table:table-cell>
          <table:table-cell office:value-type="float" office:value="40.008186" calcext:value-type="float">
            <text:p>40.008186</text:p>
          </table:table-cell>
          <table:table-cell office:value-type="float" office:value="-79.58305" calcext:value-type="float">
            <text:p>-79.58305</text:p>
          </table:table-cell>
          <table:table-cell office:value-type="float" office:value="300.6" calcext:value-type="float">
            <text:p>300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41Z</text:p>
          </table:table-cell>
          <table:table-cell office:value-type="float" office:value="40.00825" calcext:value-type="float">
            <text:p>40.00825</text:p>
          </table:table-cell>
          <table:table-cell office:value-type="float" office:value="-79.58307" calcext:value-type="float">
            <text:p>-79.58307</text:p>
          </table:table-cell>
          <table:table-cell office:value-type="float" office:value="300.7" calcext:value-type="float">
            <text:p>300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46Z</text:p>
          </table:table-cell>
          <table:table-cell office:value-type="float" office:value="40.00834" calcext:value-type="float">
            <text:p>40.00834</text:p>
          </table:table-cell>
          <table:table-cell office:value-type="float" office:value="-79.583084" calcext:value-type="float">
            <text:p>-79.583084</text:p>
          </table:table-cell>
          <table:table-cell office:value-type="float" office:value="300.8" calcext:value-type="float">
            <text:p>300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51Z</text:p>
          </table:table-cell>
          <table:table-cell office:value-type="float" office:value="40.00838" calcext:value-type="float">
            <text:p>40.00838</text:p>
          </table:table-cell>
          <table:table-cell office:value-type="float" office:value="-79.583084" calcext:value-type="float">
            <text:p>-79.583084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5:51Z</text:p>
          </table:table-cell>
          <table:table-cell office:value-type="float" office:value="40.00842" calcext:value-type="float">
            <text:p>40.00842</text:p>
          </table:table-cell>
          <table:table-cell office:value-type="float" office:value="-79.583084" calcext:value-type="float">
            <text:p>-79.583084</text:p>
          </table:table-cell>
          <table:table-cell office:value-type="float" office:value="301" calcext:value-type="float">
            <text:p>30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5:56Z</text:p>
          </table:table-cell>
          <table:table-cell office:value-type="float" office:value="40.008458" calcext:value-type="float">
            <text:p>40.008458</text:p>
          </table:table-cell>
          <table:table-cell office:value-type="float" office:value="-79.583195" calcext:value-type="float">
            <text:p>-79.583195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01Z</text:p>
          </table:table-cell>
          <table:table-cell office:value-type="float" office:value="40.008459" calcext:value-type="float">
            <text:p>40.008459</text:p>
          </table:table-cell>
          <table:table-cell office:value-type="float" office:value="-79.583276" calcext:value-type="float">
            <text:p>-79.583276</text:p>
          </table:table-cell>
          <table:table-cell office:value-type="float" office:value="299.7" calcext:value-type="float">
            <text:p>299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06Z</text:p>
          </table:table-cell>
          <table:table-cell office:value-type="float" office:value="40.00846" calcext:value-type="float">
            <text:p>40.00846</text:p>
          </table:table-cell>
          <table:table-cell office:value-type="float" office:value="-79.583356" calcext:value-type="float">
            <text:p>-79.583356</text:p>
          </table:table-cell>
          <table:table-cell office:value-type="float" office:value="299.2" calcext:value-type="float">
            <text:p>299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11Z</text:p>
          </table:table-cell>
          <table:table-cell office:value-type="float" office:value="40.008461" calcext:value-type="float">
            <text:p>40.008461</text:p>
          </table:table-cell>
          <table:table-cell office:value-type="float" office:value="-79.583437" calcext:value-type="float">
            <text:p>-79.583437</text:p>
          </table:table-cell>
          <table:table-cell office:value-type="float" office:value="298.7" calcext:value-type="float">
            <text:p>298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16Z</text:p>
          </table:table-cell>
          <table:table-cell office:value-type="float" office:value="40.008462" calcext:value-type="float">
            <text:p>40.008462</text:p>
          </table:table-cell>
          <table:table-cell office:value-type="float" office:value="-79.583517" calcext:value-type="float">
            <text:p>-79.583517</text:p>
          </table:table-cell>
          <table:table-cell office:value-type="float" office:value="298.2" calcext:value-type="float">
            <text:p>298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21Z</text:p>
          </table:table-cell>
          <table:table-cell office:value-type="float" office:value="40.008464" calcext:value-type="float">
            <text:p>40.008464</text:p>
          </table:table-cell>
          <table:table-cell office:value-type="float" office:value="-79.583597" calcext:value-type="float">
            <text:p>-79.583597</text:p>
          </table:table-cell>
          <table:table-cell office:value-type="float" office:value="298" calcext:value-type="float">
            <text:p>29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26Z</text:p>
          </table:table-cell>
          <table:table-cell office:value-type="float" office:value="40.008465" calcext:value-type="float">
            <text:p>40.008465</text:p>
          </table:table-cell>
          <table:table-cell office:value-type="float" office:value="-79.583678" calcext:value-type="float">
            <text:p>-79.583678</text:p>
          </table:table-cell>
          <table:table-cell office:value-type="float" office:value="298" calcext:value-type="float">
            <text:p>29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31Z</text:p>
          </table:table-cell>
          <table:table-cell office:value-type="float" office:value="40.008466" calcext:value-type="float">
            <text:p>40.008466</text:p>
          </table:table-cell>
          <table:table-cell office:value-type="float" office:value="-79.583758" calcext:value-type="float">
            <text:p>-79.583758</text:p>
          </table:table-cell>
          <table:table-cell office:value-type="float" office:value="298" calcext:value-type="float">
            <text:p>29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36Z</text:p>
          </table:table-cell>
          <table:table-cell office:value-type="float" office:value="40.008467" calcext:value-type="float">
            <text:p>40.008467</text:p>
          </table:table-cell>
          <table:table-cell office:value-type="float" office:value="-79.583839" calcext:value-type="float">
            <text:p>-79.583839</text:p>
          </table:table-cell>
          <table:table-cell office:value-type="float" office:value="297.6" calcext:value-type="float">
            <text:p>297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41Z</text:p>
          </table:table-cell>
          <table:table-cell office:value-type="float" office:value="40.008468" calcext:value-type="float">
            <text:p>40.008468</text:p>
          </table:table-cell>
          <table:table-cell office:value-type="float" office:value="-79.583919" calcext:value-type="float">
            <text:p>-79.583919</text:p>
          </table:table-cell>
          <table:table-cell office:value-type="float" office:value="297.1" calcext:value-type="float">
            <text:p>297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51Z</text:p>
          </table:table-cell>
          <table:table-cell office:value-type="float" office:value="40.008469" calcext:value-type="float">
            <text:p>40.008469</text:p>
          </table:table-cell>
          <table:table-cell office:value-type="float" office:value="-79.584" calcext:value-type="float">
            <text:p>-79.584</text:p>
          </table:table-cell>
          <table:table-cell office:value-type="float" office:value="296.6" calcext:value-type="float">
            <text:p>296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6:51Z</text:p>
          </table:table-cell>
          <table:table-cell office:value-type="float" office:value="40.00847" calcext:value-type="float">
            <text:p>40.00847</text:p>
          </table:table-cell>
          <table:table-cell office:value-type="float" office:value="-79.58408" calcext:value-type="float">
            <text:p>-79.58408</text:p>
          </table:table-cell>
          <table:table-cell office:value-type="float" office:value="296.1" calcext:value-type="float">
            <text:p>296.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6:56Z</text:p>
          </table:table-cell>
          <table:table-cell office:value-type="float" office:value="40.008434" calcext:value-type="float">
            <text:p>40.008434</text:p>
          </table:table-cell>
          <table:table-cell office:value-type="float" office:value="-79.584175" calcext:value-type="float">
            <text:p>-79.584175</text:p>
          </table:table-cell>
          <table:table-cell office:value-type="float" office:value="295.4" calcext:value-type="float">
            <text:p>295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01Z</text:p>
          </table:table-cell>
          <table:table-cell office:value-type="float" office:value="40.008358" calcext:value-type="float">
            <text:p>40.008358</text:p>
          </table:table-cell>
          <table:table-cell office:value-type="float" office:value="-79.58423" calcext:value-type="float">
            <text:p>-79.58423</text:p>
          </table:table-cell>
          <table:table-cell office:value-type="float" office:value="295" calcext:value-type="float">
            <text:p>29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06Z</text:p>
          </table:table-cell>
          <table:table-cell office:value-type="float" office:value="40.008274" calcext:value-type="float">
            <text:p>40.008274</text:p>
          </table:table-cell>
          <table:table-cell office:value-type="float" office:value="-79.58426" calcext:value-type="float">
            <text:p>-79.58426</text:p>
          </table:table-cell>
          <table:table-cell office:value-type="float" office:value="295" calcext:value-type="float">
            <text:p>29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11Z</text:p>
          </table:table-cell>
          <table:table-cell office:value-type="float" office:value="40.008205" calcext:value-type="float">
            <text:p>40.008205</text:p>
          </table:table-cell>
          <table:table-cell office:value-type="float" office:value="-79.58425" calcext:value-type="float">
            <text:p>-79.58425</text:p>
          </table:table-cell>
          <table:table-cell office:value-type="float" office:value="295" calcext:value-type="float">
            <text:p>29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21Z</text:p>
          </table:table-cell>
          <table:table-cell office:value-type="float" office:value="40.008125" calcext:value-type="float">
            <text:p>40.008125</text:p>
          </table:table-cell>
          <table:table-cell office:value-type="float" office:value="-79.58426" calcext:value-type="float">
            <text:p>-79.58426</text:p>
          </table:table-cell>
          <table:table-cell office:value-type="float" office:value="295" calcext:value-type="float">
            <text:p>29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26Z</text:p>
          </table:table-cell>
          <table:table-cell office:value-type="float" office:value="40.008045" calcext:value-type="float">
            <text:p>40.008045</text:p>
          </table:table-cell>
          <table:table-cell office:value-type="float" office:value="-79.58426" calcext:value-type="float">
            <text:p>-79.58426</text:p>
          </table:table-cell>
          <table:table-cell office:value-type="float" office:value="294.9" calcext:value-type="float">
            <text:p>294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31Z</text:p>
          </table:table-cell>
          <table:table-cell office:value-type="float" office:value="40.007946" calcext:value-type="float">
            <text:p>40.007946</text:p>
          </table:table-cell>
          <table:table-cell office:value-type="float" office:value="-79.584236" calcext:value-type="float">
            <text:p>-79.584236</text:p>
          </table:table-cell>
          <table:table-cell office:value-type="float" office:value="294.9" calcext:value-type="float">
            <text:p>294.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36Z</text:p>
          </table:table-cell>
          <table:table-cell office:value-type="float" office:value="40.00782" calcext:value-type="float">
            <text:p>40.00782</text:p>
          </table:table-cell>
          <table:table-cell office:value-type="float" office:value="-79.58423" calcext:value-type="float">
            <text:p>-79.58423</text:p>
          </table:table-cell>
          <table:table-cell office:value-type="float" office:value="294.8" calcext:value-type="float">
            <text:p>294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46Z</text:p>
          </table:table-cell>
          <table:table-cell office:value-type="float" office:value="40.007773" calcext:value-type="float">
            <text:p>40.007773</text:p>
          </table:table-cell>
          <table:table-cell office:value-type="float" office:value="-79.58424" calcext:value-type="float">
            <text:p>-79.58424</text:p>
          </table:table-cell>
          <table:table-cell office:value-type="float" office:value="294.8" calcext:value-type="float">
            <text:p>294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50Z</text:p>
          </table:table-cell>
          <table:table-cell office:value-type="float" office:value="40.007727" calcext:value-type="float">
            <text:p>40.007727</text:p>
          </table:table-cell>
          <table:table-cell office:value-type="float" office:value="-79.58425" calcext:value-type="float">
            <text:p>-79.58425</text:p>
          </table:table-cell>
          <table:table-cell office:value-type="float" office:value="294.8" calcext:value-type="float">
            <text:p>294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7:51Z</text:p>
          </table:table-cell>
          <table:table-cell office:value-type="float" office:value="40.00768" calcext:value-type="float">
            <text:p>40.00768</text:p>
          </table:table-cell>
          <table:table-cell office:value-type="float" office:value="-79.58426" calcext:value-type="float">
            <text:p>-79.58426</text:p>
          </table:table-cell>
          <table:table-cell office:value-type="float" office:value="294.8" calcext:value-type="float">
            <text:p>294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7:56Z</text:p>
          </table:table-cell>
          <table:table-cell office:value-type="float" office:value="40.00759" calcext:value-type="float">
            <text:p>40.00759</text:p>
          </table:table-cell>
          <table:table-cell office:value-type="float" office:value="-79.58425" calcext:value-type="float">
            <text:p>-79.58425</text:p>
          </table:table-cell>
          <table:table-cell office:value-type="float" office:value="294.9" calcext:value-type="float">
            <text:p>294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03Z</text:p>
          </table:table-cell>
          <table:table-cell office:value-type="float" office:value="40.007507" calcext:value-type="float">
            <text:p>40.007507</text:p>
          </table:table-cell>
          <table:table-cell office:value-type="float" office:value="-79.58424" calcext:value-type="float">
            <text:p>-79.58424</text:p>
          </table:table-cell>
          <table:table-cell office:value-type="float" office:value="294.9" calcext:value-type="float">
            <text:p>294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10Z</text:p>
          </table:table-cell>
          <table:table-cell office:value-type="float" office:value="40.007404" calcext:value-type="float">
            <text:p>40.007404</text:p>
          </table:table-cell>
          <table:table-cell office:value-type="float" office:value="-79.584236" calcext:value-type="float">
            <text:p>-79.584236</text:p>
          </table:table-cell>
          <table:table-cell office:value-type="float" office:value="295" calcext:value-type="float">
            <text:p>29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15Z</text:p>
          </table:table-cell>
          <table:table-cell office:value-type="float" office:value="40.00732" calcext:value-type="float">
            <text:p>40.00732</text:p>
          </table:table-cell>
          <table:table-cell office:value-type="float" office:value="-79.58423" calcext:value-type="float">
            <text:p>-79.58423</text:p>
          </table:table-cell>
          <table:table-cell office:value-type="float" office:value="295.1" calcext:value-type="float">
            <text:p>295.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20Z</text:p>
          </table:table-cell>
          <table:table-cell office:value-type="float" office:value="40.00728" calcext:value-type="float">
            <text:p>40.00728</text:p>
          </table:table-cell>
          <table:table-cell office:value-type="float" office:value="-79.58423" calcext:value-type="float">
            <text:p>-79.58423</text:p>
          </table:table-cell>
          <table:table-cell office:value-type="float" office:value="295.2" calcext:value-type="float">
            <text:p>295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25Z</text:p>
          </table:table-cell>
          <table:table-cell office:value-type="float" office:value="40.007214" calcext:value-type="float">
            <text:p>40.007214</text:p>
          </table:table-cell>
          <table:table-cell office:value-type="float" office:value="-79.584236" calcext:value-type="float">
            <text:p>-79.584236</text:p>
          </table:table-cell>
          <table:table-cell office:value-type="float" office:value="295.3" calcext:value-type="float">
            <text:p>295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30Z</text:p>
          </table:table-cell>
          <table:table-cell office:value-type="float" office:value="40.007122" calcext:value-type="float">
            <text:p>40.007122</text:p>
          </table:table-cell>
          <table:table-cell office:value-type="float" office:value="-79.58422" calcext:value-type="float">
            <text:p>-79.58422</text:p>
          </table:table-cell>
          <table:table-cell office:value-type="float" office:value="295.4" calcext:value-type="float">
            <text:p>295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35Z</text:p>
          </table:table-cell>
          <table:table-cell office:value-type="float" office:value="40.00706" calcext:value-type="float">
            <text:p>40.00706</text:p>
          </table:table-cell>
          <table:table-cell office:value-type="float" office:value="-79.58422" calcext:value-type="float">
            <text:p>-79.58422</text:p>
          </table:table-cell>
          <table:table-cell office:value-type="float" office:value="295.5" calcext:value-type="float">
            <text:p>295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40Z</text:p>
          </table:table-cell>
          <table:table-cell office:value-type="float" office:value="40.00699" calcext:value-type="float">
            <text:p>40.00699</text:p>
          </table:table-cell>
          <table:table-cell office:value-type="float" office:value="-79.58424" calcext:value-type="float">
            <text:p>-79.58424</text:p>
          </table:table-cell>
          <table:table-cell office:value-type="float" office:value="295.5" calcext:value-type="float">
            <text:p>295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45Z</text:p>
          </table:table-cell>
          <table:table-cell office:value-type="float" office:value="40.006927" calcext:value-type="float">
            <text:p>40.006927</text:p>
          </table:table-cell>
          <table:table-cell office:value-type="float" office:value="-79.58424" calcext:value-type="float">
            <text:p>-79.58424</text:p>
          </table:table-cell>
          <table:table-cell office:value-type="float" office:value="295.6" calcext:value-type="float">
            <text:p>295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51Z</text:p>
          </table:table-cell>
          <table:table-cell office:value-type="float" office:value="40.006927" calcext:value-type="float">
            <text:p>40.006927</text:p>
          </table:table-cell>
          <table:table-cell office:value-type="float" office:value="-79.58424" calcext:value-type="float">
            <text:p>-79.58424</text:p>
          </table:table-cell>
          <table:table-cell office:value-type="float" office:value="295.6" calcext:value-type="float">
            <text:p>295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8:52Z</text:p>
          </table:table-cell>
          <table:table-cell office:value-type="float" office:value="40.006895" calcext:value-type="float">
            <text:p>40.006895</text:p>
          </table:table-cell>
          <table:table-cell office:value-type="float" office:value="-79.584248" calcext:value-type="float">
            <text:p>-79.584248</text:p>
          </table:table-cell>
          <table:table-cell office:value-type="float" office:value="295.7" calcext:value-type="float">
            <text:p>295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8:57Z</text:p>
          </table:table-cell>
          <table:table-cell office:value-type="float" office:value="40.006733" calcext:value-type="float">
            <text:p>40.006733</text:p>
          </table:table-cell>
          <table:table-cell office:value-type="float" office:value="-79.58429" calcext:value-type="float">
            <text:p>-79.58429</text:p>
          </table:table-cell>
          <table:table-cell office:value-type="float" office:value="295.8" calcext:value-type="float">
            <text:p>295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07Z</text:p>
          </table:table-cell>
          <table:table-cell office:value-type="float" office:value="40.00675" calcext:value-type="float">
            <text:p>40.00675</text:p>
          </table:table-cell>
          <table:table-cell office:value-type="float" office:value="-79.584547" calcext:value-type="float">
            <text:p>-79.584547</text:p>
          </table:table-cell>
          <table:table-cell office:value-type="float" office:value="295.6" calcext:value-type="float">
            <text:p>295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17Z</text:p>
          </table:table-cell>
          <table:table-cell office:value-type="float" office:value="40.006749" calcext:value-type="float">
            <text:p>40.006749</text:p>
          </table:table-cell>
          <table:table-cell office:value-type="float" office:value="-79.584628" calcext:value-type="float">
            <text:p>-79.584628</text:p>
          </table:table-cell>
          <table:table-cell office:value-type="float" office:value="295.3" calcext:value-type="float">
            <text:p>295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22Z</text:p>
          </table:table-cell>
          <table:table-cell office:value-type="float" office:value="40.006747" calcext:value-type="float">
            <text:p>40.006747</text:p>
          </table:table-cell>
          <table:table-cell office:value-type="float" office:value="-79.58471" calcext:value-type="float">
            <text:p>-79.58471</text:p>
          </table:table-cell>
          <table:table-cell office:value-type="float" office:value="295.3" calcext:value-type="float">
            <text:p>295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27Z</text:p>
          </table:table-cell>
          <table:table-cell office:value-type="float" office:value="40.006745" calcext:value-type="float">
            <text:p>40.006745</text:p>
          </table:table-cell>
          <table:table-cell office:value-type="float" office:value="-79.584792" calcext:value-type="float">
            <text:p>-79.584792</text:p>
          </table:table-cell>
          <table:table-cell office:value-type="float" office:value="295.1" calcext:value-type="float">
            <text:p>295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32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4873" calcext:value-type="float">
            <text:p>-79.584873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37Z</text:p>
          </table:table-cell>
          <table:table-cell office:value-type="float" office:value="40.006742" calcext:value-type="float">
            <text:p>40.006742</text:p>
          </table:table-cell>
          <table:table-cell office:value-type="float" office:value="-79.584955" calcext:value-type="float">
            <text:p>-79.584955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47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5037" calcext:value-type="float">
            <text:p>-79.585037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51Z</text:p>
          </table:table-cell>
          <table:table-cell office:value-type="float" office:value="40.006739" calcext:value-type="float">
            <text:p>40.006739</text:p>
          </table:table-cell>
          <table:table-cell office:value-type="float" office:value="-79.585118" calcext:value-type="float">
            <text:p>-79.585118</text:p>
          </table:table-cell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9:52Z</text:p>
          </table:table-cell>
          <table:table-cell office:value-type="float" office:value="40.006737" calcext:value-type="float">
            <text:p>40.006737</text:p>
          </table:table-cell>
          <table:table-cell office:value-type="float" office:value="-79.5852" calcext:value-type="float">
            <text:p>-79.5852</text:p>
          </table:table-cell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9:52Z</text:p>
          </table:table-cell>
          <table:table-cell office:value-type="float" office:value="40.006737" calcext:value-type="float">
            <text:p>40.006737</text:p>
          </table:table-cell>
          <table:table-cell office:value-type="float" office:value="-79.5852" calcext:value-type="float">
            <text:p>-79.5852</text:p>
          </table:table-cell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02Z</text:p>
          </table:table-cell>
          <table:table-cell office:value-type="float" office:value="40.006856" calcext:value-type="float">
            <text:p>40.006856</text:p>
          </table:table-cell>
          <table:table-cell office:value-type="float" office:value="-79.585282" calcext:value-type="float">
            <text:p>-79.585282</text:p>
          </table:table-cell>
          <table:table-cell office:value-type="float" office:value="294.6" calcext:value-type="float">
            <text:p>294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07Z</text:p>
          </table:table-cell>
          <table:table-cell office:value-type="float" office:value="40.006914" calcext:value-type="float">
            <text:p>40.006914</text:p>
          </table:table-cell>
          <table:table-cell office:value-type="float" office:value="-79.585294" calcext:value-type="float">
            <text:p>-79.585294</text:p>
          </table:table-cell>
          <table:table-cell office:value-type="float" office:value="294.6" calcext:value-type="float">
            <text:p>294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17Z</text:p>
          </table:table-cell>
          <table:table-cell office:value-type="float" office:value="40.006972" calcext:value-type="float">
            <text:p>40.006972</text:p>
          </table:table-cell>
          <table:table-cell office:value-type="float" office:value="-79.585306" calcext:value-type="float">
            <text:p>-79.585306</text:p>
          </table:table-cell>
          <table:table-cell office:value-type="float" office:value="294.5" calcext:value-type="float">
            <text:p>294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22Z</text:p>
          </table:table-cell>
          <table:table-cell office:value-type="float" office:value="40.00703" calcext:value-type="float">
            <text:p>40.00703</text:p>
          </table:table-cell>
          <table:table-cell office:value-type="float" office:value="-79.585318" calcext:value-type="float">
            <text:p>-79.585318</text:p>
          </table:table-cell>
          <table:table-cell office:value-type="float" office:value="294.3" calcext:value-type="float">
            <text:p>294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27Z</text:p>
          </table:table-cell>
          <table:table-cell office:value-type="float" office:value="40.007088" calcext:value-type="float">
            <text:p>40.007088</text:p>
          </table:table-cell>
          <table:table-cell office:value-type="float" office:value="-79.58533" calcext:value-type="float">
            <text:p>-79.58533</text:p>
          </table:table-cell>
          <table:table-cell office:value-type="float" office:value="294.2" calcext:value-type="float">
            <text:p>294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37Z</text:p>
          </table:table-cell>
          <table:table-cell office:value-type="float" office:value="40.007146" calcext:value-type="float">
            <text:p>40.007146</text:p>
          </table:table-cell>
          <table:table-cell office:value-type="float" office:value="-79.585342" calcext:value-type="float">
            <text:p>-79.585342</text:p>
          </table:table-cell>
          <table:table-cell office:value-type="float" office:value="294.1" calcext:value-type="float">
            <text:p>294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42Z</text:p>
          </table:table-cell>
          <table:table-cell office:value-type="float" office:value="40.007204" calcext:value-type="float">
            <text:p>40.007204</text:p>
          </table:table-cell>
          <table:table-cell office:value-type="float" office:value="-79.585354" calcext:value-type="float">
            <text:p>-79.585354</text:p>
          </table:table-cell>
          <table:table-cell office:value-type="float" office:value="294" calcext:value-type="float">
            <text:p>2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47Z</text:p>
          </table:table-cell>
          <table:table-cell office:value-type="float" office:value="40.007262" calcext:value-type="float">
            <text:p>40.007262</text:p>
          </table:table-cell>
          <table:table-cell office:value-type="float" office:value="-79.585366" calcext:value-type="float">
            <text:p>-79.585366</text:p>
          </table:table-cell>
          <table:table-cell office:value-type="float" office:value="293.9" calcext:value-type="float">
            <text:p>293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51Z</text:p>
          </table:table-cell>
          <table:table-cell office:value-type="float" office:value="40.00732" calcext:value-type="float">
            <text:p>40.00732</text:p>
          </table:table-cell>
          <table:table-cell office:value-type="float" office:value="-79.585378" calcext:value-type="float">
            <text:p>-79.585378</text:p>
          </table:table-cell>
          <table:table-cell office:value-type="float" office:value="293.8" calcext:value-type="float">
            <text:p>293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0:52Z</text:p>
          </table:table-cell>
          <table:table-cell office:value-type="float" office:value="40.007378" calcext:value-type="float">
            <text:p>40.007378</text:p>
          </table:table-cell>
          <table:table-cell office:value-type="float" office:value="-79.58539" calcext:value-type="float">
            <text:p>-79.58539</text:p>
          </table:table-cell>
          <table:table-cell office:value-type="float" office:value="293.7" calcext:value-type="float">
            <text:p>293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0:57Z</text:p>
          </table:table-cell>
          <table:table-cell office:value-type="float" office:value="40.007458" calcext:value-type="float">
            <text:p>40.007458</text:p>
          </table:table-cell>
          <table:table-cell office:value-type="float" office:value="-79.58541" calcext:value-type="float">
            <text:p>-79.58541</text:p>
          </table:table-cell>
          <table:table-cell office:value-type="float" office:value="293.6" calcext:value-type="float">
            <text:p>29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02Z</text:p>
          </table:table-cell>
          <table:table-cell office:value-type="float" office:value="40.007545" calcext:value-type="float">
            <text:p>40.007545</text:p>
          </table:table-cell>
          <table:table-cell office:value-type="float" office:value="-79.5854" calcext:value-type="float">
            <text:p>-79.5854</text:p>
          </table:table-cell>
          <table:table-cell office:value-type="float" office:value="293.4" calcext:value-type="float">
            <text:p>293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07Z</text:p>
          </table:table-cell>
          <table:table-cell office:value-type="float" office:value="40.007618" calcext:value-type="float">
            <text:p>40.007618</text:p>
          </table:table-cell>
          <table:table-cell office:value-type="float" office:value="-79.58539" calcext:value-type="float">
            <text:p>-79.58539</text:p>
          </table:table-cell>
          <table:table-cell office:value-type="float" office:value="293.3" calcext:value-type="float">
            <text:p>293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12Z</text:p>
          </table:table-cell>
          <table:table-cell office:value-type="float" office:value="40.00767" calcext:value-type="float">
            <text:p>40.00767</text:p>
          </table:table-cell>
          <table:table-cell office:value-type="float" office:value="-79.5854" calcext:value-type="float">
            <text:p>-79.5854</text:p>
          </table:table-cell>
          <table:table-cell office:value-type="float" office:value="293.2" calcext:value-type="float">
            <text:p>293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17Z</text:p>
          </table:table-cell>
          <table:table-cell office:value-type="float" office:value="40.007744" calcext:value-type="float">
            <text:p>40.007744</text:p>
          </table:table-cell>
          <table:table-cell office:value-type="float" office:value="-79.58542" calcext:value-type="float">
            <text:p>-79.58542</text:p>
          </table:table-cell>
          <table:table-cell office:value-type="float" office:value="293.1" calcext:value-type="float">
            <text:p>293.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22Z</text:p>
          </table:table-cell>
          <table:table-cell office:value-type="float" office:value="40.007805" calcext:value-type="float">
            <text:p>40.007805</text:p>
          </table:table-cell>
          <table:table-cell office:value-type="float" office:value="-79.58535" calcext:value-type="float">
            <text:p>-79.58535</text:p>
          </table:table-cell>
          <table:table-cell office:value-type="float" office:value="293" calcext:value-type="float">
            <text:p>29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30Z</text:p>
          </table:table-cell>
          <table:table-cell office:value-type="float" office:value="40.0079" calcext:value-type="float">
            <text:p>40.0079</text:p>
          </table:table-cell>
          <table:table-cell office:value-type="float" office:value="-79.58537" calcext:value-type="float">
            <text:p>-79.58537</text:p>
          </table:table-cell>
          <table:table-cell office:value-type="float" office:value="292.8" calcext:value-type="float">
            <text:p>292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35Z</text:p>
          </table:table-cell>
          <table:table-cell office:value-type="float" office:value="40.007973" calcext:value-type="float">
            <text:p>40.007973</text:p>
          </table:table-cell>
          <table:table-cell office:value-type="float" office:value="-79.585396" calcext:value-type="float">
            <text:p>-79.585396</text:p>
          </table:table-cell>
          <table:table-cell office:value-type="float" office:value="292.7" calcext:value-type="float">
            <text:p>292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40Z</text:p>
          </table:table-cell>
          <table:table-cell office:value-type="float" office:value="40.00806" calcext:value-type="float">
            <text:p>40.00806</text:p>
          </table:table-cell>
          <table:table-cell office:value-type="float" office:value="-79.58539" calcext:value-type="float">
            <text:p>-79.58539</text:p>
          </table:table-cell>
          <table:table-cell office:value-type="float" office:value="292.5" calcext:value-type="float">
            <text:p>292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45Z</text:p>
          </table:table-cell>
          <table:table-cell office:value-type="float" office:value="40.008133" calcext:value-type="float">
            <text:p>40.008133</text:p>
          </table:table-cell>
          <table:table-cell office:value-type="float" office:value="-79.585396" calcext:value-type="float">
            <text:p>-79.585396</text:p>
          </table:table-cell>
          <table:table-cell office:value-type="float" office:value="292.4" calcext:value-type="float">
            <text:p>292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50Z</text:p>
          </table:table-cell>
          <table:table-cell office:value-type="float" office:value="40.00819" calcext:value-type="float">
            <text:p>40.00819</text:p>
          </table:table-cell>
          <table:table-cell office:value-type="float" office:value="-79.58541" calcext:value-type="float">
            <text:p>-79.58541</text:p>
          </table:table-cell>
          <table:table-cell office:value-type="float" office:value="292.3" calcext:value-type="float">
            <text:p>292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51Z</text:p>
          </table:table-cell>
          <table:table-cell office:value-type="float" office:value="40.00819" calcext:value-type="float">
            <text:p>40.00819</text:p>
          </table:table-cell>
          <table:table-cell office:value-type="float" office:value="-79.58541" calcext:value-type="float">
            <text:p>-79.58541</text:p>
          </table:table-cell>
          <table:table-cell office:value-type="float" office:value="292.3" calcext:value-type="float">
            <text:p>292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1:55Z</text:p>
          </table:table-cell>
          <table:table-cell office:value-type="float" office:value="40.00819" calcext:value-type="float">
            <text:p>40.00819</text:p>
          </table:table-cell>
          <table:table-cell office:value-type="float" office:value="-79.58541" calcext:value-type="float">
            <text:p>-79.58541</text:p>
          </table:table-cell>
          <table:table-cell office:value-type="float" office:value="292.3" calcext:value-type="float">
            <text:p>292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00Z</text:p>
          </table:table-cell>
          <table:table-cell office:value-type="float" office:value="40.008324" calcext:value-type="float">
            <text:p>40.008324</text:p>
          </table:table-cell>
          <table:table-cell office:value-type="float" office:value="-79.58539" calcext:value-type="float">
            <text:p>-79.58539</text:p>
          </table:table-cell>
          <table:table-cell office:value-type="float" office:value="292.1" calcext:value-type="float">
            <text:p>292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05Z</text:p>
          </table:table-cell>
          <table:table-cell office:value-type="float" office:value="40.0084" calcext:value-type="float">
            <text:p>40.0084</text:p>
          </table:table-cell>
          <table:table-cell office:value-type="float" office:value="-79.58545" calcext:value-type="float">
            <text:p>-79.58545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10Z</text:p>
          </table:table-cell>
          <table:table-cell office:value-type="float" office:value="40.00844" calcext:value-type="float">
            <text:p>40.00844</text:p>
          </table:table-cell>
          <table:table-cell office:value-type="float" office:value="-79.58556" calcext:value-type="float">
            <text:p>-79.58556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15Z</text:p>
          </table:table-cell>
          <table:table-cell office:value-type="float" office:value="40.008442" calcext:value-type="float">
            <text:p>40.008442</text:p>
          </table:table-cell>
          <table:table-cell office:value-type="float" office:value="-79.58566" calcext:value-type="float">
            <text:p>-79.58566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20Z</text:p>
          </table:table-cell>
          <table:table-cell office:value-type="float" office:value="40.008446" calcext:value-type="float">
            <text:p>40.008446</text:p>
          </table:table-cell>
          <table:table-cell office:value-type="float" office:value="-79.58576" calcext:value-type="float">
            <text:p>-79.58576</text:p>
          </table:table-cell>
          <table:table-cell office:value-type="float" office:value="291.7" calcext:value-type="float">
            <text:p>291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25Z</text:p>
          </table:table-cell>
          <table:table-cell office:value-type="float" office:value="40.00844" calcext:value-type="float">
            <text:p>40.00844</text:p>
          </table:table-cell>
          <table:table-cell office:value-type="float" office:value="-79.58586" calcext:value-type="float">
            <text:p>-79.58586</text:p>
          </table:table-cell>
          <table:table-cell office:value-type="float" office:value="291.4" calcext:value-type="float">
            <text:p>291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30Z</text:p>
          </table:table-cell>
          <table:table-cell office:value-type="float" office:value="40.008446" calcext:value-type="float">
            <text:p>40.008446</text:p>
          </table:table-cell>
          <table:table-cell office:value-type="float" office:value="-79.58596" calcext:value-type="float">
            <text:p>-79.58596</text:p>
          </table:table-cell>
          <table:table-cell office:value-type="float" office:value="291.1" calcext:value-type="float">
            <text:p>291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35Z</text:p>
          </table:table-cell>
          <table:table-cell office:value-type="float" office:value="40.00845" calcext:value-type="float">
            <text:p>40.00845</text:p>
          </table:table-cell>
          <table:table-cell office:value-type="float" office:value="-79.58607" calcext:value-type="float">
            <text:p>-79.58607</text:p>
          </table:table-cell>
          <table:table-cell office:value-type="float" office:value="291" calcext:value-type="float">
            <text:p>2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40Z</text:p>
          </table:table-cell>
          <table:table-cell office:value-type="float" office:value="40.008446" calcext:value-type="float">
            <text:p>40.008446</text:p>
          </table:table-cell>
          <table:table-cell office:value-type="float" office:value="-79.58615" calcext:value-type="float">
            <text:p>-79.58615</text:p>
          </table:table-cell>
          <table:table-cell office:value-type="float" office:value="291" calcext:value-type="float">
            <text:p>2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45Z</text:p>
          </table:table-cell>
          <table:table-cell office:value-type="float" office:value="40.008442" calcext:value-type="float">
            <text:p>40.008442</text:p>
          </table:table-cell>
          <table:table-cell office:value-type="float" office:value="-79.58624" calcext:value-type="float">
            <text:p>-79.58624</text:p>
          </table:table-cell>
          <table:table-cell office:value-type="float" office:value="291" calcext:value-type="float">
            <text:p>2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50Z</text:p>
          </table:table-cell>
          <table:table-cell office:value-type="float" office:value="40.008442" calcext:value-type="float">
            <text:p>40.008442</text:p>
          </table:table-cell>
          <table:table-cell office:value-type="float" office:value="-79.58624" calcext:value-type="float">
            <text:p>-79.58624</text:p>
          </table:table-cell>
          <table:table-cell office:value-type="float" office:value="291" calcext:value-type="float">
            <text:p>2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2:51Z</text:p>
          </table:table-cell>
          <table:table-cell office:value-type="float" office:value="40.008442" calcext:value-type="float">
            <text:p>40.008442</text:p>
          </table:table-cell>
          <table:table-cell office:value-type="float" office:value="-79.58624" calcext:value-type="float">
            <text:p>-79.58624</text:p>
          </table:table-cell>
          <table:table-cell office:value-type="float" office:value="291" calcext:value-type="float">
            <text:p>2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2:56Z</text:p>
          </table:table-cell>
          <table:table-cell office:value-type="float" office:value="40.008446" calcext:value-type="float">
            <text:p>40.008446</text:p>
          </table:table-cell>
          <table:table-cell office:value-type="float" office:value="-79.58639" calcext:value-type="float">
            <text:p>-79.58639</text:p>
          </table:table-cell>
          <table:table-cell office:value-type="float" office:value="291" calcext:value-type="float">
            <text:p>2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01Z</text:p>
          </table:table-cell>
          <table:table-cell office:value-type="float" office:value="40.00843" calcext:value-type="float">
            <text:p>40.00843</text:p>
          </table:table-cell>
          <table:table-cell office:value-type="float" office:value="-79.58649" calcext:value-type="float">
            <text:p>-79.58649</text:p>
          </table:table-cell>
          <table:table-cell office:value-type="float" office:value="291" calcext:value-type="float">
            <text:p>2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11Z</text:p>
          </table:table-cell>
          <table:table-cell office:value-type="float" office:value="40.00834" calcext:value-type="float">
            <text:p>40.00834</text:p>
          </table:table-cell>
          <table:table-cell office:value-type="float" office:value="-79.58654" calcext:value-type="float">
            <text:p>-79.58654</text:p>
          </table:table-cell>
          <table:table-cell office:value-type="float" office:value="291" calcext:value-type="float">
            <text:p>2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18Z</text:p>
          </table:table-cell>
          <table:table-cell office:value-type="float" office:value="40.008236" calcext:value-type="float">
            <text:p>40.008236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2" calcext:value-type="float">
            <text:p>291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23Z</text:p>
          </table:table-cell>
          <table:table-cell office:value-type="float" office:value="40.00817" calcext:value-type="float">
            <text:p>40.00817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2" calcext:value-type="float">
            <text:p>291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28Z</text:p>
          </table:table-cell>
          <table:table-cell office:value-type="float" office:value="40.008102" calcext:value-type="float">
            <text:p>40.008102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3" calcext:value-type="float">
            <text:p>291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38Z</text:p>
          </table:table-cell>
          <table:table-cell office:value-type="float" office:value="40.00797" calcext:value-type="float">
            <text:p>40.00797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5" calcext:value-type="float">
            <text:p>291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48Z</text:p>
          </table:table-cell>
          <table:table-cell office:value-type="float" office:value="40.007847" calcext:value-type="float">
            <text:p>40.007847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6" calcext:value-type="float">
            <text:p>291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50Z</text:p>
          </table:table-cell>
          <table:table-cell office:value-type="float" office:value="40.007847" calcext:value-type="float">
            <text:p>40.007847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6" calcext:value-type="float">
            <text:p>291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3:53Z</text:p>
          </table:table-cell>
          <table:table-cell office:value-type="float" office:value="40.007748" calcext:value-type="float">
            <text:p>40.007748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8" calcext:value-type="float">
            <text:p>291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3:58Z</text:p>
          </table:table-cell>
          <table:table-cell office:value-type="float" office:value="40.007656" calcext:value-type="float">
            <text:p>40.007656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9" calcext:value-type="float">
            <text:p>291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03Z</text:p>
          </table:table-cell>
          <table:table-cell office:value-type="float" office:value="40.007572" calcext:value-type="float">
            <text:p>40.007572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08Z</text:p>
          </table:table-cell>
          <table:table-cell office:value-type="float" office:value="40.007504" calcext:value-type="float">
            <text:p>40.007504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292.1" calcext:value-type="float">
            <text:p>292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13Z</text:p>
          </table:table-cell>
          <table:table-cell office:value-type="float" office:value="40.007442" calcext:value-type="float">
            <text:p>40.007442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20Z</text:p>
          </table:table-cell>
          <table:table-cell office:value-type="float" office:value="40.00735" calcext:value-type="float">
            <text:p>40.00735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2.1" calcext:value-type="float">
            <text:p>292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25Z</text:p>
          </table:table-cell>
          <table:table-cell office:value-type="float" office:value="40.007282" calcext:value-type="float">
            <text:p>40.007282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2.3" calcext:value-type="float">
            <text:p>292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35Z</text:p>
          </table:table-cell>
          <table:table-cell office:value-type="float" office:value="40.007168" calcext:value-type="float">
            <text:p>40.007168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292.4" calcext:value-type="float">
            <text:p>292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39Z</text:p>
          </table:table-cell>
          <table:table-cell office:value-type="float" office:value="40.007126" calcext:value-type="float">
            <text:p>40.007126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292.5" calcext:value-type="float">
            <text:p>292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44Z</text:p>
          </table:table-cell>
          <table:table-cell office:value-type="float" office:value="40.00708" calcext:value-type="float">
            <text:p>40.00708</text:p>
          </table:table-cell>
          <table:table-cell office:value-type="float" office:value="-79.58658" calcext:value-type="float">
            <text:p>-79.58658</text:p>
          </table:table-cell>
          <table:table-cell office:value-type="float" office:value="292.5" calcext:value-type="float">
            <text:p>292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49Z</text:p>
          </table:table-cell>
          <table:table-cell office:value-type="float" office:value="40.007008" calcext:value-type="float">
            <text:p>40.007008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292.5" calcext:value-type="float">
            <text:p>292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51Z</text:p>
          </table:table-cell>
          <table:table-cell office:value-type="float" office:value="40.007008" calcext:value-type="float">
            <text:p>40.007008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292.5" calcext:value-type="float">
            <text:p>292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4:54Z</text:p>
          </table:table-cell>
          <table:table-cell office:value-type="float" office:value="40.007008" calcext:value-type="float">
            <text:p>40.007008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292.5" calcext:value-type="float">
            <text:p>292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4:59Z</text:p>
          </table:table-cell>
          <table:table-cell office:value-type="float" office:value="40.006886" calcext:value-type="float">
            <text:p>40.006886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292.7" calcext:value-type="float">
            <text:p>292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04Z</text:p>
          </table:table-cell>
          <table:table-cell office:value-type="float" office:value="40.006817" calcext:value-type="float">
            <text:p>40.006817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292.9" calcext:value-type="float">
            <text:p>292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14Z</text:p>
          </table:table-cell>
          <table:table-cell office:value-type="float" office:value="40.006714" calcext:value-type="float">
            <text:p>40.006714</text:p>
          </table:table-cell>
          <table:table-cell office:value-type="float" office:value="-79.58661" calcext:value-type="float">
            <text:p>-79.58661</text:p>
          </table:table-cell>
          <table:table-cell office:value-type="float" office:value="292.9" calcext:value-type="float">
            <text:p>292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19Z</text:p>
          </table:table-cell>
          <table:table-cell office:value-type="float" office:value="40.006653" calcext:value-type="float">
            <text:p>40.006653</text:p>
          </table:table-cell>
          <table:table-cell office:value-type="float" office:value="-79.58662" calcext:value-type="float">
            <text:p>-79.58662</text:p>
          </table:table-cell>
          <table:table-cell office:value-type="float" office:value="293" calcext:value-type="float">
            <text:p>2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24Z</text:p>
          </table:table-cell>
          <table:table-cell office:value-type="float" office:value="40.006695" calcext:value-type="float">
            <text:p>40.006695</text:p>
          </table:table-cell>
          <table:table-cell office:value-type="float" office:value="-79.58665" calcext:value-type="float">
            <text:p>-79.58665</text:p>
          </table:table-cell>
          <table:table-cell office:value-type="float" office:value="293" calcext:value-type="float">
            <text:p>2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32Z</text:p>
          </table:table-cell>
          <table:table-cell office:value-type="float" office:value="40.006733" calcext:value-type="float">
            <text:p>40.006733</text:p>
          </table:table-cell>
          <table:table-cell office:value-type="float" office:value="-79.586716" calcext:value-type="float">
            <text:p>-79.586716</text:p>
          </table:table-cell>
          <table:table-cell office:value-type="float" office:value="292.9" calcext:value-type="float">
            <text:p>292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37Z</text:p>
          </table:table-cell>
          <table:table-cell office:value-type="float" office:value="40.006733" calcext:value-type="float">
            <text:p>40.006733</text:p>
          </table:table-cell>
          <table:table-cell office:value-type="float" office:value="-79.58681" calcext:value-type="float">
            <text:p>-79.58681</text:p>
          </table:table-cell>
          <table:table-cell office:value-type="float" office:value="292.9" calcext:value-type="float">
            <text:p>292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42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688" calcext:value-type="float">
            <text:p>-79.58688</text:p>
          </table:table-cell>
          <table:table-cell office:value-type="float" office:value="293" calcext:value-type="float">
            <text:p>29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51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688" calcext:value-type="float">
            <text:p>-79.58688</text:p>
          </table:table-cell>
          <table:table-cell office:value-type="float" office:value="293" calcext:value-type="float">
            <text:p>29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5:52Z</text:p>
          </table:table-cell>
          <table:table-cell office:value-type="float" office:value="40.006715" calcext:value-type="float">
            <text:p>40.006715</text:p>
          </table:table-cell>
          <table:table-cell office:value-type="float" office:value="-79.586922" calcext:value-type="float">
            <text:p>-79.586922</text:p>
          </table:table-cell>
          <table:table-cell office:value-type="float" office:value="293" calcext:value-type="float">
            <text:p>29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5:57Z</text:p>
          </table:table-cell>
          <table:table-cell office:value-type="float" office:value="40.006737" calcext:value-type="float">
            <text:p>40.006737</text:p>
          </table:table-cell>
          <table:table-cell office:value-type="float" office:value="-79.587135" calcext:value-type="float">
            <text:p>-79.587135</text:p>
          </table:table-cell>
          <table:table-cell office:value-type="float" office:value="293" calcext:value-type="float">
            <text:p>29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02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292.9" calcext:value-type="float">
            <text:p>292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07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292.7" calcext:value-type="float">
            <text:p>292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12Z</text:p>
          </table:table-cell>
          <table:table-cell office:value-type="float" office:value="40.00673" calcext:value-type="float">
            <text:p>40.00673</text:p>
          </table:table-cell>
          <table:table-cell office:value-type="float" office:value="-79.587395" calcext:value-type="float">
            <text:p>-79.587395</text:p>
          </table:table-cell>
          <table:table-cell office:value-type="float" office:value="292.6" calcext:value-type="float">
            <text:p>292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17Z</text:p>
          </table:table-cell>
          <table:table-cell office:value-type="float" office:value="40.00673" calcext:value-type="float">
            <text:p>40.00673</text:p>
          </table:table-cell>
          <table:table-cell office:value-type="float" office:value="-79.58751" calcext:value-type="float">
            <text:p>-79.58751</text:p>
          </table:table-cell>
          <table:table-cell office:value-type="float" office:value="292.4" calcext:value-type="float">
            <text:p>292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22Z</text:p>
          </table:table-cell>
          <table:table-cell office:value-type="float" office:value="40.006733" calcext:value-type="float">
            <text:p>40.006733</text:p>
          </table:table-cell>
          <table:table-cell office:value-type="float" office:value="-79.58761" calcext:value-type="float">
            <text:p>-79.58761</text:p>
          </table:table-cell>
          <table:table-cell office:value-type="float" office:value="292.3" calcext:value-type="float">
            <text:p>292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27Z</text:p>
          </table:table-cell>
          <table:table-cell office:value-type="float" office:value="40.006756" calcext:value-type="float">
            <text:p>40.006756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1.5" calcext:value-type="float">
            <text:p>291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32Z</text:p>
          </table:table-cell>
          <table:table-cell office:value-type="float" office:value="40.006824" calcext:value-type="float">
            <text:p>40.006824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1" calcext:value-type="float">
            <text:p>2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37Z</text:p>
          </table:table-cell>
          <table:table-cell office:value-type="float" office:value="40.0069" calcext:value-type="float">
            <text:p>40.0069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90.4" calcext:value-type="float">
            <text:p>290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42Z</text:p>
          </table:table-cell>
          <table:table-cell office:value-type="float" office:value="40.00698" calcext:value-type="float">
            <text:p>40.00698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90.2" calcext:value-type="float">
            <text:p>290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47Z</text:p>
          </table:table-cell>
          <table:table-cell office:value-type="float" office:value="40.007034" calcext:value-type="float">
            <text:p>40.007034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0.1" calcext:value-type="float">
            <text:p>290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51Z</text:p>
          </table:table-cell>
          <table:table-cell office:value-type="float" office:value="40.007034" calcext:value-type="float">
            <text:p>40.007034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0.1" calcext:value-type="float">
            <text:p>290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6:54Z</text:p>
          </table:table-cell>
          <table:table-cell office:value-type="float" office:value="40.00711" calcext:value-type="float">
            <text:p>40.00711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9" calcext:value-type="float">
            <text:p>289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6:59Z</text:p>
          </table:table-cell>
          <table:table-cell office:value-type="float" office:value="40.00719" calcext:value-type="float">
            <text:p>40.00719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.8" calcext:value-type="float">
            <text:p>289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04Z</text:p>
          </table:table-cell>
          <table:table-cell office:value-type="float" office:value="40.00721" calcext:value-type="float">
            <text:p>40.00721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9.8" calcext:value-type="float">
            <text:p>289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13Z</text:p>
          </table:table-cell>
          <table:table-cell office:value-type="float" office:value="40.00732" calcext:value-type="float">
            <text:p>40.00732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.7" calcext:value-type="float">
            <text:p>289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18Z</text:p>
          </table:table-cell>
          <table:table-cell office:value-type="float" office:value="40.007397" calcext:value-type="float">
            <text:p>40.007397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6" calcext:value-type="float">
            <text:p>289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23Z</text:p>
          </table:table-cell>
          <table:table-cell office:value-type="float" office:value="40.007454" calcext:value-type="float">
            <text:p>40.007454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89.5" calcext:value-type="float">
            <text:p>289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28Z</text:p>
          </table:table-cell>
          <table:table-cell office:value-type="float" office:value="40.00753" calcext:value-type="float">
            <text:p>40.00753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89.5" calcext:value-type="float">
            <text:p>289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33Z</text:p>
          </table:table-cell>
          <table:table-cell office:value-type="float" office:value="40.00762" calcext:value-type="float">
            <text:p>40.00762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4" calcext:value-type="float">
            <text:p>289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38Z</text:p>
          </table:table-cell>
          <table:table-cell office:value-type="float" office:value="40.007675" calcext:value-type="float">
            <text:p>40.007675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9.4" calcext:value-type="float">
            <text:p>289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48Z</text:p>
          </table:table-cell>
          <table:table-cell office:value-type="float" office:value="40.007813" calcext:value-type="float">
            <text:p>40.007813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3" calcext:value-type="float">
            <text:p>289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51Z</text:p>
          </table:table-cell>
          <table:table-cell office:value-type="float" office:value="40.007813" calcext:value-type="float">
            <text:p>40.007813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3" calcext:value-type="float">
            <text:p>28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7:53Z</text:p>
          </table:table-cell>
          <table:table-cell office:value-type="float" office:value="40.00789" calcext:value-type="float">
            <text:p>40.00789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.3" calcext:value-type="float">
            <text:p>28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7:58Z</text:p>
          </table:table-cell>
          <table:table-cell office:value-type="float" office:value="40.007942" calcext:value-type="float">
            <text:p>40.007942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2" calcext:value-type="float">
            <text:p>289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03Z</text:p>
          </table:table-cell>
          <table:table-cell office:value-type="float" office:value="40.00801" calcext:value-type="float">
            <text:p>40.00801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89.2" calcext:value-type="float">
            <text:p>289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08Z</text:p>
          </table:table-cell>
          <table:table-cell office:value-type="float" office:value="40.00808" calcext:value-type="float">
            <text:p>40.00808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89.2" calcext:value-type="float">
            <text:p>289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13Z</text:p>
          </table:table-cell>
          <table:table-cell office:value-type="float" office:value="40.008137" calcext:value-type="float">
            <text:p>40.008137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89.1" calcext:value-type="float">
            <text:p>289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18Z</text:p>
          </table:table-cell>
          <table:table-cell office:value-type="float" office:value="40.008224" calcext:value-type="float">
            <text:p>40.008224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.1" calcext:value-type="float">
            <text:p>289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23Z</text:p>
          </table:table-cell>
          <table:table-cell office:value-type="float" office:value="40.00829" calcext:value-type="float">
            <text:p>40.00829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1" calcext:value-type="float">
            <text:p>289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28Z</text:p>
          </table:table-cell>
          <table:table-cell office:value-type="float" office:value="40.00836" calcext:value-type="float">
            <text:p>40.00836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33Z</text:p>
          </table:table-cell>
          <table:table-cell office:value-type="float" office:value="40.00843" calcext:value-type="float">
            <text:p>40.00843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38Z</text:p>
          </table:table-cell>
          <table:table-cell office:value-type="float" office:value="40.00851" calcext:value-type="float">
            <text:p>40.00851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89.1" calcext:value-type="float">
            <text:p>289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43Z</text:p>
          </table:table-cell>
          <table:table-cell office:value-type="float" office:value="40.008595" calcext:value-type="float">
            <text:p>40.008595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89.3" calcext:value-type="float">
            <text:p>28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48Z</text:p>
          </table:table-cell>
          <table:table-cell office:value-type="float" office:value="40.00865" calcext:value-type="float">
            <text:p>40.00865</text:p>
          </table:table-cell>
          <table:table-cell office:value-type="float" office:value="-79.5877" calcext:value-type="float">
            <text:p>-79.5877</text:p>
          </table:table-cell>
          <table:table-cell office:value-type="float" office:value="289.4" calcext:value-type="float">
            <text:p>289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50Z</text:p>
          </table:table-cell>
          <table:table-cell office:value-type="float" office:value="40.00865" calcext:value-type="float">
            <text:p>40.00865</text:p>
          </table:table-cell>
          <table:table-cell office:value-type="float" office:value="-79.5877" calcext:value-type="float">
            <text:p>-79.5877</text:p>
          </table:table-cell>
          <table:table-cell office:value-type="float" office:value="289.4" calcext:value-type="float">
            <text:p>289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8:53Z</text:p>
          </table:table-cell>
          <table:table-cell office:value-type="float" office:value="40.008713" calcext:value-type="float">
            <text:p>40.008713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9.6" calcext:value-type="float">
            <text:p>289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8:58Z</text:p>
          </table:table-cell>
          <table:table-cell office:value-type="float" office:value="40.00879" calcext:value-type="float">
            <text:p>40.00879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89.8" calcext:value-type="float">
            <text:p>289.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03Z</text:p>
          </table:table-cell>
          <table:table-cell office:value-type="float" office:value="40.008846" calcext:value-type="float">
            <text:p>40.008846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89.9" calcext:value-type="float">
            <text:p>289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08Z</text:p>
          </table:table-cell>
          <table:table-cell office:value-type="float" office:value="40.008907" calcext:value-type="float">
            <text:p>40.008907</text:p>
          </table:table-cell>
          <table:table-cell office:value-type="float" office:value="-79.5877" calcext:value-type="float">
            <text:p>-79.5877</text:p>
          </table:table-cell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16Z</text:p>
          </table:table-cell>
          <table:table-cell office:value-type="float" office:value="40.008972" calcext:value-type="float">
            <text:p>40.008972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21Z</text:p>
          </table:table-cell>
          <table:table-cell office:value-type="float" office:value="40.00904" calcext:value-type="float">
            <text:p>40.00904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26Z</text:p>
          </table:table-cell>
          <table:table-cell office:value-type="float" office:value="40.0091" calcext:value-type="float">
            <text:p>40.0091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33Z</text:p>
          </table:table-cell>
          <table:table-cell office:value-type="float" office:value="40.0092" calcext:value-type="float">
            <text:p>40.0092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38Z</text:p>
          </table:table-cell>
          <table:table-cell office:value-type="float" office:value="40.009274" calcext:value-type="float">
            <text:p>40.009274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43Z</text:p>
          </table:table-cell>
          <table:table-cell office:value-type="float" office:value="40.00933" calcext:value-type="float">
            <text:p>40.00933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48Z</text:p>
          </table:table-cell>
          <table:table-cell office:value-type="float" office:value="40.00939" calcext:value-type="float">
            <text:p>40.00939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0.1" calcext:value-type="float">
            <text:p>290.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51Z</text:p>
          </table:table-cell>
          <table:table-cell office:value-type="float" office:value="40.00939" calcext:value-type="float">
            <text:p>40.00939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0.1" calcext:value-type="float">
            <text:p>290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19:53Z</text:p>
          </table:table-cell>
          <table:table-cell office:value-type="float" office:value="40.00939" calcext:value-type="float">
            <text:p>40.00939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0.1" calcext:value-type="float">
            <text:p>290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19:58Z</text:p>
          </table:table-cell>
          <table:table-cell office:value-type="float" office:value="40.00952" calcext:value-type="float">
            <text:p>40.00952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.4" calcext:value-type="float">
            <text:p>290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03Z</text:p>
          </table:table-cell>
          <table:table-cell office:value-type="float" office:value="40.009586" calcext:value-type="float">
            <text:p>40.009586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0.6" calcext:value-type="float">
            <text:p>290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08Z</text:p>
          </table:table-cell>
          <table:table-cell office:value-type="float" office:value="40.00967" calcext:value-type="float">
            <text:p>40.00967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0.7" calcext:value-type="float">
            <text:p>290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13Z</text:p>
          </table:table-cell>
          <table:table-cell office:value-type="float" office:value="40.009754" calcext:value-type="float">
            <text:p>40.009754</text:p>
          </table:table-cell>
          <table:table-cell office:value-type="float" office:value="-79.58771" calcext:value-type="float">
            <text:p>-79.58771</text:p>
          </table:table-cell>
          <table:table-cell office:value-type="float" office:value="290.9" calcext:value-type="float">
            <text:p>290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18Z</text:p>
          </table:table-cell>
          <table:table-cell office:value-type="float" office:value="40.009815" calcext:value-type="float">
            <text:p>40.009815</text:p>
          </table:table-cell>
          <table:table-cell office:value-type="float" office:value="-79.587715" calcext:value-type="float">
            <text:p>-79.587715</text:p>
          </table:table-cell>
          <table:table-cell office:value-type="float" office:value="291.1" calcext:value-type="float">
            <text:p>291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28Z</text:p>
          </table:table-cell>
          <table:table-cell office:value-type="float" office:value="40.009922" calcext:value-type="float">
            <text:p>40.009922</text:p>
          </table:table-cell>
          <table:table-cell office:value-type="float" office:value="-79.587715" calcext:value-type="float">
            <text:p>-79.587715</text:p>
          </table:table-cell>
          <table:table-cell office:value-type="float" office:value="291.2" calcext:value-type="float">
            <text:p>291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38Z</text:p>
          </table:table-cell>
          <table:table-cell office:value-type="float" office:value="40.01005" calcext:value-type="float">
            <text:p>40.01005</text:p>
          </table:table-cell>
          <table:table-cell office:value-type="float" office:value="-79.587746" calcext:value-type="float">
            <text:p>-79.587746</text:p>
          </table:table-cell>
          <table:table-cell office:value-type="float" office:value="291.4" calcext:value-type="float">
            <text:p>291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43Z</text:p>
          </table:table-cell>
          <table:table-cell office:value-type="float" office:value="40.010098" calcext:value-type="float">
            <text:p>40.010098</text:p>
          </table:table-cell>
          <table:table-cell office:value-type="float" office:value="-79.58775" calcext:value-type="float">
            <text:p>-79.58775</text:p>
          </table:table-cell>
          <table:table-cell office:value-type="float" office:value="291.5" calcext:value-type="float">
            <text:p>291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48Z</text:p>
          </table:table-cell>
          <table:table-cell office:value-type="float" office:value="40.01016" calcext:value-type="float">
            <text:p>40.01016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91.6" calcext:value-type="float">
            <text:p>291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51Z</text:p>
          </table:table-cell>
          <table:table-cell office:value-type="float" office:value="40.01016" calcext:value-type="float">
            <text:p>40.01016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91.6" calcext:value-type="float">
            <text:p>291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0:53Z</text:p>
          </table:table-cell>
          <table:table-cell office:value-type="float" office:value="40.010197" calcext:value-type="float">
            <text:p>40.010197</text:p>
          </table:table-cell>
          <table:table-cell office:value-type="float" office:value="-79.58783" calcext:value-type="float">
            <text:p>-79.58783</text:p>
          </table:table-cell>
          <table:table-cell office:value-type="float" office:value="291.7" calcext:value-type="float">
            <text:p>291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0:58Z</text:p>
          </table:table-cell>
          <table:table-cell office:value-type="float" office:value="40.01021" calcext:value-type="float">
            <text:p>40.01021</text:p>
          </table:table-cell>
          <table:table-cell office:value-type="float" office:value="-79.58792" calcext:value-type="float">
            <text:p>-79.58792</text:p>
          </table:table-cell>
          <table:table-cell office:value-type="float" office:value="291.6" calcext:value-type="float">
            <text:p>291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03Z</text:p>
          </table:table-cell>
          <table:table-cell office:value-type="float" office:value="40.01022" calcext:value-type="float">
            <text:p>40.01022</text:p>
          </table:table-cell>
          <table:table-cell office:value-type="float" office:value="-79.58803" calcext:value-type="float">
            <text:p>-79.58803</text:p>
          </table:table-cell>
          <table:table-cell office:value-type="float" office:value="291.4" calcext:value-type="float">
            <text:p>291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08Z</text:p>
          </table:table-cell>
          <table:table-cell office:value-type="float" office:value="40.010235" calcext:value-type="float">
            <text:p>40.010235</text:p>
          </table:table-cell>
          <table:table-cell office:value-type="float" office:value="-79.58811" calcext:value-type="float">
            <text:p>-79.58811</text:p>
          </table:table-cell>
          <table:table-cell office:value-type="float" office:value="291.3" calcext:value-type="float">
            <text:p>291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13Z</text:p>
          </table:table-cell>
          <table:table-cell office:value-type="float" office:value="40.010227" calcext:value-type="float">
            <text:p>40.010227</text:p>
          </table:table-cell>
          <table:table-cell office:value-type="float" office:value="-79.58823" calcext:value-type="float">
            <text:p>-79.58823</text:p>
          </table:table-cell>
          <table:table-cell office:value-type="float" office:value="291.1" calcext:value-type="float">
            <text:p>291.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18Z</text:p>
          </table:table-cell>
          <table:table-cell office:value-type="float" office:value="40.010227" calcext:value-type="float">
            <text:p>40.010227</text:p>
          </table:table-cell>
          <table:table-cell office:value-type="float" office:value="-79.58831" calcext:value-type="float">
            <text:p>-79.58831</text:p>
          </table:table-cell>
          <table:table-cell office:value-type="float" office:value="290.9" calcext:value-type="float">
            <text:p>290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23Z</text:p>
          </table:table-cell>
          <table:table-cell office:value-type="float" office:value="40.010235" calcext:value-type="float">
            <text:p>40.010235</text:p>
          </table:table-cell>
          <table:table-cell office:value-type="float" office:value="-79.5884" calcext:value-type="float">
            <text:p>-79.5884</text:p>
          </table:table-cell>
          <table:table-cell office:value-type="float" office:value="290.8" calcext:value-type="float">
            <text:p>290.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28Z</text:p>
          </table:table-cell>
          <table:table-cell office:value-type="float" office:value="40.010235" calcext:value-type="float">
            <text:p>40.010235</text:p>
          </table:table-cell>
          <table:table-cell office:value-type="float" office:value="-79.58848" calcext:value-type="float">
            <text:p>-79.58848</text:p>
          </table:table-cell>
          <table:table-cell office:value-type="float" office:value="290.7" calcext:value-type="float">
            <text:p>290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38Z</text:p>
          </table:table-cell>
          <table:table-cell office:value-type="float" office:value="40.010246" calcext:value-type="float">
            <text:p>40.010246</text:p>
          </table:table-cell>
          <table:table-cell office:value-type="float" office:value="-79.58864" calcext:value-type="float">
            <text:p>-79.58864</text:p>
          </table:table-cell>
          <table:table-cell office:value-type="float" office:value="290.3" calcext:value-type="float">
            <text:p>290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48Z</text:p>
          </table:table-cell>
          <table:table-cell office:value-type="float" office:value="40.010227" calcext:value-type="float">
            <text:p>40.010227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51Z</text:p>
          </table:table-cell>
          <table:table-cell office:value-type="float" office:value="40.010227" calcext:value-type="float">
            <text:p>40.010227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1:53Z</text:p>
          </table:table-cell>
          <table:table-cell office:value-type="float" office:value="40.010162" calcext:value-type="float">
            <text:p>40.010162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02Z</text:p>
          </table:table-cell>
          <table:table-cell office:value-type="float" office:value="40.010098" calcext:value-type="float">
            <text:p>40.010098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11Z</text:p>
          </table:table-cell>
          <table:table-cell office:value-type="float" office:value="40.00997" calcext:value-type="float">
            <text:p>40.00997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16Z</text:p>
          </table:table-cell>
          <table:table-cell office:value-type="float" office:value="40.00992" calcext:value-type="float">
            <text:p>40.00992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26Z</text:p>
          </table:table-cell>
          <table:table-cell office:value-type="float" office:value="40.00983" calcext:value-type="float">
            <text:p>40.00983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35Z</text:p>
          </table:table-cell>
          <table:table-cell office:value-type="float" office:value="40.009754" calcext:value-type="float">
            <text:p>40.009754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40Z</text:p>
          </table:table-cell>
          <table:table-cell office:value-type="float" office:value="40.00965" calcext:value-type="float">
            <text:p>40.00965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9.7" calcext:value-type="float">
            <text:p>289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45Z</text:p>
          </table:table-cell>
          <table:table-cell office:value-type="float" office:value="40.009563" calcext:value-type="float">
            <text:p>40.009563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9.5" calcext:value-type="float">
            <text:p>289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50Z</text:p>
          </table:table-cell>
          <table:table-cell office:value-type="float" office:value="40.00948" calcext:value-type="float">
            <text:p>40.00948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9.3" calcext:value-type="float">
            <text:p>289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51Z</text:p>
          </table:table-cell>
          <table:table-cell office:value-type="float" office:value="40.00948" calcext:value-type="float">
            <text:p>40.00948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9.3" calcext:value-type="float">
            <text:p>28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2:55Z</text:p>
          </table:table-cell>
          <table:table-cell office:value-type="float" office:value="40.009407" calcext:value-type="float">
            <text:p>40.009407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9.2" calcext:value-type="float">
            <text:p>289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00Z</text:p>
          </table:table-cell>
          <table:table-cell office:value-type="float" office:value="40.009335" calcext:value-type="float">
            <text:p>40.009335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05Z</text:p>
          </table:table-cell>
          <table:table-cell office:value-type="float" office:value="40.009274" calcext:value-type="float">
            <text:p>40.009274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17Z</text:p>
          </table:table-cell>
          <table:table-cell office:value-type="float" office:value="40.00915" calcext:value-type="float">
            <text:p>40.00915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22Z</text:p>
          </table:table-cell>
          <table:table-cell office:value-type="float" office:value="40.009094" calcext:value-type="float">
            <text:p>40.00909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27Z</text:p>
          </table:table-cell>
          <table:table-cell office:value-type="float" office:value="40.009094" calcext:value-type="float">
            <text:p>40.00909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32Z</text:p>
          </table:table-cell>
          <table:table-cell office:value-type="float" office:value="40.009003" calcext:value-type="float">
            <text:p>40.009003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37Z</text:p>
          </table:table-cell>
          <table:table-cell office:value-type="float" office:value="40.008904" calcext:value-type="float">
            <text:p>40.008904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89" calcext:value-type="float">
            <text:p>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42Z</text:p>
          </table:table-cell>
          <table:table-cell office:value-type="float" office:value="40.008842" calcext:value-type="float">
            <text:p>40.008842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88.9" calcext:value-type="float">
            <text:p>288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51Z</text:p>
          </table:table-cell>
          <table:table-cell office:value-type="float" office:value="40.008842" calcext:value-type="float">
            <text:p>40.008842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88.9" calcext:value-type="float">
            <text:p>288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3:52Z</text:p>
          </table:table-cell>
          <table:table-cell office:value-type="float" office:value="40.008808" calcext:value-type="float">
            <text:p>40.008808</text:p>
          </table:table-cell>
          <table:table-cell office:value-type="float" office:value="-79.588971" calcext:value-type="float">
            <text:p>-79.588971</text:p>
          </table:table-cell>
          <table:table-cell office:value-type="float" office:value="288.8" calcext:value-type="float">
            <text:p>288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3:57Z</text:p>
          </table:table-cell>
          <table:table-cell office:value-type="float" office:value="40.008636" calcext:value-type="float">
            <text:p>40.008636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8.4" calcext:value-type="float">
            <text:p>288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02Z</text:p>
          </table:table-cell>
          <table:table-cell office:value-type="float" office:value="40.008508" calcext:value-type="float">
            <text:p>40.008508</text:p>
          </table:table-cell>
          <table:table-cell office:value-type="float" office:value="-79.588959" calcext:value-type="float">
            <text:p>-79.588959</text:p>
          </table:table-cell>
          <table:table-cell office:value-type="float" office:value="288.1" calcext:value-type="float">
            <text:p>288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12Z</text:p>
          </table:table-cell>
          <table:table-cell office:value-type="float" office:value="40.008448" calcext:value-type="float">
            <text:p>40.008448</text:p>
          </table:table-cell>
          <table:table-cell office:value-type="float" office:value="-79.588958" calcext:value-type="float">
            <text:p>-79.588958</text:p>
          </table:table-cell>
          <table:table-cell office:value-type="float" office:value="288" calcext:value-type="float">
            <text:p>2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17Z</text:p>
          </table:table-cell>
          <table:table-cell office:value-type="float" office:value="40.008389" calcext:value-type="float">
            <text:p>40.008389</text:p>
          </table:table-cell>
          <table:table-cell office:value-type="float" office:value="-79.588957" calcext:value-type="float">
            <text:p>-79.588957</text:p>
          </table:table-cell>
          <table:table-cell office:value-type="float" office:value="288.1" calcext:value-type="float">
            <text:p>288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22Z</text:p>
          </table:table-cell>
          <table:table-cell office:value-type="float" office:value="40.008329" calcext:value-type="float">
            <text:p>40.008329</text:p>
          </table:table-cell>
          <table:table-cell office:value-type="float" office:value="-79.588956" calcext:value-type="float">
            <text:p>-79.588956</text:p>
          </table:table-cell>
          <table:table-cell office:value-type="float" office:value="288.3" calcext:value-type="float">
            <text:p>288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27Z</text:p>
          </table:table-cell>
          <table:table-cell office:value-type="float" office:value="40.008269" calcext:value-type="float">
            <text:p>40.008269</text:p>
          </table:table-cell>
          <table:table-cell office:value-type="float" office:value="-79.588955" calcext:value-type="float">
            <text:p>-79.588955</text:p>
          </table:table-cell>
          <table:table-cell office:value-type="float" office:value="288.4" calcext:value-type="float">
            <text:p>288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32Z</text:p>
          </table:table-cell>
          <table:table-cell office:value-type="float" office:value="40.008209" calcext:value-type="float">
            <text:p>40.008209</text:p>
          </table:table-cell>
          <table:table-cell office:value-type="float" office:value="-79.588955" calcext:value-type="float">
            <text:p>-79.588955</text:p>
          </table:table-cell>
          <table:table-cell office:value-type="float" office:value="288.6" calcext:value-type="float">
            <text:p>288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37Z</text:p>
          </table:table-cell>
          <table:table-cell office:value-type="float" office:value="40.008149" calcext:value-type="float">
            <text:p>40.008149</text:p>
          </table:table-cell>
          <table:table-cell office:value-type="float" office:value="-79.588954" calcext:value-type="float">
            <text:p>-79.588954</text:p>
          </table:table-cell>
          <table:table-cell office:value-type="float" office:value="288.7" calcext:value-type="float">
            <text:p>288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42Z</text:p>
          </table:table-cell>
          <table:table-cell office:value-type="float" office:value="40.008089" calcext:value-type="float">
            <text:p>40.008089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88.8" calcext:value-type="float">
            <text:p>288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47Z</text:p>
          </table:table-cell>
          <table:table-cell office:value-type="float" office:value="40.00803" calcext:value-type="float">
            <text:p>40.00803</text:p>
          </table:table-cell>
          <table:table-cell office:value-type="float" office:value="-79.588952" calcext:value-type="float">
            <text:p>-79.588952</text:p>
          </table:table-cell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51Z</text:p>
          </table:table-cell>
          <table:table-cell office:value-type="float" office:value="40.00797" calcext:value-type="float">
            <text:p>40.00797</text:p>
          </table:table-cell>
          <table:table-cell office:value-type="float" office:value="-79.588951" calcext:value-type="float">
            <text:p>-79.588951</text:p>
          </table:table-cell>
          <table:table-cell office:value-type="float" office:value="289.1" calcext:value-type="float">
            <text:p>289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4:52Z</text:p>
          </table:table-cell>
          <table:table-cell office:value-type="float" office:value="40.00791" calcext:value-type="float">
            <text:p>40.00791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9.2" calcext:value-type="float">
            <text:p>289.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4:57Z</text:p>
          </table:table-cell>
          <table:table-cell office:value-type="float" office:value="40.007847" calcext:value-type="float">
            <text:p>40.007847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9.3" calcext:value-type="float">
            <text:p>289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03Z</text:p>
          </table:table-cell>
          <table:table-cell office:value-type="float" office:value="40.0078" calcext:value-type="float">
            <text:p>40.0078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9.4" calcext:value-type="float">
            <text:p>289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08Z</text:p>
          </table:table-cell>
          <table:table-cell office:value-type="float" office:value="40.00774" calcext:value-type="float">
            <text:p>40.00774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9.5" calcext:value-type="float">
            <text:p>289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13Z</text:p>
          </table:table-cell>
          <table:table-cell office:value-type="float" office:value="40.007683" calcext:value-type="float">
            <text:p>40.007683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9.5" calcext:value-type="float">
            <text:p>289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23Z</text:p>
          </table:table-cell>
          <table:table-cell office:value-type="float" office:value="40.00758" calcext:value-type="float">
            <text:p>40.00758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9.7" calcext:value-type="float">
            <text:p>289.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28Z</text:p>
          </table:table-cell>
          <table:table-cell office:value-type="float" office:value="40.007515" calcext:value-type="float">
            <text:p>40.007515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9.8" calcext:value-type="float">
            <text:p>289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33Z</text:p>
          </table:table-cell>
          <table:table-cell office:value-type="float" office:value="40.00745" calcext:value-type="float">
            <text:p>40.00745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9.9" calcext:value-type="float">
            <text:p>289.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38Z</text:p>
          </table:table-cell>
          <table:table-cell office:value-type="float" office:value="40.007385" calcext:value-type="float">
            <text:p>40.007385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43Z</text:p>
          </table:table-cell>
          <table:table-cell office:value-type="float" office:value="40.007317" calcext:value-type="float">
            <text:p>40.007317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48Z</text:p>
          </table:table-cell>
          <table:table-cell office:value-type="float" office:value="40.007317" calcext:value-type="float">
            <text:p>40.007317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50Z</text:p>
          </table:table-cell>
          <table:table-cell office:value-type="float" office:value="40.007317" calcext:value-type="float">
            <text:p>40.007317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0" calcext:value-type="float">
            <text:p>29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5:53Z</text:p>
          </table:table-cell>
          <table:table-cell office:value-type="float" office:value="40.007202" calcext:value-type="float">
            <text:p>40.007202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0.2" calcext:value-type="float">
            <text:p>29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5:57Z</text:p>
          </table:table-cell>
          <table:table-cell office:value-type="float" office:value="40.007137" calcext:value-type="float">
            <text:p>40.007137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0.3" calcext:value-type="float">
            <text:p>290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5:58Z</text:p>
          </table:table-cell>
          <table:table-cell office:value-type="float" office:value="40.007133" calcext:value-type="float">
            <text:p>40.007133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0.3" calcext:value-type="float">
            <text:p>290.3</text:p>
          </table:table-cell>
          <table:table-cell office:value-type="float" office:value="113" calcext:value-type="float">
            <text:p>113</text:p>
          </table:table-cell>
        </table:table-row>
      </table:table>
      <table:table table:name="MAF_walk_Polar_HR_Strap__Crunch" table:style-name="ta1">
        <table:shapes>
          <draw:frame draw:z-index="0" draw:style-name="gr1" draw:text-style-name="P1" svg:width="759.51pt" svg:height="542.13pt" svg:x="447.14pt" svg:y="3pt">
            <draw:object draw:notify-on-update-of-ranges="MAF_walk_Polar_HR_Strap__Crunch.A1:MAF_walk_Polar_HR_Strap__Crunch.A1 MAF_walk_Polar_HR_Strap__Crunch.A2:MAF_walk_Polar_HR_Strap__Crunch.A1443 MAF_walk_Polar_HR_Strap__Crunch.E1:MAF_walk_Polar_HR_Strap__Crunch.E1 MAF_walk_Polar_HR_Strap__Crunch.E2:MAF_walk_Polar_HR_Strap__Crunch.E1443 MAF_walk_Polar_HR_Strap__Crunch.G1:MAF_walk_Polar_HR_Strap__Crunch.G1 MAF_walk_Polar_HR_Strap__Crunch.G2:MAF_walk_Polar_HR_Strap__Crunch.G14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Polar_Heart</text:p>
          </table:table-cell>
          <table:table-cell office:value-type="string" calcext:value-type="string">
            <text:p>Watch_Time</text:p>
          </table:table-cell>
          <table:table-cell office:value-type="string" calcext:value-type="string">
            <text:p>Watch_Heart</text:p>
          </table:table-cell>
        </table:table-row>
        <table:table-row table:style-name="ro1">
          <table:table-cell office:value-type="string" calcext:value-type="string">
            <text:p>2018-07-20T09:24:42Z</text:p>
          </table:table-cell>
          <table:table-cell office:value-type="float" office:value="40.007178" calcext:value-type="float">
            <text:p>40.007178</text:p>
          </table:table-cell>
          <table:table-cell office:value-type="float" office:value="-79.588973" calcext:value-type="float">
            <text:p>-79.588973</text:p>
          </table:table-cell>
          <table:table-cell office:value-type="float" office:value="290.2" calcext:value-type="float">
            <text:p>290.2</text:p>
          </table:table-cell>
          <table:table-cell office:value-type="float" office:value="69" calcext:value-type="float">
            <text:p>69</text:p>
          </table:table-cell>
          <table:table-cell table:formula="of:=VLOOKUP([.$A2];[MAF_5K_Walk_Watch__Crunch.$A$2:.$E$688];1;1)" office:value-type="string" office:string-value="2018-07-20T09:24:41Z" calcext:value-type="string">
            <text:p>2018-07-20T09:24:41Z</text:p>
          </table:table-cell>
          <table:table-cell table:formula="of:=VLOOKUP([.$A2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4:46Z</text:p>
          </table:table-cell>
          <table:table-cell office:value-type="float" office:value="40.007211" calcext:value-type="float">
            <text:p>40.007211</text:p>
          </table:table-cell>
          <table:table-cell office:value-type="float" office:value="-79.588966" calcext:value-type="float">
            <text:p>-79.588966</text:p>
          </table:table-cell>
          <table:table-cell office:value-type="float" office:value="290.1" calcext:value-type="float">
            <text:p>290.1</text:p>
          </table:table-cell>
          <table:table-cell office:value-type="float" office:value="75" calcext:value-type="float">
            <text:p>75</text:p>
          </table:table-cell>
          <table:table-cell table:formula="of:=VLOOKUP([.$A3];[MAF_5K_Walk_Watch__Crunch.$A$2:.$E$688];1;1)" office:value-type="string" office:string-value="2018-07-20T09:24:41Z" calcext:value-type="string">
            <text:p>2018-07-20T09:24:41Z</text:p>
          </table:table-cell>
          <table:table-cell table:formula="of:=VLOOKUP([.$A3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4:49Z</text:p>
          </table:table-cell>
          <table:table-cell office:value-type="float" office:value="40.007251" calcext:value-type="float">
            <text:p>40.007251</text:p>
          </table:table-cell>
          <table:table-cell office:value-type="float" office:value="-79.588948" calcext:value-type="float">
            <text:p>-79.588948</text:p>
          </table:table-cell>
          <table:table-cell office:value-type="float" office:value="290.1" calcext:value-type="float">
            <text:p>290.1</text:p>
          </table:table-cell>
          <table:table-cell office:value-type="float" office:value="76" calcext:value-type="float">
            <text:p>76</text:p>
          </table:table-cell>
          <table:table-cell table:formula="of:=VLOOKUP([.$A4];[MAF_5K_Walk_Watch__Crunch.$A$2:.$E$688];1;1)" office:value-type="string" office:string-value="2018-07-20T09:24:47Z" calcext:value-type="string">
            <text:p>2018-07-20T09:24:47Z</text:p>
          </table:table-cell>
          <table:table-cell table:formula="of:=VLOOKUP([.$A4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4:52Z</text:p>
          </table:table-cell>
          <table:table-cell office:value-type="float" office:value="40.007283" calcext:value-type="float">
            <text:p>40.007283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0" calcext:value-type="float">
            <text:p>290</text:p>
          </table:table-cell>
          <table:table-cell office:value-type="float" office:value="75" calcext:value-type="float">
            <text:p>75</text:p>
          </table:table-cell>
          <table:table-cell table:formula="of:=VLOOKUP([.$A5];[MAF_5K_Walk_Watch__Crunch.$A$2:.$E$688];1;1)" office:value-type="string" office:string-value="2018-07-20T09:24:47Z" calcext:value-type="string">
            <text:p>2018-07-20T09:24:47Z</text:p>
          </table:table-cell>
          <table:table-cell table:formula="of:=VLOOKUP([.$A5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4:54Z</text:p>
          </table:table-cell>
          <table:table-cell office:value-type="float" office:value="40.007315" calcext:value-type="float">
            <text:p>40.007315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90" calcext:value-type="float">
            <text:p>290</text:p>
          </table:table-cell>
          <table:table-cell office:value-type="float" office:value="74" calcext:value-type="float">
            <text:p>74</text:p>
          </table:table-cell>
          <table:table-cell table:formula="of:=VLOOKUP([.$A6];[MAF_5K_Walk_Watch__Crunch.$A$2:.$E$688];1;1)" office:value-type="string" office:string-value="2018-07-20T09:24:53Z" calcext:value-type="string">
            <text:p>2018-07-20T09:24:53Z</text:p>
          </table:table-cell>
          <table:table-cell table:formula="of:=VLOOKUP([.$A6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4:57Z</text:p>
          </table:table-cell>
          <table:table-cell office:value-type="float" office:value="40.007341" calcext:value-type="float">
            <text:p>40.007341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90" calcext:value-type="float">
            <text:p>290</text:p>
          </table:table-cell>
          <table:table-cell office:value-type="float" office:value="72" calcext:value-type="float">
            <text:p>72</text:p>
          </table:table-cell>
          <table:table-cell table:formula="of:=VLOOKUP([.$A7];[MAF_5K_Walk_Watch__Crunch.$A$2:.$E$688];1;1)" office:value-type="string" office:string-value="2018-07-20T09:24:55Z" calcext:value-type="string">
            <text:p>2018-07-20T09:24:55Z</text:p>
          </table:table-cell>
          <table:table-cell table:formula="of:=VLOOKUP([.$A7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01Z</text:p>
          </table:table-cell>
          <table:table-cell office:value-type="float" office:value="40.007378" calcext:value-type="float">
            <text:p>40.007378</text:p>
          </table:table-cell>
          <table:table-cell office:value-type="float" office:value="-79.588894" calcext:value-type="float">
            <text:p>-79.588894</text:p>
          </table:table-cell>
          <table:table-cell office:value-type="float" office:value="289.9" calcext:value-type="float">
            <text:p>289.9</text:p>
          </table:table-cell>
          <table:table-cell office:value-type="float" office:value="72" calcext:value-type="float">
            <text:p>72</text:p>
          </table:table-cell>
          <table:table-cell table:formula="of:=VLOOKUP([.$A8];[MAF_5K_Walk_Watch__Crunch.$A$2:.$E$688];1;1)" office:value-type="string" office:string-value="2018-07-20T09:25:00Z" calcext:value-type="string">
            <text:p>2018-07-20T09:25:00Z</text:p>
          </table:table-cell>
          <table:table-cell table:formula="of:=VLOOKUP([.$A8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04Z</text:p>
          </table:table-cell>
          <table:table-cell office:value-type="float" office:value="40.007412" calcext:value-type="float">
            <text:p>40.007412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89.9" calcext:value-type="float">
            <text:p>289.9</text:p>
          </table:table-cell>
          <table:table-cell office:value-type="float" office:value="70" calcext:value-type="float">
            <text:p>70</text:p>
          </table:table-cell>
          <table:table-cell table:formula="of:=VLOOKUP([.$A9];[MAF_5K_Walk_Watch__Crunch.$A$2:.$E$688];1;1)" office:value-type="string" office:string-value="2018-07-20T09:25:00Z" calcext:value-type="string">
            <text:p>2018-07-20T09:25:00Z</text:p>
          </table:table-cell>
          <table:table-cell table:formula="of:=VLOOKUP([.$A9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06Z</text:p>
          </table:table-cell>
          <table:table-cell office:value-type="float" office:value="40.007439" calcext:value-type="float">
            <text:p>40.007439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9.9" calcext:value-type="float">
            <text:p>289.9</text:p>
          </table:table-cell>
          <table:table-cell office:value-type="float" office:value="71" calcext:value-type="float">
            <text:p>71</text:p>
          </table:table-cell>
          <table:table-cell table:formula="of:=VLOOKUP([.$A10];[MAF_5K_Walk_Watch__Crunch.$A$2:.$E$688];1;1)" office:value-type="string" office:string-value="2018-07-20T09:25:00Z" calcext:value-type="string">
            <text:p>2018-07-20T09:25:00Z</text:p>
          </table:table-cell>
          <table:table-cell table:formula="of:=VLOOKUP([.$A10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10Z</text:p>
          </table:table-cell>
          <table:table-cell office:value-type="float" office:value="40.00748" calcext:value-type="float">
            <text:p>40.00748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89.8" calcext:value-type="float">
            <text:p>289.8</text:p>
          </table:table-cell>
          <table:table-cell office:value-type="float" office:value="72" calcext:value-type="float">
            <text:p>72</text:p>
          </table:table-cell>
          <table:table-cell table:formula="of:=VLOOKUP([.$A11];[MAF_5K_Walk_Watch__Crunch.$A$2:.$E$688];1;1)" office:value-type="string" office:string-value="2018-07-20T09:25:00Z" calcext:value-type="string">
            <text:p>2018-07-20T09:25:00Z</text:p>
          </table:table-cell>
          <table:table-cell table:formula="of:=VLOOKUP([.$A11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12Z</text:p>
          </table:table-cell>
          <table:table-cell office:value-type="float" office:value="40.007512" calcext:value-type="float">
            <text:p>40.007512</text:p>
          </table:table-cell>
          <table:table-cell office:value-type="float" office:value="-79.588852" calcext:value-type="float">
            <text:p>-79.588852</text:p>
          </table:table-cell>
          <table:table-cell office:value-type="float" office:value="289.8" calcext:value-type="float">
            <text:p>289.8</text:p>
          </table:table-cell>
          <table:table-cell office:value-type="float" office:value="73" calcext:value-type="float">
            <text:p>73</text:p>
          </table:table-cell>
          <table:table-cell table:formula="of:=VLOOKUP([.$A12];[MAF_5K_Walk_Watch__Crunch.$A$2:.$E$688];1;1)" office:value-type="string" office:string-value="2018-07-20T09:25:00Z" calcext:value-type="string">
            <text:p>2018-07-20T09:25:00Z</text:p>
          </table:table-cell>
          <table:table-cell table:formula="of:=VLOOKUP([.$A12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16Z</text:p>
          </table:table-cell>
          <table:table-cell office:value-type="float" office:value="40.007549" calcext:value-type="float">
            <text:p>40.007549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89.7" calcext:value-type="float">
            <text:p>289.7</text:p>
          </table:table-cell>
          <table:table-cell office:value-type="float" office:value="73" calcext:value-type="float">
            <text:p>73</text:p>
          </table:table-cell>
          <table:table-cell table:formula="of:=VLOOKUP([.$A13];[MAF_5K_Walk_Watch__Crunch.$A$2:.$E$688];1;1)" office:value-type="string" office:string-value="2018-07-20T09:25:15Z" calcext:value-type="string">
            <text:p>2018-07-20T09:25:15Z</text:p>
          </table:table-cell>
          <table:table-cell table:formula="of:=VLOOKUP([.$A13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18Z</text:p>
          </table:table-cell>
          <table:table-cell office:value-type="float" office:value="40.007578" calcext:value-type="float">
            <text:p>40.007578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89.7" calcext:value-type="float">
            <text:p>289.7</text:p>
          </table:table-cell>
          <table:table-cell office:value-type="float" office:value="73" calcext:value-type="float">
            <text:p>73</text:p>
          </table:table-cell>
          <table:table-cell table:formula="of:=VLOOKUP([.$A14];[MAF_5K_Walk_Watch__Crunch.$A$2:.$E$688];1;1)" office:value-type="string" office:string-value="2018-07-20T09:25:15Z" calcext:value-type="string">
            <text:p>2018-07-20T09:25:15Z</text:p>
          </table:table-cell>
          <table:table-cell table:formula="of:=VLOOKUP([.$A14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21Z</text:p>
          </table:table-cell>
          <table:table-cell office:value-type="float" office:value="40.007616" calcext:value-type="float">
            <text:p>40.007616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89.6" calcext:value-type="float">
            <text:p>289.6</text:p>
          </table:table-cell>
          <table:table-cell office:value-type="float" office:value="72" calcext:value-type="float">
            <text:p>72</text:p>
          </table:table-cell>
          <table:table-cell table:formula="of:=VLOOKUP([.$A15];[MAF_5K_Walk_Watch__Crunch.$A$2:.$E$688];1;1)" office:value-type="string" office:string-value="2018-07-20T09:25:15Z" calcext:value-type="string">
            <text:p>2018-07-20T09:25:15Z</text:p>
          </table:table-cell>
          <table:table-cell table:formula="of:=VLOOKUP([.$A15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23Z</text:p>
          </table:table-cell>
          <table:table-cell office:value-type="float" office:value="40.007646" calcext:value-type="float">
            <text:p>40.007646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89.6" calcext:value-type="float">
            <text:p>289.6</text:p>
          </table:table-cell>
          <table:table-cell office:value-type="float" office:value="70" calcext:value-type="float">
            <text:p>70</text:p>
          </table:table-cell>
          <table:table-cell table:formula="of:=VLOOKUP([.$A16];[MAF_5K_Walk_Watch__Crunch.$A$2:.$E$688];1;1)" office:value-type="string" office:string-value="2018-07-20T09:25:15Z" calcext:value-type="string">
            <text:p>2018-07-20T09:25:15Z</text:p>
          </table:table-cell>
          <table:table-cell table:formula="of:=VLOOKUP([.$A16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25Z</text:p>
          </table:table-cell>
          <table:table-cell office:value-type="float" office:value="40.007682" calcext:value-type="float">
            <text:p>40.007682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89.5" calcext:value-type="float">
            <text:p>289.5</text:p>
          </table:table-cell>
          <table:table-cell office:value-type="float" office:value="71" calcext:value-type="float">
            <text:p>71</text:p>
          </table:table-cell>
          <table:table-cell table:formula="of:=VLOOKUP([.$A17];[MAF_5K_Walk_Watch__Crunch.$A$2:.$E$688];1;1)" office:value-type="string" office:string-value="2018-07-20T09:25:24Z" calcext:value-type="string">
            <text:p>2018-07-20T09:25:24Z</text:p>
          </table:table-cell>
          <table:table-cell table:formula="of:=VLOOKUP([.$A17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27Z</text:p>
          </table:table-cell>
          <table:table-cell office:value-type="float" office:value="40.007711" calcext:value-type="float">
            <text:p>40.007711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89.5" calcext:value-type="float">
            <text:p>289.5</text:p>
          </table:table-cell>
          <table:table-cell office:value-type="float" office:value="72" calcext:value-type="float">
            <text:p>72</text:p>
          </table:table-cell>
          <table:table-cell table:formula="of:=VLOOKUP([.$A18];[MAF_5K_Walk_Watch__Crunch.$A$2:.$E$688];1;1)" office:value-type="string" office:string-value="2018-07-20T09:25:24Z" calcext:value-type="string">
            <text:p>2018-07-20T09:25:24Z</text:p>
          </table:table-cell>
          <table:table-cell table:formula="of:=VLOOKUP([.$A18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30Z</text:p>
          </table:table-cell>
          <table:table-cell office:value-type="float" office:value="40.007739" calcext:value-type="float">
            <text:p>40.007739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89.4" calcext:value-type="float">
            <text:p>289.4</text:p>
          </table:table-cell>
          <table:table-cell office:value-type="float" office:value="73" calcext:value-type="float">
            <text:p>73</text:p>
          </table:table-cell>
          <table:table-cell table:formula="of:=VLOOKUP([.$A19];[MAF_5K_Walk_Watch__Crunch.$A$2:.$E$688];1;1)" office:value-type="string" office:string-value="2018-07-20T09:25:29Z" calcext:value-type="string">
            <text:p>2018-07-20T09:25:29Z</text:p>
          </table:table-cell>
          <table:table-cell table:formula="of:=VLOOKUP([.$A19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33Z</text:p>
          </table:table-cell>
          <table:table-cell office:value-type="float" office:value="40.007767" calcext:value-type="float">
            <text:p>40.007767</text:p>
          </table:table-cell>
          <table:table-cell office:value-type="float" office:value="-79.588838" calcext:value-type="float">
            <text:p>-79.588838</text:p>
          </table:table-cell>
          <table:table-cell office:value-type="float" office:value="289.4" calcext:value-type="float">
            <text:p>289.4</text:p>
          </table:table-cell>
          <table:table-cell office:value-type="float" office:value="73" calcext:value-type="float">
            <text:p>73</text:p>
          </table:table-cell>
          <table:table-cell table:formula="of:=VLOOKUP([.$A20];[MAF_5K_Walk_Watch__Crunch.$A$2:.$E$688];1;1)" office:value-type="string" office:string-value="2018-07-20T09:25:29Z" calcext:value-type="string">
            <text:p>2018-07-20T09:25:29Z</text:p>
          </table:table-cell>
          <table:table-cell table:formula="of:=VLOOKUP([.$A20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36Z</text:p>
          </table:table-cell>
          <table:table-cell office:value-type="float" office:value="40.007806" calcext:value-type="float">
            <text:p>40.007806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89.3" calcext:value-type="float">
            <text:p>289.3</text:p>
          </table:table-cell>
          <table:table-cell office:value-type="float" office:value="73" calcext:value-type="float">
            <text:p>73</text:p>
          </table:table-cell>
          <table:table-cell table:formula="of:=VLOOKUP([.$A21];[MAF_5K_Walk_Watch__Crunch.$A$2:.$E$688];1;1)" office:value-type="string" office:string-value="2018-07-20T09:25:34Z" calcext:value-type="string">
            <text:p>2018-07-20T09:25:34Z</text:p>
          </table:table-cell>
          <table:table-cell table:formula="of:=VLOOKUP([.$A21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39Z</text:p>
          </table:table-cell>
          <table:table-cell office:value-type="float" office:value="40.007843" calcext:value-type="float">
            <text:p>40.007843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9.3" calcext:value-type="float">
            <text:p>289.3</text:p>
          </table:table-cell>
          <table:table-cell office:value-type="float" office:value="74" calcext:value-type="float">
            <text:p>74</text:p>
          </table:table-cell>
          <table:table-cell table:formula="of:=VLOOKUP([.$A22];[MAF_5K_Walk_Watch__Crunch.$A$2:.$E$688];1;1)" office:value-type="string" office:string-value="2018-07-20T09:25:34Z" calcext:value-type="string">
            <text:p>2018-07-20T09:25:34Z</text:p>
          </table:table-cell>
          <table:table-cell table:formula="of:=VLOOKUP([.$A22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41Z</text:p>
          </table:table-cell>
          <table:table-cell office:value-type="float" office:value="40.007871" calcext:value-type="float">
            <text:p>40.007871</text:p>
          </table:table-cell>
          <table:table-cell office:value-type="float" office:value="-79.588846" calcext:value-type="float">
            <text:p>-79.588846</text:p>
          </table:table-cell>
          <table:table-cell office:value-type="float" office:value="289.2" calcext:value-type="float">
            <text:p>289.2</text:p>
          </table:table-cell>
          <table:table-cell office:value-type="float" office:value="74" calcext:value-type="float">
            <text:p>74</text:p>
          </table:table-cell>
          <table:table-cell table:formula="of:=VLOOKUP([.$A23];[MAF_5K_Walk_Watch__Crunch.$A$2:.$E$688];1;1)" office:value-type="string" office:string-value="2018-07-20T09:25:41Z" calcext:value-type="string">
            <text:p>2018-07-20T09:25:41Z</text:p>
          </table:table-cell>
          <table:table-cell table:formula="of:=VLOOKUP([.$A23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44Z</text:p>
          </table:table-cell>
          <table:table-cell office:value-type="float" office:value="40.007902" calcext:value-type="float">
            <text:p>40.007902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89.2" calcext:value-type="float">
            <text:p>289.2</text:p>
          </table:table-cell>
          <table:table-cell office:value-type="float" office:value="74" calcext:value-type="float">
            <text:p>74</text:p>
          </table:table-cell>
          <table:table-cell table:formula="of:=VLOOKUP([.$A24];[MAF_5K_Walk_Watch__Crunch.$A$2:.$E$688];1;1)" office:value-type="string" office:string-value="2018-07-20T09:25:41Z" calcext:value-type="string">
            <text:p>2018-07-20T09:25:41Z</text:p>
          </table:table-cell>
          <table:table-cell table:formula="of:=VLOOKUP([.$A24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46Z</text:p>
          </table:table-cell>
          <table:table-cell office:value-type="float" office:value="40.007933" calcext:value-type="float">
            <text:p>40.007933</text:p>
          </table:table-cell>
          <table:table-cell office:value-type="float" office:value="-79.588846" calcext:value-type="float">
            <text:p>-79.588846</text:p>
          </table:table-cell>
          <table:table-cell office:value-type="float" office:value="289.1" calcext:value-type="float">
            <text:p>289.1</text:p>
          </table:table-cell>
          <table:table-cell office:value-type="float" office:value="73" calcext:value-type="float">
            <text:p>73</text:p>
          </table:table-cell>
          <table:table-cell table:formula="of:=VLOOKUP([.$A25];[MAF_5K_Walk_Watch__Crunch.$A$2:.$E$688];1;1)" office:value-type="string" office:string-value="2018-07-20T09:25:41Z" calcext:value-type="string">
            <text:p>2018-07-20T09:25:41Z</text:p>
          </table:table-cell>
          <table:table-cell table:formula="of:=VLOOKUP([.$A25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49Z</text:p>
          </table:table-cell>
          <table:table-cell office:value-type="float" office:value="40.007969" calcext:value-type="float">
            <text:p>40.007969</text:p>
          </table:table-cell>
          <table:table-cell office:value-type="float" office:value="-79.588847" calcext:value-type="float">
            <text:p>-79.588847</text:p>
          </table:table-cell>
          <table:table-cell office:value-type="float" office:value="289.1" calcext:value-type="float">
            <text:p>289.1</text:p>
          </table:table-cell>
          <table:table-cell office:value-type="float" office:value="75" calcext:value-type="float">
            <text:p>75</text:p>
          </table:table-cell>
          <table:table-cell table:formula="of:=VLOOKUP([.$A26];[MAF_5K_Walk_Watch__Crunch.$A$2:.$E$688];1;1)" office:value-type="string" office:string-value="2018-07-20T09:25:47Z" calcext:value-type="string">
            <text:p>2018-07-20T09:25:47Z</text:p>
          </table:table-cell>
          <table:table-cell table:formula="of:=VLOOKUP([.$A26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51Z</text:p>
          </table:table-cell>
          <table:table-cell office:value-type="float" office:value="40.008" calcext:value-type="float">
            <text:p>40.008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89" calcext:value-type="float">
            <text:p>289</text:p>
          </table:table-cell>
          <table:table-cell office:value-type="float" office:value="75" calcext:value-type="float">
            <text:p>75</text:p>
          </table:table-cell>
          <table:table-cell table:formula="of:=VLOOKUP([.$A27];[MAF_5K_Walk_Watch__Crunch.$A$2:.$E$688];1;1)" office:value-type="string" office:string-value="2018-07-20T09:25:47Z" calcext:value-type="string">
            <text:p>2018-07-20T09:25:47Z</text:p>
          </table:table-cell>
          <table:table-cell table:formula="of:=VLOOKUP([.$A27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25:53Z</text:p>
          </table:table-cell>
          <table:table-cell office:value-type="float" office:value="40.008032" calcext:value-type="float">
            <text:p>40.008032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88.9" calcext:value-type="float">
            <text:p>288.9</text:p>
          </table:table-cell>
          <table:table-cell office:value-type="float" office:value="75" calcext:value-type="float">
            <text:p>75</text:p>
          </table:table-cell>
          <table:table-cell table:formula="of:=VLOOKUP([.$A28];[MAF_5K_Walk_Watch__Crunch.$A$2:.$E$688];1;1)" office:value-type="string" office:string-value="2018-07-20T09:25:53Z" calcext:value-type="string">
            <text:p>2018-07-20T09:25:53Z</text:p>
          </table:table-cell>
          <table:table-cell table:formula="of:=VLOOKUP([.$A28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5:56Z</text:p>
          </table:table-cell>
          <table:table-cell office:value-type="float" office:value="40.00806" calcext:value-type="float">
            <text:p>40.00806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88.9" calcext:value-type="float">
            <text:p>288.9</text:p>
          </table:table-cell>
          <table:table-cell office:value-type="float" office:value="75" calcext:value-type="float">
            <text:p>75</text:p>
          </table:table-cell>
          <table:table-cell table:formula="of:=VLOOKUP([.$A29];[MAF_5K_Walk_Watch__Crunch.$A$2:.$E$688];1;1)" office:value-type="string" office:string-value="2018-07-20T09:25:56Z" calcext:value-type="string">
            <text:p>2018-07-20T09:25:56Z</text:p>
          </table:table-cell>
          <table:table-cell table:formula="of:=VLOOKUP([.$A29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5:59Z</text:p>
          </table:table-cell>
          <table:table-cell office:value-type="float" office:value="40.008089" calcext:value-type="float">
            <text:p>40.008089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88.8" calcext:value-type="float">
            <text:p>288.8</text:p>
          </table:table-cell>
          <table:table-cell office:value-type="float" office:value="77" calcext:value-type="float">
            <text:p>77</text:p>
          </table:table-cell>
          <table:table-cell table:formula="of:=VLOOKUP([.$A30];[MAF_5K_Walk_Watch__Crunch.$A$2:.$E$688];1;1)" office:value-type="string" office:string-value="2018-07-20T09:25:56Z" calcext:value-type="string">
            <text:p>2018-07-20T09:25:56Z</text:p>
          </table:table-cell>
          <table:table-cell table:formula="of:=VLOOKUP([.$A30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01Z</text:p>
          </table:table-cell>
          <table:table-cell office:value-type="float" office:value="40.00812" calcext:value-type="float">
            <text:p>40.00812</text:p>
          </table:table-cell>
          <table:table-cell office:value-type="float" office:value="-79.588853" calcext:value-type="float">
            <text:p>-79.588853</text:p>
          </table:table-cell>
          <table:table-cell office:value-type="float" office:value="288.7" calcext:value-type="float">
            <text:p>288.7</text:p>
          </table:table-cell>
          <table:table-cell office:value-type="float" office:value="77" calcext:value-type="float">
            <text:p>77</text:p>
          </table:table-cell>
          <table:table-cell table:formula="of:=VLOOKUP([.$A31];[MAF_5K_Walk_Watch__Crunch.$A$2:.$E$688];1;1)" office:value-type="string" office:string-value="2018-07-20T09:25:56Z" calcext:value-type="string">
            <text:p>2018-07-20T09:25:56Z</text:p>
          </table:table-cell>
          <table:table-cell table:formula="of:=VLOOKUP([.$A31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03Z</text:p>
          </table:table-cell>
          <table:table-cell office:value-type="float" office:value="40.008149" calcext:value-type="float">
            <text:p>40.008149</text:p>
          </table:table-cell>
          <table:table-cell office:value-type="float" office:value="-79.588845" calcext:value-type="float">
            <text:p>-79.588845</text:p>
          </table:table-cell>
          <table:table-cell office:value-type="float" office:value="288.7" calcext:value-type="float">
            <text:p>288.7</text:p>
          </table:table-cell>
          <table:table-cell office:value-type="float" office:value="76" calcext:value-type="float">
            <text:p>76</text:p>
          </table:table-cell>
          <table:table-cell table:formula="of:=VLOOKUP([.$A32];[MAF_5K_Walk_Watch__Crunch.$A$2:.$E$688];1;1)" office:value-type="string" office:string-value="2018-07-20T09:25:56Z" calcext:value-type="string">
            <text:p>2018-07-20T09:25:56Z</text:p>
          </table:table-cell>
          <table:table-cell table:formula="of:=VLOOKUP([.$A32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06Z</text:p>
          </table:table-cell>
          <table:table-cell office:value-type="float" office:value="40.00819" calcext:value-type="float">
            <text:p>40.00819</text:p>
          </table:table-cell>
          <table:table-cell office:value-type="float" office:value="-79.588849" calcext:value-type="float">
            <text:p>-79.588849</text:p>
          </table:table-cell>
          <table:table-cell office:value-type="float" office:value="288.6" calcext:value-type="float">
            <text:p>288.6</text:p>
          </table:table-cell>
          <table:table-cell office:value-type="float" office:value="76" calcext:value-type="float">
            <text:p>76</text:p>
          </table:table-cell>
          <table:table-cell table:formula="of:=VLOOKUP([.$A33];[MAF_5K_Walk_Watch__Crunch.$A$2:.$E$688];1;1)" office:value-type="string" office:string-value="2018-07-20T09:26:06Z" calcext:value-type="string">
            <text:p>2018-07-20T09:26:06Z</text:p>
          </table:table-cell>
          <table:table-cell table:formula="of:=VLOOKUP([.$A33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09Z</text:p>
          </table:table-cell>
          <table:table-cell office:value-type="float" office:value="40.008221" calcext:value-type="float">
            <text:p>40.008221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88.5" calcext:value-type="float">
            <text:p>288.5</text:p>
          </table:table-cell>
          <table:table-cell office:value-type="float" office:value="78" calcext:value-type="float">
            <text:p>78</text:p>
          </table:table-cell>
          <table:table-cell table:formula="of:=VLOOKUP([.$A34];[MAF_5K_Walk_Watch__Crunch.$A$2:.$E$688];1;1)" office:value-type="string" office:string-value="2018-07-20T09:26:06Z" calcext:value-type="string">
            <text:p>2018-07-20T09:26:06Z</text:p>
          </table:table-cell>
          <table:table-cell table:formula="of:=VLOOKUP([.$A34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11Z</text:p>
          </table:table-cell>
          <table:table-cell office:value-type="float" office:value="40.008249" calcext:value-type="float">
            <text:p>40.008249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88.5" calcext:value-type="float">
            <text:p>288.5</text:p>
          </table:table-cell>
          <table:table-cell office:value-type="float" office:value="78" calcext:value-type="float">
            <text:p>78</text:p>
          </table:table-cell>
          <table:table-cell table:formula="of:=VLOOKUP([.$A35];[MAF_5K_Walk_Watch__Crunch.$A$2:.$E$688];1;1)" office:value-type="string" office:string-value="2018-07-20T09:26:11Z" calcext:value-type="string">
            <text:p>2018-07-20T09:26:11Z</text:p>
          </table:table-cell>
          <table:table-cell table:formula="of:=VLOOKUP([.$A35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13Z</text:p>
          </table:table-cell>
          <table:table-cell office:value-type="float" office:value="40.008289" calcext:value-type="float">
            <text:p>40.008289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88.4" calcext:value-type="float">
            <text:p>288.4</text:p>
          </table:table-cell>
          <table:table-cell office:value-type="float" office:value="77" calcext:value-type="float">
            <text:p>77</text:p>
          </table:table-cell>
          <table:table-cell table:formula="of:=VLOOKUP([.$A36];[MAF_5K_Walk_Watch__Crunch.$A$2:.$E$688];1;1)" office:value-type="string" office:string-value="2018-07-20T09:26:11Z" calcext:value-type="string">
            <text:p>2018-07-20T09:26:11Z</text:p>
          </table:table-cell>
          <table:table-cell table:formula="of:=VLOOKUP([.$A36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15Z</text:p>
          </table:table-cell>
          <table:table-cell office:value-type="float" office:value="40.008326" calcext:value-type="float">
            <text:p>40.008326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88.3" calcext:value-type="float">
            <text:p>288.3</text:p>
          </table:table-cell>
          <table:table-cell office:value-type="float" office:value="75" calcext:value-type="float">
            <text:p>75</text:p>
          </table:table-cell>
          <table:table-cell table:formula="of:=VLOOKUP([.$A37];[MAF_5K_Walk_Watch__Crunch.$A$2:.$E$688];1;1)" office:value-type="string" office:string-value="2018-07-20T09:26:11Z" calcext:value-type="string">
            <text:p>2018-07-20T09:26:11Z</text:p>
          </table:table-cell>
          <table:table-cell table:formula="of:=VLOOKUP([.$A37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17Z</text:p>
          </table:table-cell>
          <table:table-cell office:value-type="float" office:value="40.008354" calcext:value-type="float">
            <text:p>40.008354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88.2" calcext:value-type="float">
            <text:p>288.2</text:p>
          </table:table-cell>
          <table:table-cell office:value-type="float" office:value="74" calcext:value-type="float">
            <text:p>74</text:p>
          </table:table-cell>
          <table:table-cell table:formula="of:=VLOOKUP([.$A38];[MAF_5K_Walk_Watch__Crunch.$A$2:.$E$688];1;1)" office:value-type="string" office:string-value="2018-07-20T09:26:16Z" calcext:value-type="string">
            <text:p>2018-07-20T09:26:16Z</text:p>
          </table:table-cell>
          <table:table-cell table:formula="of:=VLOOKUP([.$A38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21Z</text:p>
          </table:table-cell>
          <table:table-cell office:value-type="float" office:value="40.008384" calcext:value-type="float">
            <text:p>40.008384</text:p>
          </table:table-cell>
          <table:table-cell office:value-type="float" office:value="-79.588878" calcext:value-type="float">
            <text:p>-79.588878</text:p>
          </table:table-cell>
          <table:table-cell office:value-type="float" office:value="288.2" calcext:value-type="float">
            <text:p>288.2</text:p>
          </table:table-cell>
          <table:table-cell office:value-type="float" office:value="71" calcext:value-type="float">
            <text:p>71</text:p>
          </table:table-cell>
          <table:table-cell table:formula="of:=VLOOKUP([.$A39];[MAF_5K_Walk_Watch__Crunch.$A$2:.$E$688];1;1)" office:value-type="string" office:string-value="2018-07-20T09:26:16Z" calcext:value-type="string">
            <text:p>2018-07-20T09:26:16Z</text:p>
          </table:table-cell>
          <table:table-cell table:formula="of:=VLOOKUP([.$A39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24Z</text:p>
          </table:table-cell>
          <table:table-cell office:value-type="float" office:value="40.008416" calcext:value-type="float">
            <text:p>40.008416</text:p>
          </table:table-cell>
          <table:table-cell office:value-type="float" office:value="-79.588872" calcext:value-type="float">
            <text:p>-79.588872</text:p>
          </table:table-cell>
          <table:table-cell office:value-type="float" office:value="288.1" calcext:value-type="float">
            <text:p>288.1</text:p>
          </table:table-cell>
          <table:table-cell office:value-type="float" office:value="71" calcext:value-type="float">
            <text:p>71</text:p>
          </table:table-cell>
          <table:table-cell table:formula="of:=VLOOKUP([.$A40];[MAF_5K_Walk_Watch__Crunch.$A$2:.$E$688];1;1)" office:value-type="string" office:string-value="2018-07-20T09:26:16Z" calcext:value-type="string">
            <text:p>2018-07-20T09:26:16Z</text:p>
          </table:table-cell>
          <table:table-cell table:formula="of:=VLOOKUP([.$A40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26Z</text:p>
          </table:table-cell>
          <table:table-cell office:value-type="float" office:value="40.008452" calcext:value-type="float">
            <text:p>40.008452</text:p>
          </table:table-cell>
          <table:table-cell office:value-type="float" office:value="-79.588878" calcext:value-type="float">
            <text:p>-79.588878</text:p>
          </table:table-cell>
          <table:table-cell office:value-type="float" office:value="288" calcext:value-type="float">
            <text:p>288</text:p>
          </table:table-cell>
          <table:table-cell office:value-type="float" office:value="71" calcext:value-type="float">
            <text:p>71</text:p>
          </table:table-cell>
          <table:table-cell table:formula="of:=VLOOKUP([.$A41];[MAF_5K_Walk_Watch__Crunch.$A$2:.$E$688];1;1)" office:value-type="string" office:string-value="2018-07-20T09:26:25Z" calcext:value-type="string">
            <text:p>2018-07-20T09:26:25Z</text:p>
          </table:table-cell>
          <table:table-cell table:formula="of:=VLOOKUP([.$A41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28Z</text:p>
          </table:table-cell>
          <table:table-cell office:value-type="float" office:value="40.00848" calcext:value-type="float">
            <text:p>40.00848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88.1" calcext:value-type="float">
            <text:p>288.1</text:p>
          </table:table-cell>
          <table:table-cell office:value-type="float" office:value="71" calcext:value-type="float">
            <text:p>71</text:p>
          </table:table-cell>
          <table:table-cell table:formula="of:=VLOOKUP([.$A42];[MAF_5K_Walk_Watch__Crunch.$A$2:.$E$688];1;1)" office:value-type="string" office:string-value="2018-07-20T09:26:25Z" calcext:value-type="string">
            <text:p>2018-07-20T09:26:25Z</text:p>
          </table:table-cell>
          <table:table-cell table:formula="of:=VLOOKUP([.$A42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30Z</text:p>
          </table:table-cell>
          <table:table-cell office:value-type="float" office:value="40.008508" calcext:value-type="float">
            <text:p>40.008508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1" calcext:value-type="float">
            <text:p>288.1</text:p>
          </table:table-cell>
          <table:table-cell office:value-type="float" office:value="71" calcext:value-type="float">
            <text:p>71</text:p>
          </table:table-cell>
          <table:table-cell table:formula="of:=VLOOKUP([.$A43];[MAF_5K_Walk_Watch__Crunch.$A$2:.$E$688];1;1)" office:value-type="string" office:string-value="2018-07-20T09:26:30Z" calcext:value-type="string">
            <text:p>2018-07-20T09:26:30Z</text:p>
          </table:table-cell>
          <table:table-cell table:formula="of:=VLOOKUP([.$A43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32Z</text:p>
          </table:table-cell>
          <table:table-cell office:value-type="float" office:value="40.008539" calcext:value-type="float">
            <text:p>40.008539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8.2" calcext:value-type="float">
            <text:p>288.2</text:p>
          </table:table-cell>
          <table:table-cell office:value-type="float" office:value="71" calcext:value-type="float">
            <text:p>71</text:p>
          </table:table-cell>
          <table:table-cell table:formula="of:=VLOOKUP([.$A44];[MAF_5K_Walk_Watch__Crunch.$A$2:.$E$688];1;1)" office:value-type="string" office:string-value="2018-07-20T09:26:30Z" calcext:value-type="string">
            <text:p>2018-07-20T09:26:30Z</text:p>
          </table:table-cell>
          <table:table-cell table:formula="of:=VLOOKUP([.$A44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35Z</text:p>
          </table:table-cell>
          <table:table-cell office:value-type="float" office:value="40.008578" calcext:value-type="float">
            <text:p>40.008578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8.3" calcext:value-type="float">
            <text:p>288.3</text:p>
          </table:table-cell>
          <table:table-cell office:value-type="float" office:value="71" calcext:value-type="float">
            <text:p>71</text:p>
          </table:table-cell>
          <table:table-cell table:formula="of:=VLOOKUP([.$A45];[MAF_5K_Walk_Watch__Crunch.$A$2:.$E$688];1;1)" office:value-type="string" office:string-value="2018-07-20T09:26:35Z" calcext:value-type="string">
            <text:p>2018-07-20T09:26:35Z</text:p>
          </table:table-cell>
          <table:table-cell table:formula="of:=VLOOKUP([.$A45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37Z</text:p>
          </table:table-cell>
          <table:table-cell office:value-type="float" office:value="40.008609" calcext:value-type="float">
            <text:p>40.008609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4" calcext:value-type="float">
            <text:p>288.4</text:p>
          </table:table-cell>
          <table:table-cell office:value-type="float" office:value="72" calcext:value-type="float">
            <text:p>72</text:p>
          </table:table-cell>
          <table:table-cell table:formula="of:=VLOOKUP([.$A46];[MAF_5K_Walk_Watch__Crunch.$A$2:.$E$688];1;1)" office:value-type="string" office:string-value="2018-07-20T09:26:35Z" calcext:value-type="string">
            <text:p>2018-07-20T09:26:35Z</text:p>
          </table:table-cell>
          <table:table-cell table:formula="of:=VLOOKUP([.$A46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39Z</text:p>
          </table:table-cell>
          <table:table-cell office:value-type="float" office:value="40.008637" calcext:value-type="float">
            <text:p>40.008637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88.4" calcext:value-type="float">
            <text:p>288.4</text:p>
          </table:table-cell>
          <table:table-cell office:value-type="float" office:value="72" calcext:value-type="float">
            <text:p>72</text:p>
          </table:table-cell>
          <table:table-cell table:formula="of:=VLOOKUP([.$A47];[MAF_5K_Walk_Watch__Crunch.$A$2:.$E$688];1;1)" office:value-type="string" office:string-value="2018-07-20T09:26:35Z" calcext:value-type="string">
            <text:p>2018-07-20T09:26:35Z</text:p>
          </table:table-cell>
          <table:table-cell table:formula="of:=VLOOKUP([.$A47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41Z</text:p>
          </table:table-cell>
          <table:table-cell office:value-type="float" office:value="40.008666" calcext:value-type="float">
            <text:p>40.008666</text:p>
          </table:table-cell>
          <table:table-cell office:value-type="float" office:value="-79.588897" calcext:value-type="float">
            <text:p>-79.588897</text:p>
          </table:table-cell>
          <table:table-cell office:value-type="float" office:value="288.5" calcext:value-type="float">
            <text:p>288.5</text:p>
          </table:table-cell>
          <table:table-cell office:value-type="float" office:value="72" calcext:value-type="float">
            <text:p>72</text:p>
          </table:table-cell>
          <table:table-cell table:formula="of:=VLOOKUP([.$A48];[MAF_5K_Walk_Watch__Crunch.$A$2:.$E$688];1;1)" office:value-type="string" office:string-value="2018-07-20T09:26:40Z" calcext:value-type="string">
            <text:p>2018-07-20T09:26:40Z</text:p>
          </table:table-cell>
          <table:table-cell table:formula="of:=VLOOKUP([.$A48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43Z</text:p>
          </table:table-cell>
          <table:table-cell office:value-type="float" office:value="40.008693" calcext:value-type="float">
            <text:p>40.008693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8.5" calcext:value-type="float">
            <text:p>288.5</text:p>
          </table:table-cell>
          <table:table-cell office:value-type="float" office:value="71" calcext:value-type="float">
            <text:p>71</text:p>
          </table:table-cell>
          <table:table-cell table:formula="of:=VLOOKUP([.$A49];[MAF_5K_Walk_Watch__Crunch.$A$2:.$E$688];1;1)" office:value-type="string" office:string-value="2018-07-20T09:26:40Z" calcext:value-type="string">
            <text:p>2018-07-20T09:26:40Z</text:p>
          </table:table-cell>
          <table:table-cell table:formula="of:=VLOOKUP([.$A49];[MAF_5K_Walk_Watch__Crunch.$A$2:.$E$688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0T09:26:45Z</text:p>
          </table:table-cell>
          <table:table-cell office:value-type="float" office:value="40.008722" calcext:value-type="float">
            <text:p>40.008722</text:p>
          </table:table-cell>
          <table:table-cell office:value-type="float" office:value="-79.588908" calcext:value-type="float">
            <text:p>-79.588908</text:p>
          </table:table-cell>
          <table:table-cell office:value-type="float" office:value="288.6" calcext:value-type="float">
            <text:p>288.6</text:p>
          </table:table-cell>
          <table:table-cell office:value-type="float" office:value="73" calcext:value-type="float">
            <text:p>73</text:p>
          </table:table-cell>
          <table:table-cell table:formula="of:=VLOOKUP([.$A50];[MAF_5K_Walk_Watch__Crunch.$A$2:.$E$688];1;1)" office:value-type="string" office:string-value="2018-07-20T09:26:45Z" calcext:value-type="string">
            <text:p>2018-07-20T09:26:45Z</text:p>
          </table:table-cell>
          <table:table-cell table:formula="of:=VLOOKUP([.$A5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6:48Z</text:p>
          </table:table-cell>
          <table:table-cell office:value-type="float" office:value="40.00876" calcext:value-type="float">
            <text:p>40.00876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8.7" calcext:value-type="float">
            <text:p>288.7</text:p>
          </table:table-cell>
          <table:table-cell office:value-type="float" office:value="76" calcext:value-type="float">
            <text:p>76</text:p>
          </table:table-cell>
          <table:table-cell table:formula="of:=VLOOKUP([.$A51];[MAF_5K_Walk_Watch__Crunch.$A$2:.$E$688];1;1)" office:value-type="string" office:string-value="2018-07-20T09:26:45Z" calcext:value-type="string">
            <text:p>2018-07-20T09:26:45Z</text:p>
          </table:table-cell>
          <table:table-cell table:formula="of:=VLOOKUP([.$A5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6:50Z</text:p>
          </table:table-cell>
          <table:table-cell office:value-type="float" office:value="40.008788" calcext:value-type="float">
            <text:p>40.008788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8.8" calcext:value-type="float">
            <text:p>288.8</text:p>
          </table:table-cell>
          <table:table-cell office:value-type="float" office:value="77" calcext:value-type="float">
            <text:p>77</text:p>
          </table:table-cell>
          <table:table-cell table:formula="of:=VLOOKUP([.$A52];[MAF_5K_Walk_Watch__Crunch.$A$2:.$E$688];1;1)" office:value-type="string" office:string-value="2018-07-20T09:26:50Z" calcext:value-type="string">
            <text:p>2018-07-20T09:26:50Z</text:p>
          </table:table-cell>
          <table:table-cell table:formula="of:=VLOOKUP([.$A5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6:53Z</text:p>
          </table:table-cell>
          <table:table-cell office:value-type="float" office:value="40.008827" calcext:value-type="float">
            <text:p>40.008827</text:p>
          </table:table-cell>
          <table:table-cell office:value-type="float" office:value="-79.588904" calcext:value-type="float">
            <text:p>-79.588904</text:p>
          </table:table-cell>
          <table:table-cell office:value-type="float" office:value="288.8" calcext:value-type="float">
            <text:p>288.8</text:p>
          </table:table-cell>
          <table:table-cell office:value-type="float" office:value="79" calcext:value-type="float">
            <text:p>79</text:p>
          </table:table-cell>
          <table:table-cell table:formula="of:=VLOOKUP([.$A53];[MAF_5K_Walk_Watch__Crunch.$A$2:.$E$688];1;1)" office:value-type="string" office:string-value="2018-07-20T09:26:50Z" calcext:value-type="string">
            <text:p>2018-07-20T09:26:50Z</text:p>
          </table:table-cell>
          <table:table-cell table:formula="of:=VLOOKUP([.$A5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6:55Z</text:p>
          </table:table-cell>
          <table:table-cell office:value-type="float" office:value="40.008859" calcext:value-type="float">
            <text:p>40.008859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8.9" calcext:value-type="float">
            <text:p>288.9</text:p>
          </table:table-cell>
          <table:table-cell office:value-type="float" office:value="78" calcext:value-type="float">
            <text:p>78</text:p>
          </table:table-cell>
          <table:table-cell table:formula="of:=VLOOKUP([.$A54];[MAF_5K_Walk_Watch__Crunch.$A$2:.$E$688];1;1)" office:value-type="string" office:string-value="2018-07-20T09:26:55Z" calcext:value-type="string">
            <text:p>2018-07-20T09:26:55Z</text:p>
          </table:table-cell>
          <table:table-cell table:formula="of:=VLOOKUP([.$A5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6:58Z</text:p>
          </table:table-cell>
          <table:table-cell office:value-type="float" office:value="40.008891" calcext:value-type="float">
            <text:p>40.008891</text:p>
          </table:table-cell>
          <table:table-cell office:value-type="float" office:value="-79.588889" calcext:value-type="float">
            <text:p>-79.588889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  <table:table-cell table:formula="of:=VLOOKUP([.$A55];[MAF_5K_Walk_Watch__Crunch.$A$2:.$E$688];1;1)" office:value-type="string" office:string-value="2018-07-20T09:26:55Z" calcext:value-type="string">
            <text:p>2018-07-20T09:26:55Z</text:p>
          </table:table-cell>
          <table:table-cell table:formula="of:=VLOOKUP([.$A5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01Z</text:p>
          </table:table-cell>
          <table:table-cell office:value-type="float" office:value="40.008916" calcext:value-type="float">
            <text:p>40.008916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VLOOKUP([.$A56];[MAF_5K_Walk_Watch__Crunch.$A$2:.$E$688];1;1)" office:value-type="string" office:string-value="2018-07-20T09:26:55Z" calcext:value-type="string">
            <text:p>2018-07-20T09:26:55Z</text:p>
          </table:table-cell>
          <table:table-cell table:formula="of:=VLOOKUP([.$A5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04Z</text:p>
          </table:table-cell>
          <table:table-cell office:value-type="float" office:value="40.008952" calcext:value-type="float">
            <text:p>40.008952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VLOOKUP([.$A57];[MAF_5K_Walk_Watch__Crunch.$A$2:.$E$688];1;1)" office:value-type="string" office:string-value="2018-07-20T09:26:55Z" calcext:value-type="string">
            <text:p>2018-07-20T09:26:55Z</text:p>
          </table:table-cell>
          <table:table-cell table:formula="of:=VLOOKUP([.$A57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07Z</text:p>
          </table:table-cell>
          <table:table-cell office:value-type="float" office:value="40.00899" calcext:value-type="float">
            <text:p>40.00899</text:p>
          </table:table-cell>
          <table:table-cell office:value-type="float" office:value="-79.588837" calcext:value-type="float">
            <text:p>-79.588837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58];[MAF_5K_Walk_Watch__Crunch.$A$2:.$E$688];1;1)" office:value-type="string" office:string-value="2018-07-20T09:27:05Z" calcext:value-type="string">
            <text:p>2018-07-20T09:27:05Z</text:p>
          </table:table-cell>
          <table:table-cell table:formula="of:=VLOOKUP([.$A58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11Z</text:p>
          </table:table-cell>
          <table:table-cell office:value-type="float" office:value="40.009025" calcext:value-type="float">
            <text:p>40.009025</text:p>
          </table:table-cell>
          <table:table-cell office:value-type="float" office:value="-79.588837" calcext:value-type="float">
            <text:p>-79.588837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  <table:table-cell table:formula="of:=VLOOKUP([.$A59];[MAF_5K_Walk_Watch__Crunch.$A$2:.$E$688];1;1)" office:value-type="string" office:string-value="2018-07-20T09:27:10Z" calcext:value-type="string">
            <text:p>2018-07-20T09:27:10Z</text:p>
          </table:table-cell>
          <table:table-cell table:formula="of:=VLOOKUP([.$A59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14Z</text:p>
          </table:table-cell>
          <table:table-cell office:value-type="float" office:value="40.009064" calcext:value-type="float">
            <text:p>40.009064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  <table:table-cell table:formula="of:=VLOOKUP([.$A60];[MAF_5K_Walk_Watch__Crunch.$A$2:.$E$688];1;1)" office:value-type="string" office:string-value="2018-07-20T09:27:10Z" calcext:value-type="string">
            <text:p>2018-07-20T09:27:10Z</text:p>
          </table:table-cell>
          <table:table-cell table:formula="of:=VLOOKUP([.$A6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17Z</text:p>
          </table:table-cell>
          <table:table-cell office:value-type="float" office:value="40.009096" calcext:value-type="float">
            <text:p>40.009096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  <table:table-cell table:formula="of:=VLOOKUP([.$A61];[MAF_5K_Walk_Watch__Crunch.$A$2:.$E$688];1;1)" office:value-type="string" office:string-value="2018-07-20T09:27:10Z" calcext:value-type="string">
            <text:p>2018-07-20T09:27:10Z</text:p>
          </table:table-cell>
          <table:table-cell table:formula="of:=VLOOKUP([.$A6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21Z</text:p>
          </table:table-cell>
          <table:table-cell office:value-type="float" office:value="40.009133" calcext:value-type="float">
            <text:p>40.009133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VLOOKUP([.$A62];[MAF_5K_Walk_Watch__Crunch.$A$2:.$E$688];1;1)" office:value-type="string" office:string-value="2018-07-20T09:27:18Z" calcext:value-type="string">
            <text:p>2018-07-20T09:27:18Z</text:p>
          </table:table-cell>
          <table:table-cell table:formula="of:=VLOOKUP([.$A6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23Z</text:p>
          </table:table-cell>
          <table:table-cell office:value-type="float" office:value="40.009163" calcext:value-type="float">
            <text:p>40.009163</text:p>
          </table:table-cell>
          <table:table-cell office:value-type="float" office:value="-79.588841" calcext:value-type="float">
            <text:p>-79.588841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63];[MAF_5K_Walk_Watch__Crunch.$A$2:.$E$688];1;1)" office:value-type="string" office:string-value="2018-07-20T09:27:18Z" calcext:value-type="string">
            <text:p>2018-07-20T09:27:18Z</text:p>
          </table:table-cell>
          <table:table-cell table:formula="of:=VLOOKUP([.$A6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25Z</text:p>
          </table:table-cell>
          <table:table-cell office:value-type="float" office:value="40.009194" calcext:value-type="float">
            <text:p>40.009194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64];[MAF_5K_Walk_Watch__Crunch.$A$2:.$E$688];1;1)" office:value-type="string" office:string-value="2018-07-20T09:27:24Z" calcext:value-type="string">
            <text:p>2018-07-20T09:27:24Z</text:p>
          </table:table-cell>
          <table:table-cell table:formula="of:=VLOOKUP([.$A6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27Z</text:p>
          </table:table-cell>
          <table:table-cell office:value-type="float" office:value="40.009231" calcext:value-type="float">
            <text:p>40.009231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65];[MAF_5K_Walk_Watch__Crunch.$A$2:.$E$688];1;1)" office:value-type="string" office:string-value="2018-07-20T09:27:24Z" calcext:value-type="string">
            <text:p>2018-07-20T09:27:24Z</text:p>
          </table:table-cell>
          <table:table-cell table:formula="of:=VLOOKUP([.$A6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31Z</text:p>
          </table:table-cell>
          <table:table-cell office:value-type="float" office:value="40.009264" calcext:value-type="float">
            <text:p>40.009264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66];[MAF_5K_Walk_Watch__Crunch.$A$2:.$E$688];1;1)" office:value-type="string" office:string-value="2018-07-20T09:27:29Z" calcext:value-type="string">
            <text:p>2018-07-20T09:27:29Z</text:p>
          </table:table-cell>
          <table:table-cell table:formula="of:=VLOOKUP([.$A6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33Z</text:p>
          </table:table-cell>
          <table:table-cell office:value-type="float" office:value="40.009292" calcext:value-type="float">
            <text:p>40.009292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67];[MAF_5K_Walk_Watch__Crunch.$A$2:.$E$688];1;1)" office:value-type="string" office:string-value="2018-07-20T09:27:29Z" calcext:value-type="string">
            <text:p>2018-07-20T09:27:29Z</text:p>
          </table:table-cell>
          <table:table-cell table:formula="of:=VLOOKUP([.$A67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36Z</text:p>
          </table:table-cell>
          <table:table-cell office:value-type="float" office:value="40.009329" calcext:value-type="float">
            <text:p>40.009329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  <table:table-cell table:formula="of:=VLOOKUP([.$A68];[MAF_5K_Walk_Watch__Crunch.$A$2:.$E$688];1;1)" office:value-type="string" office:string-value="2018-07-20T09:27:29Z" calcext:value-type="string">
            <text:p>2018-07-20T09:27:29Z</text:p>
          </table:table-cell>
          <table:table-cell table:formula="of:=VLOOKUP([.$A68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38Z</text:p>
          </table:table-cell>
          <table:table-cell office:value-type="float" office:value="40.009362" calcext:value-type="float">
            <text:p>40.009362</text:p>
          </table:table-cell>
          <table:table-cell office:value-type="float" office:value="-79.588849" calcext:value-type="float">
            <text:p>-79.588849</text:p>
          </table:table-cell>
          <table:table-cell office:value-type="float" office:value="289.1" calcext:value-type="float">
            <text:p>289.1</text:p>
          </table:table-cell>
          <table:table-cell office:value-type="float" office:value="81" calcext:value-type="float">
            <text:p>81</text:p>
          </table:table-cell>
          <table:table-cell table:formula="of:=VLOOKUP([.$A69];[MAF_5K_Walk_Watch__Crunch.$A$2:.$E$688];1;1)" office:value-type="string" office:string-value="2018-07-20T09:27:29Z" calcext:value-type="string">
            <text:p>2018-07-20T09:27:29Z</text:p>
          </table:table-cell>
          <table:table-cell table:formula="of:=VLOOKUP([.$A69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41Z</text:p>
          </table:table-cell>
          <table:table-cell office:value-type="float" office:value="40.009388" calcext:value-type="float">
            <text:p>40.009388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89.1" calcext:value-type="float">
            <text:p>289.1</text:p>
          </table:table-cell>
          <table:table-cell office:value-type="float" office:value="80" calcext:value-type="float">
            <text:p>80</text:p>
          </table:table-cell>
          <table:table-cell table:formula="of:=VLOOKUP([.$A70];[MAF_5K_Walk_Watch__Crunch.$A$2:.$E$688];1;1)" office:value-type="string" office:string-value="2018-07-20T09:27:39Z" calcext:value-type="string">
            <text:p>2018-07-20T09:27:39Z</text:p>
          </table:table-cell>
          <table:table-cell table:formula="of:=VLOOKUP([.$A7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44Z</text:p>
          </table:table-cell>
          <table:table-cell office:value-type="float" office:value="40.009425" calcext:value-type="float">
            <text:p>40.009425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89.2" calcext:value-type="float">
            <text:p>289.2</text:p>
          </table:table-cell>
          <table:table-cell office:value-type="float" office:value="80" calcext:value-type="float">
            <text:p>80</text:p>
          </table:table-cell>
          <table:table-cell table:formula="of:=VLOOKUP([.$A71];[MAF_5K_Walk_Watch__Crunch.$A$2:.$E$688];1;1)" office:value-type="string" office:string-value="2018-07-20T09:27:39Z" calcext:value-type="string">
            <text:p>2018-07-20T09:27:39Z</text:p>
          </table:table-cell>
          <table:table-cell table:formula="of:=VLOOKUP([.$A7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47Z</text:p>
          </table:table-cell>
          <table:table-cell office:value-type="float" office:value="40.009466" calcext:value-type="float">
            <text:p>40.009466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89.3" calcext:value-type="float">
            <text:p>289.3</text:p>
          </table:table-cell>
          <table:table-cell office:value-type="float" office:value="80" calcext:value-type="float">
            <text:p>80</text:p>
          </table:table-cell>
          <table:table-cell table:formula="of:=VLOOKUP([.$A72];[MAF_5K_Walk_Watch__Crunch.$A$2:.$E$688];1;1)" office:value-type="string" office:string-value="2018-07-20T09:27:39Z" calcext:value-type="string">
            <text:p>2018-07-20T09:27:39Z</text:p>
          </table:table-cell>
          <table:table-cell table:formula="of:=VLOOKUP([.$A7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49Z</text:p>
          </table:table-cell>
          <table:table-cell office:value-type="float" office:value="40.009504" calcext:value-type="float">
            <text:p>40.009504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89.4" calcext:value-type="float">
            <text:p>289.4</text:p>
          </table:table-cell>
          <table:table-cell office:value-type="float" office:value="80" calcext:value-type="float">
            <text:p>80</text:p>
          </table:table-cell>
          <table:table-cell table:formula="of:=VLOOKUP([.$A73];[MAF_5K_Walk_Watch__Crunch.$A$2:.$E$688];1;1)" office:value-type="string" office:string-value="2018-07-20T09:27:49Z" calcext:value-type="string">
            <text:p>2018-07-20T09:27:49Z</text:p>
          </table:table-cell>
          <table:table-cell table:formula="of:=VLOOKUP([.$A7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52Z</text:p>
          </table:table-cell>
          <table:table-cell office:value-type="float" office:value="40.009536" calcext:value-type="float">
            <text:p>40.009536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89.5" calcext:value-type="float">
            <text:p>289.5</text:p>
          </table:table-cell>
          <table:table-cell office:value-type="float" office:value="80" calcext:value-type="float">
            <text:p>80</text:p>
          </table:table-cell>
          <table:table-cell table:formula="of:=VLOOKUP([.$A74];[MAF_5K_Walk_Watch__Crunch.$A$2:.$E$688];1;1)" office:value-type="string" office:string-value="2018-07-20T09:27:49Z" calcext:value-type="string">
            <text:p>2018-07-20T09:27:49Z</text:p>
          </table:table-cell>
          <table:table-cell table:formula="of:=VLOOKUP([.$A7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27:55Z</text:p>
          </table:table-cell>
          <table:table-cell office:value-type="float" office:value="40.009568" calcext:value-type="float">
            <text:p>40.009568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9.5" calcext:value-type="float">
            <text:p>289.5</text:p>
          </table:table-cell>
          <table:table-cell office:value-type="float" office:value="80" calcext:value-type="float">
            <text:p>80</text:p>
          </table:table-cell>
          <table:table-cell table:formula="of:=VLOOKUP([.$A75];[MAF_5K_Walk_Watch__Crunch.$A$2:.$E$688];1;1)" office:value-type="string" office:string-value="2018-07-20T09:27:54Z" calcext:value-type="string">
            <text:p>2018-07-20T09:27:54Z</text:p>
          </table:table-cell>
          <table:table-cell table:formula="of:=VLOOKUP([.$A75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7:58Z</text:p>
          </table:table-cell>
          <table:table-cell office:value-type="float" office:value="40.009604" calcext:value-type="float">
            <text:p>40.009604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89.6" calcext:value-type="float">
            <text:p>289.6</text:p>
          </table:table-cell>
          <table:table-cell office:value-type="float" office:value="80" calcext:value-type="float">
            <text:p>80</text:p>
          </table:table-cell>
          <table:table-cell table:formula="of:=VLOOKUP([.$A76];[MAF_5K_Walk_Watch__Crunch.$A$2:.$E$688];1;1)" office:value-type="string" office:string-value="2018-07-20T09:27:54Z" calcext:value-type="string">
            <text:p>2018-07-20T09:27:54Z</text:p>
          </table:table-cell>
          <table:table-cell table:formula="of:=VLOOKUP([.$A76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00Z</text:p>
          </table:table-cell>
          <table:table-cell office:value-type="float" office:value="40.009642" calcext:value-type="float">
            <text:p>40.009642</text:p>
          </table:table-cell>
          <table:table-cell office:value-type="float" office:value="-79.588864" calcext:value-type="float">
            <text:p>-79.588864</text:p>
          </table:table-cell>
          <table:table-cell office:value-type="float" office:value="289.7" calcext:value-type="float">
            <text:p>289.7</text:p>
          </table:table-cell>
          <table:table-cell office:value-type="float" office:value="80" calcext:value-type="float">
            <text:p>80</text:p>
          </table:table-cell>
          <table:table-cell table:formula="of:=VLOOKUP([.$A77];[MAF_5K_Walk_Watch__Crunch.$A$2:.$E$688];1;1)" office:value-type="string" office:string-value="2018-07-20T09:27:59Z" calcext:value-type="string">
            <text:p>2018-07-20T09:27:59Z</text:p>
          </table:table-cell>
          <table:table-cell table:formula="of:=VLOOKUP([.$A77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03Z</text:p>
          </table:table-cell>
          <table:table-cell office:value-type="float" office:value="40.009674" calcext:value-type="float">
            <text:p>40.009674</text:p>
          </table:table-cell>
          <table:table-cell office:value-type="float" office:value="-79.588876" calcext:value-type="float">
            <text:p>-79.588876</text:p>
          </table:table-cell>
          <table:table-cell office:value-type="float" office:value="289.8" calcext:value-type="float">
            <text:p>289.8</text:p>
          </table:table-cell>
          <table:table-cell office:value-type="float" office:value="84" calcext:value-type="float">
            <text:p>84</text:p>
          </table:table-cell>
          <table:table-cell table:formula="of:=VLOOKUP([.$A78];[MAF_5K_Walk_Watch__Crunch.$A$2:.$E$688];1;1)" office:value-type="string" office:string-value="2018-07-20T09:27:59Z" calcext:value-type="string">
            <text:p>2018-07-20T09:27:59Z</text:p>
          </table:table-cell>
          <table:table-cell table:formula="of:=VLOOKUP([.$A78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05Z</text:p>
          </table:table-cell>
          <table:table-cell office:value-type="float" office:value="40.009711" calcext:value-type="float">
            <text:p>40.009711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89.9" calcext:value-type="float">
            <text:p>289.9</text:p>
          </table:table-cell>
          <table:table-cell office:value-type="float" office:value="83" calcext:value-type="float">
            <text:p>83</text:p>
          </table:table-cell>
          <table:table-cell table:formula="of:=VLOOKUP([.$A79];[MAF_5K_Walk_Watch__Crunch.$A$2:.$E$688];1;1)" office:value-type="string" office:string-value="2018-07-20T09:28:04Z" calcext:value-type="string">
            <text:p>2018-07-20T09:28:04Z</text:p>
          </table:table-cell>
          <table:table-cell table:formula="of:=VLOOKUP([.$A79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07Z</text:p>
          </table:table-cell>
          <table:table-cell office:value-type="float" office:value="40.009739" calcext:value-type="float">
            <text:p>40.009739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89.9" calcext:value-type="float">
            <text:p>289.9</text:p>
          </table:table-cell>
          <table:table-cell office:value-type="float" office:value="83" calcext:value-type="float">
            <text:p>83</text:p>
          </table:table-cell>
          <table:table-cell table:formula="of:=VLOOKUP([.$A80];[MAF_5K_Walk_Watch__Crunch.$A$2:.$E$688];1;1)" office:value-type="string" office:string-value="2018-07-20T09:28:04Z" calcext:value-type="string">
            <text:p>2018-07-20T09:28:04Z</text:p>
          </table:table-cell>
          <table:table-cell table:formula="of:=VLOOKUP([.$A80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10Z</text:p>
          </table:table-cell>
          <table:table-cell office:value-type="float" office:value="40.009775" calcext:value-type="float">
            <text:p>40.009775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table:formula="of:=VLOOKUP([.$A81];[MAF_5K_Walk_Watch__Crunch.$A$2:.$E$688];1;1)" office:value-type="string" office:string-value="2018-07-20T09:28:09Z" calcext:value-type="string">
            <text:p>2018-07-20T09:28:09Z</text:p>
          </table:table-cell>
          <table:table-cell table:formula="of:=VLOOKUP([.$A81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12Z</text:p>
          </table:table-cell>
          <table:table-cell office:value-type="float" office:value="40.009808" calcext:value-type="float">
            <text:p>40.009808</text:p>
          </table:table-cell>
          <table:table-cell office:value-type="float" office:value="-79.588885" calcext:value-type="float">
            <text:p>-79.588885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table:formula="of:=VLOOKUP([.$A82];[MAF_5K_Walk_Watch__Crunch.$A$2:.$E$688];1;1)" office:value-type="string" office:string-value="2018-07-20T09:28:09Z" calcext:value-type="string">
            <text:p>2018-07-20T09:28:09Z</text:p>
          </table:table-cell>
          <table:table-cell table:formula="of:=VLOOKUP([.$A82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15Z</text:p>
          </table:table-cell>
          <table:table-cell office:value-type="float" office:value="40.009836" calcext:value-type="float">
            <text:p>40.009836</text:p>
          </table:table-cell>
          <table:table-cell office:value-type="float" office:value="-79.588885" calcext:value-type="float">
            <text:p>-79.588885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  <table:table-cell table:formula="of:=VLOOKUP([.$A83];[MAF_5K_Walk_Watch__Crunch.$A$2:.$E$688];1;1)" office:value-type="string" office:string-value="2018-07-20T09:28:14Z" calcext:value-type="string">
            <text:p>2018-07-20T09:28:14Z</text:p>
          </table:table-cell>
          <table:table-cell table:formula="of:=VLOOKUP([.$A83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18Z</text:p>
          </table:table-cell>
          <table:table-cell office:value-type="float" office:value="40.009877" calcext:value-type="float">
            <text:p>40.009877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table:formula="of:=VLOOKUP([.$A84];[MAF_5K_Walk_Watch__Crunch.$A$2:.$E$688];1;1)" office:value-type="string" office:string-value="2018-07-20T09:28:14Z" calcext:value-type="string">
            <text:p>2018-07-20T09:28:14Z</text:p>
          </table:table-cell>
          <table:table-cell table:formula="of:=VLOOKUP([.$A84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20Z</text:p>
          </table:table-cell>
          <table:table-cell office:value-type="float" office:value="40.009904" calcext:value-type="float">
            <text:p>40.009904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85];[MAF_5K_Walk_Watch__Crunch.$A$2:.$E$688];1;1)" office:value-type="string" office:string-value="2018-07-20T09:28:19Z" calcext:value-type="string">
            <text:p>2018-07-20T09:28:19Z</text:p>
          </table:table-cell>
          <table:table-cell table:formula="of:=VLOOKUP([.$A85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23Z</text:p>
          </table:table-cell>
          <table:table-cell office:value-type="float" office:value="40.009944" calcext:value-type="float">
            <text:p>40.009944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86];[MAF_5K_Walk_Watch__Crunch.$A$2:.$E$688];1;1)" office:value-type="string" office:string-value="2018-07-20T09:28:19Z" calcext:value-type="string">
            <text:p>2018-07-20T09:28:19Z</text:p>
          </table:table-cell>
          <table:table-cell table:formula="of:=VLOOKUP([.$A86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25Z</text:p>
          </table:table-cell>
          <table:table-cell office:value-type="float" office:value="40.009976" calcext:value-type="float">
            <text:p>40.009976</text:p>
          </table:table-cell>
          <table:table-cell office:value-type="float" office:value="-79.588852" calcext:value-type="float">
            <text:p>-79.588852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87];[MAF_5K_Walk_Watch__Crunch.$A$2:.$E$688];1;1)" office:value-type="string" office:string-value="2018-07-20T09:28:24Z" calcext:value-type="string">
            <text:p>2018-07-20T09:28:24Z</text:p>
          </table:table-cell>
          <table:table-cell table:formula="of:=VLOOKUP([.$A87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29Z</text:p>
          </table:table-cell>
          <table:table-cell office:value-type="float" office:value="40.01001" calcext:value-type="float">
            <text:p>40.01001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  <table:table-cell table:formula="of:=VLOOKUP([.$A88];[MAF_5K_Walk_Watch__Crunch.$A$2:.$E$688];1;1)" office:value-type="string" office:string-value="2018-07-20T09:28:29Z" calcext:value-type="string">
            <text:p>2018-07-20T09:28:29Z</text:p>
          </table:table-cell>
          <table:table-cell table:formula="of:=VLOOKUP([.$A88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31Z</text:p>
          </table:table-cell>
          <table:table-cell office:value-type="float" office:value="40.010038" calcext:value-type="float">
            <text:p>40.010038</text:p>
          </table:table-cell>
          <table:table-cell office:value-type="float" office:value="-79.588847" calcext:value-type="float">
            <text:p>-79.588847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89];[MAF_5K_Walk_Watch__Crunch.$A$2:.$E$688];1;1)" office:value-type="string" office:string-value="2018-07-20T09:28:29Z" calcext:value-type="string">
            <text:p>2018-07-20T09:28:29Z</text:p>
          </table:table-cell>
          <table:table-cell table:formula="of:=VLOOKUP([.$A89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33Z</text:p>
          </table:table-cell>
          <table:table-cell office:value-type="float" office:value="40.01007" calcext:value-type="float">
            <text:p>40.01007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90];[MAF_5K_Walk_Watch__Crunch.$A$2:.$E$688];1;1)" office:value-type="string" office:string-value="2018-07-20T09:28:29Z" calcext:value-type="string">
            <text:p>2018-07-20T09:28:29Z</text:p>
          </table:table-cell>
          <table:table-cell table:formula="of:=VLOOKUP([.$A90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35Z</text:p>
          </table:table-cell>
          <table:table-cell office:value-type="float" office:value="40.010097" calcext:value-type="float">
            <text:p>40.010097</text:p>
          </table:table-cell>
          <table:table-cell office:value-type="float" office:value="-79.588837" calcext:value-type="float">
            <text:p>-79.588837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91];[MAF_5K_Walk_Watch__Crunch.$A$2:.$E$688];1;1)" office:value-type="string" office:string-value="2018-07-20T09:28:34Z" calcext:value-type="string">
            <text:p>2018-07-20T09:28:34Z</text:p>
          </table:table-cell>
          <table:table-cell table:formula="of:=VLOOKUP([.$A91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37Z</text:p>
          </table:table-cell>
          <table:table-cell office:value-type="float" office:value="40.010126" calcext:value-type="float">
            <text:p>40.010126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89.9" calcext:value-type="float">
            <text:p>289.9</text:p>
          </table:table-cell>
          <table:table-cell office:value-type="float" office:value="81" calcext:value-type="float">
            <text:p>81</text:p>
          </table:table-cell>
          <table:table-cell table:formula="of:=VLOOKUP([.$A92];[MAF_5K_Walk_Watch__Crunch.$A$2:.$E$688];1;1)" office:value-type="string" office:string-value="2018-07-20T09:28:34Z" calcext:value-type="string">
            <text:p>2018-07-20T09:28:34Z</text:p>
          </table:table-cell>
          <table:table-cell table:formula="of:=VLOOKUP([.$A92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40Z</text:p>
          </table:table-cell>
          <table:table-cell office:value-type="float" office:value="40.010161" calcext:value-type="float">
            <text:p>40.010161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93];[MAF_5K_Walk_Watch__Crunch.$A$2:.$E$688];1;1)" office:value-type="string" office:string-value="2018-07-20T09:28:39Z" calcext:value-type="string">
            <text:p>2018-07-20T09:28:39Z</text:p>
          </table:table-cell>
          <table:table-cell table:formula="of:=VLOOKUP([.$A93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43Z</text:p>
          </table:table-cell>
          <table:table-cell office:value-type="float" office:value="40.010189" calcext:value-type="float">
            <text:p>40.010189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table:formula="of:=VLOOKUP([.$A94];[MAF_5K_Walk_Watch__Crunch.$A$2:.$E$688];1;1)" office:value-type="string" office:string-value="2018-07-20T09:28:39Z" calcext:value-type="string">
            <text:p>2018-07-20T09:28:39Z</text:p>
          </table:table-cell>
          <table:table-cell table:formula="of:=VLOOKUP([.$A94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45Z</text:p>
          </table:table-cell>
          <table:table-cell office:value-type="float" office:value="40.010218" calcext:value-type="float">
            <text:p>40.010218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table:formula="of:=VLOOKUP([.$A95];[MAF_5K_Walk_Watch__Crunch.$A$2:.$E$688];1;1)" office:value-type="string" office:string-value="2018-07-20T09:28:39Z" calcext:value-type="string">
            <text:p>2018-07-20T09:28:39Z</text:p>
          </table:table-cell>
          <table:table-cell table:formula="of:=VLOOKUP([.$A95];[MAF_5K_Walk_Watch__Crunch.$A$2:.$E$688];5;1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7-20T09:28:47Z</text:p>
          </table:table-cell>
          <table:table-cell office:value-type="float" office:value="40.010248" calcext:value-type="float">
            <text:p>40.010248</text:p>
          </table:table-cell>
          <table:table-cell office:value-type="float" office:value="-79.588833" calcext:value-type="float">
            <text:p>-79.588833</text:p>
          </table:table-cell>
          <table:table-cell office:value-type="float" office:value="290" calcext:value-type="float">
            <text:p>290</text:p>
          </table:table-cell>
          <table:table-cell office:value-type="float" office:value="77" calcext:value-type="float">
            <text:p>77</text:p>
          </table:table-cell>
          <table:table-cell table:formula="of:=VLOOKUP([.$A96];[MAF_5K_Walk_Watch__Crunch.$A$2:.$E$688];1;1)" office:value-type="string" office:string-value="2018-07-20T09:28:46Z" calcext:value-type="string">
            <text:p>2018-07-20T09:28:46Z</text:p>
          </table:table-cell>
          <table:table-cell table:formula="of:=VLOOKUP([.$A96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8:49Z</text:p>
          </table:table-cell>
          <table:table-cell office:value-type="float" office:value="40.010287" calcext:value-type="float">
            <text:p>40.010287</text:p>
          </table:table-cell>
          <table:table-cell office:value-type="float" office:value="-79.588838" calcext:value-type="float">
            <text:p>-79.588838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table:formula="of:=VLOOKUP([.$A97];[MAF_5K_Walk_Watch__Crunch.$A$2:.$E$688];1;1)" office:value-type="string" office:string-value="2018-07-20T09:28:49Z" calcext:value-type="string">
            <text:p>2018-07-20T09:28:49Z</text:p>
          </table:table-cell>
          <table:table-cell table:formula="of:=VLOOKUP([.$A97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8:51Z</text:p>
          </table:table-cell>
          <table:table-cell office:value-type="float" office:value="40.010315" calcext:value-type="float">
            <text:p>40.010315</text:p>
          </table:table-cell>
          <table:table-cell office:value-type="float" office:value="-79.588848" calcext:value-type="float">
            <text:p>-79.588848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table:formula="of:=VLOOKUP([.$A98];[MAF_5K_Walk_Watch__Crunch.$A$2:.$E$688];1;1)" office:value-type="string" office:string-value="2018-07-20T09:28:49Z" calcext:value-type="string">
            <text:p>2018-07-20T09:28:49Z</text:p>
          </table:table-cell>
          <table:table-cell table:formula="of:=VLOOKUP([.$A98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8:54Z</text:p>
          </table:table-cell>
          <table:table-cell office:value-type="float" office:value="40.010348" calcext:value-type="float">
            <text:p>40.010348</text:p>
          </table:table-cell>
          <table:table-cell office:value-type="float" office:value="-79.588866" calcext:value-type="float">
            <text:p>-79.588866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99];[MAF_5K_Walk_Watch__Crunch.$A$2:.$E$688];1;1)" office:value-type="string" office:string-value="2018-07-20T09:28:54Z" calcext:value-type="string">
            <text:p>2018-07-20T09:28:54Z</text:p>
          </table:table-cell>
          <table:table-cell table:formula="of:=VLOOKUP([.$A99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8:56Z</text:p>
          </table:table-cell>
          <table:table-cell office:value-type="float" office:value="40.010378" calcext:value-type="float">
            <text:p>40.010378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100];[MAF_5K_Walk_Watch__Crunch.$A$2:.$E$688];1;1)" office:value-type="string" office:string-value="2018-07-20T09:28:54Z" calcext:value-type="string">
            <text:p>2018-07-20T09:28:54Z</text:p>
          </table:table-cell>
          <table:table-cell table:formula="of:=VLOOKUP([.$A100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8:59Z</text:p>
          </table:table-cell>
          <table:table-cell office:value-type="float" office:value="40.010406" calcext:value-type="float">
            <text:p>40.010406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table:formula="of:=VLOOKUP([.$A101];[MAF_5K_Walk_Watch__Crunch.$A$2:.$E$688];1;1)" office:value-type="string" office:string-value="2018-07-20T09:28:59Z" calcext:value-type="string">
            <text:p>2018-07-20T09:28:59Z</text:p>
          </table:table-cell>
          <table:table-cell table:formula="of:=VLOOKUP([.$A101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02Z</text:p>
          </table:table-cell>
          <table:table-cell office:value-type="float" office:value="40.010446" calcext:value-type="float">
            <text:p>40.010446</text:p>
          </table:table-cell>
          <table:table-cell office:value-type="float" office:value="-79.588868" calcext:value-type="float">
            <text:p>-79.588868</text:p>
          </table:table-cell>
          <table:table-cell office:value-type="float" office:value="290.1" calcext:value-type="float">
            <text:p>290.1</text:p>
          </table:table-cell>
          <table:table-cell office:value-type="float" office:value="84" calcext:value-type="float">
            <text:p>84</text:p>
          </table:table-cell>
          <table:table-cell table:formula="of:=VLOOKUP([.$A102];[MAF_5K_Walk_Watch__Crunch.$A$2:.$E$688];1;1)" office:value-type="string" office:string-value="2018-07-20T09:28:59Z" calcext:value-type="string">
            <text:p>2018-07-20T09:28:59Z</text:p>
          </table:table-cell>
          <table:table-cell table:formula="of:=VLOOKUP([.$A102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05Z</text:p>
          </table:table-cell>
          <table:table-cell office:value-type="float" office:value="40.01048" calcext:value-type="float">
            <text:p>40.01048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90.1" calcext:value-type="float">
            <text:p>290.1</text:p>
          </table:table-cell>
          <table:table-cell office:value-type="float" office:value="84" calcext:value-type="float">
            <text:p>84</text:p>
          </table:table-cell>
          <table:table-cell table:formula="of:=VLOOKUP([.$A103];[MAF_5K_Walk_Watch__Crunch.$A$2:.$E$688];1;1)" office:value-type="string" office:string-value="2018-07-20T09:29:04Z" calcext:value-type="string">
            <text:p>2018-07-20T09:29:04Z</text:p>
          </table:table-cell>
          <table:table-cell table:formula="of:=VLOOKUP([.$A103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09Z</text:p>
          </table:table-cell>
          <table:table-cell office:value-type="float" office:value="40.010518" calcext:value-type="float">
            <text:p>40.010518</text:p>
          </table:table-cell>
          <table:table-cell office:value-type="float" office:value="-79.588852" calcext:value-type="float">
            <text:p>-79.588852</text:p>
          </table:table-cell>
          <table:table-cell office:value-type="float" office:value="290.1" calcext:value-type="float">
            <text:p>290.1</text:p>
          </table:table-cell>
          <table:table-cell office:value-type="float" office:value="84" calcext:value-type="float">
            <text:p>84</text:p>
          </table:table-cell>
          <table:table-cell table:formula="of:=VLOOKUP([.$A104];[MAF_5K_Walk_Watch__Crunch.$A$2:.$E$688];1;1)" office:value-type="string" office:string-value="2018-07-20T09:29:04Z" calcext:value-type="string">
            <text:p>2018-07-20T09:29:04Z</text:p>
          </table:table-cell>
          <table:table-cell table:formula="of:=VLOOKUP([.$A104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11Z</text:p>
          </table:table-cell>
          <table:table-cell office:value-type="float" office:value="40.010554" calcext:value-type="float">
            <text:p>40.010554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90.1" calcext:value-type="float">
            <text:p>290.1</text:p>
          </table:table-cell>
          <table:table-cell office:value-type="float" office:value="84" calcext:value-type="float">
            <text:p>84</text:p>
          </table:table-cell>
          <table:table-cell table:formula="of:=VLOOKUP([.$A105];[MAF_5K_Walk_Watch__Crunch.$A$2:.$E$688];1;1)" office:value-type="string" office:string-value="2018-07-20T09:29:04Z" calcext:value-type="string">
            <text:p>2018-07-20T09:29:04Z</text:p>
          </table:table-cell>
          <table:table-cell table:formula="of:=VLOOKUP([.$A105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13Z</text:p>
          </table:table-cell>
          <table:table-cell office:value-type="float" office:value="40.010583" calcext:value-type="float">
            <text:p>40.010583</text:p>
          </table:table-cell>
          <table:table-cell office:value-type="float" office:value="-79.588858" calcext:value-type="float">
            <text:p>-79.588858</text:p>
          </table:table-cell>
          <table:table-cell office:value-type="float" office:value="290.1" calcext:value-type="float">
            <text:p>290.1</text:p>
          </table:table-cell>
          <table:table-cell office:value-type="float" office:value="84" calcext:value-type="float">
            <text:p>84</text:p>
          </table:table-cell>
          <table:table-cell table:formula="of:=VLOOKUP([.$A106];[MAF_5K_Walk_Watch__Crunch.$A$2:.$E$688];1;1)" office:value-type="string" office:string-value="2018-07-20T09:29:04Z" calcext:value-type="string">
            <text:p>2018-07-20T09:29:04Z</text:p>
          </table:table-cell>
          <table:table-cell table:formula="of:=VLOOKUP([.$A106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15Z</text:p>
          </table:table-cell>
          <table:table-cell office:value-type="float" office:value="40.010623" calcext:value-type="float">
            <text:p>40.010623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0.1" calcext:value-type="float">
            <text:p>290.1</text:p>
          </table:table-cell>
          <table:table-cell office:value-type="float" office:value="84" calcext:value-type="float">
            <text:p>84</text:p>
          </table:table-cell>
          <table:table-cell table:formula="of:=VLOOKUP([.$A107];[MAF_5K_Walk_Watch__Crunch.$A$2:.$E$688];1;1)" office:value-type="string" office:string-value="2018-07-20T09:29:14Z" calcext:value-type="string">
            <text:p>2018-07-20T09:29:14Z</text:p>
          </table:table-cell>
          <table:table-cell table:formula="of:=VLOOKUP([.$A107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18Z</text:p>
          </table:table-cell>
          <table:table-cell office:value-type="float" office:value="40.010653" calcext:value-type="float">
            <text:p>40.010653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90.2" calcext:value-type="float">
            <text:p>290.2</text:p>
          </table:table-cell>
          <table:table-cell office:value-type="float" office:value="83" calcext:value-type="float">
            <text:p>83</text:p>
          </table:table-cell>
          <table:table-cell table:formula="of:=VLOOKUP([.$A108];[MAF_5K_Walk_Watch__Crunch.$A$2:.$E$688];1;1)" office:value-type="string" office:string-value="2018-07-20T09:29:14Z" calcext:value-type="string">
            <text:p>2018-07-20T09:29:14Z</text:p>
          </table:table-cell>
          <table:table-cell table:formula="of:=VLOOKUP([.$A108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22Z</text:p>
          </table:table-cell>
          <table:table-cell office:value-type="float" office:value="40.010681" calcext:value-type="float">
            <text:p>40.01068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2" calcext:value-type="float">
            <text:p>290.2</text:p>
          </table:table-cell>
          <table:table-cell office:value-type="float" office:value="82" calcext:value-type="float">
            <text:p>82</text:p>
          </table:table-cell>
          <table:table-cell table:formula="of:=VLOOKUP([.$A109];[MAF_5K_Walk_Watch__Crunch.$A$2:.$E$688];1;1)" office:value-type="string" office:string-value="2018-07-20T09:29:19Z" calcext:value-type="string">
            <text:p>2018-07-20T09:29:19Z</text:p>
          </table:table-cell>
          <table:table-cell table:formula="of:=VLOOKUP([.$A109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24Z</text:p>
          </table:table-cell>
          <table:table-cell office:value-type="float" office:value="40.010706" calcext:value-type="float">
            <text:p>40.010706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90.2" calcext:value-type="float">
            <text:p>290.2</text:p>
          </table:table-cell>
          <table:table-cell office:value-type="float" office:value="81" calcext:value-type="float">
            <text:p>81</text:p>
          </table:table-cell>
          <table:table-cell table:formula="of:=VLOOKUP([.$A110];[MAF_5K_Walk_Watch__Crunch.$A$2:.$E$688];1;1)" office:value-type="string" office:string-value="2018-07-20T09:29:19Z" calcext:value-type="string">
            <text:p>2018-07-20T09:29:19Z</text:p>
          </table:table-cell>
          <table:table-cell table:formula="of:=VLOOKUP([.$A110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26Z</text:p>
          </table:table-cell>
          <table:table-cell office:value-type="float" office:value="40.010736" calcext:value-type="float">
            <text:p>40.010736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0.2" calcext:value-type="float">
            <text:p>290.2</text:p>
          </table:table-cell>
          <table:table-cell office:value-type="float" office:value="79" calcext:value-type="float">
            <text:p>79</text:p>
          </table:table-cell>
          <table:table-cell table:formula="of:=VLOOKUP([.$A111];[MAF_5K_Walk_Watch__Crunch.$A$2:.$E$688];1;1)" office:value-type="string" office:string-value="2018-07-20T09:29:19Z" calcext:value-type="string">
            <text:p>2018-07-20T09:29:19Z</text:p>
          </table:table-cell>
          <table:table-cell table:formula="of:=VLOOKUP([.$A111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28Z</text:p>
          </table:table-cell>
          <table:table-cell office:value-type="float" office:value="40.010767" calcext:value-type="float">
            <text:p>40.010767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90.2" calcext:value-type="float">
            <text:p>290.2</text:p>
          </table:table-cell>
          <table:table-cell office:value-type="float" office:value="79" calcext:value-type="float">
            <text:p>79</text:p>
          </table:table-cell>
          <table:table-cell table:formula="of:=VLOOKUP([.$A112];[MAF_5K_Walk_Watch__Crunch.$A$2:.$E$688];1;1)" office:value-type="string" office:string-value="2018-07-20T09:29:19Z" calcext:value-type="string">
            <text:p>2018-07-20T09:29:19Z</text:p>
          </table:table-cell>
          <table:table-cell table:formula="of:=VLOOKUP([.$A112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31Z</text:p>
          </table:table-cell>
          <table:table-cell office:value-type="float" office:value="40.010799" calcext:value-type="float">
            <text:p>40.010799</text:p>
          </table:table-cell>
          <table:table-cell office:value-type="float" office:value="-79.588833" calcext:value-type="float">
            <text:p>-79.588833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  <table:table-cell table:formula="of:=VLOOKUP([.$A113];[MAF_5K_Walk_Watch__Crunch.$A$2:.$E$688];1;1)" office:value-type="string" office:string-value="2018-07-20T09:29:29Z" calcext:value-type="string">
            <text:p>2018-07-20T09:29:29Z</text:p>
          </table:table-cell>
          <table:table-cell table:formula="of:=VLOOKUP([.$A113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34Z</text:p>
          </table:table-cell>
          <table:table-cell office:value-type="float" office:value="40.01083" calcext:value-type="float">
            <text:p>40.01083</text:p>
          </table:table-cell>
          <table:table-cell office:value-type="float" office:value="-79.588836" calcext:value-type="float">
            <text:p>-79.588836</text:p>
          </table:table-cell>
          <table:table-cell office:value-type="float" office:value="290.2" calcext:value-type="float">
            <text:p>290.2</text:p>
          </table:table-cell>
          <table:table-cell office:value-type="float" office:value="79" calcext:value-type="float">
            <text:p>79</text:p>
          </table:table-cell>
          <table:table-cell table:formula="of:=VLOOKUP([.$A114];[MAF_5K_Walk_Watch__Crunch.$A$2:.$E$688];1;1)" office:value-type="string" office:string-value="2018-07-20T09:29:34Z" calcext:value-type="string">
            <text:p>2018-07-20T09:29:34Z</text:p>
          </table:table-cell>
          <table:table-cell table:formula="of:=VLOOKUP([.$A114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36Z</text:p>
          </table:table-cell>
          <table:table-cell office:value-type="float" office:value="40.010863" calcext:value-type="float">
            <text:p>40.010863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90.3" calcext:value-type="float">
            <text:p>290.3</text:p>
          </table:table-cell>
          <table:table-cell office:value-type="float" office:value="80" calcext:value-type="float">
            <text:p>80</text:p>
          </table:table-cell>
          <table:table-cell table:formula="of:=VLOOKUP([.$A115];[MAF_5K_Walk_Watch__Crunch.$A$2:.$E$688];1;1)" office:value-type="string" office:string-value="2018-07-20T09:29:34Z" calcext:value-type="string">
            <text:p>2018-07-20T09:29:34Z</text:p>
          </table:table-cell>
          <table:table-cell table:formula="of:=VLOOKUP([.$A115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38Z</text:p>
          </table:table-cell>
          <table:table-cell office:value-type="float" office:value="40.010892" calcext:value-type="float">
            <text:p>40.010892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.3" calcext:value-type="float">
            <text:p>290.3</text:p>
          </table:table-cell>
          <table:table-cell office:value-type="float" office:value="80" calcext:value-type="float">
            <text:p>80</text:p>
          </table:table-cell>
          <table:table-cell table:formula="of:=VLOOKUP([.$A116];[MAF_5K_Walk_Watch__Crunch.$A$2:.$E$688];1;1)" office:value-type="string" office:string-value="2018-07-20T09:29:34Z" calcext:value-type="string">
            <text:p>2018-07-20T09:29:34Z</text:p>
          </table:table-cell>
          <table:table-cell table:formula="of:=VLOOKUP([.$A116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40Z</text:p>
          </table:table-cell>
          <table:table-cell office:value-type="float" office:value="40.010923" calcext:value-type="float">
            <text:p>40.010923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90.3" calcext:value-type="float">
            <text:p>290.3</text:p>
          </table:table-cell>
          <table:table-cell office:value-type="float" office:value="79" calcext:value-type="float">
            <text:p>79</text:p>
          </table:table-cell>
          <table:table-cell table:formula="of:=VLOOKUP([.$A117];[MAF_5K_Walk_Watch__Crunch.$A$2:.$E$688];1;1)" office:value-type="string" office:string-value="2018-07-20T09:29:39Z" calcext:value-type="string">
            <text:p>2018-07-20T09:29:39Z</text:p>
          </table:table-cell>
          <table:table-cell table:formula="of:=VLOOKUP([.$A117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42Z</text:p>
          </table:table-cell>
          <table:table-cell office:value-type="float" office:value="40.01096" calcext:value-type="float">
            <text:p>40.01096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90.4" calcext:value-type="float">
            <text:p>290.4</text:p>
          </table:table-cell>
          <table:table-cell office:value-type="float" office:value="78" calcext:value-type="float">
            <text:p>78</text:p>
          </table:table-cell>
          <table:table-cell table:formula="of:=VLOOKUP([.$A118];[MAF_5K_Walk_Watch__Crunch.$A$2:.$E$688];1;1)" office:value-type="string" office:string-value="2018-07-20T09:29:39Z" calcext:value-type="string">
            <text:p>2018-07-20T09:29:39Z</text:p>
          </table:table-cell>
          <table:table-cell table:formula="of:=VLOOKUP([.$A118];[MAF_5K_Walk_Watch__Crunch.$A$2:.$E$688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0T09:29:45Z</text:p>
          </table:table-cell>
          <table:table-cell office:value-type="float" office:value="40.010998" calcext:value-type="float">
            <text:p>40.010998</text:p>
          </table:table-cell>
          <table:table-cell office:value-type="float" office:value="-79.588846" calcext:value-type="float">
            <text:p>-79.588846</text:p>
          </table:table-cell>
          <table:table-cell office:value-type="float" office:value="290.5" calcext:value-type="float">
            <text:p>290.5</text:p>
          </table:table-cell>
          <table:table-cell office:value-type="float" office:value="79" calcext:value-type="float">
            <text:p>79</text:p>
          </table:table-cell>
          <table:table-cell table:formula="of:=VLOOKUP([.$A119];[MAF_5K_Walk_Watch__Crunch.$A$2:.$E$688];1;1)" office:value-type="string" office:string-value="2018-07-20T09:29:45Z" calcext:value-type="string">
            <text:p>2018-07-20T09:29:45Z</text:p>
          </table:table-cell>
          <table:table-cell table:formula="of:=VLOOKUP([.$A119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29:48Z</text:p>
          </table:table-cell>
          <table:table-cell office:value-type="float" office:value="40.01104" calcext:value-type="float">
            <text:p>40.01104</text:p>
          </table:table-cell>
          <table:table-cell office:value-type="float" office:value="-79.588852" calcext:value-type="float">
            <text:p>-79.588852</text:p>
          </table:table-cell>
          <table:table-cell office:value-type="float" office:value="290.6" calcext:value-type="float">
            <text:p>290.6</text:p>
          </table:table-cell>
          <table:table-cell office:value-type="float" office:value="78" calcext:value-type="float">
            <text:p>78</text:p>
          </table:table-cell>
          <table:table-cell table:formula="of:=VLOOKUP([.$A120];[MAF_5K_Walk_Watch__Crunch.$A$2:.$E$688];1;1)" office:value-type="string" office:string-value="2018-07-20T09:29:45Z" calcext:value-type="string">
            <text:p>2018-07-20T09:29:45Z</text:p>
          </table:table-cell>
          <table:table-cell table:formula="of:=VLOOKUP([.$A120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29:50Z</text:p>
          </table:table-cell>
          <table:table-cell office:value-type="float" office:value="40.011076" calcext:value-type="float">
            <text:p>40.011076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90.7" calcext:value-type="float">
            <text:p>290.7</text:p>
          </table:table-cell>
          <table:table-cell office:value-type="float" office:value="78" calcext:value-type="float">
            <text:p>78</text:p>
          </table:table-cell>
          <table:table-cell table:formula="of:=VLOOKUP([.$A121];[MAF_5K_Walk_Watch__Crunch.$A$2:.$E$688];1;1)" office:value-type="string" office:string-value="2018-07-20T09:29:49Z" calcext:value-type="string">
            <text:p>2018-07-20T09:29:49Z</text:p>
          </table:table-cell>
          <table:table-cell table:formula="of:=VLOOKUP([.$A121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29:52Z</text:p>
          </table:table-cell>
          <table:table-cell office:value-type="float" office:value="40.011103" calcext:value-type="float">
            <text:p>40.011103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90.8" calcext:value-type="float">
            <text:p>290.8</text:p>
          </table:table-cell>
          <table:table-cell office:value-type="float" office:value="78" calcext:value-type="float">
            <text:p>78</text:p>
          </table:table-cell>
          <table:table-cell table:formula="of:=VLOOKUP([.$A122];[MAF_5K_Walk_Watch__Crunch.$A$2:.$E$688];1;1)" office:value-type="string" office:string-value="2018-07-20T09:29:49Z" calcext:value-type="string">
            <text:p>2018-07-20T09:29:49Z</text:p>
          </table:table-cell>
          <table:table-cell table:formula="of:=VLOOKUP([.$A122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29:55Z</text:p>
          </table:table-cell>
          <table:table-cell office:value-type="float" office:value="40.011146" calcext:value-type="float">
            <text:p>40.011146</text:p>
          </table:table-cell>
          <table:table-cell office:value-type="float" office:value="-79.588853" calcext:value-type="float">
            <text:p>-79.588853</text:p>
          </table:table-cell>
          <table:table-cell office:value-type="float" office:value="290.9" calcext:value-type="float">
            <text:p>290.9</text:p>
          </table:table-cell>
          <table:table-cell office:value-type="float" office:value="78" calcext:value-type="float">
            <text:p>78</text:p>
          </table:table-cell>
          <table:table-cell table:formula="of:=VLOOKUP([.$A123];[MAF_5K_Walk_Watch__Crunch.$A$2:.$E$688];1;1)" office:value-type="string" office:string-value="2018-07-20T09:29:54Z" calcext:value-type="string">
            <text:p>2018-07-20T09:29:54Z</text:p>
          </table:table-cell>
          <table:table-cell table:formula="of:=VLOOKUP([.$A123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29:57Z</text:p>
          </table:table-cell>
          <table:table-cell office:value-type="float" office:value="40.011177" calcext:value-type="float">
            <text:p>40.011177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  <table:table-cell table:formula="of:=VLOOKUP([.$A124];[MAF_5K_Walk_Watch__Crunch.$A$2:.$E$688];1;1)" office:value-type="string" office:string-value="2018-07-20T09:29:54Z" calcext:value-type="string">
            <text:p>2018-07-20T09:29:54Z</text:p>
          </table:table-cell>
          <table:table-cell table:formula="of:=VLOOKUP([.$A124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01Z</text:p>
          </table:table-cell>
          <table:table-cell office:value-type="float" office:value="40.011213" calcext:value-type="float">
            <text:p>40.011213</text:p>
          </table:table-cell>
          <table:table-cell office:value-type="float" office:value="-79.588878" calcext:value-type="float">
            <text:p>-79.588878</text:p>
          </table:table-cell>
          <table:table-cell office:value-type="float" office:value="291.1" calcext:value-type="float">
            <text:p>291.1</text:p>
          </table:table-cell>
          <table:table-cell office:value-type="float" office:value="81" calcext:value-type="float">
            <text:p>81</text:p>
          </table:table-cell>
          <table:table-cell table:formula="of:=VLOOKUP([.$A125];[MAF_5K_Walk_Watch__Crunch.$A$2:.$E$688];1;1)" office:value-type="string" office:string-value="2018-07-20T09:29:59Z" calcext:value-type="string">
            <text:p>2018-07-20T09:29:59Z</text:p>
          </table:table-cell>
          <table:table-cell table:formula="of:=VLOOKUP([.$A125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03Z</text:p>
          </table:table-cell>
          <table:table-cell office:value-type="float" office:value="40.011246" calcext:value-type="float">
            <text:p>40.011246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91.1" calcext:value-type="float">
            <text:p>291.1</text:p>
          </table:table-cell>
          <table:table-cell office:value-type="float" office:value="81" calcext:value-type="float">
            <text:p>81</text:p>
          </table:table-cell>
          <table:table-cell table:formula="of:=VLOOKUP([.$A126];[MAF_5K_Walk_Watch__Crunch.$A$2:.$E$688];1;1)" office:value-type="string" office:string-value="2018-07-20T09:29:59Z" calcext:value-type="string">
            <text:p>2018-07-20T09:29:59Z</text:p>
          </table:table-cell>
          <table:table-cell table:formula="of:=VLOOKUP([.$A126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05Z</text:p>
          </table:table-cell>
          <table:table-cell office:value-type="float" office:value="40.011273" calcext:value-type="float">
            <text:p>40.011273</text:p>
          </table:table-cell>
          <table:table-cell office:value-type="float" office:value="-79.588872" calcext:value-type="float">
            <text:p>-79.588872</text:p>
          </table:table-cell>
          <table:table-cell office:value-type="float" office:value="291.1" calcext:value-type="float">
            <text:p>291.1</text:p>
          </table:table-cell>
          <table:table-cell office:value-type="float" office:value="84" calcext:value-type="float">
            <text:p>84</text:p>
          </table:table-cell>
          <table:table-cell table:formula="of:=VLOOKUP([.$A127];[MAF_5K_Walk_Watch__Crunch.$A$2:.$E$688];1;1)" office:value-type="string" office:string-value="2018-07-20T09:30:04Z" calcext:value-type="string">
            <text:p>2018-07-20T09:30:04Z</text:p>
          </table:table-cell>
          <table:table-cell table:formula="of:=VLOOKUP([.$A127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07Z</text:p>
          </table:table-cell>
          <table:table-cell office:value-type="float" office:value="40.011304" calcext:value-type="float">
            <text:p>40.011304</text:p>
          </table:table-cell>
          <table:table-cell office:value-type="float" office:value="-79.588879" calcext:value-type="float">
            <text:p>-79.588879</text:p>
          </table:table-cell>
          <table:table-cell office:value-type="float" office:value="291.2" calcext:value-type="float">
            <text:p>291.2</text:p>
          </table:table-cell>
          <table:table-cell office:value-type="float" office:value="84" calcext:value-type="float">
            <text:p>84</text:p>
          </table:table-cell>
          <table:table-cell table:formula="of:=VLOOKUP([.$A128];[MAF_5K_Walk_Watch__Crunch.$A$2:.$E$688];1;1)" office:value-type="string" office:string-value="2018-07-20T09:30:04Z" calcext:value-type="string">
            <text:p>2018-07-20T09:30:04Z</text:p>
          </table:table-cell>
          <table:table-cell table:formula="of:=VLOOKUP([.$A128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09Z</text:p>
          </table:table-cell>
          <table:table-cell office:value-type="float" office:value="40.011332" calcext:value-type="float">
            <text:p>40.011332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91.2" calcext:value-type="float">
            <text:p>291.2</text:p>
          </table:table-cell>
          <table:table-cell office:value-type="float" office:value="85" calcext:value-type="float">
            <text:p>85</text:p>
          </table:table-cell>
          <table:table-cell table:formula="of:=VLOOKUP([.$A129];[MAF_5K_Walk_Watch__Crunch.$A$2:.$E$688];1;1)" office:value-type="string" office:string-value="2018-07-20T09:30:09Z" calcext:value-type="string">
            <text:p>2018-07-20T09:30:09Z</text:p>
          </table:table-cell>
          <table:table-cell table:formula="of:=VLOOKUP([.$A129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13Z</text:p>
          </table:table-cell>
          <table:table-cell office:value-type="float" office:value="40.011365" calcext:value-type="float">
            <text:p>40.011365</text:p>
          </table:table-cell>
          <table:table-cell office:value-type="float" office:value="-79.588897" calcext:value-type="float">
            <text:p>-79.588897</text:p>
          </table:table-cell>
          <table:table-cell office:value-type="float" office:value="291.3" calcext:value-type="float">
            <text:p>291.3</text:p>
          </table:table-cell>
          <table:table-cell office:value-type="float" office:value="86" calcext:value-type="float">
            <text:p>86</text:p>
          </table:table-cell>
          <table:table-cell table:formula="of:=VLOOKUP([.$A130];[MAF_5K_Walk_Watch__Crunch.$A$2:.$E$688];1;1)" office:value-type="string" office:string-value="2018-07-20T09:30:09Z" calcext:value-type="string">
            <text:p>2018-07-20T09:30:09Z</text:p>
          </table:table-cell>
          <table:table-cell table:formula="of:=VLOOKUP([.$A130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15Z</text:p>
          </table:table-cell>
          <table:table-cell office:value-type="float" office:value="40.011396" calcext:value-type="float">
            <text:p>40.011396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91.3" calcext:value-type="float">
            <text:p>291.3</text:p>
          </table:table-cell>
          <table:table-cell office:value-type="float" office:value="86" calcext:value-type="float">
            <text:p>86</text:p>
          </table:table-cell>
          <table:table-cell table:formula="of:=VLOOKUP([.$A131];[MAF_5K_Walk_Watch__Crunch.$A$2:.$E$688];1;1)" office:value-type="string" office:string-value="2018-07-20T09:30:14Z" calcext:value-type="string">
            <text:p>2018-07-20T09:30:14Z</text:p>
          </table:table-cell>
          <table:table-cell table:formula="of:=VLOOKUP([.$A131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18Z</text:p>
          </table:table-cell>
          <table:table-cell office:value-type="float" office:value="40.011435" calcext:value-type="float">
            <text:p>40.011435</text:p>
          </table:table-cell>
          <table:table-cell office:value-type="float" office:value="-79.588879" calcext:value-type="float">
            <text:p>-79.588879</text:p>
          </table:table-cell>
          <table:table-cell office:value-type="float" office:value="291.3" calcext:value-type="float">
            <text:p>291.3</text:p>
          </table:table-cell>
          <table:table-cell office:value-type="float" office:value="86" calcext:value-type="float">
            <text:p>86</text:p>
          </table:table-cell>
          <table:table-cell table:formula="of:=VLOOKUP([.$A132];[MAF_5K_Walk_Watch__Crunch.$A$2:.$E$688];1;1)" office:value-type="string" office:string-value="2018-07-20T09:30:14Z" calcext:value-type="string">
            <text:p>2018-07-20T09:30:14Z</text:p>
          </table:table-cell>
          <table:table-cell table:formula="of:=VLOOKUP([.$A132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20Z</text:p>
          </table:table-cell>
          <table:table-cell office:value-type="float" office:value="40.011473" calcext:value-type="float">
            <text:p>40.011473</text:p>
          </table:table-cell>
          <table:table-cell office:value-type="float" office:value="-79.588884" calcext:value-type="float">
            <text:p>-79.588884</text:p>
          </table:table-cell>
          <table:table-cell office:value-type="float" office:value="291.4" calcext:value-type="float">
            <text:p>291.4</text:p>
          </table:table-cell>
          <table:table-cell office:value-type="float" office:value="86" calcext:value-type="float">
            <text:p>86</text:p>
          </table:table-cell>
          <table:table-cell table:formula="of:=VLOOKUP([.$A133];[MAF_5K_Walk_Watch__Crunch.$A$2:.$E$688];1;1)" office:value-type="string" office:string-value="2018-07-20T09:30:20Z" calcext:value-type="string">
            <text:p>2018-07-20T09:30:20Z</text:p>
          </table:table-cell>
          <table:table-cell table:formula="of:=VLOOKUP([.$A133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22Z</text:p>
          </table:table-cell>
          <table:table-cell office:value-type="float" office:value="40.011514" calcext:value-type="float">
            <text:p>40.011514</text:p>
          </table:table-cell>
          <table:table-cell office:value-type="float" office:value="-79.588896" calcext:value-type="float">
            <text:p>-79.588896</text:p>
          </table:table-cell>
          <table:table-cell office:value-type="float" office:value="291.4" calcext:value-type="float">
            <text:p>291.4</text:p>
          </table:table-cell>
          <table:table-cell office:value-type="float" office:value="86" calcext:value-type="float">
            <text:p>86</text:p>
          </table:table-cell>
          <table:table-cell table:formula="of:=VLOOKUP([.$A134];[MAF_5K_Walk_Watch__Crunch.$A$2:.$E$688];1;1)" office:value-type="string" office:string-value="2018-07-20T09:30:20Z" calcext:value-type="string">
            <text:p>2018-07-20T09:30:20Z</text:p>
          </table:table-cell>
          <table:table-cell table:formula="of:=VLOOKUP([.$A134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25Z</text:p>
          </table:table-cell>
          <table:table-cell office:value-type="float" office:value="40.011548" calcext:value-type="float">
            <text:p>40.011548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91.5" calcext:value-type="float">
            <text:p>291.5</text:p>
          </table:table-cell>
          <table:table-cell office:value-type="float" office:value="85" calcext:value-type="float">
            <text:p>85</text:p>
          </table:table-cell>
          <table:table-cell table:formula="of:=VLOOKUP([.$A135];[MAF_5K_Walk_Watch__Crunch.$A$2:.$E$688];1;1)" office:value-type="string" office:string-value="2018-07-20T09:30:20Z" calcext:value-type="string">
            <text:p>2018-07-20T09:30:20Z</text:p>
          </table:table-cell>
          <table:table-cell table:formula="of:=VLOOKUP([.$A135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28Z</text:p>
          </table:table-cell>
          <table:table-cell office:value-type="float" office:value="40.01158" calcext:value-type="float">
            <text:p>40.01158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91.5" calcext:value-type="float">
            <text:p>291.5</text:p>
          </table:table-cell>
          <table:table-cell office:value-type="float" office:value="84" calcext:value-type="float">
            <text:p>84</text:p>
          </table:table-cell>
          <table:table-cell table:formula="of:=VLOOKUP([.$A136];[MAF_5K_Walk_Watch__Crunch.$A$2:.$E$688];1;1)" office:value-type="string" office:string-value="2018-07-20T09:30:27Z" calcext:value-type="string">
            <text:p>2018-07-20T09:30:27Z</text:p>
          </table:table-cell>
          <table:table-cell table:formula="of:=VLOOKUP([.$A136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30Z</text:p>
          </table:table-cell>
          <table:table-cell office:value-type="float" office:value="40.011611" calcext:value-type="float">
            <text:p>40.011611</text:p>
          </table:table-cell>
          <table:table-cell office:value-type="float" office:value="-79.588904" calcext:value-type="float">
            <text:p>-79.588904</text:p>
          </table:table-cell>
          <table:table-cell office:value-type="float" office:value="291.5" calcext:value-type="float">
            <text:p>291.5</text:p>
          </table:table-cell>
          <table:table-cell office:value-type="float" office:value="84" calcext:value-type="float">
            <text:p>84</text:p>
          </table:table-cell>
          <table:table-cell table:formula="of:=VLOOKUP([.$A137];[MAF_5K_Walk_Watch__Crunch.$A$2:.$E$688];1;1)" office:value-type="string" office:string-value="2018-07-20T09:30:27Z" calcext:value-type="string">
            <text:p>2018-07-20T09:30:27Z</text:p>
          </table:table-cell>
          <table:table-cell table:formula="of:=VLOOKUP([.$A137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32Z</text:p>
          </table:table-cell>
          <table:table-cell office:value-type="float" office:value="40.011642" calcext:value-type="float">
            <text:p>40.011642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91.6" calcext:value-type="float">
            <text:p>291.6</text:p>
          </table:table-cell>
          <table:table-cell office:value-type="float" office:value="84" calcext:value-type="float">
            <text:p>84</text:p>
          </table:table-cell>
          <table:table-cell table:formula="of:=VLOOKUP([.$A138];[MAF_5K_Walk_Watch__Crunch.$A$2:.$E$688];1;1)" office:value-type="string" office:string-value="2018-07-20T09:30:32Z" calcext:value-type="string">
            <text:p>2018-07-20T09:30:32Z</text:p>
          </table:table-cell>
          <table:table-cell table:formula="of:=VLOOKUP([.$A138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35Z</text:p>
          </table:table-cell>
          <table:table-cell office:value-type="float" office:value="40.011678" calcext:value-type="float">
            <text:p>40.011678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1.6" calcext:value-type="float">
            <text:p>291.6</text:p>
          </table:table-cell>
          <table:table-cell office:value-type="float" office:value="84" calcext:value-type="float">
            <text:p>84</text:p>
          </table:table-cell>
          <table:table-cell table:formula="of:=VLOOKUP([.$A139];[MAF_5K_Walk_Watch__Crunch.$A$2:.$E$688];1;1)" office:value-type="string" office:string-value="2018-07-20T09:30:32Z" calcext:value-type="string">
            <text:p>2018-07-20T09:30:32Z</text:p>
          </table:table-cell>
          <table:table-cell table:formula="of:=VLOOKUP([.$A139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37Z</text:p>
          </table:table-cell>
          <table:table-cell office:value-type="float" office:value="40.011705" calcext:value-type="float">
            <text:p>40.011705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91.6" calcext:value-type="float">
            <text:p>291.6</text:p>
          </table:table-cell>
          <table:table-cell office:value-type="float" office:value="83" calcext:value-type="float">
            <text:p>83</text:p>
          </table:table-cell>
          <table:table-cell table:formula="of:=VLOOKUP([.$A140];[MAF_5K_Walk_Watch__Crunch.$A$2:.$E$688];1;1)" office:value-type="string" office:string-value="2018-07-20T09:30:37Z" calcext:value-type="string">
            <text:p>2018-07-20T09:30:37Z</text:p>
          </table:table-cell>
          <table:table-cell table:formula="of:=VLOOKUP([.$A140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40Z</text:p>
          </table:table-cell>
          <table:table-cell office:value-type="float" office:value="40.011744" calcext:value-type="float">
            <text:p>40.011744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1.7" calcext:value-type="float">
            <text:p>291.7</text:p>
          </table:table-cell>
          <table:table-cell office:value-type="float" office:value="81" calcext:value-type="float">
            <text:p>81</text:p>
          </table:table-cell>
          <table:table-cell table:formula="of:=VLOOKUP([.$A141];[MAF_5K_Walk_Watch__Crunch.$A$2:.$E$688];1;1)" office:value-type="string" office:string-value="2018-07-20T09:30:37Z" calcext:value-type="string">
            <text:p>2018-07-20T09:30:37Z</text:p>
          </table:table-cell>
          <table:table-cell table:formula="of:=VLOOKUP([.$A141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42Z</text:p>
          </table:table-cell>
          <table:table-cell office:value-type="float" office:value="40.011771" calcext:value-type="float">
            <text:p>40.011771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1.7" calcext:value-type="float">
            <text:p>291.7</text:p>
          </table:table-cell>
          <table:table-cell office:value-type="float" office:value="83" calcext:value-type="float">
            <text:p>83</text:p>
          </table:table-cell>
          <table:table-cell table:formula="of:=VLOOKUP([.$A142];[MAF_5K_Walk_Watch__Crunch.$A$2:.$E$688];1;1)" office:value-type="string" office:string-value="2018-07-20T09:30:42Z" calcext:value-type="string">
            <text:p>2018-07-20T09:30:42Z</text:p>
          </table:table-cell>
          <table:table-cell table:formula="of:=VLOOKUP([.$A142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44Z</text:p>
          </table:table-cell>
          <table:table-cell office:value-type="float" office:value="40.011801" calcext:value-type="float">
            <text:p>40.011801</text:p>
          </table:table-cell>
          <table:table-cell office:value-type="float" office:value="-79.588937" calcext:value-type="float">
            <text:p>-79.588937</text:p>
          </table:table-cell>
          <table:table-cell office:value-type="float" office:value="291.7" calcext:value-type="float">
            <text:p>291.7</text:p>
          </table:table-cell>
          <table:table-cell office:value-type="float" office:value="83" calcext:value-type="float">
            <text:p>83</text:p>
          </table:table-cell>
          <table:table-cell table:formula="of:=VLOOKUP([.$A143];[MAF_5K_Walk_Watch__Crunch.$A$2:.$E$688];1;1)" office:value-type="string" office:string-value="2018-07-20T09:30:42Z" calcext:value-type="string">
            <text:p>2018-07-20T09:30:42Z</text:p>
          </table:table-cell>
          <table:table-cell table:formula="of:=VLOOKUP([.$A143];[MAF_5K_Walk_Watch__Crunch.$A$2:.$E$688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0T09:30:46Z</text:p>
          </table:table-cell>
          <table:table-cell office:value-type="float" office:value="40.011829" calcext:value-type="float">
            <text:p>40.011829</text:p>
          </table:table-cell>
          <table:table-cell office:value-type="float" office:value="-79.588942" calcext:value-type="float">
            <text:p>-79.588942</text:p>
          </table:table-cell>
          <table:table-cell office:value-type="float" office:value="291.8" calcext:value-type="float">
            <text:p>291.8</text:p>
          </table:table-cell>
          <table:table-cell office:value-type="float" office:value="83" calcext:value-type="float">
            <text:p>83</text:p>
          </table:table-cell>
          <table:table-cell table:formula="of:=VLOOKUP([.$A144];[MAF_5K_Walk_Watch__Crunch.$A$2:.$E$688];1;1)" office:value-type="string" office:string-value="2018-07-20T09:30:45Z" calcext:value-type="string">
            <text:p>2018-07-20T09:30:45Z</text:p>
          </table:table-cell>
          <table:table-cell table:formula="of:=VLOOKUP([.$A144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0:49Z</text:p>
          </table:table-cell>
          <table:table-cell office:value-type="float" office:value="40.011868" calcext:value-type="float">
            <text:p>40.011868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1.8" calcext:value-type="float">
            <text:p>291.8</text:p>
          </table:table-cell>
          <table:table-cell office:value-type="float" office:value="82" calcext:value-type="float">
            <text:p>82</text:p>
          </table:table-cell>
          <table:table-cell table:formula="of:=VLOOKUP([.$A145];[MAF_5K_Walk_Watch__Crunch.$A$2:.$E$688];1;1)" office:value-type="string" office:string-value="2018-07-20T09:30:47Z" calcext:value-type="string">
            <text:p>2018-07-20T09:30:47Z</text:p>
          </table:table-cell>
          <table:table-cell table:formula="of:=VLOOKUP([.$A145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0:52Z</text:p>
          </table:table-cell>
          <table:table-cell office:value-type="float" office:value="40.011897" calcext:value-type="float">
            <text:p>40.011897</text:p>
          </table:table-cell>
          <table:table-cell office:value-type="float" office:value="-79.588939" calcext:value-type="float">
            <text:p>-79.588939</text:p>
          </table:table-cell>
          <table:table-cell office:value-type="float" office:value="291.8" calcext:value-type="float">
            <text:p>291.8</text:p>
          </table:table-cell>
          <table:table-cell office:value-type="float" office:value="82" calcext:value-type="float">
            <text:p>82</text:p>
          </table:table-cell>
          <table:table-cell table:formula="of:=VLOOKUP([.$A146];[MAF_5K_Walk_Watch__Crunch.$A$2:.$E$688];1;1)" office:value-type="string" office:string-value="2018-07-20T09:30:47Z" calcext:value-type="string">
            <text:p>2018-07-20T09:30:47Z</text:p>
          </table:table-cell>
          <table:table-cell table:formula="of:=VLOOKUP([.$A146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0:55Z</text:p>
          </table:table-cell>
          <table:table-cell office:value-type="float" office:value="40.011935" calcext:value-type="float">
            <text:p>40.011935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1.9" calcext:value-type="float">
            <text:p>291.9</text:p>
          </table:table-cell>
          <table:table-cell office:value-type="float" office:value="81" calcext:value-type="float">
            <text:p>81</text:p>
          </table:table-cell>
          <table:table-cell table:formula="of:=VLOOKUP([.$A147];[MAF_5K_Walk_Watch__Crunch.$A$2:.$E$688];1;1)" office:value-type="string" office:string-value="2018-07-20T09:30:47Z" calcext:value-type="string">
            <text:p>2018-07-20T09:30:47Z</text:p>
          </table:table-cell>
          <table:table-cell table:formula="of:=VLOOKUP([.$A147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0:57Z</text:p>
          </table:table-cell>
          <table:table-cell office:value-type="float" office:value="40.011963" calcext:value-type="float">
            <text:p>40.011963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1.9" calcext:value-type="float">
            <text:p>291.9</text:p>
          </table:table-cell>
          <table:table-cell office:value-type="float" office:value="80" calcext:value-type="float">
            <text:p>80</text:p>
          </table:table-cell>
          <table:table-cell table:formula="of:=VLOOKUP([.$A148];[MAF_5K_Walk_Watch__Crunch.$A$2:.$E$688];1;1)" office:value-type="string" office:string-value="2018-07-20T09:30:47Z" calcext:value-type="string">
            <text:p>2018-07-20T09:30:47Z</text:p>
          </table:table-cell>
          <table:table-cell table:formula="of:=VLOOKUP([.$A148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00Z</text:p>
          </table:table-cell>
          <table:table-cell office:value-type="float" office:value="40.011993" calcext:value-type="float">
            <text:p>40.011993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91.9" calcext:value-type="float">
            <text:p>291.9</text:p>
          </table:table-cell>
          <table:table-cell office:value-type="float" office:value="80" calcext:value-type="float">
            <text:p>80</text:p>
          </table:table-cell>
          <table:table-cell table:formula="of:=VLOOKUP([.$A149];[MAF_5K_Walk_Watch__Crunch.$A$2:.$E$688];1;1)" office:value-type="string" office:string-value="2018-07-20T09:30:59Z" calcext:value-type="string">
            <text:p>2018-07-20T09:30:59Z</text:p>
          </table:table-cell>
          <table:table-cell table:formula="of:=VLOOKUP([.$A149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02Z</text:p>
          </table:table-cell>
          <table:table-cell office:value-type="float" office:value="40.012029" calcext:value-type="float">
            <text:p>40.012029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  <table:table-cell table:formula="of:=VLOOKUP([.$A150];[MAF_5K_Walk_Watch__Crunch.$A$2:.$E$688];1;1)" office:value-type="string" office:string-value="2018-07-20T09:30:59Z" calcext:value-type="string">
            <text:p>2018-07-20T09:30:59Z</text:p>
          </table:table-cell>
          <table:table-cell table:formula="of:=VLOOKUP([.$A150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04Z</text:p>
          </table:table-cell>
          <table:table-cell office:value-type="float" office:value="40.012063" calcext:value-type="float">
            <text:p>40.012063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92" calcext:value-type="float">
            <text:p>292</text:p>
          </table:table-cell>
          <table:table-cell office:value-type="float" office:value="80" calcext:value-type="float">
            <text:p>80</text:p>
          </table:table-cell>
          <table:table-cell table:formula="of:=VLOOKUP([.$A151];[MAF_5K_Walk_Watch__Crunch.$A$2:.$E$688];1;1)" office:value-type="string" office:string-value="2018-07-20T09:31:04Z" calcext:value-type="string">
            <text:p>2018-07-20T09:31:04Z</text:p>
          </table:table-cell>
          <table:table-cell table:formula="of:=VLOOKUP([.$A151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07Z</text:p>
          </table:table-cell>
          <table:table-cell office:value-type="float" office:value="40.0121" calcext:value-type="float">
            <text:p>40.0121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92.1" calcext:value-type="float">
            <text:p>292.1</text:p>
          </table:table-cell>
          <table:table-cell office:value-type="float" office:value="82" calcext:value-type="float">
            <text:p>82</text:p>
          </table:table-cell>
          <table:table-cell table:formula="of:=VLOOKUP([.$A152];[MAF_5K_Walk_Watch__Crunch.$A$2:.$E$688];1;1)" office:value-type="string" office:string-value="2018-07-20T09:31:04Z" calcext:value-type="string">
            <text:p>2018-07-20T09:31:04Z</text:p>
          </table:table-cell>
          <table:table-cell table:formula="of:=VLOOKUP([.$A152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10Z</text:p>
          </table:table-cell>
          <table:table-cell office:value-type="float" office:value="40.01213" calcext:value-type="float">
            <text:p>40.01213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92.1" calcext:value-type="float">
            <text:p>292.1</text:p>
          </table:table-cell>
          <table:table-cell office:value-type="float" office:value="82" calcext:value-type="float">
            <text:p>82</text:p>
          </table:table-cell>
          <table:table-cell table:formula="of:=VLOOKUP([.$A153];[MAF_5K_Walk_Watch__Crunch.$A$2:.$E$688];1;1)" office:value-type="string" office:string-value="2018-07-20T09:31:09Z" calcext:value-type="string">
            <text:p>2018-07-20T09:31:09Z</text:p>
          </table:table-cell>
          <table:table-cell table:formula="of:=VLOOKUP([.$A153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12Z</text:p>
          </table:table-cell>
          <table:table-cell office:value-type="float" office:value="40.012158" calcext:value-type="float">
            <text:p>40.012158</text:p>
          </table:table-cell>
          <table:table-cell office:value-type="float" office:value="-79.588921" calcext:value-type="float">
            <text:p>-79.588921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  <table:table-cell table:formula="of:=VLOOKUP([.$A154];[MAF_5K_Walk_Watch__Crunch.$A$2:.$E$688];1;1)" office:value-type="string" office:string-value="2018-07-20T09:31:09Z" calcext:value-type="string">
            <text:p>2018-07-20T09:31:09Z</text:p>
          </table:table-cell>
          <table:table-cell table:formula="of:=VLOOKUP([.$A154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16Z</text:p>
          </table:table-cell>
          <table:table-cell office:value-type="float" office:value="40.012196" calcext:value-type="float">
            <text:p>40.012196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2.1" calcext:value-type="float">
            <text:p>292.1</text:p>
          </table:table-cell>
          <table:table-cell office:value-type="float" office:value="85" calcext:value-type="float">
            <text:p>85</text:p>
          </table:table-cell>
          <table:table-cell table:formula="of:=VLOOKUP([.$A155];[MAF_5K_Walk_Watch__Crunch.$A$2:.$E$688];1;1)" office:value-type="string" office:string-value="2018-07-20T09:31:14Z" calcext:value-type="string">
            <text:p>2018-07-20T09:31:14Z</text:p>
          </table:table-cell>
          <table:table-cell table:formula="of:=VLOOKUP([.$A155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18Z</text:p>
          </table:table-cell>
          <table:table-cell office:value-type="float" office:value="40.012228" calcext:value-type="float">
            <text:p>40.012228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VLOOKUP([.$A156];[MAF_5K_Walk_Watch__Crunch.$A$2:.$E$688];1;1)" office:value-type="string" office:string-value="2018-07-20T09:31:14Z" calcext:value-type="string">
            <text:p>2018-07-20T09:31:14Z</text:p>
          </table:table-cell>
          <table:table-cell table:formula="of:=VLOOKUP([.$A156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20Z</text:p>
          </table:table-cell>
          <table:table-cell office:value-type="float" office:value="40.012265" calcext:value-type="float">
            <text:p>40.012265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VLOOKUP([.$A157];[MAF_5K_Walk_Watch__Crunch.$A$2:.$E$688];1;1)" office:value-type="string" office:string-value="2018-07-20T09:31:14Z" calcext:value-type="string">
            <text:p>2018-07-20T09:31:14Z</text:p>
          </table:table-cell>
          <table:table-cell table:formula="of:=VLOOKUP([.$A157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22Z</text:p>
          </table:table-cell>
          <table:table-cell office:value-type="float" office:value="40.012307" calcext:value-type="float">
            <text:p>40.012307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VLOOKUP([.$A158];[MAF_5K_Walk_Watch__Crunch.$A$2:.$E$688];1;1)" office:value-type="string" office:string-value="2018-07-20T09:31:21Z" calcext:value-type="string">
            <text:p>2018-07-20T09:31:21Z</text:p>
          </table:table-cell>
          <table:table-cell table:formula="of:=VLOOKUP([.$A158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25Z</text:p>
          </table:table-cell>
          <table:table-cell office:value-type="float" office:value="40.012342" calcext:value-type="float">
            <text:p>40.012342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VLOOKUP([.$A159];[MAF_5K_Walk_Watch__Crunch.$A$2:.$E$688];1;1)" office:value-type="string" office:string-value="2018-07-20T09:31:21Z" calcext:value-type="string">
            <text:p>2018-07-20T09:31:21Z</text:p>
          </table:table-cell>
          <table:table-cell table:formula="of:=VLOOKUP([.$A159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28Z</text:p>
          </table:table-cell>
          <table:table-cell office:value-type="float" office:value="40.012379" calcext:value-type="float">
            <text:p>40.012379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92" calcext:value-type="float">
            <text:p>292</text:p>
          </table:table-cell>
          <table:table-cell office:value-type="float" office:value="87" calcext:value-type="float">
            <text:p>87</text:p>
          </table:table-cell>
          <table:table-cell table:formula="of:=VLOOKUP([.$A160];[MAF_5K_Walk_Watch__Crunch.$A$2:.$E$688];1;1)" office:value-type="string" office:string-value="2018-07-20T09:31:26Z" calcext:value-type="string">
            <text:p>2018-07-20T09:31:26Z</text:p>
          </table:table-cell>
          <table:table-cell table:formula="of:=VLOOKUP([.$A160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30Z</text:p>
          </table:table-cell>
          <table:table-cell office:value-type="float" office:value="40.012412" calcext:value-type="float">
            <text:p>40.012412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92" calcext:value-type="float">
            <text:p>292</text:p>
          </table:table-cell>
          <table:table-cell office:value-type="float" office:value="87" calcext:value-type="float">
            <text:p>87</text:p>
          </table:table-cell>
          <table:table-cell table:formula="of:=VLOOKUP([.$A161];[MAF_5K_Walk_Watch__Crunch.$A$2:.$E$688];1;1)" office:value-type="string" office:string-value="2018-07-20T09:31:26Z" calcext:value-type="string">
            <text:p>2018-07-20T09:31:26Z</text:p>
          </table:table-cell>
          <table:table-cell table:formula="of:=VLOOKUP([.$A161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33Z</text:p>
          </table:table-cell>
          <table:table-cell office:value-type="float" office:value="40.012452" calcext:value-type="float">
            <text:p>40.012452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.1" calcext:value-type="float">
            <text:p>292.1</text:p>
          </table:table-cell>
          <table:table-cell office:value-type="float" office:value="87" calcext:value-type="float">
            <text:p>87</text:p>
          </table:table-cell>
          <table:table-cell table:formula="of:=VLOOKUP([.$A162];[MAF_5K_Walk_Watch__Crunch.$A$2:.$E$688];1;1)" office:value-type="string" office:string-value="2018-07-20T09:31:31Z" calcext:value-type="string">
            <text:p>2018-07-20T09:31:31Z</text:p>
          </table:table-cell>
          <table:table-cell table:formula="of:=VLOOKUP([.$A162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35Z</text:p>
          </table:table-cell>
          <table:table-cell office:value-type="float" office:value="40.012483" calcext:value-type="float">
            <text:p>40.012483</text:p>
          </table:table-cell>
          <table:table-cell office:value-type="float" office:value="-79.588934" calcext:value-type="float">
            <text:p>-79.588934</text:p>
          </table:table-cell>
          <table:table-cell office:value-type="float" office:value="292.1" calcext:value-type="float">
            <text:p>292.1</text:p>
          </table:table-cell>
          <table:table-cell office:value-type="float" office:value="86" calcext:value-type="float">
            <text:p>86</text:p>
          </table:table-cell>
          <table:table-cell table:formula="of:=VLOOKUP([.$A163];[MAF_5K_Walk_Watch__Crunch.$A$2:.$E$688];1;1)" office:value-type="string" office:string-value="2018-07-20T09:31:31Z" calcext:value-type="string">
            <text:p>2018-07-20T09:31:31Z</text:p>
          </table:table-cell>
          <table:table-cell table:formula="of:=VLOOKUP([.$A163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37Z</text:p>
          </table:table-cell>
          <table:table-cell office:value-type="float" office:value="40.012518" calcext:value-type="float">
            <text:p>40.012518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  <table:table-cell table:formula="of:=VLOOKUP([.$A164];[MAF_5K_Walk_Watch__Crunch.$A$2:.$E$688];1;1)" office:value-type="string" office:string-value="2018-07-20T09:31:36Z" calcext:value-type="string">
            <text:p>2018-07-20T09:31:36Z</text:p>
          </table:table-cell>
          <table:table-cell table:formula="of:=VLOOKUP([.$A164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40Z</text:p>
          </table:table-cell>
          <table:table-cell office:value-type="float" office:value="40.012551" calcext:value-type="float">
            <text:p>40.012551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VLOOKUP([.$A165];[MAF_5K_Walk_Watch__Crunch.$A$2:.$E$688];1;1)" office:value-type="string" office:string-value="2018-07-20T09:31:36Z" calcext:value-type="string">
            <text:p>2018-07-20T09:31:36Z</text:p>
          </table:table-cell>
          <table:table-cell table:formula="of:=VLOOKUP([.$A165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43Z</text:p>
          </table:table-cell>
          <table:table-cell office:value-type="float" office:value="40.012582" calcext:value-type="float">
            <text:p>40.012582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VLOOKUP([.$A166];[MAF_5K_Walk_Watch__Crunch.$A$2:.$E$688];1;1)" office:value-type="string" office:string-value="2018-07-20T09:31:41Z" calcext:value-type="string">
            <text:p>2018-07-20T09:31:41Z</text:p>
          </table:table-cell>
          <table:table-cell table:formula="of:=VLOOKUP([.$A166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45Z</text:p>
          </table:table-cell>
          <table:table-cell office:value-type="float" office:value="40.012619" calcext:value-type="float">
            <text:p>40.012619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VLOOKUP([.$A167];[MAF_5K_Walk_Watch__Crunch.$A$2:.$E$688];1;1)" office:value-type="string" office:string-value="2018-07-20T09:31:41Z" calcext:value-type="string">
            <text:p>2018-07-20T09:31:41Z</text:p>
          </table:table-cell>
          <table:table-cell table:formula="of:=VLOOKUP([.$A167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1:48Z</text:p>
          </table:table-cell>
          <table:table-cell office:value-type="float" office:value="40.012658" calcext:value-type="float">
            <text:p>40.012658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  <table:table-cell table:formula="of:=VLOOKUP([.$A168];[MAF_5K_Walk_Watch__Crunch.$A$2:.$E$688];1;1)" office:value-type="string" office:string-value="2018-07-20T09:31:46Z" calcext:value-type="string">
            <text:p>2018-07-20T09:31:46Z</text:p>
          </table:table-cell>
          <table:table-cell table:formula="of:=VLOOKUP([.$A168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1:50Z</text:p>
          </table:table-cell>
          <table:table-cell office:value-type="float" office:value="40.012689" calcext:value-type="float">
            <text:p>40.012689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  <table:table-cell table:formula="of:=VLOOKUP([.$A169];[MAF_5K_Walk_Watch__Crunch.$A$2:.$E$688];1;1)" office:value-type="string" office:string-value="2018-07-20T09:31:46Z" calcext:value-type="string">
            <text:p>2018-07-20T09:31:46Z</text:p>
          </table:table-cell>
          <table:table-cell table:formula="of:=VLOOKUP([.$A169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1:52Z</text:p>
          </table:table-cell>
          <table:table-cell office:value-type="float" office:value="40.012715" calcext:value-type="float">
            <text:p>40.012715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92.2" calcext:value-type="float">
            <text:p>292.2</text:p>
          </table:table-cell>
          <table:table-cell office:value-type="float" office:value="85" calcext:value-type="float">
            <text:p>85</text:p>
          </table:table-cell>
          <table:table-cell table:formula="of:=VLOOKUP([.$A170];[MAF_5K_Walk_Watch__Crunch.$A$2:.$E$688];1;1)" office:value-type="string" office:string-value="2018-07-20T09:31:51Z" calcext:value-type="string">
            <text:p>2018-07-20T09:31:51Z</text:p>
          </table:table-cell>
          <table:table-cell table:formula="of:=VLOOKUP([.$A170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1:56Z</text:p>
          </table:table-cell>
          <table:table-cell office:value-type="float" office:value="40.012754" calcext:value-type="float">
            <text:p>40.012754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92.2" calcext:value-type="float">
            <text:p>292.2</text:p>
          </table:table-cell>
          <table:table-cell office:value-type="float" office:value="87" calcext:value-type="float">
            <text:p>87</text:p>
          </table:table-cell>
          <table:table-cell table:formula="of:=VLOOKUP([.$A171];[MAF_5K_Walk_Watch__Crunch.$A$2:.$E$688];1;1)" office:value-type="string" office:string-value="2018-07-20T09:31:51Z" calcext:value-type="string">
            <text:p>2018-07-20T09:31:51Z</text:p>
          </table:table-cell>
          <table:table-cell table:formula="of:=VLOOKUP([.$A171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1:58Z</text:p>
          </table:table-cell>
          <table:table-cell office:value-type="float" office:value="40.012782" calcext:value-type="float">
            <text:p>40.012782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92.3" calcext:value-type="float">
            <text:p>292.3</text:p>
          </table:table-cell>
          <table:table-cell office:value-type="float" office:value="87" calcext:value-type="float">
            <text:p>87</text:p>
          </table:table-cell>
          <table:table-cell table:formula="of:=VLOOKUP([.$A172];[MAF_5K_Walk_Watch__Crunch.$A$2:.$E$688];1;1)" office:value-type="string" office:string-value="2018-07-20T09:31:51Z" calcext:value-type="string">
            <text:p>2018-07-20T09:31:51Z</text:p>
          </table:table-cell>
          <table:table-cell table:formula="of:=VLOOKUP([.$A172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01Z</text:p>
          </table:table-cell>
          <table:table-cell office:value-type="float" office:value="40.012824" calcext:value-type="float">
            <text:p>40.012824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92.4" calcext:value-type="float">
            <text:p>292.4</text:p>
          </table:table-cell>
          <table:table-cell office:value-type="float" office:value="86" calcext:value-type="float">
            <text:p>86</text:p>
          </table:table-cell>
          <table:table-cell table:formula="of:=VLOOKUP([.$A173];[MAF_5K_Walk_Watch__Crunch.$A$2:.$E$688];1;1)" office:value-type="string" office:string-value="2018-07-20T09:32:01Z" calcext:value-type="string">
            <text:p>2018-07-20T09:32:01Z</text:p>
          </table:table-cell>
          <table:table-cell table:formula="of:=VLOOKUP([.$A173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03Z</text:p>
          </table:table-cell>
          <table:table-cell office:value-type="float" office:value="40.012865" calcext:value-type="float">
            <text:p>40.012865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92.5" calcext:value-type="float">
            <text:p>292.5</text:p>
          </table:table-cell>
          <table:table-cell office:value-type="float" office:value="86" calcext:value-type="float">
            <text:p>86</text:p>
          </table:table-cell>
          <table:table-cell table:formula="of:=VLOOKUP([.$A174];[MAF_5K_Walk_Watch__Crunch.$A$2:.$E$688];1;1)" office:value-type="string" office:string-value="2018-07-20T09:32:01Z" calcext:value-type="string">
            <text:p>2018-07-20T09:32:01Z</text:p>
          </table:table-cell>
          <table:table-cell table:formula="of:=VLOOKUP([.$A174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06Z</text:p>
          </table:table-cell>
          <table:table-cell office:value-type="float" office:value="40.012897" calcext:value-type="float">
            <text:p>40.012897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.6" calcext:value-type="float">
            <text:p>292.6</text:p>
          </table:table-cell>
          <table:table-cell office:value-type="float" office:value="85" calcext:value-type="float">
            <text:p>85</text:p>
          </table:table-cell>
          <table:table-cell table:formula="of:=VLOOKUP([.$A175];[MAF_5K_Walk_Watch__Crunch.$A$2:.$E$688];1;1)" office:value-type="string" office:string-value="2018-07-20T09:32:06Z" calcext:value-type="string">
            <text:p>2018-07-20T09:32:06Z</text:p>
          </table:table-cell>
          <table:table-cell table:formula="of:=VLOOKUP([.$A175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09Z</text:p>
          </table:table-cell>
          <table:table-cell office:value-type="float" office:value="40.012936" calcext:value-type="float">
            <text:p>40.012936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.7" calcext:value-type="float">
            <text:p>292.7</text:p>
          </table:table-cell>
          <table:table-cell office:value-type="float" office:value="85" calcext:value-type="float">
            <text:p>85</text:p>
          </table:table-cell>
          <table:table-cell table:formula="of:=VLOOKUP([.$A176];[MAF_5K_Walk_Watch__Crunch.$A$2:.$E$688];1;1)" office:value-type="string" office:string-value="2018-07-20T09:32:06Z" calcext:value-type="string">
            <text:p>2018-07-20T09:32:06Z</text:p>
          </table:table-cell>
          <table:table-cell table:formula="of:=VLOOKUP([.$A176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12Z</text:p>
          </table:table-cell>
          <table:table-cell office:value-type="float" office:value="40.012972" calcext:value-type="float">
            <text:p>40.012972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92.7" calcext:value-type="float">
            <text:p>292.7</text:p>
          </table:table-cell>
          <table:table-cell office:value-type="float" office:value="84" calcext:value-type="float">
            <text:p>84</text:p>
          </table:table-cell>
          <table:table-cell table:formula="of:=VLOOKUP([.$A177];[MAF_5K_Walk_Watch__Crunch.$A$2:.$E$688];1;1)" office:value-type="string" office:string-value="2018-07-20T09:32:12Z" calcext:value-type="string">
            <text:p>2018-07-20T09:32:12Z</text:p>
          </table:table-cell>
          <table:table-cell table:formula="of:=VLOOKUP([.$A177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14Z</text:p>
          </table:table-cell>
          <table:table-cell office:value-type="float" office:value="40.013002" calcext:value-type="float">
            <text:p>40.013002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92.8" calcext:value-type="float">
            <text:p>292.8</text:p>
          </table:table-cell>
          <table:table-cell office:value-type="float" office:value="84" calcext:value-type="float">
            <text:p>84</text:p>
          </table:table-cell>
          <table:table-cell table:formula="of:=VLOOKUP([.$A178];[MAF_5K_Walk_Watch__Crunch.$A$2:.$E$688];1;1)" office:value-type="string" office:string-value="2018-07-20T09:32:12Z" calcext:value-type="string">
            <text:p>2018-07-20T09:32:12Z</text:p>
          </table:table-cell>
          <table:table-cell table:formula="of:=VLOOKUP([.$A178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16Z</text:p>
          </table:table-cell>
          <table:table-cell office:value-type="float" office:value="40.013037" calcext:value-type="float">
            <text:p>40.013037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92.9" calcext:value-type="float">
            <text:p>292.9</text:p>
          </table:table-cell>
          <table:table-cell office:value-type="float" office:value="83" calcext:value-type="float">
            <text:p>83</text:p>
          </table:table-cell>
          <table:table-cell table:formula="of:=VLOOKUP([.$A179];[MAF_5K_Walk_Watch__Crunch.$A$2:.$E$688];1;1)" office:value-type="string" office:string-value="2018-07-20T09:32:12Z" calcext:value-type="string">
            <text:p>2018-07-20T09:32:12Z</text:p>
          </table:table-cell>
          <table:table-cell table:formula="of:=VLOOKUP([.$A179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19Z</text:p>
          </table:table-cell>
          <table:table-cell office:value-type="float" office:value="40.013068" calcext:value-type="float">
            <text:p>40.013068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table:formula="of:=VLOOKUP([.$A180];[MAF_5K_Walk_Watch__Crunch.$A$2:.$E$688];1;1)" office:value-type="string" office:string-value="2018-07-20T09:32:17Z" calcext:value-type="string">
            <text:p>2018-07-20T09:32:17Z</text:p>
          </table:table-cell>
          <table:table-cell table:formula="of:=VLOOKUP([.$A180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22Z</text:p>
          </table:table-cell>
          <table:table-cell office:value-type="float" office:value="40.013095" calcext:value-type="float">
            <text:p>40.013095</text:p>
          </table:table-cell>
          <table:table-cell office:value-type="float" office:value="-79.588944" calcext:value-type="float">
            <text:p>-79.588944</text:p>
          </table:table-cell>
          <table:table-cell office:value-type="float" office:value="293" calcext:value-type="float">
            <text:p>293</text:p>
          </table:table-cell>
          <table:table-cell office:value-type="float" office:value="85" calcext:value-type="float">
            <text:p>85</text:p>
          </table:table-cell>
          <table:table-cell table:formula="of:=VLOOKUP([.$A181];[MAF_5K_Walk_Watch__Crunch.$A$2:.$E$688];1;1)" office:value-type="string" office:string-value="2018-07-20T09:32:22Z" calcext:value-type="string">
            <text:p>2018-07-20T09:32:22Z</text:p>
          </table:table-cell>
          <table:table-cell table:formula="of:=VLOOKUP([.$A181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25Z</text:p>
          </table:table-cell>
          <table:table-cell office:value-type="float" office:value="40.01313" calcext:value-type="float">
            <text:p>40.01313</text:p>
          </table:table-cell>
          <table:table-cell office:value-type="float" office:value="-79.588954" calcext:value-type="float">
            <text:p>-79.588954</text:p>
          </table:table-cell>
          <table:table-cell office:value-type="float" office:value="293" calcext:value-type="float">
            <text:p>293</text:p>
          </table:table-cell>
          <table:table-cell office:value-type="float" office:value="85" calcext:value-type="float">
            <text:p>85</text:p>
          </table:table-cell>
          <table:table-cell table:formula="of:=VLOOKUP([.$A182];[MAF_5K_Walk_Watch__Crunch.$A$2:.$E$688];1;1)" office:value-type="string" office:string-value="2018-07-20T09:32:22Z" calcext:value-type="string">
            <text:p>2018-07-20T09:32:22Z</text:p>
          </table:table-cell>
          <table:table-cell table:formula="of:=VLOOKUP([.$A182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27Z</text:p>
          </table:table-cell>
          <table:table-cell office:value-type="float" office:value="40.013164" calcext:value-type="float">
            <text:p>40.013164</text:p>
          </table:table-cell>
          <table:table-cell office:value-type="float" office:value="-79.588956" calcext:value-type="float">
            <text:p>-79.588956</text:p>
          </table:table-cell>
          <table:table-cell office:value-type="float" office:value="293" calcext:value-type="float">
            <text:p>293</text:p>
          </table:table-cell>
          <table:table-cell office:value-type="float" office:value="85" calcext:value-type="float">
            <text:p>85</text:p>
          </table:table-cell>
          <table:table-cell table:formula="of:=VLOOKUP([.$A183];[MAF_5K_Walk_Watch__Crunch.$A$2:.$E$688];1;1)" office:value-type="string" office:string-value="2018-07-20T09:32:27Z" calcext:value-type="string">
            <text:p>2018-07-20T09:32:27Z</text:p>
          </table:table-cell>
          <table:table-cell table:formula="of:=VLOOKUP([.$A183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29Z</text:p>
          </table:table-cell>
          <table:table-cell office:value-type="float" office:value="40.013204" calcext:value-type="float">
            <text:p>40.013204</text:p>
          </table:table-cell>
          <table:table-cell office:value-type="float" office:value="-79.588959" calcext:value-type="float">
            <text:p>-79.588959</text:p>
          </table:table-cell>
          <table:table-cell office:value-type="float" office:value="293" calcext:value-type="float">
            <text:p>293</text:p>
          </table:table-cell>
          <table:table-cell office:value-type="float" office:value="83" calcext:value-type="float">
            <text:p>83</text:p>
          </table:table-cell>
          <table:table-cell table:formula="of:=VLOOKUP([.$A184];[MAF_5K_Walk_Watch__Crunch.$A$2:.$E$688];1;1)" office:value-type="string" office:string-value="2018-07-20T09:32:27Z" calcext:value-type="string">
            <text:p>2018-07-20T09:32:27Z</text:p>
          </table:table-cell>
          <table:table-cell table:formula="of:=VLOOKUP([.$A184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32Z</text:p>
          </table:table-cell>
          <table:table-cell office:value-type="float" office:value="40.013235" calcext:value-type="float">
            <text:p>40.013235</text:p>
          </table:table-cell>
          <table:table-cell office:value-type="float" office:value="-79.588962" calcext:value-type="float">
            <text:p>-79.588962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  <table:table-cell table:formula="of:=VLOOKUP([.$A185];[MAF_5K_Walk_Watch__Crunch.$A$2:.$E$688];1;1)" office:value-type="string" office:string-value="2018-07-20T09:32:32Z" calcext:value-type="string">
            <text:p>2018-07-20T09:32:32Z</text:p>
          </table:table-cell>
          <table:table-cell table:formula="of:=VLOOKUP([.$A185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35Z</text:p>
          </table:table-cell>
          <table:table-cell office:value-type="float" office:value="40.013268" calcext:value-type="float">
            <text:p>40.013268</text:p>
          </table:table-cell>
          <table:table-cell office:value-type="float" office:value="-79.588956" calcext:value-type="float">
            <text:p>-79.588956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  <table:table-cell table:formula="of:=VLOOKUP([.$A186];[MAF_5K_Walk_Watch__Crunch.$A$2:.$E$688];1;1)" office:value-type="string" office:string-value="2018-07-20T09:32:32Z" calcext:value-type="string">
            <text:p>2018-07-20T09:32:32Z</text:p>
          </table:table-cell>
          <table:table-cell table:formula="of:=VLOOKUP([.$A186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37Z</text:p>
          </table:table-cell>
          <table:table-cell office:value-type="float" office:value="40.013296" calcext:value-type="float">
            <text:p>40.013296</text:p>
          </table:table-cell>
          <table:table-cell office:value-type="float" office:value="-79.588946" calcext:value-type="float">
            <text:p>-79.588946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  <table:table-cell table:formula="of:=VLOOKUP([.$A187];[MAF_5K_Walk_Watch__Crunch.$A$2:.$E$688];1;1)" office:value-type="string" office:string-value="2018-07-20T09:32:32Z" calcext:value-type="string">
            <text:p>2018-07-20T09:32:32Z</text:p>
          </table:table-cell>
          <table:table-cell table:formula="of:=VLOOKUP([.$A187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40Z</text:p>
          </table:table-cell>
          <table:table-cell office:value-type="float" office:value="40.013329" calcext:value-type="float">
            <text:p>40.013329</text:p>
          </table:table-cell>
          <table:table-cell office:value-type="float" office:value="-79.588946" calcext:value-type="float">
            <text:p>-79.588946</text:p>
          </table:table-cell>
          <table:table-cell office:value-type="float" office:value="293" calcext:value-type="float">
            <text:p>293</text:p>
          </table:table-cell>
          <table:table-cell office:value-type="float" office:value="80" calcext:value-type="float">
            <text:p>80</text:p>
          </table:table-cell>
          <table:table-cell table:formula="of:=VLOOKUP([.$A188];[MAF_5K_Walk_Watch__Crunch.$A$2:.$E$688];1;1)" office:value-type="string" office:string-value="2018-07-20T09:32:32Z" calcext:value-type="string">
            <text:p>2018-07-20T09:32:32Z</text:p>
          </table:table-cell>
          <table:table-cell table:formula="of:=VLOOKUP([.$A188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42Z</text:p>
          </table:table-cell>
          <table:table-cell office:value-type="float" office:value="40.013365" calcext:value-type="float">
            <text:p>40.013365</text:p>
          </table:table-cell>
          <table:table-cell office:value-type="float" office:value="-79.588956" calcext:value-type="float">
            <text:p>-79.588956</text:p>
          </table:table-cell>
          <table:table-cell office:value-type="float" office:value="293" calcext:value-type="float">
            <text:p>293</text:p>
          </table:table-cell>
          <table:table-cell office:value-type="float" office:value="80" calcext:value-type="float">
            <text:p>80</text:p>
          </table:table-cell>
          <table:table-cell table:formula="of:=VLOOKUP([.$A189];[MAF_5K_Walk_Watch__Crunch.$A$2:.$E$688];1;1)" office:value-type="string" office:string-value="2018-07-20T09:32:42Z" calcext:value-type="string">
            <text:p>2018-07-20T09:32:42Z</text:p>
          </table:table-cell>
          <table:table-cell table:formula="of:=VLOOKUP([.$A189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44Z</text:p>
          </table:table-cell>
          <table:table-cell office:value-type="float" office:value="40.013396" calcext:value-type="float">
            <text:p>40.013396</text:p>
          </table:table-cell>
          <table:table-cell office:value-type="float" office:value="-79.588957" calcext:value-type="float">
            <text:p>-79.588957</text:p>
          </table:table-cell>
          <table:table-cell office:value-type="float" office:value="292.9" calcext:value-type="float">
            <text:p>292.9</text:p>
          </table:table-cell>
          <table:table-cell office:value-type="float" office:value="80" calcext:value-type="float">
            <text:p>80</text:p>
          </table:table-cell>
          <table:table-cell table:formula="of:=VLOOKUP([.$A190];[MAF_5K_Walk_Watch__Crunch.$A$2:.$E$688];1;1)" office:value-type="string" office:string-value="2018-07-20T09:32:42Z" calcext:value-type="string">
            <text:p>2018-07-20T09:32:42Z</text:p>
          </table:table-cell>
          <table:table-cell table:formula="of:=VLOOKUP([.$A190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2:47Z</text:p>
          </table:table-cell>
          <table:table-cell office:value-type="float" office:value="40.013425" calcext:value-type="float">
            <text:p>40.013425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92.9" calcext:value-type="float">
            <text:p>292.9</text:p>
          </table:table-cell>
          <table:table-cell office:value-type="float" office:value="80" calcext:value-type="float">
            <text:p>80</text:p>
          </table:table-cell>
          <table:table-cell table:formula="of:=VLOOKUP([.$A191];[MAF_5K_Walk_Watch__Crunch.$A$2:.$E$688];1;1)" office:value-type="string" office:string-value="2018-07-20T09:32:47Z" calcext:value-type="string">
            <text:p>2018-07-20T09:32:47Z</text:p>
          </table:table-cell>
          <table:table-cell table:formula="of:=VLOOKUP([.$A191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2:49Z</text:p>
          </table:table-cell>
          <table:table-cell office:value-type="float" office:value="40.013455" calcext:value-type="float">
            <text:p>40.013455</text:p>
          </table:table-cell>
          <table:table-cell office:value-type="float" office:value="-79.588942" calcext:value-type="float">
            <text:p>-79.588942</text:p>
          </table:table-cell>
          <table:table-cell office:value-type="float" office:value="292.8" calcext:value-type="float">
            <text:p>292.8</text:p>
          </table:table-cell>
          <table:table-cell office:value-type="float" office:value="81" calcext:value-type="float">
            <text:p>81</text:p>
          </table:table-cell>
          <table:table-cell table:formula="of:=VLOOKUP([.$A192];[MAF_5K_Walk_Watch__Crunch.$A$2:.$E$688];1;1)" office:value-type="string" office:string-value="2018-07-20T09:32:47Z" calcext:value-type="string">
            <text:p>2018-07-20T09:32:47Z</text:p>
          </table:table-cell>
          <table:table-cell table:formula="of:=VLOOKUP([.$A192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2:51Z</text:p>
          </table:table-cell>
          <table:table-cell office:value-type="float" office:value="40.013485" calcext:value-type="float">
            <text:p>40.013485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92.7" calcext:value-type="float">
            <text:p>292.7</text:p>
          </table:table-cell>
          <table:table-cell office:value-type="float" office:value="80" calcext:value-type="float">
            <text:p>80</text:p>
          </table:table-cell>
          <table:table-cell table:formula="of:=VLOOKUP([.$A193];[MAF_5K_Walk_Watch__Crunch.$A$2:.$E$688];1;1)" office:value-type="string" office:string-value="2018-07-20T09:32:47Z" calcext:value-type="string">
            <text:p>2018-07-20T09:32:47Z</text:p>
          </table:table-cell>
          <table:table-cell table:formula="of:=VLOOKUP([.$A193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2:53Z</text:p>
          </table:table-cell>
          <table:table-cell office:value-type="float" office:value="40.013514" calcext:value-type="float">
            <text:p>40.013514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.6" calcext:value-type="float">
            <text:p>292.6</text:p>
          </table:table-cell>
          <table:table-cell office:value-type="float" office:value="83" calcext:value-type="float">
            <text:p>83</text:p>
          </table:table-cell>
          <table:table-cell table:formula="of:=VLOOKUP([.$A194];[MAF_5K_Walk_Watch__Crunch.$A$2:.$E$688];1;1)" office:value-type="string" office:string-value="2018-07-20T09:32:52Z" calcext:value-type="string">
            <text:p>2018-07-20T09:32:52Z</text:p>
          </table:table-cell>
          <table:table-cell table:formula="of:=VLOOKUP([.$A194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2:55Z</text:p>
          </table:table-cell>
          <table:table-cell office:value-type="float" office:value="40.013542" calcext:value-type="float">
            <text:p>40.013542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92.5" calcext:value-type="float">
            <text:p>292.5</text:p>
          </table:table-cell>
          <table:table-cell office:value-type="float" office:value="83" calcext:value-type="float">
            <text:p>83</text:p>
          </table:table-cell>
          <table:table-cell table:formula="of:=VLOOKUP([.$A195];[MAF_5K_Walk_Watch__Crunch.$A$2:.$E$688];1;1)" office:value-type="string" office:string-value="2018-07-20T09:32:52Z" calcext:value-type="string">
            <text:p>2018-07-20T09:32:52Z</text:p>
          </table:table-cell>
          <table:table-cell table:formula="of:=VLOOKUP([.$A195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2:57Z</text:p>
          </table:table-cell>
          <table:table-cell office:value-type="float" office:value="40.013578" calcext:value-type="float">
            <text:p>40.013578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92.4" calcext:value-type="float">
            <text:p>292.4</text:p>
          </table:table-cell>
          <table:table-cell office:value-type="float" office:value="83" calcext:value-type="float">
            <text:p>83</text:p>
          </table:table-cell>
          <table:table-cell table:formula="of:=VLOOKUP([.$A196];[MAF_5K_Walk_Watch__Crunch.$A$2:.$E$688];1;1)" office:value-type="string" office:string-value="2018-07-20T09:32:57Z" calcext:value-type="string">
            <text:p>2018-07-20T09:32:57Z</text:p>
          </table:table-cell>
          <table:table-cell table:formula="of:=VLOOKUP([.$A196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00Z</text:p>
          </table:table-cell>
          <table:table-cell office:value-type="float" office:value="40.013615" calcext:value-type="float">
            <text:p>40.013615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2.3" calcext:value-type="float">
            <text:p>292.3</text:p>
          </table:table-cell>
          <table:table-cell office:value-type="float" office:value="83" calcext:value-type="float">
            <text:p>83</text:p>
          </table:table-cell>
          <table:table-cell table:formula="of:=VLOOKUP([.$A197];[MAF_5K_Walk_Watch__Crunch.$A$2:.$E$688];1;1)" office:value-type="string" office:string-value="2018-07-20T09:32:57Z" calcext:value-type="string">
            <text:p>2018-07-20T09:32:57Z</text:p>
          </table:table-cell>
          <table:table-cell table:formula="of:=VLOOKUP([.$A197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04Z</text:p>
          </table:table-cell>
          <table:table-cell office:value-type="float" office:value="40.013645" calcext:value-type="float">
            <text:p>40.013645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.3" calcext:value-type="float">
            <text:p>292.3</text:p>
          </table:table-cell>
          <table:table-cell office:value-type="float" office:value="82" calcext:value-type="float">
            <text:p>82</text:p>
          </table:table-cell>
          <table:table-cell table:formula="of:=VLOOKUP([.$A198];[MAF_5K_Walk_Watch__Crunch.$A$2:.$E$688];1;1)" office:value-type="string" office:string-value="2018-07-20T09:33:02Z" calcext:value-type="string">
            <text:p>2018-07-20T09:33:02Z</text:p>
          </table:table-cell>
          <table:table-cell table:formula="of:=VLOOKUP([.$A198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06Z</text:p>
          </table:table-cell>
          <table:table-cell office:value-type="float" office:value="40.013678" calcext:value-type="float">
            <text:p>40.013678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92.2" calcext:value-type="float">
            <text:p>292.2</text:p>
          </table:table-cell>
          <table:table-cell office:value-type="float" office:value="81" calcext:value-type="float">
            <text:p>81</text:p>
          </table:table-cell>
          <table:table-cell table:formula="of:=VLOOKUP([.$A199];[MAF_5K_Walk_Watch__Crunch.$A$2:.$E$688];1;1)" office:value-type="string" office:string-value="2018-07-20T09:33:02Z" calcext:value-type="string">
            <text:p>2018-07-20T09:33:02Z</text:p>
          </table:table-cell>
          <table:table-cell table:formula="of:=VLOOKUP([.$A199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10Z</text:p>
          </table:table-cell>
          <table:table-cell office:value-type="float" office:value="40.013714" calcext:value-type="float">
            <text:p>40.013714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92.1" calcext:value-type="float">
            <text:p>292.1</text:p>
          </table:table-cell>
          <table:table-cell office:value-type="float" office:value="79" calcext:value-type="float">
            <text:p>79</text:p>
          </table:table-cell>
          <table:table-cell table:formula="of:=VLOOKUP([.$A200];[MAF_5K_Walk_Watch__Crunch.$A$2:.$E$688];1;1)" office:value-type="string" office:string-value="2018-07-20T09:33:07Z" calcext:value-type="string">
            <text:p>2018-07-20T09:33:07Z</text:p>
          </table:table-cell>
          <table:table-cell table:formula="of:=VLOOKUP([.$A200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12Z</text:p>
          </table:table-cell>
          <table:table-cell office:value-type="float" office:value="40.013745" calcext:value-type="float">
            <text:p>40.013745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92" calcext:value-type="float">
            <text:p>292</text:p>
          </table:table-cell>
          <table:table-cell office:value-type="float" office:value="78" calcext:value-type="float">
            <text:p>78</text:p>
          </table:table-cell>
          <table:table-cell table:formula="of:=VLOOKUP([.$A201];[MAF_5K_Walk_Watch__Crunch.$A$2:.$E$688];1;1)" office:value-type="string" office:string-value="2018-07-20T09:33:07Z" calcext:value-type="string">
            <text:p>2018-07-20T09:33:07Z</text:p>
          </table:table-cell>
          <table:table-cell table:formula="of:=VLOOKUP([.$A201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14Z</text:p>
          </table:table-cell>
          <table:table-cell office:value-type="float" office:value="40.013777" calcext:value-type="float">
            <text:p>40.013777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1.8" calcext:value-type="float">
            <text:p>291.8</text:p>
          </table:table-cell>
          <table:table-cell office:value-type="float" office:value="78" calcext:value-type="float">
            <text:p>78</text:p>
          </table:table-cell>
          <table:table-cell table:formula="of:=VLOOKUP([.$A202];[MAF_5K_Walk_Watch__Crunch.$A$2:.$E$688];1;1)" office:value-type="string" office:string-value="2018-07-20T09:33:07Z" calcext:value-type="string">
            <text:p>2018-07-20T09:33:07Z</text:p>
          </table:table-cell>
          <table:table-cell table:formula="of:=VLOOKUP([.$A202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19Z</text:p>
          </table:table-cell>
          <table:table-cell office:value-type="float" office:value="40.013809" calcext:value-type="float">
            <text:p>40.013809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91.5" calcext:value-type="float">
            <text:p>291.5</text:p>
          </table:table-cell>
          <table:table-cell office:value-type="float" office:value="74" calcext:value-type="float">
            <text:p>74</text:p>
          </table:table-cell>
          <table:table-cell table:formula="of:=VLOOKUP([.$A203];[MAF_5K_Walk_Watch__Crunch.$A$2:.$E$688];1;1)" office:value-type="string" office:string-value="2018-07-20T09:33:17Z" calcext:value-type="string">
            <text:p>2018-07-20T09:33:17Z</text:p>
          </table:table-cell>
          <table:table-cell table:formula="of:=VLOOKUP([.$A203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21Z</text:p>
          </table:table-cell>
          <table:table-cell office:value-type="float" office:value="40.013838" calcext:value-type="float">
            <text:p>40.013838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91.3" calcext:value-type="float">
            <text:p>291.3</text:p>
          </table:table-cell>
          <table:table-cell office:value-type="float" office:value="74" calcext:value-type="float">
            <text:p>74</text:p>
          </table:table-cell>
          <table:table-cell table:formula="of:=VLOOKUP([.$A204];[MAF_5K_Walk_Watch__Crunch.$A$2:.$E$688];1;1)" office:value-type="string" office:string-value="2018-07-20T09:33:17Z" calcext:value-type="string">
            <text:p>2018-07-20T09:33:17Z</text:p>
          </table:table-cell>
          <table:table-cell table:formula="of:=VLOOKUP([.$A204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25Z</text:p>
          </table:table-cell>
          <table:table-cell office:value-type="float" office:value="40.01387" calcext:value-type="float">
            <text:p>40.01387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91.1" calcext:value-type="float">
            <text:p>291.1</text:p>
          </table:table-cell>
          <table:table-cell office:value-type="float" office:value="74" calcext:value-type="float">
            <text:p>74</text:p>
          </table:table-cell>
          <table:table-cell table:formula="of:=VLOOKUP([.$A205];[MAF_5K_Walk_Watch__Crunch.$A$2:.$E$688];1;1)" office:value-type="string" office:string-value="2018-07-20T09:33:17Z" calcext:value-type="string">
            <text:p>2018-07-20T09:33:17Z</text:p>
          </table:table-cell>
          <table:table-cell table:formula="of:=VLOOKUP([.$A205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27Z</text:p>
          </table:table-cell>
          <table:table-cell office:value-type="float" office:value="40.013902" calcext:value-type="float">
            <text:p>40.013902</text:p>
          </table:table-cell>
          <table:table-cell office:value-type="float" office:value="-79.588929" calcext:value-type="float">
            <text:p>-79.588929</text:p>
          </table:table-cell>
          <table:table-cell office:value-type="float" office:value="290.9" calcext:value-type="float">
            <text:p>290.9</text:p>
          </table:table-cell>
          <table:table-cell office:value-type="float" office:value="73" calcext:value-type="float">
            <text:p>73</text:p>
          </table:table-cell>
          <table:table-cell table:formula="of:=VLOOKUP([.$A206];[MAF_5K_Walk_Watch__Crunch.$A$2:.$E$688];1;1)" office:value-type="string" office:string-value="2018-07-20T09:33:27Z" calcext:value-type="string">
            <text:p>2018-07-20T09:33:27Z</text:p>
          </table:table-cell>
          <table:table-cell table:formula="of:=VLOOKUP([.$A206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29Z</text:p>
          </table:table-cell>
          <table:table-cell office:value-type="float" office:value="40.01393" calcext:value-type="float">
            <text:p>40.01393</text:p>
          </table:table-cell>
          <table:table-cell office:value-type="float" office:value="-79.588921" calcext:value-type="float">
            <text:p>-79.588921</text:p>
          </table:table-cell>
          <table:table-cell office:value-type="float" office:value="290.7" calcext:value-type="float">
            <text:p>290.7</text:p>
          </table:table-cell>
          <table:table-cell office:value-type="float" office:value="73" calcext:value-type="float">
            <text:p>73</text:p>
          </table:table-cell>
          <table:table-cell table:formula="of:=VLOOKUP([.$A207];[MAF_5K_Walk_Watch__Crunch.$A$2:.$E$688];1;1)" office:value-type="string" office:string-value="2018-07-20T09:33:27Z" calcext:value-type="string">
            <text:p>2018-07-20T09:33:27Z</text:p>
          </table:table-cell>
          <table:table-cell table:formula="of:=VLOOKUP([.$A207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32Z</text:p>
          </table:table-cell>
          <table:table-cell office:value-type="float" office:value="40.013957" calcext:value-type="float">
            <text:p>40.013957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90.5" calcext:value-type="float">
            <text:p>290.5</text:p>
          </table:table-cell>
          <table:table-cell office:value-type="float" office:value="73" calcext:value-type="float">
            <text:p>73</text:p>
          </table:table-cell>
          <table:table-cell table:formula="of:=VLOOKUP([.$A208];[MAF_5K_Walk_Watch__Crunch.$A$2:.$E$688];1;1)" office:value-type="string" office:string-value="2018-07-20T09:33:27Z" calcext:value-type="string">
            <text:p>2018-07-20T09:33:27Z</text:p>
          </table:table-cell>
          <table:table-cell table:formula="of:=VLOOKUP([.$A208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35Z</text:p>
          </table:table-cell>
          <table:table-cell office:value-type="float" office:value="40.013994" calcext:value-type="float">
            <text:p>40.013994</text:p>
          </table:table-cell>
          <table:table-cell office:value-type="float" office:value="-79.588908" calcext:value-type="float">
            <text:p>-79.588908</text:p>
          </table:table-cell>
          <table:table-cell office:value-type="float" office:value="290.2" calcext:value-type="float">
            <text:p>290.2</text:p>
          </table:table-cell>
          <table:table-cell office:value-type="float" office:value="73" calcext:value-type="float">
            <text:p>73</text:p>
          </table:table-cell>
          <table:table-cell table:formula="of:=VLOOKUP([.$A209];[MAF_5K_Walk_Watch__Crunch.$A$2:.$E$688];1;1)" office:value-type="string" office:string-value="2018-07-20T09:33:27Z" calcext:value-type="string">
            <text:p>2018-07-20T09:33:27Z</text:p>
          </table:table-cell>
          <table:table-cell table:formula="of:=VLOOKUP([.$A209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37Z</text:p>
          </table:table-cell>
          <table:table-cell office:value-type="float" office:value="40.014028" calcext:value-type="float">
            <text:p>40.014028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9.9" calcext:value-type="float">
            <text:p>289.9</text:p>
          </table:table-cell>
          <table:table-cell office:value-type="float" office:value="73" calcext:value-type="float">
            <text:p>73</text:p>
          </table:table-cell>
          <table:table-cell table:formula="of:=VLOOKUP([.$A210];[MAF_5K_Walk_Watch__Crunch.$A$2:.$E$688];1;1)" office:value-type="string" office:string-value="2018-07-20T09:33:37Z" calcext:value-type="string">
            <text:p>2018-07-20T09:33:37Z</text:p>
          </table:table-cell>
          <table:table-cell table:formula="of:=VLOOKUP([.$A210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39Z</text:p>
          </table:table-cell>
          <table:table-cell office:value-type="float" office:value="40.014062" calcext:value-type="float">
            <text:p>40.014062</text:p>
          </table:table-cell>
          <table:table-cell office:value-type="float" office:value="-79.588883" calcext:value-type="float">
            <text:p>-79.588883</text:p>
          </table:table-cell>
          <table:table-cell office:value-type="float" office:value="289.7" calcext:value-type="float">
            <text:p>289.7</text:p>
          </table:table-cell>
          <table:table-cell office:value-type="float" office:value="73" calcext:value-type="float">
            <text:p>73</text:p>
          </table:table-cell>
          <table:table-cell table:formula="of:=VLOOKUP([.$A211];[MAF_5K_Walk_Watch__Crunch.$A$2:.$E$688];1;1)" office:value-type="string" office:string-value="2018-07-20T09:33:37Z" calcext:value-type="string">
            <text:p>2018-07-20T09:33:37Z</text:p>
          </table:table-cell>
          <table:table-cell table:formula="of:=VLOOKUP([.$A211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42Z</text:p>
          </table:table-cell>
          <table:table-cell office:value-type="float" office:value="40.014099" calcext:value-type="float">
            <text:p>40.014099</text:p>
          </table:table-cell>
          <table:table-cell office:value-type="float" office:value="-79.588891" calcext:value-type="float">
            <text:p>-79.588891</text:p>
          </table:table-cell>
          <table:table-cell office:value-type="float" office:value="289.4" calcext:value-type="float">
            <text:p>289.4</text:p>
          </table:table-cell>
          <table:table-cell office:value-type="float" office:value="73" calcext:value-type="float">
            <text:p>73</text:p>
          </table:table-cell>
          <table:table-cell table:formula="of:=VLOOKUP([.$A212];[MAF_5K_Walk_Watch__Crunch.$A$2:.$E$688];1;1)" office:value-type="string" office:string-value="2018-07-20T09:33:42Z" calcext:value-type="string">
            <text:p>2018-07-20T09:33:42Z</text:p>
          </table:table-cell>
          <table:table-cell table:formula="of:=VLOOKUP([.$A212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44Z</text:p>
          </table:table-cell>
          <table:table-cell office:value-type="float" office:value="40.014127" calcext:value-type="float">
            <text:p>40.014127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9.1" calcext:value-type="float">
            <text:p>289.1</text:p>
          </table:table-cell>
          <table:table-cell office:value-type="float" office:value="72" calcext:value-type="float">
            <text:p>72</text:p>
          </table:table-cell>
          <table:table-cell table:formula="of:=VLOOKUP([.$A213];[MAF_5K_Walk_Watch__Crunch.$A$2:.$E$688];1;1)" office:value-type="string" office:string-value="2018-07-20T09:33:42Z" calcext:value-type="string">
            <text:p>2018-07-20T09:33:42Z</text:p>
          </table:table-cell>
          <table:table-cell table:formula="of:=VLOOKUP([.$A213];[MAF_5K_Walk_Watch__Crunch.$A$2:.$E$688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0T09:33:46Z</text:p>
          </table:table-cell>
          <table:table-cell office:value-type="float" office:value="40.014162" calcext:value-type="float">
            <text:p>40.014162</text:p>
          </table:table-cell>
          <table:table-cell office:value-type="float" office:value="-79.588902" calcext:value-type="float">
            <text:p>-79.588902</text:p>
          </table:table-cell>
          <table:table-cell office:value-type="float" office:value="288.9" calcext:value-type="float">
            <text:p>288.9</text:p>
          </table:table-cell>
          <table:table-cell office:value-type="float" office:value="71" calcext:value-type="float">
            <text:p>71</text:p>
          </table:table-cell>
          <table:table-cell table:formula="of:=VLOOKUP([.$A214];[MAF_5K_Walk_Watch__Crunch.$A$2:.$E$688];1;1)" office:value-type="string" office:string-value="2018-07-20T09:33:45Z" calcext:value-type="string">
            <text:p>2018-07-20T09:33:45Z</text:p>
          </table:table-cell>
          <table:table-cell table:formula="of:=VLOOKUP([.$A214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3:48Z</text:p>
          </table:table-cell>
          <table:table-cell office:value-type="float" office:value="40.014193" calcext:value-type="float">
            <text:p>40.014193</text:p>
          </table:table-cell>
          <table:table-cell office:value-type="float" office:value="-79.588908" calcext:value-type="float">
            <text:p>-79.588908</text:p>
          </table:table-cell>
          <table:table-cell office:value-type="float" office:value="288.6" calcext:value-type="float">
            <text:p>288.6</text:p>
          </table:table-cell>
          <table:table-cell office:value-type="float" office:value="71" calcext:value-type="float">
            <text:p>71</text:p>
          </table:table-cell>
          <table:table-cell table:formula="of:=VLOOKUP([.$A215];[MAF_5K_Walk_Watch__Crunch.$A$2:.$E$688];1;1)" office:value-type="string" office:string-value="2018-07-20T09:33:47Z" calcext:value-type="string">
            <text:p>2018-07-20T09:33:47Z</text:p>
          </table:table-cell>
          <table:table-cell table:formula="of:=VLOOKUP([.$A215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3:51Z</text:p>
          </table:table-cell>
          <table:table-cell office:value-type="float" office:value="40.014219" calcext:value-type="float">
            <text:p>40.014219</text:p>
          </table:table-cell>
          <table:table-cell office:value-type="float" office:value="-79.588921" calcext:value-type="float">
            <text:p>-79.588921</text:p>
          </table:table-cell>
          <table:table-cell office:value-type="float" office:value="288.4" calcext:value-type="float">
            <text:p>288.4</text:p>
          </table:table-cell>
          <table:table-cell office:value-type="float" office:value="70" calcext:value-type="float">
            <text:p>70</text:p>
          </table:table-cell>
          <table:table-cell table:formula="of:=VLOOKUP([.$A216];[MAF_5K_Walk_Watch__Crunch.$A$2:.$E$688];1;1)" office:value-type="string" office:string-value="2018-07-20T09:33:47Z" calcext:value-type="string">
            <text:p>2018-07-20T09:33:47Z</text:p>
          </table:table-cell>
          <table:table-cell table:formula="of:=VLOOKUP([.$A216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3:54Z</text:p>
          </table:table-cell>
          <table:table-cell office:value-type="float" office:value="40.014246" calcext:value-type="float">
            <text:p>40.014246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88.2" calcext:value-type="float">
            <text:p>288.2</text:p>
          </table:table-cell>
          <table:table-cell office:value-type="float" office:value="70" calcext:value-type="float">
            <text:p>70</text:p>
          </table:table-cell>
          <table:table-cell table:formula="of:=VLOOKUP([.$A217];[MAF_5K_Walk_Watch__Crunch.$A$2:.$E$688];1;1)" office:value-type="string" office:string-value="2018-07-20T09:33:47Z" calcext:value-type="string">
            <text:p>2018-07-20T09:33:47Z</text:p>
          </table:table-cell>
          <table:table-cell table:formula="of:=VLOOKUP([.$A217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3:56Z</text:p>
          </table:table-cell>
          <table:table-cell office:value-type="float" office:value="40.014274" calcext:value-type="float">
            <text:p>40.014274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87.9" calcext:value-type="float">
            <text:p>287.9</text:p>
          </table:table-cell>
          <table:table-cell office:value-type="float" office:value="70" calcext:value-type="float">
            <text:p>70</text:p>
          </table:table-cell>
          <table:table-cell table:formula="of:=VLOOKUP([.$A218];[MAF_5K_Walk_Watch__Crunch.$A$2:.$E$688];1;1)" office:value-type="string" office:string-value="2018-07-20T09:33:47Z" calcext:value-type="string">
            <text:p>2018-07-20T09:33:47Z</text:p>
          </table:table-cell>
          <table:table-cell table:formula="of:=VLOOKUP([.$A218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3:58Z</text:p>
          </table:table-cell>
          <table:table-cell office:value-type="float" office:value="40.014305" calcext:value-type="float">
            <text:p>40.014305</text:p>
          </table:table-cell>
          <table:table-cell office:value-type="float" office:value="-79.588908" calcext:value-type="float">
            <text:p>-79.588908</text:p>
          </table:table-cell>
          <table:table-cell office:value-type="float" office:value="287.6" calcext:value-type="float">
            <text:p>287.6</text:p>
          </table:table-cell>
          <table:table-cell office:value-type="float" office:value="68" calcext:value-type="float">
            <text:p>68</text:p>
          </table:table-cell>
          <table:table-cell table:formula="of:=VLOOKUP([.$A219];[MAF_5K_Walk_Watch__Crunch.$A$2:.$E$688];1;1)" office:value-type="string" office:string-value="2018-07-20T09:33:57Z" calcext:value-type="string">
            <text:p>2018-07-20T09:33:57Z</text:p>
          </table:table-cell>
          <table:table-cell table:formula="of:=VLOOKUP([.$A219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01Z</text:p>
          </table:table-cell>
          <table:table-cell office:value-type="float" office:value="40.014343" calcext:value-type="float">
            <text:p>40.014343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7.3" calcext:value-type="float">
            <text:p>287.3</text:p>
          </table:table-cell>
          <table:table-cell office:value-type="float" office:value="70" calcext:value-type="float">
            <text:p>70</text:p>
          </table:table-cell>
          <table:table-cell table:formula="of:=VLOOKUP([.$A220];[MAF_5K_Walk_Watch__Crunch.$A$2:.$E$688];1;1)" office:value-type="string" office:string-value="2018-07-20T09:33:57Z" calcext:value-type="string">
            <text:p>2018-07-20T09:33:57Z</text:p>
          </table:table-cell>
          <table:table-cell table:formula="of:=VLOOKUP([.$A220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03Z</text:p>
          </table:table-cell>
          <table:table-cell office:value-type="float" office:value="40.014377" calcext:value-type="float">
            <text:p>40.014377</text:p>
          </table:table-cell>
          <table:table-cell office:value-type="float" office:value="-79.588896" calcext:value-type="float">
            <text:p>-79.588896</text:p>
          </table:table-cell>
          <table:table-cell office:value-type="float" office:value="287" calcext:value-type="float">
            <text:p>287</text:p>
          </table:table-cell>
          <table:table-cell office:value-type="float" office:value="71" calcext:value-type="float">
            <text:p>71</text:p>
          </table:table-cell>
          <table:table-cell table:formula="of:=VLOOKUP([.$A221];[MAF_5K_Walk_Watch__Crunch.$A$2:.$E$688];1;1)" office:value-type="string" office:string-value="2018-07-20T09:34:02Z" calcext:value-type="string">
            <text:p>2018-07-20T09:34:02Z</text:p>
          </table:table-cell>
          <table:table-cell table:formula="of:=VLOOKUP([.$A221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06Z</text:p>
          </table:table-cell>
          <table:table-cell office:value-type="float" office:value="40.014409" calcext:value-type="float">
            <text:p>40.014409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6.6" calcext:value-type="float">
            <text:p>286.6</text:p>
          </table:table-cell>
          <table:table-cell office:value-type="float" office:value="70" calcext:value-type="float">
            <text:p>70</text:p>
          </table:table-cell>
          <table:table-cell table:formula="of:=VLOOKUP([.$A222];[MAF_5K_Walk_Watch__Crunch.$A$2:.$E$688];1;1)" office:value-type="string" office:string-value="2018-07-20T09:34:02Z" calcext:value-type="string">
            <text:p>2018-07-20T09:34:02Z</text:p>
          </table:table-cell>
          <table:table-cell table:formula="of:=VLOOKUP([.$A222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10Z</text:p>
          </table:table-cell>
          <table:table-cell office:value-type="float" office:value="40.014442" calcext:value-type="float">
            <text:p>40.014442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6.3" calcext:value-type="float">
            <text:p>286.3</text:p>
          </table:table-cell>
          <table:table-cell office:value-type="float" office:value="69" calcext:value-type="float">
            <text:p>69</text:p>
          </table:table-cell>
          <table:table-cell table:formula="of:=VLOOKUP([.$A223];[MAF_5K_Walk_Watch__Crunch.$A$2:.$E$688];1;1)" office:value-type="string" office:string-value="2018-07-20T09:34:07Z" calcext:value-type="string">
            <text:p>2018-07-20T09:34:07Z</text:p>
          </table:table-cell>
          <table:table-cell table:formula="of:=VLOOKUP([.$A223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12Z</text:p>
          </table:table-cell>
          <table:table-cell office:value-type="float" office:value="40.014468" calcext:value-type="float">
            <text:p>40.014468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6.1" calcext:value-type="float">
            <text:p>286.1</text:p>
          </table:table-cell>
          <table:table-cell office:value-type="float" office:value="69" calcext:value-type="float">
            <text:p>69</text:p>
          </table:table-cell>
          <table:table-cell table:formula="of:=VLOOKUP([.$A224];[MAF_5K_Walk_Watch__Crunch.$A$2:.$E$688];1;1)" office:value-type="string" office:string-value="2018-07-20T09:34:07Z" calcext:value-type="string">
            <text:p>2018-07-20T09:34:07Z</text:p>
          </table:table-cell>
          <table:table-cell table:formula="of:=VLOOKUP([.$A224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14Z</text:p>
          </table:table-cell>
          <table:table-cell office:value-type="float" office:value="40.0145" calcext:value-type="float">
            <text:p>40.0145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5.7" calcext:value-type="float">
            <text:p>285.7</text:p>
          </table:table-cell>
          <table:table-cell office:value-type="float" office:value="69" calcext:value-type="float">
            <text:p>69</text:p>
          </table:table-cell>
          <table:table-cell table:formula="of:=VLOOKUP([.$A225];[MAF_5K_Walk_Watch__Crunch.$A$2:.$E$688];1;1)" office:value-type="string" office:string-value="2018-07-20T09:34:07Z" calcext:value-type="string">
            <text:p>2018-07-20T09:34:07Z</text:p>
          </table:table-cell>
          <table:table-cell table:formula="of:=VLOOKUP([.$A225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16Z</text:p>
          </table:table-cell>
          <table:table-cell office:value-type="float" office:value="40.014529" calcext:value-type="float">
            <text:p>40.014529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85.4" calcext:value-type="float">
            <text:p>285.4</text:p>
          </table:table-cell>
          <table:table-cell office:value-type="float" office:value="70" calcext:value-type="float">
            <text:p>70</text:p>
          </table:table-cell>
          <table:table-cell table:formula="of:=VLOOKUP([.$A226];[MAF_5K_Walk_Watch__Crunch.$A$2:.$E$688];1;1)" office:value-type="string" office:string-value="2018-07-20T09:34:07Z" calcext:value-type="string">
            <text:p>2018-07-20T09:34:07Z</text:p>
          </table:table-cell>
          <table:table-cell table:formula="of:=VLOOKUP([.$A226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18Z</text:p>
          </table:table-cell>
          <table:table-cell office:value-type="float" office:value="40.014567" calcext:value-type="float">
            <text:p>40.014567</text:p>
          </table:table-cell>
          <table:table-cell office:value-type="float" office:value="-79.588924" calcext:value-type="float">
            <text:p>-79.588924</text:p>
          </table:table-cell>
          <table:table-cell office:value-type="float" office:value="285" calcext:value-type="float">
            <text:p>285</text:p>
          </table:table-cell>
          <table:table-cell office:value-type="float" office:value="71" calcext:value-type="float">
            <text:p>71</text:p>
          </table:table-cell>
          <table:table-cell table:formula="of:=VLOOKUP([.$A227];[MAF_5K_Walk_Watch__Crunch.$A$2:.$E$688];1;1)" office:value-type="string" office:string-value="2018-07-20T09:34:17Z" calcext:value-type="string">
            <text:p>2018-07-20T09:34:17Z</text:p>
          </table:table-cell>
          <table:table-cell table:formula="of:=VLOOKUP([.$A227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20Z</text:p>
          </table:table-cell>
          <table:table-cell office:value-type="float" office:value="40.014596" calcext:value-type="float">
            <text:p>40.014596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84.7" calcext:value-type="float">
            <text:p>284.7</text:p>
          </table:table-cell>
          <table:table-cell office:value-type="float" office:value="71" calcext:value-type="float">
            <text:p>71</text:p>
          </table:table-cell>
          <table:table-cell table:formula="of:=VLOOKUP([.$A228];[MAF_5K_Walk_Watch__Crunch.$A$2:.$E$688];1;1)" office:value-type="string" office:string-value="2018-07-20T09:34:17Z" calcext:value-type="string">
            <text:p>2018-07-20T09:34:17Z</text:p>
          </table:table-cell>
          <table:table-cell table:formula="of:=VLOOKUP([.$A228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23Z</text:p>
          </table:table-cell>
          <table:table-cell office:value-type="float" office:value="40.014631" calcext:value-type="float">
            <text:p>40.014631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4.4" calcext:value-type="float">
            <text:p>284.4</text:p>
          </table:table-cell>
          <table:table-cell office:value-type="float" office:value="70" calcext:value-type="float">
            <text:p>70</text:p>
          </table:table-cell>
          <table:table-cell table:formula="of:=VLOOKUP([.$A229];[MAF_5K_Walk_Watch__Crunch.$A$2:.$E$688];1;1)" office:value-type="string" office:string-value="2018-07-20T09:34:22Z" calcext:value-type="string">
            <text:p>2018-07-20T09:34:22Z</text:p>
          </table:table-cell>
          <table:table-cell table:formula="of:=VLOOKUP([.$A229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25Z</text:p>
          </table:table-cell>
          <table:table-cell office:value-type="float" office:value="40.014665" calcext:value-type="float">
            <text:p>40.014665</text:p>
          </table:table-cell>
          <table:table-cell office:value-type="float" office:value="-79.588952" calcext:value-type="float">
            <text:p>-79.588952</text:p>
          </table:table-cell>
          <table:table-cell office:value-type="float" office:value="284" calcext:value-type="float">
            <text:p>284</text:p>
          </table:table-cell>
          <table:table-cell office:value-type="float" office:value="70" calcext:value-type="float">
            <text:p>70</text:p>
          </table:table-cell>
          <table:table-cell table:formula="of:=VLOOKUP([.$A230];[MAF_5K_Walk_Watch__Crunch.$A$2:.$E$688];1;1)" office:value-type="string" office:string-value="2018-07-20T09:34:22Z" calcext:value-type="string">
            <text:p>2018-07-20T09:34:22Z</text:p>
          </table:table-cell>
          <table:table-cell table:formula="of:=VLOOKUP([.$A230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28Z</text:p>
          </table:table-cell>
          <table:table-cell office:value-type="float" office:value="40.0147" calcext:value-type="float">
            <text:p>40.0147</text:p>
          </table:table-cell>
          <table:table-cell office:value-type="float" office:value="-79.588955" calcext:value-type="float">
            <text:p>-79.588955</text:p>
          </table:table-cell>
          <table:table-cell office:value-type="float" office:value="283.8" calcext:value-type="float">
            <text:p>283.8</text:p>
          </table:table-cell>
          <table:table-cell office:value-type="float" office:value="70" calcext:value-type="float">
            <text:p>70</text:p>
          </table:table-cell>
          <table:table-cell table:formula="of:=VLOOKUP([.$A231];[MAF_5K_Walk_Watch__Crunch.$A$2:.$E$688];1;1)" office:value-type="string" office:string-value="2018-07-20T09:34:27Z" calcext:value-type="string">
            <text:p>2018-07-20T09:34:27Z</text:p>
          </table:table-cell>
          <table:table-cell table:formula="of:=VLOOKUP([.$A231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31Z</text:p>
          </table:table-cell>
          <table:table-cell office:value-type="float" office:value="40.014746" calcext:value-type="float">
            <text:p>40.014746</text:p>
          </table:table-cell>
          <table:table-cell office:value-type="float" office:value="-79.588947" calcext:value-type="float">
            <text:p>-79.588947</text:p>
          </table:table-cell>
          <table:table-cell office:value-type="float" office:value="283.6" calcext:value-type="float">
            <text:p>283.6</text:p>
          </table:table-cell>
          <table:table-cell office:value-type="float" office:value="71" calcext:value-type="float">
            <text:p>71</text:p>
          </table:table-cell>
          <table:table-cell table:formula="of:=VLOOKUP([.$A232];[MAF_5K_Walk_Watch__Crunch.$A$2:.$E$688];1;1)" office:value-type="string" office:string-value="2018-07-20T09:34:27Z" calcext:value-type="string">
            <text:p>2018-07-20T09:34:27Z</text:p>
          </table:table-cell>
          <table:table-cell table:formula="of:=VLOOKUP([.$A232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33Z</text:p>
          </table:table-cell>
          <table:table-cell office:value-type="float" office:value="40.014775" calcext:value-type="float">
            <text:p>40.014775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3.5" calcext:value-type="float">
            <text:p>283.5</text:p>
          </table:table-cell>
          <table:table-cell office:value-type="float" office:value="71" calcext:value-type="float">
            <text:p>71</text:p>
          </table:table-cell>
          <table:table-cell table:formula="of:=VLOOKUP([.$A233];[MAF_5K_Walk_Watch__Crunch.$A$2:.$E$688];1;1)" office:value-type="string" office:string-value="2018-07-20T09:34:33Z" calcext:value-type="string">
            <text:p>2018-07-20T09:34:33Z</text:p>
          </table:table-cell>
          <table:table-cell table:formula="of:=VLOOKUP([.$A233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36Z</text:p>
          </table:table-cell>
          <table:table-cell office:value-type="float" office:value="40.014814" calcext:value-type="float">
            <text:p>40.014814</text:p>
          </table:table-cell>
          <table:table-cell office:value-type="float" office:value="-79.588937" calcext:value-type="float">
            <text:p>-79.588937</text:p>
          </table:table-cell>
          <table:table-cell office:value-type="float" office:value="283.3" calcext:value-type="float">
            <text:p>283.3</text:p>
          </table:table-cell>
          <table:table-cell office:value-type="float" office:value="70" calcext:value-type="float">
            <text:p>70</text:p>
          </table:table-cell>
          <table:table-cell table:formula="of:=VLOOKUP([.$A234];[MAF_5K_Walk_Watch__Crunch.$A$2:.$E$688];1;1)" office:value-type="string" office:string-value="2018-07-20T09:34:33Z" calcext:value-type="string">
            <text:p>2018-07-20T09:34:33Z</text:p>
          </table:table-cell>
          <table:table-cell table:formula="of:=VLOOKUP([.$A234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38Z</text:p>
          </table:table-cell>
          <table:table-cell office:value-type="float" office:value="40.014844" calcext:value-type="float">
            <text:p>40.014844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83.2" calcext:value-type="float">
            <text:p>283.2</text:p>
          </table:table-cell>
          <table:table-cell office:value-type="float" office:value="71" calcext:value-type="float">
            <text:p>71</text:p>
          </table:table-cell>
          <table:table-cell table:formula="of:=VLOOKUP([.$A235];[MAF_5K_Walk_Watch__Crunch.$A$2:.$E$688];1;1)" office:value-type="string" office:string-value="2018-07-20T09:34:38Z" calcext:value-type="string">
            <text:p>2018-07-20T09:34:38Z</text:p>
          </table:table-cell>
          <table:table-cell table:formula="of:=VLOOKUP([.$A235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40Z</text:p>
          </table:table-cell>
          <table:table-cell office:value-type="float" office:value="40.014871" calcext:value-type="float">
            <text:p>40.014871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83.1" calcext:value-type="float">
            <text:p>283.1</text:p>
          </table:table-cell>
          <table:table-cell office:value-type="float" office:value="73" calcext:value-type="float">
            <text:p>73</text:p>
          </table:table-cell>
          <table:table-cell table:formula="of:=VLOOKUP([.$A236];[MAF_5K_Walk_Watch__Crunch.$A$2:.$E$688];1;1)" office:value-type="string" office:string-value="2018-07-20T09:34:38Z" calcext:value-type="string">
            <text:p>2018-07-20T09:34:38Z</text:p>
          </table:table-cell>
          <table:table-cell table:formula="of:=VLOOKUP([.$A236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45Z</text:p>
          </table:table-cell>
          <table:table-cell office:value-type="float" office:value="40.014902" calcext:value-type="float">
            <text:p>40.014902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3" calcext:value-type="float">
            <text:p>283</text:p>
          </table:table-cell>
          <table:table-cell office:value-type="float" office:value="73" calcext:value-type="float">
            <text:p>73</text:p>
          </table:table-cell>
          <table:table-cell table:formula="of:=VLOOKUP([.$A237];[MAF_5K_Walk_Watch__Crunch.$A$2:.$E$688];1;1)" office:value-type="string" office:string-value="2018-07-20T09:34:43Z" calcext:value-type="string">
            <text:p>2018-07-20T09:34:43Z</text:p>
          </table:table-cell>
          <table:table-cell table:formula="of:=VLOOKUP([.$A237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48Z</text:p>
          </table:table-cell>
          <table:table-cell office:value-type="float" office:value="40.014928" calcext:value-type="float">
            <text:p>40.014928</text:p>
          </table:table-cell>
          <table:table-cell office:value-type="float" office:value="-79.588904" calcext:value-type="float">
            <text:p>-79.588904</text:p>
          </table:table-cell>
          <table:table-cell office:value-type="float" office:value="283.1" calcext:value-type="float">
            <text:p>283.1</text:p>
          </table:table-cell>
          <table:table-cell office:value-type="float" office:value="72" calcext:value-type="float">
            <text:p>72</text:p>
          </table:table-cell>
          <table:table-cell table:formula="of:=VLOOKUP([.$A238];[MAF_5K_Walk_Watch__Crunch.$A$2:.$E$688];1;1)" office:value-type="string" office:string-value="2018-07-20T09:34:48Z" calcext:value-type="string">
            <text:p>2018-07-20T09:34:48Z</text:p>
          </table:table-cell>
          <table:table-cell table:formula="of:=VLOOKUP([.$A238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51Z</text:p>
          </table:table-cell>
          <table:table-cell office:value-type="float" office:value="40.014974" calcext:value-type="float">
            <text:p>40.014974</text:p>
          </table:table-cell>
          <table:table-cell office:value-type="float" office:value="-79.588888" calcext:value-type="float">
            <text:p>-79.588888</text:p>
          </table:table-cell>
          <table:table-cell office:value-type="float" office:value="283.2" calcext:value-type="float">
            <text:p>283.2</text:p>
          </table:table-cell>
          <table:table-cell office:value-type="float" office:value="72" calcext:value-type="float">
            <text:p>72</text:p>
          </table:table-cell>
          <table:table-cell table:formula="of:=VLOOKUP([.$A239];[MAF_5K_Walk_Watch__Crunch.$A$2:.$E$688];1;1)" office:value-type="string" office:string-value="2018-07-20T09:34:48Z" calcext:value-type="string">
            <text:p>2018-07-20T09:34:48Z</text:p>
          </table:table-cell>
          <table:table-cell table:formula="of:=VLOOKUP([.$A239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54Z</text:p>
          </table:table-cell>
          <table:table-cell office:value-type="float" office:value="40.015011" calcext:value-type="float">
            <text:p>40.015011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83.3" calcext:value-type="float">
            <text:p>283.3</text:p>
          </table:table-cell>
          <table:table-cell office:value-type="float" office:value="72" calcext:value-type="float">
            <text:p>72</text:p>
          </table:table-cell>
          <table:table-cell table:formula="of:=VLOOKUP([.$A240];[MAF_5K_Walk_Watch__Crunch.$A$2:.$E$688];1;1)" office:value-type="string" office:string-value="2018-07-20T09:34:53Z" calcext:value-type="string">
            <text:p>2018-07-20T09:34:53Z</text:p>
          </table:table-cell>
          <table:table-cell table:formula="of:=VLOOKUP([.$A240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56Z</text:p>
          </table:table-cell>
          <table:table-cell office:value-type="float" office:value="40.015042" calcext:value-type="float">
            <text:p>40.015042</text:p>
          </table:table-cell>
          <table:table-cell office:value-type="float" office:value="-79.588876" calcext:value-type="float">
            <text:p>-79.588876</text:p>
          </table:table-cell>
          <table:table-cell office:value-type="float" office:value="283.4" calcext:value-type="float">
            <text:p>283.4</text:p>
          </table:table-cell>
          <table:table-cell office:value-type="float" office:value="70" calcext:value-type="float">
            <text:p>70</text:p>
          </table:table-cell>
          <table:table-cell table:formula="of:=VLOOKUP([.$A241];[MAF_5K_Walk_Watch__Crunch.$A$2:.$E$688];1;1)" office:value-type="string" office:string-value="2018-07-20T09:34:53Z" calcext:value-type="string">
            <text:p>2018-07-20T09:34:53Z</text:p>
          </table:table-cell>
          <table:table-cell table:formula="of:=VLOOKUP([.$A241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4:58Z</text:p>
          </table:table-cell>
          <table:table-cell office:value-type="float" office:value="40.015074" calcext:value-type="float">
            <text:p>40.015074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83.5" calcext:value-type="float">
            <text:p>283.5</text:p>
          </table:table-cell>
          <table:table-cell office:value-type="float" office:value="72" calcext:value-type="float">
            <text:p>72</text:p>
          </table:table-cell>
          <table:table-cell table:formula="of:=VLOOKUP([.$A242];[MAF_5K_Walk_Watch__Crunch.$A$2:.$E$688];1;1)" office:value-type="string" office:string-value="2018-07-20T09:34:58Z" calcext:value-type="string">
            <text:p>2018-07-20T09:34:58Z</text:p>
          </table:table-cell>
          <table:table-cell table:formula="of:=VLOOKUP([.$A242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00Z</text:p>
          </table:table-cell>
          <table:table-cell office:value-type="float" office:value="40.015115" calcext:value-type="float">
            <text:p>40.015115</text:p>
          </table:table-cell>
          <table:table-cell office:value-type="float" office:value="-79.588885" calcext:value-type="float">
            <text:p>-79.588885</text:p>
          </table:table-cell>
          <table:table-cell office:value-type="float" office:value="283.5" calcext:value-type="float">
            <text:p>283.5</text:p>
          </table:table-cell>
          <table:table-cell office:value-type="float" office:value="74" calcext:value-type="float">
            <text:p>74</text:p>
          </table:table-cell>
          <table:table-cell table:formula="of:=VLOOKUP([.$A243];[MAF_5K_Walk_Watch__Crunch.$A$2:.$E$688];1;1)" office:value-type="string" office:string-value="2018-07-20T09:34:58Z" calcext:value-type="string">
            <text:p>2018-07-20T09:34:58Z</text:p>
          </table:table-cell>
          <table:table-cell table:formula="of:=VLOOKUP([.$A243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02Z</text:p>
          </table:table-cell>
          <table:table-cell office:value-type="float" office:value="40.015142" calcext:value-type="float">
            <text:p>40.015142</text:p>
          </table:table-cell>
          <table:table-cell office:value-type="float" office:value="-79.588899" calcext:value-type="float">
            <text:p>-79.588899</text:p>
          </table:table-cell>
          <table:table-cell office:value-type="float" office:value="283.6" calcext:value-type="float">
            <text:p>283.6</text:p>
          </table:table-cell>
          <table:table-cell office:value-type="float" office:value="75" calcext:value-type="float">
            <text:p>75</text:p>
          </table:table-cell>
          <table:table-cell table:formula="of:=VLOOKUP([.$A244];[MAF_5K_Walk_Watch__Crunch.$A$2:.$E$688];1;1)" office:value-type="string" office:string-value="2018-07-20T09:34:58Z" calcext:value-type="string">
            <text:p>2018-07-20T09:34:58Z</text:p>
          </table:table-cell>
          <table:table-cell table:formula="of:=VLOOKUP([.$A244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05Z</text:p>
          </table:table-cell>
          <table:table-cell office:value-type="float" office:value="40.015174" calcext:value-type="float">
            <text:p>40.015174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83.7" calcext:value-type="float">
            <text:p>283.7</text:p>
          </table:table-cell>
          <table:table-cell office:value-type="float" office:value="76" calcext:value-type="float">
            <text:p>76</text:p>
          </table:table-cell>
          <table:table-cell table:formula="of:=VLOOKUP([.$A245];[MAF_5K_Walk_Watch__Crunch.$A$2:.$E$688];1;1)" office:value-type="string" office:string-value="2018-07-20T09:35:03Z" calcext:value-type="string">
            <text:p>2018-07-20T09:35:03Z</text:p>
          </table:table-cell>
          <table:table-cell table:formula="of:=VLOOKUP([.$A245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09Z</text:p>
          </table:table-cell>
          <table:table-cell office:value-type="float" office:value="40.015211" calcext:value-type="float">
            <text:p>40.015211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3.7" calcext:value-type="float">
            <text:p>283.7</text:p>
          </table:table-cell>
          <table:table-cell office:value-type="float" office:value="75" calcext:value-type="float">
            <text:p>75</text:p>
          </table:table-cell>
          <table:table-cell table:formula="of:=VLOOKUP([.$A246];[MAF_5K_Walk_Watch__Crunch.$A$2:.$E$688];1;1)" office:value-type="string" office:string-value="2018-07-20T09:35:08Z" calcext:value-type="string">
            <text:p>2018-07-20T09:35:08Z</text:p>
          </table:table-cell>
          <table:table-cell table:formula="of:=VLOOKUP([.$A246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11Z</text:p>
          </table:table-cell>
          <table:table-cell office:value-type="float" office:value="40.015246" calcext:value-type="float">
            <text:p>40.015246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3.8" calcext:value-type="float">
            <text:p>283.8</text:p>
          </table:table-cell>
          <table:table-cell office:value-type="float" office:value="75" calcext:value-type="float">
            <text:p>75</text:p>
          </table:table-cell>
          <table:table-cell table:formula="of:=VLOOKUP([.$A247];[MAF_5K_Walk_Watch__Crunch.$A$2:.$E$688];1;1)" office:value-type="string" office:string-value="2018-07-20T09:35:08Z" calcext:value-type="string">
            <text:p>2018-07-20T09:35:08Z</text:p>
          </table:table-cell>
          <table:table-cell table:formula="of:=VLOOKUP([.$A247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13Z</text:p>
          </table:table-cell>
          <table:table-cell office:value-type="float" office:value="40.015285" calcext:value-type="float">
            <text:p>40.015285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3.9" calcext:value-type="float">
            <text:p>283.9</text:p>
          </table:table-cell>
          <table:table-cell office:value-type="float" office:value="78" calcext:value-type="float">
            <text:p>78</text:p>
          </table:table-cell>
          <table:table-cell table:formula="of:=VLOOKUP([.$A248];[MAF_5K_Walk_Watch__Crunch.$A$2:.$E$688];1;1)" office:value-type="string" office:string-value="2018-07-20T09:35:13Z" calcext:value-type="string">
            <text:p>2018-07-20T09:35:13Z</text:p>
          </table:table-cell>
          <table:table-cell table:formula="of:=VLOOKUP([.$A248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15Z</text:p>
          </table:table-cell>
          <table:table-cell office:value-type="float" office:value="40.015326" calcext:value-type="float">
            <text:p>40.015326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84" calcext:value-type="float">
            <text:p>284</text:p>
          </table:table-cell>
          <table:table-cell office:value-type="float" office:value="78" calcext:value-type="float">
            <text:p>78</text:p>
          </table:table-cell>
          <table:table-cell table:formula="of:=VLOOKUP([.$A249];[MAF_5K_Walk_Watch__Crunch.$A$2:.$E$688];1;1)" office:value-type="string" office:string-value="2018-07-20T09:35:13Z" calcext:value-type="string">
            <text:p>2018-07-20T09:35:13Z</text:p>
          </table:table-cell>
          <table:table-cell table:formula="of:=VLOOKUP([.$A249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17Z</text:p>
          </table:table-cell>
          <table:table-cell office:value-type="float" office:value="40.015365" calcext:value-type="float">
            <text:p>40.015365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84.1" calcext:value-type="float">
            <text:p>284.1</text:p>
          </table:table-cell>
          <table:table-cell office:value-type="float" office:value="79" calcext:value-type="float">
            <text:p>79</text:p>
          </table:table-cell>
          <table:table-cell table:formula="of:=VLOOKUP([.$A250];[MAF_5K_Walk_Watch__Crunch.$A$2:.$E$688];1;1)" office:value-type="string" office:string-value="2018-07-20T09:35:13Z" calcext:value-type="string">
            <text:p>2018-07-20T09:35:13Z</text:p>
          </table:table-cell>
          <table:table-cell table:formula="of:=VLOOKUP([.$A250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20Z</text:p>
          </table:table-cell>
          <table:table-cell office:value-type="float" office:value="40.015395" calcext:value-type="float">
            <text:p>40.015395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4.2" calcext:value-type="float">
            <text:p>284.2</text:p>
          </table:table-cell>
          <table:table-cell office:value-type="float" office:value="81" calcext:value-type="float">
            <text:p>81</text:p>
          </table:table-cell>
          <table:table-cell table:formula="of:=VLOOKUP([.$A251];[MAF_5K_Walk_Watch__Crunch.$A$2:.$E$688];1;1)" office:value-type="string" office:string-value="2018-07-20T09:35:18Z" calcext:value-type="string">
            <text:p>2018-07-20T09:35:18Z</text:p>
          </table:table-cell>
          <table:table-cell table:formula="of:=VLOOKUP([.$A251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23Z</text:p>
          </table:table-cell>
          <table:table-cell office:value-type="float" office:value="40.015427" calcext:value-type="float">
            <text:p>40.015427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84.3" calcext:value-type="float">
            <text:p>284.3</text:p>
          </table:table-cell>
          <table:table-cell office:value-type="float" office:value="84" calcext:value-type="float">
            <text:p>84</text:p>
          </table:table-cell>
          <table:table-cell table:formula="of:=VLOOKUP([.$A252];[MAF_5K_Walk_Watch__Crunch.$A$2:.$E$688];1;1)" office:value-type="string" office:string-value="2018-07-20T09:35:18Z" calcext:value-type="string">
            <text:p>2018-07-20T09:35:18Z</text:p>
          </table:table-cell>
          <table:table-cell table:formula="of:=VLOOKUP([.$A252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25Z</text:p>
          </table:table-cell>
          <table:table-cell office:value-type="float" office:value="40.01546" calcext:value-type="float">
            <text:p>40.01546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4.4" calcext:value-type="float">
            <text:p>284.4</text:p>
          </table:table-cell>
          <table:table-cell office:value-type="float" office:value="85" calcext:value-type="float">
            <text:p>85</text:p>
          </table:table-cell>
          <table:table-cell table:formula="of:=VLOOKUP([.$A253];[MAF_5K_Walk_Watch__Crunch.$A$2:.$E$688];1;1)" office:value-type="string" office:string-value="2018-07-20T09:35:18Z" calcext:value-type="string">
            <text:p>2018-07-20T09:35:18Z</text:p>
          </table:table-cell>
          <table:table-cell table:formula="of:=VLOOKUP([.$A253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28Z</text:p>
          </table:table-cell>
          <table:table-cell office:value-type="float" office:value="40.015499" calcext:value-type="float">
            <text:p>40.015499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4.5" calcext:value-type="float">
            <text:p>284.5</text:p>
          </table:table-cell>
          <table:table-cell office:value-type="float" office:value="84" calcext:value-type="float">
            <text:p>84</text:p>
          </table:table-cell>
          <table:table-cell table:formula="of:=VLOOKUP([.$A254];[MAF_5K_Walk_Watch__Crunch.$A$2:.$E$688];1;1)" office:value-type="string" office:string-value="2018-07-20T09:35:28Z" calcext:value-type="string">
            <text:p>2018-07-20T09:35:28Z</text:p>
          </table:table-cell>
          <table:table-cell table:formula="of:=VLOOKUP([.$A254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30Z</text:p>
          </table:table-cell>
          <table:table-cell office:value-type="float" office:value="40.015538" calcext:value-type="float">
            <text:p>40.015538</text:p>
          </table:table-cell>
          <table:table-cell office:value-type="float" office:value="-79.588897" calcext:value-type="float">
            <text:p>-79.588897</text:p>
          </table:table-cell>
          <table:table-cell office:value-type="float" office:value="284.6" calcext:value-type="float">
            <text:p>284.6</text:p>
          </table:table-cell>
          <table:table-cell office:value-type="float" office:value="85" calcext:value-type="float">
            <text:p>85</text:p>
          </table:table-cell>
          <table:table-cell table:formula="of:=VLOOKUP([.$A255];[MAF_5K_Walk_Watch__Crunch.$A$2:.$E$688];1;1)" office:value-type="string" office:string-value="2018-07-20T09:35:28Z" calcext:value-type="string">
            <text:p>2018-07-20T09:35:28Z</text:p>
          </table:table-cell>
          <table:table-cell table:formula="of:=VLOOKUP([.$A255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32Z</text:p>
          </table:table-cell>
          <table:table-cell office:value-type="float" office:value="40.015584" calcext:value-type="float">
            <text:p>40.015584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84.7" calcext:value-type="float">
            <text:p>284.7</text:p>
          </table:table-cell>
          <table:table-cell office:value-type="float" office:value="86" calcext:value-type="float">
            <text:p>86</text:p>
          </table:table-cell>
          <table:table-cell table:formula="of:=VLOOKUP([.$A256];[MAF_5K_Walk_Watch__Crunch.$A$2:.$E$688];1;1)" office:value-type="string" office:string-value="2018-07-20T09:35:28Z" calcext:value-type="string">
            <text:p>2018-07-20T09:35:28Z</text:p>
          </table:table-cell>
          <table:table-cell table:formula="of:=VLOOKUP([.$A256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34Z</text:p>
          </table:table-cell>
          <table:table-cell office:value-type="float" office:value="40.015614" calcext:value-type="float">
            <text:p>40.01561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4.8" calcext:value-type="float">
            <text:p>284.8</text:p>
          </table:table-cell>
          <table:table-cell office:value-type="float" office:value="86" calcext:value-type="float">
            <text:p>86</text:p>
          </table:table-cell>
          <table:table-cell table:formula="of:=VLOOKUP([.$A257];[MAF_5K_Walk_Watch__Crunch.$A$2:.$E$688];1;1)" office:value-type="string" office:string-value="2018-07-20T09:35:33Z" calcext:value-type="string">
            <text:p>2018-07-20T09:35:33Z</text:p>
          </table:table-cell>
          <table:table-cell table:formula="of:=VLOOKUP([.$A257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37Z</text:p>
          </table:table-cell>
          <table:table-cell office:value-type="float" office:value="40.015643" calcext:value-type="float">
            <text:p>40.015643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4.9" calcext:value-type="float">
            <text:p>284.9</text:p>
          </table:table-cell>
          <table:table-cell office:value-type="float" office:value="87" calcext:value-type="float">
            <text:p>87</text:p>
          </table:table-cell>
          <table:table-cell table:formula="of:=VLOOKUP([.$A258];[MAF_5K_Walk_Watch__Crunch.$A$2:.$E$688];1;1)" office:value-type="string" office:string-value="2018-07-20T09:35:33Z" calcext:value-type="string">
            <text:p>2018-07-20T09:35:33Z</text:p>
          </table:table-cell>
          <table:table-cell table:formula="of:=VLOOKUP([.$A258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40Z</text:p>
          </table:table-cell>
          <table:table-cell office:value-type="float" office:value="40.015672" calcext:value-type="float">
            <text:p>40.015672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84.9" calcext:value-type="float">
            <text:p>284.9</text:p>
          </table:table-cell>
          <table:table-cell office:value-type="float" office:value="87" calcext:value-type="float">
            <text:p>87</text:p>
          </table:table-cell>
          <table:table-cell table:formula="of:=VLOOKUP([.$A259];[MAF_5K_Walk_Watch__Crunch.$A$2:.$E$688];1;1)" office:value-type="string" office:string-value="2018-07-20T09:35:33Z" calcext:value-type="string">
            <text:p>2018-07-20T09:35:33Z</text:p>
          </table:table-cell>
          <table:table-cell table:formula="of:=VLOOKUP([.$A259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42Z</text:p>
          </table:table-cell>
          <table:table-cell office:value-type="float" office:value="40.015698" calcext:value-type="float">
            <text:p>40.015698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85" calcext:value-type="float">
            <text:p>285</text:p>
          </table:table-cell>
          <table:table-cell office:value-type="float" office:value="88" calcext:value-type="float">
            <text:p>88</text:p>
          </table:table-cell>
          <table:table-cell table:formula="of:=VLOOKUP([.$A260];[MAF_5K_Walk_Watch__Crunch.$A$2:.$E$688];1;1)" office:value-type="string" office:string-value="2018-07-20T09:35:33Z" calcext:value-type="string">
            <text:p>2018-07-20T09:35:33Z</text:p>
          </table:table-cell>
          <table:table-cell table:formula="of:=VLOOKUP([.$A260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44Z</text:p>
          </table:table-cell>
          <table:table-cell office:value-type="float" office:value="40.015729" calcext:value-type="float">
            <text:p>40.015729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5.1" calcext:value-type="float">
            <text:p>285.1</text:p>
          </table:table-cell>
          <table:table-cell office:value-type="float" office:value="89" calcext:value-type="float">
            <text:p>89</text:p>
          </table:table-cell>
          <table:table-cell table:formula="of:=VLOOKUP([.$A261];[MAF_5K_Walk_Watch__Crunch.$A$2:.$E$688];1;1)" office:value-type="string" office:string-value="2018-07-20T09:35:43Z" calcext:value-type="string">
            <text:p>2018-07-20T09:35:43Z</text:p>
          </table:table-cell>
          <table:table-cell table:formula="of:=VLOOKUP([.$A261];[MAF_5K_Walk_Watch__Crunch.$A$2:.$E$688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0T09:35:46Z</text:p>
          </table:table-cell>
          <table:table-cell office:value-type="float" office:value="40.015756" calcext:value-type="float">
            <text:p>40.015756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85.3" calcext:value-type="float">
            <text:p>285.3</text:p>
          </table:table-cell>
          <table:table-cell office:value-type="float" office:value="89" calcext:value-type="float">
            <text:p>89</text:p>
          </table:table-cell>
          <table:table-cell table:formula="of:=VLOOKUP([.$A262];[MAF_5K_Walk_Watch__Crunch.$A$2:.$E$688];1;1)" office:value-type="string" office:string-value="2018-07-20T09:35:45Z" calcext:value-type="string">
            <text:p>2018-07-20T09:35:45Z</text:p>
          </table:table-cell>
          <table:table-cell table:formula="of:=VLOOKUP([.$A262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5:48Z</text:p>
          </table:table-cell>
          <table:table-cell office:value-type="float" office:value="40.015788" calcext:value-type="float">
            <text:p>40.015788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85.4" calcext:value-type="float">
            <text:p>285.4</text:p>
          </table:table-cell>
          <table:table-cell office:value-type="float" office:value="89" calcext:value-type="float">
            <text:p>89</text:p>
          </table:table-cell>
          <table:table-cell table:formula="of:=VLOOKUP([.$A263];[MAF_5K_Walk_Watch__Crunch.$A$2:.$E$688];1;1)" office:value-type="string" office:string-value="2018-07-20T09:35:45Z" calcext:value-type="string">
            <text:p>2018-07-20T09:35:45Z</text:p>
          </table:table-cell>
          <table:table-cell table:formula="of:=VLOOKUP([.$A263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5:50Z</text:p>
          </table:table-cell>
          <table:table-cell office:value-type="float" office:value="40.015828" calcext:value-type="float">
            <text:p>40.015828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5.6" calcext:value-type="float">
            <text:p>285.6</text:p>
          </table:table-cell>
          <table:table-cell office:value-type="float" office:value="89" calcext:value-type="float">
            <text:p>89</text:p>
          </table:table-cell>
          <table:table-cell table:formula="of:=VLOOKUP([.$A264];[MAF_5K_Walk_Watch__Crunch.$A$2:.$E$688];1;1)" office:value-type="string" office:string-value="2018-07-20T09:35:49Z" calcext:value-type="string">
            <text:p>2018-07-20T09:35:49Z</text:p>
          </table:table-cell>
          <table:table-cell table:formula="of:=VLOOKUP([.$A264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5:52Z</text:p>
          </table:table-cell>
          <table:table-cell office:value-type="float" office:value="40.015855" calcext:value-type="float">
            <text:p>40.015855</text:p>
          </table:table-cell>
          <table:table-cell office:value-type="float" office:value="-79.588947" calcext:value-type="float">
            <text:p>-79.588947</text:p>
          </table:table-cell>
          <table:table-cell office:value-type="float" office:value="285.7" calcext:value-type="float">
            <text:p>285.7</text:p>
          </table:table-cell>
          <table:table-cell office:value-type="float" office:value="89" calcext:value-type="float">
            <text:p>89</text:p>
          </table:table-cell>
          <table:table-cell table:formula="of:=VLOOKUP([.$A265];[MAF_5K_Walk_Watch__Crunch.$A$2:.$E$688];1;1)" office:value-type="string" office:string-value="2018-07-20T09:35:49Z" calcext:value-type="string">
            <text:p>2018-07-20T09:35:49Z</text:p>
          </table:table-cell>
          <table:table-cell table:formula="of:=VLOOKUP([.$A265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5:56Z</text:p>
          </table:table-cell>
          <table:table-cell office:value-type="float" office:value="40.015884" calcext:value-type="float">
            <text:p>40.015884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5.9" calcext:value-type="float">
            <text:p>285.9</text:p>
          </table:table-cell>
          <table:table-cell office:value-type="float" office:value="89" calcext:value-type="float">
            <text:p>89</text:p>
          </table:table-cell>
          <table:table-cell table:formula="of:=VLOOKUP([.$A266];[MAF_5K_Walk_Watch__Crunch.$A$2:.$E$688];1;1)" office:value-type="string" office:string-value="2018-07-20T09:35:54Z" calcext:value-type="string">
            <text:p>2018-07-20T09:35:54Z</text:p>
          </table:table-cell>
          <table:table-cell table:formula="of:=VLOOKUP([.$A266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5:58Z</text:p>
          </table:table-cell>
          <table:table-cell office:value-type="float" office:value="40.01591" calcext:value-type="float">
            <text:p>40.01591</text:p>
          </table:table-cell>
          <table:table-cell office:value-type="float" office:value="-79.588924" calcext:value-type="float">
            <text:p>-79.588924</text:p>
          </table:table-cell>
          <table:table-cell office:value-type="float" office:value="286" calcext:value-type="float">
            <text:p>286</text:p>
          </table:table-cell>
          <table:table-cell office:value-type="float" office:value="90" calcext:value-type="float">
            <text:p>90</text:p>
          </table:table-cell>
          <table:table-cell table:formula="of:=VLOOKUP([.$A267];[MAF_5K_Walk_Watch__Crunch.$A$2:.$E$688];1;1)" office:value-type="string" office:string-value="2018-07-20T09:35:54Z" calcext:value-type="string">
            <text:p>2018-07-20T09:35:54Z</text:p>
          </table:table-cell>
          <table:table-cell table:formula="of:=VLOOKUP([.$A267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00Z</text:p>
          </table:table-cell>
          <table:table-cell office:value-type="float" office:value="40.015947" calcext:value-type="float">
            <text:p>40.015947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86.1" calcext:value-type="float">
            <text:p>286.1</text:p>
          </table:table-cell>
          <table:table-cell office:value-type="float" office:value="91" calcext:value-type="float">
            <text:p>91</text:p>
          </table:table-cell>
          <table:table-cell table:formula="of:=VLOOKUP([.$A268];[MAF_5K_Walk_Watch__Crunch.$A$2:.$E$688];1;1)" office:value-type="string" office:string-value="2018-07-20T09:35:54Z" calcext:value-type="string">
            <text:p>2018-07-20T09:35:54Z</text:p>
          </table:table-cell>
          <table:table-cell table:formula="of:=VLOOKUP([.$A268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02Z</text:p>
          </table:table-cell>
          <table:table-cell office:value-type="float" office:value="40.015977" calcext:value-type="float">
            <text:p>40.015977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86.3" calcext:value-type="float">
            <text:p>286.3</text:p>
          </table:table-cell>
          <table:table-cell office:value-type="float" office:value="91" calcext:value-type="float">
            <text:p>91</text:p>
          </table:table-cell>
          <table:table-cell table:formula="of:=VLOOKUP([.$A269];[MAF_5K_Walk_Watch__Crunch.$A$2:.$E$688];1;1)" office:value-type="string" office:string-value="2018-07-20T09:35:54Z" calcext:value-type="string">
            <text:p>2018-07-20T09:35:54Z</text:p>
          </table:table-cell>
          <table:table-cell table:formula="of:=VLOOKUP([.$A269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04Z</text:p>
          </table:table-cell>
          <table:table-cell office:value-type="float" office:value="40.016025" calcext:value-type="float">
            <text:p>40.016025</text:p>
          </table:table-cell>
          <table:table-cell office:value-type="float" office:value="-79.588965" calcext:value-type="float">
            <text:p>-79.588965</text:p>
          </table:table-cell>
          <table:table-cell office:value-type="float" office:value="286.5" calcext:value-type="float">
            <text:p>286.5</text:p>
          </table:table-cell>
          <table:table-cell office:value-type="float" office:value="91" calcext:value-type="float">
            <text:p>91</text:p>
          </table:table-cell>
          <table:table-cell table:formula="of:=VLOOKUP([.$A270];[MAF_5K_Walk_Watch__Crunch.$A$2:.$E$688];1;1)" office:value-type="string" office:string-value="2018-07-20T09:36:04Z" calcext:value-type="string">
            <text:p>2018-07-20T09:36:04Z</text:p>
          </table:table-cell>
          <table:table-cell table:formula="of:=VLOOKUP([.$A270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06Z</text:p>
          </table:table-cell>
          <table:table-cell office:value-type="float" office:value="40.01606" calcext:value-type="float">
            <text:p>40.01606</text:p>
          </table:table-cell>
          <table:table-cell office:value-type="float" office:value="-79.588999" calcext:value-type="float">
            <text:p>-79.588999</text:p>
          </table:table-cell>
          <table:table-cell office:value-type="float" office:value="286.7" calcext:value-type="float">
            <text:p>286.7</text:p>
          </table:table-cell>
          <table:table-cell office:value-type="float" office:value="90" calcext:value-type="float">
            <text:p>90</text:p>
          </table:table-cell>
          <table:table-cell table:formula="of:=VLOOKUP([.$A271];[MAF_5K_Walk_Watch__Crunch.$A$2:.$E$688];1;1)" office:value-type="string" office:string-value="2018-07-20T09:36:04Z" calcext:value-type="string">
            <text:p>2018-07-20T09:36:04Z</text:p>
          </table:table-cell>
          <table:table-cell table:formula="of:=VLOOKUP([.$A271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09Z</text:p>
          </table:table-cell>
          <table:table-cell office:value-type="float" office:value="40.016092" calcext:value-type="float">
            <text:p>40.016092</text:p>
          </table:table-cell>
          <table:table-cell office:value-type="float" office:value="-79.589021" calcext:value-type="float">
            <text:p>-79.589021</text:p>
          </table:table-cell>
          <table:table-cell office:value-type="float" office:value="286.9" calcext:value-type="float">
            <text:p>286.9</text:p>
          </table:table-cell>
          <table:table-cell office:value-type="float" office:value="88" calcext:value-type="float">
            <text:p>88</text:p>
          </table:table-cell>
          <table:table-cell table:formula="of:=VLOOKUP([.$A272];[MAF_5K_Walk_Watch__Crunch.$A$2:.$E$688];1;1)" office:value-type="string" office:string-value="2018-07-20T09:36:09Z" calcext:value-type="string">
            <text:p>2018-07-20T09:36:09Z</text:p>
          </table:table-cell>
          <table:table-cell table:formula="of:=VLOOKUP([.$A272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11Z</text:p>
          </table:table-cell>
          <table:table-cell office:value-type="float" office:value="40.016133" calcext:value-type="float">
            <text:p>40.016133</text:p>
          </table:table-cell>
          <table:table-cell office:value-type="float" office:value="-79.589025" calcext:value-type="float">
            <text:p>-79.589025</text:p>
          </table:table-cell>
          <table:table-cell office:value-type="float" office:value="287.1" calcext:value-type="float">
            <text:p>287.1</text:p>
          </table:table-cell>
          <table:table-cell office:value-type="float" office:value="88" calcext:value-type="float">
            <text:p>88</text:p>
          </table:table-cell>
          <table:table-cell table:formula="of:=VLOOKUP([.$A273];[MAF_5K_Walk_Watch__Crunch.$A$2:.$E$688];1;1)" office:value-type="string" office:string-value="2018-07-20T09:36:09Z" calcext:value-type="string">
            <text:p>2018-07-20T09:36:09Z</text:p>
          </table:table-cell>
          <table:table-cell table:formula="of:=VLOOKUP([.$A273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13Z</text:p>
          </table:table-cell>
          <table:table-cell office:value-type="float" office:value="40.016171" calcext:value-type="float">
            <text:p>40.016171</text:p>
          </table:table-cell>
          <table:table-cell office:value-type="float" office:value="-79.589029" calcext:value-type="float">
            <text:p>-79.589029</text:p>
          </table:table-cell>
          <table:table-cell office:value-type="float" office:value="287.2" calcext:value-type="float">
            <text:p>287.2</text:p>
          </table:table-cell>
          <table:table-cell office:value-type="float" office:value="87" calcext:value-type="float">
            <text:p>87</text:p>
          </table:table-cell>
          <table:table-cell table:formula="of:=VLOOKUP([.$A274];[MAF_5K_Walk_Watch__Crunch.$A$2:.$E$688];1;1)" office:value-type="string" office:string-value="2018-07-20T09:36:09Z" calcext:value-type="string">
            <text:p>2018-07-20T09:36:09Z</text:p>
          </table:table-cell>
          <table:table-cell table:formula="of:=VLOOKUP([.$A274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15Z</text:p>
          </table:table-cell>
          <table:table-cell office:value-type="float" office:value="40.016198" calcext:value-type="float">
            <text:p>40.016198</text:p>
          </table:table-cell>
          <table:table-cell office:value-type="float" office:value="-79.589036" calcext:value-type="float">
            <text:p>-79.589036</text:p>
          </table:table-cell>
          <table:table-cell office:value-type="float" office:value="287.3" calcext:value-type="float">
            <text:p>287.3</text:p>
          </table:table-cell>
          <table:table-cell office:value-type="float" office:value="88" calcext:value-type="float">
            <text:p>88</text:p>
          </table:table-cell>
          <table:table-cell table:formula="of:=VLOOKUP([.$A275];[MAF_5K_Walk_Watch__Crunch.$A$2:.$E$688];1;1)" office:value-type="string" office:string-value="2018-07-20T09:36:14Z" calcext:value-type="string">
            <text:p>2018-07-20T09:36:14Z</text:p>
          </table:table-cell>
          <table:table-cell table:formula="of:=VLOOKUP([.$A275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19Z</text:p>
          </table:table-cell>
          <table:table-cell office:value-type="float" office:value="40.016229" calcext:value-type="float">
            <text:p>40.016229</text:p>
          </table:table-cell>
          <table:table-cell office:value-type="float" office:value="-79.589024" calcext:value-type="float">
            <text:p>-79.589024</text:p>
          </table:table-cell>
          <table:table-cell office:value-type="float" office:value="287.4" calcext:value-type="float">
            <text:p>287.4</text:p>
          </table:table-cell>
          <table:table-cell office:value-type="float" office:value="89" calcext:value-type="float">
            <text:p>89</text:p>
          </table:table-cell>
          <table:table-cell table:formula="of:=VLOOKUP([.$A276];[MAF_5K_Walk_Watch__Crunch.$A$2:.$E$688];1;1)" office:value-type="string" office:string-value="2018-07-20T09:36:14Z" calcext:value-type="string">
            <text:p>2018-07-20T09:36:14Z</text:p>
          </table:table-cell>
          <table:table-cell table:formula="of:=VLOOKUP([.$A276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22Z</text:p>
          </table:table-cell>
          <table:table-cell office:value-type="float" office:value="40.01626" calcext:value-type="float">
            <text:p>40.01626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87.5" calcext:value-type="float">
            <text:p>287.5</text:p>
          </table:table-cell>
          <table:table-cell office:value-type="float" office:value="91" calcext:value-type="float">
            <text:p>91</text:p>
          </table:table-cell>
          <table:table-cell table:formula="of:=VLOOKUP([.$A277];[MAF_5K_Walk_Watch__Crunch.$A$2:.$E$688];1;1)" office:value-type="string" office:string-value="2018-07-20T09:36:20Z" calcext:value-type="string">
            <text:p>2018-07-20T09:36:20Z</text:p>
          </table:table-cell>
          <table:table-cell table:formula="of:=VLOOKUP([.$A277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24Z</text:p>
          </table:table-cell>
          <table:table-cell office:value-type="float" office:value="40.01629" calcext:value-type="float">
            <text:p>40.01629</text:p>
          </table:table-cell>
          <table:table-cell office:value-type="float" office:value="-79.589012" calcext:value-type="float">
            <text:p>-79.589012</text:p>
          </table:table-cell>
          <table:table-cell office:value-type="float" office:value="287.6" calcext:value-type="float">
            <text:p>287.6</text:p>
          </table:table-cell>
          <table:table-cell office:value-type="float" office:value="90" calcext:value-type="float">
            <text:p>90</text:p>
          </table:table-cell>
          <table:table-cell table:formula="of:=VLOOKUP([.$A278];[MAF_5K_Walk_Watch__Crunch.$A$2:.$E$688];1;1)" office:value-type="string" office:string-value="2018-07-20T09:36:20Z" calcext:value-type="string">
            <text:p>2018-07-20T09:36:20Z</text:p>
          </table:table-cell>
          <table:table-cell table:formula="of:=VLOOKUP([.$A278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27Z</text:p>
          </table:table-cell>
          <table:table-cell office:value-type="float" office:value="40.016317" calcext:value-type="float">
            <text:p>40.016317</text:p>
          </table:table-cell>
          <table:table-cell office:value-type="float" office:value="-79.589016" calcext:value-type="float">
            <text:p>-79.589016</text:p>
          </table:table-cell>
          <table:table-cell office:value-type="float" office:value="287.6" calcext:value-type="float">
            <text:p>287.6</text:p>
          </table:table-cell>
          <table:table-cell office:value-type="float" office:value="92" calcext:value-type="float">
            <text:p>92</text:p>
          </table:table-cell>
          <table:table-cell table:formula="of:=VLOOKUP([.$A279];[MAF_5K_Walk_Watch__Crunch.$A$2:.$E$688];1;1)" office:value-type="string" office:string-value="2018-07-20T09:36:25Z" calcext:value-type="string">
            <text:p>2018-07-20T09:36:25Z</text:p>
          </table:table-cell>
          <table:table-cell table:formula="of:=VLOOKUP([.$A279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31Z</text:p>
          </table:table-cell>
          <table:table-cell office:value-type="float" office:value="40.016352" calcext:value-type="float">
            <text:p>40.016352</text:p>
          </table:table-cell>
          <table:table-cell office:value-type="float" office:value="-79.589032" calcext:value-type="float">
            <text:p>-79.589032</text:p>
          </table:table-cell>
          <table:table-cell office:value-type="float" office:value="287.7" calcext:value-type="float">
            <text:p>287.7</text:p>
          </table:table-cell>
          <table:table-cell office:value-type="float" office:value="93" calcext:value-type="float">
            <text:p>93</text:p>
          </table:table-cell>
          <table:table-cell table:formula="of:=VLOOKUP([.$A280];[MAF_5K_Walk_Watch__Crunch.$A$2:.$E$688];1;1)" office:value-type="string" office:string-value="2018-07-20T09:36:25Z" calcext:value-type="string">
            <text:p>2018-07-20T09:36:25Z</text:p>
          </table:table-cell>
          <table:table-cell table:formula="of:=VLOOKUP([.$A280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33Z</text:p>
          </table:table-cell>
          <table:table-cell office:value-type="float" office:value="40.016381" calcext:value-type="float">
            <text:p>40.016381</text:p>
          </table:table-cell>
          <table:table-cell office:value-type="float" office:value="-79.589036" calcext:value-type="float">
            <text:p>-79.589036</text:p>
          </table:table-cell>
          <table:table-cell office:value-type="float" office:value="287.7" calcext:value-type="float">
            <text:p>287.7</text:p>
          </table:table-cell>
          <table:table-cell office:value-type="float" office:value="93" calcext:value-type="float">
            <text:p>93</text:p>
          </table:table-cell>
          <table:table-cell table:formula="of:=VLOOKUP([.$A281];[MAF_5K_Walk_Watch__Crunch.$A$2:.$E$688];1;1)" office:value-type="string" office:string-value="2018-07-20T09:36:25Z" calcext:value-type="string">
            <text:p>2018-07-20T09:36:25Z</text:p>
          </table:table-cell>
          <table:table-cell table:formula="of:=VLOOKUP([.$A281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35Z</text:p>
          </table:table-cell>
          <table:table-cell office:value-type="float" office:value="40.016413" calcext:value-type="float">
            <text:p>40.016413</text:p>
          </table:table-cell>
          <table:table-cell office:value-type="float" office:value="-79.589031" calcext:value-type="float">
            <text:p>-79.589031</text:p>
          </table:table-cell>
          <table:table-cell office:value-type="float" office:value="287.7" calcext:value-type="float">
            <text:p>287.7</text:p>
          </table:table-cell>
          <table:table-cell office:value-type="float" office:value="94" calcext:value-type="float">
            <text:p>94</text:p>
          </table:table-cell>
          <table:table-cell table:formula="of:=VLOOKUP([.$A282];[MAF_5K_Walk_Watch__Crunch.$A$2:.$E$688];1;1)" office:value-type="string" office:string-value="2018-07-20T09:36:35Z" calcext:value-type="string">
            <text:p>2018-07-20T09:36:35Z</text:p>
          </table:table-cell>
          <table:table-cell table:formula="of:=VLOOKUP([.$A282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38Z</text:p>
          </table:table-cell>
          <table:table-cell office:value-type="float" office:value="40.016453" calcext:value-type="float">
            <text:p>40.016453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87.7" calcext:value-type="float">
            <text:p>287.7</text:p>
          </table:table-cell>
          <table:table-cell office:value-type="float" office:value="93" calcext:value-type="float">
            <text:p>93</text:p>
          </table:table-cell>
          <table:table-cell table:formula="of:=VLOOKUP([.$A283];[MAF_5K_Walk_Watch__Crunch.$A$2:.$E$688];1;1)" office:value-type="string" office:string-value="2018-07-20T09:36:35Z" calcext:value-type="string">
            <text:p>2018-07-20T09:36:35Z</text:p>
          </table:table-cell>
          <table:table-cell table:formula="of:=VLOOKUP([.$A283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40Z</text:p>
          </table:table-cell>
          <table:table-cell office:value-type="float" office:value="40.016488" calcext:value-type="float">
            <text:p>40.016488</text:p>
          </table:table-cell>
          <table:table-cell office:value-type="float" office:value="-79.589036" calcext:value-type="float">
            <text:p>-79.589036</text:p>
          </table:table-cell>
          <table:table-cell office:value-type="float" office:value="287.8" calcext:value-type="float">
            <text:p>287.8</text:p>
          </table:table-cell>
          <table:table-cell office:value-type="float" office:value="92" calcext:value-type="float">
            <text:p>92</text:p>
          </table:table-cell>
          <table:table-cell table:formula="of:=VLOOKUP([.$A284];[MAF_5K_Walk_Watch__Crunch.$A$2:.$E$688];1;1)" office:value-type="string" office:string-value="2018-07-20T09:36:40Z" calcext:value-type="string">
            <text:p>2018-07-20T09:36:40Z</text:p>
          </table:table-cell>
          <table:table-cell table:formula="of:=VLOOKUP([.$A284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43Z</text:p>
          </table:table-cell>
          <table:table-cell office:value-type="float" office:value="40.016515" calcext:value-type="float">
            <text:p>40.016515</text:p>
          </table:table-cell>
          <table:table-cell office:value-type="float" office:value="-79.589039" calcext:value-type="float">
            <text:p>-79.589039</text:p>
          </table:table-cell>
          <table:table-cell office:value-type="float" office:value="287.9" calcext:value-type="float">
            <text:p>287.9</text:p>
          </table:table-cell>
          <table:table-cell office:value-type="float" office:value="91" calcext:value-type="float">
            <text:p>91</text:p>
          </table:table-cell>
          <table:table-cell table:formula="of:=VLOOKUP([.$A285];[MAF_5K_Walk_Watch__Crunch.$A$2:.$E$688];1;1)" office:value-type="string" office:string-value="2018-07-20T09:36:40Z" calcext:value-type="string">
            <text:p>2018-07-20T09:36:40Z</text:p>
          </table:table-cell>
          <table:table-cell table:formula="of:=VLOOKUP([.$A285];[MAF_5K_Walk_Watch__Crunch.$A$2:.$E$688];5;1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20T09:36:46Z</text:p>
          </table:table-cell>
          <table:table-cell office:value-type="float" office:value="40.016548" calcext:value-type="float">
            <text:p>40.016548</text:p>
          </table:table-cell>
          <table:table-cell office:value-type="float" office:value="-79.589053" calcext:value-type="float">
            <text:p>-79.589053</text:p>
          </table:table-cell>
          <table:table-cell office:value-type="float" office:value="288" calcext:value-type="float">
            <text:p>288</text:p>
          </table:table-cell>
          <table:table-cell office:value-type="float" office:value="90" calcext:value-type="float">
            <text:p>90</text:p>
          </table:table-cell>
          <table:table-cell table:formula="of:=VLOOKUP([.$A286];[MAF_5K_Walk_Watch__Crunch.$A$2:.$E$688];1;1)" office:value-type="string" office:string-value="2018-07-20T09:36:45Z" calcext:value-type="string">
            <text:p>2018-07-20T09:36:45Z</text:p>
          </table:table-cell>
          <table:table-cell table:formula="of:=VLOOKUP([.$A286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6:48Z</text:p>
          </table:table-cell>
          <table:table-cell office:value-type="float" office:value="40.016581" calcext:value-type="float">
            <text:p>40.016581</text:p>
          </table:table-cell>
          <table:table-cell office:value-type="float" office:value="-79.589061" calcext:value-type="float">
            <text:p>-79.589061</text:p>
          </table:table-cell>
          <table:table-cell office:value-type="float" office:value="288" calcext:value-type="float">
            <text:p>288</text:p>
          </table:table-cell>
          <table:table-cell office:value-type="float" office:value="89" calcext:value-type="float">
            <text:p>89</text:p>
          </table:table-cell>
          <table:table-cell table:formula="of:=VLOOKUP([.$A287];[MAF_5K_Walk_Watch__Crunch.$A$2:.$E$688];1;1)" office:value-type="string" office:string-value="2018-07-20T09:36:45Z" calcext:value-type="string">
            <text:p>2018-07-20T09:36:45Z</text:p>
          </table:table-cell>
          <table:table-cell table:formula="of:=VLOOKUP([.$A287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6:50Z</text:p>
          </table:table-cell>
          <table:table-cell office:value-type="float" office:value="40.016609" calcext:value-type="float">
            <text:p>40.016609</text:p>
          </table:table-cell>
          <table:table-cell office:value-type="float" office:value="-79.589062" calcext:value-type="float">
            <text:p>-79.589062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table:formula="of:=VLOOKUP([.$A288];[MAF_5K_Walk_Watch__Crunch.$A$2:.$E$688];1;1)" office:value-type="string" office:string-value="2018-07-20T09:36:50Z" calcext:value-type="string">
            <text:p>2018-07-20T09:36:50Z</text:p>
          </table:table-cell>
          <table:table-cell table:formula="of:=VLOOKUP([.$A288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6:53Z</text:p>
          </table:table-cell>
          <table:table-cell office:value-type="float" office:value="40.016637" calcext:value-type="float">
            <text:p>40.016637</text:p>
          </table:table-cell>
          <table:table-cell office:value-type="float" office:value="-79.589073" calcext:value-type="float">
            <text:p>-79.589073</text:p>
          </table:table-cell>
          <table:table-cell office:value-type="float" office:value="288" calcext:value-type="float">
            <text:p>288</text:p>
          </table:table-cell>
          <table:table-cell office:value-type="float" office:value="87" calcext:value-type="float">
            <text:p>87</text:p>
          </table:table-cell>
          <table:table-cell table:formula="of:=VLOOKUP([.$A289];[MAF_5K_Walk_Watch__Crunch.$A$2:.$E$688];1;1)" office:value-type="string" office:string-value="2018-07-20T09:36:50Z" calcext:value-type="string">
            <text:p>2018-07-20T09:36:50Z</text:p>
          </table:table-cell>
          <table:table-cell table:formula="of:=VLOOKUP([.$A289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6:56Z</text:p>
          </table:table-cell>
          <table:table-cell office:value-type="float" office:value="40.016673" calcext:value-type="float">
            <text:p>40.016673</text:p>
          </table:table-cell>
          <table:table-cell office:value-type="float" office:value="-79.589097" calcext:value-type="float">
            <text:p>-79.589097</text:p>
          </table:table-cell>
          <table:table-cell office:value-type="float" office:value="287.8" calcext:value-type="float">
            <text:p>287.8</text:p>
          </table:table-cell>
          <table:table-cell office:value-type="float" office:value="86" calcext:value-type="float">
            <text:p>86</text:p>
          </table:table-cell>
          <table:table-cell table:formula="of:=VLOOKUP([.$A290];[MAF_5K_Walk_Watch__Crunch.$A$2:.$E$688];1;1)" office:value-type="string" office:string-value="2018-07-20T09:36:50Z" calcext:value-type="string">
            <text:p>2018-07-20T09:36:50Z</text:p>
          </table:table-cell>
          <table:table-cell table:formula="of:=VLOOKUP([.$A290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6:59Z</text:p>
          </table:table-cell>
          <table:table-cell office:value-type="float" office:value="40.016702" calcext:value-type="float">
            <text:p>40.016702</text:p>
          </table:table-cell>
          <table:table-cell office:value-type="float" office:value="-79.589108" calcext:value-type="float">
            <text:p>-79.589108</text:p>
          </table:table-cell>
          <table:table-cell office:value-type="float" office:value="287.7" calcext:value-type="float">
            <text:p>287.7</text:p>
          </table:table-cell>
          <table:table-cell office:value-type="float" office:value="85" calcext:value-type="float">
            <text:p>85</text:p>
          </table:table-cell>
          <table:table-cell table:formula="of:=VLOOKUP([.$A291];[MAF_5K_Walk_Watch__Crunch.$A$2:.$E$688];1;1)" office:value-type="string" office:string-value="2018-07-20T09:36:57Z" calcext:value-type="string">
            <text:p>2018-07-20T09:36:57Z</text:p>
          </table:table-cell>
          <table:table-cell table:formula="of:=VLOOKUP([.$A291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02Z</text:p>
          </table:table-cell>
          <table:table-cell office:value-type="float" office:value="40.01673" calcext:value-type="float">
            <text:p>40.01673</text:p>
          </table:table-cell>
          <table:table-cell office:value-type="float" office:value="-79.589111" calcext:value-type="float">
            <text:p>-79.589111</text:p>
          </table:table-cell>
          <table:table-cell office:value-type="float" office:value="287.5" calcext:value-type="float">
            <text:p>287.5</text:p>
          </table:table-cell>
          <table:table-cell office:value-type="float" office:value="85" calcext:value-type="float">
            <text:p>85</text:p>
          </table:table-cell>
          <table:table-cell table:formula="of:=VLOOKUP([.$A292];[MAF_5K_Walk_Watch__Crunch.$A$2:.$E$688];1;1)" office:value-type="string" office:string-value="2018-07-20T09:36:57Z" calcext:value-type="string">
            <text:p>2018-07-20T09:36:57Z</text:p>
          </table:table-cell>
          <table:table-cell table:formula="of:=VLOOKUP([.$A292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04Z</text:p>
          </table:table-cell>
          <table:table-cell office:value-type="float" office:value="40.016766" calcext:value-type="float">
            <text:p>40.016766</text:p>
          </table:table-cell>
          <table:table-cell office:value-type="float" office:value="-79.589105" calcext:value-type="float">
            <text:p>-79.589105</text:p>
          </table:table-cell>
          <table:table-cell office:value-type="float" office:value="287.2" calcext:value-type="float">
            <text:p>287.2</text:p>
          </table:table-cell>
          <table:table-cell office:value-type="float" office:value="85" calcext:value-type="float">
            <text:p>85</text:p>
          </table:table-cell>
          <table:table-cell table:formula="of:=VLOOKUP([.$A293];[MAF_5K_Walk_Watch__Crunch.$A$2:.$E$688];1;1)" office:value-type="string" office:string-value="2018-07-20T09:36:57Z" calcext:value-type="string">
            <text:p>2018-07-20T09:36:57Z</text:p>
          </table:table-cell>
          <table:table-cell table:formula="of:=VLOOKUP([.$A293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06Z</text:p>
          </table:table-cell>
          <table:table-cell office:value-type="float" office:value="40.016804" calcext:value-type="float">
            <text:p>40.016804</text:p>
          </table:table-cell>
          <table:table-cell office:value-type="float" office:value="-79.589101" calcext:value-type="float">
            <text:p>-79.589101</text:p>
          </table:table-cell>
          <table:table-cell office:value-type="float" office:value="286.8" calcext:value-type="float">
            <text:p>286.8</text:p>
          </table:table-cell>
          <table:table-cell office:value-type="float" office:value="84" calcext:value-type="float">
            <text:p>84</text:p>
          </table:table-cell>
          <table:table-cell table:formula="of:=VLOOKUP([.$A294];[MAF_5K_Walk_Watch__Crunch.$A$2:.$E$688];1;1)" office:value-type="string" office:string-value="2018-07-20T09:37:06Z" calcext:value-type="string">
            <text:p>2018-07-20T09:37:06Z</text:p>
          </table:table-cell>
          <table:table-cell table:formula="of:=VLOOKUP([.$A294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08Z</text:p>
          </table:table-cell>
          <table:table-cell office:value-type="float" office:value="40.016836" calcext:value-type="float">
            <text:p>40.016836</text:p>
          </table:table-cell>
          <table:table-cell office:value-type="float" office:value="-79.5891" calcext:value-type="float">
            <text:p>-79.5891</text:p>
          </table:table-cell>
          <table:table-cell office:value-type="float" office:value="286.4" calcext:value-type="float">
            <text:p>286.4</text:p>
          </table:table-cell>
          <table:table-cell office:value-type="float" office:value="84" calcext:value-type="float">
            <text:p>84</text:p>
          </table:table-cell>
          <table:table-cell table:formula="of:=VLOOKUP([.$A295];[MAF_5K_Walk_Watch__Crunch.$A$2:.$E$688];1;1)" office:value-type="string" office:string-value="2018-07-20T09:37:06Z" calcext:value-type="string">
            <text:p>2018-07-20T09:37:06Z</text:p>
          </table:table-cell>
          <table:table-cell table:formula="of:=VLOOKUP([.$A295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10Z</text:p>
          </table:table-cell>
          <table:table-cell office:value-type="float" office:value="40.016865" calcext:value-type="float">
            <text:p>40.016865</text:p>
          </table:table-cell>
          <table:table-cell office:value-type="float" office:value="-79.589102" calcext:value-type="float">
            <text:p>-79.589102</text:p>
          </table:table-cell>
          <table:table-cell office:value-type="float" office:value="286.2" calcext:value-type="float">
            <text:p>286.2</text:p>
          </table:table-cell>
          <table:table-cell office:value-type="float" office:value="83" calcext:value-type="float">
            <text:p>83</text:p>
          </table:table-cell>
          <table:table-cell table:formula="of:=VLOOKUP([.$A296];[MAF_5K_Walk_Watch__Crunch.$A$2:.$E$688];1;1)" office:value-type="string" office:string-value="2018-07-20T09:37:06Z" calcext:value-type="string">
            <text:p>2018-07-20T09:37:06Z</text:p>
          </table:table-cell>
          <table:table-cell table:formula="of:=VLOOKUP([.$A296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12Z</text:p>
          </table:table-cell>
          <table:table-cell office:value-type="float" office:value="40.016894" calcext:value-type="float">
            <text:p>40.016894</text:p>
          </table:table-cell>
          <table:table-cell office:value-type="float" office:value="-79.589112" calcext:value-type="float">
            <text:p>-79.589112</text:p>
          </table:table-cell>
          <table:table-cell office:value-type="float" office:value="285.9" calcext:value-type="float">
            <text:p>285.9</text:p>
          </table:table-cell>
          <table:table-cell office:value-type="float" office:value="83" calcext:value-type="float">
            <text:p>83</text:p>
          </table:table-cell>
          <table:table-cell table:formula="of:=VLOOKUP([.$A297];[MAF_5K_Walk_Watch__Crunch.$A$2:.$E$688];1;1)" office:value-type="string" office:string-value="2018-07-20T09:37:11Z" calcext:value-type="string">
            <text:p>2018-07-20T09:37:11Z</text:p>
          </table:table-cell>
          <table:table-cell table:formula="of:=VLOOKUP([.$A297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14Z</text:p>
          </table:table-cell>
          <table:table-cell office:value-type="float" office:value="40.01692" calcext:value-type="float">
            <text:p>40.01692</text:p>
          </table:table-cell>
          <table:table-cell office:value-type="float" office:value="-79.589129" calcext:value-type="float">
            <text:p>-79.589129</text:p>
          </table:table-cell>
          <table:table-cell office:value-type="float" office:value="285.6" calcext:value-type="float">
            <text:p>285.6</text:p>
          </table:table-cell>
          <table:table-cell office:value-type="float" office:value="84" calcext:value-type="float">
            <text:p>84</text:p>
          </table:table-cell>
          <table:table-cell table:formula="of:=VLOOKUP([.$A298];[MAF_5K_Walk_Watch__Crunch.$A$2:.$E$688];1;1)" office:value-type="string" office:string-value="2018-07-20T09:37:11Z" calcext:value-type="string">
            <text:p>2018-07-20T09:37:11Z</text:p>
          </table:table-cell>
          <table:table-cell table:formula="of:=VLOOKUP([.$A298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16Z</text:p>
          </table:table-cell>
          <table:table-cell office:value-type="float" office:value="40.016943" calcext:value-type="float">
            <text:p>40.016943</text:p>
          </table:table-cell>
          <table:table-cell office:value-type="float" office:value="-79.589148" calcext:value-type="float">
            <text:p>-79.589148</text:p>
          </table:table-cell>
          <table:table-cell office:value-type="float" office:value="285.4" calcext:value-type="float">
            <text:p>285.4</text:p>
          </table:table-cell>
          <table:table-cell office:value-type="float" office:value="84" calcext:value-type="float">
            <text:p>84</text:p>
          </table:table-cell>
          <table:table-cell table:formula="of:=VLOOKUP([.$A299];[MAF_5K_Walk_Watch__Crunch.$A$2:.$E$688];1;1)" office:value-type="string" office:string-value="2018-07-20T09:37:16Z" calcext:value-type="string">
            <text:p>2018-07-20T09:37:16Z</text:p>
          </table:table-cell>
          <table:table-cell table:formula="of:=VLOOKUP([.$A299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18Z</text:p>
          </table:table-cell>
          <table:table-cell office:value-type="float" office:value="40.016973" calcext:value-type="float">
            <text:p>40.016973</text:p>
          </table:table-cell>
          <table:table-cell office:value-type="float" office:value="-79.589159" calcext:value-type="float">
            <text:p>-79.589159</text:p>
          </table:table-cell>
          <table:table-cell office:value-type="float" office:value="285.2" calcext:value-type="float">
            <text:p>285.2</text:p>
          </table:table-cell>
          <table:table-cell office:value-type="float" office:value="83" calcext:value-type="float">
            <text:p>83</text:p>
          </table:table-cell>
          <table:table-cell table:formula="of:=VLOOKUP([.$A300];[MAF_5K_Walk_Watch__Crunch.$A$2:.$E$688];1;1)" office:value-type="string" office:string-value="2018-07-20T09:37:16Z" calcext:value-type="string">
            <text:p>2018-07-20T09:37:16Z</text:p>
          </table:table-cell>
          <table:table-cell table:formula="of:=VLOOKUP([.$A300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20Z</text:p>
          </table:table-cell>
          <table:table-cell office:value-type="float" office:value="40.017002" calcext:value-type="float">
            <text:p>40.017002</text:p>
          </table:table-cell>
          <table:table-cell office:value-type="float" office:value="-79.589169" calcext:value-type="float">
            <text:p>-79.589169</text:p>
          </table:table-cell>
          <table:table-cell office:value-type="float" office:value="284.9" calcext:value-type="float">
            <text:p>284.9</text:p>
          </table:table-cell>
          <table:table-cell office:value-type="float" office:value="83" calcext:value-type="float">
            <text:p>83</text:p>
          </table:table-cell>
          <table:table-cell table:formula="of:=VLOOKUP([.$A301];[MAF_5K_Walk_Watch__Crunch.$A$2:.$E$688];1;1)" office:value-type="string" office:string-value="2018-07-20T09:37:16Z" calcext:value-type="string">
            <text:p>2018-07-20T09:37:16Z</text:p>
          </table:table-cell>
          <table:table-cell table:formula="of:=VLOOKUP([.$A301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23Z</text:p>
          </table:table-cell>
          <table:table-cell office:value-type="float" office:value="40.01704" calcext:value-type="float">
            <text:p>40.01704</text:p>
          </table:table-cell>
          <table:table-cell office:value-type="float" office:value="-79.589182" calcext:value-type="float">
            <text:p>-79.589182</text:p>
          </table:table-cell>
          <table:table-cell office:value-type="float" office:value="284.4" calcext:value-type="float">
            <text:p>284.4</text:p>
          </table:table-cell>
          <table:table-cell office:value-type="float" office:value="83" calcext:value-type="float">
            <text:p>83</text:p>
          </table:table-cell>
          <table:table-cell table:formula="of:=VLOOKUP([.$A302];[MAF_5K_Walk_Watch__Crunch.$A$2:.$E$688];1;1)" office:value-type="string" office:string-value="2018-07-20T09:37:16Z" calcext:value-type="string">
            <text:p>2018-07-20T09:37:16Z</text:p>
          </table:table-cell>
          <table:table-cell table:formula="of:=VLOOKUP([.$A302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25Z</text:p>
          </table:table-cell>
          <table:table-cell office:value-type="float" office:value="40.017072" calcext:value-type="float">
            <text:p>40.017072</text:p>
          </table:table-cell>
          <table:table-cell office:value-type="float" office:value="-79.58918" calcext:value-type="float">
            <text:p>-79.58918</text:p>
          </table:table-cell>
          <table:table-cell office:value-type="float" office:value="284" calcext:value-type="float">
            <text:p>284</text:p>
          </table:table-cell>
          <table:table-cell office:value-type="float" office:value="83" calcext:value-type="float">
            <text:p>83</text:p>
          </table:table-cell>
          <table:table-cell table:formula="of:=VLOOKUP([.$A303];[MAF_5K_Walk_Watch__Crunch.$A$2:.$E$688];1;1)" office:value-type="string" office:string-value="2018-07-20T09:37:24Z" calcext:value-type="string">
            <text:p>2018-07-20T09:37:24Z</text:p>
          </table:table-cell>
          <table:table-cell table:formula="of:=VLOOKUP([.$A303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27Z</text:p>
          </table:table-cell>
          <table:table-cell office:value-type="float" office:value="40.017104" calcext:value-type="float">
            <text:p>40.017104</text:p>
          </table:table-cell>
          <table:table-cell office:value-type="float" office:value="-79.58918" calcext:value-type="float">
            <text:p>-79.58918</text:p>
          </table:table-cell>
          <table:table-cell office:value-type="float" office:value="284" calcext:value-type="float">
            <text:p>284</text:p>
          </table:table-cell>
          <table:table-cell office:value-type="float" office:value="82" calcext:value-type="float">
            <text:p>82</text:p>
          </table:table-cell>
          <table:table-cell table:formula="of:=VLOOKUP([.$A304];[MAF_5K_Walk_Watch__Crunch.$A$2:.$E$688];1;1)" office:value-type="string" office:string-value="2018-07-20T09:37:24Z" calcext:value-type="string">
            <text:p>2018-07-20T09:37:24Z</text:p>
          </table:table-cell>
          <table:table-cell table:formula="of:=VLOOKUP([.$A304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30Z</text:p>
          </table:table-cell>
          <table:table-cell office:value-type="float" office:value="40.017133" calcext:value-type="float">
            <text:p>40.017133</text:p>
          </table:table-cell>
          <table:table-cell office:value-type="float" office:value="-79.589188" calcext:value-type="float">
            <text:p>-79.589188</text:p>
          </table:table-cell>
          <table:table-cell office:value-type="float" office:value="284" calcext:value-type="float">
            <text:p>284</text:p>
          </table:table-cell>
          <table:table-cell office:value-type="float" office:value="82" calcext:value-type="float">
            <text:p>82</text:p>
          </table:table-cell>
          <table:table-cell table:formula="of:=VLOOKUP([.$A305];[MAF_5K_Walk_Watch__Crunch.$A$2:.$E$688];1;1)" office:value-type="string" office:string-value="2018-07-20T09:37:29Z" calcext:value-type="string">
            <text:p>2018-07-20T09:37:29Z</text:p>
          </table:table-cell>
          <table:table-cell table:formula="of:=VLOOKUP([.$A305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33Z</text:p>
          </table:table-cell>
          <table:table-cell office:value-type="float" office:value="40.017175" calcext:value-type="float">
            <text:p>40.017175</text:p>
          </table:table-cell>
          <table:table-cell office:value-type="float" office:value="-79.589184" calcext:value-type="float">
            <text:p>-79.589184</text:p>
          </table:table-cell>
          <table:table-cell office:value-type="float" office:value="284" calcext:value-type="float">
            <text:p>284</text:p>
          </table:table-cell>
          <table:table-cell office:value-type="float" office:value="81" calcext:value-type="float">
            <text:p>81</text:p>
          </table:table-cell>
          <table:table-cell table:formula="of:=VLOOKUP([.$A306];[MAF_5K_Walk_Watch__Crunch.$A$2:.$E$688];1;1)" office:value-type="string" office:string-value="2018-07-20T09:37:29Z" calcext:value-type="string">
            <text:p>2018-07-20T09:37:29Z</text:p>
          </table:table-cell>
          <table:table-cell table:formula="of:=VLOOKUP([.$A306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35Z</text:p>
          </table:table-cell>
          <table:table-cell office:value-type="float" office:value="40.017205" calcext:value-type="float">
            <text:p>40.017205</text:p>
          </table:table-cell>
          <table:table-cell office:value-type="float" office:value="-79.589174" calcext:value-type="float">
            <text:p>-79.589174</text:p>
          </table:table-cell>
          <table:table-cell office:value-type="float" office:value="283.9" calcext:value-type="float">
            <text:p>283.9</text:p>
          </table:table-cell>
          <table:table-cell office:value-type="float" office:value="81" calcext:value-type="float">
            <text:p>81</text:p>
          </table:table-cell>
          <table:table-cell table:formula="of:=VLOOKUP([.$A307];[MAF_5K_Walk_Watch__Crunch.$A$2:.$E$688];1;1)" office:value-type="string" office:string-value="2018-07-20T09:37:34Z" calcext:value-type="string">
            <text:p>2018-07-20T09:37:34Z</text:p>
          </table:table-cell>
          <table:table-cell table:formula="of:=VLOOKUP([.$A307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40Z</text:p>
          </table:table-cell>
          <table:table-cell office:value-type="float" office:value="40.017232" calcext:value-type="float">
            <text:p>40.017232</text:p>
          </table:table-cell>
          <table:table-cell office:value-type="float" office:value="-79.589186" calcext:value-type="float">
            <text:p>-79.589186</text:p>
          </table:table-cell>
          <table:table-cell office:value-type="float" office:value="283.8" calcext:value-type="float">
            <text:p>283.8</text:p>
          </table:table-cell>
          <table:table-cell office:value-type="float" office:value="78" calcext:value-type="float">
            <text:p>78</text:p>
          </table:table-cell>
          <table:table-cell table:formula="of:=VLOOKUP([.$A308];[MAF_5K_Walk_Watch__Crunch.$A$2:.$E$688];1;1)" office:value-type="string" office:string-value="2018-07-20T09:37:34Z" calcext:value-type="string">
            <text:p>2018-07-20T09:37:34Z</text:p>
          </table:table-cell>
          <table:table-cell table:formula="of:=VLOOKUP([.$A308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43Z</text:p>
          </table:table-cell>
          <table:table-cell office:value-type="float" office:value="40.017271" calcext:value-type="float">
            <text:p>40.017271</text:p>
          </table:table-cell>
          <table:table-cell office:value-type="float" office:value="-79.589195" calcext:value-type="float">
            <text:p>-79.589195</text:p>
          </table:table-cell>
          <table:table-cell office:value-type="float" office:value="283.6" calcext:value-type="float">
            <text:p>283.6</text:p>
          </table:table-cell>
          <table:table-cell office:value-type="float" office:value="77" calcext:value-type="float">
            <text:p>77</text:p>
          </table:table-cell>
          <table:table-cell table:formula="of:=VLOOKUP([.$A309];[MAF_5K_Walk_Watch__Crunch.$A$2:.$E$688];1;1)" office:value-type="string" office:string-value="2018-07-20T09:37:34Z" calcext:value-type="string">
            <text:p>2018-07-20T09:37:34Z</text:p>
          </table:table-cell>
          <table:table-cell table:formula="of:=VLOOKUP([.$A309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45Z</text:p>
          </table:table-cell>
          <table:table-cell office:value-type="float" office:value="40.017309" calcext:value-type="float">
            <text:p>40.017309</text:p>
          </table:table-cell>
          <table:table-cell office:value-type="float" office:value="-79.589194" calcext:value-type="float">
            <text:p>-79.589194</text:p>
          </table:table-cell>
          <table:table-cell office:value-type="float" office:value="283.5" calcext:value-type="float">
            <text:p>283.5</text:p>
          </table:table-cell>
          <table:table-cell office:value-type="float" office:value="76" calcext:value-type="float">
            <text:p>76</text:p>
          </table:table-cell>
          <table:table-cell table:formula="of:=VLOOKUP([.$A310];[MAF_5K_Walk_Watch__Crunch.$A$2:.$E$688];1;1)" office:value-type="string" office:string-value="2018-07-20T09:37:44Z" calcext:value-type="string">
            <text:p>2018-07-20T09:37:44Z</text:p>
          </table:table-cell>
          <table:table-cell table:formula="of:=VLOOKUP([.$A310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37:47Z</text:p>
          </table:table-cell>
          <table:table-cell office:value-type="float" office:value="40.017338" calcext:value-type="float">
            <text:p>40.017338</text:p>
          </table:table-cell>
          <table:table-cell office:value-type="float" office:value="-79.589202" calcext:value-type="float">
            <text:p>-79.589202</text:p>
          </table:table-cell>
          <table:table-cell office:value-type="float" office:value="283.4" calcext:value-type="float">
            <text:p>283.4</text:p>
          </table:table-cell>
          <table:table-cell office:value-type="float" office:value="76" calcext:value-type="float">
            <text:p>76</text:p>
          </table:table-cell>
          <table:table-cell table:formula="of:=VLOOKUP([.$A311];[MAF_5K_Walk_Watch__Crunch.$A$2:.$E$688];1;1)" office:value-type="string" office:string-value="2018-07-20T09:37:46Z" calcext:value-type="string">
            <text:p>2018-07-20T09:37:46Z</text:p>
          </table:table-cell>
          <table:table-cell table:formula="of:=VLOOKUP([.$A311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7:50Z</text:p>
          </table:table-cell>
          <table:table-cell office:value-type="float" office:value="40.01737" calcext:value-type="float">
            <text:p>40.01737</text:p>
          </table:table-cell>
          <table:table-cell office:value-type="float" office:value="-79.589213" calcext:value-type="float">
            <text:p>-79.589213</text:p>
          </table:table-cell>
          <table:table-cell office:value-type="float" office:value="283.2" calcext:value-type="float">
            <text:p>283.2</text:p>
          </table:table-cell>
          <table:table-cell office:value-type="float" office:value="75" calcext:value-type="float">
            <text:p>75</text:p>
          </table:table-cell>
          <table:table-cell table:formula="of:=VLOOKUP([.$A312];[MAF_5K_Walk_Watch__Crunch.$A$2:.$E$688];1;1)" office:value-type="string" office:string-value="2018-07-20T09:37:49Z" calcext:value-type="string">
            <text:p>2018-07-20T09:37:49Z</text:p>
          </table:table-cell>
          <table:table-cell table:formula="of:=VLOOKUP([.$A312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7:52Z</text:p>
          </table:table-cell>
          <table:table-cell office:value-type="float" office:value="40.017397" calcext:value-type="float">
            <text:p>40.017397</text:p>
          </table:table-cell>
          <table:table-cell office:value-type="float" office:value="-79.589229" calcext:value-type="float">
            <text:p>-79.589229</text:p>
          </table:table-cell>
          <table:table-cell office:value-type="float" office:value="283.1" calcext:value-type="float">
            <text:p>283.1</text:p>
          </table:table-cell>
          <table:table-cell office:value-type="float" office:value="74" calcext:value-type="float">
            <text:p>74</text:p>
          </table:table-cell>
          <table:table-cell table:formula="of:=VLOOKUP([.$A313];[MAF_5K_Walk_Watch__Crunch.$A$2:.$E$688];1;1)" office:value-type="string" office:string-value="2018-07-20T09:37:49Z" calcext:value-type="string">
            <text:p>2018-07-20T09:37:49Z</text:p>
          </table:table-cell>
          <table:table-cell table:formula="of:=VLOOKUP([.$A313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7:54Z</text:p>
          </table:table-cell>
          <table:table-cell office:value-type="float" office:value="40.01743" calcext:value-type="float">
            <text:p>40.01743</text:p>
          </table:table-cell>
          <table:table-cell office:value-type="float" office:value="-79.589244" calcext:value-type="float">
            <text:p>-79.589244</text:p>
          </table:table-cell>
          <table:table-cell office:value-type="float" office:value="282.9" calcext:value-type="float">
            <text:p>282.9</text:p>
          </table:table-cell>
          <table:table-cell office:value-type="float" office:value="75" calcext:value-type="float">
            <text:p>75</text:p>
          </table:table-cell>
          <table:table-cell table:formula="of:=VLOOKUP([.$A314];[MAF_5K_Walk_Watch__Crunch.$A$2:.$E$688];1;1)" office:value-type="string" office:string-value="2018-07-20T09:37:54Z" calcext:value-type="string">
            <text:p>2018-07-20T09:37:54Z</text:p>
          </table:table-cell>
          <table:table-cell table:formula="of:=VLOOKUP([.$A314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7:56Z</text:p>
          </table:table-cell>
          <table:table-cell office:value-type="float" office:value="40.017462" calcext:value-type="float">
            <text:p>40.017462</text:p>
          </table:table-cell>
          <table:table-cell office:value-type="float" office:value="-79.589249" calcext:value-type="float">
            <text:p>-79.589249</text:p>
          </table:table-cell>
          <table:table-cell office:value-type="float" office:value="282.8" calcext:value-type="float">
            <text:p>282.8</text:p>
          </table:table-cell>
          <table:table-cell office:value-type="float" office:value="75" calcext:value-type="float">
            <text:p>75</text:p>
          </table:table-cell>
          <table:table-cell table:formula="of:=VLOOKUP([.$A315];[MAF_5K_Walk_Watch__Crunch.$A$2:.$E$688];1;1)" office:value-type="string" office:string-value="2018-07-20T09:37:54Z" calcext:value-type="string">
            <text:p>2018-07-20T09:37:54Z</text:p>
          </table:table-cell>
          <table:table-cell table:formula="of:=VLOOKUP([.$A315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7:58Z</text:p>
          </table:table-cell>
          <table:table-cell office:value-type="float" office:value="40.017491" calcext:value-type="float">
            <text:p>40.017491</text:p>
          </table:table-cell>
          <table:table-cell office:value-type="float" office:value="-79.58925" calcext:value-type="float">
            <text:p>-79.58925</text:p>
          </table:table-cell>
          <table:table-cell office:value-type="float" office:value="282.6" calcext:value-type="float">
            <text:p>282.6</text:p>
          </table:table-cell>
          <table:table-cell office:value-type="float" office:value="75" calcext:value-type="float">
            <text:p>75</text:p>
          </table:table-cell>
          <table:table-cell table:formula="of:=VLOOKUP([.$A316];[MAF_5K_Walk_Watch__Crunch.$A$2:.$E$688];1;1)" office:value-type="string" office:string-value="2018-07-20T09:37:54Z" calcext:value-type="string">
            <text:p>2018-07-20T09:37:54Z</text:p>
          </table:table-cell>
          <table:table-cell table:formula="of:=VLOOKUP([.$A316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02Z</text:p>
          </table:table-cell>
          <table:table-cell office:value-type="float" office:value="40.017519" calcext:value-type="float">
            <text:p>40.017519</text:p>
          </table:table-cell>
          <table:table-cell office:value-type="float" office:value="-79.589262" calcext:value-type="float">
            <text:p>-79.589262</text:p>
          </table:table-cell>
          <table:table-cell office:value-type="float" office:value="282.5" calcext:value-type="float">
            <text:p>282.5</text:p>
          </table:table-cell>
          <table:table-cell office:value-type="float" office:value="75" calcext:value-type="float">
            <text:p>75</text:p>
          </table:table-cell>
          <table:table-cell table:formula="of:=VLOOKUP([.$A317];[MAF_5K_Walk_Watch__Crunch.$A$2:.$E$688];1;1)" office:value-type="string" office:string-value="2018-07-20T09:38:00Z" calcext:value-type="string">
            <text:p>2018-07-20T09:38:00Z</text:p>
          </table:table-cell>
          <table:table-cell table:formula="of:=VLOOKUP([.$A317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07Z</text:p>
          </table:table-cell>
          <table:table-cell office:value-type="float" office:value="40.017558" calcext:value-type="float">
            <text:p>40.017558</text:p>
          </table:table-cell>
          <table:table-cell office:value-type="float" office:value="-79.589279" calcext:value-type="float">
            <text:p>-79.589279</text:p>
          </table:table-cell>
          <table:table-cell office:value-type="float" office:value="282.2" calcext:value-type="float">
            <text:p>282.2</text:p>
          </table:table-cell>
          <table:table-cell office:value-type="float" office:value="73" calcext:value-type="float">
            <text:p>73</text:p>
          </table:table-cell>
          <table:table-cell table:formula="of:=VLOOKUP([.$A318];[MAF_5K_Walk_Watch__Crunch.$A$2:.$E$688];1;1)" office:value-type="string" office:string-value="2018-07-20T09:38:00Z" calcext:value-type="string">
            <text:p>2018-07-20T09:38:00Z</text:p>
          </table:table-cell>
          <table:table-cell table:formula="of:=VLOOKUP([.$A318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09Z</text:p>
          </table:table-cell>
          <table:table-cell office:value-type="float" office:value="40.017592" calcext:value-type="float">
            <text:p>40.017592</text:p>
          </table:table-cell>
          <table:table-cell office:value-type="float" office:value="-79.589279" calcext:value-type="float">
            <text:p>-79.589279</text:p>
          </table:table-cell>
          <table:table-cell office:value-type="float" office:value="282" calcext:value-type="float">
            <text:p>282</text:p>
          </table:table-cell>
          <table:table-cell office:value-type="float" office:value="73" calcext:value-type="float">
            <text:p>73</text:p>
          </table:table-cell>
          <table:table-cell table:formula="of:=VLOOKUP([.$A319];[MAF_5K_Walk_Watch__Crunch.$A$2:.$E$688];1;1)" office:value-type="string" office:string-value="2018-07-20T09:38:00Z" calcext:value-type="string">
            <text:p>2018-07-20T09:38:00Z</text:p>
          </table:table-cell>
          <table:table-cell table:formula="of:=VLOOKUP([.$A319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11Z</text:p>
          </table:table-cell>
          <table:table-cell office:value-type="float" office:value="40.017624" calcext:value-type="float">
            <text:p>40.017624</text:p>
          </table:table-cell>
          <table:table-cell office:value-type="float" office:value="-79.589274" calcext:value-type="float">
            <text:p>-79.589274</text:p>
          </table:table-cell>
          <table:table-cell office:value-type="float" office:value="281.5" calcext:value-type="float">
            <text:p>281.5</text:p>
          </table:table-cell>
          <table:table-cell office:value-type="float" office:value="72" calcext:value-type="float">
            <text:p>72</text:p>
          </table:table-cell>
          <table:table-cell table:formula="of:=VLOOKUP([.$A320];[MAF_5K_Walk_Watch__Crunch.$A$2:.$E$688];1;1)" office:value-type="string" office:string-value="2018-07-20T09:38:10Z" calcext:value-type="string">
            <text:p>2018-07-20T09:38:10Z</text:p>
          </table:table-cell>
          <table:table-cell table:formula="of:=VLOOKUP([.$A320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14Z</text:p>
          </table:table-cell>
          <table:table-cell office:value-type="float" office:value="40.017664" calcext:value-type="float">
            <text:p>40.017664</text:p>
          </table:table-cell>
          <table:table-cell office:value-type="float" office:value="-79.589283" calcext:value-type="float">
            <text:p>-79.589283</text:p>
          </table:table-cell>
          <table:table-cell office:value-type="float" office:value="281.3" calcext:value-type="float">
            <text:p>281.3</text:p>
          </table:table-cell>
          <table:table-cell office:value-type="float" office:value="73" calcext:value-type="float">
            <text:p>73</text:p>
          </table:table-cell>
          <table:table-cell table:formula="of:=VLOOKUP([.$A321];[MAF_5K_Walk_Watch__Crunch.$A$2:.$E$688];1;1)" office:value-type="string" office:string-value="2018-07-20T09:38:10Z" calcext:value-type="string">
            <text:p>2018-07-20T09:38:10Z</text:p>
          </table:table-cell>
          <table:table-cell table:formula="of:=VLOOKUP([.$A321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17Z</text:p>
          </table:table-cell>
          <table:table-cell office:value-type="float" office:value="40.0177" calcext:value-type="float">
            <text:p>40.0177</text:p>
          </table:table-cell>
          <table:table-cell office:value-type="float" office:value="-79.589298" calcext:value-type="float">
            <text:p>-79.589298</text:p>
          </table:table-cell>
          <table:table-cell office:value-type="float" office:value="281.2" calcext:value-type="float">
            <text:p>281.2</text:p>
          </table:table-cell>
          <table:table-cell office:value-type="float" office:value="75" calcext:value-type="float">
            <text:p>75</text:p>
          </table:table-cell>
          <table:table-cell table:formula="of:=VLOOKUP([.$A322];[MAF_5K_Walk_Watch__Crunch.$A$2:.$E$688];1;1)" office:value-type="string" office:string-value="2018-07-20T09:38:15Z" calcext:value-type="string">
            <text:p>2018-07-20T09:38:15Z</text:p>
          </table:table-cell>
          <table:table-cell table:formula="of:=VLOOKUP([.$A322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20Z</text:p>
          </table:table-cell>
          <table:table-cell office:value-type="float" office:value="40.017727" calcext:value-type="float">
            <text:p>40.017727</text:p>
          </table:table-cell>
          <table:table-cell office:value-type="float" office:value="-79.589291" calcext:value-type="float">
            <text:p>-79.589291</text:p>
          </table:table-cell>
          <table:table-cell office:value-type="float" office:value="281.1" calcext:value-type="float">
            <text:p>281.1</text:p>
          </table:table-cell>
          <table:table-cell office:value-type="float" office:value="76" calcext:value-type="float">
            <text:p>76</text:p>
          </table:table-cell>
          <table:table-cell table:formula="of:=VLOOKUP([.$A323];[MAF_5K_Walk_Watch__Crunch.$A$2:.$E$688];1;1)" office:value-type="string" office:string-value="2018-07-20T09:38:20Z" calcext:value-type="string">
            <text:p>2018-07-20T09:38:20Z</text:p>
          </table:table-cell>
          <table:table-cell table:formula="of:=VLOOKUP([.$A323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26Z</text:p>
          </table:table-cell>
          <table:table-cell office:value-type="float" office:value="40.017738" calcext:value-type="float">
            <text:p>40.017738</text:p>
          </table:table-cell>
          <table:table-cell office:value-type="float" office:value="-79.58933" calcext:value-type="float">
            <text:p>-79.58933</text:p>
          </table:table-cell>
          <table:table-cell office:value-type="float" office:value="280.8" calcext:value-type="float">
            <text:p>280.8</text:p>
          </table:table-cell>
          <table:table-cell office:value-type="float" office:value="76" calcext:value-type="float">
            <text:p>76</text:p>
          </table:table-cell>
          <table:table-cell table:formula="of:=VLOOKUP([.$A324];[MAF_5K_Walk_Watch__Crunch.$A$2:.$E$688];1;1)" office:value-type="string" office:string-value="2018-07-20T09:38:20Z" calcext:value-type="string">
            <text:p>2018-07-20T09:38:20Z</text:p>
          </table:table-cell>
          <table:table-cell table:formula="of:=VLOOKUP([.$A324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28Z</text:p>
          </table:table-cell>
          <table:table-cell office:value-type="float" office:value="40.017717" calcext:value-type="float">
            <text:p>40.017717</text:p>
          </table:table-cell>
          <table:table-cell office:value-type="float" office:value="-79.589357" calcext:value-type="float">
            <text:p>-79.589357</text:p>
          </table:table-cell>
          <table:table-cell office:value-type="float" office:value="280.7" calcext:value-type="float">
            <text:p>280.7</text:p>
          </table:table-cell>
          <table:table-cell office:value-type="float" office:value="76" calcext:value-type="float">
            <text:p>76</text:p>
          </table:table-cell>
          <table:table-cell table:formula="of:=VLOOKUP([.$A325];[MAF_5K_Walk_Watch__Crunch.$A$2:.$E$688];1;1)" office:value-type="string" office:string-value="2018-07-20T09:38:20Z" calcext:value-type="string">
            <text:p>2018-07-20T09:38:20Z</text:p>
          </table:table-cell>
          <table:table-cell table:formula="of:=VLOOKUP([.$A325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30Z</text:p>
          </table:table-cell>
          <table:table-cell office:value-type="float" office:value="40.01771" calcext:value-type="float">
            <text:p>40.01771</text:p>
          </table:table-cell>
          <table:table-cell office:value-type="float" office:value="-79.589399" calcext:value-type="float">
            <text:p>-79.589399</text:p>
          </table:table-cell>
          <table:table-cell office:value-type="float" office:value="280.5" calcext:value-type="float">
            <text:p>280.5</text:p>
          </table:table-cell>
          <table:table-cell office:value-type="float" office:value="75" calcext:value-type="float">
            <text:p>75</text:p>
          </table:table-cell>
          <table:table-cell table:formula="of:=VLOOKUP([.$A326];[MAF_5K_Walk_Watch__Crunch.$A$2:.$E$688];1;1)" office:value-type="string" office:string-value="2018-07-20T09:38:30Z" calcext:value-type="string">
            <text:p>2018-07-20T09:38:30Z</text:p>
          </table:table-cell>
          <table:table-cell table:formula="of:=VLOOKUP([.$A326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32Z</text:p>
          </table:table-cell>
          <table:table-cell office:value-type="float" office:value="40.017725" calcext:value-type="float">
            <text:p>40.017725</text:p>
          </table:table-cell>
          <table:table-cell office:value-type="float" office:value="-79.589435" calcext:value-type="float">
            <text:p>-79.589435</text:p>
          </table:table-cell>
          <table:table-cell office:value-type="float" office:value="280.4" calcext:value-type="float">
            <text:p>280.4</text:p>
          </table:table-cell>
          <table:table-cell office:value-type="float" office:value="76" calcext:value-type="float">
            <text:p>76</text:p>
          </table:table-cell>
          <table:table-cell table:formula="of:=VLOOKUP([.$A327];[MAF_5K_Walk_Watch__Crunch.$A$2:.$E$688];1;1)" office:value-type="string" office:string-value="2018-07-20T09:38:30Z" calcext:value-type="string">
            <text:p>2018-07-20T09:38:30Z</text:p>
          </table:table-cell>
          <table:table-cell table:formula="of:=VLOOKUP([.$A327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35Z</text:p>
          </table:table-cell>
          <table:table-cell office:value-type="float" office:value="40.017722" calcext:value-type="float">
            <text:p>40.017722</text:p>
          </table:table-cell>
          <table:table-cell office:value-type="float" office:value="-79.589473" calcext:value-type="float">
            <text:p>-79.589473</text:p>
          </table:table-cell>
          <table:table-cell office:value-type="float" office:value="280.3" calcext:value-type="float">
            <text:p>280.3</text:p>
          </table:table-cell>
          <table:table-cell office:value-type="float" office:value="76" calcext:value-type="float">
            <text:p>76</text:p>
          </table:table-cell>
          <table:table-cell table:formula="of:=VLOOKUP([.$A328];[MAF_5K_Walk_Watch__Crunch.$A$2:.$E$688];1;1)" office:value-type="string" office:string-value="2018-07-20T09:38:35Z" calcext:value-type="string">
            <text:p>2018-07-20T09:38:35Z</text:p>
          </table:table-cell>
          <table:table-cell table:formula="of:=VLOOKUP([.$A328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38Z</text:p>
          </table:table-cell>
          <table:table-cell office:value-type="float" office:value="40.01771" calcext:value-type="float">
            <text:p>40.01771</text:p>
          </table:table-cell>
          <table:table-cell office:value-type="float" office:value="-79.589523" calcext:value-type="float">
            <text:p>-79.589523</text:p>
          </table:table-cell>
          <table:table-cell office:value-type="float" office:value="280.2" calcext:value-type="float">
            <text:p>280.2</text:p>
          </table:table-cell>
          <table:table-cell office:value-type="float" office:value="76" calcext:value-type="float">
            <text:p>76</text:p>
          </table:table-cell>
          <table:table-cell table:formula="of:=VLOOKUP([.$A329];[MAF_5K_Walk_Watch__Crunch.$A$2:.$E$688];1;1)" office:value-type="string" office:string-value="2018-07-20T09:38:35Z" calcext:value-type="string">
            <text:p>2018-07-20T09:38:35Z</text:p>
          </table:table-cell>
          <table:table-cell table:formula="of:=VLOOKUP([.$A329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41Z</text:p>
          </table:table-cell>
          <table:table-cell office:value-type="float" office:value="40.017709" calcext:value-type="float">
            <text:p>40.017709</text:p>
          </table:table-cell>
          <table:table-cell office:value-type="float" office:value="-79.589573" calcext:value-type="float">
            <text:p>-79.589573</text:p>
          </table:table-cell>
          <table:table-cell office:value-type="float" office:value="280" calcext:value-type="float">
            <text:p>280</text:p>
          </table:table-cell>
          <table:table-cell office:value-type="float" office:value="76" calcext:value-type="float">
            <text:p>76</text:p>
          </table:table-cell>
          <table:table-cell table:formula="of:=VLOOKUP([.$A330];[MAF_5K_Walk_Watch__Crunch.$A$2:.$E$688];1;1)" office:value-type="string" office:string-value="2018-07-20T09:38:40Z" calcext:value-type="string">
            <text:p>2018-07-20T09:38:40Z</text:p>
          </table:table-cell>
          <table:table-cell table:formula="of:=VLOOKUP([.$A330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43Z</text:p>
          </table:table-cell>
          <table:table-cell office:value-type="float" office:value="40.017705" calcext:value-type="float">
            <text:p>40.017705</text:p>
          </table:table-cell>
          <table:table-cell office:value-type="float" office:value="-79.589625" calcext:value-type="float">
            <text:p>-79.589625</text:p>
          </table:table-cell>
          <table:table-cell office:value-type="float" office:value="279.9" calcext:value-type="float">
            <text:p>279.9</text:p>
          </table:table-cell>
          <table:table-cell office:value-type="float" office:value="76" calcext:value-type="float">
            <text:p>76</text:p>
          </table:table-cell>
          <table:table-cell table:formula="of:=VLOOKUP([.$A331];[MAF_5K_Walk_Watch__Crunch.$A$2:.$E$688];1;1)" office:value-type="string" office:string-value="2018-07-20T09:38:40Z" calcext:value-type="string">
            <text:p>2018-07-20T09:38:40Z</text:p>
          </table:table-cell>
          <table:table-cell table:formula="of:=VLOOKUP([.$A331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45Z</text:p>
          </table:table-cell>
          <table:table-cell office:value-type="float" office:value="40.017704" calcext:value-type="float">
            <text:p>40.017704</text:p>
          </table:table-cell>
          <table:table-cell office:value-type="float" office:value="-79.589681" calcext:value-type="float">
            <text:p>-79.589681</text:p>
          </table:table-cell>
          <table:table-cell office:value-type="float" office:value="279.7" calcext:value-type="float">
            <text:p>279.7</text:p>
          </table:table-cell>
          <table:table-cell office:value-type="float" office:value="76" calcext:value-type="float">
            <text:p>76</text:p>
          </table:table-cell>
          <table:table-cell table:formula="of:=VLOOKUP([.$A332];[MAF_5K_Walk_Watch__Crunch.$A$2:.$E$688];1;1)" office:value-type="string" office:string-value="2018-07-20T09:38:45Z" calcext:value-type="string">
            <text:p>2018-07-20T09:38:45Z</text:p>
          </table:table-cell>
          <table:table-cell table:formula="of:=VLOOKUP([.$A332];[MAF_5K_Walk_Watch__Crunch.$A$2:.$E$688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0T09:38:47Z</text:p>
          </table:table-cell>
          <table:table-cell office:value-type="float" office:value="40.017719" calcext:value-type="float">
            <text:p>40.017719</text:p>
          </table:table-cell>
          <table:table-cell office:value-type="float" office:value="-79.589751" calcext:value-type="float">
            <text:p>-79.589751</text:p>
          </table:table-cell>
          <table:table-cell office:value-type="float" office:value="279.5" calcext:value-type="float">
            <text:p>279.5</text:p>
          </table:table-cell>
          <table:table-cell office:value-type="float" office:value="77" calcext:value-type="float">
            <text:p>77</text:p>
          </table:table-cell>
          <table:table-cell table:formula="of:=VLOOKUP([.$A333];[MAF_5K_Walk_Watch__Crunch.$A$2:.$E$688];1;1)" office:value-type="string" office:string-value="2018-07-20T09:38:46Z" calcext:value-type="string">
            <text:p>2018-07-20T09:38:46Z</text:p>
          </table:table-cell>
          <table:table-cell table:formula="of:=VLOOKUP([.$A333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8:49Z</text:p>
          </table:table-cell>
          <table:table-cell office:value-type="float" office:value="40.017734" calcext:value-type="float">
            <text:p>40.017734</text:p>
          </table:table-cell>
          <table:table-cell office:value-type="float" office:value="-79.589808" calcext:value-type="float">
            <text:p>-79.589808</text:p>
          </table:table-cell>
          <table:table-cell office:value-type="float" office:value="279.3" calcext:value-type="float">
            <text:p>279.3</text:p>
          </table:table-cell>
          <table:table-cell office:value-type="float" office:value="76" calcext:value-type="float">
            <text:p>76</text:p>
          </table:table-cell>
          <table:table-cell table:formula="of:=VLOOKUP([.$A334];[MAF_5K_Walk_Watch__Crunch.$A$2:.$E$688];1;1)" office:value-type="string" office:string-value="2018-07-20T09:38:46Z" calcext:value-type="string">
            <text:p>2018-07-20T09:38:46Z</text:p>
          </table:table-cell>
          <table:table-cell table:formula="of:=VLOOKUP([.$A334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8:51Z</text:p>
          </table:table-cell>
          <table:table-cell office:value-type="float" office:value="40.017717" calcext:value-type="float">
            <text:p>40.017717</text:p>
          </table:table-cell>
          <table:table-cell office:value-type="float" office:value="-79.589851" calcext:value-type="float">
            <text:p>-79.589851</text:p>
          </table:table-cell>
          <table:table-cell office:value-type="float" office:value="279.1" calcext:value-type="float">
            <text:p>279.1</text:p>
          </table:table-cell>
          <table:table-cell office:value-type="float" office:value="76" calcext:value-type="float">
            <text:p>76</text:p>
          </table:table-cell>
          <table:table-cell table:formula="of:=VLOOKUP([.$A335];[MAF_5K_Walk_Watch__Crunch.$A$2:.$E$688];1;1)" office:value-type="string" office:string-value="2018-07-20T09:38:50Z" calcext:value-type="string">
            <text:p>2018-07-20T09:38:50Z</text:p>
          </table:table-cell>
          <table:table-cell table:formula="of:=VLOOKUP([.$A335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8:53Z</text:p>
          </table:table-cell>
          <table:table-cell office:value-type="float" office:value="40.017694" calcext:value-type="float">
            <text:p>40.017694</text:p>
          </table:table-cell>
          <table:table-cell office:value-type="float" office:value="-79.589879" calcext:value-type="float">
            <text:p>-79.589879</text:p>
          </table:table-cell>
          <table:table-cell office:value-type="float" office:value="278.9" calcext:value-type="float">
            <text:p>278.9</text:p>
          </table:table-cell>
          <table:table-cell office:value-type="float" office:value="76" calcext:value-type="float">
            <text:p>76</text:p>
          </table:table-cell>
          <table:table-cell table:formula="of:=VLOOKUP([.$A336];[MAF_5K_Walk_Watch__Crunch.$A$2:.$E$688];1;1)" office:value-type="string" office:string-value="2018-07-20T09:38:50Z" calcext:value-type="string">
            <text:p>2018-07-20T09:38:50Z</text:p>
          </table:table-cell>
          <table:table-cell table:formula="of:=VLOOKUP([.$A336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8:57Z</text:p>
          </table:table-cell>
          <table:table-cell office:value-type="float" office:value="40.01767" calcext:value-type="float">
            <text:p>40.01767</text:p>
          </table:table-cell>
          <table:table-cell office:value-type="float" office:value="-79.589907" calcext:value-type="float">
            <text:p>-79.589907</text:p>
          </table:table-cell>
          <table:table-cell office:value-type="float" office:value="278.8" calcext:value-type="float">
            <text:p>278.8</text:p>
          </table:table-cell>
          <table:table-cell office:value-type="float" office:value="76" calcext:value-type="float">
            <text:p>76</text:p>
          </table:table-cell>
          <table:table-cell table:formula="of:=VLOOKUP([.$A337];[MAF_5K_Walk_Watch__Crunch.$A$2:.$E$688];1;1)" office:value-type="string" office:string-value="2018-07-20T09:38:55Z" calcext:value-type="string">
            <text:p>2018-07-20T09:38:55Z</text:p>
          </table:table-cell>
          <table:table-cell table:formula="of:=VLOOKUP([.$A337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00Z</text:p>
          </table:table-cell>
          <table:table-cell office:value-type="float" office:value="40.017672" calcext:value-type="float">
            <text:p>40.017672</text:p>
          </table:table-cell>
          <table:table-cell office:value-type="float" office:value="-79.589946" calcext:value-type="float">
            <text:p>-79.589946</text:p>
          </table:table-cell>
          <table:table-cell office:value-type="float" office:value="278.6" calcext:value-type="float">
            <text:p>278.6</text:p>
          </table:table-cell>
          <table:table-cell office:value-type="float" office:value="75" calcext:value-type="float">
            <text:p>75</text:p>
          </table:table-cell>
          <table:table-cell table:formula="of:=VLOOKUP([.$A338];[MAF_5K_Walk_Watch__Crunch.$A$2:.$E$688];1;1)" office:value-type="string" office:string-value="2018-07-20T09:38:55Z" calcext:value-type="string">
            <text:p>2018-07-20T09:38:55Z</text:p>
          </table:table-cell>
          <table:table-cell table:formula="of:=VLOOKUP([.$A338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02Z</text:p>
          </table:table-cell>
          <table:table-cell office:value-type="float" office:value="40.017668" calcext:value-type="float">
            <text:p>40.017668</text:p>
          </table:table-cell>
          <table:table-cell office:value-type="float" office:value="-79.589991" calcext:value-type="float">
            <text:p>-79.589991</text:p>
          </table:table-cell>
          <table:table-cell office:value-type="float" office:value="278.6" calcext:value-type="float">
            <text:p>278.6</text:p>
          </table:table-cell>
          <table:table-cell office:value-type="float" office:value="75" calcext:value-type="float">
            <text:p>75</text:p>
          </table:table-cell>
          <table:table-cell table:formula="of:=VLOOKUP([.$A339];[MAF_5K_Walk_Watch__Crunch.$A$2:.$E$688];1;1)" office:value-type="string" office:string-value="2018-07-20T09:38:55Z" calcext:value-type="string">
            <text:p>2018-07-20T09:38:55Z</text:p>
          </table:table-cell>
          <table:table-cell table:formula="of:=VLOOKUP([.$A339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04Z</text:p>
          </table:table-cell>
          <table:table-cell office:value-type="float" office:value="40.017658" calcext:value-type="float">
            <text:p>40.017658</text:p>
          </table:table-cell>
          <table:table-cell office:value-type="float" office:value="-79.590029" calcext:value-type="float">
            <text:p>-79.590029</text:p>
          </table:table-cell>
          <table:table-cell office:value-type="float" office:value="278.5" calcext:value-type="float">
            <text:p>278.5</text:p>
          </table:table-cell>
          <table:table-cell office:value-type="float" office:value="75" calcext:value-type="float">
            <text:p>75</text:p>
          </table:table-cell>
          <table:table-cell table:formula="of:=VLOOKUP([.$A340];[MAF_5K_Walk_Watch__Crunch.$A$2:.$E$688];1;1)" office:value-type="string" office:string-value="2018-07-20T09:38:55Z" calcext:value-type="string">
            <text:p>2018-07-20T09:38:55Z</text:p>
          </table:table-cell>
          <table:table-cell table:formula="of:=VLOOKUP([.$A340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06Z</text:p>
          </table:table-cell>
          <table:table-cell office:value-type="float" office:value="40.01765" calcext:value-type="float">
            <text:p>40.01765</text:p>
          </table:table-cell>
          <table:table-cell office:value-type="float" office:value="-79.590067" calcext:value-type="float">
            <text:p>-79.590067</text:p>
          </table:table-cell>
          <table:table-cell office:value-type="float" office:value="278.4" calcext:value-type="float">
            <text:p>278.4</text:p>
          </table:table-cell>
          <table:table-cell office:value-type="float" office:value="76" calcext:value-type="float">
            <text:p>76</text:p>
          </table:table-cell>
          <table:table-cell table:formula="of:=VLOOKUP([.$A341];[MAF_5K_Walk_Watch__Crunch.$A$2:.$E$688];1;1)" office:value-type="string" office:string-value="2018-07-20T09:39:05Z" calcext:value-type="string">
            <text:p>2018-07-20T09:39:05Z</text:p>
          </table:table-cell>
          <table:table-cell table:formula="of:=VLOOKUP([.$A341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09Z</text:p>
          </table:table-cell>
          <table:table-cell office:value-type="float" office:value="40.017642" calcext:value-type="float">
            <text:p>40.017642</text:p>
          </table:table-cell>
          <table:table-cell office:value-type="float" office:value="-79.590124" calcext:value-type="float">
            <text:p>-79.590124</text:p>
          </table:table-cell>
          <table:table-cell office:value-type="float" office:value="278.3" calcext:value-type="float">
            <text:p>278.3</text:p>
          </table:table-cell>
          <table:table-cell office:value-type="float" office:value="76" calcext:value-type="float">
            <text:p>76</text:p>
          </table:table-cell>
          <table:table-cell table:formula="of:=VLOOKUP([.$A342];[MAF_5K_Walk_Watch__Crunch.$A$2:.$E$688];1;1)" office:value-type="string" office:string-value="2018-07-20T09:39:05Z" calcext:value-type="string">
            <text:p>2018-07-20T09:39:05Z</text:p>
          </table:table-cell>
          <table:table-cell table:formula="of:=VLOOKUP([.$A342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11Z</text:p>
          </table:table-cell>
          <table:table-cell office:value-type="float" office:value="40.017636" calcext:value-type="float">
            <text:p>40.017636</text:p>
          </table:table-cell>
          <table:table-cell office:value-type="float" office:value="-79.59017" calcext:value-type="float">
            <text:p>-79.59017</text:p>
          </table:table-cell>
          <table:table-cell office:value-type="float" office:value="278.2" calcext:value-type="float">
            <text:p>278.2</text:p>
          </table:table-cell>
          <table:table-cell office:value-type="float" office:value="76" calcext:value-type="float">
            <text:p>76</text:p>
          </table:table-cell>
          <table:table-cell table:formula="of:=VLOOKUP([.$A343];[MAF_5K_Walk_Watch__Crunch.$A$2:.$E$688];1;1)" office:value-type="string" office:string-value="2018-07-20T09:39:10Z" calcext:value-type="string">
            <text:p>2018-07-20T09:39:10Z</text:p>
          </table:table-cell>
          <table:table-cell table:formula="of:=VLOOKUP([.$A343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13Z</text:p>
          </table:table-cell>
          <table:table-cell office:value-type="float" office:value="40.017643" calcext:value-type="float">
            <text:p>40.017643</text:p>
          </table:table-cell>
          <table:table-cell office:value-type="float" office:value="-79.590213" calcext:value-type="float">
            <text:p>-79.590213</text:p>
          </table:table-cell>
          <table:table-cell office:value-type="float" office:value="278.2" calcext:value-type="float">
            <text:p>278.2</text:p>
          </table:table-cell>
          <table:table-cell office:value-type="float" office:value="75" calcext:value-type="float">
            <text:p>75</text:p>
          </table:table-cell>
          <table:table-cell table:formula="of:=VLOOKUP([.$A344];[MAF_5K_Walk_Watch__Crunch.$A$2:.$E$688];1;1)" office:value-type="string" office:string-value="2018-07-20T09:39:10Z" calcext:value-type="string">
            <text:p>2018-07-20T09:39:10Z</text:p>
          </table:table-cell>
          <table:table-cell table:formula="of:=VLOOKUP([.$A344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16Z</text:p>
          </table:table-cell>
          <table:table-cell office:value-type="float" office:value="40.017671" calcext:value-type="float">
            <text:p>40.017671</text:p>
          </table:table-cell>
          <table:table-cell office:value-type="float" office:value="-79.590248" calcext:value-type="float">
            <text:p>-79.590248</text:p>
          </table:table-cell>
          <table:table-cell office:value-type="float" office:value="278.1" calcext:value-type="float">
            <text:p>278.1</text:p>
          </table:table-cell>
          <table:table-cell office:value-type="float" office:value="73" calcext:value-type="float">
            <text:p>73</text:p>
          </table:table-cell>
          <table:table-cell table:formula="of:=VLOOKUP([.$A345];[MAF_5K_Walk_Watch__Crunch.$A$2:.$E$688];1;1)" office:value-type="string" office:string-value="2018-07-20T09:39:15Z" calcext:value-type="string">
            <text:p>2018-07-20T09:39:15Z</text:p>
          </table:table-cell>
          <table:table-cell table:formula="of:=VLOOKUP([.$A345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19Z</text:p>
          </table:table-cell>
          <table:table-cell office:value-type="float" office:value="40.01768" calcext:value-type="float">
            <text:p>40.01768</text:p>
          </table:table-cell>
          <table:table-cell office:value-type="float" office:value="-79.590294" calcext:value-type="float">
            <text:p>-79.590294</text:p>
          </table:table-cell>
          <table:table-cell office:value-type="float" office:value="278.1" calcext:value-type="float">
            <text:p>278.1</text:p>
          </table:table-cell>
          <table:table-cell office:value-type="float" office:value="72" calcext:value-type="float">
            <text:p>72</text:p>
          </table:table-cell>
          <table:table-cell table:formula="of:=VLOOKUP([.$A346];[MAF_5K_Walk_Watch__Crunch.$A$2:.$E$688];1;1)" office:value-type="string" office:string-value="2018-07-20T09:39:15Z" calcext:value-type="string">
            <text:p>2018-07-20T09:39:15Z</text:p>
          </table:table-cell>
          <table:table-cell table:formula="of:=VLOOKUP([.$A346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22Z</text:p>
          </table:table-cell>
          <table:table-cell office:value-type="float" office:value="40.017671" calcext:value-type="float">
            <text:p>40.017671</text:p>
          </table:table-cell>
          <table:table-cell office:value-type="float" office:value="-79.590337" calcext:value-type="float">
            <text:p>-79.590337</text:p>
          </table:table-cell>
          <table:table-cell office:value-type="float" office:value="278" calcext:value-type="float">
            <text:p>278</text:p>
          </table:table-cell>
          <table:table-cell office:value-type="float" office:value="74" calcext:value-type="float">
            <text:p>74</text:p>
          </table:table-cell>
          <table:table-cell table:formula="of:=VLOOKUP([.$A347];[MAF_5K_Walk_Watch__Crunch.$A$2:.$E$688];1;1)" office:value-type="string" office:string-value="2018-07-20T09:39:20Z" calcext:value-type="string">
            <text:p>2018-07-20T09:39:20Z</text:p>
          </table:table-cell>
          <table:table-cell table:formula="of:=VLOOKUP([.$A347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24Z</text:p>
          </table:table-cell>
          <table:table-cell office:value-type="float" office:value="40.017669" calcext:value-type="float">
            <text:p>40.017669</text:p>
          </table:table-cell>
          <table:table-cell office:value-type="float" office:value="-79.590374" calcext:value-type="float">
            <text:p>-79.590374</text:p>
          </table:table-cell>
          <table:table-cell office:value-type="float" office:value="277.9" calcext:value-type="float">
            <text:p>277.9</text:p>
          </table:table-cell>
          <table:table-cell office:value-type="float" office:value="73" calcext:value-type="float">
            <text:p>73</text:p>
          </table:table-cell>
          <table:table-cell table:formula="of:=VLOOKUP([.$A348];[MAF_5K_Walk_Watch__Crunch.$A$2:.$E$688];1;1)" office:value-type="string" office:string-value="2018-07-20T09:39:20Z" calcext:value-type="string">
            <text:p>2018-07-20T09:39:20Z</text:p>
          </table:table-cell>
          <table:table-cell table:formula="of:=VLOOKUP([.$A348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26Z</text:p>
          </table:table-cell>
          <table:table-cell office:value-type="float" office:value="40.017666" calcext:value-type="float">
            <text:p>40.017666</text:p>
          </table:table-cell>
          <table:table-cell office:value-type="float" office:value="-79.590412" calcext:value-type="float">
            <text:p>-79.590412</text:p>
          </table:table-cell>
          <table:table-cell office:value-type="float" office:value="277.7" calcext:value-type="float">
            <text:p>277.7</text:p>
          </table:table-cell>
          <table:table-cell office:value-type="float" office:value="71" calcext:value-type="float">
            <text:p>71</text:p>
          </table:table-cell>
          <table:table-cell table:formula="of:=VLOOKUP([.$A349];[MAF_5K_Walk_Watch__Crunch.$A$2:.$E$688];1;1)" office:value-type="string" office:string-value="2018-07-20T09:39:25Z" calcext:value-type="string">
            <text:p>2018-07-20T09:39:25Z</text:p>
          </table:table-cell>
          <table:table-cell table:formula="of:=VLOOKUP([.$A349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28Z</text:p>
          </table:table-cell>
          <table:table-cell office:value-type="float" office:value="40.017663" calcext:value-type="float">
            <text:p>40.017663</text:p>
          </table:table-cell>
          <table:table-cell office:value-type="float" office:value="-79.590467" calcext:value-type="float">
            <text:p>-79.590467</text:p>
          </table:table-cell>
          <table:table-cell office:value-type="float" office:value="277.5" calcext:value-type="float">
            <text:p>277.5</text:p>
          </table:table-cell>
          <table:table-cell office:value-type="float" office:value="72" calcext:value-type="float">
            <text:p>72</text:p>
          </table:table-cell>
          <table:table-cell table:formula="of:=VLOOKUP([.$A350];[MAF_5K_Walk_Watch__Crunch.$A$2:.$E$688];1;1)" office:value-type="string" office:string-value="2018-07-20T09:39:25Z" calcext:value-type="string">
            <text:p>2018-07-20T09:39:25Z</text:p>
          </table:table-cell>
          <table:table-cell table:formula="of:=VLOOKUP([.$A350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30Z</text:p>
          </table:table-cell>
          <table:table-cell office:value-type="float" office:value="40.017661" calcext:value-type="float">
            <text:p>40.017661</text:p>
          </table:table-cell>
          <table:table-cell office:value-type="float" office:value="-79.590502" calcext:value-type="float">
            <text:p>-79.590502</text:p>
          </table:table-cell>
          <table:table-cell office:value-type="float" office:value="277.4" calcext:value-type="float">
            <text:p>277.4</text:p>
          </table:table-cell>
          <table:table-cell office:value-type="float" office:value="71" calcext:value-type="float">
            <text:p>71</text:p>
          </table:table-cell>
          <table:table-cell table:formula="of:=VLOOKUP([.$A351];[MAF_5K_Walk_Watch__Crunch.$A$2:.$E$688];1;1)" office:value-type="string" office:string-value="2018-07-20T09:39:30Z" calcext:value-type="string">
            <text:p>2018-07-20T09:39:30Z</text:p>
          </table:table-cell>
          <table:table-cell table:formula="of:=VLOOKUP([.$A351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33Z</text:p>
          </table:table-cell>
          <table:table-cell office:value-type="float" office:value="40.017662" calcext:value-type="float">
            <text:p>40.017662</text:p>
          </table:table-cell>
          <table:table-cell office:value-type="float" office:value="-79.590539" calcext:value-type="float">
            <text:p>-79.590539</text:p>
          </table:table-cell>
          <table:table-cell office:value-type="float" office:value="277.3" calcext:value-type="float">
            <text:p>277.3</text:p>
          </table:table-cell>
          <table:table-cell office:value-type="float" office:value="72" calcext:value-type="float">
            <text:p>72</text:p>
          </table:table-cell>
          <table:table-cell table:formula="of:=VLOOKUP([.$A352];[MAF_5K_Walk_Watch__Crunch.$A$2:.$E$688];1;1)" office:value-type="string" office:string-value="2018-07-20T09:39:30Z" calcext:value-type="string">
            <text:p>2018-07-20T09:39:30Z</text:p>
          </table:table-cell>
          <table:table-cell table:formula="of:=VLOOKUP([.$A352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36Z</text:p>
          </table:table-cell>
          <table:table-cell office:value-type="float" office:value="40.017656" calcext:value-type="float">
            <text:p>40.017656</text:p>
          </table:table-cell>
          <table:table-cell office:value-type="float" office:value="-79.590595" calcext:value-type="float">
            <text:p>-79.590595</text:p>
          </table:table-cell>
          <table:table-cell office:value-type="float" office:value="277.1" calcext:value-type="float">
            <text:p>277.1</text:p>
          </table:table-cell>
          <table:table-cell office:value-type="float" office:value="73" calcext:value-type="float">
            <text:p>73</text:p>
          </table:table-cell>
          <table:table-cell table:formula="of:=VLOOKUP([.$A353];[MAF_5K_Walk_Watch__Crunch.$A$2:.$E$688];1;1)" office:value-type="string" office:string-value="2018-07-20T09:39:35Z" calcext:value-type="string">
            <text:p>2018-07-20T09:39:35Z</text:p>
          </table:table-cell>
          <table:table-cell table:formula="of:=VLOOKUP([.$A353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38Z</text:p>
          </table:table-cell>
          <table:table-cell office:value-type="float" office:value="40.017652" calcext:value-type="float">
            <text:p>40.017652</text:p>
          </table:table-cell>
          <table:table-cell office:value-type="float" office:value="-79.590639" calcext:value-type="float">
            <text:p>-79.590639</text:p>
          </table:table-cell>
          <table:table-cell office:value-type="float" office:value="276.9" calcext:value-type="float">
            <text:p>276.9</text:p>
          </table:table-cell>
          <table:table-cell office:value-type="float" office:value="73" calcext:value-type="float">
            <text:p>73</text:p>
          </table:table-cell>
          <table:table-cell table:formula="of:=VLOOKUP([.$A354];[MAF_5K_Walk_Watch__Crunch.$A$2:.$E$688];1;1)" office:value-type="string" office:string-value="2018-07-20T09:39:35Z" calcext:value-type="string">
            <text:p>2018-07-20T09:39:35Z</text:p>
          </table:table-cell>
          <table:table-cell table:formula="of:=VLOOKUP([.$A354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40Z</text:p>
          </table:table-cell>
          <table:table-cell office:value-type="float" office:value="40.017647" calcext:value-type="float">
            <text:p>40.017647</text:p>
          </table:table-cell>
          <table:table-cell office:value-type="float" office:value="-79.590683" calcext:value-type="float">
            <text:p>-79.590683</text:p>
          </table:table-cell>
          <table:table-cell office:value-type="float" office:value="276.7" calcext:value-type="float">
            <text:p>276.7</text:p>
          </table:table-cell>
          <table:table-cell office:value-type="float" office:value="73" calcext:value-type="float">
            <text:p>73</text:p>
          </table:table-cell>
          <table:table-cell table:formula="of:=VLOOKUP([.$A355];[MAF_5K_Walk_Watch__Crunch.$A$2:.$E$688];1;1)" office:value-type="string" office:string-value="2018-07-20T09:39:40Z" calcext:value-type="string">
            <text:p>2018-07-20T09:39:40Z</text:p>
          </table:table-cell>
          <table:table-cell table:formula="of:=VLOOKUP([.$A355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42Z</text:p>
          </table:table-cell>
          <table:table-cell office:value-type="float" office:value="40.017642" calcext:value-type="float">
            <text:p>40.017642</text:p>
          </table:table-cell>
          <table:table-cell office:value-type="float" office:value="-79.590726" calcext:value-type="float">
            <text:p>-79.590726</text:p>
          </table:table-cell>
          <table:table-cell office:value-type="float" office:value="276.6" calcext:value-type="float">
            <text:p>276.6</text:p>
          </table:table-cell>
          <table:table-cell office:value-type="float" office:value="72" calcext:value-type="float">
            <text:p>72</text:p>
          </table:table-cell>
          <table:table-cell table:formula="of:=VLOOKUP([.$A356];[MAF_5K_Walk_Watch__Crunch.$A$2:.$E$688];1;1)" office:value-type="string" office:string-value="2018-07-20T09:39:40Z" calcext:value-type="string">
            <text:p>2018-07-20T09:39:40Z</text:p>
          </table:table-cell>
          <table:table-cell table:formula="of:=VLOOKUP([.$A356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44Z</text:p>
          </table:table-cell>
          <table:table-cell office:value-type="float" office:value="40.017632" calcext:value-type="float">
            <text:p>40.017632</text:p>
          </table:table-cell>
          <table:table-cell office:value-type="float" office:value="-79.590765" calcext:value-type="float">
            <text:p>-79.590765</text:p>
          </table:table-cell>
          <table:table-cell office:value-type="float" office:value="276.4" calcext:value-type="float">
            <text:p>276.4</text:p>
          </table:table-cell>
          <table:table-cell office:value-type="float" office:value="71" calcext:value-type="float">
            <text:p>71</text:p>
          </table:table-cell>
          <table:table-cell table:formula="of:=VLOOKUP([.$A357];[MAF_5K_Walk_Watch__Crunch.$A$2:.$E$688];1;1)" office:value-type="string" office:string-value="2018-07-20T09:39:40Z" calcext:value-type="string">
            <text:p>2018-07-20T09:39:40Z</text:p>
          </table:table-cell>
          <table:table-cell table:formula="of:=VLOOKUP([.$A357];[MAF_5K_Walk_Watch__Crunch.$A$2:.$E$688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0T09:39:48Z</text:p>
          </table:table-cell>
          <table:table-cell office:value-type="float" office:value="40.017612" calcext:value-type="float">
            <text:p>40.017612</text:p>
          </table:table-cell>
          <table:table-cell office:value-type="float" office:value="-79.590797" calcext:value-type="float">
            <text:p>-79.590797</text:p>
          </table:table-cell>
          <table:table-cell office:value-type="float" office:value="276.3" calcext:value-type="float">
            <text:p>276.3</text:p>
          </table:table-cell>
          <table:table-cell office:value-type="float" office:value="71" calcext:value-type="float">
            <text:p>71</text:p>
          </table:table-cell>
          <table:table-cell table:formula="of:=VLOOKUP([.$A358];[MAF_5K_Walk_Watch__Crunch.$A$2:.$E$688];1;1)" office:value-type="string" office:string-value="2018-07-20T09:39:46Z" calcext:value-type="string">
            <text:p>2018-07-20T09:39:46Z</text:p>
          </table:table-cell>
          <table:table-cell table:formula="of:=VLOOKUP([.$A358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39:51Z</text:p>
          </table:table-cell>
          <table:table-cell office:value-type="float" office:value="40.017595" calcext:value-type="float">
            <text:p>40.017595</text:p>
          </table:table-cell>
          <table:table-cell office:value-type="float" office:value="-79.590827" calcext:value-type="float">
            <text:p>-79.590827</text:p>
          </table:table-cell>
          <table:table-cell office:value-type="float" office:value="276.2" calcext:value-type="float">
            <text:p>276.2</text:p>
          </table:table-cell>
          <table:table-cell office:value-type="float" office:value="68" calcext:value-type="float">
            <text:p>68</text:p>
          </table:table-cell>
          <table:table-cell table:formula="of:=VLOOKUP([.$A359];[MAF_5K_Walk_Watch__Crunch.$A$2:.$E$688];1;1)" office:value-type="string" office:string-value="2018-07-20T09:39:50Z" calcext:value-type="string">
            <text:p>2018-07-20T09:39:50Z</text:p>
          </table:table-cell>
          <table:table-cell table:formula="of:=VLOOKUP([.$A359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39:53Z</text:p>
          </table:table-cell>
          <table:table-cell office:value-type="float" office:value="40.017584" calcext:value-type="float">
            <text:p>40.017584</text:p>
          </table:table-cell>
          <table:table-cell office:value-type="float" office:value="-79.590864" calcext:value-type="float">
            <text:p>-79.590864</text:p>
          </table:table-cell>
          <table:table-cell office:value-type="float" office:value="276" calcext:value-type="float">
            <text:p>276</text:p>
          </table:table-cell>
          <table:table-cell office:value-type="float" office:value="68" calcext:value-type="float">
            <text:p>68</text:p>
          </table:table-cell>
          <table:table-cell table:formula="of:=VLOOKUP([.$A360];[MAF_5K_Walk_Watch__Crunch.$A$2:.$E$688];1;1)" office:value-type="string" office:string-value="2018-07-20T09:39:50Z" calcext:value-type="string">
            <text:p>2018-07-20T09:39:50Z</text:p>
          </table:table-cell>
          <table:table-cell table:formula="of:=VLOOKUP([.$A360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39:55Z</text:p>
          </table:table-cell>
          <table:table-cell office:value-type="float" office:value="40.017582" calcext:value-type="float">
            <text:p>40.017582</text:p>
          </table:table-cell>
          <table:table-cell office:value-type="float" office:value="-79.590911" calcext:value-type="float">
            <text:p>-79.590911</text:p>
          </table:table-cell>
          <table:table-cell office:value-type="float" office:value="275.7" calcext:value-type="float">
            <text:p>275.7</text:p>
          </table:table-cell>
          <table:table-cell office:value-type="float" office:value="68" calcext:value-type="float">
            <text:p>68</text:p>
          </table:table-cell>
          <table:table-cell table:formula="of:=VLOOKUP([.$A361];[MAF_5K_Walk_Watch__Crunch.$A$2:.$E$688];1;1)" office:value-type="string" office:string-value="2018-07-20T09:39:55Z" calcext:value-type="string">
            <text:p>2018-07-20T09:39:55Z</text:p>
          </table:table-cell>
          <table:table-cell table:formula="of:=VLOOKUP([.$A361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39:57Z</text:p>
          </table:table-cell>
          <table:table-cell office:value-type="float" office:value="40.017588" calcext:value-type="float">
            <text:p>40.017588</text:p>
          </table:table-cell>
          <table:table-cell office:value-type="float" office:value="-79.590957" calcext:value-type="float">
            <text:p>-79.590957</text:p>
          </table:table-cell>
          <table:table-cell office:value-type="float" office:value="275.5" calcext:value-type="float">
            <text:p>275.5</text:p>
          </table:table-cell>
          <table:table-cell office:value-type="float" office:value="68" calcext:value-type="float">
            <text:p>68</text:p>
          </table:table-cell>
          <table:table-cell table:formula="of:=VLOOKUP([.$A362];[MAF_5K_Walk_Watch__Crunch.$A$2:.$E$688];1;1)" office:value-type="string" office:string-value="2018-07-20T09:39:55Z" calcext:value-type="string">
            <text:p>2018-07-20T09:39:55Z</text:p>
          </table:table-cell>
          <table:table-cell table:formula="of:=VLOOKUP([.$A362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39:59Z</text:p>
          </table:table-cell>
          <table:table-cell office:value-type="float" office:value="40.017586" calcext:value-type="float">
            <text:p>40.017586</text:p>
          </table:table-cell>
          <table:table-cell office:value-type="float" office:value="-79.590994" calcext:value-type="float">
            <text:p>-79.590994</text:p>
          </table:table-cell>
          <table:table-cell office:value-type="float" office:value="275.3" calcext:value-type="float">
            <text:p>275.3</text:p>
          </table:table-cell>
          <table:table-cell office:value-type="float" office:value="68" calcext:value-type="float">
            <text:p>68</text:p>
          </table:table-cell>
          <table:table-cell table:formula="of:=VLOOKUP([.$A363];[MAF_5K_Walk_Watch__Crunch.$A$2:.$E$688];1;1)" office:value-type="string" office:string-value="2018-07-20T09:39:55Z" calcext:value-type="string">
            <text:p>2018-07-20T09:39:55Z</text:p>
          </table:table-cell>
          <table:table-cell table:formula="of:=VLOOKUP([.$A363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01Z</text:p>
          </table:table-cell>
          <table:table-cell office:value-type="float" office:value="40.017582" calcext:value-type="float">
            <text:p>40.017582</text:p>
          </table:table-cell>
          <table:table-cell office:value-type="float" office:value="-79.591038" calcext:value-type="float">
            <text:p>-79.591038</text:p>
          </table:table-cell>
          <table:table-cell office:value-type="float" office:value="275" calcext:value-type="float">
            <text:p>275</text:p>
          </table:table-cell>
          <table:table-cell office:value-type="float" office:value="68" calcext:value-type="float">
            <text:p>68</text:p>
          </table:table-cell>
          <table:table-cell table:formula="of:=VLOOKUP([.$A364];[MAF_5K_Walk_Watch__Crunch.$A$2:.$E$688];1;1)" office:value-type="string" office:string-value="2018-07-20T09:40:00Z" calcext:value-type="string">
            <text:p>2018-07-20T09:40:00Z</text:p>
          </table:table-cell>
          <table:table-cell table:formula="of:=VLOOKUP([.$A364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03Z</text:p>
          </table:table-cell>
          <table:table-cell office:value-type="float" office:value="40.017579" calcext:value-type="float">
            <text:p>40.017579</text:p>
          </table:table-cell>
          <table:table-cell office:value-type="float" office:value="-79.591073" calcext:value-type="float">
            <text:p>-79.591073</text:p>
          </table:table-cell>
          <table:table-cell office:value-type="float" office:value="274.8" calcext:value-type="float">
            <text:p>274.8</text:p>
          </table:table-cell>
          <table:table-cell office:value-type="float" office:value="68" calcext:value-type="float">
            <text:p>68</text:p>
          </table:table-cell>
          <table:table-cell table:formula="of:=VLOOKUP([.$A365];[MAF_5K_Walk_Watch__Crunch.$A$2:.$E$688];1;1)" office:value-type="string" office:string-value="2018-07-20T09:40:00Z" calcext:value-type="string">
            <text:p>2018-07-20T09:40:00Z</text:p>
          </table:table-cell>
          <table:table-cell table:formula="of:=VLOOKUP([.$A365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06Z</text:p>
          </table:table-cell>
          <table:table-cell office:value-type="float" office:value="40.017576" calcext:value-type="float">
            <text:p>40.017576</text:p>
          </table:table-cell>
          <table:table-cell office:value-type="float" office:value="-79.591109" calcext:value-type="float">
            <text:p>-79.591109</text:p>
          </table:table-cell>
          <table:table-cell office:value-type="float" office:value="274.6" calcext:value-type="float">
            <text:p>274.6</text:p>
          </table:table-cell>
          <table:table-cell office:value-type="float" office:value="68" calcext:value-type="float">
            <text:p>68</text:p>
          </table:table-cell>
          <table:table-cell table:formula="of:=VLOOKUP([.$A366];[MAF_5K_Walk_Watch__Crunch.$A$2:.$E$688];1;1)" office:value-type="string" office:string-value="2018-07-20T09:40:05Z" calcext:value-type="string">
            <text:p>2018-07-20T09:40:05Z</text:p>
          </table:table-cell>
          <table:table-cell table:formula="of:=VLOOKUP([.$A366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08Z</text:p>
          </table:table-cell>
          <table:table-cell office:value-type="float" office:value="40.01758" calcext:value-type="float">
            <text:p>40.01758</text:p>
          </table:table-cell>
          <table:table-cell office:value-type="float" office:value="-79.591155" calcext:value-type="float">
            <text:p>-79.591155</text:p>
          </table:table-cell>
          <table:table-cell office:value-type="float" office:value="274.3" calcext:value-type="float">
            <text:p>274.3</text:p>
          </table:table-cell>
          <table:table-cell office:value-type="float" office:value="68" calcext:value-type="float">
            <text:p>68</text:p>
          </table:table-cell>
          <table:table-cell table:formula="of:=VLOOKUP([.$A367];[MAF_5K_Walk_Watch__Crunch.$A$2:.$E$688];1;1)" office:value-type="string" office:string-value="2018-07-20T09:40:05Z" calcext:value-type="string">
            <text:p>2018-07-20T09:40:05Z</text:p>
          </table:table-cell>
          <table:table-cell table:formula="of:=VLOOKUP([.$A367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10Z</text:p>
          </table:table-cell>
          <table:table-cell office:value-type="float" office:value="40.017582" calcext:value-type="float">
            <text:p>40.017582</text:p>
          </table:table-cell>
          <table:table-cell office:value-type="float" office:value="-79.591207" calcext:value-type="float">
            <text:p>-79.591207</text:p>
          </table:table-cell>
          <table:table-cell office:value-type="float" office:value="274" calcext:value-type="float">
            <text:p>274</text:p>
          </table:table-cell>
          <table:table-cell office:value-type="float" office:value="67" calcext:value-type="float">
            <text:p>67</text:p>
          </table:table-cell>
          <table:table-cell table:formula="of:=VLOOKUP([.$A368];[MAF_5K_Walk_Watch__Crunch.$A$2:.$E$688];1;1)" office:value-type="string" office:string-value="2018-07-20T09:40:05Z" calcext:value-type="string">
            <text:p>2018-07-20T09:40:05Z</text:p>
          </table:table-cell>
          <table:table-cell table:formula="of:=VLOOKUP([.$A368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12Z</text:p>
          </table:table-cell>
          <table:table-cell office:value-type="float" office:value="40.017582" calcext:value-type="float">
            <text:p>40.017582</text:p>
          </table:table-cell>
          <table:table-cell office:value-type="float" office:value="-79.591247" calcext:value-type="float">
            <text:p>-79.591247</text:p>
          </table:table-cell>
          <table:table-cell office:value-type="float" office:value="273.8" calcext:value-type="float">
            <text:p>273.8</text:p>
          </table:table-cell>
          <table:table-cell office:value-type="float" office:value="69" calcext:value-type="float">
            <text:p>69</text:p>
          </table:table-cell>
          <table:table-cell table:formula="of:=VLOOKUP([.$A369];[MAF_5K_Walk_Watch__Crunch.$A$2:.$E$688];1;1)" office:value-type="string" office:string-value="2018-07-20T09:40:05Z" calcext:value-type="string">
            <text:p>2018-07-20T09:40:05Z</text:p>
          </table:table-cell>
          <table:table-cell table:formula="of:=VLOOKUP([.$A369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16Z</text:p>
          </table:table-cell>
          <table:table-cell office:value-type="float" office:value="40.017606" calcext:value-type="float">
            <text:p>40.017606</text:p>
          </table:table-cell>
          <table:table-cell office:value-type="float" office:value="-79.591288" calcext:value-type="float">
            <text:p>-79.591288</text:p>
          </table:table-cell>
          <table:table-cell office:value-type="float" office:value="273.4" calcext:value-type="float">
            <text:p>273.4</text:p>
          </table:table-cell>
          <table:table-cell office:value-type="float" office:value="70" calcext:value-type="float">
            <text:p>70</text:p>
          </table:table-cell>
          <table:table-cell table:formula="of:=VLOOKUP([.$A370];[MAF_5K_Walk_Watch__Crunch.$A$2:.$E$688];1;1)" office:value-type="string" office:string-value="2018-07-20T09:40:15Z" calcext:value-type="string">
            <text:p>2018-07-20T09:40:15Z</text:p>
          </table:table-cell>
          <table:table-cell table:formula="of:=VLOOKUP([.$A370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19Z</text:p>
          </table:table-cell>
          <table:table-cell office:value-type="float" office:value="40.017625" calcext:value-type="float">
            <text:p>40.017625</text:p>
          </table:table-cell>
          <table:table-cell office:value-type="float" office:value="-79.591315" calcext:value-type="float">
            <text:p>-79.591315</text:p>
          </table:table-cell>
          <table:table-cell office:value-type="float" office:value="273.5" calcext:value-type="float">
            <text:p>273.5</text:p>
          </table:table-cell>
          <table:table-cell office:value-type="float" office:value="69" calcext:value-type="float">
            <text:p>69</text:p>
          </table:table-cell>
          <table:table-cell table:formula="of:=VLOOKUP([.$A371];[MAF_5K_Walk_Watch__Crunch.$A$2:.$E$688];1;1)" office:value-type="string" office:string-value="2018-07-20T09:40:15Z" calcext:value-type="string">
            <text:p>2018-07-20T09:40:15Z</text:p>
          </table:table-cell>
          <table:table-cell table:formula="of:=VLOOKUP([.$A371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22Z</text:p>
          </table:table-cell>
          <table:table-cell office:value-type="float" office:value="40.017649" calcext:value-type="float">
            <text:p>40.017649</text:p>
          </table:table-cell>
          <table:table-cell office:value-type="float" office:value="-79.591343" calcext:value-type="float">
            <text:p>-79.591343</text:p>
          </table:table-cell>
          <table:table-cell office:value-type="float" office:value="273.6" calcext:value-type="float">
            <text:p>273.6</text:p>
          </table:table-cell>
          <table:table-cell office:value-type="float" office:value="70" calcext:value-type="float">
            <text:p>70</text:p>
          </table:table-cell>
          <table:table-cell table:formula="of:=VLOOKUP([.$A372];[MAF_5K_Walk_Watch__Crunch.$A$2:.$E$688];1;1)" office:value-type="string" office:string-value="2018-07-20T09:40:20Z" calcext:value-type="string">
            <text:p>2018-07-20T09:40:20Z</text:p>
          </table:table-cell>
          <table:table-cell table:formula="of:=VLOOKUP([.$A372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24Z</text:p>
          </table:table-cell>
          <table:table-cell office:value-type="float" office:value="40.017679" calcext:value-type="float">
            <text:p>40.017679</text:p>
          </table:table-cell>
          <table:table-cell office:value-type="float" office:value="-79.591352" calcext:value-type="float">
            <text:p>-79.591352</text:p>
          </table:table-cell>
          <table:table-cell office:value-type="float" office:value="273.6" calcext:value-type="float">
            <text:p>273.6</text:p>
          </table:table-cell>
          <table:table-cell office:value-type="float" office:value="71" calcext:value-type="float">
            <text:p>71</text:p>
          </table:table-cell>
          <table:table-cell table:formula="of:=VLOOKUP([.$A373];[MAF_5K_Walk_Watch__Crunch.$A$2:.$E$688];1;1)" office:value-type="string" office:string-value="2018-07-20T09:40:20Z" calcext:value-type="string">
            <text:p>2018-07-20T09:40:20Z</text:p>
          </table:table-cell>
          <table:table-cell table:formula="of:=VLOOKUP([.$A373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26Z</text:p>
          </table:table-cell>
          <table:table-cell office:value-type="float" office:value="40.017707" calcext:value-type="float">
            <text:p>40.017707</text:p>
          </table:table-cell>
          <table:table-cell office:value-type="float" office:value="-79.59137" calcext:value-type="float">
            <text:p>-79.59137</text:p>
          </table:table-cell>
          <table:table-cell office:value-type="float" office:value="273.7" calcext:value-type="float">
            <text:p>273.7</text:p>
          </table:table-cell>
          <table:table-cell office:value-type="float" office:value="73" calcext:value-type="float">
            <text:p>73</text:p>
          </table:table-cell>
          <table:table-cell table:formula="of:=VLOOKUP([.$A374];[MAF_5K_Walk_Watch__Crunch.$A$2:.$E$688];1;1)" office:value-type="string" office:string-value="2018-07-20T09:40:25Z" calcext:value-type="string">
            <text:p>2018-07-20T09:40:25Z</text:p>
          </table:table-cell>
          <table:table-cell table:formula="of:=VLOOKUP([.$A374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29Z</text:p>
          </table:table-cell>
          <table:table-cell office:value-type="float" office:value="40.017751" calcext:value-type="float">
            <text:p>40.017751</text:p>
          </table:table-cell>
          <table:table-cell office:value-type="float" office:value="-79.591367" calcext:value-type="float">
            <text:p>-79.591367</text:p>
          </table:table-cell>
          <table:table-cell office:value-type="float" office:value="273.9" calcext:value-type="float">
            <text:p>273.9</text:p>
          </table:table-cell>
          <table:table-cell office:value-type="float" office:value="73" calcext:value-type="float">
            <text:p>73</text:p>
          </table:table-cell>
          <table:table-cell table:formula="of:=VLOOKUP([.$A375];[MAF_5K_Walk_Watch__Crunch.$A$2:.$E$688];1;1)" office:value-type="string" office:string-value="2018-07-20T09:40:25Z" calcext:value-type="string">
            <text:p>2018-07-20T09:40:25Z</text:p>
          </table:table-cell>
          <table:table-cell table:formula="of:=VLOOKUP([.$A375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31Z</text:p>
          </table:table-cell>
          <table:table-cell office:value-type="float" office:value="40.01778" calcext:value-type="float">
            <text:p>40.01778</text:p>
          </table:table-cell>
          <table:table-cell office:value-type="float" office:value="-79.591354" calcext:value-type="float">
            <text:p>-79.591354</text:p>
          </table:table-cell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table:formula="of:=VLOOKUP([.$A376];[MAF_5K_Walk_Watch__Crunch.$A$2:.$E$688];1;1)" office:value-type="string" office:string-value="2018-07-20T09:40:25Z" calcext:value-type="string">
            <text:p>2018-07-20T09:40:25Z</text:p>
          </table:table-cell>
          <table:table-cell table:formula="of:=VLOOKUP([.$A376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35Z</text:p>
          </table:table-cell>
          <table:table-cell office:value-type="float" office:value="40.017805" calcext:value-type="float">
            <text:p>40.017805</text:p>
          </table:table-cell>
          <table:table-cell office:value-type="float" office:value="-79.591339" calcext:value-type="float">
            <text:p>-79.591339</text:p>
          </table:table-cell>
          <table:table-cell office:value-type="float" office:value="274.1" calcext:value-type="float">
            <text:p>274.1</text:p>
          </table:table-cell>
          <table:table-cell office:value-type="float" office:value="74" calcext:value-type="float">
            <text:p>74</text:p>
          </table:table-cell>
          <table:table-cell table:formula="of:=VLOOKUP([.$A377];[MAF_5K_Walk_Watch__Crunch.$A$2:.$E$688];1;1)" office:value-type="string" office:string-value="2018-07-20T09:40:35Z" calcext:value-type="string">
            <text:p>2018-07-20T09:40:35Z</text:p>
          </table:table-cell>
          <table:table-cell table:formula="of:=VLOOKUP([.$A377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37Z</text:p>
          </table:table-cell>
          <table:table-cell office:value-type="float" office:value="40.017836" calcext:value-type="float">
            <text:p>40.017836</text:p>
          </table:table-cell>
          <table:table-cell office:value-type="float" office:value="-79.591331" calcext:value-type="float">
            <text:p>-79.591331</text:p>
          </table:table-cell>
          <table:table-cell office:value-type="float" office:value="274.2" calcext:value-type="float">
            <text:p>274.2</text:p>
          </table:table-cell>
          <table:table-cell office:value-type="float" office:value="74" calcext:value-type="float">
            <text:p>74</text:p>
          </table:table-cell>
          <table:table-cell table:formula="of:=VLOOKUP([.$A378];[MAF_5K_Walk_Watch__Crunch.$A$2:.$E$688];1;1)" office:value-type="string" office:string-value="2018-07-20T09:40:35Z" calcext:value-type="string">
            <text:p>2018-07-20T09:40:35Z</text:p>
          </table:table-cell>
          <table:table-cell table:formula="of:=VLOOKUP([.$A378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39Z</text:p>
          </table:table-cell>
          <table:table-cell office:value-type="float" office:value="40.017865" calcext:value-type="float">
            <text:p>40.017865</text:p>
          </table:table-cell>
          <table:table-cell office:value-type="float" office:value="-79.591326" calcext:value-type="float">
            <text:p>-79.591326</text:p>
          </table:table-cell>
          <table:table-cell office:value-type="float" office:value="274.3" calcext:value-type="float">
            <text:p>274.3</text:p>
          </table:table-cell>
          <table:table-cell office:value-type="float" office:value="76" calcext:value-type="float">
            <text:p>76</text:p>
          </table:table-cell>
          <table:table-cell table:formula="of:=VLOOKUP([.$A379];[MAF_5K_Walk_Watch__Crunch.$A$2:.$E$688];1;1)" office:value-type="string" office:string-value="2018-07-20T09:40:35Z" calcext:value-type="string">
            <text:p>2018-07-20T09:40:35Z</text:p>
          </table:table-cell>
          <table:table-cell table:formula="of:=VLOOKUP([.$A379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41Z</text:p>
          </table:table-cell>
          <table:table-cell office:value-type="float" office:value="40.017898" calcext:value-type="float">
            <text:p>40.017898</text:p>
          </table:table-cell>
          <table:table-cell office:value-type="float" office:value="-79.591332" calcext:value-type="float">
            <text:p>-79.591332</text:p>
          </table:table-cell>
          <table:table-cell office:value-type="float" office:value="274.4" calcext:value-type="float">
            <text:p>274.4</text:p>
          </table:table-cell>
          <table:table-cell office:value-type="float" office:value="78" calcext:value-type="float">
            <text:p>78</text:p>
          </table:table-cell>
          <table:table-cell table:formula="of:=VLOOKUP([.$A380];[MAF_5K_Walk_Watch__Crunch.$A$2:.$E$688];1;1)" office:value-type="string" office:string-value="2018-07-20T09:40:40Z" calcext:value-type="string">
            <text:p>2018-07-20T09:40:40Z</text:p>
          </table:table-cell>
          <table:table-cell table:formula="of:=VLOOKUP([.$A380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43Z</text:p>
          </table:table-cell>
          <table:table-cell office:value-type="float" office:value="40.017938" calcext:value-type="float">
            <text:p>40.017938</text:p>
          </table:table-cell>
          <table:table-cell office:value-type="float" office:value="-79.591348" calcext:value-type="float">
            <text:p>-79.591348</text:p>
          </table:table-cell>
          <table:table-cell office:value-type="float" office:value="274.6" calcext:value-type="float">
            <text:p>274.6</text:p>
          </table:table-cell>
          <table:table-cell office:value-type="float" office:value="79" calcext:value-type="float">
            <text:p>79</text:p>
          </table:table-cell>
          <table:table-cell table:formula="of:=VLOOKUP([.$A381];[MAF_5K_Walk_Watch__Crunch.$A$2:.$E$688];1;1)" office:value-type="string" office:string-value="2018-07-20T09:40:40Z" calcext:value-type="string">
            <text:p>2018-07-20T09:40:40Z</text:p>
          </table:table-cell>
          <table:table-cell table:formula="of:=VLOOKUP([.$A381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45Z</text:p>
          </table:table-cell>
          <table:table-cell office:value-type="float" office:value="40.017964" calcext:value-type="float">
            <text:p>40.017964</text:p>
          </table:table-cell>
          <table:table-cell office:value-type="float" office:value="-79.591359" calcext:value-type="float">
            <text:p>-79.591359</text:p>
          </table:table-cell>
          <table:table-cell office:value-type="float" office:value="274.7" calcext:value-type="float">
            <text:p>274.7</text:p>
          </table:table-cell>
          <table:table-cell office:value-type="float" office:value="80" calcext:value-type="float">
            <text:p>80</text:p>
          </table:table-cell>
          <table:table-cell table:formula="of:=VLOOKUP([.$A382];[MAF_5K_Walk_Watch__Crunch.$A$2:.$E$688];1;1)" office:value-type="string" office:string-value="2018-07-20T09:40:45Z" calcext:value-type="string">
            <text:p>2018-07-20T09:40:45Z</text:p>
          </table:table-cell>
          <table:table-cell table:formula="of:=VLOOKUP([.$A382];[MAF_5K_Walk_Watch__Crunch.$A$2:.$E$688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0T09:40:49Z</text:p>
          </table:table-cell>
          <table:table-cell office:value-type="float" office:value="40.017998" calcext:value-type="float">
            <text:p>40.017998</text:p>
          </table:table-cell>
          <table:table-cell office:value-type="float" office:value="-79.591374" calcext:value-type="float">
            <text:p>-79.591374</text:p>
          </table:table-cell>
          <table:table-cell office:value-type="float" office:value="274.8" calcext:value-type="float">
            <text:p>274.8</text:p>
          </table:table-cell>
          <table:table-cell office:value-type="float" office:value="79" calcext:value-type="float">
            <text:p>79</text:p>
          </table:table-cell>
          <table:table-cell table:formula="of:=VLOOKUP([.$A383];[MAF_5K_Walk_Watch__Crunch.$A$2:.$E$688];1;1)" office:value-type="string" office:string-value="2018-07-20T09:40:46Z" calcext:value-type="string">
            <text:p>2018-07-20T09:40:46Z</text:p>
          </table:table-cell>
          <table:table-cell table:formula="of:=VLOOKUP([.$A383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0:52Z</text:p>
          </table:table-cell>
          <table:table-cell office:value-type="float" office:value="40.018028" calcext:value-type="float">
            <text:p>40.018028</text:p>
          </table:table-cell>
          <table:table-cell office:value-type="float" office:value="-79.59138" calcext:value-type="float">
            <text:p>-79.59138</text:p>
          </table:table-cell>
          <table:table-cell office:value-type="float" office:value="275.1" calcext:value-type="float">
            <text:p>275.1</text:p>
          </table:table-cell>
          <table:table-cell office:value-type="float" office:value="81" calcext:value-type="float">
            <text:p>81</text:p>
          </table:table-cell>
          <table:table-cell table:formula="of:=VLOOKUP([.$A384];[MAF_5K_Walk_Watch__Crunch.$A$2:.$E$688];1;1)" office:value-type="string" office:string-value="2018-07-20T09:40:52Z" calcext:value-type="string">
            <text:p>2018-07-20T09:40:52Z</text:p>
          </table:table-cell>
          <table:table-cell table:formula="of:=VLOOKUP([.$A384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0:56Z</text:p>
          </table:table-cell>
          <table:table-cell office:value-type="float" office:value="40.018047" calcext:value-type="float">
            <text:p>40.018047</text:p>
          </table:table-cell>
          <table:table-cell office:value-type="float" office:value="-79.591343" calcext:value-type="float">
            <text:p>-79.591343</text:p>
          </table:table-cell>
          <table:table-cell office:value-type="float" office:value="275.2" calcext:value-type="float">
            <text:p>275.2</text:p>
          </table:table-cell>
          <table:table-cell office:value-type="float" office:value="81" calcext:value-type="float">
            <text:p>81</text:p>
          </table:table-cell>
          <table:table-cell table:formula="of:=VLOOKUP([.$A385];[MAF_5K_Walk_Watch__Crunch.$A$2:.$E$688];1;1)" office:value-type="string" office:string-value="2018-07-20T09:40:52Z" calcext:value-type="string">
            <text:p>2018-07-20T09:40:52Z</text:p>
          </table:table-cell>
          <table:table-cell table:formula="of:=VLOOKUP([.$A385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00Z</text:p>
          </table:table-cell>
          <table:table-cell office:value-type="float" office:value="40.018058" calcext:value-type="float">
            <text:p>40.018058</text:p>
          </table:table-cell>
          <table:table-cell office:value-type="float" office:value="-79.591308" calcext:value-type="float">
            <text:p>-79.591308</text:p>
          </table:table-cell>
          <table:table-cell office:value-type="float" office:value="275.2" calcext:value-type="float">
            <text:p>275.2</text:p>
          </table:table-cell>
          <table:table-cell office:value-type="float" office:value="84" calcext:value-type="float">
            <text:p>84</text:p>
          </table:table-cell>
          <table:table-cell table:formula="of:=VLOOKUP([.$A386];[MAF_5K_Walk_Watch__Crunch.$A$2:.$E$688];1;1)" office:value-type="string" office:string-value="2018-07-20T09:40:52Z" calcext:value-type="string">
            <text:p>2018-07-20T09:40:52Z</text:p>
          </table:table-cell>
          <table:table-cell table:formula="of:=VLOOKUP([.$A386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06Z</text:p>
          </table:table-cell>
          <table:table-cell office:value-type="float" office:value="40.018041" calcext:value-type="float">
            <text:p>40.018041</text:p>
          </table:table-cell>
          <table:table-cell office:value-type="float" office:value="-79.591258" calcext:value-type="float">
            <text:p>-79.591258</text:p>
          </table:table-cell>
          <table:table-cell office:value-type="float" office:value="275.2" calcext:value-type="float">
            <text:p>275.2</text:p>
          </table:table-cell>
          <table:table-cell office:value-type="float" office:value="84" calcext:value-type="float">
            <text:p>84</text:p>
          </table:table-cell>
          <table:table-cell table:formula="of:=VLOOKUP([.$A387];[MAF_5K_Walk_Watch__Crunch.$A$2:.$E$688];1;1)" office:value-type="string" office:string-value="2018-07-20T09:41:02Z" calcext:value-type="string">
            <text:p>2018-07-20T09:41:02Z</text:p>
          </table:table-cell>
          <table:table-cell table:formula="of:=VLOOKUP([.$A387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10Z</text:p>
          </table:table-cell>
          <table:table-cell office:value-type="float" office:value="40.018033" calcext:value-type="float">
            <text:p>40.018033</text:p>
          </table:table-cell>
          <table:table-cell office:value-type="float" office:value="-79.591213" calcext:value-type="float">
            <text:p>-79.591213</text:p>
          </table:table-cell>
          <table:table-cell office:value-type="float" office:value="275.3" calcext:value-type="float">
            <text:p>275.3</text:p>
          </table:table-cell>
          <table:table-cell office:value-type="float" office:value="83" calcext:value-type="float">
            <text:p>83</text:p>
          </table:table-cell>
          <table:table-cell table:formula="of:=VLOOKUP([.$A388];[MAF_5K_Walk_Watch__Crunch.$A$2:.$E$688];1;1)" office:value-type="string" office:string-value="2018-07-20T09:41:02Z" calcext:value-type="string">
            <text:p>2018-07-20T09:41:02Z</text:p>
          </table:table-cell>
          <table:table-cell table:formula="of:=VLOOKUP([.$A388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13Z</text:p>
          </table:table-cell>
          <table:table-cell office:value-type="float" office:value="40.018034" calcext:value-type="float">
            <text:p>40.018034</text:p>
          </table:table-cell>
          <table:table-cell office:value-type="float" office:value="-79.591168" calcext:value-type="float">
            <text:p>-79.591168</text:p>
          </table:table-cell>
          <table:table-cell office:value-type="float" office:value="275.3" calcext:value-type="float">
            <text:p>275.3</text:p>
          </table:table-cell>
          <table:table-cell office:value-type="float" office:value="85" calcext:value-type="float">
            <text:p>85</text:p>
          </table:table-cell>
          <table:table-cell table:formula="of:=VLOOKUP([.$A389];[MAF_5K_Walk_Watch__Crunch.$A$2:.$E$688];1;1)" office:value-type="string" office:string-value="2018-07-20T09:41:12Z" calcext:value-type="string">
            <text:p>2018-07-20T09:41:12Z</text:p>
          </table:table-cell>
          <table:table-cell table:formula="of:=VLOOKUP([.$A389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16Z</text:p>
          </table:table-cell>
          <table:table-cell office:value-type="float" office:value="40.018049" calcext:value-type="float">
            <text:p>40.018049</text:p>
          </table:table-cell>
          <table:table-cell office:value-type="float" office:value="-79.591118" calcext:value-type="float">
            <text:p>-79.591118</text:p>
          </table:table-cell>
          <table:table-cell office:value-type="float" office:value="275.4" calcext:value-type="float">
            <text:p>275.4</text:p>
          </table:table-cell>
          <table:table-cell office:value-type="float" office:value="86" calcext:value-type="float">
            <text:p>86</text:p>
          </table:table-cell>
          <table:table-cell table:formula="of:=VLOOKUP([.$A390];[MAF_5K_Walk_Watch__Crunch.$A$2:.$E$688];1;1)" office:value-type="string" office:string-value="2018-07-20T09:41:12Z" calcext:value-type="string">
            <text:p>2018-07-20T09:41:12Z</text:p>
          </table:table-cell>
          <table:table-cell table:formula="of:=VLOOKUP([.$A390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18Z</text:p>
          </table:table-cell>
          <table:table-cell office:value-type="float" office:value="40.018056" calcext:value-type="float">
            <text:p>40.018056</text:p>
          </table:table-cell>
          <table:table-cell office:value-type="float" office:value="-79.591078" calcext:value-type="float">
            <text:p>-79.591078</text:p>
          </table:table-cell>
          <table:table-cell office:value-type="float" office:value="275.4" calcext:value-type="float">
            <text:p>275.4</text:p>
          </table:table-cell>
          <table:table-cell office:value-type="float" office:value="87" calcext:value-type="float">
            <text:p>87</text:p>
          </table:table-cell>
          <table:table-cell table:formula="of:=VLOOKUP([.$A391];[MAF_5K_Walk_Watch__Crunch.$A$2:.$E$688];1;1)" office:value-type="string" office:string-value="2018-07-20T09:41:17Z" calcext:value-type="string">
            <text:p>2018-07-20T09:41:17Z</text:p>
          </table:table-cell>
          <table:table-cell table:formula="of:=VLOOKUP([.$A391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20Z</text:p>
          </table:table-cell>
          <table:table-cell office:value-type="float" office:value="40.018059" calcext:value-type="float">
            <text:p>40.018059</text:p>
          </table:table-cell>
          <table:table-cell office:value-type="float" office:value="-79.591027" calcext:value-type="float">
            <text:p>-79.591027</text:p>
          </table:table-cell>
          <table:table-cell office:value-type="float" office:value="275.4" calcext:value-type="float">
            <text:p>275.4</text:p>
          </table:table-cell>
          <table:table-cell office:value-type="float" office:value="87" calcext:value-type="float">
            <text:p>87</text:p>
          </table:table-cell>
          <table:table-cell table:formula="of:=VLOOKUP([.$A392];[MAF_5K_Walk_Watch__Crunch.$A$2:.$E$688];1;1)" office:value-type="string" office:string-value="2018-07-20T09:41:17Z" calcext:value-type="string">
            <text:p>2018-07-20T09:41:17Z</text:p>
          </table:table-cell>
          <table:table-cell table:formula="of:=VLOOKUP([.$A392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23Z</text:p>
          </table:table-cell>
          <table:table-cell office:value-type="float" office:value="40.018067" calcext:value-type="float">
            <text:p>40.018067</text:p>
          </table:table-cell>
          <table:table-cell office:value-type="float" office:value="-79.590993" calcext:value-type="float">
            <text:p>-79.590993</text:p>
          </table:table-cell>
          <table:table-cell office:value-type="float" office:value="275.5" calcext:value-type="float">
            <text:p>275.5</text:p>
          </table:table-cell>
          <table:table-cell office:value-type="float" office:value="87" calcext:value-type="float">
            <text:p>87</text:p>
          </table:table-cell>
          <table:table-cell table:formula="of:=VLOOKUP([.$A393];[MAF_5K_Walk_Watch__Crunch.$A$2:.$E$688];1;1)" office:value-type="string" office:string-value="2018-07-20T09:41:22Z" calcext:value-type="string">
            <text:p>2018-07-20T09:41:22Z</text:p>
          </table:table-cell>
          <table:table-cell table:formula="of:=VLOOKUP([.$A393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26Z</text:p>
          </table:table-cell>
          <table:table-cell office:value-type="float" office:value="40.018069" calcext:value-type="float">
            <text:p>40.018069</text:p>
          </table:table-cell>
          <table:table-cell office:value-type="float" office:value="-79.590944" calcext:value-type="float">
            <text:p>-79.590944</text:p>
          </table:table-cell>
          <table:table-cell office:value-type="float" office:value="275.5" calcext:value-type="float">
            <text:p>275.5</text:p>
          </table:table-cell>
          <table:table-cell office:value-type="float" office:value="87" calcext:value-type="float">
            <text:p>87</text:p>
          </table:table-cell>
          <table:table-cell table:formula="of:=VLOOKUP([.$A394];[MAF_5K_Walk_Watch__Crunch.$A$2:.$E$688];1;1)" office:value-type="string" office:string-value="2018-07-20T09:41:22Z" calcext:value-type="string">
            <text:p>2018-07-20T09:41:22Z</text:p>
          </table:table-cell>
          <table:table-cell table:formula="of:=VLOOKUP([.$A394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28Z</text:p>
          </table:table-cell>
          <table:table-cell office:value-type="float" office:value="40.018072" calcext:value-type="float">
            <text:p>40.018072</text:p>
          </table:table-cell>
          <table:table-cell office:value-type="float" office:value="-79.590904" calcext:value-type="float">
            <text:p>-79.590904</text:p>
          </table:table-cell>
          <table:table-cell office:value-type="float" office:value="275.5" calcext:value-type="float">
            <text:p>275.5</text:p>
          </table:table-cell>
          <table:table-cell office:value-type="float" office:value="87" calcext:value-type="float">
            <text:p>87</text:p>
          </table:table-cell>
          <table:table-cell table:formula="of:=VLOOKUP([.$A395];[MAF_5K_Walk_Watch__Crunch.$A$2:.$E$688];1;1)" office:value-type="string" office:string-value="2018-07-20T09:41:27Z" calcext:value-type="string">
            <text:p>2018-07-20T09:41:27Z</text:p>
          </table:table-cell>
          <table:table-cell table:formula="of:=VLOOKUP([.$A395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31Z</text:p>
          </table:table-cell>
          <table:table-cell office:value-type="float" office:value="40.01808" calcext:value-type="float">
            <text:p>40.01808</text:p>
          </table:table-cell>
          <table:table-cell office:value-type="float" office:value="-79.590866" calcext:value-type="float">
            <text:p>-79.590866</text:p>
          </table:table-cell>
          <table:table-cell office:value-type="float" office:value="275.6" calcext:value-type="float">
            <text:p>275.6</text:p>
          </table:table-cell>
          <table:table-cell office:value-type="float" office:value="86" calcext:value-type="float">
            <text:p>86</text:p>
          </table:table-cell>
          <table:table-cell table:formula="of:=VLOOKUP([.$A396];[MAF_5K_Walk_Watch__Crunch.$A$2:.$E$688];1;1)" office:value-type="string" office:string-value="2018-07-20T09:41:27Z" calcext:value-type="string">
            <text:p>2018-07-20T09:41:27Z</text:p>
          </table:table-cell>
          <table:table-cell table:formula="of:=VLOOKUP([.$A396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33Z</text:p>
          </table:table-cell>
          <table:table-cell office:value-type="float" office:value="40.018095" calcext:value-type="float">
            <text:p>40.018095</text:p>
          </table:table-cell>
          <table:table-cell office:value-type="float" office:value="-79.590836" calcext:value-type="float">
            <text:p>-79.590836</text:p>
          </table:table-cell>
          <table:table-cell office:value-type="float" office:value="275.6" calcext:value-type="float">
            <text:p>275.6</text:p>
          </table:table-cell>
          <table:table-cell office:value-type="float" office:value="86" calcext:value-type="float">
            <text:p>86</text:p>
          </table:table-cell>
          <table:table-cell table:formula="of:=VLOOKUP([.$A397];[MAF_5K_Walk_Watch__Crunch.$A$2:.$E$688];1;1)" office:value-type="string" office:string-value="2018-07-20T09:41:27Z" calcext:value-type="string">
            <text:p>2018-07-20T09:41:27Z</text:p>
          </table:table-cell>
          <table:table-cell table:formula="of:=VLOOKUP([.$A397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35Z</text:p>
          </table:table-cell>
          <table:table-cell office:value-type="float" office:value="40.01811" calcext:value-type="float">
            <text:p>40.01811</text:p>
          </table:table-cell>
          <table:table-cell office:value-type="float" office:value="-79.590788" calcext:value-type="float">
            <text:p>-79.590788</text:p>
          </table:table-cell>
          <table:table-cell office:value-type="float" office:value="275.6" calcext:value-type="float">
            <text:p>275.6</text:p>
          </table:table-cell>
          <table:table-cell office:value-type="float" office:value="86" calcext:value-type="float">
            <text:p>86</text:p>
          </table:table-cell>
          <table:table-cell table:formula="of:=VLOOKUP([.$A398];[MAF_5K_Walk_Watch__Crunch.$A$2:.$E$688];1;1)" office:value-type="string" office:string-value="2018-07-20T09:41:35Z" calcext:value-type="string">
            <text:p>2018-07-20T09:41:35Z</text:p>
          </table:table-cell>
          <table:table-cell table:formula="of:=VLOOKUP([.$A398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38Z</text:p>
          </table:table-cell>
          <table:table-cell office:value-type="float" office:value="40.018114" calcext:value-type="float">
            <text:p>40.018114</text:p>
          </table:table-cell>
          <table:table-cell office:value-type="float" office:value="-79.59074" calcext:value-type="float">
            <text:p>-79.59074</text:p>
          </table:table-cell>
          <table:table-cell office:value-type="float" office:value="275.7" calcext:value-type="float">
            <text:p>275.7</text:p>
          </table:table-cell>
          <table:table-cell office:value-type="float" office:value="86" calcext:value-type="float">
            <text:p>86</text:p>
          </table:table-cell>
          <table:table-cell table:formula="of:=VLOOKUP([.$A399];[MAF_5K_Walk_Watch__Crunch.$A$2:.$E$688];1;1)" office:value-type="string" office:string-value="2018-07-20T09:41:35Z" calcext:value-type="string">
            <text:p>2018-07-20T09:41:35Z</text:p>
          </table:table-cell>
          <table:table-cell table:formula="of:=VLOOKUP([.$A399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41Z</text:p>
          </table:table-cell>
          <table:table-cell office:value-type="float" office:value="40.018127" calcext:value-type="float">
            <text:p>40.018127</text:p>
          </table:table-cell>
          <table:table-cell office:value-type="float" office:value="-79.590702" calcext:value-type="float">
            <text:p>-79.590702</text:p>
          </table:table-cell>
          <table:table-cell office:value-type="float" office:value="275.7" calcext:value-type="float">
            <text:p>275.7</text:p>
          </table:table-cell>
          <table:table-cell office:value-type="float" office:value="85" calcext:value-type="float">
            <text:p>85</text:p>
          </table:table-cell>
          <table:table-cell table:formula="of:=VLOOKUP([.$A400];[MAF_5K_Walk_Watch__Crunch.$A$2:.$E$688];1;1)" office:value-type="string" office:string-value="2018-07-20T09:41:40Z" calcext:value-type="string">
            <text:p>2018-07-20T09:41:40Z</text:p>
          </table:table-cell>
          <table:table-cell table:formula="of:=VLOOKUP([.$A400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43Z</text:p>
          </table:table-cell>
          <table:table-cell office:value-type="float" office:value="40.018111" calcext:value-type="float">
            <text:p>40.018111</text:p>
          </table:table-cell>
          <table:table-cell office:value-type="float" office:value="-79.590673" calcext:value-type="float">
            <text:p>-79.590673</text:p>
          </table:table-cell>
          <table:table-cell office:value-type="float" office:value="275.7" calcext:value-type="float">
            <text:p>275.7</text:p>
          </table:table-cell>
          <table:table-cell office:value-type="float" office:value="84" calcext:value-type="float">
            <text:p>84</text:p>
          </table:table-cell>
          <table:table-cell table:formula="of:=VLOOKUP([.$A401];[MAF_5K_Walk_Watch__Crunch.$A$2:.$E$688];1;1)" office:value-type="string" office:string-value="2018-07-20T09:41:40Z" calcext:value-type="string">
            <text:p>2018-07-20T09:41:40Z</text:p>
          </table:table-cell>
          <table:table-cell table:formula="of:=VLOOKUP([.$A401];[MAF_5K_Walk_Watch__Crunch.$A$2:.$E$688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0T09:41:46Z</text:p>
          </table:table-cell>
          <table:table-cell office:value-type="float" office:value="40.018079" calcext:value-type="float">
            <text:p>40.018079</text:p>
          </table:table-cell>
          <table:table-cell office:value-type="float" office:value="-79.59066" calcext:value-type="float">
            <text:p>-79.59066</text:p>
          </table:table-cell>
          <table:table-cell office:value-type="float" office:value="275.8" calcext:value-type="float">
            <text:p>275.8</text:p>
          </table:table-cell>
          <table:table-cell office:value-type="float" office:value="82" calcext:value-type="float">
            <text:p>82</text:p>
          </table:table-cell>
          <table:table-cell table:formula="of:=VLOOKUP([.$A402];[MAF_5K_Walk_Watch__Crunch.$A$2:.$E$688];1;1)" office:value-type="string" office:string-value="2018-07-20T09:41:46Z" calcext:value-type="string">
            <text:p>2018-07-20T09:41:46Z</text:p>
          </table:table-cell>
          <table:table-cell table:formula="of:=VLOOKUP([.$A402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1:50Z</text:p>
          </table:table-cell>
          <table:table-cell office:value-type="float" office:value="40.018055" calcext:value-type="float">
            <text:p>40.018055</text:p>
          </table:table-cell>
          <table:table-cell office:value-type="float" office:value="-79.590628" calcext:value-type="float">
            <text:p>-79.590628</text:p>
          </table:table-cell>
          <table:table-cell office:value-type="float" office:value="275.8" calcext:value-type="float">
            <text:p>275.8</text:p>
          </table:table-cell>
          <table:table-cell office:value-type="float" office:value="84" calcext:value-type="float">
            <text:p>84</text:p>
          </table:table-cell>
          <table:table-cell table:formula="of:=VLOOKUP([.$A403];[MAF_5K_Walk_Watch__Crunch.$A$2:.$E$688];1;1)" office:value-type="string" office:string-value="2018-07-20T09:41:46Z" calcext:value-type="string">
            <text:p>2018-07-20T09:41:46Z</text:p>
          </table:table-cell>
          <table:table-cell table:formula="of:=VLOOKUP([.$A403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1:55Z</text:p>
          </table:table-cell>
          <table:table-cell office:value-type="float" office:value="40.018026" calcext:value-type="float">
            <text:p>40.018026</text:p>
          </table:table-cell>
          <table:table-cell office:value-type="float" office:value="-79.590609" calcext:value-type="float">
            <text:p>-79.590609</text:p>
          </table:table-cell>
          <table:table-cell office:value-type="float" office:value="275.8" calcext:value-type="float">
            <text:p>275.8</text:p>
          </table:table-cell>
          <table:table-cell office:value-type="float" office:value="83" calcext:value-type="float">
            <text:p>83</text:p>
          </table:table-cell>
          <table:table-cell table:formula="of:=VLOOKUP([.$A404];[MAF_5K_Walk_Watch__Crunch.$A$2:.$E$688];1;1)" office:value-type="string" office:string-value="2018-07-20T09:41:55Z" calcext:value-type="string">
            <text:p>2018-07-20T09:41:55Z</text:p>
          </table:table-cell>
          <table:table-cell table:formula="of:=VLOOKUP([.$A404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1:58Z</text:p>
          </table:table-cell>
          <table:table-cell office:value-type="float" office:value="40.017993" calcext:value-type="float">
            <text:p>40.017993</text:p>
          </table:table-cell>
          <table:table-cell office:value-type="float" office:value="-79.590587" calcext:value-type="float">
            <text:p>-79.590587</text:p>
          </table:table-cell>
          <table:table-cell office:value-type="float" office:value="276.2" calcext:value-type="float">
            <text:p>276.2</text:p>
          </table:table-cell>
          <table:table-cell office:value-type="float" office:value="82" calcext:value-type="float">
            <text:p>82</text:p>
          </table:table-cell>
          <table:table-cell table:formula="of:=VLOOKUP([.$A405];[MAF_5K_Walk_Watch__Crunch.$A$2:.$E$688];1;1)" office:value-type="string" office:string-value="2018-07-20T09:41:55Z" calcext:value-type="string">
            <text:p>2018-07-20T09:41:55Z</text:p>
          </table:table-cell>
          <table:table-cell table:formula="of:=VLOOKUP([.$A405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00Z</text:p>
          </table:table-cell>
          <table:table-cell office:value-type="float" office:value="40.01796" calcext:value-type="float">
            <text:p>40.01796</text:p>
          </table:table-cell>
          <table:table-cell office:value-type="float" office:value="-79.590566" calcext:value-type="float">
            <text:p>-79.590566</text:p>
          </table:table-cell>
          <table:table-cell office:value-type="float" office:value="276.3" calcext:value-type="float">
            <text:p>276.3</text:p>
          </table:table-cell>
          <table:table-cell office:value-type="float" office:value="82" calcext:value-type="float">
            <text:p>82</text:p>
          </table:table-cell>
          <table:table-cell table:formula="of:=VLOOKUP([.$A406];[MAF_5K_Walk_Watch__Crunch.$A$2:.$E$688];1;1)" office:value-type="string" office:string-value="2018-07-20T09:42:00Z" calcext:value-type="string">
            <text:p>2018-07-20T09:42:00Z</text:p>
          </table:table-cell>
          <table:table-cell table:formula="of:=VLOOKUP([.$A406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03Z</text:p>
          </table:table-cell>
          <table:table-cell office:value-type="float" office:value="40.017926" calcext:value-type="float">
            <text:p>40.017926</text:p>
          </table:table-cell>
          <table:table-cell office:value-type="float" office:value="-79.590548" calcext:value-type="float">
            <text:p>-79.590548</text:p>
          </table:table-cell>
          <table:table-cell office:value-type="float" office:value="276.6" calcext:value-type="float">
            <text:p>276.6</text:p>
          </table:table-cell>
          <table:table-cell office:value-type="float" office:value="82" calcext:value-type="float">
            <text:p>82</text:p>
          </table:table-cell>
          <table:table-cell table:formula="of:=VLOOKUP([.$A407];[MAF_5K_Walk_Watch__Crunch.$A$2:.$E$688];1;1)" office:value-type="string" office:string-value="2018-07-20T09:42:00Z" calcext:value-type="string">
            <text:p>2018-07-20T09:42:00Z</text:p>
          </table:table-cell>
          <table:table-cell table:formula="of:=VLOOKUP([.$A407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05Z</text:p>
          </table:table-cell>
          <table:table-cell office:value-type="float" office:value="40.017892" calcext:value-type="float">
            <text:p>40.017892</text:p>
          </table:table-cell>
          <table:table-cell office:value-type="float" office:value="-79.590542" calcext:value-type="float">
            <text:p>-79.590542</text:p>
          </table:table-cell>
          <table:table-cell office:value-type="float" office:value="276.8" calcext:value-type="float">
            <text:p>276.8</text:p>
          </table:table-cell>
          <table:table-cell office:value-type="float" office:value="83" calcext:value-type="float">
            <text:p>83</text:p>
          </table:table-cell>
          <table:table-cell table:formula="of:=VLOOKUP([.$A408];[MAF_5K_Walk_Watch__Crunch.$A$2:.$E$688];1;1)" office:value-type="string" office:string-value="2018-07-20T09:42:05Z" calcext:value-type="string">
            <text:p>2018-07-20T09:42:05Z</text:p>
          </table:table-cell>
          <table:table-cell table:formula="of:=VLOOKUP([.$A408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07Z</text:p>
          </table:table-cell>
          <table:table-cell office:value-type="float" office:value="40.017864" calcext:value-type="float">
            <text:p>40.017864</text:p>
          </table:table-cell>
          <table:table-cell office:value-type="float" office:value="-79.590536" calcext:value-type="float">
            <text:p>-79.590536</text:p>
          </table:table-cell>
          <table:table-cell office:value-type="float" office:value="276.9" calcext:value-type="float">
            <text:p>276.9</text:p>
          </table:table-cell>
          <table:table-cell office:value-type="float" office:value="81" calcext:value-type="float">
            <text:p>81</text:p>
          </table:table-cell>
          <table:table-cell table:formula="of:=VLOOKUP([.$A409];[MAF_5K_Walk_Watch__Crunch.$A$2:.$E$688];1;1)" office:value-type="string" office:string-value="2018-07-20T09:42:05Z" calcext:value-type="string">
            <text:p>2018-07-20T09:42:05Z</text:p>
          </table:table-cell>
          <table:table-cell table:formula="of:=VLOOKUP([.$A409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09Z</text:p>
          </table:table-cell>
          <table:table-cell office:value-type="float" office:value="40.017836" calcext:value-type="float">
            <text:p>40.017836</text:p>
          </table:table-cell>
          <table:table-cell office:value-type="float" office:value="-79.590529" calcext:value-type="float">
            <text:p>-79.590529</text:p>
          </table:table-cell>
          <table:table-cell office:value-type="float" office:value="277.1" calcext:value-type="float">
            <text:p>277.1</text:p>
          </table:table-cell>
          <table:table-cell office:value-type="float" office:value="83" calcext:value-type="float">
            <text:p>83</text:p>
          </table:table-cell>
          <table:table-cell table:formula="of:=VLOOKUP([.$A410];[MAF_5K_Walk_Watch__Crunch.$A$2:.$E$688];1;1)" office:value-type="string" office:string-value="2018-07-20T09:42:05Z" calcext:value-type="string">
            <text:p>2018-07-20T09:42:05Z</text:p>
          </table:table-cell>
          <table:table-cell table:formula="of:=VLOOKUP([.$A410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11Z</text:p>
          </table:table-cell>
          <table:table-cell office:value-type="float" office:value="40.017801" calcext:value-type="float">
            <text:p>40.017801</text:p>
          </table:table-cell>
          <table:table-cell office:value-type="float" office:value="-79.590496" calcext:value-type="float">
            <text:p>-79.590496</text:p>
          </table:table-cell>
          <table:table-cell office:value-type="float" office:value="277.3" calcext:value-type="float">
            <text:p>277.3</text:p>
          </table:table-cell>
          <table:table-cell office:value-type="float" office:value="84" calcext:value-type="float">
            <text:p>84</text:p>
          </table:table-cell>
          <table:table-cell table:formula="of:=VLOOKUP([.$A411];[MAF_5K_Walk_Watch__Crunch.$A$2:.$E$688];1;1)" office:value-type="string" office:string-value="2018-07-20T09:42:10Z" calcext:value-type="string">
            <text:p>2018-07-20T09:42:10Z</text:p>
          </table:table-cell>
          <table:table-cell table:formula="of:=VLOOKUP([.$A411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13Z</text:p>
          </table:table-cell>
          <table:table-cell office:value-type="float" office:value="40.01778" calcext:value-type="float">
            <text:p>40.01778</text:p>
          </table:table-cell>
          <table:table-cell office:value-type="float" office:value="-79.590471" calcext:value-type="float">
            <text:p>-79.590471</text:p>
          </table:table-cell>
          <table:table-cell office:value-type="float" office:value="277.4" calcext:value-type="float">
            <text:p>277.4</text:p>
          </table:table-cell>
          <table:table-cell office:value-type="float" office:value="85" calcext:value-type="float">
            <text:p>85</text:p>
          </table:table-cell>
          <table:table-cell table:formula="of:=VLOOKUP([.$A412];[MAF_5K_Walk_Watch__Crunch.$A$2:.$E$688];1;1)" office:value-type="string" office:string-value="2018-07-20T09:42:10Z" calcext:value-type="string">
            <text:p>2018-07-20T09:42:10Z</text:p>
          </table:table-cell>
          <table:table-cell table:formula="of:=VLOOKUP([.$A412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17Z</text:p>
          </table:table-cell>
          <table:table-cell office:value-type="float" office:value="40.017752" calcext:value-type="float">
            <text:p>40.017752</text:p>
          </table:table-cell>
          <table:table-cell office:value-type="float" office:value="-79.590448" calcext:value-type="float">
            <text:p>-79.590448</text:p>
          </table:table-cell>
          <table:table-cell office:value-type="float" office:value="277.5" calcext:value-type="float">
            <text:p>277.5</text:p>
          </table:table-cell>
          <table:table-cell office:value-type="float" office:value="86" calcext:value-type="float">
            <text:p>86</text:p>
          </table:table-cell>
          <table:table-cell table:formula="of:=VLOOKUP([.$A413];[MAF_5K_Walk_Watch__Crunch.$A$2:.$E$688];1;1)" office:value-type="string" office:string-value="2018-07-20T09:42:15Z" calcext:value-type="string">
            <text:p>2018-07-20T09:42:15Z</text:p>
          </table:table-cell>
          <table:table-cell table:formula="of:=VLOOKUP([.$A413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19Z</text:p>
          </table:table-cell>
          <table:table-cell office:value-type="float" office:value="40.017727" calcext:value-type="float">
            <text:p>40.017727</text:p>
          </table:table-cell>
          <table:table-cell office:value-type="float" office:value="-79.590434" calcext:value-type="float">
            <text:p>-79.590434</text:p>
          </table:table-cell>
          <table:table-cell office:value-type="float" office:value="277.6" calcext:value-type="float">
            <text:p>277.6</text:p>
          </table:table-cell>
          <table:table-cell office:value-type="float" office:value="87" calcext:value-type="float">
            <text:p>87</text:p>
          </table:table-cell>
          <table:table-cell table:formula="of:=VLOOKUP([.$A414];[MAF_5K_Walk_Watch__Crunch.$A$2:.$E$688];1;1)" office:value-type="string" office:string-value="2018-07-20T09:42:15Z" calcext:value-type="string">
            <text:p>2018-07-20T09:42:15Z</text:p>
          </table:table-cell>
          <table:table-cell table:formula="of:=VLOOKUP([.$A414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21Z</text:p>
          </table:table-cell>
          <table:table-cell office:value-type="float" office:value="40.017695" calcext:value-type="float">
            <text:p>40.017695</text:p>
          </table:table-cell>
          <table:table-cell office:value-type="float" office:value="-79.590412" calcext:value-type="float">
            <text:p>-79.590412</text:p>
          </table:table-cell>
          <table:table-cell office:value-type="float" office:value="277.7" calcext:value-type="float">
            <text:p>277.7</text:p>
          </table:table-cell>
          <table:table-cell office:value-type="float" office:value="87" calcext:value-type="float">
            <text:p>87</text:p>
          </table:table-cell>
          <table:table-cell table:formula="of:=VLOOKUP([.$A415];[MAF_5K_Walk_Watch__Crunch.$A$2:.$E$688];1;1)" office:value-type="string" office:string-value="2018-07-20T09:42:15Z" calcext:value-type="string">
            <text:p>2018-07-20T09:42:15Z</text:p>
          </table:table-cell>
          <table:table-cell table:formula="of:=VLOOKUP([.$A415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23Z</text:p>
          </table:table-cell>
          <table:table-cell office:value-type="float" office:value="40.017664" calcext:value-type="float">
            <text:p>40.017664</text:p>
          </table:table-cell>
          <table:table-cell office:value-type="float" office:value="-79.590388" calcext:value-type="float">
            <text:p>-79.590388</text:p>
          </table:table-cell>
          <table:table-cell office:value-type="float" office:value="277.8" calcext:value-type="float">
            <text:p>277.8</text:p>
          </table:table-cell>
          <table:table-cell office:value-type="float" office:value="88" calcext:value-type="float">
            <text:p>88</text:p>
          </table:table-cell>
          <table:table-cell table:formula="of:=VLOOKUP([.$A416];[MAF_5K_Walk_Watch__Crunch.$A$2:.$E$688];1;1)" office:value-type="string" office:string-value="2018-07-20T09:42:22Z" calcext:value-type="string">
            <text:p>2018-07-20T09:42:22Z</text:p>
          </table:table-cell>
          <table:table-cell table:formula="of:=VLOOKUP([.$A416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26Z</text:p>
          </table:table-cell>
          <table:table-cell office:value-type="float" office:value="40.01764" calcext:value-type="float">
            <text:p>40.01764</text:p>
          </table:table-cell>
          <table:table-cell office:value-type="float" office:value="-79.590348" calcext:value-type="float">
            <text:p>-79.590348</text:p>
          </table:table-cell>
          <table:table-cell office:value-type="float" office:value="277.9" calcext:value-type="float">
            <text:p>277.9</text:p>
          </table:table-cell>
          <table:table-cell office:value-type="float" office:value="85" calcext:value-type="float">
            <text:p>85</text:p>
          </table:table-cell>
          <table:table-cell table:formula="of:=VLOOKUP([.$A417];[MAF_5K_Walk_Watch__Crunch.$A$2:.$E$688];1;1)" office:value-type="string" office:string-value="2018-07-20T09:42:26Z" calcext:value-type="string">
            <text:p>2018-07-20T09:42:26Z</text:p>
          </table:table-cell>
          <table:table-cell table:formula="of:=VLOOKUP([.$A417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28Z</text:p>
          </table:table-cell>
          <table:table-cell office:value-type="float" office:value="40.017639" calcext:value-type="float">
            <text:p>40.017639</text:p>
          </table:table-cell>
          <table:table-cell office:value-type="float" office:value="-79.590302" calcext:value-type="float">
            <text:p>-79.590302</text:p>
          </table:table-cell>
          <table:table-cell office:value-type="float" office:value="278" calcext:value-type="float">
            <text:p>278</text:p>
          </table:table-cell>
          <table:table-cell office:value-type="float" office:value="85" calcext:value-type="float">
            <text:p>85</text:p>
          </table:table-cell>
          <table:table-cell table:formula="of:=VLOOKUP([.$A418];[MAF_5K_Walk_Watch__Crunch.$A$2:.$E$688];1;1)" office:value-type="string" office:string-value="2018-07-20T09:42:26Z" calcext:value-type="string">
            <text:p>2018-07-20T09:42:26Z</text:p>
          </table:table-cell>
          <table:table-cell table:formula="of:=VLOOKUP([.$A418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30Z</text:p>
          </table:table-cell>
          <table:table-cell office:value-type="float" office:value="40.017645" calcext:value-type="float">
            <text:p>40.017645</text:p>
          </table:table-cell>
          <table:table-cell office:value-type="float" office:value="-79.590244" calcext:value-type="float">
            <text:p>-79.590244</text:p>
          </table:table-cell>
          <table:table-cell office:value-type="float" office:value="278.1" calcext:value-type="float">
            <text:p>278.1</text:p>
          </table:table-cell>
          <table:table-cell office:value-type="float" office:value="87" calcext:value-type="float">
            <text:p>87</text:p>
          </table:table-cell>
          <table:table-cell table:formula="of:=VLOOKUP([.$A419];[MAF_5K_Walk_Watch__Crunch.$A$2:.$E$688];1;1)" office:value-type="string" office:string-value="2018-07-20T09:42:26Z" calcext:value-type="string">
            <text:p>2018-07-20T09:42:26Z</text:p>
          </table:table-cell>
          <table:table-cell table:formula="of:=VLOOKUP([.$A419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32Z</text:p>
          </table:table-cell>
          <table:table-cell office:value-type="float" office:value="40.017657" calcext:value-type="float">
            <text:p>40.017657</text:p>
          </table:table-cell>
          <table:table-cell office:value-type="float" office:value="-79.590202" calcext:value-type="float">
            <text:p>-79.590202</text:p>
          </table:table-cell>
          <table:table-cell office:value-type="float" office:value="278.2" calcext:value-type="float">
            <text:p>278.2</text:p>
          </table:table-cell>
          <table:table-cell office:value-type="float" office:value="87" calcext:value-type="float">
            <text:p>87</text:p>
          </table:table-cell>
          <table:table-cell table:formula="of:=VLOOKUP([.$A420];[MAF_5K_Walk_Watch__Crunch.$A$2:.$E$688];1;1)" office:value-type="string" office:string-value="2018-07-20T09:42:26Z" calcext:value-type="string">
            <text:p>2018-07-20T09:42:26Z</text:p>
          </table:table-cell>
          <table:table-cell table:formula="of:=VLOOKUP([.$A420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35Z</text:p>
          </table:table-cell>
          <table:table-cell office:value-type="float" office:value="40.017667" calcext:value-type="float">
            <text:p>40.017667</text:p>
          </table:table-cell>
          <table:table-cell office:value-type="float" office:value="-79.590165" calcext:value-type="float">
            <text:p>-79.590165</text:p>
          </table:table-cell>
          <table:table-cell office:value-type="float" office:value="278.2" calcext:value-type="float">
            <text:p>278.2</text:p>
          </table:table-cell>
          <table:table-cell office:value-type="float" office:value="88" calcext:value-type="float">
            <text:p>88</text:p>
          </table:table-cell>
          <table:table-cell table:formula="of:=VLOOKUP([.$A421];[MAF_5K_Walk_Watch__Crunch.$A$2:.$E$688];1;1)" office:value-type="string" office:string-value="2018-07-20T09:42:33Z" calcext:value-type="string">
            <text:p>2018-07-20T09:42:33Z</text:p>
          </table:table-cell>
          <table:table-cell table:formula="of:=VLOOKUP([.$A421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37Z</text:p>
          </table:table-cell>
          <table:table-cell office:value-type="float" office:value="40.017664" calcext:value-type="float">
            <text:p>40.017664</text:p>
          </table:table-cell>
          <table:table-cell office:value-type="float" office:value="-79.590128" calcext:value-type="float">
            <text:p>-79.590128</text:p>
          </table:table-cell>
          <table:table-cell office:value-type="float" office:value="278.3" calcext:value-type="float">
            <text:p>278.3</text:p>
          </table:table-cell>
          <table:table-cell office:value-type="float" office:value="88" calcext:value-type="float">
            <text:p>88</text:p>
          </table:table-cell>
          <table:table-cell table:formula="of:=VLOOKUP([.$A422];[MAF_5K_Walk_Watch__Crunch.$A$2:.$E$688];1;1)" office:value-type="string" office:string-value="2018-07-20T09:42:33Z" calcext:value-type="string">
            <text:p>2018-07-20T09:42:33Z</text:p>
          </table:table-cell>
          <table:table-cell table:formula="of:=VLOOKUP([.$A422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39Z</text:p>
          </table:table-cell>
          <table:table-cell office:value-type="float" office:value="40.017657" calcext:value-type="float">
            <text:p>40.017657</text:p>
          </table:table-cell>
          <table:table-cell office:value-type="float" office:value="-79.590083" calcext:value-type="float">
            <text:p>-79.590083</text:p>
          </table:table-cell>
          <table:table-cell office:value-type="float" office:value="278.4" calcext:value-type="float">
            <text:p>278.4</text:p>
          </table:table-cell>
          <table:table-cell office:value-type="float" office:value="88" calcext:value-type="float">
            <text:p>88</text:p>
          </table:table-cell>
          <table:table-cell table:formula="of:=VLOOKUP([.$A423];[MAF_5K_Walk_Watch__Crunch.$A$2:.$E$688];1;1)" office:value-type="string" office:string-value="2018-07-20T09:42:38Z" calcext:value-type="string">
            <text:p>2018-07-20T09:42:38Z</text:p>
          </table:table-cell>
          <table:table-cell table:formula="of:=VLOOKUP([.$A423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41Z</text:p>
          </table:table-cell>
          <table:table-cell office:value-type="float" office:value="40.017652" calcext:value-type="float">
            <text:p>40.017652</text:p>
          </table:table-cell>
          <table:table-cell office:value-type="float" office:value="-79.590043" calcext:value-type="float">
            <text:p>-79.590043</text:p>
          </table:table-cell>
          <table:table-cell office:value-type="float" office:value="278.4" calcext:value-type="float">
            <text:p>278.4</text:p>
          </table:table-cell>
          <table:table-cell office:value-type="float" office:value="88" calcext:value-type="float">
            <text:p>88</text:p>
          </table:table-cell>
          <table:table-cell table:formula="of:=VLOOKUP([.$A424];[MAF_5K_Walk_Watch__Crunch.$A$2:.$E$688];1;1)" office:value-type="string" office:string-value="2018-07-20T09:42:38Z" calcext:value-type="string">
            <text:p>2018-07-20T09:42:38Z</text:p>
          </table:table-cell>
          <table:table-cell table:formula="of:=VLOOKUP([.$A424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44Z</text:p>
          </table:table-cell>
          <table:table-cell office:value-type="float" office:value="40.017662" calcext:value-type="float">
            <text:p>40.017662</text:p>
          </table:table-cell>
          <table:table-cell office:value-type="float" office:value="-79.589999" calcext:value-type="float">
            <text:p>-79.589999</text:p>
          </table:table-cell>
          <table:table-cell office:value-type="float" office:value="278.5" calcext:value-type="float">
            <text:p>278.5</text:p>
          </table:table-cell>
          <table:table-cell office:value-type="float" office:value="89" calcext:value-type="float">
            <text:p>89</text:p>
          </table:table-cell>
          <table:table-cell table:formula="of:=VLOOKUP([.$A425];[MAF_5K_Walk_Watch__Crunch.$A$2:.$E$688];1;1)" office:value-type="string" office:string-value="2018-07-20T09:42:43Z" calcext:value-type="string">
            <text:p>2018-07-20T09:42:43Z</text:p>
          </table:table-cell>
          <table:table-cell table:formula="of:=VLOOKUP([.$A425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09:42:46Z</text:p>
          </table:table-cell>
          <table:table-cell office:value-type="float" office:value="40.017669" calcext:value-type="float">
            <text:p>40.017669</text:p>
          </table:table-cell>
          <table:table-cell office:value-type="float" office:value="-79.589955" calcext:value-type="float">
            <text:p>-79.589955</text:p>
          </table:table-cell>
          <table:table-cell office:value-type="float" office:value="278.6" calcext:value-type="float">
            <text:p>278.6</text:p>
          </table:table-cell>
          <table:table-cell office:value-type="float" office:value="89" calcext:value-type="float">
            <text:p>89</text:p>
          </table:table-cell>
          <table:table-cell table:formula="of:=VLOOKUP([.$A426];[MAF_5K_Walk_Watch__Crunch.$A$2:.$E$688];1;1)" office:value-type="string" office:string-value="2018-07-20T09:42:46Z" calcext:value-type="string">
            <text:p>2018-07-20T09:42:46Z</text:p>
          </table:table-cell>
          <table:table-cell table:formula="of:=VLOOKUP([.$A426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2:49Z</text:p>
          </table:table-cell>
          <table:table-cell office:value-type="float" office:value="40.017666" calcext:value-type="float">
            <text:p>40.017666</text:p>
          </table:table-cell>
          <table:table-cell office:value-type="float" office:value="-79.58991" calcext:value-type="float">
            <text:p>-79.58991</text:p>
          </table:table-cell>
          <table:table-cell office:value-type="float" office:value="278.6" calcext:value-type="float">
            <text:p>278.6</text:p>
          </table:table-cell>
          <table:table-cell office:value-type="float" office:value="89" calcext:value-type="float">
            <text:p>89</text:p>
          </table:table-cell>
          <table:table-cell table:formula="of:=VLOOKUP([.$A427];[MAF_5K_Walk_Watch__Crunch.$A$2:.$E$688];1;1)" office:value-type="string" office:string-value="2018-07-20T09:42:48Z" calcext:value-type="string">
            <text:p>2018-07-20T09:42:48Z</text:p>
          </table:table-cell>
          <table:table-cell table:formula="of:=VLOOKUP([.$A427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2:53Z</text:p>
          </table:table-cell>
          <table:table-cell office:value-type="float" office:value="40.017659" calcext:value-type="float">
            <text:p>40.017659</text:p>
          </table:table-cell>
          <table:table-cell office:value-type="float" office:value="-79.589874" calcext:value-type="float">
            <text:p>-79.589874</text:p>
          </table:table-cell>
          <table:table-cell office:value-type="float" office:value="278.8" calcext:value-type="float">
            <text:p>278.8</text:p>
          </table:table-cell>
          <table:table-cell office:value-type="float" office:value="90" calcext:value-type="float">
            <text:p>90</text:p>
          </table:table-cell>
          <table:table-cell table:formula="of:=VLOOKUP([.$A428];[MAF_5K_Walk_Watch__Crunch.$A$2:.$E$688];1;1)" office:value-type="string" office:string-value="2018-07-20T09:42:48Z" calcext:value-type="string">
            <text:p>2018-07-20T09:42:48Z</text:p>
          </table:table-cell>
          <table:table-cell table:formula="of:=VLOOKUP([.$A428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2:56Z</text:p>
          </table:table-cell>
          <table:table-cell office:value-type="float" office:value="40.01765" calcext:value-type="float">
            <text:p>40.01765</text:p>
          </table:table-cell>
          <table:table-cell office:value-type="float" office:value="-79.58983" calcext:value-type="float">
            <text:p>-79.58983</text:p>
          </table:table-cell>
          <table:table-cell office:value-type="float" office:value="278.9" calcext:value-type="float">
            <text:p>278.9</text:p>
          </table:table-cell>
          <table:table-cell office:value-type="float" office:value="91" calcext:value-type="float">
            <text:p>91</text:p>
          </table:table-cell>
          <table:table-cell table:formula="of:=VLOOKUP([.$A429];[MAF_5K_Walk_Watch__Crunch.$A$2:.$E$688];1;1)" office:value-type="string" office:string-value="2018-07-20T09:42:48Z" calcext:value-type="string">
            <text:p>2018-07-20T09:42:48Z</text:p>
          </table:table-cell>
          <table:table-cell table:formula="of:=VLOOKUP([.$A429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2:58Z</text:p>
          </table:table-cell>
          <table:table-cell office:value-type="float" office:value="40.017646" calcext:value-type="float">
            <text:p>40.017646</text:p>
          </table:table-cell>
          <table:table-cell office:value-type="float" office:value="-79.589789" calcext:value-type="float">
            <text:p>-79.589789</text:p>
          </table:table-cell>
          <table:table-cell office:value-type="float" office:value="279.1" calcext:value-type="float">
            <text:p>279.1</text:p>
          </table:table-cell>
          <table:table-cell office:value-type="float" office:value="91" calcext:value-type="float">
            <text:p>91</text:p>
          </table:table-cell>
          <table:table-cell table:formula="of:=VLOOKUP([.$A430];[MAF_5K_Walk_Watch__Crunch.$A$2:.$E$688];1;1)" office:value-type="string" office:string-value="2018-07-20T09:42:58Z" calcext:value-type="string">
            <text:p>2018-07-20T09:42:58Z</text:p>
          </table:table-cell>
          <table:table-cell table:formula="of:=VLOOKUP([.$A430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00Z</text:p>
          </table:table-cell>
          <table:table-cell office:value-type="float" office:value="40.017644" calcext:value-type="float">
            <text:p>40.017644</text:p>
          </table:table-cell>
          <table:table-cell office:value-type="float" office:value="-79.589749" calcext:value-type="float">
            <text:p>-79.589749</text:p>
          </table:table-cell>
          <table:table-cell office:value-type="float" office:value="279.2" calcext:value-type="float">
            <text:p>279.2</text:p>
          </table:table-cell>
          <table:table-cell office:value-type="float" office:value="92" calcext:value-type="float">
            <text:p>92</text:p>
          </table:table-cell>
          <table:table-cell table:formula="of:=VLOOKUP([.$A431];[MAF_5K_Walk_Watch__Crunch.$A$2:.$E$688];1;1)" office:value-type="string" office:string-value="2018-07-20T09:42:58Z" calcext:value-type="string">
            <text:p>2018-07-20T09:42:58Z</text:p>
          </table:table-cell>
          <table:table-cell table:formula="of:=VLOOKUP([.$A431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02Z</text:p>
          </table:table-cell>
          <table:table-cell office:value-type="float" office:value="40.017664" calcext:value-type="float">
            <text:p>40.017664</text:p>
          </table:table-cell>
          <table:table-cell office:value-type="float" office:value="-79.589713" calcext:value-type="float">
            <text:p>-79.589713</text:p>
          </table:table-cell>
          <table:table-cell office:value-type="float" office:value="279.4" calcext:value-type="float">
            <text:p>279.4</text:p>
          </table:table-cell>
          <table:table-cell office:value-type="float" office:value="92" calcext:value-type="float">
            <text:p>92</text:p>
          </table:table-cell>
          <table:table-cell table:formula="of:=VLOOKUP([.$A432];[MAF_5K_Walk_Watch__Crunch.$A$2:.$E$688];1;1)" office:value-type="string" office:string-value="2018-07-20T09:42:58Z" calcext:value-type="string">
            <text:p>2018-07-20T09:42:58Z</text:p>
          </table:table-cell>
          <table:table-cell table:formula="of:=VLOOKUP([.$A432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04Z</text:p>
          </table:table-cell>
          <table:table-cell office:value-type="float" office:value="40.017684" calcext:value-type="float">
            <text:p>40.017684</text:p>
          </table:table-cell>
          <table:table-cell office:value-type="float" office:value="-79.589668" calcext:value-type="float">
            <text:p>-79.589668</text:p>
          </table:table-cell>
          <table:table-cell office:value-type="float" office:value="279.5" calcext:value-type="float">
            <text:p>279.5</text:p>
          </table:table-cell>
          <table:table-cell office:value-type="float" office:value="91" calcext:value-type="float">
            <text:p>91</text:p>
          </table:table-cell>
          <table:table-cell table:formula="of:=VLOOKUP([.$A433];[MAF_5K_Walk_Watch__Crunch.$A$2:.$E$688];1;1)" office:value-type="string" office:string-value="2018-07-20T09:43:03Z" calcext:value-type="string">
            <text:p>2018-07-20T09:43:03Z</text:p>
          </table:table-cell>
          <table:table-cell table:formula="of:=VLOOKUP([.$A433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06Z</text:p>
          </table:table-cell>
          <table:table-cell office:value-type="float" office:value="40.017697" calcext:value-type="float">
            <text:p>40.017697</text:p>
          </table:table-cell>
          <table:table-cell office:value-type="float" office:value="-79.589622" calcext:value-type="float">
            <text:p>-79.589622</text:p>
          </table:table-cell>
          <table:table-cell office:value-type="float" office:value="279.7" calcext:value-type="float">
            <text:p>279.7</text:p>
          </table:table-cell>
          <table:table-cell office:value-type="float" office:value="91" calcext:value-type="float">
            <text:p>91</text:p>
          </table:table-cell>
          <table:table-cell table:formula="of:=VLOOKUP([.$A434];[MAF_5K_Walk_Watch__Crunch.$A$2:.$E$688];1;1)" office:value-type="string" office:string-value="2018-07-20T09:43:03Z" calcext:value-type="string">
            <text:p>2018-07-20T09:43:03Z</text:p>
          </table:table-cell>
          <table:table-cell table:formula="of:=VLOOKUP([.$A434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08Z</text:p>
          </table:table-cell>
          <table:table-cell office:value-type="float" office:value="40.017714" calcext:value-type="float">
            <text:p>40.017714</text:p>
          </table:table-cell>
          <table:table-cell office:value-type="float" office:value="-79.589578" calcext:value-type="float">
            <text:p>-79.589578</text:p>
          </table:table-cell>
          <table:table-cell office:value-type="float" office:value="279.8" calcext:value-type="float">
            <text:p>279.8</text:p>
          </table:table-cell>
          <table:table-cell office:value-type="float" office:value="91" calcext:value-type="float">
            <text:p>91</text:p>
          </table:table-cell>
          <table:table-cell table:formula="of:=VLOOKUP([.$A435];[MAF_5K_Walk_Watch__Crunch.$A$2:.$E$688];1;1)" office:value-type="string" office:string-value="2018-07-20T09:43:08Z" calcext:value-type="string">
            <text:p>2018-07-20T09:43:08Z</text:p>
          </table:table-cell>
          <table:table-cell table:formula="of:=VLOOKUP([.$A435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10Z</text:p>
          </table:table-cell>
          <table:table-cell office:value-type="float" office:value="40.01772" calcext:value-type="float">
            <text:p>40.01772</text:p>
          </table:table-cell>
          <table:table-cell office:value-type="float" office:value="-79.589534" calcext:value-type="float">
            <text:p>-79.589534</text:p>
          </table:table-cell>
          <table:table-cell office:value-type="float" office:value="279.9" calcext:value-type="float">
            <text:p>279.9</text:p>
          </table:table-cell>
          <table:table-cell office:value-type="float" office:value="91" calcext:value-type="float">
            <text:p>91</text:p>
          </table:table-cell>
          <table:table-cell table:formula="of:=VLOOKUP([.$A436];[MAF_5K_Walk_Watch__Crunch.$A$2:.$E$688];1;1)" office:value-type="string" office:string-value="2018-07-20T09:43:08Z" calcext:value-type="string">
            <text:p>2018-07-20T09:43:08Z</text:p>
          </table:table-cell>
          <table:table-cell table:formula="of:=VLOOKUP([.$A436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14Z</text:p>
          </table:table-cell>
          <table:table-cell office:value-type="float" office:value="40.01771" calcext:value-type="float">
            <text:p>40.01771</text:p>
          </table:table-cell>
          <table:table-cell office:value-type="float" office:value="-79.589498" calcext:value-type="float">
            <text:p>-79.589498</text:p>
          </table:table-cell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table:formula="of:=VLOOKUP([.$A437];[MAF_5K_Walk_Watch__Crunch.$A$2:.$E$688];1;1)" office:value-type="string" office:string-value="2018-07-20T09:43:08Z" calcext:value-type="string">
            <text:p>2018-07-20T09:43:08Z</text:p>
          </table:table-cell>
          <table:table-cell table:formula="of:=VLOOKUP([.$A437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18Z</text:p>
          </table:table-cell>
          <table:table-cell office:value-type="float" office:value="40.017711" calcext:value-type="float">
            <text:p>40.017711</text:p>
          </table:table-cell>
          <table:table-cell office:value-type="float" office:value="-79.589454" calcext:value-type="float">
            <text:p>-79.589454</text:p>
          </table:table-cell>
          <table:table-cell office:value-type="float" office:value="280.1" calcext:value-type="float">
            <text:p>280.1</text:p>
          </table:table-cell>
          <table:table-cell office:value-type="float" office:value="92" calcext:value-type="float">
            <text:p>92</text:p>
          </table:table-cell>
          <table:table-cell table:formula="of:=VLOOKUP([.$A438];[MAF_5K_Walk_Watch__Crunch.$A$2:.$E$688];1;1)" office:value-type="string" office:string-value="2018-07-20T09:43:08Z" calcext:value-type="string">
            <text:p>2018-07-20T09:43:08Z</text:p>
          </table:table-cell>
          <table:table-cell table:formula="of:=VLOOKUP([.$A438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27Z</text:p>
          </table:table-cell>
          <table:table-cell office:value-type="float" office:value="40.017691" calcext:value-type="float">
            <text:p>40.017691</text:p>
          </table:table-cell>
          <table:table-cell office:value-type="float" office:value="-79.589415" calcext:value-type="float">
            <text:p>-79.589415</text:p>
          </table:table-cell>
          <table:table-cell office:value-type="float" office:value="280.3" calcext:value-type="float">
            <text:p>280.3</text:p>
          </table:table-cell>
          <table:table-cell office:value-type="float" office:value="86" calcext:value-type="float">
            <text:p>86</text:p>
          </table:table-cell>
          <table:table-cell table:formula="of:=VLOOKUP([.$A439];[MAF_5K_Walk_Watch__Crunch.$A$2:.$E$688];1;1)" office:value-type="string" office:string-value="2018-07-20T09:43:19Z" calcext:value-type="string">
            <text:p>2018-07-20T09:43:19Z</text:p>
          </table:table-cell>
          <table:table-cell table:formula="of:=VLOOKUP([.$A439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35Z</text:p>
          </table:table-cell>
          <table:table-cell office:value-type="float" office:value="40.01766" calcext:value-type="float">
            <text:p>40.01766</text:p>
          </table:table-cell>
          <table:table-cell office:value-type="float" office:value="-79.589403" calcext:value-type="float">
            <text:p>-79.589403</text:p>
          </table:table-cell>
          <table:table-cell office:value-type="float" office:value="280.4" calcext:value-type="float">
            <text:p>280.4</text:p>
          </table:table-cell>
          <table:table-cell office:value-type="float" office:value="86" calcext:value-type="float">
            <text:p>86</text:p>
          </table:table-cell>
          <table:table-cell table:formula="of:=VLOOKUP([.$A440];[MAF_5K_Walk_Watch__Crunch.$A$2:.$E$688];1;1)" office:value-type="string" office:string-value="2018-07-20T09:43:33Z" calcext:value-type="string">
            <text:p>2018-07-20T09:43:33Z</text:p>
          </table:table-cell>
          <table:table-cell table:formula="of:=VLOOKUP([.$A440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38Z</text:p>
          </table:table-cell>
          <table:table-cell office:value-type="float" office:value="40.017628" calcext:value-type="float">
            <text:p>40.017628</text:p>
          </table:table-cell>
          <table:table-cell office:value-type="float" office:value="-79.589392" calcext:value-type="float">
            <text:p>-79.589392</text:p>
          </table:table-cell>
          <table:table-cell office:value-type="float" office:value="280.5" calcext:value-type="float">
            <text:p>280.5</text:p>
          </table:table-cell>
          <table:table-cell office:value-type="float" office:value="87" calcext:value-type="float">
            <text:p>87</text:p>
          </table:table-cell>
          <table:table-cell table:formula="of:=VLOOKUP([.$A441];[MAF_5K_Walk_Watch__Crunch.$A$2:.$E$688];1;1)" office:value-type="string" office:string-value="2018-07-20T09:43:33Z" calcext:value-type="string">
            <text:p>2018-07-20T09:43:33Z</text:p>
          </table:table-cell>
          <table:table-cell table:formula="of:=VLOOKUP([.$A441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43Z</text:p>
          </table:table-cell>
          <table:table-cell office:value-type="float" office:value="40.017599" calcext:value-type="float">
            <text:p>40.017599</text:p>
          </table:table-cell>
          <table:table-cell office:value-type="float" office:value="-79.589396" calcext:value-type="float">
            <text:p>-79.589396</text:p>
          </table:table-cell>
          <table:table-cell office:value-type="float" office:value="281.7" calcext:value-type="float">
            <text:p>281.7</text:p>
          </table:table-cell>
          <table:table-cell office:value-type="float" office:value="89" calcext:value-type="float">
            <text:p>89</text:p>
          </table:table-cell>
          <table:table-cell table:formula="of:=VLOOKUP([.$A442];[MAF_5K_Walk_Watch__Crunch.$A$2:.$E$688];1;1)" office:value-type="string" office:string-value="2018-07-20T09:43:43Z" calcext:value-type="string">
            <text:p>2018-07-20T09:43:43Z</text:p>
          </table:table-cell>
          <table:table-cell table:formula="of:=VLOOKUP([.$A442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45Z</text:p>
          </table:table-cell>
          <table:table-cell office:value-type="float" office:value="40.01757" calcext:value-type="float">
            <text:p>40.01757</text:p>
          </table:table-cell>
          <table:table-cell office:value-type="float" office:value="-79.589398" calcext:value-type="float">
            <text:p>-79.589398</text:p>
          </table:table-cell>
          <table:table-cell office:value-type="float" office:value="282.1" calcext:value-type="float">
            <text:p>282.1</text:p>
          </table:table-cell>
          <table:table-cell office:value-type="float" office:value="90" calcext:value-type="float">
            <text:p>90</text:p>
          </table:table-cell>
          <table:table-cell table:formula="of:=VLOOKUP([.$A443];[MAF_5K_Walk_Watch__Crunch.$A$2:.$E$688];1;1)" office:value-type="string" office:string-value="2018-07-20T09:43:43Z" calcext:value-type="string">
            <text:p>2018-07-20T09:43:43Z</text:p>
          </table:table-cell>
          <table:table-cell table:formula="of:=VLOOKUP([.$A443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47Z</text:p>
          </table:table-cell>
          <table:table-cell office:value-type="float" office:value="40.017519" calcext:value-type="float">
            <text:p>40.017519</text:p>
          </table:table-cell>
          <table:table-cell office:value-type="float" office:value="-79.58939" calcext:value-type="float">
            <text:p>-79.58939</text:p>
          </table:table-cell>
          <table:table-cell office:value-type="float" office:value="282.4" calcext:value-type="float">
            <text:p>282.4</text:p>
          </table:table-cell>
          <table:table-cell office:value-type="float" office:value="94" calcext:value-type="float">
            <text:p>94</text:p>
          </table:table-cell>
          <table:table-cell table:formula="of:=VLOOKUP([.$A444];[MAF_5K_Walk_Watch__Crunch.$A$2:.$E$688];1;1)" office:value-type="string" office:string-value="2018-07-20T09:43:43Z" calcext:value-type="string">
            <text:p>2018-07-20T09:43:43Z</text:p>
          </table:table-cell>
          <table:table-cell table:formula="of:=VLOOKUP([.$A444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49Z</text:p>
          </table:table-cell>
          <table:table-cell office:value-type="float" office:value="40.017481" calcext:value-type="float">
            <text:p>40.017481</text:p>
          </table:table-cell>
          <table:table-cell office:value-type="float" office:value="-79.58938" calcext:value-type="float">
            <text:p>-79.58938</text:p>
          </table:table-cell>
          <table:table-cell office:value-type="float" office:value="282.6" calcext:value-type="float">
            <text:p>282.6</text:p>
          </table:table-cell>
          <table:table-cell office:value-type="float" office:value="94" calcext:value-type="float">
            <text:p>94</text:p>
          </table:table-cell>
          <table:table-cell table:formula="of:=VLOOKUP([.$A445];[MAF_5K_Walk_Watch__Crunch.$A$2:.$E$688];1;1)" office:value-type="string" office:string-value="2018-07-20T09:43:43Z" calcext:value-type="string">
            <text:p>2018-07-20T09:43:43Z</text:p>
          </table:table-cell>
          <table:table-cell table:formula="of:=VLOOKUP([.$A445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43:51Z</text:p>
          </table:table-cell>
          <table:table-cell office:value-type="float" office:value="40.01745" calcext:value-type="float">
            <text:p>40.01745</text:p>
          </table:table-cell>
          <table:table-cell office:value-type="float" office:value="-79.58937" calcext:value-type="float">
            <text:p>-79.58937</text:p>
          </table:table-cell>
          <table:table-cell office:value-type="float" office:value="282.8" calcext:value-type="float">
            <text:p>282.8</text:p>
          </table:table-cell>
          <table:table-cell office:value-type="float" office:value="93" calcext:value-type="float">
            <text:p>93</text:p>
          </table:table-cell>
          <table:table-cell table:formula="of:=VLOOKUP([.$A446];[MAF_5K_Walk_Watch__Crunch.$A$2:.$E$688];1;1)" office:value-type="string" office:string-value="2018-07-20T09:43:51Z" calcext:value-type="string">
            <text:p>2018-07-20T09:43:51Z</text:p>
          </table:table-cell>
          <table:table-cell table:formula="of:=VLOOKUP([.$A446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3:53Z</text:p>
          </table:table-cell>
          <table:table-cell office:value-type="float" office:value="40.017413" calcext:value-type="float">
            <text:p>40.017413</text:p>
          </table:table-cell>
          <table:table-cell office:value-type="float" office:value="-79.589359" calcext:value-type="float">
            <text:p>-79.589359</text:p>
          </table:table-cell>
          <table:table-cell office:value-type="float" office:value="283" calcext:value-type="float">
            <text:p>283</text:p>
          </table:table-cell>
          <table:table-cell office:value-type="float" office:value="93" calcext:value-type="float">
            <text:p>93</text:p>
          </table:table-cell>
          <table:table-cell table:formula="of:=VLOOKUP([.$A447];[MAF_5K_Walk_Watch__Crunch.$A$2:.$E$688];1;1)" office:value-type="string" office:string-value="2018-07-20T09:43:51Z" calcext:value-type="string">
            <text:p>2018-07-20T09:43:51Z</text:p>
          </table:table-cell>
          <table:table-cell table:formula="of:=VLOOKUP([.$A447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3:55Z</text:p>
          </table:table-cell>
          <table:table-cell office:value-type="float" office:value="40.017379" calcext:value-type="float">
            <text:p>40.017379</text:p>
          </table:table-cell>
          <table:table-cell office:value-type="float" office:value="-79.589349" calcext:value-type="float">
            <text:p>-79.589349</text:p>
          </table:table-cell>
          <table:table-cell office:value-type="float" office:value="283.1" calcext:value-type="float">
            <text:p>283.1</text:p>
          </table:table-cell>
          <table:table-cell office:value-type="float" office:value="92" calcext:value-type="float">
            <text:p>92</text:p>
          </table:table-cell>
          <table:table-cell table:formula="of:=VLOOKUP([.$A448];[MAF_5K_Walk_Watch__Crunch.$A$2:.$E$688];1;1)" office:value-type="string" office:string-value="2018-07-20T09:43:51Z" calcext:value-type="string">
            <text:p>2018-07-20T09:43:51Z</text:p>
          </table:table-cell>
          <table:table-cell table:formula="of:=VLOOKUP([.$A448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3:57Z</text:p>
          </table:table-cell>
          <table:table-cell office:value-type="float" office:value="40.017346" calcext:value-type="float">
            <text:p>40.017346</text:p>
          </table:table-cell>
          <table:table-cell office:value-type="float" office:value="-79.58933" calcext:value-type="float">
            <text:p>-79.58933</text:p>
          </table:table-cell>
          <table:table-cell office:value-type="float" office:value="283.3" calcext:value-type="float">
            <text:p>283.3</text:p>
          </table:table-cell>
          <table:table-cell office:value-type="float" office:value="92" calcext:value-type="float">
            <text:p>92</text:p>
          </table:table-cell>
          <table:table-cell table:formula="of:=VLOOKUP([.$A449];[MAF_5K_Walk_Watch__Crunch.$A$2:.$E$688];1;1)" office:value-type="string" office:string-value="2018-07-20T09:43:56Z" calcext:value-type="string">
            <text:p>2018-07-20T09:43:56Z</text:p>
          </table:table-cell>
          <table:table-cell table:formula="of:=VLOOKUP([.$A449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3:59Z</text:p>
          </table:table-cell>
          <table:table-cell office:value-type="float" office:value="40.017323" calcext:value-type="float">
            <text:p>40.017323</text:p>
          </table:table-cell>
          <table:table-cell office:value-type="float" office:value="-79.589308" calcext:value-type="float">
            <text:p>-79.589308</text:p>
          </table:table-cell>
          <table:table-cell office:value-type="float" office:value="283.4" calcext:value-type="float">
            <text:p>283.4</text:p>
          </table:table-cell>
          <table:table-cell office:value-type="float" office:value="91" calcext:value-type="float">
            <text:p>91</text:p>
          </table:table-cell>
          <table:table-cell table:formula="of:=VLOOKUP([.$A450];[MAF_5K_Walk_Watch__Crunch.$A$2:.$E$688];1;1)" office:value-type="string" office:string-value="2018-07-20T09:43:56Z" calcext:value-type="string">
            <text:p>2018-07-20T09:43:56Z</text:p>
          </table:table-cell>
          <table:table-cell table:formula="of:=VLOOKUP([.$A450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01Z</text:p>
          </table:table-cell>
          <table:table-cell office:value-type="float" office:value="40.017295" calcext:value-type="float">
            <text:p>40.017295</text:p>
          </table:table-cell>
          <table:table-cell office:value-type="float" office:value="-79.589292" calcext:value-type="float">
            <text:p>-79.589292</text:p>
          </table:table-cell>
          <table:table-cell office:value-type="float" office:value="283.5" calcext:value-type="float">
            <text:p>283.5</text:p>
          </table:table-cell>
          <table:table-cell office:value-type="float" office:value="91" calcext:value-type="float">
            <text:p>91</text:p>
          </table:table-cell>
          <table:table-cell table:formula="of:=VLOOKUP([.$A451];[MAF_5K_Walk_Watch__Crunch.$A$2:.$E$688];1;1)" office:value-type="string" office:string-value="2018-07-20T09:44:01Z" calcext:value-type="string">
            <text:p>2018-07-20T09:44:01Z</text:p>
          </table:table-cell>
          <table:table-cell table:formula="of:=VLOOKUP([.$A451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03Z</text:p>
          </table:table-cell>
          <table:table-cell office:value-type="float" office:value="40.017263" calcext:value-type="float">
            <text:p>40.017263</text:p>
          </table:table-cell>
          <table:table-cell office:value-type="float" office:value="-79.58928" calcext:value-type="float">
            <text:p>-79.58928</text:p>
          </table:table-cell>
          <table:table-cell office:value-type="float" office:value="283.6" calcext:value-type="float">
            <text:p>283.6</text:p>
          </table:table-cell>
          <table:table-cell office:value-type="float" office:value="90" calcext:value-type="float">
            <text:p>90</text:p>
          </table:table-cell>
          <table:table-cell table:formula="of:=VLOOKUP([.$A452];[MAF_5K_Walk_Watch__Crunch.$A$2:.$E$688];1;1)" office:value-type="string" office:string-value="2018-07-20T09:44:01Z" calcext:value-type="string">
            <text:p>2018-07-20T09:44:01Z</text:p>
          </table:table-cell>
          <table:table-cell table:formula="of:=VLOOKUP([.$A452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05Z</text:p>
          </table:table-cell>
          <table:table-cell office:value-type="float" office:value="40.017233" calcext:value-type="float">
            <text:p>40.017233</text:p>
          </table:table-cell>
          <table:table-cell office:value-type="float" office:value="-79.589269" calcext:value-type="float">
            <text:p>-79.589269</text:p>
          </table:table-cell>
          <table:table-cell office:value-type="float" office:value="283.7" calcext:value-type="float">
            <text:p>283.7</text:p>
          </table:table-cell>
          <table:table-cell office:value-type="float" office:value="90" calcext:value-type="float">
            <text:p>90</text:p>
          </table:table-cell>
          <table:table-cell table:formula="of:=VLOOKUP([.$A453];[MAF_5K_Walk_Watch__Crunch.$A$2:.$E$688];1;1)" office:value-type="string" office:string-value="2018-07-20T09:44:01Z" calcext:value-type="string">
            <text:p>2018-07-20T09:44:01Z</text:p>
          </table:table-cell>
          <table:table-cell table:formula="of:=VLOOKUP([.$A453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07Z</text:p>
          </table:table-cell>
          <table:table-cell office:value-type="float" office:value="40.017206" calcext:value-type="float">
            <text:p>40.017206</text:p>
          </table:table-cell>
          <table:table-cell office:value-type="float" office:value="-79.589258" calcext:value-type="float">
            <text:p>-79.589258</text:p>
          </table:table-cell>
          <table:table-cell office:value-type="float" office:value="283.8" calcext:value-type="float">
            <text:p>283.8</text:p>
          </table:table-cell>
          <table:table-cell office:value-type="float" office:value="90" calcext:value-type="float">
            <text:p>90</text:p>
          </table:table-cell>
          <table:table-cell table:formula="of:=VLOOKUP([.$A454];[MAF_5K_Walk_Watch__Crunch.$A$2:.$E$688];1;1)" office:value-type="string" office:string-value="2018-07-20T09:44:06Z" calcext:value-type="string">
            <text:p>2018-07-20T09:44:06Z</text:p>
          </table:table-cell>
          <table:table-cell table:formula="of:=VLOOKUP([.$A454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10Z</text:p>
          </table:table-cell>
          <table:table-cell office:value-type="float" office:value="40.017169" calcext:value-type="float">
            <text:p>40.017169</text:p>
          </table:table-cell>
          <table:table-cell office:value-type="float" office:value="-79.589249" calcext:value-type="float">
            <text:p>-79.589249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table:formula="of:=VLOOKUP([.$A455];[MAF_5K_Walk_Watch__Crunch.$A$2:.$E$688];1;1)" office:value-type="string" office:string-value="2018-07-20T09:44:06Z" calcext:value-type="string">
            <text:p>2018-07-20T09:44:06Z</text:p>
          </table:table-cell>
          <table:table-cell table:formula="of:=VLOOKUP([.$A455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12Z</text:p>
          </table:table-cell>
          <table:table-cell office:value-type="float" office:value="40.017141" calcext:value-type="float">
            <text:p>40.017141</text:p>
          </table:table-cell>
          <table:table-cell office:value-type="float" office:value="-79.589237" calcext:value-type="float">
            <text:p>-79.589237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table:formula="of:=VLOOKUP([.$A456];[MAF_5K_Walk_Watch__Crunch.$A$2:.$E$688];1;1)" office:value-type="string" office:string-value="2018-07-20T09:44:11Z" calcext:value-type="string">
            <text:p>2018-07-20T09:44:11Z</text:p>
          </table:table-cell>
          <table:table-cell table:formula="of:=VLOOKUP([.$A456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15Z</text:p>
          </table:table-cell>
          <table:table-cell office:value-type="float" office:value="40.017105" calcext:value-type="float">
            <text:p>40.017105</text:p>
          </table:table-cell>
          <table:table-cell office:value-type="float" office:value="-79.589223" calcext:value-type="float">
            <text:p>-79.589223</text:p>
          </table:table-cell>
          <table:table-cell office:value-type="float" office:value="284" calcext:value-type="float">
            <text:p>284</text:p>
          </table:table-cell>
          <table:table-cell office:value-type="float" office:value="94" calcext:value-type="float">
            <text:p>94</text:p>
          </table:table-cell>
          <table:table-cell table:formula="of:=VLOOKUP([.$A457];[MAF_5K_Walk_Watch__Crunch.$A$2:.$E$688];1;1)" office:value-type="string" office:string-value="2018-07-20T09:44:11Z" calcext:value-type="string">
            <text:p>2018-07-20T09:44:11Z</text:p>
          </table:table-cell>
          <table:table-cell table:formula="of:=VLOOKUP([.$A457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17Z</text:p>
          </table:table-cell>
          <table:table-cell office:value-type="float" office:value="40.017074" calcext:value-type="float">
            <text:p>40.017074</text:p>
          </table:table-cell>
          <table:table-cell office:value-type="float" office:value="-79.589222" calcext:value-type="float">
            <text:p>-79.589222</text:p>
          </table:table-cell>
          <table:table-cell office:value-type="float" office:value="284" calcext:value-type="float">
            <text:p>284</text:p>
          </table:table-cell>
          <table:table-cell office:value-type="float" office:value="97" calcext:value-type="float">
            <text:p>97</text:p>
          </table:table-cell>
          <table:table-cell table:formula="of:=VLOOKUP([.$A458];[MAF_5K_Walk_Watch__Crunch.$A$2:.$E$688];1;1)" office:value-type="string" office:string-value="2018-07-20T09:44:17Z" calcext:value-type="string">
            <text:p>2018-07-20T09:44:17Z</text:p>
          </table:table-cell>
          <table:table-cell table:formula="of:=VLOOKUP([.$A458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22Z</text:p>
          </table:table-cell>
          <table:table-cell office:value-type="float" office:value="40.017057" calcext:value-type="float">
            <text:p>40.017057</text:p>
          </table:table-cell>
          <table:table-cell office:value-type="float" office:value="-79.589256" calcext:value-type="float">
            <text:p>-79.589256</text:p>
          </table:table-cell>
          <table:table-cell office:value-type="float" office:value="284.2" calcext:value-type="float">
            <text:p>284.2</text:p>
          </table:table-cell>
          <table:table-cell office:value-type="float" office:value="97" calcext:value-type="float">
            <text:p>97</text:p>
          </table:table-cell>
          <table:table-cell table:formula="of:=VLOOKUP([.$A459];[MAF_5K_Walk_Watch__Crunch.$A$2:.$E$688];1;1)" office:value-type="string" office:string-value="2018-07-20T09:44:22Z" calcext:value-type="string">
            <text:p>2018-07-20T09:44:22Z</text:p>
          </table:table-cell>
          <table:table-cell table:formula="of:=VLOOKUP([.$A459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26Z</text:p>
          </table:table-cell>
          <table:table-cell office:value-type="float" office:value="40.017025" calcext:value-type="float">
            <text:p>40.017025</text:p>
          </table:table-cell>
          <table:table-cell office:value-type="float" office:value="-79.589261" calcext:value-type="float">
            <text:p>-79.589261</text:p>
          </table:table-cell>
          <table:table-cell office:value-type="float" office:value="284.6" calcext:value-type="float">
            <text:p>284.6</text:p>
          </table:table-cell>
          <table:table-cell office:value-type="float" office:value="98" calcext:value-type="float">
            <text:p>98</text:p>
          </table:table-cell>
          <table:table-cell table:formula="of:=VLOOKUP([.$A460];[MAF_5K_Walk_Watch__Crunch.$A$2:.$E$688];1;1)" office:value-type="string" office:string-value="2018-07-20T09:44:22Z" calcext:value-type="string">
            <text:p>2018-07-20T09:44:22Z</text:p>
          </table:table-cell>
          <table:table-cell table:formula="of:=VLOOKUP([.$A460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29Z</text:p>
          </table:table-cell>
          <table:table-cell office:value-type="float" office:value="40.016998" calcext:value-type="float">
            <text:p>40.016998</text:p>
          </table:table-cell>
          <table:table-cell office:value-type="float" office:value="-79.589246" calcext:value-type="float">
            <text:p>-79.589246</text:p>
          </table:table-cell>
          <table:table-cell office:value-type="float" office:value="284.9" calcext:value-type="float">
            <text:p>284.9</text:p>
          </table:table-cell>
          <table:table-cell office:value-type="float" office:value="99" calcext:value-type="float">
            <text:p>99</text:p>
          </table:table-cell>
          <table:table-cell table:formula="of:=VLOOKUP([.$A461];[MAF_5K_Walk_Watch__Crunch.$A$2:.$E$688];1;1)" office:value-type="string" office:string-value="2018-07-20T09:44:22Z" calcext:value-type="string">
            <text:p>2018-07-20T09:44:22Z</text:p>
          </table:table-cell>
          <table:table-cell table:formula="of:=VLOOKUP([.$A461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32Z</text:p>
          </table:table-cell>
          <table:table-cell office:value-type="float" office:value="40.016961" calcext:value-type="float">
            <text:p>40.016961</text:p>
          </table:table-cell>
          <table:table-cell office:value-type="float" office:value="-79.589227" calcext:value-type="float">
            <text:p>-79.589227</text:p>
          </table:table-cell>
          <table:table-cell office:value-type="float" office:value="285.2" calcext:value-type="float">
            <text:p>285.2</text:p>
          </table:table-cell>
          <table:table-cell office:value-type="float" office:value="99" calcext:value-type="float">
            <text:p>99</text:p>
          </table:table-cell>
          <table:table-cell table:formula="of:=VLOOKUP([.$A462];[MAF_5K_Walk_Watch__Crunch.$A$2:.$E$688];1;1)" office:value-type="string" office:string-value="2018-07-20T09:44:30Z" calcext:value-type="string">
            <text:p>2018-07-20T09:44:30Z</text:p>
          </table:table-cell>
          <table:table-cell table:formula="of:=VLOOKUP([.$A462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37Z</text:p>
          </table:table-cell>
          <table:table-cell office:value-type="float" office:value="40.016934" calcext:value-type="float">
            <text:p>40.016934</text:p>
          </table:table-cell>
          <table:table-cell office:value-type="float" office:value="-79.58919" calcext:value-type="float">
            <text:p>-79.58919</text:p>
          </table:table-cell>
          <table:table-cell office:value-type="float" office:value="285.5" calcext:value-type="float">
            <text:p>285.5</text:p>
          </table:table-cell>
          <table:table-cell office:value-type="float" office:value="98" calcext:value-type="float">
            <text:p>98</text:p>
          </table:table-cell>
          <table:table-cell table:formula="of:=VLOOKUP([.$A463];[MAF_5K_Walk_Watch__Crunch.$A$2:.$E$688];1;1)" office:value-type="string" office:string-value="2018-07-20T09:44:30Z" calcext:value-type="string">
            <text:p>2018-07-20T09:44:30Z</text:p>
          </table:table-cell>
          <table:table-cell table:formula="of:=VLOOKUP([.$A463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39Z</text:p>
          </table:table-cell>
          <table:table-cell office:value-type="float" office:value="40.016901" calcext:value-type="float">
            <text:p>40.016901</text:p>
          </table:table-cell>
          <table:table-cell office:value-type="float" office:value="-79.589166" calcext:value-type="float">
            <text:p>-79.589166</text:p>
          </table:table-cell>
          <table:table-cell office:value-type="float" office:value="285.8" calcext:value-type="float">
            <text:p>285.8</text:p>
          </table:table-cell>
          <table:table-cell office:value-type="float" office:value="97" calcext:value-type="float">
            <text:p>97</text:p>
          </table:table-cell>
          <table:table-cell table:formula="of:=VLOOKUP([.$A464];[MAF_5K_Walk_Watch__Crunch.$A$2:.$E$688];1;1)" office:value-type="string" office:string-value="2018-07-20T09:44:30Z" calcext:value-type="string">
            <text:p>2018-07-20T09:44:30Z</text:p>
          </table:table-cell>
          <table:table-cell table:formula="of:=VLOOKUP([.$A464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42Z</text:p>
          </table:table-cell>
          <table:table-cell office:value-type="float" office:value="40.016869" calcext:value-type="float">
            <text:p>40.016869</text:p>
          </table:table-cell>
          <table:table-cell office:value-type="float" office:value="-79.589145" calcext:value-type="float">
            <text:p>-79.589145</text:p>
          </table:table-cell>
          <table:table-cell office:value-type="float" office:value="286.1" calcext:value-type="float">
            <text:p>286.1</text:p>
          </table:table-cell>
          <table:table-cell office:value-type="float" office:value="97" calcext:value-type="float">
            <text:p>97</text:p>
          </table:table-cell>
          <table:table-cell table:formula="of:=VLOOKUP([.$A465];[MAF_5K_Walk_Watch__Crunch.$A$2:.$E$688];1;1)" office:value-type="string" office:string-value="2018-07-20T09:44:41Z" calcext:value-type="string">
            <text:p>2018-07-20T09:44:41Z</text:p>
          </table:table-cell>
          <table:table-cell table:formula="of:=VLOOKUP([.$A465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45Z</text:p>
          </table:table-cell>
          <table:table-cell office:value-type="float" office:value="40.016832" calcext:value-type="float">
            <text:p>40.016832</text:p>
          </table:table-cell>
          <table:table-cell office:value-type="float" office:value="-79.589139" calcext:value-type="float">
            <text:p>-79.589139</text:p>
          </table:table-cell>
          <table:table-cell office:value-type="float" office:value="286.5" calcext:value-type="float">
            <text:p>286.5</text:p>
          </table:table-cell>
          <table:table-cell office:value-type="float" office:value="98" calcext:value-type="float">
            <text:p>98</text:p>
          </table:table-cell>
          <table:table-cell table:formula="of:=VLOOKUP([.$A466];[MAF_5K_Walk_Watch__Crunch.$A$2:.$E$688];1;1)" office:value-type="string" office:string-value="2018-07-20T09:44:41Z" calcext:value-type="string">
            <text:p>2018-07-20T09:44:41Z</text:p>
          </table:table-cell>
          <table:table-cell table:formula="of:=VLOOKUP([.$A466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47Z</text:p>
          </table:table-cell>
          <table:table-cell office:value-type="float" office:value="40.016791" calcext:value-type="float">
            <text:p>40.016791</text:p>
          </table:table-cell>
          <table:table-cell office:value-type="float" office:value="-79.589138" calcext:value-type="float">
            <text:p>-79.589138</text:p>
          </table:table-cell>
          <table:table-cell office:value-type="float" office:value="286.9" calcext:value-type="float">
            <text:p>286.9</text:p>
          </table:table-cell>
          <table:table-cell office:value-type="float" office:value="98" calcext:value-type="float">
            <text:p>98</text:p>
          </table:table-cell>
          <table:table-cell table:formula="of:=VLOOKUP([.$A467];[MAF_5K_Walk_Watch__Crunch.$A$2:.$E$688];1;1)" office:value-type="string" office:string-value="2018-07-20T09:44:46Z" calcext:value-type="string">
            <text:p>2018-07-20T09:44:46Z</text:p>
          </table:table-cell>
          <table:table-cell table:formula="of:=VLOOKUP([.$A467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49Z</text:p>
          </table:table-cell>
          <table:table-cell office:value-type="float" office:value="40.016752" calcext:value-type="float">
            <text:p>40.016752</text:p>
          </table:table-cell>
          <table:table-cell office:value-type="float" office:value="-79.589129" calcext:value-type="float">
            <text:p>-79.589129</text:p>
          </table:table-cell>
          <table:table-cell office:value-type="float" office:value="287.2" calcext:value-type="float">
            <text:p>287.2</text:p>
          </table:table-cell>
          <table:table-cell office:value-type="float" office:value="99" calcext:value-type="float">
            <text:p>99</text:p>
          </table:table-cell>
          <table:table-cell table:formula="of:=VLOOKUP([.$A468];[MAF_5K_Walk_Watch__Crunch.$A$2:.$E$688];1;1)" office:value-type="string" office:string-value="2018-07-20T09:44:46Z" calcext:value-type="string">
            <text:p>2018-07-20T09:44:46Z</text:p>
          </table:table-cell>
          <table:table-cell table:formula="of:=VLOOKUP([.$A468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53Z</text:p>
          </table:table-cell>
          <table:table-cell office:value-type="float" office:value="40.016722" calcext:value-type="float">
            <text:p>40.016722</text:p>
          </table:table-cell>
          <table:table-cell office:value-type="float" office:value="-79.589152" calcext:value-type="float">
            <text:p>-79.589152</text:p>
          </table:table-cell>
          <table:table-cell office:value-type="float" office:value="287.6" calcext:value-type="float">
            <text:p>287.6</text:p>
          </table:table-cell>
          <table:table-cell office:value-type="float" office:value="99" calcext:value-type="float">
            <text:p>99</text:p>
          </table:table-cell>
          <table:table-cell table:formula="of:=VLOOKUP([.$A469];[MAF_5K_Walk_Watch__Crunch.$A$2:.$E$688];1;1)" office:value-type="string" office:string-value="2018-07-20T09:44:51Z" calcext:value-type="string">
            <text:p>2018-07-20T09:44:51Z</text:p>
          </table:table-cell>
          <table:table-cell table:formula="of:=VLOOKUP([.$A469];[MAF_5K_Walk_Watch__Crunch.$A$2:.$E$688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0T09:44:58Z</text:p>
          </table:table-cell>
          <table:table-cell office:value-type="float" office:value="40.016682" calcext:value-type="float">
            <text:p>40.016682</text:p>
          </table:table-cell>
          <table:table-cell office:value-type="float" office:value="-79.589145" calcext:value-type="float">
            <text:p>-79.589145</text:p>
          </table:table-cell>
          <table:table-cell office:value-type="float" office:value="287.8" calcext:value-type="float">
            <text:p>287.8</text:p>
          </table:table-cell>
          <table:table-cell office:value-type="float" office:value="97" calcext:value-type="float">
            <text:p>97</text:p>
          </table:table-cell>
          <table:table-cell table:formula="of:=VLOOKUP([.$A470];[MAF_5K_Walk_Watch__Crunch.$A$2:.$E$688];1;1)" office:value-type="string" office:string-value="2018-07-20T09:44:54Z" calcext:value-type="string">
            <text:p>2018-07-20T09:44:54Z</text:p>
          </table:table-cell>
          <table:table-cell table:formula="of:=VLOOKUP([.$A470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00Z</text:p>
          </table:table-cell>
          <table:table-cell office:value-type="float" office:value="40.016647" calcext:value-type="float">
            <text:p>40.016647</text:p>
          </table:table-cell>
          <table:table-cell office:value-type="float" office:value="-79.589111" calcext:value-type="float">
            <text:p>-79.589111</text:p>
          </table:table-cell>
          <table:table-cell office:value-type="float" office:value="287.9" calcext:value-type="float">
            <text:p>287.9</text:p>
          </table:table-cell>
          <table:table-cell office:value-type="float" office:value="97" calcext:value-type="float">
            <text:p>97</text:p>
          </table:table-cell>
          <table:table-cell table:formula="of:=VLOOKUP([.$A471];[MAF_5K_Walk_Watch__Crunch.$A$2:.$E$688];1;1)" office:value-type="string" office:string-value="2018-07-20T09:44:54Z" calcext:value-type="string">
            <text:p>2018-07-20T09:44:54Z</text:p>
          </table:table-cell>
          <table:table-cell table:formula="of:=VLOOKUP([.$A471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02Z</text:p>
          </table:table-cell>
          <table:table-cell office:value-type="float" office:value="40.016627" calcext:value-type="float">
            <text:p>40.016627</text:p>
          </table:table-cell>
          <table:table-cell office:value-type="float" office:value="-79.589081" calcext:value-type="float">
            <text:p>-79.589081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table:formula="of:=VLOOKUP([.$A472];[MAF_5K_Walk_Watch__Crunch.$A$2:.$E$688];1;1)" office:value-type="string" office:string-value="2018-07-20T09:45:01Z" calcext:value-type="string">
            <text:p>2018-07-20T09:45:01Z</text:p>
          </table:table-cell>
          <table:table-cell table:formula="of:=VLOOKUP([.$A472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05Z</text:p>
          </table:table-cell>
          <table:table-cell office:value-type="float" office:value="40.016601" calcext:value-type="float">
            <text:p>40.016601</text:p>
          </table:table-cell>
          <table:table-cell office:value-type="float" office:value="-79.58906" calcext:value-type="float">
            <text:p>-79.58906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table:formula="of:=VLOOKUP([.$A473];[MAF_5K_Walk_Watch__Crunch.$A$2:.$E$688];1;1)" office:value-type="string" office:string-value="2018-07-20T09:45:01Z" calcext:value-type="string">
            <text:p>2018-07-20T09:45:01Z</text:p>
          </table:table-cell>
          <table:table-cell table:formula="of:=VLOOKUP([.$A473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07Z</text:p>
          </table:table-cell>
          <table:table-cell office:value-type="float" office:value="40.016575" calcext:value-type="float">
            <text:p>40.016575</text:p>
          </table:table-cell>
          <table:table-cell office:value-type="float" office:value="-79.589052" calcext:value-type="float">
            <text:p>-79.589052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table:formula="of:=VLOOKUP([.$A474];[MAF_5K_Walk_Watch__Crunch.$A$2:.$E$688];1;1)" office:value-type="string" office:string-value="2018-07-20T09:45:06Z" calcext:value-type="string">
            <text:p>2018-07-20T09:45:06Z</text:p>
          </table:table-cell>
          <table:table-cell table:formula="of:=VLOOKUP([.$A474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09Z</text:p>
          </table:table-cell>
          <table:table-cell office:value-type="float" office:value="40.016548" calcext:value-type="float">
            <text:p>40.016548</text:p>
          </table:table-cell>
          <table:table-cell office:value-type="float" office:value="-79.589041" calcext:value-type="float">
            <text:p>-79.589041</text:p>
          </table:table-cell>
          <table:table-cell office:value-type="float" office:value="288" calcext:value-type="float">
            <text:p>288</text:p>
          </table:table-cell>
          <table:table-cell office:value-type="float" office:value="94" calcext:value-type="float">
            <text:p>94</text:p>
          </table:table-cell>
          <table:table-cell table:formula="of:=VLOOKUP([.$A475];[MAF_5K_Walk_Watch__Crunch.$A$2:.$E$688];1;1)" office:value-type="string" office:string-value="2018-07-20T09:45:06Z" calcext:value-type="string">
            <text:p>2018-07-20T09:45:06Z</text:p>
          </table:table-cell>
          <table:table-cell table:formula="of:=VLOOKUP([.$A475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11Z</text:p>
          </table:table-cell>
          <table:table-cell office:value-type="float" office:value="40.016515" calcext:value-type="float">
            <text:p>40.016515</text:p>
          </table:table-cell>
          <table:table-cell office:value-type="float" office:value="-79.589036" calcext:value-type="float">
            <text:p>-79.589036</text:p>
          </table:table-cell>
          <table:table-cell office:value-type="float" office:value="287.9" calcext:value-type="float">
            <text:p>287.9</text:p>
          </table:table-cell>
          <table:table-cell office:value-type="float" office:value="93" calcext:value-type="float">
            <text:p>93</text:p>
          </table:table-cell>
          <table:table-cell table:formula="of:=VLOOKUP([.$A476];[MAF_5K_Walk_Watch__Crunch.$A$2:.$E$688];1;1)" office:value-type="string" office:string-value="2018-07-20T09:45:11Z" calcext:value-type="string">
            <text:p>2018-07-20T09:45:11Z</text:p>
          </table:table-cell>
          <table:table-cell table:formula="of:=VLOOKUP([.$A476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14Z</text:p>
          </table:table-cell>
          <table:table-cell office:value-type="float" office:value="40.016482" calcext:value-type="float">
            <text:p>40.016482</text:p>
          </table:table-cell>
          <table:table-cell office:value-type="float" office:value="-79.589034" calcext:value-type="float">
            <text:p>-79.589034</text:p>
          </table:table-cell>
          <table:table-cell office:value-type="float" office:value="287.8" calcext:value-type="float">
            <text:p>287.8</text:p>
          </table:table-cell>
          <table:table-cell office:value-type="float" office:value="92" calcext:value-type="float">
            <text:p>92</text:p>
          </table:table-cell>
          <table:table-cell table:formula="of:=VLOOKUP([.$A477];[MAF_5K_Walk_Watch__Crunch.$A$2:.$E$688];1;1)" office:value-type="string" office:string-value="2018-07-20T09:45:11Z" calcext:value-type="string">
            <text:p>2018-07-20T09:45:11Z</text:p>
          </table:table-cell>
          <table:table-cell table:formula="of:=VLOOKUP([.$A477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18Z</text:p>
          </table:table-cell>
          <table:table-cell office:value-type="float" office:value="40.016443" calcext:value-type="float">
            <text:p>40.016443</text:p>
          </table:table-cell>
          <table:table-cell office:value-type="float" office:value="-79.589028" calcext:value-type="float">
            <text:p>-79.589028</text:p>
          </table:table-cell>
          <table:table-cell office:value-type="float" office:value="287.7" calcext:value-type="float">
            <text:p>287.7</text:p>
          </table:table-cell>
          <table:table-cell office:value-type="float" office:value="92" calcext:value-type="float">
            <text:p>92</text:p>
          </table:table-cell>
          <table:table-cell table:formula="of:=VLOOKUP([.$A478];[MAF_5K_Walk_Watch__Crunch.$A$2:.$E$688];1;1)" office:value-type="string" office:string-value="2018-07-20T09:45:11Z" calcext:value-type="string">
            <text:p>2018-07-20T09:45:11Z</text:p>
          </table:table-cell>
          <table:table-cell table:formula="of:=VLOOKUP([.$A478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21Z</text:p>
          </table:table-cell>
          <table:table-cell office:value-type="float" office:value="40.016406" calcext:value-type="float">
            <text:p>40.016406</text:p>
          </table:table-cell>
          <table:table-cell office:value-type="float" office:value="-79.589029" calcext:value-type="float">
            <text:p>-79.589029</text:p>
          </table:table-cell>
          <table:table-cell office:value-type="float" office:value="287.7" calcext:value-type="float">
            <text:p>287.7</text:p>
          </table:table-cell>
          <table:table-cell office:value-type="float" office:value="91" calcext:value-type="float">
            <text:p>91</text:p>
          </table:table-cell>
          <table:table-cell table:formula="of:=VLOOKUP([.$A479];[MAF_5K_Walk_Watch__Crunch.$A$2:.$E$688];1;1)" office:value-type="string" office:string-value="2018-07-20T09:45:21Z" calcext:value-type="string">
            <text:p>2018-07-20T09:45:21Z</text:p>
          </table:table-cell>
          <table:table-cell table:formula="of:=VLOOKUP([.$A479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23Z</text:p>
          </table:table-cell>
          <table:table-cell office:value-type="float" office:value="40.016377" calcext:value-type="float">
            <text:p>40.016377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87.7" calcext:value-type="float">
            <text:p>287.7</text:p>
          </table:table-cell>
          <table:table-cell office:value-type="float" office:value="90" calcext:value-type="float">
            <text:p>90</text:p>
          </table:table-cell>
          <table:table-cell table:formula="of:=VLOOKUP([.$A480];[MAF_5K_Walk_Watch__Crunch.$A$2:.$E$688];1;1)" office:value-type="string" office:string-value="2018-07-20T09:45:21Z" calcext:value-type="string">
            <text:p>2018-07-20T09:45:21Z</text:p>
          </table:table-cell>
          <table:table-cell table:formula="of:=VLOOKUP([.$A480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25Z</text:p>
          </table:table-cell>
          <table:table-cell office:value-type="float" office:value="40.016345" calcext:value-type="float">
            <text:p>40.016345</text:p>
          </table:table-cell>
          <table:table-cell office:value-type="float" office:value="-79.589021" calcext:value-type="float">
            <text:p>-79.589021</text:p>
          </table:table-cell>
          <table:table-cell office:value-type="float" office:value="287.6" calcext:value-type="float">
            <text:p>287.6</text:p>
          </table:table-cell>
          <table:table-cell office:value-type="float" office:value="89" calcext:value-type="float">
            <text:p>89</text:p>
          </table:table-cell>
          <table:table-cell table:formula="of:=VLOOKUP([.$A481];[MAF_5K_Walk_Watch__Crunch.$A$2:.$E$688];1;1)" office:value-type="string" office:string-value="2018-07-20T09:45:21Z" calcext:value-type="string">
            <text:p>2018-07-20T09:45:21Z</text:p>
          </table:table-cell>
          <table:table-cell table:formula="of:=VLOOKUP([.$A481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27Z</text:p>
          </table:table-cell>
          <table:table-cell office:value-type="float" office:value="40.016305" calcext:value-type="float">
            <text:p>40.016305</text:p>
          </table:table-cell>
          <table:table-cell office:value-type="float" office:value="-79.589002" calcext:value-type="float">
            <text:p>-79.589002</text:p>
          </table:table-cell>
          <table:table-cell office:value-type="float" office:value="287.6" calcext:value-type="float">
            <text:p>287.6</text:p>
          </table:table-cell>
          <table:table-cell office:value-type="float" office:value="89" calcext:value-type="float">
            <text:p>89</text:p>
          </table:table-cell>
          <table:table-cell table:formula="of:=VLOOKUP([.$A482];[MAF_5K_Walk_Watch__Crunch.$A$2:.$E$688];1;1)" office:value-type="string" office:string-value="2018-07-20T09:45:26Z" calcext:value-type="string">
            <text:p>2018-07-20T09:45:26Z</text:p>
          </table:table-cell>
          <table:table-cell table:formula="of:=VLOOKUP([.$A482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29Z</text:p>
          </table:table-cell>
          <table:table-cell office:value-type="float" office:value="40.016273" calcext:value-type="float">
            <text:p>40.016273</text:p>
          </table:table-cell>
          <table:table-cell office:value-type="float" office:value="-79.588985" calcext:value-type="float">
            <text:p>-79.588985</text:p>
          </table:table-cell>
          <table:table-cell office:value-type="float" office:value="287.5" calcext:value-type="float">
            <text:p>287.5</text:p>
          </table:table-cell>
          <table:table-cell office:value-type="float" office:value="88" calcext:value-type="float">
            <text:p>88</text:p>
          </table:table-cell>
          <table:table-cell table:formula="of:=VLOOKUP([.$A483];[MAF_5K_Walk_Watch__Crunch.$A$2:.$E$688];1;1)" office:value-type="string" office:string-value="2018-07-20T09:45:26Z" calcext:value-type="string">
            <text:p>2018-07-20T09:45:26Z</text:p>
          </table:table-cell>
          <table:table-cell table:formula="of:=VLOOKUP([.$A483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32Z</text:p>
          </table:table-cell>
          <table:table-cell office:value-type="float" office:value="40.016238" calcext:value-type="float">
            <text:p>40.016238</text:p>
          </table:table-cell>
          <table:table-cell office:value-type="float" office:value="-79.588975" calcext:value-type="float">
            <text:p>-79.588975</text:p>
          </table:table-cell>
          <table:table-cell office:value-type="float" office:value="287.4" calcext:value-type="float">
            <text:p>287.4</text:p>
          </table:table-cell>
          <table:table-cell office:value-type="float" office:value="86" calcext:value-type="float">
            <text:p>86</text:p>
          </table:table-cell>
          <table:table-cell table:formula="of:=VLOOKUP([.$A484];[MAF_5K_Walk_Watch__Crunch.$A$2:.$E$688];1;1)" office:value-type="string" office:string-value="2018-07-20T09:45:31Z" calcext:value-type="string">
            <text:p>2018-07-20T09:45:31Z</text:p>
          </table:table-cell>
          <table:table-cell table:formula="of:=VLOOKUP([.$A484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35Z</text:p>
          </table:table-cell>
          <table:table-cell office:value-type="float" office:value="40.016205" calcext:value-type="float">
            <text:p>40.016205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7.3" calcext:value-type="float">
            <text:p>287.3</text:p>
          </table:table-cell>
          <table:table-cell office:value-type="float" office:value="87" calcext:value-type="float">
            <text:p>87</text:p>
          </table:table-cell>
          <table:table-cell table:formula="of:=VLOOKUP([.$A485];[MAF_5K_Walk_Watch__Crunch.$A$2:.$E$688];1;1)" office:value-type="string" office:string-value="2018-07-20T09:45:31Z" calcext:value-type="string">
            <text:p>2018-07-20T09:45:31Z</text:p>
          </table:table-cell>
          <table:table-cell table:formula="of:=VLOOKUP([.$A485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37Z</text:p>
          </table:table-cell>
          <table:table-cell office:value-type="float" office:value="40.016178" calcext:value-type="float">
            <text:p>40.016178</text:p>
          </table:table-cell>
          <table:table-cell office:value-type="float" office:value="-79.588977" calcext:value-type="float">
            <text:p>-79.588977</text:p>
          </table:table-cell>
          <table:table-cell office:value-type="float" office:value="287.2" calcext:value-type="float">
            <text:p>287.2</text:p>
          </table:table-cell>
          <table:table-cell office:value-type="float" office:value="86" calcext:value-type="float">
            <text:p>86</text:p>
          </table:table-cell>
          <table:table-cell table:formula="of:=VLOOKUP([.$A486];[MAF_5K_Walk_Watch__Crunch.$A$2:.$E$688];1;1)" office:value-type="string" office:string-value="2018-07-20T09:45:36Z" calcext:value-type="string">
            <text:p>2018-07-20T09:45:36Z</text:p>
          </table:table-cell>
          <table:table-cell table:formula="of:=VLOOKUP([.$A486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39Z</text:p>
          </table:table-cell>
          <table:table-cell office:value-type="float" office:value="40.016139" calcext:value-type="float">
            <text:p>40.016139</text:p>
          </table:table-cell>
          <table:table-cell office:value-type="float" office:value="-79.588971" calcext:value-type="float">
            <text:p>-79.588971</text:p>
          </table:table-cell>
          <table:table-cell office:value-type="float" office:value="287.1" calcext:value-type="float">
            <text:p>287.1</text:p>
          </table:table-cell>
          <table:table-cell office:value-type="float" office:value="86" calcext:value-type="float">
            <text:p>86</text:p>
          </table:table-cell>
          <table:table-cell table:formula="of:=VLOOKUP([.$A487];[MAF_5K_Walk_Watch__Crunch.$A$2:.$E$688];1;1)" office:value-type="string" office:string-value="2018-07-20T09:45:36Z" calcext:value-type="string">
            <text:p>2018-07-20T09:45:36Z</text:p>
          </table:table-cell>
          <table:table-cell table:formula="of:=VLOOKUP([.$A487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42Z</text:p>
          </table:table-cell>
          <table:table-cell office:value-type="float" office:value="40.016109" calcext:value-type="float">
            <text:p>40.016109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7" calcext:value-type="float">
            <text:p>287</text:p>
          </table:table-cell>
          <table:table-cell office:value-type="float" office:value="85" calcext:value-type="float">
            <text:p>85</text:p>
          </table:table-cell>
          <table:table-cell table:formula="of:=VLOOKUP([.$A488];[MAF_5K_Walk_Watch__Crunch.$A$2:.$E$688];1;1)" office:value-type="string" office:string-value="2018-07-20T09:45:41Z" calcext:value-type="string">
            <text:p>2018-07-20T09:45:41Z</text:p>
          </table:table-cell>
          <table:table-cell table:formula="of:=VLOOKUP([.$A488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45Z</text:p>
          </table:table-cell>
          <table:table-cell office:value-type="float" office:value="40.016076" calcext:value-type="float">
            <text:p>40.016076</text:p>
          </table:table-cell>
          <table:table-cell office:value-type="float" office:value="-79.588954" calcext:value-type="float">
            <text:p>-79.588954</text:p>
          </table:table-cell>
          <table:table-cell office:value-type="float" office:value="286.8" calcext:value-type="float">
            <text:p>286.8</text:p>
          </table:table-cell>
          <table:table-cell office:value-type="float" office:value="85" calcext:value-type="float">
            <text:p>85</text:p>
          </table:table-cell>
          <table:table-cell table:formula="of:=VLOOKUP([.$A489];[MAF_5K_Walk_Watch__Crunch.$A$2:.$E$688];1;1)" office:value-type="string" office:string-value="2018-07-20T09:45:41Z" calcext:value-type="string">
            <text:p>2018-07-20T09:45:41Z</text:p>
          </table:table-cell>
          <table:table-cell table:formula="of:=VLOOKUP([.$A489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47Z</text:p>
          </table:table-cell>
          <table:table-cell office:value-type="float" office:value="40.016057" calcext:value-type="float">
            <text:p>40.016057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86.7" calcext:value-type="float">
            <text:p>286.7</text:p>
          </table:table-cell>
          <table:table-cell office:value-type="float" office:value="85" calcext:value-type="float">
            <text:p>85</text:p>
          </table:table-cell>
          <table:table-cell table:formula="of:=VLOOKUP([.$A490];[MAF_5K_Walk_Watch__Crunch.$A$2:.$E$688];1;1)" office:value-type="string" office:string-value="2018-07-20T09:45:46Z" calcext:value-type="string">
            <text:p>2018-07-20T09:45:46Z</text:p>
          </table:table-cell>
          <table:table-cell table:formula="of:=VLOOKUP([.$A490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49Z</text:p>
          </table:table-cell>
          <table:table-cell office:value-type="float" office:value="40.016032" calcext:value-type="float">
            <text:p>40.016032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86.5" calcext:value-type="float">
            <text:p>286.5</text:p>
          </table:table-cell>
          <table:table-cell office:value-type="float" office:value="85" calcext:value-type="float">
            <text:p>85</text:p>
          </table:table-cell>
          <table:table-cell table:formula="of:=VLOOKUP([.$A491];[MAF_5K_Walk_Watch__Crunch.$A$2:.$E$688];1;1)" office:value-type="string" office:string-value="2018-07-20T09:45:46Z" calcext:value-type="string">
            <text:p>2018-07-20T09:45:46Z</text:p>
          </table:table-cell>
          <table:table-cell table:formula="of:=VLOOKUP([.$A491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09:45:51Z</text:p>
          </table:table-cell>
          <table:table-cell office:value-type="float" office:value="40.016002" calcext:value-type="float">
            <text:p>40.016002</text:p>
          </table:table-cell>
          <table:table-cell office:value-type="float" office:value="-79.588897" calcext:value-type="float">
            <text:p>-79.588897</text:p>
          </table:table-cell>
          <table:table-cell office:value-type="float" office:value="286.4" calcext:value-type="float">
            <text:p>286.4</text:p>
          </table:table-cell>
          <table:table-cell office:value-type="float" office:value="85" calcext:value-type="float">
            <text:p>85</text:p>
          </table:table-cell>
          <table:table-cell table:formula="of:=VLOOKUP([.$A492];[MAF_5K_Walk_Watch__Crunch.$A$2:.$E$688];1;1)" office:value-type="string" office:string-value="2018-07-20T09:45:51Z" calcext:value-type="string">
            <text:p>2018-07-20T09:45:51Z</text:p>
          </table:table-cell>
          <table:table-cell table:formula="of:=VLOOKUP([.$A492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5:54Z</text:p>
          </table:table-cell>
          <table:table-cell office:value-type="float" office:value="40.015974" calcext:value-type="float">
            <text:p>40.015974</text:p>
          </table:table-cell>
          <table:table-cell office:value-type="float" office:value="-79.588888" calcext:value-type="float">
            <text:p>-79.588888</text:p>
          </table:table-cell>
          <table:table-cell office:value-type="float" office:value="286.3" calcext:value-type="float">
            <text:p>286.3</text:p>
          </table:table-cell>
          <table:table-cell office:value-type="float" office:value="84" calcext:value-type="float">
            <text:p>84</text:p>
          </table:table-cell>
          <table:table-cell table:formula="of:=VLOOKUP([.$A493];[MAF_5K_Walk_Watch__Crunch.$A$2:.$E$688];1;1)" office:value-type="string" office:string-value="2018-07-20T09:45:51Z" calcext:value-type="string">
            <text:p>2018-07-20T09:45:51Z</text:p>
          </table:table-cell>
          <table:table-cell table:formula="of:=VLOOKUP([.$A493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5:59Z</text:p>
          </table:table-cell>
          <table:table-cell office:value-type="float" office:value="40.015946" calcext:value-type="float">
            <text:p>40.015946</text:p>
          </table:table-cell>
          <table:table-cell office:value-type="float" office:value="-79.588896" calcext:value-type="float">
            <text:p>-79.588896</text:p>
          </table:table-cell>
          <table:table-cell office:value-type="float" office:value="286.1" calcext:value-type="float">
            <text:p>286.1</text:p>
          </table:table-cell>
          <table:table-cell office:value-type="float" office:value="83" calcext:value-type="float">
            <text:p>83</text:p>
          </table:table-cell>
          <table:table-cell table:formula="of:=VLOOKUP([.$A494];[MAF_5K_Walk_Watch__Crunch.$A$2:.$E$688];1;1)" office:value-type="string" office:string-value="2018-07-20T09:45:51Z" calcext:value-type="string">
            <text:p>2018-07-20T09:45:51Z</text:p>
          </table:table-cell>
          <table:table-cell table:formula="of:=VLOOKUP([.$A494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01Z</text:p>
          </table:table-cell>
          <table:table-cell office:value-type="float" office:value="40.015919" calcext:value-type="float">
            <text:p>40.015919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6" calcext:value-type="float">
            <text:p>286</text:p>
          </table:table-cell>
          <table:table-cell office:value-type="float" office:value="83" calcext:value-type="float">
            <text:p>83</text:p>
          </table:table-cell>
          <table:table-cell table:formula="of:=VLOOKUP([.$A495];[MAF_5K_Walk_Watch__Crunch.$A$2:.$E$688];1;1)" office:value-type="string" office:string-value="2018-07-20T09:46:01Z" calcext:value-type="string">
            <text:p>2018-07-20T09:46:01Z</text:p>
          </table:table-cell>
          <table:table-cell table:formula="of:=VLOOKUP([.$A495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03Z</text:p>
          </table:table-cell>
          <table:table-cell office:value-type="float" office:value="40.015878" calcext:value-type="float">
            <text:p>40.015878</text:p>
          </table:table-cell>
          <table:table-cell office:value-type="float" office:value="-79.588924" calcext:value-type="float">
            <text:p>-79.588924</text:p>
          </table:table-cell>
          <table:table-cell office:value-type="float" office:value="285.8" calcext:value-type="float">
            <text:p>285.8</text:p>
          </table:table-cell>
          <table:table-cell office:value-type="float" office:value="83" calcext:value-type="float">
            <text:p>83</text:p>
          </table:table-cell>
          <table:table-cell table:formula="of:=VLOOKUP([.$A496];[MAF_5K_Walk_Watch__Crunch.$A$2:.$E$688];1;1)" office:value-type="string" office:string-value="2018-07-20T09:46:01Z" calcext:value-type="string">
            <text:p>2018-07-20T09:46:01Z</text:p>
          </table:table-cell>
          <table:table-cell table:formula="of:=VLOOKUP([.$A496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06Z</text:p>
          </table:table-cell>
          <table:table-cell office:value-type="float" office:value="40.015851" calcext:value-type="float">
            <text:p>40.015851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5.7" calcext:value-type="float">
            <text:p>285.7</text:p>
          </table:table-cell>
          <table:table-cell office:value-type="float" office:value="82" calcext:value-type="float">
            <text:p>82</text:p>
          </table:table-cell>
          <table:table-cell table:formula="of:=VLOOKUP([.$A497];[MAF_5K_Walk_Watch__Crunch.$A$2:.$E$688];1;1)" office:value-type="string" office:string-value="2018-07-20T09:46:06Z" calcext:value-type="string">
            <text:p>2018-07-20T09:46:06Z</text:p>
          </table:table-cell>
          <table:table-cell table:formula="of:=VLOOKUP([.$A497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09Z</text:p>
          </table:table-cell>
          <table:table-cell office:value-type="float" office:value="40.015813" calcext:value-type="float">
            <text:p>40.015813</text:p>
          </table:table-cell>
          <table:table-cell office:value-type="float" office:value="-79.588946" calcext:value-type="float">
            <text:p>-79.588946</text:p>
          </table:table-cell>
          <table:table-cell office:value-type="float" office:value="285.5" calcext:value-type="float">
            <text:p>285.5</text:p>
          </table:table-cell>
          <table:table-cell office:value-type="float" office:value="81" calcext:value-type="float">
            <text:p>81</text:p>
          </table:table-cell>
          <table:table-cell table:formula="of:=VLOOKUP([.$A498];[MAF_5K_Walk_Watch__Crunch.$A$2:.$E$688];1;1)" office:value-type="string" office:string-value="2018-07-20T09:46:06Z" calcext:value-type="string">
            <text:p>2018-07-20T09:46:06Z</text:p>
          </table:table-cell>
          <table:table-cell table:formula="of:=VLOOKUP([.$A498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12Z</text:p>
          </table:table-cell>
          <table:table-cell office:value-type="float" office:value="40.015773" calcext:value-type="float">
            <text:p>40.015773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85.3" calcext:value-type="float">
            <text:p>285.3</text:p>
          </table:table-cell>
          <table:table-cell office:value-type="float" office:value="82" calcext:value-type="float">
            <text:p>82</text:p>
          </table:table-cell>
          <table:table-cell table:formula="of:=VLOOKUP([.$A499];[MAF_5K_Walk_Watch__Crunch.$A$2:.$E$688];1;1)" office:value-type="string" office:string-value="2018-07-20T09:46:11Z" calcext:value-type="string">
            <text:p>2018-07-20T09:46:11Z</text:p>
          </table:table-cell>
          <table:table-cell table:formula="of:=VLOOKUP([.$A499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15Z</text:p>
          </table:table-cell>
          <table:table-cell office:value-type="float" office:value="40.015738" calcext:value-type="float">
            <text:p>40.015738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85.2" calcext:value-type="float">
            <text:p>285.2</text:p>
          </table:table-cell>
          <table:table-cell office:value-type="float" office:value="83" calcext:value-type="float">
            <text:p>83</text:p>
          </table:table-cell>
          <table:table-cell table:formula="of:=VLOOKUP([.$A500];[MAF_5K_Walk_Watch__Crunch.$A$2:.$E$688];1;1)" office:value-type="string" office:string-value="2018-07-20T09:46:11Z" calcext:value-type="string">
            <text:p>2018-07-20T09:46:11Z</text:p>
          </table:table-cell>
          <table:table-cell table:formula="of:=VLOOKUP([.$A500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18Z</text:p>
          </table:table-cell>
          <table:table-cell office:value-type="float" office:value="40.015703" calcext:value-type="float">
            <text:p>40.015703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85" calcext:value-type="float">
            <text:p>285</text:p>
          </table:table-cell>
          <table:table-cell office:value-type="float" office:value="82" calcext:value-type="float">
            <text:p>82</text:p>
          </table:table-cell>
          <table:table-cell table:formula="of:=VLOOKUP([.$A501];[MAF_5K_Walk_Watch__Crunch.$A$2:.$E$688];1;1)" office:value-type="string" office:string-value="2018-07-20T09:46:16Z" calcext:value-type="string">
            <text:p>2018-07-20T09:46:16Z</text:p>
          </table:table-cell>
          <table:table-cell table:formula="of:=VLOOKUP([.$A501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20Z</text:p>
          </table:table-cell>
          <table:table-cell office:value-type="float" office:value="40.015672" calcext:value-type="float">
            <text:p>40.015672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4.9" calcext:value-type="float">
            <text:p>284.9</text:p>
          </table:table-cell>
          <table:table-cell office:value-type="float" office:value="81" calcext:value-type="float">
            <text:p>81</text:p>
          </table:table-cell>
          <table:table-cell table:formula="of:=VLOOKUP([.$A502];[MAF_5K_Walk_Watch__Crunch.$A$2:.$E$688];1;1)" office:value-type="string" office:string-value="2018-07-20T09:46:16Z" calcext:value-type="string">
            <text:p>2018-07-20T09:46:16Z</text:p>
          </table:table-cell>
          <table:table-cell table:formula="of:=VLOOKUP([.$A502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22Z</text:p>
          </table:table-cell>
          <table:table-cell office:value-type="float" office:value="40.015636" calcext:value-type="float">
            <text:p>40.015636</text:p>
          </table:table-cell>
          <table:table-cell office:value-type="float" office:value="-79.588937" calcext:value-type="float">
            <text:p>-79.588937</text:p>
          </table:table-cell>
          <table:table-cell office:value-type="float" office:value="284.8" calcext:value-type="float">
            <text:p>284.8</text:p>
          </table:table-cell>
          <table:table-cell office:value-type="float" office:value="81" calcext:value-type="float">
            <text:p>81</text:p>
          </table:table-cell>
          <table:table-cell table:formula="of:=VLOOKUP([.$A503];[MAF_5K_Walk_Watch__Crunch.$A$2:.$E$688];1;1)" office:value-type="string" office:string-value="2018-07-20T09:46:21Z" calcext:value-type="string">
            <text:p>2018-07-20T09:46:21Z</text:p>
          </table:table-cell>
          <table:table-cell table:formula="of:=VLOOKUP([.$A503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24Z</text:p>
          </table:table-cell>
          <table:table-cell office:value-type="float" office:value="40.0156" calcext:value-type="float">
            <text:p>40.0156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84.7" calcext:value-type="float">
            <text:p>284.7</text:p>
          </table:table-cell>
          <table:table-cell office:value-type="float" office:value="82" calcext:value-type="float">
            <text:p>82</text:p>
          </table:table-cell>
          <table:table-cell table:formula="of:=VLOOKUP([.$A504];[MAF_5K_Walk_Watch__Crunch.$A$2:.$E$688];1;1)" office:value-type="string" office:string-value="2018-07-20T09:46:21Z" calcext:value-type="string">
            <text:p>2018-07-20T09:46:21Z</text:p>
          </table:table-cell>
          <table:table-cell table:formula="of:=VLOOKUP([.$A504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26Z</text:p>
          </table:table-cell>
          <table:table-cell office:value-type="float" office:value="40.01557" calcext:value-type="float">
            <text:p>40.01557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4.7" calcext:value-type="float">
            <text:p>284.7</text:p>
          </table:table-cell>
          <table:table-cell office:value-type="float" office:value="82" calcext:value-type="float">
            <text:p>82</text:p>
          </table:table-cell>
          <table:table-cell table:formula="of:=VLOOKUP([.$A505];[MAF_5K_Walk_Watch__Crunch.$A$2:.$E$688];1;1)" office:value-type="string" office:string-value="2018-07-20T09:46:26Z" calcext:value-type="string">
            <text:p>2018-07-20T09:46:26Z</text:p>
          </table:table-cell>
          <table:table-cell table:formula="of:=VLOOKUP([.$A505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29Z</text:p>
          </table:table-cell>
          <table:table-cell office:value-type="float" office:value="40.01553" calcext:value-type="float">
            <text:p>40.01553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4.6" calcext:value-type="float">
            <text:p>284.6</text:p>
          </table:table-cell>
          <table:table-cell office:value-type="float" office:value="82" calcext:value-type="float">
            <text:p>82</text:p>
          </table:table-cell>
          <table:table-cell table:formula="of:=VLOOKUP([.$A506];[MAF_5K_Walk_Watch__Crunch.$A$2:.$E$688];1;1)" office:value-type="string" office:string-value="2018-07-20T09:46:26Z" calcext:value-type="string">
            <text:p>2018-07-20T09:46:26Z</text:p>
          </table:table-cell>
          <table:table-cell table:formula="of:=VLOOKUP([.$A506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31Z</text:p>
          </table:table-cell>
          <table:table-cell office:value-type="float" office:value="40.015493" calcext:value-type="float">
            <text:p>40.015493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84.5" calcext:value-type="float">
            <text:p>284.5</text:p>
          </table:table-cell>
          <table:table-cell office:value-type="float" office:value="82" calcext:value-type="float">
            <text:p>82</text:p>
          </table:table-cell>
          <table:table-cell table:formula="of:=VLOOKUP([.$A507];[MAF_5K_Walk_Watch__Crunch.$A$2:.$E$688];1;1)" office:value-type="string" office:string-value="2018-07-20T09:46:31Z" calcext:value-type="string">
            <text:p>2018-07-20T09:46:31Z</text:p>
          </table:table-cell>
          <table:table-cell table:formula="of:=VLOOKUP([.$A507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33Z</text:p>
          </table:table-cell>
          <table:table-cell office:value-type="float" office:value="40.015459" calcext:value-type="float">
            <text:p>40.015459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84.4" calcext:value-type="float">
            <text:p>284.4</text:p>
          </table:table-cell>
          <table:table-cell office:value-type="float" office:value="82" calcext:value-type="float">
            <text:p>82</text:p>
          </table:table-cell>
          <table:table-cell table:formula="of:=VLOOKUP([.$A508];[MAF_5K_Walk_Watch__Crunch.$A$2:.$E$688];1;1)" office:value-type="string" office:string-value="2018-07-20T09:46:31Z" calcext:value-type="string">
            <text:p>2018-07-20T09:46:31Z</text:p>
          </table:table-cell>
          <table:table-cell table:formula="of:=VLOOKUP([.$A508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35Z</text:p>
          </table:table-cell>
          <table:table-cell office:value-type="float" office:value="40.015429" calcext:value-type="float">
            <text:p>40.015429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84.3" calcext:value-type="float">
            <text:p>284.3</text:p>
          </table:table-cell>
          <table:table-cell office:value-type="float" office:value="81" calcext:value-type="float">
            <text:p>81</text:p>
          </table:table-cell>
          <table:table-cell table:formula="of:=VLOOKUP([.$A509];[MAF_5K_Walk_Watch__Crunch.$A$2:.$E$688];1;1)" office:value-type="string" office:string-value="2018-07-20T09:46:31Z" calcext:value-type="string">
            <text:p>2018-07-20T09:46:31Z</text:p>
          </table:table-cell>
          <table:table-cell table:formula="of:=VLOOKUP([.$A509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38Z</text:p>
          </table:table-cell>
          <table:table-cell office:value-type="float" office:value="40.015396" calcext:value-type="float">
            <text:p>40.015396</text:p>
          </table:table-cell>
          <table:table-cell office:value-type="float" office:value="-79.588908" calcext:value-type="float">
            <text:p>-79.588908</text:p>
          </table:table-cell>
          <table:table-cell office:value-type="float" office:value="284.2" calcext:value-type="float">
            <text:p>284.2</text:p>
          </table:table-cell>
          <table:table-cell office:value-type="float" office:value="81" calcext:value-type="float">
            <text:p>81</text:p>
          </table:table-cell>
          <table:table-cell table:formula="of:=VLOOKUP([.$A510];[MAF_5K_Walk_Watch__Crunch.$A$2:.$E$688];1;1)" office:value-type="string" office:string-value="2018-07-20T09:46:36Z" calcext:value-type="string">
            <text:p>2018-07-20T09:46:36Z</text:p>
          </table:table-cell>
          <table:table-cell table:formula="of:=VLOOKUP([.$A510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41Z</text:p>
          </table:table-cell>
          <table:table-cell office:value-type="float" office:value="40.015364" calcext:value-type="float">
            <text:p>40.015364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4.1" calcext:value-type="float">
            <text:p>284.1</text:p>
          </table:table-cell>
          <table:table-cell office:value-type="float" office:value="81" calcext:value-type="float">
            <text:p>81</text:p>
          </table:table-cell>
          <table:table-cell table:formula="of:=VLOOKUP([.$A511];[MAF_5K_Walk_Watch__Crunch.$A$2:.$E$688];1;1)" office:value-type="string" office:string-value="2018-07-20T09:46:36Z" calcext:value-type="string">
            <text:p>2018-07-20T09:46:36Z</text:p>
          </table:table-cell>
          <table:table-cell table:formula="of:=VLOOKUP([.$A511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43Z</text:p>
          </table:table-cell>
          <table:table-cell office:value-type="float" office:value="40.015326" calcext:value-type="float">
            <text:p>40.015326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84" calcext:value-type="float">
            <text:p>284</text:p>
          </table:table-cell>
          <table:table-cell office:value-type="float" office:value="81" calcext:value-type="float">
            <text:p>81</text:p>
          </table:table-cell>
          <table:table-cell table:formula="of:=VLOOKUP([.$A512];[MAF_5K_Walk_Watch__Crunch.$A$2:.$E$688];1;1)" office:value-type="string" office:string-value="2018-07-20T09:46:36Z" calcext:value-type="string">
            <text:p>2018-07-20T09:46:36Z</text:p>
          </table:table-cell>
          <table:table-cell table:formula="of:=VLOOKUP([.$A512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45Z</text:p>
          </table:table-cell>
          <table:table-cell office:value-type="float" office:value="40.015284" calcext:value-type="float">
            <text:p>40.015284</text:p>
          </table:table-cell>
          <table:table-cell office:value-type="float" office:value="-79.588962" calcext:value-type="float">
            <text:p>-79.588962</text:p>
          </table:table-cell>
          <table:table-cell office:value-type="float" office:value="283.9" calcext:value-type="float">
            <text:p>283.9</text:p>
          </table:table-cell>
          <table:table-cell office:value-type="float" office:value="81" calcext:value-type="float">
            <text:p>81</text:p>
          </table:table-cell>
          <table:table-cell table:formula="of:=VLOOKUP([.$A513];[MAF_5K_Walk_Watch__Crunch.$A$2:.$E$688];1;1)" office:value-type="string" office:string-value="2018-07-20T09:46:36Z" calcext:value-type="string">
            <text:p>2018-07-20T09:46:36Z</text:p>
          </table:table-cell>
          <table:table-cell table:formula="of:=VLOOKUP([.$A513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47Z</text:p>
          </table:table-cell>
          <table:table-cell office:value-type="float" office:value="40.015253" calcext:value-type="float">
            <text:p>40.015253</text:p>
          </table:table-cell>
          <table:table-cell office:value-type="float" office:value="-79.588955" calcext:value-type="float">
            <text:p>-79.588955</text:p>
          </table:table-cell>
          <table:table-cell office:value-type="float" office:value="283.8" calcext:value-type="float">
            <text:p>283.8</text:p>
          </table:table-cell>
          <table:table-cell office:value-type="float" office:value="79" calcext:value-type="float">
            <text:p>79</text:p>
          </table:table-cell>
          <table:table-cell table:formula="of:=VLOOKUP([.$A514];[MAF_5K_Walk_Watch__Crunch.$A$2:.$E$688];1;1)" office:value-type="string" office:string-value="2018-07-20T09:46:46Z" calcext:value-type="string">
            <text:p>2018-07-20T09:46:46Z</text:p>
          </table:table-cell>
          <table:table-cell table:formula="of:=VLOOKUP([.$A514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49Z</text:p>
          </table:table-cell>
          <table:table-cell office:value-type="float" office:value="40.015226" calcext:value-type="float">
            <text:p>40.015226</text:p>
          </table:table-cell>
          <table:table-cell office:value-type="float" office:value="-79.588949" calcext:value-type="float">
            <text:p>-79.588949</text:p>
          </table:table-cell>
          <table:table-cell office:value-type="float" office:value="283.7" calcext:value-type="float">
            <text:p>283.7</text:p>
          </table:table-cell>
          <table:table-cell office:value-type="float" office:value="78" calcext:value-type="float">
            <text:p>78</text:p>
          </table:table-cell>
          <table:table-cell table:formula="of:=VLOOKUP([.$A515];[MAF_5K_Walk_Watch__Crunch.$A$2:.$E$688];1;1)" office:value-type="string" office:string-value="2018-07-20T09:46:46Z" calcext:value-type="string">
            <text:p>2018-07-20T09:46:46Z</text:p>
          </table:table-cell>
          <table:table-cell table:formula="of:=VLOOKUP([.$A515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09:46:53Z</text:p>
          </table:table-cell>
          <table:table-cell office:value-type="float" office:value="40.015196" calcext:value-type="float">
            <text:p>40.015196</text:p>
          </table:table-cell>
          <table:table-cell office:value-type="float" office:value="-79.588944" calcext:value-type="float">
            <text:p>-79.588944</text:p>
          </table:table-cell>
          <table:table-cell office:value-type="float" office:value="283.7" calcext:value-type="float">
            <text:p>283.7</text:p>
          </table:table-cell>
          <table:table-cell office:value-type="float" office:value="76" calcext:value-type="float">
            <text:p>76</text:p>
          </table:table-cell>
          <table:table-cell table:formula="of:=VLOOKUP([.$A516];[MAF_5K_Walk_Watch__Crunch.$A$2:.$E$688];1;1)" office:value-type="string" office:string-value="2018-07-20T09:46:53Z" calcext:value-type="string">
            <text:p>2018-07-20T09:46:53Z</text:p>
          </table:table-cell>
          <table:table-cell table:formula="of:=VLOOKUP([.$A516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6:55Z</text:p>
          </table:table-cell>
          <table:table-cell office:value-type="float" office:value="40.015165" calcext:value-type="float">
            <text:p>40.015165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83.6" calcext:value-type="float">
            <text:p>283.6</text:p>
          </table:table-cell>
          <table:table-cell office:value-type="float" office:value="76" calcext:value-type="float">
            <text:p>76</text:p>
          </table:table-cell>
          <table:table-cell table:formula="of:=VLOOKUP([.$A517];[MAF_5K_Walk_Watch__Crunch.$A$2:.$E$688];1;1)" office:value-type="string" office:string-value="2018-07-20T09:46:53Z" calcext:value-type="string">
            <text:p>2018-07-20T09:46:53Z</text:p>
          </table:table-cell>
          <table:table-cell table:formula="of:=VLOOKUP([.$A517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6:57Z</text:p>
          </table:table-cell>
          <table:table-cell office:value-type="float" office:value="40.015135" calcext:value-type="float">
            <text:p>40.015135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83.6" calcext:value-type="float">
            <text:p>283.6</text:p>
          </table:table-cell>
          <table:table-cell office:value-type="float" office:value="76" calcext:value-type="float">
            <text:p>76</text:p>
          </table:table-cell>
          <table:table-cell table:formula="of:=VLOOKUP([.$A518];[MAF_5K_Walk_Watch__Crunch.$A$2:.$E$688];1;1)" office:value-type="string" office:string-value="2018-07-20T09:46:53Z" calcext:value-type="string">
            <text:p>2018-07-20T09:46:53Z</text:p>
          </table:table-cell>
          <table:table-cell table:formula="of:=VLOOKUP([.$A518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00Z</text:p>
          </table:table-cell>
          <table:table-cell office:value-type="float" office:value="40.015095" calcext:value-type="float">
            <text:p>40.015095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3.5" calcext:value-type="float">
            <text:p>283.5</text:p>
          </table:table-cell>
          <table:table-cell office:value-type="float" office:value="77" calcext:value-type="float">
            <text:p>77</text:p>
          </table:table-cell>
          <table:table-cell table:formula="of:=VLOOKUP([.$A519];[MAF_5K_Walk_Watch__Crunch.$A$2:.$E$688];1;1)" office:value-type="string" office:string-value="2018-07-20T09:47:00Z" calcext:value-type="string">
            <text:p>2018-07-20T09:47:00Z</text:p>
          </table:table-cell>
          <table:table-cell table:formula="of:=VLOOKUP([.$A519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02Z</text:p>
          </table:table-cell>
          <table:table-cell office:value-type="float" office:value="40.015056" calcext:value-type="float">
            <text:p>40.015056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83.4" calcext:value-type="float">
            <text:p>283.4</text:p>
          </table:table-cell>
          <table:table-cell office:value-type="float" office:value="78" calcext:value-type="float">
            <text:p>78</text:p>
          </table:table-cell>
          <table:table-cell table:formula="of:=VLOOKUP([.$A520];[MAF_5K_Walk_Watch__Crunch.$A$2:.$E$688];1;1)" office:value-type="string" office:string-value="2018-07-20T09:47:00Z" calcext:value-type="string">
            <text:p>2018-07-20T09:47:00Z</text:p>
          </table:table-cell>
          <table:table-cell table:formula="of:=VLOOKUP([.$A520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04Z</text:p>
          </table:table-cell>
          <table:table-cell office:value-type="float" office:value="40.015019" calcext:value-type="float">
            <text:p>40.015019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3.3" calcext:value-type="float">
            <text:p>283.3</text:p>
          </table:table-cell>
          <table:table-cell office:value-type="float" office:value="78" calcext:value-type="float">
            <text:p>78</text:p>
          </table:table-cell>
          <table:table-cell table:formula="of:=VLOOKUP([.$A521];[MAF_5K_Walk_Watch__Crunch.$A$2:.$E$688];1;1)" office:value-type="string" office:string-value="2018-07-20T09:47:00Z" calcext:value-type="string">
            <text:p>2018-07-20T09:47:00Z</text:p>
          </table:table-cell>
          <table:table-cell table:formula="of:=VLOOKUP([.$A521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06Z</text:p>
          </table:table-cell>
          <table:table-cell office:value-type="float" office:value="40.014989" calcext:value-type="float">
            <text:p>40.014989</text:p>
          </table:table-cell>
          <table:table-cell office:value-type="float" office:value="-79.588886" calcext:value-type="float">
            <text:p>-79.588886</text:p>
          </table:table-cell>
          <table:table-cell office:value-type="float" office:value="283.3" calcext:value-type="float">
            <text:p>283.3</text:p>
          </table:table-cell>
          <table:table-cell office:value-type="float" office:value="78" calcext:value-type="float">
            <text:p>78</text:p>
          </table:table-cell>
          <table:table-cell table:formula="of:=VLOOKUP([.$A522];[MAF_5K_Walk_Watch__Crunch.$A$2:.$E$688];1;1)" office:value-type="string" office:string-value="2018-07-20T09:47:05Z" calcext:value-type="string">
            <text:p>2018-07-20T09:47:05Z</text:p>
          </table:table-cell>
          <table:table-cell table:formula="of:=VLOOKUP([.$A522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08Z</text:p>
          </table:table-cell>
          <table:table-cell office:value-type="float" office:value="40.014961" calcext:value-type="float">
            <text:p>40.014961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83.2" calcext:value-type="float">
            <text:p>283.2</text:p>
          </table:table-cell>
          <table:table-cell office:value-type="float" office:value="78" calcext:value-type="float">
            <text:p>78</text:p>
          </table:table-cell>
          <table:table-cell table:formula="of:=VLOOKUP([.$A523];[MAF_5K_Walk_Watch__Crunch.$A$2:.$E$688];1;1)" office:value-type="string" office:string-value="2018-07-20T09:47:05Z" calcext:value-type="string">
            <text:p>2018-07-20T09:47:05Z</text:p>
          </table:table-cell>
          <table:table-cell table:formula="of:=VLOOKUP([.$A523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10Z</text:p>
          </table:table-cell>
          <table:table-cell office:value-type="float" office:value="40.014926" calcext:value-type="float">
            <text:p>40.014926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3.1" calcext:value-type="float">
            <text:p>283.1</text:p>
          </table:table-cell>
          <table:table-cell office:value-type="float" office:value="79" calcext:value-type="float">
            <text:p>79</text:p>
          </table:table-cell>
          <table:table-cell table:formula="of:=VLOOKUP([.$A524];[MAF_5K_Walk_Watch__Crunch.$A$2:.$E$688];1;1)" office:value-type="string" office:string-value="2018-07-20T09:47:10Z" calcext:value-type="string">
            <text:p>2018-07-20T09:47:10Z</text:p>
          </table:table-cell>
          <table:table-cell table:formula="of:=VLOOKUP([.$A524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12Z</text:p>
          </table:table-cell>
          <table:table-cell office:value-type="float" office:value="40.014892" calcext:value-type="float">
            <text:p>40.014892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83" calcext:value-type="float">
            <text:p>283</text:p>
          </table:table-cell>
          <table:table-cell office:value-type="float" office:value="80" calcext:value-type="float">
            <text:p>80</text:p>
          </table:table-cell>
          <table:table-cell table:formula="of:=VLOOKUP([.$A525];[MAF_5K_Walk_Watch__Crunch.$A$2:.$E$688];1;1)" office:value-type="string" office:string-value="2018-07-20T09:47:10Z" calcext:value-type="string">
            <text:p>2018-07-20T09:47:10Z</text:p>
          </table:table-cell>
          <table:table-cell table:formula="of:=VLOOKUP([.$A525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14Z</text:p>
          </table:table-cell>
          <table:table-cell office:value-type="float" office:value="40.014863" calcext:value-type="float">
            <text:p>40.014863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83.1" calcext:value-type="float">
            <text:p>283.1</text:p>
          </table:table-cell>
          <table:table-cell office:value-type="float" office:value="81" calcext:value-type="float">
            <text:p>81</text:p>
          </table:table-cell>
          <table:table-cell table:formula="of:=VLOOKUP([.$A526];[MAF_5K_Walk_Watch__Crunch.$A$2:.$E$688];1;1)" office:value-type="string" office:string-value="2018-07-20T09:47:10Z" calcext:value-type="string">
            <text:p>2018-07-20T09:47:10Z</text:p>
          </table:table-cell>
          <table:table-cell table:formula="of:=VLOOKUP([.$A526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17Z</text:p>
          </table:table-cell>
          <table:table-cell office:value-type="float" office:value="40.014824" calcext:value-type="float">
            <text:p>40.014824</text:p>
          </table:table-cell>
          <table:table-cell office:value-type="float" office:value="-79.588855" calcext:value-type="float">
            <text:p>-79.588855</text:p>
          </table:table-cell>
          <table:table-cell office:value-type="float" office:value="283.3" calcext:value-type="float">
            <text:p>283.3</text:p>
          </table:table-cell>
          <table:table-cell office:value-type="float" office:value="82" calcext:value-type="float">
            <text:p>82</text:p>
          </table:table-cell>
          <table:table-cell table:formula="of:=VLOOKUP([.$A527];[MAF_5K_Walk_Watch__Crunch.$A$2:.$E$688];1;1)" office:value-type="string" office:string-value="2018-07-20T09:47:15Z" calcext:value-type="string">
            <text:p>2018-07-20T09:47:15Z</text:p>
          </table:table-cell>
          <table:table-cell table:formula="of:=VLOOKUP([.$A527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19Z</text:p>
          </table:table-cell>
          <table:table-cell office:value-type="float" office:value="40.014794" calcext:value-type="float">
            <text:p>40.014794</text:p>
          </table:table-cell>
          <table:table-cell office:value-type="float" office:value="-79.588848" calcext:value-type="float">
            <text:p>-79.588848</text:p>
          </table:table-cell>
          <table:table-cell office:value-type="float" office:value="283.4" calcext:value-type="float">
            <text:p>283.4</text:p>
          </table:table-cell>
          <table:table-cell office:value-type="float" office:value="83" calcext:value-type="float">
            <text:p>83</text:p>
          </table:table-cell>
          <table:table-cell table:formula="of:=VLOOKUP([.$A528];[MAF_5K_Walk_Watch__Crunch.$A$2:.$E$688];1;1)" office:value-type="string" office:string-value="2018-07-20T09:47:15Z" calcext:value-type="string">
            <text:p>2018-07-20T09:47:15Z</text:p>
          </table:table-cell>
          <table:table-cell table:formula="of:=VLOOKUP([.$A528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21Z</text:p>
          </table:table-cell>
          <table:table-cell office:value-type="float" office:value="40.014766" calcext:value-type="float">
            <text:p>40.014766</text:p>
          </table:table-cell>
          <table:table-cell office:value-type="float" office:value="-79.588846" calcext:value-type="float">
            <text:p>-79.588846</text:p>
          </table:table-cell>
          <table:table-cell office:value-type="float" office:value="283.6" calcext:value-type="float">
            <text:p>283.6</text:p>
          </table:table-cell>
          <table:table-cell office:value-type="float" office:value="82" calcext:value-type="float">
            <text:p>82</text:p>
          </table:table-cell>
          <table:table-cell table:formula="of:=VLOOKUP([.$A529];[MAF_5K_Walk_Watch__Crunch.$A$2:.$E$688];1;1)" office:value-type="string" office:string-value="2018-07-20T09:47:20Z" calcext:value-type="string">
            <text:p>2018-07-20T09:47:20Z</text:p>
          </table:table-cell>
          <table:table-cell table:formula="of:=VLOOKUP([.$A529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24Z</text:p>
          </table:table-cell>
          <table:table-cell office:value-type="float" office:value="40.014728" calcext:value-type="float">
            <text:p>40.014728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83.7" calcext:value-type="float">
            <text:p>283.7</text:p>
          </table:table-cell>
          <table:table-cell office:value-type="float" office:value="82" calcext:value-type="float">
            <text:p>82</text:p>
          </table:table-cell>
          <table:table-cell table:formula="of:=VLOOKUP([.$A530];[MAF_5K_Walk_Watch__Crunch.$A$2:.$E$688];1;1)" office:value-type="string" office:string-value="2018-07-20T09:47:20Z" calcext:value-type="string">
            <text:p>2018-07-20T09:47:20Z</text:p>
          </table:table-cell>
          <table:table-cell table:formula="of:=VLOOKUP([.$A530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27Z</text:p>
          </table:table-cell>
          <table:table-cell office:value-type="float" office:value="40.014697" calcext:value-type="float">
            <text:p>40.014697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83.9" calcext:value-type="float">
            <text:p>283.9</text:p>
          </table:table-cell>
          <table:table-cell office:value-type="float" office:value="85" calcext:value-type="float">
            <text:p>85</text:p>
          </table:table-cell>
          <table:table-cell table:formula="of:=VLOOKUP([.$A531];[MAF_5K_Walk_Watch__Crunch.$A$2:.$E$688];1;1)" office:value-type="string" office:string-value="2018-07-20T09:47:25Z" calcext:value-type="string">
            <text:p>2018-07-20T09:47:25Z</text:p>
          </table:table-cell>
          <table:table-cell table:formula="of:=VLOOKUP([.$A531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30Z</text:p>
          </table:table-cell>
          <table:table-cell office:value-type="float" office:value="40.014674" calcext:value-type="float">
            <text:p>40.014674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84.9" calcext:value-type="float">
            <text:p>284.9</text:p>
          </table:table-cell>
          <table:table-cell office:value-type="float" office:value="87" calcext:value-type="float">
            <text:p>87</text:p>
          </table:table-cell>
          <table:table-cell table:formula="of:=VLOOKUP([.$A532];[MAF_5K_Walk_Watch__Crunch.$A$2:.$E$688];1;1)" office:value-type="string" office:string-value="2018-07-20T09:47:30Z" calcext:value-type="string">
            <text:p>2018-07-20T09:47:30Z</text:p>
          </table:table-cell>
          <table:table-cell table:formula="of:=VLOOKUP([.$A532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32Z</text:p>
          </table:table-cell>
          <table:table-cell office:value-type="float" office:value="40.014647" calcext:value-type="float">
            <text:p>40.014647</text:p>
          </table:table-cell>
          <table:table-cell office:value-type="float" office:value="-79.588804" calcext:value-type="float">
            <text:p>-79.588804</text:p>
          </table:table-cell>
          <table:table-cell office:value-type="float" office:value="285.1" calcext:value-type="float">
            <text:p>285.1</text:p>
          </table:table-cell>
          <table:table-cell office:value-type="float" office:value="88" calcext:value-type="float">
            <text:p>88</text:p>
          </table:table-cell>
          <table:table-cell table:formula="of:=VLOOKUP([.$A533];[MAF_5K_Walk_Watch__Crunch.$A$2:.$E$688];1;1)" office:value-type="string" office:string-value="2018-07-20T09:47:30Z" calcext:value-type="string">
            <text:p>2018-07-20T09:47:30Z</text:p>
          </table:table-cell>
          <table:table-cell table:formula="of:=VLOOKUP([.$A533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35Z</text:p>
          </table:table-cell>
          <table:table-cell office:value-type="float" office:value="40.014612" calcext:value-type="float">
            <text:p>40.014612</text:p>
          </table:table-cell>
          <table:table-cell office:value-type="float" office:value="-79.588785" calcext:value-type="float">
            <text:p>-79.588785</text:p>
          </table:table-cell>
          <table:table-cell office:value-type="float" office:value="285.4" calcext:value-type="float">
            <text:p>285.4</text:p>
          </table:table-cell>
          <table:table-cell office:value-type="float" office:value="89" calcext:value-type="float">
            <text:p>89</text:p>
          </table:table-cell>
          <table:table-cell table:formula="of:=VLOOKUP([.$A534];[MAF_5K_Walk_Watch__Crunch.$A$2:.$E$688];1;1)" office:value-type="string" office:string-value="2018-07-20T09:47:35Z" calcext:value-type="string">
            <text:p>2018-07-20T09:47:35Z</text:p>
          </table:table-cell>
          <table:table-cell table:formula="of:=VLOOKUP([.$A534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37Z</text:p>
          </table:table-cell>
          <table:table-cell office:value-type="float" office:value="40.01459" calcext:value-type="float">
            <text:p>40.01459</text:p>
          </table:table-cell>
          <table:table-cell office:value-type="float" office:value="-79.588758" calcext:value-type="float">
            <text:p>-79.588758</text:p>
          </table:table-cell>
          <table:table-cell office:value-type="float" office:value="285.7" calcext:value-type="float">
            <text:p>285.7</text:p>
          </table:table-cell>
          <table:table-cell office:value-type="float" office:value="89" calcext:value-type="float">
            <text:p>89</text:p>
          </table:table-cell>
          <table:table-cell table:formula="of:=VLOOKUP([.$A535];[MAF_5K_Walk_Watch__Crunch.$A$2:.$E$688];1;1)" office:value-type="string" office:string-value="2018-07-20T09:47:35Z" calcext:value-type="string">
            <text:p>2018-07-20T09:47:35Z</text:p>
          </table:table-cell>
          <table:table-cell table:formula="of:=VLOOKUP([.$A535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42Z</text:p>
          </table:table-cell>
          <table:table-cell office:value-type="float" office:value="40.014556" calcext:value-type="float">
            <text:p>40.014556</text:p>
          </table:table-cell>
          <table:table-cell office:value-type="float" office:value="-79.588734" calcext:value-type="float">
            <text:p>-79.588734</text:p>
          </table:table-cell>
          <table:table-cell office:value-type="float" office:value="286" calcext:value-type="float">
            <text:p>286</text:p>
          </table:table-cell>
          <table:table-cell office:value-type="float" office:value="95" calcext:value-type="float">
            <text:p>95</text:p>
          </table:table-cell>
          <table:table-cell table:formula="of:=VLOOKUP([.$A536];[MAF_5K_Walk_Watch__Crunch.$A$2:.$E$688];1;1)" office:value-type="string" office:string-value="2018-07-20T09:47:35Z" calcext:value-type="string">
            <text:p>2018-07-20T09:47:35Z</text:p>
          </table:table-cell>
          <table:table-cell table:formula="of:=VLOOKUP([.$A536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45Z</text:p>
          </table:table-cell>
          <table:table-cell office:value-type="float" office:value="40.01452" calcext:value-type="float">
            <text:p>40.01452</text:p>
          </table:table-cell>
          <table:table-cell office:value-type="float" office:value="-79.588715" calcext:value-type="float">
            <text:p>-79.588715</text:p>
          </table:table-cell>
          <table:table-cell office:value-type="float" office:value="286.4" calcext:value-type="float">
            <text:p>286.4</text:p>
          </table:table-cell>
          <table:table-cell office:value-type="float" office:value="95" calcext:value-type="float">
            <text:p>95</text:p>
          </table:table-cell>
          <table:table-cell table:formula="of:=VLOOKUP([.$A537];[MAF_5K_Walk_Watch__Crunch.$A$2:.$E$688];1;1)" office:value-type="string" office:string-value="2018-07-20T09:47:45Z" calcext:value-type="string">
            <text:p>2018-07-20T09:47:45Z</text:p>
          </table:table-cell>
          <table:table-cell table:formula="of:=VLOOKUP([.$A537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47Z</text:p>
          </table:table-cell>
          <table:table-cell office:value-type="float" office:value="40.01449" calcext:value-type="float">
            <text:p>40.01449</text:p>
          </table:table-cell>
          <table:table-cell office:value-type="float" office:value="-79.588702" calcext:value-type="float">
            <text:p>-79.588702</text:p>
          </table:table-cell>
          <table:table-cell office:value-type="float" office:value="286.7" calcext:value-type="float">
            <text:p>286.7</text:p>
          </table:table-cell>
          <table:table-cell office:value-type="float" office:value="95" calcext:value-type="float">
            <text:p>95</text:p>
          </table:table-cell>
          <table:table-cell table:formula="of:=VLOOKUP([.$A538];[MAF_5K_Walk_Watch__Crunch.$A$2:.$E$688];1;1)" office:value-type="string" office:string-value="2018-07-20T09:47:45Z" calcext:value-type="string">
            <text:p>2018-07-20T09:47:45Z</text:p>
          </table:table-cell>
          <table:table-cell table:formula="of:=VLOOKUP([.$A538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50Z</text:p>
          </table:table-cell>
          <table:table-cell office:value-type="float" office:value="40.014455" calcext:value-type="float">
            <text:p>40.014455</text:p>
          </table:table-cell>
          <table:table-cell office:value-type="float" office:value="-79.588685" calcext:value-type="float">
            <text:p>-79.588685</text:p>
          </table:table-cell>
          <table:table-cell office:value-type="float" office:value="287" calcext:value-type="float">
            <text:p>287</text:p>
          </table:table-cell>
          <table:table-cell office:value-type="float" office:value="94" calcext:value-type="float">
            <text:p>94</text:p>
          </table:table-cell>
          <table:table-cell table:formula="of:=VLOOKUP([.$A539];[MAF_5K_Walk_Watch__Crunch.$A$2:.$E$688];1;1)" office:value-type="string" office:string-value="2018-07-20T09:47:50Z" calcext:value-type="string">
            <text:p>2018-07-20T09:47:50Z</text:p>
          </table:table-cell>
          <table:table-cell table:formula="of:=VLOOKUP([.$A539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09:47:52Z</text:p>
          </table:table-cell>
          <table:table-cell office:value-type="float" office:value="40.014413" calcext:value-type="float">
            <text:p>40.014413</text:p>
          </table:table-cell>
          <table:table-cell office:value-type="float" office:value="-79.588694" calcext:value-type="float">
            <text:p>-79.588694</text:p>
          </table:table-cell>
          <table:table-cell office:value-type="float" office:value="287.4" calcext:value-type="float">
            <text:p>287.4</text:p>
          </table:table-cell>
          <table:table-cell office:value-type="float" office:value="94" calcext:value-type="float">
            <text:p>94</text:p>
          </table:table-cell>
          <table:table-cell table:formula="of:=VLOOKUP([.$A540];[MAF_5K_Walk_Watch__Crunch.$A$2:.$E$688];1;1)" office:value-type="string" office:string-value="2018-07-20T09:47:51Z" calcext:value-type="string">
            <text:p>2018-07-20T09:47:51Z</text:p>
          </table:table-cell>
          <table:table-cell table:formula="of:=VLOOKUP([.$A540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7:54Z</text:p>
          </table:table-cell>
          <table:table-cell office:value-type="float" office:value="40.014383" calcext:value-type="float">
            <text:p>40.014383</text:p>
          </table:table-cell>
          <table:table-cell office:value-type="float" office:value="-79.588685" calcext:value-type="float">
            <text:p>-79.588685</text:p>
          </table:table-cell>
          <table:table-cell office:value-type="float" office:value="287.7" calcext:value-type="float">
            <text:p>287.7</text:p>
          </table:table-cell>
          <table:table-cell office:value-type="float" office:value="95" calcext:value-type="float">
            <text:p>95</text:p>
          </table:table-cell>
          <table:table-cell table:formula="of:=VLOOKUP([.$A541];[MAF_5K_Walk_Watch__Crunch.$A$2:.$E$688];1;1)" office:value-type="string" office:string-value="2018-07-20T09:47:54Z" calcext:value-type="string">
            <text:p>2018-07-20T09:47:54Z</text:p>
          </table:table-cell>
          <table:table-cell table:formula="of:=VLOOKUP([.$A541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7:56Z</text:p>
          </table:table-cell>
          <table:table-cell office:value-type="float" office:value="40.014364" calcext:value-type="float">
            <text:p>40.014364</text:p>
          </table:table-cell>
          <table:table-cell office:value-type="float" office:value="-79.588643" calcext:value-type="float">
            <text:p>-79.588643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table:formula="of:=VLOOKUP([.$A542];[MAF_5K_Walk_Watch__Crunch.$A$2:.$E$688];1;1)" office:value-type="string" office:string-value="2018-07-20T09:47:54Z" calcext:value-type="string">
            <text:p>2018-07-20T09:47:54Z</text:p>
          </table:table-cell>
          <table:table-cell table:formula="of:=VLOOKUP([.$A542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7:59Z</text:p>
          </table:table-cell>
          <table:table-cell office:value-type="float" office:value="40.014352" calcext:value-type="float">
            <text:p>40.014352</text:p>
          </table:table-cell>
          <table:table-cell office:value-type="float" office:value="-79.588593" calcext:value-type="float">
            <text:p>-79.588593</text:p>
          </table:table-cell>
          <table:table-cell office:value-type="float" office:value="288.2" calcext:value-type="float">
            <text:p>288.2</text:p>
          </table:table-cell>
          <table:table-cell office:value-type="float" office:value="96" calcext:value-type="float">
            <text:p>96</text:p>
          </table:table-cell>
          <table:table-cell table:formula="of:=VLOOKUP([.$A543];[MAF_5K_Walk_Watch__Crunch.$A$2:.$E$688];1;1)" office:value-type="string" office:string-value="2018-07-20T09:47:58Z" calcext:value-type="string">
            <text:p>2018-07-20T09:47:58Z</text:p>
          </table:table-cell>
          <table:table-cell table:formula="of:=VLOOKUP([.$A543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03Z</text:p>
          </table:table-cell>
          <table:table-cell office:value-type="float" office:value="40.014324" calcext:value-type="float">
            <text:p>40.014324</text:p>
          </table:table-cell>
          <table:table-cell office:value-type="float" office:value="-79.588558" calcext:value-type="float">
            <text:p>-79.588558</text:p>
          </table:table-cell>
          <table:table-cell office:value-type="float" office:value="288.4" calcext:value-type="float">
            <text:p>288.4</text:p>
          </table:table-cell>
          <table:table-cell office:value-type="float" office:value="97" calcext:value-type="float">
            <text:p>97</text:p>
          </table:table-cell>
          <table:table-cell table:formula="of:=VLOOKUP([.$A544];[MAF_5K_Walk_Watch__Crunch.$A$2:.$E$688];1;1)" office:value-type="string" office:string-value="2018-07-20T09:48:03Z" calcext:value-type="string">
            <text:p>2018-07-20T09:48:03Z</text:p>
          </table:table-cell>
          <table:table-cell table:formula="of:=VLOOKUP([.$A544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05Z</text:p>
          </table:table-cell>
          <table:table-cell office:value-type="float" office:value="40.014305" calcext:value-type="float">
            <text:p>40.014305</text:p>
          </table:table-cell>
          <table:table-cell office:value-type="float" office:value="-79.588526" calcext:value-type="float">
            <text:p>-79.588526</text:p>
          </table:table-cell>
          <table:table-cell office:value-type="float" office:value="288.6" calcext:value-type="float">
            <text:p>288.6</text:p>
          </table:table-cell>
          <table:table-cell office:value-type="float" office:value="99" calcext:value-type="float">
            <text:p>99</text:p>
          </table:table-cell>
          <table:table-cell table:formula="of:=VLOOKUP([.$A545];[MAF_5K_Walk_Watch__Crunch.$A$2:.$E$688];1;1)" office:value-type="string" office:string-value="2018-07-20T09:48:03Z" calcext:value-type="string">
            <text:p>2018-07-20T09:48:03Z</text:p>
          </table:table-cell>
          <table:table-cell table:formula="of:=VLOOKUP([.$A545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08Z</text:p>
          </table:table-cell>
          <table:table-cell office:value-type="float" office:value="40.014284" calcext:value-type="float">
            <text:p>40.014284</text:p>
          </table:table-cell>
          <table:table-cell office:value-type="float" office:value="-79.5885" calcext:value-type="float">
            <text:p>-79.5885</text:p>
          </table:table-cell>
          <table:table-cell office:value-type="float" office:value="288.9" calcext:value-type="float">
            <text:p>288.9</text:p>
          </table:table-cell>
          <table:table-cell office:value-type="float" office:value="100" calcext:value-type="float">
            <text:p>100</text:p>
          </table:table-cell>
          <table:table-cell table:formula="of:=VLOOKUP([.$A546];[MAF_5K_Walk_Watch__Crunch.$A$2:.$E$688];1;1)" office:value-type="string" office:string-value="2018-07-20T09:48:08Z" calcext:value-type="string">
            <text:p>2018-07-20T09:48:08Z</text:p>
          </table:table-cell>
          <table:table-cell table:formula="of:=VLOOKUP([.$A546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10Z</text:p>
          </table:table-cell>
          <table:table-cell office:value-type="float" office:value="40.01426" calcext:value-type="float">
            <text:p>40.01426</text:p>
          </table:table-cell>
          <table:table-cell office:value-type="float" office:value="-79.58848" calcext:value-type="float">
            <text:p>-79.58848</text:p>
          </table:table-cell>
          <table:table-cell office:value-type="float" office:value="289.1" calcext:value-type="float">
            <text:p>289.1</text:p>
          </table:table-cell>
          <table:table-cell office:value-type="float" office:value="100" calcext:value-type="float">
            <text:p>100</text:p>
          </table:table-cell>
          <table:table-cell table:formula="of:=VLOOKUP([.$A547];[MAF_5K_Walk_Watch__Crunch.$A$2:.$E$688];1;1)" office:value-type="string" office:string-value="2018-07-20T09:48:08Z" calcext:value-type="string">
            <text:p>2018-07-20T09:48:08Z</text:p>
          </table:table-cell>
          <table:table-cell table:formula="of:=VLOOKUP([.$A547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12Z</text:p>
          </table:table-cell>
          <table:table-cell office:value-type="float" office:value="40.014253" calcext:value-type="float">
            <text:p>40.014253</text:p>
          </table:table-cell>
          <table:table-cell office:value-type="float" office:value="-79.588442" calcext:value-type="float">
            <text:p>-79.588442</text:p>
          </table:table-cell>
          <table:table-cell office:value-type="float" office:value="289.4" calcext:value-type="float">
            <text:p>289.4</text:p>
          </table:table-cell>
          <table:table-cell office:value-type="float" office:value="101" calcext:value-type="float">
            <text:p>101</text:p>
          </table:table-cell>
          <table:table-cell table:formula="of:=VLOOKUP([.$A548];[MAF_5K_Walk_Watch__Crunch.$A$2:.$E$688];1;1)" office:value-type="string" office:string-value="2018-07-20T09:48:08Z" calcext:value-type="string">
            <text:p>2018-07-20T09:48:08Z</text:p>
          </table:table-cell>
          <table:table-cell table:formula="of:=VLOOKUP([.$A548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14Z</text:p>
          </table:table-cell>
          <table:table-cell office:value-type="float" office:value="40.014245" calcext:value-type="float">
            <text:p>40.014245</text:p>
          </table:table-cell>
          <table:table-cell office:value-type="float" office:value="-79.588406" calcext:value-type="float">
            <text:p>-79.588406</text:p>
          </table:table-cell>
          <table:table-cell office:value-type="float" office:value="289.6" calcext:value-type="float">
            <text:p>289.6</text:p>
          </table:table-cell>
          <table:table-cell office:value-type="float" office:value="101" calcext:value-type="float">
            <text:p>101</text:p>
          </table:table-cell>
          <table:table-cell table:formula="of:=VLOOKUP([.$A549];[MAF_5K_Walk_Watch__Crunch.$A$2:.$E$688];1;1)" office:value-type="string" office:string-value="2018-07-20T09:48:13Z" calcext:value-type="string">
            <text:p>2018-07-20T09:48:13Z</text:p>
          </table:table-cell>
          <table:table-cell table:formula="of:=VLOOKUP([.$A549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16Z</text:p>
          </table:table-cell>
          <table:table-cell office:value-type="float" office:value="40.01423" calcext:value-type="float">
            <text:p>40.01423</text:p>
          </table:table-cell>
          <table:table-cell office:value-type="float" office:value="-79.588365" calcext:value-type="float">
            <text:p>-79.588365</text:p>
          </table:table-cell>
          <table:table-cell office:value-type="float" office:value="289.9" calcext:value-type="float">
            <text:p>289.9</text:p>
          </table:table-cell>
          <table:table-cell office:value-type="float" office:value="100" calcext:value-type="float">
            <text:p>100</text:p>
          </table:table-cell>
          <table:table-cell table:formula="of:=VLOOKUP([.$A550];[MAF_5K_Walk_Watch__Crunch.$A$2:.$E$688];1;1)" office:value-type="string" office:string-value="2018-07-20T09:48:13Z" calcext:value-type="string">
            <text:p>2018-07-20T09:48:13Z</text:p>
          </table:table-cell>
          <table:table-cell table:formula="of:=VLOOKUP([.$A550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18Z</text:p>
          </table:table-cell>
          <table:table-cell office:value-type="float" office:value="40.014219" calcext:value-type="float">
            <text:p>40.014219</text:p>
          </table:table-cell>
          <table:table-cell office:value-type="float" office:value="-79.588329" calcext:value-type="float">
            <text:p>-79.588329</text:p>
          </table:table-cell>
          <table:table-cell office:value-type="float" office:value="290.2" calcext:value-type="float">
            <text:p>290.2</text:p>
          </table:table-cell>
          <table:table-cell office:value-type="float" office:value="101" calcext:value-type="float">
            <text:p>101</text:p>
          </table:table-cell>
          <table:table-cell table:formula="of:=VLOOKUP([.$A551];[MAF_5K_Walk_Watch__Crunch.$A$2:.$E$688];1;1)" office:value-type="string" office:string-value="2018-07-20T09:48:18Z" calcext:value-type="string">
            <text:p>2018-07-20T09:48:18Z</text:p>
          </table:table-cell>
          <table:table-cell table:formula="of:=VLOOKUP([.$A551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21Z</text:p>
          </table:table-cell>
          <table:table-cell office:value-type="float" office:value="40.014195" calcext:value-type="float">
            <text:p>40.014195</text:p>
          </table:table-cell>
          <table:table-cell office:value-type="float" office:value="-79.5883" calcext:value-type="float">
            <text:p>-79.5883</text:p>
          </table:table-cell>
          <table:table-cell office:value-type="float" office:value="290.5" calcext:value-type="float">
            <text:p>290.5</text:p>
          </table:table-cell>
          <table:table-cell office:value-type="float" office:value="103" calcext:value-type="float">
            <text:p>103</text:p>
          </table:table-cell>
          <table:table-cell table:formula="of:=VLOOKUP([.$A552];[MAF_5K_Walk_Watch__Crunch.$A$2:.$E$688];1;1)" office:value-type="string" office:string-value="2018-07-20T09:48:18Z" calcext:value-type="string">
            <text:p>2018-07-20T09:48:18Z</text:p>
          </table:table-cell>
          <table:table-cell table:formula="of:=VLOOKUP([.$A552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23Z</text:p>
          </table:table-cell>
          <table:table-cell office:value-type="float" office:value="40.014154" calcext:value-type="float">
            <text:p>40.014154</text:p>
          </table:table-cell>
          <table:table-cell office:value-type="float" office:value="-79.588302" calcext:value-type="float">
            <text:p>-79.588302</text:p>
          </table:table-cell>
          <table:table-cell office:value-type="float" office:value="290.9" calcext:value-type="float">
            <text:p>290.9</text:p>
          </table:table-cell>
          <table:table-cell office:value-type="float" office:value="103" calcext:value-type="float">
            <text:p>103</text:p>
          </table:table-cell>
          <table:table-cell table:formula="of:=VLOOKUP([.$A553];[MAF_5K_Walk_Watch__Crunch.$A$2:.$E$688];1;1)" office:value-type="string" office:string-value="2018-07-20T09:48:23Z" calcext:value-type="string">
            <text:p>2018-07-20T09:48:23Z</text:p>
          </table:table-cell>
          <table:table-cell table:formula="of:=VLOOKUP([.$A553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25Z</text:p>
          </table:table-cell>
          <table:table-cell office:value-type="float" office:value="40.014122" calcext:value-type="float">
            <text:p>40.014122</text:p>
          </table:table-cell>
          <table:table-cell office:value-type="float" office:value="-79.588327" calcext:value-type="float">
            <text:p>-79.588327</text:p>
          </table:table-cell>
          <table:table-cell office:value-type="float" office:value="291.2" calcext:value-type="float">
            <text:p>291.2</text:p>
          </table:table-cell>
          <table:table-cell office:value-type="float" office:value="104" calcext:value-type="float">
            <text:p>104</text:p>
          </table:table-cell>
          <table:table-cell table:formula="of:=VLOOKUP([.$A554];[MAF_5K_Walk_Watch__Crunch.$A$2:.$E$688];1;1)" office:value-type="string" office:string-value="2018-07-20T09:48:23Z" calcext:value-type="string">
            <text:p>2018-07-20T09:48:23Z</text:p>
          </table:table-cell>
          <table:table-cell table:formula="of:=VLOOKUP([.$A554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27Z</text:p>
          </table:table-cell>
          <table:table-cell office:value-type="float" office:value="40.014094" calcext:value-type="float">
            <text:p>40.014094</text:p>
          </table:table-cell>
          <table:table-cell office:value-type="float" office:value="-79.588342" calcext:value-type="float">
            <text:p>-79.588342</text:p>
          </table:table-cell>
          <table:table-cell office:value-type="float" office:value="291.6" calcext:value-type="float">
            <text:p>291.6</text:p>
          </table:table-cell>
          <table:table-cell office:value-type="float" office:value="103" calcext:value-type="float">
            <text:p>103</text:p>
          </table:table-cell>
          <table:table-cell table:formula="of:=VLOOKUP([.$A555];[MAF_5K_Walk_Watch__Crunch.$A$2:.$E$688];1;1)" office:value-type="string" office:string-value="2018-07-20T09:48:23Z" calcext:value-type="string">
            <text:p>2018-07-20T09:48:23Z</text:p>
          </table:table-cell>
          <table:table-cell table:formula="of:=VLOOKUP([.$A555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29Z</text:p>
          </table:table-cell>
          <table:table-cell office:value-type="float" office:value="40.014065" calcext:value-type="float">
            <text:p>40.014065</text:p>
          </table:table-cell>
          <table:table-cell office:value-type="float" office:value="-79.588342" calcext:value-type="float">
            <text:p>-79.588342</text:p>
          </table:table-cell>
          <table:table-cell office:value-type="float" office:value="291.9" calcext:value-type="float">
            <text:p>291.9</text:p>
          </table:table-cell>
          <table:table-cell office:value-type="float" office:value="104" calcext:value-type="float">
            <text:p>104</text:p>
          </table:table-cell>
          <table:table-cell table:formula="of:=VLOOKUP([.$A556];[MAF_5K_Walk_Watch__Crunch.$A$2:.$E$688];1;1)" office:value-type="string" office:string-value="2018-07-20T09:48:28Z" calcext:value-type="string">
            <text:p>2018-07-20T09:48:28Z</text:p>
          </table:table-cell>
          <table:table-cell table:formula="of:=VLOOKUP([.$A556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31Z</text:p>
          </table:table-cell>
          <table:table-cell office:value-type="float" office:value="40.014032" calcext:value-type="float">
            <text:p>40.014032</text:p>
          </table:table-cell>
          <table:table-cell office:value-type="float" office:value="-79.588316" calcext:value-type="float">
            <text:p>-79.588316</text:p>
          </table:table-cell>
          <table:table-cell office:value-type="float" office:value="292.4" calcext:value-type="float">
            <text:p>292.4</text:p>
          </table:table-cell>
          <table:table-cell office:value-type="float" office:value="104" calcext:value-type="float">
            <text:p>104</text:p>
          </table:table-cell>
          <table:table-cell table:formula="of:=VLOOKUP([.$A557];[MAF_5K_Walk_Watch__Crunch.$A$2:.$E$688];1;1)" office:value-type="string" office:string-value="2018-07-20T09:48:28Z" calcext:value-type="string">
            <text:p>2018-07-20T09:48:28Z</text:p>
          </table:table-cell>
          <table:table-cell table:formula="of:=VLOOKUP([.$A557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34Z</text:p>
          </table:table-cell>
          <table:table-cell office:value-type="float" office:value="40.014009" calcext:value-type="float">
            <text:p>40.014009</text:p>
          </table:table-cell>
          <table:table-cell office:value-type="float" office:value="-79.588283" calcext:value-type="float">
            <text:p>-79.588283</text:p>
          </table:table-cell>
          <table:table-cell office:value-type="float" office:value="292.7" calcext:value-type="float">
            <text:p>292.7</text:p>
          </table:table-cell>
          <table:table-cell office:value-type="float" office:value="105" calcext:value-type="float">
            <text:p>105</text:p>
          </table:table-cell>
          <table:table-cell table:formula="of:=VLOOKUP([.$A558];[MAF_5K_Walk_Watch__Crunch.$A$2:.$E$688];1;1)" office:value-type="string" office:string-value="2018-07-20T09:48:33Z" calcext:value-type="string">
            <text:p>2018-07-20T09:48:33Z</text:p>
          </table:table-cell>
          <table:table-cell table:formula="of:=VLOOKUP([.$A558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36Z</text:p>
          </table:table-cell>
          <table:table-cell office:value-type="float" office:value="40.013994" calcext:value-type="float">
            <text:p>40.013994</text:p>
          </table:table-cell>
          <table:table-cell office:value-type="float" office:value="-79.588254" calcext:value-type="float">
            <text:p>-79.588254</text:p>
          </table:table-cell>
          <table:table-cell office:value-type="float" office:value="293" calcext:value-type="float">
            <text:p>293</text:p>
          </table:table-cell>
          <table:table-cell office:value-type="float" office:value="105" calcext:value-type="float">
            <text:p>105</text:p>
          </table:table-cell>
          <table:table-cell table:formula="of:=VLOOKUP([.$A559];[MAF_5K_Walk_Watch__Crunch.$A$2:.$E$688];1;1)" office:value-type="string" office:string-value="2018-07-20T09:48:33Z" calcext:value-type="string">
            <text:p>2018-07-20T09:48:33Z</text:p>
          </table:table-cell>
          <table:table-cell table:formula="of:=VLOOKUP([.$A559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38Z</text:p>
          </table:table-cell>
          <table:table-cell office:value-type="float" office:value="40.013981" calcext:value-type="float">
            <text:p>40.013981</text:p>
          </table:table-cell>
          <table:table-cell office:value-type="float" office:value="-79.588218" calcext:value-type="float">
            <text:p>-79.588218</text:p>
          </table:table-cell>
          <table:table-cell office:value-type="float" office:value="293.4" calcext:value-type="float">
            <text:p>293.4</text:p>
          </table:table-cell>
          <table:table-cell office:value-type="float" office:value="106" calcext:value-type="float">
            <text:p>106</text:p>
          </table:table-cell>
          <table:table-cell table:formula="of:=VLOOKUP([.$A560];[MAF_5K_Walk_Watch__Crunch.$A$2:.$E$688];1;1)" office:value-type="string" office:string-value="2018-07-20T09:48:33Z" calcext:value-type="string">
            <text:p>2018-07-20T09:48:33Z</text:p>
          </table:table-cell>
          <table:table-cell table:formula="of:=VLOOKUP([.$A560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41Z</text:p>
          </table:table-cell>
          <table:table-cell office:value-type="float" office:value="40.013962" calcext:value-type="float">
            <text:p>40.013962</text:p>
          </table:table-cell>
          <table:table-cell office:value-type="float" office:value="-79.588181" calcext:value-type="float">
            <text:p>-79.588181</text:p>
          </table:table-cell>
          <table:table-cell office:value-type="float" office:value="293.7" calcext:value-type="float">
            <text:p>293.7</text:p>
          </table:table-cell>
          <table:table-cell office:value-type="float" office:value="107" calcext:value-type="float">
            <text:p>107</text:p>
          </table:table-cell>
          <table:table-cell table:formula="of:=VLOOKUP([.$A561];[MAF_5K_Walk_Watch__Crunch.$A$2:.$E$688];1;1)" office:value-type="string" office:string-value="2018-07-20T09:48:40Z" calcext:value-type="string">
            <text:p>2018-07-20T09:48:40Z</text:p>
          </table:table-cell>
          <table:table-cell table:formula="of:=VLOOKUP([.$A561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44Z</text:p>
          </table:table-cell>
          <table:table-cell office:value-type="float" office:value="40.013942" calcext:value-type="float">
            <text:p>40.013942</text:p>
          </table:table-cell>
          <table:table-cell office:value-type="float" office:value="-79.588153" calcext:value-type="float">
            <text:p>-79.588153</text:p>
          </table:table-cell>
          <table:table-cell office:value-type="float" office:value="294" calcext:value-type="float">
            <text:p>294</text:p>
          </table:table-cell>
          <table:table-cell office:value-type="float" office:value="108" calcext:value-type="float">
            <text:p>108</text:p>
          </table:table-cell>
          <table:table-cell table:formula="of:=VLOOKUP([.$A562];[MAF_5K_Walk_Watch__Crunch.$A$2:.$E$688];1;1)" office:value-type="string" office:string-value="2018-07-20T09:48:40Z" calcext:value-type="string">
            <text:p>2018-07-20T09:48:40Z</text:p>
          </table:table-cell>
          <table:table-cell table:formula="of:=VLOOKUP([.$A562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47Z</text:p>
          </table:table-cell>
          <table:table-cell office:value-type="float" office:value="40.013922" calcext:value-type="float">
            <text:p>40.013922</text:p>
          </table:table-cell>
          <table:table-cell office:value-type="float" office:value="-79.588107" calcext:value-type="float">
            <text:p>-79.588107</text:p>
          </table:table-cell>
          <table:table-cell office:value-type="float" office:value="294.5" calcext:value-type="float">
            <text:p>294.5</text:p>
          </table:table-cell>
          <table:table-cell office:value-type="float" office:value="109" calcext:value-type="float">
            <text:p>109</text:p>
          </table:table-cell>
          <table:table-cell table:formula="of:=VLOOKUP([.$A563];[MAF_5K_Walk_Watch__Crunch.$A$2:.$E$688];1;1)" office:value-type="string" office:string-value="2018-07-20T09:48:45Z" calcext:value-type="string">
            <text:p>2018-07-20T09:48:45Z</text:p>
          </table:table-cell>
          <table:table-cell table:formula="of:=VLOOKUP([.$A563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49Z</text:p>
          </table:table-cell>
          <table:table-cell office:value-type="float" office:value="40.013897" calcext:value-type="float">
            <text:p>40.013897</text:p>
          </table:table-cell>
          <table:table-cell office:value-type="float" office:value="-79.588077" calcext:value-type="float">
            <text:p>-79.588077</text:p>
          </table:table-cell>
          <table:table-cell office:value-type="float" office:value="294.8" calcext:value-type="float">
            <text:p>294.8</text:p>
          </table:table-cell>
          <table:table-cell office:value-type="float" office:value="110" calcext:value-type="float">
            <text:p>110</text:p>
          </table:table-cell>
          <table:table-cell table:formula="of:=VLOOKUP([.$A564];[MAF_5K_Walk_Watch__Crunch.$A$2:.$E$688];1;1)" office:value-type="string" office:string-value="2018-07-20T09:48:45Z" calcext:value-type="string">
            <text:p>2018-07-20T09:48:45Z</text:p>
          </table:table-cell>
          <table:table-cell table:formula="of:=VLOOKUP([.$A564];[MAF_5K_Walk_Watch__Crunch.$A$2:.$E$688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0T09:48:52Z</text:p>
          </table:table-cell>
          <table:table-cell office:value-type="float" office:value="40.013875" calcext:value-type="float">
            <text:p>40.013875</text:p>
          </table:table-cell>
          <table:table-cell office:value-type="float" office:value="-79.588051" calcext:value-type="float">
            <text:p>-79.588051</text:p>
          </table:table-cell>
          <table:table-cell office:value-type="float" office:value="295.1" calcext:value-type="float">
            <text:p>295.1</text:p>
          </table:table-cell>
          <table:table-cell office:value-type="float" office:value="109" calcext:value-type="float">
            <text:p>109</text:p>
          </table:table-cell>
          <table:table-cell table:formula="of:=VLOOKUP([.$A565];[MAF_5K_Walk_Watch__Crunch.$A$2:.$E$688];1;1)" office:value-type="string" office:string-value="2018-07-20T09:48:50Z" calcext:value-type="string">
            <text:p>2018-07-20T09:48:50Z</text:p>
          </table:table-cell>
          <table:table-cell table:formula="of:=VLOOKUP([.$A565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8:55Z</text:p>
          </table:table-cell>
          <table:table-cell office:value-type="float" office:value="40.013835" calcext:value-type="float">
            <text:p>40.013835</text:p>
          </table:table-cell>
          <table:table-cell office:value-type="float" office:value="-79.588037" calcext:value-type="float">
            <text:p>-79.588037</text:p>
          </table:table-cell>
          <table:table-cell office:value-type="float" office:value="295.4" calcext:value-type="float">
            <text:p>295.4</text:p>
          </table:table-cell>
          <table:table-cell office:value-type="float" office:value="110" calcext:value-type="float">
            <text:p>110</text:p>
          </table:table-cell>
          <table:table-cell table:formula="of:=VLOOKUP([.$A566];[MAF_5K_Walk_Watch__Crunch.$A$2:.$E$688];1;1)" office:value-type="string" office:string-value="2018-07-20T09:48:55Z" calcext:value-type="string">
            <text:p>2018-07-20T09:48:55Z</text:p>
          </table:table-cell>
          <table:table-cell table:formula="of:=VLOOKUP([.$A566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8:58Z</text:p>
          </table:table-cell>
          <table:table-cell office:value-type="float" office:value="40.013809" calcext:value-type="float">
            <text:p>40.013809</text:p>
          </table:table-cell>
          <table:table-cell office:value-type="float" office:value="-79.588005" calcext:value-type="float">
            <text:p>-79.588005</text:p>
          </table:table-cell>
          <table:table-cell office:value-type="float" office:value="295.7" calcext:value-type="float">
            <text:p>295.7</text:p>
          </table:table-cell>
          <table:table-cell office:value-type="float" office:value="110" calcext:value-type="float">
            <text:p>110</text:p>
          </table:table-cell>
          <table:table-cell table:formula="of:=VLOOKUP([.$A567];[MAF_5K_Walk_Watch__Crunch.$A$2:.$E$688];1;1)" office:value-type="string" office:string-value="2018-07-20T09:48:55Z" calcext:value-type="string">
            <text:p>2018-07-20T09:48:55Z</text:p>
          </table:table-cell>
          <table:table-cell table:formula="of:=VLOOKUP([.$A567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00Z</text:p>
          </table:table-cell>
          <table:table-cell office:value-type="float" office:value="40.013787" calcext:value-type="float">
            <text:p>40.013787</text:p>
          </table:table-cell>
          <table:table-cell office:value-type="float" office:value="-79.587965" calcext:value-type="float">
            <text:p>-79.587965</text:p>
          </table:table-cell>
          <table:table-cell office:value-type="float" office:value="295.9" calcext:value-type="float">
            <text:p>295.9</text:p>
          </table:table-cell>
          <table:table-cell office:value-type="float" office:value="111" calcext:value-type="float">
            <text:p>111</text:p>
          </table:table-cell>
          <table:table-cell table:formula="of:=VLOOKUP([.$A568];[MAF_5K_Walk_Watch__Crunch.$A$2:.$E$688];1;1)" office:value-type="string" office:string-value="2018-07-20T09:48:55Z" calcext:value-type="string">
            <text:p>2018-07-20T09:48:55Z</text:p>
          </table:table-cell>
          <table:table-cell table:formula="of:=VLOOKUP([.$A568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02Z</text:p>
          </table:table-cell>
          <table:table-cell office:value-type="float" office:value="40.013766" calcext:value-type="float">
            <text:p>40.013766</text:p>
          </table:table-cell>
          <table:table-cell office:value-type="float" office:value="-79.58792" calcext:value-type="float">
            <text:p>-79.58792</text:p>
          </table:table-cell>
          <table:table-cell office:value-type="float" office:value="296.2" calcext:value-type="float">
            <text:p>296.2</text:p>
          </table:table-cell>
          <table:table-cell office:value-type="float" office:value="111" calcext:value-type="float">
            <text:p>111</text:p>
          </table:table-cell>
          <table:table-cell table:formula="of:=VLOOKUP([.$A569];[MAF_5K_Walk_Watch__Crunch.$A$2:.$E$688];1;1)" office:value-type="string" office:string-value="2018-07-20T09:48:55Z" calcext:value-type="string">
            <text:p>2018-07-20T09:48:55Z</text:p>
          </table:table-cell>
          <table:table-cell table:formula="of:=VLOOKUP([.$A569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04Z</text:p>
          </table:table-cell>
          <table:table-cell office:value-type="float" office:value="40.013758" calcext:value-type="float">
            <text:p>40.013758</text:p>
          </table:table-cell>
          <table:table-cell office:value-type="float" office:value="-79.587884" calcext:value-type="float">
            <text:p>-79.587884</text:p>
          </table:table-cell>
          <table:table-cell office:value-type="float" office:value="296.4" calcext:value-type="float">
            <text:p>296.4</text:p>
          </table:table-cell>
          <table:table-cell office:value-type="float" office:value="112" calcext:value-type="float">
            <text:p>112</text:p>
          </table:table-cell>
          <table:table-cell table:formula="of:=VLOOKUP([.$A570];[MAF_5K_Walk_Watch__Crunch.$A$2:.$E$688];1;1)" office:value-type="string" office:string-value="2018-07-20T09:49:03Z" calcext:value-type="string">
            <text:p>2018-07-20T09:49:03Z</text:p>
          </table:table-cell>
          <table:table-cell table:formula="of:=VLOOKUP([.$A570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07Z</text:p>
          </table:table-cell>
          <table:table-cell office:value-type="float" office:value="40.013741" calcext:value-type="float">
            <text:p>40.013741</text:p>
          </table:table-cell>
          <table:table-cell office:value-type="float" office:value="-79.587842" calcext:value-type="float">
            <text:p>-79.587842</text:p>
          </table:table-cell>
          <table:table-cell office:value-type="float" office:value="296.7" calcext:value-type="float">
            <text:p>296.7</text:p>
          </table:table-cell>
          <table:table-cell office:value-type="float" office:value="113" calcext:value-type="float">
            <text:p>113</text:p>
          </table:table-cell>
          <table:table-cell table:formula="of:=VLOOKUP([.$A571];[MAF_5K_Walk_Watch__Crunch.$A$2:.$E$688];1;1)" office:value-type="string" office:string-value="2018-07-20T09:49:03Z" calcext:value-type="string">
            <text:p>2018-07-20T09:49:03Z</text:p>
          </table:table-cell>
          <table:table-cell table:formula="of:=VLOOKUP([.$A571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10Z</text:p>
          </table:table-cell>
          <table:table-cell office:value-type="float" office:value="40.013723" calcext:value-type="float">
            <text:p>40.013723</text:p>
          </table:table-cell>
          <table:table-cell office:value-type="float" office:value="-79.587798" calcext:value-type="float">
            <text:p>-79.587798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 table:formula="of:=VLOOKUP([.$A572];[MAF_5K_Walk_Watch__Crunch.$A$2:.$E$688];1;1)" office:value-type="string" office:string-value="2018-07-20T09:49:08Z" calcext:value-type="string">
            <text:p>2018-07-20T09:49:08Z</text:p>
          </table:table-cell>
          <table:table-cell table:formula="of:=VLOOKUP([.$A572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13Z</text:p>
          </table:table-cell>
          <table:table-cell office:value-type="float" office:value="40.013693" calcext:value-type="float">
            <text:p>40.013693</text:p>
          </table:table-cell>
          <table:table-cell office:value-type="float" office:value="-79.587761" calcext:value-type="float">
            <text:p>-79.587761</text:p>
          </table:table-cell>
          <table:table-cell office:value-type="float" office:value="297.2" calcext:value-type="float">
            <text:p>297.2</text:p>
          </table:table-cell>
          <table:table-cell office:value-type="float" office:value="115" calcext:value-type="float">
            <text:p>115</text:p>
          </table:table-cell>
          <table:table-cell table:formula="of:=VLOOKUP([.$A573];[MAF_5K_Walk_Watch__Crunch.$A$2:.$E$688];1;1)" office:value-type="string" office:string-value="2018-07-20T09:49:13Z" calcext:value-type="string">
            <text:p>2018-07-20T09:49:13Z</text:p>
          </table:table-cell>
          <table:table-cell table:formula="of:=VLOOKUP([.$A573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15Z</text:p>
          </table:table-cell>
          <table:table-cell office:value-type="float" office:value="40.013671" calcext:value-type="float">
            <text:p>40.013671</text:p>
          </table:table-cell>
          <table:table-cell office:value-type="float" office:value="-79.587725" calcext:value-type="float">
            <text:p>-79.587725</text:p>
          </table:table-cell>
          <table:table-cell office:value-type="float" office:value="297.4" calcext:value-type="float">
            <text:p>297.4</text:p>
          </table:table-cell>
          <table:table-cell office:value-type="float" office:value="115" calcext:value-type="float">
            <text:p>115</text:p>
          </table:table-cell>
          <table:table-cell table:formula="of:=VLOOKUP([.$A574];[MAF_5K_Walk_Watch__Crunch.$A$2:.$E$688];1;1)" office:value-type="string" office:string-value="2018-07-20T09:49:13Z" calcext:value-type="string">
            <text:p>2018-07-20T09:49:13Z</text:p>
          </table:table-cell>
          <table:table-cell table:formula="of:=VLOOKUP([.$A574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17Z</text:p>
          </table:table-cell>
          <table:table-cell office:value-type="float" office:value="40.01365" calcext:value-type="float">
            <text:p>40.01365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7.6" calcext:value-type="float">
            <text:p>297.6</text:p>
          </table:table-cell>
          <table:table-cell office:value-type="float" office:value="115" calcext:value-type="float">
            <text:p>115</text:p>
          </table:table-cell>
          <table:table-cell table:formula="of:=VLOOKUP([.$A575];[MAF_5K_Walk_Watch__Crunch.$A$2:.$E$688];1;1)" office:value-type="string" office:string-value="2018-07-20T09:49:13Z" calcext:value-type="string">
            <text:p>2018-07-20T09:49:13Z</text:p>
          </table:table-cell>
          <table:table-cell table:formula="of:=VLOOKUP([.$A575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21Z</text:p>
          </table:table-cell>
          <table:table-cell office:value-type="float" office:value="40.013623" calcext:value-type="float">
            <text:p>40.013623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97.8" calcext:value-type="float">
            <text:p>297.8</text:p>
          </table:table-cell>
          <table:table-cell office:value-type="float" office:value="115" calcext:value-type="float">
            <text:p>115</text:p>
          </table:table-cell>
          <table:table-cell table:formula="of:=VLOOKUP([.$A576];[MAF_5K_Walk_Watch__Crunch.$A$2:.$E$688];1;1)" office:value-type="string" office:string-value="2018-07-20T09:49:18Z" calcext:value-type="string">
            <text:p>2018-07-20T09:49:18Z</text:p>
          </table:table-cell>
          <table:table-cell table:formula="of:=VLOOKUP([.$A576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24Z</text:p>
          </table:table-cell>
          <table:table-cell office:value-type="float" office:value="40.013595" calcext:value-type="float">
            <text:p>40.013595</text:p>
          </table:table-cell>
          <table:table-cell office:value-type="float" office:value="-79.587635" calcext:value-type="float">
            <text:p>-79.587635</text:p>
          </table:table-cell>
          <table:table-cell office:value-type="float" office:value="298" calcext:value-type="float">
            <text:p>298</text:p>
          </table:table-cell>
          <table:table-cell office:value-type="float" office:value="115" calcext:value-type="float">
            <text:p>115</text:p>
          </table:table-cell>
          <table:table-cell table:formula="of:=VLOOKUP([.$A577];[MAF_5K_Walk_Watch__Crunch.$A$2:.$E$688];1;1)" office:value-type="string" office:string-value="2018-07-20T09:49:18Z" calcext:value-type="string">
            <text:p>2018-07-20T09:49:18Z</text:p>
          </table:table-cell>
          <table:table-cell table:formula="of:=VLOOKUP([.$A577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28Z</text:p>
          </table:table-cell>
          <table:table-cell office:value-type="float" office:value="40.013565" calcext:value-type="float">
            <text:p>40.013565</text:p>
          </table:table-cell>
          <table:table-cell office:value-type="float" office:value="-79.587613" calcext:value-type="float">
            <text:p>-79.587613</text:p>
          </table:table-cell>
          <table:table-cell office:value-type="float" office:value="298.2" calcext:value-type="float">
            <text:p>298.2</text:p>
          </table:table-cell>
          <table:table-cell office:value-type="float" office:value="115" calcext:value-type="float">
            <text:p>115</text:p>
          </table:table-cell>
          <table:table-cell table:formula="of:=VLOOKUP([.$A578];[MAF_5K_Walk_Watch__Crunch.$A$2:.$E$688];1;1)" office:value-type="string" office:string-value="2018-07-20T09:49:27Z" calcext:value-type="string">
            <text:p>2018-07-20T09:49:27Z</text:p>
          </table:table-cell>
          <table:table-cell table:formula="of:=VLOOKUP([.$A578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31Z</text:p>
          </table:table-cell>
          <table:table-cell office:value-type="float" office:value="40.01353" calcext:value-type="float">
            <text:p>40.01353</text:p>
          </table:table-cell>
          <table:table-cell office:value-type="float" office:value="-79.587588" calcext:value-type="float">
            <text:p>-79.587588</text:p>
          </table:table-cell>
          <table:table-cell office:value-type="float" office:value="298.4" calcext:value-type="float">
            <text:p>298.4</text:p>
          </table:table-cell>
          <table:table-cell office:value-type="float" office:value="114" calcext:value-type="float">
            <text:p>114</text:p>
          </table:table-cell>
          <table:table-cell table:formula="of:=VLOOKUP([.$A579];[MAF_5K_Walk_Watch__Crunch.$A$2:.$E$688];1;1)" office:value-type="string" office:string-value="2018-07-20T09:49:27Z" calcext:value-type="string">
            <text:p>2018-07-20T09:49:27Z</text:p>
          </table:table-cell>
          <table:table-cell table:formula="of:=VLOOKUP([.$A579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33Z</text:p>
          </table:table-cell>
          <table:table-cell office:value-type="float" office:value="40.013511" calcext:value-type="float">
            <text:p>40.013511</text:p>
          </table:table-cell>
          <table:table-cell office:value-type="float" office:value="-79.58755" calcext:value-type="float">
            <text:p>-79.58755</text:p>
          </table:table-cell>
          <table:table-cell office:value-type="float" office:value="298.6" calcext:value-type="float">
            <text:p>298.6</text:p>
          </table:table-cell>
          <table:table-cell office:value-type="float" office:value="114" calcext:value-type="float">
            <text:p>114</text:p>
          </table:table-cell>
          <table:table-cell table:formula="of:=VLOOKUP([.$A580];[MAF_5K_Walk_Watch__Crunch.$A$2:.$E$688];1;1)" office:value-type="string" office:string-value="2018-07-20T09:49:27Z" calcext:value-type="string">
            <text:p>2018-07-20T09:49:27Z</text:p>
          </table:table-cell>
          <table:table-cell table:formula="of:=VLOOKUP([.$A580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35Z</text:p>
          </table:table-cell>
          <table:table-cell office:value-type="float" office:value="40.013491" calcext:value-type="float">
            <text:p>40.013491</text:p>
          </table:table-cell>
          <table:table-cell office:value-type="float" office:value="-79.587515" calcext:value-type="float">
            <text:p>-79.587515</text:p>
          </table:table-cell>
          <table:table-cell office:value-type="float" office:value="298.8" calcext:value-type="float">
            <text:p>298.8</text:p>
          </table:table-cell>
          <table:table-cell office:value-type="float" office:value="113" calcext:value-type="float">
            <text:p>113</text:p>
          </table:table-cell>
          <table:table-cell table:formula="of:=VLOOKUP([.$A581];[MAF_5K_Walk_Watch__Crunch.$A$2:.$E$688];1;1)" office:value-type="string" office:string-value="2018-07-20T09:49:35Z" calcext:value-type="string">
            <text:p>2018-07-20T09:49:35Z</text:p>
          </table:table-cell>
          <table:table-cell table:formula="of:=VLOOKUP([.$A581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38Z</text:p>
          </table:table-cell>
          <table:table-cell office:value-type="float" office:value="40.013479" calcext:value-type="float">
            <text:p>40.013479</text:p>
          </table:table-cell>
          <table:table-cell office:value-type="float" office:value="-79.587475" calcext:value-type="float">
            <text:p>-79.587475</text:p>
          </table:table-cell>
          <table:table-cell office:value-type="float" office:value="299" calcext:value-type="float">
            <text:p>299</text:p>
          </table:table-cell>
          <table:table-cell office:value-type="float" office:value="111" calcext:value-type="float">
            <text:p>111</text:p>
          </table:table-cell>
          <table:table-cell table:formula="of:=VLOOKUP([.$A582];[MAF_5K_Walk_Watch__Crunch.$A$2:.$E$688];1;1)" office:value-type="string" office:string-value="2018-07-20T09:49:35Z" calcext:value-type="string">
            <text:p>2018-07-20T09:49:35Z</text:p>
          </table:table-cell>
          <table:table-cell table:formula="of:=VLOOKUP([.$A582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41Z</text:p>
          </table:table-cell>
          <table:table-cell office:value-type="float" office:value="40.01346" calcext:value-type="float">
            <text:p>40.01346</text:p>
          </table:table-cell>
          <table:table-cell office:value-type="float" office:value="-79.587431" calcext:value-type="float">
            <text:p>-79.587431</text:p>
          </table:table-cell>
          <table:table-cell office:value-type="float" office:value="299.2" calcext:value-type="float">
            <text:p>299.2</text:p>
          </table:table-cell>
          <table:table-cell office:value-type="float" office:value="110" calcext:value-type="float">
            <text:p>110</text:p>
          </table:table-cell>
          <table:table-cell table:formula="of:=VLOOKUP([.$A583];[MAF_5K_Walk_Watch__Crunch.$A$2:.$E$688];1;1)" office:value-type="string" office:string-value="2018-07-20T09:49:35Z" calcext:value-type="string">
            <text:p>2018-07-20T09:49:35Z</text:p>
          </table:table-cell>
          <table:table-cell table:formula="of:=VLOOKUP([.$A583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43Z</text:p>
          </table:table-cell>
          <table:table-cell office:value-type="float" office:value="40.01344" calcext:value-type="float">
            <text:p>40.01344</text:p>
          </table:table-cell>
          <table:table-cell office:value-type="float" office:value="-79.587385" calcext:value-type="float">
            <text:p>-79.587385</text:p>
          </table:table-cell>
          <table:table-cell office:value-type="float" office:value="299.4" calcext:value-type="float">
            <text:p>299.4</text:p>
          </table:table-cell>
          <table:table-cell office:value-type="float" office:value="110" calcext:value-type="float">
            <text:p>110</text:p>
          </table:table-cell>
          <table:table-cell table:formula="of:=VLOOKUP([.$A584];[MAF_5K_Walk_Watch__Crunch.$A$2:.$E$688];1;1)" office:value-type="string" office:string-value="2018-07-20T09:49:35Z" calcext:value-type="string">
            <text:p>2018-07-20T09:49:35Z</text:p>
          </table:table-cell>
          <table:table-cell table:formula="of:=VLOOKUP([.$A584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46Z</text:p>
          </table:table-cell>
          <table:table-cell office:value-type="float" office:value="40.013416" calcext:value-type="float">
            <text:p>40.013416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299.6" calcext:value-type="float">
            <text:p>299.6</text:p>
          </table:table-cell>
          <table:table-cell office:value-type="float" office:value="108" calcext:value-type="float">
            <text:p>108</text:p>
          </table:table-cell>
          <table:table-cell table:formula="of:=VLOOKUP([.$A585];[MAF_5K_Walk_Watch__Crunch.$A$2:.$E$688];1;1)" office:value-type="string" office:string-value="2018-07-20T09:49:45Z" calcext:value-type="string">
            <text:p>2018-07-20T09:49:45Z</text:p>
          </table:table-cell>
          <table:table-cell table:formula="of:=VLOOKUP([.$A585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48Z</text:p>
          </table:table-cell>
          <table:table-cell office:value-type="float" office:value="40.013391" calcext:value-type="float">
            <text:p>40.013391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8" calcext:value-type="float">
            <text:p>299.8</text:p>
          </table:table-cell>
          <table:table-cell office:value-type="float" office:value="107" calcext:value-type="float">
            <text:p>107</text:p>
          </table:table-cell>
          <table:table-cell table:formula="of:=VLOOKUP([.$A586];[MAF_5K_Walk_Watch__Crunch.$A$2:.$E$688];1;1)" office:value-type="string" office:string-value="2018-07-20T09:49:45Z" calcext:value-type="string">
            <text:p>2018-07-20T09:49:45Z</text:p>
          </table:table-cell>
          <table:table-cell table:formula="of:=VLOOKUP([.$A586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51Z</text:p>
          </table:table-cell>
          <table:table-cell office:value-type="float" office:value="40.013371" calcext:value-type="float">
            <text:p>40.013371</text:p>
          </table:table-cell>
          <table:table-cell office:value-type="float" office:value="-79.587303" calcext:value-type="float">
            <text:p>-79.587303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table:formula="of:=VLOOKUP([.$A587];[MAF_5K_Walk_Watch__Crunch.$A$2:.$E$688];1;1)" office:value-type="string" office:string-value="2018-07-20T09:49:51Z" calcext:value-type="string">
            <text:p>2018-07-20T09:49:51Z</text:p>
          </table:table-cell>
          <table:table-cell table:formula="of:=VLOOKUP([.$A587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53Z</text:p>
          </table:table-cell>
          <table:table-cell office:value-type="float" office:value="40.013358" calcext:value-type="float">
            <text:p>40.013358</text:p>
          </table:table-cell>
          <table:table-cell office:value-type="float" office:value="-79.587269" calcext:value-type="float">
            <text:p>-79.587269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table:formula="of:=VLOOKUP([.$A588];[MAF_5K_Walk_Watch__Crunch.$A$2:.$E$688];1;1)" office:value-type="string" office:string-value="2018-07-20T09:49:52Z" calcext:value-type="string">
            <text:p>2018-07-20T09:49:52Z</text:p>
          </table:table-cell>
          <table:table-cell table:formula="of:=VLOOKUP([.$A588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55Z</text:p>
          </table:table-cell>
          <table:table-cell office:value-type="float" office:value="40.013336" calcext:value-type="float">
            <text:p>40.013336</text:p>
          </table:table-cell>
          <table:table-cell office:value-type="float" office:value="-79.587208" calcext:value-type="float">
            <text:p>-79.587208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table:formula="of:=VLOOKUP([.$A589];[MAF_5K_Walk_Watch__Crunch.$A$2:.$E$688];1;1)" office:value-type="string" office:string-value="2018-07-20T09:49:52Z" calcext:value-type="string">
            <text:p>2018-07-20T09:49:52Z</text:p>
          </table:table-cell>
          <table:table-cell table:formula="of:=VLOOKUP([.$A589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49:57Z</text:p>
          </table:table-cell>
          <table:table-cell office:value-type="float" office:value="40.01331" calcext:value-type="float">
            <text:p>40.01331</text:p>
          </table:table-cell>
          <table:table-cell office:value-type="float" office:value="-79.587165" calcext:value-type="float">
            <text:p>-79.587165</text:p>
          </table:table-cell>
          <table:table-cell office:value-type="float" office:value="300.1" calcext:value-type="float">
            <text:p>300.1</text:p>
          </table:table-cell>
          <table:table-cell office:value-type="float" office:value="108" calcext:value-type="float">
            <text:p>108</text:p>
          </table:table-cell>
          <table:table-cell table:formula="of:=VLOOKUP([.$A590];[MAF_5K_Walk_Watch__Crunch.$A$2:.$E$688];1;1)" office:value-type="string" office:string-value="2018-07-20T09:49:52Z" calcext:value-type="string">
            <text:p>2018-07-20T09:49:52Z</text:p>
          </table:table-cell>
          <table:table-cell table:formula="of:=VLOOKUP([.$A590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00Z</text:p>
          </table:table-cell>
          <table:table-cell office:value-type="float" office:value="40.01328" calcext:value-type="float">
            <text:p>40.01328</text:p>
          </table:table-cell>
          <table:table-cell office:value-type="float" office:value="-79.587115" calcext:value-type="float">
            <text:p>-79.587115</text:p>
          </table:table-cell>
          <table:table-cell office:value-type="float" office:value="300.2" calcext:value-type="float">
            <text:p>300.2</text:p>
          </table:table-cell>
          <table:table-cell office:value-type="float" office:value="108" calcext:value-type="float">
            <text:p>108</text:p>
          </table:table-cell>
          <table:table-cell table:formula="of:=VLOOKUP([.$A591];[MAF_5K_Walk_Watch__Crunch.$A$2:.$E$688];1;1)" office:value-type="string" office:string-value="2018-07-20T09:50:00Z" calcext:value-type="string">
            <text:p>2018-07-20T09:50:00Z</text:p>
          </table:table-cell>
          <table:table-cell table:formula="of:=VLOOKUP([.$A591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02Z</text:p>
          </table:table-cell>
          <table:table-cell office:value-type="float" office:value="40.013264" calcext:value-type="float">
            <text:p>40.013264</text:p>
          </table:table-cell>
          <table:table-cell office:value-type="float" office:value="-79.587083" calcext:value-type="float">
            <text:p>-79.587083</text:p>
          </table:table-cell>
          <table:table-cell office:value-type="float" office:value="300.2" calcext:value-type="float">
            <text:p>300.2</text:p>
          </table:table-cell>
          <table:table-cell office:value-type="float" office:value="108" calcext:value-type="float">
            <text:p>108</text:p>
          </table:table-cell>
          <table:table-cell table:formula="of:=VLOOKUP([.$A592];[MAF_5K_Walk_Watch__Crunch.$A$2:.$E$688];1;1)" office:value-type="string" office:string-value="2018-07-20T09:50:00Z" calcext:value-type="string">
            <text:p>2018-07-20T09:50:00Z</text:p>
          </table:table-cell>
          <table:table-cell table:formula="of:=VLOOKUP([.$A592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04Z</text:p>
          </table:table-cell>
          <table:table-cell office:value-type="float" office:value="40.013247" calcext:value-type="float">
            <text:p>40.013247</text:p>
          </table:table-cell>
          <table:table-cell office:value-type="float" office:value="-79.587046" calcext:value-type="float">
            <text:p>-79.587046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  <table:table-cell table:formula="of:=VLOOKUP([.$A593];[MAF_5K_Walk_Watch__Crunch.$A$2:.$E$688];1;1)" office:value-type="string" office:string-value="2018-07-20T09:50:00Z" calcext:value-type="string">
            <text:p>2018-07-20T09:50:00Z</text:p>
          </table:table-cell>
          <table:table-cell table:formula="of:=VLOOKUP([.$A593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06Z</text:p>
          </table:table-cell>
          <table:table-cell office:value-type="float" office:value="40.013227" calcext:value-type="float">
            <text:p>40.013227</text:p>
          </table:table-cell>
          <table:table-cell office:value-type="float" office:value="-79.587013" calcext:value-type="float">
            <text:p>-79.587013</text:p>
          </table:table-cell>
          <table:table-cell office:value-type="float" office:value="300.4" calcext:value-type="float">
            <text:p>300.4</text:p>
          </table:table-cell>
          <table:table-cell office:value-type="float" office:value="108" calcext:value-type="float">
            <text:p>108</text:p>
          </table:table-cell>
          <table:table-cell table:formula="of:=VLOOKUP([.$A594];[MAF_5K_Walk_Watch__Crunch.$A$2:.$E$688];1;1)" office:value-type="string" office:string-value="2018-07-20T09:50:06Z" calcext:value-type="string">
            <text:p>2018-07-20T09:50:06Z</text:p>
          </table:table-cell>
          <table:table-cell table:formula="of:=VLOOKUP([.$A594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08Z</text:p>
          </table:table-cell>
          <table:table-cell office:value-type="float" office:value="40.013209" calcext:value-type="float">
            <text:p>40.013209</text:p>
          </table:table-cell>
          <table:table-cell office:value-type="float" office:value="-79.586988" calcext:value-type="float">
            <text:p>-79.586988</text:p>
          </table:table-cell>
          <table:table-cell office:value-type="float" office:value="300.5" calcext:value-type="float">
            <text:p>300.5</text:p>
          </table:table-cell>
          <table:table-cell office:value-type="float" office:value="107" calcext:value-type="float">
            <text:p>107</text:p>
          </table:table-cell>
          <table:table-cell table:formula="of:=VLOOKUP([.$A595];[MAF_5K_Walk_Watch__Crunch.$A$2:.$E$688];1;1)" office:value-type="string" office:string-value="2018-07-20T09:50:06Z" calcext:value-type="string">
            <text:p>2018-07-20T09:50:06Z</text:p>
          </table:table-cell>
          <table:table-cell table:formula="of:=VLOOKUP([.$A595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10Z</text:p>
          </table:table-cell>
          <table:table-cell office:value-type="float" office:value="40.013192" calcext:value-type="float">
            <text:p>40.013192</text:p>
          </table:table-cell>
          <table:table-cell office:value-type="float" office:value="-79.586959" calcext:value-type="float">
            <text:p>-79.586959</text:p>
          </table:table-cell>
          <table:table-cell office:value-type="float" office:value="300.5" calcext:value-type="float">
            <text:p>300.5</text:p>
          </table:table-cell>
          <table:table-cell office:value-type="float" office:value="107" calcext:value-type="float">
            <text:p>107</text:p>
          </table:table-cell>
          <table:table-cell table:formula="of:=VLOOKUP([.$A596];[MAF_5K_Walk_Watch__Crunch.$A$2:.$E$688];1;1)" office:value-type="string" office:string-value="2018-07-20T09:50:06Z" calcext:value-type="string">
            <text:p>2018-07-20T09:50:06Z</text:p>
          </table:table-cell>
          <table:table-cell table:formula="of:=VLOOKUP([.$A596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13Z</text:p>
          </table:table-cell>
          <table:table-cell office:value-type="float" office:value="40.013187" calcext:value-type="float">
            <text:p>40.013187</text:p>
          </table:table-cell>
          <table:table-cell office:value-type="float" office:value="-79.586915" calcext:value-type="float">
            <text:p>-79.586915</text:p>
          </table:table-cell>
          <table:table-cell office:value-type="float" office:value="300.5" calcext:value-type="float">
            <text:p>300.5</text:p>
          </table:table-cell>
          <table:table-cell office:value-type="float" office:value="105" calcext:value-type="float">
            <text:p>105</text:p>
          </table:table-cell>
          <table:table-cell table:formula="of:=VLOOKUP([.$A597];[MAF_5K_Walk_Watch__Crunch.$A$2:.$E$688];1;1)" office:value-type="string" office:string-value="2018-07-20T09:50:13Z" calcext:value-type="string">
            <text:p>2018-07-20T09:50:13Z</text:p>
          </table:table-cell>
          <table:table-cell table:formula="of:=VLOOKUP([.$A597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15Z</text:p>
          </table:table-cell>
          <table:table-cell office:value-type="float" office:value="40.013193" calcext:value-type="float">
            <text:p>40.013193</text:p>
          </table:table-cell>
          <table:table-cell office:value-type="float" office:value="-79.586874" calcext:value-type="float">
            <text:p>-79.586874</text:p>
          </table:table-cell>
          <table:table-cell office:value-type="float" office:value="300.6" calcext:value-type="float">
            <text:p>300.6</text:p>
          </table:table-cell>
          <table:table-cell office:value-type="float" office:value="105" calcext:value-type="float">
            <text:p>105</text:p>
          </table:table-cell>
          <table:table-cell table:formula="of:=VLOOKUP([.$A598];[MAF_5K_Walk_Watch__Crunch.$A$2:.$E$688];1;1)" office:value-type="string" office:string-value="2018-07-20T09:50:13Z" calcext:value-type="string">
            <text:p>2018-07-20T09:50:13Z</text:p>
          </table:table-cell>
          <table:table-cell table:formula="of:=VLOOKUP([.$A598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17Z</text:p>
          </table:table-cell>
          <table:table-cell office:value-type="float" office:value="40.013197" calcext:value-type="float">
            <text:p>40.013197</text:p>
          </table:table-cell>
          <table:table-cell office:value-type="float" office:value="-79.586834" calcext:value-type="float">
            <text:p>-79.586834</text:p>
          </table:table-cell>
          <table:table-cell office:value-type="float" office:value="300.6" calcext:value-type="float">
            <text:p>300.6</text:p>
          </table:table-cell>
          <table:table-cell office:value-type="float" office:value="104" calcext:value-type="float">
            <text:p>104</text:p>
          </table:table-cell>
          <table:table-cell table:formula="of:=VLOOKUP([.$A599];[MAF_5K_Walk_Watch__Crunch.$A$2:.$E$688];1;1)" office:value-type="string" office:string-value="2018-07-20T09:50:13Z" calcext:value-type="string">
            <text:p>2018-07-20T09:50:13Z</text:p>
          </table:table-cell>
          <table:table-cell table:formula="of:=VLOOKUP([.$A599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20Z</text:p>
          </table:table-cell>
          <table:table-cell office:value-type="float" office:value="40.013197" calcext:value-type="float">
            <text:p>40.013197</text:p>
          </table:table-cell>
          <table:table-cell office:value-type="float" office:value="-79.586795" calcext:value-type="float">
            <text:p>-79.586795</text:p>
          </table:table-cell>
          <table:table-cell office:value-type="float" office:value="300.8" calcext:value-type="float">
            <text:p>300.8</text:p>
          </table:table-cell>
          <table:table-cell office:value-type="float" office:value="103" calcext:value-type="float">
            <text:p>103</text:p>
          </table:table-cell>
          <table:table-cell table:formula="of:=VLOOKUP([.$A600];[MAF_5K_Walk_Watch__Crunch.$A$2:.$E$688];1;1)" office:value-type="string" office:string-value="2018-07-20T09:50:18Z" calcext:value-type="string">
            <text:p>2018-07-20T09:50:18Z</text:p>
          </table:table-cell>
          <table:table-cell table:formula="of:=VLOOKUP([.$A600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24Z</text:p>
          </table:table-cell>
          <table:table-cell office:value-type="float" office:value="40.013187" calcext:value-type="float">
            <text:p>40.013187</text:p>
          </table:table-cell>
          <table:table-cell office:value-type="float" office:value="-79.586744" calcext:value-type="float">
            <text:p>-79.586744</text:p>
          </table:table-cell>
          <table:table-cell office:value-type="float" office:value="301" calcext:value-type="float">
            <text:p>301</text:p>
          </table:table-cell>
          <table:table-cell office:value-type="float" office:value="104" calcext:value-type="float">
            <text:p>104</text:p>
          </table:table-cell>
          <table:table-cell table:formula="of:=VLOOKUP([.$A601];[MAF_5K_Walk_Watch__Crunch.$A$2:.$E$688];1;1)" office:value-type="string" office:string-value="2018-07-20T09:50:23Z" calcext:value-type="string">
            <text:p>2018-07-20T09:50:23Z</text:p>
          </table:table-cell>
          <table:table-cell table:formula="of:=VLOOKUP([.$A601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28Z</text:p>
          </table:table-cell>
          <table:table-cell office:value-type="float" office:value="40.013181" calcext:value-type="float">
            <text:p>40.013181</text:p>
          </table:table-cell>
          <table:table-cell office:value-type="float" office:value="-79.586695" calcext:value-type="float">
            <text:p>-79.586695</text:p>
          </table:table-cell>
          <table:table-cell office:value-type="float" office:value="301" calcext:value-type="float">
            <text:p>301</text:p>
          </table:table-cell>
          <table:table-cell office:value-type="float" office:value="103" calcext:value-type="float">
            <text:p>103</text:p>
          </table:table-cell>
          <table:table-cell table:formula="of:=VLOOKUP([.$A602];[MAF_5K_Walk_Watch__Crunch.$A$2:.$E$688];1;1)" office:value-type="string" office:string-value="2018-07-20T09:50:23Z" calcext:value-type="string">
            <text:p>2018-07-20T09:50:23Z</text:p>
          </table:table-cell>
          <table:table-cell table:formula="of:=VLOOKUP([.$A602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30Z</text:p>
          </table:table-cell>
          <table:table-cell office:value-type="float" office:value="40.013187" calcext:value-type="float">
            <text:p>40.013187</text:p>
          </table:table-cell>
          <table:table-cell office:value-type="float" office:value="-79.586642" calcext:value-type="float">
            <text:p>-79.586642</text:p>
          </table:table-cell>
          <table:table-cell office:value-type="float" office:value="301.1" calcext:value-type="float">
            <text:p>301.1</text:p>
          </table:table-cell>
          <table:table-cell office:value-type="float" office:value="103" calcext:value-type="float">
            <text:p>103</text:p>
          </table:table-cell>
          <table:table-cell table:formula="of:=VLOOKUP([.$A603];[MAF_5K_Walk_Watch__Crunch.$A$2:.$E$688];1;1)" office:value-type="string" office:string-value="2018-07-20T09:50:23Z" calcext:value-type="string">
            <text:p>2018-07-20T09:50:23Z</text:p>
          </table:table-cell>
          <table:table-cell table:formula="of:=VLOOKUP([.$A603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33Z</text:p>
          </table:table-cell>
          <table:table-cell office:value-type="float" office:value="40.013193" calcext:value-type="float">
            <text:p>40.013193</text:p>
          </table:table-cell>
          <table:table-cell office:value-type="float" office:value="-79.586604" calcext:value-type="float">
            <text:p>-79.586604</text:p>
          </table:table-cell>
          <table:table-cell office:value-type="float" office:value="301.2" calcext:value-type="float">
            <text:p>301.2</text:p>
          </table:table-cell>
          <table:table-cell office:value-type="float" office:value="103" calcext:value-type="float">
            <text:p>103</text:p>
          </table:table-cell>
          <table:table-cell table:formula="of:=VLOOKUP([.$A604];[MAF_5K_Walk_Watch__Crunch.$A$2:.$E$688];1;1)" office:value-type="string" office:string-value="2018-07-20T09:50:23Z" calcext:value-type="string">
            <text:p>2018-07-20T09:50:23Z</text:p>
          </table:table-cell>
          <table:table-cell table:formula="of:=VLOOKUP([.$A604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37Z</text:p>
          </table:table-cell>
          <table:table-cell office:value-type="float" office:value="40.01319" calcext:value-type="float">
            <text:p>40.01319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301.3" calcext:value-type="float">
            <text:p>301.3</text:p>
          </table:table-cell>
          <table:table-cell office:value-type="float" office:value="105" calcext:value-type="float">
            <text:p>105</text:p>
          </table:table-cell>
          <table:table-cell table:formula="of:=VLOOKUP([.$A605];[MAF_5K_Walk_Watch__Crunch.$A$2:.$E$688];1;1)" office:value-type="string" office:string-value="2018-07-20T09:50:34Z" calcext:value-type="string">
            <text:p>2018-07-20T09:50:34Z</text:p>
          </table:table-cell>
          <table:table-cell table:formula="of:=VLOOKUP([.$A605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39Z</text:p>
          </table:table-cell>
          <table:table-cell office:value-type="float" office:value="40.01318" calcext:value-type="float">
            <text:p>40.01318</text:p>
          </table:table-cell>
          <table:table-cell office:value-type="float" office:value="-79.586525" calcext:value-type="float">
            <text:p>-79.586525</text:p>
          </table:table-cell>
          <table:table-cell office:value-type="float" office:value="301.5" calcext:value-type="float">
            <text:p>301.5</text:p>
          </table:table-cell>
          <table:table-cell office:value-type="float" office:value="105" calcext:value-type="float">
            <text:p>105</text:p>
          </table:table-cell>
          <table:table-cell table:formula="of:=VLOOKUP([.$A606];[MAF_5K_Walk_Watch__Crunch.$A$2:.$E$688];1;1)" office:value-type="string" office:string-value="2018-07-20T09:50:39Z" calcext:value-type="string">
            <text:p>2018-07-20T09:50:39Z</text:p>
          </table:table-cell>
          <table:table-cell table:formula="of:=VLOOKUP([.$A606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42Z</text:p>
          </table:table-cell>
          <table:table-cell office:value-type="float" office:value="40.013146" calcext:value-type="float">
            <text:p>40.013146</text:p>
          </table:table-cell>
          <table:table-cell office:value-type="float" office:value="-79.586492" calcext:value-type="float">
            <text:p>-79.586492</text:p>
          </table:table-cell>
          <table:table-cell office:value-type="float" office:value="301.7" calcext:value-type="float">
            <text:p>301.7</text:p>
          </table:table-cell>
          <table:table-cell office:value-type="float" office:value="104" calcext:value-type="float">
            <text:p>104</text:p>
          </table:table-cell>
          <table:table-cell table:formula="of:=VLOOKUP([.$A607];[MAF_5K_Walk_Watch__Crunch.$A$2:.$E$688];1;1)" office:value-type="string" office:string-value="2018-07-20T09:50:39Z" calcext:value-type="string">
            <text:p>2018-07-20T09:50:39Z</text:p>
          </table:table-cell>
          <table:table-cell table:formula="of:=VLOOKUP([.$A607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44Z</text:p>
          </table:table-cell>
          <table:table-cell office:value-type="float" office:value="40.013122" calcext:value-type="float">
            <text:p>40.013122</text:p>
          </table:table-cell>
          <table:table-cell office:value-type="float" office:value="-79.58647" calcext:value-type="float">
            <text:p>-79.58647</text:p>
          </table:table-cell>
          <table:table-cell office:value-type="float" office:value="301.8" calcext:value-type="float">
            <text:p>301.8</text:p>
          </table:table-cell>
          <table:table-cell office:value-type="float" office:value="104" calcext:value-type="float">
            <text:p>104</text:p>
          </table:table-cell>
          <table:table-cell table:formula="of:=VLOOKUP([.$A608];[MAF_5K_Walk_Watch__Crunch.$A$2:.$E$688];1;1)" office:value-type="string" office:string-value="2018-07-20T09:50:44Z" calcext:value-type="string">
            <text:p>2018-07-20T09:50:44Z</text:p>
          </table:table-cell>
          <table:table-cell table:formula="of:=VLOOKUP([.$A608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46Z</text:p>
          </table:table-cell>
          <table:table-cell office:value-type="float" office:value="40.013105" calcext:value-type="float">
            <text:p>40.013105</text:p>
          </table:table-cell>
          <table:table-cell office:value-type="float" office:value="-79.586434" calcext:value-type="float">
            <text:p>-79.586434</text:p>
          </table:table-cell>
          <table:table-cell office:value-type="float" office:value="301.9" calcext:value-type="float">
            <text:p>301.9</text:p>
          </table:table-cell>
          <table:table-cell office:value-type="float" office:value="105" calcext:value-type="float">
            <text:p>105</text:p>
          </table:table-cell>
          <table:table-cell table:formula="of:=VLOOKUP([.$A609];[MAF_5K_Walk_Watch__Crunch.$A$2:.$E$688];1;1)" office:value-type="string" office:string-value="2018-07-20T09:50:44Z" calcext:value-type="string">
            <text:p>2018-07-20T09:50:44Z</text:p>
          </table:table-cell>
          <table:table-cell table:formula="of:=VLOOKUP([.$A609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48Z</text:p>
          </table:table-cell>
          <table:table-cell office:value-type="float" office:value="40.013087" calcext:value-type="float">
            <text:p>40.013087</text:p>
          </table:table-cell>
          <table:table-cell office:value-type="float" office:value="-79.5864" calcext:value-type="float">
            <text:p>-79.5864</text:p>
          </table:table-cell>
          <table:table-cell office:value-type="float" office:value="302" calcext:value-type="float">
            <text:p>302</text:p>
          </table:table-cell>
          <table:table-cell office:value-type="float" office:value="104" calcext:value-type="float">
            <text:p>104</text:p>
          </table:table-cell>
          <table:table-cell table:formula="of:=VLOOKUP([.$A610];[MAF_5K_Walk_Watch__Crunch.$A$2:.$E$688];1;1)" office:value-type="string" office:string-value="2018-07-20T09:50:44Z" calcext:value-type="string">
            <text:p>2018-07-20T09:50:44Z</text:p>
          </table:table-cell>
          <table:table-cell table:formula="of:=VLOOKUP([.$A610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50Z</text:p>
          </table:table-cell>
          <table:table-cell office:value-type="float" office:value="40.013054" calcext:value-type="float">
            <text:p>40.013054</text:p>
          </table:table-cell>
          <table:table-cell office:value-type="float" office:value="-79.586389" calcext:value-type="float">
            <text:p>-79.586389</text:p>
          </table:table-cell>
          <table:table-cell office:value-type="float" office:value="302.1" calcext:value-type="float">
            <text:p>302.1</text:p>
          </table:table-cell>
          <table:table-cell office:value-type="float" office:value="104" calcext:value-type="float">
            <text:p>104</text:p>
          </table:table-cell>
          <table:table-cell table:formula="of:=VLOOKUP([.$A611];[MAF_5K_Walk_Watch__Crunch.$A$2:.$E$688];1;1)" office:value-type="string" office:string-value="2018-07-20T09:50:49Z" calcext:value-type="string">
            <text:p>2018-07-20T09:50:49Z</text:p>
          </table:table-cell>
          <table:table-cell table:formula="of:=VLOOKUP([.$A611];[MAF_5K_Walk_Watch__Crunch.$A$2:.$E$688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0T09:50:52Z</text:p>
          </table:table-cell>
          <table:table-cell office:value-type="float" office:value="40.013019" calcext:value-type="float">
            <text:p>40.013019</text:p>
          </table:table-cell>
          <table:table-cell office:value-type="float" office:value="-79.586385" calcext:value-type="float">
            <text:p>-79.586385</text:p>
          </table:table-cell>
          <table:table-cell office:value-type="float" office:value="302.1" calcext:value-type="float">
            <text:p>302.1</text:p>
          </table:table-cell>
          <table:table-cell office:value-type="float" office:value="104" calcext:value-type="float">
            <text:p>104</text:p>
          </table:table-cell>
          <table:table-cell table:formula="of:=VLOOKUP([.$A612];[MAF_5K_Walk_Watch__Crunch.$A$2:.$E$688];1;1)" office:value-type="string" office:string-value="2018-07-20T09:50:51Z" calcext:value-type="string">
            <text:p>2018-07-20T09:50:51Z</text:p>
          </table:table-cell>
          <table:table-cell table:formula="of:=VLOOKUP([.$A612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0:54Z</text:p>
          </table:table-cell>
          <table:table-cell office:value-type="float" office:value="40.012989" calcext:value-type="float">
            <text:p>40.012989</text:p>
          </table:table-cell>
          <table:table-cell office:value-type="float" office:value="-79.586368" calcext:value-type="float">
            <text:p>-79.586368</text:p>
          </table:table-cell>
          <table:table-cell office:value-type="float" office:value="302.1" calcext:value-type="float">
            <text:p>302.1</text:p>
          </table:table-cell>
          <table:table-cell office:value-type="float" office:value="106" calcext:value-type="float">
            <text:p>106</text:p>
          </table:table-cell>
          <table:table-cell table:formula="of:=VLOOKUP([.$A613];[MAF_5K_Walk_Watch__Crunch.$A$2:.$E$688];1;1)" office:value-type="string" office:string-value="2018-07-20T09:50:54Z" calcext:value-type="string">
            <text:p>2018-07-20T09:50:54Z</text:p>
          </table:table-cell>
          <table:table-cell table:formula="of:=VLOOKUP([.$A613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0:56Z</text:p>
          </table:table-cell>
          <table:table-cell office:value-type="float" office:value="40.012963" calcext:value-type="float">
            <text:p>40.012963</text:p>
          </table:table-cell>
          <table:table-cell office:value-type="float" office:value="-79.586341" calcext:value-type="float">
            <text:p>-79.586341</text:p>
          </table:table-cell>
          <table:table-cell office:value-type="float" office:value="302.1" calcext:value-type="float">
            <text:p>302.1</text:p>
          </table:table-cell>
          <table:table-cell office:value-type="float" office:value="106" calcext:value-type="float">
            <text:p>106</text:p>
          </table:table-cell>
          <table:table-cell table:formula="of:=VLOOKUP([.$A614];[MAF_5K_Walk_Watch__Crunch.$A$2:.$E$688];1;1)" office:value-type="string" office:string-value="2018-07-20T09:50:54Z" calcext:value-type="string">
            <text:p>2018-07-20T09:50:54Z</text:p>
          </table:table-cell>
          <table:table-cell table:formula="of:=VLOOKUP([.$A614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0:58Z</text:p>
          </table:table-cell>
          <table:table-cell office:value-type="float" office:value="40.012944" calcext:value-type="float">
            <text:p>40.012944</text:p>
          </table:table-cell>
          <table:table-cell office:value-type="float" office:value="-79.586304" calcext:value-type="float">
            <text:p>-79.586304</text:p>
          </table:table-cell>
          <table:table-cell office:value-type="float" office:value="302.1" calcext:value-type="float">
            <text:p>302.1</text:p>
          </table:table-cell>
          <table:table-cell office:value-type="float" office:value="106" calcext:value-type="float">
            <text:p>106</text:p>
          </table:table-cell>
          <table:table-cell table:formula="of:=VLOOKUP([.$A615];[MAF_5K_Walk_Watch__Crunch.$A$2:.$E$688];1;1)" office:value-type="string" office:string-value="2018-07-20T09:50:54Z" calcext:value-type="string">
            <text:p>2018-07-20T09:50:54Z</text:p>
          </table:table-cell>
          <table:table-cell table:formula="of:=VLOOKUP([.$A615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00Z</text:p>
          </table:table-cell>
          <table:table-cell office:value-type="float" office:value="40.012924" calcext:value-type="float">
            <text:p>40.012924</text:p>
          </table:table-cell>
          <table:table-cell office:value-type="float" office:value="-79.586265" calcext:value-type="float">
            <text:p>-79.586265</text:p>
          </table:table-cell>
          <table:table-cell office:value-type="float" office:value="302.1" calcext:value-type="float">
            <text:p>302.1</text:p>
          </table:table-cell>
          <table:table-cell office:value-type="float" office:value="106" calcext:value-type="float">
            <text:p>106</text:p>
          </table:table-cell>
          <table:table-cell table:formula="of:=VLOOKUP([.$A616];[MAF_5K_Walk_Watch__Crunch.$A$2:.$E$688];1;1)" office:value-type="string" office:string-value="2018-07-20T09:50:59Z" calcext:value-type="string">
            <text:p>2018-07-20T09:50:59Z</text:p>
          </table:table-cell>
          <table:table-cell table:formula="of:=VLOOKUP([.$A616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02Z</text:p>
          </table:table-cell>
          <table:table-cell office:value-type="float" office:value="40.012901" calcext:value-type="float">
            <text:p>40.012901</text:p>
          </table:table-cell>
          <table:table-cell office:value-type="float" office:value="-79.586228" calcext:value-type="float">
            <text:p>-79.586228</text:p>
          </table:table-cell>
          <table:table-cell office:value-type="float" office:value="302" calcext:value-type="float">
            <text:p>302</text:p>
          </table:table-cell>
          <table:table-cell office:value-type="float" office:value="106" calcext:value-type="float">
            <text:p>106</text:p>
          </table:table-cell>
          <table:table-cell table:formula="of:=VLOOKUP([.$A617];[MAF_5K_Walk_Watch__Crunch.$A$2:.$E$688];1;1)" office:value-type="string" office:string-value="2018-07-20T09:50:59Z" calcext:value-type="string">
            <text:p>2018-07-20T09:50:59Z</text:p>
          </table:table-cell>
          <table:table-cell table:formula="of:=VLOOKUP([.$A617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04Z</text:p>
          </table:table-cell>
          <table:table-cell office:value-type="float" office:value="40.01288" calcext:value-type="float">
            <text:p>40.01288</text:p>
          </table:table-cell>
          <table:table-cell office:value-type="float" office:value="-79.586191" calcext:value-type="float">
            <text:p>-79.586191</text:p>
          </table:table-cell>
          <table:table-cell office:value-type="float" office:value="302" calcext:value-type="float">
            <text:p>302</text:p>
          </table:table-cell>
          <table:table-cell office:value-type="float" office:value="105" calcext:value-type="float">
            <text:p>105</text:p>
          </table:table-cell>
          <table:table-cell table:formula="of:=VLOOKUP([.$A618];[MAF_5K_Walk_Watch__Crunch.$A$2:.$E$688];1;1)" office:value-type="string" office:string-value="2018-07-20T09:51:04Z" calcext:value-type="string">
            <text:p>2018-07-20T09:51:04Z</text:p>
          </table:table-cell>
          <table:table-cell table:formula="of:=VLOOKUP([.$A618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06Z</text:p>
          </table:table-cell>
          <table:table-cell office:value-type="float" office:value="40.012861" calcext:value-type="float">
            <text:p>40.012861</text:p>
          </table:table-cell>
          <table:table-cell office:value-type="float" office:value="-79.586161" calcext:value-type="float">
            <text:p>-79.586161</text:p>
          </table:table-cell>
          <table:table-cell office:value-type="float" office:value="302" calcext:value-type="float">
            <text:p>302</text:p>
          </table:table-cell>
          <table:table-cell office:value-type="float" office:value="105" calcext:value-type="float">
            <text:p>105</text:p>
          </table:table-cell>
          <table:table-cell table:formula="of:=VLOOKUP([.$A619];[MAF_5K_Walk_Watch__Crunch.$A$2:.$E$688];1;1)" office:value-type="string" office:string-value="2018-07-20T09:51:04Z" calcext:value-type="string">
            <text:p>2018-07-20T09:51:04Z</text:p>
          </table:table-cell>
          <table:table-cell table:formula="of:=VLOOKUP([.$A619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08Z</text:p>
          </table:table-cell>
          <table:table-cell office:value-type="float" office:value="40.012841" calcext:value-type="float">
            <text:p>40.012841</text:p>
          </table:table-cell>
          <table:table-cell office:value-type="float" office:value="-79.586129" calcext:value-type="float">
            <text:p>-79.586129</text:p>
          </table:table-cell>
          <table:table-cell office:value-type="float" office:value="302" calcext:value-type="float">
            <text:p>302</text:p>
          </table:table-cell>
          <table:table-cell office:value-type="float" office:value="102" calcext:value-type="float">
            <text:p>102</text:p>
          </table:table-cell>
          <table:table-cell table:formula="of:=VLOOKUP([.$A620];[MAF_5K_Walk_Watch__Crunch.$A$2:.$E$688];1;1)" office:value-type="string" office:string-value="2018-07-20T09:51:04Z" calcext:value-type="string">
            <text:p>2018-07-20T09:51:04Z</text:p>
          </table:table-cell>
          <table:table-cell table:formula="of:=VLOOKUP([.$A620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10Z</text:p>
          </table:table-cell>
          <table:table-cell office:value-type="float" office:value="40.01283" calcext:value-type="float">
            <text:p>40.01283</text:p>
          </table:table-cell>
          <table:table-cell office:value-type="float" office:value="-79.586089" calcext:value-type="float">
            <text:p>-79.586089</text:p>
          </table:table-cell>
          <table:table-cell office:value-type="float" office:value="302" calcext:value-type="float">
            <text:p>302</text:p>
          </table:table-cell>
          <table:table-cell office:value-type="float" office:value="101" calcext:value-type="float">
            <text:p>101</text:p>
          </table:table-cell>
          <table:table-cell table:formula="of:=VLOOKUP([.$A621];[MAF_5K_Walk_Watch__Crunch.$A$2:.$E$688];1;1)" office:value-type="string" office:string-value="2018-07-20T09:51:09Z" calcext:value-type="string">
            <text:p>2018-07-20T09:51:09Z</text:p>
          </table:table-cell>
          <table:table-cell table:formula="of:=VLOOKUP([.$A621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12Z</text:p>
          </table:table-cell>
          <table:table-cell office:value-type="float" office:value="40.012818" calcext:value-type="float">
            <text:p>40.012818</text:p>
          </table:table-cell>
          <table:table-cell office:value-type="float" office:value="-79.586046" calcext:value-type="float">
            <text:p>-79.586046</text:p>
          </table:table-cell>
          <table:table-cell office:value-type="float" office:value="301.9" calcext:value-type="float">
            <text:p>301.9</text:p>
          </table:table-cell>
          <table:table-cell office:value-type="float" office:value="100" calcext:value-type="float">
            <text:p>100</text:p>
          </table:table-cell>
          <table:table-cell table:formula="of:=VLOOKUP([.$A622];[MAF_5K_Walk_Watch__Crunch.$A$2:.$E$688];1;1)" office:value-type="string" office:string-value="2018-07-20T09:51:09Z" calcext:value-type="string">
            <text:p>2018-07-20T09:51:09Z</text:p>
          </table:table-cell>
          <table:table-cell table:formula="of:=VLOOKUP([.$A622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14Z</text:p>
          </table:table-cell>
          <table:table-cell office:value-type="float" office:value="40.012796" calcext:value-type="float">
            <text:p>40.012796</text:p>
          </table:table-cell>
          <table:table-cell office:value-type="float" office:value="-79.586011" calcext:value-type="float">
            <text:p>-79.586011</text:p>
          </table:table-cell>
          <table:table-cell office:value-type="float" office:value="301.9" calcext:value-type="float">
            <text:p>301.9</text:p>
          </table:table-cell>
          <table:table-cell office:value-type="float" office:value="99" calcext:value-type="float">
            <text:p>99</text:p>
          </table:table-cell>
          <table:table-cell table:formula="of:=VLOOKUP([.$A623];[MAF_5K_Walk_Watch__Crunch.$A$2:.$E$688];1;1)" office:value-type="string" office:string-value="2018-07-20T09:51:14Z" calcext:value-type="string">
            <text:p>2018-07-20T09:51:14Z</text:p>
          </table:table-cell>
          <table:table-cell table:formula="of:=VLOOKUP([.$A623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16Z</text:p>
          </table:table-cell>
          <table:table-cell office:value-type="float" office:value="40.012769" calcext:value-type="float">
            <text:p>40.012769</text:p>
          </table:table-cell>
          <table:table-cell office:value-type="float" office:value="-79.58599" calcext:value-type="float">
            <text:p>-79.58599</text:p>
          </table:table-cell>
          <table:table-cell office:value-type="float" office:value="301.9" calcext:value-type="float">
            <text:p>301.9</text:p>
          </table:table-cell>
          <table:table-cell office:value-type="float" office:value="99" calcext:value-type="float">
            <text:p>99</text:p>
          </table:table-cell>
          <table:table-cell table:formula="of:=VLOOKUP([.$A624];[MAF_5K_Walk_Watch__Crunch.$A$2:.$E$688];1;1)" office:value-type="string" office:string-value="2018-07-20T09:51:14Z" calcext:value-type="string">
            <text:p>2018-07-20T09:51:14Z</text:p>
          </table:table-cell>
          <table:table-cell table:formula="of:=VLOOKUP([.$A624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18Z</text:p>
          </table:table-cell>
          <table:table-cell office:value-type="float" office:value="40.012747" calcext:value-type="float">
            <text:p>40.012747</text:p>
          </table:table-cell>
          <table:table-cell office:value-type="float" office:value="-79.585965" calcext:value-type="float">
            <text:p>-79.585965</text:p>
          </table:table-cell>
          <table:table-cell office:value-type="float" office:value="301.9" calcext:value-type="float">
            <text:p>301.9</text:p>
          </table:table-cell>
          <table:table-cell office:value-type="float" office:value="98" calcext:value-type="float">
            <text:p>98</text:p>
          </table:table-cell>
          <table:table-cell table:formula="of:=VLOOKUP([.$A625];[MAF_5K_Walk_Watch__Crunch.$A$2:.$E$688];1;1)" office:value-type="string" office:string-value="2018-07-20T09:51:14Z" calcext:value-type="string">
            <text:p>2018-07-20T09:51:14Z</text:p>
          </table:table-cell>
          <table:table-cell table:formula="of:=VLOOKUP([.$A625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20Z</text:p>
          </table:table-cell>
          <table:table-cell office:value-type="float" office:value="40.012727" calcext:value-type="float">
            <text:p>40.012727</text:p>
          </table:table-cell>
          <table:table-cell office:value-type="float" office:value="-79.58593" calcext:value-type="float">
            <text:p>-79.58593</text:p>
          </table:table-cell>
          <table:table-cell office:value-type="float" office:value="301.8" calcext:value-type="float">
            <text:p>301.8</text:p>
          </table:table-cell>
          <table:table-cell office:value-type="float" office:value="97" calcext:value-type="float">
            <text:p>97</text:p>
          </table:table-cell>
          <table:table-cell table:formula="of:=VLOOKUP([.$A626];[MAF_5K_Walk_Watch__Crunch.$A$2:.$E$688];1;1)" office:value-type="string" office:string-value="2018-07-20T09:51:19Z" calcext:value-type="string">
            <text:p>2018-07-20T09:51:19Z</text:p>
          </table:table-cell>
          <table:table-cell table:formula="of:=VLOOKUP([.$A626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22Z</text:p>
          </table:table-cell>
          <table:table-cell office:value-type="float" office:value="40.012707" calcext:value-type="float">
            <text:p>40.012707</text:p>
          </table:table-cell>
          <table:table-cell office:value-type="float" office:value="-79.58589" calcext:value-type="float">
            <text:p>-79.58589</text:p>
          </table:table-cell>
          <table:table-cell office:value-type="float" office:value="301.8" calcext:value-type="float">
            <text:p>301.8</text:p>
          </table:table-cell>
          <table:table-cell office:value-type="float" office:value="97" calcext:value-type="float">
            <text:p>97</text:p>
          </table:table-cell>
          <table:table-cell table:formula="of:=VLOOKUP([.$A627];[MAF_5K_Walk_Watch__Crunch.$A$2:.$E$688];1;1)" office:value-type="string" office:string-value="2018-07-20T09:51:19Z" calcext:value-type="string">
            <text:p>2018-07-20T09:51:19Z</text:p>
          </table:table-cell>
          <table:table-cell table:formula="of:=VLOOKUP([.$A627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24Z</text:p>
          </table:table-cell>
          <table:table-cell office:value-type="float" office:value="40.012685" calcext:value-type="float">
            <text:p>40.012685</text:p>
          </table:table-cell>
          <table:table-cell office:value-type="float" office:value="-79.58584" calcext:value-type="float">
            <text:p>-79.58584</text:p>
          </table:table-cell>
          <table:table-cell office:value-type="float" office:value="301.8" calcext:value-type="float">
            <text:p>301.8</text:p>
          </table:table-cell>
          <table:table-cell office:value-type="float" office:value="96" calcext:value-type="float">
            <text:p>96</text:p>
          </table:table-cell>
          <table:table-cell table:formula="of:=VLOOKUP([.$A628];[MAF_5K_Walk_Watch__Crunch.$A$2:.$E$688];1;1)" office:value-type="string" office:string-value="2018-07-20T09:51:24Z" calcext:value-type="string">
            <text:p>2018-07-20T09:51:24Z</text:p>
          </table:table-cell>
          <table:table-cell table:formula="of:=VLOOKUP([.$A628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26Z</text:p>
          </table:table-cell>
          <table:table-cell office:value-type="float" office:value="40.012669" calcext:value-type="float">
            <text:p>40.012669</text:p>
          </table:table-cell>
          <table:table-cell office:value-type="float" office:value="-79.585801" calcext:value-type="float">
            <text:p>-79.585801</text:p>
          </table:table-cell>
          <table:table-cell office:value-type="float" office:value="301.8" calcext:value-type="float">
            <text:p>301.8</text:p>
          </table:table-cell>
          <table:table-cell office:value-type="float" office:value="96" calcext:value-type="float">
            <text:p>96</text:p>
          </table:table-cell>
          <table:table-cell table:formula="of:=VLOOKUP([.$A629];[MAF_5K_Walk_Watch__Crunch.$A$2:.$E$688];1;1)" office:value-type="string" office:string-value="2018-07-20T09:51:24Z" calcext:value-type="string">
            <text:p>2018-07-20T09:51:24Z</text:p>
          </table:table-cell>
          <table:table-cell table:formula="of:=VLOOKUP([.$A629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28Z</text:p>
          </table:table-cell>
          <table:table-cell office:value-type="float" office:value="40.012652" calcext:value-type="float">
            <text:p>40.012652</text:p>
          </table:table-cell>
          <table:table-cell office:value-type="float" office:value="-79.585762" calcext:value-type="float">
            <text:p>-79.585762</text:p>
          </table:table-cell>
          <table:table-cell office:value-type="float" office:value="301.8" calcext:value-type="float">
            <text:p>301.8</text:p>
          </table:table-cell>
          <table:table-cell office:value-type="float" office:value="96" calcext:value-type="float">
            <text:p>96</text:p>
          </table:table-cell>
          <table:table-cell table:formula="of:=VLOOKUP([.$A630];[MAF_5K_Walk_Watch__Crunch.$A$2:.$E$688];1;1)" office:value-type="string" office:string-value="2018-07-20T09:51:24Z" calcext:value-type="string">
            <text:p>2018-07-20T09:51:24Z</text:p>
          </table:table-cell>
          <table:table-cell table:formula="of:=VLOOKUP([.$A630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32Z</text:p>
          </table:table-cell>
          <table:table-cell office:value-type="float" office:value="40.012643" calcext:value-type="float">
            <text:p>40.012643</text:p>
          </table:table-cell>
          <table:table-cell office:value-type="float" office:value="-79.585722" calcext:value-type="float">
            <text:p>-79.585722</text:p>
          </table:table-cell>
          <table:table-cell office:value-type="float" office:value="301.8" calcext:value-type="float">
            <text:p>301.8</text:p>
          </table:table-cell>
          <table:table-cell office:value-type="float" office:value="96" calcext:value-type="float">
            <text:p>96</text:p>
          </table:table-cell>
          <table:table-cell table:formula="of:=VLOOKUP([.$A631];[MAF_5K_Walk_Watch__Crunch.$A$2:.$E$688];1;1)" office:value-type="string" office:string-value="2018-07-20T09:51:30Z" calcext:value-type="string">
            <text:p>2018-07-20T09:51:30Z</text:p>
          </table:table-cell>
          <table:table-cell table:formula="of:=VLOOKUP([.$A631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36Z</text:p>
          </table:table-cell>
          <table:table-cell office:value-type="float" office:value="40.012615" calcext:value-type="float">
            <text:p>40.012615</text:p>
          </table:table-cell>
          <table:table-cell office:value-type="float" office:value="-79.585687" calcext:value-type="float">
            <text:p>-79.585687</text:p>
          </table:table-cell>
          <table:table-cell office:value-type="float" office:value="301.7" calcext:value-type="float">
            <text:p>301.7</text:p>
          </table:table-cell>
          <table:table-cell office:value-type="float" office:value="97" calcext:value-type="float">
            <text:p>97</text:p>
          </table:table-cell>
          <table:table-cell table:formula="of:=VLOOKUP([.$A632];[MAF_5K_Walk_Watch__Crunch.$A$2:.$E$688];1;1)" office:value-type="string" office:string-value="2018-07-20T09:51:35Z" calcext:value-type="string">
            <text:p>2018-07-20T09:51:35Z</text:p>
          </table:table-cell>
          <table:table-cell table:formula="of:=VLOOKUP([.$A632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38Z</text:p>
          </table:table-cell>
          <table:table-cell office:value-type="float" office:value="40.012594" calcext:value-type="float">
            <text:p>40.012594</text:p>
          </table:table-cell>
          <table:table-cell office:value-type="float" office:value="-79.585661" calcext:value-type="float">
            <text:p>-79.585661</text:p>
          </table:table-cell>
          <table:table-cell office:value-type="float" office:value="301.7" calcext:value-type="float">
            <text:p>301.7</text:p>
          </table:table-cell>
          <table:table-cell office:value-type="float" office:value="96" calcext:value-type="float">
            <text:p>96</text:p>
          </table:table-cell>
          <table:table-cell table:formula="of:=VLOOKUP([.$A633];[MAF_5K_Walk_Watch__Crunch.$A$2:.$E$688];1;1)" office:value-type="string" office:string-value="2018-07-20T09:51:35Z" calcext:value-type="string">
            <text:p>2018-07-20T09:51:35Z</text:p>
          </table:table-cell>
          <table:table-cell table:formula="of:=VLOOKUP([.$A633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41Z</text:p>
          </table:table-cell>
          <table:table-cell office:value-type="float" office:value="40.012566" calcext:value-type="float">
            <text:p>40.012566</text:p>
          </table:table-cell>
          <table:table-cell office:value-type="float" office:value="-79.585634" calcext:value-type="float">
            <text:p>-79.585634</text:p>
          </table:table-cell>
          <table:table-cell office:value-type="float" office:value="301.6" calcext:value-type="float">
            <text:p>301.6</text:p>
          </table:table-cell>
          <table:table-cell office:value-type="float" office:value="96" calcext:value-type="float">
            <text:p>96</text:p>
          </table:table-cell>
          <table:table-cell table:formula="of:=VLOOKUP([.$A634];[MAF_5K_Walk_Watch__Crunch.$A$2:.$E$688];1;1)" office:value-type="string" office:string-value="2018-07-20T09:51:40Z" calcext:value-type="string">
            <text:p>2018-07-20T09:51:40Z</text:p>
          </table:table-cell>
          <table:table-cell table:formula="of:=VLOOKUP([.$A634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43Z</text:p>
          </table:table-cell>
          <table:table-cell office:value-type="float" office:value="40.012544" calcext:value-type="float">
            <text:p>40.012544</text:p>
          </table:table-cell>
          <table:table-cell office:value-type="float" office:value="-79.585598" calcext:value-type="float">
            <text:p>-79.585598</text:p>
          </table:table-cell>
          <table:table-cell office:value-type="float" office:value="301.6" calcext:value-type="float">
            <text:p>301.6</text:p>
          </table:table-cell>
          <table:table-cell office:value-type="float" office:value="95" calcext:value-type="float">
            <text:p>95</text:p>
          </table:table-cell>
          <table:table-cell table:formula="of:=VLOOKUP([.$A635];[MAF_5K_Walk_Watch__Crunch.$A$2:.$E$688];1;1)" office:value-type="string" office:string-value="2018-07-20T09:51:40Z" calcext:value-type="string">
            <text:p>2018-07-20T09:51:40Z</text:p>
          </table:table-cell>
          <table:table-cell table:formula="of:=VLOOKUP([.$A635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45Z</text:p>
          </table:table-cell>
          <table:table-cell office:value-type="float" office:value="40.012528" calcext:value-type="float">
            <text:p>40.012528</text:p>
          </table:table-cell>
          <table:table-cell office:value-type="float" office:value="-79.585565" calcext:value-type="float">
            <text:p>-79.585565</text:p>
          </table:table-cell>
          <table:table-cell office:value-type="float" office:value="301.7" calcext:value-type="float">
            <text:p>301.7</text:p>
          </table:table-cell>
          <table:table-cell office:value-type="float" office:value="95" calcext:value-type="float">
            <text:p>95</text:p>
          </table:table-cell>
          <table:table-cell table:formula="of:=VLOOKUP([.$A636];[MAF_5K_Walk_Watch__Crunch.$A$2:.$E$688];1;1)" office:value-type="string" office:string-value="2018-07-20T09:51:45Z" calcext:value-type="string">
            <text:p>2018-07-20T09:51:45Z</text:p>
          </table:table-cell>
          <table:table-cell table:formula="of:=VLOOKUP([.$A636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47Z</text:p>
          </table:table-cell>
          <table:table-cell office:value-type="float" office:value="40.012506" calcext:value-type="float">
            <text:p>40.012506</text:p>
          </table:table-cell>
          <table:table-cell office:value-type="float" office:value="-79.585544" calcext:value-type="float">
            <text:p>-79.585544</text:p>
          </table:table-cell>
          <table:table-cell office:value-type="float" office:value="301.7" calcext:value-type="float">
            <text:p>301.7</text:p>
          </table:table-cell>
          <table:table-cell office:value-type="float" office:value="95" calcext:value-type="float">
            <text:p>95</text:p>
          </table:table-cell>
          <table:table-cell table:formula="of:=VLOOKUP([.$A637];[MAF_5K_Walk_Watch__Crunch.$A$2:.$E$688];1;1)" office:value-type="string" office:string-value="2018-07-20T09:51:45Z" calcext:value-type="string">
            <text:p>2018-07-20T09:51:45Z</text:p>
          </table:table-cell>
          <table:table-cell table:formula="of:=VLOOKUP([.$A637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49Z</text:p>
          </table:table-cell>
          <table:table-cell office:value-type="float" office:value="40.012477" calcext:value-type="float">
            <text:p>40.012477</text:p>
          </table:table-cell>
          <table:table-cell office:value-type="float" office:value="-79.585508" calcext:value-type="float">
            <text:p>-79.585508</text:p>
          </table:table-cell>
          <table:table-cell office:value-type="float" office:value="301.7" calcext:value-type="float">
            <text:p>301.7</text:p>
          </table:table-cell>
          <table:table-cell office:value-type="float" office:value="95" calcext:value-type="float">
            <text:p>95</text:p>
          </table:table-cell>
          <table:table-cell table:formula="of:=VLOOKUP([.$A638];[MAF_5K_Walk_Watch__Crunch.$A$2:.$E$688];1;1)" office:value-type="string" office:string-value="2018-07-20T09:51:45Z" calcext:value-type="string">
            <text:p>2018-07-20T09:51:45Z</text:p>
          </table:table-cell>
          <table:table-cell table:formula="of:=VLOOKUP([.$A638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51Z</text:p>
          </table:table-cell>
          <table:table-cell office:value-type="float" office:value="40.012457" calcext:value-type="float">
            <text:p>40.012457</text:p>
          </table:table-cell>
          <table:table-cell office:value-type="float" office:value="-79.585484" calcext:value-type="float">
            <text:p>-79.585484</text:p>
          </table:table-cell>
          <table:table-cell office:value-type="float" office:value="301.7" calcext:value-type="float">
            <text:p>301.7</text:p>
          </table:table-cell>
          <table:table-cell office:value-type="float" office:value="95" calcext:value-type="float">
            <text:p>95</text:p>
          </table:table-cell>
          <table:table-cell table:formula="of:=VLOOKUP([.$A639];[MAF_5K_Walk_Watch__Crunch.$A$2:.$E$688];1;1)" office:value-type="string" office:string-value="2018-07-20T09:51:50Z" calcext:value-type="string">
            <text:p>2018-07-20T09:51:50Z</text:p>
          </table:table-cell>
          <table:table-cell table:formula="of:=VLOOKUP([.$A639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53Z</text:p>
          </table:table-cell>
          <table:table-cell office:value-type="float" office:value="40.012426" calcext:value-type="float">
            <text:p>40.012426</text:p>
          </table:table-cell>
          <table:table-cell office:value-type="float" office:value="-79.585464" calcext:value-type="float">
            <text:p>-79.585464</text:p>
          </table:table-cell>
          <table:table-cell office:value-type="float" office:value="301.6" calcext:value-type="float">
            <text:p>301.6</text:p>
          </table:table-cell>
          <table:table-cell office:value-type="float" office:value="94" calcext:value-type="float">
            <text:p>94</text:p>
          </table:table-cell>
          <table:table-cell table:formula="of:=VLOOKUP([.$A640];[MAF_5K_Walk_Watch__Crunch.$A$2:.$E$688];1;1)" office:value-type="string" office:string-value="2018-07-20T09:51:50Z" calcext:value-type="string">
            <text:p>2018-07-20T09:51:50Z</text:p>
          </table:table-cell>
          <table:table-cell table:formula="of:=VLOOKUP([.$A640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55Z</text:p>
          </table:table-cell>
          <table:table-cell office:value-type="float" office:value="40.012398" calcext:value-type="float">
            <text:p>40.012398</text:p>
          </table:table-cell>
          <table:table-cell office:value-type="float" office:value="-79.58544" calcext:value-type="float">
            <text:p>-79.58544</text:p>
          </table:table-cell>
          <table:table-cell office:value-type="float" office:value="301.8" calcext:value-type="float">
            <text:p>301.8</text:p>
          </table:table-cell>
          <table:table-cell office:value-type="float" office:value="94" calcext:value-type="float">
            <text:p>94</text:p>
          </table:table-cell>
          <table:table-cell table:formula="of:=VLOOKUP([.$A641];[MAF_5K_Walk_Watch__Crunch.$A$2:.$E$688];1;1)" office:value-type="string" office:string-value="2018-07-20T09:51:55Z" calcext:value-type="string">
            <text:p>2018-07-20T09:51:55Z</text:p>
          </table:table-cell>
          <table:table-cell table:formula="of:=VLOOKUP([.$A641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1:58Z</text:p>
          </table:table-cell>
          <table:table-cell office:value-type="float" office:value="40.012382" calcext:value-type="float">
            <text:p>40.012382</text:p>
          </table:table-cell>
          <table:table-cell office:value-type="float" office:value="-79.58541" calcext:value-type="float">
            <text:p>-79.58541</text:p>
          </table:table-cell>
          <table:table-cell office:value-type="float" office:value="301.9" calcext:value-type="float">
            <text:p>301.9</text:p>
          </table:table-cell>
          <table:table-cell office:value-type="float" office:value="94" calcext:value-type="float">
            <text:p>94</text:p>
          </table:table-cell>
          <table:table-cell table:formula="of:=VLOOKUP([.$A642];[MAF_5K_Walk_Watch__Crunch.$A$2:.$E$688];1;1)" office:value-type="string" office:string-value="2018-07-20T09:51:55Z" calcext:value-type="string">
            <text:p>2018-07-20T09:51:55Z</text:p>
          </table:table-cell>
          <table:table-cell table:formula="of:=VLOOKUP([.$A642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01Z</text:p>
          </table:table-cell>
          <table:table-cell office:value-type="float" office:value="40.012368" calcext:value-type="float">
            <text:p>40.012368</text:p>
          </table:table-cell>
          <table:table-cell office:value-type="float" office:value="-79.585367" calcext:value-type="float">
            <text:p>-79.585367</text:p>
          </table:table-cell>
          <table:table-cell office:value-type="float" office:value="302.1" calcext:value-type="float">
            <text:p>302.1</text:p>
          </table:table-cell>
          <table:table-cell office:value-type="float" office:value="95" calcext:value-type="float">
            <text:p>95</text:p>
          </table:table-cell>
          <table:table-cell table:formula="of:=VLOOKUP([.$A643];[MAF_5K_Walk_Watch__Crunch.$A$2:.$E$688];1;1)" office:value-type="string" office:string-value="2018-07-20T09:51:55Z" calcext:value-type="string">
            <text:p>2018-07-20T09:51:55Z</text:p>
          </table:table-cell>
          <table:table-cell table:formula="of:=VLOOKUP([.$A643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03Z</text:p>
          </table:table-cell>
          <table:table-cell office:value-type="float" office:value="40.012347" calcext:value-type="float">
            <text:p>40.012347</text:p>
          </table:table-cell>
          <table:table-cell office:value-type="float" office:value="-79.585334" calcext:value-type="float">
            <text:p>-79.585334</text:p>
          </table:table-cell>
          <table:table-cell office:value-type="float" office:value="302.1" calcext:value-type="float">
            <text:p>302.1</text:p>
          </table:table-cell>
          <table:table-cell office:value-type="float" office:value="95" calcext:value-type="float">
            <text:p>95</text:p>
          </table:table-cell>
          <table:table-cell table:formula="of:=VLOOKUP([.$A644];[MAF_5K_Walk_Watch__Crunch.$A$2:.$E$688];1;1)" office:value-type="string" office:string-value="2018-07-20T09:51:55Z" calcext:value-type="string">
            <text:p>2018-07-20T09:51:55Z</text:p>
          </table:table-cell>
          <table:table-cell table:formula="of:=VLOOKUP([.$A644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05Z</text:p>
          </table:table-cell>
          <table:table-cell office:value-type="float" office:value="40.012331" calcext:value-type="float">
            <text:p>40.012331</text:p>
          </table:table-cell>
          <table:table-cell office:value-type="float" office:value="-79.585294" calcext:value-type="float">
            <text:p>-79.585294</text:p>
          </table:table-cell>
          <table:table-cell office:value-type="float" office:value="302.1" calcext:value-type="float">
            <text:p>302.1</text:p>
          </table:table-cell>
          <table:table-cell office:value-type="float" office:value="94" calcext:value-type="float">
            <text:p>94</text:p>
          </table:table-cell>
          <table:table-cell table:formula="of:=VLOOKUP([.$A645];[MAF_5K_Walk_Watch__Crunch.$A$2:.$E$688];1;1)" office:value-type="string" office:string-value="2018-07-20T09:52:05Z" calcext:value-type="string">
            <text:p>2018-07-20T09:52:05Z</text:p>
          </table:table-cell>
          <table:table-cell table:formula="of:=VLOOKUP([.$A645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08Z</text:p>
          </table:table-cell>
          <table:table-cell office:value-type="float" office:value="40.012292" calcext:value-type="float">
            <text:p>40.012292</text:p>
          </table:table-cell>
          <table:table-cell office:value-type="float" office:value="-79.58527" calcext:value-type="float">
            <text:p>-79.58527</text:p>
          </table:table-cell>
          <table:table-cell office:value-type="float" office:value="302.4" calcext:value-type="float">
            <text:p>302.4</text:p>
          </table:table-cell>
          <table:table-cell office:value-type="float" office:value="95" calcext:value-type="float">
            <text:p>95</text:p>
          </table:table-cell>
          <table:table-cell table:formula="of:=VLOOKUP([.$A646];[MAF_5K_Walk_Watch__Crunch.$A$2:.$E$688];1;1)" office:value-type="string" office:string-value="2018-07-20T09:52:06Z" calcext:value-type="string">
            <text:p>2018-07-20T09:52:06Z</text:p>
          </table:table-cell>
          <table:table-cell table:formula="of:=VLOOKUP([.$A646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10Z</text:p>
          </table:table-cell>
          <table:table-cell office:value-type="float" office:value="40.012262" calcext:value-type="float">
            <text:p>40.012262</text:p>
          </table:table-cell>
          <table:table-cell office:value-type="float" office:value="-79.58524" calcext:value-type="float">
            <text:p>-79.58524</text:p>
          </table:table-cell>
          <table:table-cell office:value-type="float" office:value="302.6" calcext:value-type="float">
            <text:p>302.6</text:p>
          </table:table-cell>
          <table:table-cell office:value-type="float" office:value="96" calcext:value-type="float">
            <text:p>96</text:p>
          </table:table-cell>
          <table:table-cell table:formula="of:=VLOOKUP([.$A647];[MAF_5K_Walk_Watch__Crunch.$A$2:.$E$688];1;1)" office:value-type="string" office:string-value="2018-07-20T09:52:06Z" calcext:value-type="string">
            <text:p>2018-07-20T09:52:06Z</text:p>
          </table:table-cell>
          <table:table-cell table:formula="of:=VLOOKUP([.$A647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12Z</text:p>
          </table:table-cell>
          <table:table-cell office:value-type="float" office:value="40.012244" calcext:value-type="float">
            <text:p>40.012244</text:p>
          </table:table-cell>
          <table:table-cell office:value-type="float" office:value="-79.585206" calcext:value-type="float">
            <text:p>-79.585206</text:p>
          </table:table-cell>
          <table:table-cell office:value-type="float" office:value="302.8" calcext:value-type="float">
            <text:p>302.8</text:p>
          </table:table-cell>
          <table:table-cell office:value-type="float" office:value="96" calcext:value-type="float">
            <text:p>96</text:p>
          </table:table-cell>
          <table:table-cell table:formula="of:=VLOOKUP([.$A648];[MAF_5K_Walk_Watch__Crunch.$A$2:.$E$688];1;1)" office:value-type="string" office:string-value="2018-07-20T09:52:11Z" calcext:value-type="string">
            <text:p>2018-07-20T09:52:11Z</text:p>
          </table:table-cell>
          <table:table-cell table:formula="of:=VLOOKUP([.$A648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17Z</text:p>
          </table:table-cell>
          <table:table-cell office:value-type="float" office:value="40.012248" calcext:value-type="float">
            <text:p>40.012248</text:p>
          </table:table-cell>
          <table:table-cell office:value-type="float" office:value="-79.585158" calcext:value-type="float">
            <text:p>-79.585158</text:p>
          </table:table-cell>
          <table:table-cell office:value-type="float" office:value="302.8" calcext:value-type="float">
            <text:p>302.8</text:p>
          </table:table-cell>
          <table:table-cell office:value-type="float" office:value="96" calcext:value-type="float">
            <text:p>96</text:p>
          </table:table-cell>
          <table:table-cell table:formula="of:=VLOOKUP([.$A649];[MAF_5K_Walk_Watch__Crunch.$A$2:.$E$688];1;1)" office:value-type="string" office:string-value="2018-07-20T09:52:11Z" calcext:value-type="string">
            <text:p>2018-07-20T09:52:11Z</text:p>
          </table:table-cell>
          <table:table-cell table:formula="of:=VLOOKUP([.$A649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20Z</text:p>
          </table:table-cell>
          <table:table-cell office:value-type="float" office:value="40.012226" calcext:value-type="float">
            <text:p>40.012226</text:p>
          </table:table-cell>
          <table:table-cell office:value-type="float" office:value="-79.585125" calcext:value-type="float">
            <text:p>-79.585125</text:p>
          </table:table-cell>
          <table:table-cell office:value-type="float" office:value="302.8" calcext:value-type="float">
            <text:p>302.8</text:p>
          </table:table-cell>
          <table:table-cell office:value-type="float" office:value="96" calcext:value-type="float">
            <text:p>96</text:p>
          </table:table-cell>
          <table:table-cell table:formula="of:=VLOOKUP([.$A650];[MAF_5K_Walk_Watch__Crunch.$A$2:.$E$688];1;1)" office:value-type="string" office:string-value="2018-07-20T09:52:19Z" calcext:value-type="string">
            <text:p>2018-07-20T09:52:19Z</text:p>
          </table:table-cell>
          <table:table-cell table:formula="of:=VLOOKUP([.$A650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22Z</text:p>
          </table:table-cell>
          <table:table-cell office:value-type="float" office:value="40.012199" calcext:value-type="float">
            <text:p>40.012199</text:p>
          </table:table-cell>
          <table:table-cell office:value-type="float" office:value="-79.585099" calcext:value-type="float">
            <text:p>-79.585099</text:p>
          </table:table-cell>
          <table:table-cell office:value-type="float" office:value="303.1" calcext:value-type="float">
            <text:p>303.1</text:p>
          </table:table-cell>
          <table:table-cell office:value-type="float" office:value="96" calcext:value-type="float">
            <text:p>96</text:p>
          </table:table-cell>
          <table:table-cell table:formula="of:=VLOOKUP([.$A651];[MAF_5K_Walk_Watch__Crunch.$A$2:.$E$688];1;1)" office:value-type="string" office:string-value="2018-07-20T09:52:19Z" calcext:value-type="string">
            <text:p>2018-07-20T09:52:19Z</text:p>
          </table:table-cell>
          <table:table-cell table:formula="of:=VLOOKUP([.$A651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24Z</text:p>
          </table:table-cell>
          <table:table-cell office:value-type="float" office:value="40.012161" calcext:value-type="float">
            <text:p>40.012161</text:p>
          </table:table-cell>
          <table:table-cell office:value-type="float" office:value="-79.585064" calcext:value-type="float">
            <text:p>-79.585064</text:p>
          </table:table-cell>
          <table:table-cell office:value-type="float" office:value="303.4" calcext:value-type="float">
            <text:p>303.4</text:p>
          </table:table-cell>
          <table:table-cell office:value-type="float" office:value="97" calcext:value-type="float">
            <text:p>97</text:p>
          </table:table-cell>
          <table:table-cell table:formula="of:=VLOOKUP([.$A652];[MAF_5K_Walk_Watch__Crunch.$A$2:.$E$688];1;1)" office:value-type="string" office:string-value="2018-07-20T09:52:24Z" calcext:value-type="string">
            <text:p>2018-07-20T09:52:24Z</text:p>
          </table:table-cell>
          <table:table-cell table:formula="of:=VLOOKUP([.$A652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26Z</text:p>
          </table:table-cell>
          <table:table-cell office:value-type="float" office:value="40.012128" calcext:value-type="float">
            <text:p>40.012128</text:p>
          </table:table-cell>
          <table:table-cell office:value-type="float" office:value="-79.585038" calcext:value-type="float">
            <text:p>-79.585038</text:p>
          </table:table-cell>
          <table:table-cell office:value-type="float" office:value="303.6" calcext:value-type="float">
            <text:p>303.6</text:p>
          </table:table-cell>
          <table:table-cell office:value-type="float" office:value="98" calcext:value-type="float">
            <text:p>98</text:p>
          </table:table-cell>
          <table:table-cell table:formula="of:=VLOOKUP([.$A653];[MAF_5K_Walk_Watch__Crunch.$A$2:.$E$688];1;1)" office:value-type="string" office:string-value="2018-07-20T09:52:24Z" calcext:value-type="string">
            <text:p>2018-07-20T09:52:24Z</text:p>
          </table:table-cell>
          <table:table-cell table:formula="of:=VLOOKUP([.$A653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28Z</text:p>
          </table:table-cell>
          <table:table-cell office:value-type="float" office:value="40.012103" calcext:value-type="float">
            <text:p>40.012103</text:p>
          </table:table-cell>
          <table:table-cell office:value-type="float" office:value="-79.585002" calcext:value-type="float">
            <text:p>-79.585002</text:p>
          </table:table-cell>
          <table:table-cell office:value-type="float" office:value="303.7" calcext:value-type="float">
            <text:p>303.7</text:p>
          </table:table-cell>
          <table:table-cell office:value-type="float" office:value="98" calcext:value-type="float">
            <text:p>98</text:p>
          </table:table-cell>
          <table:table-cell table:formula="of:=VLOOKUP([.$A654];[MAF_5K_Walk_Watch__Crunch.$A$2:.$E$688];1;1)" office:value-type="string" office:string-value="2018-07-20T09:52:24Z" calcext:value-type="string">
            <text:p>2018-07-20T09:52:24Z</text:p>
          </table:table-cell>
          <table:table-cell table:formula="of:=VLOOKUP([.$A654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30Z</text:p>
          </table:table-cell>
          <table:table-cell office:value-type="float" office:value="40.012087" calcext:value-type="float">
            <text:p>40.012087</text:p>
          </table:table-cell>
          <table:table-cell office:value-type="float" office:value="-79.584963" calcext:value-type="float">
            <text:p>-79.584963</text:p>
          </table:table-cell>
          <table:table-cell office:value-type="float" office:value="303.8" calcext:value-type="float">
            <text:p>303.8</text:p>
          </table:table-cell>
          <table:table-cell office:value-type="float" office:value="98" calcext:value-type="float">
            <text:p>98</text:p>
          </table:table-cell>
          <table:table-cell table:formula="of:=VLOOKUP([.$A655];[MAF_5K_Walk_Watch__Crunch.$A$2:.$E$688];1;1)" office:value-type="string" office:string-value="2018-07-20T09:52:29Z" calcext:value-type="string">
            <text:p>2018-07-20T09:52:29Z</text:p>
          </table:table-cell>
          <table:table-cell table:formula="of:=VLOOKUP([.$A655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33Z</text:p>
          </table:table-cell>
          <table:table-cell office:value-type="float" office:value="40.012063" calcext:value-type="float">
            <text:p>40.012063</text:p>
          </table:table-cell>
          <table:table-cell office:value-type="float" office:value="-79.584914" calcext:value-type="float">
            <text:p>-79.584914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  <table:table-cell table:formula="of:=VLOOKUP([.$A656];[MAF_5K_Walk_Watch__Crunch.$A$2:.$E$688];1;1)" office:value-type="string" office:string-value="2018-07-20T09:52:29Z" calcext:value-type="string">
            <text:p>2018-07-20T09:52:29Z</text:p>
          </table:table-cell>
          <table:table-cell table:formula="of:=VLOOKUP([.$A656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35Z</text:p>
          </table:table-cell>
          <table:table-cell office:value-type="float" office:value="40.012037" calcext:value-type="float">
            <text:p>40.012037</text:p>
          </table:table-cell>
          <table:table-cell office:value-type="float" office:value="-79.584877" calcext:value-type="float">
            <text:p>-79.584877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  <table:table-cell table:formula="of:=VLOOKUP([.$A657];[MAF_5K_Walk_Watch__Crunch.$A$2:.$E$688];1;1)" office:value-type="string" office:string-value="2018-07-20T09:52:34Z" calcext:value-type="string">
            <text:p>2018-07-20T09:52:34Z</text:p>
          </table:table-cell>
          <table:table-cell table:formula="of:=VLOOKUP([.$A657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2:37Z</text:p>
          </table:table-cell>
          <table:table-cell office:value-type="float" office:value="40.012012" calcext:value-type="float">
            <text:p>40.012012</text:p>
          </table:table-cell>
          <table:table-cell office:value-type="float" office:value="-79.584844" calcext:value-type="float">
            <text:p>-79.584844</text:p>
          </table:table-cell>
          <table:table-cell office:value-type="float" office:value="304.3" calcext:value-type="float">
            <text:p>304.3</text:p>
          </table:table-cell>
          <table:table-cell office:value-type="float" office:value="99" calcext:value-type="float">
            <text:p>99</text:p>
          </table:table-cell>
          <table:table-cell table:formula="of:=VLOOKUP([.$A658];[MAF_5K_Walk_Watch__Crunch.$A$2:.$E$688];1;1)" office:value-type="string" office:string-value="2018-07-20T09:52:37Z" calcext:value-type="string">
            <text:p>2018-07-20T09:52:37Z</text:p>
          </table:table-cell>
          <table:table-cell table:formula="of:=VLOOKUP([.$A658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40Z</text:p>
          </table:table-cell>
          <table:table-cell office:value-type="float" office:value="40.011983" calcext:value-type="float">
            <text:p>40.011983</text:p>
          </table:table-cell>
          <table:table-cell office:value-type="float" office:value="-79.584809" calcext:value-type="float">
            <text:p>-79.584809</text:p>
          </table:table-cell>
          <table:table-cell office:value-type="float" office:value="304.6" calcext:value-type="float">
            <text:p>304.6</text:p>
          </table:table-cell>
          <table:table-cell office:value-type="float" office:value="101" calcext:value-type="float">
            <text:p>101</text:p>
          </table:table-cell>
          <table:table-cell table:formula="of:=VLOOKUP([.$A659];[MAF_5K_Walk_Watch__Crunch.$A$2:.$E$688];1;1)" office:value-type="string" office:string-value="2018-07-20T09:52:37Z" calcext:value-type="string">
            <text:p>2018-07-20T09:52:37Z</text:p>
          </table:table-cell>
          <table:table-cell table:formula="of:=VLOOKUP([.$A659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42Z</text:p>
          </table:table-cell>
          <table:table-cell office:value-type="float" office:value="40.01196" calcext:value-type="float">
            <text:p>40.01196</text:p>
          </table:table-cell>
          <table:table-cell office:value-type="float" office:value="-79.584783" calcext:value-type="float">
            <text:p>-79.584783</text:p>
          </table:table-cell>
          <table:table-cell office:value-type="float" office:value="304.8" calcext:value-type="float">
            <text:p>304.8</text:p>
          </table:table-cell>
          <table:table-cell office:value-type="float" office:value="102" calcext:value-type="float">
            <text:p>102</text:p>
          </table:table-cell>
          <table:table-cell table:formula="of:=VLOOKUP([.$A660];[MAF_5K_Walk_Watch__Crunch.$A$2:.$E$688];1;1)" office:value-type="string" office:string-value="2018-07-20T09:52:41Z" calcext:value-type="string">
            <text:p>2018-07-20T09:52:41Z</text:p>
          </table:table-cell>
          <table:table-cell table:formula="of:=VLOOKUP([.$A660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44Z</text:p>
          </table:table-cell>
          <table:table-cell office:value-type="float" office:value="40.011938" calcext:value-type="float">
            <text:p>40.011938</text:p>
          </table:table-cell>
          <table:table-cell office:value-type="float" office:value="-79.584757" calcext:value-type="float">
            <text:p>-79.584757</text:p>
          </table:table-cell>
          <table:table-cell office:value-type="float" office:value="304.9" calcext:value-type="float">
            <text:p>304.9</text:p>
          </table:table-cell>
          <table:table-cell office:value-type="float" office:value="102" calcext:value-type="float">
            <text:p>102</text:p>
          </table:table-cell>
          <table:table-cell table:formula="of:=VLOOKUP([.$A661];[MAF_5K_Walk_Watch__Crunch.$A$2:.$E$688];1;1)" office:value-type="string" office:string-value="2018-07-20T09:52:41Z" calcext:value-type="string">
            <text:p>2018-07-20T09:52:41Z</text:p>
          </table:table-cell>
          <table:table-cell table:formula="of:=VLOOKUP([.$A661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47Z</text:p>
          </table:table-cell>
          <table:table-cell office:value-type="float" office:value="40.01192" calcext:value-type="float">
            <text:p>40.01192</text:p>
          </table:table-cell>
          <table:table-cell office:value-type="float" office:value="-79.584729" calcext:value-type="float">
            <text:p>-79.584729</text:p>
          </table:table-cell>
          <table:table-cell office:value-type="float" office:value="305.2" calcext:value-type="float">
            <text:p>305.2</text:p>
          </table:table-cell>
          <table:table-cell office:value-type="float" office:value="103" calcext:value-type="float">
            <text:p>103</text:p>
          </table:table-cell>
          <table:table-cell table:formula="of:=VLOOKUP([.$A662];[MAF_5K_Walk_Watch__Crunch.$A$2:.$E$688];1;1)" office:value-type="string" office:string-value="2018-07-20T09:52:41Z" calcext:value-type="string">
            <text:p>2018-07-20T09:52:41Z</text:p>
          </table:table-cell>
          <table:table-cell table:formula="of:=VLOOKUP([.$A662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50Z</text:p>
          </table:table-cell>
          <table:table-cell office:value-type="float" office:value="40.011889" calcext:value-type="float">
            <text:p>40.011889</text:p>
          </table:table-cell>
          <table:table-cell office:value-type="float" office:value="-79.584695" calcext:value-type="float">
            <text:p>-79.584695</text:p>
          </table:table-cell>
          <table:table-cell office:value-type="float" office:value="305.5" calcext:value-type="float">
            <text:p>305.5</text:p>
          </table:table-cell>
          <table:table-cell office:value-type="float" office:value="102" calcext:value-type="float">
            <text:p>102</text:p>
          </table:table-cell>
          <table:table-cell table:formula="of:=VLOOKUP([.$A663];[MAF_5K_Walk_Watch__Crunch.$A$2:.$E$688];1;1)" office:value-type="string" office:string-value="2018-07-20T09:52:50Z" calcext:value-type="string">
            <text:p>2018-07-20T09:52:50Z</text:p>
          </table:table-cell>
          <table:table-cell table:formula="of:=VLOOKUP([.$A663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52Z</text:p>
          </table:table-cell>
          <table:table-cell office:value-type="float" office:value="40.011861" calcext:value-type="float">
            <text:p>40.011861</text:p>
          </table:table-cell>
          <table:table-cell office:value-type="float" office:value="-79.584674" calcext:value-type="float">
            <text:p>-79.584674</text:p>
          </table:table-cell>
          <table:table-cell office:value-type="float" office:value="305.7" calcext:value-type="float">
            <text:p>305.7</text:p>
          </table:table-cell>
          <table:table-cell office:value-type="float" office:value="102" calcext:value-type="float">
            <text:p>102</text:p>
          </table:table-cell>
          <table:table-cell table:formula="of:=VLOOKUP([.$A664];[MAF_5K_Walk_Watch__Crunch.$A$2:.$E$688];1;1)" office:value-type="string" office:string-value="2018-07-20T09:52:50Z" calcext:value-type="string">
            <text:p>2018-07-20T09:52:50Z</text:p>
          </table:table-cell>
          <table:table-cell table:formula="of:=VLOOKUP([.$A664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54Z</text:p>
          </table:table-cell>
          <table:table-cell office:value-type="float" office:value="40.011835" calcext:value-type="float">
            <text:p>40.011835</text:p>
          </table:table-cell>
          <table:table-cell office:value-type="float" office:value="-79.584654" calcext:value-type="float">
            <text:p>-79.584654</text:p>
          </table:table-cell>
          <table:table-cell office:value-type="float" office:value="306" calcext:value-type="float">
            <text:p>306</text:p>
          </table:table-cell>
          <table:table-cell office:value-type="float" office:value="102" calcext:value-type="float">
            <text:p>102</text:p>
          </table:table-cell>
          <table:table-cell table:formula="of:=VLOOKUP([.$A665];[MAF_5K_Walk_Watch__Crunch.$A$2:.$E$688];1;1)" office:value-type="string" office:string-value="2018-07-20T09:52:50Z" calcext:value-type="string">
            <text:p>2018-07-20T09:52:50Z</text:p>
          </table:table-cell>
          <table:table-cell table:formula="of:=VLOOKUP([.$A665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2:59Z</text:p>
          </table:table-cell>
          <table:table-cell office:value-type="float" office:value="40.011805" calcext:value-type="float">
            <text:p>40.011805</text:p>
          </table:table-cell>
          <table:table-cell office:value-type="float" office:value="-79.58464" calcext:value-type="float">
            <text:p>-79.58464</text:p>
          </table:table-cell>
          <table:table-cell office:value-type="float" office:value="306.2" calcext:value-type="float">
            <text:p>306.2</text:p>
          </table:table-cell>
          <table:table-cell office:value-type="float" office:value="102" calcext:value-type="float">
            <text:p>102</text:p>
          </table:table-cell>
          <table:table-cell table:formula="of:=VLOOKUP([.$A666];[MAF_5K_Walk_Watch__Crunch.$A$2:.$E$688];1;1)" office:value-type="string" office:string-value="2018-07-20T09:52:55Z" calcext:value-type="string">
            <text:p>2018-07-20T09:52:55Z</text:p>
          </table:table-cell>
          <table:table-cell table:formula="of:=VLOOKUP([.$A666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02Z</text:p>
          </table:table-cell>
          <table:table-cell office:value-type="float" office:value="40.011771" calcext:value-type="float">
            <text:p>40.011771</text:p>
          </table:table-cell>
          <table:table-cell office:value-type="float" office:value="-79.584625" calcext:value-type="float">
            <text:p>-79.584625</text:p>
          </table:table-cell>
          <table:table-cell office:value-type="float" office:value="306.5" calcext:value-type="float">
            <text:p>306.5</text:p>
          </table:table-cell>
          <table:table-cell office:value-type="float" office:value="101" calcext:value-type="float">
            <text:p>101</text:p>
          </table:table-cell>
          <table:table-cell table:formula="of:=VLOOKUP([.$A667];[MAF_5K_Walk_Watch__Crunch.$A$2:.$E$688];1;1)" office:value-type="string" office:string-value="2018-07-20T09:53:00Z" calcext:value-type="string">
            <text:p>2018-07-20T09:53:00Z</text:p>
          </table:table-cell>
          <table:table-cell table:formula="of:=VLOOKUP([.$A667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04Z</text:p>
          </table:table-cell>
          <table:table-cell office:value-type="float" office:value="40.011748" calcext:value-type="float">
            <text:p>40.011748</text:p>
          </table:table-cell>
          <table:table-cell office:value-type="float" office:value="-79.5846" calcext:value-type="float">
            <text:p>-79.5846</text:p>
          </table:table-cell>
          <table:table-cell office:value-type="float" office:value="306.7" calcext:value-type="float">
            <text:p>306.7</text:p>
          </table:table-cell>
          <table:table-cell office:value-type="float" office:value="101" calcext:value-type="float">
            <text:p>101</text:p>
          </table:table-cell>
          <table:table-cell table:formula="of:=VLOOKUP([.$A668];[MAF_5K_Walk_Watch__Crunch.$A$2:.$E$688];1;1)" office:value-type="string" office:string-value="2018-07-20T09:53:00Z" calcext:value-type="string">
            <text:p>2018-07-20T09:53:00Z</text:p>
          </table:table-cell>
          <table:table-cell table:formula="of:=VLOOKUP([.$A668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06Z</text:p>
          </table:table-cell>
          <table:table-cell office:value-type="float" office:value="40.011727" calcext:value-type="float">
            <text:p>40.011727</text:p>
          </table:table-cell>
          <table:table-cell office:value-type="float" office:value="-79.584572" calcext:value-type="float">
            <text:p>-79.584572</text:p>
          </table:table-cell>
          <table:table-cell office:value-type="float" office:value="306.9" calcext:value-type="float">
            <text:p>306.9</text:p>
          </table:table-cell>
          <table:table-cell office:value-type="float" office:value="101" calcext:value-type="float">
            <text:p>101</text:p>
          </table:table-cell>
          <table:table-cell table:formula="of:=VLOOKUP([.$A669];[MAF_5K_Walk_Watch__Crunch.$A$2:.$E$688];1;1)" office:value-type="string" office:string-value="2018-07-20T09:53:05Z" calcext:value-type="string">
            <text:p>2018-07-20T09:53:05Z</text:p>
          </table:table-cell>
          <table:table-cell table:formula="of:=VLOOKUP([.$A669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09Z</text:p>
          </table:table-cell>
          <table:table-cell office:value-type="float" office:value="40.011707" calcext:value-type="float">
            <text:p>40.011707</text:p>
          </table:table-cell>
          <table:table-cell office:value-type="float" office:value="-79.584541" calcext:value-type="float">
            <text:p>-79.584541</text:p>
          </table:table-cell>
          <table:table-cell office:value-type="float" office:value="307.2" calcext:value-type="float">
            <text:p>307.2</text:p>
          </table:table-cell>
          <table:table-cell office:value-type="float" office:value="100" calcext:value-type="float">
            <text:p>100</text:p>
          </table:table-cell>
          <table:table-cell table:formula="of:=VLOOKUP([.$A670];[MAF_5K_Walk_Watch__Crunch.$A$2:.$E$688];1;1)" office:value-type="string" office:string-value="2018-07-20T09:53:05Z" calcext:value-type="string">
            <text:p>2018-07-20T09:53:05Z</text:p>
          </table:table-cell>
          <table:table-cell table:formula="of:=VLOOKUP([.$A670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12Z</text:p>
          </table:table-cell>
          <table:table-cell office:value-type="float" office:value="40.011671" calcext:value-type="float">
            <text:p>40.011671</text:p>
          </table:table-cell>
          <table:table-cell office:value-type="float" office:value="-79.584515" calcext:value-type="float">
            <text:p>-79.584515</text:p>
          </table:table-cell>
          <table:table-cell office:value-type="float" office:value="307.5" calcext:value-type="float">
            <text:p>307.5</text:p>
          </table:table-cell>
          <table:table-cell office:value-type="float" office:value="100" calcext:value-type="float">
            <text:p>100</text:p>
          </table:table-cell>
          <table:table-cell table:formula="of:=VLOOKUP([.$A671];[MAF_5K_Walk_Watch__Crunch.$A$2:.$E$688];1;1)" office:value-type="string" office:string-value="2018-07-20T09:53:10Z" calcext:value-type="string">
            <text:p>2018-07-20T09:53:10Z</text:p>
          </table:table-cell>
          <table:table-cell table:formula="of:=VLOOKUP([.$A671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14Z</text:p>
          </table:table-cell>
          <table:table-cell office:value-type="float" office:value="40.011643" calcext:value-type="float">
            <text:p>40.011643</text:p>
          </table:table-cell>
          <table:table-cell office:value-type="float" office:value="-79.584483" calcext:value-type="float">
            <text:p>-79.584483</text:p>
          </table:table-cell>
          <table:table-cell office:value-type="float" office:value="307.7" calcext:value-type="float">
            <text:p>307.7</text:p>
          </table:table-cell>
          <table:table-cell office:value-type="float" office:value="100" calcext:value-type="float">
            <text:p>100</text:p>
          </table:table-cell>
          <table:table-cell table:formula="of:=VLOOKUP([.$A672];[MAF_5K_Walk_Watch__Crunch.$A$2:.$E$688];1;1)" office:value-type="string" office:string-value="2018-07-20T09:53:10Z" calcext:value-type="string">
            <text:p>2018-07-20T09:53:10Z</text:p>
          </table:table-cell>
          <table:table-cell table:formula="of:=VLOOKUP([.$A672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16Z</text:p>
          </table:table-cell>
          <table:table-cell office:value-type="float" office:value="40.011623" calcext:value-type="float">
            <text:p>40.011623</text:p>
          </table:table-cell>
          <table:table-cell office:value-type="float" office:value="-79.584457" calcext:value-type="float">
            <text:p>-79.584457</text:p>
          </table:table-cell>
          <table:table-cell office:value-type="float" office:value="308" calcext:value-type="float">
            <text:p>308</text:p>
          </table:table-cell>
          <table:table-cell office:value-type="float" office:value="99" calcext:value-type="float">
            <text:p>99</text:p>
          </table:table-cell>
          <table:table-cell table:formula="of:=VLOOKUP([.$A673];[MAF_5K_Walk_Watch__Crunch.$A$2:.$E$688];1;1)" office:value-type="string" office:string-value="2018-07-20T09:53:15Z" calcext:value-type="string">
            <text:p>2018-07-20T09:53:15Z</text:p>
          </table:table-cell>
          <table:table-cell table:formula="of:=VLOOKUP([.$A673];[MAF_5K_Walk_Watch__Crunch.$A$2:.$E$688];5;1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8-07-20T09:53:20Z</text:p>
          </table:table-cell>
          <table:table-cell office:value-type="float" office:value="40.011591" calcext:value-type="float">
            <text:p>40.011591</text:p>
          </table:table-cell>
          <table:table-cell office:value-type="float" office:value="-79.584441" calcext:value-type="float">
            <text:p>-79.584441</text:p>
          </table:table-cell>
          <table:table-cell office:value-type="float" office:value="308.1" calcext:value-type="float">
            <text:p>308.1</text:p>
          </table:table-cell>
          <table:table-cell office:value-type="float" office:value="101" calcext:value-type="float">
            <text:p>101</text:p>
          </table:table-cell>
          <table:table-cell table:formula="of:=VLOOKUP([.$A674];[MAF_5K_Walk_Watch__Crunch.$A$2:.$E$688];1;1)" office:value-type="string" office:string-value="2018-07-20T09:53:18Z" calcext:value-type="string">
            <text:p>2018-07-20T09:53:18Z</text:p>
          </table:table-cell>
          <table:table-cell table:formula="of:=VLOOKUP([.$A674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22Z</text:p>
          </table:table-cell>
          <table:table-cell office:value-type="float" office:value="40.011567" calcext:value-type="float">
            <text:p>40.011567</text:p>
          </table:table-cell>
          <table:table-cell office:value-type="float" office:value="-79.584424" calcext:value-type="float">
            <text:p>-79.584424</text:p>
          </table:table-cell>
          <table:table-cell office:value-type="float" office:value="308.2" calcext:value-type="float">
            <text:p>308.2</text:p>
          </table:table-cell>
          <table:table-cell office:value-type="float" office:value="102" calcext:value-type="float">
            <text:p>102</text:p>
          </table:table-cell>
          <table:table-cell table:formula="of:=VLOOKUP([.$A675];[MAF_5K_Walk_Watch__Crunch.$A$2:.$E$688];1;1)" office:value-type="string" office:string-value="2018-07-20T09:53:18Z" calcext:value-type="string">
            <text:p>2018-07-20T09:53:18Z</text:p>
          </table:table-cell>
          <table:table-cell table:formula="of:=VLOOKUP([.$A675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25Z</text:p>
          </table:table-cell>
          <table:table-cell office:value-type="float" office:value="40.011541" calcext:value-type="float">
            <text:p>40.011541</text:p>
          </table:table-cell>
          <table:table-cell office:value-type="float" office:value="-79.584378" calcext:value-type="float">
            <text:p>-79.584378</text:p>
          </table:table-cell>
          <table:table-cell office:value-type="float" office:value="308.3" calcext:value-type="float">
            <text:p>308.3</text:p>
          </table:table-cell>
          <table:table-cell office:value-type="float" office:value="103" calcext:value-type="float">
            <text:p>103</text:p>
          </table:table-cell>
          <table:table-cell table:formula="of:=VLOOKUP([.$A676];[MAF_5K_Walk_Watch__Crunch.$A$2:.$E$688];1;1)" office:value-type="string" office:string-value="2018-07-20T09:53:25Z" calcext:value-type="string">
            <text:p>2018-07-20T09:53:25Z</text:p>
          </table:table-cell>
          <table:table-cell table:formula="of:=VLOOKUP([.$A676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27Z</text:p>
          </table:table-cell>
          <table:table-cell office:value-type="float" office:value="40.011515" calcext:value-type="float">
            <text:p>40.011515</text:p>
          </table:table-cell>
          <table:table-cell office:value-type="float" office:value="-79.584347" calcext:value-type="float">
            <text:p>-79.584347</text:p>
          </table:table-cell>
          <table:table-cell office:value-type="float" office:value="308.4" calcext:value-type="float">
            <text:p>308.4</text:p>
          </table:table-cell>
          <table:table-cell office:value-type="float" office:value="104" calcext:value-type="float">
            <text:p>104</text:p>
          </table:table-cell>
          <table:table-cell table:formula="of:=VLOOKUP([.$A677];[MAF_5K_Walk_Watch__Crunch.$A$2:.$E$688];1;1)" office:value-type="string" office:string-value="2018-07-20T09:53:25Z" calcext:value-type="string">
            <text:p>2018-07-20T09:53:25Z</text:p>
          </table:table-cell>
          <table:table-cell table:formula="of:=VLOOKUP([.$A677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31Z</text:p>
          </table:table-cell>
          <table:table-cell office:value-type="float" office:value="40.011491" calcext:value-type="float">
            <text:p>40.011491</text:p>
          </table:table-cell>
          <table:table-cell office:value-type="float" office:value="-79.584316" calcext:value-type="float">
            <text:p>-79.584316</text:p>
          </table:table-cell>
          <table:table-cell office:value-type="float" office:value="308.5" calcext:value-type="float">
            <text:p>308.5</text:p>
          </table:table-cell>
          <table:table-cell office:value-type="float" office:value="104" calcext:value-type="float">
            <text:p>104</text:p>
          </table:table-cell>
          <table:table-cell table:formula="of:=VLOOKUP([.$A678];[MAF_5K_Walk_Watch__Crunch.$A$2:.$E$688];1;1)" office:value-type="string" office:string-value="2018-07-20T09:53:30Z" calcext:value-type="string">
            <text:p>2018-07-20T09:53:30Z</text:p>
          </table:table-cell>
          <table:table-cell table:formula="of:=VLOOKUP([.$A678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35Z</text:p>
          </table:table-cell>
          <table:table-cell office:value-type="float" office:value="40.01146" calcext:value-type="float">
            <text:p>40.01146</text:p>
          </table:table-cell>
          <table:table-cell office:value-type="float" office:value="-79.584294" calcext:value-type="float">
            <text:p>-79.584294</text:p>
          </table:table-cell>
          <table:table-cell office:value-type="float" office:value="308.6" calcext:value-type="float">
            <text:p>308.6</text:p>
          </table:table-cell>
          <table:table-cell office:value-type="float" office:value="104" calcext:value-type="float">
            <text:p>104</text:p>
          </table:table-cell>
          <table:table-cell table:formula="of:=VLOOKUP([.$A679];[MAF_5K_Walk_Watch__Crunch.$A$2:.$E$688];1;1)" office:value-type="string" office:string-value="2018-07-20T09:53:30Z" calcext:value-type="string">
            <text:p>2018-07-20T09:53:30Z</text:p>
          </table:table-cell>
          <table:table-cell table:formula="of:=VLOOKUP([.$A679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37Z</text:p>
          </table:table-cell>
          <table:table-cell office:value-type="float" office:value="40.011429" calcext:value-type="float">
            <text:p>40.011429</text:p>
          </table:table-cell>
          <table:table-cell office:value-type="float" office:value="-79.584272" calcext:value-type="float">
            <text:p>-79.584272</text:p>
          </table:table-cell>
          <table:table-cell office:value-type="float" office:value="308.7" calcext:value-type="float">
            <text:p>308.7</text:p>
          </table:table-cell>
          <table:table-cell office:value-type="float" office:value="104" calcext:value-type="float">
            <text:p>104</text:p>
          </table:table-cell>
          <table:table-cell table:formula="of:=VLOOKUP([.$A680];[MAF_5K_Walk_Watch__Crunch.$A$2:.$E$688];1;1)" office:value-type="string" office:string-value="2018-07-20T09:53:30Z" calcext:value-type="string">
            <text:p>2018-07-20T09:53:30Z</text:p>
          </table:table-cell>
          <table:table-cell table:formula="of:=VLOOKUP([.$A680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39Z</text:p>
          </table:table-cell>
          <table:table-cell office:value-type="float" office:value="40.011402" calcext:value-type="float">
            <text:p>40.011402</text:p>
          </table:table-cell>
          <table:table-cell office:value-type="float" office:value="-79.584232" calcext:value-type="float">
            <text:p>-79.584232</text:p>
          </table:table-cell>
          <table:table-cell office:value-type="float" office:value="308.7" calcext:value-type="float">
            <text:p>308.7</text:p>
          </table:table-cell>
          <table:table-cell office:value-type="float" office:value="104" calcext:value-type="float">
            <text:p>104</text:p>
          </table:table-cell>
          <table:table-cell table:formula="of:=VLOOKUP([.$A681];[MAF_5K_Walk_Watch__Crunch.$A$2:.$E$688];1;1)" office:value-type="string" office:string-value="2018-07-20T09:53:30Z" calcext:value-type="string">
            <text:p>2018-07-20T09:53:30Z</text:p>
          </table:table-cell>
          <table:table-cell table:formula="of:=VLOOKUP([.$A681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41Z</text:p>
          </table:table-cell>
          <table:table-cell office:value-type="float" office:value="40.011376" calcext:value-type="float">
            <text:p>40.011376</text:p>
          </table:table-cell>
          <table:table-cell office:value-type="float" office:value="-79.584195" calcext:value-type="float">
            <text:p>-79.584195</text:p>
          </table:table-cell>
          <table:table-cell office:value-type="float" office:value="308.8" calcext:value-type="float">
            <text:p>308.8</text:p>
          </table:table-cell>
          <table:table-cell office:value-type="float" office:value="104" calcext:value-type="float">
            <text:p>104</text:p>
          </table:table-cell>
          <table:table-cell table:formula="of:=VLOOKUP([.$A682];[MAF_5K_Walk_Watch__Crunch.$A$2:.$E$688];1;1)" office:value-type="string" office:string-value="2018-07-20T09:53:30Z" calcext:value-type="string">
            <text:p>2018-07-20T09:53:30Z</text:p>
          </table:table-cell>
          <table:table-cell table:formula="of:=VLOOKUP([.$A682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44Z</text:p>
          </table:table-cell>
          <table:table-cell office:value-type="float" office:value="40.011356" calcext:value-type="float">
            <text:p>40.011356</text:p>
          </table:table-cell>
          <table:table-cell office:value-type="float" office:value="-79.584155" calcext:value-type="float">
            <text:p>-79.584155</text:p>
          </table:table-cell>
          <table:table-cell office:value-type="float" office:value="308.9" calcext:value-type="float">
            <text:p>308.9</text:p>
          </table:table-cell>
          <table:table-cell office:value-type="float" office:value="104" calcext:value-type="float">
            <text:p>104</text:p>
          </table:table-cell>
          <table:table-cell table:formula="of:=VLOOKUP([.$A683];[MAF_5K_Walk_Watch__Crunch.$A$2:.$E$688];1;1)" office:value-type="string" office:string-value="2018-07-20T09:53:42Z" calcext:value-type="string">
            <text:p>2018-07-20T09:53:42Z</text:p>
          </table:table-cell>
          <table:table-cell table:formula="of:=VLOOKUP([.$A683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46Z</text:p>
          </table:table-cell>
          <table:table-cell office:value-type="float" office:value="40.011327" calcext:value-type="float">
            <text:p>40.011327</text:p>
          </table:table-cell>
          <table:table-cell office:value-type="float" office:value="-79.584118" calcext:value-type="float">
            <text:p>-79.584118</text:p>
          </table:table-cell>
          <table:table-cell office:value-type="float" office:value="308.9" calcext:value-type="float">
            <text:p>308.9</text:p>
          </table:table-cell>
          <table:table-cell office:value-type="float" office:value="104" calcext:value-type="float">
            <text:p>104</text:p>
          </table:table-cell>
          <table:table-cell table:formula="of:=VLOOKUP([.$A684];[MAF_5K_Walk_Watch__Crunch.$A$2:.$E$688];1;1)" office:value-type="string" office:string-value="2018-07-20T09:53:42Z" calcext:value-type="string">
            <text:p>2018-07-20T09:53:42Z</text:p>
          </table:table-cell>
          <table:table-cell table:formula="of:=VLOOKUP([.$A684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48Z</text:p>
          </table:table-cell>
          <table:table-cell office:value-type="float" office:value="40.011286" calcext:value-type="float">
            <text:p>40.011286</text:p>
          </table:table-cell>
          <table:table-cell office:value-type="float" office:value="-79.584083" calcext:value-type="float">
            <text:p>-79.584083</text:p>
          </table:table-cell>
          <table:table-cell office:value-type="float" office:value="308.9" calcext:value-type="float">
            <text:p>308.9</text:p>
          </table:table-cell>
          <table:table-cell office:value-type="float" office:value="105" calcext:value-type="float">
            <text:p>105</text:p>
          </table:table-cell>
          <table:table-cell table:formula="of:=VLOOKUP([.$A685];[MAF_5K_Walk_Watch__Crunch.$A$2:.$E$688];1;1)" office:value-type="string" office:string-value="2018-07-20T09:53:47Z" calcext:value-type="string">
            <text:p>2018-07-20T09:53:47Z</text:p>
          </table:table-cell>
          <table:table-cell table:formula="of:=VLOOKUP([.$A685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50Z</text:p>
          </table:table-cell>
          <table:table-cell office:value-type="float" office:value="40.011259" calcext:value-type="float">
            <text:p>40.011259</text:p>
          </table:table-cell>
          <table:table-cell office:value-type="float" office:value="-79.58406" calcext:value-type="float">
            <text:p>-79.58406</text:p>
          </table:table-cell>
          <table:table-cell office:value-type="float" office:value="309" calcext:value-type="float">
            <text:p>309</text:p>
          </table:table-cell>
          <table:table-cell office:value-type="float" office:value="106" calcext:value-type="float">
            <text:p>106</text:p>
          </table:table-cell>
          <table:table-cell table:formula="of:=VLOOKUP([.$A686];[MAF_5K_Walk_Watch__Crunch.$A$2:.$E$688];1;1)" office:value-type="string" office:string-value="2018-07-20T09:53:47Z" calcext:value-type="string">
            <text:p>2018-07-20T09:53:47Z</text:p>
          </table:table-cell>
          <table:table-cell table:formula="of:=VLOOKUP([.$A686];[MAF_5K_Walk_Watch__Crunch.$A$2:.$E$688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0T09:53:53Z</text:p>
          </table:table-cell>
          <table:table-cell office:value-type="float" office:value="40.011232" calcext:value-type="float">
            <text:p>40.011232</text:p>
          </table:table-cell>
          <table:table-cell office:value-type="float" office:value="-79.584036" calcext:value-type="float">
            <text:p>-79.584036</text:p>
          </table:table-cell>
          <table:table-cell office:value-type="float" office:value="309" calcext:value-type="float">
            <text:p>309</text:p>
          </table:table-cell>
          <table:table-cell office:value-type="float" office:value="105" calcext:value-type="float">
            <text:p>105</text:p>
          </table:table-cell>
          <table:table-cell table:formula="of:=VLOOKUP([.$A687];[MAF_5K_Walk_Watch__Crunch.$A$2:.$E$688];1;1)" office:value-type="string" office:string-value="2018-07-20T09:53:52Z" calcext:value-type="string">
            <text:p>2018-07-20T09:53:52Z</text:p>
          </table:table-cell>
          <table:table-cell table:formula="of:=VLOOKUP([.$A68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3:56Z</text:p>
          </table:table-cell>
          <table:table-cell office:value-type="float" office:value="40.0112" calcext:value-type="float">
            <text:p>40.0112</text:p>
          </table:table-cell>
          <table:table-cell office:value-type="float" office:value="-79.584013" calcext:value-type="float">
            <text:p>-79.584013</text:p>
          </table:table-cell>
          <table:table-cell office:value-type="float" office:value="309" calcext:value-type="float">
            <text:p>309</text:p>
          </table:table-cell>
          <table:table-cell office:value-type="float" office:value="103" calcext:value-type="float">
            <text:p>103</text:p>
          </table:table-cell>
          <table:table-cell table:formula="of:=VLOOKUP([.$A688];[MAF_5K_Walk_Watch__Crunch.$A$2:.$E$688];1;1)" office:value-type="string" office:string-value="2018-07-20T09:53:52Z" calcext:value-type="string">
            <text:p>2018-07-20T09:53:52Z</text:p>
          </table:table-cell>
          <table:table-cell table:formula="of:=VLOOKUP([.$A68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3:58Z</text:p>
          </table:table-cell>
          <table:table-cell office:value-type="float" office:value="40.011171" calcext:value-type="float">
            <text:p>40.011171</text:p>
          </table:table-cell>
          <table:table-cell office:value-type="float" office:value="-79.583995" calcext:value-type="float">
            <text:p>-79.583995</text:p>
          </table:table-cell>
          <table:table-cell office:value-type="float" office:value="309" calcext:value-type="float">
            <text:p>309</text:p>
          </table:table-cell>
          <table:table-cell office:value-type="float" office:value="102" calcext:value-type="float">
            <text:p>102</text:p>
          </table:table-cell>
          <table:table-cell table:formula="of:=VLOOKUP([.$A689];[MAF_5K_Walk_Watch__Crunch.$A$2:.$E$688];1;1)" office:value-type="string" office:string-value="2018-07-20T09:53:57Z" calcext:value-type="string">
            <text:p>2018-07-20T09:53:57Z</text:p>
          </table:table-cell>
          <table:table-cell table:formula="of:=VLOOKUP([.$A68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00Z</text:p>
          </table:table-cell>
          <table:table-cell office:value-type="float" office:value="40.01114" calcext:value-type="float">
            <text:p>40.01114</text:p>
          </table:table-cell>
          <table:table-cell office:value-type="float" office:value="-79.583984" calcext:value-type="float">
            <text:p>-79.583984</text:p>
          </table:table-cell>
          <table:table-cell office:value-type="float" office:value="309" calcext:value-type="float">
            <text:p>309</text:p>
          </table:table-cell>
          <table:table-cell office:value-type="float" office:value="101" calcext:value-type="float">
            <text:p>101</text:p>
          </table:table-cell>
          <table:table-cell table:formula="of:=VLOOKUP([.$A690];[MAF_5K_Walk_Watch__Crunch.$A$2:.$E$688];1;1)" office:value-type="string" office:string-value="2018-07-20T09:53:57Z" calcext:value-type="string">
            <text:p>2018-07-20T09:53:57Z</text:p>
          </table:table-cell>
          <table:table-cell table:formula="of:=VLOOKUP([.$A69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02Z</text:p>
          </table:table-cell>
          <table:table-cell office:value-type="float" office:value="40.01111" calcext:value-type="float">
            <text:p>40.01111</text:p>
          </table:table-cell>
          <table:table-cell office:value-type="float" office:value="-79.583967" calcext:value-type="float">
            <text:p>-79.583967</text:p>
          </table:table-cell>
          <table:table-cell office:value-type="float" office:value="309" calcext:value-type="float">
            <text:p>309</text:p>
          </table:table-cell>
          <table:table-cell office:value-type="float" office:value="100" calcext:value-type="float">
            <text:p>100</text:p>
          </table:table-cell>
          <table:table-cell table:formula="of:=VLOOKUP([.$A691];[MAF_5K_Walk_Watch__Crunch.$A$2:.$E$688];1;1)" office:value-type="string" office:string-value="2018-07-20T09:54:02Z" calcext:value-type="string">
            <text:p>2018-07-20T09:54:02Z</text:p>
          </table:table-cell>
          <table:table-cell table:formula="of:=VLOOKUP([.$A69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04Z</text:p>
          </table:table-cell>
          <table:table-cell office:value-type="float" office:value="40.011083" calcext:value-type="float">
            <text:p>40.011083</text:p>
          </table:table-cell>
          <table:table-cell office:value-type="float" office:value="-79.583947" calcext:value-type="float">
            <text:p>-79.583947</text:p>
          </table:table-cell>
          <table:table-cell office:value-type="float" office:value="308.9" calcext:value-type="float">
            <text:p>308.9</text:p>
          </table:table-cell>
          <table:table-cell office:value-type="float" office:value="99" calcext:value-type="float">
            <text:p>99</text:p>
          </table:table-cell>
          <table:table-cell table:formula="of:=VLOOKUP([.$A692];[MAF_5K_Walk_Watch__Crunch.$A$2:.$E$688];1;1)" office:value-type="string" office:string-value="2018-07-20T09:54:02Z" calcext:value-type="string">
            <text:p>2018-07-20T09:54:02Z</text:p>
          </table:table-cell>
          <table:table-cell table:formula="of:=VLOOKUP([.$A692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06Z</text:p>
          </table:table-cell>
          <table:table-cell office:value-type="float" office:value="40.011055" calcext:value-type="float">
            <text:p>40.011055</text:p>
          </table:table-cell>
          <table:table-cell office:value-type="float" office:value="-79.583925" calcext:value-type="float">
            <text:p>-79.583925</text:p>
          </table:table-cell>
          <table:table-cell office:value-type="float" office:value="308.9" calcext:value-type="float">
            <text:p>308.9</text:p>
          </table:table-cell>
          <table:table-cell office:value-type="float" office:value="99" calcext:value-type="float">
            <text:p>99</text:p>
          </table:table-cell>
          <table:table-cell table:formula="of:=VLOOKUP([.$A693];[MAF_5K_Walk_Watch__Crunch.$A$2:.$E$688];1;1)" office:value-type="string" office:string-value="2018-07-20T09:54:02Z" calcext:value-type="string">
            <text:p>2018-07-20T09:54:02Z</text:p>
          </table:table-cell>
          <table:table-cell table:formula="of:=VLOOKUP([.$A693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08Z</text:p>
          </table:table-cell>
          <table:table-cell office:value-type="float" office:value="40.011029" calcext:value-type="float">
            <text:p>40.011029</text:p>
          </table:table-cell>
          <table:table-cell office:value-type="float" office:value="-79.583909" calcext:value-type="float">
            <text:p>-79.583909</text:p>
          </table:table-cell>
          <table:table-cell office:value-type="float" office:value="308.8" calcext:value-type="float">
            <text:p>308.8</text:p>
          </table:table-cell>
          <table:table-cell office:value-type="float" office:value="99" calcext:value-type="float">
            <text:p>99</text:p>
          </table:table-cell>
          <table:table-cell table:formula="of:=VLOOKUP([.$A694];[MAF_5K_Walk_Watch__Crunch.$A$2:.$E$688];1;1)" office:value-type="string" office:string-value="2018-07-20T09:54:07Z" calcext:value-type="string">
            <text:p>2018-07-20T09:54:07Z</text:p>
          </table:table-cell>
          <table:table-cell table:formula="of:=VLOOKUP([.$A694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10Z</text:p>
          </table:table-cell>
          <table:table-cell office:value-type="float" office:value="40.010999" calcext:value-type="float">
            <text:p>40.010999</text:p>
          </table:table-cell>
          <table:table-cell office:value-type="float" office:value="-79.583893" calcext:value-type="float">
            <text:p>-79.583893</text:p>
          </table:table-cell>
          <table:table-cell office:value-type="float" office:value="308.7" calcext:value-type="float">
            <text:p>308.7</text:p>
          </table:table-cell>
          <table:table-cell office:value-type="float" office:value="98" calcext:value-type="float">
            <text:p>98</text:p>
          </table:table-cell>
          <table:table-cell table:formula="of:=VLOOKUP([.$A695];[MAF_5K_Walk_Watch__Crunch.$A$2:.$E$688];1;1)" office:value-type="string" office:string-value="2018-07-20T09:54:07Z" calcext:value-type="string">
            <text:p>2018-07-20T09:54:07Z</text:p>
          </table:table-cell>
          <table:table-cell table:formula="of:=VLOOKUP([.$A695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12Z</text:p>
          </table:table-cell>
          <table:table-cell office:value-type="float" office:value="40.010967" calcext:value-type="float">
            <text:p>40.010967</text:p>
          </table:table-cell>
          <table:table-cell office:value-type="float" office:value="-79.583859" calcext:value-type="float">
            <text:p>-79.583859</text:p>
          </table:table-cell>
          <table:table-cell office:value-type="float" office:value="308.6" calcext:value-type="float">
            <text:p>308.6</text:p>
          </table:table-cell>
          <table:table-cell office:value-type="float" office:value="98" calcext:value-type="float">
            <text:p>98</text:p>
          </table:table-cell>
          <table:table-cell table:formula="of:=VLOOKUP([.$A696];[MAF_5K_Walk_Watch__Crunch.$A$2:.$E$688];1;1)" office:value-type="string" office:string-value="2018-07-20T09:54:12Z" calcext:value-type="string">
            <text:p>2018-07-20T09:54:12Z</text:p>
          </table:table-cell>
          <table:table-cell table:formula="of:=VLOOKUP([.$A69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14Z</text:p>
          </table:table-cell>
          <table:table-cell office:value-type="float" office:value="40.010932" calcext:value-type="float">
            <text:p>40.010932</text:p>
          </table:table-cell>
          <table:table-cell office:value-type="float" office:value="-79.583821" calcext:value-type="float">
            <text:p>-79.583821</text:p>
          </table:table-cell>
          <table:table-cell office:value-type="float" office:value="308.5" calcext:value-type="float">
            <text:p>308.5</text:p>
          </table:table-cell>
          <table:table-cell office:value-type="float" office:value="98" calcext:value-type="float">
            <text:p>98</text:p>
          </table:table-cell>
          <table:table-cell table:formula="of:=VLOOKUP([.$A697];[MAF_5K_Walk_Watch__Crunch.$A$2:.$E$688];1;1)" office:value-type="string" office:string-value="2018-07-20T09:54:12Z" calcext:value-type="string">
            <text:p>2018-07-20T09:54:12Z</text:p>
          </table:table-cell>
          <table:table-cell table:formula="of:=VLOOKUP([.$A69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16Z</text:p>
          </table:table-cell>
          <table:table-cell office:value-type="float" office:value="40.010905" calcext:value-type="float">
            <text:p>40.010905</text:p>
          </table:table-cell>
          <table:table-cell office:value-type="float" office:value="-79.583795" calcext:value-type="float">
            <text:p>-79.583795</text:p>
          </table:table-cell>
          <table:table-cell office:value-type="float" office:value="308.4" calcext:value-type="float">
            <text:p>308.4</text:p>
          </table:table-cell>
          <table:table-cell office:value-type="float" office:value="98" calcext:value-type="float">
            <text:p>98</text:p>
          </table:table-cell>
          <table:table-cell table:formula="of:=VLOOKUP([.$A698];[MAF_5K_Walk_Watch__Crunch.$A$2:.$E$688];1;1)" office:value-type="string" office:string-value="2018-07-20T09:54:12Z" calcext:value-type="string">
            <text:p>2018-07-20T09:54:12Z</text:p>
          </table:table-cell>
          <table:table-cell table:formula="of:=VLOOKUP([.$A69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19Z</text:p>
          </table:table-cell>
          <table:table-cell office:value-type="float" office:value="40.010886" calcext:value-type="float">
            <text:p>40.010886</text:p>
          </table:table-cell>
          <table:table-cell office:value-type="float" office:value="-79.583766" calcext:value-type="float">
            <text:p>-79.583766</text:p>
          </table:table-cell>
          <table:table-cell office:value-type="float" office:value="308.4" calcext:value-type="float">
            <text:p>308.4</text:p>
          </table:table-cell>
          <table:table-cell office:value-type="float" office:value="98" calcext:value-type="float">
            <text:p>98</text:p>
          </table:table-cell>
          <table:table-cell table:formula="of:=VLOOKUP([.$A699];[MAF_5K_Walk_Watch__Crunch.$A$2:.$E$688];1;1)" office:value-type="string" office:string-value="2018-07-20T09:54:17Z" calcext:value-type="string">
            <text:p>2018-07-20T09:54:17Z</text:p>
          </table:table-cell>
          <table:table-cell table:formula="of:=VLOOKUP([.$A69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23Z</text:p>
          </table:table-cell>
          <table:table-cell office:value-type="float" office:value="40.010853" calcext:value-type="float">
            <text:p>40.010853</text:p>
          </table:table-cell>
          <table:table-cell office:value-type="float" office:value="-79.583736" calcext:value-type="float">
            <text:p>-79.583736</text:p>
          </table:table-cell>
          <table:table-cell office:value-type="float" office:value="308.3" calcext:value-type="float">
            <text:p>308.3</text:p>
          </table:table-cell>
          <table:table-cell office:value-type="float" office:value="97" calcext:value-type="float">
            <text:p>97</text:p>
          </table:table-cell>
          <table:table-cell table:formula="of:=VLOOKUP([.$A700];[MAF_5K_Walk_Watch__Crunch.$A$2:.$E$688];1;1)" office:value-type="string" office:string-value="2018-07-20T09:54:17Z" calcext:value-type="string">
            <text:p>2018-07-20T09:54:17Z</text:p>
          </table:table-cell>
          <table:table-cell table:formula="of:=VLOOKUP([.$A70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25Z</text:p>
          </table:table-cell>
          <table:table-cell office:value-type="float" office:value="40.010825" calcext:value-type="float">
            <text:p>40.010825</text:p>
          </table:table-cell>
          <table:table-cell office:value-type="float" office:value="-79.583717" calcext:value-type="float">
            <text:p>-79.583717</text:p>
          </table:table-cell>
          <table:table-cell office:value-type="float" office:value="308.2" calcext:value-type="float">
            <text:p>308.2</text:p>
          </table:table-cell>
          <table:table-cell office:value-type="float" office:value="97" calcext:value-type="float">
            <text:p>97</text:p>
          </table:table-cell>
          <table:table-cell table:formula="of:=VLOOKUP([.$A701];[MAF_5K_Walk_Watch__Crunch.$A$2:.$E$688];1;1)" office:value-type="string" office:string-value="2018-07-20T09:54:17Z" calcext:value-type="string">
            <text:p>2018-07-20T09:54:17Z</text:p>
          </table:table-cell>
          <table:table-cell table:formula="of:=VLOOKUP([.$A70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27Z</text:p>
          </table:table-cell>
          <table:table-cell office:value-type="float" office:value="40.0108" calcext:value-type="float">
            <text:p>40.0108</text:p>
          </table:table-cell>
          <table:table-cell office:value-type="float" office:value="-79.583693" calcext:value-type="float">
            <text:p>-79.583693</text:p>
          </table:table-cell>
          <table:table-cell office:value-type="float" office:value="308.1" calcext:value-type="float">
            <text:p>308.1</text:p>
          </table:table-cell>
          <table:table-cell office:value-type="float" office:value="96" calcext:value-type="float">
            <text:p>96</text:p>
          </table:table-cell>
          <table:table-cell table:formula="of:=VLOOKUP([.$A702];[MAF_5K_Walk_Watch__Crunch.$A$2:.$E$688];1;1)" office:value-type="string" office:string-value="2018-07-20T09:54:27Z" calcext:value-type="string">
            <text:p>2018-07-20T09:54:27Z</text:p>
          </table:table-cell>
          <table:table-cell table:formula="of:=VLOOKUP([.$A702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29Z</text:p>
          </table:table-cell>
          <table:table-cell office:value-type="float" office:value="40.010778" calcext:value-type="float">
            <text:p>40.010778</text:p>
          </table:table-cell>
          <table:table-cell office:value-type="float" office:value="-79.583671" calcext:value-type="float">
            <text:p>-79.583671</text:p>
          </table:table-cell>
          <table:table-cell office:value-type="float" office:value="308.1" calcext:value-type="float">
            <text:p>308.1</text:p>
          </table:table-cell>
          <table:table-cell office:value-type="float" office:value="95" calcext:value-type="float">
            <text:p>95</text:p>
          </table:table-cell>
          <table:table-cell table:formula="of:=VLOOKUP([.$A703];[MAF_5K_Walk_Watch__Crunch.$A$2:.$E$688];1;1)" office:value-type="string" office:string-value="2018-07-20T09:54:27Z" calcext:value-type="string">
            <text:p>2018-07-20T09:54:27Z</text:p>
          </table:table-cell>
          <table:table-cell table:formula="of:=VLOOKUP([.$A703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31Z</text:p>
          </table:table-cell>
          <table:table-cell office:value-type="float" office:value="40.010752" calcext:value-type="float">
            <text:p>40.010752</text:p>
          </table:table-cell>
          <table:table-cell office:value-type="float" office:value="-79.583651" calcext:value-type="float">
            <text:p>-79.583651</text:p>
          </table:table-cell>
          <table:table-cell office:value-type="float" office:value="308" calcext:value-type="float">
            <text:p>308</text:p>
          </table:table-cell>
          <table:table-cell office:value-type="float" office:value="94" calcext:value-type="float">
            <text:p>94</text:p>
          </table:table-cell>
          <table:table-cell table:formula="of:=VLOOKUP([.$A704];[MAF_5K_Walk_Watch__Crunch.$A$2:.$E$688];1;1)" office:value-type="string" office:string-value="2018-07-20T09:54:27Z" calcext:value-type="string">
            <text:p>2018-07-20T09:54:27Z</text:p>
          </table:table-cell>
          <table:table-cell table:formula="of:=VLOOKUP([.$A704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34Z</text:p>
          </table:table-cell>
          <table:table-cell office:value-type="float" office:value="40.010714" calcext:value-type="float">
            <text:p>40.010714</text:p>
          </table:table-cell>
          <table:table-cell office:value-type="float" office:value="-79.583631" calcext:value-type="float">
            <text:p>-79.583631</text:p>
          </table:table-cell>
          <table:table-cell office:value-type="float" office:value="308" calcext:value-type="float">
            <text:p>308</text:p>
          </table:table-cell>
          <table:table-cell office:value-type="float" office:value="93" calcext:value-type="float">
            <text:p>93</text:p>
          </table:table-cell>
          <table:table-cell table:formula="of:=VLOOKUP([.$A705];[MAF_5K_Walk_Watch__Crunch.$A$2:.$E$688];1;1)" office:value-type="string" office:string-value="2018-07-20T09:54:32Z" calcext:value-type="string">
            <text:p>2018-07-20T09:54:32Z</text:p>
          </table:table-cell>
          <table:table-cell table:formula="of:=VLOOKUP([.$A705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36Z</text:p>
          </table:table-cell>
          <table:table-cell office:value-type="float" office:value="40.01069" calcext:value-type="float">
            <text:p>40.01069</text:p>
          </table:table-cell>
          <table:table-cell office:value-type="float" office:value="-79.583609" calcext:value-type="float">
            <text:p>-79.583609</text:p>
          </table:table-cell>
          <table:table-cell office:value-type="float" office:value="308.1" calcext:value-type="float">
            <text:p>308.1</text:p>
          </table:table-cell>
          <table:table-cell office:value-type="float" office:value="92" calcext:value-type="float">
            <text:p>92</text:p>
          </table:table-cell>
          <table:table-cell table:formula="of:=VLOOKUP([.$A706];[MAF_5K_Walk_Watch__Crunch.$A$2:.$E$688];1;1)" office:value-type="string" office:string-value="2018-07-20T09:54:36Z" calcext:value-type="string">
            <text:p>2018-07-20T09:54:36Z</text:p>
          </table:table-cell>
          <table:table-cell table:formula="of:=VLOOKUP([.$A70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38Z</text:p>
          </table:table-cell>
          <table:table-cell office:value-type="float" office:value="40.010655" calcext:value-type="float">
            <text:p>40.010655</text:p>
          </table:table-cell>
          <table:table-cell office:value-type="float" office:value="-79.583582" calcext:value-type="float">
            <text:p>-79.583582</text:p>
          </table:table-cell>
          <table:table-cell office:value-type="float" office:value="308.1" calcext:value-type="float">
            <text:p>308.1</text:p>
          </table:table-cell>
          <table:table-cell office:value-type="float" office:value="92" calcext:value-type="float">
            <text:p>92</text:p>
          </table:table-cell>
          <table:table-cell table:formula="of:=VLOOKUP([.$A707];[MAF_5K_Walk_Watch__Crunch.$A$2:.$E$688];1;1)" office:value-type="string" office:string-value="2018-07-20T09:54:36Z" calcext:value-type="string">
            <text:p>2018-07-20T09:54:36Z</text:p>
          </table:table-cell>
          <table:table-cell table:formula="of:=VLOOKUP([.$A70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40Z</text:p>
          </table:table-cell>
          <table:table-cell office:value-type="float" office:value="40.010622" calcext:value-type="float">
            <text:p>40.010622</text:p>
          </table:table-cell>
          <table:table-cell office:value-type="float" office:value="-79.583556" calcext:value-type="float">
            <text:p>-79.583556</text:p>
          </table:table-cell>
          <table:table-cell office:value-type="float" office:value="308.1" calcext:value-type="float">
            <text:p>308.1</text:p>
          </table:table-cell>
          <table:table-cell office:value-type="float" office:value="92" calcext:value-type="float">
            <text:p>92</text:p>
          </table:table-cell>
          <table:table-cell table:formula="of:=VLOOKUP([.$A708];[MAF_5K_Walk_Watch__Crunch.$A$2:.$E$688];1;1)" office:value-type="string" office:string-value="2018-07-20T09:54:36Z" calcext:value-type="string">
            <text:p>2018-07-20T09:54:36Z</text:p>
          </table:table-cell>
          <table:table-cell table:formula="of:=VLOOKUP([.$A70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42Z</text:p>
          </table:table-cell>
          <table:table-cell office:value-type="float" office:value="40.010595" calcext:value-type="float">
            <text:p>40.010595</text:p>
          </table:table-cell>
          <table:table-cell office:value-type="float" office:value="-79.583529" calcext:value-type="float">
            <text:p>-79.583529</text:p>
          </table:table-cell>
          <table:table-cell office:value-type="float" office:value="308.2" calcext:value-type="float">
            <text:p>308.2</text:p>
          </table:table-cell>
          <table:table-cell office:value-type="float" office:value="91" calcext:value-type="float">
            <text:p>91</text:p>
          </table:table-cell>
          <table:table-cell table:formula="of:=VLOOKUP([.$A709];[MAF_5K_Walk_Watch__Crunch.$A$2:.$E$688];1;1)" office:value-type="string" office:string-value="2018-07-20T09:54:41Z" calcext:value-type="string">
            <text:p>2018-07-20T09:54:41Z</text:p>
          </table:table-cell>
          <table:table-cell table:formula="of:=VLOOKUP([.$A70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45Z</text:p>
          </table:table-cell>
          <table:table-cell office:value-type="float" office:value="40.010572" calcext:value-type="float">
            <text:p>40.010572</text:p>
          </table:table-cell>
          <table:table-cell office:value-type="float" office:value="-79.583504" calcext:value-type="float">
            <text:p>-79.583504</text:p>
          </table:table-cell>
          <table:table-cell office:value-type="float" office:value="308.2" calcext:value-type="float">
            <text:p>308.2</text:p>
          </table:table-cell>
          <table:table-cell office:value-type="float" office:value="91" calcext:value-type="float">
            <text:p>91</text:p>
          </table:table-cell>
          <table:table-cell table:formula="of:=VLOOKUP([.$A710];[MAF_5K_Walk_Watch__Crunch.$A$2:.$E$688];1;1)" office:value-type="string" office:string-value="2018-07-20T09:54:41Z" calcext:value-type="string">
            <text:p>2018-07-20T09:54:41Z</text:p>
          </table:table-cell>
          <table:table-cell table:formula="of:=VLOOKUP([.$A71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50Z</text:p>
          </table:table-cell>
          <table:table-cell office:value-type="float" office:value="40.010553" calcext:value-type="float">
            <text:p>40.010553</text:p>
          </table:table-cell>
          <table:table-cell office:value-type="float" office:value="-79.583471" calcext:value-type="float">
            <text:p>-79.583471</text:p>
          </table:table-cell>
          <table:table-cell office:value-type="float" office:value="308.3" calcext:value-type="float">
            <text:p>308.3</text:p>
          </table:table-cell>
          <table:table-cell office:value-type="float" office:value="91" calcext:value-type="float">
            <text:p>91</text:p>
          </table:table-cell>
          <table:table-cell table:formula="of:=VLOOKUP([.$A711];[MAF_5K_Walk_Watch__Crunch.$A$2:.$E$688];1;1)" office:value-type="string" office:string-value="2018-07-20T09:54:46Z" calcext:value-type="string">
            <text:p>2018-07-20T09:54:46Z</text:p>
          </table:table-cell>
          <table:table-cell table:formula="of:=VLOOKUP([.$A71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4:53Z</text:p>
          </table:table-cell>
          <table:table-cell office:value-type="float" office:value="40.010527" calcext:value-type="float">
            <text:p>40.010527</text:p>
          </table:table-cell>
          <table:table-cell office:value-type="float" office:value="-79.583451" calcext:value-type="float">
            <text:p>-79.583451</text:p>
          </table:table-cell>
          <table:table-cell office:value-type="float" office:value="308.3" calcext:value-type="float">
            <text:p>308.3</text:p>
          </table:table-cell>
          <table:table-cell office:value-type="float" office:value="91" calcext:value-type="float">
            <text:p>91</text:p>
          </table:table-cell>
          <table:table-cell table:formula="of:=VLOOKUP([.$A712];[MAF_5K_Walk_Watch__Crunch.$A$2:.$E$688];1;1)" office:value-type="string" office:string-value="2018-07-20T09:54:51Z" calcext:value-type="string">
            <text:p>2018-07-20T09:54:51Z</text:p>
          </table:table-cell>
          <table:table-cell table:formula="of:=VLOOKUP([.$A71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4:55Z</text:p>
          </table:table-cell>
          <table:table-cell office:value-type="float" office:value="40.010501" calcext:value-type="float">
            <text:p>40.010501</text:p>
          </table:table-cell>
          <table:table-cell office:value-type="float" office:value="-79.583436" calcext:value-type="float">
            <text:p>-79.583436</text:p>
          </table:table-cell>
          <table:table-cell office:value-type="float" office:value="308.4" calcext:value-type="float">
            <text:p>308.4</text:p>
          </table:table-cell>
          <table:table-cell office:value-type="float" office:value="91" calcext:value-type="float">
            <text:p>91</text:p>
          </table:table-cell>
          <table:table-cell table:formula="of:=VLOOKUP([.$A713];[MAF_5K_Walk_Watch__Crunch.$A$2:.$E$688];1;1)" office:value-type="string" office:string-value="2018-07-20T09:54:51Z" calcext:value-type="string">
            <text:p>2018-07-20T09:54:51Z</text:p>
          </table:table-cell>
          <table:table-cell table:formula="of:=VLOOKUP([.$A71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4:57Z</text:p>
          </table:table-cell>
          <table:table-cell office:value-type="float" office:value="40.010475" calcext:value-type="float">
            <text:p>40.010475</text:p>
          </table:table-cell>
          <table:table-cell office:value-type="float" office:value="-79.583423" calcext:value-type="float">
            <text:p>-79.583423</text:p>
          </table:table-cell>
          <table:table-cell office:value-type="float" office:value="308.4" calcext:value-type="float">
            <text:p>308.4</text:p>
          </table:table-cell>
          <table:table-cell office:value-type="float" office:value="94" calcext:value-type="float">
            <text:p>94</text:p>
          </table:table-cell>
          <table:table-cell table:formula="of:=VLOOKUP([.$A714];[MAF_5K_Walk_Watch__Crunch.$A$2:.$E$688];1;1)" office:value-type="string" office:string-value="2018-07-20T09:54:56Z" calcext:value-type="string">
            <text:p>2018-07-20T09:54:56Z</text:p>
          </table:table-cell>
          <table:table-cell table:formula="of:=VLOOKUP([.$A71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4:59Z</text:p>
          </table:table-cell>
          <table:table-cell office:value-type="float" office:value="40.010446" calcext:value-type="float">
            <text:p>40.010446</text:p>
          </table:table-cell>
          <table:table-cell office:value-type="float" office:value="-79.583398" calcext:value-type="float">
            <text:p>-79.583398</text:p>
          </table:table-cell>
          <table:table-cell office:value-type="float" office:value="308.5" calcext:value-type="float">
            <text:p>308.5</text:p>
          </table:table-cell>
          <table:table-cell office:value-type="float" office:value="92" calcext:value-type="float">
            <text:p>92</text:p>
          </table:table-cell>
          <table:table-cell table:formula="of:=VLOOKUP([.$A715];[MAF_5K_Walk_Watch__Crunch.$A$2:.$E$688];1;1)" office:value-type="string" office:string-value="2018-07-20T09:54:56Z" calcext:value-type="string">
            <text:p>2018-07-20T09:54:56Z</text:p>
          </table:table-cell>
          <table:table-cell table:formula="of:=VLOOKUP([.$A71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01Z</text:p>
          </table:table-cell>
          <table:table-cell office:value-type="float" office:value="40.010419" calcext:value-type="float">
            <text:p>40.010419</text:p>
          </table:table-cell>
          <table:table-cell office:value-type="float" office:value="-79.583372" calcext:value-type="float">
            <text:p>-79.583372</text:p>
          </table:table-cell>
          <table:table-cell office:value-type="float" office:value="308.6" calcext:value-type="float">
            <text:p>308.6</text:p>
          </table:table-cell>
          <table:table-cell office:value-type="float" office:value="93" calcext:value-type="float">
            <text:p>93</text:p>
          </table:table-cell>
          <table:table-cell table:formula="of:=VLOOKUP([.$A716];[MAF_5K_Walk_Watch__Crunch.$A$2:.$E$688];1;1)" office:value-type="string" office:string-value="2018-07-20T09:55:01Z" calcext:value-type="string">
            <text:p>2018-07-20T09:55:01Z</text:p>
          </table:table-cell>
          <table:table-cell table:formula="of:=VLOOKUP([.$A71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04Z</text:p>
          </table:table-cell>
          <table:table-cell office:value-type="float" office:value="40.010397" calcext:value-type="float">
            <text:p>40.010397</text:p>
          </table:table-cell>
          <table:table-cell office:value-type="float" office:value="-79.583346" calcext:value-type="float">
            <text:p>-79.583346</text:p>
          </table:table-cell>
          <table:table-cell office:value-type="float" office:value="308.6" calcext:value-type="float">
            <text:p>308.6</text:p>
          </table:table-cell>
          <table:table-cell office:value-type="float" office:value="92" calcext:value-type="float">
            <text:p>92</text:p>
          </table:table-cell>
          <table:table-cell table:formula="of:=VLOOKUP([.$A717];[MAF_5K_Walk_Watch__Crunch.$A$2:.$E$688];1;1)" office:value-type="string" office:string-value="2018-07-20T09:55:01Z" calcext:value-type="string">
            <text:p>2018-07-20T09:55:01Z</text:p>
          </table:table-cell>
          <table:table-cell table:formula="of:=VLOOKUP([.$A717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07Z</text:p>
          </table:table-cell>
          <table:table-cell office:value-type="float" office:value="40.010375" calcext:value-type="float">
            <text:p>40.010375</text:p>
          </table:table-cell>
          <table:table-cell office:value-type="float" office:value="-79.583309" calcext:value-type="float">
            <text:p>-79.583309</text:p>
          </table:table-cell>
          <table:table-cell office:value-type="float" office:value="308.7" calcext:value-type="float">
            <text:p>308.7</text:p>
          </table:table-cell>
          <table:table-cell office:value-type="float" office:value="92" calcext:value-type="float">
            <text:p>92</text:p>
          </table:table-cell>
          <table:table-cell table:formula="of:=VLOOKUP([.$A718];[MAF_5K_Walk_Watch__Crunch.$A$2:.$E$688];1;1)" office:value-type="string" office:string-value="2018-07-20T09:55:06Z" calcext:value-type="string">
            <text:p>2018-07-20T09:55:06Z</text:p>
          </table:table-cell>
          <table:table-cell table:formula="of:=VLOOKUP([.$A718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09Z</text:p>
          </table:table-cell>
          <table:table-cell office:value-type="float" office:value="40.010349" calcext:value-type="float">
            <text:p>40.010349</text:p>
          </table:table-cell>
          <table:table-cell office:value-type="float" office:value="-79.583281" calcext:value-type="float">
            <text:p>-79.583281</text:p>
          </table:table-cell>
          <table:table-cell office:value-type="float" office:value="308.8" calcext:value-type="float">
            <text:p>308.8</text:p>
          </table:table-cell>
          <table:table-cell office:value-type="float" office:value="92" calcext:value-type="float">
            <text:p>92</text:p>
          </table:table-cell>
          <table:table-cell table:formula="of:=VLOOKUP([.$A719];[MAF_5K_Walk_Watch__Crunch.$A$2:.$E$688];1;1)" office:value-type="string" office:string-value="2018-07-20T09:55:06Z" calcext:value-type="string">
            <text:p>2018-07-20T09:55:06Z</text:p>
          </table:table-cell>
          <table:table-cell table:formula="of:=VLOOKUP([.$A719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12Z</text:p>
          </table:table-cell>
          <table:table-cell office:value-type="float" office:value="40.010308" calcext:value-type="float">
            <text:p>40.010308</text:p>
          </table:table-cell>
          <table:table-cell office:value-type="float" office:value="-79.583253" calcext:value-type="float">
            <text:p>-79.583253</text:p>
          </table:table-cell>
          <table:table-cell office:value-type="float" office:value="308.9" calcext:value-type="float">
            <text:p>308.9</text:p>
          </table:table-cell>
          <table:table-cell office:value-type="float" office:value="93" calcext:value-type="float">
            <text:p>93</text:p>
          </table:table-cell>
          <table:table-cell table:formula="of:=VLOOKUP([.$A720];[MAF_5K_Walk_Watch__Crunch.$A$2:.$E$688];1;1)" office:value-type="string" office:string-value="2018-07-20T09:55:11Z" calcext:value-type="string">
            <text:p>2018-07-20T09:55:11Z</text:p>
          </table:table-cell>
          <table:table-cell table:formula="of:=VLOOKUP([.$A72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14Z</text:p>
          </table:table-cell>
          <table:table-cell office:value-type="float" office:value="40.010272" calcext:value-type="float">
            <text:p>40.010272</text:p>
          </table:table-cell>
          <table:table-cell office:value-type="float" office:value="-79.583222" calcext:value-type="float">
            <text:p>-79.583222</text:p>
          </table:table-cell>
          <table:table-cell office:value-type="float" office:value="309.1" calcext:value-type="float">
            <text:p>309.1</text:p>
          </table:table-cell>
          <table:table-cell office:value-type="float" office:value="92" calcext:value-type="float">
            <text:p>92</text:p>
          </table:table-cell>
          <table:table-cell table:formula="of:=VLOOKUP([.$A721];[MAF_5K_Walk_Watch__Crunch.$A$2:.$E$688];1;1)" office:value-type="string" office:string-value="2018-07-20T09:55:11Z" calcext:value-type="string">
            <text:p>2018-07-20T09:55:11Z</text:p>
          </table:table-cell>
          <table:table-cell table:formula="of:=VLOOKUP([.$A72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16Z</text:p>
          </table:table-cell>
          <table:table-cell office:value-type="float" office:value="40.010245" calcext:value-type="float">
            <text:p>40.010245</text:p>
          </table:table-cell>
          <table:table-cell office:value-type="float" office:value="-79.583191" calcext:value-type="float">
            <text:p>-79.583191</text:p>
          </table:table-cell>
          <table:table-cell office:value-type="float" office:value="309.2" calcext:value-type="float">
            <text:p>309.2</text:p>
          </table:table-cell>
          <table:table-cell office:value-type="float" office:value="92" calcext:value-type="float">
            <text:p>92</text:p>
          </table:table-cell>
          <table:table-cell table:formula="of:=VLOOKUP([.$A722];[MAF_5K_Walk_Watch__Crunch.$A$2:.$E$688];1;1)" office:value-type="string" office:string-value="2018-07-20T09:55:16Z" calcext:value-type="string">
            <text:p>2018-07-20T09:55:16Z</text:p>
          </table:table-cell>
          <table:table-cell table:formula="of:=VLOOKUP([.$A72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19Z</text:p>
          </table:table-cell>
          <table:table-cell office:value-type="float" office:value="40.010224" calcext:value-type="float">
            <text:p>40.010224</text:p>
          </table:table-cell>
          <table:table-cell office:value-type="float" office:value="-79.583164" calcext:value-type="float">
            <text:p>-79.583164</text:p>
          </table:table-cell>
          <table:table-cell office:value-type="float" office:value="309.3" calcext:value-type="float">
            <text:p>309.3</text:p>
          </table:table-cell>
          <table:table-cell office:value-type="float" office:value="92" calcext:value-type="float">
            <text:p>92</text:p>
          </table:table-cell>
          <table:table-cell table:formula="of:=VLOOKUP([.$A723];[MAF_5K_Walk_Watch__Crunch.$A$2:.$E$688];1;1)" office:value-type="string" office:string-value="2018-07-20T09:55:16Z" calcext:value-type="string">
            <text:p>2018-07-20T09:55:16Z</text:p>
          </table:table-cell>
          <table:table-cell table:formula="of:=VLOOKUP([.$A72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22Z</text:p>
          </table:table-cell>
          <table:table-cell office:value-type="float" office:value="40.010187" calcext:value-type="float">
            <text:p>40.010187</text:p>
          </table:table-cell>
          <table:table-cell office:value-type="float" office:value="-79.583153" calcext:value-type="float">
            <text:p>-79.583153</text:p>
          </table:table-cell>
          <table:table-cell office:value-type="float" office:value="309.3" calcext:value-type="float">
            <text:p>309.3</text:p>
          </table:table-cell>
          <table:table-cell office:value-type="float" office:value="93" calcext:value-type="float">
            <text:p>93</text:p>
          </table:table-cell>
          <table:table-cell table:formula="of:=VLOOKUP([.$A724];[MAF_5K_Walk_Watch__Crunch.$A$2:.$E$688];1;1)" office:value-type="string" office:string-value="2018-07-20T09:55:21Z" calcext:value-type="string">
            <text:p>2018-07-20T09:55:21Z</text:p>
          </table:table-cell>
          <table:table-cell table:formula="of:=VLOOKUP([.$A72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24Z</text:p>
          </table:table-cell>
          <table:table-cell office:value-type="float" office:value="40.010158" calcext:value-type="float">
            <text:p>40.010158</text:p>
          </table:table-cell>
          <table:table-cell office:value-type="float" office:value="-79.583154" calcext:value-type="float">
            <text:p>-79.583154</text:p>
          </table:table-cell>
          <table:table-cell office:value-type="float" office:value="309.3" calcext:value-type="float">
            <text:p>309.3</text:p>
          </table:table-cell>
          <table:table-cell office:value-type="float" office:value="93" calcext:value-type="float">
            <text:p>93</text:p>
          </table:table-cell>
          <table:table-cell table:formula="of:=VLOOKUP([.$A725];[MAF_5K_Walk_Watch__Crunch.$A$2:.$E$688];1;1)" office:value-type="string" office:string-value="2018-07-20T09:55:21Z" calcext:value-type="string">
            <text:p>2018-07-20T09:55:21Z</text:p>
          </table:table-cell>
          <table:table-cell table:formula="of:=VLOOKUP([.$A72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26Z</text:p>
          </table:table-cell>
          <table:table-cell office:value-type="float" office:value="40.010124" calcext:value-type="float">
            <text:p>40.010124</text:p>
          </table:table-cell>
          <table:table-cell office:value-type="float" office:value="-79.583159" calcext:value-type="float">
            <text:p>-79.583159</text:p>
          </table:table-cell>
          <table:table-cell office:value-type="float" office:value="309.4" calcext:value-type="float">
            <text:p>309.4</text:p>
          </table:table-cell>
          <table:table-cell office:value-type="float" office:value="93" calcext:value-type="float">
            <text:p>93</text:p>
          </table:table-cell>
          <table:table-cell table:formula="of:=VLOOKUP([.$A726];[MAF_5K_Walk_Watch__Crunch.$A$2:.$E$688];1;1)" office:value-type="string" office:string-value="2018-07-20T09:55:26Z" calcext:value-type="string">
            <text:p>2018-07-20T09:55:26Z</text:p>
          </table:table-cell>
          <table:table-cell table:formula="of:=VLOOKUP([.$A72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28Z</text:p>
          </table:table-cell>
          <table:table-cell office:value-type="float" office:value="40.010087" calcext:value-type="float">
            <text:p>40.010087</text:p>
          </table:table-cell>
          <table:table-cell office:value-type="float" office:value="-79.583155" calcext:value-type="float">
            <text:p>-79.583155</text:p>
          </table:table-cell>
          <table:table-cell office:value-type="float" office:value="309.5" calcext:value-type="float">
            <text:p>309.5</text:p>
          </table:table-cell>
          <table:table-cell office:value-type="float" office:value="94" calcext:value-type="float">
            <text:p>94</text:p>
          </table:table-cell>
          <table:table-cell table:formula="of:=VLOOKUP([.$A727];[MAF_5K_Walk_Watch__Crunch.$A$2:.$E$688];1;1)" office:value-type="string" office:string-value="2018-07-20T09:55:26Z" calcext:value-type="string">
            <text:p>2018-07-20T09:55:26Z</text:p>
          </table:table-cell>
          <table:table-cell table:formula="of:=VLOOKUP([.$A727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30Z</text:p>
          </table:table-cell>
          <table:table-cell office:value-type="float" office:value="40.010052" calcext:value-type="float">
            <text:p>40.010052</text:p>
          </table:table-cell>
          <table:table-cell office:value-type="float" office:value="-79.58312" calcext:value-type="float">
            <text:p>-79.58312</text:p>
          </table:table-cell>
          <table:table-cell office:value-type="float" office:value="309.5" calcext:value-type="float">
            <text:p>309.5</text:p>
          </table:table-cell>
          <table:table-cell office:value-type="float" office:value="95" calcext:value-type="float">
            <text:p>95</text:p>
          </table:table-cell>
          <table:table-cell table:formula="of:=VLOOKUP([.$A728];[MAF_5K_Walk_Watch__Crunch.$A$2:.$E$688];1;1)" office:value-type="string" office:string-value="2018-07-20T09:55:26Z" calcext:value-type="string">
            <text:p>2018-07-20T09:55:26Z</text:p>
          </table:table-cell>
          <table:table-cell table:formula="of:=VLOOKUP([.$A728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32Z</text:p>
          </table:table-cell>
          <table:table-cell office:value-type="float" office:value="40.010032" calcext:value-type="float">
            <text:p>40.010032</text:p>
          </table:table-cell>
          <table:table-cell office:value-type="float" office:value="-79.583083" calcext:value-type="float">
            <text:p>-79.583083</text:p>
          </table:table-cell>
          <table:table-cell office:value-type="float" office:value="309.5" calcext:value-type="float">
            <text:p>309.5</text:p>
          </table:table-cell>
          <table:table-cell office:value-type="float" office:value="95" calcext:value-type="float">
            <text:p>95</text:p>
          </table:table-cell>
          <table:table-cell table:formula="of:=VLOOKUP([.$A729];[MAF_5K_Walk_Watch__Crunch.$A$2:.$E$688];1;1)" office:value-type="string" office:string-value="2018-07-20T09:55:31Z" calcext:value-type="string">
            <text:p>2018-07-20T09:55:31Z</text:p>
          </table:table-cell>
          <table:table-cell table:formula="of:=VLOOKUP([.$A729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35Z</text:p>
          </table:table-cell>
          <table:table-cell office:value-type="float" office:value="40.010017" calcext:value-type="float">
            <text:p>40.010017</text:p>
          </table:table-cell>
          <table:table-cell office:value-type="float" office:value="-79.583046" calcext:value-type="float">
            <text:p>-79.583046</text:p>
          </table:table-cell>
          <table:table-cell office:value-type="float" office:value="309.5" calcext:value-type="float">
            <text:p>309.5</text:p>
          </table:table-cell>
          <table:table-cell office:value-type="float" office:value="95" calcext:value-type="float">
            <text:p>95</text:p>
          </table:table-cell>
          <table:table-cell table:formula="of:=VLOOKUP([.$A730];[MAF_5K_Walk_Watch__Crunch.$A$2:.$E$688];1;1)" office:value-type="string" office:string-value="2018-07-20T09:55:31Z" calcext:value-type="string">
            <text:p>2018-07-20T09:55:31Z</text:p>
          </table:table-cell>
          <table:table-cell table:formula="of:=VLOOKUP([.$A73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38Z</text:p>
          </table:table-cell>
          <table:table-cell office:value-type="float" office:value="40.009994" calcext:value-type="float">
            <text:p>40.009994</text:p>
          </table:table-cell>
          <table:table-cell office:value-type="float" office:value="-79.583003" calcext:value-type="float">
            <text:p>-79.583003</text:p>
          </table:table-cell>
          <table:table-cell office:value-type="float" office:value="309.8" calcext:value-type="float">
            <text:p>309.8</text:p>
          </table:table-cell>
          <table:table-cell office:value-type="float" office:value="94" calcext:value-type="float">
            <text:p>94</text:p>
          </table:table-cell>
          <table:table-cell table:formula="of:=VLOOKUP([.$A731];[MAF_5K_Walk_Watch__Crunch.$A$2:.$E$688];1;1)" office:value-type="string" office:string-value="2018-07-20T09:55:36Z" calcext:value-type="string">
            <text:p>2018-07-20T09:55:36Z</text:p>
          </table:table-cell>
          <table:table-cell table:formula="of:=VLOOKUP([.$A73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40Z</text:p>
          </table:table-cell>
          <table:table-cell office:value-type="float" office:value="40.009973" calcext:value-type="float">
            <text:p>40.009973</text:p>
          </table:table-cell>
          <table:table-cell office:value-type="float" office:value="-79.582975" calcext:value-type="float">
            <text:p>-79.582975</text:p>
          </table:table-cell>
          <table:table-cell office:value-type="float" office:value="310" calcext:value-type="float">
            <text:p>310</text:p>
          </table:table-cell>
          <table:table-cell office:value-type="float" office:value="93" calcext:value-type="float">
            <text:p>93</text:p>
          </table:table-cell>
          <table:table-cell table:formula="of:=VLOOKUP([.$A732];[MAF_5K_Walk_Watch__Crunch.$A$2:.$E$688];1;1)" office:value-type="string" office:string-value="2018-07-20T09:55:36Z" calcext:value-type="string">
            <text:p>2018-07-20T09:55:36Z</text:p>
          </table:table-cell>
          <table:table-cell table:formula="of:=VLOOKUP([.$A73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42Z</text:p>
          </table:table-cell>
          <table:table-cell office:value-type="float" office:value="40.009952" calcext:value-type="float">
            <text:p>40.009952</text:p>
          </table:table-cell>
          <table:table-cell office:value-type="float" office:value="-79.582949" calcext:value-type="float">
            <text:p>-79.582949</text:p>
          </table:table-cell>
          <table:table-cell office:value-type="float" office:value="310" calcext:value-type="float">
            <text:p>310</text:p>
          </table:table-cell>
          <table:table-cell office:value-type="float" office:value="94" calcext:value-type="float">
            <text:p>94</text:p>
          </table:table-cell>
          <table:table-cell table:formula="of:=VLOOKUP([.$A733];[MAF_5K_Walk_Watch__Crunch.$A$2:.$E$688];1;1)" office:value-type="string" office:string-value="2018-07-20T09:55:41Z" calcext:value-type="string">
            <text:p>2018-07-20T09:55:41Z</text:p>
          </table:table-cell>
          <table:table-cell table:formula="of:=VLOOKUP([.$A73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44Z</text:p>
          </table:table-cell>
          <table:table-cell office:value-type="float" office:value="40.00993" calcext:value-type="float">
            <text:p>40.00993</text:p>
          </table:table-cell>
          <table:table-cell office:value-type="float" office:value="-79.582917" calcext:value-type="float">
            <text:p>-79.582917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formula="of:=VLOOKUP([.$A734];[MAF_5K_Walk_Watch__Crunch.$A$2:.$E$688];1;1)" office:value-type="string" office:string-value="2018-07-20T09:55:41Z" calcext:value-type="string">
            <text:p>2018-07-20T09:55:41Z</text:p>
          </table:table-cell>
          <table:table-cell table:formula="of:=VLOOKUP([.$A73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46Z</text:p>
          </table:table-cell>
          <table:table-cell office:value-type="float" office:value="40.009902" calcext:value-type="float">
            <text:p>40.009902</text:p>
          </table:table-cell>
          <table:table-cell office:value-type="float" office:value="-79.582882" calcext:value-type="float">
            <text:p>-79.582882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formula="of:=VLOOKUP([.$A735];[MAF_5K_Walk_Watch__Crunch.$A$2:.$E$688];1;1)" office:value-type="string" office:string-value="2018-07-20T09:55:46Z" calcext:value-type="string">
            <text:p>2018-07-20T09:55:46Z</text:p>
          </table:table-cell>
          <table:table-cell table:formula="of:=VLOOKUP([.$A73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48Z</text:p>
          </table:table-cell>
          <table:table-cell office:value-type="float" office:value="40.009869" calcext:value-type="float">
            <text:p>40.009869</text:p>
          </table:table-cell>
          <table:table-cell office:value-type="float" office:value="-79.582842" calcext:value-type="float">
            <text:p>-79.582842</text:p>
          </table:table-cell>
          <table:table-cell office:value-type="float" office:value="310.1" calcext:value-type="float">
            <text:p>310.1</text:p>
          </table:table-cell>
          <table:table-cell office:value-type="float" office:value="96" calcext:value-type="float">
            <text:p>96</text:p>
          </table:table-cell>
          <table:table-cell table:formula="of:=VLOOKUP([.$A736];[MAF_5K_Walk_Watch__Crunch.$A$2:.$E$688];1;1)" office:value-type="string" office:string-value="2018-07-20T09:55:46Z" calcext:value-type="string">
            <text:p>2018-07-20T09:55:46Z</text:p>
          </table:table-cell>
          <table:table-cell table:formula="of:=VLOOKUP([.$A73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09:55:50Z</text:p>
          </table:table-cell>
          <table:table-cell office:value-type="float" office:value="40.009847" calcext:value-type="float">
            <text:p>40.009847</text:p>
          </table:table-cell>
          <table:table-cell office:value-type="float" office:value="-79.58281" calcext:value-type="float">
            <text:p>-79.58281</text:p>
          </table:table-cell>
          <table:table-cell office:value-type="float" office:value="310.2" calcext:value-type="float">
            <text:p>310.2</text:p>
          </table:table-cell>
          <table:table-cell office:value-type="float" office:value="96" calcext:value-type="float">
            <text:p>96</text:p>
          </table:table-cell>
          <table:table-cell table:formula="of:=VLOOKUP([.$A737];[MAF_5K_Walk_Watch__Crunch.$A$2:.$E$688];1;1)" office:value-type="string" office:string-value="2018-07-20T09:55:50Z" calcext:value-type="string">
            <text:p>2018-07-20T09:55:50Z</text:p>
          </table:table-cell>
          <table:table-cell table:formula="of:=VLOOKUP([.$A73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5:53Z</text:p>
          </table:table-cell>
          <table:table-cell office:value-type="float" office:value="40.009832" calcext:value-type="float">
            <text:p>40.009832</text:p>
          </table:table-cell>
          <table:table-cell office:value-type="float" office:value="-79.582777" calcext:value-type="float">
            <text:p>-79.582777</text:p>
          </table:table-cell>
          <table:table-cell office:value-type="float" office:value="310.2" calcext:value-type="float">
            <text:p>310.2</text:p>
          </table:table-cell>
          <table:table-cell office:value-type="float" office:value="94" calcext:value-type="float">
            <text:p>94</text:p>
          </table:table-cell>
          <table:table-cell table:formula="of:=VLOOKUP([.$A738];[MAF_5K_Walk_Watch__Crunch.$A$2:.$E$688];1;1)" office:value-type="string" office:string-value="2018-07-20T09:55:51Z" calcext:value-type="string">
            <text:p>2018-07-20T09:55:51Z</text:p>
          </table:table-cell>
          <table:table-cell table:formula="of:=VLOOKUP([.$A73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5:56Z</text:p>
          </table:table-cell>
          <table:table-cell office:value-type="float" office:value="40.009818" calcext:value-type="float">
            <text:p>40.009818</text:p>
          </table:table-cell>
          <table:table-cell office:value-type="float" office:value="-79.582742" calcext:value-type="float">
            <text:p>-79.582742</text:p>
          </table:table-cell>
          <table:table-cell office:value-type="float" office:value="310.2" calcext:value-type="float">
            <text:p>310.2</text:p>
          </table:table-cell>
          <table:table-cell office:value-type="float" office:value="95" calcext:value-type="float">
            <text:p>95</text:p>
          </table:table-cell>
          <table:table-cell table:formula="of:=VLOOKUP([.$A739];[MAF_5K_Walk_Watch__Crunch.$A$2:.$E$688];1;1)" office:value-type="string" office:string-value="2018-07-20T09:55:51Z" calcext:value-type="string">
            <text:p>2018-07-20T09:55:51Z</text:p>
          </table:table-cell>
          <table:table-cell table:formula="of:=VLOOKUP([.$A73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5:58Z</text:p>
          </table:table-cell>
          <table:table-cell office:value-type="float" office:value="40.009796" calcext:value-type="float">
            <text:p>40.009796</text:p>
          </table:table-cell>
          <table:table-cell office:value-type="float" office:value="-79.582697" calcext:value-type="float">
            <text:p>-79.582697</text:p>
          </table:table-cell>
          <table:table-cell office:value-type="float" office:value="310.2" calcext:value-type="float">
            <text:p>310.2</text:p>
          </table:table-cell>
          <table:table-cell office:value-type="float" office:value="95" calcext:value-type="float">
            <text:p>95</text:p>
          </table:table-cell>
          <table:table-cell table:formula="of:=VLOOKUP([.$A740];[MAF_5K_Walk_Watch__Crunch.$A$2:.$E$688];1;1)" office:value-type="string" office:string-value="2018-07-20T09:55:51Z" calcext:value-type="string">
            <text:p>2018-07-20T09:55:51Z</text:p>
          </table:table-cell>
          <table:table-cell table:formula="of:=VLOOKUP([.$A74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00Z</text:p>
          </table:table-cell>
          <table:table-cell office:value-type="float" office:value="40.009774" calcext:value-type="float">
            <text:p>40.009774</text:p>
          </table:table-cell>
          <table:table-cell office:value-type="float" office:value="-79.582665" calcext:value-type="float">
            <text:p>-79.582665</text:p>
          </table:table-cell>
          <table:table-cell office:value-type="float" office:value="310.1" calcext:value-type="float">
            <text:p>310.1</text:p>
          </table:table-cell>
          <table:table-cell office:value-type="float" office:value="94" calcext:value-type="float">
            <text:p>94</text:p>
          </table:table-cell>
          <table:table-cell table:formula="of:=VLOOKUP([.$A741];[MAF_5K_Walk_Watch__Crunch.$A$2:.$E$688];1;1)" office:value-type="string" office:string-value="2018-07-20T09:55:51Z" calcext:value-type="string">
            <text:p>2018-07-20T09:55:51Z</text:p>
          </table:table-cell>
          <table:table-cell table:formula="of:=VLOOKUP([.$A74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02Z</text:p>
          </table:table-cell>
          <table:table-cell office:value-type="float" office:value="40.009742" calcext:value-type="float">
            <text:p>40.009742</text:p>
          </table:table-cell>
          <table:table-cell office:value-type="float" office:value="-79.582644" calcext:value-type="float">
            <text:p>-79.582644</text:p>
          </table:table-cell>
          <table:table-cell office:value-type="float" office:value="310.1" calcext:value-type="float">
            <text:p>310.1</text:p>
          </table:table-cell>
          <table:table-cell office:value-type="float" office:value="95" calcext:value-type="float">
            <text:p>95</text:p>
          </table:table-cell>
          <table:table-cell table:formula="of:=VLOOKUP([.$A742];[MAF_5K_Walk_Watch__Crunch.$A$2:.$E$688];1;1)" office:value-type="string" office:string-value="2018-07-20T09:56:01Z" calcext:value-type="string">
            <text:p>2018-07-20T09:56:01Z</text:p>
          </table:table-cell>
          <table:table-cell table:formula="of:=VLOOKUP([.$A742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04Z</text:p>
          </table:table-cell>
          <table:table-cell office:value-type="float" office:value="40.009715" calcext:value-type="float">
            <text:p>40.009715</text:p>
          </table:table-cell>
          <table:table-cell office:value-type="float" office:value="-79.58263" calcext:value-type="float">
            <text:p>-79.58263</text:p>
          </table:table-cell>
          <table:table-cell office:value-type="float" office:value="310.2" calcext:value-type="float">
            <text:p>310.2</text:p>
          </table:table-cell>
          <table:table-cell office:value-type="float" office:value="95" calcext:value-type="float">
            <text:p>95</text:p>
          </table:table-cell>
          <table:table-cell table:formula="of:=VLOOKUP([.$A743];[MAF_5K_Walk_Watch__Crunch.$A$2:.$E$688];1;1)" office:value-type="string" office:string-value="2018-07-20T09:56:01Z" calcext:value-type="string">
            <text:p>2018-07-20T09:56:01Z</text:p>
          </table:table-cell>
          <table:table-cell table:formula="of:=VLOOKUP([.$A743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07Z</text:p>
          </table:table-cell>
          <table:table-cell office:value-type="float" office:value="40.009681" calcext:value-type="float">
            <text:p>40.009681</text:p>
          </table:table-cell>
          <table:table-cell office:value-type="float" office:value="-79.5826" calcext:value-type="float">
            <text:p>-79.5826</text:p>
          </table:table-cell>
          <table:table-cell office:value-type="float" office:value="310.2" calcext:value-type="float">
            <text:p>310.2</text:p>
          </table:table-cell>
          <table:table-cell office:value-type="float" office:value="95" calcext:value-type="float">
            <text:p>95</text:p>
          </table:table-cell>
          <table:table-cell table:formula="of:=VLOOKUP([.$A744];[MAF_5K_Walk_Watch__Crunch.$A$2:.$E$688];1;1)" office:value-type="string" office:string-value="2018-07-20T09:56:06Z" calcext:value-type="string">
            <text:p>2018-07-20T09:56:06Z</text:p>
          </table:table-cell>
          <table:table-cell table:formula="of:=VLOOKUP([.$A744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09Z</text:p>
          </table:table-cell>
          <table:table-cell office:value-type="float" office:value="40.009656" calcext:value-type="float">
            <text:p>40.009656</text:p>
          </table:table-cell>
          <table:table-cell office:value-type="float" office:value="-79.582576" calcext:value-type="float">
            <text:p>-79.582576</text:p>
          </table:table-cell>
          <table:table-cell office:value-type="float" office:value="310.1" calcext:value-type="float">
            <text:p>310.1</text:p>
          </table:table-cell>
          <table:table-cell office:value-type="float" office:value="95" calcext:value-type="float">
            <text:p>95</text:p>
          </table:table-cell>
          <table:table-cell table:formula="of:=VLOOKUP([.$A745];[MAF_5K_Walk_Watch__Crunch.$A$2:.$E$688];1;1)" office:value-type="string" office:string-value="2018-07-20T09:56:06Z" calcext:value-type="string">
            <text:p>2018-07-20T09:56:06Z</text:p>
          </table:table-cell>
          <table:table-cell table:formula="of:=VLOOKUP([.$A745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11Z</text:p>
          </table:table-cell>
          <table:table-cell office:value-type="float" office:value="40.009636" calcext:value-type="float">
            <text:p>40.009636</text:p>
          </table:table-cell>
          <table:table-cell office:value-type="float" office:value="-79.582552" calcext:value-type="float">
            <text:p>-79.582552</text:p>
          </table:table-cell>
          <table:table-cell office:value-type="float" office:value="310.1" calcext:value-type="float">
            <text:p>310.1</text:p>
          </table:table-cell>
          <table:table-cell office:value-type="float" office:value="95" calcext:value-type="float">
            <text:p>95</text:p>
          </table:table-cell>
          <table:table-cell table:formula="of:=VLOOKUP([.$A746];[MAF_5K_Walk_Watch__Crunch.$A$2:.$E$688];1;1)" office:value-type="string" office:string-value="2018-07-20T09:56:06Z" calcext:value-type="string">
            <text:p>2018-07-20T09:56:06Z</text:p>
          </table:table-cell>
          <table:table-cell table:formula="of:=VLOOKUP([.$A74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13Z</text:p>
          </table:table-cell>
          <table:table-cell office:value-type="float" office:value="40.009611" calcext:value-type="float">
            <text:p>40.009611</text:p>
          </table:table-cell>
          <table:table-cell office:value-type="float" office:value="-79.582523" calcext:value-type="float">
            <text:p>-79.582523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formula="of:=VLOOKUP([.$A747];[MAF_5K_Walk_Watch__Crunch.$A$2:.$E$688];1;1)" office:value-type="string" office:string-value="2018-07-20T09:56:06Z" calcext:value-type="string">
            <text:p>2018-07-20T09:56:06Z</text:p>
          </table:table-cell>
          <table:table-cell table:formula="of:=VLOOKUP([.$A74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15Z</text:p>
          </table:table-cell>
          <table:table-cell office:value-type="float" office:value="40.009584" calcext:value-type="float">
            <text:p>40.009584</text:p>
          </table:table-cell>
          <table:table-cell office:value-type="float" office:value="-79.582512" calcext:value-type="float">
            <text:p>-79.582512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formula="of:=VLOOKUP([.$A748];[MAF_5K_Walk_Watch__Crunch.$A$2:.$E$688];1;1)" office:value-type="string" office:string-value="2018-07-20T09:56:15Z" calcext:value-type="string">
            <text:p>2018-07-20T09:56:15Z</text:p>
          </table:table-cell>
          <table:table-cell table:formula="of:=VLOOKUP([.$A74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18Z</text:p>
          </table:table-cell>
          <table:table-cell office:value-type="float" office:value="40.009558" calcext:value-type="float">
            <text:p>40.009558</text:p>
          </table:table-cell>
          <table:table-cell office:value-type="float" office:value="-79.582499" calcext:value-type="float">
            <text:p>-79.58249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formula="of:=VLOOKUP([.$A749];[MAF_5K_Walk_Watch__Crunch.$A$2:.$E$688];1;1)" office:value-type="string" office:string-value="2018-07-20T09:56:15Z" calcext:value-type="string">
            <text:p>2018-07-20T09:56:15Z</text:p>
          </table:table-cell>
          <table:table-cell table:formula="of:=VLOOKUP([.$A74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20Z</text:p>
          </table:table-cell>
          <table:table-cell office:value-type="float" office:value="40.009528" calcext:value-type="float">
            <text:p>40.009528</text:p>
          </table:table-cell>
          <table:table-cell office:value-type="float" office:value="-79.582486" calcext:value-type="float">
            <text:p>-79.582486</text:p>
          </table:table-cell>
          <table:table-cell office:value-type="float" office:value="310" calcext:value-type="float">
            <text:p>310</text:p>
          </table:table-cell>
          <table:table-cell office:value-type="float" office:value="94" calcext:value-type="float">
            <text:p>94</text:p>
          </table:table-cell>
          <table:table-cell table:formula="of:=VLOOKUP([.$A750];[MAF_5K_Walk_Watch__Crunch.$A$2:.$E$688];1;1)" office:value-type="string" office:string-value="2018-07-20T09:56:20Z" calcext:value-type="string">
            <text:p>2018-07-20T09:56:20Z</text:p>
          </table:table-cell>
          <table:table-cell table:formula="of:=VLOOKUP([.$A75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23Z</text:p>
          </table:table-cell>
          <table:table-cell office:value-type="float" office:value="40.009494" calcext:value-type="float">
            <text:p>40.009494</text:p>
          </table:table-cell>
          <table:table-cell office:value-type="float" office:value="-79.582464" calcext:value-type="float">
            <text:p>-79.582464</text:p>
          </table:table-cell>
          <table:table-cell office:value-type="float" office:value="310.1" calcext:value-type="float">
            <text:p>310.1</text:p>
          </table:table-cell>
          <table:table-cell office:value-type="float" office:value="93" calcext:value-type="float">
            <text:p>93</text:p>
          </table:table-cell>
          <table:table-cell table:formula="of:=VLOOKUP([.$A751];[MAF_5K_Walk_Watch__Crunch.$A$2:.$E$688];1;1)" office:value-type="string" office:string-value="2018-07-20T09:56:20Z" calcext:value-type="string">
            <text:p>2018-07-20T09:56:20Z</text:p>
          </table:table-cell>
          <table:table-cell table:formula="of:=VLOOKUP([.$A75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25Z</text:p>
          </table:table-cell>
          <table:table-cell office:value-type="float" office:value="40.009468" calcext:value-type="float">
            <text:p>40.009468</text:p>
          </table:table-cell>
          <table:table-cell office:value-type="float" office:value="-79.582441" calcext:value-type="float">
            <text:p>-79.582441</text:p>
          </table:table-cell>
          <table:table-cell office:value-type="float" office:value="310.2" calcext:value-type="float">
            <text:p>310.2</text:p>
          </table:table-cell>
          <table:table-cell office:value-type="float" office:value="93" calcext:value-type="float">
            <text:p>93</text:p>
          </table:table-cell>
          <table:table-cell table:formula="of:=VLOOKUP([.$A752];[MAF_5K_Walk_Watch__Crunch.$A$2:.$E$688];1;1)" office:value-type="string" office:string-value="2018-07-20T09:56:25Z" calcext:value-type="string">
            <text:p>2018-07-20T09:56:25Z</text:p>
          </table:table-cell>
          <table:table-cell table:formula="of:=VLOOKUP([.$A752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27Z</text:p>
          </table:table-cell>
          <table:table-cell office:value-type="float" office:value="40.009441" calcext:value-type="float">
            <text:p>40.009441</text:p>
          </table:table-cell>
          <table:table-cell office:value-type="float" office:value="-79.582414" calcext:value-type="float">
            <text:p>-79.582414</text:p>
          </table:table-cell>
          <table:table-cell office:value-type="float" office:value="310.3" calcext:value-type="float">
            <text:p>310.3</text:p>
          </table:table-cell>
          <table:table-cell office:value-type="float" office:value="93" calcext:value-type="float">
            <text:p>93</text:p>
          </table:table-cell>
          <table:table-cell table:formula="of:=VLOOKUP([.$A753];[MAF_5K_Walk_Watch__Crunch.$A$2:.$E$688];1;1)" office:value-type="string" office:string-value="2018-07-20T09:56:25Z" calcext:value-type="string">
            <text:p>2018-07-20T09:56:25Z</text:p>
          </table:table-cell>
          <table:table-cell table:formula="of:=VLOOKUP([.$A753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30Z</text:p>
          </table:table-cell>
          <table:table-cell office:value-type="float" office:value="40.009408" calcext:value-type="float">
            <text:p>40.009408</text:p>
          </table:table-cell>
          <table:table-cell office:value-type="float" office:value="-79.582401" calcext:value-type="float">
            <text:p>-79.582401</text:p>
          </table:table-cell>
          <table:table-cell office:value-type="float" office:value="310.3" calcext:value-type="float">
            <text:p>310.3</text:p>
          </table:table-cell>
          <table:table-cell office:value-type="float" office:value="91" calcext:value-type="float">
            <text:p>91</text:p>
          </table:table-cell>
          <table:table-cell table:formula="of:=VLOOKUP([.$A754];[MAF_5K_Walk_Watch__Crunch.$A$2:.$E$688];1;1)" office:value-type="string" office:string-value="2018-07-20T09:56:30Z" calcext:value-type="string">
            <text:p>2018-07-20T09:56:30Z</text:p>
          </table:table-cell>
          <table:table-cell table:formula="of:=VLOOKUP([.$A754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33Z</text:p>
          </table:table-cell>
          <table:table-cell office:value-type="float" office:value="40.009378" calcext:value-type="float">
            <text:p>40.009378</text:p>
          </table:table-cell>
          <table:table-cell office:value-type="float" office:value="-79.582386" calcext:value-type="float">
            <text:p>-79.582386</text:p>
          </table:table-cell>
          <table:table-cell office:value-type="float" office:value="310.4" calcext:value-type="float">
            <text:p>310.4</text:p>
          </table:table-cell>
          <table:table-cell office:value-type="float" office:value="95" calcext:value-type="float">
            <text:p>95</text:p>
          </table:table-cell>
          <table:table-cell table:formula="of:=VLOOKUP([.$A755];[MAF_5K_Walk_Watch__Crunch.$A$2:.$E$688];1;1)" office:value-type="string" office:string-value="2018-07-20T09:56:30Z" calcext:value-type="string">
            <text:p>2018-07-20T09:56:30Z</text:p>
          </table:table-cell>
          <table:table-cell table:formula="of:=VLOOKUP([.$A755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36Z</text:p>
          </table:table-cell>
          <table:table-cell office:value-type="float" office:value="40.009348" calcext:value-type="float">
            <text:p>40.009348</text:p>
          </table:table-cell>
          <table:table-cell office:value-type="float" office:value="-79.582345" calcext:value-type="float">
            <text:p>-79.582345</text:p>
          </table:table-cell>
          <table:table-cell office:value-type="float" office:value="310.5" calcext:value-type="float">
            <text:p>310.5</text:p>
          </table:table-cell>
          <table:table-cell office:value-type="float" office:value="93" calcext:value-type="float">
            <text:p>93</text:p>
          </table:table-cell>
          <table:table-cell table:formula="of:=VLOOKUP([.$A756];[MAF_5K_Walk_Watch__Crunch.$A$2:.$E$688];1;1)" office:value-type="string" office:string-value="2018-07-20T09:56:35Z" calcext:value-type="string">
            <text:p>2018-07-20T09:56:35Z</text:p>
          </table:table-cell>
          <table:table-cell table:formula="of:=VLOOKUP([.$A75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38Z</text:p>
          </table:table-cell>
          <table:table-cell office:value-type="float" office:value="40.009323" calcext:value-type="float">
            <text:p>40.009323</text:p>
          </table:table-cell>
          <table:table-cell office:value-type="float" office:value="-79.58231" calcext:value-type="float">
            <text:p>-79.58231</text:p>
          </table:table-cell>
          <table:table-cell office:value-type="float" office:value="310.6" calcext:value-type="float">
            <text:p>310.6</text:p>
          </table:table-cell>
          <table:table-cell office:value-type="float" office:value="92" calcext:value-type="float">
            <text:p>92</text:p>
          </table:table-cell>
          <table:table-cell table:formula="of:=VLOOKUP([.$A757];[MAF_5K_Walk_Watch__Crunch.$A$2:.$E$688];1;1)" office:value-type="string" office:string-value="2018-07-20T09:56:35Z" calcext:value-type="string">
            <text:p>2018-07-20T09:56:35Z</text:p>
          </table:table-cell>
          <table:table-cell table:formula="of:=VLOOKUP([.$A75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40Z</text:p>
          </table:table-cell>
          <table:table-cell office:value-type="float" office:value="40.009297" calcext:value-type="float">
            <text:p>40.009297</text:p>
          </table:table-cell>
          <table:table-cell office:value-type="float" office:value="-79.582282" calcext:value-type="float">
            <text:p>-79.582282</text:p>
          </table:table-cell>
          <table:table-cell office:value-type="float" office:value="310.7" calcext:value-type="float">
            <text:p>310.7</text:p>
          </table:table-cell>
          <table:table-cell office:value-type="float" office:value="91" calcext:value-type="float">
            <text:p>91</text:p>
          </table:table-cell>
          <table:table-cell table:formula="of:=VLOOKUP([.$A758];[MAF_5K_Walk_Watch__Crunch.$A$2:.$E$688];1;1)" office:value-type="string" office:string-value="2018-07-20T09:56:40Z" calcext:value-type="string">
            <text:p>2018-07-20T09:56:40Z</text:p>
          </table:table-cell>
          <table:table-cell table:formula="of:=VLOOKUP([.$A75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42Z</text:p>
          </table:table-cell>
          <table:table-cell office:value-type="float" office:value="40.009273" calcext:value-type="float">
            <text:p>40.009273</text:p>
          </table:table-cell>
          <table:table-cell office:value-type="float" office:value="-79.58226" calcext:value-type="float">
            <text:p>-79.58226</text:p>
          </table:table-cell>
          <table:table-cell office:value-type="float" office:value="310.9" calcext:value-type="float">
            <text:p>310.9</text:p>
          </table:table-cell>
          <table:table-cell office:value-type="float" office:value="91" calcext:value-type="float">
            <text:p>91</text:p>
          </table:table-cell>
          <table:table-cell table:formula="of:=VLOOKUP([.$A759];[MAF_5K_Walk_Watch__Crunch.$A$2:.$E$688];1;1)" office:value-type="string" office:string-value="2018-07-20T09:56:40Z" calcext:value-type="string">
            <text:p>2018-07-20T09:56:40Z</text:p>
          </table:table-cell>
          <table:table-cell table:formula="of:=VLOOKUP([.$A75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45Z</text:p>
          </table:table-cell>
          <table:table-cell office:value-type="float" office:value="40.009254" calcext:value-type="float">
            <text:p>40.009254</text:p>
          </table:table-cell>
          <table:table-cell office:value-type="float" office:value="-79.582234" calcext:value-type="float">
            <text:p>-79.582234</text:p>
          </table:table-cell>
          <table:table-cell office:value-type="float" office:value="311" calcext:value-type="float">
            <text:p>311</text:p>
          </table:table-cell>
          <table:table-cell office:value-type="float" office:value="91" calcext:value-type="float">
            <text:p>91</text:p>
          </table:table-cell>
          <table:table-cell table:formula="of:=VLOOKUP([.$A760];[MAF_5K_Walk_Watch__Crunch.$A$2:.$E$688];1;1)" office:value-type="string" office:string-value="2018-07-20T09:56:45Z" calcext:value-type="string">
            <text:p>2018-07-20T09:56:45Z</text:p>
          </table:table-cell>
          <table:table-cell table:formula="of:=VLOOKUP([.$A76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49Z</text:p>
          </table:table-cell>
          <table:table-cell office:value-type="float" office:value="40.009217" calcext:value-type="float">
            <text:p>40.009217</text:p>
          </table:table-cell>
          <table:table-cell office:value-type="float" office:value="-79.582211" calcext:value-type="float">
            <text:p>-79.582211</text:p>
          </table:table-cell>
          <table:table-cell office:value-type="float" office:value="311.2" calcext:value-type="float">
            <text:p>311.2</text:p>
          </table:table-cell>
          <table:table-cell office:value-type="float" office:value="90" calcext:value-type="float">
            <text:p>90</text:p>
          </table:table-cell>
          <table:table-cell table:formula="of:=VLOOKUP([.$A761];[MAF_5K_Walk_Watch__Crunch.$A$2:.$E$688];1;1)" office:value-type="string" office:string-value="2018-07-20T09:56:45Z" calcext:value-type="string">
            <text:p>2018-07-20T09:56:45Z</text:p>
          </table:table-cell>
          <table:table-cell table:formula="of:=VLOOKUP([.$A76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51Z</text:p>
          </table:table-cell>
          <table:table-cell office:value-type="float" office:value="40.009186" calcext:value-type="float">
            <text:p>40.009186</text:p>
          </table:table-cell>
          <table:table-cell office:value-type="float" office:value="-79.582189" calcext:value-type="float">
            <text:p>-79.582189</text:p>
          </table:table-cell>
          <table:table-cell office:value-type="float" office:value="311.4" calcext:value-type="float">
            <text:p>311.4</text:p>
          </table:table-cell>
          <table:table-cell office:value-type="float" office:value="90" calcext:value-type="float">
            <text:p>90</text:p>
          </table:table-cell>
          <table:table-cell table:formula="of:=VLOOKUP([.$A762];[MAF_5K_Walk_Watch__Crunch.$A$2:.$E$688];1;1)" office:value-type="string" office:string-value="2018-07-20T09:56:51Z" calcext:value-type="string">
            <text:p>2018-07-20T09:56:51Z</text:p>
          </table:table-cell>
          <table:table-cell table:formula="of:=VLOOKUP([.$A762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53Z</text:p>
          </table:table-cell>
          <table:table-cell office:value-type="float" office:value="40.009148" calcext:value-type="float">
            <text:p>40.009148</text:p>
          </table:table-cell>
          <table:table-cell office:value-type="float" office:value="-79.582169" calcext:value-type="float">
            <text:p>-79.582169</text:p>
          </table:table-cell>
          <table:table-cell office:value-type="float" office:value="311.6" calcext:value-type="float">
            <text:p>311.6</text:p>
          </table:table-cell>
          <table:table-cell office:value-type="float" office:value="90" calcext:value-type="float">
            <text:p>90</text:p>
          </table:table-cell>
          <table:table-cell table:formula="of:=VLOOKUP([.$A763];[MAF_5K_Walk_Watch__Crunch.$A$2:.$E$688];1;1)" office:value-type="string" office:string-value="2018-07-20T09:56:51Z" calcext:value-type="string">
            <text:p>2018-07-20T09:56:51Z</text:p>
          </table:table-cell>
          <table:table-cell table:formula="of:=VLOOKUP([.$A763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6:55Z</text:p>
          </table:table-cell>
          <table:table-cell office:value-type="float" office:value="40.00912" calcext:value-type="float">
            <text:p>40.00912</text:p>
          </table:table-cell>
          <table:table-cell office:value-type="float" office:value="-79.58215" calcext:value-type="float">
            <text:p>-79.58215</text:p>
          </table:table-cell>
          <table:table-cell office:value-type="float" office:value="311.8" calcext:value-type="float">
            <text:p>311.8</text:p>
          </table:table-cell>
          <table:table-cell office:value-type="float" office:value="91" calcext:value-type="float">
            <text:p>91</text:p>
          </table:table-cell>
          <table:table-cell table:formula="of:=VLOOKUP([.$A764];[MAF_5K_Walk_Watch__Crunch.$A$2:.$E$688];1;1)" office:value-type="string" office:string-value="2018-07-20T09:56:54Z" calcext:value-type="string">
            <text:p>2018-07-20T09:56:54Z</text:p>
          </table:table-cell>
          <table:table-cell table:formula="of:=VLOOKUP([.$A76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6:57Z</text:p>
          </table:table-cell>
          <table:table-cell office:value-type="float" office:value="40.009093" calcext:value-type="float">
            <text:p>40.009093</text:p>
          </table:table-cell>
          <table:table-cell office:value-type="float" office:value="-79.58213" calcext:value-type="float">
            <text:p>-79.58213</text:p>
          </table:table-cell>
          <table:table-cell office:value-type="float" office:value="311.9" calcext:value-type="float">
            <text:p>311.9</text:p>
          </table:table-cell>
          <table:table-cell office:value-type="float" office:value="91" calcext:value-type="float">
            <text:p>91</text:p>
          </table:table-cell>
          <table:table-cell table:formula="of:=VLOOKUP([.$A765];[MAF_5K_Walk_Watch__Crunch.$A$2:.$E$688];1;1)" office:value-type="string" office:string-value="2018-07-20T09:56:56Z" calcext:value-type="string">
            <text:p>2018-07-20T09:56:56Z</text:p>
          </table:table-cell>
          <table:table-cell table:formula="of:=VLOOKUP([.$A765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6:59Z</text:p>
          </table:table-cell>
          <table:table-cell office:value-type="float" office:value="40.009064" calcext:value-type="float">
            <text:p>40.009064</text:p>
          </table:table-cell>
          <table:table-cell office:value-type="float" office:value="-79.582113" calcext:value-type="float">
            <text:p>-79.582113</text:p>
          </table:table-cell>
          <table:table-cell office:value-type="float" office:value="312.1" calcext:value-type="float">
            <text:p>312.1</text:p>
          </table:table-cell>
          <table:table-cell office:value-type="float" office:value="91" calcext:value-type="float">
            <text:p>91</text:p>
          </table:table-cell>
          <table:table-cell table:formula="of:=VLOOKUP([.$A766];[MAF_5K_Walk_Watch__Crunch.$A$2:.$E$688];1;1)" office:value-type="string" office:string-value="2018-07-20T09:56:56Z" calcext:value-type="string">
            <text:p>2018-07-20T09:56:56Z</text:p>
          </table:table-cell>
          <table:table-cell table:formula="of:=VLOOKUP([.$A766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01Z</text:p>
          </table:table-cell>
          <table:table-cell office:value-type="float" office:value="40.009033" calcext:value-type="float">
            <text:p>40.009033</text:p>
          </table:table-cell>
          <table:table-cell office:value-type="float" office:value="-79.582093" calcext:value-type="float">
            <text:p>-79.582093</text:p>
          </table:table-cell>
          <table:table-cell office:value-type="float" office:value="312.3" calcext:value-type="float">
            <text:p>312.3</text:p>
          </table:table-cell>
          <table:table-cell office:value-type="float" office:value="91" calcext:value-type="float">
            <text:p>91</text:p>
          </table:table-cell>
          <table:table-cell table:formula="of:=VLOOKUP([.$A767];[MAF_5K_Walk_Watch__Crunch.$A$2:.$E$688];1;1)" office:value-type="string" office:string-value="2018-07-20T09:57:01Z" calcext:value-type="string">
            <text:p>2018-07-20T09:57:01Z</text:p>
          </table:table-cell>
          <table:table-cell table:formula="of:=VLOOKUP([.$A767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03Z</text:p>
          </table:table-cell>
          <table:table-cell office:value-type="float" office:value="40.008998" calcext:value-type="float">
            <text:p>40.008998</text:p>
          </table:table-cell>
          <table:table-cell office:value-type="float" office:value="-79.582065" calcext:value-type="float">
            <text:p>-79.582065</text:p>
          </table:table-cell>
          <table:table-cell office:value-type="float" office:value="312.5" calcext:value-type="float">
            <text:p>312.5</text:p>
          </table:table-cell>
          <table:table-cell office:value-type="float" office:value="91" calcext:value-type="float">
            <text:p>91</text:p>
          </table:table-cell>
          <table:table-cell table:formula="of:=VLOOKUP([.$A768];[MAF_5K_Walk_Watch__Crunch.$A$2:.$E$688];1;1)" office:value-type="string" office:string-value="2018-07-20T09:57:01Z" calcext:value-type="string">
            <text:p>2018-07-20T09:57:01Z</text:p>
          </table:table-cell>
          <table:table-cell table:formula="of:=VLOOKUP([.$A768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06Z</text:p>
          </table:table-cell>
          <table:table-cell office:value-type="float" office:value="40.008975" calcext:value-type="float">
            <text:p>40.008975</text:p>
          </table:table-cell>
          <table:table-cell office:value-type="float" office:value="-79.582036" calcext:value-type="float">
            <text:p>-79.582036</text:p>
          </table:table-cell>
          <table:table-cell office:value-type="float" office:value="312.7" calcext:value-type="float">
            <text:p>312.7</text:p>
          </table:table-cell>
          <table:table-cell office:value-type="float" office:value="91" calcext:value-type="float">
            <text:p>91</text:p>
          </table:table-cell>
          <table:table-cell table:formula="of:=VLOOKUP([.$A769];[MAF_5K_Walk_Watch__Crunch.$A$2:.$E$688];1;1)" office:value-type="string" office:string-value="2018-07-20T09:57:06Z" calcext:value-type="string">
            <text:p>2018-07-20T09:57:06Z</text:p>
          </table:table-cell>
          <table:table-cell table:formula="of:=VLOOKUP([.$A76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09Z</text:p>
          </table:table-cell>
          <table:table-cell office:value-type="float" office:value="40.008956" calcext:value-type="float">
            <text:p>40.008956</text:p>
          </table:table-cell>
          <table:table-cell office:value-type="float" office:value="-79.582001" calcext:value-type="float">
            <text:p>-79.582001</text:p>
          </table:table-cell>
          <table:table-cell office:value-type="float" office:value="312.8" calcext:value-type="float">
            <text:p>312.8</text:p>
          </table:table-cell>
          <table:table-cell office:value-type="float" office:value="93" calcext:value-type="float">
            <text:p>93</text:p>
          </table:table-cell>
          <table:table-cell table:formula="of:=VLOOKUP([.$A770];[MAF_5K_Walk_Watch__Crunch.$A$2:.$E$688];1;1)" office:value-type="string" office:string-value="2018-07-20T09:57:06Z" calcext:value-type="string">
            <text:p>2018-07-20T09:57:06Z</text:p>
          </table:table-cell>
          <table:table-cell table:formula="of:=VLOOKUP([.$A77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12Z</text:p>
          </table:table-cell>
          <table:table-cell office:value-type="float" office:value="40.008938" calcext:value-type="float">
            <text:p>40.008938</text:p>
          </table:table-cell>
          <table:table-cell office:value-type="float" office:value="-79.581967" calcext:value-type="float">
            <text:p>-79.581967</text:p>
          </table:table-cell>
          <table:table-cell office:value-type="float" office:value="312.9" calcext:value-type="float">
            <text:p>312.9</text:p>
          </table:table-cell>
          <table:table-cell office:value-type="float" office:value="93" calcext:value-type="float">
            <text:p>93</text:p>
          </table:table-cell>
          <table:table-cell table:formula="of:=VLOOKUP([.$A771];[MAF_5K_Walk_Watch__Crunch.$A$2:.$E$688];1;1)" office:value-type="string" office:string-value="2018-07-20T09:57:11Z" calcext:value-type="string">
            <text:p>2018-07-20T09:57:11Z</text:p>
          </table:table-cell>
          <table:table-cell table:formula="of:=VLOOKUP([.$A77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14Z</text:p>
          </table:table-cell>
          <table:table-cell office:value-type="float" office:value="40.008916" calcext:value-type="float">
            <text:p>40.008916</text:p>
          </table:table-cell>
          <table:table-cell office:value-type="float" office:value="-79.581931" calcext:value-type="float">
            <text:p>-79.581931</text:p>
          </table:table-cell>
          <table:table-cell office:value-type="float" office:value="313.1" calcext:value-type="float">
            <text:p>313.1</text:p>
          </table:table-cell>
          <table:table-cell office:value-type="float" office:value="93" calcext:value-type="float">
            <text:p>93</text:p>
          </table:table-cell>
          <table:table-cell table:formula="of:=VLOOKUP([.$A772];[MAF_5K_Walk_Watch__Crunch.$A$2:.$E$688];1;1)" office:value-type="string" office:string-value="2018-07-20T09:57:11Z" calcext:value-type="string">
            <text:p>2018-07-20T09:57:11Z</text:p>
          </table:table-cell>
          <table:table-cell table:formula="of:=VLOOKUP([.$A772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16Z</text:p>
          </table:table-cell>
          <table:table-cell office:value-type="float" office:value="40.008893" calcext:value-type="float">
            <text:p>40.008893</text:p>
          </table:table-cell>
          <table:table-cell office:value-type="float" office:value="-79.581904" calcext:value-type="float">
            <text:p>-79.581904</text:p>
          </table:table-cell>
          <table:table-cell office:value-type="float" office:value="313.2" calcext:value-type="float">
            <text:p>313.2</text:p>
          </table:table-cell>
          <table:table-cell office:value-type="float" office:value="93" calcext:value-type="float">
            <text:p>93</text:p>
          </table:table-cell>
          <table:table-cell table:formula="of:=VLOOKUP([.$A773];[MAF_5K_Walk_Watch__Crunch.$A$2:.$E$688];1;1)" office:value-type="string" office:string-value="2018-07-20T09:57:16Z" calcext:value-type="string">
            <text:p>2018-07-20T09:57:16Z</text:p>
          </table:table-cell>
          <table:table-cell table:formula="of:=VLOOKUP([.$A77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19Z</text:p>
          </table:table-cell>
          <table:table-cell office:value-type="float" office:value="40.008866" calcext:value-type="float">
            <text:p>40.008866</text:p>
          </table:table-cell>
          <table:table-cell office:value-type="float" office:value="-79.581876" calcext:value-type="float">
            <text:p>-79.581876</text:p>
          </table:table-cell>
          <table:table-cell office:value-type="float" office:value="313.3" calcext:value-type="float">
            <text:p>313.3</text:p>
          </table:table-cell>
          <table:table-cell office:value-type="float" office:value="93" calcext:value-type="float">
            <text:p>93</text:p>
          </table:table-cell>
          <table:table-cell table:formula="of:=VLOOKUP([.$A774];[MAF_5K_Walk_Watch__Crunch.$A$2:.$E$688];1;1)" office:value-type="string" office:string-value="2018-07-20T09:57:16Z" calcext:value-type="string">
            <text:p>2018-07-20T09:57:16Z</text:p>
          </table:table-cell>
          <table:table-cell table:formula="of:=VLOOKUP([.$A77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22Z</text:p>
          </table:table-cell>
          <table:table-cell office:value-type="float" office:value="40.00883" calcext:value-type="float">
            <text:p>40.00883</text:p>
          </table:table-cell>
          <table:table-cell office:value-type="float" office:value="-79.581853" calcext:value-type="float">
            <text:p>-79.581853</text:p>
          </table:table-cell>
          <table:table-cell office:value-type="float" office:value="313.3" calcext:value-type="float">
            <text:p>313.3</text:p>
          </table:table-cell>
          <table:table-cell office:value-type="float" office:value="94" calcext:value-type="float">
            <text:p>94</text:p>
          </table:table-cell>
          <table:table-cell table:formula="of:=VLOOKUP([.$A775];[MAF_5K_Walk_Watch__Crunch.$A$2:.$E$688];1;1)" office:value-type="string" office:string-value="2018-07-20T09:57:21Z" calcext:value-type="string">
            <text:p>2018-07-20T09:57:21Z</text:p>
          </table:table-cell>
          <table:table-cell table:formula="of:=VLOOKUP([.$A775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24Z</text:p>
          </table:table-cell>
          <table:table-cell office:value-type="float" office:value="40.008804" calcext:value-type="float">
            <text:p>40.008804</text:p>
          </table:table-cell>
          <table:table-cell office:value-type="float" office:value="-79.581835" calcext:value-type="float">
            <text:p>-79.581835</text:p>
          </table:table-cell>
          <table:table-cell office:value-type="float" office:value="313.4" calcext:value-type="float">
            <text:p>313.4</text:p>
          </table:table-cell>
          <table:table-cell office:value-type="float" office:value="95" calcext:value-type="float">
            <text:p>95</text:p>
          </table:table-cell>
          <table:table-cell table:formula="of:=VLOOKUP([.$A776];[MAF_5K_Walk_Watch__Crunch.$A$2:.$E$688];1;1)" office:value-type="string" office:string-value="2018-07-20T09:57:21Z" calcext:value-type="string">
            <text:p>2018-07-20T09:57:21Z</text:p>
          </table:table-cell>
          <table:table-cell table:formula="of:=VLOOKUP([.$A776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26Z</text:p>
          </table:table-cell>
          <table:table-cell office:value-type="float" office:value="40.008777" calcext:value-type="float">
            <text:p>40.008777</text:p>
          </table:table-cell>
          <table:table-cell office:value-type="float" office:value="-79.581815" calcext:value-type="float">
            <text:p>-79.581815</text:p>
          </table:table-cell>
          <table:table-cell office:value-type="float" office:value="313.4" calcext:value-type="float">
            <text:p>313.4</text:p>
          </table:table-cell>
          <table:table-cell office:value-type="float" office:value="94" calcext:value-type="float">
            <text:p>94</text:p>
          </table:table-cell>
          <table:table-cell table:formula="of:=VLOOKUP([.$A777];[MAF_5K_Walk_Watch__Crunch.$A$2:.$E$688];1;1)" office:value-type="string" office:string-value="2018-07-20T09:57:26Z" calcext:value-type="string">
            <text:p>2018-07-20T09:57:26Z</text:p>
          </table:table-cell>
          <table:table-cell table:formula="of:=VLOOKUP([.$A777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29Z</text:p>
          </table:table-cell>
          <table:table-cell office:value-type="float" office:value="40.008743" calcext:value-type="float">
            <text:p>40.008743</text:p>
          </table:table-cell>
          <table:table-cell office:value-type="float" office:value="-79.581796" calcext:value-type="float">
            <text:p>-79.581796</text:p>
          </table:table-cell>
          <table:table-cell office:value-type="float" office:value="313.5" calcext:value-type="float">
            <text:p>313.5</text:p>
          </table:table-cell>
          <table:table-cell office:value-type="float" office:value="95" calcext:value-type="float">
            <text:p>95</text:p>
          </table:table-cell>
          <table:table-cell table:formula="of:=VLOOKUP([.$A778];[MAF_5K_Walk_Watch__Crunch.$A$2:.$E$688];1;1)" office:value-type="string" office:string-value="2018-07-20T09:57:26Z" calcext:value-type="string">
            <text:p>2018-07-20T09:57:26Z</text:p>
          </table:table-cell>
          <table:table-cell table:formula="of:=VLOOKUP([.$A778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31Z</text:p>
          </table:table-cell>
          <table:table-cell office:value-type="float" office:value="40.008713" calcext:value-type="float">
            <text:p>40.008713</text:p>
          </table:table-cell>
          <table:table-cell office:value-type="float" office:value="-79.581779" calcext:value-type="float">
            <text:p>-79.581779</text:p>
          </table:table-cell>
          <table:table-cell office:value-type="float" office:value="313.5" calcext:value-type="float">
            <text:p>313.5</text:p>
          </table:table-cell>
          <table:table-cell office:value-type="float" office:value="96" calcext:value-type="float">
            <text:p>96</text:p>
          </table:table-cell>
          <table:table-cell table:formula="of:=VLOOKUP([.$A779];[MAF_5K_Walk_Watch__Crunch.$A$2:.$E$688];1;1)" office:value-type="string" office:string-value="2018-07-20T09:57:31Z" calcext:value-type="string">
            <text:p>2018-07-20T09:57:31Z</text:p>
          </table:table-cell>
          <table:table-cell table:formula="of:=VLOOKUP([.$A77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34Z</text:p>
          </table:table-cell>
          <table:table-cell office:value-type="float" office:value="40.008681" calcext:value-type="float">
            <text:p>40.008681</text:p>
          </table:table-cell>
          <table:table-cell office:value-type="float" office:value="-79.58175" calcext:value-type="float">
            <text:p>-79.58175</text:p>
          </table:table-cell>
          <table:table-cell office:value-type="float" office:value="313.6" calcext:value-type="float">
            <text:p>313.6</text:p>
          </table:table-cell>
          <table:table-cell office:value-type="float" office:value="96" calcext:value-type="float">
            <text:p>96</text:p>
          </table:table-cell>
          <table:table-cell table:formula="of:=VLOOKUP([.$A780];[MAF_5K_Walk_Watch__Crunch.$A$2:.$E$688];1;1)" office:value-type="string" office:string-value="2018-07-20T09:57:31Z" calcext:value-type="string">
            <text:p>2018-07-20T09:57:31Z</text:p>
          </table:table-cell>
          <table:table-cell table:formula="of:=VLOOKUP([.$A78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36Z</text:p>
          </table:table-cell>
          <table:table-cell office:value-type="float" office:value="40.008648" calcext:value-type="float">
            <text:p>40.008648</text:p>
          </table:table-cell>
          <table:table-cell office:value-type="float" office:value="-79.581716" calcext:value-type="float">
            <text:p>-79.581716</text:p>
          </table:table-cell>
          <table:table-cell office:value-type="float" office:value="313.6" calcext:value-type="float">
            <text:p>313.6</text:p>
          </table:table-cell>
          <table:table-cell office:value-type="float" office:value="97" calcext:value-type="float">
            <text:p>97</text:p>
          </table:table-cell>
          <table:table-cell table:formula="of:=VLOOKUP([.$A781];[MAF_5K_Walk_Watch__Crunch.$A$2:.$E$688];1;1)" office:value-type="string" office:string-value="2018-07-20T09:57:36Z" calcext:value-type="string">
            <text:p>2018-07-20T09:57:36Z</text:p>
          </table:table-cell>
          <table:table-cell table:formula="of:=VLOOKUP([.$A78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39Z</text:p>
          </table:table-cell>
          <table:table-cell office:value-type="float" office:value="40.008621" calcext:value-type="float">
            <text:p>40.008621</text:p>
          </table:table-cell>
          <table:table-cell office:value-type="float" office:value="-79.581682" calcext:value-type="float">
            <text:p>-79.581682</text:p>
          </table:table-cell>
          <table:table-cell office:value-type="float" office:value="313.7" calcext:value-type="float">
            <text:p>313.7</text:p>
          </table:table-cell>
          <table:table-cell office:value-type="float" office:value="97" calcext:value-type="float">
            <text:p>97</text:p>
          </table:table-cell>
          <table:table-cell table:formula="of:=VLOOKUP([.$A782];[MAF_5K_Walk_Watch__Crunch.$A$2:.$E$688];1;1)" office:value-type="string" office:string-value="2018-07-20T09:57:36Z" calcext:value-type="string">
            <text:p>2018-07-20T09:57:36Z</text:p>
          </table:table-cell>
          <table:table-cell table:formula="of:=VLOOKUP([.$A782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42Z</text:p>
          </table:table-cell>
          <table:table-cell office:value-type="float" office:value="40.008586" calcext:value-type="float">
            <text:p>40.008586</text:p>
          </table:table-cell>
          <table:table-cell office:value-type="float" office:value="-79.581649" calcext:value-type="float">
            <text:p>-79.581649</text:p>
          </table:table-cell>
          <table:table-cell office:value-type="float" office:value="313.7" calcext:value-type="float">
            <text:p>313.7</text:p>
          </table:table-cell>
          <table:table-cell office:value-type="float" office:value="96" calcext:value-type="float">
            <text:p>96</text:p>
          </table:table-cell>
          <table:table-cell table:formula="of:=VLOOKUP([.$A783];[MAF_5K_Walk_Watch__Crunch.$A$2:.$E$688];1;1)" office:value-type="string" office:string-value="2018-07-20T09:57:42Z" calcext:value-type="string">
            <text:p>2018-07-20T09:57:42Z</text:p>
          </table:table-cell>
          <table:table-cell table:formula="of:=VLOOKUP([.$A78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45Z</text:p>
          </table:table-cell>
          <table:table-cell office:value-type="float" office:value="40.008557" calcext:value-type="float">
            <text:p>40.008557</text:p>
          </table:table-cell>
          <table:table-cell office:value-type="float" office:value="-79.581611" calcext:value-type="float">
            <text:p>-79.581611</text:p>
          </table:table-cell>
          <table:table-cell office:value-type="float" office:value="313.8" calcext:value-type="float">
            <text:p>313.8</text:p>
          </table:table-cell>
          <table:table-cell office:value-type="float" office:value="96" calcext:value-type="float">
            <text:p>96</text:p>
          </table:table-cell>
          <table:table-cell table:formula="of:=VLOOKUP([.$A784];[MAF_5K_Walk_Watch__Crunch.$A$2:.$E$688];1;1)" office:value-type="string" office:string-value="2018-07-20T09:57:42Z" calcext:value-type="string">
            <text:p>2018-07-20T09:57:42Z</text:p>
          </table:table-cell>
          <table:table-cell table:formula="of:=VLOOKUP([.$A78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47Z</text:p>
          </table:table-cell>
          <table:table-cell office:value-type="float" office:value="40.008542" calcext:value-type="float">
            <text:p>40.008542</text:p>
          </table:table-cell>
          <table:table-cell office:value-type="float" office:value="-79.581582" calcext:value-type="float">
            <text:p>-79.581582</text:p>
          </table:table-cell>
          <table:table-cell office:value-type="float" office:value="313.9" calcext:value-type="float">
            <text:p>313.9</text:p>
          </table:table-cell>
          <table:table-cell office:value-type="float" office:value="96" calcext:value-type="float">
            <text:p>96</text:p>
          </table:table-cell>
          <table:table-cell table:formula="of:=VLOOKUP([.$A785];[MAF_5K_Walk_Watch__Crunch.$A$2:.$E$688];1;1)" office:value-type="string" office:string-value="2018-07-20T09:57:42Z" calcext:value-type="string">
            <text:p>2018-07-20T09:57:42Z</text:p>
          </table:table-cell>
          <table:table-cell table:formula="of:=VLOOKUP([.$A785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09:57:50Z</text:p>
          </table:table-cell>
          <table:table-cell office:value-type="float" office:value="40.008521" calcext:value-type="float">
            <text:p>40.008521</text:p>
          </table:table-cell>
          <table:table-cell office:value-type="float" office:value="-79.581554" calcext:value-type="float">
            <text:p>-79.581554</text:p>
          </table:table-cell>
          <table:table-cell office:value-type="float" office:value="314.1" calcext:value-type="float">
            <text:p>314.1</text:p>
          </table:table-cell>
          <table:table-cell office:value-type="float" office:value="97" calcext:value-type="float">
            <text:p>97</text:p>
          </table:table-cell>
          <table:table-cell table:formula="of:=VLOOKUP([.$A786];[MAF_5K_Walk_Watch__Crunch.$A$2:.$E$688];1;1)" office:value-type="string" office:string-value="2018-07-20T09:57:50Z" calcext:value-type="string">
            <text:p>2018-07-20T09:57:50Z</text:p>
          </table:table-cell>
          <table:table-cell table:formula="of:=VLOOKUP([.$A78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7:53Z</text:p>
          </table:table-cell>
          <table:table-cell office:value-type="float" office:value="40.008493" calcext:value-type="float">
            <text:p>40.008493</text:p>
          </table:table-cell>
          <table:table-cell office:value-type="float" office:value="-79.581526" calcext:value-type="float">
            <text:p>-79.581526</text:p>
          </table:table-cell>
          <table:table-cell office:value-type="float" office:value="314.4" calcext:value-type="float">
            <text:p>314.4</text:p>
          </table:table-cell>
          <table:table-cell office:value-type="float" office:value="97" calcext:value-type="float">
            <text:p>97</text:p>
          </table:table-cell>
          <table:table-cell table:formula="of:=VLOOKUP([.$A787];[MAF_5K_Walk_Watch__Crunch.$A$2:.$E$688];1;1)" office:value-type="string" office:string-value="2018-07-20T09:57:53Z" calcext:value-type="string">
            <text:p>2018-07-20T09:57:53Z</text:p>
          </table:table-cell>
          <table:table-cell table:formula="of:=VLOOKUP([.$A78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7:55Z</text:p>
          </table:table-cell>
          <table:table-cell office:value-type="float" office:value="40.008469" calcext:value-type="float">
            <text:p>40.008469</text:p>
          </table:table-cell>
          <table:table-cell office:value-type="float" office:value="-79.581496" calcext:value-type="float">
            <text:p>-79.581496</text:p>
          </table:table-cell>
          <table:table-cell office:value-type="float" office:value="314.7" calcext:value-type="float">
            <text:p>314.7</text:p>
          </table:table-cell>
          <table:table-cell office:value-type="float" office:value="98" calcext:value-type="float">
            <text:p>98</text:p>
          </table:table-cell>
          <table:table-cell table:formula="of:=VLOOKUP([.$A788];[MAF_5K_Walk_Watch__Crunch.$A$2:.$E$688];1;1)" office:value-type="string" office:string-value="2018-07-20T09:57:53Z" calcext:value-type="string">
            <text:p>2018-07-20T09:57:53Z</text:p>
          </table:table-cell>
          <table:table-cell table:formula="of:=VLOOKUP([.$A78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7:57Z</text:p>
          </table:table-cell>
          <table:table-cell office:value-type="float" office:value="40.008445" calcext:value-type="float">
            <text:p>40.008445</text:p>
          </table:table-cell>
          <table:table-cell office:value-type="float" office:value="-79.581468" calcext:value-type="float">
            <text:p>-79.581468</text:p>
          </table:table-cell>
          <table:table-cell office:value-type="float" office:value="315" calcext:value-type="float">
            <text:p>315</text:p>
          </table:table-cell>
          <table:table-cell office:value-type="float" office:value="99" calcext:value-type="float">
            <text:p>99</text:p>
          </table:table-cell>
          <table:table-cell table:formula="of:=VLOOKUP([.$A789];[MAF_5K_Walk_Watch__Crunch.$A$2:.$E$688];1;1)" office:value-type="string" office:string-value="2018-07-20T09:57:53Z" calcext:value-type="string">
            <text:p>2018-07-20T09:57:53Z</text:p>
          </table:table-cell>
          <table:table-cell table:formula="of:=VLOOKUP([.$A78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00Z</text:p>
          </table:table-cell>
          <table:table-cell office:value-type="float" office:value="40.008421" calcext:value-type="float">
            <text:p>40.008421</text:p>
          </table:table-cell>
          <table:table-cell office:value-type="float" office:value="-79.581443" calcext:value-type="float">
            <text:p>-79.581443</text:p>
          </table:table-cell>
          <table:table-cell office:value-type="float" office:value="315.3" calcext:value-type="float">
            <text:p>315.3</text:p>
          </table:table-cell>
          <table:table-cell office:value-type="float" office:value="101" calcext:value-type="float">
            <text:p>101</text:p>
          </table:table-cell>
          <table:table-cell table:formula="of:=VLOOKUP([.$A790];[MAF_5K_Walk_Watch__Crunch.$A$2:.$E$688];1;1)" office:value-type="string" office:string-value="2018-07-20T09:57:58Z" calcext:value-type="string">
            <text:p>2018-07-20T09:57:58Z</text:p>
          </table:table-cell>
          <table:table-cell table:formula="of:=VLOOKUP([.$A79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02Z</text:p>
          </table:table-cell>
          <table:table-cell office:value-type="float" office:value="40.008395" calcext:value-type="float">
            <text:p>40.008395</text:p>
          </table:table-cell>
          <table:table-cell office:value-type="float" office:value="-79.581417" calcext:value-type="float">
            <text:p>-79.581417</text:p>
          </table:table-cell>
          <table:table-cell office:value-type="float" office:value="315.6" calcext:value-type="float">
            <text:p>315.6</text:p>
          </table:table-cell>
          <table:table-cell office:value-type="float" office:value="101" calcext:value-type="float">
            <text:p>101</text:p>
          </table:table-cell>
          <table:table-cell table:formula="of:=VLOOKUP([.$A791];[MAF_5K_Walk_Watch__Crunch.$A$2:.$E$688];1;1)" office:value-type="string" office:string-value="2018-07-20T09:57:58Z" calcext:value-type="string">
            <text:p>2018-07-20T09:57:58Z</text:p>
          </table:table-cell>
          <table:table-cell table:formula="of:=VLOOKUP([.$A79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04Z</text:p>
          </table:table-cell>
          <table:table-cell office:value-type="float" office:value="40.008368" calcext:value-type="float">
            <text:p>40.008368</text:p>
          </table:table-cell>
          <table:table-cell office:value-type="float" office:value="-79.581379" calcext:value-type="float">
            <text:p>-79.581379</text:p>
          </table:table-cell>
          <table:table-cell office:value-type="float" office:value="316" calcext:value-type="float">
            <text:p>316</text:p>
          </table:table-cell>
          <table:table-cell office:value-type="float" office:value="103" calcext:value-type="float">
            <text:p>103</text:p>
          </table:table-cell>
          <table:table-cell table:formula="of:=VLOOKUP([.$A792];[MAF_5K_Walk_Watch__Crunch.$A$2:.$E$688];1;1)" office:value-type="string" office:string-value="2018-07-20T09:58:03Z" calcext:value-type="string">
            <text:p>2018-07-20T09:58:03Z</text:p>
          </table:table-cell>
          <table:table-cell table:formula="of:=VLOOKUP([.$A792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06Z</text:p>
          </table:table-cell>
          <table:table-cell office:value-type="float" office:value="40.008344" calcext:value-type="float">
            <text:p>40.008344</text:p>
          </table:table-cell>
          <table:table-cell office:value-type="float" office:value="-79.581356" calcext:value-type="float">
            <text:p>-79.581356</text:p>
          </table:table-cell>
          <table:table-cell office:value-type="float" office:value="316.2" calcext:value-type="float">
            <text:p>316.2</text:p>
          </table:table-cell>
          <table:table-cell office:value-type="float" office:value="103" calcext:value-type="float">
            <text:p>103</text:p>
          </table:table-cell>
          <table:table-cell table:formula="of:=VLOOKUP([.$A793];[MAF_5K_Walk_Watch__Crunch.$A$2:.$E$688];1;1)" office:value-type="string" office:string-value="2018-07-20T09:58:03Z" calcext:value-type="string">
            <text:p>2018-07-20T09:58:03Z</text:p>
          </table:table-cell>
          <table:table-cell table:formula="of:=VLOOKUP([.$A793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09Z</text:p>
          </table:table-cell>
          <table:table-cell office:value-type="float" office:value="40.008323" calcext:value-type="float">
            <text:p>40.008323</text:p>
          </table:table-cell>
          <table:table-cell office:value-type="float" office:value="-79.581331" calcext:value-type="float">
            <text:p>-79.581331</text:p>
          </table:table-cell>
          <table:table-cell office:value-type="float" office:value="316.5" calcext:value-type="float">
            <text:p>316.5</text:p>
          </table:table-cell>
          <table:table-cell office:value-type="float" office:value="104" calcext:value-type="float">
            <text:p>104</text:p>
          </table:table-cell>
          <table:table-cell table:formula="of:=VLOOKUP([.$A794];[MAF_5K_Walk_Watch__Crunch.$A$2:.$E$688];1;1)" office:value-type="string" office:string-value="2018-07-20T09:58:03Z" calcext:value-type="string">
            <text:p>2018-07-20T09:58:03Z</text:p>
          </table:table-cell>
          <table:table-cell table:formula="of:=VLOOKUP([.$A794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12Z</text:p>
          </table:table-cell>
          <table:table-cell office:value-type="float" office:value="40.008294" calcext:value-type="float">
            <text:p>40.008294</text:p>
          </table:table-cell>
          <table:table-cell office:value-type="float" office:value="-79.581323" calcext:value-type="float">
            <text:p>-79.581323</text:p>
          </table:table-cell>
          <table:table-cell office:value-type="float" office:value="316.8" calcext:value-type="float">
            <text:p>316.8</text:p>
          </table:table-cell>
          <table:table-cell office:value-type="float" office:value="105" calcext:value-type="float">
            <text:p>105</text:p>
          </table:table-cell>
          <table:table-cell table:formula="of:=VLOOKUP([.$A795];[MAF_5K_Walk_Watch__Crunch.$A$2:.$E$688];1;1)" office:value-type="string" office:string-value="2018-07-20T09:58:11Z" calcext:value-type="string">
            <text:p>2018-07-20T09:58:11Z</text:p>
          </table:table-cell>
          <table:table-cell table:formula="of:=VLOOKUP([.$A795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15Z</text:p>
          </table:table-cell>
          <table:table-cell office:value-type="float" office:value="40.00827" calcext:value-type="float">
            <text:p>40.00827</text:p>
          </table:table-cell>
          <table:table-cell office:value-type="float" office:value="-79.5813" calcext:value-type="float">
            <text:p>-79.5813</text:p>
          </table:table-cell>
          <table:table-cell office:value-type="float" office:value="317.1" calcext:value-type="float">
            <text:p>317.1</text:p>
          </table:table-cell>
          <table:table-cell office:value-type="float" office:value="106" calcext:value-type="float">
            <text:p>106</text:p>
          </table:table-cell>
          <table:table-cell table:formula="of:=VLOOKUP([.$A796];[MAF_5K_Walk_Watch__Crunch.$A$2:.$E$688];1;1)" office:value-type="string" office:string-value="2018-07-20T09:58:11Z" calcext:value-type="string">
            <text:p>2018-07-20T09:58:11Z</text:p>
          </table:table-cell>
          <table:table-cell table:formula="of:=VLOOKUP([.$A79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18Z</text:p>
          </table:table-cell>
          <table:table-cell office:value-type="float" office:value="40.00824" calcext:value-type="float">
            <text:p>40.00824</text:p>
          </table:table-cell>
          <table:table-cell office:value-type="float" office:value="-79.581262" calcext:value-type="float">
            <text:p>-79.581262</text:p>
          </table:table-cell>
          <table:table-cell office:value-type="float" office:value="317.5" calcext:value-type="float">
            <text:p>317.5</text:p>
          </table:table-cell>
          <table:table-cell office:value-type="float" office:value="107" calcext:value-type="float">
            <text:p>107</text:p>
          </table:table-cell>
          <table:table-cell table:formula="of:=VLOOKUP([.$A797];[MAF_5K_Walk_Watch__Crunch.$A$2:.$E$688];1;1)" office:value-type="string" office:string-value="2018-07-20T09:58:11Z" calcext:value-type="string">
            <text:p>2018-07-20T09:58:11Z</text:p>
          </table:table-cell>
          <table:table-cell table:formula="of:=VLOOKUP([.$A79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22Z</text:p>
          </table:table-cell>
          <table:table-cell office:value-type="float" office:value="40.008204" calcext:value-type="float">
            <text:p>40.008204</text:p>
          </table:table-cell>
          <table:table-cell office:value-type="float" office:value="-79.581246" calcext:value-type="float">
            <text:p>-79.581246</text:p>
          </table:table-cell>
          <table:table-cell office:value-type="float" office:value="317.9" calcext:value-type="float">
            <text:p>317.9</text:p>
          </table:table-cell>
          <table:table-cell office:value-type="float" office:value="108" calcext:value-type="float">
            <text:p>108</text:p>
          </table:table-cell>
          <table:table-cell table:formula="of:=VLOOKUP([.$A798];[MAF_5K_Walk_Watch__Crunch.$A$2:.$E$688];1;1)" office:value-type="string" office:string-value="2018-07-20T09:58:21Z" calcext:value-type="string">
            <text:p>2018-07-20T09:58:21Z</text:p>
          </table:table-cell>
          <table:table-cell table:formula="of:=VLOOKUP([.$A79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25Z</text:p>
          </table:table-cell>
          <table:table-cell office:value-type="float" office:value="40.008164" calcext:value-type="float">
            <text:p>40.008164</text:p>
          </table:table-cell>
          <table:table-cell office:value-type="float" office:value="-79.581232" calcext:value-type="float">
            <text:p>-79.581232</text:p>
          </table:table-cell>
          <table:table-cell office:value-type="float" office:value="318.3" calcext:value-type="float">
            <text:p>318.3</text:p>
          </table:table-cell>
          <table:table-cell office:value-type="float" office:value="108" calcext:value-type="float">
            <text:p>108</text:p>
          </table:table-cell>
          <table:table-cell table:formula="of:=VLOOKUP([.$A799];[MAF_5K_Walk_Watch__Crunch.$A$2:.$E$688];1;1)" office:value-type="string" office:string-value="2018-07-20T09:58:21Z" calcext:value-type="string">
            <text:p>2018-07-20T09:58:21Z</text:p>
          </table:table-cell>
          <table:table-cell table:formula="of:=VLOOKUP([.$A79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27Z</text:p>
          </table:table-cell>
          <table:table-cell office:value-type="float" office:value="40.008131" calcext:value-type="float">
            <text:p>40.008131</text:p>
          </table:table-cell>
          <table:table-cell office:value-type="float" office:value="-79.581206" calcext:value-type="float">
            <text:p>-79.581206</text:p>
          </table:table-cell>
          <table:table-cell office:value-type="float" office:value="318.7" calcext:value-type="float">
            <text:p>318.7</text:p>
          </table:table-cell>
          <table:table-cell office:value-type="float" office:value="107" calcext:value-type="float">
            <text:p>107</text:p>
          </table:table-cell>
          <table:table-cell table:formula="of:=VLOOKUP([.$A800];[MAF_5K_Walk_Watch__Crunch.$A$2:.$E$688];1;1)" office:value-type="string" office:string-value="2018-07-20T09:58:21Z" calcext:value-type="string">
            <text:p>2018-07-20T09:58:21Z</text:p>
          </table:table-cell>
          <table:table-cell table:formula="of:=VLOOKUP([.$A80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30Z</text:p>
          </table:table-cell>
          <table:table-cell office:value-type="float" office:value="40.008106" calcext:value-type="float">
            <text:p>40.008106</text:p>
          </table:table-cell>
          <table:table-cell office:value-type="float" office:value="-79.581183" calcext:value-type="float">
            <text:p>-79.581183</text:p>
          </table:table-cell>
          <table:table-cell office:value-type="float" office:value="319" calcext:value-type="float">
            <text:p>319</text:p>
          </table:table-cell>
          <table:table-cell office:value-type="float" office:value="107" calcext:value-type="float">
            <text:p>107</text:p>
          </table:table-cell>
          <table:table-cell table:formula="of:=VLOOKUP([.$A801];[MAF_5K_Walk_Watch__Crunch.$A$2:.$E$688];1;1)" office:value-type="string" office:string-value="2018-07-20T09:58:21Z" calcext:value-type="string">
            <text:p>2018-07-20T09:58:21Z</text:p>
          </table:table-cell>
          <table:table-cell table:formula="of:=VLOOKUP([.$A80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32Z</text:p>
          </table:table-cell>
          <table:table-cell office:value-type="float" office:value="40.008082" calcext:value-type="float">
            <text:p>40.008082</text:p>
          </table:table-cell>
          <table:table-cell office:value-type="float" office:value="-79.581164" calcext:value-type="float">
            <text:p>-79.581164</text:p>
          </table:table-cell>
          <table:table-cell office:value-type="float" office:value="319.1" calcext:value-type="float">
            <text:p>319.1</text:p>
          </table:table-cell>
          <table:table-cell office:value-type="float" office:value="107" calcext:value-type="float">
            <text:p>107</text:p>
          </table:table-cell>
          <table:table-cell table:formula="of:=VLOOKUP([.$A802];[MAF_5K_Walk_Watch__Crunch.$A$2:.$E$688];1;1)" office:value-type="string" office:string-value="2018-07-20T09:58:31Z" calcext:value-type="string">
            <text:p>2018-07-20T09:58:31Z</text:p>
          </table:table-cell>
          <table:table-cell table:formula="of:=VLOOKUP([.$A802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34Z</text:p>
          </table:table-cell>
          <table:table-cell office:value-type="float" office:value="40.008059" calcext:value-type="float">
            <text:p>40.008059</text:p>
          </table:table-cell>
          <table:table-cell office:value-type="float" office:value="-79.581136" calcext:value-type="float">
            <text:p>-79.581136</text:p>
          </table:table-cell>
          <table:table-cell office:value-type="float" office:value="319.3" calcext:value-type="float">
            <text:p>319.3</text:p>
          </table:table-cell>
          <table:table-cell office:value-type="float" office:value="108" calcext:value-type="float">
            <text:p>108</text:p>
          </table:table-cell>
          <table:table-cell table:formula="of:=VLOOKUP([.$A803];[MAF_5K_Walk_Watch__Crunch.$A$2:.$E$688];1;1)" office:value-type="string" office:string-value="2018-07-20T09:58:31Z" calcext:value-type="string">
            <text:p>2018-07-20T09:58:31Z</text:p>
          </table:table-cell>
          <table:table-cell table:formula="of:=VLOOKUP([.$A803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36Z</text:p>
          </table:table-cell>
          <table:table-cell office:value-type="float" office:value="40.008037" calcext:value-type="float">
            <text:p>40.008037</text:p>
          </table:table-cell>
          <table:table-cell office:value-type="float" office:value="-79.581107" calcext:value-type="float">
            <text:p>-79.581107</text:p>
          </table:table-cell>
          <table:table-cell office:value-type="float" office:value="319.5" calcext:value-type="float">
            <text:p>319.5</text:p>
          </table:table-cell>
          <table:table-cell office:value-type="float" office:value="108" calcext:value-type="float">
            <text:p>108</text:p>
          </table:table-cell>
          <table:table-cell table:formula="of:=VLOOKUP([.$A804];[MAF_5K_Walk_Watch__Crunch.$A$2:.$E$688];1;1)" office:value-type="string" office:string-value="2018-07-20T09:58:36Z" calcext:value-type="string">
            <text:p>2018-07-20T09:58:36Z</text:p>
          </table:table-cell>
          <table:table-cell table:formula="of:=VLOOKUP([.$A804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39Z</text:p>
          </table:table-cell>
          <table:table-cell office:value-type="float" office:value="40.008012" calcext:value-type="float">
            <text:p>40.008012</text:p>
          </table:table-cell>
          <table:table-cell office:value-type="float" office:value="-79.581088" calcext:value-type="float">
            <text:p>-79.581088</text:p>
          </table:table-cell>
          <table:table-cell office:value-type="float" office:value="319.6" calcext:value-type="float">
            <text:p>319.6</text:p>
          </table:table-cell>
          <table:table-cell office:value-type="float" office:value="107" calcext:value-type="float">
            <text:p>107</text:p>
          </table:table-cell>
          <table:table-cell table:formula="of:=VLOOKUP([.$A805];[MAF_5K_Walk_Watch__Crunch.$A$2:.$E$688];1;1)" office:value-type="string" office:string-value="2018-07-20T09:58:36Z" calcext:value-type="string">
            <text:p>2018-07-20T09:58:36Z</text:p>
          </table:table-cell>
          <table:table-cell table:formula="of:=VLOOKUP([.$A805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42Z</text:p>
          </table:table-cell>
          <table:table-cell office:value-type="float" office:value="40.007979" calcext:value-type="float">
            <text:p>40.007979</text:p>
          </table:table-cell>
          <table:table-cell office:value-type="float" office:value="-79.581059" calcext:value-type="float">
            <text:p>-79.581059</text:p>
          </table:table-cell>
          <table:table-cell office:value-type="float" office:value="319.8" calcext:value-type="float">
            <text:p>319.8</text:p>
          </table:table-cell>
          <table:table-cell office:value-type="float" office:value="107" calcext:value-type="float">
            <text:p>107</text:p>
          </table:table-cell>
          <table:table-cell table:formula="of:=VLOOKUP([.$A806];[MAF_5K_Walk_Watch__Crunch.$A$2:.$E$688];1;1)" office:value-type="string" office:string-value="2018-07-20T09:58:36Z" calcext:value-type="string">
            <text:p>2018-07-20T09:58:36Z</text:p>
          </table:table-cell>
          <table:table-cell table:formula="of:=VLOOKUP([.$A80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44Z</text:p>
          </table:table-cell>
          <table:table-cell office:value-type="float" office:value="40.007946" calcext:value-type="float">
            <text:p>40.007946</text:p>
          </table:table-cell>
          <table:table-cell office:value-type="float" office:value="-79.581036" calcext:value-type="float">
            <text:p>-79.581036</text:p>
          </table:table-cell>
          <table:table-cell office:value-type="float" office:value="320" calcext:value-type="float">
            <text:p>320</text:p>
          </table:table-cell>
          <table:table-cell office:value-type="float" office:value="107" calcext:value-type="float">
            <text:p>107</text:p>
          </table:table-cell>
          <table:table-cell table:formula="of:=VLOOKUP([.$A807];[MAF_5K_Walk_Watch__Crunch.$A$2:.$E$688];1;1)" office:value-type="string" office:string-value="2018-07-20T09:58:44Z" calcext:value-type="string">
            <text:p>2018-07-20T09:58:44Z</text:p>
          </table:table-cell>
          <table:table-cell table:formula="of:=VLOOKUP([.$A80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47Z</text:p>
          </table:table-cell>
          <table:table-cell office:value-type="float" office:value="40.007921" calcext:value-type="float">
            <text:p>40.007921</text:p>
          </table:table-cell>
          <table:table-cell office:value-type="float" office:value="-79.581011" calcext:value-type="float">
            <text:p>-79.581011</text:p>
          </table:table-cell>
          <table:table-cell office:value-type="float" office:value="320.1" calcext:value-type="float">
            <text:p>320.1</text:p>
          </table:table-cell>
          <table:table-cell office:value-type="float" office:value="108" calcext:value-type="float">
            <text:p>108</text:p>
          </table:table-cell>
          <table:table-cell table:formula="of:=VLOOKUP([.$A808];[MAF_5K_Walk_Watch__Crunch.$A$2:.$E$688];1;1)" office:value-type="string" office:string-value="2018-07-20T09:58:44Z" calcext:value-type="string">
            <text:p>2018-07-20T09:58:44Z</text:p>
          </table:table-cell>
          <table:table-cell table:formula="of:=VLOOKUP([.$A80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50Z</text:p>
          </table:table-cell>
          <table:table-cell office:value-type="float" office:value="40.0079" calcext:value-type="float">
            <text:p>40.0079</text:p>
          </table:table-cell>
          <table:table-cell office:value-type="float" office:value="-79.580985" calcext:value-type="float">
            <text:p>-79.580985</text:p>
          </table:table-cell>
          <table:table-cell office:value-type="float" office:value="320.2" calcext:value-type="float">
            <text:p>320.2</text:p>
          </table:table-cell>
          <table:table-cell office:value-type="float" office:value="109" calcext:value-type="float">
            <text:p>109</text:p>
          </table:table-cell>
          <table:table-cell table:formula="of:=VLOOKUP([.$A809];[MAF_5K_Walk_Watch__Crunch.$A$2:.$E$688];1;1)" office:value-type="string" office:string-value="2018-07-20T09:58:50Z" calcext:value-type="string">
            <text:p>2018-07-20T09:58:50Z</text:p>
          </table:table-cell>
          <table:table-cell table:formula="of:=VLOOKUP([.$A80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09:58:52Z</text:p>
          </table:table-cell>
          <table:table-cell office:value-type="float" office:value="40.007876" calcext:value-type="float">
            <text:p>40.007876</text:p>
          </table:table-cell>
          <table:table-cell office:value-type="float" office:value="-79.58096" calcext:value-type="float">
            <text:p>-79.58096</text:p>
          </table:table-cell>
          <table:table-cell office:value-type="float" office:value="320.4" calcext:value-type="float">
            <text:p>320.4</text:p>
          </table:table-cell>
          <table:table-cell office:value-type="float" office:value="109" calcext:value-type="float">
            <text:p>109</text:p>
          </table:table-cell>
          <table:table-cell table:formula="of:=VLOOKUP([.$A810];[MAF_5K_Walk_Watch__Crunch.$A$2:.$E$688];1;1)" office:value-type="string" office:string-value="2018-07-20T09:58:52Z" calcext:value-type="string">
            <text:p>2018-07-20T09:58:52Z</text:p>
          </table:table-cell>
          <table:table-cell table:formula="of:=VLOOKUP([.$A810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8:55Z</text:p>
          </table:table-cell>
          <table:table-cell office:value-type="float" office:value="40.007851" calcext:value-type="float">
            <text:p>40.007851</text:p>
          </table:table-cell>
          <table:table-cell office:value-type="float" office:value="-79.580925" calcext:value-type="float">
            <text:p>-79.580925</text:p>
          </table:table-cell>
          <table:table-cell office:value-type="float" office:value="320.5" calcext:value-type="float">
            <text:p>320.5</text:p>
          </table:table-cell>
          <table:table-cell office:value-type="float" office:value="109" calcext:value-type="float">
            <text:p>109</text:p>
          </table:table-cell>
          <table:table-cell table:formula="of:=VLOOKUP([.$A811];[MAF_5K_Walk_Watch__Crunch.$A$2:.$E$688];1;1)" office:value-type="string" office:string-value="2018-07-20T09:58:55Z" calcext:value-type="string">
            <text:p>2018-07-20T09:58:55Z</text:p>
          </table:table-cell>
          <table:table-cell table:formula="of:=VLOOKUP([.$A811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8:57Z</text:p>
          </table:table-cell>
          <table:table-cell office:value-type="float" office:value="40.007823" calcext:value-type="float">
            <text:p>40.007823</text:p>
          </table:table-cell>
          <table:table-cell office:value-type="float" office:value="-79.580892" calcext:value-type="float">
            <text:p>-79.580892</text:p>
          </table:table-cell>
          <table:table-cell office:value-type="float" office:value="320.6" calcext:value-type="float">
            <text:p>320.6</text:p>
          </table:table-cell>
          <table:table-cell office:value-type="float" office:value="109" calcext:value-type="float">
            <text:p>109</text:p>
          </table:table-cell>
          <table:table-cell table:formula="of:=VLOOKUP([.$A812];[MAF_5K_Walk_Watch__Crunch.$A$2:.$E$688];1;1)" office:value-type="string" office:string-value="2018-07-20T09:58:55Z" calcext:value-type="string">
            <text:p>2018-07-20T09:58:55Z</text:p>
          </table:table-cell>
          <table:table-cell table:formula="of:=VLOOKUP([.$A812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8:59Z</text:p>
          </table:table-cell>
          <table:table-cell office:value-type="float" office:value="40.007794" calcext:value-type="float">
            <text:p>40.007794</text:p>
          </table:table-cell>
          <table:table-cell office:value-type="float" office:value="-79.580867" calcext:value-type="float">
            <text:p>-79.580867</text:p>
          </table:table-cell>
          <table:table-cell office:value-type="float" office:value="320.8" calcext:value-type="float">
            <text:p>320.8</text:p>
          </table:table-cell>
          <table:table-cell office:value-type="float" office:value="110" calcext:value-type="float">
            <text:p>110</text:p>
          </table:table-cell>
          <table:table-cell table:formula="of:=VLOOKUP([.$A813];[MAF_5K_Walk_Watch__Crunch.$A$2:.$E$688];1;1)" office:value-type="string" office:string-value="2018-07-20T09:58:55Z" calcext:value-type="string">
            <text:p>2018-07-20T09:58:55Z</text:p>
          </table:table-cell>
          <table:table-cell table:formula="of:=VLOOKUP([.$A813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02Z</text:p>
          </table:table-cell>
          <table:table-cell office:value-type="float" office:value="40.007769" calcext:value-type="float">
            <text:p>40.007769</text:p>
          </table:table-cell>
          <table:table-cell office:value-type="float" office:value="-79.580846" calcext:value-type="float">
            <text:p>-79.580846</text:p>
          </table:table-cell>
          <table:table-cell office:value-type="float" office:value="320.8" calcext:value-type="float">
            <text:p>320.8</text:p>
          </table:table-cell>
          <table:table-cell office:value-type="float" office:value="110" calcext:value-type="float">
            <text:p>110</text:p>
          </table:table-cell>
          <table:table-cell table:formula="of:=VLOOKUP([.$A814];[MAF_5K_Walk_Watch__Crunch.$A$2:.$E$688];1;1)" office:value-type="string" office:string-value="2018-07-20T09:59:00Z" calcext:value-type="string">
            <text:p>2018-07-20T09:59:00Z</text:p>
          </table:table-cell>
          <table:table-cell table:formula="of:=VLOOKUP([.$A814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05Z</text:p>
          </table:table-cell>
          <table:table-cell office:value-type="float" office:value="40.007738" calcext:value-type="float">
            <text:p>40.007738</text:p>
          </table:table-cell>
          <table:table-cell office:value-type="float" office:value="-79.580824" calcext:value-type="float">
            <text:p>-79.580824</text:p>
          </table:table-cell>
          <table:table-cell office:value-type="float" office:value="320.9" calcext:value-type="float">
            <text:p>320.9</text:p>
          </table:table-cell>
          <table:table-cell office:value-type="float" office:value="109" calcext:value-type="float">
            <text:p>109</text:p>
          </table:table-cell>
          <table:table-cell table:formula="of:=VLOOKUP([.$A815];[MAF_5K_Walk_Watch__Crunch.$A$2:.$E$688];1;1)" office:value-type="string" office:string-value="2018-07-20T09:59:00Z" calcext:value-type="string">
            <text:p>2018-07-20T09:59:00Z</text:p>
          </table:table-cell>
          <table:table-cell table:formula="of:=VLOOKUP([.$A815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07Z</text:p>
          </table:table-cell>
          <table:table-cell office:value-type="float" office:value="40.007713" calcext:value-type="float">
            <text:p>40.007713</text:p>
          </table:table-cell>
          <table:table-cell office:value-type="float" office:value="-79.580805" calcext:value-type="float">
            <text:p>-79.580805</text:p>
          </table:table-cell>
          <table:table-cell office:value-type="float" office:value="321" calcext:value-type="float">
            <text:p>321</text:p>
          </table:table-cell>
          <table:table-cell office:value-type="float" office:value="109" calcext:value-type="float">
            <text:p>109</text:p>
          </table:table-cell>
          <table:table-cell table:formula="of:=VLOOKUP([.$A816];[MAF_5K_Walk_Watch__Crunch.$A$2:.$E$688];1;1)" office:value-type="string" office:string-value="2018-07-20T09:59:00Z" calcext:value-type="string">
            <text:p>2018-07-20T09:59:00Z</text:p>
          </table:table-cell>
          <table:table-cell table:formula="of:=VLOOKUP([.$A816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09Z</text:p>
          </table:table-cell>
          <table:table-cell office:value-type="float" office:value="40.007681" calcext:value-type="float">
            <text:p>40.007681</text:p>
          </table:table-cell>
          <table:table-cell office:value-type="float" office:value="-79.580779" calcext:value-type="float">
            <text:p>-79.580779</text:p>
          </table:table-cell>
          <table:table-cell office:value-type="float" office:value="321.1" calcext:value-type="float">
            <text:p>321.1</text:p>
          </table:table-cell>
          <table:table-cell office:value-type="float" office:value="109" calcext:value-type="float">
            <text:p>109</text:p>
          </table:table-cell>
          <table:table-cell table:formula="of:=VLOOKUP([.$A817];[MAF_5K_Walk_Watch__Crunch.$A$2:.$E$688];1;1)" office:value-type="string" office:string-value="2018-07-20T09:59:00Z" calcext:value-type="string">
            <text:p>2018-07-20T09:59:00Z</text:p>
          </table:table-cell>
          <table:table-cell table:formula="of:=VLOOKUP([.$A817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12Z</text:p>
          </table:table-cell>
          <table:table-cell office:value-type="float" office:value="40.007652" calcext:value-type="float">
            <text:p>40.007652</text:p>
          </table:table-cell>
          <table:table-cell office:value-type="float" office:value="-79.580756" calcext:value-type="float">
            <text:p>-79.580756</text:p>
          </table:table-cell>
          <table:table-cell office:value-type="float" office:value="321.2" calcext:value-type="float">
            <text:p>321.2</text:p>
          </table:table-cell>
          <table:table-cell office:value-type="float" office:value="108" calcext:value-type="float">
            <text:p>108</text:p>
          </table:table-cell>
          <table:table-cell table:formula="of:=VLOOKUP([.$A818];[MAF_5K_Walk_Watch__Crunch.$A$2:.$E$688];1;1)" office:value-type="string" office:string-value="2018-07-20T09:59:10Z" calcext:value-type="string">
            <text:p>2018-07-20T09:59:10Z</text:p>
          </table:table-cell>
          <table:table-cell table:formula="of:=VLOOKUP([.$A818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15Z</text:p>
          </table:table-cell>
          <table:table-cell office:value-type="float" office:value="40.007631" calcext:value-type="float">
            <text:p>40.007631</text:p>
          </table:table-cell>
          <table:table-cell office:value-type="float" office:value="-79.580728" calcext:value-type="float">
            <text:p>-79.580728</text:p>
          </table:table-cell>
          <table:table-cell office:value-type="float" office:value="321.2" calcext:value-type="float">
            <text:p>321.2</text:p>
          </table:table-cell>
          <table:table-cell office:value-type="float" office:value="108" calcext:value-type="float">
            <text:p>108</text:p>
          </table:table-cell>
          <table:table-cell table:formula="of:=VLOOKUP([.$A819];[MAF_5K_Walk_Watch__Crunch.$A$2:.$E$688];1;1)" office:value-type="string" office:string-value="2018-07-20T09:59:15Z" calcext:value-type="string">
            <text:p>2018-07-20T09:59:15Z</text:p>
          </table:table-cell>
          <table:table-cell table:formula="of:=VLOOKUP([.$A819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17Z</text:p>
          </table:table-cell>
          <table:table-cell office:value-type="float" office:value="40.007607" calcext:value-type="float">
            <text:p>40.007607</text:p>
          </table:table-cell>
          <table:table-cell office:value-type="float" office:value="-79.580704" calcext:value-type="float">
            <text:p>-79.580704</text:p>
          </table:table-cell>
          <table:table-cell office:value-type="float" office:value="321.3" calcext:value-type="float">
            <text:p>321.3</text:p>
          </table:table-cell>
          <table:table-cell office:value-type="float" office:value="108" calcext:value-type="float">
            <text:p>108</text:p>
          </table:table-cell>
          <table:table-cell table:formula="of:=VLOOKUP([.$A820];[MAF_5K_Walk_Watch__Crunch.$A$2:.$E$688];1;1)" office:value-type="string" office:string-value="2018-07-20T09:59:15Z" calcext:value-type="string">
            <text:p>2018-07-20T09:59:15Z</text:p>
          </table:table-cell>
          <table:table-cell table:formula="of:=VLOOKUP([.$A820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19Z</text:p>
          </table:table-cell>
          <table:table-cell office:value-type="float" office:value="40.00758" calcext:value-type="float">
            <text:p>40.00758</text:p>
          </table:table-cell>
          <table:table-cell office:value-type="float" office:value="-79.580678" calcext:value-type="float">
            <text:p>-79.580678</text:p>
          </table:table-cell>
          <table:table-cell office:value-type="float" office:value="321.3" calcext:value-type="float">
            <text:p>321.3</text:p>
          </table:table-cell>
          <table:table-cell office:value-type="float" office:value="107" calcext:value-type="float">
            <text:p>107</text:p>
          </table:table-cell>
          <table:table-cell table:formula="of:=VLOOKUP([.$A821];[MAF_5K_Walk_Watch__Crunch.$A$2:.$E$688];1;1)" office:value-type="string" office:string-value="2018-07-20T09:59:15Z" calcext:value-type="string">
            <text:p>2018-07-20T09:59:15Z</text:p>
          </table:table-cell>
          <table:table-cell table:formula="of:=VLOOKUP([.$A821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22Z</text:p>
          </table:table-cell>
          <table:table-cell office:value-type="float" office:value="40.007551" calcext:value-type="float">
            <text:p>40.007551</text:p>
          </table:table-cell>
          <table:table-cell office:value-type="float" office:value="-79.580652" calcext:value-type="float">
            <text:p>-79.580652</text:p>
          </table:table-cell>
          <table:table-cell office:value-type="float" office:value="321.4" calcext:value-type="float">
            <text:p>321.4</text:p>
          </table:table-cell>
          <table:table-cell office:value-type="float" office:value="108" calcext:value-type="float">
            <text:p>108</text:p>
          </table:table-cell>
          <table:table-cell table:formula="of:=VLOOKUP([.$A822];[MAF_5K_Walk_Watch__Crunch.$A$2:.$E$688];1;1)" office:value-type="string" office:string-value="2018-07-20T09:59:20Z" calcext:value-type="string">
            <text:p>2018-07-20T09:59:20Z</text:p>
          </table:table-cell>
          <table:table-cell table:formula="of:=VLOOKUP([.$A822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24Z</text:p>
          </table:table-cell>
          <table:table-cell office:value-type="float" office:value="40.007528" calcext:value-type="float">
            <text:p>40.007528</text:p>
          </table:table-cell>
          <table:table-cell office:value-type="float" office:value="-79.580631" calcext:value-type="float">
            <text:p>-79.580631</text:p>
          </table:table-cell>
          <table:table-cell office:value-type="float" office:value="321.5" calcext:value-type="float">
            <text:p>321.5</text:p>
          </table:table-cell>
          <table:table-cell office:value-type="float" office:value="107" calcext:value-type="float">
            <text:p>107</text:p>
          </table:table-cell>
          <table:table-cell table:formula="of:=VLOOKUP([.$A823];[MAF_5K_Walk_Watch__Crunch.$A$2:.$E$688];1;1)" office:value-type="string" office:string-value="2018-07-20T09:59:20Z" calcext:value-type="string">
            <text:p>2018-07-20T09:59:20Z</text:p>
          </table:table-cell>
          <table:table-cell table:formula="of:=VLOOKUP([.$A823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27Z</text:p>
          </table:table-cell>
          <table:table-cell office:value-type="float" office:value="40.007494" calcext:value-type="float">
            <text:p>40.007494</text:p>
          </table:table-cell>
          <table:table-cell office:value-type="float" office:value="-79.580612" calcext:value-type="float">
            <text:p>-79.580612</text:p>
          </table:table-cell>
          <table:table-cell office:value-type="float" office:value="321.6" calcext:value-type="float">
            <text:p>321.6</text:p>
          </table:table-cell>
          <table:table-cell office:value-type="float" office:value="106" calcext:value-type="float">
            <text:p>106</text:p>
          </table:table-cell>
          <table:table-cell table:formula="of:=VLOOKUP([.$A824];[MAF_5K_Walk_Watch__Crunch.$A$2:.$E$688];1;1)" office:value-type="string" office:string-value="2018-07-20T09:59:25Z" calcext:value-type="string">
            <text:p>2018-07-20T09:59:25Z</text:p>
          </table:table-cell>
          <table:table-cell table:formula="of:=VLOOKUP([.$A824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29Z</text:p>
          </table:table-cell>
          <table:table-cell office:value-type="float" office:value="40.007465" calcext:value-type="float">
            <text:p>40.007465</text:p>
          </table:table-cell>
          <table:table-cell office:value-type="float" office:value="-79.580599" calcext:value-type="float">
            <text:p>-79.580599</text:p>
          </table:table-cell>
          <table:table-cell office:value-type="float" office:value="321.6" calcext:value-type="float">
            <text:p>321.6</text:p>
          </table:table-cell>
          <table:table-cell office:value-type="float" office:value="105" calcext:value-type="float">
            <text:p>105</text:p>
          </table:table-cell>
          <table:table-cell table:formula="of:=VLOOKUP([.$A825];[MAF_5K_Walk_Watch__Crunch.$A$2:.$E$688];1;1)" office:value-type="string" office:string-value="2018-07-20T09:59:25Z" calcext:value-type="string">
            <text:p>2018-07-20T09:59:25Z</text:p>
          </table:table-cell>
          <table:table-cell table:formula="of:=VLOOKUP([.$A825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31Z</text:p>
          </table:table-cell>
          <table:table-cell office:value-type="float" office:value="40.007438" calcext:value-type="float">
            <text:p>40.007438</text:p>
          </table:table-cell>
          <table:table-cell office:value-type="float" office:value="-79.580576" calcext:value-type="float">
            <text:p>-79.580576</text:p>
          </table:table-cell>
          <table:table-cell office:value-type="float" office:value="321.7" calcext:value-type="float">
            <text:p>321.7</text:p>
          </table:table-cell>
          <table:table-cell office:value-type="float" office:value="103" calcext:value-type="float">
            <text:p>103</text:p>
          </table:table-cell>
          <table:table-cell table:formula="of:=VLOOKUP([.$A826];[MAF_5K_Walk_Watch__Crunch.$A$2:.$E$688];1;1)" office:value-type="string" office:string-value="2018-07-20T09:59:30Z" calcext:value-type="string">
            <text:p>2018-07-20T09:59:30Z</text:p>
          </table:table-cell>
          <table:table-cell table:formula="of:=VLOOKUP([.$A826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33Z</text:p>
          </table:table-cell>
          <table:table-cell office:value-type="float" office:value="40.007408" calcext:value-type="float">
            <text:p>40.007408</text:p>
          </table:table-cell>
          <table:table-cell office:value-type="float" office:value="-79.580537" calcext:value-type="float">
            <text:p>-79.580537</text:p>
          </table:table-cell>
          <table:table-cell office:value-type="float" office:value="321.9" calcext:value-type="float">
            <text:p>321.9</text:p>
          </table:table-cell>
          <table:table-cell office:value-type="float" office:value="102" calcext:value-type="float">
            <text:p>102</text:p>
          </table:table-cell>
          <table:table-cell table:formula="of:=VLOOKUP([.$A827];[MAF_5K_Walk_Watch__Crunch.$A$2:.$E$688];1;1)" office:value-type="string" office:string-value="2018-07-20T09:59:30Z" calcext:value-type="string">
            <text:p>2018-07-20T09:59:30Z</text:p>
          </table:table-cell>
          <table:table-cell table:formula="of:=VLOOKUP([.$A827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35Z</text:p>
          </table:table-cell>
          <table:table-cell office:value-type="float" office:value="40.007381" calcext:value-type="float">
            <text:p>40.007381</text:p>
          </table:table-cell>
          <table:table-cell office:value-type="float" office:value="-79.580511" calcext:value-type="float">
            <text:p>-79.580511</text:p>
          </table:table-cell>
          <table:table-cell office:value-type="float" office:value="322" calcext:value-type="float">
            <text:p>322</text:p>
          </table:table-cell>
          <table:table-cell office:value-type="float" office:value="101" calcext:value-type="float">
            <text:p>101</text:p>
          </table:table-cell>
          <table:table-cell table:formula="of:=VLOOKUP([.$A828];[MAF_5K_Walk_Watch__Crunch.$A$2:.$E$688];1;1)" office:value-type="string" office:string-value="2018-07-20T09:59:35Z" calcext:value-type="string">
            <text:p>2018-07-20T09:59:35Z</text:p>
          </table:table-cell>
          <table:table-cell table:formula="of:=VLOOKUP([.$A828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38Z</text:p>
          </table:table-cell>
          <table:table-cell office:value-type="float" office:value="40.007359" calcext:value-type="float">
            <text:p>40.007359</text:p>
          </table:table-cell>
          <table:table-cell office:value-type="float" office:value="-79.580488" calcext:value-type="float">
            <text:p>-79.580488</text:p>
          </table:table-cell>
          <table:table-cell office:value-type="float" office:value="322.1" calcext:value-type="float">
            <text:p>322.1</text:p>
          </table:table-cell>
          <table:table-cell office:value-type="float" office:value="99" calcext:value-type="float">
            <text:p>99</text:p>
          </table:table-cell>
          <table:table-cell table:formula="of:=VLOOKUP([.$A829];[MAF_5K_Walk_Watch__Crunch.$A$2:.$E$688];1;1)" office:value-type="string" office:string-value="2018-07-20T09:59:35Z" calcext:value-type="string">
            <text:p>2018-07-20T09:59:35Z</text:p>
          </table:table-cell>
          <table:table-cell table:formula="of:=VLOOKUP([.$A829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41Z</text:p>
          </table:table-cell>
          <table:table-cell office:value-type="float" office:value="40.007336" calcext:value-type="float">
            <text:p>40.007336</text:p>
          </table:table-cell>
          <table:table-cell office:value-type="float" office:value="-79.580461" calcext:value-type="float">
            <text:p>-79.580461</text:p>
          </table:table-cell>
          <table:table-cell office:value-type="float" office:value="322.2" calcext:value-type="float">
            <text:p>322.2</text:p>
          </table:table-cell>
          <table:table-cell office:value-type="float" office:value="100" calcext:value-type="float">
            <text:p>100</text:p>
          </table:table-cell>
          <table:table-cell table:formula="of:=VLOOKUP([.$A830];[MAF_5K_Walk_Watch__Crunch.$A$2:.$E$688];1;1)" office:value-type="string" office:string-value="2018-07-20T09:59:40Z" calcext:value-type="string">
            <text:p>2018-07-20T09:59:40Z</text:p>
          </table:table-cell>
          <table:table-cell table:formula="of:=VLOOKUP([.$A830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44Z</text:p>
          </table:table-cell>
          <table:table-cell office:value-type="float" office:value="40.007308" calcext:value-type="float">
            <text:p>40.007308</text:p>
          </table:table-cell>
          <table:table-cell office:value-type="float" office:value="-79.580428" calcext:value-type="float">
            <text:p>-79.580428</text:p>
          </table:table-cell>
          <table:table-cell office:value-type="float" office:value="322.3" calcext:value-type="float">
            <text:p>322.3</text:p>
          </table:table-cell>
          <table:table-cell office:value-type="float" office:value="99" calcext:value-type="float">
            <text:p>99</text:p>
          </table:table-cell>
          <table:table-cell table:formula="of:=VLOOKUP([.$A831];[MAF_5K_Walk_Watch__Crunch.$A$2:.$E$688];1;1)" office:value-type="string" office:string-value="2018-07-20T09:59:43Z" calcext:value-type="string">
            <text:p>2018-07-20T09:59:43Z</text:p>
          </table:table-cell>
          <table:table-cell table:formula="of:=VLOOKUP([.$A831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46Z</text:p>
          </table:table-cell>
          <table:table-cell office:value-type="float" office:value="40.007276" calcext:value-type="float">
            <text:p>40.007276</text:p>
          </table:table-cell>
          <table:table-cell office:value-type="float" office:value="-79.580405" calcext:value-type="float">
            <text:p>-79.580405</text:p>
          </table:table-cell>
          <table:table-cell office:value-type="float" office:value="322.5" calcext:value-type="float">
            <text:p>322.5</text:p>
          </table:table-cell>
          <table:table-cell office:value-type="float" office:value="99" calcext:value-type="float">
            <text:p>99</text:p>
          </table:table-cell>
          <table:table-cell table:formula="of:=VLOOKUP([.$A832];[MAF_5K_Walk_Watch__Crunch.$A$2:.$E$688];1;1)" office:value-type="string" office:string-value="2018-07-20T09:59:43Z" calcext:value-type="string">
            <text:p>2018-07-20T09:59:43Z</text:p>
          </table:table-cell>
          <table:table-cell table:formula="of:=VLOOKUP([.$A832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48Z</text:p>
          </table:table-cell>
          <table:table-cell office:value-type="float" office:value="40.00724" calcext:value-type="float">
            <text:p>40.00724</text:p>
          </table:table-cell>
          <table:table-cell office:value-type="float" office:value="-79.580384" calcext:value-type="float">
            <text:p>-79.580384</text:p>
          </table:table-cell>
          <table:table-cell office:value-type="float" office:value="322.6" calcext:value-type="float">
            <text:p>322.6</text:p>
          </table:table-cell>
          <table:table-cell office:value-type="float" office:value="99" calcext:value-type="float">
            <text:p>99</text:p>
          </table:table-cell>
          <table:table-cell table:formula="of:=VLOOKUP([.$A833];[MAF_5K_Walk_Watch__Crunch.$A$2:.$E$688];1;1)" office:value-type="string" office:string-value="2018-07-20T09:59:43Z" calcext:value-type="string">
            <text:p>2018-07-20T09:59:43Z</text:p>
          </table:table-cell>
          <table:table-cell table:formula="of:=VLOOKUP([.$A833];[MAF_5K_Walk_Watch__Crunch.$A$2:.$E$688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0T09:59:51Z</text:p>
          </table:table-cell>
          <table:table-cell office:value-type="float" office:value="40.007215" calcext:value-type="float">
            <text:p>40.007215</text:p>
          </table:table-cell>
          <table:table-cell office:value-type="float" office:value="-79.580362" calcext:value-type="float">
            <text:p>-79.580362</text:p>
          </table:table-cell>
          <table:table-cell office:value-type="float" office:value="322.7" calcext:value-type="float">
            <text:p>322.7</text:p>
          </table:table-cell>
          <table:table-cell office:value-type="float" office:value="100" calcext:value-type="float">
            <text:p>100</text:p>
          </table:table-cell>
          <table:table-cell table:formula="of:=VLOOKUP([.$A834];[MAF_5K_Walk_Watch__Crunch.$A$2:.$E$688];1;1)" office:value-type="string" office:string-value="2018-07-20T09:59:51Z" calcext:value-type="string">
            <text:p>2018-07-20T09:59:51Z</text:p>
          </table:table-cell>
          <table:table-cell table:formula="of:=VLOOKUP([.$A834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09:59:53Z</text:p>
          </table:table-cell>
          <table:table-cell office:value-type="float" office:value="40.007186" calcext:value-type="float">
            <text:p>40.007186</text:p>
          </table:table-cell>
          <table:table-cell office:value-type="float" office:value="-79.58033" calcext:value-type="float">
            <text:p>-79.58033</text:p>
          </table:table-cell>
          <table:table-cell office:value-type="float" office:value="322.9" calcext:value-type="float">
            <text:p>322.9</text:p>
          </table:table-cell>
          <table:table-cell office:value-type="float" office:value="99" calcext:value-type="float">
            <text:p>99</text:p>
          </table:table-cell>
          <table:table-cell table:formula="of:=VLOOKUP([.$A835];[MAF_5K_Walk_Watch__Crunch.$A$2:.$E$688];1;1)" office:value-type="string" office:string-value="2018-07-20T09:59:52Z" calcext:value-type="string">
            <text:p>2018-07-20T09:59:52Z</text:p>
          </table:table-cell>
          <table:table-cell table:formula="of:=VLOOKUP([.$A835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09:59:55Z</text:p>
          </table:table-cell>
          <table:table-cell office:value-type="float" office:value="40.007167" calcext:value-type="float">
            <text:p>40.007167</text:p>
          </table:table-cell>
          <table:table-cell office:value-type="float" office:value="-79.580301" calcext:value-type="float">
            <text:p>-79.580301</text:p>
          </table:table-cell>
          <table:table-cell office:value-type="float" office:value="323" calcext:value-type="float">
            <text:p>323</text:p>
          </table:table-cell>
          <table:table-cell office:value-type="float" office:value="100" calcext:value-type="float">
            <text:p>100</text:p>
          </table:table-cell>
          <table:table-cell table:formula="of:=VLOOKUP([.$A836];[MAF_5K_Walk_Watch__Crunch.$A$2:.$E$688];1;1)" office:value-type="string" office:string-value="2018-07-20T09:59:52Z" calcext:value-type="string">
            <text:p>2018-07-20T09:59:52Z</text:p>
          </table:table-cell>
          <table:table-cell table:formula="of:=VLOOKUP([.$A836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09:59:58Z</text:p>
          </table:table-cell>
          <table:table-cell office:value-type="float" office:value="40.007149" calcext:value-type="float">
            <text:p>40.007149</text:p>
          </table:table-cell>
          <table:table-cell office:value-type="float" office:value="-79.580268" calcext:value-type="float">
            <text:p>-79.580268</text:p>
          </table:table-cell>
          <table:table-cell office:value-type="float" office:value="323.1" calcext:value-type="float">
            <text:p>323.1</text:p>
          </table:table-cell>
          <table:table-cell office:value-type="float" office:value="101" calcext:value-type="float">
            <text:p>101</text:p>
          </table:table-cell>
          <table:table-cell table:formula="of:=VLOOKUP([.$A837];[MAF_5K_Walk_Watch__Crunch.$A$2:.$E$688];1;1)" office:value-type="string" office:string-value="2018-07-20T09:59:57Z" calcext:value-type="string">
            <text:p>2018-07-20T09:59:57Z</text:p>
          </table:table-cell>
          <table:table-cell table:formula="of:=VLOOKUP([.$A837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01Z</text:p>
          </table:table-cell>
          <table:table-cell office:value-type="float" office:value="40.007126" calcext:value-type="float">
            <text:p>40.007126</text:p>
          </table:table-cell>
          <table:table-cell office:value-type="float" office:value="-79.580223" calcext:value-type="float">
            <text:p>-79.580223</text:p>
          </table:table-cell>
          <table:table-cell office:value-type="float" office:value="323.3" calcext:value-type="float">
            <text:p>323.3</text:p>
          </table:table-cell>
          <table:table-cell office:value-type="float" office:value="101" calcext:value-type="float">
            <text:p>101</text:p>
          </table:table-cell>
          <table:table-cell table:formula="of:=VLOOKUP([.$A838];[MAF_5K_Walk_Watch__Crunch.$A$2:.$E$688];1;1)" office:value-type="string" office:string-value="2018-07-20T09:59:57Z" calcext:value-type="string">
            <text:p>2018-07-20T09:59:57Z</text:p>
          </table:table-cell>
          <table:table-cell table:formula="of:=VLOOKUP([.$A838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03Z</text:p>
          </table:table-cell>
          <table:table-cell office:value-type="float" office:value="40.007106" calcext:value-type="float">
            <text:p>40.007106</text:p>
          </table:table-cell>
          <table:table-cell office:value-type="float" office:value="-79.580185" calcext:value-type="float">
            <text:p>-79.580185</text:p>
          </table:table-cell>
          <table:table-cell office:value-type="float" office:value="323.4" calcext:value-type="float">
            <text:p>323.4</text:p>
          </table:table-cell>
          <table:table-cell office:value-type="float" office:value="102" calcext:value-type="float">
            <text:p>102</text:p>
          </table:table-cell>
          <table:table-cell table:formula="of:=VLOOKUP([.$A839];[MAF_5K_Walk_Watch__Crunch.$A$2:.$E$688];1;1)" office:value-type="string" office:string-value="2018-07-20T09:59:57Z" calcext:value-type="string">
            <text:p>2018-07-20T09:59:57Z</text:p>
          </table:table-cell>
          <table:table-cell table:formula="of:=VLOOKUP([.$A839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05Z</text:p>
          </table:table-cell>
          <table:table-cell office:value-type="float" office:value="40.007085" calcext:value-type="float">
            <text:p>40.007085</text:p>
          </table:table-cell>
          <table:table-cell office:value-type="float" office:value="-79.580154" calcext:value-type="float">
            <text:p>-79.580154</text:p>
          </table:table-cell>
          <table:table-cell office:value-type="float" office:value="323.5" calcext:value-type="float">
            <text:p>323.5</text:p>
          </table:table-cell>
          <table:table-cell office:value-type="float" office:value="102" calcext:value-type="float">
            <text:p>102</text:p>
          </table:table-cell>
          <table:table-cell table:formula="of:=VLOOKUP([.$A840];[MAF_5K_Walk_Watch__Crunch.$A$2:.$E$688];1;1)" office:value-type="string" office:string-value="2018-07-20T09:59:57Z" calcext:value-type="string">
            <text:p>2018-07-20T09:59:57Z</text:p>
          </table:table-cell>
          <table:table-cell table:formula="of:=VLOOKUP([.$A840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07Z</text:p>
          </table:table-cell>
          <table:table-cell office:value-type="float" office:value="40.007065" calcext:value-type="float">
            <text:p>40.007065</text:p>
          </table:table-cell>
          <table:table-cell office:value-type="float" office:value="-79.580128" calcext:value-type="float">
            <text:p>-79.580128</text:p>
          </table:table-cell>
          <table:table-cell office:value-type="float" office:value="323.7" calcext:value-type="float">
            <text:p>323.7</text:p>
          </table:table-cell>
          <table:table-cell office:value-type="float" office:value="101" calcext:value-type="float">
            <text:p>101</text:p>
          </table:table-cell>
          <table:table-cell table:formula="of:=VLOOKUP([.$A841];[MAF_5K_Walk_Watch__Crunch.$A$2:.$E$688];1;1)" office:value-type="string" office:string-value="2018-07-20T10:00:07Z" calcext:value-type="string">
            <text:p>2018-07-20T10:00:07Z</text:p>
          </table:table-cell>
          <table:table-cell table:formula="of:=VLOOKUP([.$A841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09Z</text:p>
          </table:table-cell>
          <table:table-cell office:value-type="float" office:value="40.007046" calcext:value-type="float">
            <text:p>40.007046</text:p>
          </table:table-cell>
          <table:table-cell office:value-type="float" office:value="-79.580099" calcext:value-type="float">
            <text:p>-79.580099</text:p>
          </table:table-cell>
          <table:table-cell office:value-type="float" office:value="323.8" calcext:value-type="float">
            <text:p>323.8</text:p>
          </table:table-cell>
          <table:table-cell office:value-type="float" office:value="101" calcext:value-type="float">
            <text:p>101</text:p>
          </table:table-cell>
          <table:table-cell table:formula="of:=VLOOKUP([.$A842];[MAF_5K_Walk_Watch__Crunch.$A$2:.$E$688];1;1)" office:value-type="string" office:string-value="2018-07-20T10:00:07Z" calcext:value-type="string">
            <text:p>2018-07-20T10:00:07Z</text:p>
          </table:table-cell>
          <table:table-cell table:formula="of:=VLOOKUP([.$A842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11Z</text:p>
          </table:table-cell>
          <table:table-cell office:value-type="float" office:value="40.007025" calcext:value-type="float">
            <text:p>40.007025</text:p>
          </table:table-cell>
          <table:table-cell office:value-type="float" office:value="-79.580072" calcext:value-type="float">
            <text:p>-79.580072</text:p>
          </table:table-cell>
          <table:table-cell office:value-type="float" office:value="323.9" calcext:value-type="float">
            <text:p>323.9</text:p>
          </table:table-cell>
          <table:table-cell office:value-type="float" office:value="100" calcext:value-type="float">
            <text:p>100</text:p>
          </table:table-cell>
          <table:table-cell table:formula="of:=VLOOKUP([.$A843];[MAF_5K_Walk_Watch__Crunch.$A$2:.$E$688];1;1)" office:value-type="string" office:string-value="2018-07-20T10:00:07Z" calcext:value-type="string">
            <text:p>2018-07-20T10:00:07Z</text:p>
          </table:table-cell>
          <table:table-cell table:formula="of:=VLOOKUP([.$A843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13Z</text:p>
          </table:table-cell>
          <table:table-cell office:value-type="float" office:value="40.007001" calcext:value-type="float">
            <text:p>40.007001</text:p>
          </table:table-cell>
          <table:table-cell office:value-type="float" office:value="-79.580047" calcext:value-type="float">
            <text:p>-79.580047</text:p>
          </table:table-cell>
          <table:table-cell office:value-type="float" office:value="324" calcext:value-type="float">
            <text:p>324</text:p>
          </table:table-cell>
          <table:table-cell office:value-type="float" office:value="100" calcext:value-type="float">
            <text:p>100</text:p>
          </table:table-cell>
          <table:table-cell table:formula="of:=VLOOKUP([.$A844];[MAF_5K_Walk_Watch__Crunch.$A$2:.$E$688];1;1)" office:value-type="string" office:string-value="2018-07-20T10:00:12Z" calcext:value-type="string">
            <text:p>2018-07-20T10:00:12Z</text:p>
          </table:table-cell>
          <table:table-cell table:formula="of:=VLOOKUP([.$A844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17Z</text:p>
          </table:table-cell>
          <table:table-cell office:value-type="float" office:value="40.006972" calcext:value-type="float">
            <text:p>40.006972</text:p>
          </table:table-cell>
          <table:table-cell office:value-type="float" office:value="-79.580033" calcext:value-type="float">
            <text:p>-79.580033</text:p>
          </table:table-cell>
          <table:table-cell office:value-type="float" office:value="324.2" calcext:value-type="float">
            <text:p>324.2</text:p>
          </table:table-cell>
          <table:table-cell office:value-type="float" office:value="100" calcext:value-type="float">
            <text:p>100</text:p>
          </table:table-cell>
          <table:table-cell table:formula="of:=VLOOKUP([.$A845];[MAF_5K_Walk_Watch__Crunch.$A$2:.$E$688];1;1)" office:value-type="string" office:string-value="2018-07-20T10:00:12Z" calcext:value-type="string">
            <text:p>2018-07-20T10:00:12Z</text:p>
          </table:table-cell>
          <table:table-cell table:formula="of:=VLOOKUP([.$A845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19Z</text:p>
          </table:table-cell>
          <table:table-cell office:value-type="float" office:value="40.006947" calcext:value-type="float">
            <text:p>40.006947</text:p>
          </table:table-cell>
          <table:table-cell office:value-type="float" office:value="-79.579997" calcext:value-type="float">
            <text:p>-79.579997</text:p>
          </table:table-cell>
          <table:table-cell office:value-type="float" office:value="324.4" calcext:value-type="float">
            <text:p>324.4</text:p>
          </table:table-cell>
          <table:table-cell office:value-type="float" office:value="100" calcext:value-type="float">
            <text:p>100</text:p>
          </table:table-cell>
          <table:table-cell table:formula="of:=VLOOKUP([.$A846];[MAF_5K_Walk_Watch__Crunch.$A$2:.$E$688];1;1)" office:value-type="string" office:string-value="2018-07-20T10:00:12Z" calcext:value-type="string">
            <text:p>2018-07-20T10:00:12Z</text:p>
          </table:table-cell>
          <table:table-cell table:formula="of:=VLOOKUP([.$A846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21Z</text:p>
          </table:table-cell>
          <table:table-cell office:value-type="float" office:value="40.00692" calcext:value-type="float">
            <text:p>40.00692</text:p>
          </table:table-cell>
          <table:table-cell office:value-type="float" office:value="-79.579994" calcext:value-type="float">
            <text:p>-79.579994</text:p>
          </table:table-cell>
          <table:table-cell office:value-type="float" office:value="324.5" calcext:value-type="float">
            <text:p>324.5</text:p>
          </table:table-cell>
          <table:table-cell office:value-type="float" office:value="101" calcext:value-type="float">
            <text:p>101</text:p>
          </table:table-cell>
          <table:table-cell table:formula="of:=VLOOKUP([.$A847];[MAF_5K_Walk_Watch__Crunch.$A$2:.$E$688];1;1)" office:value-type="string" office:string-value="2018-07-20T10:00:12Z" calcext:value-type="string">
            <text:p>2018-07-20T10:00:12Z</text:p>
          </table:table-cell>
          <table:table-cell table:formula="of:=VLOOKUP([.$A847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24Z</text:p>
          </table:table-cell>
          <table:table-cell office:value-type="float" office:value="40.006878" calcext:value-type="float">
            <text:p>40.006878</text:p>
          </table:table-cell>
          <table:table-cell office:value-type="float" office:value="-79.57999" calcext:value-type="float">
            <text:p>-79.57999</text:p>
          </table:table-cell>
          <table:table-cell office:value-type="float" office:value="324.7" calcext:value-type="float">
            <text:p>324.7</text:p>
          </table:table-cell>
          <table:table-cell office:value-type="float" office:value="102" calcext:value-type="float">
            <text:p>102</text:p>
          </table:table-cell>
          <table:table-cell table:formula="of:=VLOOKUP([.$A848];[MAF_5K_Walk_Watch__Crunch.$A$2:.$E$688];1;1)" office:value-type="string" office:string-value="2018-07-20T10:00:22Z" calcext:value-type="string">
            <text:p>2018-07-20T10:00:22Z</text:p>
          </table:table-cell>
          <table:table-cell table:formula="of:=VLOOKUP([.$A848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26Z</text:p>
          </table:table-cell>
          <table:table-cell office:value-type="float" office:value="40.006843" calcext:value-type="float">
            <text:p>40.006843</text:p>
          </table:table-cell>
          <table:table-cell office:value-type="float" office:value="-79.579973" calcext:value-type="float">
            <text:p>-79.579973</text:p>
          </table:table-cell>
          <table:table-cell office:value-type="float" office:value="324.9" calcext:value-type="float">
            <text:p>324.9</text:p>
          </table:table-cell>
          <table:table-cell office:value-type="float" office:value="102" calcext:value-type="float">
            <text:p>102</text:p>
          </table:table-cell>
          <table:table-cell table:formula="of:=VLOOKUP([.$A849];[MAF_5K_Walk_Watch__Crunch.$A$2:.$E$688];1;1)" office:value-type="string" office:string-value="2018-07-20T10:00:22Z" calcext:value-type="string">
            <text:p>2018-07-20T10:00:22Z</text:p>
          </table:table-cell>
          <table:table-cell table:formula="of:=VLOOKUP([.$A849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28Z</text:p>
          </table:table-cell>
          <table:table-cell office:value-type="float" office:value="40.006818" calcext:value-type="float">
            <text:p>40.006818</text:p>
          </table:table-cell>
          <table:table-cell office:value-type="float" office:value="-79.579953" calcext:value-type="float">
            <text:p>-79.579953</text:p>
          </table:table-cell>
          <table:table-cell office:value-type="float" office:value="325.1" calcext:value-type="float">
            <text:p>325.1</text:p>
          </table:table-cell>
          <table:table-cell office:value-type="float" office:value="102" calcext:value-type="float">
            <text:p>102</text:p>
          </table:table-cell>
          <table:table-cell table:formula="of:=VLOOKUP([.$A850];[MAF_5K_Walk_Watch__Crunch.$A$2:.$E$688];1;1)" office:value-type="string" office:string-value="2018-07-20T10:00:28Z" calcext:value-type="string">
            <text:p>2018-07-20T10:00:28Z</text:p>
          </table:table-cell>
          <table:table-cell table:formula="of:=VLOOKUP([.$A850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31Z</text:p>
          </table:table-cell>
          <table:table-cell office:value-type="float" office:value="40.006797" calcext:value-type="float">
            <text:p>40.006797</text:p>
          </table:table-cell>
          <table:table-cell office:value-type="float" office:value="-79.57993" calcext:value-type="float">
            <text:p>-79.57993</text:p>
          </table:table-cell>
          <table:table-cell office:value-type="float" office:value="325.2" calcext:value-type="float">
            <text:p>325.2</text:p>
          </table:table-cell>
          <table:table-cell office:value-type="float" office:value="103" calcext:value-type="float">
            <text:p>103</text:p>
          </table:table-cell>
          <table:table-cell table:formula="of:=VLOOKUP([.$A851];[MAF_5K_Walk_Watch__Crunch.$A$2:.$E$688];1;1)" office:value-type="string" office:string-value="2018-07-20T10:00:28Z" calcext:value-type="string">
            <text:p>2018-07-20T10:00:28Z</text:p>
          </table:table-cell>
          <table:table-cell table:formula="of:=VLOOKUP([.$A851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35Z</text:p>
          </table:table-cell>
          <table:table-cell office:value-type="float" office:value="40.006764" calcext:value-type="float">
            <text:p>40.006764</text:p>
          </table:table-cell>
          <table:table-cell office:value-type="float" office:value="-79.579925" calcext:value-type="float">
            <text:p>-79.579925</text:p>
          </table:table-cell>
          <table:table-cell office:value-type="float" office:value="325.4" calcext:value-type="float">
            <text:p>325.4</text:p>
          </table:table-cell>
          <table:table-cell office:value-type="float" office:value="101" calcext:value-type="float">
            <text:p>101</text:p>
          </table:table-cell>
          <table:table-cell table:formula="of:=VLOOKUP([.$A852];[MAF_5K_Walk_Watch__Crunch.$A$2:.$E$688];1;1)" office:value-type="string" office:string-value="2018-07-20T10:00:28Z" calcext:value-type="string">
            <text:p>2018-07-20T10:00:28Z</text:p>
          </table:table-cell>
          <table:table-cell table:formula="of:=VLOOKUP([.$A852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39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79955" calcext:value-type="float">
            <text:p>-79.579955</text:p>
          </table:table-cell>
          <table:table-cell office:value-type="float" office:value="325.1" calcext:value-type="float">
            <text:p>325.1</text:p>
          </table:table-cell>
          <table:table-cell office:value-type="float" office:value="99" calcext:value-type="float">
            <text:p>99</text:p>
          </table:table-cell>
          <table:table-cell table:formula="of:=VLOOKUP([.$A853];[MAF_5K_Walk_Watch__Crunch.$A$2:.$E$688];1;1)" office:value-type="string" office:string-value="2018-07-20T10:00:38Z" calcext:value-type="string">
            <text:p>2018-07-20T10:00:38Z</text:p>
          </table:table-cell>
          <table:table-cell table:formula="of:=VLOOKUP([.$A853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45Z</text:p>
          </table:table-cell>
          <table:table-cell office:value-type="float" office:value="40.006761" calcext:value-type="float">
            <text:p>40.006761</text:p>
          </table:table-cell>
          <table:table-cell office:value-type="float" office:value="-79.579993" calcext:value-type="float">
            <text:p>-79.579993</text:p>
          </table:table-cell>
          <table:table-cell office:value-type="float" office:value="324.6" calcext:value-type="float">
            <text:p>324.6</text:p>
          </table:table-cell>
          <table:table-cell office:value-type="float" office:value="97" calcext:value-type="float">
            <text:p>97</text:p>
          </table:table-cell>
          <table:table-cell table:formula="of:=VLOOKUP([.$A854];[MAF_5K_Walk_Watch__Crunch.$A$2:.$E$688];1;1)" office:value-type="string" office:string-value="2018-07-20T10:00:43Z" calcext:value-type="string">
            <text:p>2018-07-20T10:00:43Z</text:p>
          </table:table-cell>
          <table:table-cell table:formula="of:=VLOOKUP([.$A854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48Z</text:p>
          </table:table-cell>
          <table:table-cell office:value-type="float" office:value="40.006743" calcext:value-type="float">
            <text:p>40.006743</text:p>
          </table:table-cell>
          <table:table-cell office:value-type="float" office:value="-79.580026" calcext:value-type="float">
            <text:p>-79.580026</text:p>
          </table:table-cell>
          <table:table-cell office:value-type="float" office:value="324.3" calcext:value-type="float">
            <text:p>324.3</text:p>
          </table:table-cell>
          <table:table-cell office:value-type="float" office:value="95" calcext:value-type="float">
            <text:p>95</text:p>
          </table:table-cell>
          <table:table-cell table:formula="of:=VLOOKUP([.$A855];[MAF_5K_Walk_Watch__Crunch.$A$2:.$E$688];1;1)" office:value-type="string" office:string-value="2018-07-20T10:00:43Z" calcext:value-type="string">
            <text:p>2018-07-20T10:00:43Z</text:p>
          </table:table-cell>
          <table:table-cell table:formula="of:=VLOOKUP([.$A855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50Z</text:p>
          </table:table-cell>
          <table:table-cell office:value-type="float" office:value="40.006742" calcext:value-type="float">
            <text:p>40.006742</text:p>
          </table:table-cell>
          <table:table-cell office:value-type="float" office:value="-79.580065" calcext:value-type="float">
            <text:p>-79.580065</text:p>
          </table:table-cell>
          <table:table-cell office:value-type="float" office:value="324" calcext:value-type="float">
            <text:p>324</text:p>
          </table:table-cell>
          <table:table-cell office:value-type="float" office:value="95" calcext:value-type="float">
            <text:p>95</text:p>
          </table:table-cell>
          <table:table-cell table:formula="of:=VLOOKUP([.$A856];[MAF_5K_Walk_Watch__Crunch.$A$2:.$E$688];1;1)" office:value-type="string" office:string-value="2018-07-20T10:00:43Z" calcext:value-type="string">
            <text:p>2018-07-20T10:00:43Z</text:p>
          </table:table-cell>
          <table:table-cell table:formula="of:=VLOOKUP([.$A856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00:53Z</text:p>
          </table:table-cell>
          <table:table-cell office:value-type="float" office:value="40.006754" calcext:value-type="float">
            <text:p>40.006754</text:p>
          </table:table-cell>
          <table:table-cell office:value-type="float" office:value="-79.580109" calcext:value-type="float">
            <text:p>-79.580109</text:p>
          </table:table-cell>
          <table:table-cell office:value-type="float" office:value="323.5" calcext:value-type="float">
            <text:p>323.5</text:p>
          </table:table-cell>
          <table:table-cell office:value-type="float" office:value="94" calcext:value-type="float">
            <text:p>94</text:p>
          </table:table-cell>
          <table:table-cell table:formula="of:=VLOOKUP([.$A857];[MAF_5K_Walk_Watch__Crunch.$A$2:.$E$688];1;1)" office:value-type="string" office:string-value="2018-07-20T10:00:53Z" calcext:value-type="string">
            <text:p>2018-07-20T10:00:53Z</text:p>
          </table:table-cell>
          <table:table-cell table:formula="of:=VLOOKUP([.$A857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0:55Z</text:p>
          </table:table-cell>
          <table:table-cell office:value-type="float" office:value="40.006758" calcext:value-type="float">
            <text:p>40.006758</text:p>
          </table:table-cell>
          <table:table-cell office:value-type="float" office:value="-79.580145" calcext:value-type="float">
            <text:p>-79.580145</text:p>
          </table:table-cell>
          <table:table-cell office:value-type="float" office:value="323.1" calcext:value-type="float">
            <text:p>323.1</text:p>
          </table:table-cell>
          <table:table-cell office:value-type="float" office:value="95" calcext:value-type="float">
            <text:p>95</text:p>
          </table:table-cell>
          <table:table-cell table:formula="of:=VLOOKUP([.$A858];[MAF_5K_Walk_Watch__Crunch.$A$2:.$E$688];1;1)" office:value-type="string" office:string-value="2018-07-20T10:00:53Z" calcext:value-type="string">
            <text:p>2018-07-20T10:00:53Z</text:p>
          </table:table-cell>
          <table:table-cell table:formula="of:=VLOOKUP([.$A858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0:57Z</text:p>
          </table:table-cell>
          <table:table-cell office:value-type="float" office:value="40.006757" calcext:value-type="float">
            <text:p>40.006757</text:p>
          </table:table-cell>
          <table:table-cell office:value-type="float" office:value="-79.580185" calcext:value-type="float">
            <text:p>-79.580185</text:p>
          </table:table-cell>
          <table:table-cell office:value-type="float" office:value="322.7" calcext:value-type="float">
            <text:p>322.7</text:p>
          </table:table-cell>
          <table:table-cell office:value-type="float" office:value="93" calcext:value-type="float">
            <text:p>93</text:p>
          </table:table-cell>
          <table:table-cell table:formula="of:=VLOOKUP([.$A859];[MAF_5K_Walk_Watch__Crunch.$A$2:.$E$688];1;1)" office:value-type="string" office:string-value="2018-07-20T10:00:53Z" calcext:value-type="string">
            <text:p>2018-07-20T10:00:53Z</text:p>
          </table:table-cell>
          <table:table-cell table:formula="of:=VLOOKUP([.$A859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00Z</text:p>
          </table:table-cell>
          <table:table-cell office:value-type="float" office:value="40.00675" calcext:value-type="float">
            <text:p>40.00675</text:p>
          </table:table-cell>
          <table:table-cell office:value-type="float" office:value="-79.580229" calcext:value-type="float">
            <text:p>-79.580229</text:p>
          </table:table-cell>
          <table:table-cell office:value-type="float" office:value="322.3" calcext:value-type="float">
            <text:p>322.3</text:p>
          </table:table-cell>
          <table:table-cell office:value-type="float" office:value="91" calcext:value-type="float">
            <text:p>91</text:p>
          </table:table-cell>
          <table:table-cell table:formula="of:=VLOOKUP([.$A860];[MAF_5K_Walk_Watch__Crunch.$A$2:.$E$688];1;1)" office:value-type="string" office:string-value="2018-07-20T10:00:58Z" calcext:value-type="string">
            <text:p>2018-07-20T10:00:58Z</text:p>
          </table:table-cell>
          <table:table-cell table:formula="of:=VLOOKUP([.$A860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04Z</text:p>
          </table:table-cell>
          <table:table-cell office:value-type="float" office:value="40.006745" calcext:value-type="float">
            <text:p>40.006745</text:p>
          </table:table-cell>
          <table:table-cell office:value-type="float" office:value="-79.580266" calcext:value-type="float">
            <text:p>-79.580266</text:p>
          </table:table-cell>
          <table:table-cell office:value-type="float" office:value="322" calcext:value-type="float">
            <text:p>322</text:p>
          </table:table-cell>
          <table:table-cell office:value-type="float" office:value="89" calcext:value-type="float">
            <text:p>89</text:p>
          </table:table-cell>
          <table:table-cell table:formula="of:=VLOOKUP([.$A861];[MAF_5K_Walk_Watch__Crunch.$A$2:.$E$688];1;1)" office:value-type="string" office:string-value="2018-07-20T10:01:03Z" calcext:value-type="string">
            <text:p>2018-07-20T10:01:03Z</text:p>
          </table:table-cell>
          <table:table-cell table:formula="of:=VLOOKUP([.$A861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08Z</text:p>
          </table:table-cell>
          <table:table-cell office:value-type="float" office:value="40.006729" calcext:value-type="float">
            <text:p>40.006729</text:p>
          </table:table-cell>
          <table:table-cell office:value-type="float" office:value="-79.580304" calcext:value-type="float">
            <text:p>-79.580304</text:p>
          </table:table-cell>
          <table:table-cell office:value-type="float" office:value="321.6" calcext:value-type="float">
            <text:p>321.6</text:p>
          </table:table-cell>
          <table:table-cell office:value-type="float" office:value="88" calcext:value-type="float">
            <text:p>88</text:p>
          </table:table-cell>
          <table:table-cell table:formula="of:=VLOOKUP([.$A862];[MAF_5K_Walk_Watch__Crunch.$A$2:.$E$688];1;1)" office:value-type="string" office:string-value="2018-07-20T10:01:03Z" calcext:value-type="string">
            <text:p>2018-07-20T10:01:03Z</text:p>
          </table:table-cell>
          <table:table-cell table:formula="of:=VLOOKUP([.$A862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11Z</text:p>
          </table:table-cell>
          <table:table-cell office:value-type="float" office:value="40.00672" calcext:value-type="float">
            <text:p>40.00672</text:p>
          </table:table-cell>
          <table:table-cell office:value-type="float" office:value="-79.580352" calcext:value-type="float">
            <text:p>-79.580352</text:p>
          </table:table-cell>
          <table:table-cell office:value-type="float" office:value="321.1" calcext:value-type="float">
            <text:p>321.1</text:p>
          </table:table-cell>
          <table:table-cell office:value-type="float" office:value="87" calcext:value-type="float">
            <text:p>87</text:p>
          </table:table-cell>
          <table:table-cell table:formula="of:=VLOOKUP([.$A863];[MAF_5K_Walk_Watch__Crunch.$A$2:.$E$688];1;1)" office:value-type="string" office:string-value="2018-07-20T10:01:10Z" calcext:value-type="string">
            <text:p>2018-07-20T10:01:10Z</text:p>
          </table:table-cell>
          <table:table-cell table:formula="of:=VLOOKUP([.$A863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13Z</text:p>
          </table:table-cell>
          <table:table-cell office:value-type="float" office:value="40.006726" calcext:value-type="float">
            <text:p>40.006726</text:p>
          </table:table-cell>
          <table:table-cell office:value-type="float" office:value="-79.580394" calcext:value-type="float">
            <text:p>-79.580394</text:p>
          </table:table-cell>
          <table:table-cell office:value-type="float" office:value="320.7" calcext:value-type="float">
            <text:p>320.7</text:p>
          </table:table-cell>
          <table:table-cell office:value-type="float" office:value="86" calcext:value-type="float">
            <text:p>86</text:p>
          </table:table-cell>
          <table:table-cell table:formula="of:=VLOOKUP([.$A864];[MAF_5K_Walk_Watch__Crunch.$A$2:.$E$688];1;1)" office:value-type="string" office:string-value="2018-07-20T10:01:10Z" calcext:value-type="string">
            <text:p>2018-07-20T10:01:10Z</text:p>
          </table:table-cell>
          <table:table-cell table:formula="of:=VLOOKUP([.$A864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15Z</text:p>
          </table:table-cell>
          <table:table-cell office:value-type="float" office:value="40.006735" calcext:value-type="float">
            <text:p>40.006735</text:p>
          </table:table-cell>
          <table:table-cell office:value-type="float" office:value="-79.580443" calcext:value-type="float">
            <text:p>-79.580443</text:p>
          </table:table-cell>
          <table:table-cell office:value-type="float" office:value="320.2" calcext:value-type="float">
            <text:p>320.2</text:p>
          </table:table-cell>
          <table:table-cell office:value-type="float" office:value="86" calcext:value-type="float">
            <text:p>86</text:p>
          </table:table-cell>
          <table:table-cell table:formula="of:=VLOOKUP([.$A865];[MAF_5K_Walk_Watch__Crunch.$A$2:.$E$688];1;1)" office:value-type="string" office:string-value="2018-07-20T10:01:15Z" calcext:value-type="string">
            <text:p>2018-07-20T10:01:15Z</text:p>
          </table:table-cell>
          <table:table-cell table:formula="of:=VLOOKUP([.$A865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17Z</text:p>
          </table:table-cell>
          <table:table-cell office:value-type="float" office:value="40.006742" calcext:value-type="float">
            <text:p>40.006742</text:p>
          </table:table-cell>
          <table:table-cell office:value-type="float" office:value="-79.580484" calcext:value-type="float">
            <text:p>-79.580484</text:p>
          </table:table-cell>
          <table:table-cell office:value-type="float" office:value="319.9" calcext:value-type="float">
            <text:p>319.9</text:p>
          </table:table-cell>
          <table:table-cell office:value-type="float" office:value="84" calcext:value-type="float">
            <text:p>84</text:p>
          </table:table-cell>
          <table:table-cell table:formula="of:=VLOOKUP([.$A866];[MAF_5K_Walk_Watch__Crunch.$A$2:.$E$688];1;1)" office:value-type="string" office:string-value="2018-07-20T10:01:15Z" calcext:value-type="string">
            <text:p>2018-07-20T10:01:15Z</text:p>
          </table:table-cell>
          <table:table-cell table:formula="of:=VLOOKUP([.$A866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19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80519" calcext:value-type="float">
            <text:p>-79.580519</text:p>
          </table:table-cell>
          <table:table-cell office:value-type="float" office:value="319.7" calcext:value-type="float">
            <text:p>319.7</text:p>
          </table:table-cell>
          <table:table-cell office:value-type="float" office:value="85" calcext:value-type="float">
            <text:p>85</text:p>
          </table:table-cell>
          <table:table-cell table:formula="of:=VLOOKUP([.$A867];[MAF_5K_Walk_Watch__Crunch.$A$2:.$E$688];1;1)" office:value-type="string" office:string-value="2018-07-20T10:01:15Z" calcext:value-type="string">
            <text:p>2018-07-20T10:01:15Z</text:p>
          </table:table-cell>
          <table:table-cell table:formula="of:=VLOOKUP([.$A867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21Z</text:p>
          </table:table-cell>
          <table:table-cell office:value-type="float" office:value="40.006753" calcext:value-type="float">
            <text:p>40.006753</text:p>
          </table:table-cell>
          <table:table-cell office:value-type="float" office:value="-79.580559" calcext:value-type="float">
            <text:p>-79.580559</text:p>
          </table:table-cell>
          <table:table-cell office:value-type="float" office:value="319.2" calcext:value-type="float">
            <text:p>319.2</text:p>
          </table:table-cell>
          <table:table-cell office:value-type="float" office:value="84" calcext:value-type="float">
            <text:p>84</text:p>
          </table:table-cell>
          <table:table-cell table:formula="of:=VLOOKUP([.$A868];[MAF_5K_Walk_Watch__Crunch.$A$2:.$E$688];1;1)" office:value-type="string" office:string-value="2018-07-20T10:01:21Z" calcext:value-type="string">
            <text:p>2018-07-20T10:01:21Z</text:p>
          </table:table-cell>
          <table:table-cell table:formula="of:=VLOOKUP([.$A868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23Z</text:p>
          </table:table-cell>
          <table:table-cell office:value-type="float" office:value="40.006749" calcext:value-type="float">
            <text:p>40.006749</text:p>
          </table:table-cell>
          <table:table-cell office:value-type="float" office:value="-79.580598" calcext:value-type="float">
            <text:p>-79.580598</text:p>
          </table:table-cell>
          <table:table-cell office:value-type="float" office:value="318.7" calcext:value-type="float">
            <text:p>318.7</text:p>
          </table:table-cell>
          <table:table-cell office:value-type="float" office:value="84" calcext:value-type="float">
            <text:p>84</text:p>
          </table:table-cell>
          <table:table-cell table:formula="of:=VLOOKUP([.$A869];[MAF_5K_Walk_Watch__Crunch.$A$2:.$E$688];1;1)" office:value-type="string" office:string-value="2018-07-20T10:01:21Z" calcext:value-type="string">
            <text:p>2018-07-20T10:01:21Z</text:p>
          </table:table-cell>
          <table:table-cell table:formula="of:=VLOOKUP([.$A869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25Z</text:p>
          </table:table-cell>
          <table:table-cell office:value-type="float" office:value="40.006754" calcext:value-type="float">
            <text:p>40.006754</text:p>
          </table:table-cell>
          <table:table-cell office:value-type="float" office:value="-79.580636" calcext:value-type="float">
            <text:p>-79.580636</text:p>
          </table:table-cell>
          <table:table-cell office:value-type="float" office:value="318.2" calcext:value-type="float">
            <text:p>318.2</text:p>
          </table:table-cell>
          <table:table-cell office:value-type="float" office:value="84" calcext:value-type="float">
            <text:p>84</text:p>
          </table:table-cell>
          <table:table-cell table:formula="of:=VLOOKUP([.$A870];[MAF_5K_Walk_Watch__Crunch.$A$2:.$E$688];1;1)" office:value-type="string" office:string-value="2018-07-20T10:01:25Z" calcext:value-type="string">
            <text:p>2018-07-20T10:01:25Z</text:p>
          </table:table-cell>
          <table:table-cell table:formula="of:=VLOOKUP([.$A870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28Z</text:p>
          </table:table-cell>
          <table:table-cell office:value-type="float" office:value="40.006761" calcext:value-type="float">
            <text:p>40.006761</text:p>
          </table:table-cell>
          <table:table-cell office:value-type="float" office:value="-79.580686" calcext:value-type="float">
            <text:p>-79.580686</text:p>
          </table:table-cell>
          <table:table-cell office:value-type="float" office:value="317.8" calcext:value-type="float">
            <text:p>317.8</text:p>
          </table:table-cell>
          <table:table-cell office:value-type="float" office:value="84" calcext:value-type="float">
            <text:p>84</text:p>
          </table:table-cell>
          <table:table-cell table:formula="of:=VLOOKUP([.$A871];[MAF_5K_Walk_Watch__Crunch.$A$2:.$E$688];1;1)" office:value-type="string" office:string-value="2018-07-20T10:01:25Z" calcext:value-type="string">
            <text:p>2018-07-20T10:01:25Z</text:p>
          </table:table-cell>
          <table:table-cell table:formula="of:=VLOOKUP([.$A871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31Z</text:p>
          </table:table-cell>
          <table:table-cell office:value-type="float" office:value="40.006783" calcext:value-type="float">
            <text:p>40.006783</text:p>
          </table:table-cell>
          <table:table-cell office:value-type="float" office:value="-79.580731" calcext:value-type="float">
            <text:p>-79.580731</text:p>
          </table:table-cell>
          <table:table-cell office:value-type="float" office:value="317.4" calcext:value-type="float">
            <text:p>317.4</text:p>
          </table:table-cell>
          <table:table-cell office:value-type="float" office:value="83" calcext:value-type="float">
            <text:p>83</text:p>
          </table:table-cell>
          <table:table-cell table:formula="of:=VLOOKUP([.$A872];[MAF_5K_Walk_Watch__Crunch.$A$2:.$E$688];1;1)" office:value-type="string" office:string-value="2018-07-20T10:01:30Z" calcext:value-type="string">
            <text:p>2018-07-20T10:01:30Z</text:p>
          </table:table-cell>
          <table:table-cell table:formula="of:=VLOOKUP([.$A872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33Z</text:p>
          </table:table-cell>
          <table:table-cell office:value-type="float" office:value="40.006793" calcext:value-type="float">
            <text:p>40.006793</text:p>
          </table:table-cell>
          <table:table-cell office:value-type="float" office:value="-79.58077" calcext:value-type="float">
            <text:p>-79.58077</text:p>
          </table:table-cell>
          <table:table-cell office:value-type="float" office:value="316.9" calcext:value-type="float">
            <text:p>316.9</text:p>
          </table:table-cell>
          <table:table-cell office:value-type="float" office:value="83" calcext:value-type="float">
            <text:p>83</text:p>
          </table:table-cell>
          <table:table-cell table:formula="of:=VLOOKUP([.$A873];[MAF_5K_Walk_Watch__Crunch.$A$2:.$E$688];1;1)" office:value-type="string" office:string-value="2018-07-20T10:01:30Z" calcext:value-type="string">
            <text:p>2018-07-20T10:01:30Z</text:p>
          </table:table-cell>
          <table:table-cell table:formula="of:=VLOOKUP([.$A873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35Z</text:p>
          </table:table-cell>
          <table:table-cell office:value-type="float" office:value="40.006793" calcext:value-type="float">
            <text:p>40.006793</text:p>
          </table:table-cell>
          <table:table-cell office:value-type="float" office:value="-79.580811" calcext:value-type="float">
            <text:p>-79.580811</text:p>
          </table:table-cell>
          <table:table-cell office:value-type="float" office:value="316.5" calcext:value-type="float">
            <text:p>316.5</text:p>
          </table:table-cell>
          <table:table-cell office:value-type="float" office:value="83" calcext:value-type="float">
            <text:p>83</text:p>
          </table:table-cell>
          <table:table-cell table:formula="of:=VLOOKUP([.$A874];[MAF_5K_Walk_Watch__Crunch.$A$2:.$E$688];1;1)" office:value-type="string" office:string-value="2018-07-20T10:01:35Z" calcext:value-type="string">
            <text:p>2018-07-20T10:01:35Z</text:p>
          </table:table-cell>
          <table:table-cell table:formula="of:=VLOOKUP([.$A874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38Z</text:p>
          </table:table-cell>
          <table:table-cell office:value-type="float" office:value="40.006797" calcext:value-type="float">
            <text:p>40.006797</text:p>
          </table:table-cell>
          <table:table-cell office:value-type="float" office:value="-79.580861" calcext:value-type="float">
            <text:p>-79.580861</text:p>
          </table:table-cell>
          <table:table-cell office:value-type="float" office:value="315.9" calcext:value-type="float">
            <text:p>315.9</text:p>
          </table:table-cell>
          <table:table-cell office:value-type="float" office:value="83" calcext:value-type="float">
            <text:p>83</text:p>
          </table:table-cell>
          <table:table-cell table:formula="of:=VLOOKUP([.$A875];[MAF_5K_Walk_Watch__Crunch.$A$2:.$E$688];1;1)" office:value-type="string" office:string-value="2018-07-20T10:01:35Z" calcext:value-type="string">
            <text:p>2018-07-20T10:01:35Z</text:p>
          </table:table-cell>
          <table:table-cell table:formula="of:=VLOOKUP([.$A875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41Z</text:p>
          </table:table-cell>
          <table:table-cell office:value-type="float" office:value="40.006793" calcext:value-type="float">
            <text:p>40.006793</text:p>
          </table:table-cell>
          <table:table-cell office:value-type="float" office:value="-79.580902" calcext:value-type="float">
            <text:p>-79.580902</text:p>
          </table:table-cell>
          <table:table-cell office:value-type="float" office:value="315.5" calcext:value-type="float">
            <text:p>315.5</text:p>
          </table:table-cell>
          <table:table-cell office:value-type="float" office:value="83" calcext:value-type="float">
            <text:p>83</text:p>
          </table:table-cell>
          <table:table-cell table:formula="of:=VLOOKUP([.$A876];[MAF_5K_Walk_Watch__Crunch.$A$2:.$E$688];1;1)" office:value-type="string" office:string-value="2018-07-20T10:01:35Z" calcext:value-type="string">
            <text:p>2018-07-20T10:01:35Z</text:p>
          </table:table-cell>
          <table:table-cell table:formula="of:=VLOOKUP([.$A876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44Z</text:p>
          </table:table-cell>
          <table:table-cell office:value-type="float" office:value="40.006788" calcext:value-type="float">
            <text:p>40.006788</text:p>
          </table:table-cell>
          <table:table-cell office:value-type="float" office:value="-79.580951" calcext:value-type="float">
            <text:p>-79.580951</text:p>
          </table:table-cell>
          <table:table-cell office:value-type="float" office:value="315" calcext:value-type="float">
            <text:p>315</text:p>
          </table:table-cell>
          <table:table-cell office:value-type="float" office:value="83" calcext:value-type="float">
            <text:p>83</text:p>
          </table:table-cell>
          <table:table-cell table:formula="of:=VLOOKUP([.$A877];[MAF_5K_Walk_Watch__Crunch.$A$2:.$E$688];1;1)" office:value-type="string" office:string-value="2018-07-20T10:01:35Z" calcext:value-type="string">
            <text:p>2018-07-20T10:01:35Z</text:p>
          </table:table-cell>
          <table:table-cell table:formula="of:=VLOOKUP([.$A877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46Z</text:p>
          </table:table-cell>
          <table:table-cell office:value-type="float" office:value="40.006779" calcext:value-type="float">
            <text:p>40.006779</text:p>
          </table:table-cell>
          <table:table-cell office:value-type="float" office:value="-79.58099" calcext:value-type="float">
            <text:p>-79.58099</text:p>
          </table:table-cell>
          <table:table-cell office:value-type="float" office:value="314.6" calcext:value-type="float">
            <text:p>314.6</text:p>
          </table:table-cell>
          <table:table-cell office:value-type="float" office:value="83" calcext:value-type="float">
            <text:p>83</text:p>
          </table:table-cell>
          <table:table-cell table:formula="of:=VLOOKUP([.$A878];[MAF_5K_Walk_Watch__Crunch.$A$2:.$E$688];1;1)" office:value-type="string" office:string-value="2018-07-20T10:01:45Z" calcext:value-type="string">
            <text:p>2018-07-20T10:01:45Z</text:p>
          </table:table-cell>
          <table:table-cell table:formula="of:=VLOOKUP([.$A878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48Z</text:p>
          </table:table-cell>
          <table:table-cell office:value-type="float" office:value="40.006782" calcext:value-type="float">
            <text:p>40.006782</text:p>
          </table:table-cell>
          <table:table-cell office:value-type="float" office:value="-79.581033" calcext:value-type="float">
            <text:p>-79.581033</text:p>
          </table:table-cell>
          <table:table-cell office:value-type="float" office:value="314.1" calcext:value-type="float">
            <text:p>314.1</text:p>
          </table:table-cell>
          <table:table-cell office:value-type="float" office:value="81" calcext:value-type="float">
            <text:p>81</text:p>
          </table:table-cell>
          <table:table-cell table:formula="of:=VLOOKUP([.$A879];[MAF_5K_Walk_Watch__Crunch.$A$2:.$E$688];1;1)" office:value-type="string" office:string-value="2018-07-20T10:01:45Z" calcext:value-type="string">
            <text:p>2018-07-20T10:01:45Z</text:p>
          </table:table-cell>
          <table:table-cell table:formula="of:=VLOOKUP([.$A879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1:51Z</text:p>
          </table:table-cell>
          <table:table-cell office:value-type="float" office:value="40.006785" calcext:value-type="float">
            <text:p>40.006785</text:p>
          </table:table-cell>
          <table:table-cell office:value-type="float" office:value="-79.581083" calcext:value-type="float">
            <text:p>-79.581083</text:p>
          </table:table-cell>
          <table:table-cell office:value-type="float" office:value="313.6" calcext:value-type="float">
            <text:p>313.6</text:p>
          </table:table-cell>
          <table:table-cell office:value-type="float" office:value="81" calcext:value-type="float">
            <text:p>81</text:p>
          </table:table-cell>
          <table:table-cell table:formula="of:=VLOOKUP([.$A880];[MAF_5K_Walk_Watch__Crunch.$A$2:.$E$688];1;1)" office:value-type="string" office:string-value="2018-07-20T10:01:51Z" calcext:value-type="string">
            <text:p>2018-07-20T10:01:51Z</text:p>
          </table:table-cell>
          <table:table-cell table:formula="of:=VLOOKUP([.$A880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1:53Z</text:p>
          </table:table-cell>
          <table:table-cell office:value-type="float" office:value="40.006768" calcext:value-type="float">
            <text:p>40.006768</text:p>
          </table:table-cell>
          <table:table-cell office:value-type="float" office:value="-79.581122" calcext:value-type="float">
            <text:p>-79.581122</text:p>
          </table:table-cell>
          <table:table-cell office:value-type="float" office:value="313.2" calcext:value-type="float">
            <text:p>313.2</text:p>
          </table:table-cell>
          <table:table-cell office:value-type="float" office:value="80" calcext:value-type="float">
            <text:p>80</text:p>
          </table:table-cell>
          <table:table-cell table:formula="of:=VLOOKUP([.$A881];[MAF_5K_Walk_Watch__Crunch.$A$2:.$E$688];1;1)" office:value-type="string" office:string-value="2018-07-20T10:01:51Z" calcext:value-type="string">
            <text:p>2018-07-20T10:01:51Z</text:p>
          </table:table-cell>
          <table:table-cell table:formula="of:=VLOOKUP([.$A881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1:55Z</text:p>
          </table:table-cell>
          <table:table-cell office:value-type="float" office:value="40.006757" calcext:value-type="float">
            <text:p>40.006757</text:p>
          </table:table-cell>
          <table:table-cell office:value-type="float" office:value="-79.581167" calcext:value-type="float">
            <text:p>-79.581167</text:p>
          </table:table-cell>
          <table:table-cell office:value-type="float" office:value="313" calcext:value-type="float">
            <text:p>313</text:p>
          </table:table-cell>
          <table:table-cell office:value-type="float" office:value="79" calcext:value-type="float">
            <text:p>79</text:p>
          </table:table-cell>
          <table:table-cell table:formula="of:=VLOOKUP([.$A882];[MAF_5K_Walk_Watch__Crunch.$A$2:.$E$688];1;1)" office:value-type="string" office:string-value="2018-07-20T10:01:55Z" calcext:value-type="string">
            <text:p>2018-07-20T10:01:55Z</text:p>
          </table:table-cell>
          <table:table-cell table:formula="of:=VLOOKUP([.$A882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1:57Z</text:p>
          </table:table-cell>
          <table:table-cell office:value-type="float" office:value="40.006756" calcext:value-type="float">
            <text:p>40.006756</text:p>
          </table:table-cell>
          <table:table-cell office:value-type="float" office:value="-79.581211" calcext:value-type="float">
            <text:p>-79.581211</text:p>
          </table:table-cell>
          <table:table-cell office:value-type="float" office:value="313" calcext:value-type="float">
            <text:p>313</text:p>
          </table:table-cell>
          <table:table-cell office:value-type="float" office:value="79" calcext:value-type="float">
            <text:p>79</text:p>
          </table:table-cell>
          <table:table-cell table:formula="of:=VLOOKUP([.$A883];[MAF_5K_Walk_Watch__Crunch.$A$2:.$E$688];1;1)" office:value-type="string" office:string-value="2018-07-20T10:01:55Z" calcext:value-type="string">
            <text:p>2018-07-20T10:01:55Z</text:p>
          </table:table-cell>
          <table:table-cell table:formula="of:=VLOOKUP([.$A883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00Z</text:p>
          </table:table-cell>
          <table:table-cell office:value-type="float" office:value="40.00676" calcext:value-type="float">
            <text:p>40.00676</text:p>
          </table:table-cell>
          <table:table-cell office:value-type="float" office:value="-79.581246" calcext:value-type="float">
            <text:p>-79.581246</text:p>
          </table:table-cell>
          <table:table-cell office:value-type="float" office:value="313" calcext:value-type="float">
            <text:p>313</text:p>
          </table:table-cell>
          <table:table-cell office:value-type="float" office:value="79" calcext:value-type="float">
            <text:p>79</text:p>
          </table:table-cell>
          <table:table-cell table:formula="of:=VLOOKUP([.$A884];[MAF_5K_Walk_Watch__Crunch.$A$2:.$E$688];1;1)" office:value-type="string" office:string-value="2018-07-20T10:02:00Z" calcext:value-type="string">
            <text:p>2018-07-20T10:02:00Z</text:p>
          </table:table-cell>
          <table:table-cell table:formula="of:=VLOOKUP([.$A884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03Z</text:p>
          </table:table-cell>
          <table:table-cell office:value-type="float" office:value="40.00676" calcext:value-type="float">
            <text:p>40.00676</text:p>
          </table:table-cell>
          <table:table-cell office:value-type="float" office:value="-79.581283" calcext:value-type="float">
            <text:p>-79.581283</text:p>
          </table:table-cell>
          <table:table-cell office:value-type="float" office:value="312.7" calcext:value-type="float">
            <text:p>312.7</text:p>
          </table:table-cell>
          <table:table-cell office:value-type="float" office:value="78" calcext:value-type="float">
            <text:p>78</text:p>
          </table:table-cell>
          <table:table-cell table:formula="of:=VLOOKUP([.$A885];[MAF_5K_Walk_Watch__Crunch.$A$2:.$E$688];1;1)" office:value-type="string" office:string-value="2018-07-20T10:02:00Z" calcext:value-type="string">
            <text:p>2018-07-20T10:02:00Z</text:p>
          </table:table-cell>
          <table:table-cell table:formula="of:=VLOOKUP([.$A885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08Z</text:p>
          </table:table-cell>
          <table:table-cell office:value-type="float" office:value="40.006752" calcext:value-type="float">
            <text:p>40.006752</text:p>
          </table:table-cell>
          <table:table-cell office:value-type="float" office:value="-79.581317" calcext:value-type="float">
            <text:p>-79.581317</text:p>
          </table:table-cell>
          <table:table-cell office:value-type="float" office:value="312.3" calcext:value-type="float">
            <text:p>312.3</text:p>
          </table:table-cell>
          <table:table-cell office:value-type="float" office:value="76" calcext:value-type="float">
            <text:p>76</text:p>
          </table:table-cell>
          <table:table-cell table:formula="of:=VLOOKUP([.$A886];[MAF_5K_Walk_Watch__Crunch.$A$2:.$E$688];1;1)" office:value-type="string" office:string-value="2018-07-20T10:02:05Z" calcext:value-type="string">
            <text:p>2018-07-20T10:02:05Z</text:p>
          </table:table-cell>
          <table:table-cell table:formula="of:=VLOOKUP([.$A886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12Z</text:p>
          </table:table-cell>
          <table:table-cell office:value-type="float" office:value="40.00675" calcext:value-type="float">
            <text:p>40.00675</text:p>
          </table:table-cell>
          <table:table-cell office:value-type="float" office:value="-79.581364" calcext:value-type="float">
            <text:p>-79.581364</text:p>
          </table:table-cell>
          <table:table-cell office:value-type="float" office:value="311.8" calcext:value-type="float">
            <text:p>311.8</text:p>
          </table:table-cell>
          <table:table-cell office:value-type="float" office:value="74" calcext:value-type="float">
            <text:p>74</text:p>
          </table:table-cell>
          <table:table-cell table:formula="of:=VLOOKUP([.$A887];[MAF_5K_Walk_Watch__Crunch.$A$2:.$E$688];1;1)" office:value-type="string" office:string-value="2018-07-20T10:02:05Z" calcext:value-type="string">
            <text:p>2018-07-20T10:02:05Z</text:p>
          </table:table-cell>
          <table:table-cell table:formula="of:=VLOOKUP([.$A887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14Z</text:p>
          </table:table-cell>
          <table:table-cell office:value-type="float" office:value="40.006752" calcext:value-type="float">
            <text:p>40.006752</text:p>
          </table:table-cell>
          <table:table-cell office:value-type="float" office:value="-79.5814" calcext:value-type="float">
            <text:p>-79.5814</text:p>
          </table:table-cell>
          <table:table-cell office:value-type="float" office:value="311.5" calcext:value-type="float">
            <text:p>311.5</text:p>
          </table:table-cell>
          <table:table-cell office:value-type="float" office:value="74" calcext:value-type="float">
            <text:p>74</text:p>
          </table:table-cell>
          <table:table-cell table:formula="of:=VLOOKUP([.$A888];[MAF_5K_Walk_Watch__Crunch.$A$2:.$E$688];1;1)" office:value-type="string" office:string-value="2018-07-20T10:02:05Z" calcext:value-type="string">
            <text:p>2018-07-20T10:02:05Z</text:p>
          </table:table-cell>
          <table:table-cell table:formula="of:=VLOOKUP([.$A888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16Z</text:p>
          </table:table-cell>
          <table:table-cell office:value-type="float" office:value="40.006753" calcext:value-type="float">
            <text:p>40.006753</text:p>
          </table:table-cell>
          <table:table-cell office:value-type="float" office:value="-79.581446" calcext:value-type="float">
            <text:p>-79.581446</text:p>
          </table:table-cell>
          <table:table-cell office:value-type="float" office:value="311.1" calcext:value-type="float">
            <text:p>311.1</text:p>
          </table:table-cell>
          <table:table-cell office:value-type="float" office:value="73" calcext:value-type="float">
            <text:p>73</text:p>
          </table:table-cell>
          <table:table-cell table:formula="of:=VLOOKUP([.$A889];[MAF_5K_Walk_Watch__Crunch.$A$2:.$E$688];1;1)" office:value-type="string" office:string-value="2018-07-20T10:02:15Z" calcext:value-type="string">
            <text:p>2018-07-20T10:02:15Z</text:p>
          </table:table-cell>
          <table:table-cell table:formula="of:=VLOOKUP([.$A889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19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81501" calcext:value-type="float">
            <text:p>-79.581501</text:p>
          </table:table-cell>
          <table:table-cell office:value-type="float" office:value="310.6" calcext:value-type="float">
            <text:p>310.6</text:p>
          </table:table-cell>
          <table:table-cell office:value-type="float" office:value="76" calcext:value-type="float">
            <text:p>76</text:p>
          </table:table-cell>
          <table:table-cell table:formula="of:=VLOOKUP([.$A890];[MAF_5K_Walk_Watch__Crunch.$A$2:.$E$688];1;1)" office:value-type="string" office:string-value="2018-07-20T10:02:15Z" calcext:value-type="string">
            <text:p>2018-07-20T10:02:15Z</text:p>
          </table:table-cell>
          <table:table-cell table:formula="of:=VLOOKUP([.$A890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21Z</text:p>
          </table:table-cell>
          <table:table-cell office:value-type="float" office:value="40.006735" calcext:value-type="float">
            <text:p>40.006735</text:p>
          </table:table-cell>
          <table:table-cell office:value-type="float" office:value="-79.581537" calcext:value-type="float">
            <text:p>-79.581537</text:p>
          </table:table-cell>
          <table:table-cell office:value-type="float" office:value="310.1" calcext:value-type="float">
            <text:p>310.1</text:p>
          </table:table-cell>
          <table:table-cell office:value-type="float" office:value="76" calcext:value-type="float">
            <text:p>76</text:p>
          </table:table-cell>
          <table:table-cell table:formula="of:=VLOOKUP([.$A891];[MAF_5K_Walk_Watch__Crunch.$A$2:.$E$688];1;1)" office:value-type="string" office:string-value="2018-07-20T10:02:20Z" calcext:value-type="string">
            <text:p>2018-07-20T10:02:20Z</text:p>
          </table:table-cell>
          <table:table-cell table:formula="of:=VLOOKUP([.$A891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24Z</text:p>
          </table:table-cell>
          <table:table-cell office:value-type="float" office:value="40.006729" calcext:value-type="float">
            <text:p>40.006729</text:p>
          </table:table-cell>
          <table:table-cell office:value-type="float" office:value="-79.581589" calcext:value-type="float">
            <text:p>-79.581589</text:p>
          </table:table-cell>
          <table:table-cell office:value-type="float" office:value="309.4" calcext:value-type="float">
            <text:p>309.4</text:p>
          </table:table-cell>
          <table:table-cell office:value-type="float" office:value="77" calcext:value-type="float">
            <text:p>77</text:p>
          </table:table-cell>
          <table:table-cell table:formula="of:=VLOOKUP([.$A892];[MAF_5K_Walk_Watch__Crunch.$A$2:.$E$688];1;1)" office:value-type="string" office:string-value="2018-07-20T10:02:20Z" calcext:value-type="string">
            <text:p>2018-07-20T10:02:20Z</text:p>
          </table:table-cell>
          <table:table-cell table:formula="of:=VLOOKUP([.$A892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26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1629" calcext:value-type="float">
            <text:p>-79.581629</text:p>
          </table:table-cell>
          <table:table-cell office:value-type="float" office:value="309" calcext:value-type="float">
            <text:p>309</text:p>
          </table:table-cell>
          <table:table-cell office:value-type="float" office:value="76" calcext:value-type="float">
            <text:p>76</text:p>
          </table:table-cell>
          <table:table-cell table:formula="of:=VLOOKUP([.$A893];[MAF_5K_Walk_Watch__Crunch.$A$2:.$E$688];1;1)" office:value-type="string" office:string-value="2018-07-20T10:02:20Z" calcext:value-type="string">
            <text:p>2018-07-20T10:02:20Z</text:p>
          </table:table-cell>
          <table:table-cell table:formula="of:=VLOOKUP([.$A893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28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8167" calcext:value-type="float">
            <text:p>-79.58167</text:p>
          </table:table-cell>
          <table:table-cell office:value-type="float" office:value="308.5" calcext:value-type="float">
            <text:p>308.5</text:p>
          </table:table-cell>
          <table:table-cell office:value-type="float" office:value="76" calcext:value-type="float">
            <text:p>76</text:p>
          </table:table-cell>
          <table:table-cell table:formula="of:=VLOOKUP([.$A894];[MAF_5K_Walk_Watch__Crunch.$A$2:.$E$688];1;1)" office:value-type="string" office:string-value="2018-07-20T10:02:20Z" calcext:value-type="string">
            <text:p>2018-07-20T10:02:20Z</text:p>
          </table:table-cell>
          <table:table-cell table:formula="of:=VLOOKUP([.$A894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31Z</text:p>
          </table:table-cell>
          <table:table-cell office:value-type="float" office:value="40.006754" calcext:value-type="float">
            <text:p>40.006754</text:p>
          </table:table-cell>
          <table:table-cell office:value-type="float" office:value="-79.581715" calcext:value-type="float">
            <text:p>-79.581715</text:p>
          </table:table-cell>
          <table:table-cell office:value-type="float" office:value="308.1" calcext:value-type="float">
            <text:p>308.1</text:p>
          </table:table-cell>
          <table:table-cell office:value-type="float" office:value="76" calcext:value-type="float">
            <text:p>76</text:p>
          </table:table-cell>
          <table:table-cell table:formula="of:=VLOOKUP([.$A895];[MAF_5K_Walk_Watch__Crunch.$A$2:.$E$688];1;1)" office:value-type="string" office:string-value="2018-07-20T10:02:29Z" calcext:value-type="string">
            <text:p>2018-07-20T10:02:29Z</text:p>
          </table:table-cell>
          <table:table-cell table:formula="of:=VLOOKUP([.$A895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34Z</text:p>
          </table:table-cell>
          <table:table-cell office:value-type="float" office:value="40.006761" calcext:value-type="float">
            <text:p>40.006761</text:p>
          </table:table-cell>
          <table:table-cell office:value-type="float" office:value="-79.581759" calcext:value-type="float">
            <text:p>-79.581759</text:p>
          </table:table-cell>
          <table:table-cell office:value-type="float" office:value="307.7" calcext:value-type="float">
            <text:p>307.7</text:p>
          </table:table-cell>
          <table:table-cell office:value-type="float" office:value="76" calcext:value-type="float">
            <text:p>76</text:p>
          </table:table-cell>
          <table:table-cell table:formula="of:=VLOOKUP([.$A896];[MAF_5K_Walk_Watch__Crunch.$A$2:.$E$688];1;1)" office:value-type="string" office:string-value="2018-07-20T10:02:34Z" calcext:value-type="string">
            <text:p>2018-07-20T10:02:34Z</text:p>
          </table:table-cell>
          <table:table-cell table:formula="of:=VLOOKUP([.$A896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36Z</text:p>
          </table:table-cell>
          <table:table-cell office:value-type="float" office:value="40.00676" calcext:value-type="float">
            <text:p>40.00676</text:p>
          </table:table-cell>
          <table:table-cell office:value-type="float" office:value="-79.581798" calcext:value-type="float">
            <text:p>-79.581798</text:p>
          </table:table-cell>
          <table:table-cell office:value-type="float" office:value="307.4" calcext:value-type="float">
            <text:p>307.4</text:p>
          </table:table-cell>
          <table:table-cell office:value-type="float" office:value="76" calcext:value-type="float">
            <text:p>76</text:p>
          </table:table-cell>
          <table:table-cell table:formula="of:=VLOOKUP([.$A897];[MAF_5K_Walk_Watch__Crunch.$A$2:.$E$688];1;1)" office:value-type="string" office:string-value="2018-07-20T10:02:34Z" calcext:value-type="string">
            <text:p>2018-07-20T10:02:34Z</text:p>
          </table:table-cell>
          <table:table-cell table:formula="of:=VLOOKUP([.$A897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39Z</text:p>
          </table:table-cell>
          <table:table-cell office:value-type="float" office:value="40.006746" calcext:value-type="float">
            <text:p>40.006746</text:p>
          </table:table-cell>
          <table:table-cell office:value-type="float" office:value="-79.581852" calcext:value-type="float">
            <text:p>-79.581852</text:p>
          </table:table-cell>
          <table:table-cell office:value-type="float" office:value="306.9" calcext:value-type="float">
            <text:p>306.9</text:p>
          </table:table-cell>
          <table:table-cell office:value-type="float" office:value="75" calcext:value-type="float">
            <text:p>75</text:p>
          </table:table-cell>
          <table:table-cell table:formula="of:=VLOOKUP([.$A898];[MAF_5K_Walk_Watch__Crunch.$A$2:.$E$688];1;1)" office:value-type="string" office:string-value="2018-07-20T10:02:39Z" calcext:value-type="string">
            <text:p>2018-07-20T10:02:39Z</text:p>
          </table:table-cell>
          <table:table-cell table:formula="of:=VLOOKUP([.$A898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41Z</text:p>
          </table:table-cell>
          <table:table-cell office:value-type="float" office:value="40.006741" calcext:value-type="float">
            <text:p>40.006741</text:p>
          </table:table-cell>
          <table:table-cell office:value-type="float" office:value="-79.581898" calcext:value-type="float">
            <text:p>-79.581898</text:p>
          </table:table-cell>
          <table:table-cell office:value-type="float" office:value="306.4" calcext:value-type="float">
            <text:p>306.4</text:p>
          </table:table-cell>
          <table:table-cell office:value-type="float" office:value="75" calcext:value-type="float">
            <text:p>75</text:p>
          </table:table-cell>
          <table:table-cell table:formula="of:=VLOOKUP([.$A899];[MAF_5K_Walk_Watch__Crunch.$A$2:.$E$688];1;1)" office:value-type="string" office:string-value="2018-07-20T10:02:39Z" calcext:value-type="string">
            <text:p>2018-07-20T10:02:39Z</text:p>
          </table:table-cell>
          <table:table-cell table:formula="of:=VLOOKUP([.$A899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44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1942" calcext:value-type="float">
            <text:p>-79.581942</text:p>
          </table:table-cell>
          <table:table-cell office:value-type="float" office:value="305.9" calcext:value-type="float">
            <text:p>305.9</text:p>
          </table:table-cell>
          <table:table-cell office:value-type="float" office:value="74" calcext:value-type="float">
            <text:p>74</text:p>
          </table:table-cell>
          <table:table-cell table:formula="of:=VLOOKUP([.$A900];[MAF_5K_Walk_Watch__Crunch.$A$2:.$E$688];1;1)" office:value-type="string" office:string-value="2018-07-20T10:02:44Z" calcext:value-type="string">
            <text:p>2018-07-20T10:02:44Z</text:p>
          </table:table-cell>
          <table:table-cell table:formula="of:=VLOOKUP([.$A900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48Z</text:p>
          </table:table-cell>
          <table:table-cell office:value-type="float" office:value="40.006735" calcext:value-type="float">
            <text:p>40.006735</text:p>
          </table:table-cell>
          <table:table-cell office:value-type="float" office:value="-79.581977" calcext:value-type="float">
            <text:p>-79.581977</text:p>
          </table:table-cell>
          <table:table-cell office:value-type="float" office:value="305.7" calcext:value-type="float">
            <text:p>305.7</text:p>
          </table:table-cell>
          <table:table-cell office:value-type="float" office:value="74" calcext:value-type="float">
            <text:p>74</text:p>
          </table:table-cell>
          <table:table-cell table:formula="of:=VLOOKUP([.$A901];[MAF_5K_Walk_Watch__Crunch.$A$2:.$E$688];1;1)" office:value-type="string" office:string-value="2018-07-20T10:02:44Z" calcext:value-type="string">
            <text:p>2018-07-20T10:02:44Z</text:p>
          </table:table-cell>
          <table:table-cell table:formula="of:=VLOOKUP([.$A901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2:53Z</text:p>
          </table:table-cell>
          <table:table-cell office:value-type="float" office:value="40.006729" calcext:value-type="float">
            <text:p>40.006729</text:p>
          </table:table-cell>
          <table:table-cell office:value-type="float" office:value="-79.582021" calcext:value-type="float">
            <text:p>-79.582021</text:p>
          </table:table-cell>
          <table:table-cell office:value-type="float" office:value="305.4" calcext:value-type="float">
            <text:p>305.4</text:p>
          </table:table-cell>
          <table:table-cell office:value-type="float" office:value="75" calcext:value-type="float">
            <text:p>75</text:p>
          </table:table-cell>
          <table:table-cell table:formula="of:=VLOOKUP([.$A902];[MAF_5K_Walk_Watch__Crunch.$A$2:.$E$688];1;1)" office:value-type="string" office:string-value="2018-07-20T10:02:51Z" calcext:value-type="string">
            <text:p>2018-07-20T10:02:51Z</text:p>
          </table:table-cell>
          <table:table-cell table:formula="of:=VLOOKUP([.$A902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2:55Z</text:p>
          </table:table-cell>
          <table:table-cell office:value-type="float" office:value="40.006732" calcext:value-type="float">
            <text:p>40.006732</text:p>
          </table:table-cell>
          <table:table-cell office:value-type="float" office:value="-79.582061" calcext:value-type="float">
            <text:p>-79.582061</text:p>
          </table:table-cell>
          <table:table-cell office:value-type="float" office:value="305.1" calcext:value-type="float">
            <text:p>305.1</text:p>
          </table:table-cell>
          <table:table-cell office:value-type="float" office:value="75" calcext:value-type="float">
            <text:p>75</text:p>
          </table:table-cell>
          <table:table-cell table:formula="of:=VLOOKUP([.$A903];[MAF_5K_Walk_Watch__Crunch.$A$2:.$E$688];1;1)" office:value-type="string" office:string-value="2018-07-20T10:02:54Z" calcext:value-type="string">
            <text:p>2018-07-20T10:02:54Z</text:p>
          </table:table-cell>
          <table:table-cell table:formula="of:=VLOOKUP([.$A903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2:57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2105" calcext:value-type="float">
            <text:p>-79.582105</text:p>
          </table:table-cell>
          <table:table-cell office:value-type="float" office:value="304.8" calcext:value-type="float">
            <text:p>304.8</text:p>
          </table:table-cell>
          <table:table-cell office:value-type="float" office:value="76" calcext:value-type="float">
            <text:p>76</text:p>
          </table:table-cell>
          <table:table-cell table:formula="of:=VLOOKUP([.$A904];[MAF_5K_Walk_Watch__Crunch.$A$2:.$E$688];1;1)" office:value-type="string" office:string-value="2018-07-20T10:02:54Z" calcext:value-type="string">
            <text:p>2018-07-20T10:02:54Z</text:p>
          </table:table-cell>
          <table:table-cell table:formula="of:=VLOOKUP([.$A904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2:59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82142" calcext:value-type="float">
            <text:p>-79.582142</text:p>
          </table:table-cell>
          <table:table-cell office:value-type="float" office:value="304.5" calcext:value-type="float">
            <text:p>304.5</text:p>
          </table:table-cell>
          <table:table-cell office:value-type="float" office:value="75" calcext:value-type="float">
            <text:p>75</text:p>
          </table:table-cell>
          <table:table-cell table:formula="of:=VLOOKUP([.$A905];[MAF_5K_Walk_Watch__Crunch.$A$2:.$E$688];1;1)" office:value-type="string" office:string-value="2018-07-20T10:02:59Z" calcext:value-type="string">
            <text:p>2018-07-20T10:02:59Z</text:p>
          </table:table-cell>
          <table:table-cell table:formula="of:=VLOOKUP([.$A905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02Z</text:p>
          </table:table-cell>
          <table:table-cell office:value-type="float" office:value="40.006746" calcext:value-type="float">
            <text:p>40.006746</text:p>
          </table:table-cell>
          <table:table-cell office:value-type="float" office:value="-79.582179" calcext:value-type="float">
            <text:p>-79.582179</text:p>
          </table:table-cell>
          <table:table-cell office:value-type="float" office:value="304.3" calcext:value-type="float">
            <text:p>304.3</text:p>
          </table:table-cell>
          <table:table-cell office:value-type="float" office:value="75" calcext:value-type="float">
            <text:p>75</text:p>
          </table:table-cell>
          <table:table-cell table:formula="of:=VLOOKUP([.$A906];[MAF_5K_Walk_Watch__Crunch.$A$2:.$E$688];1;1)" office:value-type="string" office:string-value="2018-07-20T10:02:59Z" calcext:value-type="string">
            <text:p>2018-07-20T10:02:59Z</text:p>
          </table:table-cell>
          <table:table-cell table:formula="of:=VLOOKUP([.$A906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05Z</text:p>
          </table:table-cell>
          <table:table-cell office:value-type="float" office:value="40.00675" calcext:value-type="float">
            <text:p>40.00675</text:p>
          </table:table-cell>
          <table:table-cell office:value-type="float" office:value="-79.582219" calcext:value-type="float">
            <text:p>-79.582219</text:p>
          </table:table-cell>
          <table:table-cell office:value-type="float" office:value="303.9" calcext:value-type="float">
            <text:p>303.9</text:p>
          </table:table-cell>
          <table:table-cell office:value-type="float" office:value="76" calcext:value-type="float">
            <text:p>76</text:p>
          </table:table-cell>
          <table:table-cell table:formula="of:=VLOOKUP([.$A907];[MAF_5K_Walk_Watch__Crunch.$A$2:.$E$688];1;1)" office:value-type="string" office:string-value="2018-07-20T10:02:59Z" calcext:value-type="string">
            <text:p>2018-07-20T10:02:59Z</text:p>
          </table:table-cell>
          <table:table-cell table:formula="of:=VLOOKUP([.$A907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08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2272" calcext:value-type="float">
            <text:p>-79.582272</text:p>
          </table:table-cell>
          <table:table-cell office:value-type="float" office:value="303.5" calcext:value-type="float">
            <text:p>303.5</text:p>
          </table:table-cell>
          <table:table-cell office:value-type="float" office:value="75" calcext:value-type="float">
            <text:p>75</text:p>
          </table:table-cell>
          <table:table-cell table:formula="of:=VLOOKUP([.$A908];[MAF_5K_Walk_Watch__Crunch.$A$2:.$E$688];1;1)" office:value-type="string" office:string-value="2018-07-20T10:02:59Z" calcext:value-type="string">
            <text:p>2018-07-20T10:02:59Z</text:p>
          </table:table-cell>
          <table:table-cell table:formula="of:=VLOOKUP([.$A908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10Z</text:p>
          </table:table-cell>
          <table:table-cell office:value-type="float" office:value="40.006734" calcext:value-type="float">
            <text:p>40.006734</text:p>
          </table:table-cell>
          <table:table-cell office:value-type="float" office:value="-79.58232" calcext:value-type="float">
            <text:p>-79.58232</text:p>
          </table:table-cell>
          <table:table-cell office:value-type="float" office:value="303.1" calcext:value-type="float">
            <text:p>303.1</text:p>
          </table:table-cell>
          <table:table-cell office:value-type="float" office:value="76" calcext:value-type="float">
            <text:p>76</text:p>
          </table:table-cell>
          <table:table-cell table:formula="of:=VLOOKUP([.$A909];[MAF_5K_Walk_Watch__Crunch.$A$2:.$E$688];1;1)" office:value-type="string" office:string-value="2018-07-20T10:03:09Z" calcext:value-type="string">
            <text:p>2018-07-20T10:03:09Z</text:p>
          </table:table-cell>
          <table:table-cell table:formula="of:=VLOOKUP([.$A909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12Z</text:p>
          </table:table-cell>
          <table:table-cell office:value-type="float" office:value="40.006732" calcext:value-type="float">
            <text:p>40.006732</text:p>
          </table:table-cell>
          <table:table-cell office:value-type="float" office:value="-79.582357" calcext:value-type="float">
            <text:p>-79.582357</text:p>
          </table:table-cell>
          <table:table-cell office:value-type="float" office:value="302.9" calcext:value-type="float">
            <text:p>302.9</text:p>
          </table:table-cell>
          <table:table-cell office:value-type="float" office:value="74" calcext:value-type="float">
            <text:p>74</text:p>
          </table:table-cell>
          <table:table-cell table:formula="of:=VLOOKUP([.$A910];[MAF_5K_Walk_Watch__Crunch.$A$2:.$E$688];1;1)" office:value-type="string" office:string-value="2018-07-20T10:03:09Z" calcext:value-type="string">
            <text:p>2018-07-20T10:03:09Z</text:p>
          </table:table-cell>
          <table:table-cell table:formula="of:=VLOOKUP([.$A910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16Z</text:p>
          </table:table-cell>
          <table:table-cell office:value-type="float" office:value="40.006729" calcext:value-type="float">
            <text:p>40.006729</text:p>
          </table:table-cell>
          <table:table-cell office:value-type="float" office:value="-79.582405" calcext:value-type="float">
            <text:p>-79.582405</text:p>
          </table:table-cell>
          <table:table-cell office:value-type="float" office:value="302.5" calcext:value-type="float">
            <text:p>302.5</text:p>
          </table:table-cell>
          <table:table-cell office:value-type="float" office:value="75" calcext:value-type="float">
            <text:p>75</text:p>
          </table:table-cell>
          <table:table-cell table:formula="of:=VLOOKUP([.$A911];[MAF_5K_Walk_Watch__Crunch.$A$2:.$E$688];1;1)" office:value-type="string" office:string-value="2018-07-20T10:03:14Z" calcext:value-type="string">
            <text:p>2018-07-20T10:03:14Z</text:p>
          </table:table-cell>
          <table:table-cell table:formula="of:=VLOOKUP([.$A911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18Z</text:p>
          </table:table-cell>
          <table:table-cell office:value-type="float" office:value="40.006732" calcext:value-type="float">
            <text:p>40.006732</text:p>
          </table:table-cell>
          <table:table-cell office:value-type="float" office:value="-79.582441" calcext:value-type="float">
            <text:p>-79.582441</text:p>
          </table:table-cell>
          <table:table-cell office:value-type="float" office:value="302.2" calcext:value-type="float">
            <text:p>302.2</text:p>
          </table:table-cell>
          <table:table-cell office:value-type="float" office:value="75" calcext:value-type="float">
            <text:p>75</text:p>
          </table:table-cell>
          <table:table-cell table:formula="of:=VLOOKUP([.$A912];[MAF_5K_Walk_Watch__Crunch.$A$2:.$E$688];1;1)" office:value-type="string" office:string-value="2018-07-20T10:03:14Z" calcext:value-type="string">
            <text:p>2018-07-20T10:03:14Z</text:p>
          </table:table-cell>
          <table:table-cell table:formula="of:=VLOOKUP([.$A912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20Z</text:p>
          </table:table-cell>
          <table:table-cell office:value-type="float" office:value="40.006742" calcext:value-type="float">
            <text:p>40.006742</text:p>
          </table:table-cell>
          <table:table-cell office:value-type="float" office:value="-79.582485" calcext:value-type="float">
            <text:p>-79.582485</text:p>
          </table:table-cell>
          <table:table-cell office:value-type="float" office:value="301.7" calcext:value-type="float">
            <text:p>301.7</text:p>
          </table:table-cell>
          <table:table-cell office:value-type="float" office:value="74" calcext:value-type="float">
            <text:p>74</text:p>
          </table:table-cell>
          <table:table-cell table:formula="of:=VLOOKUP([.$A913];[MAF_5K_Walk_Watch__Crunch.$A$2:.$E$688];1;1)" office:value-type="string" office:string-value="2018-07-20T10:03:19Z" calcext:value-type="string">
            <text:p>2018-07-20T10:03:19Z</text:p>
          </table:table-cell>
          <table:table-cell table:formula="of:=VLOOKUP([.$A913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22Z</text:p>
          </table:table-cell>
          <table:table-cell office:value-type="float" office:value="40.006746" calcext:value-type="float">
            <text:p>40.006746</text:p>
          </table:table-cell>
          <table:table-cell office:value-type="float" office:value="-79.582527" calcext:value-type="float">
            <text:p>-79.582527</text:p>
          </table:table-cell>
          <table:table-cell office:value-type="float" office:value="301.1" calcext:value-type="float">
            <text:p>301.1</text:p>
          </table:table-cell>
          <table:table-cell office:value-type="float" office:value="73" calcext:value-type="float">
            <text:p>73</text:p>
          </table:table-cell>
          <table:table-cell table:formula="of:=VLOOKUP([.$A914];[MAF_5K_Walk_Watch__Crunch.$A$2:.$E$688];1;1)" office:value-type="string" office:string-value="2018-07-20T10:03:19Z" calcext:value-type="string">
            <text:p>2018-07-20T10:03:19Z</text:p>
          </table:table-cell>
          <table:table-cell table:formula="of:=VLOOKUP([.$A914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25Z</text:p>
          </table:table-cell>
          <table:table-cell office:value-type="float" office:value="40.006742" calcext:value-type="float">
            <text:p>40.006742</text:p>
          </table:table-cell>
          <table:table-cell office:value-type="float" office:value="-79.582572" calcext:value-type="float">
            <text:p>-79.582572</text:p>
          </table:table-cell>
          <table:table-cell office:value-type="float" office:value="300.9" calcext:value-type="float">
            <text:p>300.9</text:p>
          </table:table-cell>
          <table:table-cell office:value-type="float" office:value="72" calcext:value-type="float">
            <text:p>72</text:p>
          </table:table-cell>
          <table:table-cell table:formula="of:=VLOOKUP([.$A915];[MAF_5K_Walk_Watch__Crunch.$A$2:.$E$688];1;1)" office:value-type="string" office:string-value="2018-07-20T10:03:24Z" calcext:value-type="string">
            <text:p>2018-07-20T10:03:24Z</text:p>
          </table:table-cell>
          <table:table-cell table:formula="of:=VLOOKUP([.$A915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27Z</text:p>
          </table:table-cell>
          <table:table-cell office:value-type="float" office:value="40.006743" calcext:value-type="float">
            <text:p>40.006743</text:p>
          </table:table-cell>
          <table:table-cell office:value-type="float" office:value="-79.582613" calcext:value-type="float">
            <text:p>-79.582613</text:p>
          </table:table-cell>
          <table:table-cell office:value-type="float" office:value="300.7" calcext:value-type="float">
            <text:p>300.7</text:p>
          </table:table-cell>
          <table:table-cell office:value-type="float" office:value="72" calcext:value-type="float">
            <text:p>72</text:p>
          </table:table-cell>
          <table:table-cell table:formula="of:=VLOOKUP([.$A916];[MAF_5K_Walk_Watch__Crunch.$A$2:.$E$688];1;1)" office:value-type="string" office:string-value="2018-07-20T10:03:24Z" calcext:value-type="string">
            <text:p>2018-07-20T10:03:24Z</text:p>
          </table:table-cell>
          <table:table-cell table:formula="of:=VLOOKUP([.$A916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29Z</text:p>
          </table:table-cell>
          <table:table-cell office:value-type="float" office:value="40.006743" calcext:value-type="float">
            <text:p>40.006743</text:p>
          </table:table-cell>
          <table:table-cell office:value-type="float" office:value="-79.582653" calcext:value-type="float">
            <text:p>-79.582653</text:p>
          </table:table-cell>
          <table:table-cell office:value-type="float" office:value="300.5" calcext:value-type="float">
            <text:p>300.5</text:p>
          </table:table-cell>
          <table:table-cell office:value-type="float" office:value="72" calcext:value-type="float">
            <text:p>72</text:p>
          </table:table-cell>
          <table:table-cell table:formula="of:=VLOOKUP([.$A917];[MAF_5K_Walk_Watch__Crunch.$A$2:.$E$688];1;1)" office:value-type="string" office:string-value="2018-07-20T10:03:29Z" calcext:value-type="string">
            <text:p>2018-07-20T10:03:29Z</text:p>
          </table:table-cell>
          <table:table-cell table:formula="of:=VLOOKUP([.$A917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31Z</text:p>
          </table:table-cell>
          <table:table-cell office:value-type="float" office:value="40.006743" calcext:value-type="float">
            <text:p>40.006743</text:p>
          </table:table-cell>
          <table:table-cell office:value-type="float" office:value="-79.582692" calcext:value-type="float">
            <text:p>-79.582692</text:p>
          </table:table-cell>
          <table:table-cell office:value-type="float" office:value="300.4" calcext:value-type="float">
            <text:p>300.4</text:p>
          </table:table-cell>
          <table:table-cell office:value-type="float" office:value="74" calcext:value-type="float">
            <text:p>74</text:p>
          </table:table-cell>
          <table:table-cell table:formula="of:=VLOOKUP([.$A918];[MAF_5K_Walk_Watch__Crunch.$A$2:.$E$688];1;1)" office:value-type="string" office:string-value="2018-07-20T10:03:29Z" calcext:value-type="string">
            <text:p>2018-07-20T10:03:29Z</text:p>
          </table:table-cell>
          <table:table-cell table:formula="of:=VLOOKUP([.$A918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33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82737" calcext:value-type="float">
            <text:p>-79.582737</text:p>
          </table:table-cell>
          <table:table-cell office:value-type="float" office:value="300.2" calcext:value-type="float">
            <text:p>300.2</text:p>
          </table:table-cell>
          <table:table-cell office:value-type="float" office:value="74" calcext:value-type="float">
            <text:p>74</text:p>
          </table:table-cell>
          <table:table-cell table:formula="of:=VLOOKUP([.$A919];[MAF_5K_Walk_Watch__Crunch.$A$2:.$E$688];1;1)" office:value-type="string" office:string-value="2018-07-20T10:03:29Z" calcext:value-type="string">
            <text:p>2018-07-20T10:03:29Z</text:p>
          </table:table-cell>
          <table:table-cell table:formula="of:=VLOOKUP([.$A919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36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82779" calcext:value-type="float">
            <text:p>-79.582779</text:p>
          </table:table-cell>
          <table:table-cell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table:formula="of:=VLOOKUP([.$A920];[MAF_5K_Walk_Watch__Crunch.$A$2:.$E$688];1;1)" office:value-type="string" office:string-value="2018-07-20T10:03:34Z" calcext:value-type="string">
            <text:p>2018-07-20T10:03:34Z</text:p>
          </table:table-cell>
          <table:table-cell table:formula="of:=VLOOKUP([.$A920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41Z</text:p>
          </table:table-cell>
          <table:table-cell office:value-type="float" office:value="40.006742" calcext:value-type="float">
            <text:p>40.006742</text:p>
          </table:table-cell>
          <table:table-cell office:value-type="float" office:value="-79.582824" calcext:value-type="float">
            <text:p>-79.582824</text:p>
          </table:table-cell>
          <table:table-cell office:value-type="float" office:value="299.9" calcext:value-type="float">
            <text:p>299.9</text:p>
          </table:table-cell>
          <table:table-cell office:value-type="float" office:value="71" calcext:value-type="float">
            <text:p>71</text:p>
          </table:table-cell>
          <table:table-cell table:formula="of:=VLOOKUP([.$A921];[MAF_5K_Walk_Watch__Crunch.$A$2:.$E$688];1;1)" office:value-type="string" office:string-value="2018-07-20T10:03:40Z" calcext:value-type="string">
            <text:p>2018-07-20T10:03:40Z</text:p>
          </table:table-cell>
          <table:table-cell table:formula="of:=VLOOKUP([.$A921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44Z</text:p>
          </table:table-cell>
          <table:table-cell office:value-type="float" office:value="40.006745" calcext:value-type="float">
            <text:p>40.006745</text:p>
          </table:table-cell>
          <table:table-cell office:value-type="float" office:value="-79.58287" calcext:value-type="float">
            <text:p>-79.58287</text:p>
          </table:table-cell>
          <table:table-cell office:value-type="float" office:value="299.7" calcext:value-type="float">
            <text:p>299.7</text:p>
          </table:table-cell>
          <table:table-cell office:value-type="float" office:value="73" calcext:value-type="float">
            <text:p>73</text:p>
          </table:table-cell>
          <table:table-cell table:formula="of:=VLOOKUP([.$A922];[MAF_5K_Walk_Watch__Crunch.$A$2:.$E$688];1;1)" office:value-type="string" office:string-value="2018-07-20T10:03:40Z" calcext:value-type="string">
            <text:p>2018-07-20T10:03:40Z</text:p>
          </table:table-cell>
          <table:table-cell table:formula="of:=VLOOKUP([.$A922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46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82914" calcext:value-type="float">
            <text:p>-79.582914</text:p>
          </table:table-cell>
          <table:table-cell office:value-type="float" office:value="299.5" calcext:value-type="float">
            <text:p>299.5</text:p>
          </table:table-cell>
          <table:table-cell office:value-type="float" office:value="73" calcext:value-type="float">
            <text:p>73</text:p>
          </table:table-cell>
          <table:table-cell table:formula="of:=VLOOKUP([.$A923];[MAF_5K_Walk_Watch__Crunch.$A$2:.$E$688];1;1)" office:value-type="string" office:string-value="2018-07-20T10:03:40Z" calcext:value-type="string">
            <text:p>2018-07-20T10:03:40Z</text:p>
          </table:table-cell>
          <table:table-cell table:formula="of:=VLOOKUP([.$A923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48Z</text:p>
          </table:table-cell>
          <table:table-cell office:value-type="float" office:value="40.00676" calcext:value-type="float">
            <text:p>40.00676</text:p>
          </table:table-cell>
          <table:table-cell office:value-type="float" office:value="-79.582959" calcext:value-type="float">
            <text:p>-79.582959</text:p>
          </table:table-cell>
          <table:table-cell office:value-type="float" office:value="298.9" calcext:value-type="float">
            <text:p>298.9</text:p>
          </table:table-cell>
          <table:table-cell office:value-type="float" office:value="74" calcext:value-type="float">
            <text:p>74</text:p>
          </table:table-cell>
          <table:table-cell table:formula="of:=VLOOKUP([.$A924];[MAF_5K_Walk_Watch__Crunch.$A$2:.$E$688];1;1)" office:value-type="string" office:string-value="2018-07-20T10:03:40Z" calcext:value-type="string">
            <text:p>2018-07-20T10:03:40Z</text:p>
          </table:table-cell>
          <table:table-cell table:formula="of:=VLOOKUP([.$A924];[MAF_5K_Walk_Watch__Crunch.$A$2:.$E$688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0T10:03:53Z</text:p>
          </table:table-cell>
          <table:table-cell office:value-type="float" office:value="40.006782" calcext:value-type="float">
            <text:p>40.006782</text:p>
          </table:table-cell>
          <table:table-cell office:value-type="float" office:value="-79.582996" calcext:value-type="float">
            <text:p>-79.582996</text:p>
          </table:table-cell>
          <table:table-cell office:value-type="float" office:value="298.9" calcext:value-type="float">
            <text:p>298.9</text:p>
          </table:table-cell>
          <table:table-cell office:value-type="float" office:value="75" calcext:value-type="float">
            <text:p>75</text:p>
          </table:table-cell>
          <table:table-cell table:formula="of:=VLOOKUP([.$A925];[MAF_5K_Walk_Watch__Crunch.$A$2:.$E$688];1;1)" office:value-type="string" office:string-value="2018-07-20T10:03:51Z" calcext:value-type="string">
            <text:p>2018-07-20T10:03:51Z</text:p>
          </table:table-cell>
          <table:table-cell table:formula="of:=VLOOKUP([.$A925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3:55Z</text:p>
          </table:table-cell>
          <table:table-cell office:value-type="float" office:value="40.006806" calcext:value-type="float">
            <text:p>40.006806</text:p>
          </table:table-cell>
          <table:table-cell office:value-type="float" office:value="-79.583013" calcext:value-type="float">
            <text:p>-79.583013</text:p>
          </table:table-cell>
          <table:table-cell office:value-type="float" office:value="298.9" calcext:value-type="float">
            <text:p>298.9</text:p>
          </table:table-cell>
          <table:table-cell office:value-type="float" office:value="76" calcext:value-type="float">
            <text:p>76</text:p>
          </table:table-cell>
          <table:table-cell table:formula="of:=VLOOKUP([.$A926];[MAF_5K_Walk_Watch__Crunch.$A$2:.$E$688];1;1)" office:value-type="string" office:string-value="2018-07-20T10:03:55Z" calcext:value-type="string">
            <text:p>2018-07-20T10:03:55Z</text:p>
          </table:table-cell>
          <table:table-cell table:formula="of:=VLOOKUP([.$A926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3:58Z</text:p>
          </table:table-cell>
          <table:table-cell office:value-type="float" office:value="40.006848" calcext:value-type="float">
            <text:p>40.006848</text:p>
          </table:table-cell>
          <table:table-cell office:value-type="float" office:value="-79.583025" calcext:value-type="float">
            <text:p>-79.583025</text:p>
          </table:table-cell>
          <table:table-cell office:value-type="float" office:value="299" calcext:value-type="float">
            <text:p>299</text:p>
          </table:table-cell>
          <table:table-cell office:value-type="float" office:value="78" calcext:value-type="float">
            <text:p>78</text:p>
          </table:table-cell>
          <table:table-cell table:formula="of:=VLOOKUP([.$A927];[MAF_5K_Walk_Watch__Crunch.$A$2:.$E$688];1;1)" office:value-type="string" office:string-value="2018-07-20T10:03:55Z" calcext:value-type="string">
            <text:p>2018-07-20T10:03:55Z</text:p>
          </table:table-cell>
          <table:table-cell table:formula="of:=VLOOKUP([.$A927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00Z</text:p>
          </table:table-cell>
          <table:table-cell office:value-type="float" office:value="40.006887" calcext:value-type="float">
            <text:p>40.006887</text:p>
          </table:table-cell>
          <table:table-cell office:value-type="float" office:value="-79.583024" calcext:value-type="float">
            <text:p>-79.583024</text:p>
          </table:table-cell>
          <table:table-cell office:value-type="float" office:value="299" calcext:value-type="float">
            <text:p>299</text:p>
          </table:table-cell>
          <table:table-cell office:value-type="float" office:value="78" calcext:value-type="float">
            <text:p>78</text:p>
          </table:table-cell>
          <table:table-cell table:formula="of:=VLOOKUP([.$A928];[MAF_5K_Walk_Watch__Crunch.$A$2:.$E$688];1;1)" office:value-type="string" office:string-value="2018-07-20T10:04:00Z" calcext:value-type="string">
            <text:p>2018-07-20T10:04:00Z</text:p>
          </table:table-cell>
          <table:table-cell table:formula="of:=VLOOKUP([.$A928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02Z</text:p>
          </table:table-cell>
          <table:table-cell office:value-type="float" office:value="40.006918" calcext:value-type="float">
            <text:p>40.006918</text:p>
          </table:table-cell>
          <table:table-cell office:value-type="float" office:value="-79.583025" calcext:value-type="float">
            <text:p>-79.583025</text:p>
          </table:table-cell>
          <table:table-cell office:value-type="float" office:value="299" calcext:value-type="float">
            <text:p>299</text:p>
          </table:table-cell>
          <table:table-cell office:value-type="float" office:value="78" calcext:value-type="float">
            <text:p>78</text:p>
          </table:table-cell>
          <table:table-cell table:formula="of:=VLOOKUP([.$A929];[MAF_5K_Walk_Watch__Crunch.$A$2:.$E$688];1;1)" office:value-type="string" office:string-value="2018-07-20T10:04:00Z" calcext:value-type="string">
            <text:p>2018-07-20T10:04:00Z</text:p>
          </table:table-cell>
          <table:table-cell table:formula="of:=VLOOKUP([.$A929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06Z</text:p>
          </table:table-cell>
          <table:table-cell office:value-type="float" office:value="40.006951" calcext:value-type="float">
            <text:p>40.006951</text:p>
          </table:table-cell>
          <table:table-cell office:value-type="float" office:value="-79.583029" calcext:value-type="float">
            <text:p>-79.583029</text:p>
          </table:table-cell>
          <table:table-cell office:value-type="float" office:value="299" calcext:value-type="float">
            <text:p>299</text:p>
          </table:table-cell>
          <table:table-cell office:value-type="float" office:value="77" calcext:value-type="float">
            <text:p>77</text:p>
          </table:table-cell>
          <table:table-cell table:formula="of:=VLOOKUP([.$A930];[MAF_5K_Walk_Watch__Crunch.$A$2:.$E$688];1;1)" office:value-type="string" office:string-value="2018-07-20T10:04:05Z" calcext:value-type="string">
            <text:p>2018-07-20T10:04:05Z</text:p>
          </table:table-cell>
          <table:table-cell table:formula="of:=VLOOKUP([.$A930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10Z</text:p>
          </table:table-cell>
          <table:table-cell office:value-type="float" office:value="40.006983" calcext:value-type="float">
            <text:p>40.006983</text:p>
          </table:table-cell>
          <table:table-cell office:value-type="float" office:value="-79.583027" calcext:value-type="float">
            <text:p>-79.583027</text:p>
          </table:table-cell>
          <table:table-cell office:value-type="float" office:value="299.1" calcext:value-type="float">
            <text:p>299.1</text:p>
          </table:table-cell>
          <table:table-cell office:value-type="float" office:value="77" calcext:value-type="float">
            <text:p>77</text:p>
          </table:table-cell>
          <table:table-cell table:formula="of:=VLOOKUP([.$A931];[MAF_5K_Walk_Watch__Crunch.$A$2:.$E$688];1;1)" office:value-type="string" office:string-value="2018-07-20T10:04:05Z" calcext:value-type="string">
            <text:p>2018-07-20T10:04:05Z</text:p>
          </table:table-cell>
          <table:table-cell table:formula="of:=VLOOKUP([.$A931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13Z</text:p>
          </table:table-cell>
          <table:table-cell office:value-type="float" office:value="40.007018" calcext:value-type="float">
            <text:p>40.007018</text:p>
          </table:table-cell>
          <table:table-cell office:value-type="float" office:value="-79.583018" calcext:value-type="float">
            <text:p>-79.583018</text:p>
          </table:table-cell>
          <table:table-cell office:value-type="float" office:value="299.1" calcext:value-type="float">
            <text:p>299.1</text:p>
          </table:table-cell>
          <table:table-cell office:value-type="float" office:value="78" calcext:value-type="float">
            <text:p>78</text:p>
          </table:table-cell>
          <table:table-cell table:formula="of:=VLOOKUP([.$A932];[MAF_5K_Walk_Watch__Crunch.$A$2:.$E$688];1;1)" office:value-type="string" office:string-value="2018-07-20T10:04:05Z" calcext:value-type="string">
            <text:p>2018-07-20T10:04:05Z</text:p>
          </table:table-cell>
          <table:table-cell table:formula="of:=VLOOKUP([.$A932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15Z</text:p>
          </table:table-cell>
          <table:table-cell office:value-type="float" office:value="40.007048" calcext:value-type="float">
            <text:p>40.007048</text:p>
          </table:table-cell>
          <table:table-cell office:value-type="float" office:value="-79.583011" calcext:value-type="float">
            <text:p>-79.583011</text:p>
          </table:table-cell>
          <table:table-cell office:value-type="float" office:value="299.1" calcext:value-type="float">
            <text:p>299.1</text:p>
          </table:table-cell>
          <table:table-cell office:value-type="float" office:value="79" calcext:value-type="float">
            <text:p>79</text:p>
          </table:table-cell>
          <table:table-cell table:formula="of:=VLOOKUP([.$A933];[MAF_5K_Walk_Watch__Crunch.$A$2:.$E$688];1;1)" office:value-type="string" office:string-value="2018-07-20T10:04:15Z" calcext:value-type="string">
            <text:p>2018-07-20T10:04:15Z</text:p>
          </table:table-cell>
          <table:table-cell table:formula="of:=VLOOKUP([.$A933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17Z</text:p>
          </table:table-cell>
          <table:table-cell office:value-type="float" office:value="40.007079" calcext:value-type="float">
            <text:p>40.007079</text:p>
          </table:table-cell>
          <table:table-cell office:value-type="float" office:value="-79.583006" calcext:value-type="float">
            <text:p>-79.583006</text:p>
          </table:table-cell>
          <table:table-cell office:value-type="float" office:value="299.1" calcext:value-type="float">
            <text:p>299.1</text:p>
          </table:table-cell>
          <table:table-cell office:value-type="float" office:value="79" calcext:value-type="float">
            <text:p>79</text:p>
          </table:table-cell>
          <table:table-cell table:formula="of:=VLOOKUP([.$A934];[MAF_5K_Walk_Watch__Crunch.$A$2:.$E$688];1;1)" office:value-type="string" office:string-value="2018-07-20T10:04:15Z" calcext:value-type="string">
            <text:p>2018-07-20T10:04:15Z</text:p>
          </table:table-cell>
          <table:table-cell table:formula="of:=VLOOKUP([.$A934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20Z</text:p>
          </table:table-cell>
          <table:table-cell office:value-type="float" office:value="40.007108" calcext:value-type="float">
            <text:p>40.007108</text:p>
          </table:table-cell>
          <table:table-cell office:value-type="float" office:value="-79.583008" calcext:value-type="float">
            <text:p>-79.583008</text:p>
          </table:table-cell>
          <table:table-cell office:value-type="float" office:value="299.1" calcext:value-type="float">
            <text:p>299.1</text:p>
          </table:table-cell>
          <table:table-cell office:value-type="float" office:value="81" calcext:value-type="float">
            <text:p>81</text:p>
          </table:table-cell>
          <table:table-cell table:formula="of:=VLOOKUP([.$A935];[MAF_5K_Walk_Watch__Crunch.$A$2:.$E$688];1;1)" office:value-type="string" office:string-value="2018-07-20T10:04:20Z" calcext:value-type="string">
            <text:p>2018-07-20T10:04:20Z</text:p>
          </table:table-cell>
          <table:table-cell table:formula="of:=VLOOKUP([.$A935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23Z</text:p>
          </table:table-cell>
          <table:table-cell office:value-type="float" office:value="40.007138" calcext:value-type="float">
            <text:p>40.007138</text:p>
          </table:table-cell>
          <table:table-cell office:value-type="float" office:value="-79.583001" calcext:value-type="float">
            <text:p>-79.583001</text:p>
          </table:table-cell>
          <table:table-cell office:value-type="float" office:value="299.2" calcext:value-type="float">
            <text:p>299.2</text:p>
          </table:table-cell>
          <table:table-cell office:value-type="float" office:value="82" calcext:value-type="float">
            <text:p>82</text:p>
          </table:table-cell>
          <table:table-cell table:formula="of:=VLOOKUP([.$A936];[MAF_5K_Walk_Watch__Crunch.$A$2:.$E$688];1;1)" office:value-type="string" office:string-value="2018-07-20T10:04:20Z" calcext:value-type="string">
            <text:p>2018-07-20T10:04:20Z</text:p>
          </table:table-cell>
          <table:table-cell table:formula="of:=VLOOKUP([.$A936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25Z</text:p>
          </table:table-cell>
          <table:table-cell office:value-type="float" office:value="40.00718" calcext:value-type="float">
            <text:p>40.00718</text:p>
          </table:table-cell>
          <table:table-cell office:value-type="float" office:value="-79.582999" calcext:value-type="float">
            <text:p>-79.582999</text:p>
          </table:table-cell>
          <table:table-cell office:value-type="float" office:value="299.2" calcext:value-type="float">
            <text:p>299.2</text:p>
          </table:table-cell>
          <table:table-cell office:value-type="float" office:value="82" calcext:value-type="float">
            <text:p>82</text:p>
          </table:table-cell>
          <table:table-cell table:formula="of:=VLOOKUP([.$A937];[MAF_5K_Walk_Watch__Crunch.$A$2:.$E$688];1;1)" office:value-type="string" office:string-value="2018-07-20T10:04:25Z" calcext:value-type="string">
            <text:p>2018-07-20T10:04:25Z</text:p>
          </table:table-cell>
          <table:table-cell table:formula="of:=VLOOKUP([.$A937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27Z</text:p>
          </table:table-cell>
          <table:table-cell office:value-type="float" office:value="40.007208" calcext:value-type="float">
            <text:p>40.007208</text:p>
          </table:table-cell>
          <table:table-cell office:value-type="float" office:value="-79.583001" calcext:value-type="float">
            <text:p>-79.583001</text:p>
          </table:table-cell>
          <table:table-cell office:value-type="float" office:value="299.2" calcext:value-type="float">
            <text:p>299.2</text:p>
          </table:table-cell>
          <table:table-cell office:value-type="float" office:value="82" calcext:value-type="float">
            <text:p>82</text:p>
          </table:table-cell>
          <table:table-cell table:formula="of:=VLOOKUP([.$A938];[MAF_5K_Walk_Watch__Crunch.$A$2:.$E$688];1;1)" office:value-type="string" office:string-value="2018-07-20T10:04:25Z" calcext:value-type="string">
            <text:p>2018-07-20T10:04:25Z</text:p>
          </table:table-cell>
          <table:table-cell table:formula="of:=VLOOKUP([.$A938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30Z</text:p>
          </table:table-cell>
          <table:table-cell office:value-type="float" office:value="40.00724" calcext:value-type="float">
            <text:p>40.00724</text:p>
          </table:table-cell>
          <table:table-cell office:value-type="float" office:value="-79.583008" calcext:value-type="float">
            <text:p>-79.583008</text:p>
          </table:table-cell>
          <table:table-cell office:value-type="float" office:value="299.2" calcext:value-type="float">
            <text:p>299.2</text:p>
          </table:table-cell>
          <table:table-cell office:value-type="float" office:value="83" calcext:value-type="float">
            <text:p>83</text:p>
          </table:table-cell>
          <table:table-cell table:formula="of:=VLOOKUP([.$A939];[MAF_5K_Walk_Watch__Crunch.$A$2:.$E$688];1;1)" office:value-type="string" office:string-value="2018-07-20T10:04:30Z" calcext:value-type="string">
            <text:p>2018-07-20T10:04:30Z</text:p>
          </table:table-cell>
          <table:table-cell table:formula="of:=VLOOKUP([.$A939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33Z</text:p>
          </table:table-cell>
          <table:table-cell office:value-type="float" office:value="40.00727" calcext:value-type="float">
            <text:p>40.00727</text:p>
          </table:table-cell>
          <table:table-cell office:value-type="float" office:value="-79.583006" calcext:value-type="float">
            <text:p>-79.583006</text:p>
          </table:table-cell>
          <table:table-cell office:value-type="float" office:value="299.2" calcext:value-type="float">
            <text:p>299.2</text:p>
          </table:table-cell>
          <table:table-cell office:value-type="float" office:value="84" calcext:value-type="float">
            <text:p>84</text:p>
          </table:table-cell>
          <table:table-cell table:formula="of:=VLOOKUP([.$A940];[MAF_5K_Walk_Watch__Crunch.$A$2:.$E$688];1;1)" office:value-type="string" office:string-value="2018-07-20T10:04:30Z" calcext:value-type="string">
            <text:p>2018-07-20T10:04:30Z</text:p>
          </table:table-cell>
          <table:table-cell table:formula="of:=VLOOKUP([.$A940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35Z</text:p>
          </table:table-cell>
          <table:table-cell office:value-type="float" office:value="40.007297" calcext:value-type="float">
            <text:p>40.007297</text:p>
          </table:table-cell>
          <table:table-cell office:value-type="float" office:value="-79.583001" calcext:value-type="float">
            <text:p>-79.583001</text:p>
          </table:table-cell>
          <table:table-cell office:value-type="float" office:value="299.2" calcext:value-type="float">
            <text:p>299.2</text:p>
          </table:table-cell>
          <table:table-cell office:value-type="float" office:value="85" calcext:value-type="float">
            <text:p>85</text:p>
          </table:table-cell>
          <table:table-cell table:formula="of:=VLOOKUP([.$A941];[MAF_5K_Walk_Watch__Crunch.$A$2:.$E$688];1;1)" office:value-type="string" office:string-value="2018-07-20T10:04:30Z" calcext:value-type="string">
            <text:p>2018-07-20T10:04:30Z</text:p>
          </table:table-cell>
          <table:table-cell table:formula="of:=VLOOKUP([.$A941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37Z</text:p>
          </table:table-cell>
          <table:table-cell office:value-type="float" office:value="40.007332" calcext:value-type="float">
            <text:p>40.007332</text:p>
          </table:table-cell>
          <table:table-cell office:value-type="float" office:value="-79.582997" calcext:value-type="float">
            <text:p>-79.582997</text:p>
          </table:table-cell>
          <table:table-cell office:value-type="float" office:value="299.3" calcext:value-type="float">
            <text:p>299.3</text:p>
          </table:table-cell>
          <table:table-cell office:value-type="float" office:value="86" calcext:value-type="float">
            <text:p>86</text:p>
          </table:table-cell>
          <table:table-cell table:formula="of:=VLOOKUP([.$A942];[MAF_5K_Walk_Watch__Crunch.$A$2:.$E$688];1;1)" office:value-type="string" office:string-value="2018-07-20T10:04:30Z" calcext:value-type="string">
            <text:p>2018-07-20T10:04:30Z</text:p>
          </table:table-cell>
          <table:table-cell table:formula="of:=VLOOKUP([.$A942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39Z</text:p>
          </table:table-cell>
          <table:table-cell office:value-type="float" office:value="40.007365" calcext:value-type="float">
            <text:p>40.007365</text:p>
          </table:table-cell>
          <table:table-cell office:value-type="float" office:value="-79.582995" calcext:value-type="float">
            <text:p>-79.582995</text:p>
          </table:table-cell>
          <table:table-cell office:value-type="float" office:value="299.3" calcext:value-type="float">
            <text:p>299.3</text:p>
          </table:table-cell>
          <table:table-cell office:value-type="float" office:value="87" calcext:value-type="float">
            <text:p>87</text:p>
          </table:table-cell>
          <table:table-cell table:formula="of:=VLOOKUP([.$A943];[MAF_5K_Walk_Watch__Crunch.$A$2:.$E$688];1;1)" office:value-type="string" office:string-value="2018-07-20T10:04:38Z" calcext:value-type="string">
            <text:p>2018-07-20T10:04:38Z</text:p>
          </table:table-cell>
          <table:table-cell table:formula="of:=VLOOKUP([.$A943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41Z</text:p>
          </table:table-cell>
          <table:table-cell office:value-type="float" office:value="40.007393" calcext:value-type="float">
            <text:p>40.007393</text:p>
          </table:table-cell>
          <table:table-cell office:value-type="float" office:value="-79.583" calcext:value-type="float">
            <text:p>-79.583</text:p>
          </table:table-cell>
          <table:table-cell office:value-type="float" office:value="299.3" calcext:value-type="float">
            <text:p>299.3</text:p>
          </table:table-cell>
          <table:table-cell office:value-type="float" office:value="87" calcext:value-type="float">
            <text:p>87</text:p>
          </table:table-cell>
          <table:table-cell table:formula="of:=VLOOKUP([.$A944];[MAF_5K_Walk_Watch__Crunch.$A$2:.$E$688];1;1)" office:value-type="string" office:string-value="2018-07-20T10:04:38Z" calcext:value-type="string">
            <text:p>2018-07-20T10:04:38Z</text:p>
          </table:table-cell>
          <table:table-cell table:formula="of:=VLOOKUP([.$A944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44Z</text:p>
          </table:table-cell>
          <table:table-cell office:value-type="float" office:value="40.007436" calcext:value-type="float">
            <text:p>40.007436</text:p>
          </table:table-cell>
          <table:table-cell office:value-type="float" office:value="-79.583002" calcext:value-type="float">
            <text:p>-79.583002</text:p>
          </table:table-cell>
          <table:table-cell office:value-type="float" office:value="299.3" calcext:value-type="float">
            <text:p>299.3</text:p>
          </table:table-cell>
          <table:table-cell office:value-type="float" office:value="86" calcext:value-type="float">
            <text:p>86</text:p>
          </table:table-cell>
          <table:table-cell table:formula="of:=VLOOKUP([.$A945];[MAF_5K_Walk_Watch__Crunch.$A$2:.$E$688];1;1)" office:value-type="string" office:string-value="2018-07-20T10:04:38Z" calcext:value-type="string">
            <text:p>2018-07-20T10:04:38Z</text:p>
          </table:table-cell>
          <table:table-cell table:formula="of:=VLOOKUP([.$A945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46Z</text:p>
          </table:table-cell>
          <table:table-cell office:value-type="float" office:value="40.007468" calcext:value-type="float">
            <text:p>40.007468</text:p>
          </table:table-cell>
          <table:table-cell office:value-type="float" office:value="-79.582998" calcext:value-type="float">
            <text:p>-79.582998</text:p>
          </table:table-cell>
          <table:table-cell office:value-type="float" office:value="299.4" calcext:value-type="float">
            <text:p>299.4</text:p>
          </table:table-cell>
          <table:table-cell office:value-type="float" office:value="86" calcext:value-type="float">
            <text:p>86</text:p>
          </table:table-cell>
          <table:table-cell table:formula="of:=VLOOKUP([.$A946];[MAF_5K_Walk_Watch__Crunch.$A$2:.$E$688];1;1)" office:value-type="string" office:string-value="2018-07-20T10:04:46Z" calcext:value-type="string">
            <text:p>2018-07-20T10:04:46Z</text:p>
          </table:table-cell>
          <table:table-cell table:formula="of:=VLOOKUP([.$A946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48Z</text:p>
          </table:table-cell>
          <table:table-cell office:value-type="float" office:value="40.007511" calcext:value-type="float">
            <text:p>40.007511</text:p>
          </table:table-cell>
          <table:table-cell office:value-type="float" office:value="-79.583005" calcext:value-type="float">
            <text:p>-79.583005</text:p>
          </table:table-cell>
          <table:table-cell office:value-type="float" office:value="299.4" calcext:value-type="float">
            <text:p>299.4</text:p>
          </table:table-cell>
          <table:table-cell office:value-type="float" office:value="86" calcext:value-type="float">
            <text:p>86</text:p>
          </table:table-cell>
          <table:table-cell table:formula="of:=VLOOKUP([.$A947];[MAF_5K_Walk_Watch__Crunch.$A$2:.$E$688];1;1)" office:value-type="string" office:string-value="2018-07-20T10:04:46Z" calcext:value-type="string">
            <text:p>2018-07-20T10:04:46Z</text:p>
          </table:table-cell>
          <table:table-cell table:formula="of:=VLOOKUP([.$A947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50Z</text:p>
          </table:table-cell>
          <table:table-cell office:value-type="float" office:value="40.007549" calcext:value-type="float">
            <text:p>40.007549</text:p>
          </table:table-cell>
          <table:table-cell office:value-type="float" office:value="-79.583019" calcext:value-type="float">
            <text:p>-79.583019</text:p>
          </table:table-cell>
          <table:table-cell office:value-type="float" office:value="299.4" calcext:value-type="float">
            <text:p>299.4</text:p>
          </table:table-cell>
          <table:table-cell office:value-type="float" office:value="86" calcext:value-type="float">
            <text:p>86</text:p>
          </table:table-cell>
          <table:table-cell table:formula="of:=VLOOKUP([.$A948];[MAF_5K_Walk_Watch__Crunch.$A$2:.$E$688];1;1)" office:value-type="string" office:string-value="2018-07-20T10:04:46Z" calcext:value-type="string">
            <text:p>2018-07-20T10:04:46Z</text:p>
          </table:table-cell>
          <table:table-cell table:formula="of:=VLOOKUP([.$A948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04:52Z</text:p>
          </table:table-cell>
          <table:table-cell office:value-type="float" office:value="40.007585" calcext:value-type="float">
            <text:p>40.007585</text:p>
          </table:table-cell>
          <table:table-cell office:value-type="float" office:value="-79.58303" calcext:value-type="float">
            <text:p>-79.58303</text:p>
          </table:table-cell>
          <table:table-cell office:value-type="float" office:value="299.4" calcext:value-type="float">
            <text:p>299.4</text:p>
          </table:table-cell>
          <table:table-cell office:value-type="float" office:value="87" calcext:value-type="float">
            <text:p>87</text:p>
          </table:table-cell>
          <table:table-cell table:formula="of:=VLOOKUP([.$A949];[MAF_5K_Walk_Watch__Crunch.$A$2:.$E$688];1;1)" office:value-type="string" office:string-value="2018-07-20T10:04:51Z" calcext:value-type="string">
            <text:p>2018-07-20T10:04:51Z</text:p>
          </table:table-cell>
          <table:table-cell table:formula="of:=VLOOKUP([.$A94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4:54Z</text:p>
          </table:table-cell>
          <table:table-cell office:value-type="float" office:value="40.007613" calcext:value-type="float">
            <text:p>40.007613</text:p>
          </table:table-cell>
          <table:table-cell office:value-type="float" office:value="-79.583038" calcext:value-type="float">
            <text:p>-79.583038</text:p>
          </table:table-cell>
          <table:table-cell office:value-type="float" office:value="299.4" calcext:value-type="float">
            <text:p>299.4</text:p>
          </table:table-cell>
          <table:table-cell office:value-type="float" office:value="86" calcext:value-type="float">
            <text:p>86</text:p>
          </table:table-cell>
          <table:table-cell table:formula="of:=VLOOKUP([.$A950];[MAF_5K_Walk_Watch__Crunch.$A$2:.$E$688];1;1)" office:value-type="string" office:string-value="2018-07-20T10:04:51Z" calcext:value-type="string">
            <text:p>2018-07-20T10:04:51Z</text:p>
          </table:table-cell>
          <table:table-cell table:formula="of:=VLOOKUP([.$A95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4:56Z</text:p>
          </table:table-cell>
          <table:table-cell office:value-type="float" office:value="40.007643" calcext:value-type="float">
            <text:p>40.007643</text:p>
          </table:table-cell>
          <table:table-cell office:value-type="float" office:value="-79.583045" calcext:value-type="float">
            <text:p>-79.583045</text:p>
          </table:table-cell>
          <table:table-cell office:value-type="float" office:value="299.5" calcext:value-type="float">
            <text:p>299.5</text:p>
          </table:table-cell>
          <table:table-cell office:value-type="float" office:value="87" calcext:value-type="float">
            <text:p>87</text:p>
          </table:table-cell>
          <table:table-cell table:formula="of:=VLOOKUP([.$A951];[MAF_5K_Walk_Watch__Crunch.$A$2:.$E$688];1;1)" office:value-type="string" office:string-value="2018-07-20T10:04:56Z" calcext:value-type="string">
            <text:p>2018-07-20T10:04:56Z</text:p>
          </table:table-cell>
          <table:table-cell table:formula="of:=VLOOKUP([.$A95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4:58Z</text:p>
          </table:table-cell>
          <table:table-cell office:value-type="float" office:value="40.007675" calcext:value-type="float">
            <text:p>40.007675</text:p>
          </table:table-cell>
          <table:table-cell office:value-type="float" office:value="-79.583051" calcext:value-type="float">
            <text:p>-79.583051</text:p>
          </table:table-cell>
          <table:table-cell office:value-type="float" office:value="299.5" calcext:value-type="float">
            <text:p>299.5</text:p>
          </table:table-cell>
          <table:table-cell office:value-type="float" office:value="87" calcext:value-type="float">
            <text:p>87</text:p>
          </table:table-cell>
          <table:table-cell table:formula="of:=VLOOKUP([.$A952];[MAF_5K_Walk_Watch__Crunch.$A$2:.$E$688];1;1)" office:value-type="string" office:string-value="2018-07-20T10:04:56Z" calcext:value-type="string">
            <text:p>2018-07-20T10:04:56Z</text:p>
          </table:table-cell>
          <table:table-cell table:formula="of:=VLOOKUP([.$A952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00Z</text:p>
          </table:table-cell>
          <table:table-cell office:value-type="float" office:value="40.007706" calcext:value-type="float">
            <text:p>40.007706</text:p>
          </table:table-cell>
          <table:table-cell office:value-type="float" office:value="-79.583048" calcext:value-type="float">
            <text:p>-79.583048</text:p>
          </table:table-cell>
          <table:table-cell office:value-type="float" office:value="299.6" calcext:value-type="float">
            <text:p>299.6</text:p>
          </table:table-cell>
          <table:table-cell office:value-type="float" office:value="87" calcext:value-type="float">
            <text:p>87</text:p>
          </table:table-cell>
          <table:table-cell table:formula="of:=VLOOKUP([.$A953];[MAF_5K_Walk_Watch__Crunch.$A$2:.$E$688];1;1)" office:value-type="string" office:string-value="2018-07-20T10:04:56Z" calcext:value-type="string">
            <text:p>2018-07-20T10:04:56Z</text:p>
          </table:table-cell>
          <table:table-cell table:formula="of:=VLOOKUP([.$A95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02Z</text:p>
          </table:table-cell>
          <table:table-cell office:value-type="float" office:value="40.007738" calcext:value-type="float">
            <text:p>40.007738</text:p>
          </table:table-cell>
          <table:table-cell office:value-type="float" office:value="-79.583044" calcext:value-type="float">
            <text:p>-79.583044</text:p>
          </table:table-cell>
          <table:table-cell office:value-type="float" office:value="299.7" calcext:value-type="float">
            <text:p>299.7</text:p>
          </table:table-cell>
          <table:table-cell office:value-type="float" office:value="88" calcext:value-type="float">
            <text:p>88</text:p>
          </table:table-cell>
          <table:table-cell table:formula="of:=VLOOKUP([.$A954];[MAF_5K_Walk_Watch__Crunch.$A$2:.$E$688];1;1)" office:value-type="string" office:string-value="2018-07-20T10:05:01Z" calcext:value-type="string">
            <text:p>2018-07-20T10:05:01Z</text:p>
          </table:table-cell>
          <table:table-cell table:formula="of:=VLOOKUP([.$A95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04Z</text:p>
          </table:table-cell>
          <table:table-cell office:value-type="float" office:value="40.00777" calcext:value-type="float">
            <text:p>40.00777</text:p>
          </table:table-cell>
          <table:table-cell office:value-type="float" office:value="-79.583042" calcext:value-type="float">
            <text:p>-79.583042</text:p>
          </table:table-cell>
          <table:table-cell office:value-type="float" office:value="299.7" calcext:value-type="float">
            <text:p>299.7</text:p>
          </table:table-cell>
          <table:table-cell office:value-type="float" office:value="88" calcext:value-type="float">
            <text:p>88</text:p>
          </table:table-cell>
          <table:table-cell table:formula="of:=VLOOKUP([.$A955];[MAF_5K_Walk_Watch__Crunch.$A$2:.$E$688];1;1)" office:value-type="string" office:string-value="2018-07-20T10:05:01Z" calcext:value-type="string">
            <text:p>2018-07-20T10:05:01Z</text:p>
          </table:table-cell>
          <table:table-cell table:formula="of:=VLOOKUP([.$A955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06Z</text:p>
          </table:table-cell>
          <table:table-cell office:value-type="float" office:value="40.007802" calcext:value-type="float">
            <text:p>40.007802</text:p>
          </table:table-cell>
          <table:table-cell office:value-type="float" office:value="-79.583043" calcext:value-type="float">
            <text:p>-79.583043</text:p>
          </table:table-cell>
          <table:table-cell office:value-type="float" office:value="299.7" calcext:value-type="float">
            <text:p>299.7</text:p>
          </table:table-cell>
          <table:table-cell office:value-type="float" office:value="89" calcext:value-type="float">
            <text:p>89</text:p>
          </table:table-cell>
          <table:table-cell table:formula="of:=VLOOKUP([.$A956];[MAF_5K_Walk_Watch__Crunch.$A$2:.$E$688];1;1)" office:value-type="string" office:string-value="2018-07-20T10:05:06Z" calcext:value-type="string">
            <text:p>2018-07-20T10:05:06Z</text:p>
          </table:table-cell>
          <table:table-cell table:formula="of:=VLOOKUP([.$A956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08Z</text:p>
          </table:table-cell>
          <table:table-cell office:value-type="float" office:value="40.007831" calcext:value-type="float">
            <text:p>40.007831</text:p>
          </table:table-cell>
          <table:table-cell office:value-type="float" office:value="-79.583045" calcext:value-type="float">
            <text:p>-79.583045</text:p>
          </table:table-cell>
          <table:table-cell office:value-type="float" office:value="299.7" calcext:value-type="float">
            <text:p>299.7</text:p>
          </table:table-cell>
          <table:table-cell office:value-type="float" office:value="89" calcext:value-type="float">
            <text:p>89</text:p>
          </table:table-cell>
          <table:table-cell table:formula="of:=VLOOKUP([.$A957];[MAF_5K_Walk_Watch__Crunch.$A$2:.$E$688];1;1)" office:value-type="string" office:string-value="2018-07-20T10:05:06Z" calcext:value-type="string">
            <text:p>2018-07-20T10:05:06Z</text:p>
          </table:table-cell>
          <table:table-cell table:formula="of:=VLOOKUP([.$A957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10Z</text:p>
          </table:table-cell>
          <table:table-cell office:value-type="float" office:value="40.007863" calcext:value-type="float">
            <text:p>40.007863</text:p>
          </table:table-cell>
          <table:table-cell office:value-type="float" office:value="-79.583053" calcext:value-type="float">
            <text:p>-79.583053</text:p>
          </table:table-cell>
          <table:table-cell office:value-type="float" office:value="299.8" calcext:value-type="float">
            <text:p>299.8</text:p>
          </table:table-cell>
          <table:table-cell office:value-type="float" office:value="89" calcext:value-type="float">
            <text:p>89</text:p>
          </table:table-cell>
          <table:table-cell table:formula="of:=VLOOKUP([.$A958];[MAF_5K_Walk_Watch__Crunch.$A$2:.$E$688];1;1)" office:value-type="string" office:string-value="2018-07-20T10:05:06Z" calcext:value-type="string">
            <text:p>2018-07-20T10:05:06Z</text:p>
          </table:table-cell>
          <table:table-cell table:formula="of:=VLOOKUP([.$A958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12Z</text:p>
          </table:table-cell>
          <table:table-cell office:value-type="float" office:value="40.007899" calcext:value-type="float">
            <text:p>40.007899</text:p>
          </table:table-cell>
          <table:table-cell office:value-type="float" office:value="-79.583056" calcext:value-type="float">
            <text:p>-79.583056</text:p>
          </table:table-cell>
          <table:table-cell office:value-type="float" office:value="299.8" calcext:value-type="float">
            <text:p>299.8</text:p>
          </table:table-cell>
          <table:table-cell office:value-type="float" office:value="89" calcext:value-type="float">
            <text:p>89</text:p>
          </table:table-cell>
          <table:table-cell table:formula="of:=VLOOKUP([.$A959];[MAF_5K_Walk_Watch__Crunch.$A$2:.$E$688];1;1)" office:value-type="string" office:string-value="2018-07-20T10:05:11Z" calcext:value-type="string">
            <text:p>2018-07-20T10:05:11Z</text:p>
          </table:table-cell>
          <table:table-cell table:formula="of:=VLOOKUP([.$A95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14Z</text:p>
          </table:table-cell>
          <table:table-cell office:value-type="float" office:value="40.007938" calcext:value-type="float">
            <text:p>40.007938</text:p>
          </table:table-cell>
          <table:table-cell office:value-type="float" office:value="-79.583055" calcext:value-type="float">
            <text:p>-79.583055</text:p>
          </table:table-cell>
          <table:table-cell office:value-type="float" office:value="299.9" calcext:value-type="float">
            <text:p>299.9</text:p>
          </table:table-cell>
          <table:table-cell office:value-type="float" office:value="88" calcext:value-type="float">
            <text:p>88</text:p>
          </table:table-cell>
          <table:table-cell table:formula="of:=VLOOKUP([.$A960];[MAF_5K_Walk_Watch__Crunch.$A$2:.$E$688];1;1)" office:value-type="string" office:string-value="2018-07-20T10:05:11Z" calcext:value-type="string">
            <text:p>2018-07-20T10:05:11Z</text:p>
          </table:table-cell>
          <table:table-cell table:formula="of:=VLOOKUP([.$A96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17Z</text:p>
          </table:table-cell>
          <table:table-cell office:value-type="float" office:value="40.007969" calcext:value-type="float">
            <text:p>40.007969</text:p>
          </table:table-cell>
          <table:table-cell office:value-type="float" office:value="-79.583054" calcext:value-type="float">
            <text:p>-79.583054</text:p>
          </table:table-cell>
          <table:table-cell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table:formula="of:=VLOOKUP([.$A961];[MAF_5K_Walk_Watch__Crunch.$A$2:.$E$688];1;1)" office:value-type="string" office:string-value="2018-07-20T10:05:16Z" calcext:value-type="string">
            <text:p>2018-07-20T10:05:16Z</text:p>
          </table:table-cell>
          <table:table-cell table:formula="of:=VLOOKUP([.$A96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21Z</text:p>
          </table:table-cell>
          <table:table-cell office:value-type="float" office:value="40.008007" calcext:value-type="float">
            <text:p>40.008007</text:p>
          </table:table-cell>
          <table:table-cell office:value-type="float" office:value="-79.583058" calcext:value-type="float">
            <text:p>-79.583058</text:p>
          </table:table-cell>
          <table:table-cell office:value-type="float" office:value="300.1" calcext:value-type="float">
            <text:p>300.1</text:p>
          </table:table-cell>
          <table:table-cell office:value-type="float" office:value="89" calcext:value-type="float">
            <text:p>89</text:p>
          </table:table-cell>
          <table:table-cell table:formula="of:=VLOOKUP([.$A962];[MAF_5K_Walk_Watch__Crunch.$A$2:.$E$688];1;1)" office:value-type="string" office:string-value="2018-07-20T10:05:16Z" calcext:value-type="string">
            <text:p>2018-07-20T10:05:16Z</text:p>
          </table:table-cell>
          <table:table-cell table:formula="of:=VLOOKUP([.$A962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24Z</text:p>
          </table:table-cell>
          <table:table-cell office:value-type="float" office:value="40.008032" calcext:value-type="float">
            <text:p>40.008032</text:p>
          </table:table-cell>
          <table:table-cell office:value-type="float" office:value="-79.583032" calcext:value-type="float">
            <text:p>-79.583032</text:p>
          </table:table-cell>
          <table:table-cell office:value-type="float" office:value="300.2" calcext:value-type="float">
            <text:p>300.2</text:p>
          </table:table-cell>
          <table:table-cell office:value-type="float" office:value="89" calcext:value-type="float">
            <text:p>89</text:p>
          </table:table-cell>
          <table:table-cell table:formula="of:=VLOOKUP([.$A963];[MAF_5K_Walk_Watch__Crunch.$A$2:.$E$688];1;1)" office:value-type="string" office:string-value="2018-07-20T10:05:16Z" calcext:value-type="string">
            <text:p>2018-07-20T10:05:16Z</text:p>
          </table:table-cell>
          <table:table-cell table:formula="of:=VLOOKUP([.$A96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28Z</text:p>
          </table:table-cell>
          <table:table-cell office:value-type="float" office:value="40.00806" calcext:value-type="float">
            <text:p>40.00806</text:p>
          </table:table-cell>
          <table:table-cell office:value-type="float" office:value="-79.583013" calcext:value-type="float">
            <text:p>-79.583013</text:p>
          </table:table-cell>
          <table:table-cell office:value-type="float" office:value="300.3" calcext:value-type="float">
            <text:p>300.3</text:p>
          </table:table-cell>
          <table:table-cell office:value-type="float" office:value="88" calcext:value-type="float">
            <text:p>88</text:p>
          </table:table-cell>
          <table:table-cell table:formula="of:=VLOOKUP([.$A964];[MAF_5K_Walk_Watch__Crunch.$A$2:.$E$688];1;1)" office:value-type="string" office:string-value="2018-07-20T10:05:26Z" calcext:value-type="string">
            <text:p>2018-07-20T10:05:26Z</text:p>
          </table:table-cell>
          <table:table-cell table:formula="of:=VLOOKUP([.$A96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30Z</text:p>
          </table:table-cell>
          <table:table-cell office:value-type="float" office:value="40.008103" calcext:value-type="float">
            <text:p>40.008103</text:p>
          </table:table-cell>
          <table:table-cell office:value-type="float" office:value="-79.583025" calcext:value-type="float">
            <text:p>-79.583025</text:p>
          </table:table-cell>
          <table:table-cell office:value-type="float" office:value="300.4" calcext:value-type="float">
            <text:p>300.4</text:p>
          </table:table-cell>
          <table:table-cell office:value-type="float" office:value="89" calcext:value-type="float">
            <text:p>89</text:p>
          </table:table-cell>
          <table:table-cell table:formula="of:=VLOOKUP([.$A965];[MAF_5K_Walk_Watch__Crunch.$A$2:.$E$688];1;1)" office:value-type="string" office:string-value="2018-07-20T10:05:26Z" calcext:value-type="string">
            <text:p>2018-07-20T10:05:26Z</text:p>
          </table:table-cell>
          <table:table-cell table:formula="of:=VLOOKUP([.$A965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32Z</text:p>
          </table:table-cell>
          <table:table-cell office:value-type="float" office:value="40.008143" calcext:value-type="float">
            <text:p>40.008143</text:p>
          </table:table-cell>
          <table:table-cell office:value-type="float" office:value="-79.583032" calcext:value-type="float">
            <text:p>-79.583032</text:p>
          </table:table-cell>
          <table:table-cell office:value-type="float" office:value="300.5" calcext:value-type="float">
            <text:p>300.5</text:p>
          </table:table-cell>
          <table:table-cell office:value-type="float" office:value="89" calcext:value-type="float">
            <text:p>89</text:p>
          </table:table-cell>
          <table:table-cell table:formula="of:=VLOOKUP([.$A966];[MAF_5K_Walk_Watch__Crunch.$A$2:.$E$688];1;1)" office:value-type="string" office:string-value="2018-07-20T10:05:26Z" calcext:value-type="string">
            <text:p>2018-07-20T10:05:26Z</text:p>
          </table:table-cell>
          <table:table-cell table:formula="of:=VLOOKUP([.$A966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35Z</text:p>
          </table:table-cell>
          <table:table-cell office:value-type="float" office:value="40.008178" calcext:value-type="float">
            <text:p>40.008178</text:p>
          </table:table-cell>
          <table:table-cell office:value-type="float" office:value="-79.583046" calcext:value-type="float">
            <text:p>-79.583046</text:p>
          </table:table-cell>
          <table:table-cell office:value-type="float" office:value="300.6" calcext:value-type="float">
            <text:p>300.6</text:p>
          </table:table-cell>
          <table:table-cell office:value-type="float" office:value="89" calcext:value-type="float">
            <text:p>89</text:p>
          </table:table-cell>
          <table:table-cell table:formula="of:=VLOOKUP([.$A967];[MAF_5K_Walk_Watch__Crunch.$A$2:.$E$688];1;1)" office:value-type="string" office:string-value="2018-07-20T10:05:26Z" calcext:value-type="string">
            <text:p>2018-07-20T10:05:26Z</text:p>
          </table:table-cell>
          <table:table-cell table:formula="of:=VLOOKUP([.$A967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38Z</text:p>
          </table:table-cell>
          <table:table-cell office:value-type="float" office:value="40.008207" calcext:value-type="float">
            <text:p>40.008207</text:p>
          </table:table-cell>
          <table:table-cell office:value-type="float" office:value="-79.583055" calcext:value-type="float">
            <text:p>-79.583055</text:p>
          </table:table-cell>
          <table:table-cell office:value-type="float" office:value="300.7" calcext:value-type="float">
            <text:p>300.7</text:p>
          </table:table-cell>
          <table:table-cell office:value-type="float" office:value="89" calcext:value-type="float">
            <text:p>89</text:p>
          </table:table-cell>
          <table:table-cell table:formula="of:=VLOOKUP([.$A968];[MAF_5K_Walk_Watch__Crunch.$A$2:.$E$688];1;1)" office:value-type="string" office:string-value="2018-07-20T10:05:36Z" calcext:value-type="string">
            <text:p>2018-07-20T10:05:36Z</text:p>
          </table:table-cell>
          <table:table-cell table:formula="of:=VLOOKUP([.$A968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40Z</text:p>
          </table:table-cell>
          <table:table-cell office:value-type="float" office:value="40.008234" calcext:value-type="float">
            <text:p>40.008234</text:p>
          </table:table-cell>
          <table:table-cell office:value-type="float" office:value="-79.583063" calcext:value-type="float">
            <text:p>-79.583063</text:p>
          </table:table-cell>
          <table:table-cell office:value-type="float" office:value="300.7" calcext:value-type="float">
            <text:p>300.7</text:p>
          </table:table-cell>
          <table:table-cell office:value-type="float" office:value="89" calcext:value-type="float">
            <text:p>89</text:p>
          </table:table-cell>
          <table:table-cell table:formula="of:=VLOOKUP([.$A969];[MAF_5K_Walk_Watch__Crunch.$A$2:.$E$688];1;1)" office:value-type="string" office:string-value="2018-07-20T10:05:36Z" calcext:value-type="string">
            <text:p>2018-07-20T10:05:36Z</text:p>
          </table:table-cell>
          <table:table-cell table:formula="of:=VLOOKUP([.$A96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42Z</text:p>
          </table:table-cell>
          <table:table-cell office:value-type="float" office:value="40.008269" calcext:value-type="float">
            <text:p>40.008269</text:p>
          </table:table-cell>
          <table:table-cell office:value-type="float" office:value="-79.583074" calcext:value-type="float">
            <text:p>-79.583074</text:p>
          </table:table-cell>
          <table:table-cell office:value-type="float" office:value="300.7" calcext:value-type="float">
            <text:p>300.7</text:p>
          </table:table-cell>
          <table:table-cell office:value-type="float" office:value="89" calcext:value-type="float">
            <text:p>89</text:p>
          </table:table-cell>
          <table:table-cell table:formula="of:=VLOOKUP([.$A970];[MAF_5K_Walk_Watch__Crunch.$A$2:.$E$688];1;1)" office:value-type="string" office:string-value="2018-07-20T10:05:41Z" calcext:value-type="string">
            <text:p>2018-07-20T10:05:41Z</text:p>
          </table:table-cell>
          <table:table-cell table:formula="of:=VLOOKUP([.$A97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44Z</text:p>
          </table:table-cell>
          <table:table-cell office:value-type="float" office:value="40.008298" calcext:value-type="float">
            <text:p>40.008298</text:p>
          </table:table-cell>
          <table:table-cell office:value-type="float" office:value="-79.583082" calcext:value-type="float">
            <text:p>-79.583082</text:p>
          </table:table-cell>
          <table:table-cell office:value-type="float" office:value="300.7" calcext:value-type="float">
            <text:p>300.7</text:p>
          </table:table-cell>
          <table:table-cell office:value-type="float" office:value="89" calcext:value-type="float">
            <text:p>89</text:p>
          </table:table-cell>
          <table:table-cell table:formula="of:=VLOOKUP([.$A971];[MAF_5K_Walk_Watch__Crunch.$A$2:.$E$688];1;1)" office:value-type="string" office:string-value="2018-07-20T10:05:41Z" calcext:value-type="string">
            <text:p>2018-07-20T10:05:41Z</text:p>
          </table:table-cell>
          <table:table-cell table:formula="of:=VLOOKUP([.$A97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46Z</text:p>
          </table:table-cell>
          <table:table-cell office:value-type="float" office:value="40.008338" calcext:value-type="float">
            <text:p>40.008338</text:p>
          </table:table-cell>
          <table:table-cell office:value-type="float" office:value="-79.583082" calcext:value-type="float">
            <text:p>-79.583082</text:p>
          </table:table-cell>
          <table:table-cell office:value-type="float" office:value="300.8" calcext:value-type="float">
            <text:p>300.8</text:p>
          </table:table-cell>
          <table:table-cell office:value-type="float" office:value="88" calcext:value-type="float">
            <text:p>88</text:p>
          </table:table-cell>
          <table:table-cell table:formula="of:=VLOOKUP([.$A972];[MAF_5K_Walk_Watch__Crunch.$A$2:.$E$688];1;1)" office:value-type="string" office:string-value="2018-07-20T10:05:46Z" calcext:value-type="string">
            <text:p>2018-07-20T10:05:46Z</text:p>
          </table:table-cell>
          <table:table-cell table:formula="of:=VLOOKUP([.$A972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48Z</text:p>
          </table:table-cell>
          <table:table-cell office:value-type="float" office:value="40.008377" calcext:value-type="float">
            <text:p>40.008377</text:p>
          </table:table-cell>
          <table:table-cell office:value-type="float" office:value="-79.58308" calcext:value-type="float">
            <text:p>-79.58308</text:p>
          </table:table-cell>
          <table:table-cell office:value-type="float" office:value="301" calcext:value-type="float">
            <text:p>301</text:p>
          </table:table-cell>
          <table:table-cell office:value-type="float" office:value="87" calcext:value-type="float">
            <text:p>87</text:p>
          </table:table-cell>
          <table:table-cell table:formula="of:=VLOOKUP([.$A973];[MAF_5K_Walk_Watch__Crunch.$A$2:.$E$688];1;1)" office:value-type="string" office:string-value="2018-07-20T10:05:46Z" calcext:value-type="string">
            <text:p>2018-07-20T10:05:46Z</text:p>
          </table:table-cell>
          <table:table-cell table:formula="of:=VLOOKUP([.$A97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50Z</text:p>
          </table:table-cell>
          <table:table-cell office:value-type="float" office:value="40.008409" calcext:value-type="float">
            <text:p>40.008409</text:p>
          </table:table-cell>
          <table:table-cell office:value-type="float" office:value="-79.583083" calcext:value-type="float">
            <text:p>-79.583083</text:p>
          </table:table-cell>
          <table:table-cell office:value-type="float" office:value="301" calcext:value-type="float">
            <text:p>301</text:p>
          </table:table-cell>
          <table:table-cell office:value-type="float" office:value="87" calcext:value-type="float">
            <text:p>87</text:p>
          </table:table-cell>
          <table:table-cell table:formula="of:=VLOOKUP([.$A974];[MAF_5K_Walk_Watch__Crunch.$A$2:.$E$688];1;1)" office:value-type="string" office:string-value="2018-07-20T10:05:46Z" calcext:value-type="string">
            <text:p>2018-07-20T10:05:46Z</text:p>
          </table:table-cell>
          <table:table-cell table:formula="of:=VLOOKUP([.$A97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05:54Z</text:p>
          </table:table-cell>
          <table:table-cell office:value-type="float" office:value="40.008441" calcext:value-type="float">
            <text:p>40.008441</text:p>
          </table:table-cell>
          <table:table-cell office:value-type="float" office:value="-79.583096" calcext:value-type="float">
            <text:p>-79.583096</text:p>
          </table:table-cell>
          <table:table-cell office:value-type="float" office:value="301" calcext:value-type="float">
            <text:p>301</text:p>
          </table:table-cell>
          <table:table-cell office:value-type="float" office:value="85" calcext:value-type="float">
            <text:p>85</text:p>
          </table:table-cell>
          <table:table-cell table:formula="of:=VLOOKUP([.$A975];[MAF_5K_Walk_Watch__Crunch.$A$2:.$E$688];1;1)" office:value-type="string" office:string-value="2018-07-20T10:05:51Z" calcext:value-type="string">
            <text:p>2018-07-20T10:05:51Z</text:p>
          </table:table-cell>
          <table:table-cell table:formula="of:=VLOOKUP([.$A975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5:57Z</text:p>
          </table:table-cell>
          <table:table-cell office:value-type="float" office:value="40.008462" calcext:value-type="float">
            <text:p>40.008462</text:p>
          </table:table-cell>
          <table:table-cell office:value-type="float" office:value="-79.58313" calcext:value-type="float">
            <text:p>-79.58313</text:p>
          </table:table-cell>
          <table:table-cell office:value-type="float" office:value="300.7" calcext:value-type="float">
            <text:p>300.7</text:p>
          </table:table-cell>
          <table:table-cell office:value-type="float" office:value="87" calcext:value-type="float">
            <text:p>87</text:p>
          </table:table-cell>
          <table:table-cell table:formula="of:=VLOOKUP([.$A976];[MAF_5K_Walk_Watch__Crunch.$A$2:.$E$688];1;1)" office:value-type="string" office:string-value="2018-07-20T10:05:56Z" calcext:value-type="string">
            <text:p>2018-07-20T10:05:56Z</text:p>
          </table:table-cell>
          <table:table-cell table:formula="of:=VLOOKUP([.$A976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5:59Z</text:p>
          </table:table-cell>
          <table:table-cell office:value-type="float" office:value="40.008478" calcext:value-type="float">
            <text:p>40.008478</text:p>
          </table:table-cell>
          <table:table-cell office:value-type="float" office:value="-79.583164" calcext:value-type="float">
            <text:p>-79.583164</text:p>
          </table:table-cell>
          <table:table-cell office:value-type="float" office:value="300.4" calcext:value-type="float">
            <text:p>300.4</text:p>
          </table:table-cell>
          <table:table-cell office:value-type="float" office:value="85" calcext:value-type="float">
            <text:p>85</text:p>
          </table:table-cell>
          <table:table-cell table:formula="of:=VLOOKUP([.$A977];[MAF_5K_Walk_Watch__Crunch.$A$2:.$E$688];1;1)" office:value-type="string" office:string-value="2018-07-20T10:05:56Z" calcext:value-type="string">
            <text:p>2018-07-20T10:05:56Z</text:p>
          </table:table-cell>
          <table:table-cell table:formula="of:=VLOOKUP([.$A977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02Z</text:p>
          </table:table-cell>
          <table:table-cell office:value-type="float" office:value="40.008482" calcext:value-type="float">
            <text:p>40.008482</text:p>
          </table:table-cell>
          <table:table-cell office:value-type="float" office:value="-79.58321" calcext:value-type="float">
            <text:p>-79.58321</text:p>
          </table:table-cell>
          <table:table-cell office:value-type="float" office:value="300.1" calcext:value-type="float">
            <text:p>300.1</text:p>
          </table:table-cell>
          <table:table-cell office:value-type="float" office:value="85" calcext:value-type="float">
            <text:p>85</text:p>
          </table:table-cell>
          <table:table-cell table:formula="of:=VLOOKUP([.$A978];[MAF_5K_Walk_Watch__Crunch.$A$2:.$E$688];1;1)" office:value-type="string" office:string-value="2018-07-20T10:06:01Z" calcext:value-type="string">
            <text:p>2018-07-20T10:06:01Z</text:p>
          </table:table-cell>
          <table:table-cell table:formula="of:=VLOOKUP([.$A978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04Z</text:p>
          </table:table-cell>
          <table:table-cell office:value-type="float" office:value="40.008485" calcext:value-type="float">
            <text:p>40.008485</text:p>
          </table:table-cell>
          <table:table-cell office:value-type="float" office:value="-79.583248" calcext:value-type="float">
            <text:p>-79.583248</text:p>
          </table:table-cell>
          <table:table-cell office:value-type="float" office:value="299.9" calcext:value-type="float">
            <text:p>299.9</text:p>
          </table:table-cell>
          <table:table-cell office:value-type="float" office:value="84" calcext:value-type="float">
            <text:p>84</text:p>
          </table:table-cell>
          <table:table-cell table:formula="of:=VLOOKUP([.$A979];[MAF_5K_Walk_Watch__Crunch.$A$2:.$E$688];1;1)" office:value-type="string" office:string-value="2018-07-20T10:06:01Z" calcext:value-type="string">
            <text:p>2018-07-20T10:06:01Z</text:p>
          </table:table-cell>
          <table:table-cell table:formula="of:=VLOOKUP([.$A979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07Z</text:p>
          </table:table-cell>
          <table:table-cell office:value-type="float" office:value="40.008487" calcext:value-type="float">
            <text:p>40.008487</text:p>
          </table:table-cell>
          <table:table-cell office:value-type="float" office:value="-79.583296" calcext:value-type="float">
            <text:p>-79.583296</text:p>
          </table:table-cell>
          <table:table-cell office:value-type="float" office:value="299.6" calcext:value-type="float">
            <text:p>299.6</text:p>
          </table:table-cell>
          <table:table-cell office:value-type="float" office:value="84" calcext:value-type="float">
            <text:p>84</text:p>
          </table:table-cell>
          <table:table-cell table:formula="of:=VLOOKUP([.$A980];[MAF_5K_Walk_Watch__Crunch.$A$2:.$E$688];1;1)" office:value-type="string" office:string-value="2018-07-20T10:06:06Z" calcext:value-type="string">
            <text:p>2018-07-20T10:06:06Z</text:p>
          </table:table-cell>
          <table:table-cell table:formula="of:=VLOOKUP([.$A980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09Z</text:p>
          </table:table-cell>
          <table:table-cell office:value-type="float" office:value="40.008481" calcext:value-type="float">
            <text:p>40.008481</text:p>
          </table:table-cell>
          <table:table-cell office:value-type="float" office:value="-79.583337" calcext:value-type="float">
            <text:p>-79.583337</text:p>
          </table:table-cell>
          <table:table-cell office:value-type="float" office:value="299.3" calcext:value-type="float">
            <text:p>299.3</text:p>
          </table:table-cell>
          <table:table-cell office:value-type="float" office:value="84" calcext:value-type="float">
            <text:p>84</text:p>
          </table:table-cell>
          <table:table-cell table:formula="of:=VLOOKUP([.$A981];[MAF_5K_Walk_Watch__Crunch.$A$2:.$E$688];1;1)" office:value-type="string" office:string-value="2018-07-20T10:06:06Z" calcext:value-type="string">
            <text:p>2018-07-20T10:06:06Z</text:p>
          </table:table-cell>
          <table:table-cell table:formula="of:=VLOOKUP([.$A981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11Z</text:p>
          </table:table-cell>
          <table:table-cell office:value-type="float" office:value="40.008474" calcext:value-type="float">
            <text:p>40.008474</text:p>
          </table:table-cell>
          <table:table-cell office:value-type="float" office:value="-79.583377" calcext:value-type="float">
            <text:p>-79.583377</text:p>
          </table:table-cell>
          <table:table-cell office:value-type="float" office:value="299.1" calcext:value-type="float">
            <text:p>299.1</text:p>
          </table:table-cell>
          <table:table-cell office:value-type="float" office:value="84" calcext:value-type="float">
            <text:p>84</text:p>
          </table:table-cell>
          <table:table-cell table:formula="of:=VLOOKUP([.$A982];[MAF_5K_Walk_Watch__Crunch.$A$2:.$E$688];1;1)" office:value-type="string" office:string-value="2018-07-20T10:06:11Z" calcext:value-type="string">
            <text:p>2018-07-20T10:06:11Z</text:p>
          </table:table-cell>
          <table:table-cell table:formula="of:=VLOOKUP([.$A982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14Z</text:p>
          </table:table-cell>
          <table:table-cell office:value-type="float" office:value="40.00847" calcext:value-type="float">
            <text:p>40.00847</text:p>
          </table:table-cell>
          <table:table-cell office:value-type="float" office:value="-79.583415" calcext:value-type="float">
            <text:p>-79.583415</text:p>
          </table:table-cell>
          <table:table-cell office:value-type="float" office:value="298.9" calcext:value-type="float">
            <text:p>298.9</text:p>
          </table:table-cell>
          <table:table-cell office:value-type="float" office:value="83" calcext:value-type="float">
            <text:p>83</text:p>
          </table:table-cell>
          <table:table-cell table:formula="of:=VLOOKUP([.$A983];[MAF_5K_Walk_Watch__Crunch.$A$2:.$E$688];1;1)" office:value-type="string" office:string-value="2018-07-20T10:06:11Z" calcext:value-type="string">
            <text:p>2018-07-20T10:06:11Z</text:p>
          </table:table-cell>
          <table:table-cell table:formula="of:=VLOOKUP([.$A983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17Z</text:p>
          </table:table-cell>
          <table:table-cell office:value-type="float" office:value="40.008463" calcext:value-type="float">
            <text:p>40.008463</text:p>
          </table:table-cell>
          <table:table-cell office:value-type="float" office:value="-79.583451" calcext:value-type="float">
            <text:p>-79.583451</text:p>
          </table:table-cell>
          <table:table-cell office:value-type="float" office:value="298.6" calcext:value-type="float">
            <text:p>298.6</text:p>
          </table:table-cell>
          <table:table-cell office:value-type="float" office:value="81" calcext:value-type="float">
            <text:p>81</text:p>
          </table:table-cell>
          <table:table-cell table:formula="of:=VLOOKUP([.$A984];[MAF_5K_Walk_Watch__Crunch.$A$2:.$E$688];1;1)" office:value-type="string" office:string-value="2018-07-20T10:06:16Z" calcext:value-type="string">
            <text:p>2018-07-20T10:06:16Z</text:p>
          </table:table-cell>
          <table:table-cell table:formula="of:=VLOOKUP([.$A984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19Z</text:p>
          </table:table-cell>
          <table:table-cell office:value-type="float" office:value="40.008464" calcext:value-type="float">
            <text:p>40.008464</text:p>
          </table:table-cell>
          <table:table-cell office:value-type="float" office:value="-79.583487" calcext:value-type="float">
            <text:p>-79.583487</text:p>
          </table:table-cell>
          <table:table-cell office:value-type="float" office:value="298.4" calcext:value-type="float">
            <text:p>298.4</text:p>
          </table:table-cell>
          <table:table-cell office:value-type="float" office:value="80" calcext:value-type="float">
            <text:p>80</text:p>
          </table:table-cell>
          <table:table-cell table:formula="of:=VLOOKUP([.$A985];[MAF_5K_Walk_Watch__Crunch.$A$2:.$E$688];1;1)" office:value-type="string" office:string-value="2018-07-20T10:06:16Z" calcext:value-type="string">
            <text:p>2018-07-20T10:06:16Z</text:p>
          </table:table-cell>
          <table:table-cell table:formula="of:=VLOOKUP([.$A985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21Z</text:p>
          </table:table-cell>
          <table:table-cell office:value-type="float" office:value="40.008471" calcext:value-type="float">
            <text:p>40.008471</text:p>
          </table:table-cell>
          <table:table-cell office:value-type="float" office:value="-79.583528" calcext:value-type="float">
            <text:p>-79.583528</text:p>
          </table:table-cell>
          <table:table-cell office:value-type="float" office:value="298.1" calcext:value-type="float">
            <text:p>298.1</text:p>
          </table:table-cell>
          <table:table-cell office:value-type="float" office:value="78" calcext:value-type="float">
            <text:p>78</text:p>
          </table:table-cell>
          <table:table-cell table:formula="of:=VLOOKUP([.$A986];[MAF_5K_Walk_Watch__Crunch.$A$2:.$E$688];1;1)" office:value-type="string" office:string-value="2018-07-20T10:06:21Z" calcext:value-type="string">
            <text:p>2018-07-20T10:06:21Z</text:p>
          </table:table-cell>
          <table:table-cell table:formula="of:=VLOOKUP([.$A986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23Z</text:p>
          </table:table-cell>
          <table:table-cell office:value-type="float" office:value="40.008482" calcext:value-type="float">
            <text:p>40.008482</text:p>
          </table:table-cell>
          <table:table-cell office:value-type="float" office:value="-79.583568" calcext:value-type="float">
            <text:p>-79.583568</text:p>
          </table:table-cell>
          <table:table-cell office:value-type="float" office:value="298" calcext:value-type="float">
            <text:p>298</text:p>
          </table:table-cell>
          <table:table-cell office:value-type="float" office:value="76" calcext:value-type="float">
            <text:p>76</text:p>
          </table:table-cell>
          <table:table-cell table:formula="of:=VLOOKUP([.$A987];[MAF_5K_Walk_Watch__Crunch.$A$2:.$E$688];1;1)" office:value-type="string" office:string-value="2018-07-20T10:06:21Z" calcext:value-type="string">
            <text:p>2018-07-20T10:06:21Z</text:p>
          </table:table-cell>
          <table:table-cell table:formula="of:=VLOOKUP([.$A987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25Z</text:p>
          </table:table-cell>
          <table:table-cell office:value-type="float" office:value="40.008492" calcext:value-type="float">
            <text:p>40.008492</text:p>
          </table:table-cell>
          <table:table-cell office:value-type="float" office:value="-79.583608" calcext:value-type="float">
            <text:p>-79.583608</text:p>
          </table:table-cell>
          <table:table-cell office:value-type="float" office:value="298" calcext:value-type="float">
            <text:p>298</text:p>
          </table:table-cell>
          <table:table-cell office:value-type="float" office:value="76" calcext:value-type="float">
            <text:p>76</text:p>
          </table:table-cell>
          <table:table-cell table:formula="of:=VLOOKUP([.$A988];[MAF_5K_Walk_Watch__Crunch.$A$2:.$E$688];1;1)" office:value-type="string" office:string-value="2018-07-20T10:06:21Z" calcext:value-type="string">
            <text:p>2018-07-20T10:06:21Z</text:p>
          </table:table-cell>
          <table:table-cell table:formula="of:=VLOOKUP([.$A988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28Z</text:p>
          </table:table-cell>
          <table:table-cell office:value-type="float" office:value="40.008502" calcext:value-type="float">
            <text:p>40.008502</text:p>
          </table:table-cell>
          <table:table-cell office:value-type="float" office:value="-79.583641" calcext:value-type="float">
            <text:p>-79.583641</text:p>
          </table:table-cell>
          <table:table-cell office:value-type="float" office:value="298" calcext:value-type="float">
            <text:p>298</text:p>
          </table:table-cell>
          <table:table-cell office:value-type="float" office:value="76" calcext:value-type="float">
            <text:p>76</text:p>
          </table:table-cell>
          <table:table-cell table:formula="of:=VLOOKUP([.$A989];[MAF_5K_Walk_Watch__Crunch.$A$2:.$E$688];1;1)" office:value-type="string" office:string-value="2018-07-20T10:06:26Z" calcext:value-type="string">
            <text:p>2018-07-20T10:06:26Z</text:p>
          </table:table-cell>
          <table:table-cell table:formula="of:=VLOOKUP([.$A989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31Z</text:p>
          </table:table-cell>
          <table:table-cell office:value-type="float" office:value="40.008502" calcext:value-type="float">
            <text:p>40.008502</text:p>
          </table:table-cell>
          <table:table-cell office:value-type="float" office:value="-79.583677" calcext:value-type="float">
            <text:p>-79.583677</text:p>
          </table:table-cell>
          <table:table-cell office:value-type="float" office:value="298" calcext:value-type="float">
            <text:p>298</text:p>
          </table:table-cell>
          <table:table-cell office:value-type="float" office:value="75" calcext:value-type="float">
            <text:p>75</text:p>
          </table:table-cell>
          <table:table-cell table:formula="of:=VLOOKUP([.$A990];[MAF_5K_Walk_Watch__Crunch.$A$2:.$E$688];1;1)" office:value-type="string" office:string-value="2018-07-20T10:06:31Z" calcext:value-type="string">
            <text:p>2018-07-20T10:06:31Z</text:p>
          </table:table-cell>
          <table:table-cell table:formula="of:=VLOOKUP([.$A990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34Z</text:p>
          </table:table-cell>
          <table:table-cell office:value-type="float" office:value="40.008501" calcext:value-type="float">
            <text:p>40.008501</text:p>
          </table:table-cell>
          <table:table-cell office:value-type="float" office:value="-79.58373" calcext:value-type="float">
            <text:p>-79.58373</text:p>
          </table:table-cell>
          <table:table-cell office:value-type="float" office:value="298" calcext:value-type="float">
            <text:p>298</text:p>
          </table:table-cell>
          <table:table-cell office:value-type="float" office:value="75" calcext:value-type="float">
            <text:p>75</text:p>
          </table:table-cell>
          <table:table-cell table:formula="of:=VLOOKUP([.$A991];[MAF_5K_Walk_Watch__Crunch.$A$2:.$E$688];1;1)" office:value-type="string" office:string-value="2018-07-20T10:06:31Z" calcext:value-type="string">
            <text:p>2018-07-20T10:06:31Z</text:p>
          </table:table-cell>
          <table:table-cell table:formula="of:=VLOOKUP([.$A991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36Z</text:p>
          </table:table-cell>
          <table:table-cell office:value-type="float" office:value="40.0085" calcext:value-type="float">
            <text:p>40.0085</text:p>
          </table:table-cell>
          <table:table-cell office:value-type="float" office:value="-79.583786" calcext:value-type="float">
            <text:p>-79.583786</text:p>
          </table:table-cell>
          <table:table-cell office:value-type="float" office:value="297.9" calcext:value-type="float">
            <text:p>297.9</text:p>
          </table:table-cell>
          <table:table-cell office:value-type="float" office:value="76" calcext:value-type="float">
            <text:p>76</text:p>
          </table:table-cell>
          <table:table-cell table:formula="of:=VLOOKUP([.$A992];[MAF_5K_Walk_Watch__Crunch.$A$2:.$E$688];1;1)" office:value-type="string" office:string-value="2018-07-20T10:06:36Z" calcext:value-type="string">
            <text:p>2018-07-20T10:06:36Z</text:p>
          </table:table-cell>
          <table:table-cell table:formula="of:=VLOOKUP([.$A992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38Z</text:p>
          </table:table-cell>
          <table:table-cell office:value-type="float" office:value="40.008493" calcext:value-type="float">
            <text:p>40.008493</text:p>
          </table:table-cell>
          <table:table-cell office:value-type="float" office:value="-79.583835" calcext:value-type="float">
            <text:p>-79.583835</text:p>
          </table:table-cell>
          <table:table-cell office:value-type="float" office:value="297.6" calcext:value-type="float">
            <text:p>297.6</text:p>
          </table:table-cell>
          <table:table-cell office:value-type="float" office:value="76" calcext:value-type="float">
            <text:p>76</text:p>
          </table:table-cell>
          <table:table-cell table:formula="of:=VLOOKUP([.$A993];[MAF_5K_Walk_Watch__Crunch.$A$2:.$E$688];1;1)" office:value-type="string" office:string-value="2018-07-20T10:06:36Z" calcext:value-type="string">
            <text:p>2018-07-20T10:06:36Z</text:p>
          </table:table-cell>
          <table:table-cell table:formula="of:=VLOOKUP([.$A993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41Z</text:p>
          </table:table-cell>
          <table:table-cell office:value-type="float" office:value="40.008485" calcext:value-type="float">
            <text:p>40.008485</text:p>
          </table:table-cell>
          <table:table-cell office:value-type="float" office:value="-79.583885" calcext:value-type="float">
            <text:p>-79.583885</text:p>
          </table:table-cell>
          <table:table-cell office:value-type="float" office:value="297.3" calcext:value-type="float">
            <text:p>297.3</text:p>
          </table:table-cell>
          <table:table-cell office:value-type="float" office:value="75" calcext:value-type="float">
            <text:p>75</text:p>
          </table:table-cell>
          <table:table-cell table:formula="of:=VLOOKUP([.$A994];[MAF_5K_Walk_Watch__Crunch.$A$2:.$E$688];1;1)" office:value-type="string" office:string-value="2018-07-20T10:06:41Z" calcext:value-type="string">
            <text:p>2018-07-20T10:06:41Z</text:p>
          </table:table-cell>
          <table:table-cell table:formula="of:=VLOOKUP([.$A994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44Z</text:p>
          </table:table-cell>
          <table:table-cell office:value-type="float" office:value="40.00848" calcext:value-type="float">
            <text:p>40.00848</text:p>
          </table:table-cell>
          <table:table-cell office:value-type="float" office:value="-79.583922" calcext:value-type="float">
            <text:p>-79.583922</text:p>
          </table:table-cell>
          <table:table-cell office:value-type="float" office:value="297.1" calcext:value-type="float">
            <text:p>297.1</text:p>
          </table:table-cell>
          <table:table-cell office:value-type="float" office:value="73" calcext:value-type="float">
            <text:p>73</text:p>
          </table:table-cell>
          <table:table-cell table:formula="of:=VLOOKUP([.$A995];[MAF_5K_Walk_Watch__Crunch.$A$2:.$E$688];1;1)" office:value-type="string" office:string-value="2018-07-20T10:06:41Z" calcext:value-type="string">
            <text:p>2018-07-20T10:06:41Z</text:p>
          </table:table-cell>
          <table:table-cell table:formula="of:=VLOOKUP([.$A995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47Z</text:p>
          </table:table-cell>
          <table:table-cell office:value-type="float" office:value="40.008479" calcext:value-type="float">
            <text:p>40.008479</text:p>
          </table:table-cell>
          <table:table-cell office:value-type="float" office:value="-79.583968" calcext:value-type="float">
            <text:p>-79.583968</text:p>
          </table:table-cell>
          <table:table-cell office:value-type="float" office:value="296.8" calcext:value-type="float">
            <text:p>296.8</text:p>
          </table:table-cell>
          <table:table-cell office:value-type="float" office:value="73" calcext:value-type="float">
            <text:p>73</text:p>
          </table:table-cell>
          <table:table-cell table:formula="of:=VLOOKUP([.$A996];[MAF_5K_Walk_Watch__Crunch.$A$2:.$E$688];1;1)" office:value-type="string" office:string-value="2018-07-20T10:06:41Z" calcext:value-type="string">
            <text:p>2018-07-20T10:06:41Z</text:p>
          </table:table-cell>
          <table:table-cell table:formula="of:=VLOOKUP([.$A996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49Z</text:p>
          </table:table-cell>
          <table:table-cell office:value-type="float" office:value="40.008474" calcext:value-type="float">
            <text:p>40.008474</text:p>
          </table:table-cell>
          <table:table-cell office:value-type="float" office:value="-79.584019" calcext:value-type="float">
            <text:p>-79.584019</text:p>
          </table:table-cell>
          <table:table-cell office:value-type="float" office:value="296.5" calcext:value-type="float">
            <text:p>296.5</text:p>
          </table:table-cell>
          <table:table-cell office:value-type="float" office:value="74" calcext:value-type="float">
            <text:p>74</text:p>
          </table:table-cell>
          <table:table-cell table:formula="of:=VLOOKUP([.$A997];[MAF_5K_Walk_Watch__Crunch.$A$2:.$E$688];1;1)" office:value-type="string" office:string-value="2018-07-20T10:06:41Z" calcext:value-type="string">
            <text:p>2018-07-20T10:06:41Z</text:p>
          </table:table-cell>
          <table:table-cell table:formula="of:=VLOOKUP([.$A997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6:51Z</text:p>
          </table:table-cell>
          <table:table-cell office:value-type="float" office:value="40.008469" calcext:value-type="float">
            <text:p>40.008469</text:p>
          </table:table-cell>
          <table:table-cell office:value-type="float" office:value="-79.584064" calcext:value-type="float">
            <text:p>-79.584064</text:p>
          </table:table-cell>
          <table:table-cell office:value-type="float" office:value="296.2" calcext:value-type="float">
            <text:p>296.2</text:p>
          </table:table-cell>
          <table:table-cell office:value-type="float" office:value="74" calcext:value-type="float">
            <text:p>74</text:p>
          </table:table-cell>
          <table:table-cell table:formula="of:=VLOOKUP([.$A998];[MAF_5K_Walk_Watch__Crunch.$A$2:.$E$688];1;1)" office:value-type="string" office:string-value="2018-07-20T10:06:51Z" calcext:value-type="string">
            <text:p>2018-07-20T10:06:51Z</text:p>
          </table:table-cell>
          <table:table-cell table:formula="of:=VLOOKUP([.$A998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6:53Z</text:p>
          </table:table-cell>
          <table:table-cell office:value-type="float" office:value="40.008466" calcext:value-type="float">
            <text:p>40.008466</text:p>
          </table:table-cell>
          <table:table-cell office:value-type="float" office:value="-79.584106" calcext:value-type="float">
            <text:p>-79.584106</text:p>
          </table:table-cell>
          <table:table-cell office:value-type="float" office:value="295.9" calcext:value-type="float">
            <text:p>295.9</text:p>
          </table:table-cell>
          <table:table-cell office:value-type="float" office:value="74" calcext:value-type="float">
            <text:p>74</text:p>
          </table:table-cell>
          <table:table-cell table:formula="of:=VLOOKUP([.$A999];[MAF_5K_Walk_Watch__Crunch.$A$2:.$E$688];1;1)" office:value-type="string" office:string-value="2018-07-20T10:06:51Z" calcext:value-type="string">
            <text:p>2018-07-20T10:06:51Z</text:p>
          </table:table-cell>
          <table:table-cell table:formula="of:=VLOOKUP([.$A999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6:55Z</text:p>
          </table:table-cell>
          <table:table-cell office:value-type="float" office:value="40.008454" calcext:value-type="float">
            <text:p>40.008454</text:p>
          </table:table-cell>
          <table:table-cell office:value-type="float" office:value="-79.58415" calcext:value-type="float">
            <text:p>-79.58415</text:p>
          </table:table-cell>
          <table:table-cell office:value-type="float" office:value="295.6" calcext:value-type="float">
            <text:p>295.6</text:p>
          </table:table-cell>
          <table:table-cell office:value-type="float" office:value="75" calcext:value-type="float">
            <text:p>75</text:p>
          </table:table-cell>
          <table:table-cell table:formula="of:=VLOOKUP([.$A1000];[MAF_5K_Walk_Watch__Crunch.$A$2:.$E$688];1;1)" office:value-type="string" office:string-value="2018-07-20T10:06:51Z" calcext:value-type="string">
            <text:p>2018-07-20T10:06:51Z</text:p>
          </table:table-cell>
          <table:table-cell table:formula="of:=VLOOKUP([.$A1000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6:57Z</text:p>
          </table:table-cell>
          <table:table-cell office:value-type="float" office:value="40.008432" calcext:value-type="float">
            <text:p>40.008432</text:p>
          </table:table-cell>
          <table:table-cell office:value-type="float" office:value="-79.584177" calcext:value-type="float">
            <text:p>-79.584177</text:p>
          </table:table-cell>
          <table:table-cell office:value-type="float" office:value="295.4" calcext:value-type="float">
            <text:p>295.4</text:p>
          </table:table-cell>
          <table:table-cell office:value-type="float" office:value="73" calcext:value-type="float">
            <text:p>73</text:p>
          </table:table-cell>
          <table:table-cell table:formula="of:=VLOOKUP([.$A1001];[MAF_5K_Walk_Watch__Crunch.$A$2:.$E$688];1;1)" office:value-type="string" office:string-value="2018-07-20T10:06:56Z" calcext:value-type="string">
            <text:p>2018-07-20T10:06:56Z</text:p>
          </table:table-cell>
          <table:table-cell table:formula="of:=VLOOKUP([.$A1001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00Z</text:p>
          </table:table-cell>
          <table:table-cell office:value-type="float" office:value="40.008395" calcext:value-type="float">
            <text:p>40.008395</text:p>
          </table:table-cell>
          <table:table-cell office:value-type="float" office:value="-79.584198" calcext:value-type="float">
            <text:p>-79.584198</text:p>
          </table:table-cell>
          <table:table-cell office:value-type="float" office:value="295" calcext:value-type="float">
            <text:p>295</text:p>
          </table:table-cell>
          <table:table-cell office:value-type="float" office:value="75" calcext:value-type="float">
            <text:p>75</text:p>
          </table:table-cell>
          <table:table-cell table:formula="of:=VLOOKUP([.$A1002];[MAF_5K_Walk_Watch__Crunch.$A$2:.$E$688];1;1)" office:value-type="string" office:string-value="2018-07-20T10:06:56Z" calcext:value-type="string">
            <text:p>2018-07-20T10:06:56Z</text:p>
          </table:table-cell>
          <table:table-cell table:formula="of:=VLOOKUP([.$A1002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02Z</text:p>
          </table:table-cell>
          <table:table-cell office:value-type="float" office:value="40.008356" calcext:value-type="float">
            <text:p>40.008356</text:p>
          </table:table-cell>
          <table:table-cell office:value-type="float" office:value="-79.584229" calcext:value-type="float">
            <text:p>-79.584229</text:p>
          </table:table-cell>
          <table:table-cell office:value-type="float" office:value="295" calcext:value-type="float">
            <text:p>295</text:p>
          </table:table-cell>
          <table:table-cell office:value-type="float" office:value="75" calcext:value-type="float">
            <text:p>75</text:p>
          </table:table-cell>
          <table:table-cell table:formula="of:=VLOOKUP([.$A1003];[MAF_5K_Walk_Watch__Crunch.$A$2:.$E$688];1;1)" office:value-type="string" office:string-value="2018-07-20T10:07:01Z" calcext:value-type="string">
            <text:p>2018-07-20T10:07:01Z</text:p>
          </table:table-cell>
          <table:table-cell table:formula="of:=VLOOKUP([.$A1003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04Z</text:p>
          </table:table-cell>
          <table:table-cell office:value-type="float" office:value="40.008314" calcext:value-type="float">
            <text:p>40.008314</text:p>
          </table:table-cell>
          <table:table-cell office:value-type="float" office:value="-79.584256" calcext:value-type="float">
            <text:p>-79.584256</text:p>
          </table:table-cell>
          <table:table-cell office:value-type="float" office:value="295" calcext:value-type="float">
            <text:p>295</text:p>
          </table:table-cell>
          <table:table-cell office:value-type="float" office:value="75" calcext:value-type="float">
            <text:p>75</text:p>
          </table:table-cell>
          <table:table-cell table:formula="of:=VLOOKUP([.$A1004];[MAF_5K_Walk_Watch__Crunch.$A$2:.$E$688];1;1)" office:value-type="string" office:string-value="2018-07-20T10:07:01Z" calcext:value-type="string">
            <text:p>2018-07-20T10:07:01Z</text:p>
          </table:table-cell>
          <table:table-cell table:formula="of:=VLOOKUP([.$A1004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06Z</text:p>
          </table:table-cell>
          <table:table-cell office:value-type="float" office:value="40.008284" calcext:value-type="float">
            <text:p>40.008284</text:p>
          </table:table-cell>
          <table:table-cell office:value-type="float" office:value="-79.584261" calcext:value-type="float">
            <text:p>-79.584261</text:p>
          </table:table-cell>
          <table:table-cell office:value-type="float" office:value="295" calcext:value-type="float">
            <text:p>295</text:p>
          </table:table-cell>
          <table:table-cell office:value-type="float" office:value="75" calcext:value-type="float">
            <text:p>75</text:p>
          </table:table-cell>
          <table:table-cell table:formula="of:=VLOOKUP([.$A1005];[MAF_5K_Walk_Watch__Crunch.$A$2:.$E$688];1;1)" office:value-type="string" office:string-value="2018-07-20T10:07:06Z" calcext:value-type="string">
            <text:p>2018-07-20T10:07:06Z</text:p>
          </table:table-cell>
          <table:table-cell table:formula="of:=VLOOKUP([.$A1005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09Z</text:p>
          </table:table-cell>
          <table:table-cell office:value-type="float" office:value="40.008244" calcext:value-type="float">
            <text:p>40.008244</text:p>
          </table:table-cell>
          <table:table-cell office:value-type="float" office:value="-79.584259" calcext:value-type="float">
            <text:p>-79.584259</text:p>
          </table:table-cell>
          <table:table-cell office:value-type="float" office:value="295" calcext:value-type="float">
            <text:p>295</text:p>
          </table:table-cell>
          <table:table-cell office:value-type="float" office:value="75" calcext:value-type="float">
            <text:p>75</text:p>
          </table:table-cell>
          <table:table-cell table:formula="of:=VLOOKUP([.$A1006];[MAF_5K_Walk_Watch__Crunch.$A$2:.$E$688];1;1)" office:value-type="string" office:string-value="2018-07-20T10:07:06Z" calcext:value-type="string">
            <text:p>2018-07-20T10:07:06Z</text:p>
          </table:table-cell>
          <table:table-cell table:formula="of:=VLOOKUP([.$A1006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11Z</text:p>
          </table:table-cell>
          <table:table-cell office:value-type="float" office:value="40.008216" calcext:value-type="float">
            <text:p>40.008216</text:p>
          </table:table-cell>
          <table:table-cell office:value-type="float" office:value="-79.584256" calcext:value-type="float">
            <text:p>-79.584256</text:p>
          </table:table-cell>
          <table:table-cell office:value-type="float" office:value="295" calcext:value-type="float">
            <text:p>295</text:p>
          </table:table-cell>
          <table:table-cell office:value-type="float" office:value="73" calcext:value-type="float">
            <text:p>73</text:p>
          </table:table-cell>
          <table:table-cell table:formula="of:=VLOOKUP([.$A1007];[MAF_5K_Walk_Watch__Crunch.$A$2:.$E$688];1;1)" office:value-type="string" office:string-value="2018-07-20T10:07:11Z" calcext:value-type="string">
            <text:p>2018-07-20T10:07:11Z</text:p>
          </table:table-cell>
          <table:table-cell table:formula="of:=VLOOKUP([.$A1007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15Z</text:p>
          </table:table-cell>
          <table:table-cell office:value-type="float" office:value="40.008188" calcext:value-type="float">
            <text:p>40.008188</text:p>
          </table:table-cell>
          <table:table-cell office:value-type="float" office:value="-79.584247" calcext:value-type="float">
            <text:p>-79.584247</text:p>
          </table:table-cell>
          <table:table-cell office:value-type="float" office:value="295" calcext:value-type="float">
            <text:p>295</text:p>
          </table:table-cell>
          <table:table-cell office:value-type="float" office:value="75" calcext:value-type="float">
            <text:p>75</text:p>
          </table:table-cell>
          <table:table-cell table:formula="of:=VLOOKUP([.$A1008];[MAF_5K_Walk_Watch__Crunch.$A$2:.$E$688];1;1)" office:value-type="string" office:string-value="2018-07-20T10:07:11Z" calcext:value-type="string">
            <text:p>2018-07-20T10:07:11Z</text:p>
          </table:table-cell>
          <table:table-cell table:formula="of:=VLOOKUP([.$A1008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19Z</text:p>
          </table:table-cell>
          <table:table-cell office:value-type="float" office:value="40.008159" calcext:value-type="float">
            <text:p>40.008159</text:p>
          </table:table-cell>
          <table:table-cell office:value-type="float" office:value="-79.584243" calcext:value-type="float">
            <text:p>-79.584243</text:p>
          </table:table-cell>
          <table:table-cell office:value-type="float" office:value="295.1" calcext:value-type="float">
            <text:p>295.1</text:p>
          </table:table-cell>
          <table:table-cell office:value-type="float" office:value="75" calcext:value-type="float">
            <text:p>75</text:p>
          </table:table-cell>
          <table:table-cell table:formula="of:=VLOOKUP([.$A1009];[MAF_5K_Walk_Watch__Crunch.$A$2:.$E$688];1;1)" office:value-type="string" office:string-value="2018-07-20T10:07:11Z" calcext:value-type="string">
            <text:p>2018-07-20T10:07:11Z</text:p>
          </table:table-cell>
          <table:table-cell table:formula="of:=VLOOKUP([.$A1009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22Z</text:p>
          </table:table-cell>
          <table:table-cell office:value-type="float" office:value="40.008125" calcext:value-type="float">
            <text:p>40.008125</text:p>
          </table:table-cell>
          <table:table-cell office:value-type="float" office:value="-79.584257" calcext:value-type="float">
            <text:p>-79.584257</text:p>
          </table:table-cell>
          <table:table-cell office:value-type="float" office:value="295" calcext:value-type="float">
            <text:p>295</text:p>
          </table:table-cell>
          <table:table-cell office:value-type="float" office:value="76" calcext:value-type="float">
            <text:p>76</text:p>
          </table:table-cell>
          <table:table-cell table:formula="of:=VLOOKUP([.$A1010];[MAF_5K_Walk_Watch__Crunch.$A$2:.$E$688];1;1)" office:value-type="string" office:string-value="2018-07-20T10:07:21Z" calcext:value-type="string">
            <text:p>2018-07-20T10:07:21Z</text:p>
          </table:table-cell>
          <table:table-cell table:formula="of:=VLOOKUP([.$A1010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24Z</text:p>
          </table:table-cell>
          <table:table-cell office:value-type="float" office:value="40.00809" calcext:value-type="float">
            <text:p>40.00809</text:p>
          </table:table-cell>
          <table:table-cell office:value-type="float" office:value="-79.584261" calcext:value-type="float">
            <text:p>-79.584261</text:p>
          </table:table-cell>
          <table:table-cell office:value-type="float" office:value="295" calcext:value-type="float">
            <text:p>295</text:p>
          </table:table-cell>
          <table:table-cell office:value-type="float" office:value="77" calcext:value-type="float">
            <text:p>77</text:p>
          </table:table-cell>
          <table:table-cell table:formula="of:=VLOOKUP([.$A1011];[MAF_5K_Walk_Watch__Crunch.$A$2:.$E$688];1;1)" office:value-type="string" office:string-value="2018-07-20T10:07:21Z" calcext:value-type="string">
            <text:p>2018-07-20T10:07:21Z</text:p>
          </table:table-cell>
          <table:table-cell table:formula="of:=VLOOKUP([.$A1011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26Z</text:p>
          </table:table-cell>
          <table:table-cell office:value-type="float" office:value="40.008059" calcext:value-type="float">
            <text:p>40.008059</text:p>
          </table:table-cell>
          <table:table-cell office:value-type="float" office:value="-79.58426" calcext:value-type="float">
            <text:p>-79.58426</text:p>
          </table:table-cell>
          <table:table-cell office:value-type="float" office:value="294.9" calcext:value-type="float">
            <text:p>294.9</text:p>
          </table:table-cell>
          <table:table-cell office:value-type="float" office:value="78" calcext:value-type="float">
            <text:p>78</text:p>
          </table:table-cell>
          <table:table-cell table:formula="of:=VLOOKUP([.$A1012];[MAF_5K_Walk_Watch__Crunch.$A$2:.$E$688];1;1)" office:value-type="string" office:string-value="2018-07-20T10:07:26Z" calcext:value-type="string">
            <text:p>2018-07-20T10:07:26Z</text:p>
          </table:table-cell>
          <table:table-cell table:formula="of:=VLOOKUP([.$A1012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28Z</text:p>
          </table:table-cell>
          <table:table-cell office:value-type="float" office:value="40.008028" calcext:value-type="float">
            <text:p>40.008028</text:p>
          </table:table-cell>
          <table:table-cell office:value-type="float" office:value="-79.584253" calcext:value-type="float">
            <text:p>-79.584253</text:p>
          </table:table-cell>
          <table:table-cell office:value-type="float" office:value="294.9" calcext:value-type="float">
            <text:p>294.9</text:p>
          </table:table-cell>
          <table:table-cell office:value-type="float" office:value="79" calcext:value-type="float">
            <text:p>79</text:p>
          </table:table-cell>
          <table:table-cell table:formula="of:=VLOOKUP([.$A1013];[MAF_5K_Walk_Watch__Crunch.$A$2:.$E$688];1;1)" office:value-type="string" office:string-value="2018-07-20T10:07:26Z" calcext:value-type="string">
            <text:p>2018-07-20T10:07:26Z</text:p>
          </table:table-cell>
          <table:table-cell table:formula="of:=VLOOKUP([.$A1013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30Z</text:p>
          </table:table-cell>
          <table:table-cell office:value-type="float" office:value="40.007989" calcext:value-type="float">
            <text:p>40.007989</text:p>
          </table:table-cell>
          <table:table-cell office:value-type="float" office:value="-79.584245" calcext:value-type="float">
            <text:p>-79.584245</text:p>
          </table:table-cell>
          <table:table-cell office:value-type="float" office:value="294.9" calcext:value-type="float">
            <text:p>294.9</text:p>
          </table:table-cell>
          <table:table-cell office:value-type="float" office:value="80" calcext:value-type="float">
            <text:p>80</text:p>
          </table:table-cell>
          <table:table-cell table:formula="of:=VLOOKUP([.$A1014];[MAF_5K_Walk_Watch__Crunch.$A$2:.$E$688];1;1)" office:value-type="string" office:string-value="2018-07-20T10:07:26Z" calcext:value-type="string">
            <text:p>2018-07-20T10:07:26Z</text:p>
          </table:table-cell>
          <table:table-cell table:formula="of:=VLOOKUP([.$A1014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32Z</text:p>
          </table:table-cell>
          <table:table-cell office:value-type="float" office:value="40.007945" calcext:value-type="float">
            <text:p>40.007945</text:p>
          </table:table-cell>
          <table:table-cell office:value-type="float" office:value="-79.584235" calcext:value-type="float">
            <text:p>-79.584235</text:p>
          </table:table-cell>
          <table:table-cell office:value-type="float" office:value="294.9" calcext:value-type="float">
            <text:p>294.9</text:p>
          </table:table-cell>
          <table:table-cell office:value-type="float" office:value="81" calcext:value-type="float">
            <text:p>81</text:p>
          </table:table-cell>
          <table:table-cell table:formula="of:=VLOOKUP([.$A1015];[MAF_5K_Walk_Watch__Crunch.$A$2:.$E$688];1;1)" office:value-type="string" office:string-value="2018-07-20T10:07:31Z" calcext:value-type="string">
            <text:p>2018-07-20T10:07:31Z</text:p>
          </table:table-cell>
          <table:table-cell table:formula="of:=VLOOKUP([.$A1015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34Z</text:p>
          </table:table-cell>
          <table:table-cell office:value-type="float" office:value="40.007906" calcext:value-type="float">
            <text:p>40.007906</text:p>
          </table:table-cell>
          <table:table-cell office:value-type="float" office:value="-79.584228" calcext:value-type="float">
            <text:p>-79.584228</text:p>
          </table:table-cell>
          <table:table-cell office:value-type="float" office:value="294.9" calcext:value-type="float">
            <text:p>294.9</text:p>
          </table:table-cell>
          <table:table-cell office:value-type="float" office:value="82" calcext:value-type="float">
            <text:p>82</text:p>
          </table:table-cell>
          <table:table-cell table:formula="of:=VLOOKUP([.$A1016];[MAF_5K_Walk_Watch__Crunch.$A$2:.$E$688];1;1)" office:value-type="string" office:string-value="2018-07-20T10:07:31Z" calcext:value-type="string">
            <text:p>2018-07-20T10:07:31Z</text:p>
          </table:table-cell>
          <table:table-cell table:formula="of:=VLOOKUP([.$A1016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36Z</text:p>
          </table:table-cell>
          <table:table-cell office:value-type="float" office:value="40.007879" calcext:value-type="float">
            <text:p>40.007879</text:p>
          </table:table-cell>
          <table:table-cell office:value-type="float" office:value="-79.584223" calcext:value-type="float">
            <text:p>-79.584223</text:p>
          </table:table-cell>
          <table:table-cell office:value-type="float" office:value="294.9" calcext:value-type="float">
            <text:p>294.9</text:p>
          </table:table-cell>
          <table:table-cell office:value-type="float" office:value="82" calcext:value-type="float">
            <text:p>82</text:p>
          </table:table-cell>
          <table:table-cell table:formula="of:=VLOOKUP([.$A1017];[MAF_5K_Walk_Watch__Crunch.$A$2:.$E$688];1;1)" office:value-type="string" office:string-value="2018-07-20T10:07:36Z" calcext:value-type="string">
            <text:p>2018-07-20T10:07:36Z</text:p>
          </table:table-cell>
          <table:table-cell table:formula="of:=VLOOKUP([.$A1017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39Z</text:p>
          </table:table-cell>
          <table:table-cell office:value-type="float" office:value="40.00785" calcext:value-type="float">
            <text:p>40.00785</text:p>
          </table:table-cell>
          <table:table-cell office:value-type="float" office:value="-79.584219" calcext:value-type="float">
            <text:p>-79.584219</text:p>
          </table:table-cell>
          <table:table-cell office:value-type="float" office:value="294.9" calcext:value-type="float">
            <text:p>294.9</text:p>
          </table:table-cell>
          <table:table-cell office:value-type="float" office:value="83" calcext:value-type="float">
            <text:p>83</text:p>
          </table:table-cell>
          <table:table-cell table:formula="of:=VLOOKUP([.$A1018];[MAF_5K_Walk_Watch__Crunch.$A$2:.$E$688];1;1)" office:value-type="string" office:string-value="2018-07-20T10:07:36Z" calcext:value-type="string">
            <text:p>2018-07-20T10:07:36Z</text:p>
          </table:table-cell>
          <table:table-cell table:formula="of:=VLOOKUP([.$A1018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43Z</text:p>
          </table:table-cell>
          <table:table-cell office:value-type="float" office:value="40.007811" calcext:value-type="float">
            <text:p>40.007811</text:p>
          </table:table-cell>
          <table:table-cell office:value-type="float" office:value="-79.584224" calcext:value-type="float">
            <text:p>-79.584224</text:p>
          </table:table-cell>
          <table:table-cell office:value-type="float" office:value="294.8" calcext:value-type="float">
            <text:p>294.8</text:p>
          </table:table-cell>
          <table:table-cell office:value-type="float" office:value="83" calcext:value-type="float">
            <text:p>83</text:p>
          </table:table-cell>
          <table:table-cell table:formula="of:=VLOOKUP([.$A1019];[MAF_5K_Walk_Watch__Crunch.$A$2:.$E$688];1;1)" office:value-type="string" office:string-value="2018-07-20T10:07:36Z" calcext:value-type="string">
            <text:p>2018-07-20T10:07:36Z</text:p>
          </table:table-cell>
          <table:table-cell table:formula="of:=VLOOKUP([.$A1019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45Z</text:p>
          </table:table-cell>
          <table:table-cell office:value-type="float" office:value="40.00778" calcext:value-type="float">
            <text:p>40.00778</text:p>
          </table:table-cell>
          <table:table-cell office:value-type="float" office:value="-79.584235" calcext:value-type="float">
            <text:p>-79.584235</text:p>
          </table:table-cell>
          <table:table-cell office:value-type="float" office:value="294.8" calcext:value-type="float">
            <text:p>294.8</text:p>
          </table:table-cell>
          <table:table-cell office:value-type="float" office:value="84" calcext:value-type="float">
            <text:p>84</text:p>
          </table:table-cell>
          <table:table-cell table:formula="of:=VLOOKUP([.$A1020];[MAF_5K_Walk_Watch__Crunch.$A$2:.$E$688];1;1)" office:value-type="string" office:string-value="2018-07-20T10:07:36Z" calcext:value-type="string">
            <text:p>2018-07-20T10:07:36Z</text:p>
          </table:table-cell>
          <table:table-cell table:formula="of:=VLOOKUP([.$A1020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47Z</text:p>
          </table:table-cell>
          <table:table-cell office:value-type="float" office:value="40.007745" calcext:value-type="float">
            <text:p>40.007745</text:p>
          </table:table-cell>
          <table:table-cell office:value-type="float" office:value="-79.584241" calcext:value-type="float">
            <text:p>-79.584241</text:p>
          </table:table-cell>
          <table:table-cell office:value-type="float" office:value="294.8" calcext:value-type="float">
            <text:p>294.8</text:p>
          </table:table-cell>
          <table:table-cell office:value-type="float" office:value="84" calcext:value-type="float">
            <text:p>84</text:p>
          </table:table-cell>
          <table:table-cell table:formula="of:=VLOOKUP([.$A1021];[MAF_5K_Walk_Watch__Crunch.$A$2:.$E$688];1;1)" office:value-type="string" office:string-value="2018-07-20T10:07:46Z" calcext:value-type="string">
            <text:p>2018-07-20T10:07:46Z</text:p>
          </table:table-cell>
          <table:table-cell table:formula="of:=VLOOKUP([.$A1021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49Z</text:p>
          </table:table-cell>
          <table:table-cell office:value-type="float" office:value="40.007712" calcext:value-type="float">
            <text:p>40.007712</text:p>
          </table:table-cell>
          <table:table-cell office:value-type="float" office:value="-79.584251" calcext:value-type="float">
            <text:p>-79.584251</text:p>
          </table:table-cell>
          <table:table-cell office:value-type="float" office:value="294.8" calcext:value-type="float">
            <text:p>294.8</text:p>
          </table:table-cell>
          <table:table-cell office:value-type="float" office:value="85" calcext:value-type="float">
            <text:p>85</text:p>
          </table:table-cell>
          <table:table-cell table:formula="of:=VLOOKUP([.$A1022];[MAF_5K_Walk_Watch__Crunch.$A$2:.$E$688];1;1)" office:value-type="string" office:string-value="2018-07-20T10:07:46Z" calcext:value-type="string">
            <text:p>2018-07-20T10:07:46Z</text:p>
          </table:table-cell>
          <table:table-cell table:formula="of:=VLOOKUP([.$A1022];[MAF_5K_Walk_Watch__Crunch.$A$2:.$E$688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0T10:07:51Z</text:p>
          </table:table-cell>
          <table:table-cell office:value-type="float" office:value="40.00768" calcext:value-type="float">
            <text:p>40.00768</text:p>
          </table:table-cell>
          <table:table-cell office:value-type="float" office:value="-79.584258" calcext:value-type="float">
            <text:p>-79.584258</text:p>
          </table:table-cell>
          <table:table-cell office:value-type="float" office:value="294.8" calcext:value-type="float">
            <text:p>294.8</text:p>
          </table:table-cell>
          <table:table-cell office:value-type="float" office:value="85" calcext:value-type="float">
            <text:p>85</text:p>
          </table:table-cell>
          <table:table-cell table:formula="of:=VLOOKUP([.$A1023];[MAF_5K_Walk_Watch__Crunch.$A$2:.$E$688];1;1)" office:value-type="string" office:string-value="2018-07-20T10:07:51Z" calcext:value-type="string">
            <text:p>2018-07-20T10:07:51Z</text:p>
          </table:table-cell>
          <table:table-cell table:formula="of:=VLOOKUP([.$A1023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7:53Z</text:p>
          </table:table-cell>
          <table:table-cell office:value-type="float" office:value="40.00764" calcext:value-type="float">
            <text:p>40.00764</text:p>
          </table:table-cell>
          <table:table-cell office:value-type="float" office:value="-79.584255" calcext:value-type="float">
            <text:p>-79.584255</text:p>
          </table:table-cell>
          <table:table-cell office:value-type="float" office:value="294.8" calcext:value-type="float">
            <text:p>294.8</text:p>
          </table:table-cell>
          <table:table-cell office:value-type="float" office:value="85" calcext:value-type="float">
            <text:p>85</text:p>
          </table:table-cell>
          <table:table-cell table:formula="of:=VLOOKUP([.$A1024];[MAF_5K_Walk_Watch__Crunch.$A$2:.$E$688];1;1)" office:value-type="string" office:string-value="2018-07-20T10:07:51Z" calcext:value-type="string">
            <text:p>2018-07-20T10:07:51Z</text:p>
          </table:table-cell>
          <table:table-cell table:formula="of:=VLOOKUP([.$A1024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7:55Z</text:p>
          </table:table-cell>
          <table:table-cell office:value-type="float" office:value="40.007605" calcext:value-type="float">
            <text:p>40.007605</text:p>
          </table:table-cell>
          <table:table-cell office:value-type="float" office:value="-79.584251" calcext:value-type="float">
            <text:p>-79.584251</text:p>
          </table:table-cell>
          <table:table-cell office:value-type="float" office:value="294.9" calcext:value-type="float">
            <text:p>294.9</text:p>
          </table:table-cell>
          <table:table-cell office:value-type="float" office:value="85" calcext:value-type="float">
            <text:p>85</text:p>
          </table:table-cell>
          <table:table-cell table:formula="of:=VLOOKUP([.$A1025];[MAF_5K_Walk_Watch__Crunch.$A$2:.$E$688];1;1)" office:value-type="string" office:string-value="2018-07-20T10:07:51Z" calcext:value-type="string">
            <text:p>2018-07-20T10:07:51Z</text:p>
          </table:table-cell>
          <table:table-cell table:formula="of:=VLOOKUP([.$A1025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7:58Z</text:p>
          </table:table-cell>
          <table:table-cell office:value-type="float" office:value="40.00757" calcext:value-type="float">
            <text:p>40.00757</text:p>
          </table:table-cell>
          <table:table-cell office:value-type="float" office:value="-79.584246" calcext:value-type="float">
            <text:p>-79.584246</text:p>
          </table:table-cell>
          <table:table-cell office:value-type="float" office:value="294.9" calcext:value-type="float">
            <text:p>294.9</text:p>
          </table:table-cell>
          <table:table-cell office:value-type="float" office:value="85" calcext:value-type="float">
            <text:p>85</text:p>
          </table:table-cell>
          <table:table-cell table:formula="of:=VLOOKUP([.$A1026];[MAF_5K_Walk_Watch__Crunch.$A$2:.$E$688];1;1)" office:value-type="string" office:string-value="2018-07-20T10:07:56Z" calcext:value-type="string">
            <text:p>2018-07-20T10:07:56Z</text:p>
          </table:table-cell>
          <table:table-cell table:formula="of:=VLOOKUP([.$A1026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02Z</text:p>
          </table:table-cell>
          <table:table-cell office:value-type="float" office:value="40.007533" calcext:value-type="float">
            <text:p>40.007533</text:p>
          </table:table-cell>
          <table:table-cell office:value-type="float" office:value="-79.58424" calcext:value-type="float">
            <text:p>-79.58424</text:p>
          </table:table-cell>
          <table:table-cell office:value-type="float" office:value="294.9" calcext:value-type="float">
            <text:p>294.9</text:p>
          </table:table-cell>
          <table:table-cell office:value-type="float" office:value="83" calcext:value-type="float">
            <text:p>83</text:p>
          </table:table-cell>
          <table:table-cell table:formula="of:=VLOOKUP([.$A1027];[MAF_5K_Walk_Watch__Crunch.$A$2:.$E$688];1;1)" office:value-type="string" office:string-value="2018-07-20T10:07:56Z" calcext:value-type="string">
            <text:p>2018-07-20T10:07:56Z</text:p>
          </table:table-cell>
          <table:table-cell table:formula="of:=VLOOKUP([.$A1027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05Z</text:p>
          </table:table-cell>
          <table:table-cell office:value-type="float" office:value="40.007491" calcext:value-type="float">
            <text:p>40.007491</text:p>
          </table:table-cell>
          <table:table-cell office:value-type="float" office:value="-79.584237" calcext:value-type="float">
            <text:p>-79.584237</text:p>
          </table:table-cell>
          <table:table-cell office:value-type="float" office:value="294.9" calcext:value-type="float">
            <text:p>294.9</text:p>
          </table:table-cell>
          <table:table-cell office:value-type="float" office:value="84" calcext:value-type="float">
            <text:p>84</text:p>
          </table:table-cell>
          <table:table-cell table:formula="of:=VLOOKUP([.$A1028];[MAF_5K_Walk_Watch__Crunch.$A$2:.$E$688];1;1)" office:value-type="string" office:string-value="2018-07-20T10:08:03Z" calcext:value-type="string">
            <text:p>2018-07-20T10:08:03Z</text:p>
          </table:table-cell>
          <table:table-cell table:formula="of:=VLOOKUP([.$A1028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07Z</text:p>
          </table:table-cell>
          <table:table-cell office:value-type="float" office:value="40.007452" calcext:value-type="float">
            <text:p>40.007452</text:p>
          </table:table-cell>
          <table:table-cell office:value-type="float" office:value="-79.584231" calcext:value-type="float">
            <text:p>-79.584231</text:p>
          </table:table-cell>
          <table:table-cell office:value-type="float" office:value="294.9" calcext:value-type="float">
            <text:p>294.9</text:p>
          </table:table-cell>
          <table:table-cell office:value-type="float" office:value="84" calcext:value-type="float">
            <text:p>84</text:p>
          </table:table-cell>
          <table:table-cell table:formula="of:=VLOOKUP([.$A1029];[MAF_5K_Walk_Watch__Crunch.$A$2:.$E$688];1;1)" office:value-type="string" office:string-value="2018-07-20T10:08:03Z" calcext:value-type="string">
            <text:p>2018-07-20T10:08:03Z</text:p>
          </table:table-cell>
          <table:table-cell table:formula="of:=VLOOKUP([.$A1029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09Z</text:p>
          </table:table-cell>
          <table:table-cell office:value-type="float" office:value="40.007421" calcext:value-type="float">
            <text:p>40.007421</text:p>
          </table:table-cell>
          <table:table-cell office:value-type="float" office:value="-79.584234" calcext:value-type="float">
            <text:p>-79.584234</text:p>
          </table:table-cell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  <table:table-cell table:formula="of:=VLOOKUP([.$A1030];[MAF_5K_Walk_Watch__Crunch.$A$2:.$E$688];1;1)" office:value-type="string" office:string-value="2018-07-20T10:08:03Z" calcext:value-type="string">
            <text:p>2018-07-20T10:08:03Z</text:p>
          </table:table-cell>
          <table:table-cell table:formula="of:=VLOOKUP([.$A1030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12Z</text:p>
          </table:table-cell>
          <table:table-cell office:value-type="float" office:value="40.007377" calcext:value-type="float">
            <text:p>40.007377</text:p>
          </table:table-cell>
          <table:table-cell office:value-type="float" office:value="-79.584234" calcext:value-type="float">
            <text:p>-79.584234</text:p>
          </table:table-cell>
          <table:table-cell office:value-type="float" office:value="295" calcext:value-type="float">
            <text:p>295</text:p>
          </table:table-cell>
          <table:table-cell office:value-type="float" office:value="82" calcext:value-type="float">
            <text:p>82</text:p>
          </table:table-cell>
          <table:table-cell table:formula="of:=VLOOKUP([.$A1031];[MAF_5K_Walk_Watch__Crunch.$A$2:.$E$688];1;1)" office:value-type="string" office:string-value="2018-07-20T10:08:10Z" calcext:value-type="string">
            <text:p>2018-07-20T10:08:10Z</text:p>
          </table:table-cell>
          <table:table-cell table:formula="of:=VLOOKUP([.$A1031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14Z</text:p>
          </table:table-cell>
          <table:table-cell office:value-type="float" office:value="40.007337" calcext:value-type="float">
            <text:p>40.007337</text:p>
          </table:table-cell>
          <table:table-cell office:value-type="float" office:value="-79.584228" calcext:value-type="float">
            <text:p>-79.584228</text:p>
          </table:table-cell>
          <table:table-cell office:value-type="float" office:value="295.1" calcext:value-type="float">
            <text:p>295.1</text:p>
          </table:table-cell>
          <table:table-cell office:value-type="float" office:value="83" calcext:value-type="float">
            <text:p>83</text:p>
          </table:table-cell>
          <table:table-cell table:formula="of:=VLOOKUP([.$A1032];[MAF_5K_Walk_Watch__Crunch.$A$2:.$E$688];1;1)" office:value-type="string" office:string-value="2018-07-20T10:08:10Z" calcext:value-type="string">
            <text:p>2018-07-20T10:08:10Z</text:p>
          </table:table-cell>
          <table:table-cell table:formula="of:=VLOOKUP([.$A1032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16Z</text:p>
          </table:table-cell>
          <table:table-cell office:value-type="float" office:value="40.007308" calcext:value-type="float">
            <text:p>40.007308</text:p>
          </table:table-cell>
          <table:table-cell office:value-type="float" office:value="-79.584226" calcext:value-type="float">
            <text:p>-79.584226</text:p>
          </table:table-cell>
          <table:table-cell office:value-type="float" office:value="295.1" calcext:value-type="float">
            <text:p>295.1</text:p>
          </table:table-cell>
          <table:table-cell office:value-type="float" office:value="83" calcext:value-type="float">
            <text:p>83</text:p>
          </table:table-cell>
          <table:table-cell table:formula="of:=VLOOKUP([.$A1033];[MAF_5K_Walk_Watch__Crunch.$A$2:.$E$688];1;1)" office:value-type="string" office:string-value="2018-07-20T10:08:15Z" calcext:value-type="string">
            <text:p>2018-07-20T10:08:15Z</text:p>
          </table:table-cell>
          <table:table-cell table:formula="of:=VLOOKUP([.$A1033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20Z</text:p>
          </table:table-cell>
          <table:table-cell office:value-type="float" office:value="40.00728" calcext:value-type="float">
            <text:p>40.00728</text:p>
          </table:table-cell>
          <table:table-cell office:value-type="float" office:value="-79.584229" calcext:value-type="float">
            <text:p>-79.584229</text:p>
          </table:table-cell>
          <table:table-cell office:value-type="float" office:value="295.2" calcext:value-type="float">
            <text:p>295.2</text:p>
          </table:table-cell>
          <table:table-cell office:value-type="float" office:value="82" calcext:value-type="float">
            <text:p>82</text:p>
          </table:table-cell>
          <table:table-cell table:formula="of:=VLOOKUP([.$A1034];[MAF_5K_Walk_Watch__Crunch.$A$2:.$E$688];1;1)" office:value-type="string" office:string-value="2018-07-20T10:08:20Z" calcext:value-type="string">
            <text:p>2018-07-20T10:08:20Z</text:p>
          </table:table-cell>
          <table:table-cell table:formula="of:=VLOOKUP([.$A1034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22Z</text:p>
          </table:table-cell>
          <table:table-cell office:value-type="float" office:value="40.00725" calcext:value-type="float">
            <text:p>40.00725</text:p>
          </table:table-cell>
          <table:table-cell office:value-type="float" office:value="-79.584239" calcext:value-type="float">
            <text:p>-79.584239</text:p>
          </table:table-cell>
          <table:table-cell office:value-type="float" office:value="295.2" calcext:value-type="float">
            <text:p>295.2</text:p>
          </table:table-cell>
          <table:table-cell office:value-type="float" office:value="84" calcext:value-type="float">
            <text:p>84</text:p>
          </table:table-cell>
          <table:table-cell table:formula="of:=VLOOKUP([.$A1035];[MAF_5K_Walk_Watch__Crunch.$A$2:.$E$688];1;1)" office:value-type="string" office:string-value="2018-07-20T10:08:20Z" calcext:value-type="string">
            <text:p>2018-07-20T10:08:20Z</text:p>
          </table:table-cell>
          <table:table-cell table:formula="of:=VLOOKUP([.$A1035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24Z</text:p>
          </table:table-cell>
          <table:table-cell office:value-type="float" office:value="40.007219" calcext:value-type="float">
            <text:p>40.007219</text:p>
          </table:table-cell>
          <table:table-cell office:value-type="float" office:value="-79.584237" calcext:value-type="float">
            <text:p>-79.584237</text:p>
          </table:table-cell>
          <table:table-cell office:value-type="float" office:value="295.3" calcext:value-type="float">
            <text:p>295.3</text:p>
          </table:table-cell>
          <table:table-cell office:value-type="float" office:value="84" calcext:value-type="float">
            <text:p>84</text:p>
          </table:table-cell>
          <table:table-cell table:formula="of:=VLOOKUP([.$A1036];[MAF_5K_Walk_Watch__Crunch.$A$2:.$E$688];1;1)" office:value-type="string" office:string-value="2018-07-20T10:08:20Z" calcext:value-type="string">
            <text:p>2018-07-20T10:08:20Z</text:p>
          </table:table-cell>
          <table:table-cell table:formula="of:=VLOOKUP([.$A1036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27Z</text:p>
          </table:table-cell>
          <table:table-cell office:value-type="float" office:value="40.007191" calcext:value-type="float">
            <text:p>40.007191</text:p>
          </table:table-cell>
          <table:table-cell office:value-type="float" office:value="-79.584234" calcext:value-type="float">
            <text:p>-79.584234</text:p>
          </table:table-cell>
          <table:table-cell office:value-type="float" office:value="295.3" calcext:value-type="float">
            <text:p>295.3</text:p>
          </table:table-cell>
          <table:table-cell office:value-type="float" office:value="84" calcext:value-type="float">
            <text:p>84</text:p>
          </table:table-cell>
          <table:table-cell table:formula="of:=VLOOKUP([.$A1037];[MAF_5K_Walk_Watch__Crunch.$A$2:.$E$688];1;1)" office:value-type="string" office:string-value="2018-07-20T10:08:25Z" calcext:value-type="string">
            <text:p>2018-07-20T10:08:25Z</text:p>
          </table:table-cell>
          <table:table-cell table:formula="of:=VLOOKUP([.$A1037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29Z</text:p>
          </table:table-cell>
          <table:table-cell office:value-type="float" office:value="40.007141" calcext:value-type="float">
            <text:p>40.007141</text:p>
          </table:table-cell>
          <table:table-cell office:value-type="float" office:value="-79.584227" calcext:value-type="float">
            <text:p>-79.584227</text:p>
          </table:table-cell>
          <table:table-cell office:value-type="float" office:value="295.4" calcext:value-type="float">
            <text:p>295.4</text:p>
          </table:table-cell>
          <table:table-cell office:value-type="float" office:value="84" calcext:value-type="float">
            <text:p>84</text:p>
          </table:table-cell>
          <table:table-cell table:formula="of:=VLOOKUP([.$A1038];[MAF_5K_Walk_Watch__Crunch.$A$2:.$E$688];1;1)" office:value-type="string" office:string-value="2018-07-20T10:08:25Z" calcext:value-type="string">
            <text:p>2018-07-20T10:08:25Z</text:p>
          </table:table-cell>
          <table:table-cell table:formula="of:=VLOOKUP([.$A1038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31Z</text:p>
          </table:table-cell>
          <table:table-cell office:value-type="float" office:value="40.007107" calcext:value-type="float">
            <text:p>40.007107</text:p>
          </table:table-cell>
          <table:table-cell office:value-type="float" office:value="-79.584221" calcext:value-type="float">
            <text:p>-79.584221</text:p>
          </table:table-cell>
          <table:table-cell office:value-type="float" office:value="295.4" calcext:value-type="float">
            <text:p>295.4</text:p>
          </table:table-cell>
          <table:table-cell office:value-type="float" office:value="84" calcext:value-type="float">
            <text:p>84</text:p>
          </table:table-cell>
          <table:table-cell table:formula="of:=VLOOKUP([.$A1039];[MAF_5K_Walk_Watch__Crunch.$A$2:.$E$688];1;1)" office:value-type="string" office:string-value="2018-07-20T10:08:30Z" calcext:value-type="string">
            <text:p>2018-07-20T10:08:30Z</text:p>
          </table:table-cell>
          <table:table-cell table:formula="of:=VLOOKUP([.$A1039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34Z</text:p>
          </table:table-cell>
          <table:table-cell office:value-type="float" office:value="40.007071" calcext:value-type="float">
            <text:p>40.007071</text:p>
          </table:table-cell>
          <table:table-cell office:value-type="float" office:value="-79.584219" calcext:value-type="float">
            <text:p>-79.584219</text:p>
          </table:table-cell>
          <table:table-cell office:value-type="float" office:value="295.5" calcext:value-type="float">
            <text:p>295.5</text:p>
          </table:table-cell>
          <table:table-cell office:value-type="float" office:value="84" calcext:value-type="float">
            <text:p>84</text:p>
          </table:table-cell>
          <table:table-cell table:formula="of:=VLOOKUP([.$A1040];[MAF_5K_Walk_Watch__Crunch.$A$2:.$E$688];1;1)" office:value-type="string" office:string-value="2018-07-20T10:08:30Z" calcext:value-type="string">
            <text:p>2018-07-20T10:08:30Z</text:p>
          </table:table-cell>
          <table:table-cell table:formula="of:=VLOOKUP([.$A1040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37Z</text:p>
          </table:table-cell>
          <table:table-cell office:value-type="float" office:value="40.007031" calcext:value-type="float">
            <text:p>40.007031</text:p>
          </table:table-cell>
          <table:table-cell office:value-type="float" office:value="-79.584235" calcext:value-type="float">
            <text:p>-79.584235</text:p>
          </table:table-cell>
          <table:table-cell office:value-type="float" office:value="295.5" calcext:value-type="float">
            <text:p>295.5</text:p>
          </table:table-cell>
          <table:table-cell office:value-type="float" office:value="85" calcext:value-type="float">
            <text:p>85</text:p>
          </table:table-cell>
          <table:table-cell table:formula="of:=VLOOKUP([.$A1041];[MAF_5K_Walk_Watch__Crunch.$A$2:.$E$688];1;1)" office:value-type="string" office:string-value="2018-07-20T10:08:35Z" calcext:value-type="string">
            <text:p>2018-07-20T10:08:35Z</text:p>
          </table:table-cell>
          <table:table-cell table:formula="of:=VLOOKUP([.$A1041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39Z</text:p>
          </table:table-cell>
          <table:table-cell office:value-type="float" office:value="40.006996" calcext:value-type="float">
            <text:p>40.006996</text:p>
          </table:table-cell>
          <table:table-cell office:value-type="float" office:value="-79.584244" calcext:value-type="float">
            <text:p>-79.584244</text:p>
          </table:table-cell>
          <table:table-cell office:value-type="float" office:value="295.5" calcext:value-type="float">
            <text:p>295.5</text:p>
          </table:table-cell>
          <table:table-cell office:value-type="float" office:value="85" calcext:value-type="float">
            <text:p>85</text:p>
          </table:table-cell>
          <table:table-cell table:formula="of:=VLOOKUP([.$A1042];[MAF_5K_Walk_Watch__Crunch.$A$2:.$E$688];1;1)" office:value-type="string" office:string-value="2018-07-20T10:08:35Z" calcext:value-type="string">
            <text:p>2018-07-20T10:08:35Z</text:p>
          </table:table-cell>
          <table:table-cell table:formula="of:=VLOOKUP([.$A1042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42Z</text:p>
          </table:table-cell>
          <table:table-cell office:value-type="float" office:value="40.006965" calcext:value-type="float">
            <text:p>40.006965</text:p>
          </table:table-cell>
          <table:table-cell office:value-type="float" office:value="-79.584244" calcext:value-type="float">
            <text:p>-79.584244</text:p>
          </table:table-cell>
          <table:table-cell office:value-type="float" office:value="295.6" calcext:value-type="float">
            <text:p>295.6</text:p>
          </table:table-cell>
          <table:table-cell office:value-type="float" office:value="85" calcext:value-type="float">
            <text:p>85</text:p>
          </table:table-cell>
          <table:table-cell table:formula="of:=VLOOKUP([.$A1043];[MAF_5K_Walk_Watch__Crunch.$A$2:.$E$688];1;1)" office:value-type="string" office:string-value="2018-07-20T10:08:40Z" calcext:value-type="string">
            <text:p>2018-07-20T10:08:40Z</text:p>
          </table:table-cell>
          <table:table-cell table:formula="of:=VLOOKUP([.$A1043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45Z</text:p>
          </table:table-cell>
          <table:table-cell office:value-type="float" office:value="40.006926" calcext:value-type="float">
            <text:p>40.006926</text:p>
          </table:table-cell>
          <table:table-cell office:value-type="float" office:value="-79.584246" calcext:value-type="float">
            <text:p>-79.584246</text:p>
          </table:table-cell>
          <table:table-cell office:value-type="float" office:value="295.6" calcext:value-type="float">
            <text:p>295.6</text:p>
          </table:table-cell>
          <table:table-cell office:value-type="float" office:value="84" calcext:value-type="float">
            <text:p>84</text:p>
          </table:table-cell>
          <table:table-cell table:formula="of:=VLOOKUP([.$A1044];[MAF_5K_Walk_Watch__Crunch.$A$2:.$E$688];1;1)" office:value-type="string" office:string-value="2018-07-20T10:08:45Z" calcext:value-type="string">
            <text:p>2018-07-20T10:08:45Z</text:p>
          </table:table-cell>
          <table:table-cell table:formula="of:=VLOOKUP([.$A1044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47Z</text:p>
          </table:table-cell>
          <table:table-cell office:value-type="float" office:value="40.006888" calcext:value-type="float">
            <text:p>40.006888</text:p>
          </table:table-cell>
          <table:table-cell office:value-type="float" office:value="-79.584269" calcext:value-type="float">
            <text:p>-79.584269</text:p>
          </table:table-cell>
          <table:table-cell office:value-type="float" office:value="295.7" calcext:value-type="float">
            <text:p>295.7</text:p>
          </table:table-cell>
          <table:table-cell office:value-type="float" office:value="84" calcext:value-type="float">
            <text:p>84</text:p>
          </table:table-cell>
          <table:table-cell table:formula="of:=VLOOKUP([.$A1045];[MAF_5K_Walk_Watch__Crunch.$A$2:.$E$688];1;1)" office:value-type="string" office:string-value="2018-07-20T10:08:45Z" calcext:value-type="string">
            <text:p>2018-07-20T10:08:45Z</text:p>
          </table:table-cell>
          <table:table-cell table:formula="of:=VLOOKUP([.$A1045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49Z</text:p>
          </table:table-cell>
          <table:table-cell office:value-type="float" office:value="40.006859" calcext:value-type="float">
            <text:p>40.006859</text:p>
          </table:table-cell>
          <table:table-cell office:value-type="float" office:value="-79.584274" calcext:value-type="float">
            <text:p>-79.584274</text:p>
          </table:table-cell>
          <table:table-cell office:value-type="float" office:value="295.7" calcext:value-type="float">
            <text:p>295.7</text:p>
          </table:table-cell>
          <table:table-cell office:value-type="float" office:value="84" calcext:value-type="float">
            <text:p>84</text:p>
          </table:table-cell>
          <table:table-cell table:formula="of:=VLOOKUP([.$A1046];[MAF_5K_Walk_Watch__Crunch.$A$2:.$E$688];1;1)" office:value-type="string" office:string-value="2018-07-20T10:08:45Z" calcext:value-type="string">
            <text:p>2018-07-20T10:08:45Z</text:p>
          </table:table-cell>
          <table:table-cell table:formula="of:=VLOOKUP([.$A1046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08:52Z</text:p>
          </table:table-cell>
          <table:table-cell office:value-type="float" office:value="40.006824" calcext:value-type="float">
            <text:p>40.006824</text:p>
          </table:table-cell>
          <table:table-cell office:value-type="float" office:value="-79.584265" calcext:value-type="float">
            <text:p>-79.584265</text:p>
          </table:table-cell>
          <table:table-cell office:value-type="float" office:value="295.7" calcext:value-type="float">
            <text:p>295.7</text:p>
          </table:table-cell>
          <table:table-cell office:value-type="float" office:value="84" calcext:value-type="float">
            <text:p>84</text:p>
          </table:table-cell>
          <table:table-cell table:formula="of:=VLOOKUP([.$A1047];[MAF_5K_Walk_Watch__Crunch.$A$2:.$E$688];1;1)" office:value-type="string" office:string-value="2018-07-20T10:08:52Z" calcext:value-type="string">
            <text:p>2018-07-20T10:08:52Z</text:p>
          </table:table-cell>
          <table:table-cell table:formula="of:=VLOOKUP([.$A1047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8:54Z</text:p>
          </table:table-cell>
          <table:table-cell office:value-type="float" office:value="40.006793" calcext:value-type="float">
            <text:p>40.006793</text:p>
          </table:table-cell>
          <table:table-cell office:value-type="float" office:value="-79.584268" calcext:value-type="float">
            <text:p>-79.584268</text:p>
          </table:table-cell>
          <table:table-cell office:value-type="float" office:value="295.7" calcext:value-type="float">
            <text:p>295.7</text:p>
          </table:table-cell>
          <table:table-cell office:value-type="float" office:value="85" calcext:value-type="float">
            <text:p>85</text:p>
          </table:table-cell>
          <table:table-cell table:formula="of:=VLOOKUP([.$A1048];[MAF_5K_Walk_Watch__Crunch.$A$2:.$E$688];1;1)" office:value-type="string" office:string-value="2018-07-20T10:08:52Z" calcext:value-type="string">
            <text:p>2018-07-20T10:08:52Z</text:p>
          </table:table-cell>
          <table:table-cell table:formula="of:=VLOOKUP([.$A1048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8:56Z</text:p>
          </table:table-cell>
          <table:table-cell office:value-type="float" office:value="40.006755" calcext:value-type="float">
            <text:p>40.006755</text:p>
          </table:table-cell>
          <table:table-cell office:value-type="float" office:value="-79.584275" calcext:value-type="float">
            <text:p>-79.584275</text:p>
          </table:table-cell>
          <table:table-cell office:value-type="float" office:value="295.8" calcext:value-type="float">
            <text:p>295.8</text:p>
          </table:table-cell>
          <table:table-cell office:value-type="float" office:value="86" calcext:value-type="float">
            <text:p>86</text:p>
          </table:table-cell>
          <table:table-cell table:formula="of:=VLOOKUP([.$A1049];[MAF_5K_Walk_Watch__Crunch.$A$2:.$E$688];1;1)" office:value-type="string" office:string-value="2018-07-20T10:08:52Z" calcext:value-type="string">
            <text:p>2018-07-20T10:08:52Z</text:p>
          </table:table-cell>
          <table:table-cell table:formula="of:=VLOOKUP([.$A1049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8:59Z</text:p>
          </table:table-cell>
          <table:table-cell office:value-type="float" office:value="40.006734" calcext:value-type="float">
            <text:p>40.006734</text:p>
          </table:table-cell>
          <table:table-cell office:value-type="float" office:value="-79.584303" calcext:value-type="float">
            <text:p>-79.584303</text:p>
          </table:table-cell>
          <table:table-cell office:value-type="float" office:value="295.8" calcext:value-type="float">
            <text:p>295.8</text:p>
          </table:table-cell>
          <table:table-cell office:value-type="float" office:value="86" calcext:value-type="float">
            <text:p>86</text:p>
          </table:table-cell>
          <table:table-cell table:formula="of:=VLOOKUP([.$A1050];[MAF_5K_Walk_Watch__Crunch.$A$2:.$E$688];1;1)" office:value-type="string" office:string-value="2018-07-20T10:08:57Z" calcext:value-type="string">
            <text:p>2018-07-20T10:08:57Z</text:p>
          </table:table-cell>
          <table:table-cell table:formula="of:=VLOOKUP([.$A1050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03Z</text:p>
          </table:table-cell>
          <table:table-cell office:value-type="float" office:value="40.006753" calcext:value-type="float">
            <text:p>40.006753</text:p>
          </table:table-cell>
          <table:table-cell office:value-type="float" office:value="-79.584342" calcext:value-type="float">
            <text:p>-79.584342</text:p>
          </table:table-cell>
          <table:table-cell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  <table:table-cell table:formula="of:=VLOOKUP([.$A1051];[MAF_5K_Walk_Watch__Crunch.$A$2:.$E$688];1;1)" office:value-type="string" office:string-value="2018-07-20T10:08:57Z" calcext:value-type="string">
            <text:p>2018-07-20T10:08:57Z</text:p>
          </table:table-cell>
          <table:table-cell table:formula="of:=VLOOKUP([.$A1051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05Z</text:p>
          </table:table-cell>
          <table:table-cell office:value-type="float" office:value="40.006753" calcext:value-type="float">
            <text:p>40.006753</text:p>
          </table:table-cell>
          <table:table-cell office:value-type="float" office:value="-79.584386" calcext:value-type="float">
            <text:p>-79.584386</text:p>
          </table:table-cell>
          <table:table-cell office:value-type="float" office:value="295.9" calcext:value-type="float">
            <text:p>295.9</text:p>
          </table:table-cell>
          <table:table-cell office:value-type="float" office:value="86" calcext:value-type="float">
            <text:p>86</text:p>
          </table:table-cell>
          <table:table-cell table:formula="of:=VLOOKUP([.$A1052];[MAF_5K_Walk_Watch__Crunch.$A$2:.$E$688];1;1)" office:value-type="string" office:string-value="2018-07-20T10:08:57Z" calcext:value-type="string">
            <text:p>2018-07-20T10:08:57Z</text:p>
          </table:table-cell>
          <table:table-cell table:formula="of:=VLOOKUP([.$A1052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07Z</text:p>
          </table:table-cell>
          <table:table-cell office:value-type="float" office:value="40.006752" calcext:value-type="float">
            <text:p>40.006752</text:p>
          </table:table-cell>
          <table:table-cell office:value-type="float" office:value="-79.584441" calcext:value-type="float">
            <text:p>-79.584441</text:p>
          </table:table-cell>
          <table:table-cell office:value-type="float" office:value="295.9" calcext:value-type="float">
            <text:p>295.9</text:p>
          </table:table-cell>
          <table:table-cell office:value-type="float" office:value="86" calcext:value-type="float">
            <text:p>86</text:p>
          </table:table-cell>
          <table:table-cell table:formula="of:=VLOOKUP([.$A1053];[MAF_5K_Walk_Watch__Crunch.$A$2:.$E$688];1;1)" office:value-type="string" office:string-value="2018-07-20T10:09:07Z" calcext:value-type="string">
            <text:p>2018-07-20T10:09:07Z</text:p>
          </table:table-cell>
          <table:table-cell table:formula="of:=VLOOKUP([.$A1053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09Z</text:p>
          </table:table-cell>
          <table:table-cell office:value-type="float" office:value="40.006749" calcext:value-type="float">
            <text:p>40.006749</text:p>
          </table:table-cell>
          <table:table-cell office:value-type="float" office:value="-79.584482" calcext:value-type="float">
            <text:p>-79.584482</text:p>
          </table:table-cell>
          <table:table-cell office:value-type="float" office:value="295.8" calcext:value-type="float">
            <text:p>295.8</text:p>
          </table:table-cell>
          <table:table-cell office:value-type="float" office:value="85" calcext:value-type="float">
            <text:p>85</text:p>
          </table:table-cell>
          <table:table-cell table:formula="of:=VLOOKUP([.$A1054];[MAF_5K_Walk_Watch__Crunch.$A$2:.$E$688];1;1)" office:value-type="string" office:string-value="2018-07-20T10:09:07Z" calcext:value-type="string">
            <text:p>2018-07-20T10:09:07Z</text:p>
          </table:table-cell>
          <table:table-cell table:formula="of:=VLOOKUP([.$A1054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12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4518" calcext:value-type="float">
            <text:p>-79.584518</text:p>
          </table:table-cell>
          <table:table-cell office:value-type="float" office:value="295.7" calcext:value-type="float">
            <text:p>295.7</text:p>
          </table:table-cell>
          <table:table-cell office:value-type="float" office:value="85" calcext:value-type="float">
            <text:p>85</text:p>
          </table:table-cell>
          <table:table-cell table:formula="of:=VLOOKUP([.$A1055];[MAF_5K_Walk_Watch__Crunch.$A$2:.$E$688];1;1)" office:value-type="string" office:string-value="2018-07-20T10:09:07Z" calcext:value-type="string">
            <text:p>2018-07-20T10:09:07Z</text:p>
          </table:table-cell>
          <table:table-cell table:formula="of:=VLOOKUP([.$A1055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15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84559" calcext:value-type="float">
            <text:p>-79.584559</text:p>
          </table:table-cell>
          <table:table-cell office:value-type="float" office:value="295.5" calcext:value-type="float">
            <text:p>295.5</text:p>
          </table:table-cell>
          <table:table-cell office:value-type="float" office:value="86" calcext:value-type="float">
            <text:p>86</text:p>
          </table:table-cell>
          <table:table-cell table:formula="of:=VLOOKUP([.$A1056];[MAF_5K_Walk_Watch__Crunch.$A$2:.$E$688];1;1)" office:value-type="string" office:string-value="2018-07-20T10:09:07Z" calcext:value-type="string">
            <text:p>2018-07-20T10:09:07Z</text:p>
          </table:table-cell>
          <table:table-cell table:formula="of:=VLOOKUP([.$A1056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17Z</text:p>
          </table:table-cell>
          <table:table-cell office:value-type="float" office:value="40.006753" calcext:value-type="float">
            <text:p>40.006753</text:p>
          </table:table-cell>
          <table:table-cell office:value-type="float" office:value="-79.584597" calcext:value-type="float">
            <text:p>-79.584597</text:p>
          </table:table-cell>
          <table:table-cell office:value-type="float" office:value="295.4" calcext:value-type="float">
            <text:p>295.4</text:p>
          </table:table-cell>
          <table:table-cell office:value-type="float" office:value="87" calcext:value-type="float">
            <text:p>87</text:p>
          </table:table-cell>
          <table:table-cell table:formula="of:=VLOOKUP([.$A1057];[MAF_5K_Walk_Watch__Crunch.$A$2:.$E$688];1;1)" office:value-type="string" office:string-value="2018-07-20T10:09:17Z" calcext:value-type="string">
            <text:p>2018-07-20T10:09:17Z</text:p>
          </table:table-cell>
          <table:table-cell table:formula="of:=VLOOKUP([.$A1057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20Z</text:p>
          </table:table-cell>
          <table:table-cell office:value-type="float" office:value="40.00676" calcext:value-type="float">
            <text:p>40.00676</text:p>
          </table:table-cell>
          <table:table-cell office:value-type="float" office:value="-79.584649" calcext:value-type="float">
            <text:p>-79.584649</text:p>
          </table:table-cell>
          <table:table-cell office:value-type="float" office:value="295.3" calcext:value-type="float">
            <text:p>295.3</text:p>
          </table:table-cell>
          <table:table-cell office:value-type="float" office:value="86" calcext:value-type="float">
            <text:p>86</text:p>
          </table:table-cell>
          <table:table-cell table:formula="of:=VLOOKUP([.$A1058];[MAF_5K_Walk_Watch__Crunch.$A$2:.$E$688];1;1)" office:value-type="string" office:string-value="2018-07-20T10:09:17Z" calcext:value-type="string">
            <text:p>2018-07-20T10:09:17Z</text:p>
          </table:table-cell>
          <table:table-cell table:formula="of:=VLOOKUP([.$A1058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23Z</text:p>
          </table:table-cell>
          <table:table-cell office:value-type="float" office:value="40.006757" calcext:value-type="float">
            <text:p>40.006757</text:p>
          </table:table-cell>
          <table:table-cell office:value-type="float" office:value="-79.584687" calcext:value-type="float">
            <text:p>-79.584687</text:p>
          </table:table-cell>
          <table:table-cell office:value-type="float" office:value="295.3" calcext:value-type="float">
            <text:p>295.3</text:p>
          </table:table-cell>
          <table:table-cell office:value-type="float" office:value="86" calcext:value-type="float">
            <text:p>86</text:p>
          </table:table-cell>
          <table:table-cell table:formula="of:=VLOOKUP([.$A1059];[MAF_5K_Walk_Watch__Crunch.$A$2:.$E$688];1;1)" office:value-type="string" office:string-value="2018-07-20T10:09:22Z" calcext:value-type="string">
            <text:p>2018-07-20T10:09:22Z</text:p>
          </table:table-cell>
          <table:table-cell table:formula="of:=VLOOKUP([.$A1059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25Z</text:p>
          </table:table-cell>
          <table:table-cell office:value-type="float" office:value="40.006748" calcext:value-type="float">
            <text:p>40.006748</text:p>
          </table:table-cell>
          <table:table-cell office:value-type="float" office:value="-79.58473" calcext:value-type="float">
            <text:p>-79.58473</text:p>
          </table:table-cell>
          <table:table-cell office:value-type="float" office:value="295.2" calcext:value-type="float">
            <text:p>295.2</text:p>
          </table:table-cell>
          <table:table-cell office:value-type="float" office:value="86" calcext:value-type="float">
            <text:p>86</text:p>
          </table:table-cell>
          <table:table-cell table:formula="of:=VLOOKUP([.$A1060];[MAF_5K_Walk_Watch__Crunch.$A$2:.$E$688];1;1)" office:value-type="string" office:string-value="2018-07-20T10:09:22Z" calcext:value-type="string">
            <text:p>2018-07-20T10:09:22Z</text:p>
          </table:table-cell>
          <table:table-cell table:formula="of:=VLOOKUP([.$A1060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27Z</text:p>
          </table:table-cell>
          <table:table-cell office:value-type="float" office:value="40.006746" calcext:value-type="float">
            <text:p>40.006746</text:p>
          </table:table-cell>
          <table:table-cell office:value-type="float" office:value="-79.584773" calcext:value-type="float">
            <text:p>-79.584773</text:p>
          </table:table-cell>
          <table:table-cell office:value-type="float" office:value="295.1" calcext:value-type="float">
            <text:p>295.1</text:p>
          </table:table-cell>
          <table:table-cell office:value-type="float" office:value="86" calcext:value-type="float">
            <text:p>86</text:p>
          </table:table-cell>
          <table:table-cell table:formula="of:=VLOOKUP([.$A1061];[MAF_5K_Walk_Watch__Crunch.$A$2:.$E$688];1;1)" office:value-type="string" office:string-value="2018-07-20T10:09:27Z" calcext:value-type="string">
            <text:p>2018-07-20T10:09:27Z</text:p>
          </table:table-cell>
          <table:table-cell table:formula="of:=VLOOKUP([.$A1061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29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4815" calcext:value-type="float">
            <text:p>-79.584815</text:p>
          </table:table-cell>
          <table:table-cell office:value-type="float" office:value="295" calcext:value-type="float">
            <text:p>295</text:p>
          </table:table-cell>
          <table:table-cell office:value-type="float" office:value="85" calcext:value-type="float">
            <text:p>85</text:p>
          </table:table-cell>
          <table:table-cell table:formula="of:=VLOOKUP([.$A1062];[MAF_5K_Walk_Watch__Crunch.$A$2:.$E$688];1;1)" office:value-type="string" office:string-value="2018-07-20T10:09:27Z" calcext:value-type="string">
            <text:p>2018-07-20T10:09:27Z</text:p>
          </table:table-cell>
          <table:table-cell table:formula="of:=VLOOKUP([.$A1062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32Z</text:p>
          </table:table-cell>
          <table:table-cell office:value-type="float" office:value="40.006721" calcext:value-type="float">
            <text:p>40.006721</text:p>
          </table:table-cell>
          <table:table-cell office:value-type="float" office:value="-79.584851" calcext:value-type="float">
            <text:p>-79.584851</text:p>
          </table:table-cell>
          <table:table-cell office:value-type="float" office:value="295" calcext:value-type="float">
            <text:p>295</text:p>
          </table:table-cell>
          <table:table-cell office:value-type="float" office:value="84" calcext:value-type="float">
            <text:p>84</text:p>
          </table:table-cell>
          <table:table-cell table:formula="of:=VLOOKUP([.$A1063];[MAF_5K_Walk_Watch__Crunch.$A$2:.$E$688];1;1)" office:value-type="string" office:string-value="2018-07-20T10:09:32Z" calcext:value-type="string">
            <text:p>2018-07-20T10:09:32Z</text:p>
          </table:table-cell>
          <table:table-cell table:formula="of:=VLOOKUP([.$A1063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35Z</text:p>
          </table:table-cell>
          <table:table-cell office:value-type="float" office:value="40.006713" calcext:value-type="float">
            <text:p>40.006713</text:p>
          </table:table-cell>
          <table:table-cell office:value-type="float" office:value="-79.584891" calcext:value-type="float">
            <text:p>-79.584891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  <table:table-cell table:formula="of:=VLOOKUP([.$A1064];[MAF_5K_Walk_Watch__Crunch.$A$2:.$E$688];1;1)" office:value-type="string" office:string-value="2018-07-20T10:09:32Z" calcext:value-type="string">
            <text:p>2018-07-20T10:09:32Z</text:p>
          </table:table-cell>
          <table:table-cell table:formula="of:=VLOOKUP([.$A1064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38Z</text:p>
          </table:table-cell>
          <table:table-cell office:value-type="float" office:value="40.006712" calcext:value-type="float">
            <text:p>40.006712</text:p>
          </table:table-cell>
          <table:table-cell office:value-type="float" office:value="-79.58494" calcext:value-type="float">
            <text:p>-79.58494</text:p>
          </table:table-cell>
          <table:table-cell office:value-type="float" office:value="295" calcext:value-type="float">
            <text:p>295</text:p>
          </table:table-cell>
          <table:table-cell office:value-type="float" office:value="83" calcext:value-type="float">
            <text:p>83</text:p>
          </table:table-cell>
          <table:table-cell table:formula="of:=VLOOKUP([.$A1065];[MAF_5K_Walk_Watch__Crunch.$A$2:.$E$688];1;1)" office:value-type="string" office:string-value="2018-07-20T10:09:37Z" calcext:value-type="string">
            <text:p>2018-07-20T10:09:37Z</text:p>
          </table:table-cell>
          <table:table-cell table:formula="of:=VLOOKUP([.$A1065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41Z</text:p>
          </table:table-cell>
          <table:table-cell office:value-type="float" office:value="40.006721" calcext:value-type="float">
            <text:p>40.006721</text:p>
          </table:table-cell>
          <table:table-cell office:value-type="float" office:value="-79.584982" calcext:value-type="float">
            <text:p>-79.584982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  <table:table-cell table:formula="of:=VLOOKUP([.$A1066];[MAF_5K_Walk_Watch__Crunch.$A$2:.$E$688];1;1)" office:value-type="string" office:string-value="2018-07-20T10:09:37Z" calcext:value-type="string">
            <text:p>2018-07-20T10:09:37Z</text:p>
          </table:table-cell>
          <table:table-cell table:formula="of:=VLOOKUP([.$A1066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43Z</text:p>
          </table:table-cell>
          <table:table-cell office:value-type="float" office:value="40.006729" calcext:value-type="float">
            <text:p>40.006729</text:p>
          </table:table-cell>
          <table:table-cell office:value-type="float" office:value="-79.585025" calcext:value-type="float">
            <text:p>-79.585025</text:p>
          </table:table-cell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  <table:table-cell table:formula="of:=VLOOKUP([.$A1067];[MAF_5K_Walk_Watch__Crunch.$A$2:.$E$688];1;1)" office:value-type="string" office:string-value="2018-07-20T10:09:37Z" calcext:value-type="string">
            <text:p>2018-07-20T10:09:37Z</text:p>
          </table:table-cell>
          <table:table-cell table:formula="of:=VLOOKUP([.$A1067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46Z</text:p>
          </table:table-cell>
          <table:table-cell office:value-type="float" office:value="40.006732" calcext:value-type="float">
            <text:p>40.006732</text:p>
          </table:table-cell>
          <table:table-cell office:value-type="float" office:value="-79.585068" calcext:value-type="float">
            <text:p>-79.585068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  <table:table-cell table:formula="of:=VLOOKUP([.$A1068];[MAF_5K_Walk_Watch__Crunch.$A$2:.$E$688];1;1)" office:value-type="string" office:string-value="2018-07-20T10:09:37Z" calcext:value-type="string">
            <text:p>2018-07-20T10:09:37Z</text:p>
          </table:table-cell>
          <table:table-cell table:formula="of:=VLOOKUP([.$A1068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49Z</text:p>
          </table:table-cell>
          <table:table-cell office:value-type="float" office:value="40.006734" calcext:value-type="float">
            <text:p>40.006734</text:p>
          </table:table-cell>
          <table:table-cell office:value-type="float" office:value="-79.585111" calcext:value-type="float">
            <text:p>-79.585111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  <table:table-cell table:formula="of:=VLOOKUP([.$A1069];[MAF_5K_Walk_Watch__Crunch.$A$2:.$E$688];1;1)" office:value-type="string" office:string-value="2018-07-20T10:09:47Z" calcext:value-type="string">
            <text:p>2018-07-20T10:09:47Z</text:p>
          </table:table-cell>
          <table:table-cell table:formula="of:=VLOOKUP([.$A1069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09:51Z</text:p>
          </table:table-cell>
          <table:table-cell office:value-type="float" office:value="40.006735" calcext:value-type="float">
            <text:p>40.006735</text:p>
          </table:table-cell>
          <table:table-cell office:value-type="float" office:value="-79.585153" calcext:value-type="float">
            <text:p>-79.585153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  <table:table-cell table:formula="of:=VLOOKUP([.$A1070];[MAF_5K_Walk_Watch__Crunch.$A$2:.$E$688];1;1)" office:value-type="string" office:string-value="2018-07-20T10:09:51Z" calcext:value-type="string">
            <text:p>2018-07-20T10:09:51Z</text:p>
          </table:table-cell>
          <table:table-cell table:formula="of:=VLOOKUP([.$A1070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9:53Z</text:p>
          </table:table-cell>
          <table:table-cell office:value-type="float" office:value="40.006737" calcext:value-type="float">
            <text:p>40.006737</text:p>
          </table:table-cell>
          <table:table-cell office:value-type="float" office:value="-79.585197" calcext:value-type="float">
            <text:p>-79.585197</text:p>
          </table:table-cell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  <table:table-cell table:formula="of:=VLOOKUP([.$A1071];[MAF_5K_Walk_Watch__Crunch.$A$2:.$E$688];1;1)" office:value-type="string" office:string-value="2018-07-20T10:09:52Z" calcext:value-type="string">
            <text:p>2018-07-20T10:09:52Z</text:p>
          </table:table-cell>
          <table:table-cell table:formula="of:=VLOOKUP([.$A1071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09:57Z</text:p>
          </table:table-cell>
          <table:table-cell office:value-type="float" office:value="40.006749" calcext:value-type="float">
            <text:p>40.006749</text:p>
          </table:table-cell>
          <table:table-cell office:value-type="float" office:value="-79.585241" calcext:value-type="float">
            <text:p>-79.585241</text:p>
          </table:table-cell>
          <table:table-cell office:value-type="float" office:value="295" calcext:value-type="float">
            <text:p>295</text:p>
          </table:table-cell>
          <table:table-cell office:value-type="float" office:value="79" calcext:value-type="float">
            <text:p>79</text:p>
          </table:table-cell>
          <table:table-cell table:formula="of:=VLOOKUP([.$A1072];[MAF_5K_Walk_Watch__Crunch.$A$2:.$E$688];1;1)" office:value-type="string" office:string-value="2018-07-20T10:09:52Z" calcext:value-type="string">
            <text:p>2018-07-20T10:09:52Z</text:p>
          </table:table-cell>
          <table:table-cell table:formula="of:=VLOOKUP([.$A1072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00Z</text:p>
          </table:table-cell>
          <table:table-cell office:value-type="float" office:value="40.006774" calcext:value-type="float">
            <text:p>40.006774</text:p>
          </table:table-cell>
          <table:table-cell office:value-type="float" office:value="-79.585263" calcext:value-type="float">
            <text:p>-79.585263</text:p>
          </table:table-cell>
          <table:table-cell office:value-type="float" office:value="295" calcext:value-type="float">
            <text:p>295</text:p>
          </table:table-cell>
          <table:table-cell office:value-type="float" office:value="77" calcext:value-type="float">
            <text:p>77</text:p>
          </table:table-cell>
          <table:table-cell table:formula="of:=VLOOKUP([.$A1073];[MAF_5K_Walk_Watch__Crunch.$A$2:.$E$688];1;1)" office:value-type="string" office:string-value="2018-07-20T10:09:52Z" calcext:value-type="string">
            <text:p>2018-07-20T10:09:52Z</text:p>
          </table:table-cell>
          <table:table-cell table:formula="of:=VLOOKUP([.$A1073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06Z</text:p>
          </table:table-cell>
          <table:table-cell office:value-type="float" office:value="40.006798" calcext:value-type="float">
            <text:p>40.006798</text:p>
          </table:table-cell>
          <table:table-cell office:value-type="float" office:value="-79.585287" calcext:value-type="float">
            <text:p>-79.585287</text:p>
          </table:table-cell>
          <table:table-cell office:value-type="float" office:value="294.8" calcext:value-type="float">
            <text:p>294.8</text:p>
          </table:table-cell>
          <table:table-cell office:value-type="float" office:value="79" calcext:value-type="float">
            <text:p>79</text:p>
          </table:table-cell>
          <table:table-cell table:formula="of:=VLOOKUP([.$A1074];[MAF_5K_Walk_Watch__Crunch.$A$2:.$E$688];1;1)" office:value-type="string" office:string-value="2018-07-20T10:10:02Z" calcext:value-type="string">
            <text:p>2018-07-20T10:10:02Z</text:p>
          </table:table-cell>
          <table:table-cell table:formula="of:=VLOOKUP([.$A1074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10Z</text:p>
          </table:table-cell>
          <table:table-cell office:value-type="float" office:value="40.006823" calcext:value-type="float">
            <text:p>40.006823</text:p>
          </table:table-cell>
          <table:table-cell office:value-type="float" office:value="-79.585311" calcext:value-type="float">
            <text:p>-79.585311</text:p>
          </table:table-cell>
          <table:table-cell office:value-type="float" office:value="294.7" calcext:value-type="float">
            <text:p>294.7</text:p>
          </table:table-cell>
          <table:table-cell office:value-type="float" office:value="80" calcext:value-type="float">
            <text:p>80</text:p>
          </table:table-cell>
          <table:table-cell table:formula="of:=VLOOKUP([.$A1075];[MAF_5K_Walk_Watch__Crunch.$A$2:.$E$688];1;1)" office:value-type="string" office:string-value="2018-07-20T10:10:07Z" calcext:value-type="string">
            <text:p>2018-07-20T10:10:07Z</text:p>
          </table:table-cell>
          <table:table-cell table:formula="of:=VLOOKUP([.$A1075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16Z</text:p>
          </table:table-cell>
          <table:table-cell office:value-type="float" office:value="40.006857" calcext:value-type="float">
            <text:p>40.006857</text:p>
          </table:table-cell>
          <table:table-cell office:value-type="float" office:value="-79.585315" calcext:value-type="float">
            <text:p>-79.585315</text:p>
          </table:table-cell>
          <table:table-cell office:value-type="float" office:value="294.6" calcext:value-type="float">
            <text:p>294.6</text:p>
          </table:table-cell>
          <table:table-cell office:value-type="float" office:value="80" calcext:value-type="float">
            <text:p>80</text:p>
          </table:table-cell>
          <table:table-cell table:formula="of:=VLOOKUP([.$A1076];[MAF_5K_Walk_Watch__Crunch.$A$2:.$E$688];1;1)" office:value-type="string" office:string-value="2018-07-20T10:10:07Z" calcext:value-type="string">
            <text:p>2018-07-20T10:10:07Z</text:p>
          </table:table-cell>
          <table:table-cell table:formula="of:=VLOOKUP([.$A1076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19Z</text:p>
          </table:table-cell>
          <table:table-cell office:value-type="float" office:value="40.006894" calcext:value-type="float">
            <text:p>40.006894</text:p>
          </table:table-cell>
          <table:table-cell office:value-type="float" office:value="-79.585316" calcext:value-type="float">
            <text:p>-79.585316</text:p>
          </table:table-cell>
          <table:table-cell office:value-type="float" office:value="294.6" calcext:value-type="float">
            <text:p>294.6</text:p>
          </table:table-cell>
          <table:table-cell office:value-type="float" office:value="81" calcext:value-type="float">
            <text:p>81</text:p>
          </table:table-cell>
          <table:table-cell table:formula="of:=VLOOKUP([.$A1077];[MAF_5K_Walk_Watch__Crunch.$A$2:.$E$688];1;1)" office:value-type="string" office:string-value="2018-07-20T10:10:17Z" calcext:value-type="string">
            <text:p>2018-07-20T10:10:17Z</text:p>
          </table:table-cell>
          <table:table-cell table:formula="of:=VLOOKUP([.$A1077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22Z</text:p>
          </table:table-cell>
          <table:table-cell office:value-type="float" office:value="40.00693" calcext:value-type="float">
            <text:p>40.00693</text:p>
          </table:table-cell>
          <table:table-cell office:value-type="float" office:value="-79.585323" calcext:value-type="float">
            <text:p>-79.585323</text:p>
          </table:table-cell>
          <table:table-cell office:value-type="float" office:value="294.6" calcext:value-type="float">
            <text:p>294.6</text:p>
          </table:table-cell>
          <table:table-cell office:value-type="float" office:value="80" calcext:value-type="float">
            <text:p>80</text:p>
          </table:table-cell>
          <table:table-cell table:formula="of:=VLOOKUP([.$A1078];[MAF_5K_Walk_Watch__Crunch.$A$2:.$E$688];1;1)" office:value-type="string" office:string-value="2018-07-20T10:10:22Z" calcext:value-type="string">
            <text:p>2018-07-20T10:10:22Z</text:p>
          </table:table-cell>
          <table:table-cell table:formula="of:=VLOOKUP([.$A1078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25Z</text:p>
          </table:table-cell>
          <table:table-cell office:value-type="float" office:value="40.006966" calcext:value-type="float">
            <text:p>40.006966</text:p>
          </table:table-cell>
          <table:table-cell office:value-type="float" office:value="-79.585332" calcext:value-type="float">
            <text:p>-79.585332</text:p>
          </table:table-cell>
          <table:table-cell office:value-type="float" office:value="294.5" calcext:value-type="float">
            <text:p>294.5</text:p>
          </table:table-cell>
          <table:table-cell office:value-type="float" office:value="80" calcext:value-type="float">
            <text:p>80</text:p>
          </table:table-cell>
          <table:table-cell table:formula="of:=VLOOKUP([.$A1079];[MAF_5K_Walk_Watch__Crunch.$A$2:.$E$688];1;1)" office:value-type="string" office:string-value="2018-07-20T10:10:22Z" calcext:value-type="string">
            <text:p>2018-07-20T10:10:22Z</text:p>
          </table:table-cell>
          <table:table-cell table:formula="of:=VLOOKUP([.$A1079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27Z</text:p>
          </table:table-cell>
          <table:table-cell office:value-type="float" office:value="40.007006" calcext:value-type="float">
            <text:p>40.007006</text:p>
          </table:table-cell>
          <table:table-cell office:value-type="float" office:value="-79.585341" calcext:value-type="float">
            <text:p>-79.585341</text:p>
          </table:table-cell>
          <table:table-cell office:value-type="float" office:value="294.4" calcext:value-type="float">
            <text:p>294.4</text:p>
          </table:table-cell>
          <table:table-cell office:value-type="float" office:value="79" calcext:value-type="float">
            <text:p>79</text:p>
          </table:table-cell>
          <table:table-cell table:formula="of:=VLOOKUP([.$A1080];[MAF_5K_Walk_Watch__Crunch.$A$2:.$E$688];1;1)" office:value-type="string" office:string-value="2018-07-20T10:10:27Z" calcext:value-type="string">
            <text:p>2018-07-20T10:10:27Z</text:p>
          </table:table-cell>
          <table:table-cell table:formula="of:=VLOOKUP([.$A1080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29Z</text:p>
          </table:table-cell>
          <table:table-cell office:value-type="float" office:value="40.00704" calcext:value-type="float">
            <text:p>40.00704</text:p>
          </table:table-cell>
          <table:table-cell office:value-type="float" office:value="-79.585353" calcext:value-type="float">
            <text:p>-79.585353</text:p>
          </table:table-cell>
          <table:table-cell office:value-type="float" office:value="294.3" calcext:value-type="float">
            <text:p>294.3</text:p>
          </table:table-cell>
          <table:table-cell office:value-type="float" office:value="80" calcext:value-type="float">
            <text:p>80</text:p>
          </table:table-cell>
          <table:table-cell table:formula="of:=VLOOKUP([.$A1081];[MAF_5K_Walk_Watch__Crunch.$A$2:.$E$688];1;1)" office:value-type="string" office:string-value="2018-07-20T10:10:27Z" calcext:value-type="string">
            <text:p>2018-07-20T10:10:27Z</text:p>
          </table:table-cell>
          <table:table-cell table:formula="of:=VLOOKUP([.$A1081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32Z</text:p>
          </table:table-cell>
          <table:table-cell office:value-type="float" office:value="40.007067" calcext:value-type="float">
            <text:p>40.007067</text:p>
          </table:table-cell>
          <table:table-cell office:value-type="float" office:value="-79.585358" calcext:value-type="float">
            <text:p>-79.585358</text:p>
          </table:table-cell>
          <table:table-cell office:value-type="float" office:value="294.3" calcext:value-type="float">
            <text:p>294.3</text:p>
          </table:table-cell>
          <table:table-cell office:value-type="float" office:value="81" calcext:value-type="float">
            <text:p>81</text:p>
          </table:table-cell>
          <table:table-cell table:formula="of:=VLOOKUP([.$A1082];[MAF_5K_Walk_Watch__Crunch.$A$2:.$E$688];1;1)" office:value-type="string" office:string-value="2018-07-20T10:10:27Z" calcext:value-type="string">
            <text:p>2018-07-20T10:10:27Z</text:p>
          </table:table-cell>
          <table:table-cell table:formula="of:=VLOOKUP([.$A1082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35Z</text:p>
          </table:table-cell>
          <table:table-cell office:value-type="float" office:value="40.0071" calcext:value-type="float">
            <text:p>40.0071</text:p>
          </table:table-cell>
          <table:table-cell office:value-type="float" office:value="-79.585336" calcext:value-type="float">
            <text:p>-79.585336</text:p>
          </table:table-cell>
          <table:table-cell office:value-type="float" office:value="294.2" calcext:value-type="float">
            <text:p>294.2</text:p>
          </table:table-cell>
          <table:table-cell office:value-type="float" office:value="82" calcext:value-type="float">
            <text:p>82</text:p>
          </table:table-cell>
          <table:table-cell table:formula="of:=VLOOKUP([.$A1083];[MAF_5K_Walk_Watch__Crunch.$A$2:.$E$688];1;1)" office:value-type="string" office:string-value="2018-07-20T10:10:27Z" calcext:value-type="string">
            <text:p>2018-07-20T10:10:27Z</text:p>
          </table:table-cell>
          <table:table-cell table:formula="of:=VLOOKUP([.$A1083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37Z</text:p>
          </table:table-cell>
          <table:table-cell office:value-type="float" office:value="40.007135" calcext:value-type="float">
            <text:p>40.007135</text:p>
          </table:table-cell>
          <table:table-cell office:value-type="float" office:value="-79.585325" calcext:value-type="float">
            <text:p>-79.585325</text:p>
          </table:table-cell>
          <table:table-cell office:value-type="float" office:value="294.1" calcext:value-type="float">
            <text:p>294.1</text:p>
          </table:table-cell>
          <table:table-cell office:value-type="float" office:value="81" calcext:value-type="float">
            <text:p>81</text:p>
          </table:table-cell>
          <table:table-cell table:formula="of:=VLOOKUP([.$A1084];[MAF_5K_Walk_Watch__Crunch.$A$2:.$E$688];1;1)" office:value-type="string" office:string-value="2018-07-20T10:10:37Z" calcext:value-type="string">
            <text:p>2018-07-20T10:10:37Z</text:p>
          </table:table-cell>
          <table:table-cell table:formula="of:=VLOOKUP([.$A1084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39Z</text:p>
          </table:table-cell>
          <table:table-cell office:value-type="float" office:value="40.007166" calcext:value-type="float">
            <text:p>40.007166</text:p>
          </table:table-cell>
          <table:table-cell office:value-type="float" office:value="-79.585327" calcext:value-type="float">
            <text:p>-79.585327</text:p>
          </table:table-cell>
          <table:table-cell office:value-type="float" office:value="294.1" calcext:value-type="float">
            <text:p>294.1</text:p>
          </table:table-cell>
          <table:table-cell office:value-type="float" office:value="81" calcext:value-type="float">
            <text:p>81</text:p>
          </table:table-cell>
          <table:table-cell table:formula="of:=VLOOKUP([.$A1085];[MAF_5K_Walk_Watch__Crunch.$A$2:.$E$688];1;1)" office:value-type="string" office:string-value="2018-07-20T10:10:37Z" calcext:value-type="string">
            <text:p>2018-07-20T10:10:37Z</text:p>
          </table:table-cell>
          <table:table-cell table:formula="of:=VLOOKUP([.$A1085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41Z</text:p>
          </table:table-cell>
          <table:table-cell office:value-type="float" office:value="40.0072" calcext:value-type="float">
            <text:p>40.0072</text:p>
          </table:table-cell>
          <table:table-cell office:value-type="float" office:value="-79.585335" calcext:value-type="float">
            <text:p>-79.585335</text:p>
          </table:table-cell>
          <table:table-cell office:value-type="float" office:value="294" calcext:value-type="float">
            <text:p>294</text:p>
          </table:table-cell>
          <table:table-cell office:value-type="float" office:value="80" calcext:value-type="float">
            <text:p>80</text:p>
          </table:table-cell>
          <table:table-cell table:formula="of:=VLOOKUP([.$A1086];[MAF_5K_Walk_Watch__Crunch.$A$2:.$E$688];1;1)" office:value-type="string" office:string-value="2018-07-20T10:10:37Z" calcext:value-type="string">
            <text:p>2018-07-20T10:10:37Z</text:p>
          </table:table-cell>
          <table:table-cell table:formula="of:=VLOOKUP([.$A1086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43Z</text:p>
          </table:table-cell>
          <table:table-cell office:value-type="float" office:value="40.007235" calcext:value-type="float">
            <text:p>40.007235</text:p>
          </table:table-cell>
          <table:table-cell office:value-type="float" office:value="-79.585341" calcext:value-type="float">
            <text:p>-79.585341</text:p>
          </table:table-cell>
          <table:table-cell office:value-type="float" office:value="294" calcext:value-type="float">
            <text:p>294</text:p>
          </table:table-cell>
          <table:table-cell office:value-type="float" office:value="80" calcext:value-type="float">
            <text:p>80</text:p>
          </table:table-cell>
          <table:table-cell table:formula="of:=VLOOKUP([.$A1087];[MAF_5K_Walk_Watch__Crunch.$A$2:.$E$688];1;1)" office:value-type="string" office:string-value="2018-07-20T10:10:42Z" calcext:value-type="string">
            <text:p>2018-07-20T10:10:42Z</text:p>
          </table:table-cell>
          <table:table-cell table:formula="of:=VLOOKUP([.$A1087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45Z</text:p>
          </table:table-cell>
          <table:table-cell office:value-type="float" office:value="40.007266" calcext:value-type="float">
            <text:p>40.007266</text:p>
          </table:table-cell>
          <table:table-cell office:value-type="float" office:value="-79.585343" calcext:value-type="float">
            <text:p>-79.585343</text:p>
          </table:table-cell>
          <table:table-cell office:value-type="float" office:value="293.9" calcext:value-type="float">
            <text:p>293.9</text:p>
          </table:table-cell>
          <table:table-cell office:value-type="float" office:value="80" calcext:value-type="float">
            <text:p>80</text:p>
          </table:table-cell>
          <table:table-cell table:formula="of:=VLOOKUP([.$A1088];[MAF_5K_Walk_Watch__Crunch.$A$2:.$E$688];1;1)" office:value-type="string" office:string-value="2018-07-20T10:10:42Z" calcext:value-type="string">
            <text:p>2018-07-20T10:10:42Z</text:p>
          </table:table-cell>
          <table:table-cell table:formula="of:=VLOOKUP([.$A1088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47Z</text:p>
          </table:table-cell>
          <table:table-cell office:value-type="float" office:value="40.007303" calcext:value-type="float">
            <text:p>40.007303</text:p>
          </table:table-cell>
          <table:table-cell office:value-type="float" office:value="-79.585358" calcext:value-type="float">
            <text:p>-79.585358</text:p>
          </table:table-cell>
          <table:table-cell office:value-type="float" office:value="293.9" calcext:value-type="float">
            <text:p>293.9</text:p>
          </table:table-cell>
          <table:table-cell office:value-type="float" office:value="81" calcext:value-type="float">
            <text:p>81</text:p>
          </table:table-cell>
          <table:table-cell table:formula="of:=VLOOKUP([.$A1089];[MAF_5K_Walk_Watch__Crunch.$A$2:.$E$688];1;1)" office:value-type="string" office:string-value="2018-07-20T10:10:47Z" calcext:value-type="string">
            <text:p>2018-07-20T10:10:47Z</text:p>
          </table:table-cell>
          <table:table-cell table:formula="of:=VLOOKUP([.$A1089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49Z</text:p>
          </table:table-cell>
          <table:table-cell office:value-type="float" office:value="40.007343" calcext:value-type="float">
            <text:p>40.007343</text:p>
          </table:table-cell>
          <table:table-cell office:value-type="float" office:value="-79.58538" calcext:value-type="float">
            <text:p>-79.58538</text:p>
          </table:table-cell>
          <table:table-cell office:value-type="float" office:value="293.8" calcext:value-type="float">
            <text:p>293.8</text:p>
          </table:table-cell>
          <table:table-cell office:value-type="float" office:value="82" calcext:value-type="float">
            <text:p>82</text:p>
          </table:table-cell>
          <table:table-cell table:formula="of:=VLOOKUP([.$A1090];[MAF_5K_Walk_Watch__Crunch.$A$2:.$E$688];1;1)" office:value-type="string" office:string-value="2018-07-20T10:10:47Z" calcext:value-type="string">
            <text:p>2018-07-20T10:10:47Z</text:p>
          </table:table-cell>
          <table:table-cell table:formula="of:=VLOOKUP([.$A1090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0:52Z</text:p>
          </table:table-cell>
          <table:table-cell office:value-type="float" office:value="40.007378" calcext:value-type="float">
            <text:p>40.007378</text:p>
          </table:table-cell>
          <table:table-cell office:value-type="float" office:value="-79.585389" calcext:value-type="float">
            <text:p>-79.585389</text:p>
          </table:table-cell>
          <table:table-cell office:value-type="float" office:value="293.7" calcext:value-type="float">
            <text:p>293.7</text:p>
          </table:table-cell>
          <table:table-cell office:value-type="float" office:value="82" calcext:value-type="float">
            <text:p>82</text:p>
          </table:table-cell>
          <table:table-cell table:formula="of:=VLOOKUP([.$A1091];[MAF_5K_Walk_Watch__Crunch.$A$2:.$E$688];1;1)" office:value-type="string" office:string-value="2018-07-20T10:10:52Z" calcext:value-type="string">
            <text:p>2018-07-20T10:10:52Z</text:p>
          </table:table-cell>
          <table:table-cell table:formula="of:=VLOOKUP([.$A1091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0:54Z</text:p>
          </table:table-cell>
          <table:table-cell office:value-type="float" office:value="40.007412" calcext:value-type="float">
            <text:p>40.007412</text:p>
          </table:table-cell>
          <table:table-cell office:value-type="float" office:value="-79.585402" calcext:value-type="float">
            <text:p>-79.585402</text:p>
          </table:table-cell>
          <table:table-cell office:value-type="float" office:value="293.7" calcext:value-type="float">
            <text:p>293.7</text:p>
          </table:table-cell>
          <table:table-cell office:value-type="float" office:value="82" calcext:value-type="float">
            <text:p>82</text:p>
          </table:table-cell>
          <table:table-cell table:formula="of:=VLOOKUP([.$A1092];[MAF_5K_Walk_Watch__Crunch.$A$2:.$E$688];1;1)" office:value-type="string" office:string-value="2018-07-20T10:10:52Z" calcext:value-type="string">
            <text:p>2018-07-20T10:10:52Z</text:p>
          </table:table-cell>
          <table:table-cell table:formula="of:=VLOOKUP([.$A1092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0:56Z</text:p>
          </table:table-cell>
          <table:table-cell office:value-type="float" office:value="40.007444" calcext:value-type="float">
            <text:p>40.007444</text:p>
          </table:table-cell>
          <table:table-cell office:value-type="float" office:value="-79.585409" calcext:value-type="float">
            <text:p>-79.585409</text:p>
          </table:table-cell>
          <table:table-cell office:value-type="float" office:value="293.6" calcext:value-type="float">
            <text:p>293.6</text:p>
          </table:table-cell>
          <table:table-cell office:value-type="float" office:value="80" calcext:value-type="float">
            <text:p>80</text:p>
          </table:table-cell>
          <table:table-cell table:formula="of:=VLOOKUP([.$A1093];[MAF_5K_Walk_Watch__Crunch.$A$2:.$E$688];1;1)" office:value-type="string" office:string-value="2018-07-20T10:10:52Z" calcext:value-type="string">
            <text:p>2018-07-20T10:10:52Z</text:p>
          </table:table-cell>
          <table:table-cell table:formula="of:=VLOOKUP([.$A1093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0:58Z</text:p>
          </table:table-cell>
          <table:table-cell office:value-type="float" office:value="40.007476" calcext:value-type="float">
            <text:p>40.007476</text:p>
          </table:table-cell>
          <table:table-cell office:value-type="float" office:value="-79.58541" calcext:value-type="float">
            <text:p>-79.58541</text:p>
          </table:table-cell>
          <table:table-cell office:value-type="float" office:value="293.6" calcext:value-type="float">
            <text:p>293.6</text:p>
          </table:table-cell>
          <table:table-cell office:value-type="float" office:value="80" calcext:value-type="float">
            <text:p>80</text:p>
          </table:table-cell>
          <table:table-cell table:formula="of:=VLOOKUP([.$A1094];[MAF_5K_Walk_Watch__Crunch.$A$2:.$E$688];1;1)" office:value-type="string" office:string-value="2018-07-20T10:10:57Z" calcext:value-type="string">
            <text:p>2018-07-20T10:10:57Z</text:p>
          </table:table-cell>
          <table:table-cell table:formula="of:=VLOOKUP([.$A1094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00Z</text:p>
          </table:table-cell>
          <table:table-cell office:value-type="float" office:value="40.007511" calcext:value-type="float">
            <text:p>40.007511</text:p>
          </table:table-cell>
          <table:table-cell office:value-type="float" office:value="-79.58541" calcext:value-type="float">
            <text:p>-79.58541</text:p>
          </table:table-cell>
          <table:table-cell office:value-type="float" office:value="293.5" calcext:value-type="float">
            <text:p>293.5</text:p>
          </table:table-cell>
          <table:table-cell office:value-type="float" office:value="81" calcext:value-type="float">
            <text:p>81</text:p>
          </table:table-cell>
          <table:table-cell table:formula="of:=VLOOKUP([.$A1095];[MAF_5K_Walk_Watch__Crunch.$A$2:.$E$688];1;1)" office:value-type="string" office:string-value="2018-07-20T10:10:57Z" calcext:value-type="string">
            <text:p>2018-07-20T10:10:57Z</text:p>
          </table:table-cell>
          <table:table-cell table:formula="of:=VLOOKUP([.$A1095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02Z</text:p>
          </table:table-cell>
          <table:table-cell office:value-type="float" office:value="40.007545" calcext:value-type="float">
            <text:p>40.007545</text:p>
          </table:table-cell>
          <table:table-cell office:value-type="float" office:value="-79.585402" calcext:value-type="float">
            <text:p>-79.585402</text:p>
          </table:table-cell>
          <table:table-cell office:value-type="float" office:value="293.4" calcext:value-type="float">
            <text:p>293.4</text:p>
          </table:table-cell>
          <table:table-cell office:value-type="float" office:value="80" calcext:value-type="float">
            <text:p>80</text:p>
          </table:table-cell>
          <table:table-cell table:formula="of:=VLOOKUP([.$A1096];[MAF_5K_Walk_Watch__Crunch.$A$2:.$E$688];1;1)" office:value-type="string" office:string-value="2018-07-20T10:11:02Z" calcext:value-type="string">
            <text:p>2018-07-20T10:11:02Z</text:p>
          </table:table-cell>
          <table:table-cell table:formula="of:=VLOOKUP([.$A1096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04Z</text:p>
          </table:table-cell>
          <table:table-cell office:value-type="float" office:value="40.007572" calcext:value-type="float">
            <text:p>40.007572</text:p>
          </table:table-cell>
          <table:table-cell office:value-type="float" office:value="-79.585391" calcext:value-type="float">
            <text:p>-79.585391</text:p>
          </table:table-cell>
          <table:table-cell office:value-type="float" office:value="293.4" calcext:value-type="float">
            <text:p>293.4</text:p>
          </table:table-cell>
          <table:table-cell office:value-type="float" office:value="80" calcext:value-type="float">
            <text:p>80</text:p>
          </table:table-cell>
          <table:table-cell table:formula="of:=VLOOKUP([.$A1097];[MAF_5K_Walk_Watch__Crunch.$A$2:.$E$688];1;1)" office:value-type="string" office:string-value="2018-07-20T10:11:02Z" calcext:value-type="string">
            <text:p>2018-07-20T10:11:02Z</text:p>
          </table:table-cell>
          <table:table-cell table:formula="of:=VLOOKUP([.$A1097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06Z</text:p>
          </table:table-cell>
          <table:table-cell office:value-type="float" office:value="40.007605" calcext:value-type="float">
            <text:p>40.007605</text:p>
          </table:table-cell>
          <table:table-cell office:value-type="float" office:value="-79.585387" calcext:value-type="float">
            <text:p>-79.585387</text:p>
          </table:table-cell>
          <table:table-cell office:value-type="float" office:value="293.3" calcext:value-type="float">
            <text:p>293.3</text:p>
          </table:table-cell>
          <table:table-cell office:value-type="float" office:value="80" calcext:value-type="float">
            <text:p>80</text:p>
          </table:table-cell>
          <table:table-cell table:formula="of:=VLOOKUP([.$A1098];[MAF_5K_Walk_Watch__Crunch.$A$2:.$E$688];1;1)" office:value-type="string" office:string-value="2018-07-20T10:11:02Z" calcext:value-type="string">
            <text:p>2018-07-20T10:11:02Z</text:p>
          </table:table-cell>
          <table:table-cell table:formula="of:=VLOOKUP([.$A1098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09Z</text:p>
          </table:table-cell>
          <table:table-cell office:value-type="float" office:value="40.007635" calcext:value-type="float">
            <text:p>40.007635</text:p>
          </table:table-cell>
          <table:table-cell office:value-type="float" office:value="-79.585401" calcext:value-type="float">
            <text:p>-79.585401</text:p>
          </table:table-cell>
          <table:table-cell office:value-type="float" office:value="293.2" calcext:value-type="float">
            <text:p>293.2</text:p>
          </table:table-cell>
          <table:table-cell office:value-type="float" office:value="81" calcext:value-type="float">
            <text:p>81</text:p>
          </table:table-cell>
          <table:table-cell table:formula="of:=VLOOKUP([.$A1099];[MAF_5K_Walk_Watch__Crunch.$A$2:.$E$688];1;1)" office:value-type="string" office:string-value="2018-07-20T10:11:07Z" calcext:value-type="string">
            <text:p>2018-07-20T10:11:07Z</text:p>
          </table:table-cell>
          <table:table-cell table:formula="of:=VLOOKUP([.$A1099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12Z</text:p>
          </table:table-cell>
          <table:table-cell office:value-type="float" office:value="40.007673" calcext:value-type="float">
            <text:p>40.007673</text:p>
          </table:table-cell>
          <table:table-cell office:value-type="float" office:value="-79.585405" calcext:value-type="float">
            <text:p>-79.585405</text:p>
          </table:table-cell>
          <table:table-cell office:value-type="float" office:value="293.2" calcext:value-type="float">
            <text:p>293.2</text:p>
          </table:table-cell>
          <table:table-cell office:value-type="float" office:value="83" calcext:value-type="float">
            <text:p>83</text:p>
          </table:table-cell>
          <table:table-cell table:formula="of:=VLOOKUP([.$A1100];[MAF_5K_Walk_Watch__Crunch.$A$2:.$E$688];1;1)" office:value-type="string" office:string-value="2018-07-20T10:11:12Z" calcext:value-type="string">
            <text:p>2018-07-20T10:11:12Z</text:p>
          </table:table-cell>
          <table:table-cell table:formula="of:=VLOOKUP([.$A1100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15Z</text:p>
          </table:table-cell>
          <table:table-cell office:value-type="float" office:value="40.00771" calcext:value-type="float">
            <text:p>40.00771</text:p>
          </table:table-cell>
          <table:table-cell office:value-type="float" office:value="-79.585427" calcext:value-type="float">
            <text:p>-79.585427</text:p>
          </table:table-cell>
          <table:table-cell office:value-type="float" office:value="293.1" calcext:value-type="float">
            <text:p>293.1</text:p>
          </table:table-cell>
          <table:table-cell office:value-type="float" office:value="83" calcext:value-type="float">
            <text:p>83</text:p>
          </table:table-cell>
          <table:table-cell table:formula="of:=VLOOKUP([.$A1101];[MAF_5K_Walk_Watch__Crunch.$A$2:.$E$688];1;1)" office:value-type="string" office:string-value="2018-07-20T10:11:12Z" calcext:value-type="string">
            <text:p>2018-07-20T10:11:12Z</text:p>
          </table:table-cell>
          <table:table-cell table:formula="of:=VLOOKUP([.$A1101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17Z</text:p>
          </table:table-cell>
          <table:table-cell office:value-type="float" office:value="40.007745" calcext:value-type="float">
            <text:p>40.007745</text:p>
          </table:table-cell>
          <table:table-cell office:value-type="float" office:value="-79.585419" calcext:value-type="float">
            <text:p>-79.585419</text:p>
          </table:table-cell>
          <table:table-cell office:value-type="float" office:value="293.1" calcext:value-type="float">
            <text:p>293.1</text:p>
          </table:table-cell>
          <table:table-cell office:value-type="float" office:value="84" calcext:value-type="float">
            <text:p>84</text:p>
          </table:table-cell>
          <table:table-cell table:formula="of:=VLOOKUP([.$A1102];[MAF_5K_Walk_Watch__Crunch.$A$2:.$E$688];1;1)" office:value-type="string" office:string-value="2018-07-20T10:11:17Z" calcext:value-type="string">
            <text:p>2018-07-20T10:11:17Z</text:p>
          </table:table-cell>
          <table:table-cell table:formula="of:=VLOOKUP([.$A1102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19Z</text:p>
          </table:table-cell>
          <table:table-cell office:value-type="float" office:value="40.007773" calcext:value-type="float">
            <text:p>40.007773</text:p>
          </table:table-cell>
          <table:table-cell office:value-type="float" office:value="-79.585391" calcext:value-type="float">
            <text:p>-79.585391</text:p>
          </table:table-cell>
          <table:table-cell office:value-type="float" office:value="293.1" calcext:value-type="float">
            <text:p>293.1</text:p>
          </table:table-cell>
          <table:table-cell office:value-type="float" office:value="83" calcext:value-type="float">
            <text:p>83</text:p>
          </table:table-cell>
          <table:table-cell table:formula="of:=VLOOKUP([.$A1103];[MAF_5K_Walk_Watch__Crunch.$A$2:.$E$688];1;1)" office:value-type="string" office:string-value="2018-07-20T10:11:17Z" calcext:value-type="string">
            <text:p>2018-07-20T10:11:17Z</text:p>
          </table:table-cell>
          <table:table-cell table:formula="of:=VLOOKUP([.$A1103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21Z</text:p>
          </table:table-cell>
          <table:table-cell office:value-type="float" office:value="40.007793" calcext:value-type="float">
            <text:p>40.007793</text:p>
          </table:table-cell>
          <table:table-cell office:value-type="float" office:value="-79.585362" calcext:value-type="float">
            <text:p>-79.585362</text:p>
          </table:table-cell>
          <table:table-cell office:value-type="float" office:value="293.1" calcext:value-type="float">
            <text:p>293.1</text:p>
          </table:table-cell>
          <table:table-cell office:value-type="float" office:value="82" calcext:value-type="float">
            <text:p>82</text:p>
          </table:table-cell>
          <table:table-cell table:formula="of:=VLOOKUP([.$A1104];[MAF_5K_Walk_Watch__Crunch.$A$2:.$E$688];1;1)" office:value-type="string" office:string-value="2018-07-20T10:11:17Z" calcext:value-type="string">
            <text:p>2018-07-20T10:11:17Z</text:p>
          </table:table-cell>
          <table:table-cell table:formula="of:=VLOOKUP([.$A1104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24Z</text:p>
          </table:table-cell>
          <table:table-cell office:value-type="float" office:value="40.007829" calcext:value-type="float">
            <text:p>40.007829</text:p>
          </table:table-cell>
          <table:table-cell office:value-type="float" office:value="-79.585342" calcext:value-type="float">
            <text:p>-79.585342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  <table:table-cell table:formula="of:=VLOOKUP([.$A1105];[MAF_5K_Walk_Watch__Crunch.$A$2:.$E$688];1;1)" office:value-type="string" office:string-value="2018-07-20T10:11:22Z" calcext:value-type="string">
            <text:p>2018-07-20T10:11:22Z</text:p>
          </table:table-cell>
          <table:table-cell table:formula="of:=VLOOKUP([.$A1105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27Z</text:p>
          </table:table-cell>
          <table:table-cell office:value-type="float" office:value="40.007862" calcext:value-type="float">
            <text:p>40.007862</text:p>
          </table:table-cell>
          <table:table-cell office:value-type="float" office:value="-79.585341" calcext:value-type="float">
            <text:p>-79.585341</text:p>
          </table:table-cell>
          <table:table-cell office:value-type="float" office:value="292.9" calcext:value-type="float">
            <text:p>292.9</text:p>
          </table:table-cell>
          <table:table-cell office:value-type="float" office:value="82" calcext:value-type="float">
            <text:p>82</text:p>
          </table:table-cell>
          <table:table-cell table:formula="of:=VLOOKUP([.$A1106];[MAF_5K_Walk_Watch__Crunch.$A$2:.$E$688];1;1)" office:value-type="string" office:string-value="2018-07-20T10:11:22Z" calcext:value-type="string">
            <text:p>2018-07-20T10:11:22Z</text:p>
          </table:table-cell>
          <table:table-cell table:formula="of:=VLOOKUP([.$A1106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29Z</text:p>
          </table:table-cell>
          <table:table-cell office:value-type="float" office:value="40.007885" calcext:value-type="float">
            <text:p>40.007885</text:p>
          </table:table-cell>
          <table:table-cell office:value-type="float" office:value="-79.585365" calcext:value-type="float">
            <text:p>-79.585365</text:p>
          </table:table-cell>
          <table:table-cell office:value-type="float" office:value="292.8" calcext:value-type="float">
            <text:p>292.8</text:p>
          </table:table-cell>
          <table:table-cell office:value-type="float" office:value="83" calcext:value-type="float">
            <text:p>83</text:p>
          </table:table-cell>
          <table:table-cell table:formula="of:=VLOOKUP([.$A1107];[MAF_5K_Walk_Watch__Crunch.$A$2:.$E$688];1;1)" office:value-type="string" office:string-value="2018-07-20T10:11:22Z" calcext:value-type="string">
            <text:p>2018-07-20T10:11:22Z</text:p>
          </table:table-cell>
          <table:table-cell table:formula="of:=VLOOKUP([.$A1107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31Z</text:p>
          </table:table-cell>
          <table:table-cell office:value-type="float" office:value="40.007912" calcext:value-type="float">
            <text:p>40.007912</text:p>
          </table:table-cell>
          <table:table-cell office:value-type="float" office:value="-79.585377" calcext:value-type="float">
            <text:p>-79.585377</text:p>
          </table:table-cell>
          <table:table-cell office:value-type="float" office:value="292.8" calcext:value-type="float">
            <text:p>292.8</text:p>
          </table:table-cell>
          <table:table-cell office:value-type="float" office:value="83" calcext:value-type="float">
            <text:p>83</text:p>
          </table:table-cell>
          <table:table-cell table:formula="of:=VLOOKUP([.$A1108];[MAF_5K_Walk_Watch__Crunch.$A$2:.$E$688];1;1)" office:value-type="string" office:string-value="2018-07-20T10:11:30Z" calcext:value-type="string">
            <text:p>2018-07-20T10:11:30Z</text:p>
          </table:table-cell>
          <table:table-cell table:formula="of:=VLOOKUP([.$A1108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33Z</text:p>
          </table:table-cell>
          <table:table-cell office:value-type="float" office:value="40.007946" calcext:value-type="float">
            <text:p>40.007946</text:p>
          </table:table-cell>
          <table:table-cell office:value-type="float" office:value="-79.585383" calcext:value-type="float">
            <text:p>-79.585383</text:p>
          </table:table-cell>
          <table:table-cell office:value-type="float" office:value="292.8" calcext:value-type="float">
            <text:p>292.8</text:p>
          </table:table-cell>
          <table:table-cell office:value-type="float" office:value="84" calcext:value-type="float">
            <text:p>84</text:p>
          </table:table-cell>
          <table:table-cell table:formula="of:=VLOOKUP([.$A1109];[MAF_5K_Walk_Watch__Crunch.$A$2:.$E$688];1;1)" office:value-type="string" office:string-value="2018-07-20T10:11:30Z" calcext:value-type="string">
            <text:p>2018-07-20T10:11:30Z</text:p>
          </table:table-cell>
          <table:table-cell table:formula="of:=VLOOKUP([.$A1109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35Z</text:p>
          </table:table-cell>
          <table:table-cell office:value-type="float" office:value="40.007973" calcext:value-type="float">
            <text:p>40.007973</text:p>
          </table:table-cell>
          <table:table-cell office:value-type="float" office:value="-79.585393" calcext:value-type="float">
            <text:p>-79.585393</text:p>
          </table:table-cell>
          <table:table-cell office:value-type="float" office:value="292.7" calcext:value-type="float">
            <text:p>292.7</text:p>
          </table:table-cell>
          <table:table-cell office:value-type="float" office:value="84" calcext:value-type="float">
            <text:p>84</text:p>
          </table:table-cell>
          <table:table-cell table:formula="of:=VLOOKUP([.$A1110];[MAF_5K_Walk_Watch__Crunch.$A$2:.$E$688];1;1)" office:value-type="string" office:string-value="2018-07-20T10:11:35Z" calcext:value-type="string">
            <text:p>2018-07-20T10:11:35Z</text:p>
          </table:table-cell>
          <table:table-cell table:formula="of:=VLOOKUP([.$A1110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37Z</text:p>
          </table:table-cell>
          <table:table-cell office:value-type="float" office:value="40.008008" calcext:value-type="float">
            <text:p>40.008008</text:p>
          </table:table-cell>
          <table:table-cell office:value-type="float" office:value="-79.585397" calcext:value-type="float">
            <text:p>-79.585397</text:p>
          </table:table-cell>
          <table:table-cell office:value-type="float" office:value="292.7" calcext:value-type="float">
            <text:p>292.7</text:p>
          </table:table-cell>
          <table:table-cell office:value-type="float" office:value="85" calcext:value-type="float">
            <text:p>85</text:p>
          </table:table-cell>
          <table:table-cell table:formula="of:=VLOOKUP([.$A1111];[MAF_5K_Walk_Watch__Crunch.$A$2:.$E$688];1;1)" office:value-type="string" office:string-value="2018-07-20T10:11:35Z" calcext:value-type="string">
            <text:p>2018-07-20T10:11:35Z</text:p>
          </table:table-cell>
          <table:table-cell table:formula="of:=VLOOKUP([.$A1111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39Z</text:p>
          </table:table-cell>
          <table:table-cell office:value-type="float" office:value="40.008043" calcext:value-type="float">
            <text:p>40.008043</text:p>
          </table:table-cell>
          <table:table-cell office:value-type="float" office:value="-79.585391" calcext:value-type="float">
            <text:p>-79.585391</text:p>
          </table:table-cell>
          <table:table-cell office:value-type="float" office:value="292.6" calcext:value-type="float">
            <text:p>292.6</text:p>
          </table:table-cell>
          <table:table-cell office:value-type="float" office:value="85" calcext:value-type="float">
            <text:p>85</text:p>
          </table:table-cell>
          <table:table-cell table:formula="of:=VLOOKUP([.$A1112];[MAF_5K_Walk_Watch__Crunch.$A$2:.$E$688];1;1)" office:value-type="string" office:string-value="2018-07-20T10:11:35Z" calcext:value-type="string">
            <text:p>2018-07-20T10:11:35Z</text:p>
          </table:table-cell>
          <table:table-cell table:formula="of:=VLOOKUP([.$A1112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42Z</text:p>
          </table:table-cell>
          <table:table-cell office:value-type="float" office:value="40.008086" calcext:value-type="float">
            <text:p>40.008086</text:p>
          </table:table-cell>
          <table:table-cell office:value-type="float" office:value="-79.585392" calcext:value-type="float">
            <text:p>-79.585392</text:p>
          </table:table-cell>
          <table:table-cell office:value-type="float" office:value="292.5" calcext:value-type="float">
            <text:p>292.5</text:p>
          </table:table-cell>
          <table:table-cell office:value-type="float" office:value="84" calcext:value-type="float">
            <text:p>84</text:p>
          </table:table-cell>
          <table:table-cell table:formula="of:=VLOOKUP([.$A1113];[MAF_5K_Walk_Watch__Crunch.$A$2:.$E$688];1;1)" office:value-type="string" office:string-value="2018-07-20T10:11:40Z" calcext:value-type="string">
            <text:p>2018-07-20T10:11:40Z</text:p>
          </table:table-cell>
          <table:table-cell table:formula="of:=VLOOKUP([.$A1113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44Z</text:p>
          </table:table-cell>
          <table:table-cell office:value-type="float" office:value="40.008122" calcext:value-type="float">
            <text:p>40.008122</text:p>
          </table:table-cell>
          <table:table-cell office:value-type="float" office:value="-79.585396" calcext:value-type="float">
            <text:p>-79.585396</text:p>
          </table:table-cell>
          <table:table-cell office:value-type="float" office:value="292.5" calcext:value-type="float">
            <text:p>292.5</text:p>
          </table:table-cell>
          <table:table-cell office:value-type="float" office:value="84" calcext:value-type="float">
            <text:p>84</text:p>
          </table:table-cell>
          <table:table-cell table:formula="of:=VLOOKUP([.$A1114];[MAF_5K_Walk_Watch__Crunch.$A$2:.$E$688];1;1)" office:value-type="string" office:string-value="2018-07-20T10:11:40Z" calcext:value-type="string">
            <text:p>2018-07-20T10:11:40Z</text:p>
          </table:table-cell>
          <table:table-cell table:formula="of:=VLOOKUP([.$A1114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47Z</text:p>
          </table:table-cell>
          <table:table-cell office:value-type="float" office:value="40.008159" calcext:value-type="float">
            <text:p>40.008159</text:p>
          </table:table-cell>
          <table:table-cell office:value-type="float" office:value="-79.585401" calcext:value-type="float">
            <text:p>-79.585401</text:p>
          </table:table-cell>
          <table:table-cell office:value-type="float" office:value="292.4" calcext:value-type="float">
            <text:p>292.4</text:p>
          </table:table-cell>
          <table:table-cell office:value-type="float" office:value="84" calcext:value-type="float">
            <text:p>84</text:p>
          </table:table-cell>
          <table:table-cell table:formula="of:=VLOOKUP([.$A1115];[MAF_5K_Walk_Watch__Crunch.$A$2:.$E$688];1;1)" office:value-type="string" office:string-value="2018-07-20T10:11:45Z" calcext:value-type="string">
            <text:p>2018-07-20T10:11:45Z</text:p>
          </table:table-cell>
          <table:table-cell table:formula="of:=VLOOKUP([.$A1115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49Z</text:p>
          </table:table-cell>
          <table:table-cell office:value-type="float" office:value="40.008186" calcext:value-type="float">
            <text:p>40.008186</text:p>
          </table:table-cell>
          <table:table-cell office:value-type="float" office:value="-79.58541" calcext:value-type="float">
            <text:p>-79.58541</text:p>
          </table:table-cell>
          <table:table-cell office:value-type="float" office:value="292.3" calcext:value-type="float">
            <text:p>292.3</text:p>
          </table:table-cell>
          <table:table-cell office:value-type="float" office:value="84" calcext:value-type="float">
            <text:p>84</text:p>
          </table:table-cell>
          <table:table-cell table:formula="of:=VLOOKUP([.$A1116];[MAF_5K_Walk_Watch__Crunch.$A$2:.$E$688];1;1)" office:value-type="string" office:string-value="2018-07-20T10:11:45Z" calcext:value-type="string">
            <text:p>2018-07-20T10:11:45Z</text:p>
          </table:table-cell>
          <table:table-cell table:formula="of:=VLOOKUP([.$A1116];[MAF_5K_Walk_Watch__Crunch.$A$2:.$E$688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0T10:11:53Z</text:p>
          </table:table-cell>
          <table:table-cell office:value-type="float" office:value="40.008223" calcext:value-type="float">
            <text:p>40.008223</text:p>
          </table:table-cell>
          <table:table-cell office:value-type="float" office:value="-79.585409" calcext:value-type="float">
            <text:p>-79.585409</text:p>
          </table:table-cell>
          <table:table-cell office:value-type="float" office:value="292.2" calcext:value-type="float">
            <text:p>292.2</text:p>
          </table:table-cell>
          <table:table-cell office:value-type="float" office:value="84" calcext:value-type="float">
            <text:p>84</text:p>
          </table:table-cell>
          <table:table-cell table:formula="of:=VLOOKUP([.$A1117];[MAF_5K_Walk_Watch__Crunch.$A$2:.$E$688];1;1)" office:value-type="string" office:string-value="2018-07-20T10:11:51Z" calcext:value-type="string">
            <text:p>2018-07-20T10:11:51Z</text:p>
          </table:table-cell>
          <table:table-cell table:formula="of:=VLOOKUP([.$A1117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1:55Z</text:p>
          </table:table-cell>
          <table:table-cell office:value-type="float" office:value="40.008253" calcext:value-type="float">
            <text:p>40.008253</text:p>
          </table:table-cell>
          <table:table-cell office:value-type="float" office:value="-79.585406" calcext:value-type="float">
            <text:p>-79.585406</text:p>
          </table:table-cell>
          <table:table-cell office:value-type="float" office:value="292.2" calcext:value-type="float">
            <text:p>292.2</text:p>
          </table:table-cell>
          <table:table-cell office:value-type="float" office:value="84" calcext:value-type="float">
            <text:p>84</text:p>
          </table:table-cell>
          <table:table-cell table:formula="of:=VLOOKUP([.$A1118];[MAF_5K_Walk_Watch__Crunch.$A$2:.$E$688];1;1)" office:value-type="string" office:string-value="2018-07-20T10:11:55Z" calcext:value-type="string">
            <text:p>2018-07-20T10:11:55Z</text:p>
          </table:table-cell>
          <table:table-cell table:formula="of:=VLOOKUP([.$A1118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1:57Z</text:p>
          </table:table-cell>
          <table:table-cell office:value-type="float" office:value="40.008283" calcext:value-type="float">
            <text:p>40.008283</text:p>
          </table:table-cell>
          <table:table-cell office:value-type="float" office:value="-79.585396" calcext:value-type="float">
            <text:p>-79.585396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  <table:table-cell table:formula="of:=VLOOKUP([.$A1119];[MAF_5K_Walk_Watch__Crunch.$A$2:.$E$688];1;1)" office:value-type="string" office:string-value="2018-07-20T10:11:55Z" calcext:value-type="string">
            <text:p>2018-07-20T10:11:55Z</text:p>
          </table:table-cell>
          <table:table-cell table:formula="of:=VLOOKUP([.$A1119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00Z</text:p>
          </table:table-cell>
          <table:table-cell office:value-type="float" office:value="40.008325" calcext:value-type="float">
            <text:p>40.008325</text:p>
          </table:table-cell>
          <table:table-cell office:value-type="float" office:value="-79.58539" calcext:value-type="float">
            <text:p>-79.58539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  <table:table-cell table:formula="of:=VLOOKUP([.$A1120];[MAF_5K_Walk_Watch__Crunch.$A$2:.$E$688];1;1)" office:value-type="string" office:string-value="2018-07-20T10:12:00Z" calcext:value-type="string">
            <text:p>2018-07-20T10:12:00Z</text:p>
          </table:table-cell>
          <table:table-cell table:formula="of:=VLOOKUP([.$A1120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02Z</text:p>
          </table:table-cell>
          <table:table-cell office:value-type="float" office:value="40.008361" calcext:value-type="float">
            <text:p>40.008361</text:p>
          </table:table-cell>
          <table:table-cell office:value-type="float" office:value="-79.585401" calcext:value-type="float">
            <text:p>-79.585401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  <table:table-cell table:formula="of:=VLOOKUP([.$A1121];[MAF_5K_Walk_Watch__Crunch.$A$2:.$E$688];1;1)" office:value-type="string" office:string-value="2018-07-20T10:12:00Z" calcext:value-type="string">
            <text:p>2018-07-20T10:12:00Z</text:p>
          </table:table-cell>
          <table:table-cell table:formula="of:=VLOOKUP([.$A1121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04Z</text:p>
          </table:table-cell>
          <table:table-cell office:value-type="float" office:value="40.008389" calcext:value-type="float">
            <text:p>40.008389</text:p>
          </table:table-cell>
          <table:table-cell office:value-type="float" office:value="-79.585428" calcext:value-type="float">
            <text:p>-79.585428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  <table:table-cell table:formula="of:=VLOOKUP([.$A1122];[MAF_5K_Walk_Watch__Crunch.$A$2:.$E$688];1;1)" office:value-type="string" office:string-value="2018-07-20T10:12:00Z" calcext:value-type="string">
            <text:p>2018-07-20T10:12:00Z</text:p>
          </table:table-cell>
          <table:table-cell table:formula="of:=VLOOKUP([.$A1122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06Z</text:p>
          </table:table-cell>
          <table:table-cell office:value-type="float" office:value="40.00841" calcext:value-type="float">
            <text:p>40.00841</text:p>
          </table:table-cell>
          <table:table-cell office:value-type="float" office:value="-79.585469" calcext:value-type="float">
            <text:p>-79.585469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  <table:table-cell table:formula="of:=VLOOKUP([.$A1123];[MAF_5K_Walk_Watch__Crunch.$A$2:.$E$688];1;1)" office:value-type="string" office:string-value="2018-07-20T10:12:05Z" calcext:value-type="string">
            <text:p>2018-07-20T10:12:05Z</text:p>
          </table:table-cell>
          <table:table-cell table:formula="of:=VLOOKUP([.$A1123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08Z</text:p>
          </table:table-cell>
          <table:table-cell office:value-type="float" office:value="40.008427" calcext:value-type="float">
            <text:p>40.008427</text:p>
          </table:table-cell>
          <table:table-cell office:value-type="float" office:value="-79.585518" calcext:value-type="float">
            <text:p>-79.585518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  <table:table-cell table:formula="of:=VLOOKUP([.$A1124];[MAF_5K_Walk_Watch__Crunch.$A$2:.$E$688];1;1)" office:value-type="string" office:string-value="2018-07-20T10:12:05Z" calcext:value-type="string">
            <text:p>2018-07-20T10:12:05Z</text:p>
          </table:table-cell>
          <table:table-cell table:formula="of:=VLOOKUP([.$A1124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10Z</text:p>
          </table:table-cell>
          <table:table-cell office:value-type="float" office:value="40.008438" calcext:value-type="float">
            <text:p>40.008438</text:p>
          </table:table-cell>
          <table:table-cell office:value-type="float" office:value="-79.585563" calcext:value-type="float">
            <text:p>-79.585563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  <table:table-cell table:formula="of:=VLOOKUP([.$A1125];[MAF_5K_Walk_Watch__Crunch.$A$2:.$E$688];1;1)" office:value-type="string" office:string-value="2018-07-20T10:12:10Z" calcext:value-type="string">
            <text:p>2018-07-20T10:12:10Z</text:p>
          </table:table-cell>
          <table:table-cell table:formula="of:=VLOOKUP([.$A1125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12Z</text:p>
          </table:table-cell>
          <table:table-cell office:value-type="float" office:value="40.008441" calcext:value-type="float">
            <text:p>40.008441</text:p>
          </table:table-cell>
          <table:table-cell office:value-type="float" office:value="-79.585608" calcext:value-type="float">
            <text:p>-79.585608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  <table:table-cell table:formula="of:=VLOOKUP([.$A1126];[MAF_5K_Walk_Watch__Crunch.$A$2:.$E$688];1;1)" office:value-type="string" office:string-value="2018-07-20T10:12:10Z" calcext:value-type="string">
            <text:p>2018-07-20T10:12:10Z</text:p>
          </table:table-cell>
          <table:table-cell table:formula="of:=VLOOKUP([.$A1126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14Z</text:p>
          </table:table-cell>
          <table:table-cell office:value-type="float" office:value="40.008441" calcext:value-type="float">
            <text:p>40.008441</text:p>
          </table:table-cell>
          <table:table-cell office:value-type="float" office:value="-79.585648" calcext:value-type="float">
            <text:p>-79.585648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  <table:table-cell table:formula="of:=VLOOKUP([.$A1127];[MAF_5K_Walk_Watch__Crunch.$A$2:.$E$688];1;1)" office:value-type="string" office:string-value="2018-07-20T10:12:10Z" calcext:value-type="string">
            <text:p>2018-07-20T10:12:10Z</text:p>
          </table:table-cell>
          <table:table-cell table:formula="of:=VLOOKUP([.$A1127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16Z</text:p>
          </table:table-cell>
          <table:table-cell office:value-type="float" office:value="40.008439" calcext:value-type="float">
            <text:p>40.008439</text:p>
          </table:table-cell>
          <table:table-cell office:value-type="float" office:value="-79.585685" calcext:value-type="float">
            <text:p>-79.585685</text:p>
          </table:table-cell>
          <table:table-cell office:value-type="float" office:value="291.9" calcext:value-type="float">
            <text:p>291.9</text:p>
          </table:table-cell>
          <table:table-cell office:value-type="float" office:value="84" calcext:value-type="float">
            <text:p>84</text:p>
          </table:table-cell>
          <table:table-cell table:formula="of:=VLOOKUP([.$A1128];[MAF_5K_Walk_Watch__Crunch.$A$2:.$E$688];1;1)" office:value-type="string" office:string-value="2018-07-20T10:12:15Z" calcext:value-type="string">
            <text:p>2018-07-20T10:12:15Z</text:p>
          </table:table-cell>
          <table:table-cell table:formula="of:=VLOOKUP([.$A1128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19Z</text:p>
          </table:table-cell>
          <table:table-cell office:value-type="float" office:value="40.008443" calcext:value-type="float">
            <text:p>40.008443</text:p>
          </table:table-cell>
          <table:table-cell office:value-type="float" office:value="-79.585739" calcext:value-type="float">
            <text:p>-79.585739</text:p>
          </table:table-cell>
          <table:table-cell office:value-type="float" office:value="291.7" calcext:value-type="float">
            <text:p>291.7</text:p>
          </table:table-cell>
          <table:table-cell office:value-type="float" office:value="84" calcext:value-type="float">
            <text:p>84</text:p>
          </table:table-cell>
          <table:table-cell table:formula="of:=VLOOKUP([.$A1129];[MAF_5K_Walk_Watch__Crunch.$A$2:.$E$688];1;1)" office:value-type="string" office:string-value="2018-07-20T10:12:15Z" calcext:value-type="string">
            <text:p>2018-07-20T10:12:15Z</text:p>
          </table:table-cell>
          <table:table-cell table:formula="of:=VLOOKUP([.$A1129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21Z</text:p>
          </table:table-cell>
          <table:table-cell office:value-type="float" office:value="40.008446" calcext:value-type="float">
            <text:p>40.008446</text:p>
          </table:table-cell>
          <table:table-cell office:value-type="float" office:value="-79.58578" calcext:value-type="float">
            <text:p>-79.58578</text:p>
          </table:table-cell>
          <table:table-cell office:value-type="float" office:value="291.6" calcext:value-type="float">
            <text:p>291.6</text:p>
          </table:table-cell>
          <table:table-cell office:value-type="float" office:value="84" calcext:value-type="float">
            <text:p>84</text:p>
          </table:table-cell>
          <table:table-cell table:formula="of:=VLOOKUP([.$A1130];[MAF_5K_Walk_Watch__Crunch.$A$2:.$E$688];1;1)" office:value-type="string" office:string-value="2018-07-20T10:12:20Z" calcext:value-type="string">
            <text:p>2018-07-20T10:12:20Z</text:p>
          </table:table-cell>
          <table:table-cell table:formula="of:=VLOOKUP([.$A1130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23Z</text:p>
          </table:table-cell>
          <table:table-cell office:value-type="float" office:value="40.008443" calcext:value-type="float">
            <text:p>40.008443</text:p>
          </table:table-cell>
          <table:table-cell office:value-type="float" office:value="-79.585819" calcext:value-type="float">
            <text:p>-79.585819</text:p>
          </table:table-cell>
          <table:table-cell office:value-type="float" office:value="291.5" calcext:value-type="float">
            <text:p>291.5</text:p>
          </table:table-cell>
          <table:table-cell office:value-type="float" office:value="84" calcext:value-type="float">
            <text:p>84</text:p>
          </table:table-cell>
          <table:table-cell table:formula="of:=VLOOKUP([.$A1131];[MAF_5K_Walk_Watch__Crunch.$A$2:.$E$688];1;1)" office:value-type="string" office:string-value="2018-07-20T10:12:20Z" calcext:value-type="string">
            <text:p>2018-07-20T10:12:20Z</text:p>
          </table:table-cell>
          <table:table-cell table:formula="of:=VLOOKUP([.$A1131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25Z</text:p>
          </table:table-cell>
          <table:table-cell office:value-type="float" office:value="40.00844" calcext:value-type="float">
            <text:p>40.00844</text:p>
          </table:table-cell>
          <table:table-cell office:value-type="float" office:value="-79.585859" calcext:value-type="float">
            <text:p>-79.585859</text:p>
          </table:table-cell>
          <table:table-cell office:value-type="float" office:value="291.4" calcext:value-type="float">
            <text:p>291.4</text:p>
          </table:table-cell>
          <table:table-cell office:value-type="float" office:value="84" calcext:value-type="float">
            <text:p>84</text:p>
          </table:table-cell>
          <table:table-cell table:formula="of:=VLOOKUP([.$A1132];[MAF_5K_Walk_Watch__Crunch.$A$2:.$E$688];1;1)" office:value-type="string" office:string-value="2018-07-20T10:12:25Z" calcext:value-type="string">
            <text:p>2018-07-20T10:12:25Z</text:p>
          </table:table-cell>
          <table:table-cell table:formula="of:=VLOOKUP([.$A1132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27Z</text:p>
          </table:table-cell>
          <table:table-cell office:value-type="float" office:value="40.008442" calcext:value-type="float">
            <text:p>40.008442</text:p>
          </table:table-cell>
          <table:table-cell office:value-type="float" office:value="-79.585904" calcext:value-type="float">
            <text:p>-79.585904</text:p>
          </table:table-cell>
          <table:table-cell office:value-type="float" office:value="291.3" calcext:value-type="float">
            <text:p>291.3</text:p>
          </table:table-cell>
          <table:table-cell office:value-type="float" office:value="84" calcext:value-type="float">
            <text:p>84</text:p>
          </table:table-cell>
          <table:table-cell table:formula="of:=VLOOKUP([.$A1133];[MAF_5K_Walk_Watch__Crunch.$A$2:.$E$688];1;1)" office:value-type="string" office:string-value="2018-07-20T10:12:25Z" calcext:value-type="string">
            <text:p>2018-07-20T10:12:25Z</text:p>
          </table:table-cell>
          <table:table-cell table:formula="of:=VLOOKUP([.$A1133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29Z</text:p>
          </table:table-cell>
          <table:table-cell office:value-type="float" office:value="40.008447" calcext:value-type="float">
            <text:p>40.008447</text:p>
          </table:table-cell>
          <table:table-cell office:value-type="float" office:value="-79.58594" calcext:value-type="float">
            <text:p>-79.58594</text:p>
          </table:table-cell>
          <table:table-cell office:value-type="float" office:value="291.2" calcext:value-type="float">
            <text:p>291.2</text:p>
          </table:table-cell>
          <table:table-cell office:value-type="float" office:value="81" calcext:value-type="float">
            <text:p>81</text:p>
          </table:table-cell>
          <table:table-cell table:formula="of:=VLOOKUP([.$A1134];[MAF_5K_Walk_Watch__Crunch.$A$2:.$E$688];1;1)" office:value-type="string" office:string-value="2018-07-20T10:12:25Z" calcext:value-type="string">
            <text:p>2018-07-20T10:12:25Z</text:p>
          </table:table-cell>
          <table:table-cell table:formula="of:=VLOOKUP([.$A1134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31Z</text:p>
          </table:table-cell>
          <table:table-cell office:value-type="float" office:value="40.008447" calcext:value-type="float">
            <text:p>40.008447</text:p>
          </table:table-cell>
          <table:table-cell office:value-type="float" office:value="-79.585983" calcext:value-type="float">
            <text:p>-79.585983</text:p>
          </table:table-cell>
          <table:table-cell office:value-type="float" office:value="291.1" calcext:value-type="float">
            <text:p>291.1</text:p>
          </table:table-cell>
          <table:table-cell office:value-type="float" office:value="82" calcext:value-type="float">
            <text:p>82</text:p>
          </table:table-cell>
          <table:table-cell table:formula="of:=VLOOKUP([.$A1135];[MAF_5K_Walk_Watch__Crunch.$A$2:.$E$688];1;1)" office:value-type="string" office:string-value="2018-07-20T10:12:30Z" calcext:value-type="string">
            <text:p>2018-07-20T10:12:30Z</text:p>
          </table:table-cell>
          <table:table-cell table:formula="of:=VLOOKUP([.$A1135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33Z</text:p>
          </table:table-cell>
          <table:table-cell office:value-type="float" office:value="40.008446" calcext:value-type="float">
            <text:p>40.008446</text:p>
          </table:table-cell>
          <table:table-cell office:value-type="float" office:value="-79.586022" calcext:value-type="float">
            <text:p>-79.586022</text:p>
          </table:table-cell>
          <table:table-cell office:value-type="float" office:value="291" calcext:value-type="float">
            <text:p>291</text:p>
          </table:table-cell>
          <table:table-cell office:value-type="float" office:value="82" calcext:value-type="float">
            <text:p>82</text:p>
          </table:table-cell>
          <table:table-cell table:formula="of:=VLOOKUP([.$A1136];[MAF_5K_Walk_Watch__Crunch.$A$2:.$E$688];1;1)" office:value-type="string" office:string-value="2018-07-20T10:12:30Z" calcext:value-type="string">
            <text:p>2018-07-20T10:12:30Z</text:p>
          </table:table-cell>
          <table:table-cell table:formula="of:=VLOOKUP([.$A1136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35Z</text:p>
          </table:table-cell>
          <table:table-cell office:value-type="float" office:value="40.00845" calcext:value-type="float">
            <text:p>40.00845</text:p>
          </table:table-cell>
          <table:table-cell office:value-type="float" office:value="-79.586065" calcext:value-type="float">
            <text:p>-79.586065</text:p>
          </table:table-cell>
          <table:table-cell office:value-type="float" office:value="291" calcext:value-type="float">
            <text:p>291</text:p>
          </table:table-cell>
          <table:table-cell office:value-type="float" office:value="82" calcext:value-type="float">
            <text:p>82</text:p>
          </table:table-cell>
          <table:table-cell table:formula="of:=VLOOKUP([.$A1137];[MAF_5K_Walk_Watch__Crunch.$A$2:.$E$688];1;1)" office:value-type="string" office:string-value="2018-07-20T10:12:35Z" calcext:value-type="string">
            <text:p>2018-07-20T10:12:35Z</text:p>
          </table:table-cell>
          <table:table-cell table:formula="of:=VLOOKUP([.$A1137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38Z</text:p>
          </table:table-cell>
          <table:table-cell office:value-type="float" office:value="40.008447" calcext:value-type="float">
            <text:p>40.008447</text:p>
          </table:table-cell>
          <table:table-cell office:value-type="float" office:value="-79.586117" calcext:value-type="float">
            <text:p>-79.586117</text:p>
          </table:table-cell>
          <table:table-cell office:value-type="float" office:value="291" calcext:value-type="float">
            <text:p>291</text:p>
          </table:table-cell>
          <table:table-cell office:value-type="float" office:value="82" calcext:value-type="float">
            <text:p>82</text:p>
          </table:table-cell>
          <table:table-cell table:formula="of:=VLOOKUP([.$A1138];[MAF_5K_Walk_Watch__Crunch.$A$2:.$E$688];1;1)" office:value-type="string" office:string-value="2018-07-20T10:12:35Z" calcext:value-type="string">
            <text:p>2018-07-20T10:12:35Z</text:p>
          </table:table-cell>
          <table:table-cell table:formula="of:=VLOOKUP([.$A1138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40Z</text:p>
          </table:table-cell>
          <table:table-cell office:value-type="float" office:value="40.008445" calcext:value-type="float">
            <text:p>40.008445</text:p>
          </table:table-cell>
          <table:table-cell office:value-type="float" office:value="-79.586153" calcext:value-type="float">
            <text:p>-79.586153</text:p>
          </table:table-cell>
          <table:table-cell office:value-type="float" office:value="291" calcext:value-type="float">
            <text:p>291</text:p>
          </table:table-cell>
          <table:table-cell office:value-type="float" office:value="81" calcext:value-type="float">
            <text:p>81</text:p>
          </table:table-cell>
          <table:table-cell table:formula="of:=VLOOKUP([.$A1139];[MAF_5K_Walk_Watch__Crunch.$A$2:.$E$688];1;1)" office:value-type="string" office:string-value="2018-07-20T10:12:40Z" calcext:value-type="string">
            <text:p>2018-07-20T10:12:40Z</text:p>
          </table:table-cell>
          <table:table-cell table:formula="of:=VLOOKUP([.$A1139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42Z</text:p>
          </table:table-cell>
          <table:table-cell office:value-type="float" office:value="40.008444" calcext:value-type="float">
            <text:p>40.008444</text:p>
          </table:table-cell>
          <table:table-cell office:value-type="float" office:value="-79.586193" calcext:value-type="float">
            <text:p>-79.586193</text:p>
          </table:table-cell>
          <table:table-cell office:value-type="float" office:value="291" calcext:value-type="float">
            <text:p>291</text:p>
          </table:table-cell>
          <table:table-cell office:value-type="float" office:value="81" calcext:value-type="float">
            <text:p>81</text:p>
          </table:table-cell>
          <table:table-cell table:formula="of:=VLOOKUP([.$A1140];[MAF_5K_Walk_Watch__Crunch.$A$2:.$E$688];1;1)" office:value-type="string" office:string-value="2018-07-20T10:12:40Z" calcext:value-type="string">
            <text:p>2018-07-20T10:12:40Z</text:p>
          </table:table-cell>
          <table:table-cell table:formula="of:=VLOOKUP([.$A1140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45Z</text:p>
          </table:table-cell>
          <table:table-cell office:value-type="float" office:value="40.008442" calcext:value-type="float">
            <text:p>40.008442</text:p>
          </table:table-cell>
          <table:table-cell office:value-type="float" office:value="-79.586244" calcext:value-type="float">
            <text:p>-79.586244</text:p>
          </table:table-cell>
          <table:table-cell office:value-type="float" office:value="291" calcext:value-type="float">
            <text:p>291</text:p>
          </table:table-cell>
          <table:table-cell office:value-type="float" office:value="83" calcext:value-type="float">
            <text:p>83</text:p>
          </table:table-cell>
          <table:table-cell table:formula="of:=VLOOKUP([.$A1141];[MAF_5K_Walk_Watch__Crunch.$A$2:.$E$688];1;1)" office:value-type="string" office:string-value="2018-07-20T10:12:45Z" calcext:value-type="string">
            <text:p>2018-07-20T10:12:45Z</text:p>
          </table:table-cell>
          <table:table-cell table:formula="of:=VLOOKUP([.$A1141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48Z</text:p>
          </table:table-cell>
          <table:table-cell office:value-type="float" office:value="40.008436" calcext:value-type="float">
            <text:p>40.008436</text:p>
          </table:table-cell>
          <table:table-cell office:value-type="float" office:value="-79.58628" calcext:value-type="float">
            <text:p>-79.58628</text:p>
          </table:table-cell>
          <table:table-cell office:value-type="float" office:value="291" calcext:value-type="float">
            <text:p>291</text:p>
          </table:table-cell>
          <table:table-cell office:value-type="float" office:value="83" calcext:value-type="float">
            <text:p>83</text:p>
          </table:table-cell>
          <table:table-cell table:formula="of:=VLOOKUP([.$A1142];[MAF_5K_Walk_Watch__Crunch.$A$2:.$E$688];1;1)" office:value-type="string" office:string-value="2018-07-20T10:12:45Z" calcext:value-type="string">
            <text:p>2018-07-20T10:12:45Z</text:p>
          </table:table-cell>
          <table:table-cell table:formula="of:=VLOOKUP([.$A1142];[MAF_5K_Walk_Watch__Crunch.$A$2:.$E$688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0T10:12:52Z</text:p>
          </table:table-cell>
          <table:table-cell office:value-type="float" office:value="40.008436" calcext:value-type="float">
            <text:p>40.008436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291" calcext:value-type="float">
            <text:p>291</text:p>
          </table:table-cell>
          <table:table-cell office:value-type="float" office:value="83" calcext:value-type="float">
            <text:p>83</text:p>
          </table:table-cell>
          <table:table-cell table:formula="of:=VLOOKUP([.$A1143];[MAF_5K_Walk_Watch__Crunch.$A$2:.$E$688];1;1)" office:value-type="string" office:string-value="2018-07-20T10:12:51Z" calcext:value-type="string">
            <text:p>2018-07-20T10:12:51Z</text:p>
          </table:table-cell>
          <table:table-cell table:formula="of:=VLOOKUP([.$A114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2:55Z</text:p>
          </table:table-cell>
          <table:table-cell office:value-type="float" office:value="40.008446" calcext:value-type="float">
            <text:p>40.008446</text:p>
          </table:table-cell>
          <table:table-cell office:value-type="float" office:value="-79.586371" calcext:value-type="float">
            <text:p>-79.586371</text:p>
          </table:table-cell>
          <table:table-cell office:value-type="float" office:value="291" calcext:value-type="float">
            <text:p>291</text:p>
          </table:table-cell>
          <table:table-cell office:value-type="float" office:value="83" calcext:value-type="float">
            <text:p>83</text:p>
          </table:table-cell>
          <table:table-cell table:formula="of:=VLOOKUP([.$A1144];[MAF_5K_Walk_Watch__Crunch.$A$2:.$E$688];1;1)" office:value-type="string" office:string-value="2018-07-20T10:12:51Z" calcext:value-type="string">
            <text:p>2018-07-20T10:12:51Z</text:p>
          </table:table-cell>
          <table:table-cell table:formula="of:=VLOOKUP([.$A114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2:57Z</text:p>
          </table:table-cell>
          <table:table-cell office:value-type="float" office:value="40.008443" calcext:value-type="float">
            <text:p>40.008443</text:p>
          </table:table-cell>
          <table:table-cell office:value-type="float" office:value="-79.586409" calcext:value-type="float">
            <text:p>-79.586409</text:p>
          </table:table-cell>
          <table:table-cell office:value-type="float" office:value="291" calcext:value-type="float">
            <text:p>291</text:p>
          </table:table-cell>
          <table:table-cell office:value-type="float" office:value="84" calcext:value-type="float">
            <text:p>84</text:p>
          </table:table-cell>
          <table:table-cell table:formula="of:=VLOOKUP([.$A1145];[MAF_5K_Walk_Watch__Crunch.$A$2:.$E$688];1;1)" office:value-type="string" office:string-value="2018-07-20T10:12:56Z" calcext:value-type="string">
            <text:p>2018-07-20T10:12:56Z</text:p>
          </table:table-cell>
          <table:table-cell table:formula="of:=VLOOKUP([.$A1145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2:59Z</text:p>
          </table:table-cell>
          <table:table-cell office:value-type="float" office:value="40.008436" calcext:value-type="float">
            <text:p>40.008436</text:p>
          </table:table-cell>
          <table:table-cell office:value-type="float" office:value="-79.586448" calcext:value-type="float">
            <text:p>-79.586448</text:p>
          </table:table-cell>
          <table:table-cell office:value-type="float" office:value="291" calcext:value-type="float">
            <text:p>291</text:p>
          </table:table-cell>
          <table:table-cell office:value-type="float" office:value="84" calcext:value-type="float">
            <text:p>84</text:p>
          </table:table-cell>
          <table:table-cell table:formula="of:=VLOOKUP([.$A1146];[MAF_5K_Walk_Watch__Crunch.$A$2:.$E$688];1;1)" office:value-type="string" office:string-value="2018-07-20T10:12:56Z" calcext:value-type="string">
            <text:p>2018-07-20T10:12:56Z</text:p>
          </table:table-cell>
          <table:table-cell table:formula="of:=VLOOKUP([.$A1146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01Z</text:p>
          </table:table-cell>
          <table:table-cell office:value-type="float" office:value="40.008432" calcext:value-type="float">
            <text:p>40.008432</text:p>
          </table:table-cell>
          <table:table-cell office:value-type="float" office:value="-79.586489" calcext:value-type="float">
            <text:p>-79.586489</text:p>
          </table:table-cell>
          <table:table-cell office:value-type="float" office:value="291" calcext:value-type="float">
            <text:p>291</text:p>
          </table:table-cell>
          <table:table-cell office:value-type="float" office:value="84" calcext:value-type="float">
            <text:p>84</text:p>
          </table:table-cell>
          <table:table-cell table:formula="of:=VLOOKUP([.$A1147];[MAF_5K_Walk_Watch__Crunch.$A$2:.$E$688];1;1)" office:value-type="string" office:string-value="2018-07-20T10:13:01Z" calcext:value-type="string">
            <text:p>2018-07-20T10:13:01Z</text:p>
          </table:table-cell>
          <table:table-cell table:formula="of:=VLOOKUP([.$A1147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05Z</text:p>
          </table:table-cell>
          <table:table-cell office:value-type="float" office:value="40.008407" calcext:value-type="float">
            <text:p>40.008407</text:p>
          </table:table-cell>
          <table:table-cell office:value-type="float" office:value="-79.586522" calcext:value-type="float">
            <text:p>-79.586522</text:p>
          </table:table-cell>
          <table:table-cell office:value-type="float" office:value="291" calcext:value-type="float">
            <text:p>291</text:p>
          </table:table-cell>
          <table:table-cell office:value-type="float" office:value="84" calcext:value-type="float">
            <text:p>84</text:p>
          </table:table-cell>
          <table:table-cell table:formula="of:=VLOOKUP([.$A1148];[MAF_5K_Walk_Watch__Crunch.$A$2:.$E$688];1;1)" office:value-type="string" office:string-value="2018-07-20T10:13:01Z" calcext:value-type="string">
            <text:p>2018-07-20T10:13:01Z</text:p>
          </table:table-cell>
          <table:table-cell table:formula="of:=VLOOKUP([.$A1148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08Z</text:p>
          </table:table-cell>
          <table:table-cell office:value-type="float" office:value="40.008372" calcext:value-type="float">
            <text:p>40.008372</text:p>
          </table:table-cell>
          <table:table-cell office:value-type="float" office:value="-79.586532" calcext:value-type="float">
            <text:p>-79.586532</text:p>
          </table:table-cell>
          <table:table-cell office:value-type="float" office:value="291" calcext:value-type="float">
            <text:p>291</text:p>
          </table:table-cell>
          <table:table-cell office:value-type="float" office:value="81" calcext:value-type="float">
            <text:p>81</text:p>
          </table:table-cell>
          <table:table-cell table:formula="of:=VLOOKUP([.$A1149];[MAF_5K_Walk_Watch__Crunch.$A$2:.$E$688];1;1)" office:value-type="string" office:string-value="2018-07-20T10:13:01Z" calcext:value-type="string">
            <text:p>2018-07-20T10:13:01Z</text:p>
          </table:table-cell>
          <table:table-cell table:formula="of:=VLOOKUP([.$A114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11Z</text:p>
          </table:table-cell>
          <table:table-cell office:value-type="float" office:value="40.00834" calcext:value-type="float">
            <text:p>40.00834</text:p>
          </table:table-cell>
          <table:table-cell office:value-type="float" office:value="-79.586543" calcext:value-type="float">
            <text:p>-79.586543</text:p>
          </table:table-cell>
          <table:table-cell office:value-type="float" office:value="291" calcext:value-type="float">
            <text:p>291</text:p>
          </table:table-cell>
          <table:table-cell office:value-type="float" office:value="81" calcext:value-type="float">
            <text:p>81</text:p>
          </table:table-cell>
          <table:table-cell table:formula="of:=VLOOKUP([.$A1150];[MAF_5K_Walk_Watch__Crunch.$A$2:.$E$688];1;1)" office:value-type="string" office:string-value="2018-07-20T10:13:11Z" calcext:value-type="string">
            <text:p>2018-07-20T10:13:11Z</text:p>
          </table:table-cell>
          <table:table-cell table:formula="of:=VLOOKUP([.$A115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14Z</text:p>
          </table:table-cell>
          <table:table-cell office:value-type="float" office:value="40.008307" calcext:value-type="float">
            <text:p>40.008307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  <table:table-cell table:formula="of:=VLOOKUP([.$A1151];[MAF_5K_Walk_Watch__Crunch.$A$2:.$E$688];1;1)" office:value-type="string" office:string-value="2018-07-20T10:13:11Z" calcext:value-type="string">
            <text:p>2018-07-20T10:13:11Z</text:p>
          </table:table-cell>
          <table:table-cell table:formula="of:=VLOOKUP([.$A115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16Z</text:p>
          </table:table-cell>
          <table:table-cell office:value-type="float" office:value="40.008268" calcext:value-type="float">
            <text:p>40.008268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1" calcext:value-type="float">
            <text:p>291.1</text:p>
          </table:table-cell>
          <table:table-cell office:value-type="float" office:value="80" calcext:value-type="float">
            <text:p>80</text:p>
          </table:table-cell>
          <table:table-cell table:formula="of:=VLOOKUP([.$A1152];[MAF_5K_Walk_Watch__Crunch.$A$2:.$E$688];1;1)" office:value-type="string" office:string-value="2018-07-20T10:13:11Z" calcext:value-type="string">
            <text:p>2018-07-20T10:13:11Z</text:p>
          </table:table-cell>
          <table:table-cell table:formula="of:=VLOOKUP([.$A1152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18Z</text:p>
          </table:table-cell>
          <table:table-cell office:value-type="float" office:value="40.008237" calcext:value-type="float">
            <text:p>40.008237</text:p>
          </table:table-cell>
          <table:table-cell office:value-type="float" office:value="-79.586554" calcext:value-type="float">
            <text:p>-79.586554</text:p>
          </table:table-cell>
          <table:table-cell office:value-type="float" office:value="291.2" calcext:value-type="float">
            <text:p>291.2</text:p>
          </table:table-cell>
          <table:table-cell office:value-type="float" office:value="79" calcext:value-type="float">
            <text:p>79</text:p>
          </table:table-cell>
          <table:table-cell table:formula="of:=VLOOKUP([.$A1153];[MAF_5K_Walk_Watch__Crunch.$A$2:.$E$688];1;1)" office:value-type="string" office:string-value="2018-07-20T10:13:18Z" calcext:value-type="string">
            <text:p>2018-07-20T10:13:18Z</text:p>
          </table:table-cell>
          <table:table-cell table:formula="of:=VLOOKUP([.$A115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20Z</text:p>
          </table:table-cell>
          <table:table-cell office:value-type="float" office:value="40.008201" calcext:value-type="float">
            <text:p>40.008201</text:p>
          </table:table-cell>
          <table:table-cell office:value-type="float" office:value="-79.586557" calcext:value-type="float">
            <text:p>-79.586557</text:p>
          </table:table-cell>
          <table:table-cell office:value-type="float" office:value="291.2" calcext:value-type="float">
            <text:p>291.2</text:p>
          </table:table-cell>
          <table:table-cell office:value-type="float" office:value="79" calcext:value-type="float">
            <text:p>79</text:p>
          </table:table-cell>
          <table:table-cell table:formula="of:=VLOOKUP([.$A1154];[MAF_5K_Walk_Watch__Crunch.$A$2:.$E$688];1;1)" office:value-type="string" office:string-value="2018-07-20T10:13:18Z" calcext:value-type="string">
            <text:p>2018-07-20T10:13:18Z</text:p>
          </table:table-cell>
          <table:table-cell table:formula="of:=VLOOKUP([.$A115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23Z</text:p>
          </table:table-cell>
          <table:table-cell office:value-type="float" office:value="40.00817" calcext:value-type="float">
            <text:p>40.00817</text:p>
          </table:table-cell>
          <table:table-cell office:value-type="float" office:value="-79.586559" calcext:value-type="float">
            <text:p>-79.586559</text:p>
          </table:table-cell>
          <table:table-cell office:value-type="float" office:value="291.2" calcext:value-type="float">
            <text:p>291.2</text:p>
          </table:table-cell>
          <table:table-cell office:value-type="float" office:value="79" calcext:value-type="float">
            <text:p>79</text:p>
          </table:table-cell>
          <table:table-cell table:formula="of:=VLOOKUP([.$A1155];[MAF_5K_Walk_Watch__Crunch.$A$2:.$E$688];1;1)" office:value-type="string" office:string-value="2018-07-20T10:13:23Z" calcext:value-type="string">
            <text:p>2018-07-20T10:13:23Z</text:p>
          </table:table-cell>
          <table:table-cell table:formula="of:=VLOOKUP([.$A1155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26Z</text:p>
          </table:table-cell>
          <table:table-cell office:value-type="float" office:value="40.00813" calcext:value-type="float">
            <text:p>40.00813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291.3" calcext:value-type="float">
            <text:p>291.3</text:p>
          </table:table-cell>
          <table:table-cell office:value-type="float" office:value="79" calcext:value-type="float">
            <text:p>79</text:p>
          </table:table-cell>
          <table:table-cell table:formula="of:=VLOOKUP([.$A1156];[MAF_5K_Walk_Watch__Crunch.$A$2:.$E$688];1;1)" office:value-type="string" office:string-value="2018-07-20T10:13:23Z" calcext:value-type="string">
            <text:p>2018-07-20T10:13:23Z</text:p>
          </table:table-cell>
          <table:table-cell table:formula="of:=VLOOKUP([.$A1156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29Z</text:p>
          </table:table-cell>
          <table:table-cell office:value-type="float" office:value="40.008096" calcext:value-type="float">
            <text:p>40.008096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291.3" calcext:value-type="float">
            <text:p>291.3</text:p>
          </table:table-cell>
          <table:table-cell office:value-type="float" office:value="81" calcext:value-type="float">
            <text:p>81</text:p>
          </table:table-cell>
          <table:table-cell table:formula="of:=VLOOKUP([.$A1157];[MAF_5K_Walk_Watch__Crunch.$A$2:.$E$688];1;1)" office:value-type="string" office:string-value="2018-07-20T10:13:28Z" calcext:value-type="string">
            <text:p>2018-07-20T10:13:28Z</text:p>
          </table:table-cell>
          <table:table-cell table:formula="of:=VLOOKUP([.$A1157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32Z</text:p>
          </table:table-cell>
          <table:table-cell office:value-type="float" office:value="40.008059" calcext:value-type="float">
            <text:p>40.008059</text:p>
          </table:table-cell>
          <table:table-cell office:value-type="float" office:value="-79.586562" calcext:value-type="float">
            <text:p>-79.586562</text:p>
          </table:table-cell>
          <table:table-cell office:value-type="float" office:value="291.4" calcext:value-type="float">
            <text:p>291.4</text:p>
          </table:table-cell>
          <table:table-cell office:value-type="float" office:value="82" calcext:value-type="float">
            <text:p>82</text:p>
          </table:table-cell>
          <table:table-cell table:formula="of:=VLOOKUP([.$A1158];[MAF_5K_Walk_Watch__Crunch.$A$2:.$E$688];1;1)" office:value-type="string" office:string-value="2018-07-20T10:13:28Z" calcext:value-type="string">
            <text:p>2018-07-20T10:13:28Z</text:p>
          </table:table-cell>
          <table:table-cell table:formula="of:=VLOOKUP([.$A1158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34Z</text:p>
          </table:table-cell>
          <table:table-cell office:value-type="float" office:value="40.008014" calcext:value-type="float">
            <text:p>40.008014</text:p>
          </table:table-cell>
          <table:table-cell office:value-type="float" office:value="-79.586565" calcext:value-type="float">
            <text:p>-79.586565</text:p>
          </table:table-cell>
          <table:table-cell office:value-type="float" office:value="291.5" calcext:value-type="float">
            <text:p>291.5</text:p>
          </table:table-cell>
          <table:table-cell office:value-type="float" office:value="83" calcext:value-type="float">
            <text:p>83</text:p>
          </table:table-cell>
          <table:table-cell table:formula="of:=VLOOKUP([.$A1159];[MAF_5K_Walk_Watch__Crunch.$A$2:.$E$688];1;1)" office:value-type="string" office:string-value="2018-07-20T10:13:28Z" calcext:value-type="string">
            <text:p>2018-07-20T10:13:28Z</text:p>
          </table:table-cell>
          <table:table-cell table:formula="of:=VLOOKUP([.$A115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36Z</text:p>
          </table:table-cell>
          <table:table-cell office:value-type="float" office:value="40.007981" calcext:value-type="float">
            <text:p>40.007981</text:p>
          </table:table-cell>
          <table:table-cell office:value-type="float" office:value="-79.586565" calcext:value-type="float">
            <text:p>-79.586565</text:p>
          </table:table-cell>
          <table:table-cell office:value-type="float" office:value="291.5" calcext:value-type="float">
            <text:p>291.5</text:p>
          </table:table-cell>
          <table:table-cell office:value-type="float" office:value="83" calcext:value-type="float">
            <text:p>83</text:p>
          </table:table-cell>
          <table:table-cell table:formula="of:=VLOOKUP([.$A1160];[MAF_5K_Walk_Watch__Crunch.$A$2:.$E$688];1;1)" office:value-type="string" office:string-value="2018-07-20T10:13:28Z" calcext:value-type="string">
            <text:p>2018-07-20T10:13:28Z</text:p>
          </table:table-cell>
          <table:table-cell table:formula="of:=VLOOKUP([.$A116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43Z</text:p>
          </table:table-cell>
          <table:table-cell office:value-type="float" office:value="40.00794" calcext:value-type="float">
            <text:p>40.00794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291.6" calcext:value-type="float">
            <text:p>291.6</text:p>
          </table:table-cell>
          <table:table-cell office:value-type="float" office:value="85" calcext:value-type="float">
            <text:p>85</text:p>
          </table:table-cell>
          <table:table-cell table:formula="of:=VLOOKUP([.$A1161];[MAF_5K_Walk_Watch__Crunch.$A$2:.$E$688];1;1)" office:value-type="string" office:string-value="2018-07-20T10:13:38Z" calcext:value-type="string">
            <text:p>2018-07-20T10:13:38Z</text:p>
          </table:table-cell>
          <table:table-cell table:formula="of:=VLOOKUP([.$A116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45Z</text:p>
          </table:table-cell>
          <table:table-cell office:value-type="float" office:value="40.007902" calcext:value-type="float">
            <text:p>40.007902</text:p>
          </table:table-cell>
          <table:table-cell office:value-type="float" office:value="-79.586554" calcext:value-type="float">
            <text:p>-79.586554</text:p>
          </table:table-cell>
          <table:table-cell office:value-type="float" office:value="291.6" calcext:value-type="float">
            <text:p>291.6</text:p>
          </table:table-cell>
          <table:table-cell office:value-type="float" office:value="86" calcext:value-type="float">
            <text:p>86</text:p>
          </table:table-cell>
          <table:table-cell table:formula="of:=VLOOKUP([.$A1162];[MAF_5K_Walk_Watch__Crunch.$A$2:.$E$688];1;1)" office:value-type="string" office:string-value="2018-07-20T10:13:38Z" calcext:value-type="string">
            <text:p>2018-07-20T10:13:38Z</text:p>
          </table:table-cell>
          <table:table-cell table:formula="of:=VLOOKUP([.$A1162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47Z</text:p>
          </table:table-cell>
          <table:table-cell office:value-type="float" office:value="40.00787" calcext:value-type="float">
            <text:p>40.00787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1.6" calcext:value-type="float">
            <text:p>291.6</text:p>
          </table:table-cell>
          <table:table-cell office:value-type="float" office:value="86" calcext:value-type="float">
            <text:p>86</text:p>
          </table:table-cell>
          <table:table-cell table:formula="of:=VLOOKUP([.$A1163];[MAF_5K_Walk_Watch__Crunch.$A$2:.$E$688];1;1)" office:value-type="string" office:string-value="2018-07-20T10:13:38Z" calcext:value-type="string">
            <text:p>2018-07-20T10:13:38Z</text:p>
          </table:table-cell>
          <table:table-cell table:formula="of:=VLOOKUP([.$A116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49Z</text:p>
          </table:table-cell>
          <table:table-cell office:value-type="float" office:value="40.007817" calcext:value-type="float">
            <text:p>40.007817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291.7" calcext:value-type="float">
            <text:p>291.7</text:p>
          </table:table-cell>
          <table:table-cell office:value-type="float" office:value="86" calcext:value-type="float">
            <text:p>86</text:p>
          </table:table-cell>
          <table:table-cell table:formula="of:=VLOOKUP([.$A1164];[MAF_5K_Walk_Watch__Crunch.$A$2:.$E$688];1;1)" office:value-type="string" office:string-value="2018-07-20T10:13:48Z" calcext:value-type="string">
            <text:p>2018-07-20T10:13:48Z</text:p>
          </table:table-cell>
          <table:table-cell table:formula="of:=VLOOKUP([.$A116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3:50Z</text:p>
          </table:table-cell>
          <table:table-cell office:value-type="float" office:value="40.007789" calcext:value-type="float">
            <text:p>40.007789</text:p>
          </table:table-cell>
          <table:table-cell office:value-type="float" office:value="-79.586551" calcext:value-type="float">
            <text:p>-79.586551</text:p>
          </table:table-cell>
          <table:table-cell office:value-type="float" office:value="291.8" calcext:value-type="float">
            <text:p>291.8</text:p>
          </table:table-cell>
          <table:table-cell office:value-type="float" office:value="87" calcext:value-type="float">
            <text:p>87</text:p>
          </table:table-cell>
          <table:table-cell table:formula="of:=VLOOKUP([.$A1165];[MAF_5K_Walk_Watch__Crunch.$A$2:.$E$688];1;1)" office:value-type="string" office:string-value="2018-07-20T10:13:50Z" calcext:value-type="string">
            <text:p>2018-07-20T10:13:50Z</text:p>
          </table:table-cell>
          <table:table-cell table:formula="of:=VLOOKUP([.$A116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3:52Z</text:p>
          </table:table-cell>
          <table:table-cell office:value-type="float" office:value="40.007759" calcext:value-type="float">
            <text:p>40.007759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291.8" calcext:value-type="float">
            <text:p>291.8</text:p>
          </table:table-cell>
          <table:table-cell office:value-type="float" office:value="87" calcext:value-type="float">
            <text:p>87</text:p>
          </table:table-cell>
          <table:table-cell table:formula="of:=VLOOKUP([.$A1166];[MAF_5K_Walk_Watch__Crunch.$A$2:.$E$688];1;1)" office:value-type="string" office:string-value="2018-07-20T10:13:50Z" calcext:value-type="string">
            <text:p>2018-07-20T10:13:50Z</text:p>
          </table:table-cell>
          <table:table-cell table:formula="of:=VLOOKUP([.$A116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3:55Z</text:p>
          </table:table-cell>
          <table:table-cell office:value-type="float" office:value="40.007719" calcext:value-type="float">
            <text:p>40.007719</text:p>
          </table:table-cell>
          <table:table-cell office:value-type="float" office:value="-79.586561" calcext:value-type="float">
            <text:p>-79.586561</text:p>
          </table:table-cell>
          <table:table-cell office:value-type="float" office:value="291.9" calcext:value-type="float">
            <text:p>291.9</text:p>
          </table:table-cell>
          <table:table-cell office:value-type="float" office:value="86" calcext:value-type="float">
            <text:p>86</text:p>
          </table:table-cell>
          <table:table-cell table:formula="of:=VLOOKUP([.$A1167];[MAF_5K_Walk_Watch__Crunch.$A$2:.$E$688];1;1)" office:value-type="string" office:string-value="2018-07-20T10:13:53Z" calcext:value-type="string">
            <text:p>2018-07-20T10:13:53Z</text:p>
          </table:table-cell>
          <table:table-cell table:formula="of:=VLOOKUP([.$A1167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3:57Z</text:p>
          </table:table-cell>
          <table:table-cell office:value-type="float" office:value="40.007675" calcext:value-type="float">
            <text:p>40.007675</text:p>
          </table:table-cell>
          <table:table-cell office:value-type="float" office:value="-79.586561" calcext:value-type="float">
            <text:p>-79.586561</text:p>
          </table:table-cell>
          <table:table-cell office:value-type="float" office:value="291.9" calcext:value-type="float">
            <text:p>291.9</text:p>
          </table:table-cell>
          <table:table-cell office:value-type="float" office:value="86" calcext:value-type="float">
            <text:p>86</text:p>
          </table:table-cell>
          <table:table-cell table:formula="of:=VLOOKUP([.$A1168];[MAF_5K_Walk_Watch__Crunch.$A$2:.$E$688];1;1)" office:value-type="string" office:string-value="2018-07-20T10:13:53Z" calcext:value-type="string">
            <text:p>2018-07-20T10:13:53Z</text:p>
          </table:table-cell>
          <table:table-cell table:formula="of:=VLOOKUP([.$A1168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3:59Z</text:p>
          </table:table-cell>
          <table:table-cell office:value-type="float" office:value="40.007636" calcext:value-type="float">
            <text:p>40.007636</text:p>
          </table:table-cell>
          <table:table-cell office:value-type="float" office:value="-79.586559" calcext:value-type="float">
            <text:p>-79.586559</text:p>
          </table:table-cell>
          <table:table-cell office:value-type="float" office:value="291.9" calcext:value-type="float">
            <text:p>291.9</text:p>
          </table:table-cell>
          <table:table-cell office:value-type="float" office:value="86" calcext:value-type="float">
            <text:p>86</text:p>
          </table:table-cell>
          <table:table-cell table:formula="of:=VLOOKUP([.$A1169];[MAF_5K_Walk_Watch__Crunch.$A$2:.$E$688];1;1)" office:value-type="string" office:string-value="2018-07-20T10:13:58Z" calcext:value-type="string">
            <text:p>2018-07-20T10:13:58Z</text:p>
          </table:table-cell>
          <table:table-cell table:formula="of:=VLOOKUP([.$A1169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01Z</text:p>
          </table:table-cell>
          <table:table-cell office:value-type="float" office:value="40.007601" calcext:value-type="float">
            <text:p>40.007601</text:p>
          </table:table-cell>
          <table:table-cell office:value-type="float" office:value="-79.586562" calcext:value-type="float">
            <text:p>-79.586562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  <table:table-cell table:formula="of:=VLOOKUP([.$A1170];[MAF_5K_Walk_Watch__Crunch.$A$2:.$E$688];1;1)" office:value-type="string" office:string-value="2018-07-20T10:13:58Z" calcext:value-type="string">
            <text:p>2018-07-20T10:13:58Z</text:p>
          </table:table-cell>
          <table:table-cell table:formula="of:=VLOOKUP([.$A117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03Z</text:p>
          </table:table-cell>
          <table:table-cell office:value-type="float" office:value="40.007572" calcext:value-type="float">
            <text:p>40.007572</text:p>
          </table:table-cell>
          <table:table-cell office:value-type="float" office:value="-79.586561" calcext:value-type="float">
            <text:p>-79.586561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VLOOKUP([.$A1171];[MAF_5K_Walk_Watch__Crunch.$A$2:.$E$688];1;1)" office:value-type="string" office:string-value="2018-07-20T10:14:03Z" calcext:value-type="string">
            <text:p>2018-07-20T10:14:03Z</text:p>
          </table:table-cell>
          <table:table-cell table:formula="of:=VLOOKUP([.$A117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06Z</text:p>
          </table:table-cell>
          <table:table-cell office:value-type="float" office:value="40.007534" calcext:value-type="float">
            <text:p>40.007534</text:p>
          </table:table-cell>
          <table:table-cell office:value-type="float" office:value="-79.586568" calcext:value-type="float">
            <text:p>-79.586568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  <table:table-cell table:formula="of:=VLOOKUP([.$A1172];[MAF_5K_Walk_Watch__Crunch.$A$2:.$E$688];1;1)" office:value-type="string" office:string-value="2018-07-20T10:14:03Z" calcext:value-type="string">
            <text:p>2018-07-20T10:14:03Z</text:p>
          </table:table-cell>
          <table:table-cell table:formula="of:=VLOOKUP([.$A117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08Z</text:p>
          </table:table-cell>
          <table:table-cell office:value-type="float" office:value="40.007505" calcext:value-type="float">
            <text:p>40.007505</text:p>
          </table:table-cell>
          <table:table-cell office:value-type="float" office:value="-79.586573" calcext:value-type="float">
            <text:p>-79.586573</text:p>
          </table:table-cell>
          <table:table-cell office:value-type="float" office:value="292.1" calcext:value-type="float">
            <text:p>292.1</text:p>
          </table:table-cell>
          <table:table-cell office:value-type="float" office:value="85" calcext:value-type="float">
            <text:p>85</text:p>
          </table:table-cell>
          <table:table-cell table:formula="of:=VLOOKUP([.$A1173];[MAF_5K_Walk_Watch__Crunch.$A$2:.$E$688];1;1)" office:value-type="string" office:string-value="2018-07-20T10:14:08Z" calcext:value-type="string">
            <text:p>2018-07-20T10:14:08Z</text:p>
          </table:table-cell>
          <table:table-cell table:formula="of:=VLOOKUP([.$A117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11Z</text:p>
          </table:table-cell>
          <table:table-cell office:value-type="float" office:value="40.007466" calcext:value-type="float">
            <text:p>40.007466</text:p>
          </table:table-cell>
          <table:table-cell office:value-type="float" office:value="-79.586563" calcext:value-type="float">
            <text:p>-79.586563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  <table:table-cell table:formula="of:=VLOOKUP([.$A1174];[MAF_5K_Walk_Watch__Crunch.$A$2:.$E$688];1;1)" office:value-type="string" office:string-value="2018-07-20T10:14:08Z" calcext:value-type="string">
            <text:p>2018-07-20T10:14:08Z</text:p>
          </table:table-cell>
          <table:table-cell table:formula="of:=VLOOKUP([.$A117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14Z</text:p>
          </table:table-cell>
          <table:table-cell office:value-type="float" office:value="40.007432" calcext:value-type="float">
            <text:p>40.007432</text:p>
          </table:table-cell>
          <table:table-cell office:value-type="float" office:value="-79.586561" calcext:value-type="float">
            <text:p>-79.586561</text:p>
          </table:table-cell>
          <table:table-cell office:value-type="float" office:value="292" calcext:value-type="float">
            <text:p>292</text:p>
          </table:table-cell>
          <table:table-cell office:value-type="float" office:value="87" calcext:value-type="float">
            <text:p>87</text:p>
          </table:table-cell>
          <table:table-cell table:formula="of:=VLOOKUP([.$A1175];[MAF_5K_Walk_Watch__Crunch.$A$2:.$E$688];1;1)" office:value-type="string" office:string-value="2018-07-20T10:14:13Z" calcext:value-type="string">
            <text:p>2018-07-20T10:14:13Z</text:p>
          </table:table-cell>
          <table:table-cell table:formula="of:=VLOOKUP([.$A117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17Z</text:p>
          </table:table-cell>
          <table:table-cell office:value-type="float" office:value="40.007392" calcext:value-type="float">
            <text:p>40.007392</text:p>
          </table:table-cell>
          <table:table-cell office:value-type="float" office:value="-79.586558" calcext:value-type="float">
            <text:p>-79.586558</text:p>
          </table:table-cell>
          <table:table-cell office:value-type="float" office:value="292.1" calcext:value-type="float">
            <text:p>292.1</text:p>
          </table:table-cell>
          <table:table-cell office:value-type="float" office:value="88" calcext:value-type="float">
            <text:p>88</text:p>
          </table:table-cell>
          <table:table-cell table:formula="of:=VLOOKUP([.$A1176];[MAF_5K_Walk_Watch__Crunch.$A$2:.$E$688];1;1)" office:value-type="string" office:string-value="2018-07-20T10:14:13Z" calcext:value-type="string">
            <text:p>2018-07-20T10:14:13Z</text:p>
          </table:table-cell>
          <table:table-cell table:formula="of:=VLOOKUP([.$A117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20Z</text:p>
          </table:table-cell>
          <table:table-cell office:value-type="float" office:value="40.00735" calcext:value-type="float">
            <text:p>40.00735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292.1" calcext:value-type="float">
            <text:p>292.1</text:p>
          </table:table-cell>
          <table:table-cell office:value-type="float" office:value="89" calcext:value-type="float">
            <text:p>89</text:p>
          </table:table-cell>
          <table:table-cell table:formula="of:=VLOOKUP([.$A1177];[MAF_5K_Walk_Watch__Crunch.$A$2:.$E$688];1;1)" office:value-type="string" office:string-value="2018-07-20T10:14:20Z" calcext:value-type="string">
            <text:p>2018-07-20T10:14:20Z</text:p>
          </table:table-cell>
          <table:table-cell table:formula="of:=VLOOKUP([.$A1177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22Z</text:p>
          </table:table-cell>
          <table:table-cell office:value-type="float" office:value="40.007315" calcext:value-type="float">
            <text:p>40.007315</text:p>
          </table:table-cell>
          <table:table-cell office:value-type="float" office:value="-79.586556" calcext:value-type="float">
            <text:p>-79.586556</text:p>
          </table:table-cell>
          <table:table-cell office:value-type="float" office:value="292.2" calcext:value-type="float">
            <text:p>292.2</text:p>
          </table:table-cell>
          <table:table-cell office:value-type="float" office:value="89" calcext:value-type="float">
            <text:p>89</text:p>
          </table:table-cell>
          <table:table-cell table:formula="of:=VLOOKUP([.$A1178];[MAF_5K_Walk_Watch__Crunch.$A$2:.$E$688];1;1)" office:value-type="string" office:string-value="2018-07-20T10:14:20Z" calcext:value-type="string">
            <text:p>2018-07-20T10:14:20Z</text:p>
          </table:table-cell>
          <table:table-cell table:formula="of:=VLOOKUP([.$A1178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25Z</text:p>
          </table:table-cell>
          <table:table-cell office:value-type="float" office:value="40.007283" calcext:value-type="float">
            <text:p>40.007283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292.3" calcext:value-type="float">
            <text:p>292.3</text:p>
          </table:table-cell>
          <table:table-cell office:value-type="float" office:value="90" calcext:value-type="float">
            <text:p>90</text:p>
          </table:table-cell>
          <table:table-cell table:formula="of:=VLOOKUP([.$A1179];[MAF_5K_Walk_Watch__Crunch.$A$2:.$E$688];1;1)" office:value-type="string" office:string-value="2018-07-20T10:14:25Z" calcext:value-type="string">
            <text:p>2018-07-20T10:14:25Z</text:p>
          </table:table-cell>
          <table:table-cell table:formula="of:=VLOOKUP([.$A1179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31Z</text:p>
          </table:table-cell>
          <table:table-cell office:value-type="float" office:value="40.007248" calcext:value-type="float">
            <text:p>40.007248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292.4" calcext:value-type="float">
            <text:p>292.4</text:p>
          </table:table-cell>
          <table:table-cell office:value-type="float" office:value="89" calcext:value-type="float">
            <text:p>89</text:p>
          </table:table-cell>
          <table:table-cell table:formula="of:=VLOOKUP([.$A1180];[MAF_5K_Walk_Watch__Crunch.$A$2:.$E$688];1;1)" office:value-type="string" office:string-value="2018-07-20T10:14:25Z" calcext:value-type="string">
            <text:p>2018-07-20T10:14:25Z</text:p>
          </table:table-cell>
          <table:table-cell table:formula="of:=VLOOKUP([.$A118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33Z</text:p>
          </table:table-cell>
          <table:table-cell office:value-type="float" office:value="40.007207" calcext:value-type="float">
            <text:p>40.007207</text:p>
          </table:table-cell>
          <table:table-cell office:value-type="float" office:value="-79.586563" calcext:value-type="float">
            <text:p>-79.586563</text:p>
          </table:table-cell>
          <table:table-cell office:value-type="float" office:value="292.4" calcext:value-type="float">
            <text:p>292.4</text:p>
          </table:table-cell>
          <table:table-cell office:value-type="float" office:value="90" calcext:value-type="float">
            <text:p>90</text:p>
          </table:table-cell>
          <table:table-cell table:formula="of:=VLOOKUP([.$A1181];[MAF_5K_Walk_Watch__Crunch.$A$2:.$E$688];1;1)" office:value-type="string" office:string-value="2018-07-20T10:14:25Z" calcext:value-type="string">
            <text:p>2018-07-20T10:14:25Z</text:p>
          </table:table-cell>
          <table:table-cell table:formula="of:=VLOOKUP([.$A118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35Z</text:p>
          </table:table-cell>
          <table:table-cell office:value-type="float" office:value="40.00717" calcext:value-type="float">
            <text:p>40.00717</text:p>
          </table:table-cell>
          <table:table-cell office:value-type="float" office:value="-79.586568" calcext:value-type="float">
            <text:p>-79.586568</text:p>
          </table:table-cell>
          <table:table-cell office:value-type="float" office:value="292.4" calcext:value-type="float">
            <text:p>292.4</text:p>
          </table:table-cell>
          <table:table-cell office:value-type="float" office:value="90" calcext:value-type="float">
            <text:p>90</text:p>
          </table:table-cell>
          <table:table-cell table:formula="of:=VLOOKUP([.$A1182];[MAF_5K_Walk_Watch__Crunch.$A$2:.$E$688];1;1)" office:value-type="string" office:string-value="2018-07-20T10:14:35Z" calcext:value-type="string">
            <text:p>2018-07-20T10:14:35Z</text:p>
          </table:table-cell>
          <table:table-cell table:formula="of:=VLOOKUP([.$A118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39Z</text:p>
          </table:table-cell>
          <table:table-cell office:value-type="float" office:value="40.007136" calcext:value-type="float">
            <text:p>40.007136</text:p>
          </table:table-cell>
          <table:table-cell office:value-type="float" office:value="-79.586572" calcext:value-type="float">
            <text:p>-79.586572</text:p>
          </table:table-cell>
          <table:table-cell office:value-type="float" office:value="292.4" calcext:value-type="float">
            <text:p>292.4</text:p>
          </table:table-cell>
          <table:table-cell office:value-type="float" office:value="88" calcext:value-type="float">
            <text:p>88</text:p>
          </table:table-cell>
          <table:table-cell table:formula="of:=VLOOKUP([.$A1183];[MAF_5K_Walk_Watch__Crunch.$A$2:.$E$688];1;1)" office:value-type="string" office:string-value="2018-07-20T10:14:39Z" calcext:value-type="string">
            <text:p>2018-07-20T10:14:39Z</text:p>
          </table:table-cell>
          <table:table-cell table:formula="of:=VLOOKUP([.$A118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42Z</text:p>
          </table:table-cell>
          <table:table-cell office:value-type="float" office:value="40.0071" calcext:value-type="float">
            <text:p>40.0071</text:p>
          </table:table-cell>
          <table:table-cell office:value-type="float" office:value="-79.586578" calcext:value-type="float">
            <text:p>-79.586578</text:p>
          </table:table-cell>
          <table:table-cell office:value-type="float" office:value="292.5" calcext:value-type="float">
            <text:p>292.5</text:p>
          </table:table-cell>
          <table:table-cell office:value-type="float" office:value="87" calcext:value-type="float">
            <text:p>87</text:p>
          </table:table-cell>
          <table:table-cell table:formula="of:=VLOOKUP([.$A1184];[MAF_5K_Walk_Watch__Crunch.$A$2:.$E$688];1;1)" office:value-type="string" office:string-value="2018-07-20T10:14:39Z" calcext:value-type="string">
            <text:p>2018-07-20T10:14:39Z</text:p>
          </table:table-cell>
          <table:table-cell table:formula="of:=VLOOKUP([.$A118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45Z</text:p>
          </table:table-cell>
          <table:table-cell office:value-type="float" office:value="40.007066" calcext:value-type="float">
            <text:p>40.007066</text:p>
          </table:table-cell>
          <table:table-cell office:value-type="float" office:value="-79.586579" calcext:value-type="float">
            <text:p>-79.586579</text:p>
          </table:table-cell>
          <table:table-cell office:value-type="float" office:value="292.5" calcext:value-type="float">
            <text:p>292.5</text:p>
          </table:table-cell>
          <table:table-cell office:value-type="float" office:value="87" calcext:value-type="float">
            <text:p>87</text:p>
          </table:table-cell>
          <table:table-cell table:formula="of:=VLOOKUP([.$A1185];[MAF_5K_Walk_Watch__Crunch.$A$2:.$E$688];1;1)" office:value-type="string" office:string-value="2018-07-20T10:14:44Z" calcext:value-type="string">
            <text:p>2018-07-20T10:14:44Z</text:p>
          </table:table-cell>
          <table:table-cell table:formula="of:=VLOOKUP([.$A118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47Z</text:p>
          </table:table-cell>
          <table:table-cell office:value-type="float" office:value="40.007038" calcext:value-type="float">
            <text:p>40.007038</text:p>
          </table:table-cell>
          <table:table-cell office:value-type="float" office:value="-79.586583" calcext:value-type="float">
            <text:p>-79.586583</text:p>
          </table:table-cell>
          <table:table-cell office:value-type="float" office:value="292.5" calcext:value-type="float">
            <text:p>292.5</text:p>
          </table:table-cell>
          <table:table-cell office:value-type="float" office:value="88" calcext:value-type="float">
            <text:p>88</text:p>
          </table:table-cell>
          <table:table-cell table:formula="of:=VLOOKUP([.$A1186];[MAF_5K_Walk_Watch__Crunch.$A$2:.$E$688];1;1)" office:value-type="string" office:string-value="2018-07-20T10:14:44Z" calcext:value-type="string">
            <text:p>2018-07-20T10:14:44Z</text:p>
          </table:table-cell>
          <table:table-cell table:formula="of:=VLOOKUP([.$A118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49Z</text:p>
          </table:table-cell>
          <table:table-cell office:value-type="float" office:value="40.007007" calcext:value-type="float">
            <text:p>40.007007</text:p>
          </table:table-cell>
          <table:table-cell office:value-type="float" office:value="-79.586582" calcext:value-type="float">
            <text:p>-79.586582</text:p>
          </table:table-cell>
          <table:table-cell office:value-type="float" office:value="292.5" calcext:value-type="float">
            <text:p>292.5</text:p>
          </table:table-cell>
          <table:table-cell office:value-type="float" office:value="88" calcext:value-type="float">
            <text:p>88</text:p>
          </table:table-cell>
          <table:table-cell table:formula="of:=VLOOKUP([.$A1187];[MAF_5K_Walk_Watch__Crunch.$A$2:.$E$688];1;1)" office:value-type="string" office:string-value="2018-07-20T10:14:49Z" calcext:value-type="string">
            <text:p>2018-07-20T10:14:49Z</text:p>
          </table:table-cell>
          <table:table-cell table:formula="of:=VLOOKUP([.$A1187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14:53Z</text:p>
          </table:table-cell>
          <table:table-cell office:value-type="float" office:value="40.006977" calcext:value-type="float">
            <text:p>40.006977</text:p>
          </table:table-cell>
          <table:table-cell office:value-type="float" office:value="-79.586573" calcext:value-type="float">
            <text:p>-79.586573</text:p>
          </table:table-cell>
          <table:table-cell office:value-type="float" office:value="292.6" calcext:value-type="float">
            <text:p>292.6</text:p>
          </table:table-cell>
          <table:table-cell office:value-type="float" office:value="88" calcext:value-type="float">
            <text:p>88</text:p>
          </table:table-cell>
          <table:table-cell table:formula="of:=VLOOKUP([.$A1188];[MAF_5K_Walk_Watch__Crunch.$A$2:.$E$688];1;1)" office:value-type="string" office:string-value="2018-07-20T10:14:51Z" calcext:value-type="string">
            <text:p>2018-07-20T10:14:51Z</text:p>
          </table:table-cell>
          <table:table-cell table:formula="of:=VLOOKUP([.$A1188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4:56Z</text:p>
          </table:table-cell>
          <table:table-cell office:value-type="float" office:value="40.006945" calcext:value-type="float">
            <text:p>40.006945</text:p>
          </table:table-cell>
          <table:table-cell office:value-type="float" office:value="-79.586574" calcext:value-type="float">
            <text:p>-79.586574</text:p>
          </table:table-cell>
          <table:table-cell office:value-type="float" office:value="292.6" calcext:value-type="float">
            <text:p>292.6</text:p>
          </table:table-cell>
          <table:table-cell office:value-type="float" office:value="87" calcext:value-type="float">
            <text:p>87</text:p>
          </table:table-cell>
          <table:table-cell table:formula="of:=VLOOKUP([.$A1189];[MAF_5K_Walk_Watch__Crunch.$A$2:.$E$688];1;1)" office:value-type="string" office:string-value="2018-07-20T10:14:54Z" calcext:value-type="string">
            <text:p>2018-07-20T10:14:54Z</text:p>
          </table:table-cell>
          <table:table-cell table:formula="of:=VLOOKUP([.$A1189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4:58Z</text:p>
          </table:table-cell>
          <table:table-cell office:value-type="float" office:value="40.006904" calcext:value-type="float">
            <text:p>40.006904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292.6" calcext:value-type="float">
            <text:p>292.6</text:p>
          </table:table-cell>
          <table:table-cell office:value-type="float" office:value="86" calcext:value-type="float">
            <text:p>86</text:p>
          </table:table-cell>
          <table:table-cell table:formula="of:=VLOOKUP([.$A1190];[MAF_5K_Walk_Watch__Crunch.$A$2:.$E$688];1;1)" office:value-type="string" office:string-value="2018-07-20T10:14:54Z" calcext:value-type="string">
            <text:p>2018-07-20T10:14:54Z</text:p>
          </table:table-cell>
          <table:table-cell table:formula="of:=VLOOKUP([.$A1190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00Z</text:p>
          </table:table-cell>
          <table:table-cell office:value-type="float" office:value="40.006869" calcext:value-type="float">
            <text:p>40.006869</text:p>
          </table:table-cell>
          <table:table-cell office:value-type="float" office:value="-79.586591" calcext:value-type="float">
            <text:p>-79.586591</text:p>
          </table:table-cell>
          <table:table-cell office:value-type="float" office:value="292.8" calcext:value-type="float">
            <text:p>292.8</text:p>
          </table:table-cell>
          <table:table-cell office:value-type="float" office:value="85" calcext:value-type="float">
            <text:p>85</text:p>
          </table:table-cell>
          <table:table-cell table:formula="of:=VLOOKUP([.$A1191];[MAF_5K_Walk_Watch__Crunch.$A$2:.$E$688];1;1)" office:value-type="string" office:string-value="2018-07-20T10:14:59Z" calcext:value-type="string">
            <text:p>2018-07-20T10:14:59Z</text:p>
          </table:table-cell>
          <table:table-cell table:formula="of:=VLOOKUP([.$A1191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03Z</text:p>
          </table:table-cell>
          <table:table-cell office:value-type="float" office:value="40.006832" calcext:value-type="float">
            <text:p>40.006832</text:p>
          </table:table-cell>
          <table:table-cell office:value-type="float" office:value="-79.586576" calcext:value-type="float">
            <text:p>-79.586576</text:p>
          </table:table-cell>
          <table:table-cell office:value-type="float" office:value="292.9" calcext:value-type="float">
            <text:p>292.9</text:p>
          </table:table-cell>
          <table:table-cell office:value-type="float" office:value="85" calcext:value-type="float">
            <text:p>85</text:p>
          </table:table-cell>
          <table:table-cell table:formula="of:=VLOOKUP([.$A1192];[MAF_5K_Walk_Watch__Crunch.$A$2:.$E$688];1;1)" office:value-type="string" office:string-value="2018-07-20T10:14:59Z" calcext:value-type="string">
            <text:p>2018-07-20T10:14:59Z</text:p>
          </table:table-cell>
          <table:table-cell table:formula="of:=VLOOKUP([.$A1192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05Z</text:p>
          </table:table-cell>
          <table:table-cell office:value-type="float" office:value="40.006799" calcext:value-type="float">
            <text:p>40.006799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292.9" calcext:value-type="float">
            <text:p>292.9</text:p>
          </table:table-cell>
          <table:table-cell office:value-type="float" office:value="84" calcext:value-type="float">
            <text:p>84</text:p>
          </table:table-cell>
          <table:table-cell table:formula="of:=VLOOKUP([.$A1193];[MAF_5K_Walk_Watch__Crunch.$A$2:.$E$688];1;1)" office:value-type="string" office:string-value="2018-07-20T10:15:04Z" calcext:value-type="string">
            <text:p>2018-07-20T10:15:04Z</text:p>
          </table:table-cell>
          <table:table-cell table:formula="of:=VLOOKUP([.$A1193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10Z</text:p>
          </table:table-cell>
          <table:table-cell office:value-type="float" office:value="40.006769" calcext:value-type="float">
            <text:p>40.006769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292.8" calcext:value-type="float">
            <text:p>292.8</text:p>
          </table:table-cell>
          <table:table-cell office:value-type="float" office:value="83" calcext:value-type="float">
            <text:p>83</text:p>
          </table:table-cell>
          <table:table-cell table:formula="of:=VLOOKUP([.$A1194];[MAF_5K_Walk_Watch__Crunch.$A$2:.$E$688];1;1)" office:value-type="string" office:string-value="2018-07-20T10:15:04Z" calcext:value-type="string">
            <text:p>2018-07-20T10:15:04Z</text:p>
          </table:table-cell>
          <table:table-cell table:formula="of:=VLOOKUP([.$A1194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13Z</text:p>
          </table:table-cell>
          <table:table-cell office:value-type="float" office:value="40.006733" calcext:value-type="float">
            <text:p>40.006733</text:p>
          </table:table-cell>
          <table:table-cell office:value-type="float" office:value="-79.586608" calcext:value-type="float">
            <text:p>-79.586608</text:p>
          </table:table-cell>
          <table:table-cell office:value-type="float" office:value="292.9" calcext:value-type="float">
            <text:p>292.9</text:p>
          </table:table-cell>
          <table:table-cell office:value-type="float" office:value="82" calcext:value-type="float">
            <text:p>82</text:p>
          </table:table-cell>
          <table:table-cell table:formula="of:=VLOOKUP([.$A1195];[MAF_5K_Walk_Watch__Crunch.$A$2:.$E$688];1;1)" office:value-type="string" office:string-value="2018-07-20T10:15:04Z" calcext:value-type="string">
            <text:p>2018-07-20T10:15:04Z</text:p>
          </table:table-cell>
          <table:table-cell table:formula="of:=VLOOKUP([.$A1195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15Z</text:p>
          </table:table-cell>
          <table:table-cell office:value-type="float" office:value="40.006693" calcext:value-type="float">
            <text:p>40.006693</text:p>
          </table:table-cell>
          <table:table-cell office:value-type="float" office:value="-79.58661" calcext:value-type="float">
            <text:p>-79.58661</text:p>
          </table:table-cell>
          <table:table-cell office:value-type="float" office:value="292.9" calcext:value-type="float">
            <text:p>292.9</text:p>
          </table:table-cell>
          <table:table-cell office:value-type="float" office:value="83" calcext:value-type="float">
            <text:p>83</text:p>
          </table:table-cell>
          <table:table-cell table:formula="of:=VLOOKUP([.$A1196];[MAF_5K_Walk_Watch__Crunch.$A$2:.$E$688];1;1)" office:value-type="string" office:string-value="2018-07-20T10:15:14Z" calcext:value-type="string">
            <text:p>2018-07-20T10:15:14Z</text:p>
          </table:table-cell>
          <table:table-cell table:formula="of:=VLOOKUP([.$A1196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17Z</text:p>
          </table:table-cell>
          <table:table-cell office:value-type="float" office:value="40.006664" calcext:value-type="float">
            <text:p>40.006664</text:p>
          </table:table-cell>
          <table:table-cell office:value-type="float" office:value="-79.586608" calcext:value-type="float">
            <text:p>-79.586608</text:p>
          </table:table-cell>
          <table:table-cell office:value-type="float" office:value="293" calcext:value-type="float">
            <text:p>293</text:p>
          </table:table-cell>
          <table:table-cell office:value-type="float" office:value="83" calcext:value-type="float">
            <text:p>83</text:p>
          </table:table-cell>
          <table:table-cell table:formula="of:=VLOOKUP([.$A1197];[MAF_5K_Walk_Watch__Crunch.$A$2:.$E$688];1;1)" office:value-type="string" office:string-value="2018-07-20T10:15:14Z" calcext:value-type="string">
            <text:p>2018-07-20T10:15:14Z</text:p>
          </table:table-cell>
          <table:table-cell table:formula="of:=VLOOKUP([.$A1197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23Z</text:p>
          </table:table-cell>
          <table:table-cell office:value-type="float" office:value="40.006684" calcext:value-type="float">
            <text:p>40.006684</text:p>
          </table:table-cell>
          <table:table-cell office:value-type="float" office:value="-79.586642" calcext:value-type="float">
            <text:p>-79.586642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table:formula="of:=VLOOKUP([.$A1198];[MAF_5K_Walk_Watch__Crunch.$A$2:.$E$688];1;1)" office:value-type="string" office:string-value="2018-07-20T10:15:19Z" calcext:value-type="string">
            <text:p>2018-07-20T10:15:19Z</text:p>
          </table:table-cell>
          <table:table-cell table:formula="of:=VLOOKUP([.$A1198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26Z</text:p>
          </table:table-cell>
          <table:table-cell office:value-type="float" office:value="40.006711" calcext:value-type="float">
            <text:p>40.006711</text:p>
          </table:table-cell>
          <table:table-cell office:value-type="float" office:value="-79.58667" calcext:value-type="float">
            <text:p>-79.58667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table:formula="of:=VLOOKUP([.$A1199];[MAF_5K_Walk_Watch__Crunch.$A$2:.$E$688];1;1)" office:value-type="string" office:string-value="2018-07-20T10:15:24Z" calcext:value-type="string">
            <text:p>2018-07-20T10:15:24Z</text:p>
          </table:table-cell>
          <table:table-cell table:formula="of:=VLOOKUP([.$A1199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32Z</text:p>
          </table:table-cell>
          <table:table-cell office:value-type="float" office:value="40.006734" calcext:value-type="float">
            <text:p>40.006734</text:p>
          </table:table-cell>
          <table:table-cell office:value-type="float" office:value="-79.586712" calcext:value-type="float">
            <text:p>-79.586712</text:p>
          </table:table-cell>
          <table:table-cell office:value-type="float" office:value="292.9" calcext:value-type="float">
            <text:p>292.9</text:p>
          </table:table-cell>
          <table:table-cell office:value-type="float" office:value="86" calcext:value-type="float">
            <text:p>86</text:p>
          </table:table-cell>
          <table:table-cell table:formula="of:=VLOOKUP([.$A1200];[MAF_5K_Walk_Watch__Crunch.$A$2:.$E$688];1;1)" office:value-type="string" office:string-value="2018-07-20T10:15:32Z" calcext:value-type="string">
            <text:p>2018-07-20T10:15:32Z</text:p>
          </table:table-cell>
          <table:table-cell table:formula="of:=VLOOKUP([.$A1200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34Z</text:p>
          </table:table-cell>
          <table:table-cell office:value-type="float" office:value="40.006742" calcext:value-type="float">
            <text:p>40.006742</text:p>
          </table:table-cell>
          <table:table-cell office:value-type="float" office:value="-79.586752" calcext:value-type="float">
            <text:p>-79.586752</text:p>
          </table:table-cell>
          <table:table-cell office:value-type="float" office:value="292.9" calcext:value-type="float">
            <text:p>292.9</text:p>
          </table:table-cell>
          <table:table-cell office:value-type="float" office:value="86" calcext:value-type="float">
            <text:p>86</text:p>
          </table:table-cell>
          <table:table-cell table:formula="of:=VLOOKUP([.$A1201];[MAF_5K_Walk_Watch__Crunch.$A$2:.$E$688];1;1)" office:value-type="string" office:string-value="2018-07-20T10:15:32Z" calcext:value-type="string">
            <text:p>2018-07-20T10:15:32Z</text:p>
          </table:table-cell>
          <table:table-cell table:formula="of:=VLOOKUP([.$A1201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36Z</text:p>
          </table:table-cell>
          <table:table-cell office:value-type="float" office:value="40.006738" calcext:value-type="float">
            <text:p>40.006738</text:p>
          </table:table-cell>
          <table:table-cell office:value-type="float" office:value="-79.586789" calcext:value-type="float">
            <text:p>-79.586789</text:p>
          </table:table-cell>
          <table:table-cell office:value-type="float" office:value="292.9" calcext:value-type="float">
            <text:p>292.9</text:p>
          </table:table-cell>
          <table:table-cell office:value-type="float" office:value="86" calcext:value-type="float">
            <text:p>86</text:p>
          </table:table-cell>
          <table:table-cell table:formula="of:=VLOOKUP([.$A1202];[MAF_5K_Walk_Watch__Crunch.$A$2:.$E$688];1;1)" office:value-type="string" office:string-value="2018-07-20T10:15:32Z" calcext:value-type="string">
            <text:p>2018-07-20T10:15:32Z</text:p>
          </table:table-cell>
          <table:table-cell table:formula="of:=VLOOKUP([.$A1202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38Z</text:p>
          </table:table-cell>
          <table:table-cell office:value-type="float" office:value="40.00673" calcext:value-type="float">
            <text:p>40.00673</text:p>
          </table:table-cell>
          <table:table-cell office:value-type="float" office:value="-79.586832" calcext:value-type="float">
            <text:p>-79.586832</text:p>
          </table:table-cell>
          <table:table-cell office:value-type="float" office:value="292.9" calcext:value-type="float">
            <text:p>292.9</text:p>
          </table:table-cell>
          <table:table-cell office:value-type="float" office:value="86" calcext:value-type="float">
            <text:p>86</text:p>
          </table:table-cell>
          <table:table-cell table:formula="of:=VLOOKUP([.$A1203];[MAF_5K_Walk_Watch__Crunch.$A$2:.$E$688];1;1)" office:value-type="string" office:string-value="2018-07-20T10:15:37Z" calcext:value-type="string">
            <text:p>2018-07-20T10:15:37Z</text:p>
          </table:table-cell>
          <table:table-cell table:formula="of:=VLOOKUP([.$A1203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41Z</text:p>
          </table:table-cell>
          <table:table-cell office:value-type="float" office:value="40.006716" calcext:value-type="float">
            <text:p>40.006716</text:p>
          </table:table-cell>
          <table:table-cell office:value-type="float" office:value="-79.586873" calcext:value-type="float">
            <text:p>-79.586873</text:p>
          </table:table-cell>
          <table:table-cell office:value-type="float" office:value="293" calcext:value-type="float">
            <text:p>293</text:p>
          </table:table-cell>
          <table:table-cell office:value-type="float" office:value="86" calcext:value-type="float">
            <text:p>86</text:p>
          </table:table-cell>
          <table:table-cell table:formula="of:=VLOOKUP([.$A1204];[MAF_5K_Walk_Watch__Crunch.$A$2:.$E$688];1;1)" office:value-type="string" office:string-value="2018-07-20T10:15:37Z" calcext:value-type="string">
            <text:p>2018-07-20T10:15:37Z</text:p>
          </table:table-cell>
          <table:table-cell table:formula="of:=VLOOKUP([.$A1204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44Z</text:p>
          </table:table-cell>
          <table:table-cell office:value-type="float" office:value="40.006706" calcext:value-type="float">
            <text:p>40.006706</text:p>
          </table:table-cell>
          <table:table-cell office:value-type="float" office:value="-79.586914" calcext:value-type="float">
            <text:p>-79.586914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table:formula="of:=VLOOKUP([.$A1205];[MAF_5K_Walk_Watch__Crunch.$A$2:.$E$688];1;1)" office:value-type="string" office:string-value="2018-07-20T10:15:42Z" calcext:value-type="string">
            <text:p>2018-07-20T10:15:42Z</text:p>
          </table:table-cell>
          <table:table-cell table:formula="of:=VLOOKUP([.$A1205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46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695" calcext:value-type="float">
            <text:p>-79.58695</text:p>
          </table:table-cell>
          <table:table-cell office:value-type="float" office:value="293" calcext:value-type="float">
            <text:p>293</text:p>
          </table:table-cell>
          <table:table-cell office:value-type="float" office:value="84" calcext:value-type="float">
            <text:p>84</text:p>
          </table:table-cell>
          <table:table-cell table:formula="of:=VLOOKUP([.$A1206];[MAF_5K_Walk_Watch__Crunch.$A$2:.$E$688];1;1)" office:value-type="string" office:string-value="2018-07-20T10:15:42Z" calcext:value-type="string">
            <text:p>2018-07-20T10:15:42Z</text:p>
          </table:table-cell>
          <table:table-cell table:formula="of:=VLOOKUP([.$A1206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48Z</text:p>
          </table:table-cell>
          <table:table-cell office:value-type="float" office:value="40.006714" calcext:value-type="float">
            <text:p>40.006714</text:p>
          </table:table-cell>
          <table:table-cell office:value-type="float" office:value="-79.58699" calcext:value-type="float">
            <text:p>-79.58699</text:p>
          </table:table-cell>
          <table:table-cell office:value-type="float" office:value="293" calcext:value-type="float">
            <text:p>293</text:p>
          </table:table-cell>
          <table:table-cell office:value-type="float" office:value="83" calcext:value-type="float">
            <text:p>83</text:p>
          </table:table-cell>
          <table:table-cell table:formula="of:=VLOOKUP([.$A1207];[MAF_5K_Walk_Watch__Crunch.$A$2:.$E$688];1;1)" office:value-type="string" office:string-value="2018-07-20T10:15:42Z" calcext:value-type="string">
            <text:p>2018-07-20T10:15:42Z</text:p>
          </table:table-cell>
          <table:table-cell table:formula="of:=VLOOKUP([.$A1207];[MAF_5K_Walk_Watch__Crunch.$A$2:.$E$688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0T10:15:51Z</text:p>
          </table:table-cell>
          <table:table-cell office:value-type="float" office:value="40.006722" calcext:value-type="float">
            <text:p>40.006722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  <table:table-cell table:formula="of:=VLOOKUP([.$A1208];[MAF_5K_Walk_Watch__Crunch.$A$2:.$E$688];1;1)" office:value-type="string" office:string-value="2018-07-20T10:15:51Z" calcext:value-type="string">
            <text:p>2018-07-20T10:15:51Z</text:p>
          </table:table-cell>
          <table:table-cell table:formula="of:=VLOOKUP([.$A1208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5:53Z</text:p>
          </table:table-cell>
          <table:table-cell office:value-type="float" office:value="40.006732" calcext:value-type="float">
            <text:p>40.006732</text:p>
          </table:table-cell>
          <table:table-cell office:value-type="float" office:value="-79.587072" calcext:value-type="float">
            <text:p>-79.587072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  <table:table-cell table:formula="of:=VLOOKUP([.$A1209];[MAF_5K_Walk_Watch__Crunch.$A$2:.$E$688];1;1)" office:value-type="string" office:string-value="2018-07-20T10:15:52Z" calcext:value-type="string">
            <text:p>2018-07-20T10:15:52Z</text:p>
          </table:table-cell>
          <table:table-cell table:formula="of:=VLOOKUP([.$A120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5:56Z</text:p>
          </table:table-cell>
          <table:table-cell office:value-type="float" office:value="40.006737" calcext:value-type="float">
            <text:p>40.006737</text:p>
          </table:table-cell>
          <table:table-cell office:value-type="float" office:value="-79.587115" calcext:value-type="float">
            <text:p>-79.587115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  <table:table-cell table:formula="of:=VLOOKUP([.$A1210];[MAF_5K_Walk_Watch__Crunch.$A$2:.$E$688];1;1)" office:value-type="string" office:string-value="2018-07-20T10:15:52Z" calcext:value-type="string">
            <text:p>2018-07-20T10:15:52Z</text:p>
          </table:table-cell>
          <table:table-cell table:formula="of:=VLOOKUP([.$A121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5:58Z</text:p>
          </table:table-cell>
          <table:table-cell office:value-type="float" office:value="40.006739" calcext:value-type="float">
            <text:p>40.006739</text:p>
          </table:table-cell>
          <table:table-cell office:value-type="float" office:value="-79.587155" calcext:value-type="float">
            <text:p>-79.587155</text:p>
          </table:table-cell>
          <table:table-cell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VLOOKUP([.$A1211];[MAF_5K_Walk_Watch__Crunch.$A$2:.$E$688];1;1)" office:value-type="string" office:string-value="2018-07-20T10:15:57Z" calcext:value-type="string">
            <text:p>2018-07-20T10:15:57Z</text:p>
          </table:table-cell>
          <table:table-cell table:formula="of:=VLOOKUP([.$A121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01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7198" calcext:value-type="float">
            <text:p>-79.587198</text:p>
          </table:table-cell>
          <table:table-cell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VLOOKUP([.$A1212];[MAF_5K_Walk_Watch__Crunch.$A$2:.$E$688];1;1)" office:value-type="string" office:string-value="2018-07-20T10:15:57Z" calcext:value-type="string">
            <text:p>2018-07-20T10:15:57Z</text:p>
          </table:table-cell>
          <table:table-cell table:formula="of:=VLOOKUP([.$A1212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04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7246" calcext:value-type="float">
            <text:p>-79.587246</text:p>
          </table:table-cell>
          <table:table-cell office:value-type="float" office:value="292.9" calcext:value-type="float">
            <text:p>292.9</text:p>
          </table:table-cell>
          <table:table-cell office:value-type="float" office:value="83" calcext:value-type="float">
            <text:p>83</text:p>
          </table:table-cell>
          <table:table-cell table:formula="of:=VLOOKUP([.$A1213];[MAF_5K_Walk_Watch__Crunch.$A$2:.$E$688];1;1)" office:value-type="string" office:string-value="2018-07-20T10:16:02Z" calcext:value-type="string">
            <text:p>2018-07-20T10:16:02Z</text:p>
          </table:table-cell>
          <table:table-cell table:formula="of:=VLOOKUP([.$A121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06Z</text:p>
          </table:table-cell>
          <table:table-cell office:value-type="float" office:value="40.00674" calcext:value-type="float">
            <text:p>40.00674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292.8" calcext:value-type="float">
            <text:p>292.8</text:p>
          </table:table-cell>
          <table:table-cell office:value-type="float" office:value="83" calcext:value-type="float">
            <text:p>83</text:p>
          </table:table-cell>
          <table:table-cell table:formula="of:=VLOOKUP([.$A1214];[MAF_5K_Walk_Watch__Crunch.$A$2:.$E$688];1;1)" office:value-type="string" office:string-value="2018-07-20T10:16:02Z" calcext:value-type="string">
            <text:p>2018-07-20T10:16:02Z</text:p>
          </table:table-cell>
          <table:table-cell table:formula="of:=VLOOKUP([.$A121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08Z</text:p>
          </table:table-cell>
          <table:table-cell office:value-type="float" office:value="40.006739" calcext:value-type="float">
            <text:p>40.006739</text:p>
          </table:table-cell>
          <table:table-cell office:value-type="float" office:value="-79.587345" calcext:value-type="float">
            <text:p>-79.587345</text:p>
          </table:table-cell>
          <table:table-cell office:value-type="float" office:value="292.7" calcext:value-type="float">
            <text:p>292.7</text:p>
          </table:table-cell>
          <table:table-cell office:value-type="float" office:value="84" calcext:value-type="float">
            <text:p>84</text:p>
          </table:table-cell>
          <table:table-cell table:formula="of:=VLOOKUP([.$A1215];[MAF_5K_Walk_Watch__Crunch.$A$2:.$E$688];1;1)" office:value-type="string" office:string-value="2018-07-20T10:16:07Z" calcext:value-type="string">
            <text:p>2018-07-20T10:16:07Z</text:p>
          </table:table-cell>
          <table:table-cell table:formula="of:=VLOOKUP([.$A1215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11Z</text:p>
          </table:table-cell>
          <table:table-cell office:value-type="float" office:value="40.006734" calcext:value-type="float">
            <text:p>40.006734</text:p>
          </table:table-cell>
          <table:table-cell office:value-type="float" office:value="-79.587383" calcext:value-type="float">
            <text:p>-79.587383</text:p>
          </table:table-cell>
          <table:table-cell office:value-type="float" office:value="292.6" calcext:value-type="float">
            <text:p>292.6</text:p>
          </table:table-cell>
          <table:table-cell office:value-type="float" office:value="84" calcext:value-type="float">
            <text:p>84</text:p>
          </table:table-cell>
          <table:table-cell table:formula="of:=VLOOKUP([.$A1216];[MAF_5K_Walk_Watch__Crunch.$A$2:.$E$688];1;1)" office:value-type="string" office:string-value="2018-07-20T10:16:07Z" calcext:value-type="string">
            <text:p>2018-07-20T10:16:07Z</text:p>
          </table:table-cell>
          <table:table-cell table:formula="of:=VLOOKUP([.$A1216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14Z</text:p>
          </table:table-cell>
          <table:table-cell office:value-type="float" office:value="40.006723" calcext:value-type="float">
            <text:p>40.006723</text:p>
          </table:table-cell>
          <table:table-cell office:value-type="float" office:value="-79.587424" calcext:value-type="float">
            <text:p>-79.587424</text:p>
          </table:table-cell>
          <table:table-cell office:value-type="float" office:value="292.6" calcext:value-type="float">
            <text:p>292.6</text:p>
          </table:table-cell>
          <table:table-cell office:value-type="float" office:value="84" calcext:value-type="float">
            <text:p>84</text:p>
          </table:table-cell>
          <table:table-cell table:formula="of:=VLOOKUP([.$A1217];[MAF_5K_Walk_Watch__Crunch.$A$2:.$E$688];1;1)" office:value-type="string" office:string-value="2018-07-20T10:16:12Z" calcext:value-type="string">
            <text:p>2018-07-20T10:16:12Z</text:p>
          </table:table-cell>
          <table:table-cell table:formula="of:=VLOOKUP([.$A1217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16Z</text:p>
          </table:table-cell>
          <table:table-cell office:value-type="float" office:value="40.006724" calcext:value-type="float">
            <text:p>40.006724</text:p>
          </table:table-cell>
          <table:table-cell office:value-type="float" office:value="-79.587473" calcext:value-type="float">
            <text:p>-79.587473</text:p>
          </table:table-cell>
          <table:table-cell office:value-type="float" office:value="292.5" calcext:value-type="float">
            <text:p>292.5</text:p>
          </table:table-cell>
          <table:table-cell office:value-type="float" office:value="84" calcext:value-type="float">
            <text:p>84</text:p>
          </table:table-cell>
          <table:table-cell table:formula="of:=VLOOKUP([.$A1218];[MAF_5K_Walk_Watch__Crunch.$A$2:.$E$688];1;1)" office:value-type="string" office:string-value="2018-07-20T10:16:12Z" calcext:value-type="string">
            <text:p>2018-07-20T10:16:12Z</text:p>
          </table:table-cell>
          <table:table-cell table:formula="of:=VLOOKUP([.$A1218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18Z</text:p>
          </table:table-cell>
          <table:table-cell office:value-type="float" office:value="40.006729" calcext:value-type="float">
            <text:p>40.006729</text:p>
          </table:table-cell>
          <table:table-cell office:value-type="float" office:value="-79.587512" calcext:value-type="float">
            <text:p>-79.587512</text:p>
          </table:table-cell>
          <table:table-cell office:value-type="float" office:value="292.4" calcext:value-type="float">
            <text:p>292.4</text:p>
          </table:table-cell>
          <table:table-cell office:value-type="float" office:value="83" calcext:value-type="float">
            <text:p>83</text:p>
          </table:table-cell>
          <table:table-cell table:formula="of:=VLOOKUP([.$A1219];[MAF_5K_Walk_Watch__Crunch.$A$2:.$E$688];1;1)" office:value-type="string" office:string-value="2018-07-20T10:16:17Z" calcext:value-type="string">
            <text:p>2018-07-20T10:16:17Z</text:p>
          </table:table-cell>
          <table:table-cell table:formula="of:=VLOOKUP([.$A121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21Z</text:p>
          </table:table-cell>
          <table:table-cell office:value-type="float" office:value="40.006729" calcext:value-type="float">
            <text:p>40.006729</text:p>
          </table:table-cell>
          <table:table-cell office:value-type="float" office:value="-79.587567" calcext:value-type="float">
            <text:p>-79.587567</text:p>
          </table:table-cell>
          <table:table-cell office:value-type="float" office:value="292.3" calcext:value-type="float">
            <text:p>292.3</text:p>
          </table:table-cell>
          <table:table-cell office:value-type="float" office:value="84" calcext:value-type="float">
            <text:p>84</text:p>
          </table:table-cell>
          <table:table-cell table:formula="of:=VLOOKUP([.$A1220];[MAF_5K_Walk_Watch__Crunch.$A$2:.$E$688];1;1)" office:value-type="string" office:string-value="2018-07-20T10:16:17Z" calcext:value-type="string">
            <text:p>2018-07-20T10:16:17Z</text:p>
          </table:table-cell>
          <table:table-cell table:formula="of:=VLOOKUP([.$A122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23Z</text:p>
          </table:table-cell>
          <table:table-cell office:value-type="float" office:value="40.006731" calcext:value-type="float">
            <text:p>40.006731</text:p>
          </table:table-cell>
          <table:table-cell office:value-type="float" office:value="-79.587606" calcext:value-type="float">
            <text:p>-79.587606</text:p>
          </table:table-cell>
          <table:table-cell office:value-type="float" office:value="292.3" calcext:value-type="float">
            <text:p>292.3</text:p>
          </table:table-cell>
          <table:table-cell office:value-type="float" office:value="83" calcext:value-type="float">
            <text:p>83</text:p>
          </table:table-cell>
          <table:table-cell table:formula="of:=VLOOKUP([.$A1221];[MAF_5K_Walk_Watch__Crunch.$A$2:.$E$688];1;1)" office:value-type="string" office:string-value="2018-07-20T10:16:22Z" calcext:value-type="string">
            <text:p>2018-07-20T10:16:22Z</text:p>
          </table:table-cell>
          <table:table-cell table:formula="of:=VLOOKUP([.$A122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25Z</text:p>
          </table:table-cell>
          <table:table-cell office:value-type="float" office:value="40.006736" calcext:value-type="float">
            <text:p>40.006736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92.2" calcext:value-type="float">
            <text:p>292.2</text:p>
          </table:table-cell>
          <table:table-cell office:value-type="float" office:value="82" calcext:value-type="float">
            <text:p>82</text:p>
          </table:table-cell>
          <table:table-cell table:formula="of:=VLOOKUP([.$A1222];[MAF_5K_Walk_Watch__Crunch.$A$2:.$E$688];1;1)" office:value-type="string" office:string-value="2018-07-20T10:16:22Z" calcext:value-type="string">
            <text:p>2018-07-20T10:16:22Z</text:p>
          </table:table-cell>
          <table:table-cell table:formula="of:=VLOOKUP([.$A1222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29Z</text:p>
          </table:table-cell>
          <table:table-cell office:value-type="float" office:value="40.006764" calcext:value-type="float">
            <text:p>40.006764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1.5" calcext:value-type="float">
            <text:p>291.5</text:p>
          </table:table-cell>
          <table:table-cell office:value-type="float" office:value="81" calcext:value-type="float">
            <text:p>81</text:p>
          </table:table-cell>
          <table:table-cell table:formula="of:=VLOOKUP([.$A1223];[MAF_5K_Walk_Watch__Crunch.$A$2:.$E$688];1;1)" office:value-type="string" office:string-value="2018-07-20T10:16:27Z" calcext:value-type="string">
            <text:p>2018-07-20T10:16:27Z</text:p>
          </table:table-cell>
          <table:table-cell table:formula="of:=VLOOKUP([.$A1223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32Z</text:p>
          </table:table-cell>
          <table:table-cell office:value-type="float" office:value="40.006805" calcext:value-type="float">
            <text:p>40.006805</text:p>
          </table:table-cell>
          <table:table-cell office:value-type="float" office:value="-79.587666" calcext:value-type="float">
            <text:p>-79.587666</text:p>
          </table:table-cell>
          <table:table-cell office:value-type="float" office:value="291.1" calcext:value-type="float">
            <text:p>291.1</text:p>
          </table:table-cell>
          <table:table-cell office:value-type="float" office:value="82" calcext:value-type="float">
            <text:p>82</text:p>
          </table:table-cell>
          <table:table-cell table:formula="of:=VLOOKUP([.$A1224];[MAF_5K_Walk_Watch__Crunch.$A$2:.$E$688];1;1)" office:value-type="string" office:string-value="2018-07-20T10:16:32Z" calcext:value-type="string">
            <text:p>2018-07-20T10:16:32Z</text:p>
          </table:table-cell>
          <table:table-cell table:formula="of:=VLOOKUP([.$A1224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34Z</text:p>
          </table:table-cell>
          <table:table-cell office:value-type="float" office:value="40.006839" calcext:value-type="float">
            <text:p>40.006839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0.8" calcext:value-type="float">
            <text:p>290.8</text:p>
          </table:table-cell>
          <table:table-cell office:value-type="float" office:value="83" calcext:value-type="float">
            <text:p>83</text:p>
          </table:table-cell>
          <table:table-cell table:formula="of:=VLOOKUP([.$A1225];[MAF_5K_Walk_Watch__Crunch.$A$2:.$E$688];1;1)" office:value-type="string" office:string-value="2018-07-20T10:16:32Z" calcext:value-type="string">
            <text:p>2018-07-20T10:16:32Z</text:p>
          </table:table-cell>
          <table:table-cell table:formula="of:=VLOOKUP([.$A1225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36Z</text:p>
          </table:table-cell>
          <table:table-cell office:value-type="float" office:value="40.006874" calcext:value-type="float">
            <text:p>40.006874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90.5" calcext:value-type="float">
            <text:p>290.5</text:p>
          </table:table-cell>
          <table:table-cell office:value-type="float" office:value="83" calcext:value-type="float">
            <text:p>83</text:p>
          </table:table-cell>
          <table:table-cell table:formula="of:=VLOOKUP([.$A1226];[MAF_5K_Walk_Watch__Crunch.$A$2:.$E$688];1;1)" office:value-type="string" office:string-value="2018-07-20T10:16:32Z" calcext:value-type="string">
            <text:p>2018-07-20T10:16:32Z</text:p>
          </table:table-cell>
          <table:table-cell table:formula="of:=VLOOKUP([.$A1226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39Z</text:p>
          </table:table-cell>
          <table:table-cell office:value-type="float" office:value="40.006912" calcext:value-type="float">
            <text:p>40.006912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0.3" calcext:value-type="float">
            <text:p>290.3</text:p>
          </table:table-cell>
          <table:table-cell office:value-type="float" office:value="82" calcext:value-type="float">
            <text:p>82</text:p>
          </table:table-cell>
          <table:table-cell table:formula="of:=VLOOKUP([.$A1227];[MAF_5K_Walk_Watch__Crunch.$A$2:.$E$688];1;1)" office:value-type="string" office:string-value="2018-07-20T10:16:37Z" calcext:value-type="string">
            <text:p>2018-07-20T10:16:37Z</text:p>
          </table:table-cell>
          <table:table-cell table:formula="of:=VLOOKUP([.$A1227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41Z</text:p>
          </table:table-cell>
          <table:table-cell office:value-type="float" office:value="40.00694" calcext:value-type="float">
            <text:p>40.00694</text:p>
          </table:table-cell>
          <table:table-cell office:value-type="float" office:value="-79.587676" calcext:value-type="float">
            <text:p>-79.587676</text:p>
          </table:table-cell>
          <table:table-cell office:value-type="float" office:value="290.3" calcext:value-type="float">
            <text:p>290.3</text:p>
          </table:table-cell>
          <table:table-cell office:value-type="float" office:value="82" calcext:value-type="float">
            <text:p>82</text:p>
          </table:table-cell>
          <table:table-cell table:formula="of:=VLOOKUP([.$A1228];[MAF_5K_Walk_Watch__Crunch.$A$2:.$E$688];1;1)" office:value-type="string" office:string-value="2018-07-20T10:16:37Z" calcext:value-type="string">
            <text:p>2018-07-20T10:16:37Z</text:p>
          </table:table-cell>
          <table:table-cell table:formula="of:=VLOOKUP([.$A1228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43Z</text:p>
          </table:table-cell>
          <table:table-cell office:value-type="float" office:value="40.006979" calcext:value-type="float">
            <text:p>40.006979</text:p>
          </table:table-cell>
          <table:table-cell office:value-type="float" office:value="-79.587688" calcext:value-type="float">
            <text:p>-79.587688</text:p>
          </table:table-cell>
          <table:table-cell office:value-type="float" office:value="290.2" calcext:value-type="float">
            <text:p>290.2</text:p>
          </table:table-cell>
          <table:table-cell office:value-type="float" office:value="81" calcext:value-type="float">
            <text:p>81</text:p>
          </table:table-cell>
          <table:table-cell table:formula="of:=VLOOKUP([.$A1229];[MAF_5K_Walk_Watch__Crunch.$A$2:.$E$688];1;1)" office:value-type="string" office:string-value="2018-07-20T10:16:42Z" calcext:value-type="string">
            <text:p>2018-07-20T10:16:42Z</text:p>
          </table:table-cell>
          <table:table-cell table:formula="of:=VLOOKUP([.$A1229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45Z</text:p>
          </table:table-cell>
          <table:table-cell office:value-type="float" office:value="40.007013" calcext:value-type="float">
            <text:p>40.007013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90.1" calcext:value-type="float">
            <text:p>290.1</text:p>
          </table:table-cell>
          <table:table-cell office:value-type="float" office:value="81" calcext:value-type="float">
            <text:p>81</text:p>
          </table:table-cell>
          <table:table-cell table:formula="of:=VLOOKUP([.$A1230];[MAF_5K_Walk_Watch__Crunch.$A$2:.$E$688];1;1)" office:value-type="string" office:string-value="2018-07-20T10:16:42Z" calcext:value-type="string">
            <text:p>2018-07-20T10:16:42Z</text:p>
          </table:table-cell>
          <table:table-cell table:formula="of:=VLOOKUP([.$A1230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49Z</text:p>
          </table:table-cell>
          <table:table-cell office:value-type="float" office:value="40.007042" calcext:value-type="float">
            <text:p>40.007042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0.1" calcext:value-type="float">
            <text:p>290.1</text:p>
          </table:table-cell>
          <table:table-cell office:value-type="float" office:value="80" calcext:value-type="float">
            <text:p>80</text:p>
          </table:table-cell>
          <table:table-cell table:formula="of:=VLOOKUP([.$A1231];[MAF_5K_Walk_Watch__Crunch.$A$2:.$E$688];1;1)" office:value-type="string" office:string-value="2018-07-20T10:16:47Z" calcext:value-type="string">
            <text:p>2018-07-20T10:16:47Z</text:p>
          </table:table-cell>
          <table:table-cell table:formula="of:=VLOOKUP([.$A1231];[MAF_5K_Walk_Watch__Crunch.$A$2:.$E$688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0T10:16:51Z</text:p>
          </table:table-cell>
          <table:table-cell office:value-type="float" office:value="40.007073" calcext:value-type="float">
            <text:p>40.007073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1232];[MAF_5K_Walk_Watch__Crunch.$A$2:.$E$688];1;1)" office:value-type="string" office:string-value="2018-07-20T10:16:51Z" calcext:value-type="string">
            <text:p>2018-07-20T10:16:51Z</text:p>
          </table:table-cell>
          <table:table-cell table:formula="of:=VLOOKUP([.$A1232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6:53Z</text:p>
          </table:table-cell>
          <table:table-cell office:value-type="float" office:value="40.007102" calcext:value-type="float">
            <text:p>40.007102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9.9" calcext:value-type="float">
            <text:p>289.9</text:p>
          </table:table-cell>
          <table:table-cell office:value-type="float" office:value="81" calcext:value-type="float">
            <text:p>81</text:p>
          </table:table-cell>
          <table:table-cell table:formula="of:=VLOOKUP([.$A1233];[MAF_5K_Walk_Watch__Crunch.$A$2:.$E$688];1;1)" office:value-type="string" office:string-value="2018-07-20T10:16:51Z" calcext:value-type="string">
            <text:p>2018-07-20T10:16:51Z</text:p>
          </table:table-cell>
          <table:table-cell table:formula="of:=VLOOKUP([.$A1233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6:56Z</text:p>
          </table:table-cell>
          <table:table-cell office:value-type="float" office:value="40.007138" calcext:value-type="float">
            <text:p>40.007138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89.9" calcext:value-type="float">
            <text:p>289.9</text:p>
          </table:table-cell>
          <table:table-cell office:value-type="float" office:value="81" calcext:value-type="float">
            <text:p>81</text:p>
          </table:table-cell>
          <table:table-cell table:formula="of:=VLOOKUP([.$A1234];[MAF_5K_Walk_Watch__Crunch.$A$2:.$E$688];1;1)" office:value-type="string" office:string-value="2018-07-20T10:16:54Z" calcext:value-type="string">
            <text:p>2018-07-20T10:16:54Z</text:p>
          </table:table-cell>
          <table:table-cell table:formula="of:=VLOOKUP([.$A1234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6:58Z</text:p>
          </table:table-cell>
          <table:table-cell office:value-type="float" office:value="40.007173" calcext:value-type="float">
            <text:p>40.007173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.8" calcext:value-type="float">
            <text:p>289.8</text:p>
          </table:table-cell>
          <table:table-cell office:value-type="float" office:value="81" calcext:value-type="float">
            <text:p>81</text:p>
          </table:table-cell>
          <table:table-cell table:formula="of:=VLOOKUP([.$A1235];[MAF_5K_Walk_Watch__Crunch.$A$2:.$E$688];1;1)" office:value-type="string" office:string-value="2018-07-20T10:16:54Z" calcext:value-type="string">
            <text:p>2018-07-20T10:16:54Z</text:p>
          </table:table-cell>
          <table:table-cell table:formula="of:=VLOOKUP([.$A1235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00Z</text:p>
          </table:table-cell>
          <table:table-cell office:value-type="float" office:value="40.007203" calcext:value-type="float">
            <text:p>40.007203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89.8" calcext:value-type="float">
            <text:p>289.8</text:p>
          </table:table-cell>
          <table:table-cell office:value-type="float" office:value="81" calcext:value-type="float">
            <text:p>81</text:p>
          </table:table-cell>
          <table:table-cell table:formula="of:=VLOOKUP([.$A1236];[MAF_5K_Walk_Watch__Crunch.$A$2:.$E$688];1;1)" office:value-type="string" office:string-value="2018-07-20T10:16:59Z" calcext:value-type="string">
            <text:p>2018-07-20T10:16:59Z</text:p>
          </table:table-cell>
          <table:table-cell table:formula="of:=VLOOKUP([.$A1236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07Z</text:p>
          </table:table-cell>
          <table:table-cell office:value-type="float" office:value="40.007236" calcext:value-type="float">
            <text:p>40.007236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89.7" calcext:value-type="float">
            <text:p>289.7</text:p>
          </table:table-cell>
          <table:table-cell office:value-type="float" office:value="82" calcext:value-type="float">
            <text:p>82</text:p>
          </table:table-cell>
          <table:table-cell table:formula="of:=VLOOKUP([.$A1237];[MAF_5K_Walk_Watch__Crunch.$A$2:.$E$688];1;1)" office:value-type="string" office:string-value="2018-07-20T10:17:04Z" calcext:value-type="string">
            <text:p>2018-07-20T10:17:04Z</text:p>
          </table:table-cell>
          <table:table-cell table:formula="of:=VLOOKUP([.$A1237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10Z</text:p>
          </table:table-cell>
          <table:table-cell office:value-type="float" office:value="40.007281" calcext:value-type="float">
            <text:p>40.007281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89.7" calcext:value-type="float">
            <text:p>289.7</text:p>
          </table:table-cell>
          <table:table-cell office:value-type="float" office:value="82" calcext:value-type="float">
            <text:p>82</text:p>
          </table:table-cell>
          <table:table-cell table:formula="of:=VLOOKUP([.$A1238];[MAF_5K_Walk_Watch__Crunch.$A$2:.$E$688];1;1)" office:value-type="string" office:string-value="2018-07-20T10:17:04Z" calcext:value-type="string">
            <text:p>2018-07-20T10:17:04Z</text:p>
          </table:table-cell>
          <table:table-cell table:formula="of:=VLOOKUP([.$A1238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12Z</text:p>
          </table:table-cell>
          <table:table-cell office:value-type="float" office:value="40.007309" calcext:value-type="float">
            <text:p>40.007309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89.7" calcext:value-type="float">
            <text:p>289.7</text:p>
          </table:table-cell>
          <table:table-cell office:value-type="float" office:value="82" calcext:value-type="float">
            <text:p>82</text:p>
          </table:table-cell>
          <table:table-cell table:formula="of:=VLOOKUP([.$A1239];[MAF_5K_Walk_Watch__Crunch.$A$2:.$E$688];1;1)" office:value-type="string" office:string-value="2018-07-20T10:17:04Z" calcext:value-type="string">
            <text:p>2018-07-20T10:17:04Z</text:p>
          </table:table-cell>
          <table:table-cell table:formula="of:=VLOOKUP([.$A1239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15Z</text:p>
          </table:table-cell>
          <table:table-cell office:value-type="float" office:value="40.007344" calcext:value-type="float">
            <text:p>40.007344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89.6" calcext:value-type="float">
            <text:p>289.6</text:p>
          </table:table-cell>
          <table:table-cell office:value-type="float" office:value="82" calcext:value-type="float">
            <text:p>82</text:p>
          </table:table-cell>
          <table:table-cell table:formula="of:=VLOOKUP([.$A1240];[MAF_5K_Walk_Watch__Crunch.$A$2:.$E$688];1;1)" office:value-type="string" office:string-value="2018-07-20T10:17:13Z" calcext:value-type="string">
            <text:p>2018-07-20T10:17:13Z</text:p>
          </table:table-cell>
          <table:table-cell table:formula="of:=VLOOKUP([.$A1240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17Z</text:p>
          </table:table-cell>
          <table:table-cell office:value-type="float" office:value="40.00738" calcext:value-type="float">
            <text:p>40.00738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89.6" calcext:value-type="float">
            <text:p>289.6</text:p>
          </table:table-cell>
          <table:table-cell office:value-type="float" office:value="82" calcext:value-type="float">
            <text:p>82</text:p>
          </table:table-cell>
          <table:table-cell table:formula="of:=VLOOKUP([.$A1241];[MAF_5K_Walk_Watch__Crunch.$A$2:.$E$688];1;1)" office:value-type="string" office:string-value="2018-07-20T10:17:13Z" calcext:value-type="string">
            <text:p>2018-07-20T10:17:13Z</text:p>
          </table:table-cell>
          <table:table-cell table:formula="of:=VLOOKUP([.$A1241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19Z</text:p>
          </table:table-cell>
          <table:table-cell office:value-type="float" office:value="40.00741" calcext:value-type="float">
            <text:p>40.00741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.6" calcext:value-type="float">
            <text:p>289.6</text:p>
          </table:table-cell>
          <table:table-cell office:value-type="float" office:value="81" calcext:value-type="float">
            <text:p>81</text:p>
          </table:table-cell>
          <table:table-cell table:formula="of:=VLOOKUP([.$A1242];[MAF_5K_Walk_Watch__Crunch.$A$2:.$E$688];1;1)" office:value-type="string" office:string-value="2018-07-20T10:17:18Z" calcext:value-type="string">
            <text:p>2018-07-20T10:17:18Z</text:p>
          </table:table-cell>
          <table:table-cell table:formula="of:=VLOOKUP([.$A1242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22Z</text:p>
          </table:table-cell>
          <table:table-cell office:value-type="float" office:value="40.007439" calcext:value-type="float">
            <text:p>40.007439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89.5" calcext:value-type="float">
            <text:p>289.5</text:p>
          </table:table-cell>
          <table:table-cell office:value-type="float" office:value="81" calcext:value-type="float">
            <text:p>81</text:p>
          </table:table-cell>
          <table:table-cell table:formula="of:=VLOOKUP([.$A1243];[MAF_5K_Walk_Watch__Crunch.$A$2:.$E$688];1;1)" office:value-type="string" office:string-value="2018-07-20T10:17:18Z" calcext:value-type="string">
            <text:p>2018-07-20T10:17:18Z</text:p>
          </table:table-cell>
          <table:table-cell table:formula="of:=VLOOKUP([.$A1243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24Z</text:p>
          </table:table-cell>
          <table:table-cell office:value-type="float" office:value="40.007471" calcext:value-type="float">
            <text:p>40.007471</text:p>
          </table:table-cell>
          <table:table-cell office:value-type="float" office:value="-79.587632" calcext:value-type="float">
            <text:p>-79.587632</text:p>
          </table:table-cell>
          <table:table-cell office:value-type="float" office:value="289.5" calcext:value-type="float">
            <text:p>289.5</text:p>
          </table:table-cell>
          <table:table-cell office:value-type="float" office:value="80" calcext:value-type="float">
            <text:p>80</text:p>
          </table:table-cell>
          <table:table-cell table:formula="of:=VLOOKUP([.$A1244];[MAF_5K_Walk_Watch__Crunch.$A$2:.$E$688];1;1)" office:value-type="string" office:string-value="2018-07-20T10:17:23Z" calcext:value-type="string">
            <text:p>2018-07-20T10:17:23Z</text:p>
          </table:table-cell>
          <table:table-cell table:formula="of:=VLOOKUP([.$A1244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26Z</text:p>
          </table:table-cell>
          <table:table-cell office:value-type="float" office:value="40.0075" calcext:value-type="float">
            <text:p>40.0075</text:p>
          </table:table-cell>
          <table:table-cell office:value-type="float" office:value="-79.587628" calcext:value-type="float">
            <text:p>-79.587628</text:p>
          </table:table-cell>
          <table:table-cell office:value-type="float" office:value="289.5" calcext:value-type="float">
            <text:p>289.5</text:p>
          </table:table-cell>
          <table:table-cell office:value-type="float" office:value="79" calcext:value-type="float">
            <text:p>79</text:p>
          </table:table-cell>
          <table:table-cell table:formula="of:=VLOOKUP([.$A1245];[MAF_5K_Walk_Watch__Crunch.$A$2:.$E$688];1;1)" office:value-type="string" office:string-value="2018-07-20T10:17:23Z" calcext:value-type="string">
            <text:p>2018-07-20T10:17:23Z</text:p>
          </table:table-cell>
          <table:table-cell table:formula="of:=VLOOKUP([.$A1245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28Z</text:p>
          </table:table-cell>
          <table:table-cell office:value-type="float" office:value="40.007531" calcext:value-type="float">
            <text:p>40.007531</text:p>
          </table:table-cell>
          <table:table-cell office:value-type="float" office:value="-79.587634" calcext:value-type="float">
            <text:p>-79.587634</text:p>
          </table:table-cell>
          <table:table-cell office:value-type="float" office:value="289.5" calcext:value-type="float">
            <text:p>289.5</text:p>
          </table:table-cell>
          <table:table-cell office:value-type="float" office:value="81" calcext:value-type="float">
            <text:p>81</text:p>
          </table:table-cell>
          <table:table-cell table:formula="of:=VLOOKUP([.$A1246];[MAF_5K_Walk_Watch__Crunch.$A$2:.$E$688];1;1)" office:value-type="string" office:string-value="2018-07-20T10:17:28Z" calcext:value-type="string">
            <text:p>2018-07-20T10:17:28Z</text:p>
          </table:table-cell>
          <table:table-cell table:formula="of:=VLOOKUP([.$A1246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30Z</text:p>
          </table:table-cell>
          <table:table-cell office:value-type="float" office:value="40.00756" calcext:value-type="float">
            <text:p>40.00756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89.4" calcext:value-type="float">
            <text:p>289.4</text:p>
          </table:table-cell>
          <table:table-cell office:value-type="float" office:value="81" calcext:value-type="float">
            <text:p>81</text:p>
          </table:table-cell>
          <table:table-cell table:formula="of:=VLOOKUP([.$A1247];[MAF_5K_Walk_Watch__Crunch.$A$2:.$E$688];1;1)" office:value-type="string" office:string-value="2018-07-20T10:17:28Z" calcext:value-type="string">
            <text:p>2018-07-20T10:17:28Z</text:p>
          </table:table-cell>
          <table:table-cell table:formula="of:=VLOOKUP([.$A1247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32Z</text:p>
          </table:table-cell>
          <table:table-cell office:value-type="float" office:value="40.007598" calcext:value-type="float">
            <text:p>40.007598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89.4" calcext:value-type="float">
            <text:p>289.4</text:p>
          </table:table-cell>
          <table:table-cell office:value-type="float" office:value="81" calcext:value-type="float">
            <text:p>81</text:p>
          </table:table-cell>
          <table:table-cell table:formula="of:=VLOOKUP([.$A1248];[MAF_5K_Walk_Watch__Crunch.$A$2:.$E$688];1;1)" office:value-type="string" office:string-value="2018-07-20T10:17:28Z" calcext:value-type="string">
            <text:p>2018-07-20T10:17:28Z</text:p>
          </table:table-cell>
          <table:table-cell table:formula="of:=VLOOKUP([.$A1248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34Z</text:p>
          </table:table-cell>
          <table:table-cell office:value-type="float" office:value="40.007638" calcext:value-type="float">
            <text:p>40.007638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89.4" calcext:value-type="float">
            <text:p>289.4</text:p>
          </table:table-cell>
          <table:table-cell office:value-type="float" office:value="81" calcext:value-type="float">
            <text:p>81</text:p>
          </table:table-cell>
          <table:table-cell table:formula="of:=VLOOKUP([.$A1249];[MAF_5K_Walk_Watch__Crunch.$A$2:.$E$688];1;1)" office:value-type="string" office:string-value="2018-07-20T10:17:33Z" calcext:value-type="string">
            <text:p>2018-07-20T10:17:33Z</text:p>
          </table:table-cell>
          <table:table-cell table:formula="of:=VLOOKUP([.$A1249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37Z</text:p>
          </table:table-cell>
          <table:table-cell office:value-type="float" office:value="40.007668" calcext:value-type="float">
            <text:p>40.007668</text:p>
          </table:table-cell>
          <table:table-cell office:value-type="float" office:value="-79.587666" calcext:value-type="float">
            <text:p>-79.587666</text:p>
          </table:table-cell>
          <table:table-cell office:value-type="float" office:value="289.4" calcext:value-type="float">
            <text:p>289.4</text:p>
          </table:table-cell>
          <table:table-cell office:value-type="float" office:value="81" calcext:value-type="float">
            <text:p>81</text:p>
          </table:table-cell>
          <table:table-cell table:formula="of:=VLOOKUP([.$A1250];[MAF_5K_Walk_Watch__Crunch.$A$2:.$E$688];1;1)" office:value-type="string" office:string-value="2018-07-20T10:17:33Z" calcext:value-type="string">
            <text:p>2018-07-20T10:17:33Z</text:p>
          </table:table-cell>
          <table:table-cell table:formula="of:=VLOOKUP([.$A1250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40Z</text:p>
          </table:table-cell>
          <table:table-cell office:value-type="float" office:value="40.007697" calcext:value-type="float">
            <text:p>40.007697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89.4" calcext:value-type="float">
            <text:p>289.4</text:p>
          </table:table-cell>
          <table:table-cell office:value-type="float" office:value="81" calcext:value-type="float">
            <text:p>81</text:p>
          </table:table-cell>
          <table:table-cell table:formula="of:=VLOOKUP([.$A1251];[MAF_5K_Walk_Watch__Crunch.$A$2:.$E$688];1;1)" office:value-type="string" office:string-value="2018-07-20T10:17:38Z" calcext:value-type="string">
            <text:p>2018-07-20T10:17:38Z</text:p>
          </table:table-cell>
          <table:table-cell table:formula="of:=VLOOKUP([.$A1251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42Z</text:p>
          </table:table-cell>
          <table:table-cell office:value-type="float" office:value="40.007734" calcext:value-type="float">
            <text:p>40.007734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89.4" calcext:value-type="float">
            <text:p>289.4</text:p>
          </table:table-cell>
          <table:table-cell office:value-type="float" office:value="82" calcext:value-type="float">
            <text:p>82</text:p>
          </table:table-cell>
          <table:table-cell table:formula="of:=VLOOKUP([.$A1252];[MAF_5K_Walk_Watch__Crunch.$A$2:.$E$688];1;1)" office:value-type="string" office:string-value="2018-07-20T10:17:38Z" calcext:value-type="string">
            <text:p>2018-07-20T10:17:38Z</text:p>
          </table:table-cell>
          <table:table-cell table:formula="of:=VLOOKUP([.$A1252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45Z</text:p>
          </table:table-cell>
          <table:table-cell office:value-type="float" office:value="40.007774" calcext:value-type="float">
            <text:p>40.007774</text:p>
          </table:table-cell>
          <table:table-cell office:value-type="float" office:value="-79.587656" calcext:value-type="float">
            <text:p>-79.587656</text:p>
          </table:table-cell>
          <table:table-cell office:value-type="float" office:value="289.3" calcext:value-type="float">
            <text:p>289.3</text:p>
          </table:table-cell>
          <table:table-cell office:value-type="float" office:value="82" calcext:value-type="float">
            <text:p>82</text:p>
          </table:table-cell>
          <table:table-cell table:formula="of:=VLOOKUP([.$A1253];[MAF_5K_Walk_Watch__Crunch.$A$2:.$E$688];1;1)" office:value-type="string" office:string-value="2018-07-20T10:17:38Z" calcext:value-type="string">
            <text:p>2018-07-20T10:17:38Z</text:p>
          </table:table-cell>
          <table:table-cell table:formula="of:=VLOOKUP([.$A1253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48Z</text:p>
          </table:table-cell>
          <table:table-cell office:value-type="float" office:value="40.007811" calcext:value-type="float">
            <text:p>40.007811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89.3" calcext:value-type="float">
            <text:p>289.3</text:p>
          </table:table-cell>
          <table:table-cell office:value-type="float" office:value="82" calcext:value-type="float">
            <text:p>82</text:p>
          </table:table-cell>
          <table:table-cell table:formula="of:=VLOOKUP([.$A1254];[MAF_5K_Walk_Watch__Crunch.$A$2:.$E$688];1;1)" office:value-type="string" office:string-value="2018-07-20T10:17:48Z" calcext:value-type="string">
            <text:p>2018-07-20T10:17:48Z</text:p>
          </table:table-cell>
          <table:table-cell table:formula="of:=VLOOKUP([.$A1254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50Z</text:p>
          </table:table-cell>
          <table:table-cell office:value-type="float" office:value="40.007839" calcext:value-type="float">
            <text:p>40.007839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89.3" calcext:value-type="float">
            <text:p>289.3</text:p>
          </table:table-cell>
          <table:table-cell office:value-type="float" office:value="83" calcext:value-type="float">
            <text:p>83</text:p>
          </table:table-cell>
          <table:table-cell table:formula="of:=VLOOKUP([.$A1255];[MAF_5K_Walk_Watch__Crunch.$A$2:.$E$688];1;1)" office:value-type="string" office:string-value="2018-07-20T10:17:48Z" calcext:value-type="string">
            <text:p>2018-07-20T10:17:48Z</text:p>
          </table:table-cell>
          <table:table-cell table:formula="of:=VLOOKUP([.$A1255];[MAF_5K_Walk_Watch__Crunch.$A$2:.$E$688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0T10:17:52Z</text:p>
          </table:table-cell>
          <table:table-cell office:value-type="float" office:value="40.007875" calcext:value-type="float">
            <text:p>40.007875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89.3" calcext:value-type="float">
            <text:p>289.3</text:p>
          </table:table-cell>
          <table:table-cell office:value-type="float" office:value="82" calcext:value-type="float">
            <text:p>82</text:p>
          </table:table-cell>
          <table:table-cell table:formula="of:=VLOOKUP([.$A1256];[MAF_5K_Walk_Watch__Crunch.$A$2:.$E$688];1;1)" office:value-type="string" office:string-value="2018-07-20T10:17:51Z" calcext:value-type="string">
            <text:p>2018-07-20T10:17:51Z</text:p>
          </table:table-cell>
          <table:table-cell table:formula="of:=VLOOKUP([.$A1256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7:55Z</text:p>
          </table:table-cell>
          <table:table-cell office:value-type="float" office:value="40.007909" calcext:value-type="float">
            <text:p>40.007909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89.3" calcext:value-type="float">
            <text:p>289.3</text:p>
          </table:table-cell>
          <table:table-cell office:value-type="float" office:value="82" calcext:value-type="float">
            <text:p>82</text:p>
          </table:table-cell>
          <table:table-cell table:formula="of:=VLOOKUP([.$A1257];[MAF_5K_Walk_Watch__Crunch.$A$2:.$E$688];1;1)" office:value-type="string" office:string-value="2018-07-20T10:17:53Z" calcext:value-type="string">
            <text:p>2018-07-20T10:17:53Z</text:p>
          </table:table-cell>
          <table:table-cell table:formula="of:=VLOOKUP([.$A1257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7:58Z</text:p>
          </table:table-cell>
          <table:table-cell office:value-type="float" office:value="40.007944" calcext:value-type="float">
            <text:p>40.007944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2" calcext:value-type="float">
            <text:p>289.2</text:p>
          </table:table-cell>
          <table:table-cell office:value-type="float" office:value="83" calcext:value-type="float">
            <text:p>83</text:p>
          </table:table-cell>
          <table:table-cell table:formula="of:=VLOOKUP([.$A1258];[MAF_5K_Walk_Watch__Crunch.$A$2:.$E$688];1;1)" office:value-type="string" office:string-value="2018-07-20T10:17:58Z" calcext:value-type="string">
            <text:p>2018-07-20T10:17:58Z</text:p>
          </table:table-cell>
          <table:table-cell table:formula="of:=VLOOKUP([.$A1258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00Z</text:p>
          </table:table-cell>
          <table:table-cell office:value-type="float" office:value="40.007975" calcext:value-type="float">
            <text:p>40.007975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89.2" calcext:value-type="float">
            <text:p>289.2</text:p>
          </table:table-cell>
          <table:table-cell office:value-type="float" office:value="83" calcext:value-type="float">
            <text:p>83</text:p>
          </table:table-cell>
          <table:table-cell table:formula="of:=VLOOKUP([.$A1259];[MAF_5K_Walk_Watch__Crunch.$A$2:.$E$688];1;1)" office:value-type="string" office:string-value="2018-07-20T10:17:58Z" calcext:value-type="string">
            <text:p>2018-07-20T10:17:58Z</text:p>
          </table:table-cell>
          <table:table-cell table:formula="of:=VLOOKUP([.$A1259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03Z</text:p>
          </table:table-cell>
          <table:table-cell office:value-type="float" office:value="40.00801" calcext:value-type="float">
            <text:p>40.00801</text:p>
          </table:table-cell>
          <table:table-cell office:value-type="float" office:value="-79.587631" calcext:value-type="float">
            <text:p>-79.587631</text:p>
          </table:table-cell>
          <table:table-cell office:value-type="float" office:value="289.2" calcext:value-type="float">
            <text:p>289.2</text:p>
          </table:table-cell>
          <table:table-cell office:value-type="float" office:value="83" calcext:value-type="float">
            <text:p>83</text:p>
          </table:table-cell>
          <table:table-cell table:formula="of:=VLOOKUP([.$A1260];[MAF_5K_Walk_Watch__Crunch.$A$2:.$E$688];1;1)" office:value-type="string" office:string-value="2018-07-20T10:18:03Z" calcext:value-type="string">
            <text:p>2018-07-20T10:18:03Z</text:p>
          </table:table-cell>
          <table:table-cell table:formula="of:=VLOOKUP([.$A1260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06Z</text:p>
          </table:table-cell>
          <table:table-cell office:value-type="float" office:value="40.008037" calcext:value-type="float">
            <text:p>40.008037</text:p>
          </table:table-cell>
          <table:table-cell office:value-type="float" office:value="-79.587638" calcext:value-type="float">
            <text:p>-79.587638</text:p>
          </table:table-cell>
          <table:table-cell office:value-type="float" office:value="289.2" calcext:value-type="float">
            <text:p>289.2</text:p>
          </table:table-cell>
          <table:table-cell office:value-type="float" office:value="82" calcext:value-type="float">
            <text:p>82</text:p>
          </table:table-cell>
          <table:table-cell table:formula="of:=VLOOKUP([.$A1261];[MAF_5K_Walk_Watch__Crunch.$A$2:.$E$688];1;1)" office:value-type="string" office:string-value="2018-07-20T10:18:03Z" calcext:value-type="string">
            <text:p>2018-07-20T10:18:03Z</text:p>
          </table:table-cell>
          <table:table-cell table:formula="of:=VLOOKUP([.$A1261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08Z</text:p>
          </table:table-cell>
          <table:table-cell office:value-type="float" office:value="40.008066" calcext:value-type="float">
            <text:p>40.008066</text:p>
          </table:table-cell>
          <table:table-cell office:value-type="float" office:value="-79.587668" calcext:value-type="float">
            <text:p>-79.587668</text:p>
          </table:table-cell>
          <table:table-cell office:value-type="float" office:value="289.2" calcext:value-type="float">
            <text:p>289.2</text:p>
          </table:table-cell>
          <table:table-cell office:value-type="float" office:value="82" calcext:value-type="float">
            <text:p>82</text:p>
          </table:table-cell>
          <table:table-cell table:formula="of:=VLOOKUP([.$A1262];[MAF_5K_Walk_Watch__Crunch.$A$2:.$E$688];1;1)" office:value-type="string" office:string-value="2018-07-20T10:18:08Z" calcext:value-type="string">
            <text:p>2018-07-20T10:18:08Z</text:p>
          </table:table-cell>
          <table:table-cell table:formula="of:=VLOOKUP([.$A1262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10Z</text:p>
          </table:table-cell>
          <table:table-cell office:value-type="float" office:value="40.008096" calcext:value-type="float">
            <text:p>40.008096</text:p>
          </table:table-cell>
          <table:table-cell office:value-type="float" office:value="-79.587679" calcext:value-type="float">
            <text:p>-79.587679</text:p>
          </table:table-cell>
          <table:table-cell office:value-type="float" office:value="289.2" calcext:value-type="float">
            <text:p>289.2</text:p>
          </table:table-cell>
          <table:table-cell office:value-type="float" office:value="82" calcext:value-type="float">
            <text:p>82</text:p>
          </table:table-cell>
          <table:table-cell table:formula="of:=VLOOKUP([.$A1263];[MAF_5K_Walk_Watch__Crunch.$A$2:.$E$688];1;1)" office:value-type="string" office:string-value="2018-07-20T10:18:08Z" calcext:value-type="string">
            <text:p>2018-07-20T10:18:08Z</text:p>
          </table:table-cell>
          <table:table-cell table:formula="of:=VLOOKUP([.$A1263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13Z</text:p>
          </table:table-cell>
          <table:table-cell office:value-type="float" office:value="40.008128" calcext:value-type="float">
            <text:p>40.008128</text:p>
          </table:table-cell>
          <table:table-cell office:value-type="float" office:value="-79.587679" calcext:value-type="float">
            <text:p>-79.587679</text:p>
          </table:table-cell>
          <table:table-cell office:value-type="float" office:value="289.1" calcext:value-type="float">
            <text:p>289.1</text:p>
          </table:table-cell>
          <table:table-cell office:value-type="float" office:value="83" calcext:value-type="float">
            <text:p>83</text:p>
          </table:table-cell>
          <table:table-cell table:formula="of:=VLOOKUP([.$A1264];[MAF_5K_Walk_Watch__Crunch.$A$2:.$E$688];1;1)" office:value-type="string" office:string-value="2018-07-20T10:18:13Z" calcext:value-type="string">
            <text:p>2018-07-20T10:18:13Z</text:p>
          </table:table-cell>
          <table:table-cell table:formula="of:=VLOOKUP([.$A1264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16Z</text:p>
          </table:table-cell>
          <table:table-cell office:value-type="float" office:value="40.008167" calcext:value-type="float">
            <text:p>40.008167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89.1" calcext:value-type="float">
            <text:p>289.1</text:p>
          </table:table-cell>
          <table:table-cell office:value-type="float" office:value="82" calcext:value-type="float">
            <text:p>82</text:p>
          </table:table-cell>
          <table:table-cell table:formula="of:=VLOOKUP([.$A1265];[MAF_5K_Walk_Watch__Crunch.$A$2:.$E$688];1;1)" office:value-type="string" office:string-value="2018-07-20T10:18:13Z" calcext:value-type="string">
            <text:p>2018-07-20T10:18:13Z</text:p>
          </table:table-cell>
          <table:table-cell table:formula="of:=VLOOKUP([.$A1265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18Z</text:p>
          </table:table-cell>
          <table:table-cell office:value-type="float" office:value="40.008207" calcext:value-type="float">
            <text:p>40.008207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1" calcext:value-type="float">
            <text:p>289.1</text:p>
          </table:table-cell>
          <table:table-cell office:value-type="float" office:value="82" calcext:value-type="float">
            <text:p>82</text:p>
          </table:table-cell>
          <table:table-cell table:formula="of:=VLOOKUP([.$A1266];[MAF_5K_Walk_Watch__Crunch.$A$2:.$E$688];1;1)" office:value-type="string" office:string-value="2018-07-20T10:18:18Z" calcext:value-type="string">
            <text:p>2018-07-20T10:18:18Z</text:p>
          </table:table-cell>
          <table:table-cell table:formula="of:=VLOOKUP([.$A1266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20Z</text:p>
          </table:table-cell>
          <table:table-cell office:value-type="float" office:value="40.008241" calcext:value-type="float">
            <text:p>40.008241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89.1" calcext:value-type="float">
            <text:p>289.1</text:p>
          </table:table-cell>
          <table:table-cell office:value-type="float" office:value="80" calcext:value-type="float">
            <text:p>80</text:p>
          </table:table-cell>
          <table:table-cell table:formula="of:=VLOOKUP([.$A1267];[MAF_5K_Walk_Watch__Crunch.$A$2:.$E$688];1;1)" office:value-type="string" office:string-value="2018-07-20T10:18:18Z" calcext:value-type="string">
            <text:p>2018-07-20T10:18:18Z</text:p>
          </table:table-cell>
          <table:table-cell table:formula="of:=VLOOKUP([.$A1267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23Z</text:p>
          </table:table-cell>
          <table:table-cell office:value-type="float" office:value="40.008277" calcext:value-type="float">
            <text:p>40.008277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89.1" calcext:value-type="float">
            <text:p>289.1</text:p>
          </table:table-cell>
          <table:table-cell office:value-type="float" office:value="79" calcext:value-type="float">
            <text:p>79</text:p>
          </table:table-cell>
          <table:table-cell table:formula="of:=VLOOKUP([.$A1268];[MAF_5K_Walk_Watch__Crunch.$A$2:.$E$688];1;1)" office:value-type="string" office:string-value="2018-07-20T10:18:23Z" calcext:value-type="string">
            <text:p>2018-07-20T10:18:23Z</text:p>
          </table:table-cell>
          <table:table-cell table:formula="of:=VLOOKUP([.$A1268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26Z</text:p>
          </table:table-cell>
          <table:table-cell office:value-type="float" office:value="40.008313" calcext:value-type="float">
            <text:p>40.008313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89.1" calcext:value-type="float">
            <text:p>289.1</text:p>
          </table:table-cell>
          <table:table-cell office:value-type="float" office:value="79" calcext:value-type="float">
            <text:p>79</text:p>
          </table:table-cell>
          <table:table-cell table:formula="of:=VLOOKUP([.$A1269];[MAF_5K_Walk_Watch__Crunch.$A$2:.$E$688];1;1)" office:value-type="string" office:string-value="2018-07-20T10:18:23Z" calcext:value-type="string">
            <text:p>2018-07-20T10:18:23Z</text:p>
          </table:table-cell>
          <table:table-cell table:formula="of:=VLOOKUP([.$A1269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28Z</text:p>
          </table:table-cell>
          <table:table-cell office:value-type="float" office:value="40.008349" calcext:value-type="float">
            <text:p>40.008349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  <table:table-cell table:formula="of:=VLOOKUP([.$A1270];[MAF_5K_Walk_Watch__Crunch.$A$2:.$E$688];1;1)" office:value-type="string" office:string-value="2018-07-20T10:18:28Z" calcext:value-type="string">
            <text:p>2018-07-20T10:18:28Z</text:p>
          </table:table-cell>
          <table:table-cell table:formula="of:=VLOOKUP([.$A1270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30Z</text:p>
          </table:table-cell>
          <table:table-cell office:value-type="float" office:value="40.008376" calcext:value-type="float">
            <text:p>40.008376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VLOOKUP([.$A1271];[MAF_5K_Walk_Watch__Crunch.$A$2:.$E$688];1;1)" office:value-type="string" office:string-value="2018-07-20T10:18:28Z" calcext:value-type="string">
            <text:p>2018-07-20T10:18:28Z</text:p>
          </table:table-cell>
          <table:table-cell table:formula="of:=VLOOKUP([.$A1271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33Z</text:p>
          </table:table-cell>
          <table:table-cell office:value-type="float" office:value="40.008415" calcext:value-type="float">
            <text:p>40.008415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VLOOKUP([.$A1272];[MAF_5K_Walk_Watch__Crunch.$A$2:.$E$688];1;1)" office:value-type="string" office:string-value="2018-07-20T10:18:33Z" calcext:value-type="string">
            <text:p>2018-07-20T10:18:33Z</text:p>
          </table:table-cell>
          <table:table-cell table:formula="of:=VLOOKUP([.$A1272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35Z</text:p>
          </table:table-cell>
          <table:table-cell office:value-type="float" office:value="40.008446" calcext:value-type="float">
            <text:p>40.008446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VLOOKUP([.$A1273];[MAF_5K_Walk_Watch__Crunch.$A$2:.$E$688];1;1)" office:value-type="string" office:string-value="2018-07-20T10:18:33Z" calcext:value-type="string">
            <text:p>2018-07-20T10:18:33Z</text:p>
          </table:table-cell>
          <table:table-cell table:formula="of:=VLOOKUP([.$A1273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37Z</text:p>
          </table:table-cell>
          <table:table-cell office:value-type="float" office:value="40.008478" calcext:value-type="float">
            <text:p>40.008478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VLOOKUP([.$A1274];[MAF_5K_Walk_Watch__Crunch.$A$2:.$E$688];1;1)" office:value-type="string" office:string-value="2018-07-20T10:18:33Z" calcext:value-type="string">
            <text:p>2018-07-20T10:18:33Z</text:p>
          </table:table-cell>
          <table:table-cell table:formula="of:=VLOOKUP([.$A1274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39Z</text:p>
          </table:table-cell>
          <table:table-cell office:value-type="float" office:value="40.00851" calcext:value-type="float">
            <text:p>40.00851</text:p>
          </table:table-cell>
          <table:table-cell office:value-type="float" office:value="-79.587674" calcext:value-type="float">
            <text:p>-79.587674</text:p>
          </table:table-cell>
          <table:table-cell office:value-type="float" office:value="289.1" calcext:value-type="float">
            <text:p>289.1</text:p>
          </table:table-cell>
          <table:table-cell office:value-type="float" office:value="80" calcext:value-type="float">
            <text:p>80</text:p>
          </table:table-cell>
          <table:table-cell table:formula="of:=VLOOKUP([.$A1275];[MAF_5K_Walk_Watch__Crunch.$A$2:.$E$688];1;1)" office:value-type="string" office:string-value="2018-07-20T10:18:38Z" calcext:value-type="string">
            <text:p>2018-07-20T10:18:38Z</text:p>
          </table:table-cell>
          <table:table-cell table:formula="of:=VLOOKUP([.$A1275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41Z</text:p>
          </table:table-cell>
          <table:table-cell office:value-type="float" office:value="40.008548" calcext:value-type="float">
            <text:p>40.008548</text:p>
          </table:table-cell>
          <table:table-cell office:value-type="float" office:value="-79.587686" calcext:value-type="float">
            <text:p>-79.587686</text:p>
          </table:table-cell>
          <table:table-cell office:value-type="float" office:value="289.2" calcext:value-type="float">
            <text:p>289.2</text:p>
          </table:table-cell>
          <table:table-cell office:value-type="float" office:value="81" calcext:value-type="float">
            <text:p>81</text:p>
          </table:table-cell>
          <table:table-cell table:formula="of:=VLOOKUP([.$A1276];[MAF_5K_Walk_Watch__Crunch.$A$2:.$E$688];1;1)" office:value-type="string" office:string-value="2018-07-20T10:18:38Z" calcext:value-type="string">
            <text:p>2018-07-20T10:18:38Z</text:p>
          </table:table-cell>
          <table:table-cell table:formula="of:=VLOOKUP([.$A1276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43Z</text:p>
          </table:table-cell>
          <table:table-cell office:value-type="float" office:value="40.008579" calcext:value-type="float">
            <text:p>40.008579</text:p>
          </table:table-cell>
          <table:table-cell office:value-type="float" office:value="-79.587691" calcext:value-type="float">
            <text:p>-79.587691</text:p>
          </table:table-cell>
          <table:table-cell office:value-type="float" office:value="289.3" calcext:value-type="float">
            <text:p>289.3</text:p>
          </table:table-cell>
          <table:table-cell office:value-type="float" office:value="81" calcext:value-type="float">
            <text:p>81</text:p>
          </table:table-cell>
          <table:table-cell table:formula="of:=VLOOKUP([.$A1277];[MAF_5K_Walk_Watch__Crunch.$A$2:.$E$688];1;1)" office:value-type="string" office:string-value="2018-07-20T10:18:43Z" calcext:value-type="string">
            <text:p>2018-07-20T10:18:43Z</text:p>
          </table:table-cell>
          <table:table-cell table:formula="of:=VLOOKUP([.$A1277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45Z</text:p>
          </table:table-cell>
          <table:table-cell office:value-type="float" office:value="40.008611" calcext:value-type="float">
            <text:p>40.008611</text:p>
          </table:table-cell>
          <table:table-cell office:value-type="float" office:value="-79.587698" calcext:value-type="float">
            <text:p>-79.587698</text:p>
          </table:table-cell>
          <table:table-cell office:value-type="float" office:value="289.3" calcext:value-type="float">
            <text:p>289.3</text:p>
          </table:table-cell>
          <table:table-cell office:value-type="float" office:value="81" calcext:value-type="float">
            <text:p>81</text:p>
          </table:table-cell>
          <table:table-cell table:formula="of:=VLOOKUP([.$A1278];[MAF_5K_Walk_Watch__Crunch.$A$2:.$E$688];1;1)" office:value-type="string" office:string-value="2018-07-20T10:18:43Z" calcext:value-type="string">
            <text:p>2018-07-20T10:18:43Z</text:p>
          </table:table-cell>
          <table:table-cell table:formula="of:=VLOOKUP([.$A1278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48Z</text:p>
          </table:table-cell>
          <table:table-cell office:value-type="float" office:value="40.008643" calcext:value-type="float">
            <text:p>40.008643</text:p>
          </table:table-cell>
          <table:table-cell office:value-type="float" office:value="-79.587697" calcext:value-type="float">
            <text:p>-79.587697</text:p>
          </table:table-cell>
          <table:table-cell office:value-type="float" office:value="289.4" calcext:value-type="float">
            <text:p>289.4</text:p>
          </table:table-cell>
          <table:table-cell office:value-type="float" office:value="81" calcext:value-type="float">
            <text:p>81</text:p>
          </table:table-cell>
          <table:table-cell table:formula="of:=VLOOKUP([.$A1279];[MAF_5K_Walk_Watch__Crunch.$A$2:.$E$688];1;1)" office:value-type="string" office:string-value="2018-07-20T10:18:48Z" calcext:value-type="string">
            <text:p>2018-07-20T10:18:48Z</text:p>
          </table:table-cell>
          <table:table-cell table:formula="of:=VLOOKUP([.$A1279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18:51Z</text:p>
          </table:table-cell>
          <table:table-cell office:value-type="float" office:value="40.008674" calcext:value-type="float">
            <text:p>40.008674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89.5" calcext:value-type="float">
            <text:p>289.5</text:p>
          </table:table-cell>
          <table:table-cell office:value-type="float" office:value="82" calcext:value-type="float">
            <text:p>82</text:p>
          </table:table-cell>
          <table:table-cell table:formula="of:=VLOOKUP([.$A1280];[MAF_5K_Walk_Watch__Crunch.$A$2:.$E$688];1;1)" office:value-type="string" office:string-value="2018-07-20T10:18:50Z" calcext:value-type="string">
            <text:p>2018-07-20T10:18:50Z</text:p>
          </table:table-cell>
          <table:table-cell table:formula="of:=VLOOKUP([.$A1280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8:53Z</text:p>
          </table:table-cell>
          <table:table-cell office:value-type="float" office:value="40.008701" calcext:value-type="float">
            <text:p>40.008701</text:p>
          </table:table-cell>
          <table:table-cell office:value-type="float" office:value="-79.587676" calcext:value-type="float">
            <text:p>-79.587676</text:p>
          </table:table-cell>
          <table:table-cell office:value-type="float" office:value="289.6" calcext:value-type="float">
            <text:p>289.6</text:p>
          </table:table-cell>
          <table:table-cell office:value-type="float" office:value="81" calcext:value-type="float">
            <text:p>81</text:p>
          </table:table-cell>
          <table:table-cell table:formula="of:=VLOOKUP([.$A1281];[MAF_5K_Walk_Watch__Crunch.$A$2:.$E$688];1;1)" office:value-type="string" office:string-value="2018-07-20T10:18:53Z" calcext:value-type="string">
            <text:p>2018-07-20T10:18:53Z</text:p>
          </table:table-cell>
          <table:table-cell table:formula="of:=VLOOKUP([.$A1281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8:56Z</text:p>
          </table:table-cell>
          <table:table-cell office:value-type="float" office:value="40.008745" calcext:value-type="float">
            <text:p>40.008745</text:p>
          </table:table-cell>
          <table:table-cell office:value-type="float" office:value="-79.587674" calcext:value-type="float">
            <text:p>-79.587674</text:p>
          </table:table-cell>
          <table:table-cell office:value-type="float" office:value="289.7" calcext:value-type="float">
            <text:p>289.7</text:p>
          </table:table-cell>
          <table:table-cell office:value-type="float" office:value="82" calcext:value-type="float">
            <text:p>82</text:p>
          </table:table-cell>
          <table:table-cell table:formula="of:=VLOOKUP([.$A1282];[MAF_5K_Walk_Watch__Crunch.$A$2:.$E$688];1;1)" office:value-type="string" office:string-value="2018-07-20T10:18:53Z" calcext:value-type="string">
            <text:p>2018-07-20T10:18:53Z</text:p>
          </table:table-cell>
          <table:table-cell table:formula="of:=VLOOKUP([.$A1282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8:58Z</text:p>
          </table:table-cell>
          <table:table-cell office:value-type="float" office:value="40.008776" calcext:value-type="float">
            <text:p>40.008776</text:p>
          </table:table-cell>
          <table:table-cell office:value-type="float" office:value="-79.587678" calcext:value-type="float">
            <text:p>-79.587678</text:p>
          </table:table-cell>
          <table:table-cell office:value-type="float" office:value="289.7" calcext:value-type="float">
            <text:p>289.7</text:p>
          </table:table-cell>
          <table:table-cell office:value-type="float" office:value="82" calcext:value-type="float">
            <text:p>82</text:p>
          </table:table-cell>
          <table:table-cell table:formula="of:=VLOOKUP([.$A1283];[MAF_5K_Walk_Watch__Crunch.$A$2:.$E$688];1;1)" office:value-type="string" office:string-value="2018-07-20T10:18:58Z" calcext:value-type="string">
            <text:p>2018-07-20T10:18:58Z</text:p>
          </table:table-cell>
          <table:table-cell table:formula="of:=VLOOKUP([.$A1283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01Z</text:p>
          </table:table-cell>
          <table:table-cell office:value-type="float" office:value="40.008803" calcext:value-type="float">
            <text:p>40.008803</text:p>
          </table:table-cell>
          <table:table-cell office:value-type="float" office:value="-79.587683" calcext:value-type="float">
            <text:p>-79.587683</text:p>
          </table:table-cell>
          <table:table-cell office:value-type="float" office:value="289.8" calcext:value-type="float">
            <text:p>289.8</text:p>
          </table:table-cell>
          <table:table-cell office:value-type="float" office:value="83" calcext:value-type="float">
            <text:p>83</text:p>
          </table:table-cell>
          <table:table-cell table:formula="of:=VLOOKUP([.$A1284];[MAF_5K_Walk_Watch__Crunch.$A$2:.$E$688];1;1)" office:value-type="string" office:string-value="2018-07-20T10:18:58Z" calcext:value-type="string">
            <text:p>2018-07-20T10:18:58Z</text:p>
          </table:table-cell>
          <table:table-cell table:formula="of:=VLOOKUP([.$A1284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04Z</text:p>
          </table:table-cell>
          <table:table-cell office:value-type="float" office:value="40.008845" calcext:value-type="float">
            <text:p>40.008845</text:p>
          </table:table-cell>
          <table:table-cell office:value-type="float" office:value="-79.587681" calcext:value-type="float">
            <text:p>-79.587681</text:p>
          </table:table-cell>
          <table:table-cell office:value-type="float" office:value="289.9" calcext:value-type="float">
            <text:p>289.9</text:p>
          </table:table-cell>
          <table:table-cell office:value-type="float" office:value="84" calcext:value-type="float">
            <text:p>84</text:p>
          </table:table-cell>
          <table:table-cell table:formula="of:=VLOOKUP([.$A1285];[MAF_5K_Walk_Watch__Crunch.$A$2:.$E$688];1;1)" office:value-type="string" office:string-value="2018-07-20T10:19:03Z" calcext:value-type="string">
            <text:p>2018-07-20T10:19:03Z</text:p>
          </table:table-cell>
          <table:table-cell table:formula="of:=VLOOKUP([.$A1285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06Z</text:p>
          </table:table-cell>
          <table:table-cell office:value-type="float" office:value="40.008875" calcext:value-type="float">
            <text:p>40.008875</text:p>
          </table:table-cell>
          <table:table-cell office:value-type="float" office:value="-79.587686" calcext:value-type="float">
            <text:p>-79.587686</text:p>
          </table:table-cell>
          <table:table-cell office:value-type="float" office:value="289.9" calcext:value-type="float">
            <text:p>289.9</text:p>
          </table:table-cell>
          <table:table-cell office:value-type="float" office:value="84" calcext:value-type="float">
            <text:p>84</text:p>
          </table:table-cell>
          <table:table-cell table:formula="of:=VLOOKUP([.$A1286];[MAF_5K_Walk_Watch__Crunch.$A$2:.$E$688];1;1)" office:value-type="string" office:string-value="2018-07-20T10:19:03Z" calcext:value-type="string">
            <text:p>2018-07-20T10:19:03Z</text:p>
          </table:table-cell>
          <table:table-cell table:formula="of:=VLOOKUP([.$A1286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09Z</text:p>
          </table:table-cell>
          <table:table-cell office:value-type="float" office:value="40.008907" calcext:value-type="float">
            <text:p>40.008907</text:p>
          </table:table-cell>
          <table:table-cell office:value-type="float" office:value="-79.587696" calcext:value-type="float">
            <text:p>-79.587696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table:formula="of:=VLOOKUP([.$A1287];[MAF_5K_Walk_Watch__Crunch.$A$2:.$E$688];1;1)" office:value-type="string" office:string-value="2018-07-20T10:19:08Z" calcext:value-type="string">
            <text:p>2018-07-20T10:19:08Z</text:p>
          </table:table-cell>
          <table:table-cell table:formula="of:=VLOOKUP([.$A1287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14Z</text:p>
          </table:table-cell>
          <table:table-cell office:value-type="float" office:value="40.008933" calcext:value-type="float">
            <text:p>40.008933</text:p>
          </table:table-cell>
          <table:table-cell office:value-type="float" office:value="-79.587678" calcext:value-type="float">
            <text:p>-79.587678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1288];[MAF_5K_Walk_Watch__Crunch.$A$2:.$E$688];1;1)" office:value-type="string" office:string-value="2018-07-20T10:19:08Z" calcext:value-type="string">
            <text:p>2018-07-20T10:19:08Z</text:p>
          </table:table-cell>
          <table:table-cell table:formula="of:=VLOOKUP([.$A1288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16Z</text:p>
          </table:table-cell>
          <table:table-cell office:value-type="float" office:value="40.008958" calcext:value-type="float">
            <text:p>40.008958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1289];[MAF_5K_Walk_Watch__Crunch.$A$2:.$E$688];1;1)" office:value-type="string" office:string-value="2018-07-20T10:19:16Z" calcext:value-type="string">
            <text:p>2018-07-20T10:19:16Z</text:p>
          </table:table-cell>
          <table:table-cell table:formula="of:=VLOOKUP([.$A1289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19Z</text:p>
          </table:table-cell>
          <table:table-cell office:value-type="float" office:value="40.008997" calcext:value-type="float">
            <text:p>40.008997</text:p>
          </table:table-cell>
          <table:table-cell office:value-type="float" office:value="-79.587663" calcext:value-type="float">
            <text:p>-79.587663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1290];[MAF_5K_Walk_Watch__Crunch.$A$2:.$E$688];1;1)" office:value-type="string" office:string-value="2018-07-20T10:19:16Z" calcext:value-type="string">
            <text:p>2018-07-20T10:19:16Z</text:p>
          </table:table-cell>
          <table:table-cell table:formula="of:=VLOOKUP([.$A1290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21Z</text:p>
          </table:table-cell>
          <table:table-cell office:value-type="float" office:value="40.009024" calcext:value-type="float">
            <text:p>40.009024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1291];[MAF_5K_Walk_Watch__Crunch.$A$2:.$E$688];1;1)" office:value-type="string" office:string-value="2018-07-20T10:19:21Z" calcext:value-type="string">
            <text:p>2018-07-20T10:19:21Z</text:p>
          </table:table-cell>
          <table:table-cell table:formula="of:=VLOOKUP([.$A1291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23Z</text:p>
          </table:table-cell>
          <table:table-cell office:value-type="float" office:value="40.009056" calcext:value-type="float">
            <text:p>40.009056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1292];[MAF_5K_Walk_Watch__Crunch.$A$2:.$E$688];1;1)" office:value-type="string" office:string-value="2018-07-20T10:19:21Z" calcext:value-type="string">
            <text:p>2018-07-20T10:19:21Z</text:p>
          </table:table-cell>
          <table:table-cell table:formula="of:=VLOOKUP([.$A1292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26Z</text:p>
          </table:table-cell>
          <table:table-cell office:value-type="float" office:value="40.009092" calcext:value-type="float">
            <text:p>40.009092</text:p>
          </table:table-cell>
          <table:table-cell office:value-type="float" office:value="-79.587669" calcext:value-type="float">
            <text:p>-79.587669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table:formula="of:=VLOOKUP([.$A1293];[MAF_5K_Walk_Watch__Crunch.$A$2:.$E$688];1;1)" office:value-type="string" office:string-value="2018-07-20T10:19:26Z" calcext:value-type="string">
            <text:p>2018-07-20T10:19:26Z</text:p>
          </table:table-cell>
          <table:table-cell table:formula="of:=VLOOKUP([.$A1293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28Z</text:p>
          </table:table-cell>
          <table:table-cell office:value-type="float" office:value="40.009119" calcext:value-type="float">
            <text:p>40.009119</text:p>
          </table:table-cell>
          <table:table-cell office:value-type="float" office:value="-79.587668" calcext:value-type="float">
            <text:p>-79.587668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table:formula="of:=VLOOKUP([.$A1294];[MAF_5K_Walk_Watch__Crunch.$A$2:.$E$688];1;1)" office:value-type="string" office:string-value="2018-07-20T10:19:26Z" calcext:value-type="string">
            <text:p>2018-07-20T10:19:26Z</text:p>
          </table:table-cell>
          <table:table-cell table:formula="of:=VLOOKUP([.$A1294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30Z</text:p>
          </table:table-cell>
          <table:table-cell office:value-type="float" office:value="40.009146" calcext:value-type="float">
            <text:p>40.009146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table:formula="of:=VLOOKUP([.$A1295];[MAF_5K_Walk_Watch__Crunch.$A$2:.$E$688];1;1)" office:value-type="string" office:string-value="2018-07-20T10:19:26Z" calcext:value-type="string">
            <text:p>2018-07-20T10:19:26Z</text:p>
          </table:table-cell>
          <table:table-cell table:formula="of:=VLOOKUP([.$A1295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32Z</text:p>
          </table:table-cell>
          <table:table-cell office:value-type="float" office:value="40.00918" calcext:value-type="float">
            <text:p>40.00918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  <table:table-cell table:formula="of:=VLOOKUP([.$A1296];[MAF_5K_Walk_Watch__Crunch.$A$2:.$E$688];1;1)" office:value-type="string" office:string-value="2018-07-20T10:19:26Z" calcext:value-type="string">
            <text:p>2018-07-20T10:19:26Z</text:p>
          </table:table-cell>
          <table:table-cell table:formula="of:=VLOOKUP([.$A1296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34Z</text:p>
          </table:table-cell>
          <table:table-cell office:value-type="float" office:value="40.009221" calcext:value-type="float">
            <text:p>40.009221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  <table:table-cell table:formula="of:=VLOOKUP([.$A1297];[MAF_5K_Walk_Watch__Crunch.$A$2:.$E$688];1;1)" office:value-type="string" office:string-value="2018-07-20T10:19:33Z" calcext:value-type="string">
            <text:p>2018-07-20T10:19:33Z</text:p>
          </table:table-cell>
          <table:table-cell table:formula="of:=VLOOKUP([.$A1297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37Z</text:p>
          </table:table-cell>
          <table:table-cell office:value-type="float" office:value="40.00926" calcext:value-type="float">
            <text:p>40.00926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1298];[MAF_5K_Walk_Watch__Crunch.$A$2:.$E$688];1;1)" office:value-type="string" office:string-value="2018-07-20T10:19:33Z" calcext:value-type="string">
            <text:p>2018-07-20T10:19:33Z</text:p>
          </table:table-cell>
          <table:table-cell table:formula="of:=VLOOKUP([.$A1298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39Z</text:p>
          </table:table-cell>
          <table:table-cell office:value-type="float" office:value="40.009287" calcext:value-type="float">
            <text:p>40.009287</text:p>
          </table:table-cell>
          <table:table-cell office:value-type="float" office:value="-79.587669" calcext:value-type="float">
            <text:p>-79.587669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1299];[MAF_5K_Walk_Watch__Crunch.$A$2:.$E$688];1;1)" office:value-type="string" office:string-value="2018-07-20T10:19:38Z" calcext:value-type="string">
            <text:p>2018-07-20T10:19:38Z</text:p>
          </table:table-cell>
          <table:table-cell table:formula="of:=VLOOKUP([.$A1299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42Z</text:p>
          </table:table-cell>
          <table:table-cell office:value-type="float" office:value="40.009323" calcext:value-type="float">
            <text:p>40.009323</text:p>
          </table:table-cell>
          <table:table-cell office:value-type="float" office:value="-79.587673" calcext:value-type="float">
            <text:p>-79.587673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  <table:table-cell table:formula="of:=VLOOKUP([.$A1300];[MAF_5K_Walk_Watch__Crunch.$A$2:.$E$688];1;1)" office:value-type="string" office:string-value="2018-07-20T10:19:38Z" calcext:value-type="string">
            <text:p>2018-07-20T10:19:38Z</text:p>
          </table:table-cell>
          <table:table-cell table:formula="of:=VLOOKUP([.$A1300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45Z</text:p>
          </table:table-cell>
          <table:table-cell office:value-type="float" office:value="40.00935" calcext:value-type="float">
            <text:p>40.00935</text:p>
          </table:table-cell>
          <table:table-cell office:value-type="float" office:value="-79.587684" calcext:value-type="float">
            <text:p>-79.587684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  <table:table-cell table:formula="of:=VLOOKUP([.$A1301];[MAF_5K_Walk_Watch__Crunch.$A$2:.$E$688];1;1)" office:value-type="string" office:string-value="2018-07-20T10:19:43Z" calcext:value-type="string">
            <text:p>2018-07-20T10:19:43Z</text:p>
          </table:table-cell>
          <table:table-cell table:formula="of:=VLOOKUP([.$A1301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47Z</text:p>
          </table:table-cell>
          <table:table-cell office:value-type="float" office:value="40.00938" calcext:value-type="float">
            <text:p>40.00938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90.1" calcext:value-type="float">
            <text:p>290.1</text:p>
          </table:table-cell>
          <table:table-cell office:value-type="float" office:value="85" calcext:value-type="float">
            <text:p>85</text:p>
          </table:table-cell>
          <table:table-cell table:formula="of:=VLOOKUP([.$A1302];[MAF_5K_Walk_Watch__Crunch.$A$2:.$E$688];1;1)" office:value-type="string" office:string-value="2018-07-20T10:19:43Z" calcext:value-type="string">
            <text:p>2018-07-20T10:19:43Z</text:p>
          </table:table-cell>
          <table:table-cell table:formula="of:=VLOOKUP([.$A1302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50Z</text:p>
          </table:table-cell>
          <table:table-cell office:value-type="float" office:value="40.009413" calcext:value-type="float">
            <text:p>40.009413</text:p>
          </table:table-cell>
          <table:table-cell office:value-type="float" office:value="-79.587695" calcext:value-type="float">
            <text:p>-79.587695</text:p>
          </table:table-cell>
          <table:table-cell office:value-type="float" office:value="290.2" calcext:value-type="float">
            <text:p>290.2</text:p>
          </table:table-cell>
          <table:table-cell office:value-type="float" office:value="86" calcext:value-type="float">
            <text:p>86</text:p>
          </table:table-cell>
          <table:table-cell table:formula="of:=VLOOKUP([.$A1303];[MAF_5K_Walk_Watch__Crunch.$A$2:.$E$688];1;1)" office:value-type="string" office:string-value="2018-07-20T10:19:48Z" calcext:value-type="string">
            <text:p>2018-07-20T10:19:48Z</text:p>
          </table:table-cell>
          <table:table-cell table:formula="of:=VLOOKUP([.$A1303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19:53Z</text:p>
          </table:table-cell>
          <table:table-cell office:value-type="float" office:value="40.00945" calcext:value-type="float">
            <text:p>40.00945</text:p>
          </table:table-cell>
          <table:table-cell office:value-type="float" office:value="-79.587686" calcext:value-type="float">
            <text:p>-79.587686</text:p>
          </table:table-cell>
          <table:table-cell office:value-type="float" office:value="290.3" calcext:value-type="float">
            <text:p>290.3</text:p>
          </table:table-cell>
          <table:table-cell office:value-type="float" office:value="87" calcext:value-type="float">
            <text:p>87</text:p>
          </table:table-cell>
          <table:table-cell table:formula="of:=VLOOKUP([.$A1304];[MAF_5K_Walk_Watch__Crunch.$A$2:.$E$688];1;1)" office:value-type="string" office:string-value="2018-07-20T10:19:53Z" calcext:value-type="string">
            <text:p>2018-07-20T10:19:53Z</text:p>
          </table:table-cell>
          <table:table-cell table:formula="of:=VLOOKUP([.$A1304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19:55Z</text:p>
          </table:table-cell>
          <table:table-cell office:value-type="float" office:value="40.009477" calcext:value-type="float">
            <text:p>40.009477</text:p>
          </table:table-cell>
          <table:table-cell office:value-type="float" office:value="-79.587675" calcext:value-type="float">
            <text:p>-79.587675</text:p>
          </table:table-cell>
          <table:table-cell office:value-type="float" office:value="290.3" calcext:value-type="float">
            <text:p>290.3</text:p>
          </table:table-cell>
          <table:table-cell office:value-type="float" office:value="87" calcext:value-type="float">
            <text:p>87</text:p>
          </table:table-cell>
          <table:table-cell table:formula="of:=VLOOKUP([.$A1305];[MAF_5K_Walk_Watch__Crunch.$A$2:.$E$688];1;1)" office:value-type="string" office:string-value="2018-07-20T10:19:53Z" calcext:value-type="string">
            <text:p>2018-07-20T10:19:53Z</text:p>
          </table:table-cell>
          <table:table-cell table:formula="of:=VLOOKUP([.$A1305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19:58Z</text:p>
          </table:table-cell>
          <table:table-cell office:value-type="float" office:value="40.009522" calcext:value-type="float">
            <text:p>40.009522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90.4" calcext:value-type="float">
            <text:p>290.4</text:p>
          </table:table-cell>
          <table:table-cell office:value-type="float" office:value="86" calcext:value-type="float">
            <text:p>86</text:p>
          </table:table-cell>
          <table:table-cell table:formula="of:=VLOOKUP([.$A1306];[MAF_5K_Walk_Watch__Crunch.$A$2:.$E$688];1;1)" office:value-type="string" office:string-value="2018-07-20T10:19:58Z" calcext:value-type="string">
            <text:p>2018-07-20T10:19:58Z</text:p>
          </table:table-cell>
          <table:table-cell table:formula="of:=VLOOKUP([.$A1306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00Z</text:p>
          </table:table-cell>
          <table:table-cell office:value-type="float" office:value="40.009558" calcext:value-type="float">
            <text:p>40.009558</text:p>
          </table:table-cell>
          <table:table-cell office:value-type="float" office:value="-79.587671" calcext:value-type="float">
            <text:p>-79.587671</text:p>
          </table:table-cell>
          <table:table-cell office:value-type="float" office:value="290.5" calcext:value-type="float">
            <text:p>290.5</text:p>
          </table:table-cell>
          <table:table-cell office:value-type="float" office:value="86" calcext:value-type="float">
            <text:p>86</text:p>
          </table:table-cell>
          <table:table-cell table:formula="of:=VLOOKUP([.$A1307];[MAF_5K_Walk_Watch__Crunch.$A$2:.$E$688];1;1)" office:value-type="string" office:string-value="2018-07-20T10:19:58Z" calcext:value-type="string">
            <text:p>2018-07-20T10:19:58Z</text:p>
          </table:table-cell>
          <table:table-cell table:formula="of:=VLOOKUP([.$A1307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03Z</text:p>
          </table:table-cell>
          <table:table-cell office:value-type="float" office:value="40.009585" calcext:value-type="float">
            <text:p>40.009585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0.6" calcext:value-type="float">
            <text:p>290.6</text:p>
          </table:table-cell>
          <table:table-cell office:value-type="float" office:value="85" calcext:value-type="float">
            <text:p>85</text:p>
          </table:table-cell>
          <table:table-cell table:formula="of:=VLOOKUP([.$A1308];[MAF_5K_Walk_Watch__Crunch.$A$2:.$E$688];1;1)" office:value-type="string" office:string-value="2018-07-20T10:20:03Z" calcext:value-type="string">
            <text:p>2018-07-20T10:20:03Z</text:p>
          </table:table-cell>
          <table:table-cell table:formula="of:=VLOOKUP([.$A1308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05Z</text:p>
          </table:table-cell>
          <table:table-cell office:value-type="float" office:value="40.009615" calcext:value-type="float">
            <text:p>40.009615</text:p>
          </table:table-cell>
          <table:table-cell office:value-type="float" office:value="-79.587682" calcext:value-type="float">
            <text:p>-79.587682</text:p>
          </table:table-cell>
          <table:table-cell office:value-type="float" office:value="290.6" calcext:value-type="float">
            <text:p>290.6</text:p>
          </table:table-cell>
          <table:table-cell office:value-type="float" office:value="85" calcext:value-type="float">
            <text:p>85</text:p>
          </table:table-cell>
          <table:table-cell table:formula="of:=VLOOKUP([.$A1309];[MAF_5K_Walk_Watch__Crunch.$A$2:.$E$688];1;1)" office:value-type="string" office:string-value="2018-07-20T10:20:03Z" calcext:value-type="string">
            <text:p>2018-07-20T10:20:03Z</text:p>
          </table:table-cell>
          <table:table-cell table:formula="of:=VLOOKUP([.$A1309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07Z</text:p>
          </table:table-cell>
          <table:table-cell office:value-type="float" office:value="40.009652" calcext:value-type="float">
            <text:p>40.009652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90.7" calcext:value-type="float">
            <text:p>290.7</text:p>
          </table:table-cell>
          <table:table-cell office:value-type="float" office:value="86" calcext:value-type="float">
            <text:p>86</text:p>
          </table:table-cell>
          <table:table-cell table:formula="of:=VLOOKUP([.$A1310];[MAF_5K_Walk_Watch__Crunch.$A$2:.$E$688];1;1)" office:value-type="string" office:string-value="2018-07-20T10:20:03Z" calcext:value-type="string">
            <text:p>2018-07-20T10:20:03Z</text:p>
          </table:table-cell>
          <table:table-cell table:formula="of:=VLOOKUP([.$A1310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09Z</text:p>
          </table:table-cell>
          <table:table-cell office:value-type="float" office:value="40.009679" calcext:value-type="float">
            <text:p>40.009679</text:p>
          </table:table-cell>
          <table:table-cell office:value-type="float" office:value="-79.587696" calcext:value-type="float">
            <text:p>-79.587696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  <table:table-cell table:formula="of:=VLOOKUP([.$A1311];[MAF_5K_Walk_Watch__Crunch.$A$2:.$E$688];1;1)" office:value-type="string" office:string-value="2018-07-20T10:20:08Z" calcext:value-type="string">
            <text:p>2018-07-20T10:20:08Z</text:p>
          </table:table-cell>
          <table:table-cell table:formula="of:=VLOOKUP([.$A1311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11Z</text:p>
          </table:table-cell>
          <table:table-cell office:value-type="float" office:value="40.009712" calcext:value-type="float">
            <text:p>40.009712</text:p>
          </table:table-cell>
          <table:table-cell office:value-type="float" office:value="-79.5877" calcext:value-type="float">
            <text:p>-79.5877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  <table:table-cell table:formula="of:=VLOOKUP([.$A1312];[MAF_5K_Walk_Watch__Crunch.$A$2:.$E$688];1;1)" office:value-type="string" office:string-value="2018-07-20T10:20:08Z" calcext:value-type="string">
            <text:p>2018-07-20T10:20:08Z</text:p>
          </table:table-cell>
          <table:table-cell table:formula="of:=VLOOKUP([.$A1312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13Z</text:p>
          </table:table-cell>
          <table:table-cell office:value-type="float" office:value="40.009756" calcext:value-type="float">
            <text:p>40.009756</text:p>
          </table:table-cell>
          <table:table-cell office:value-type="float" office:value="-79.587704" calcext:value-type="float">
            <text:p>-79.587704</text:p>
          </table:table-cell>
          <table:table-cell office:value-type="float" office:value="290.9" calcext:value-type="float">
            <text:p>290.9</text:p>
          </table:table-cell>
          <table:table-cell office:value-type="float" office:value="84" calcext:value-type="float">
            <text:p>84</text:p>
          </table:table-cell>
          <table:table-cell table:formula="of:=VLOOKUP([.$A1313];[MAF_5K_Walk_Watch__Crunch.$A$2:.$E$688];1;1)" office:value-type="string" office:string-value="2018-07-20T10:20:13Z" calcext:value-type="string">
            <text:p>2018-07-20T10:20:13Z</text:p>
          </table:table-cell>
          <table:table-cell table:formula="of:=VLOOKUP([.$A1313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16Z</text:p>
          </table:table-cell>
          <table:table-cell office:value-type="float" office:value="40.009789" calcext:value-type="float">
            <text:p>40.009789</text:p>
          </table:table-cell>
          <table:table-cell office:value-type="float" office:value="-79.587715" calcext:value-type="float">
            <text:p>-79.587715</text:p>
          </table:table-cell>
          <table:table-cell office:value-type="float" office:value="291" calcext:value-type="float">
            <text:p>291</text:p>
          </table:table-cell>
          <table:table-cell office:value-type="float" office:value="85" calcext:value-type="float">
            <text:p>85</text:p>
          </table:table-cell>
          <table:table-cell table:formula="of:=VLOOKUP([.$A1314];[MAF_5K_Walk_Watch__Crunch.$A$2:.$E$688];1;1)" office:value-type="string" office:string-value="2018-07-20T10:20:13Z" calcext:value-type="string">
            <text:p>2018-07-20T10:20:13Z</text:p>
          </table:table-cell>
          <table:table-cell table:formula="of:=VLOOKUP([.$A1314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19Z</text:p>
          </table:table-cell>
          <table:table-cell office:value-type="float" office:value="40.009822" calcext:value-type="float">
            <text:p>40.009822</text:p>
          </table:table-cell>
          <table:table-cell office:value-type="float" office:value="-79.587716" calcext:value-type="float">
            <text:p>-79.587716</text:p>
          </table:table-cell>
          <table:table-cell office:value-type="float" office:value="291.1" calcext:value-type="float">
            <text:p>291.1</text:p>
          </table:table-cell>
          <table:table-cell office:value-type="float" office:value="85" calcext:value-type="float">
            <text:p>85</text:p>
          </table:table-cell>
          <table:table-cell table:formula="of:=VLOOKUP([.$A1315];[MAF_5K_Walk_Watch__Crunch.$A$2:.$E$688];1;1)" office:value-type="string" office:string-value="2018-07-20T10:20:18Z" calcext:value-type="string">
            <text:p>2018-07-20T10:20:18Z</text:p>
          </table:table-cell>
          <table:table-cell table:formula="of:=VLOOKUP([.$A1315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22Z</text:p>
          </table:table-cell>
          <table:table-cell office:value-type="float" office:value="40.009854" calcext:value-type="float">
            <text:p>40.009854</text:p>
          </table:table-cell>
          <table:table-cell office:value-type="float" office:value="-79.587702" calcext:value-type="float">
            <text:p>-79.587702</text:p>
          </table:table-cell>
          <table:table-cell office:value-type="float" office:value="291.1" calcext:value-type="float">
            <text:p>291.1</text:p>
          </table:table-cell>
          <table:table-cell office:value-type="float" office:value="82" calcext:value-type="float">
            <text:p>82</text:p>
          </table:table-cell>
          <table:table-cell table:formula="of:=VLOOKUP([.$A1316];[MAF_5K_Walk_Watch__Crunch.$A$2:.$E$688];1;1)" office:value-type="string" office:string-value="2018-07-20T10:20:18Z" calcext:value-type="string">
            <text:p>2018-07-20T10:20:18Z</text:p>
          </table:table-cell>
          <table:table-cell table:formula="of:=VLOOKUP([.$A1316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24Z</text:p>
          </table:table-cell>
          <table:table-cell office:value-type="float" office:value="40.009892" calcext:value-type="float">
            <text:p>40.009892</text:p>
          </table:table-cell>
          <table:table-cell office:value-type="float" office:value="-79.587698" calcext:value-type="float">
            <text:p>-79.587698</text:p>
          </table:table-cell>
          <table:table-cell office:value-type="float" office:value="291.2" calcext:value-type="float">
            <text:p>291.2</text:p>
          </table:table-cell>
          <table:table-cell office:value-type="float" office:value="83" calcext:value-type="float">
            <text:p>83</text:p>
          </table:table-cell>
          <table:table-cell table:formula="of:=VLOOKUP([.$A1317];[MAF_5K_Walk_Watch__Crunch.$A$2:.$E$688];1;1)" office:value-type="string" office:string-value="2018-07-20T10:20:18Z" calcext:value-type="string">
            <text:p>2018-07-20T10:20:18Z</text:p>
          </table:table-cell>
          <table:table-cell table:formula="of:=VLOOKUP([.$A1317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28Z</text:p>
          </table:table-cell>
          <table:table-cell office:value-type="float" office:value="40.009924" calcext:value-type="float">
            <text:p>40.009924</text:p>
          </table:table-cell>
          <table:table-cell office:value-type="float" office:value="-79.587715" calcext:value-type="float">
            <text:p>-79.587715</text:p>
          </table:table-cell>
          <table:table-cell office:value-type="float" office:value="291.2" calcext:value-type="float">
            <text:p>291.2</text:p>
          </table:table-cell>
          <table:table-cell office:value-type="float" office:value="82" calcext:value-type="float">
            <text:p>82</text:p>
          </table:table-cell>
          <table:table-cell table:formula="of:=VLOOKUP([.$A1318];[MAF_5K_Walk_Watch__Crunch.$A$2:.$E$688];1;1)" office:value-type="string" office:string-value="2018-07-20T10:20:28Z" calcext:value-type="string">
            <text:p>2018-07-20T10:20:28Z</text:p>
          </table:table-cell>
          <table:table-cell table:formula="of:=VLOOKUP([.$A1318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31Z</text:p>
          </table:table-cell>
          <table:table-cell office:value-type="float" office:value="40.009955" calcext:value-type="float">
            <text:p>40.009955</text:p>
          </table:table-cell>
          <table:table-cell office:value-type="float" office:value="-79.587721" calcext:value-type="float">
            <text:p>-79.587721</text:p>
          </table:table-cell>
          <table:table-cell office:value-type="float" office:value="291.2" calcext:value-type="float">
            <text:p>291.2</text:p>
          </table:table-cell>
          <table:table-cell office:value-type="float" office:value="84" calcext:value-type="float">
            <text:p>84</text:p>
          </table:table-cell>
          <table:table-cell table:formula="of:=VLOOKUP([.$A1319];[MAF_5K_Walk_Watch__Crunch.$A$2:.$E$688];1;1)" office:value-type="string" office:string-value="2018-07-20T10:20:28Z" calcext:value-type="string">
            <text:p>2018-07-20T10:20:28Z</text:p>
          </table:table-cell>
          <table:table-cell table:formula="of:=VLOOKUP([.$A1319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34Z</text:p>
          </table:table-cell>
          <table:table-cell office:value-type="float" office:value="40.009996" calcext:value-type="float">
            <text:p>40.009996</text:p>
          </table:table-cell>
          <table:table-cell office:value-type="float" office:value="-79.587718" calcext:value-type="float">
            <text:p>-79.587718</text:p>
          </table:table-cell>
          <table:table-cell office:value-type="float" office:value="291.3" calcext:value-type="float">
            <text:p>291.3</text:p>
          </table:table-cell>
          <table:table-cell office:value-type="float" office:value="86" calcext:value-type="float">
            <text:p>86</text:p>
          </table:table-cell>
          <table:table-cell table:formula="of:=VLOOKUP([.$A1320];[MAF_5K_Walk_Watch__Crunch.$A$2:.$E$688];1;1)" office:value-type="string" office:string-value="2018-07-20T10:20:28Z" calcext:value-type="string">
            <text:p>2018-07-20T10:20:28Z</text:p>
          </table:table-cell>
          <table:table-cell table:formula="of:=VLOOKUP([.$A1320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36Z</text:p>
          </table:table-cell>
          <table:table-cell office:value-type="float" office:value="40.010025" calcext:value-type="float">
            <text:p>40.010025</text:p>
          </table:table-cell>
          <table:table-cell office:value-type="float" office:value="-79.587728" calcext:value-type="float">
            <text:p>-79.587728</text:p>
          </table:table-cell>
          <table:table-cell office:value-type="float" office:value="291.3" calcext:value-type="float">
            <text:p>291.3</text:p>
          </table:table-cell>
          <table:table-cell office:value-type="float" office:value="88" calcext:value-type="float">
            <text:p>88</text:p>
          </table:table-cell>
          <table:table-cell table:formula="of:=VLOOKUP([.$A1321];[MAF_5K_Walk_Watch__Crunch.$A$2:.$E$688];1;1)" office:value-type="string" office:string-value="2018-07-20T10:20:28Z" calcext:value-type="string">
            <text:p>2018-07-20T10:20:28Z</text:p>
          </table:table-cell>
          <table:table-cell table:formula="of:=VLOOKUP([.$A1321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38Z</text:p>
          </table:table-cell>
          <table:table-cell office:value-type="float" office:value="40.010051" calcext:value-type="float">
            <text:p>40.010051</text:p>
          </table:table-cell>
          <table:table-cell office:value-type="float" office:value="-79.587749" calcext:value-type="float">
            <text:p>-79.587749</text:p>
          </table:table-cell>
          <table:table-cell office:value-type="float" office:value="291.4" calcext:value-type="float">
            <text:p>291.4</text:p>
          </table:table-cell>
          <table:table-cell office:value-type="float" office:value="86" calcext:value-type="float">
            <text:p>86</text:p>
          </table:table-cell>
          <table:table-cell table:formula="of:=VLOOKUP([.$A1322];[MAF_5K_Walk_Watch__Crunch.$A$2:.$E$688];1;1)" office:value-type="string" office:string-value="2018-07-20T10:20:38Z" calcext:value-type="string">
            <text:p>2018-07-20T10:20:38Z</text:p>
          </table:table-cell>
          <table:table-cell table:formula="of:=VLOOKUP([.$A1322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42Z</text:p>
          </table:table-cell>
          <table:table-cell office:value-type="float" office:value="40.010083" calcext:value-type="float">
            <text:p>40.010083</text:p>
          </table:table-cell>
          <table:table-cell office:value-type="float" office:value="-79.587759" calcext:value-type="float">
            <text:p>-79.587759</text:p>
          </table:table-cell>
          <table:table-cell office:value-type="float" office:value="291.4" calcext:value-type="float">
            <text:p>291.4</text:p>
          </table:table-cell>
          <table:table-cell office:value-type="float" office:value="84" calcext:value-type="float">
            <text:p>84</text:p>
          </table:table-cell>
          <table:table-cell table:formula="of:=VLOOKUP([.$A1323];[MAF_5K_Walk_Watch__Crunch.$A$2:.$E$688];1;1)" office:value-type="string" office:string-value="2018-07-20T10:20:38Z" calcext:value-type="string">
            <text:p>2018-07-20T10:20:38Z</text:p>
          </table:table-cell>
          <table:table-cell table:formula="of:=VLOOKUP([.$A1323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44Z</text:p>
          </table:table-cell>
          <table:table-cell office:value-type="float" office:value="40.010111" calcext:value-type="float">
            <text:p>40.010111</text:p>
          </table:table-cell>
          <table:table-cell office:value-type="float" office:value="-79.587755" calcext:value-type="float">
            <text:p>-79.587755</text:p>
          </table:table-cell>
          <table:table-cell office:value-type="float" office:value="291.5" calcext:value-type="float">
            <text:p>291.5</text:p>
          </table:table-cell>
          <table:table-cell office:value-type="float" office:value="83" calcext:value-type="float">
            <text:p>83</text:p>
          </table:table-cell>
          <table:table-cell table:formula="of:=VLOOKUP([.$A1324];[MAF_5K_Walk_Watch__Crunch.$A$2:.$E$688];1;1)" office:value-type="string" office:string-value="2018-07-20T10:20:43Z" calcext:value-type="string">
            <text:p>2018-07-20T10:20:43Z</text:p>
          </table:table-cell>
          <table:table-cell table:formula="of:=VLOOKUP([.$A1324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47Z</text:p>
          </table:table-cell>
          <table:table-cell office:value-type="float" office:value="40.010145" calcext:value-type="float">
            <text:p>40.010145</text:p>
          </table:table-cell>
          <table:table-cell office:value-type="float" office:value="-79.587767" calcext:value-type="float">
            <text:p>-79.587767</text:p>
          </table:table-cell>
          <table:table-cell office:value-type="float" office:value="291.5" calcext:value-type="float">
            <text:p>291.5</text:p>
          </table:table-cell>
          <table:table-cell office:value-type="float" office:value="83" calcext:value-type="float">
            <text:p>83</text:p>
          </table:table-cell>
          <table:table-cell table:formula="of:=VLOOKUP([.$A1325];[MAF_5K_Walk_Watch__Crunch.$A$2:.$E$688];1;1)" office:value-type="string" office:string-value="2018-07-20T10:20:43Z" calcext:value-type="string">
            <text:p>2018-07-20T10:20:43Z</text:p>
          </table:table-cell>
          <table:table-cell table:formula="of:=VLOOKUP([.$A1325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50Z</text:p>
          </table:table-cell>
          <table:table-cell office:value-type="float" office:value="40.010181" calcext:value-type="float">
            <text:p>40.010181</text:p>
          </table:table-cell>
          <table:table-cell office:value-type="float" office:value="-79.587782" calcext:value-type="float">
            <text:p>-79.587782</text:p>
          </table:table-cell>
          <table:table-cell office:value-type="float" office:value="291.6" calcext:value-type="float">
            <text:p>291.6</text:p>
          </table:table-cell>
          <table:table-cell office:value-type="float" office:value="83" calcext:value-type="float">
            <text:p>83</text:p>
          </table:table-cell>
          <table:table-cell table:formula="of:=VLOOKUP([.$A1326];[MAF_5K_Walk_Watch__Crunch.$A$2:.$E$688];1;1)" office:value-type="string" office:string-value="2018-07-20T10:20:48Z" calcext:value-type="string">
            <text:p>2018-07-20T10:20:48Z</text:p>
          </table:table-cell>
          <table:table-cell table:formula="of:=VLOOKUP([.$A1326];[MAF_5K_Walk_Watch__Crunch.$A$2:.$E$688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0T10:20:53Z</text:p>
          </table:table-cell>
          <table:table-cell office:value-type="float" office:value="40.010197" calcext:value-type="float">
            <text:p>40.010197</text:p>
          </table:table-cell>
          <table:table-cell office:value-type="float" office:value="-79.587828" calcext:value-type="float">
            <text:p>-79.587828</text:p>
          </table:table-cell>
          <table:table-cell office:value-type="float" office:value="291.7" calcext:value-type="float">
            <text:p>291.7</text:p>
          </table:table-cell>
          <table:table-cell office:value-type="float" office:value="81" calcext:value-type="float">
            <text:p>81</text:p>
          </table:table-cell>
          <table:table-cell table:formula="of:=VLOOKUP([.$A1327];[MAF_5K_Walk_Watch__Crunch.$A$2:.$E$688];1;1)" office:value-type="string" office:string-value="2018-07-20T10:20:53Z" calcext:value-type="string">
            <text:p>2018-07-20T10:20:53Z</text:p>
          </table:table-cell>
          <table:table-cell table:formula="of:=VLOOKUP([.$A1327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0:55Z</text:p>
          </table:table-cell>
          <table:table-cell office:value-type="float" office:value="40.010202" calcext:value-type="float">
            <text:p>40.010202</text:p>
          </table:table-cell>
          <table:table-cell office:value-type="float" office:value="-79.587867" calcext:value-type="float">
            <text:p>-79.587867</text:p>
          </table:table-cell>
          <table:table-cell office:value-type="float" office:value="291.7" calcext:value-type="float">
            <text:p>291.7</text:p>
          </table:table-cell>
          <table:table-cell office:value-type="float" office:value="82" calcext:value-type="float">
            <text:p>82</text:p>
          </table:table-cell>
          <table:table-cell table:formula="of:=VLOOKUP([.$A1328];[MAF_5K_Walk_Watch__Crunch.$A$2:.$E$688];1;1)" office:value-type="string" office:string-value="2018-07-20T10:20:53Z" calcext:value-type="string">
            <text:p>2018-07-20T10:20:53Z</text:p>
          </table:table-cell>
          <table:table-cell table:formula="of:=VLOOKUP([.$A1328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0:57Z</text:p>
          </table:table-cell>
          <table:table-cell office:value-type="float" office:value="40.010206" calcext:value-type="float">
            <text:p>40.010206</text:p>
          </table:table-cell>
          <table:table-cell office:value-type="float" office:value="-79.587905" calcext:value-type="float">
            <text:p>-79.587905</text:p>
          </table:table-cell>
          <table:table-cell office:value-type="float" office:value="291.6" calcext:value-type="float">
            <text:p>291.6</text:p>
          </table:table-cell>
          <table:table-cell office:value-type="float" office:value="82" calcext:value-type="float">
            <text:p>82</text:p>
          </table:table-cell>
          <table:table-cell table:formula="of:=VLOOKUP([.$A1329];[MAF_5K_Walk_Watch__Crunch.$A$2:.$E$688];1;1)" office:value-type="string" office:string-value="2018-07-20T10:20:53Z" calcext:value-type="string">
            <text:p>2018-07-20T10:20:53Z</text:p>
          </table:table-cell>
          <table:table-cell table:formula="of:=VLOOKUP([.$A1329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0:59Z</text:p>
          </table:table-cell>
          <table:table-cell office:value-type="float" office:value="40.010211" calcext:value-type="float">
            <text:p>40.010211</text:p>
          </table:table-cell>
          <table:table-cell office:value-type="float" office:value="-79.587946" calcext:value-type="float">
            <text:p>-79.587946</text:p>
          </table:table-cell>
          <table:table-cell office:value-type="float" office:value="291.6" calcext:value-type="float">
            <text:p>291.6</text:p>
          </table:table-cell>
          <table:table-cell office:value-type="float" office:value="81" calcext:value-type="float">
            <text:p>81</text:p>
          </table:table-cell>
          <table:table-cell table:formula="of:=VLOOKUP([.$A1330];[MAF_5K_Walk_Watch__Crunch.$A$2:.$E$688];1;1)" office:value-type="string" office:string-value="2018-07-20T10:20:58Z" calcext:value-type="string">
            <text:p>2018-07-20T10:20:58Z</text:p>
          </table:table-cell>
          <table:table-cell table:formula="of:=VLOOKUP([.$A1330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01Z</text:p>
          </table:table-cell>
          <table:table-cell office:value-type="float" office:value="40.010217" calcext:value-type="float">
            <text:p>40.010217</text:p>
          </table:table-cell>
          <table:table-cell office:value-type="float" office:value="-79.588003" calcext:value-type="float">
            <text:p>-79.588003</text:p>
          </table:table-cell>
          <table:table-cell office:value-type="float" office:value="291.5" calcext:value-type="float">
            <text:p>291.5</text:p>
          </table:table-cell>
          <table:table-cell office:value-type="float" office:value="81" calcext:value-type="float">
            <text:p>81</text:p>
          </table:table-cell>
          <table:table-cell table:formula="of:=VLOOKUP([.$A1331];[MAF_5K_Walk_Watch__Crunch.$A$2:.$E$688];1;1)" office:value-type="string" office:string-value="2018-07-20T10:20:58Z" calcext:value-type="string">
            <text:p>2018-07-20T10:20:58Z</text:p>
          </table:table-cell>
          <table:table-cell table:formula="of:=VLOOKUP([.$A1331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04Z</text:p>
          </table:table-cell>
          <table:table-cell office:value-type="float" office:value="40.01022" calcext:value-type="float">
            <text:p>40.01022</text:p>
          </table:table-cell>
          <table:table-cell office:value-type="float" office:value="-79.58804" calcext:value-type="float">
            <text:p>-79.58804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  <table:table-cell table:formula="of:=VLOOKUP([.$A1332];[MAF_5K_Walk_Watch__Crunch.$A$2:.$E$688];1;1)" office:value-type="string" office:string-value="2018-07-20T10:21:03Z" calcext:value-type="string">
            <text:p>2018-07-20T10:21:03Z</text:p>
          </table:table-cell>
          <table:table-cell table:formula="of:=VLOOKUP([.$A1332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06Z</text:p>
          </table:table-cell>
          <table:table-cell office:value-type="float" office:value="40.010228" calcext:value-type="float">
            <text:p>40.010228</text:p>
          </table:table-cell>
          <table:table-cell office:value-type="float" office:value="-79.588077" calcext:value-type="float">
            <text:p>-79.588077</text:p>
          </table:table-cell>
          <table:table-cell office:value-type="float" office:value="291.3" calcext:value-type="float">
            <text:p>291.3</text:p>
          </table:table-cell>
          <table:table-cell office:value-type="float" office:value="80" calcext:value-type="float">
            <text:p>80</text:p>
          </table:table-cell>
          <table:table-cell table:formula="of:=VLOOKUP([.$A1333];[MAF_5K_Walk_Watch__Crunch.$A$2:.$E$688];1;1)" office:value-type="string" office:string-value="2018-07-20T10:21:03Z" calcext:value-type="string">
            <text:p>2018-07-20T10:21:03Z</text:p>
          </table:table-cell>
          <table:table-cell table:formula="of:=VLOOKUP([.$A1333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08Z</text:p>
          </table:table-cell>
          <table:table-cell office:value-type="float" office:value="40.010235" calcext:value-type="float">
            <text:p>40.010235</text:p>
          </table:table-cell>
          <table:table-cell office:value-type="float" office:value="-79.588113" calcext:value-type="float">
            <text:p>-79.588113</text:p>
          </table:table-cell>
          <table:table-cell office:value-type="float" office:value="291.3" calcext:value-type="float">
            <text:p>291.3</text:p>
          </table:table-cell>
          <table:table-cell office:value-type="float" office:value="79" calcext:value-type="float">
            <text:p>79</text:p>
          </table:table-cell>
          <table:table-cell table:formula="of:=VLOOKUP([.$A1334];[MAF_5K_Walk_Watch__Crunch.$A$2:.$E$688];1;1)" office:value-type="string" office:string-value="2018-07-20T10:21:08Z" calcext:value-type="string">
            <text:p>2018-07-20T10:21:08Z</text:p>
          </table:table-cell>
          <table:table-cell table:formula="of:=VLOOKUP([.$A1334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10Z</text:p>
          </table:table-cell>
          <table:table-cell office:value-type="float" office:value="40.010236" calcext:value-type="float">
            <text:p>40.010236</text:p>
          </table:table-cell>
          <table:table-cell office:value-type="float" office:value="-79.588158" calcext:value-type="float">
            <text:p>-79.588158</text:p>
          </table:table-cell>
          <table:table-cell office:value-type="float" office:value="291.2" calcext:value-type="float">
            <text:p>291.2</text:p>
          </table:table-cell>
          <table:table-cell office:value-type="float" office:value="78" calcext:value-type="float">
            <text:p>78</text:p>
          </table:table-cell>
          <table:table-cell table:formula="of:=VLOOKUP([.$A1335];[MAF_5K_Walk_Watch__Crunch.$A$2:.$E$688];1;1)" office:value-type="string" office:string-value="2018-07-20T10:21:08Z" calcext:value-type="string">
            <text:p>2018-07-20T10:21:08Z</text:p>
          </table:table-cell>
          <table:table-cell table:formula="of:=VLOOKUP([.$A1335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12Z</text:p>
          </table:table-cell>
          <table:table-cell office:value-type="float" office:value="40.010231" calcext:value-type="float">
            <text:p>40.010231</text:p>
          </table:table-cell>
          <table:table-cell office:value-type="float" office:value="-79.588203" calcext:value-type="float">
            <text:p>-79.588203</text:p>
          </table:table-cell>
          <table:table-cell office:value-type="float" office:value="291.1" calcext:value-type="float">
            <text:p>291.1</text:p>
          </table:table-cell>
          <table:table-cell office:value-type="float" office:value="79" calcext:value-type="float">
            <text:p>79</text:p>
          </table:table-cell>
          <table:table-cell table:formula="of:=VLOOKUP([.$A1336];[MAF_5K_Walk_Watch__Crunch.$A$2:.$E$688];1;1)" office:value-type="string" office:string-value="2018-07-20T10:21:08Z" calcext:value-type="string">
            <text:p>2018-07-20T10:21:08Z</text:p>
          </table:table-cell>
          <table:table-cell table:formula="of:=VLOOKUP([.$A1336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14Z</text:p>
          </table:table-cell>
          <table:table-cell office:value-type="float" office:value="40.010227" calcext:value-type="float">
            <text:p>40.010227</text:p>
          </table:table-cell>
          <table:table-cell office:value-type="float" office:value="-79.58825" calcext:value-type="float">
            <text:p>-79.58825</text:p>
          </table:table-cell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  <table:table-cell table:formula="of:=VLOOKUP([.$A1337];[MAF_5K_Walk_Watch__Crunch.$A$2:.$E$688];1;1)" office:value-type="string" office:string-value="2018-07-20T10:21:13Z" calcext:value-type="string">
            <text:p>2018-07-20T10:21:13Z</text:p>
          </table:table-cell>
          <table:table-cell table:formula="of:=VLOOKUP([.$A1337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17Z</text:p>
          </table:table-cell>
          <table:table-cell office:value-type="float" office:value="40.010226" calcext:value-type="float">
            <text:p>40.010226</text:p>
          </table:table-cell>
          <table:table-cell office:value-type="float" office:value="-79.588296" calcext:value-type="float">
            <text:p>-79.588296</text:p>
          </table:table-cell>
          <table:table-cell office:value-type="float" office:value="290.9" calcext:value-type="float">
            <text:p>290.9</text:p>
          </table:table-cell>
          <table:table-cell office:value-type="float" office:value="80" calcext:value-type="float">
            <text:p>80</text:p>
          </table:table-cell>
          <table:table-cell table:formula="of:=VLOOKUP([.$A1338];[MAF_5K_Walk_Watch__Crunch.$A$2:.$E$688];1;1)" office:value-type="string" office:string-value="2018-07-20T10:21:13Z" calcext:value-type="string">
            <text:p>2018-07-20T10:21:13Z</text:p>
          </table:table-cell>
          <table:table-cell table:formula="of:=VLOOKUP([.$A1338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19Z</text:p>
          </table:table-cell>
          <table:table-cell office:value-type="float" office:value="40.010231" calcext:value-type="float">
            <text:p>40.010231</text:p>
          </table:table-cell>
          <table:table-cell office:value-type="float" office:value="-79.588335" calcext:value-type="float">
            <text:p>-79.588335</text:p>
          </table:table-cell>
          <table:table-cell office:value-type="float" office:value="290.9" calcext:value-type="float">
            <text:p>290.9</text:p>
          </table:table-cell>
          <table:table-cell office:value-type="float" office:value="80" calcext:value-type="float">
            <text:p>80</text:p>
          </table:table-cell>
          <table:table-cell table:formula="of:=VLOOKUP([.$A1339];[MAF_5K_Walk_Watch__Crunch.$A$2:.$E$688];1;1)" office:value-type="string" office:string-value="2018-07-20T10:21:18Z" calcext:value-type="string">
            <text:p>2018-07-20T10:21:18Z</text:p>
          </table:table-cell>
          <table:table-cell table:formula="of:=VLOOKUP([.$A1339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21Z</text:p>
          </table:table-cell>
          <table:table-cell office:value-type="float" office:value="40.010231" calcext:value-type="float">
            <text:p>40.010231</text:p>
          </table:table-cell>
          <table:table-cell office:value-type="float" office:value="-79.588374" calcext:value-type="float">
            <text:p>-79.588374</text:p>
          </table:table-cell>
          <table:table-cell office:value-type="float" office:value="290.8" calcext:value-type="float">
            <text:p>290.8</text:p>
          </table:table-cell>
          <table:table-cell office:value-type="float" office:value="80" calcext:value-type="float">
            <text:p>80</text:p>
          </table:table-cell>
          <table:table-cell table:formula="of:=VLOOKUP([.$A1340];[MAF_5K_Walk_Watch__Crunch.$A$2:.$E$688];1;1)" office:value-type="string" office:string-value="2018-07-20T10:21:18Z" calcext:value-type="string">
            <text:p>2018-07-20T10:21:18Z</text:p>
          </table:table-cell>
          <table:table-cell table:formula="of:=VLOOKUP([.$A1340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24Z</text:p>
          </table:table-cell>
          <table:table-cell office:value-type="float" office:value="40.010237" calcext:value-type="float">
            <text:p>40.010237</text:p>
          </table:table-cell>
          <table:table-cell office:value-type="float" office:value="-79.588422" calcext:value-type="float">
            <text:p>-79.588422</text:p>
          </table:table-cell>
          <table:table-cell office:value-type="float" office:value="290.8" calcext:value-type="float">
            <text:p>290.8</text:p>
          </table:table-cell>
          <table:table-cell office:value-type="float" office:value="79" calcext:value-type="float">
            <text:p>79</text:p>
          </table:table-cell>
          <table:table-cell table:formula="of:=VLOOKUP([.$A1341];[MAF_5K_Walk_Watch__Crunch.$A$2:.$E$688];1;1)" office:value-type="string" office:string-value="2018-07-20T10:21:23Z" calcext:value-type="string">
            <text:p>2018-07-20T10:21:23Z</text:p>
          </table:table-cell>
          <table:table-cell table:formula="of:=VLOOKUP([.$A1341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26Z</text:p>
          </table:table-cell>
          <table:table-cell office:value-type="float" office:value="40.010236" calcext:value-type="float">
            <text:p>40.010236</text:p>
          </table:table-cell>
          <table:table-cell office:value-type="float" office:value="-79.588464" calcext:value-type="float">
            <text:p>-79.588464</text:p>
          </table:table-cell>
          <table:table-cell office:value-type="float" office:value="290.7" calcext:value-type="float">
            <text:p>290.7</text:p>
          </table:table-cell>
          <table:table-cell office:value-type="float" office:value="79" calcext:value-type="float">
            <text:p>79</text:p>
          </table:table-cell>
          <table:table-cell table:formula="of:=VLOOKUP([.$A1342];[MAF_5K_Walk_Watch__Crunch.$A$2:.$E$688];1;1)" office:value-type="string" office:string-value="2018-07-20T10:21:23Z" calcext:value-type="string">
            <text:p>2018-07-20T10:21:23Z</text:p>
          </table:table-cell>
          <table:table-cell table:formula="of:=VLOOKUP([.$A1342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30Z</text:p>
          </table:table-cell>
          <table:table-cell office:value-type="float" office:value="40.010239" calcext:value-type="float">
            <text:p>40.010239</text:p>
          </table:table-cell>
          <table:table-cell office:value-type="float" office:value="-79.588503" calcext:value-type="float">
            <text:p>-79.588503</text:p>
          </table:table-cell>
          <table:table-cell office:value-type="float" office:value="290.6" calcext:value-type="float">
            <text:p>290.6</text:p>
          </table:table-cell>
          <table:table-cell office:value-type="float" office:value="79" calcext:value-type="float">
            <text:p>79</text:p>
          </table:table-cell>
          <table:table-cell table:formula="of:=VLOOKUP([.$A1343];[MAF_5K_Walk_Watch__Crunch.$A$2:.$E$688];1;1)" office:value-type="string" office:string-value="2018-07-20T10:21:28Z" calcext:value-type="string">
            <text:p>2018-07-20T10:21:28Z</text:p>
          </table:table-cell>
          <table:table-cell table:formula="of:=VLOOKUP([.$A1343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33Z</text:p>
          </table:table-cell>
          <table:table-cell office:value-type="float" office:value="40.010249" calcext:value-type="float">
            <text:p>40.010249</text:p>
          </table:table-cell>
          <table:table-cell office:value-type="float" office:value="-79.588544" calcext:value-type="float">
            <text:p>-79.588544</text:p>
          </table:table-cell>
          <table:table-cell office:value-type="float" office:value="290.6" calcext:value-type="float">
            <text:p>290.6</text:p>
          </table:table-cell>
          <table:table-cell office:value-type="float" office:value="78" calcext:value-type="float">
            <text:p>78</text:p>
          </table:table-cell>
          <table:table-cell table:formula="of:=VLOOKUP([.$A1344];[MAF_5K_Walk_Watch__Crunch.$A$2:.$E$688];1;1)" office:value-type="string" office:string-value="2018-07-20T10:21:28Z" calcext:value-type="string">
            <text:p>2018-07-20T10:21:28Z</text:p>
          </table:table-cell>
          <table:table-cell table:formula="of:=VLOOKUP([.$A1344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35Z</text:p>
          </table:table-cell>
          <table:table-cell office:value-type="float" office:value="40.010248" calcext:value-type="float">
            <text:p>40.010248</text:p>
          </table:table-cell>
          <table:table-cell office:value-type="float" office:value="-79.588591" calcext:value-type="float">
            <text:p>-79.588591</text:p>
          </table:table-cell>
          <table:table-cell office:value-type="float" office:value="290.4" calcext:value-type="float">
            <text:p>290.4</text:p>
          </table:table-cell>
          <table:table-cell office:value-type="float" office:value="79" calcext:value-type="float">
            <text:p>79</text:p>
          </table:table-cell>
          <table:table-cell table:formula="of:=VLOOKUP([.$A1345];[MAF_5K_Walk_Watch__Crunch.$A$2:.$E$688];1;1)" office:value-type="string" office:string-value="2018-07-20T10:21:28Z" calcext:value-type="string">
            <text:p>2018-07-20T10:21:28Z</text:p>
          </table:table-cell>
          <table:table-cell table:formula="of:=VLOOKUP([.$A1345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37Z</text:p>
          </table:table-cell>
          <table:table-cell office:value-type="float" office:value="40.010246" calcext:value-type="float">
            <text:p>40.010246</text:p>
          </table:table-cell>
          <table:table-cell office:value-type="float" office:value="-79.58863" calcext:value-type="float">
            <text:p>-79.58863</text:p>
          </table:table-cell>
          <table:table-cell office:value-type="float" office:value="290.3" calcext:value-type="float">
            <text:p>290.3</text:p>
          </table:table-cell>
          <table:table-cell office:value-type="float" office:value="79" calcext:value-type="float">
            <text:p>79</text:p>
          </table:table-cell>
          <table:table-cell table:formula="of:=VLOOKUP([.$A1346];[MAF_5K_Walk_Watch__Crunch.$A$2:.$E$688];1;1)" office:value-type="string" office:string-value="2018-07-20T10:21:28Z" calcext:value-type="string">
            <text:p>2018-07-20T10:21:28Z</text:p>
          </table:table-cell>
          <table:table-cell table:formula="of:=VLOOKUP([.$A1346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41Z</text:p>
          </table:table-cell>
          <table:table-cell office:value-type="float" office:value="40.01026" calcext:value-type="float">
            <text:p>40.01026</text:p>
          </table:table-cell>
          <table:table-cell office:value-type="float" office:value="-79.58868" calcext:value-type="float">
            <text:p>-79.58868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  <table:table-cell table:formula="of:=VLOOKUP([.$A1347];[MAF_5K_Walk_Watch__Crunch.$A$2:.$E$688];1;1)" office:value-type="string" office:string-value="2018-07-20T10:21:38Z" calcext:value-type="string">
            <text:p>2018-07-20T10:21:38Z</text:p>
          </table:table-cell>
          <table:table-cell table:formula="of:=VLOOKUP([.$A1347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44Z</text:p>
          </table:table-cell>
          <table:table-cell office:value-type="float" office:value="40.010262" calcext:value-type="float">
            <text:p>40.010262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90.1" calcext:value-type="float">
            <text:p>290.1</text:p>
          </table:table-cell>
          <table:table-cell office:value-type="float" office:value="80" calcext:value-type="float">
            <text:p>80</text:p>
          </table:table-cell>
          <table:table-cell table:formula="of:=VLOOKUP([.$A1348];[MAF_5K_Walk_Watch__Crunch.$A$2:.$E$688];1;1)" office:value-type="string" office:string-value="2018-07-20T10:21:38Z" calcext:value-type="string">
            <text:p>2018-07-20T10:21:38Z</text:p>
          </table:table-cell>
          <table:table-cell table:formula="of:=VLOOKUP([.$A1348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46Z</text:p>
          </table:table-cell>
          <table:table-cell office:value-type="float" office:value="40.010243" calcext:value-type="float">
            <text:p>40.010243</text:p>
          </table:table-cell>
          <table:table-cell office:value-type="float" office:value="-79.588771" calcext:value-type="float">
            <text:p>-79.588771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table:formula="of:=VLOOKUP([.$A1349];[MAF_5K_Walk_Watch__Crunch.$A$2:.$E$688];1;1)" office:value-type="string" office:string-value="2018-07-20T10:21:38Z" calcext:value-type="string">
            <text:p>2018-07-20T10:21:38Z</text:p>
          </table:table-cell>
          <table:table-cell table:formula="of:=VLOOKUP([.$A1349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49Z</text:p>
          </table:table-cell>
          <table:table-cell office:value-type="float" office:value="40.010222" calcext:value-type="float">
            <text:p>40.010222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table:formula="of:=VLOOKUP([.$A1350];[MAF_5K_Walk_Watch__Crunch.$A$2:.$E$688];1;1)" office:value-type="string" office:string-value="2018-07-20T10:21:48Z" calcext:value-type="string">
            <text:p>2018-07-20T10:21:48Z</text:p>
          </table:table-cell>
          <table:table-cell table:formula="of:=VLOOKUP([.$A1350];[MAF_5K_Walk_Watch__Crunch.$A$2:.$E$688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0T10:21:51Z</text:p>
          </table:table-cell>
          <table:table-cell office:value-type="float" office:value="40.010183" calcext:value-type="float">
            <text:p>40.010183</text:p>
          </table:table-cell>
          <table:table-cell office:value-type="float" office:value="-79.588791" calcext:value-type="float">
            <text:p>-79.588791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table:formula="of:=VLOOKUP([.$A1351];[MAF_5K_Walk_Watch__Crunch.$A$2:.$E$688];1;1)" office:value-type="string" office:string-value="2018-07-20T10:21:51Z" calcext:value-type="string">
            <text:p>2018-07-20T10:21:51Z</text:p>
          </table:table-cell>
          <table:table-cell table:formula="of:=VLOOKUP([.$A135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1:54Z</text:p>
          </table:table-cell>
          <table:table-cell office:value-type="float" office:value="40.010152" calcext:value-type="float">
            <text:p>40.010152</text:p>
          </table:table-cell>
          <table:table-cell office:value-type="float" office:value="-79.588799" calcext:value-type="float">
            <text:p>-79.588799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table:formula="of:=VLOOKUP([.$A1352];[MAF_5K_Walk_Watch__Crunch.$A$2:.$E$688];1;1)" office:value-type="string" office:string-value="2018-07-20T10:21:53Z" calcext:value-type="string">
            <text:p>2018-07-20T10:21:53Z</text:p>
          </table:table-cell>
          <table:table-cell table:formula="of:=VLOOKUP([.$A135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1:57Z</text:p>
          </table:table-cell>
          <table:table-cell office:value-type="float" office:value="40.010128" calcext:value-type="float">
            <text:p>40.010128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9.9" calcext:value-type="float">
            <text:p>289.9</text:p>
          </table:table-cell>
          <table:table-cell office:value-type="float" office:value="80" calcext:value-type="float">
            <text:p>80</text:p>
          </table:table-cell>
          <table:table-cell table:formula="of:=VLOOKUP([.$A1353];[MAF_5K_Walk_Watch__Crunch.$A$2:.$E$688];1;1)" office:value-type="string" office:string-value="2018-07-20T10:21:53Z" calcext:value-type="string">
            <text:p>2018-07-20T10:21:53Z</text:p>
          </table:table-cell>
          <table:table-cell table:formula="of:=VLOOKUP([.$A135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01Z</text:p>
          </table:table-cell>
          <table:table-cell office:value-type="float" office:value="40.010114" calcext:value-type="float">
            <text:p>40.010114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table:formula="of:=VLOOKUP([.$A1354];[MAF_5K_Walk_Watch__Crunch.$A$2:.$E$688];1;1)" office:value-type="string" office:string-value="2018-07-20T10:21:53Z" calcext:value-type="string">
            <text:p>2018-07-20T10:21:53Z</text:p>
          </table:table-cell>
          <table:table-cell table:formula="of:=VLOOKUP([.$A135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03Z</text:p>
          </table:table-cell>
          <table:table-cell office:value-type="float" office:value="40.010099" calcext:value-type="float">
            <text:p>40.010099</text:p>
          </table:table-cell>
          <table:table-cell office:value-type="float" office:value="-79.588896" calcext:value-type="float">
            <text:p>-79.588896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table:formula="of:=VLOOKUP([.$A1355];[MAF_5K_Walk_Watch__Crunch.$A$2:.$E$688];1;1)" office:value-type="string" office:string-value="2018-07-20T10:22:02Z" calcext:value-type="string">
            <text:p>2018-07-20T10:22:02Z</text:p>
          </table:table-cell>
          <table:table-cell table:formula="of:=VLOOKUP([.$A135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05Z</text:p>
          </table:table-cell>
          <table:table-cell office:value-type="float" office:value="40.010056" calcext:value-type="float">
            <text:p>40.010056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table:formula="of:=VLOOKUP([.$A1356];[MAF_5K_Walk_Watch__Crunch.$A$2:.$E$688];1;1)" office:value-type="string" office:string-value="2018-07-20T10:22:02Z" calcext:value-type="string">
            <text:p>2018-07-20T10:22:02Z</text:p>
          </table:table-cell>
          <table:table-cell table:formula="of:=VLOOKUP([.$A135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07Z</text:p>
          </table:table-cell>
          <table:table-cell office:value-type="float" office:value="40.010015" calcext:value-type="float">
            <text:p>40.010015</text:p>
          </table:table-cell>
          <table:table-cell office:value-type="float" office:value="-79.588909" calcext:value-type="float">
            <text:p>-79.588909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1357];[MAF_5K_Walk_Watch__Crunch.$A$2:.$E$688];1;1)" office:value-type="string" office:string-value="2018-07-20T10:22:02Z" calcext:value-type="string">
            <text:p>2018-07-20T10:22:02Z</text:p>
          </table:table-cell>
          <table:table-cell table:formula="of:=VLOOKUP([.$A1357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09Z</text:p>
          </table:table-cell>
          <table:table-cell office:value-type="float" office:value="40.009986" calcext:value-type="float">
            <text:p>40.009986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1358];[MAF_5K_Walk_Watch__Crunch.$A$2:.$E$688];1;1)" office:value-type="string" office:string-value="2018-07-20T10:22:02Z" calcext:value-type="string">
            <text:p>2018-07-20T10:22:02Z</text:p>
          </table:table-cell>
          <table:table-cell table:formula="of:=VLOOKUP([.$A1358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13Z</text:p>
          </table:table-cell>
          <table:table-cell office:value-type="float" office:value="40.009947" calcext:value-type="float">
            <text:p>40.009947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1359];[MAF_5K_Walk_Watch__Crunch.$A$2:.$E$688];1;1)" office:value-type="string" office:string-value="2018-07-20T10:22:11Z" calcext:value-type="string">
            <text:p>2018-07-20T10:22:11Z</text:p>
          </table:table-cell>
          <table:table-cell table:formula="of:=VLOOKUP([.$A1359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15Z</text:p>
          </table:table-cell>
          <table:table-cell office:value-type="float" office:value="40.009918" calcext:value-type="float">
            <text:p>40.009918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  <table:table-cell table:formula="of:=VLOOKUP([.$A1360];[MAF_5K_Walk_Watch__Crunch.$A$2:.$E$688];1;1)" office:value-type="string" office:string-value="2018-07-20T10:22:11Z" calcext:value-type="string">
            <text:p>2018-07-20T10:22:11Z</text:p>
          </table:table-cell>
          <table:table-cell table:formula="of:=VLOOKUP([.$A136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21Z</text:p>
          </table:table-cell>
          <table:table-cell office:value-type="float" office:value="40.009888" calcext:value-type="float">
            <text:p>40.009888</text:p>
          </table:table-cell>
          <table:table-cell office:value-type="float" office:value="-79.588934" calcext:value-type="float">
            <text:p>-79.588934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table:formula="of:=VLOOKUP([.$A1361];[MAF_5K_Walk_Watch__Crunch.$A$2:.$E$688];1;1)" office:value-type="string" office:string-value="2018-07-20T10:22:16Z" calcext:value-type="string">
            <text:p>2018-07-20T10:22:16Z</text:p>
          </table:table-cell>
          <table:table-cell table:formula="of:=VLOOKUP([.$A136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23Z</text:p>
          </table:table-cell>
          <table:table-cell office:value-type="float" office:value="40.00986" calcext:value-type="float">
            <text:p>40.00986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table:formula="of:=VLOOKUP([.$A1362];[MAF_5K_Walk_Watch__Crunch.$A$2:.$E$688];1;1)" office:value-type="string" office:string-value="2018-07-20T10:22:16Z" calcext:value-type="string">
            <text:p>2018-07-20T10:22:16Z</text:p>
          </table:table-cell>
          <table:table-cell table:formula="of:=VLOOKUP([.$A136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26Z</text:p>
          </table:table-cell>
          <table:table-cell office:value-type="float" office:value="40.00983" calcext:value-type="float">
            <text:p>40.00983</text:p>
          </table:table-cell>
          <table:table-cell office:value-type="float" office:value="-79.588952" calcext:value-type="float">
            <text:p>-79.588952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  <table:table-cell table:formula="of:=VLOOKUP([.$A1363];[MAF_5K_Walk_Watch__Crunch.$A$2:.$E$688];1;1)" office:value-type="string" office:string-value="2018-07-20T10:22:26Z" calcext:value-type="string">
            <text:p>2018-07-20T10:22:26Z</text:p>
          </table:table-cell>
          <table:table-cell table:formula="of:=VLOOKUP([.$A136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30Z</text:p>
          </table:table-cell>
          <table:table-cell office:value-type="float" office:value="40.009807" calcext:value-type="float">
            <text:p>40.009807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  <table:table-cell table:formula="of:=VLOOKUP([.$A1364];[MAF_5K_Walk_Watch__Crunch.$A$2:.$E$688];1;1)" office:value-type="string" office:string-value="2018-07-20T10:22:26Z" calcext:value-type="string">
            <text:p>2018-07-20T10:22:26Z</text:p>
          </table:table-cell>
          <table:table-cell table:formula="of:=VLOOKUP([.$A1364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34Z</text:p>
          </table:table-cell>
          <table:table-cell office:value-type="float" office:value="40.009774" calcext:value-type="float">
            <text:p>40.009774</text:p>
          </table:table-cell>
          <table:table-cell office:value-type="float" office:value="-79.588961" calcext:value-type="float">
            <text:p>-79.588961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  <table:table-cell table:formula="of:=VLOOKUP([.$A1365];[MAF_5K_Walk_Watch__Crunch.$A$2:.$E$688];1;1)" office:value-type="string" office:string-value="2018-07-20T10:22:26Z" calcext:value-type="string">
            <text:p>2018-07-20T10:22:26Z</text:p>
          </table:table-cell>
          <table:table-cell table:formula="of:=VLOOKUP([.$A1365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36Z</text:p>
          </table:table-cell>
          <table:table-cell office:value-type="float" office:value="40.009736" calcext:value-type="float">
            <text:p>40.009736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89.9" calcext:value-type="float">
            <text:p>289.9</text:p>
          </table:table-cell>
          <table:table-cell office:value-type="float" office:value="78" calcext:value-type="float">
            <text:p>78</text:p>
          </table:table-cell>
          <table:table-cell table:formula="of:=VLOOKUP([.$A1366];[MAF_5K_Walk_Watch__Crunch.$A$2:.$E$688];1;1)" office:value-type="string" office:string-value="2018-07-20T10:22:35Z" calcext:value-type="string">
            <text:p>2018-07-20T10:22:35Z</text:p>
          </table:table-cell>
          <table:table-cell table:formula="of:=VLOOKUP([.$A1366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38Z</text:p>
          </table:table-cell>
          <table:table-cell office:value-type="float" office:value="40.009699" calcext:value-type="float">
            <text:p>40.009699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89.8" calcext:value-type="float">
            <text:p>289.8</text:p>
          </table:table-cell>
          <table:table-cell office:value-type="float" office:value="78" calcext:value-type="float">
            <text:p>78</text:p>
          </table:table-cell>
          <table:table-cell table:formula="of:=VLOOKUP([.$A1367];[MAF_5K_Walk_Watch__Crunch.$A$2:.$E$688];1;1)" office:value-type="string" office:string-value="2018-07-20T10:22:35Z" calcext:value-type="string">
            <text:p>2018-07-20T10:22:35Z</text:p>
          </table:table-cell>
          <table:table-cell table:formula="of:=VLOOKUP([.$A1367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40Z</text:p>
          </table:table-cell>
          <table:table-cell office:value-type="float" office:value="40.009652" calcext:value-type="float">
            <text:p>40.009652</text:p>
          </table:table-cell>
          <table:table-cell office:value-type="float" office:value="-79.588951" calcext:value-type="float">
            <text:p>-79.588951</text:p>
          </table:table-cell>
          <table:table-cell office:value-type="float" office:value="289.7" calcext:value-type="float">
            <text:p>289.7</text:p>
          </table:table-cell>
          <table:table-cell office:value-type="float" office:value="78" calcext:value-type="float">
            <text:p>78</text:p>
          </table:table-cell>
          <table:table-cell table:formula="of:=VLOOKUP([.$A1368];[MAF_5K_Walk_Watch__Crunch.$A$2:.$E$688];1;1)" office:value-type="string" office:string-value="2018-07-20T10:22:40Z" calcext:value-type="string">
            <text:p>2018-07-20T10:22:40Z</text:p>
          </table:table-cell>
          <table:table-cell table:formula="of:=VLOOKUP([.$A1368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42Z</text:p>
          </table:table-cell>
          <table:table-cell office:value-type="float" office:value="40.009609" calcext:value-type="float">
            <text:p>40.009609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9.6" calcext:value-type="float">
            <text:p>289.6</text:p>
          </table:table-cell>
          <table:table-cell office:value-type="float" office:value="78" calcext:value-type="float">
            <text:p>78</text:p>
          </table:table-cell>
          <table:table-cell table:formula="of:=VLOOKUP([.$A1369];[MAF_5K_Walk_Watch__Crunch.$A$2:.$E$688];1;1)" office:value-type="string" office:string-value="2018-07-20T10:22:40Z" calcext:value-type="string">
            <text:p>2018-07-20T10:22:40Z</text:p>
          </table:table-cell>
          <table:table-cell table:formula="of:=VLOOKUP([.$A1369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44Z</text:p>
          </table:table-cell>
          <table:table-cell office:value-type="float" office:value="40.009578" calcext:value-type="float">
            <text:p>40.009578</text:p>
          </table:table-cell>
          <table:table-cell office:value-type="float" office:value="-79.588954" calcext:value-type="float">
            <text:p>-79.588954</text:p>
          </table:table-cell>
          <table:table-cell office:value-type="float" office:value="289.6" calcext:value-type="float">
            <text:p>289.6</text:p>
          </table:table-cell>
          <table:table-cell office:value-type="float" office:value="78" calcext:value-type="float">
            <text:p>78</text:p>
          </table:table-cell>
          <table:table-cell table:formula="of:=VLOOKUP([.$A1370];[MAF_5K_Walk_Watch__Crunch.$A$2:.$E$688];1;1)" office:value-type="string" office:string-value="2018-07-20T10:22:40Z" calcext:value-type="string">
            <text:p>2018-07-20T10:22:40Z</text:p>
          </table:table-cell>
          <table:table-cell table:formula="of:=VLOOKUP([.$A137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46Z</text:p>
          </table:table-cell>
          <table:table-cell office:value-type="float" office:value="40.009548" calcext:value-type="float">
            <text:p>40.009548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89.5" calcext:value-type="float">
            <text:p>289.5</text:p>
          </table:table-cell>
          <table:table-cell office:value-type="float" office:value="78" calcext:value-type="float">
            <text:p>78</text:p>
          </table:table-cell>
          <table:table-cell table:formula="of:=VLOOKUP([.$A1371];[MAF_5K_Walk_Watch__Crunch.$A$2:.$E$688];1;1)" office:value-type="string" office:string-value="2018-07-20T10:22:45Z" calcext:value-type="string">
            <text:p>2018-07-20T10:22:45Z</text:p>
          </table:table-cell>
          <table:table-cell table:formula="of:=VLOOKUP([.$A137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48Z</text:p>
          </table:table-cell>
          <table:table-cell office:value-type="float" office:value="40.009514" calcext:value-type="float">
            <text:p>40.009514</text:p>
          </table:table-cell>
          <table:table-cell office:value-type="float" office:value="-79.588952" calcext:value-type="float">
            <text:p>-79.588952</text:p>
          </table:table-cell>
          <table:table-cell office:value-type="float" office:value="289.4" calcext:value-type="float">
            <text:p>289.4</text:p>
          </table:table-cell>
          <table:table-cell office:value-type="float" office:value="78" calcext:value-type="float">
            <text:p>78</text:p>
          </table:table-cell>
          <table:table-cell table:formula="of:=VLOOKUP([.$A1372];[MAF_5K_Walk_Watch__Crunch.$A$2:.$E$688];1;1)" office:value-type="string" office:string-value="2018-07-20T10:22:45Z" calcext:value-type="string">
            <text:p>2018-07-20T10:22:45Z</text:p>
          </table:table-cell>
          <table:table-cell table:formula="of:=VLOOKUP([.$A137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50Z</text:p>
          </table:table-cell>
          <table:table-cell office:value-type="float" office:value="40.009481" calcext:value-type="float">
            <text:p>40.009481</text:p>
          </table:table-cell>
          <table:table-cell office:value-type="float" office:value="-79.588948" calcext:value-type="float">
            <text:p>-79.588948</text:p>
          </table:table-cell>
          <table:table-cell office:value-type="float" office:value="289.3" calcext:value-type="float">
            <text:p>289.3</text:p>
          </table:table-cell>
          <table:table-cell office:value-type="float" office:value="78" calcext:value-type="float">
            <text:p>78</text:p>
          </table:table-cell>
          <table:table-cell table:formula="of:=VLOOKUP([.$A1373];[MAF_5K_Walk_Watch__Crunch.$A$2:.$E$688];1;1)" office:value-type="string" office:string-value="2018-07-20T10:22:50Z" calcext:value-type="string">
            <text:p>2018-07-20T10:22:50Z</text:p>
          </table:table-cell>
          <table:table-cell table:formula="of:=VLOOKUP([.$A1373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2:52Z</text:p>
          </table:table-cell>
          <table:table-cell office:value-type="float" office:value="40.009451" calcext:value-type="float">
            <text:p>40.009451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9.3" calcext:value-type="float">
            <text:p>289.3</text:p>
          </table:table-cell>
          <table:table-cell office:value-type="float" office:value="78" calcext:value-type="float">
            <text:p>78</text:p>
          </table:table-cell>
          <table:table-cell table:formula="of:=VLOOKUP([.$A1374];[MAF_5K_Walk_Watch__Crunch.$A$2:.$E$688];1;1)" office:value-type="string" office:string-value="2018-07-20T10:22:51Z" calcext:value-type="string">
            <text:p>2018-07-20T10:22:51Z</text:p>
          </table:table-cell>
          <table:table-cell table:formula="of:=VLOOKUP([.$A1374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2:54Z</text:p>
          </table:table-cell>
          <table:table-cell office:value-type="float" office:value="40.009419" calcext:value-type="float">
            <text:p>40.009419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89.2" calcext:value-type="float">
            <text:p>289.2</text:p>
          </table:table-cell>
          <table:table-cell office:value-type="float" office:value="79" calcext:value-type="float">
            <text:p>79</text:p>
          </table:table-cell>
          <table:table-cell table:formula="of:=VLOOKUP([.$A1375];[MAF_5K_Walk_Watch__Crunch.$A$2:.$E$688];1;1)" office:value-type="string" office:string-value="2018-07-20T10:22:51Z" calcext:value-type="string">
            <text:p>2018-07-20T10:22:51Z</text:p>
          </table:table-cell>
          <table:table-cell table:formula="of:=VLOOKUP([.$A1375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2:57Z</text:p>
          </table:table-cell>
          <table:table-cell office:value-type="float" office:value="40.009382" calcext:value-type="float">
            <text:p>40.009382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89.1" calcext:value-type="float">
            <text:p>289.1</text:p>
          </table:table-cell>
          <table:table-cell office:value-type="float" office:value="79" calcext:value-type="float">
            <text:p>79</text:p>
          </table:table-cell>
          <table:table-cell table:formula="of:=VLOOKUP([.$A1376];[MAF_5K_Walk_Watch__Crunch.$A$2:.$E$688];1;1)" office:value-type="string" office:string-value="2018-07-20T10:22:55Z" calcext:value-type="string">
            <text:p>2018-07-20T10:22:55Z</text:p>
          </table:table-cell>
          <table:table-cell table:formula="of:=VLOOKUP([.$A1376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2:59Z</text:p>
          </table:table-cell>
          <table:table-cell office:value-type="float" office:value="40.00935" calcext:value-type="float">
            <text:p>40.00935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table:formula="of:=VLOOKUP([.$A1377];[MAF_5K_Walk_Watch__Crunch.$A$2:.$E$688];1;1)" office:value-type="string" office:string-value="2018-07-20T10:22:55Z" calcext:value-type="string">
            <text:p>2018-07-20T10:22:55Z</text:p>
          </table:table-cell>
          <table:table-cell table:formula="of:=VLOOKUP([.$A1377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01Z</text:p>
          </table:table-cell>
          <table:table-cell office:value-type="float" office:value="40.009322" calcext:value-type="float">
            <text:p>40.009322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9" calcext:value-type="float">
            <text:p>289</text:p>
          </table:table-cell>
          <table:table-cell office:value-type="float" office:value="77" calcext:value-type="float">
            <text:p>77</text:p>
          </table:table-cell>
          <table:table-cell table:formula="of:=VLOOKUP([.$A1378];[MAF_5K_Walk_Watch__Crunch.$A$2:.$E$688];1;1)" office:value-type="string" office:string-value="2018-07-20T10:23:00Z" calcext:value-type="string">
            <text:p>2018-07-20T10:23:00Z</text:p>
          </table:table-cell>
          <table:table-cell table:formula="of:=VLOOKUP([.$A1378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03Z</text:p>
          </table:table-cell>
          <table:table-cell office:value-type="float" office:value="40.009291" calcext:value-type="float">
            <text:p>40.009291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table:formula="of:=VLOOKUP([.$A1379];[MAF_5K_Walk_Watch__Crunch.$A$2:.$E$688];1;1)" office:value-type="string" office:string-value="2018-07-20T10:23:00Z" calcext:value-type="string">
            <text:p>2018-07-20T10:23:00Z</text:p>
          </table:table-cell>
          <table:table-cell table:formula="of:=VLOOKUP([.$A1379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08Z</text:p>
          </table:table-cell>
          <table:table-cell office:value-type="float" office:value="40.009258" calcext:value-type="float">
            <text:p>40.009258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table:formula="of:=VLOOKUP([.$A1380];[MAF_5K_Walk_Watch__Crunch.$A$2:.$E$688];1;1)" office:value-type="string" office:string-value="2018-07-20T10:23:05Z" calcext:value-type="string">
            <text:p>2018-07-20T10:23:05Z</text:p>
          </table:table-cell>
          <table:table-cell table:formula="of:=VLOOKUP([.$A1380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11Z</text:p>
          </table:table-cell>
          <table:table-cell office:value-type="float" office:value="40.00922" calcext:value-type="float">
            <text:p>40.00922</text:p>
          </table:table-cell>
          <table:table-cell office:value-type="float" office:value="-79.588947" calcext:value-type="float">
            <text:p>-79.588947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  <table:table-cell table:formula="of:=VLOOKUP([.$A1381];[MAF_5K_Walk_Watch__Crunch.$A$2:.$E$688];1;1)" office:value-type="string" office:string-value="2018-07-20T10:23:05Z" calcext:value-type="string">
            <text:p>2018-07-20T10:23:05Z</text:p>
          </table:table-cell>
          <table:table-cell table:formula="of:=VLOOKUP([.$A1381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14Z</text:p>
          </table:table-cell>
          <table:table-cell office:value-type="float" office:value="40.009185" calcext:value-type="float">
            <text:p>40.009185</text:p>
          </table:table-cell>
          <table:table-cell office:value-type="float" office:value="-79.588947" calcext:value-type="float">
            <text:p>-79.588947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VLOOKUP([.$A1382];[MAF_5K_Walk_Watch__Crunch.$A$2:.$E$688];1;1)" office:value-type="string" office:string-value="2018-07-20T10:23:05Z" calcext:value-type="string">
            <text:p>2018-07-20T10:23:05Z</text:p>
          </table:table-cell>
          <table:table-cell table:formula="of:=VLOOKUP([.$A1382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18Z</text:p>
          </table:table-cell>
          <table:table-cell office:value-type="float" office:value="40.009152" calcext:value-type="float">
            <text:p>40.009152</text:p>
          </table:table-cell>
          <table:table-cell office:value-type="float" office:value="-79.588965" calcext:value-type="float">
            <text:p>-79.588965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  <table:table-cell table:formula="of:=VLOOKUP([.$A1383];[MAF_5K_Walk_Watch__Crunch.$A$2:.$E$688];1;1)" office:value-type="string" office:string-value="2018-07-20T10:23:17Z" calcext:value-type="string">
            <text:p>2018-07-20T10:23:17Z</text:p>
          </table:table-cell>
          <table:table-cell table:formula="of:=VLOOKUP([.$A1383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21Z</text:p>
          </table:table-cell>
          <table:table-cell office:value-type="float" office:value="40.009121" calcext:value-type="float">
            <text:p>40.009121</text:p>
          </table:table-cell>
          <table:table-cell office:value-type="float" office:value="-79.588971" calcext:value-type="float">
            <text:p>-79.588971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  <table:table-cell table:formula="of:=VLOOKUP([.$A1384];[MAF_5K_Walk_Watch__Crunch.$A$2:.$E$688];1;1)" office:value-type="string" office:string-value="2018-07-20T10:23:17Z" calcext:value-type="string">
            <text:p>2018-07-20T10:23:17Z</text:p>
          </table:table-cell>
          <table:table-cell table:formula="of:=VLOOKUP([.$A1384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24Z</text:p>
          </table:table-cell>
          <table:table-cell office:value-type="float" office:value="40.00908" calcext:value-type="float">
            <text:p>40.00908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table:formula="of:=VLOOKUP([.$A1385];[MAF_5K_Walk_Watch__Crunch.$A$2:.$E$688];1;1)" office:value-type="string" office:string-value="2018-07-20T10:23:22Z" calcext:value-type="string">
            <text:p>2018-07-20T10:23:22Z</text:p>
          </table:table-cell>
          <table:table-cell table:formula="of:=VLOOKUP([.$A1385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28Z</text:p>
          </table:table-cell>
          <table:table-cell office:value-type="float" office:value="40.009048" calcext:value-type="float">
            <text:p>40.009048</text:p>
          </table:table-cell>
          <table:table-cell office:value-type="float" office:value="-79.588972" calcext:value-type="float">
            <text:p>-79.588972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table:formula="of:=VLOOKUP([.$A1386];[MAF_5K_Walk_Watch__Crunch.$A$2:.$E$688];1;1)" office:value-type="string" office:string-value="2018-07-20T10:23:27Z" calcext:value-type="string">
            <text:p>2018-07-20T10:23:27Z</text:p>
          </table:table-cell>
          <table:table-cell table:formula="of:=VLOOKUP([.$A1386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31Z</text:p>
          </table:table-cell>
          <table:table-cell office:value-type="float" office:value="40.009022" calcext:value-type="float">
            <text:p>40.009022</text:p>
          </table:table-cell>
          <table:table-cell office:value-type="float" office:value="-79.588968" calcext:value-type="float">
            <text:p>-79.588968</text:p>
          </table:table-cell>
          <table:table-cell office:value-type="float" office:value="289" calcext:value-type="float">
            <text:p>289</text:p>
          </table:table-cell>
          <table:table-cell office:value-type="float" office:value="77" calcext:value-type="float">
            <text:p>77</text:p>
          </table:table-cell>
          <table:table-cell table:formula="of:=VLOOKUP([.$A1387];[MAF_5K_Walk_Watch__Crunch.$A$2:.$E$688];1;1)" office:value-type="string" office:string-value="2018-07-20T10:23:27Z" calcext:value-type="string">
            <text:p>2018-07-20T10:23:27Z</text:p>
          </table:table-cell>
          <table:table-cell table:formula="of:=VLOOKUP([.$A1387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34Z</text:p>
          </table:table-cell>
          <table:table-cell office:value-type="float" office:value="40.008986" calcext:value-type="float">
            <text:p>40.008986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89" calcext:value-type="float">
            <text:p>289</text:p>
          </table:table-cell>
          <table:table-cell office:value-type="float" office:value="75" calcext:value-type="float">
            <text:p>75</text:p>
          </table:table-cell>
          <table:table-cell table:formula="of:=VLOOKUP([.$A1388];[MAF_5K_Walk_Watch__Crunch.$A$2:.$E$688];1;1)" office:value-type="string" office:string-value="2018-07-20T10:23:32Z" calcext:value-type="string">
            <text:p>2018-07-20T10:23:32Z</text:p>
          </table:table-cell>
          <table:table-cell table:formula="of:=VLOOKUP([.$A1388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36Z</text:p>
          </table:table-cell>
          <table:table-cell office:value-type="float" office:value="40.008945" calcext:value-type="float">
            <text:p>40.008945</text:p>
          </table:table-cell>
          <table:table-cell office:value-type="float" office:value="-79.588975" calcext:value-type="float">
            <text:p>-79.588975</text:p>
          </table:table-cell>
          <table:table-cell office:value-type="float" office:value="289" calcext:value-type="float">
            <text:p>289</text:p>
          </table:table-cell>
          <table:table-cell office:value-type="float" office:value="75" calcext:value-type="float">
            <text:p>75</text:p>
          </table:table-cell>
          <table:table-cell table:formula="of:=VLOOKUP([.$A1389];[MAF_5K_Walk_Watch__Crunch.$A$2:.$E$688];1;1)" office:value-type="string" office:string-value="2018-07-20T10:23:32Z" calcext:value-type="string">
            <text:p>2018-07-20T10:23:32Z</text:p>
          </table:table-cell>
          <table:table-cell table:formula="of:=VLOOKUP([.$A1389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38Z</text:p>
          </table:table-cell>
          <table:table-cell office:value-type="float" office:value="40.008903" calcext:value-type="float">
            <text:p>40.008903</text:p>
          </table:table-cell>
          <table:table-cell office:value-type="float" office:value="-79.588965" calcext:value-type="float">
            <text:p>-79.588965</text:p>
          </table:table-cell>
          <table:table-cell office:value-type="float" office:value="289" calcext:value-type="float">
            <text:p>289</text:p>
          </table:table-cell>
          <table:table-cell office:value-type="float" office:value="76" calcext:value-type="float">
            <text:p>76</text:p>
          </table:table-cell>
          <table:table-cell table:formula="of:=VLOOKUP([.$A1390];[MAF_5K_Walk_Watch__Crunch.$A$2:.$E$688];1;1)" office:value-type="string" office:string-value="2018-07-20T10:23:37Z" calcext:value-type="string">
            <text:p>2018-07-20T10:23:37Z</text:p>
          </table:table-cell>
          <table:table-cell table:formula="of:=VLOOKUP([.$A1390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41Z</text:p>
          </table:table-cell>
          <table:table-cell office:value-type="float" office:value="40.00887" calcext:value-type="float">
            <text:p>40.00887</text:p>
          </table:table-cell>
          <table:table-cell office:value-type="float" office:value="-79.588963" calcext:value-type="float">
            <text:p>-79.588963</text:p>
          </table:table-cell>
          <table:table-cell office:value-type="float" office:value="288.9" calcext:value-type="float">
            <text:p>288.9</text:p>
          </table:table-cell>
          <table:table-cell office:value-type="float" office:value="77" calcext:value-type="float">
            <text:p>77</text:p>
          </table:table-cell>
          <table:table-cell table:formula="of:=VLOOKUP([.$A1391];[MAF_5K_Walk_Watch__Crunch.$A$2:.$E$688];1;1)" office:value-type="string" office:string-value="2018-07-20T10:23:37Z" calcext:value-type="string">
            <text:p>2018-07-20T10:23:37Z</text:p>
          </table:table-cell>
          <table:table-cell table:formula="of:=VLOOKUP([.$A1391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43Z</text:p>
          </table:table-cell>
          <table:table-cell office:value-type="float" office:value="40.008842" calcext:value-type="float">
            <text:p>40.008842</text:p>
          </table:table-cell>
          <table:table-cell office:value-type="float" office:value="-79.588964" calcext:value-type="float">
            <text:p>-79.588964</text:p>
          </table:table-cell>
          <table:table-cell office:value-type="float" office:value="288.9" calcext:value-type="float">
            <text:p>288.9</text:p>
          </table:table-cell>
          <table:table-cell office:value-type="float" office:value="76" calcext:value-type="float">
            <text:p>76</text:p>
          </table:table-cell>
          <table:table-cell table:formula="of:=VLOOKUP([.$A1392];[MAF_5K_Walk_Watch__Crunch.$A$2:.$E$688];1;1)" office:value-type="string" office:string-value="2018-07-20T10:23:42Z" calcext:value-type="string">
            <text:p>2018-07-20T10:23:42Z</text:p>
          </table:table-cell>
          <table:table-cell table:formula="of:=VLOOKUP([.$A1392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45Z</text:p>
          </table:table-cell>
          <table:table-cell office:value-type="float" office:value="40.008815" calcext:value-type="float">
            <text:p>40.008815</text:p>
          </table:table-cell>
          <table:table-cell office:value-type="float" office:value="-79.588966" calcext:value-type="float">
            <text:p>-79.588966</text:p>
          </table:table-cell>
          <table:table-cell office:value-type="float" office:value="288.8" calcext:value-type="float">
            <text:p>288.8</text:p>
          </table:table-cell>
          <table:table-cell office:value-type="float" office:value="76" calcext:value-type="float">
            <text:p>76</text:p>
          </table:table-cell>
          <table:table-cell table:formula="of:=VLOOKUP([.$A1393];[MAF_5K_Walk_Watch__Crunch.$A$2:.$E$688];1;1)" office:value-type="string" office:string-value="2018-07-20T10:23:42Z" calcext:value-type="string">
            <text:p>2018-07-20T10:23:42Z</text:p>
          </table:table-cell>
          <table:table-cell table:formula="of:=VLOOKUP([.$A1393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48Z</text:p>
          </table:table-cell>
          <table:table-cell office:value-type="float" office:value="40.008786" calcext:value-type="float">
            <text:p>40.008786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88.8" calcext:value-type="float">
            <text:p>288.8</text:p>
          </table:table-cell>
          <table:table-cell office:value-type="float" office:value="77" calcext:value-type="float">
            <text:p>77</text:p>
          </table:table-cell>
          <table:table-cell table:formula="of:=VLOOKUP([.$A1394];[MAF_5K_Walk_Watch__Crunch.$A$2:.$E$688];1;1)" office:value-type="string" office:string-value="2018-07-20T10:23:42Z" calcext:value-type="string">
            <text:p>2018-07-20T10:23:42Z</text:p>
          </table:table-cell>
          <table:table-cell table:formula="of:=VLOOKUP([.$A1394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50Z</text:p>
          </table:table-cell>
          <table:table-cell office:value-type="float" office:value="40.008752" calcext:value-type="float">
            <text:p>40.008752</text:p>
          </table:table-cell>
          <table:table-cell office:value-type="float" office:value="-79.588988" calcext:value-type="float">
            <text:p>-79.588988</text:p>
          </table:table-cell>
          <table:table-cell office:value-type="float" office:value="288.7" calcext:value-type="float">
            <text:p>288.7</text:p>
          </table:table-cell>
          <table:table-cell office:value-type="float" office:value="78" calcext:value-type="float">
            <text:p>78</text:p>
          </table:table-cell>
          <table:table-cell table:formula="of:=VLOOKUP([.$A1395];[MAF_5K_Walk_Watch__Crunch.$A$2:.$E$688];1;1)" office:value-type="string" office:string-value="2018-07-20T10:23:42Z" calcext:value-type="string">
            <text:p>2018-07-20T10:23:42Z</text:p>
          </table:table-cell>
          <table:table-cell table:formula="of:=VLOOKUP([.$A1395];[MAF_5K_Walk_Watch__Crunch.$A$2:.$E$688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0T10:23:53Z</text:p>
          </table:table-cell>
          <table:table-cell office:value-type="float" office:value="40.008707" calcext:value-type="float">
            <text:p>40.008707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88.6" calcext:value-type="float">
            <text:p>288.6</text:p>
          </table:table-cell>
          <table:table-cell office:value-type="float" office:value="78" calcext:value-type="float">
            <text:p>78</text:p>
          </table:table-cell>
          <table:table-cell table:formula="of:=VLOOKUP([.$A1396];[MAF_5K_Walk_Watch__Crunch.$A$2:.$E$688];1;1)" office:value-type="string" office:string-value="2018-07-20T10:23:52Z" calcext:value-type="string">
            <text:p>2018-07-20T10:23:52Z</text:p>
          </table:table-cell>
          <table:table-cell table:formula="of:=VLOOKUP([.$A139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3:56Z</text:p>
          </table:table-cell>
          <table:table-cell office:value-type="float" office:value="40.008668" calcext:value-type="float">
            <text:p>40.008668</text:p>
          </table:table-cell>
          <table:table-cell office:value-type="float" office:value="-79.588976" calcext:value-type="float">
            <text:p>-79.588976</text:p>
          </table:table-cell>
          <table:table-cell office:value-type="float" office:value="288.5" calcext:value-type="float">
            <text:p>288.5</text:p>
          </table:table-cell>
          <table:table-cell office:value-type="float" office:value="78" calcext:value-type="float">
            <text:p>78</text:p>
          </table:table-cell>
          <table:table-cell table:formula="of:=VLOOKUP([.$A1397];[MAF_5K_Walk_Watch__Crunch.$A$2:.$E$688];1;1)" office:value-type="string" office:string-value="2018-07-20T10:23:52Z" calcext:value-type="string">
            <text:p>2018-07-20T10:23:52Z</text:p>
          </table:table-cell>
          <table:table-cell table:formula="of:=VLOOKUP([.$A139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3:58Z</text:p>
          </table:table-cell>
          <table:table-cell office:value-type="float" office:value="40.008638" calcext:value-type="float">
            <text:p>40.008638</text:p>
          </table:table-cell>
          <table:table-cell office:value-type="float" office:value="-79.588972" calcext:value-type="float">
            <text:p>-79.588972</text:p>
          </table:table-cell>
          <table:table-cell office:value-type="float" office:value="288.4" calcext:value-type="float">
            <text:p>288.4</text:p>
          </table:table-cell>
          <table:table-cell office:value-type="float" office:value="78" calcext:value-type="float">
            <text:p>78</text:p>
          </table:table-cell>
          <table:table-cell table:formula="of:=VLOOKUP([.$A1398];[MAF_5K_Walk_Watch__Crunch.$A$2:.$E$688];1;1)" office:value-type="string" office:string-value="2018-07-20T10:23:57Z" calcext:value-type="string">
            <text:p>2018-07-20T10:23:57Z</text:p>
          </table:table-cell>
          <table:table-cell table:formula="of:=VLOOKUP([.$A139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00Z</text:p>
          </table:table-cell>
          <table:table-cell office:value-type="float" office:value="40.008605" calcext:value-type="float">
            <text:p>40.008605</text:p>
          </table:table-cell>
          <table:table-cell office:value-type="float" office:value="-79.588969" calcext:value-type="float">
            <text:p>-79.588969</text:p>
          </table:table-cell>
          <table:table-cell office:value-type="float" office:value="288.3" calcext:value-type="float">
            <text:p>288.3</text:p>
          </table:table-cell>
          <table:table-cell office:value-type="float" office:value="79" calcext:value-type="float">
            <text:p>79</text:p>
          </table:table-cell>
          <table:table-cell table:formula="of:=VLOOKUP([.$A1399];[MAF_5K_Walk_Watch__Crunch.$A$2:.$E$688];1;1)" office:value-type="string" office:string-value="2018-07-20T10:23:57Z" calcext:value-type="string">
            <text:p>2018-07-20T10:23:57Z</text:p>
          </table:table-cell>
          <table:table-cell table:formula="of:=VLOOKUP([.$A139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02Z</text:p>
          </table:table-cell>
          <table:table-cell office:value-type="float" office:value="40.008572" calcext:value-type="float">
            <text:p>40.008572</text:p>
          </table:table-cell>
          <table:table-cell office:value-type="float" office:value="-79.588964" calcext:value-type="float">
            <text:p>-79.588964</text:p>
          </table:table-cell>
          <table:table-cell office:value-type="float" office:value="288.3" calcext:value-type="float">
            <text:p>288.3</text:p>
          </table:table-cell>
          <table:table-cell office:value-type="float" office:value="80" calcext:value-type="float">
            <text:p>80</text:p>
          </table:table-cell>
          <table:table-cell table:formula="of:=VLOOKUP([.$A1400];[MAF_5K_Walk_Watch__Crunch.$A$2:.$E$688];1;1)" office:value-type="string" office:string-value="2018-07-20T10:24:02Z" calcext:value-type="string">
            <text:p>2018-07-20T10:24:02Z</text:p>
          </table:table-cell>
          <table:table-cell table:formula="of:=VLOOKUP([.$A140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06Z</text:p>
          </table:table-cell>
          <table:table-cell office:value-type="float" office:value="40.008543" calcext:value-type="float">
            <text:p>40.008543</text:p>
          </table:table-cell>
          <table:table-cell office:value-type="float" office:value="-79.588965" calcext:value-type="float">
            <text:p>-79.588965</text:p>
          </table:table-cell>
          <table:table-cell office:value-type="float" office:value="288.2" calcext:value-type="float">
            <text:p>288.2</text:p>
          </table:table-cell>
          <table:table-cell office:value-type="float" office:value="79" calcext:value-type="float">
            <text:p>79</text:p>
          </table:table-cell>
          <table:table-cell table:formula="of:=VLOOKUP([.$A1401];[MAF_5K_Walk_Watch__Crunch.$A$2:.$E$688];1;1)" office:value-type="string" office:string-value="2018-07-20T10:24:02Z" calcext:value-type="string">
            <text:p>2018-07-20T10:24:02Z</text:p>
          </table:table-cell>
          <table:table-cell table:formula="of:=VLOOKUP([.$A140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10Z</text:p>
          </table:table-cell>
          <table:table-cell office:value-type="float" office:value="40.008507" calcext:value-type="float">
            <text:p>40.008507</text:p>
          </table:table-cell>
          <table:table-cell office:value-type="float" office:value="-79.588983" calcext:value-type="float">
            <text:p>-79.588983</text:p>
          </table:table-cell>
          <table:table-cell office:value-type="float" office:value="288.1" calcext:value-type="float">
            <text:p>288.1</text:p>
          </table:table-cell>
          <table:table-cell office:value-type="float" office:value="78" calcext:value-type="float">
            <text:p>78</text:p>
          </table:table-cell>
          <table:table-cell table:formula="of:=VLOOKUP([.$A1402];[MAF_5K_Walk_Watch__Crunch.$A$2:.$E$688];1;1)" office:value-type="string" office:string-value="2018-07-20T10:24:02Z" calcext:value-type="string">
            <text:p>2018-07-20T10:24:02Z</text:p>
          </table:table-cell>
          <table:table-cell table:formula="of:=VLOOKUP([.$A1402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12Z</text:p>
          </table:table-cell>
          <table:table-cell office:value-type="float" office:value="40.008472" calcext:value-type="float">
            <text:p>40.008472</text:p>
          </table:table-cell>
          <table:table-cell office:value-type="float" office:value="-79.588978" calcext:value-type="float">
            <text:p>-79.588978</text:p>
          </table:table-cell>
          <table:table-cell office:value-type="float" office:value="288" calcext:value-type="float">
            <text:p>288</text:p>
          </table:table-cell>
          <table:table-cell office:value-type="float" office:value="77" calcext:value-type="float">
            <text:p>77</text:p>
          </table:table-cell>
          <table:table-cell table:formula="of:=VLOOKUP([.$A1403];[MAF_5K_Walk_Watch__Crunch.$A$2:.$E$688];1;1)" office:value-type="string" office:string-value="2018-07-20T10:24:12Z" calcext:value-type="string">
            <text:p>2018-07-20T10:24:12Z</text:p>
          </table:table-cell>
          <table:table-cell table:formula="of:=VLOOKUP([.$A1403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14Z</text:p>
          </table:table-cell>
          <table:table-cell office:value-type="float" office:value="40.008439" calcext:value-type="float">
            <text:p>40.008439</text:p>
          </table:table-cell>
          <table:table-cell office:value-type="float" office:value="-79.588965" calcext:value-type="float">
            <text:p>-79.588965</text:p>
          </table:table-cell>
          <table:table-cell office:value-type="float" office:value="288" calcext:value-type="float">
            <text:p>288</text:p>
          </table:table-cell>
          <table:table-cell office:value-type="float" office:value="77" calcext:value-type="float">
            <text:p>77</text:p>
          </table:table-cell>
          <table:table-cell table:formula="of:=VLOOKUP([.$A1404];[MAF_5K_Walk_Watch__Crunch.$A$2:.$E$688];1;1)" office:value-type="string" office:string-value="2018-07-20T10:24:12Z" calcext:value-type="string">
            <text:p>2018-07-20T10:24:12Z</text:p>
          </table:table-cell>
          <table:table-cell table:formula="of:=VLOOKUP([.$A1404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18Z</text:p>
          </table:table-cell>
          <table:table-cell office:value-type="float" office:value="40.008399" calcext:value-type="float">
            <text:p>40.008399</text:p>
          </table:table-cell>
          <table:table-cell office:value-type="float" office:value="-79.588971" calcext:value-type="float">
            <text:p>-79.588971</text:p>
          </table:table-cell>
          <table:table-cell office:value-type="float" office:value="288.1" calcext:value-type="float">
            <text:p>288.1</text:p>
          </table:table-cell>
          <table:table-cell office:value-type="float" office:value="76" calcext:value-type="float">
            <text:p>76</text:p>
          </table:table-cell>
          <table:table-cell table:formula="of:=VLOOKUP([.$A1405];[MAF_5K_Walk_Watch__Crunch.$A$2:.$E$688];1;1)" office:value-type="string" office:string-value="2018-07-20T10:24:17Z" calcext:value-type="string">
            <text:p>2018-07-20T10:24:17Z</text:p>
          </table:table-cell>
          <table:table-cell table:formula="of:=VLOOKUP([.$A1405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20Z</text:p>
          </table:table-cell>
          <table:table-cell office:value-type="float" office:value="40.008361" calcext:value-type="float">
            <text:p>40.008361</text:p>
          </table:table-cell>
          <table:table-cell office:value-type="float" office:value="-79.588972" calcext:value-type="float">
            <text:p>-79.588972</text:p>
          </table:table-cell>
          <table:table-cell office:value-type="float" office:value="288.2" calcext:value-type="float">
            <text:p>288.2</text:p>
          </table:table-cell>
          <table:table-cell office:value-type="float" office:value="77" calcext:value-type="float">
            <text:p>77</text:p>
          </table:table-cell>
          <table:table-cell table:formula="of:=VLOOKUP([.$A1406];[MAF_5K_Walk_Watch__Crunch.$A$2:.$E$688];1;1)" office:value-type="string" office:string-value="2018-07-20T10:24:17Z" calcext:value-type="string">
            <text:p>2018-07-20T10:24:17Z</text:p>
          </table:table-cell>
          <table:table-cell table:formula="of:=VLOOKUP([.$A140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22Z</text:p>
          </table:table-cell>
          <table:table-cell office:value-type="float" office:value="40.00833" calcext:value-type="float">
            <text:p>40.00833</text:p>
          </table:table-cell>
          <table:table-cell office:value-type="float" office:value="-79.588965" calcext:value-type="float">
            <text:p>-79.588965</text:p>
          </table:table-cell>
          <table:table-cell office:value-type="float" office:value="288.3" calcext:value-type="float">
            <text:p>288.3</text:p>
          </table:table-cell>
          <table:table-cell office:value-type="float" office:value="77" calcext:value-type="float">
            <text:p>77</text:p>
          </table:table-cell>
          <table:table-cell table:formula="of:=VLOOKUP([.$A1407];[MAF_5K_Walk_Watch__Crunch.$A$2:.$E$688];1;1)" office:value-type="string" office:string-value="2018-07-20T10:24:22Z" calcext:value-type="string">
            <text:p>2018-07-20T10:24:22Z</text:p>
          </table:table-cell>
          <table:table-cell table:formula="of:=VLOOKUP([.$A140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25Z</text:p>
          </table:table-cell>
          <table:table-cell office:value-type="float" office:value="40.008297" calcext:value-type="float">
            <text:p>40.008297</text:p>
          </table:table-cell>
          <table:table-cell office:value-type="float" office:value="-79.588958" calcext:value-type="float">
            <text:p>-79.588958</text:p>
          </table:table-cell>
          <table:table-cell office:value-type="float" office:value="288.4" calcext:value-type="float">
            <text:p>288.4</text:p>
          </table:table-cell>
          <table:table-cell office:value-type="float" office:value="77" calcext:value-type="float">
            <text:p>77</text:p>
          </table:table-cell>
          <table:table-cell table:formula="of:=VLOOKUP([.$A1408];[MAF_5K_Walk_Watch__Crunch.$A$2:.$E$688];1;1)" office:value-type="string" office:string-value="2018-07-20T10:24:22Z" calcext:value-type="string">
            <text:p>2018-07-20T10:24:22Z</text:p>
          </table:table-cell>
          <table:table-cell table:formula="of:=VLOOKUP([.$A140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28Z</text:p>
          </table:table-cell>
          <table:table-cell office:value-type="float" office:value="40.008254" calcext:value-type="float">
            <text:p>40.008254</text:p>
          </table:table-cell>
          <table:table-cell office:value-type="float" office:value="-79.588957" calcext:value-type="float">
            <text:p>-79.588957</text:p>
          </table:table-cell>
          <table:table-cell office:value-type="float" office:value="288.5" calcext:value-type="float">
            <text:p>288.5</text:p>
          </table:table-cell>
          <table:table-cell office:value-type="float" office:value="77" calcext:value-type="float">
            <text:p>77</text:p>
          </table:table-cell>
          <table:table-cell table:formula="of:=VLOOKUP([.$A1409];[MAF_5K_Walk_Watch__Crunch.$A$2:.$E$688];1;1)" office:value-type="string" office:string-value="2018-07-20T10:24:27Z" calcext:value-type="string">
            <text:p>2018-07-20T10:24:27Z</text:p>
          </table:table-cell>
          <table:table-cell table:formula="of:=VLOOKUP([.$A1409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30Z</text:p>
          </table:table-cell>
          <table:table-cell office:value-type="float" office:value="40.008225" calcext:value-type="float">
            <text:p>40.008225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88.5" calcext:value-type="float">
            <text:p>288.5</text:p>
          </table:table-cell>
          <table:table-cell office:value-type="float" office:value="78" calcext:value-type="float">
            <text:p>78</text:p>
          </table:table-cell>
          <table:table-cell table:formula="of:=VLOOKUP([.$A1410];[MAF_5K_Walk_Watch__Crunch.$A$2:.$E$688];1;1)" office:value-type="string" office:string-value="2018-07-20T10:24:27Z" calcext:value-type="string">
            <text:p>2018-07-20T10:24:27Z</text:p>
          </table:table-cell>
          <table:table-cell table:formula="of:=VLOOKUP([.$A1410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32Z</text:p>
          </table:table-cell>
          <table:table-cell office:value-type="float" office:value="40.008191" calcext:value-type="float">
            <text:p>40.008191</text:p>
          </table:table-cell>
          <table:table-cell office:value-type="float" office:value="-79.588949" calcext:value-type="float">
            <text:p>-79.588949</text:p>
          </table:table-cell>
          <table:table-cell office:value-type="float" office:value="288.6" calcext:value-type="float">
            <text:p>288.6</text:p>
          </table:table-cell>
          <table:table-cell office:value-type="float" office:value="80" calcext:value-type="float">
            <text:p>80</text:p>
          </table:table-cell>
          <table:table-cell table:formula="of:=VLOOKUP([.$A1411];[MAF_5K_Walk_Watch__Crunch.$A$2:.$E$688];1;1)" office:value-type="string" office:string-value="2018-07-20T10:24:32Z" calcext:value-type="string">
            <text:p>2018-07-20T10:24:32Z</text:p>
          </table:table-cell>
          <table:table-cell table:formula="of:=VLOOKUP([.$A1411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35Z</text:p>
          </table:table-cell>
          <table:table-cell office:value-type="float" office:value="40.008161" calcext:value-type="float">
            <text:p>40.008161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8.7" calcext:value-type="float">
            <text:p>288.7</text:p>
          </table:table-cell>
          <table:table-cell office:value-type="float" office:value="81" calcext:value-type="float">
            <text:p>81</text:p>
          </table:table-cell>
          <table:table-cell table:formula="of:=VLOOKUP([.$A1412];[MAF_5K_Walk_Watch__Crunch.$A$2:.$E$688];1;1)" office:value-type="string" office:string-value="2018-07-20T10:24:32Z" calcext:value-type="string">
            <text:p>2018-07-20T10:24:32Z</text:p>
          </table:table-cell>
          <table:table-cell table:formula="of:=VLOOKUP([.$A1412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37Z</text:p>
          </table:table-cell>
          <table:table-cell office:value-type="float" office:value="40.008132" calcext:value-type="float">
            <text:p>40.008132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8.7" calcext:value-type="float">
            <text:p>288.7</text:p>
          </table:table-cell>
          <table:table-cell office:value-type="float" office:value="82" calcext:value-type="float">
            <text:p>82</text:p>
          </table:table-cell>
          <table:table-cell table:formula="of:=VLOOKUP([.$A1413];[MAF_5K_Walk_Watch__Crunch.$A$2:.$E$688];1;1)" office:value-type="string" office:string-value="2018-07-20T10:24:37Z" calcext:value-type="string">
            <text:p>2018-07-20T10:24:37Z</text:p>
          </table:table-cell>
          <table:table-cell table:formula="of:=VLOOKUP([.$A1413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39Z</text:p>
          </table:table-cell>
          <table:table-cell office:value-type="float" office:value="40.008098" calcext:value-type="float">
            <text:p>40.008098</text:p>
          </table:table-cell>
          <table:table-cell office:value-type="float" office:value="-79.588942" calcext:value-type="float">
            <text:p>-79.588942</text:p>
          </table:table-cell>
          <table:table-cell office:value-type="float" office:value="288.8" calcext:value-type="float">
            <text:p>288.8</text:p>
          </table:table-cell>
          <table:table-cell office:value-type="float" office:value="83" calcext:value-type="float">
            <text:p>83</text:p>
          </table:table-cell>
          <table:table-cell table:formula="of:=VLOOKUP([.$A1414];[MAF_5K_Walk_Watch__Crunch.$A$2:.$E$688];1;1)" office:value-type="string" office:string-value="2018-07-20T10:24:37Z" calcext:value-type="string">
            <text:p>2018-07-20T10:24:37Z</text:p>
          </table:table-cell>
          <table:table-cell table:formula="of:=VLOOKUP([.$A1414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41Z</text:p>
          </table:table-cell>
          <table:table-cell office:value-type="float" office:value="40.008066" calcext:value-type="float">
            <text:p>40.008066</text:p>
          </table:table-cell>
          <table:table-cell office:value-type="float" office:value="-79.588939" calcext:value-type="float">
            <text:p>-79.588939</text:p>
          </table:table-cell>
          <table:table-cell office:value-type="float" office:value="288.9" calcext:value-type="float">
            <text:p>288.9</text:p>
          </table:table-cell>
          <table:table-cell office:value-type="float" office:value="83" calcext:value-type="float">
            <text:p>83</text:p>
          </table:table-cell>
          <table:table-cell table:formula="of:=VLOOKUP([.$A1415];[MAF_5K_Walk_Watch__Crunch.$A$2:.$E$688];1;1)" office:value-type="string" office:string-value="2018-07-20T10:24:37Z" calcext:value-type="string">
            <text:p>2018-07-20T10:24:37Z</text:p>
          </table:table-cell>
          <table:table-cell table:formula="of:=VLOOKUP([.$A1415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44Z</text:p>
          </table:table-cell>
          <table:table-cell office:value-type="float" office:value="40.008035" calcext:value-type="float">
            <text:p>40.008035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  <table:table-cell table:formula="of:=VLOOKUP([.$A1416];[MAF_5K_Walk_Watch__Crunch.$A$2:.$E$688];1;1)" office:value-type="string" office:string-value="2018-07-20T10:24:42Z" calcext:value-type="string">
            <text:p>2018-07-20T10:24:42Z</text:p>
          </table:table-cell>
          <table:table-cell table:formula="of:=VLOOKUP([.$A1416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47Z</text:p>
          </table:table-cell>
          <table:table-cell office:value-type="float" office:value="40.007994" calcext:value-type="float">
            <text:p>40.007994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1417];[MAF_5K_Walk_Watch__Crunch.$A$2:.$E$688];1;1)" office:value-type="string" office:string-value="2018-07-20T10:24:47Z" calcext:value-type="string">
            <text:p>2018-07-20T10:24:47Z</text:p>
          </table:table-cell>
          <table:table-cell table:formula="of:=VLOOKUP([.$A1417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49Z</text:p>
          </table:table-cell>
          <table:table-cell office:value-type="float" office:value="40.007964" calcext:value-type="float">
            <text:p>40.007964</text:p>
          </table:table-cell>
          <table:table-cell office:value-type="float" office:value="-79.588943" calcext:value-type="float">
            <text:p>-79.588943</text:p>
          </table:table-cell>
          <table:table-cell office:value-type="float" office:value="289.1" calcext:value-type="float">
            <text:p>289.1</text:p>
          </table:table-cell>
          <table:table-cell office:value-type="float" office:value="81" calcext:value-type="float">
            <text:p>81</text:p>
          </table:table-cell>
          <table:table-cell table:formula="of:=VLOOKUP([.$A1418];[MAF_5K_Walk_Watch__Crunch.$A$2:.$E$688];1;1)" office:value-type="string" office:string-value="2018-07-20T10:24:47Z" calcext:value-type="string">
            <text:p>2018-07-20T10:24:47Z</text:p>
          </table:table-cell>
          <table:table-cell table:formula="of:=VLOOKUP([.$A1418];[MAF_5K_Walk_Watch__Crunch.$A$2:.$E$688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0T10:24:51Z</text:p>
          </table:table-cell>
          <table:table-cell office:value-type="float" office:value="40.007937" calcext:value-type="float">
            <text:p>40.007937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9.1" calcext:value-type="float">
            <text:p>289.1</text:p>
          </table:table-cell>
          <table:table-cell office:value-type="float" office:value="82" calcext:value-type="float">
            <text:p>82</text:p>
          </table:table-cell>
          <table:table-cell table:formula="of:=VLOOKUP([.$A1419];[MAF_5K_Walk_Watch__Crunch.$A$2:.$E$688];1;1)" office:value-type="string" office:string-value="2018-07-20T10:24:51Z" calcext:value-type="string">
            <text:p>2018-07-20T10:24:51Z</text:p>
          </table:table-cell>
          <table:table-cell table:formula="of:=VLOOKUP([.$A1419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4:54Z</text:p>
          </table:table-cell>
          <table:table-cell office:value-type="float" office:value="40.007897" calcext:value-type="float">
            <text:p>40.007897</text:p>
          </table:table-cell>
          <table:table-cell office:value-type="float" office:value="-79.588951" calcext:value-type="float">
            <text:p>-79.588951</text:p>
          </table:table-cell>
          <table:table-cell office:value-type="float" office:value="289.2" calcext:value-type="float">
            <text:p>289.2</text:p>
          </table:table-cell>
          <table:table-cell office:value-type="float" office:value="83" calcext:value-type="float">
            <text:p>83</text:p>
          </table:table-cell>
          <table:table-cell table:formula="of:=VLOOKUP([.$A1420];[MAF_5K_Walk_Watch__Crunch.$A$2:.$E$688];1;1)" office:value-type="string" office:string-value="2018-07-20T10:24:52Z" calcext:value-type="string">
            <text:p>2018-07-20T10:24:52Z</text:p>
          </table:table-cell>
          <table:table-cell table:formula="of:=VLOOKUP([.$A1420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4:56Z</text:p>
          </table:table-cell>
          <table:table-cell office:value-type="float" office:value="40.007868" calcext:value-type="float">
            <text:p>40.007868</text:p>
          </table:table-cell>
          <table:table-cell office:value-type="float" office:value="-79.588952" calcext:value-type="float">
            <text:p>-79.588952</text:p>
          </table:table-cell>
          <table:table-cell office:value-type="float" office:value="289.2" calcext:value-type="float">
            <text:p>289.2</text:p>
          </table:table-cell>
          <table:table-cell office:value-type="float" office:value="84" calcext:value-type="float">
            <text:p>84</text:p>
          </table:table-cell>
          <table:table-cell table:formula="of:=VLOOKUP([.$A1421];[MAF_5K_Walk_Watch__Crunch.$A$2:.$E$688];1;1)" office:value-type="string" office:string-value="2018-07-20T10:24:52Z" calcext:value-type="string">
            <text:p>2018-07-20T10:24:52Z</text:p>
          </table:table-cell>
          <table:table-cell table:formula="of:=VLOOKUP([.$A1421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4:59Z</text:p>
          </table:table-cell>
          <table:table-cell office:value-type="float" office:value="40.007841" calcext:value-type="float">
            <text:p>40.007841</text:p>
          </table:table-cell>
          <table:table-cell office:value-type="float" office:value="-79.588944" calcext:value-type="float">
            <text:p>-79.588944</text:p>
          </table:table-cell>
          <table:table-cell office:value-type="float" office:value="289.3" calcext:value-type="float">
            <text:p>289.3</text:p>
          </table:table-cell>
          <table:table-cell office:value-type="float" office:value="84" calcext:value-type="float">
            <text:p>84</text:p>
          </table:table-cell>
          <table:table-cell table:formula="of:=VLOOKUP([.$A1422];[MAF_5K_Walk_Watch__Crunch.$A$2:.$E$688];1;1)" office:value-type="string" office:string-value="2018-07-20T10:24:57Z" calcext:value-type="string">
            <text:p>2018-07-20T10:24:57Z</text:p>
          </table:table-cell>
          <table:table-cell table:formula="of:=VLOOKUP([.$A1422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02Z</text:p>
          </table:table-cell>
          <table:table-cell office:value-type="float" office:value="40.007813" calcext:value-type="float">
            <text:p>40.007813</text:p>
          </table:table-cell>
          <table:table-cell office:value-type="float" office:value="-79.588951" calcext:value-type="float">
            <text:p>-79.588951</text:p>
          </table:table-cell>
          <table:table-cell office:value-type="float" office:value="289.3" calcext:value-type="float">
            <text:p>289.3</text:p>
          </table:table-cell>
          <table:table-cell office:value-type="float" office:value="84" calcext:value-type="float">
            <text:p>84</text:p>
          </table:table-cell>
          <table:table-cell table:formula="of:=VLOOKUP([.$A1423];[MAF_5K_Walk_Watch__Crunch.$A$2:.$E$688];1;1)" office:value-type="string" office:string-value="2018-07-20T10:24:57Z" calcext:value-type="string">
            <text:p>2018-07-20T10:24:57Z</text:p>
          </table:table-cell>
          <table:table-cell table:formula="of:=VLOOKUP([.$A1423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04Z</text:p>
          </table:table-cell>
          <table:table-cell office:value-type="float" office:value="40.007784" calcext:value-type="float">
            <text:p>40.007784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89.4" calcext:value-type="float">
            <text:p>289.4</text:p>
          </table:table-cell>
          <table:table-cell office:value-type="float" office:value="82" calcext:value-type="float">
            <text:p>82</text:p>
          </table:table-cell>
          <table:table-cell table:formula="of:=VLOOKUP([.$A1424];[MAF_5K_Walk_Watch__Crunch.$A$2:.$E$688];1;1)" office:value-type="string" office:string-value="2018-07-20T10:25:03Z" calcext:value-type="string">
            <text:p>2018-07-20T10:25:03Z</text:p>
          </table:table-cell>
          <table:table-cell table:formula="of:=VLOOKUP([.$A1424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07Z</text:p>
          </table:table-cell>
          <table:table-cell office:value-type="float" office:value="40.007748" calcext:value-type="float">
            <text:p>40.007748</text:p>
          </table:table-cell>
          <table:table-cell office:value-type="float" office:value="-79.588948" calcext:value-type="float">
            <text:p>-79.588948</text:p>
          </table:table-cell>
          <table:table-cell office:value-type="float" office:value="289.4" calcext:value-type="float">
            <text:p>289.4</text:p>
          </table:table-cell>
          <table:table-cell office:value-type="float" office:value="84" calcext:value-type="float">
            <text:p>84</text:p>
          </table:table-cell>
          <table:table-cell table:formula="of:=VLOOKUP([.$A1425];[MAF_5K_Walk_Watch__Crunch.$A$2:.$E$688];1;1)" office:value-type="string" office:string-value="2018-07-20T10:25:03Z" calcext:value-type="string">
            <text:p>2018-07-20T10:25:03Z</text:p>
          </table:table-cell>
          <table:table-cell table:formula="of:=VLOOKUP([.$A1425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10Z</text:p>
          </table:table-cell>
          <table:table-cell office:value-type="float" office:value="40.007715" calcext:value-type="float">
            <text:p>40.007715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89.5" calcext:value-type="float">
            <text:p>289.5</text:p>
          </table:table-cell>
          <table:table-cell office:value-type="float" office:value="85" calcext:value-type="float">
            <text:p>85</text:p>
          </table:table-cell>
          <table:table-cell table:formula="of:=VLOOKUP([.$A1426];[MAF_5K_Walk_Watch__Crunch.$A$2:.$E$688];1;1)" office:value-type="string" office:string-value="2018-07-20T10:25:08Z" calcext:value-type="string">
            <text:p>2018-07-20T10:25:08Z</text:p>
          </table:table-cell>
          <table:table-cell table:formula="of:=VLOOKUP([.$A1426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13Z</text:p>
          </table:table-cell>
          <table:table-cell office:value-type="float" office:value="40.007682" calcext:value-type="float">
            <text:p>40.007682</text:p>
          </table:table-cell>
          <table:table-cell office:value-type="float" office:value="-79.588942" calcext:value-type="float">
            <text:p>-79.588942</text:p>
          </table:table-cell>
          <table:table-cell office:value-type="float" office:value="289.6" calcext:value-type="float">
            <text:p>289.6</text:p>
          </table:table-cell>
          <table:table-cell office:value-type="float" office:value="85" calcext:value-type="float">
            <text:p>85</text:p>
          </table:table-cell>
          <table:table-cell table:formula="of:=VLOOKUP([.$A1427];[MAF_5K_Walk_Watch__Crunch.$A$2:.$E$688];1;1)" office:value-type="string" office:string-value="2018-07-20T10:25:13Z" calcext:value-type="string">
            <text:p>2018-07-20T10:25:13Z</text:p>
          </table:table-cell>
          <table:table-cell table:formula="of:=VLOOKUP([.$A1427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16Z</text:p>
          </table:table-cell>
          <table:table-cell office:value-type="float" office:value="40.007654" calcext:value-type="float">
            <text:p>40.007654</text:p>
          </table:table-cell>
          <table:table-cell office:value-type="float" office:value="-79.588946" calcext:value-type="float">
            <text:p>-79.588946</text:p>
          </table:table-cell>
          <table:table-cell office:value-type="float" office:value="289.6" calcext:value-type="float">
            <text:p>289.6</text:p>
          </table:table-cell>
          <table:table-cell office:value-type="float" office:value="83" calcext:value-type="float">
            <text:p>83</text:p>
          </table:table-cell>
          <table:table-cell table:formula="of:=VLOOKUP([.$A1428];[MAF_5K_Walk_Watch__Crunch.$A$2:.$E$688];1;1)" office:value-type="string" office:string-value="2018-07-20T10:25:13Z" calcext:value-type="string">
            <text:p>2018-07-20T10:25:13Z</text:p>
          </table:table-cell>
          <table:table-cell table:formula="of:=VLOOKUP([.$A1428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19Z</text:p>
          </table:table-cell>
          <table:table-cell office:value-type="float" office:value="40.007617" calcext:value-type="float">
            <text:p>40.007617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89.7" calcext:value-type="float">
            <text:p>289.7</text:p>
          </table:table-cell>
          <table:table-cell office:value-type="float" office:value="85" calcext:value-type="float">
            <text:p>85</text:p>
          </table:table-cell>
          <table:table-cell table:formula="of:=VLOOKUP([.$A1429];[MAF_5K_Walk_Watch__Crunch.$A$2:.$E$688];1;1)" office:value-type="string" office:string-value="2018-07-20T10:25:13Z" calcext:value-type="string">
            <text:p>2018-07-20T10:25:13Z</text:p>
          </table:table-cell>
          <table:table-cell table:formula="of:=VLOOKUP([.$A1429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22Z</text:p>
          </table:table-cell>
          <table:table-cell office:value-type="float" office:value="40.007585" calcext:value-type="float">
            <text:p>40.007585</text:p>
          </table:table-cell>
          <table:table-cell office:value-type="float" office:value="-79.588955" calcext:value-type="float">
            <text:p>-79.588955</text:p>
          </table:table-cell>
          <table:table-cell office:value-type="float" office:value="289.7" calcext:value-type="float">
            <text:p>289.7</text:p>
          </table:table-cell>
          <table:table-cell office:value-type="float" office:value="86" calcext:value-type="float">
            <text:p>86</text:p>
          </table:table-cell>
          <table:table-cell table:formula="of:=VLOOKUP([.$A1430];[MAF_5K_Walk_Watch__Crunch.$A$2:.$E$688];1;1)" office:value-type="string" office:string-value="2018-07-20T10:25:13Z" calcext:value-type="string">
            <text:p>2018-07-20T10:25:13Z</text:p>
          </table:table-cell>
          <table:table-cell table:formula="of:=VLOOKUP([.$A1430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26Z</text:p>
          </table:table-cell>
          <table:table-cell office:value-type="float" office:value="40.007547" calcext:value-type="float">
            <text:p>40.007547</text:p>
          </table:table-cell>
          <table:table-cell office:value-type="float" office:value="-79.588951" calcext:value-type="float">
            <text:p>-79.588951</text:p>
          </table:table-cell>
          <table:table-cell office:value-type="float" office:value="289.8" calcext:value-type="float">
            <text:p>289.8</text:p>
          </table:table-cell>
          <table:table-cell office:value-type="float" office:value="86" calcext:value-type="float">
            <text:p>86</text:p>
          </table:table-cell>
          <table:table-cell table:formula="of:=VLOOKUP([.$A1431];[MAF_5K_Walk_Watch__Crunch.$A$2:.$E$688];1;1)" office:value-type="string" office:string-value="2018-07-20T10:25:23Z" calcext:value-type="string">
            <text:p>2018-07-20T10:25:23Z</text:p>
          </table:table-cell>
          <table:table-cell table:formula="of:=VLOOKUP([.$A1431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28Z</text:p>
          </table:table-cell>
          <table:table-cell office:value-type="float" office:value="40.007514" calcext:value-type="float">
            <text:p>40.007514</text:p>
          </table:table-cell>
          <table:table-cell office:value-type="float" office:value="-79.588943" calcext:value-type="float">
            <text:p>-79.588943</text:p>
          </table:table-cell>
          <table:table-cell office:value-type="float" office:value="289.8" calcext:value-type="float">
            <text:p>289.8</text:p>
          </table:table-cell>
          <table:table-cell office:value-type="float" office:value="86" calcext:value-type="float">
            <text:p>86</text:p>
          </table:table-cell>
          <table:table-cell table:formula="of:=VLOOKUP([.$A1432];[MAF_5K_Walk_Watch__Crunch.$A$2:.$E$688];1;1)" office:value-type="string" office:string-value="2018-07-20T10:25:28Z" calcext:value-type="string">
            <text:p>2018-07-20T10:25:28Z</text:p>
          </table:table-cell>
          <table:table-cell table:formula="of:=VLOOKUP([.$A1432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31Z</text:p>
          </table:table-cell>
          <table:table-cell office:value-type="float" office:value="40.007479" calcext:value-type="float">
            <text:p>40.007479</text:p>
          </table:table-cell>
          <table:table-cell office:value-type="float" office:value="-79.588939" calcext:value-type="float">
            <text:p>-79.588939</text:p>
          </table:table-cell>
          <table:table-cell office:value-type="float" office:value="289.9" calcext:value-type="float">
            <text:p>289.9</text:p>
          </table:table-cell>
          <table:table-cell office:value-type="float" office:value="86" calcext:value-type="float">
            <text:p>86</text:p>
          </table:table-cell>
          <table:table-cell table:formula="of:=VLOOKUP([.$A1433];[MAF_5K_Walk_Watch__Crunch.$A$2:.$E$688];1;1)" office:value-type="string" office:string-value="2018-07-20T10:25:28Z" calcext:value-type="string">
            <text:p>2018-07-20T10:25:28Z</text:p>
          </table:table-cell>
          <table:table-cell table:formula="of:=VLOOKUP([.$A1433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33Z</text:p>
          </table:table-cell>
          <table:table-cell office:value-type="float" office:value="40.007449" calcext:value-type="float">
            <text:p>40.007449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89.9" calcext:value-type="float">
            <text:p>289.9</text:p>
          </table:table-cell>
          <table:table-cell office:value-type="float" office:value="86" calcext:value-type="float">
            <text:p>86</text:p>
          </table:table-cell>
          <table:table-cell table:formula="of:=VLOOKUP([.$A1434];[MAF_5K_Walk_Watch__Crunch.$A$2:.$E$688];1;1)" office:value-type="string" office:string-value="2018-07-20T10:25:33Z" calcext:value-type="string">
            <text:p>2018-07-20T10:25:33Z</text:p>
          </table:table-cell>
          <table:table-cell table:formula="of:=VLOOKUP([.$A1434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35Z</text:p>
          </table:table-cell>
          <table:table-cell office:value-type="float" office:value="40.007419" calcext:value-type="float">
            <text:p>40.007419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89.9" calcext:value-type="float">
            <text:p>289.9</text:p>
          </table:table-cell>
          <table:table-cell office:value-type="float" office:value="86" calcext:value-type="float">
            <text:p>86</text:p>
          </table:table-cell>
          <table:table-cell table:formula="of:=VLOOKUP([.$A1435];[MAF_5K_Walk_Watch__Crunch.$A$2:.$E$688];1;1)" office:value-type="string" office:string-value="2018-07-20T10:25:33Z" calcext:value-type="string">
            <text:p>2018-07-20T10:25:33Z</text:p>
          </table:table-cell>
          <table:table-cell table:formula="of:=VLOOKUP([.$A1435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38Z</text:p>
          </table:table-cell>
          <table:table-cell office:value-type="float" office:value="40.007385" calcext:value-type="float">
            <text:p>40.007385</text:p>
          </table:table-cell>
          <table:table-cell office:value-type="float" office:value="-79.588937" calcext:value-type="float">
            <text:p>-79.588937</text:p>
          </table:table-cell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  <table:table-cell table:formula="of:=VLOOKUP([.$A1436];[MAF_5K_Walk_Watch__Crunch.$A$2:.$E$688];1;1)" office:value-type="string" office:string-value="2018-07-20T10:25:38Z" calcext:value-type="string">
            <text:p>2018-07-20T10:25:38Z</text:p>
          </table:table-cell>
          <table:table-cell table:formula="of:=VLOOKUP([.$A1436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41Z</text:p>
          </table:table-cell>
          <table:table-cell office:value-type="float" office:value="40.007344" calcext:value-type="float">
            <text:p>40.007344</text:p>
          </table:table-cell>
          <table:table-cell office:value-type="float" office:value="-79.588939" calcext:value-type="float">
            <text:p>-79.588939</text:p>
          </table:table-cell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  <table:table-cell table:formula="of:=VLOOKUP([.$A1437];[MAF_5K_Walk_Watch__Crunch.$A$2:.$E$688];1;1)" office:value-type="string" office:string-value="2018-07-20T10:25:38Z" calcext:value-type="string">
            <text:p>2018-07-20T10:25:38Z</text:p>
          </table:table-cell>
          <table:table-cell table:formula="of:=VLOOKUP([.$A1437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43Z</text:p>
          </table:table-cell>
          <table:table-cell office:value-type="float" office:value="40.007316" calcext:value-type="float">
            <text:p>40.007316</text:p>
          </table:table-cell>
          <table:table-cell office:value-type="float" office:value="-79.588937" calcext:value-type="float">
            <text:p>-79.588937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  <table:table-cell table:formula="of:=VLOOKUP([.$A1438];[MAF_5K_Walk_Watch__Crunch.$A$2:.$E$688];1;1)" office:value-type="string" office:string-value="2018-07-20T10:25:43Z" calcext:value-type="string">
            <text:p>2018-07-20T10:25:43Z</text:p>
          </table:table-cell>
          <table:table-cell table:formula="of:=VLOOKUP([.$A1438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46Z</text:p>
          </table:table-cell>
          <table:table-cell office:value-type="float" office:value="40.007285" calcext:value-type="float">
            <text:p>40.007285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90.1" calcext:value-type="float">
            <text:p>290.1</text:p>
          </table:table-cell>
          <table:table-cell office:value-type="float" office:value="85" calcext:value-type="float">
            <text:p>85</text:p>
          </table:table-cell>
          <table:table-cell table:formula="of:=VLOOKUP([.$A1439];[MAF_5K_Walk_Watch__Crunch.$A$2:.$E$688];1;1)" office:value-type="string" office:string-value="2018-07-20T10:25:43Z" calcext:value-type="string">
            <text:p>2018-07-20T10:25:43Z</text:p>
          </table:table-cell>
          <table:table-cell table:formula="of:=VLOOKUP([.$A1439];[MAF_5K_Walk_Watch__Crunch.$A$2:.$E$688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0T10:25:50Z</text:p>
          </table:table-cell>
          <table:table-cell office:value-type="float" office:value="40.007248" calcext:value-type="float">
            <text:p>40.007248</text:p>
          </table:table-cell>
          <table:table-cell office:value-type="float" office:value="-79.588953" calcext:value-type="float">
            <text:p>-79.588953</text:p>
          </table:table-cell>
          <table:table-cell office:value-type="float" office:value="290.1" calcext:value-type="float">
            <text:p>290.1</text:p>
          </table:table-cell>
          <table:table-cell office:value-type="float" office:value="85" calcext:value-type="float">
            <text:p>85</text:p>
          </table:table-cell>
          <table:table-cell table:formula="of:=VLOOKUP([.$A1440];[MAF_5K_Walk_Watch__Crunch.$A$2:.$E$688];1;1)" office:value-type="string" office:string-value="2018-07-20T10:25:50Z" calcext:value-type="string">
            <text:p>2018-07-20T10:25:50Z</text:p>
          </table:table-cell>
          <table:table-cell table:formula="of:=VLOOKUP([.$A1440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5:52Z</text:p>
          </table:table-cell>
          <table:table-cell office:value-type="float" office:value="40.007214" calcext:value-type="float">
            <text:p>40.007214</text:p>
          </table:table-cell>
          <table:table-cell office:value-type="float" office:value="-79.588951" calcext:value-type="float">
            <text:p>-79.588951</text:p>
          </table:table-cell>
          <table:table-cell office:value-type="float" office:value="290.2" calcext:value-type="float">
            <text:p>290.2</text:p>
          </table:table-cell>
          <table:table-cell office:value-type="float" office:value="84" calcext:value-type="float">
            <text:p>84</text:p>
          </table:table-cell>
          <table:table-cell table:formula="of:=VLOOKUP([.$A1441];[MAF_5K_Walk_Watch__Crunch.$A$2:.$E$688];1;1)" office:value-type="string" office:string-value="2018-07-20T10:25:50Z" calcext:value-type="string">
            <text:p>2018-07-20T10:25:50Z</text:p>
          </table:table-cell>
          <table:table-cell table:formula="of:=VLOOKUP([.$A1441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5:55Z</text:p>
          </table:table-cell>
          <table:table-cell office:value-type="float" office:value="40.007176" calcext:value-type="float">
            <text:p>40.007176</text:p>
          </table:table-cell>
          <table:table-cell office:value-type="float" office:value="-79.588946" calcext:value-type="float">
            <text:p>-79.588946</text:p>
          </table:table-cell>
          <table:table-cell office:value-type="float" office:value="290.2" calcext:value-type="float">
            <text:p>290.2</text:p>
          </table:table-cell>
          <table:table-cell office:value-type="float" office:value="82" calcext:value-type="float">
            <text:p>82</text:p>
          </table:table-cell>
          <table:table-cell table:formula="of:=VLOOKUP([.$A1442];[MAF_5K_Walk_Watch__Crunch.$A$2:.$E$688];1;1)" office:value-type="string" office:string-value="2018-07-20T10:25:53Z" calcext:value-type="string">
            <text:p>2018-07-20T10:25:53Z</text:p>
          </table:table-cell>
          <table:table-cell table:formula="of:=VLOOKUP([.$A1442];[MAF_5K_Walk_Watch__Crunch.$A$2:.$E$688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0T10:25:57Z</text:p>
          </table:table-cell>
          <table:table-cell office:value-type="float" office:value="40.007146" calcext:value-type="float">
            <text:p>40.007146</text:p>
          </table:table-cell>
          <table:table-cell office:value-type="float" office:value="-79.588951" calcext:value-type="float">
            <text:p>-79.588951</text:p>
          </table:table-cell>
          <table:table-cell office:value-type="float" office:value="290.2" calcext:value-type="float">
            <text:p>290.2</text:p>
          </table:table-cell>
          <table:table-cell office:value-type="float" office:value="83" calcext:value-type="float">
            <text:p>83</text:p>
          </table:table-cell>
          <table:table-cell table:formula="of:=VLOOKUP([.$A1443];[MAF_5K_Walk_Watch__Crunch.$A$2:.$E$688];1;1)" office:value-type="string" office:string-value="2018-07-20T10:25:57Z" calcext:value-type="string">
            <text:p>2018-07-20T10:25:57Z</text:p>
          </table:table-cell>
          <table:table-cell table:formula="of:=VLOOKUP([.$A1443];[MAF_5K_Walk_Watch__Crunch.$A$2:.$E$688];5;1)" office:value-type="float" office:value="113" calcext:value-type="float">
            <text:p>1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15:33:59.137000000</dc:date>
    <meta:editing-duration>PT12M56S</meta:editing-duration>
    <meta:editing-cycles>3</meta:editing-cycles>
    <meta:generator>LibreOffice/5.4.5.1$Windows_X86_64 LibreOffice_project/79c9829dd5d8054ec39a82dc51cd9eff340dbee8</meta:generator>
    <meta:document-statistic meta:table-count="2" meta:cell-count="135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maximum="1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795cm" svg:height="19.126cm" xlink:href=".." xlink:type="simple" chart:class="chart:line" chart:style-name="ch1">
        <chart:title svg:x="9.967cm" svg:y="0.518cm" chart:style-name="ch2">
          <text:p>2018-07-20 MAF Walk Heart Rate</text:p>
        </chart:title>
        <chart:subtitle svg:x="10.919cm" svg:y="1.679cm" chart:style-name="ch3">
          <text:p>Watch vs Polar Chest Strap</text:p>
        </chart:subtitle>
        <chart:legend svg:x="21.435cm" svg:y="17.795cm" style:legend-expansion="custom" chartooo:width="3.118cm" chartooo:height="1.096cm" style:legend-expansion-aspect-ratio="2.84489051094891" chart:style-name="ch4"/>
        <chart:plot-area chart:style-name="ch5" table:cell-range-address="MAF_walk_Polar_HR_Strap__Crunch.A1:MAF_walk_Polar_HR_Strap__Crunch.A1443 MAF_walk_Polar_HR_Strap__Crunch.E1:MAF_walk_Polar_HR_Strap__Crunch.E1443 MAF_walk_Polar_HR_Strap__Crunch.G1:MAF_walk_Polar_HR_Strap__Crunch.G1443" chart:data-source-has-labels="both" svg:x="1.546cm" svg:y="2.744cm" svg:width="24.714cm" svg:height="15.019cm">
          <chartooo:coordinate-region svg:x="4.089cm" svg:y="2.744cm" svg:width="22.171cm" svg:height="11.857cm"/>
          <chart:axis chart:dimension="x" chart:name="primary-x" chart:style-name="ch6" chartooo:axis-type="auto">
            <chartooo:date-scale/>
            <chart:title svg:x="13.489cm" svg:y="18.145cm" chart:style-name="ch7">
              <text:p>Time</text:p>
            </chart:title>
            <chart:categories table:cell-range-address="MAF_walk_Polar_HR_Strap__Crunch.A2:MAF_walk_Polar_HR_Strap__Crunch.A1443"/>
          </chart:axis>
          <chart:axis chart:dimension="y" chart:name="primary-y" chart:style-name="ch8">
            <chart:title svg:x="0.451cm" svg:y="11.091cm" chart:style-name="ch9">
              <text:p>Heart Rate</text:p>
            </chart:title>
            <chart:grid chart:style-name="ch10" chart:class="major"/>
          </chart:axis>
          <chart:series chart:style-name="ch11" chart:values-cell-range-address="MAF_walk_Polar_HR_Strap__Crunch.E2:MAF_walk_Polar_HR_Strap__Crunch.E1443" chart:label-cell-address="MAF_walk_Polar_HR_Strap__Crunch.E1:MAF_walk_Polar_HR_Strap__Crunch.E1" chart:class="chart:line">
            <chart:data-point chart:repeated="1442"/>
          </chart:series>
          <chart:series chart:style-name="ch12" chart:values-cell-range-address="MAF_walk_Polar_HR_Strap__Crunch.G2:MAF_walk_Polar_HR_Strap__Crunch.G1443" chart:label-cell-address="MAF_walk_Polar_HR_Strap__Crunch.G1:MAF_walk_Polar_HR_Strap__Crunch.G1" chart:class="chart:line">
            <chart:data-point chart:repeated="14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ar_Heart</text:p>
                <draw:g>
                  <svg:desc>MAF_walk_Polar_HR_Strap__Crunch.E1:MAF_walk_Polar_HR_Strap__Crunch.E1</svg:desc>
                </draw:g>
              </table:table-cell>
              <table:table-cell office:value-type="string">
                <text:p>Watch_Heart</text:p>
                <draw:g>
                  <svg:desc>MAF_walk_Polar_HR_Strap__Crunch.G1:MAF_walk_Polar_HR_Strap__Crunch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7-20T09:24:42Z</text:p>
                <draw:g>
                  <svg:desc>MAF_walk_Polar_HR_Strap__Crunch.A2:MAF_walk_Polar_HR_Strap__Crunch.A1443</svg:desc>
                </draw:g>
              </table:table-cell>
              <table:table-cell office:value-type="float" office:value="69">
                <text:p>69</text:p>
                <draw:g>
                  <svg:desc>MAF_walk_Polar_HR_Strap__Crunch.E2:MAF_walk_Polar_HR_Strap__Crunch.E1443</svg:desc>
                </draw:g>
              </table:table-cell>
              <table:table-cell office:value-type="float" office:value="90">
                <text:p>90</text:p>
                <draw:g>
                  <svg:desc>MAF_walk_Polar_HR_Strap__Crunch.G2:MAF_walk_Polar_HR_Strap__Crunch.G1443</svg:desc>
                </draw:g>
              </table:table-cell>
            </table:table-row>
            <table:table-row>
              <table:table-cell office:value-type="string">
                <text:p>2018-07-20T09:24:46Z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4:49Z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4:52Z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4:54Z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4:57Z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01Z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04Z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06Z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10Z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12Z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16Z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18Z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21Z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23Z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25Z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27Z</text:p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30Z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33Z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36Z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39Z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41Z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44Z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46Z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49Z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51Z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25:53Z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5:56Z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5:59Z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01Z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03Z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06Z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09Z</text:p>
              </table:table-cell>
              <table:table-cell office:value-type="float" office:value="78">
                <text:p>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11Z</text:p>
              </table:table-cell>
              <table:table-cell office:value-type="float" office:value="78">
                <text:p>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13Z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15Z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17Z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21Z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24Z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26Z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28Z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30Z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32Z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35Z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37Z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39Z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41Z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43Z</text:p>
              </table:table-cell>
              <table:table-cell office:value-type="float" office:value="71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0T09:26:45Z</text:p>
              </table:table-cell>
              <table:table-cell office:value-type="float" office:value="73">
                <text:p>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6:48Z</text:p>
              </table:table-cell>
              <table:table-cell office:value-type="float" office:value="76">
                <text:p>7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6:50Z</text:p>
              </table:table-cell>
              <table:table-cell office:value-type="float" office:value="77">
                <text:p>7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6:53Z</text:p>
              </table:table-cell>
              <table:table-cell office:value-type="float" office:value="79">
                <text:p>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6:55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6:58Z</text:p>
              </table:table-cell>
              <table:table-cell office:value-type="float" office:value="79">
                <text:p>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01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04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07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11Z</text:p>
              </table:table-cell>
              <table:table-cell office:value-type="float" office:value="83">
                <text:p>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14Z</text:p>
              </table:table-cell>
              <table:table-cell office:value-type="float" office:value="83">
                <text:p>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17Z</text:p>
              </table:table-cell>
              <table:table-cell office:value-type="float" office:value="83">
                <text:p>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21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23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25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27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31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33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36Z</text:p>
              </table:table-cell>
              <table:table-cell office:value-type="float" office:value="82">
                <text:p>8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38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41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44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47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49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52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27:55Z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7:58Z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00Z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03Z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05Z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07Z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10Z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12Z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15Z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18Z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20Z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23Z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25Z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29Z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31Z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33Z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35Z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37Z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40Z</text:p>
              </table:table-cell>
              <table:table-cell office:value-type="float" office:value="81">
                <text:p>8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43Z</text:p>
              </table:table-cell>
              <table:table-cell office:value-type="float" office:value="79">
                <text:p>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45Z</text:p>
              </table:table-cell>
              <table:table-cell office:value-type="float" office:value="79">
                <text:p>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8-07-20T09:28:47Z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8:49Z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8:51Z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8:54Z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8:56Z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8:59Z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02Z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05Z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09Z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11Z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13Z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15Z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18Z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22Z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24Z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26Z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28Z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31Z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34Z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36Z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38Z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40Z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42Z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0T09:29:45Z</text:p>
              </table:table-cell>
              <table:table-cell office:value-type="float" office:value="79">
                <text:p>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29:48Z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29:50Z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29:52Z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29:55Z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29:57Z</text:p>
              </table:table-cell>
              <table:table-cell office:value-type="float" office:value="80">
                <text:p>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01Z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03Z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05Z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07Z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09Z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13Z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15Z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18Z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20Z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22Z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25Z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28Z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30Z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32Z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35Z</text:p>
              </table:table-cell>
              <table:table-cell office:value-type="float" office:value="84">
                <text:p>8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37Z</text:p>
              </table:table-cell>
              <table:table-cell office:value-type="float" office:value="83">
                <text:p>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40Z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42Z</text:p>
              </table:table-cell>
              <table:table-cell office:value-type="float" office:value="83">
                <text:p>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44Z</text:p>
              </table:table-cell>
              <table:table-cell office:value-type="float" office:value="83">
                <text:p>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0T09:30:46Z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0:49Z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0:52Z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0:55Z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0:57Z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00Z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02Z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04Z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07Z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10Z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12Z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16Z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18Z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20Z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22Z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25Z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28Z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30Z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33Z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35Z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37Z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40Z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43Z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45Z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1:48Z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1:50Z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1:52Z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1:56Z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1:58Z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01Z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03Z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06Z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09Z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12Z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14Z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16Z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19Z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22Z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25Z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27Z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29Z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32Z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35Z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37Z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40Z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42Z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44Z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2:47Z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2:49Z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2:51Z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2:53Z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2:55Z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2:57Z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00Z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04Z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06Z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10Z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12Z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14Z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19Z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21Z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25Z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27Z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29Z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32Z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35Z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37Z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39Z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42Z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44Z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0T09:33:46Z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3:48Z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3:51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3:54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3:56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3:58Z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01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03Z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06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10Z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12Z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14Z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16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18Z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20Z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23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25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28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31Z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33Z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36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38Z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40Z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45Z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48Z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51Z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54Z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56Z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4:58Z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00Z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02Z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05Z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09Z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11Z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13Z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15Z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17Z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20Z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23Z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25Z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28Z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30Z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32Z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34Z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37Z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40Z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42Z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44Z</text:p>
              </table:table-cell>
              <table:table-cell office:value-type="float" office:value="89">
                <text:p>8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0T09:35:46Z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5:48Z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5:50Z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5:52Z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5:56Z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5:58Z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00Z</text:p>
              </table:table-cell>
              <table:table-cell office:value-type="float" office:value="91">
                <text:p>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02Z</text:p>
              </table:table-cell>
              <table:table-cell office:value-type="float" office:value="91">
                <text:p>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04Z</text:p>
              </table:table-cell>
              <table:table-cell office:value-type="float" office:value="91">
                <text:p>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06Z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09Z</text:p>
              </table:table-cell>
              <table:table-cell office:value-type="float" office:value="88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11Z</text:p>
              </table:table-cell>
              <table:table-cell office:value-type="float" office:value="88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13Z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15Z</text:p>
              </table:table-cell>
              <table:table-cell office:value-type="float" office:value="88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19Z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22Z</text:p>
              </table:table-cell>
              <table:table-cell office:value-type="float" office:value="91">
                <text:p>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24Z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27Z</text:p>
              </table:table-cell>
              <table:table-cell office:value-type="float" office:value="92">
                <text:p>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31Z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33Z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35Z</text:p>
              </table:table-cell>
              <table:table-cell office:value-type="float" office:value="94">
                <text:p>9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38Z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40Z</text:p>
              </table:table-cell>
              <table:table-cell office:value-type="float" office:value="92">
                <text:p>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43Z</text:p>
              </table:table-cell>
              <table:table-cell office:value-type="float" office:value="91">
                <text:p>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8-07-20T09:36:46Z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6:48Z</text:p>
              </table:table-cell>
              <table:table-cell office:value-type="float" office:value="89">
                <text:p>8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6:50Z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6:53Z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6:56Z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6:59Z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02Z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04Z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06Z</text:p>
              </table:table-cell>
              <table:table-cell office:value-type="float" office:value="84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08Z</text:p>
              </table:table-cell>
              <table:table-cell office:value-type="float" office:value="84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10Z</text:p>
              </table:table-cell>
              <table:table-cell office:value-type="float" office:value="83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12Z</text:p>
              </table:table-cell>
              <table:table-cell office:value-type="float" office:value="83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14Z</text:p>
              </table:table-cell>
              <table:table-cell office:value-type="float" office:value="84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16Z</text:p>
              </table:table-cell>
              <table:table-cell office:value-type="float" office:value="84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18Z</text:p>
              </table:table-cell>
              <table:table-cell office:value-type="float" office:value="83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20Z</text:p>
              </table:table-cell>
              <table:table-cell office:value-type="float" office:value="83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23Z</text:p>
              </table:table-cell>
              <table:table-cell office:value-type="float" office:value="83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25Z</text:p>
              </table:table-cell>
              <table:table-cell office:value-type="float" office:value="83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27Z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30Z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33Z</text:p>
              </table:table-cell>
              <table:table-cell office:value-type="float" office:value="81">
                <text:p>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35Z</text:p>
              </table:table-cell>
              <table:table-cell office:value-type="float" office:value="81">
                <text:p>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40Z</text:p>
              </table:table-cell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43Z</text:p>
              </table:table-cell>
              <table:table-cell office:value-type="float" office:value="77">
                <text:p>7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45Z</text:p>
              </table:table-cell>
              <table:table-cell office:value-type="float" office:value="76">
                <text:p>7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37:47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7:50Z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7:52Z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7:54Z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7:56Z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7:58Z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02Z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07Z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09Z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11Z</text:p>
              </table:table-cell>
              <table:table-cell office:value-type="float" office:value="72">
                <text:p>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14Z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17Z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20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26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28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30Z</text:p>
              </table:table-cell>
              <table:table-cell office:value-type="float" office:value="75">
                <text:p>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32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35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38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41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43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45Z</text:p>
              </table:table-cell>
              <table:table-cell office:value-type="float" office:value="76">
                <text:p>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0T09:38:47Z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8:49Z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8:51Z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8:53Z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8:57Z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00Z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02Z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04Z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06Z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09Z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11Z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13Z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16Z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19Z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22Z</text:p>
              </table:table-cell>
              <table:table-cell office:value-type="float" office:value="74">
                <text:p>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24Z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26Z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28Z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30Z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33Z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36Z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38Z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40Z</text:p>
              </table:table-cell>
              <table:table-cell office:value-type="float" office:value="73">
                <text:p>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42Z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44Z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0T09:39:48Z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39:51Z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39:53Z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39:55Z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39:57Z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39:59Z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01Z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03Z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06Z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08Z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10Z</text:p>
              </table:table-cell>
              <table:table-cell office:value-type="float" office:value="67">
                <text:p>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12Z</text:p>
              </table:table-cell>
              <table:table-cell office:value-type="float" office:value="69">
                <text:p>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16Z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19Z</text:p>
              </table:table-cell>
              <table:table-cell office:value-type="float" office:value="69">
                <text:p>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22Z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24Z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26Z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29Z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31Z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35Z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37Z</text:p>
              </table:table-cell>
              <table:table-cell office:value-type="float" office:value="74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39Z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41Z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43Z</text:p>
              </table:table-cell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45Z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0T09:40:49Z</text:p>
              </table:table-cell>
              <table:table-cell office:value-type="float" office:value="79">
                <text:p>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0:52Z</text:p>
              </table:table-cell>
              <table:table-cell office:value-type="float" office:value="81">
                <text:p>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0:56Z</text:p>
              </table:table-cell>
              <table:table-cell office:value-type="float" office:value="81">
                <text:p>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00Z</text:p>
              </table:table-cell>
              <table:table-cell office:value-type="float" office:value="84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06Z</text:p>
              </table:table-cell>
              <table:table-cell office:value-type="float" office:value="84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10Z</text:p>
              </table:table-cell>
              <table:table-cell office:value-type="float" office:value="83">
                <text:p>8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13Z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16Z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18Z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20Z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23Z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26Z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28Z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31Z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33Z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35Z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38Z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41Z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43Z</text:p>
              </table:table-cell>
              <table:table-cell office:value-type="float" office:value="84">
                <text:p>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0T09:41:46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1:50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1:55Z</text:p>
              </table:table-cell>
              <table:table-cell office:value-type="float" office:value="83">
                <text:p>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1:58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00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03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05Z</text:p>
              </table:table-cell>
              <table:table-cell office:value-type="float" office:value="83">
                <text:p>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07Z</text:p>
              </table:table-cell>
              <table:table-cell office:value-type="float" office:value="81">
                <text:p>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09Z</text:p>
              </table:table-cell>
              <table:table-cell office:value-type="float" office:value="83">
                <text:p>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11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13Z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17Z</text:p>
              </table:table-cell>
              <table:table-cell office:value-type="float" office:value="86">
                <text:p>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19Z</text:p>
              </table:table-cell>
              <table:table-cell office:value-type="float" office:value="87">
                <text:p>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21Z</text:p>
              </table:table-cell>
              <table:table-cell office:value-type="float" office:value="87">
                <text:p>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23Z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26Z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28Z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30Z</text:p>
              </table:table-cell>
              <table:table-cell office:value-type="float" office:value="87">
                <text:p>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32Z</text:p>
              </table:table-cell>
              <table:table-cell office:value-type="float" office:value="87">
                <text:p>8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35Z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37Z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39Z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41Z</text:p>
              </table:table-cell>
              <table:table-cell office:value-type="float" office:value="88">
                <text:p>8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44Z</text:p>
              </table:table-cell>
              <table:table-cell office:value-type="float" office:value="89">
                <text:p>8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09:42:46Z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2:49Z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2:53Z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2:56Z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2:58Z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00Z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02Z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04Z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06Z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08Z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10Z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14Z</text:p>
              </table:table-cell>
              <table:table-cell office:value-type="float" office:value="91">
                <text:p>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18Z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27Z</text:p>
              </table:table-cell>
              <table:table-cell office:value-type="float" office:value="86">
                <text:p>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35Z</text:p>
              </table:table-cell>
              <table:table-cell office:value-type="float" office:value="86">
                <text:p>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38Z</text:p>
              </table:table-cell>
              <table:table-cell office:value-type="float" office:value="87">
                <text:p>8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43Z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45Z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47Z</text:p>
              </table:table-cell>
              <table:table-cell office:value-type="float" office:value="94">
                <text:p>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49Z</text:p>
              </table:table-cell>
              <table:table-cell office:value-type="float" office:value="94">
                <text:p>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43:51Z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3:53Z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3:55Z</text:p>
              </table:table-cell>
              <table:table-cell office:value-type="float" office:value="92">
                <text:p>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3:57Z</text:p>
              </table:table-cell>
              <table:table-cell office:value-type="float" office:value="92">
                <text:p>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3:59Z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01Z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03Z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05Z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07Z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10Z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12Z</text:p>
              </table:table-cell>
              <table:table-cell office:value-type="float" office:value="91">
                <text:p>9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15Z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17Z</text:p>
              </table:table-cell>
              <table:table-cell office:value-type="float" office:value="97">
                <text:p>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22Z</text:p>
              </table:table-cell>
              <table:table-cell office:value-type="float" office:value="97">
                <text:p>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26Z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29Z</text:p>
              </table:table-cell>
              <table:table-cell office:value-type="float" office:value="99">
                <text:p>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32Z</text:p>
              </table:table-cell>
              <table:table-cell office:value-type="float" office:value="99">
                <text:p>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37Z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39Z</text:p>
              </table:table-cell>
              <table:table-cell office:value-type="float" office:value="97">
                <text:p>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42Z</text:p>
              </table:table-cell>
              <table:table-cell office:value-type="float" office:value="97">
                <text:p>9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45Z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47Z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49Z</text:p>
              </table:table-cell>
              <table:table-cell office:value-type="float" office:value="99">
                <text:p>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53Z</text:p>
              </table:table-cell>
              <table:table-cell office:value-type="float" office:value="99">
                <text:p>9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0T09:44:58Z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00Z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02Z</text:p>
              </table:table-cell>
              <table:table-cell office:value-type="float" office:value="96">
                <text:p>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05Z</text:p>
              </table:table-cell>
              <table:table-cell office:value-type="float" office:value="96">
                <text:p>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07Z</text:p>
              </table:table-cell>
              <table:table-cell office:value-type="float" office:value="96">
                <text:p>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09Z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11Z</text:p>
              </table:table-cell>
              <table:table-cell office:value-type="float" office:value="93">
                <text:p>9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14Z</text:p>
              </table:table-cell>
              <table:table-cell office:value-type="float" office:value="92">
                <text:p>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18Z</text:p>
              </table:table-cell>
              <table:table-cell office:value-type="float" office:value="92">
                <text:p>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21Z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23Z</text:p>
              </table:table-cell>
              <table:table-cell office:value-type="float" office:value="90">
                <text:p>9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25Z</text:p>
              </table:table-cell>
              <table:table-cell office:value-type="float" office:value="89">
                <text:p>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27Z</text:p>
              </table:table-cell>
              <table:table-cell office:value-type="float" office:value="89">
                <text:p>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29Z</text:p>
              </table:table-cell>
              <table:table-cell office:value-type="float" office:value="88">
                <text:p>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32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35Z</text:p>
              </table:table-cell>
              <table:table-cell office:value-type="float" office:value="87">
                <text:p>8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37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39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42Z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45Z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47Z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49Z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09:45:51Z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5:54Z</text:p>
              </table:table-cell>
              <table:table-cell office:value-type="float" office:value="84">
                <text:p>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5:59Z</text:p>
              </table:table-cell>
              <table:table-cell office:value-type="float" office:value="83">
                <text:p>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01Z</text:p>
              </table:table-cell>
              <table:table-cell office:value-type="float" office:value="83">
                <text:p>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03Z</text:p>
              </table:table-cell>
              <table:table-cell office:value-type="float" office:value="83">
                <text:p>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06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09Z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12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15Z</text:p>
              </table:table-cell>
              <table:table-cell office:value-type="float" office:value="83">
                <text:p>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18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20Z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22Z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24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26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29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31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33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35Z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38Z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41Z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43Z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45Z</text:p>
              </table:table-cell>
              <table:table-cell office:value-type="float" office:value="81">
                <text:p>8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47Z</text:p>
              </table:table-cell>
              <table:table-cell office:value-type="float" office:value="79">
                <text:p>7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49Z</text:p>
              </table:table-cell>
              <table:table-cell office:value-type="float" office:value="78">
                <text:p>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09:46:53Z</text:p>
              </table:table-cell>
              <table:table-cell office:value-type="float" office:value="76">
                <text:p>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6:55Z</text:p>
              </table:table-cell>
              <table:table-cell office:value-type="float" office:value="76">
                <text:p>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6:57Z</text:p>
              </table:table-cell>
              <table:table-cell office:value-type="float" office:value="76">
                <text:p>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00Z</text:p>
              </table:table-cell>
              <table:table-cell office:value-type="float" office:value="77">
                <text:p>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02Z</text:p>
              </table:table-cell>
              <table:table-cell office:value-type="float" office:value="78">
                <text:p>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04Z</text:p>
              </table:table-cell>
              <table:table-cell office:value-type="float" office:value="78">
                <text:p>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06Z</text:p>
              </table:table-cell>
              <table:table-cell office:value-type="float" office:value="78">
                <text:p>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08Z</text:p>
              </table:table-cell>
              <table:table-cell office:value-type="float" office:value="78">
                <text:p>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10Z</text:p>
              </table:table-cell>
              <table:table-cell office:value-type="float" office:value="79">
                <text:p>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12Z</text:p>
              </table:table-cell>
              <table:table-cell office:value-type="float" office:value="80">
                <text:p>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14Z</text:p>
              </table:table-cell>
              <table:table-cell office:value-type="float" office:value="81">
                <text:p>8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17Z</text:p>
              </table:table-cell>
              <table:table-cell office:value-type="float" office:value="82">
                <text:p>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19Z</text:p>
              </table:table-cell>
              <table:table-cell office:value-type="float" office:value="83">
                <text:p>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21Z</text:p>
              </table:table-cell>
              <table:table-cell office:value-type="float" office:value="82">
                <text:p>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24Z</text:p>
              </table:table-cell>
              <table:table-cell office:value-type="float" office:value="82">
                <text:p>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27Z</text:p>
              </table:table-cell>
              <table:table-cell office:value-type="float" office:value="85">
                <text:p>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30Z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32Z</text:p>
              </table:table-cell>
              <table:table-cell office:value-type="float" office:value="88">
                <text:p>8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35Z</text:p>
              </table:table-cell>
              <table:table-cell office:value-type="float" office:value="89">
                <text:p>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37Z</text:p>
              </table:table-cell>
              <table:table-cell office:value-type="float" office:value="89">
                <text:p>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42Z</text:p>
              </table:table-cell>
              <table:table-cell office:value-type="float" office:value="95">
                <text:p>9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45Z</text:p>
              </table:table-cell>
              <table:table-cell office:value-type="float" office:value="95">
                <text:p>9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47Z</text:p>
              </table:table-cell>
              <table:table-cell office:value-type="float" office:value="95">
                <text:p>9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50Z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09:47:52Z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7:54Z</text:p>
              </table:table-cell>
              <table:table-cell office:value-type="float" office:value="95">
                <text:p>9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7:56Z</text:p>
              </table:table-cell>
              <table:table-cell office:value-type="float" office:value="96">
                <text:p>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7:59Z</text:p>
              </table:table-cell>
              <table:table-cell office:value-type="float" office:value="96">
                <text:p>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03Z</text:p>
              </table:table-cell>
              <table:table-cell office:value-type="float" office:value="97">
                <text:p>9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05Z</text:p>
              </table:table-cell>
              <table:table-cell office:value-type="float" office:value="99">
                <text:p>9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08Z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10Z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12Z</text:p>
              </table:table-cell>
              <table:table-cell office:value-type="float" office:value="101">
                <text:p>1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14Z</text:p>
              </table:table-cell>
              <table:table-cell office:value-type="float" office:value="101">
                <text:p>1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16Z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18Z</text:p>
              </table:table-cell>
              <table:table-cell office:value-type="float" office:value="101">
                <text:p>1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21Z</text:p>
              </table:table-cell>
              <table:table-cell office:value-type="float" office:value="103">
                <text:p>1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23Z</text:p>
              </table:table-cell>
              <table:table-cell office:value-type="float" office:value="103">
                <text:p>1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25Z</text:p>
              </table:table-cell>
              <table:table-cell office:value-type="float" office:value="104">
                <text:p>1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27Z</text:p>
              </table:table-cell>
              <table:table-cell office:value-type="float" office:value="103">
                <text:p>1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29Z</text:p>
              </table:table-cell>
              <table:table-cell office:value-type="float" office:value="104">
                <text:p>1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31Z</text:p>
              </table:table-cell>
              <table:table-cell office:value-type="float" office:value="104">
                <text:p>1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34Z</text:p>
              </table:table-cell>
              <table:table-cell office:value-type="float" office:value="105">
                <text:p>10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36Z</text:p>
              </table:table-cell>
              <table:table-cell office:value-type="float" office:value="105">
                <text:p>10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38Z</text:p>
              </table:table-cell>
              <table:table-cell office:value-type="float" office:value="106">
                <text:p>10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41Z</text:p>
              </table:table-cell>
              <table:table-cell office:value-type="float" office:value="107">
                <text:p>1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44Z</text:p>
              </table:table-cell>
              <table:table-cell office:value-type="float" office:value="108">
                <text:p>1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47Z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49Z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0T09:48:52Z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8:55Z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8:58Z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00Z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02Z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04Z</text:p>
              </table:table-cell>
              <table:table-cell office:value-type="float" office:value="112">
                <text:p>1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07Z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10Z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13Z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15Z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17Z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21Z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24Z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28Z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31Z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33Z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35Z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38Z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41Z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43Z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46Z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48Z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51Z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53Z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55Z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49:57Z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00Z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02Z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04Z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06Z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08Z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10Z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13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15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17Z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20Z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24Z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28Z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30Z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33Z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37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39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42Z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44Z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46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48Z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50Z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0T09:50:52Z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0:54Z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0:56Z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0:58Z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00Z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02Z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04Z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06Z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08Z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10Z</text:p>
              </table:table-cell>
              <table:table-cell office:value-type="float" office:value="101">
                <text:p>1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12Z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14Z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16Z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18Z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20Z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22Z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24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26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28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32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36Z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38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41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43Z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45Z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47Z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49Z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51Z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53Z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55Z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1:58Z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01Z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03Z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05Z</text:p>
              </table:table-cell>
              <table:table-cell office:value-type="float" office:value="94">
                <text:p>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08Z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10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12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17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20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22Z</text:p>
              </table:table-cell>
              <table:table-cell office:value-type="float" office:value="96">
                <text:p>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24Z</text:p>
              </table:table-cell>
              <table:table-cell office:value-type="float" office:value="97">
                <text:p>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26Z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28Z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30Z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33Z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35Z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2:37Z</text:p>
              </table:table-cell>
              <table:table-cell office:value-type="float" office:value="99">
                <text:p>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2:40Z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2:42Z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2:44Z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2:47Z</text:p>
              </table:table-cell>
              <table:table-cell office:value-type="float" office:value="103">
                <text:p>10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2:50Z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2:52Z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2:54Z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2:59Z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3:02Z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3:04Z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3:06Z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3:09Z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3:12Z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3:14Z</text:p>
              </table:table-cell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3:16Z</text:p>
              </table:table-cell>
              <table:table-cell office:value-type="float" office:value="99">
                <text:p>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8-07-20T09:53:20Z</text:p>
              </table:table-cell>
              <table:table-cell office:value-type="float" office:value="101">
                <text:p>1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22Z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25Z</text:p>
              </table:table-cell>
              <table:table-cell office:value-type="float" office:value="103">
                <text:p>1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27Z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31Z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35Z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37Z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39Z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41Z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44Z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46Z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48Z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50Z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0T09:53:53Z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3:56Z</text:p>
              </table:table-cell>
              <table:table-cell office:value-type="float" office:value="103">
                <text:p>1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3:58Z</text:p>
              </table:table-cell>
              <table:table-cell office:value-type="float" office:value="102">
                <text:p>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00Z</text:p>
              </table:table-cell>
              <table:table-cell office:value-type="float" office:value="101">
                <text:p>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02Z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04Z</text:p>
              </table:table-cell>
              <table:table-cell office:value-type="float" office:value="99">
                <text:p>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06Z</text:p>
              </table:table-cell>
              <table:table-cell office:value-type="float" office:value="99">
                <text:p>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08Z</text:p>
              </table:table-cell>
              <table:table-cell office:value-type="float" office:value="99">
                <text:p>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10Z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12Z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14Z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16Z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19Z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23Z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25Z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27Z</text:p>
              </table:table-cell>
              <table:table-cell office:value-type="float" office:value="96">
                <text:p>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29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31Z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34Z</text:p>
              </table:table-cell>
              <table:table-cell office:value-type="float" office:value="93">
                <text:p>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36Z</text:p>
              </table:table-cell>
              <table:table-cell office:value-type="float" office:value="92">
                <text:p>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38Z</text:p>
              </table:table-cell>
              <table:table-cell office:value-type="float" office:value="92">
                <text:p>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40Z</text:p>
              </table:table-cell>
              <table:table-cell office:value-type="float" office:value="92">
                <text:p>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42Z</text:p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45Z</text:p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50Z</text:p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4:53Z</text:p>
              </table:table-cell>
              <table:table-cell office:value-type="float" office:value="91">
                <text:p>9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4:55Z</text:p>
              </table:table-cell>
              <table:table-cell office:value-type="float" office:value="91">
                <text:p>9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4:57Z</text:p>
              </table:table-cell>
              <table:table-cell office:value-type="float" office:value="94">
                <text:p>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4:59Z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01Z</text:p>
              </table:table-cell>
              <table:table-cell office:value-type="float" office:value="93">
                <text:p>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04Z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07Z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09Z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12Z</text:p>
              </table:table-cell>
              <table:table-cell office:value-type="float" office:value="93">
                <text:p>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14Z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16Z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19Z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22Z</text:p>
              </table:table-cell>
              <table:table-cell office:value-type="float" office:value="93">
                <text:p>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24Z</text:p>
              </table:table-cell>
              <table:table-cell office:value-type="float" office:value="93">
                <text:p>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26Z</text:p>
              </table:table-cell>
              <table:table-cell office:value-type="float" office:value="93">
                <text:p>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28Z</text:p>
              </table:table-cell>
              <table:table-cell office:value-type="float" office:value="94">
                <text:p>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30Z</text:p>
              </table:table-cell>
              <table:table-cell office:value-type="float" office:value="95">
                <text:p>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32Z</text:p>
              </table:table-cell>
              <table:table-cell office:value-type="float" office:value="95">
                <text:p>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35Z</text:p>
              </table:table-cell>
              <table:table-cell office:value-type="float" office:value="95">
                <text:p>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38Z</text:p>
              </table:table-cell>
              <table:table-cell office:value-type="float" office:value="94">
                <text:p>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40Z</text:p>
              </table:table-cell>
              <table:table-cell office:value-type="float" office:value="93">
                <text:p>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42Z</text:p>
              </table:table-cell>
              <table:table-cell office:value-type="float" office:value="94">
                <text:p>9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44Z</text:p>
              </table:table-cell>
              <table:table-cell office:value-type="float" office:value="95">
                <text:p>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46Z</text:p>
              </table:table-cell>
              <table:table-cell office:value-type="float" office:value="95">
                <text:p>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48Z</text:p>
              </table:table-cell>
              <table:table-cell office:value-type="float" office:value="96">
                <text:p>9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09:55:50Z</text:p>
              </table:table-cell>
              <table:table-cell office:value-type="float" office:value="96">
                <text:p>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5:53Z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5:56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5:58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00Z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02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04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07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09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11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13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15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18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20Z</text:p>
              </table:table-cell>
              <table:table-cell office:value-type="float" office:value="94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23Z</text:p>
              </table:table-cell>
              <table:table-cell office:value-type="float" office:value="93">
                <text:p>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25Z</text:p>
              </table:table-cell>
              <table:table-cell office:value-type="float" office:value="93">
                <text:p>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27Z</text:p>
              </table:table-cell>
              <table:table-cell office:value-type="float" office:value="93">
                <text:p>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30Z</text:p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33Z</text:p>
              </table:table-cell>
              <table:table-cell office:value-type="float" office:value="95">
                <text:p>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36Z</text:p>
              </table:table-cell>
              <table:table-cell office:value-type="float" office:value="93">
                <text:p>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38Z</text:p>
              </table:table-cell>
              <table:table-cell office:value-type="float" office:value="92">
                <text:p>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40Z</text:p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42Z</text:p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45Z</text:p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49Z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51Z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53Z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6:55Z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6:57Z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6:59Z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01Z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03Z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06Z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09Z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12Z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14Z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16Z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19Z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22Z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24Z</text:p>
              </table:table-cell>
              <table:table-cell office:value-type="float" office:value="95">
                <text:p>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26Z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29Z</text:p>
              </table:table-cell>
              <table:table-cell office:value-type="float" office:value="95">
                <text:p>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31Z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34Z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36Z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39Z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42Z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45Z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47Z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09:57:50Z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7:53Z</text:p>
              </table:table-cell>
              <table:table-cell office:value-type="float" office:value="97">
                <text:p>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7:55Z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7:57Z</text:p>
              </table:table-cell>
              <table:table-cell office:value-type="float" office:value="99">
                <text:p>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00Z</text:p>
              </table:table-cell>
              <table:table-cell office:value-type="float" office:value="101">
                <text:p>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02Z</text:p>
              </table:table-cell>
              <table:table-cell office:value-type="float" office:value="101">
                <text:p>10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04Z</text:p>
              </table:table-cell>
              <table:table-cell office:value-type="float" office:value="103">
                <text:p>1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06Z</text:p>
              </table:table-cell>
              <table:table-cell office:value-type="float" office:value="103">
                <text:p>1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09Z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12Z</text:p>
              </table:table-cell>
              <table:table-cell office:value-type="float" office:value="105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15Z</text:p>
              </table:table-cell>
              <table:table-cell office:value-type="float" office:value="106">
                <text:p>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18Z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22Z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25Z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27Z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30Z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32Z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34Z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36Z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39Z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42Z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44Z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47Z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50Z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09:58:52Z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8:55Z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8:57Z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8:59Z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02Z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05Z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07Z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09Z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12Z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15Z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17Z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19Z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22Z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24Z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27Z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29Z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31Z</text:p>
              </table:table-cell>
              <table:table-cell office:value-type="float" office:value="103">
                <text:p>1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33Z</text:p>
              </table:table-cell>
              <table:table-cell office:value-type="float" office:value="102">
                <text:p>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35Z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38Z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41Z</text:p>
              </table:table-cell>
              <table:table-cell office:value-type="float" office:value="100">
                <text:p>1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44Z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46Z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48Z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0T09:59:51Z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09:59:53Z</text:p>
              </table:table-cell>
              <table:table-cell office:value-type="float" office:value="99">
                <text:p>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09:59:55Z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09:59:58Z</text:p>
              </table:table-cell>
              <table:table-cell office:value-type="float" office:value="101">
                <text:p>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01Z</text:p>
              </table:table-cell>
              <table:table-cell office:value-type="float" office:value="101">
                <text:p>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03Z</text:p>
              </table:table-cell>
              <table:table-cell office:value-type="float" office:value="102">
                <text:p>1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05Z</text:p>
              </table:table-cell>
              <table:table-cell office:value-type="float" office:value="102">
                <text:p>1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07Z</text:p>
              </table:table-cell>
              <table:table-cell office:value-type="float" office:value="101">
                <text:p>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09Z</text:p>
              </table:table-cell>
              <table:table-cell office:value-type="float" office:value="101">
                <text:p>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11Z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13Z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17Z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19Z</text:p>
              </table:table-cell>
              <table:table-cell office:value-type="float" office:value="100">
                <text:p>1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21Z</text:p>
              </table:table-cell>
              <table:table-cell office:value-type="float" office:value="101">
                <text:p>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24Z</text:p>
              </table:table-cell>
              <table:table-cell office:value-type="float" office:value="102">
                <text:p>1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26Z</text:p>
              </table:table-cell>
              <table:table-cell office:value-type="float" office:value="102">
                <text:p>1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28Z</text:p>
              </table:table-cell>
              <table:table-cell office:value-type="float" office:value="102">
                <text:p>1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31Z</text:p>
              </table:table-cell>
              <table:table-cell office:value-type="float" office:value="103">
                <text:p>1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35Z</text:p>
              </table:table-cell>
              <table:table-cell office:value-type="float" office:value="101">
                <text:p>1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39Z</text:p>
              </table:table-cell>
              <table:table-cell office:value-type="float" office:value="99">
                <text:p>9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45Z</text:p>
              </table:table-cell>
              <table:table-cell office:value-type="float" office:value="97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48Z</text:p>
              </table:table-cell>
              <table:table-cell office:value-type="float" office:value="95">
                <text:p>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50Z</text:p>
              </table:table-cell>
              <table:table-cell office:value-type="float" office:value="95">
                <text:p>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00:53Z</text:p>
              </table:table-cell>
              <table:table-cell office:value-type="float" office:value="94">
                <text:p>9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0:55Z</text:p>
              </table:table-cell>
              <table:table-cell office:value-type="float" office:value="95">
                <text:p>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0:57Z</text:p>
              </table:table-cell>
              <table:table-cell office:value-type="float" office:value="93">
                <text:p>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00Z</text:p>
              </table:table-cell>
              <table:table-cell office:value-type="float" office:value="91">
                <text:p>9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04Z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08Z</text:p>
              </table:table-cell>
              <table:table-cell office:value-type="float" office:value="88">
                <text:p>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11Z</text:p>
              </table:table-cell>
              <table:table-cell office:value-type="float" office:value="87">
                <text:p>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13Z</text:p>
              </table:table-cell>
              <table:table-cell office:value-type="float" office:value="86">
                <text:p>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15Z</text:p>
              </table:table-cell>
              <table:table-cell office:value-type="float" office:value="86">
                <text:p>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17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19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21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23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25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28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31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33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35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38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41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44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46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48Z</text:p>
              </table:table-cell>
              <table:table-cell office:value-type="float" office:value="81">
                <text:p>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1:51Z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1:53Z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1:55Z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1:57Z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00Z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03Z</text:p>
              </table:table-cell>
              <table:table-cell office:value-type="float" office:value="78">
                <text:p>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08Z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12Z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14Z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16Z</text:p>
              </table:table-cell>
              <table:table-cell office:value-type="float" office:value="73">
                <text:p>7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19Z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21Z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24Z</text:p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26Z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28Z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31Z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34Z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36Z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39Z</text:p>
              </table:table-cell>
              <table:table-cell office:value-type="float" office:value="75">
                <text:p>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41Z</text:p>
              </table:table-cell>
              <table:table-cell office:value-type="float" office:value="75">
                <text:p>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44Z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48Z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2:53Z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2:55Z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2:57Z</text:p>
              </table:table-cell>
              <table:table-cell office:value-type="float" office:value="76">
                <text:p>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2:59Z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02Z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05Z</text:p>
              </table:table-cell>
              <table:table-cell office:value-type="float" office:value="76">
                <text:p>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08Z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10Z</text:p>
              </table:table-cell>
              <table:table-cell office:value-type="float" office:value="76">
                <text:p>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12Z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16Z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18Z</text:p>
              </table:table-cell>
              <table:table-cell office:value-type="float" office:value="75">
                <text:p>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20Z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22Z</text:p>
              </table:table-cell>
              <table:table-cell office:value-type="float" office:value="73">
                <text:p>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25Z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27Z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29Z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31Z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33Z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36Z</text:p>
              </table:table-cell>
              <table:table-cell office:value-type="float" office:value="73">
                <text:p>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41Z</text:p>
              </table:table-cell>
              <table:table-cell office:value-type="float" office:value="71">
                <text:p>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44Z</text:p>
              </table:table-cell>
              <table:table-cell office:value-type="float" office:value="73">
                <text:p>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46Z</text:p>
              </table:table-cell>
              <table:table-cell office:value-type="float" office:value="73">
                <text:p>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48Z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0T10:03:53Z</text:p>
              </table:table-cell>
              <table:table-cell office:value-type="float" office:value="75">
                <text:p>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3:55Z</text:p>
              </table:table-cell>
              <table:table-cell office:value-type="float" office:value="76">
                <text:p>7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3:58Z</text:p>
              </table:table-cell>
              <table:table-cell office:value-type="float" office:value="78">
                <text:p>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00Z</text:p>
              </table:table-cell>
              <table:table-cell office:value-type="float" office:value="78">
                <text:p>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02Z</text:p>
              </table:table-cell>
              <table:table-cell office:value-type="float" office:value="78">
                <text:p>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06Z</text:p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10Z</text:p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13Z</text:p>
              </table:table-cell>
              <table:table-cell office:value-type="float" office:value="78">
                <text:p>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15Z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17Z</text:p>
              </table:table-cell>
              <table:table-cell office:value-type="float" office:value="79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20Z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23Z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25Z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27Z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30Z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33Z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35Z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37Z</text:p>
              </table:table-cell>
              <table:table-cell office:value-type="float" office:value="86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39Z</text:p>
              </table:table-cell>
              <table:table-cell office:value-type="float" office:value="87">
                <text:p>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41Z</text:p>
              </table:table-cell>
              <table:table-cell office:value-type="float" office:value="87">
                <text:p>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44Z</text:p>
              </table:table-cell>
              <table:table-cell office:value-type="float" office:value="86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46Z</text:p>
              </table:table-cell>
              <table:table-cell office:value-type="float" office:value="86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48Z</text:p>
              </table:table-cell>
              <table:table-cell office:value-type="float" office:value="86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50Z</text:p>
              </table:table-cell>
              <table:table-cell office:value-type="float" office:value="86">
                <text:p>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04:52Z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4:54Z</text:p>
              </table:table-cell>
              <table:table-cell office:value-type="float" office:value="86">
                <text:p>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4:56Z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4:58Z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00Z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02Z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04Z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06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08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10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12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14Z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17Z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21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24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28Z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30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32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35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38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40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42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44Z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46Z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48Z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50Z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05:54Z</text:p>
              </table:table-cell>
              <table:table-cell office:value-type="float" office:value="85">
                <text:p>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5:57Z</text:p>
              </table:table-cell>
              <table:table-cell office:value-type="float" office:value="87">
                <text:p>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5:59Z</text:p>
              </table:table-cell>
              <table:table-cell office:value-type="float" office:value="85">
                <text:p>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02Z</text:p>
              </table:table-cell>
              <table:table-cell office:value-type="float" office:value="85">
                <text:p>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04Z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07Z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09Z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11Z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14Z</text:p>
              </table:table-cell>
              <table:table-cell office:value-type="float" office:value="83">
                <text:p>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17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19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21Z</text:p>
              </table:table-cell>
              <table:table-cell office:value-type="float" office:value="78">
                <text:p>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23Z</text:p>
              </table:table-cell>
              <table:table-cell office:value-type="float" office:value="76">
                <text:p>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25Z</text:p>
              </table:table-cell>
              <table:table-cell office:value-type="float" office:value="76">
                <text:p>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28Z</text:p>
              </table:table-cell>
              <table:table-cell office:value-type="float" office:value="76">
                <text:p>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31Z</text:p>
              </table:table-cell>
              <table:table-cell office:value-type="float" office:value="75">
                <text:p>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34Z</text:p>
              </table:table-cell>
              <table:table-cell office:value-type="float" office:value="75">
                <text:p>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36Z</text:p>
              </table:table-cell>
              <table:table-cell office:value-type="float" office:value="76">
                <text:p>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38Z</text:p>
              </table:table-cell>
              <table:table-cell office:value-type="float" office:value="76">
                <text:p>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41Z</text:p>
              </table:table-cell>
              <table:table-cell office:value-type="float" office:value="75">
                <text:p>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44Z</text:p>
              </table:table-cell>
              <table:table-cell office:value-type="float" office:value="73">
                <text:p>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47Z</text:p>
              </table:table-cell>
              <table:table-cell office:value-type="float" office:value="73">
                <text:p>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49Z</text:p>
              </table:table-cell>
              <table:table-cell office:value-type="float" office:value="74">
                <text:p>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6:51Z</text:p>
              </table:table-cell>
              <table:table-cell office:value-type="float" office:value="74">
                <text:p>7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6:53Z</text:p>
              </table:table-cell>
              <table:table-cell office:value-type="float" office:value="74">
                <text:p>7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6:55Z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6:57Z</text:p>
              </table:table-cell>
              <table:table-cell office:value-type="float" office:value="73">
                <text:p>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00Z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02Z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04Z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06Z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09Z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11Z</text:p>
              </table:table-cell>
              <table:table-cell office:value-type="float" office:value="73">
                <text:p>7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15Z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19Z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22Z</text:p>
              </table:table-cell>
              <table:table-cell office:value-type="float" office:value="76">
                <text:p>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24Z</text:p>
              </table:table-cell>
              <table:table-cell office:value-type="float" office:value="77">
                <text:p>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26Z</text:p>
              </table:table-cell>
              <table:table-cell office:value-type="float" office:value="78">
                <text:p>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28Z</text:p>
              </table:table-cell>
              <table:table-cell office:value-type="float" office:value="79">
                <text:p>7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30Z</text:p>
              </table:table-cell>
              <table:table-cell office:value-type="float" office:value="80">
                <text:p>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32Z</text:p>
              </table:table-cell>
              <table:table-cell office:value-type="float" office:value="81">
                <text:p>8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34Z</text:p>
              </table:table-cell>
              <table:table-cell office:value-type="float" office:value="82">
                <text:p>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36Z</text:p>
              </table:table-cell>
              <table:table-cell office:value-type="float" office:value="82">
                <text:p>8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39Z</text:p>
              </table:table-cell>
              <table:table-cell office:value-type="float" office:value="83">
                <text:p>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43Z</text:p>
              </table:table-cell>
              <table:table-cell office:value-type="float" office:value="83">
                <text:p>8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45Z</text:p>
              </table:table-cell>
              <table:table-cell office:value-type="float" office:value="84">
                <text:p>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47Z</text:p>
              </table:table-cell>
              <table:table-cell office:value-type="float" office:value="84">
                <text:p>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49Z</text:p>
              </table:table-cell>
              <table:table-cell office:value-type="float" office:value="85">
                <text:p>8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0T10:07:51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7:53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7:55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7:58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02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05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07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09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12Z</text:p>
              </table:table-cell>
              <table:table-cell office:value-type="float" office:value="82">
                <text:p>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14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16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20Z</text:p>
              </table:table-cell>
              <table:table-cell office:value-type="float" office:value="82">
                <text:p>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22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24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27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29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31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34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37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39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42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45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47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49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08:52Z</text:p>
              </table:table-cell>
              <table:table-cell office:value-type="float" office:value="84">
                <text:p>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8:54Z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8:56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8:59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03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05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07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09Z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12Z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15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17Z</text:p>
              </table:table-cell>
              <table:table-cell office:value-type="float" office:value="87">
                <text:p>8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20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23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25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27Z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29Z</text:p>
              </table:table-cell>
              <table:table-cell office:value-type="float" office:value="85">
                <text:p>8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32Z</text:p>
              </table:table-cell>
              <table:table-cell office:value-type="float" office:value="84">
                <text:p>8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35Z</text:p>
              </table:table-cell>
              <table:table-cell office:value-type="float" office:value="83">
                <text:p>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38Z</text:p>
              </table:table-cell>
              <table:table-cell office:value-type="float" office:value="83">
                <text:p>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41Z</text:p>
              </table:table-cell>
              <table:table-cell office:value-type="float" office:value="81">
                <text:p>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43Z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46Z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49Z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09:51Z</text:p>
              </table:table-cell>
              <table:table-cell office:value-type="float" office:value="79">
                <text:p>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9:53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09:57Z</text:p>
              </table:table-cell>
              <table:table-cell office:value-type="float" office:value="79">
                <text:p>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00Z</text:p>
              </table:table-cell>
              <table:table-cell office:value-type="float" office:value="77">
                <text:p>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06Z</text:p>
              </table:table-cell>
              <table:table-cell office:value-type="float" office:value="79">
                <text:p>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10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16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19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22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25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27Z</text:p>
              </table:table-cell>
              <table:table-cell office:value-type="float" office:value="79">
                <text:p>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29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32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35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37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39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41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43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45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47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49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0:52Z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0:54Z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0:56Z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0:58Z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00Z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02Z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04Z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06Z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09Z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12Z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15Z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17Z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19Z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21Z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24Z</text:p>
              </table:table-cell>
              <table:table-cell office:value-type="float" office:value="81">
                <text:p>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27Z</text:p>
              </table:table-cell>
              <table:table-cell office:value-type="float" office:value="82">
                <text:p>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29Z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31Z</text:p>
              </table:table-cell>
              <table:table-cell office:value-type="float" office:value="83">
                <text:p>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33Z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35Z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37Z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39Z</text:p>
              </table:table-cell>
              <table:table-cell office:value-type="float" office:value="85">
                <text:p>8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42Z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44Z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47Z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49Z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0T10:11:53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1:55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1:57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00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02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04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06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08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10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12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14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16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19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21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23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25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27Z</text:p>
              </table:table-cell>
              <table:table-cell office:value-type="float" office:value="84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29Z</text:p>
              </table:table-cell>
              <table:table-cell office:value-type="float" office:value="81">
                <text:p>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31Z</text:p>
              </table:table-cell>
              <table:table-cell office:value-type="float" office:value="82">
                <text:p>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33Z</text:p>
              </table:table-cell>
              <table:table-cell office:value-type="float" office:value="82">
                <text:p>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35Z</text:p>
              </table:table-cell>
              <table:table-cell office:value-type="float" office:value="82">
                <text:p>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38Z</text:p>
              </table:table-cell>
              <table:table-cell office:value-type="float" office:value="82">
                <text:p>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40Z</text:p>
              </table:table-cell>
              <table:table-cell office:value-type="float" office:value="81">
                <text:p>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42Z</text:p>
              </table:table-cell>
              <table:table-cell office:value-type="float" office:value="81">
                <text:p>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45Z</text:p>
              </table:table-cell>
              <table:table-cell office:value-type="float" office:value="83">
                <text:p>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48Z</text:p>
              </table:table-cell>
              <table:table-cell office:value-type="float" office:value="83">
                <text:p>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0T10:12:52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2:55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2:57Z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2:59Z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01Z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05Z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08Z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11Z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14Z</text:p>
              </table:table-cell>
              <table:table-cell office:value-type="float" office:value="80">
                <text:p>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16Z</text:p>
              </table:table-cell>
              <table:table-cell office:value-type="float" office:value="80">
                <text:p>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18Z</text:p>
              </table:table-cell>
              <table:table-cell office:value-type="float" office:value="79">
                <text:p>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20Z</text:p>
              </table:table-cell>
              <table:table-cell office:value-type="float" office:value="79">
                <text:p>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23Z</text:p>
              </table:table-cell>
              <table:table-cell office:value-type="float" office:value="79">
                <text:p>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26Z</text:p>
              </table:table-cell>
              <table:table-cell office:value-type="float" office:value="79">
                <text:p>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29Z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32Z</text:p>
              </table:table-cell>
              <table:table-cell office:value-type="float" office:value="82">
                <text:p>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34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36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43Z</text:p>
              </table:table-cell>
              <table:table-cell office:value-type="float" office:value="85">
                <text:p>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45Z</text:p>
              </table:table-cell>
              <table:table-cell office:value-type="float" office:value="86">
                <text:p>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47Z</text:p>
              </table:table-cell>
              <table:table-cell office:value-type="float" office:value="86">
                <text:p>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49Z</text:p>
              </table:table-cell>
              <table:table-cell office:value-type="float" office:value="86">
                <text:p>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3:50Z</text:p>
              </table:table-cell>
              <table:table-cell office:value-type="float" office:value="87">
                <text:p>8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3:52Z</text:p>
              </table:table-cell>
              <table:table-cell office:value-type="float" office:value="87">
                <text:p>8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3:55Z</text:p>
              </table:table-cell>
              <table:table-cell office:value-type="float" office:value="86">
                <text:p>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3:57Z</text:p>
              </table:table-cell>
              <table:table-cell office:value-type="float" office:value="86">
                <text:p>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3:59Z</text:p>
              </table:table-cell>
              <table:table-cell office:value-type="float" office:value="86">
                <text:p>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01Z</text:p>
              </table:table-cell>
              <table:table-cell office:value-type="float" office:value="86">
                <text:p>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03Z</text:p>
              </table:table-cell>
              <table:table-cell office:value-type="float" office:value="85">
                <text:p>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06Z</text:p>
              </table:table-cell>
              <table:table-cell office:value-type="float" office:value="85">
                <text:p>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08Z</text:p>
              </table:table-cell>
              <table:table-cell office:value-type="float" office:value="85">
                <text:p>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11Z</text:p>
              </table:table-cell>
              <table:table-cell office:value-type="float" office:value="86">
                <text:p>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14Z</text:p>
              </table:table-cell>
              <table:table-cell office:value-type="float" office:value="87">
                <text:p>8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17Z</text:p>
              </table:table-cell>
              <table:table-cell office:value-type="float" office:value="88">
                <text:p>8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20Z</text:p>
              </table:table-cell>
              <table:table-cell office:value-type="float" office:value="89">
                <text:p>8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22Z</text:p>
              </table:table-cell>
              <table:table-cell office:value-type="float" office:value="89">
                <text:p>8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25Z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31Z</text:p>
              </table:table-cell>
              <table:table-cell office:value-type="float" office:value="89">
                <text:p>8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33Z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35Z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39Z</text:p>
              </table:table-cell>
              <table:table-cell office:value-type="float" office:value="88">
                <text:p>8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42Z</text:p>
              </table:table-cell>
              <table:table-cell office:value-type="float" office:value="87">
                <text:p>8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45Z</text:p>
              </table:table-cell>
              <table:table-cell office:value-type="float" office:value="87">
                <text:p>8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47Z</text:p>
              </table:table-cell>
              <table:table-cell office:value-type="float" office:value="88">
                <text:p>8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49Z</text:p>
              </table:table-cell>
              <table:table-cell office:value-type="float" office:value="88">
                <text:p>8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14:53Z</text:p>
              </table:table-cell>
              <table:table-cell office:value-type="float" office:value="88">
                <text:p>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4:56Z</text:p>
              </table:table-cell>
              <table:table-cell office:value-type="float" office:value="87">
                <text:p>8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4:58Z</text:p>
              </table:table-cell>
              <table:table-cell office:value-type="float" office:value="86">
                <text:p>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00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03Z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05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10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13Z</text:p>
              </table:table-cell>
              <table:table-cell office:value-type="float" office:value="82">
                <text:p>8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15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17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23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26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32Z</text:p>
              </table:table-cell>
              <table:table-cell office:value-type="float" office:value="86">
                <text:p>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34Z</text:p>
              </table:table-cell>
              <table:table-cell office:value-type="float" office:value="86">
                <text:p>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36Z</text:p>
              </table:table-cell>
              <table:table-cell office:value-type="float" office:value="86">
                <text:p>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38Z</text:p>
              </table:table-cell>
              <table:table-cell office:value-type="float" office:value="86">
                <text:p>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41Z</text:p>
              </table:table-cell>
              <table:table-cell office:value-type="float" office:value="86">
                <text:p>8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44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46Z</text:p>
              </table:table-cell>
              <table:table-cell office:value-type="float" office:value="84">
                <text:p>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48Z</text:p>
              </table:table-cell>
              <table:table-cell office:value-type="float" office:value="83">
                <text:p>8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0T10:15:51Z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5:53Z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5:56Z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5:58Z</text:p>
              </table:table-cell>
              <table:table-cell office:value-type="float" office:value="82">
                <text:p>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01Z</text:p>
              </table:table-cell>
              <table:table-cell office:value-type="float" office:value="82">
                <text:p>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04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06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08Z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11Z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14Z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16Z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18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21Z</text:p>
              </table:table-cell>
              <table:table-cell office:value-type="float" office:value="84">
                <text:p>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23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25Z</text:p>
              </table:table-cell>
              <table:table-cell office:value-type="float" office:value="82">
                <text:p>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29Z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32Z</text:p>
              </table:table-cell>
              <table:table-cell office:value-type="float" office:value="82">
                <text:p>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34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36Z</text:p>
              </table:table-cell>
              <table:table-cell office:value-type="float" office:value="83">
                <text:p>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39Z</text:p>
              </table:table-cell>
              <table:table-cell office:value-type="float" office:value="82">
                <text:p>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41Z</text:p>
              </table:table-cell>
              <table:table-cell office:value-type="float" office:value="82">
                <text:p>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43Z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45Z</text:p>
              </table:table-cell>
              <table:table-cell office:value-type="float" office:value="81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49Z</text:p>
              </table:table-cell>
              <table:table-cell office:value-type="float" office:value="80">
                <text:p>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0T10:16:51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6:53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6:56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6:58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00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07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10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12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15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17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19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22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24Z</text:p>
              </table:table-cell>
              <table:table-cell office:value-type="float" office:value="80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26Z</text:p>
              </table:table-cell>
              <table:table-cell office:value-type="float" office:value="79">
                <text:p>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28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30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32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34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37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40Z</text:p>
              </table:table-cell>
              <table:table-cell office:value-type="float" office:value="81">
                <text:p>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42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45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48Z</text:p>
              </table:table-cell>
              <table:table-cell office:value-type="float" office:value="82">
                <text:p>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50Z</text:p>
              </table:table-cell>
              <table:table-cell office:value-type="float" office:value="83">
                <text:p>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0T10:17:52Z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7:55Z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7:58Z</text:p>
              </table:table-cell>
              <table:table-cell office:value-type="float" office:value="83">
                <text:p>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00Z</text:p>
              </table:table-cell>
              <table:table-cell office:value-type="float" office:value="83">
                <text:p>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03Z</text:p>
              </table:table-cell>
              <table:table-cell office:value-type="float" office:value="83">
                <text:p>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06Z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08Z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10Z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13Z</text:p>
              </table:table-cell>
              <table:table-cell office:value-type="float" office:value="83">
                <text:p>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16Z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18Z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20Z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23Z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26Z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28Z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30Z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33Z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35Z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37Z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39Z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41Z</text:p>
              </table:table-cell>
              <table:table-cell office:value-type="float" office:value="81">
                <text:p>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43Z</text:p>
              </table:table-cell>
              <table:table-cell office:value-type="float" office:value="81">
                <text:p>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45Z</text:p>
              </table:table-cell>
              <table:table-cell office:value-type="float" office:value="81">
                <text:p>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48Z</text:p>
              </table:table-cell>
              <table:table-cell office:value-type="float" office:value="81">
                <text:p>8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18:51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8:53Z</text:p>
              </table:table-cell>
              <table:table-cell office:value-type="float" office:value="81">
                <text:p>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8:56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8:58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01Z</text:p>
              </table:table-cell>
              <table:table-cell office:value-type="float" office:value="83">
                <text:p>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04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06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09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14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16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19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21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23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26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28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30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32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34Z</text:p>
              </table:table-cell>
              <table:table-cell office:value-type="float" office:value="83">
                <text:p>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37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39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42Z</text:p>
              </table:table-cell>
              <table:table-cell office:value-type="float" office:value="83">
                <text:p>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45Z</text:p>
              </table:table-cell>
              <table:table-cell office:value-type="float" office:value="84">
                <text:p>8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47Z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50Z</text:p>
              </table:table-cell>
              <table:table-cell office:value-type="float" office:value="86">
                <text:p>8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19:53Z</text:p>
              </table:table-cell>
              <table:table-cell office:value-type="float" office:value="87">
                <text:p>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19:55Z</text:p>
              </table:table-cell>
              <table:table-cell office:value-type="float" office:value="87">
                <text:p>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19:58Z</text:p>
              </table:table-cell>
              <table:table-cell office:value-type="float" office:value="86">
                <text:p>8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00Z</text:p>
              </table:table-cell>
              <table:table-cell office:value-type="float" office:value="86">
                <text:p>8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03Z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05Z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07Z</text:p>
              </table:table-cell>
              <table:table-cell office:value-type="float" office:value="86">
                <text:p>8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09Z</text:p>
              </table:table-cell>
              <table:table-cell office:value-type="float" office:value="86">
                <text:p>8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11Z</text:p>
              </table:table-cell>
              <table:table-cell office:value-type="float" office:value="86">
                <text:p>8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13Z</text:p>
              </table:table-cell>
              <table:table-cell office:value-type="float" office:value="84">
                <text:p>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16Z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19Z</text:p>
              </table:table-cell>
              <table:table-cell office:value-type="float" office:value="85">
                <text:p>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22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24Z</text:p>
              </table:table-cell>
              <table:table-cell office:value-type="float" office:value="83">
                <text:p>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28Z</text:p>
              </table:table-cell>
              <table:table-cell office:value-type="float" office:value="82">
                <text:p>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31Z</text:p>
              </table:table-cell>
              <table:table-cell office:value-type="float" office:value="84">
                <text:p>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34Z</text:p>
              </table:table-cell>
              <table:table-cell office:value-type="float" office:value="86">
                <text:p>8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36Z</text:p>
              </table:table-cell>
              <table:table-cell office:value-type="float" office:value="88">
                <text:p>8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38Z</text:p>
              </table:table-cell>
              <table:table-cell office:value-type="float" office:value="86">
                <text:p>8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42Z</text:p>
              </table:table-cell>
              <table:table-cell office:value-type="float" office:value="84">
                <text:p>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44Z</text:p>
              </table:table-cell>
              <table:table-cell office:value-type="float" office:value="83">
                <text:p>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47Z</text:p>
              </table:table-cell>
              <table:table-cell office:value-type="float" office:value="83">
                <text:p>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50Z</text:p>
              </table:table-cell>
              <table:table-cell office:value-type="float" office:value="83">
                <text:p>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0T10:20:53Z</text:p>
              </table:table-cell>
              <table:table-cell office:value-type="float" office:value="81">
                <text:p>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0:55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0:57Z</text:p>
              </table:table-cell>
              <table:table-cell office:value-type="float" office:value="82">
                <text:p>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0:59Z</text:p>
              </table:table-cell>
              <table:table-cell office:value-type="float" office:value="81">
                <text:p>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01Z</text:p>
              </table:table-cell>
              <table:table-cell office:value-type="float" office:value="81">
                <text:p>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04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06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08Z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10Z</text:p>
              </table:table-cell>
              <table:table-cell office:value-type="float" office:value="78">
                <text:p>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12Z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14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17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19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21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24Z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26Z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30Z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33Z</text:p>
              </table:table-cell>
              <table:table-cell office:value-type="float" office:value="78">
                <text:p>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35Z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37Z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41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44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46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49Z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0T10:21:51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1:54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1:57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01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03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05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07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09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13Z</text:p>
              </table:table-cell>
              <table:table-cell office:value-type="float" office:value="81">
                <text:p>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15Z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21Z</text:p>
              </table:table-cell>
              <table:table-cell office:value-type="float" office:value="79">
                <text:p>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23Z</text:p>
              </table:table-cell>
              <table:table-cell office:value-type="float" office:value="79">
                <text:p>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26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30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34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36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38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40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42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44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46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48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50Z</text:p>
              </table:table-cell>
              <table:table-cell office:value-type="float" office:value="78">
                <text:p>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2:52Z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2:54Z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2:57Z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2:59Z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01Z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03Z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08Z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11Z</text:p>
              </table:table-cell>
              <table:table-cell office:value-type="float" office:value="79">
                <text:p>7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14Z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18Z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21Z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24Z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28Z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31Z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34Z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36Z</text:p>
              </table:table-cell>
              <table:table-cell office:value-type="float" office:value="75">
                <text:p>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38Z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41Z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43Z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45Z</text:p>
              </table:table-cell>
              <table:table-cell office:value-type="float" office:value="76">
                <text:p>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48Z</text:p>
              </table:table-cell>
              <table:table-cell office:value-type="float" office:value="77">
                <text:p>7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50Z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0T10:23:53Z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3:56Z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3:58Z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00Z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02Z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06Z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10Z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12Z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14Z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18Z</text:p>
              </table:table-cell>
              <table:table-cell office:value-type="float" office:value="76">
                <text:p>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20Z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22Z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25Z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28Z</text:p>
              </table:table-cell>
              <table:table-cell office:value-type="float" office:value="77">
                <text:p>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30Z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32Z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35Z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37Z</text:p>
              </table:table-cell>
              <table:table-cell office:value-type="float" office:value="82">
                <text:p>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39Z</text:p>
              </table:table-cell>
              <table:table-cell office:value-type="float" office:value="83">
                <text:p>8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41Z</text:p>
              </table:table-cell>
              <table:table-cell office:value-type="float" office:value="83">
                <text:p>8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44Z</text:p>
              </table:table-cell>
              <table:table-cell office:value-type="float" office:value="82">
                <text:p>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47Z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49Z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0T10:24:51Z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4:54Z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4:56Z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4:59Z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02Z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04Z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07Z</text:p>
              </table:table-cell>
              <table:table-cell office:value-type="float" office:value="84">
                <text:p>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10Z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13Z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16Z</text:p>
              </table:table-cell>
              <table:table-cell office:value-type="float" office:value="83">
                <text:p>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19Z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22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26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28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31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33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35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38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41Z</text:p>
              </table:table-cell>
              <table:table-cell office:value-type="float" office:value="86">
                <text:p>8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43Z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46Z</text:p>
              </table:table-cell>
              <table:table-cell office:value-type="float" office:value="85">
                <text:p>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0T10:25:50Z</text:p>
              </table:table-cell>
              <table:table-cell office:value-type="float" office:value="85">
                <text:p>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5:52Z</text:p>
              </table:table-cell>
              <table:table-cell office:value-type="float" office:value="84">
                <text:p>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5:55Z</text:p>
              </table:table-cell>
              <table:table-cell office:value-type="float" office:value="82">
                <text:p>8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0T10:25:57Z</text:p>
              </table:table-cell>
              <table:table-cell office:value-type="float" office:value="83">
                <text:p>83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